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9pt" style:font-size-asian="9pt" style:font-size-complex="9pt"/>
    </style:style>
    <style:style style:name="ce2" style:family="table-cell" style:parent-style-name="Default">
      <style:text-properties style:font-name="Arial1" fo:font-size="8pt" style:font-size-asian="8pt" style:font-size-complex="8pt"/>
    </style:style>
    <style:style style:name="ce3" style:family="table-cell" style:parent-style-name="Default"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6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6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64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64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ext-properties fo:color="#000000" style:font-name="Arial1" fo:font-size="8pt" style:font-size-asian="8pt" style:font-size-complex="8pt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0.088cm solid #000000" fo:background-color="#ffcc99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64">
      <style:text-properties fo:color="#000000" style:text-outline="false" style:text-line-through-style="none" style:font-name="Calibri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6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2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088cm solid #000000" fo:background-color="#ffcc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6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fo:border-bottom="0.088cm solid #000000" fo:background-color="#ffcc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order-bottom="0.088cm solid #000000" fo:background-color="#ff99cc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0.088cm solid #000000" fo:background-color="#ff99cc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25" style:family="table-cell" style:parent-style-name="Default" style:data-style-name="N164">
      <style:table-cell-properties style:glyph-orientation-vertical="0" fo:border-bottom="0.088cm solid #000000" fo:background-color="#fcf305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64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64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28" style:family="table-cell" style:parent-style-name="Default" style:data-style-name="N164">
      <style:table-cell-properties style:glyph-orientation-vertical="0" fo:border-bottom="0.088cm solid #000000" fo:background-color="#ffcc00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64">
      <style:table-cell-properties style:glyph-orientation-vertical="0" fo:border-bottom="0.088cm solid #000000" fo:background-color="#ffcc00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30" style:family="table-cell" style:parent-style-name="Default" style:data-style-name="N164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64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32" style:family="table-cell" style:parent-style-name="Default" style:data-style-name="N164">
      <style:table-cell-properties style:glyph-orientation-vertical="0" fo:border-bottom="0.088cm solid #000000" fo:background-color="#ffcc99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1">
      <style:text-properties fo:color="#000000" style:text-outline="false" style:text-line-through-style="none" style:font-name="Arial1" fo:font-size="8pt" fo:font-style="normal" fo:text-shadow="none" style:text-underline-style="none" fo:font-weight="normal" style:font-name-asian="Arial Unicode MS" style:font-size-asian="8pt" style:font-style-asian="normal" style:font-weight-asian="normal" style:font-name-complex="Arial Unicode MS" style:font-size-complex="8pt" style:font-style-complex="normal" style:font-weight-complex="normal"/>
    </style:style>
    <style:style style:name="ce34" style:family="table-cell" style:parent-style-name="Default" style:data-style-name="N164">
      <style:table-cell-properties style:glyph-orientation-vertical="0" fo:border-bottom="0.088cm solid #000000" fo:background-color="#ffcc00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64">
      <style:table-cell-properties style:glyph-orientation-vertical="0" fo:border-bottom="0.088cm solid #000000" fo:background-color="#ffcc00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36" style:family="table-cell" style:parent-style-name="Default" style:data-style-name="N164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64">
      <style:table-cell-properties style:glyph-orientation-vertical="0" fo:border-bottom="0.088cm solid #000000" fo:background-color="#ff99cc" style:cell-protect="protected formula-hidden" style:print-content="true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38" style:family="table-cell" style:parent-style-name="Default" style:data-style-name="N11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11">
      <style:text-properties style:font-name="Arial1" fo:font-size="8pt" style:font-size-asian="8pt" style:font-size-complex="8pt"/>
    </style:style>
    <style:style style:name="ce40" style:family="table-cell" style:parent-style-name="Default">
      <style:text-properties style:font-name="Arial1" fo:font-size="9pt" style:font-size-asian="9pt" style:font-size-complex="9pt"/>
    </style:style>
    <style:style style:name="ce41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42" style:family="table-cell" style:parent-style-name="Default">
      <style:text-properties style:font-name="Arial1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 style:data-style-name="N11">
      <style:text-properties style:font-name="Arial1" fo:font-size="8pt" style:font-name-asian="Microsoft YaHei" style:font-size-asian="8pt" style:font-name-complex="Arial Unicode MS" style:font-size-complex="8pt"/>
    </style:style>
  </office:automatic-styles>
  <office:body>
    <office:spreadsheet>
      <table:table table:name="SS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2" table:default-cell-style-name="ce17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 AEJ</text:p>
          </table:table-cell>
          <table:table-cell table:style-name="ce16" office:value-type="string">
            <text:p>Prot kCal/kg/j AEJ</text:p>
          </table:table-cell>
          <table:table-cell table:style-name="ce20" office:value-type="string">
            <text:p>Lipid AEJ</text:p>
          </table:table-cell>
          <table:table-cell table:style-name="ce22" office:value-type="string">
            <text:p>Lip kCal/kg/j AEJ</text:p>
          </table:table-cell>
          <table:table-cell table:style-name="ce23" office:value-type="string">
            <text:p>Glc AEJ</text:p>
          </table:table-cell>
          <table:table-cell table:style-name="ce24" office:value-type="string">
            <text:p>Glu kCal/kg/j AEJ</text:p>
          </table:table-cell>
          <table:table-cell table:style-name="ce25" office:value-type="string">
            <text:p>kCalkg/j AEJ</text:p>
          </table:table-cell>
          <table:table-cell table:style-name="ce26" office:value-type="string">
            <text:p>Prot g/j SN</text:p>
          </table:table-cell>
          <table:table-cell table:style-name="ce27" office:value-type="string">
            <text:p>Prot kcal/kg/j SN</text:p>
          </table:table-cell>
          <table:table-cell table:style-name="ce28" office:value-type="string">
            <text:p>Lipid g/j SN</text:p>
          </table:table-cell>
          <table:table-cell table:style-name="ce29" office:value-type="string">
            <text:p>Lipid kcal/kg/j SN</text:p>
          </table:table-cell>
          <table:table-cell table:style-name="ce30" office:value-type="string">
            <text:p>Glc g/j SN</text:p>
          </table:table-cell>
          <table:table-cell table:style-name="ce30" office:value-type="string">
            <text:p>Glc kcal/kg/j SN</text:p>
          </table:table-cell>
          <table:table-cell table:style-name="ce25" office:value-type="string">
            <text:p>kCal/j SN</text:p>
          </table:table-cell>
          <table:table-cell table:style-name="ce25" office:value-type="string">
            <text:p>kcal/kg/j SN</text:p>
          </table:table-cell>
          <table:table-cell table:style-name="ce31" office:value-type="string">
            <text:p>Prot kCal/kg/j TA</text:p>
          </table:table-cell>
          <table:table-cell table:style-name="ce32" office:value-type="string">
            <text:p>Prot % des apports totaux TA</text:p>
          </table:table-cell>
          <table:table-cell table:style-name="ce34" office:value-type="string">
            <text:p>Lipides kCal/kg/j TA</text:p>
          </table:table-cell>
          <table:table-cell table:style-name="ce35" office:value-type="string">
            <text:p>Lip % des apports totaux TA</text:p>
          </table:table-cell>
          <table:table-cell table:style-name="ce36" office:value-type="string">
            <text:p>Glucides kCal/kg/j TA</text:p>
          </table:table-cell>
          <table:table-cell table:style-name="ce37" office:value-type="string">
            <text:p>Glc % des apports totaux TA</text:p>
          </table:table-cell>
          <table:table-cell table:style-name="ce25" office:value-type="string">
            <text:p>kCal/kg/j TA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BE T</text:p>
          </table:table-cell>
          <table:table-cell table:style-name="ce8" office:value-type="float" office:value="42534">
            <text:p>13/06/16</text:p>
          </table:table-cell>
          <table:table-cell table:style-name="ce10" office:value-type="float" office:value="12.5">
            <text:p>12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6.47">
            <text:p>16,47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34.9">
            <text:p>34,9</text:p>
          </table:table-cell>
          <table:table-cell table:style-name="ce10" office:value-type="float" office:value="3.15815558739255">
            <text:p>3,2</text:p>
          </table:table-cell>
          <table:table-cell table:style-name="ce19" table:formula="of:=([.K2])*4" office:value-type="float" office:value="12.6326223495702">
            <text:p>12,63</text:p>
          </table:table-cell>
          <table:table-cell table:style-name="ce10" office:value-type="float" office:value="1.72489875835721">
            <text:p>1,7</text:p>
          </table:table-cell>
          <table:table-cell table:style-name="ce10" table:formula="of:=[.M2]*9" office:value-type="float" office:value="15.5240888252149">
            <text:p>15,5</text:p>
          </table:table-cell>
          <table:table-cell table:style-name="ce10" office:value-type="float" office:value="4.5331041069723">
            <text:p>4,5</text:p>
          </table:table-cell>
          <table:table-cell table:style-name="ce10" table:formula="of:=[.O2]*4" office:value-type="float" office:value="18.1324164278892">
            <text:p>18,1</text:p>
          </table:table-cell>
          <table:table-cell table:style-name="ce10" office:value-type="float" office:value="46.2891276026743">
            <text:p>46,3</text:p>
          </table:table-cell>
          <table:table-cell table:style-name="ce10" office:value-type="float" office:value="0">
            <text:p>0,0</text:p>
          </table:table-cell>
          <table:table-cell table:style-name="ce19" table:formula="of:=([.R2]*4)/[.J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]*9)/[.J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]*4)/[.J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]/[.J2]" office:value-type="float" office:value="0">
            <text:p>0,00</text:p>
          </table:table-cell>
          <table:table-cell table:style-name="ce19" table:formula="of:=[.L2]+[.S2]" office:value-type="float" office:value="12.6326223495702">
            <text:p>12,63</text:p>
          </table:table-cell>
          <table:table-cell table:style-name="ce33" table:formula="of:=[.Z2]/[.AF2]" office:value-type="percentage" office:value="0.272906900687417">
            <text:p>27,29%</text:p>
          </table:table-cell>
          <table:table-cell table:style-name="ce19" table:formula="of:=[.N2]+[.U2]" office:value-type="float" office:value="15.5240888252149">
            <text:p>15,52</text:p>
          </table:table-cell>
          <table:table-cell table:style-name="ce33" table:formula="of:=([.M2]+[.T2])/([.Q2]+[.X2])" office:value-type="percentage" office:value="0.0372635832146803">
            <text:p>3,73%</text:p>
          </table:table-cell>
          <table:table-cell table:style-name="ce19" table:formula="of:=[.P2]+[.W2]" office:value-type="float" office:value="18.1324164278892">
            <text:p>18,13</text:p>
          </table:table-cell>
          <table:table-cell table:style-name="ce38" table:formula="of:=[.AD2]/[.AF2]" office:value-type="percentage" office:value="0.39172085038046">
            <text:p>39,17%</text:p>
          </table:table-cell>
          <table:table-cell table:style-name="ce19" table:formula="of:=[.Q2]+[.Y2]" office:value-type="float" office:value="46.2891276026743">
            <text:p>46,29</text:p>
          </table:table-cell>
          <table:table-cell table:style-name="ce39" table:formula="of:=[.AF2]/60" office:value-type="percentage" office:value="0.771485460044572">
            <text:p>77,15%</text:p>
          </table:table-cell>
          <table:table-cell table:number-columns-repeated="4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string">
            <text:p>BE T</text:p>
          </table:table-cell>
          <table:table-cell table:style-name="ce8" office:value-type="float" office:value="43003">
            <text:p>25/09/17</text:p>
          </table:table-cell>
          <table:table-cell table:style-name="ce10" office:value-type="float" office:value="13.8">
            <text:p>13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4.5">
            <text:p>154,5</text:p>
          </table:table-cell>
          <table:table-cell table:style-name="ce5" office:value-type="float" office:value="16.63">
            <text:p>16,63</text:p>
          </table:table-cell>
          <table:table-cell table:style-name="ce12" office:value-type="float" office:value="-0.9">
            <text:p>-0,9</text:p>
          </table:table-cell>
          <table:table-cell table:style-name="ce5" office:value-type="float" office:value="39.7">
            <text:p>39,7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2635">
            <text:p>22/09/16</text:p>
          </table:table-cell>
          <table:table-cell table:style-name="ce10" office:value-type="float" office:value="16.1">
            <text:p>16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.49">
            <text:p>18,4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45">
            <text:p>45</text:p>
          </table:table-cell>
          <table:table-cell table:style-name="ce10" office:value-type="float" office:value="2.20509555555556">
            <text:p>2,2</text:p>
          </table:table-cell>
          <table:table-cell table:style-name="ce19" table:formula="of:=([.K4])*4" office:value-type="float" office:value="8.82038222222224">
            <text:p>8,82</text:p>
          </table:table-cell>
          <table:table-cell table:style-name="ce10" office:value-type="float" office:value="3.17248222222222">
            <text:p>3,2</text:p>
          </table:table-cell>
          <table:table-cell table:style-name="ce10" table:formula="of:=[.M4]*9" office:value-type="float" office:value="28.55234">
            <text:p>28,6</text:p>
          </table:table-cell>
          <table:table-cell table:style-name="ce10" office:value-type="float" office:value="7.1068">
            <text:p>7,1</text:p>
          </table:table-cell>
          <table:table-cell table:style-name="ce10" table:formula="of:=[.O4]*4" office:value-type="float" office:value="28.4272">
            <text:p>28,4</text:p>
          </table:table-cell>
          <table:table-cell table:style-name="ce10" office:value-type="float" office:value="65.7999222222222">
            <text:p>65,8</text:p>
          </table:table-cell>
          <table:table-cell table:style-name="ce10" office:value-type="float" office:value="0">
            <text:p>0,0</text:p>
          </table:table-cell>
          <table:table-cell table:style-name="ce19" table:formula="of:=([.R4]*4)/[.J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4]*9)/[.J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4]*4)/[.J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4]/[.J4]" office:value-type="float" office:value="0">
            <text:p>0,00</text:p>
          </table:table-cell>
          <table:table-cell table:style-name="ce19" table:formula="of:=[.L4]+[.S4]" office:value-type="float" office:value="8.82038222222224">
            <text:p>8,82</text:p>
          </table:table-cell>
          <table:table-cell table:style-name="ce33" table:formula="of:=[.Z4]/[.AF4]" office:value-type="percentage" office:value="0.13404852048964">
            <text:p>13,40%</text:p>
          </table:table-cell>
          <table:table-cell table:style-name="ce19" table:formula="of:=[.N4]+[.U4]" office:value-type="float" office:value="28.55234">
            <text:p>28,55</text:p>
          </table:table-cell>
          <table:table-cell table:style-name="ce33" table:formula="of:=([.M4]+[.T4])/([.Q4]+[.X4])" office:value-type="percentage" office:value="0.0482140725259216">
            <text:p>4,82%</text:p>
          </table:table-cell>
          <table:table-cell table:style-name="ce19" table:formula="of:=[.P4]+[.W4]" office:value-type="float" office:value="28.4272">
            <text:p>28,43</text:p>
          </table:table-cell>
          <table:table-cell table:style-name="ce38" table:formula="of:=[.AD4]/[.AF4]" office:value-type="percentage" office:value="0.432024826777067">
            <text:p>43,20%</text:p>
          </table:table-cell>
          <table:table-cell table:style-name="ce19" table:formula="of:=[.Q4]+[.Y4]" office:value-type="float" office:value="65.7999222222222">
            <text:p>65,80</text:p>
          </table:table-cell>
          <table:table-cell table:style-name="ce39" table:formula="of:=[.AF4]/60" office:value-type="percentage" office:value="1.09666537037037">
            <text:p>109,67%</text:p>
          </table:table-cell>
          <table:table-cell table:number-columns-repeated="4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3006">
            <text:p>28/09/17</text:p>
          </table:table-cell>
          <table:table-cell table:style-name="ce10" office:value-type="float" office:value="17.1">
            <text:p>17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.03">
            <text:p>19,03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47.5">
            <text:p>47,5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6" office:value-type="string">
            <text:p>BO A</text:p>
          </table:table-cell>
          <table:table-cell table:style-name="ce8" office:value-type="float" office:value="42405">
            <text:p>05/02/16</text:p>
          </table:table-cell>
          <table:table-cell table:style-name="ce10" office:value-type="float" office:value="8.3">
            <text:p>8,3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0.9">
            <text:p>20,9</text:p>
          </table:table-cell>
          <table:table-cell table:style-name="ce10" office:value-type="float" office:value="2.46395215311005">
            <text:p>2,5</text:p>
          </table:table-cell>
          <table:table-cell table:style-name="ce19" table:formula="of:=([.K6])*4" office:value-type="float" office:value="9.8558086124402">
            <text:p>9,86</text:p>
          </table:table-cell>
          <table:table-cell table:style-name="ce10" office:value-type="float" office:value="3.2117033492823">
            <text:p>3,2</text:p>
          </table:table-cell>
          <table:table-cell table:style-name="ce10" table:formula="of:=[.M6]*9" office:value-type="float" office:value="28.9053301435407">
            <text:p>28,9</text:p>
          </table:table-cell>
          <table:table-cell table:style-name="ce10" office:value-type="float" office:value="9.54937799043062">
            <text:p>9,5</text:p>
          </table:table-cell>
          <table:table-cell table:style-name="ce10" table:formula="of:=[.O6]*4" office:value-type="float" office:value="38.1975119617225">
            <text:p>38,2</text:p>
          </table:table-cell>
          <table:table-cell table:style-name="ce10" office:value-type="float" office:value="76.9586507177034">
            <text:p>77,0</text:p>
          </table:table-cell>
          <table:table-cell table:style-name="ce10" office:value-type="float" office:value="0">
            <text:p>0,0</text:p>
          </table:table-cell>
          <table:table-cell table:style-name="ce19" table:formula="of:=([.R6]*4)/[.J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6]*9)/[.J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6]*4)/[.J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6]/[.J6]" office:value-type="float" office:value="0">
            <text:p>0,00</text:p>
          </table:table-cell>
          <table:table-cell table:style-name="ce19" table:formula="of:=[.L6]+[.S6]" office:value-type="float" office:value="9.8558086124402">
            <text:p>9,86</text:p>
          </table:table-cell>
          <table:table-cell table:style-name="ce33" table:formula="of:=[.Z6]/[.AF6]" office:value-type="percentage" office:value="0.128066286512648">
            <text:p>12,81%</text:p>
          </table:table-cell>
          <table:table-cell table:style-name="ce19" table:formula="of:=[.N6]+[.U6]" office:value-type="float" office:value="28.9053301435407">
            <text:p>28,91</text:p>
          </table:table-cell>
          <table:table-cell table:style-name="ce33" table:formula="of:=([.M6]+[.T6])/([.Q6]+[.X6])" office:value-type="percentage" office:value="0.0417328437976822">
            <text:p>4,17%</text:p>
          </table:table-cell>
          <table:table-cell table:style-name="ce19" table:formula="of:=[.P6]+[.W6]" office:value-type="float" office:value="38.1975119617225">
            <text:p>38,20</text:p>
          </table:table-cell>
          <table:table-cell table:style-name="ce38" table:formula="of:=[.AD6]/[.AF6]" office:value-type="percentage" office:value="0.496338119308212">
            <text:p>49,63%</text:p>
          </table:table-cell>
          <table:table-cell table:style-name="ce19" table:formula="of:=[.Q6]+[.Y6]" office:value-type="float" office:value="76.9586507177034">
            <text:p>76,96</text:p>
          </table:table-cell>
          <table:table-cell table:style-name="ce39" table:formula="of:=[.AF6]/75" office:value-type="percentage" office:value="1.02611534290271">
            <text:p>102,61%</text:p>
          </table:table-cell>
          <table:table-cell table:number-columns-repeated="4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6" office:value-type="string">
            <text:p>BO J</text:p>
          </table:table-cell>
          <table:table-cell table:style-name="ce8" office:value-type="float" office:value="41771">
            <text:p>12/05/14</text:p>
          </table:table-cell>
          <table:table-cell table:style-name="ce10" office:value-type="float" office:value="10">
            <text:p>10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28.5">
            <text:p>128,5</text:p>
          </table:table-cell>
          <table:table-cell table:style-name="ce2" office:value-type="float" office:value="15.87">
            <text:p>15,87</text:p>
          </table:table-cell>
          <table:table-cell table:style-name="ce5" office:value-type="float" office:value="-0.2">
            <text:p>-0,2</text:p>
          </table:table-cell>
          <table:table-cell table:style-name="ce5" office:value-type="float" office:value="27">
            <text:p>27</text:p>
          </table:table-cell>
          <table:table-cell table:style-name="ce10" office:value-type="float" office:value="3.68429012345679">
            <text:p>3,7</text:p>
          </table:table-cell>
          <table:table-cell table:style-name="ce19" table:formula="of:=([.K7])*4" office:value-type="float" office:value="14.7371604938272">
            <text:p>14,74</text:p>
          </table:table-cell>
          <table:table-cell table:style-name="ce10" office:value-type="float" office:value="3.02927716049383">
            <text:p>3,0</text:p>
          </table:table-cell>
          <table:table-cell table:style-name="ce10" table:formula="of:=[.M7]*9" office:value-type="float" office:value="27.2634944444445">
            <text:p>27,3</text:p>
          </table:table-cell>
          <table:table-cell table:style-name="ce10" office:value-type="float" office:value="10.7937518518519">
            <text:p>10,8</text:p>
          </table:table-cell>
          <table:table-cell table:style-name="ce10" table:formula="of:=[.O7]*4" office:value-type="float" office:value="43.1750074074076">
            <text:p>43,2</text:p>
          </table:table-cell>
          <table:table-cell table:style-name="ce10" office:value-type="float" office:value="85.175662345679">
            <text:p>85,2</text:p>
          </table:table-cell>
          <table:table-cell table:style-name="ce10" office:value-type="float" office:value="0">
            <text:p>0,0</text:p>
          </table:table-cell>
          <table:table-cell table:style-name="ce19" table:formula="of:=([.R7]*4)/[.J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7]*9)/[.J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7]*4)/[.J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7]/[.J7]" office:value-type="float" office:value="0">
            <text:p>0,00</text:p>
          </table:table-cell>
          <table:table-cell table:style-name="ce19" table:formula="of:=[.L7]+[.S7]" office:value-type="float" office:value="14.7371604938272">
            <text:p>14,74</text:p>
          </table:table-cell>
          <table:table-cell table:style-name="ce33" table:formula="of:=[.Z7]/[.AF7]" office:value-type="percentage" office:value="0.17302079124454">
            <text:p>17,30%</text:p>
          </table:table-cell>
          <table:table-cell table:style-name="ce19" table:formula="of:=[.N7]+[.U7]" office:value-type="float" office:value="27.2634944444445">
            <text:p>27,26</text:p>
          </table:table-cell>
          <table:table-cell table:style-name="ce33" table:formula="of:=([.M7]+[.T7])/([.Q7]+[.X7])" office:value-type="percentage" office:value="0.0355650555225475">
            <text:p>3,56%</text:p>
          </table:table-cell>
          <table:table-cell table:style-name="ce19" table:formula="of:=[.P7]+[.W7]" office:value-type="float" office:value="43.1750074074076">
            <text:p>43,18</text:p>
          </table:table-cell>
          <table:table-cell table:style-name="ce38" table:formula="of:=[.AD7]/[.AF7]" office:value-type="percentage" office:value="0.506893709052535">
            <text:p>50,69%</text:p>
          </table:table-cell>
          <table:table-cell table:style-name="ce19" table:formula="of:=[.Q7]+[.Y7]" office:value-type="float" office:value="85.175662345679">
            <text:p>85,18</text:p>
          </table:table-cell>
          <table:table-cell table:style-name="ce39" table:formula="of:=[.AF7]/75" office:value-type="percentage" office:value="1.13567549794239">
            <text:p>113,57%</text:p>
          </table:table-cell>
          <table:table-cell table:number-columns-repeated="4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6" office:value-type="string">
            <text:p>BO J</text:p>
          </table:table-cell>
          <table:table-cell table:style-name="ce8" office:value-type="float" office:value="42093">
            <text:p>30/03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6.41">
            <text:p>16,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10" office:value-type="float" office:value="3.40375862068965">
            <text:p>3,4</text:p>
          </table:table-cell>
          <table:table-cell table:style-name="ce19" table:formula="of:=([.K8])*4" office:value-type="float" office:value="13.6150344827586">
            <text:p>13,62</text:p>
          </table:table-cell>
          <table:table-cell table:style-name="ce10" office:value-type="float" office:value="2.55035172413793">
            <text:p>2,6</text:p>
          </table:table-cell>
          <table:table-cell table:style-name="ce10" table:formula="of:=[.M8]*9" office:value-type="float" office:value="22.9531655172414">
            <text:p>23,0</text:p>
          </table:table-cell>
          <table:table-cell table:style-name="ce10" office:value-type="float" office:value="13.4401666666667">
            <text:p>13,4</text:p>
          </table:table-cell>
          <table:table-cell table:style-name="ce10" table:formula="of:=[.O8]*4" office:value-type="float" office:value="53.7606666666668">
            <text:p>53,8</text:p>
          </table:table-cell>
          <table:table-cell table:style-name="ce10" office:value-type="float" office:value="90.3288666666667">
            <text:p>90,3</text:p>
          </table:table-cell>
          <table:table-cell table:style-name="ce10" office:value-type="float" office:value="0">
            <text:p>0,0</text:p>
          </table:table-cell>
          <table:table-cell table:style-name="ce19" table:formula="of:=([.R8]*4)/[.J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8]*9)/[.J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8]*4)/[.J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8]/[.J8]" office:value-type="float" office:value="0">
            <text:p>0,00</text:p>
          </table:table-cell>
          <table:table-cell table:style-name="ce19" table:formula="of:=[.L8]+[.S8]" office:value-type="float" office:value="13.6150344827586">
            <text:p>13,62</text:p>
          </table:table-cell>
          <table:table-cell table:style-name="ce33" table:formula="of:=[.Z8]/[.AF8]" office:value-type="percentage" office:value="0.150727391864674">
            <text:p>15,07%</text:p>
          </table:table-cell>
          <table:table-cell table:style-name="ce19" table:formula="of:=[.N8]+[.U8]" office:value-type="float" office:value="22.9531655172414">
            <text:p>22,95</text:p>
          </table:table-cell>
          <table:table-cell table:style-name="ce33" table:formula="of:=([.M8]+[.T8])/([.Q8]+[.X8])" office:value-type="percentage" office:value="0.0282340719888503">
            <text:p>2,82%</text:p>
          </table:table-cell>
          <table:table-cell table:style-name="ce19" table:formula="of:=[.P8]+[.W8]" office:value-type="float" office:value="53.7606666666668">
            <text:p>53,76</text:p>
          </table:table-cell>
          <table:table-cell table:style-name="ce38" table:formula="of:=[.AD8]/[.AF8]" office:value-type="percentage" office:value="0.595165960235673">
            <text:p>59,52%</text:p>
          </table:table-cell>
          <table:table-cell table:style-name="ce19" table:formula="of:=[.Q8]+[.Y8]" office:value-type="float" office:value="90.3288666666667">
            <text:p>90,33</text:p>
          </table:table-cell>
          <table:table-cell table:style-name="ce39" table:formula="of:=[.AF8]/75" office:value-type="percentage" office:value="1.20438488888889">
            <text:p>120,44%</text:p>
          </table:table-cell>
          <table:table-cell table:number-columns-repeated="4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BR N</text:p>
          </table:table-cell>
          <table:table-cell table:style-name="ce8" office:value-type="float" office:value="42243">
            <text:p>27/08/15</text:p>
          </table:table-cell>
          <table:table-cell table:style-name="ce10" office:value-type="float" office:value="8.7">
            <text:p>8,7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16.5">
            <text:p>116,5</text:p>
          </table:table-cell>
          <table:table-cell table:style-name="ce5" office:value-type="float" office:value="15.99">
            <text:p>15,99</text:p>
          </table:table-cell>
          <table:table-cell table:style-name="ce12" office:value-type="float" office:value="0.3">
            <text:p>0,3</text:p>
          </table:table-cell>
          <table:table-cell table:style-name="ce5" office:value-type="float" office:value="24">
            <text:p>24</text:p>
          </table:table-cell>
          <table:table-cell table:style-name="ce10" office:value-type="float" office:value="2.46798263888889">
            <text:p>2,5</text:p>
          </table:table-cell>
          <table:table-cell table:style-name="ce19" table:formula="of:=([.K9])*4" office:value-type="float" office:value="9.87193055555556">
            <text:p>9,87</text:p>
          </table:table-cell>
          <table:table-cell table:style-name="ce10" office:value-type="float" office:value="2.68831583333333">
            <text:p>2,7</text:p>
          </table:table-cell>
          <table:table-cell table:style-name="ce10" table:formula="of:=[.M9]*9" office:value-type="float" office:value="24.1948425">
            <text:p>24,2</text:p>
          </table:table-cell>
          <table:table-cell table:style-name="ce10" office:value-type="float" office:value="9.70632638888889">
            <text:p>9,7</text:p>
          </table:table-cell>
          <table:table-cell table:style-name="ce10" table:formula="of:=[.O9]*4" office:value-type="float" office:value="38.8253055555556">
            <text:p>38,8</text:p>
          </table:table-cell>
          <table:table-cell table:style-name="ce10" office:value-type="float" office:value="72.8920786111111">
            <text:p>72,9</text:p>
          </table:table-cell>
          <table:table-cell table:style-name="ce10" office:value-type="float" office:value="0">
            <text:p>0,0</text:p>
          </table:table-cell>
          <table:table-cell table:style-name="ce19" table:formula="of:=([.R9]*4)/[.J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9]*9)/[.J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9]*4)/[.J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9]/[.J9]" office:value-type="float" office:value="0">
            <text:p>0,00</text:p>
          </table:table-cell>
          <table:table-cell table:style-name="ce19" table:formula="of:=[.L9]+[.S9]" office:value-type="float" office:value="9.87193055555556">
            <text:p>9,87</text:p>
          </table:table-cell>
          <table:table-cell table:style-name="ce33" table:formula="of:=[.Z9]/[.AF9]" office:value-type="percentage" office:value="0.135432144941615">
            <text:p>13,54%</text:p>
          </table:table-cell>
          <table:table-cell table:style-name="ce19" table:formula="of:=[.N9]+[.U9]" office:value-type="float" office:value="24.1948425">
            <text:p>24,19</text:p>
          </table:table-cell>
          <table:table-cell table:style-name="ce33" table:formula="of:=([.M9]+[.T9])/([.Q9]+[.X9])" office:value-type="percentage" office:value="0.0368807679045051">
            <text:p>3,69%</text:p>
          </table:table-cell>
          <table:table-cell table:style-name="ce19" table:formula="of:=[.P9]+[.W9]" office:value-type="float" office:value="38.8253055555556">
            <text:p>38,83</text:p>
          </table:table-cell>
          <table:table-cell table:style-name="ce38" table:formula="of:=[.AD9]/[.AF9]" office:value-type="percentage" office:value="0.532640943917839">
            <text:p>53,26%</text:p>
          </table:table-cell>
          <table:table-cell table:style-name="ce19" table:formula="of:=[.Q9]+[.Y9]" office:value-type="float" office:value="72.8920786111111">
            <text:p>72,89</text:p>
          </table:table-cell>
          <table:table-cell table:style-name="ce39" table:formula="of:=[.AF9]/75" office:value-type="percentage" office:value="0.971894381481481">
            <text:p>97,19%</text:p>
          </table:table-cell>
          <table:table-cell table:number-columns-repeated="4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BR N</text:p>
          </table:table-cell>
          <table:table-cell table:style-name="ce8" office:value-type="float" office:value="42408">
            <text:p>08/02/16</text:p>
          </table:table-cell>
          <table:table-cell table:style-name="ce10" office:value-type="float" office:value="9.2">
            <text:p>9,2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7.33">
            <text:p>17,33</text:p>
          </table:table-cell>
          <table:table-cell table:style-name="ce12" office:value-type="float" office:value="0.9">
            <text:p>0,9</text:p>
          </table:table-cell>
          <table:table-cell table:style-name="ce5" office:value-type="float" office:value="25.8">
            <text:p>25,8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5" office:value-type="string">
            <text:p>CA <text:s/>M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6.5">
            <text:p>16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1">
            <text:p>61</text:p>
          </table:table-cell>
          <table:table-cell table:style-name="ce10" office:value-type="float" office:value="2.60997267759563">
            <text:p>2,6</text:p>
          </table:table-cell>
          <table:table-cell table:style-name="ce19" table:formula="of:=([.K11])*4" office:value-type="float" office:value="10.4398907103825">
            <text:p>10,44</text:p>
          </table:table-cell>
          <table:table-cell table:style-name="ce10" office:value-type="float" office:value="1.6254043715847">
            <text:p>1,6</text:p>
          </table:table-cell>
          <table:table-cell table:style-name="ce10" table:formula="of:=[.M11]*9" office:value-type="float" office:value="14.6286393442623">
            <text:p>14,6</text:p>
          </table:table-cell>
          <table:table-cell table:style-name="ce10" office:value-type="float" office:value="3.98763114754098">
            <text:p>4,0</text:p>
          </table:table-cell>
          <table:table-cell table:style-name="ce10" table:formula="of:=[.O11]*4" office:value-type="float" office:value="15.9505245901639">
            <text:p>16,0</text:p>
          </table:table-cell>
          <table:table-cell table:style-name="ce10" office:value-type="float" office:value="41.0190546448087">
            <text:p>41,0</text:p>
          </table:table-cell>
          <table:table-cell table:style-name="ce10" office:value-type="float" office:value="0">
            <text:p>0,0</text:p>
          </table:table-cell>
          <table:table-cell table:style-name="ce19" table:formula="of:=([.R11]*4)/[.J1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1]*9)/[.J1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1]*4)/[.J1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1]/[.J11]" office:value-type="float" office:value="0">
            <text:p>0,00</text:p>
          </table:table-cell>
          <table:table-cell table:style-name="ce19" table:formula="of:=[.L11]+[.S11]" office:value-type="float" office:value="10.4398907103825">
            <text:p>10,44</text:p>
          </table:table-cell>
          <table:table-cell table:style-name="ce33" table:formula="of:=[.Z11]/[.AF11]" office:value-type="percentage" office:value="0.254513196386006">
            <text:p>25,45%</text:p>
          </table:table-cell>
          <table:table-cell table:style-name="ce19" table:formula="of:=[.N11]+[.U11]" office:value-type="float" office:value="14.6286393442623">
            <text:p>14,63</text:p>
          </table:table-cell>
          <table:table-cell table:style-name="ce33" table:formula="of:=([.M11]+[.T11])/([.Q11]+[.X11])" office:value-type="percentage" office:value="0.0396255931702806">
            <text:p>3,96%</text:p>
          </table:table-cell>
          <table:table-cell table:style-name="ce19" table:formula="of:=[.P11]+[.W11]" office:value-type="float" office:value="15.9505245901639">
            <text:p>15,95</text:p>
          </table:table-cell>
          <table:table-cell table:style-name="ce38" table:formula="of:=[.AD11]/[.AF11]" office:value-type="percentage" office:value="0.388856465081469">
            <text:p>38,89%</text:p>
          </table:table-cell>
          <table:table-cell table:style-name="ce19" table:formula="of:=[.Q11]+[.Y11]" office:value-type="float" office:value="41.0190546448087">
            <text:p>41,02</text:p>
          </table:table-cell>
          <table:table-cell table:style-name="ce39" table:formula="of:=[.AF11]/60" office:value-type="percentage" office:value="0.683650910746812">
            <text:p>68,37%</text:p>
          </table:table-cell>
          <table:table-cell table:number-columns-repeated="4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6" office:value-type="string">
            <text:p>CO M</text:p>
          </table:table-cell>
          <table:table-cell table:style-name="ce8" office:value-type="float" office:value="42382">
            <text:p>13/01/16</text:p>
          </table:table-cell>
          <table:table-cell table:style-name="ce10" office:value-type="float" office:value="11">
            <text:p>11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1">
            <text:p>31</text:p>
          </table:table-cell>
          <table:table-cell table:style-name="ce10" office:value-type="float" office:value="2.08262365591398">
            <text:p>2,1</text:p>
          </table:table-cell>
          <table:table-cell table:style-name="ce19" table:formula="of:=([.K12])*4" office:value-type="float" office:value="8.33049462365592">
            <text:p>8,33</text:p>
          </table:table-cell>
          <table:table-cell table:style-name="ce10" office:value-type="float" office:value="1.44887204301075">
            <text:p>1,4</text:p>
          </table:table-cell>
          <table:table-cell table:style-name="ce10" table:formula="of:=[.M12]*9" office:value-type="float" office:value="13.0398483870968">
            <text:p>13,0</text:p>
          </table:table-cell>
          <table:table-cell table:style-name="ce10" office:value-type="float" office:value="4.85238494623656">
            <text:p>4,9</text:p>
          </table:table-cell>
          <table:table-cell table:style-name="ce10" table:formula="of:=[.O12]*4" office:value-type="float" office:value="19.4095397849462">
            <text:p>19,4</text:p>
          </table:table-cell>
          <table:table-cell table:style-name="ce10" office:value-type="float" office:value="40.7798827956989">
            <text:p>40,8</text:p>
          </table:table-cell>
          <table:table-cell table:style-name="ce10" office:value-type="float" office:value="0">
            <text:p>0,0</text:p>
          </table:table-cell>
          <table:table-cell table:style-name="ce19" table:formula="of:=([.R12]*4)/[.J1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2]*9)/[.J1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2]*4)/[.J1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2]/[.J12]" office:value-type="float" office:value="0">
            <text:p>0,00</text:p>
          </table:table-cell>
          <table:table-cell table:style-name="ce19" table:formula="of:=[.L12]+[.S12]" office:value-type="float" office:value="8.33049462365592">
            <text:p>8,33</text:p>
          </table:table-cell>
          <table:table-cell table:style-name="ce33" table:formula="of:=[.Z12]/[.AF12]" office:value-type="percentage" office:value="0.204279513636428">
            <text:p>20,43%</text:p>
          </table:table-cell>
          <table:table-cell table:style-name="ce19" table:formula="of:=[.N12]+[.U12]" office:value-type="float" office:value="13.0398483870968">
            <text:p>13,04</text:p>
          </table:table-cell>
          <table:table-cell table:style-name="ce33" table:formula="of:=([.M12]+[.T12])/([.Q12]+[.X12])" office:value-type="percentage" office:value="0.0355290879640185">
            <text:p>3,55%</text:p>
          </table:table-cell>
          <table:table-cell table:style-name="ce19" table:formula="of:=[.P12]+[.W12]" office:value-type="float" office:value="19.4095397849462">
            <text:p>19,41</text:p>
          </table:table-cell>
          <table:table-cell table:style-name="ce38" table:formula="of:=[.AD12]/[.AF12]" office:value-type="percentage" office:value="0.475958694687406">
            <text:p>47,60%</text:p>
          </table:table-cell>
          <table:table-cell table:style-name="ce19" table:formula="of:=[.Q12]+[.Y12]" office:value-type="float" office:value="40.7798827956989">
            <text:p>40,78</text:p>
          </table:table-cell>
          <table:table-cell table:style-name="ce39" table:formula="of:=[.AF12]/75" office:value-type="percentage" office:value="0.543731770609319">
            <text:p>54,37%</text:p>
          </table:table-cell>
          <table:table-cell table:number-columns-repeated="4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5" office:value-type="string">
            <text:p>CO E</text:p>
          </table:table-cell>
          <table:table-cell table:style-name="ce8" office:value-type="float" office:value="42051">
            <text:p>16/02/15</text:p>
          </table:table-cell>
          <table:table-cell table:style-name="ce10" office:value-type="float" office:value="14.9">
            <text:p>14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6.23">
            <text:p>16,23</text:p>
          </table:table-cell>
          <table:table-cell table:style-name="ce12" office:value-type="float" office:value="-1.5">
            <text:p>-1,5</text:p>
          </table:table-cell>
          <table:table-cell table:style-name="ce5" office:value-type="float" office:value="39">
            <text:p>39</text:p>
          </table:table-cell>
          <table:table-cell table:style-name="ce10" office:value-type="float" office:value="3.78364035087719">
            <text:p>3,8</text:p>
          </table:table-cell>
          <table:table-cell table:style-name="ce19" table:formula="of:=([.K13])*4" office:value-type="float" office:value="15.1345614035088">
            <text:p>15,13</text:p>
          </table:table-cell>
          <table:table-cell table:style-name="ce10" office:value-type="float" office:value="3.14769298245614">
            <text:p>3,1</text:p>
          </table:table-cell>
          <table:table-cell table:style-name="ce10" table:formula="of:=[.M13]*9" office:value-type="float" office:value="28.3292368421053">
            <text:p>28,3</text:p>
          </table:table-cell>
          <table:table-cell table:style-name="ce10" office:value-type="float" office:value="7.54652894736842">
            <text:p>7,5</text:p>
          </table:table-cell>
          <table:table-cell table:style-name="ce10" table:formula="of:=[.O13]*4" office:value-type="float" office:value="30.1861157894737">
            <text:p>30,2</text:p>
          </table:table-cell>
          <table:table-cell table:style-name="ce10" office:value-type="float" office:value="73.6499140350877">
            <text:p>73,6</text:p>
          </table:table-cell>
          <table:table-cell table:style-name="ce10" office:value-type="float" office:value="0">
            <text:p>0,0</text:p>
          </table:table-cell>
          <table:table-cell table:style-name="ce19" table:formula="of:=([.R13]*4)/[.J1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3]*9)/[.J1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3]*4)/[.J1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3]/[.J13]" office:value-type="float" office:value="0">
            <text:p>0,00</text:p>
          </table:table-cell>
          <table:table-cell table:style-name="ce19" table:formula="of:=[.L13]+[.S13]" office:value-type="float" office:value="15.1345614035088">
            <text:p>15,13</text:p>
          </table:table-cell>
          <table:table-cell table:style-name="ce33" table:formula="of:=[.Z13]/[.AF13]" office:value-type="percentage" office:value="0.205493266377724">
            <text:p>20,55%</text:p>
          </table:table-cell>
          <table:table-cell table:style-name="ce19" table:formula="of:=[.N13]+[.U13]" office:value-type="float" office:value="28.3292368421053">
            <text:p>28,33</text:p>
          </table:table-cell>
          <table:table-cell table:style-name="ce33" table:formula="of:=([.M13]+[.T13])/([.Q13]+[.X13])" office:value-type="percentage" office:value="0.0427385832515234">
            <text:p>4,27%</text:p>
          </table:table-cell>
          <table:table-cell table:style-name="ce19" table:formula="of:=[.P13]+[.W13]" office:value-type="float" office:value="30.1861157894737">
            <text:p>30,19</text:p>
          </table:table-cell>
          <table:table-cell table:style-name="ce38" table:formula="of:=[.AD13]/[.AF13]" office:value-type="percentage" office:value="0.409859484358565">
            <text:p>40,99%</text:p>
          </table:table-cell>
          <table:table-cell table:style-name="ce19" table:formula="of:=[.Q13]+[.Y13]" office:value-type="float" office:value="73.6499140350877">
            <text:p>73,65</text:p>
          </table:table-cell>
          <table:table-cell table:style-name="ce39" table:formula="of:=[.AF13]/60" office:value-type="percentage" office:value="1.22749856725146">
            <text:p>122,75%</text:p>
          </table:table-cell>
          <table:table-cell table:number-columns-repeated="4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CO T</text:p>
          </table:table-cell>
          <table:table-cell table:style-name="ce8" office:value-type="float" office:value="42643">
            <text:p>30/09/16</text:p>
          </table:table-cell>
          <table:table-cell table:style-name="ce10" office:value-type="float" office:value="14.8">
            <text:p>14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45">
            <text:p>45</text:p>
          </table:table-cell>
          <table:table-cell table:style-name="ce10" office:value-type="float" office:value="2.19518148148148">
            <text:p>2,2</text:p>
          </table:table-cell>
          <table:table-cell table:style-name="ce19" table:formula="of:=([.K14])*4" office:value-type="float" office:value="8.78072592592592">
            <text:p>8,78</text:p>
          </table:table-cell>
          <table:table-cell table:style-name="ce10" office:value-type="float" office:value="2.16704444444444">
            <text:p>2,2</text:p>
          </table:table-cell>
          <table:table-cell table:style-name="ce10" table:formula="of:=[.M14]*9" office:value-type="float" office:value="19.5034">
            <text:p>19,5</text:p>
          </table:table-cell>
          <table:table-cell table:style-name="ce10" office:value-type="float" office:value="9.29287407407407">
            <text:p>9,3</text:p>
          </table:table-cell>
          <table:table-cell table:style-name="ce10" table:formula="of:=[.O14]*4" office:value-type="float" office:value="37.1714962962963">
            <text:p>37,2</text:p>
          </table:table-cell>
          <table:table-cell table:style-name="ce10" office:value-type="float" office:value="65.4556222222222">
            <text:p>65,5</text:p>
          </table:table-cell>
          <table:table-cell table:style-name="ce10" office:value-type="float" office:value="0">
            <text:p>0,0</text:p>
          </table:table-cell>
          <table:table-cell table:style-name="ce19" table:formula="of:=([.R14]*4)/[.J1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4]*9)/[.J1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4]*4)/[.J1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4]/[.J14]" office:value-type="float" office:value="0">
            <text:p>0,00</text:p>
          </table:table-cell>
          <table:table-cell table:style-name="ce19" table:formula="of:=[.L14]+[.S14]" office:value-type="float" office:value="8.78072592592592">
            <text:p>8,78</text:p>
          </table:table-cell>
          <table:table-cell table:style-name="ce33" table:formula="of:=[.Z14]/[.AF14]" office:value-type="percentage" office:value="0.134147772610202">
            <text:p>13,41%</text:p>
          </table:table-cell>
          <table:table-cell table:style-name="ce19" table:formula="of:=[.N14]+[.U14]" office:value-type="float" office:value="19.5034">
            <text:p>19,50</text:p>
          </table:table-cell>
          <table:table-cell table:style-name="ce33" table:formula="of:=([.M14]+[.T14])/([.Q14]+[.X14])" office:value-type="percentage" office:value="0.0331070788249069">
            <text:p>3,31%</text:p>
          </table:table-cell>
          <table:table-cell table:style-name="ce19" table:formula="of:=[.P14]+[.W14]" office:value-type="float" office:value="37.1714962962963">
            <text:p>37,17</text:p>
          </table:table-cell>
          <table:table-cell table:style-name="ce38" table:formula="of:=[.AD14]/[.AF14]" office:value-type="percentage" office:value="0.567888517965635">
            <text:p>56,79%</text:p>
          </table:table-cell>
          <table:table-cell table:style-name="ce19" table:formula="of:=[.Q14]+[.Y14]" office:value-type="float" office:value="65.4556222222222">
            <text:p>65,46</text:p>
          </table:table-cell>
          <table:table-cell table:style-name="ce39" table:formula="of:=[.AF14]/60" office:value-type="percentage" office:value="1.09092703703704">
            <text:p>109,09%</text:p>
          </table:table-cell>
          <table:table-cell table:number-columns-repeated="4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5" office:value-type="string">
            <text:p>DE M</text:p>
          </table:table-cell>
          <table:table-cell table:style-name="ce8" office:value-type="float" office:value="42417">
            <text:p>17/02/16</text:p>
          </table:table-cell>
          <table:table-cell table:style-name="ce10" office:value-type="float" office:value="8.1">
            <text:p>8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2.6">
            <text:p>22,6</text:p>
          </table:table-cell>
          <table:table-cell table:style-name="ce10" office:value-type="float" office:value="3.84741887905605">
            <text:p>3,8</text:p>
          </table:table-cell>
          <table:table-cell table:style-name="ce19" table:formula="of:=([.K15])*4" office:value-type="float" office:value="15.3896755162242">
            <text:p>15,39</text:p>
          </table:table-cell>
          <table:table-cell table:style-name="ce10" office:value-type="float" office:value="2.93261356932153">
            <text:p>2,9</text:p>
          </table:table-cell>
          <table:table-cell table:style-name="ce10" table:formula="of:=[.M15]*9" office:value-type="float" office:value="26.3935221238938">
            <text:p>26,4</text:p>
          </table:table-cell>
          <table:table-cell table:style-name="ce10" office:value-type="float" office:value="11.6232227138643">
            <text:p>11,6</text:p>
          </table:table-cell>
          <table:table-cell table:style-name="ce10" table:formula="of:=[.O15]*4" office:value-type="float" office:value="46.4928908554572">
            <text:p>46,5</text:p>
          </table:table-cell>
          <table:table-cell table:style-name="ce10" office:value-type="float" office:value="88.2760884955752">
            <text:p>88,3</text:p>
          </table:table-cell>
          <table:table-cell table:style-name="ce10" office:value-type="float" office:value="0">
            <text:p>0,0</text:p>
          </table:table-cell>
          <table:table-cell table:style-name="ce19" table:formula="of:=([.R15]*4)/[.J1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5]*9)/[.J1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5]*4)/[.J1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5]/[.J15]" office:value-type="float" office:value="0">
            <text:p>0,00</text:p>
          </table:table-cell>
          <table:table-cell table:style-name="ce19" table:formula="of:=[.L15]+[.S15]" office:value-type="float" office:value="15.3896755162242">
            <text:p>15,39</text:p>
          </table:table-cell>
          <table:table-cell table:style-name="ce33" table:formula="of:=[.Z15]/[.AF15]" office:value-type="percentage" office:value="0.174335720788032">
            <text:p>17,43%</text:p>
          </table:table-cell>
          <table:table-cell table:style-name="ce19" table:formula="of:=[.N15]+[.U15]" office:value-type="float" office:value="26.3935221238938">
            <text:p>26,39</text:p>
          </table:table-cell>
          <table:table-cell table:style-name="ce33" table:formula="of:=([.M15]+[.T15])/([.Q15]+[.X15])" office:value-type="percentage" office:value="0.0332209278786579">
            <text:p>3,32%</text:p>
          </table:table-cell>
          <table:table-cell table:style-name="ce19" table:formula="of:=[.P15]+[.W15]" office:value-type="float" office:value="46.4928908554572">
            <text:p>46,49</text:p>
          </table:table-cell>
          <table:table-cell table:style-name="ce38" table:formula="of:=[.AD15]/[.AF15]" office:value-type="percentage" office:value="0.526675928304046">
            <text:p>52,67%</text:p>
          </table:table-cell>
          <table:table-cell table:style-name="ce19" table:formula="of:=[.Q15]+[.Y15]" office:value-type="float" office:value="88.2760884955752">
            <text:p>88,28</text:p>
          </table:table-cell>
          <table:table-cell table:style-name="ce39" table:formula="of:=[.AF15]/75" office:value-type="percentage" office:value="1.17701451327434">
            <text:p>117,70%</text:p>
          </table:table-cell>
          <table:table-cell table:number-columns-repeated="4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DE G</text:p>
          </table:table-cell>
          <table:table-cell table:style-name="ce8" office:value-type="float" office:value="42572">
            <text:p>21/07/16</text:p>
          </table:table-cell>
          <table:table-cell table:style-name="ce10" office:value-type="float" office:value="9.5">
            <text:p>9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8.7">
            <text:p>28,7</text:p>
          </table:table-cell>
          <table:table-cell table:style-name="ce10" office:value-type="float" office:value="3.01267131242741">
            <text:p>3,0</text:p>
          </table:table-cell>
          <table:table-cell table:style-name="ce19" table:formula="of:=([.K16])*4" office:value-type="float" office:value="12.0506852497096">
            <text:p>12,05</text:p>
          </table:table-cell>
          <table:table-cell table:style-name="ce10" office:value-type="float" office:value="2.01751103368177">
            <text:p>2,0</text:p>
          </table:table-cell>
          <table:table-cell table:style-name="ce10" table:formula="of:=[.M16]*9" office:value-type="float" office:value="18.1575993031359">
            <text:p>18,2</text:p>
          </table:table-cell>
          <table:table-cell table:style-name="ce10" office:value-type="float" office:value="7.97121951219512">
            <text:p>8,0</text:p>
          </table:table-cell>
          <table:table-cell table:style-name="ce10" table:formula="of:=[.O16]*4" office:value-type="float" office:value="31.8848780487805">
            <text:p>31,9</text:p>
          </table:table-cell>
          <table:table-cell table:style-name="ce10" office:value-type="float" office:value="62.093162601626">
            <text:p>62,1</text:p>
          </table:table-cell>
          <table:table-cell table:style-name="ce10" office:value-type="float" office:value="0">
            <text:p>0,0</text:p>
          </table:table-cell>
          <table:table-cell table:style-name="ce19" table:formula="of:=([.R16]*4)/[.J1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6]*9)/[.J1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6]*4)/[.J1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6]/[.J16]" office:value-type="float" office:value="0">
            <text:p>0,00</text:p>
          </table:table-cell>
          <table:table-cell table:style-name="ce19" table:formula="of:=[.L16]+[.S16]" office:value-type="float" office:value="12.0506852497096">
            <text:p>12,05</text:p>
          </table:table-cell>
          <table:table-cell table:style-name="ce33" table:formula="of:=[.Z16]/[.AF16]" office:value-type="percentage" office:value="0.194074270737727">
            <text:p>19,41%</text:p>
          </table:table-cell>
          <table:table-cell table:style-name="ce19" table:formula="of:=[.N16]+[.U16]" office:value-type="float" office:value="18.1575993031359">
            <text:p>18,16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6]+[.W16]" office:value-type="float" office:value="31.8848780487805">
            <text:p>31,88</text:p>
          </table:table-cell>
          <table:table-cell table:style-name="ce38" table:formula="of:=[.AD16]/[.AF16]" office:value-type="percentage" office:value="0.513500628939546">
            <text:p>51,35%</text:p>
          </table:table-cell>
          <table:table-cell table:style-name="ce19" table:formula="of:=[.Q16]+[.Y16]" office:value-type="float" office:value="62.093162601626">
            <text:p>62,09</text:p>
          </table:table-cell>
          <table:table-cell table:style-name="ce39" table:formula="of:=[.AF16]/75" office:value-type="percentage" office:value="0.827908834688347">
            <text:p>82,79%</text:p>
          </table:table-cell>
          <table:table-cell table:number-columns-repeated="4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DE G</text:p>
          </table:table-cell>
          <table:table-cell table:style-name="ce8" office:value-type="float" office:value="42216">
            <text:p>31/07/15</text:p>
          </table:table-cell>
          <table:table-cell table:style-name="ce10" office:value-type="float" office:value="8.5">
            <text:p>8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5">
            <text:p>25</text:p>
          </table:table-cell>
          <table:table-cell table:style-name="ce10" office:value-type="float" office:value="2.23144">
            <text:p>2,2</text:p>
          </table:table-cell>
          <table:table-cell table:style-name="ce19" table:formula="of:=([.K17])*4" office:value-type="float" office:value="8.92576">
            <text:p>8,93</text:p>
          </table:table-cell>
          <table:table-cell table:style-name="ce10" office:value-type="float" office:value="1.93662">
            <text:p>1,9</text:p>
          </table:table-cell>
          <table:table-cell table:style-name="ce10" table:formula="of:=[.M17]*9" office:value-type="float" office:value="17.42958">
            <text:p>17,4</text:p>
          </table:table-cell>
          <table:table-cell table:style-name="ce10" office:value-type="float" office:value="6.30820666666667">
            <text:p>6,3</text:p>
          </table:table-cell>
          <table:table-cell table:style-name="ce10" table:formula="of:=[.O17]*4" office:value-type="float" office:value="25.2328266666667">
            <text:p>25,2</text:p>
          </table:table-cell>
          <table:table-cell table:style-name="ce10" office:value-type="float" office:value="51.5881666666667">
            <text:p>51,6</text:p>
          </table:table-cell>
          <table:table-cell table:style-name="ce10" office:value-type="float" office:value="0">
            <text:p>0,0</text:p>
          </table:table-cell>
          <table:table-cell table:style-name="ce19" table:formula="of:=([.R17]*4)/[.J1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7]*9)/[.J1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7]*4)/[.J1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7]/[.J17]" office:value-type="float" office:value="0">
            <text:p>0,00</text:p>
          </table:table-cell>
          <table:table-cell table:style-name="ce19" table:formula="of:=[.L17]+[.S17]" office:value-type="float" office:value="8.92576">
            <text:p>8,93</text:p>
          </table:table-cell>
          <table:table-cell table:style-name="ce33" table:formula="of:=[.Z17]/[.AF17]" office:value-type="percentage" office:value="0.173019523211072">
            <text:p>17,30%</text:p>
          </table:table-cell>
          <table:table-cell table:style-name="ce19" table:formula="of:=[.N17]+[.U17]" office:value-type="float" office:value="17.42958">
            <text:p>17,43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7]+[.W17]" office:value-type="float" office:value="25.2328266666667">
            <text:p>25,23</text:p>
          </table:table-cell>
          <table:table-cell table:style-name="ce38" table:formula="of:=[.AD17]/[.AF17]" office:value-type="percentage" office:value="0.489120437826504">
            <text:p>48,91%</text:p>
          </table:table-cell>
          <table:table-cell table:style-name="ce19" table:formula="of:=[.Q17]+[.Y17]" office:value-type="float" office:value="51.5881666666667">
            <text:p>51,59</text:p>
          </table:table-cell>
          <table:table-cell table:style-name="ce39" table:formula="of:=[.AF17]/75" office:value-type="percentage" office:value="0.687842222222223">
            <text:p>68,78%</text:p>
          </table:table-cell>
          <table:table-cell table:number-columns-repeated="4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6" office:value-type="string">
            <text:p>GR M</text:p>
          </table:table-cell>
          <table:table-cell table:style-name="ce8" office:value-type="float" office:value="42046">
            <text:p>11/02/15</text:p>
          </table:table-cell>
          <table:table-cell table:style-name="ce10" office:value-type="float" office:value="15.9">
            <text:p>15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64.8">
            <text:p>164,8</text:p>
          </table:table-cell>
          <table:table-cell table:style-name="ce2" office:value-type="float" office:value="17.31">
            <text:p>17,31</text:p>
          </table:table-cell>
          <table:table-cell table:style-name="ce5" office:value-type="float" office:value="-1.2">
            <text:p>-1,2</text:p>
          </table:table-cell>
          <table:table-cell table:style-name="ce5" office:value-type="float" office:value="47">
            <text:p>47</text:p>
          </table:table-cell>
          <table:table-cell table:style-name="ce10" office:value-type="float" office:value="1.91082624113475">
            <text:p>1,9</text:p>
          </table:table-cell>
          <table:table-cell table:style-name="ce19" table:formula="of:=([.K18])*4" office:value-type="float" office:value="7.643304964539">
            <text:p>7,64</text:p>
          </table:table-cell>
          <table:table-cell table:style-name="ce10" office:value-type="float" office:value="2.15680780141844">
            <text:p>2,2</text:p>
          </table:table-cell>
          <table:table-cell table:style-name="ce10" table:formula="of:=[.M18]*9" office:value-type="float" office:value="19.411270212766">
            <text:p>19,4</text:p>
          </table:table-cell>
          <table:table-cell table:style-name="ce10" office:value-type="float" office:value="6.28594255319149">
            <text:p>6,3</text:p>
          </table:table-cell>
          <table:table-cell table:style-name="ce10" table:formula="of:=[.O18]*4" office:value-type="float" office:value="25.143770212766">
            <text:p>25,1</text:p>
          </table:table-cell>
          <table:table-cell table:style-name="ce10" office:value-type="float" office:value="52.1983453900709">
            <text:p>52,2</text:p>
          </table:table-cell>
          <table:table-cell table:style-name="ce10" office:value-type="float" office:value="0">
            <text:p>0,0</text:p>
          </table:table-cell>
          <table:table-cell table:style-name="ce19" table:formula="of:=([.R18]*4)/[.J1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8]*9)/[.J1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8]*4)/[.J1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8]/[.J18]" office:value-type="float" office:value="0">
            <text:p>0,00</text:p>
          </table:table-cell>
          <table:table-cell table:style-name="ce19" table:formula="of:=[.L18]+[.S18]" office:value-type="float" office:value="7.643304964539">
            <text:p>7,64</text:p>
          </table:table-cell>
          <table:table-cell table:style-name="ce33" table:formula="of:=[.Z18]/[.AF18]" office:value-type="percentage" office:value="0.146428108159783">
            <text:p>14,64%</text:p>
          </table:table-cell>
          <table:table-cell table:style-name="ce19" table:formula="of:=[.N18]+[.U18]" office:value-type="float" office:value="19.411270212766">
            <text:p>19,41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8]+[.W18]" office:value-type="float" office:value="25.143770212766">
            <text:p>25,14</text:p>
          </table:table-cell>
          <table:table-cell table:style-name="ce38" table:formula="of:=[.AD18]/[.AF18]" office:value-type="percentage" office:value="0.481696690285297">
            <text:p>48,17%</text:p>
          </table:table-cell>
          <table:table-cell table:style-name="ce19" table:formula="of:=[.Q18]+[.Y18]" office:value-type="float" office:value="52.1983453900709">
            <text:p>52,20</text:p>
          </table:table-cell>
          <table:table-cell table:style-name="ce39" table:formula="of:=[.AF18]/60" office:value-type="percentage" office:value="0.869972423167848">
            <text:p>87,00%</text:p>
          </table:table-cell>
          <table:table-cell table:number-columns-repeated="4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5" office:value-type="string">
            <text:p>HO S</text:p>
          </table:table-cell>
          <table:table-cell table:style-name="ce8" office:value-type="float" office:value="42503">
            <text:p>13/05/16</text:p>
          </table:table-cell>
          <table:table-cell table:style-name="ce10" office:value-type="float" office:value="12.9">
            <text:p>12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5.7">
            <text:p>15,7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69346875">
            <text:p>3,7</text:p>
          </table:table-cell>
          <table:table-cell table:style-name="ce19" table:formula="of:=([.K19])*4" office:value-type="float" office:value="14.773875">
            <text:p>14,77</text:p>
          </table:table-cell>
          <table:table-cell table:style-name="ce10" office:value-type="float" office:value="3.24955416666667">
            <text:p>3,2</text:p>
          </table:table-cell>
          <table:table-cell table:style-name="ce10" table:formula="of:=[.M19]*9" office:value-type="float" office:value="29.2459875">
            <text:p>29,2</text:p>
          </table:table-cell>
          <table:table-cell table:style-name="ce10" office:value-type="float" office:value="11.6852291666667">
            <text:p>11,7</text:p>
          </table:table-cell>
          <table:table-cell table:style-name="ce10" table:formula="of:=[.O19]*4" office:value-type="float" office:value="46.7409166666668">
            <text:p>46,7</text:p>
          </table:table-cell>
          <table:table-cell table:style-name="ce10" office:value-type="float" office:value="90.7607791666667">
            <text:p>90,8</text:p>
          </table:table-cell>
          <table:table-cell table:style-name="ce10" office:value-type="float" office:value="0">
            <text:p>0,0</text:p>
          </table:table-cell>
          <table:table-cell table:style-name="ce19" table:formula="of:=([.R19]*4)/[.J1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9]*9)/[.J1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9]*4)/[.J1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9]/[.J19]" office:value-type="float" office:value="0">
            <text:p>0,00</text:p>
          </table:table-cell>
          <table:table-cell table:style-name="ce19" table:formula="of:=[.L19]+[.S19]" office:value-type="float" office:value="14.773875">
            <text:p>14,77</text:p>
          </table:table-cell>
          <table:table-cell table:style-name="ce33" table:formula="of:=[.Z19]/[.AF19]" office:value-type="percentage" office:value="0.162778186080469">
            <text:p>16,28%</text:p>
          </table:table-cell>
          <table:table-cell table:style-name="ce19" table:formula="of:=[.N19]+[.U19]" office:value-type="float" office:value="29.2459875">
            <text:p>29,25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9]+[.W19]" office:value-type="float" office:value="46.7409166666668">
            <text:p>46,74</text:p>
          </table:table-cell>
          <table:table-cell table:style-name="ce38" table:formula="of:=[.AD19]/[.AF19]" office:value-type="percentage" office:value="0.514990253453367">
            <text:p>51,50%</text:p>
          </table:table-cell>
          <table:table-cell table:style-name="ce19" table:formula="of:=[.Q19]+[.Y19]" office:value-type="float" office:value="90.7607791666667">
            <text:p>90,76</text:p>
          </table:table-cell>
          <table:table-cell table:style-name="ce39" table:formula="of:=[.AF19]/60" office:value-type="percentage" office:value="1.51267965277778">
            <text:p>151,27%</text:p>
          </table:table-cell>
          <table:table-cell table:number-columns-repeated="4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5" office:value-type="string">
            <text:p>HO S</text:p>
          </table:table-cell>
          <table:table-cell table:style-name="ce8" office:value-type="float" office:value="42313">
            <text:p>05/11/15</text:p>
          </table:table-cell>
          <table:table-cell table:style-name="ce10" office:value-type="float" office:value="12.4">
            <text:p>12,4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5.99">
            <text:p>15,9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30.9">
            <text:p>30,9</text:p>
          </table:table-cell>
          <table:table-cell table:style-name="ce10" office:value-type="float" office:value="2.59576666666667">
            <text:p>2,6</text:p>
          </table:table-cell>
          <table:table-cell table:style-name="ce19" table:formula="of:=([.K20])*4" office:value-type="float" office:value="10.3830666666667">
            <text:p>10,38</text:p>
          </table:table-cell>
          <table:table-cell table:style-name="ce10" office:value-type="float" office:value="3.04448">
            <text:p>3,0</text:p>
          </table:table-cell>
          <table:table-cell table:style-name="ce10" table:formula="of:=[.M20]*9" office:value-type="float" office:value="27.40032">
            <text:p>27,4</text:p>
          </table:table-cell>
          <table:table-cell table:style-name="ce10" office:value-type="float" office:value="9.70281666666667">
            <text:p>9,7</text:p>
          </table:table-cell>
          <table:table-cell table:style-name="ce10" table:formula="of:=[.O20]*4" office:value-type="float" office:value="38.8112666666667">
            <text:p>38,8</text:p>
          </table:table-cell>
          <table:table-cell table:style-name="ce10" office:value-type="float" office:value="76.5946533333333">
            <text:p>76,6</text:p>
          </table:table-cell>
          <table:table-cell table:style-name="ce10" office:value-type="float" office:value="0">
            <text:p>0,0</text:p>
          </table:table-cell>
          <table:table-cell table:style-name="ce19" table:formula="of:=([.R20]*4)/[.J20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0]*9)/[.J2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0]*4)/[.J2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0]/[.J20]" office:value-type="float" office:value="0">
            <text:p>0,00</text:p>
          </table:table-cell>
          <table:table-cell table:style-name="ce19" table:formula="of:=[.L20]+[.S20]" office:value-type="float" office:value="10.3830666666667">
            <text:p>10,38</text:p>
          </table:table-cell>
          <table:table-cell table:style-name="ce33" table:formula="of:=[.Z20]/[.AF20]" office:value-type="percentage" office:value="0.13555863516322">
            <text:p>13,56%</text:p>
          </table:table-cell>
          <table:table-cell table:style-name="ce19" table:formula="of:=[.N20]+[.U20]" office:value-type="float" office:value="27.40032">
            <text:p>27,40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0]+[.W20]" office:value-type="float" office:value="38.8112666666667">
            <text:p>38,81</text:p>
          </table:table-cell>
          <table:table-cell table:style-name="ce38" table:formula="of:=[.AD20]/[.AF20]" office:value-type="percentage" office:value="0.506709867825413">
            <text:p>50,67%</text:p>
          </table:table-cell>
          <table:table-cell table:style-name="ce19" table:formula="of:=[.Q20]+[.Y20]" office:value-type="float" office:value="76.5946533333333">
            <text:p>76,59</text:p>
          </table:table-cell>
          <table:table-cell table:style-name="ce39" table:formula="of:=[.AF20]/60" office:value-type="percentage" office:value="1.27657755555556">
            <text:p>127,66%</text:p>
          </table:table-cell>
          <table:table-cell table:number-columns-repeated="4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6" office:value-type="string">
            <text:p>KA N</text:p>
          </table:table-cell>
          <table:table-cell table:style-name="ce8" office:value-type="float" office:value="42030">
            <text:p>26/01/15</text:p>
          </table:table-cell>
          <table:table-cell table:style-name="ce10" office:value-type="float" office:value="4.4">
            <text:p>4,4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14.6">
            <text:p>114,6</text:p>
          </table:table-cell>
          <table:table-cell table:style-name="ce2" office:value-type="float" office:value="13.8">
            <text:p>13,8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8.1">
            <text:p>18,1</text:p>
          </table:table-cell>
          <table:table-cell table:style-name="ce10" office:value-type="float" office:value="3.40134117647059">
            <text:p>3,4</text:p>
          </table:table-cell>
          <table:table-cell table:style-name="ce19" table:formula="of:=([.K21])*4" office:value-type="float" office:value="13.6053647058824">
            <text:p>13,61</text:p>
          </table:table-cell>
          <table:table-cell table:style-name="ce10" office:value-type="float" office:value="3.51660588235294">
            <text:p>3,5</text:p>
          </table:table-cell>
          <table:table-cell table:style-name="ce10" table:formula="of:=[.M21]*9" office:value-type="float" office:value="31.6494529411765">
            <text:p>31,6</text:p>
          </table:table-cell>
          <table:table-cell table:style-name="ce10" office:value-type="float" office:value="14.1641176470588">
            <text:p>14,2</text:p>
          </table:table-cell>
          <table:table-cell table:style-name="ce10" table:formula="of:=[.O21]*4" office:value-type="float" office:value="56.6564705882352">
            <text:p>56,7</text:p>
          </table:table-cell>
          <table:table-cell table:style-name="ce10" office:value-type="float" office:value="101.911288235294">
            <text:p>101,9</text:p>
          </table:table-cell>
          <table:table-cell table:style-name="ce10" office:value-type="float" office:value="0">
            <text:p>0,0</text:p>
          </table:table-cell>
          <table:table-cell table:style-name="ce19" table:formula="of:=([.R21]*4)/[.J2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1]*9)/[.J2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1]*4)/[.J2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1]/[.J21]" office:value-type="float" office:value="0">
            <text:p>0,00</text:p>
          </table:table-cell>
          <table:table-cell table:style-name="ce19" table:formula="of:=[.L21]+[.S21]" office:value-type="float" office:value="13.6053647058824">
            <text:p>13,61</text:p>
          </table:table-cell>
          <table:table-cell table:style-name="ce33" table:formula="of:=[.Z21]/[.AF21]" office:value-type="percentage" office:value="0.133502038306788">
            <text:p>13,35%</text:p>
          </table:table-cell>
          <table:table-cell table:style-name="ce19" table:formula="of:=[.N21]+[.U21]" office:value-type="float" office:value="31.6494529411765">
            <text:p>31,65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1]+[.W21]" office:value-type="float" office:value="56.6564705882352">
            <text:p>56,66</text:p>
          </table:table-cell>
          <table:table-cell table:style-name="ce38" table:formula="of:=[.AD21]/[.AF21]" office:value-type="percentage" office:value="0.555939107132333">
            <text:p>55,59%</text:p>
          </table:table-cell>
          <table:table-cell table:style-name="ce19" table:formula="of:=[.Q21]+[.Y21]" office:value-type="float" office:value="101.911288235294">
            <text:p>101,91</text:p>
          </table:table-cell>
          <table:table-cell table:style-name="ce39" table:formula="of:=[.AF21]/90" office:value-type="percentage" office:value="1.13234764705882">
            <text:p>113,23%</text:p>
          </table:table-cell>
          <table:table-cell table:number-columns-repeated="4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6" office:value-type="string">
            <text:p>KA N</text:p>
          </table:table-cell>
          <table:table-cell table:style-name="ce8" office:value-type="float" office:value="41841">
            <text:p>21/07/14</text:p>
          </table:table-cell>
          <table:table-cell table:style-name="ce10" office:value-type="float" office:value="3.9">
            <text:p>3,9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09.5">
            <text:p>109,5</text:p>
          </table:table-cell>
          <table:table-cell table:style-name="ce2" office:value-type="float" office:value="13.93">
            <text:p>13,93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6.7">
            <text:p>16,7</text:p>
          </table:table-cell>
          <table:table-cell table:style-name="ce10" office:value-type="float" office:value="3.32428125">
            <text:p>3,3</text:p>
          </table:table-cell>
          <table:table-cell table:style-name="ce19" table:formula="of:=([.K22])*4" office:value-type="float" office:value="13.297125">
            <text:p>13,30</text:p>
          </table:table-cell>
          <table:table-cell table:style-name="ce10" office:value-type="float" office:value="3.72701041666667">
            <text:p>3,7</text:p>
          </table:table-cell>
          <table:table-cell table:style-name="ce10" table:formula="of:=[.M22]*9" office:value-type="float" office:value="33.54309375">
            <text:p>33,5</text:p>
          </table:table-cell>
          <table:table-cell table:style-name="ce10" office:value-type="float" office:value="15.3157708333333">
            <text:p>15,3</text:p>
          </table:table-cell>
          <table:table-cell table:style-name="ce10" table:formula="of:=[.O22]*4" office:value-type="float" office:value="61.2630833333332">
            <text:p>61,3</text:p>
          </table:table-cell>
          <table:table-cell table:style-name="ce10" office:value-type="float" office:value="108.103302083333">
            <text:p>108,1</text:p>
          </table:table-cell>
          <table:table-cell table:style-name="ce10" office:value-type="float" office:value="0">
            <text:p>0,0</text:p>
          </table:table-cell>
          <table:table-cell table:style-name="ce19" table:formula="of:=([.R22]*4)/[.J2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2]*9)/[.J2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2]*4)/[.J2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2]/[.J22]" office:value-type="float" office:value="0">
            <text:p>0,00</text:p>
          </table:table-cell>
          <table:table-cell table:style-name="ce19" table:formula="of:=[.L22]+[.S22]" office:value-type="float" office:value="13.297125">
            <text:p>13,30</text:p>
          </table:table-cell>
          <table:table-cell table:style-name="ce33" table:formula="of:=[.Z22]/[.AF22]" office:value-type="percentage" office:value="0.123003874476931">
            <text:p>12,30%</text:p>
          </table:table-cell>
          <table:table-cell table:style-name="ce19" table:formula="of:=[.N22]+[.U22]" office:value-type="float" office:value="33.54309375">
            <text:p>33,54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2]+[.W22]" office:value-type="float" office:value="61.2630833333332">
            <text:p>61,26</text:p>
          </table:table-cell>
          <table:table-cell table:style-name="ce38" table:formula="of:=[.AD22]/[.AF22]" office:value-type="percentage" office:value="0.566708714282452">
            <text:p>56,67%</text:p>
          </table:table-cell>
          <table:table-cell table:style-name="ce19" table:formula="of:=[.Q22]+[.Y22]" office:value-type="float" office:value="108.103302083333">
            <text:p>108,10</text:p>
          </table:table-cell>
          <table:table-cell table:style-name="ce39" table:formula="of:=[.AF22]/90" office:value-type="percentage" office:value="1.20114780092592">
            <text:p>120,11%</text:p>
          </table:table-cell>
          <table:table-cell table:number-columns-repeated="4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5" office:value-type="string">
            <text:p>LA J</text:p>
          </table:table-cell>
          <table:table-cell table:style-name="ce8" office:value-type="float" office:value="42359">
            <text:p>21/12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4.3">
            <text:p>34,3</text:p>
          </table:table-cell>
          <table:table-cell table:style-name="ce10" office:value-type="float" office:value="2.60781827016521">
            <text:p>2,6</text:p>
          </table:table-cell>
          <table:table-cell table:style-name="ce19" table:formula="of:=([.K23])*4" office:value-type="float" office:value="10.4312730806608">
            <text:p>10,43</text:p>
          </table:table-cell>
          <table:table-cell table:style-name="ce10" office:value-type="float" office:value="3.00305442176871">
            <text:p>3,0</text:p>
          </table:table-cell>
          <table:table-cell table:style-name="ce10" table:formula="of:=[.M23]*9" office:value-type="float" office:value="27.0274897959184">
            <text:p>27,0</text:p>
          </table:table-cell>
          <table:table-cell table:style-name="ce10" office:value-type="float" office:value="7.95431486880467">
            <text:p>8,0</text:p>
          </table:table-cell>
          <table:table-cell table:style-name="ce10" table:formula="of:=[.O23]*4" office:value-type="float" office:value="31.8172594752187">
            <text:p>31,8</text:p>
          </table:table-cell>
          <table:table-cell table:style-name="ce10" office:value-type="float" office:value="69.2760223517979">
            <text:p>69,3</text:p>
          </table:table-cell>
          <table:table-cell table:style-name="ce10" office:value-type="float" office:value="0">
            <text:p>0,0</text:p>
          </table:table-cell>
          <table:table-cell table:style-name="ce19" table:formula="of:=([.R23]*4)/[.J2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3]*9)/[.J2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3]*4)/[.J2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3]/[.J23]" office:value-type="float" office:value="0">
            <text:p>0,00</text:p>
          </table:table-cell>
          <table:table-cell table:style-name="ce19" table:formula="of:=[.L23]+[.S23]" office:value-type="float" office:value="10.4312730806608">
            <text:p>10,43</text:p>
          </table:table-cell>
          <table:table-cell table:style-name="ce33" table:formula="of:=[.Z23]/[.AF23]" office:value-type="percentage" office:value="0.150575519877407">
            <text:p>15,06%</text:p>
          </table:table-cell>
          <table:table-cell table:style-name="ce19" table:formula="of:=[.N23]+[.U23]" office:value-type="float" office:value="27.0274897959184">
            <text:p>27,03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3]+[.W23]" office:value-type="float" office:value="31.8172594752187">
            <text:p>31,82</text:p>
          </table:table-cell>
          <table:table-cell table:style-name="ce38" table:formula="of:=[.AD23]/[.AF23]" office:value-type="percentage" office:value="0.459282424063612">
            <text:p>45,93%</text:p>
          </table:table-cell>
          <table:table-cell table:style-name="ce19" table:formula="of:=[.Q23]+[.Y23]" office:value-type="float" office:value="69.2760223517979">
            <text:p>69,28</text:p>
          </table:table-cell>
          <table:table-cell table:style-name="ce39" table:formula="of:=[.AF23]/75" office:value-type="percentage" office:value="0.923680298023972">
            <text:p>92,37%</text:p>
          </table:table-cell>
          <table:table-cell table:number-columns-repeated="4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5" office:value-type="string">
            <text:p>RO O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8.8">
            <text:p>18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4">
            <text:p>64</text:p>
          </table:table-cell>
          <table:table-cell table:style-name="ce10" office:value-type="float" office:value="1.45779427083333">
            <text:p>1,5</text:p>
          </table:table-cell>
          <table:table-cell table:style-name="ce19" table:formula="of:=([.K24])*4" office:value-type="float" office:value="5.83117708333332">
            <text:p>5,83</text:p>
          </table:table-cell>
          <table:table-cell table:style-name="ce10" office:value-type="float" office:value="1.36336666666667">
            <text:p>1,4</text:p>
          </table:table-cell>
          <table:table-cell table:style-name="ce10" table:formula="of:=[.M24]*9" office:value-type="float" office:value="12.2703">
            <text:p>12,3</text:p>
          </table:table-cell>
          <table:table-cell table:style-name="ce10" office:value-type="float" office:value="4.46101041666667">
            <text:p>4,5</text:p>
          </table:table-cell>
          <table:table-cell table:style-name="ce10" table:formula="of:=[.O24]*4" office:value-type="float" office:value="17.8440416666667">
            <text:p>17,8</text:p>
          </table:table-cell>
          <table:table-cell table:style-name="ce10" office:value-type="float" office:value="35.94551875">
            <text:p>35,9</text:p>
          </table:table-cell>
          <table:table-cell table:style-name="ce10" office:value-type="float" office:value="0">
            <text:p>0,0</text:p>
          </table:table-cell>
          <table:table-cell table:style-name="ce19" table:formula="of:=([.R24]*4)/[.J2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4]*9)/[.J2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4]*4)/[.J2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4]/[.J24]" office:value-type="float" office:value="0">
            <text:p>0,00</text:p>
          </table:table-cell>
          <table:table-cell table:style-name="ce19" table:formula="of:=[.L24]+[.S24]" office:value-type="float" office:value="5.83117708333332">
            <text:p>5,83</text:p>
          </table:table-cell>
          <table:table-cell table:style-name="ce33" table:formula="of:=[.Z24]/[.AF24]" office:value-type="percentage" office:value="0.162222643770674">
            <text:p>16,22%</text:p>
          </table:table-cell>
          <table:table-cell table:style-name="ce19" table:formula="of:=[.N24]+[.U24]" office:value-type="float" office:value="12.2703">
            <text:p>12,27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4]+[.W24]" office:value-type="float" office:value="17.8440416666667">
            <text:p>17,84</text:p>
          </table:table-cell>
          <table:table-cell table:style-name="ce38" table:formula="of:=[.AD24]/[.AF24]" office:value-type="percentage" office:value="0.496419088865331">
            <text:p>49,64%</text:p>
          </table:table-cell>
          <table:table-cell table:style-name="ce19" table:formula="of:=[.Q24]+[.Y24]" office:value-type="float" office:value="35.94551875">
            <text:p>35,95</text:p>
          </table:table-cell>
          <table:table-cell table:style-name="ce39" table:formula="of:=[.AF24]/60" office:value-type="percentage" office:value="0.599091979166667">
            <text:p>59,91%</text:p>
          </table:table-cell>
          <table:table-cell table:number-columns-repeated="4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5" office:value-type="string">
            <text:p>VE P</text:p>
          </table:table-cell>
          <table:table-cell table:style-name="ce8" office:value-type="float" office:value="42110">
            <text:p>16/04/15</text:p>
          </table:table-cell>
          <table:table-cell table:style-name="ce10" office:value-type="float" office:value="11.1">
            <text:p>11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4.85">
            <text:p>14,85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56185036119711">
            <text:p>3,6</text:p>
          </table:table-cell>
          <table:table-cell table:style-name="ce19" table:formula="of:=([.K25])*4" office:value-type="float" office:value="14.2474014447884">
            <text:p>14,25</text:p>
          </table:table-cell>
          <table:table-cell table:style-name="ce10" office:value-type="float" office:value="3.49213044375645">
            <text:p>3,5</text:p>
          </table:table-cell>
          <table:table-cell table:style-name="ce10" table:formula="of:=[.M25]*9" office:value-type="float" office:value="31.429173993808">
            <text:p>31,4</text:p>
          </table:table-cell>
          <table:table-cell table:style-name="ce10" office:value-type="float" office:value="10.9882234262126">
            <text:p>11,0</text:p>
          </table:table-cell>
          <table:table-cell table:style-name="ce10" table:formula="of:=[.O25]*4" office:value-type="float" office:value="43.9528937048504">
            <text:p>44,0</text:p>
          </table:table-cell>
          <table:table-cell table:style-name="ce10" office:value-type="float" office:value="89.6294691434469">
            <text:p>89,6</text:p>
          </table:table-cell>
          <table:table-cell table:style-name="ce10" office:value-type="float" office:value="0">
            <text:p>0,0</text:p>
          </table:table-cell>
          <table:table-cell table:style-name="ce19" table:formula="of:=([.R25]*4)/[.J2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5]*9)/[.J2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5]*4)/[.J2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5]/[.J25]" office:value-type="float" office:value="0">
            <text:p>0,00</text:p>
          </table:table-cell>
          <table:table-cell table:style-name="ce19" table:formula="of:=[.L25]+[.S25]" office:value-type="float" office:value="14.2474014447884">
            <text:p>14,25</text:p>
          </table:table-cell>
          <table:table-cell table:style-name="ce33" table:formula="of:=[.Z25]/[.AF25]" office:value-type="percentage" office:value="0.158958895784447">
            <text:p>15,90%</text:p>
          </table:table-cell>
          <table:table-cell table:style-name="ce19" table:formula="of:=[.N25]+[.U25]" office:value-type="float" office:value="31.429173993808">
            <text:p>31,43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5]+[.W25]" office:value-type="float" office:value="43.9528937048504">
            <text:p>43,95</text:p>
          </table:table-cell>
          <table:table-cell table:style-name="ce38" table:formula="of:=[.AD25]/[.AF25]" office:value-type="percentage" office:value="0.490384402863151">
            <text:p>49,04%</text:p>
          </table:table-cell>
          <table:table-cell table:style-name="ce19" table:formula="of:=[.Q25]+[.Y25]" office:value-type="float" office:value="89.6294691434469">
            <text:p>89,63</text:p>
          </table:table-cell>
          <table:table-cell table:style-name="ce39" table:formula="of:=[.AF25]/75" office:value-type="percentage" office:value="1.19505958857929">
            <text:p>119,51%</text:p>
          </table:table-cell>
          <table:table-cell table:number-columns-repeated="4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5" office:value-type="string">
            <text:p>VE P</text:p>
          </table:table-cell>
          <table:table-cell table:style-name="ce8" office:value-type="float" office:value="42472">
            <text:p>12/04/16</text:p>
          </table:table-cell>
          <table:table-cell table:style-name="ce10" office:value-type="float" office:value="12.1">
            <text:p>12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15.18">
            <text:p>15,18</text:p>
          </table:table-cell>
          <table:table-cell table:style-name="ce12" office:value-type="float" office:value="-1.2">
            <text:p>-1,2</text:p>
          </table:table-cell>
          <table:table-cell table:style-name="ce5" office:value-type="float" office:value="36">
            <text:p>36</text:p>
          </table:table-cell>
          <table:table-cell table:style-name="ce10" office:value-type="float" office:value="3.01302525252525">
            <text:p>3,0</text:p>
          </table:table-cell>
          <table:table-cell table:style-name="ce19" table:formula="of:=([.K26])*4" office:value-type="float" office:value="12.052101010101">
            <text:p>12,05</text:p>
          </table:table-cell>
          <table:table-cell table:style-name="ce10" office:value-type="float" office:value="2.78755555555556">
            <text:p>2,8</text:p>
          </table:table-cell>
          <table:table-cell table:style-name="ce10" table:formula="of:=[.M26]*9" office:value-type="float" office:value="25.088">
            <text:p>25,1</text:p>
          </table:table-cell>
          <table:table-cell table:style-name="ce10" office:value-type="float" office:value="7.84168080808081">
            <text:p>7,8</text:p>
          </table:table-cell>
          <table:table-cell table:style-name="ce10" table:formula="of:=[.O26]*4" office:value-type="float" office:value="31.3667232323232">
            <text:p>31,4</text:p>
          </table:table-cell>
          <table:table-cell table:style-name="ce10" office:value-type="float" office:value="68.5068242424243">
            <text:p>68,5</text:p>
          </table:table-cell>
          <table:table-cell table:style-name="ce10" office:value-type="float" office:value="0">
            <text:p>0,0</text:p>
          </table:table-cell>
          <table:table-cell table:style-name="ce19" table:formula="of:=([.R26]*4)/[.J2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6]*9)/[.J2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6]*4)/[.J2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6]/[.J26]" office:value-type="float" office:value="0">
            <text:p>0,00</text:p>
          </table:table-cell>
          <table:table-cell table:style-name="ce19" table:formula="of:=[.L26]+[.S26]" office:value-type="float" office:value="12.052101010101">
            <text:p>12,05</text:p>
          </table:table-cell>
          <table:table-cell table:style-name="ce33" table:formula="of:=[.Z26]/[.AF26]" office:value-type="percentage" office:value="0.175925554036082">
            <text:p>17,59%</text:p>
          </table:table-cell>
          <table:table-cell table:style-name="ce19" table:formula="of:=[.N26]+[.U26]" office:value-type="float" office:value="25.088">
            <text:p>25,09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6]+[.W26]" office:value-type="float" office:value="31.3667232323232">
            <text:p>31,37</text:p>
          </table:table-cell>
          <table:table-cell table:style-name="ce38" table:formula="of:=[.AD26]/[.AF26]" office:value-type="percentage" office:value="0.457862754246587">
            <text:p>45,79%</text:p>
          </table:table-cell>
          <table:table-cell table:style-name="ce19" table:formula="of:=[.Q26]+[.Y26]" office:value-type="float" office:value="68.5068242424243">
            <text:p>68,51</text:p>
          </table:table-cell>
          <table:table-cell table:style-name="ce39" table:formula="of:=[.AF26]/60" office:value-type="percentage" office:value="1.14178040404041">
            <text:p>114,18%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3">
          <table:table-cell table:number-columns-repeated="8"/>
          <table:table-cell table:style-name="ce13"/>
          <table:table-cell table:style-name="Default" table:number-columns-repeated="7"/>
          <table:table-cell table:number-columns-repeated="21"/>
        </table:table-row>
        <table:table-row table:style-name="ro2" table:number-rows-repeated="26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1048324">
          <table:table-cell table:number-columns-repeated="37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 table:number-rows-repeated="4">
          <table:table-cell table:number-columns-repeated="37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 table:number-rows-repeated="2">
          <table:table-cell table:number-columns-repeated="37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 table:number-rows-repeated="34">
          <table:table-cell table:number-columns-repeated="37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style-name="ce18" office:value-type="string">
            <text:p>APPORT ENERGETIQUE JOURNALIER</text:p>
          </table:table-cell>
          <table:table-cell table:style-name="ce18"/>
          <table:table-cell table:style-name="ce21" table:number-columns-repeated="5"/>
          <table:table-cell table:style-name="ce18" office:value-type="string">
            <text:p>SOUTIEN NUTRITIONNEL</text:p>
          </table:table-cell>
          <table:table-cell table:style-name="ce18"/>
          <table:table-cell table:style-name="ce21" table:number-columns-repeated="6"/>
          <table:table-cell table:style-name="ce21" office:value-type="string">
            <text:p>TOTAL APPORTS</text:p>
          </table:table-cell>
          <table:table-cell table:style-name="ce21" table:number-columns-repeated="7"/>
          <table:table-cell table:style-name="ce40" table:number-columns-repeated="4"/>
        </table:table-row>
        <table:table-row table:style-name="ro3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</text:p>
          </table:table-cell>
          <table:table-cell table:style-name="ce16" office:value-type="string">
            <text:p>Prot kCal/kg/j</text:p>
          </table:table-cell>
          <table:table-cell table:style-name="ce20" office:value-type="string">
            <text:p>Lipid</text:p>
          </table:table-cell>
          <table:table-cell table:style-name="ce22" office:value-type="string">
            <text:p>Lip kCal/kg/j</text:p>
          </table:table-cell>
          <table:table-cell table:style-name="ce23" office:value-type="string">
            <text:p>Glc</text:p>
          </table:table-cell>
          <table:table-cell table:style-name="ce24" office:value-type="string">
            <text:p>Glu kCal/kg/j</text:p>
          </table:table-cell>
          <table:table-cell table:style-name="ce25" office:value-type="string">
            <text:p>kCalkg/j</text:p>
          </table:table-cell>
          <table:table-cell table:style-name="ce26" office:value-type="string">
            <text:p>Prot g/j</text:p>
          </table:table-cell>
          <table:table-cell table:style-name="ce27" office:value-type="string">
            <text:p>Prot kcal/kg/j</text:p>
          </table:table-cell>
          <table:table-cell table:style-name="ce28" office:value-type="string">
            <text:p>Lipid g/j</text:p>
          </table:table-cell>
          <table:table-cell table:style-name="ce29" office:value-type="string">
            <text:p>Lipid kcal/kg/j</text:p>
          </table:table-cell>
          <table:table-cell table:style-name="ce30" office:value-type="string">
            <text:p>Glc g/j</text:p>
          </table:table-cell>
          <table:table-cell table:style-name="ce30" office:value-type="string">
            <text:p>Glc kcal/kg/j</text:p>
          </table:table-cell>
          <table:table-cell table:style-name="ce25" office:value-type="string">
            <text:p>kCal/j</text:p>
          </table:table-cell>
          <table:table-cell table:style-name="ce25" office:value-type="string">
            <text:p>kcal/kg/j</text:p>
          </table:table-cell>
          <table:table-cell table:style-name="ce31" office:value-type="string">
            <text:p>Prot kCal/kg/j</text:p>
          </table:table-cell>
          <table:table-cell table:style-name="ce32" office:value-type="string">
            <text:p>% des apports totaux</text:p>
          </table:table-cell>
          <table:table-cell table:style-name="ce34" office:value-type="string">
            <text:p>Lipides kCal/kg/j</text:p>
          </table:table-cell>
          <table:table-cell table:style-name="ce35" office:value-type="string">
            <text:p>% des apports totaux</text:p>
          </table:table-cell>
          <table:table-cell table:style-name="ce36" office:value-type="string">
            <text:p>Glucides kCal/kg/j</text:p>
          </table:table-cell>
          <table:table-cell table:style-name="ce37" office:value-type="string">
            <text:p>% des apports totaux</text:p>
          </table:table-cell>
          <table:table-cell table:style-name="ce25" office:value-type="string">
            <text:p>kCal/kg/j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BE T</text:p>
          </table:table-cell>
          <table:table-cell table:style-name="ce8" office:value-type="float" office:value="42534">
            <text:p>13/06/16</text:p>
          </table:table-cell>
          <table:table-cell table:style-name="ce10" office:value-type="float" office:value="12.5">
            <text:p>12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6.47">
            <text:p>16,47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34.9">
            <text:p>34,9</text:p>
          </table:table-cell>
          <table:table-cell table:style-name="ce10" office:value-type="float" office:value="3.15815558739255">
            <text:p>3,2</text:p>
          </table:table-cell>
          <table:table-cell table:style-name="ce19" table:formula="of:=([.K1048434])*4" office:value-type="float" office:value="12.6326223495702">
            <text:p>12,63</text:p>
          </table:table-cell>
          <table:table-cell table:style-name="ce10" office:value-type="float" office:value="1.72489875835721">
            <text:p>1,7</text:p>
          </table:table-cell>
          <table:table-cell table:style-name="ce10" table:formula="of:=[.M1048434]*9" office:value-type="float" office:value="15.5240888252149">
            <text:p>15,5</text:p>
          </table:table-cell>
          <table:table-cell table:style-name="ce10" office:value-type="float" office:value="4.5331041069723">
            <text:p>4,5</text:p>
          </table:table-cell>
          <table:table-cell table:style-name="ce10" table:formula="of:=[.O1048434]*4" office:value-type="float" office:value="18.1324164278892">
            <text:p>18,1</text:p>
          </table:table-cell>
          <table:table-cell table:style-name="ce10" office:value-type="float" office:value="46.2891276026743">
            <text:p>46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4]*4)/[.J104843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4]*9)/[.J104843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4]*4)/[.J104843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4]/[.J1048434]" office:value-type="float" office:value="0">
            <text:p>0,00</text:p>
          </table:table-cell>
          <table:table-cell table:style-name="ce19" table:formula="of:=[.L1048434]+[.S1048434]" office:value-type="float" office:value="12.6326223495702">
            <text:p>12,63</text:p>
          </table:table-cell>
          <table:table-cell table:style-name="ce33" table:formula="of:=[.Z1048434]/[.AF1048434]" office:value-type="percentage" office:value="0.272906900687417">
            <text:p>27,29%</text:p>
          </table:table-cell>
          <table:table-cell table:style-name="ce19" table:formula="of:=[.N1048434]+[.U1048434]" office:value-type="float" office:value="15.5240888252149">
            <text:p>15,52</text:p>
          </table:table-cell>
          <table:table-cell table:style-name="ce33" table:formula="of:=([.M1048434]+[.T1048434])/([.Q1048434]+[.X1048434])" office:value-type="percentage" office:value="0.0372635832146803">
            <text:p>3,73%</text:p>
          </table:table-cell>
          <table:table-cell table:style-name="ce19" table:formula="of:=[.P1048434]+[.W1048434]" office:value-type="float" office:value="18.1324164278892">
            <text:p>18,13</text:p>
          </table:table-cell>
          <table:table-cell table:style-name="ce38" table:formula="of:=[.AD1048434]/[.AF1048434]" office:value-type="percentage" office:value="0.39172085038046">
            <text:p>39,17%</text:p>
          </table:table-cell>
          <table:table-cell table:style-name="ce19" table:formula="of:=[.Q1048434]+[.Y1048434]" office:value-type="float" office:value="46.2891276026743">
            <text:p>46,29</text:p>
          </table:table-cell>
          <table:table-cell table:style-name="ce39" table:formula="of:=[.AF1048434]/60" office:value-type="percentage" office:value="0.771485460044572">
            <text:p>77,15%</text:p>
          </table:table-cell>
          <table:table-cell table:number-columns-repeated="4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string">
            <text:p>BE T</text:p>
          </table:table-cell>
          <table:table-cell table:style-name="ce8" office:value-type="float" office:value="43003">
            <text:p>25/09/17</text:p>
          </table:table-cell>
          <table:table-cell table:style-name="ce10" office:value-type="float" office:value="13.8">
            <text:p>13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4.5">
            <text:p>154,5</text:p>
          </table:table-cell>
          <table:table-cell table:style-name="ce5" office:value-type="float" office:value="16.63">
            <text:p>16,63</text:p>
          </table:table-cell>
          <table:table-cell table:style-name="ce12" office:value-type="float" office:value="-0.9">
            <text:p>-0,9</text:p>
          </table:table-cell>
          <table:table-cell table:style-name="ce5" office:value-type="float" office:value="39.7">
            <text:p>39,7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2635">
            <text:p>22/09/16</text:p>
          </table:table-cell>
          <table:table-cell table:style-name="ce10" office:value-type="float" office:value="16.1">
            <text:p>16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.49">
            <text:p>18,4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45">
            <text:p>45</text:p>
          </table:table-cell>
          <table:table-cell table:style-name="ce10" office:value-type="float" office:value="2.20509555555556">
            <text:p>2,2</text:p>
          </table:table-cell>
          <table:table-cell table:style-name="ce19" table:formula="of:=([.K1048436])*4" office:value-type="float" office:value="8.82038222222224">
            <text:p>8,82</text:p>
          </table:table-cell>
          <table:table-cell table:style-name="ce10" office:value-type="float" office:value="3.17248222222222">
            <text:p>3,2</text:p>
          </table:table-cell>
          <table:table-cell table:style-name="ce10" table:formula="of:=[.M1048436]*9" office:value-type="float" office:value="28.55234">
            <text:p>28,6</text:p>
          </table:table-cell>
          <table:table-cell table:style-name="ce10" office:value-type="float" office:value="7.1068">
            <text:p>7,1</text:p>
          </table:table-cell>
          <table:table-cell table:style-name="ce10" table:formula="of:=[.O1048436]*4" office:value-type="float" office:value="28.4272">
            <text:p>28,4</text:p>
          </table:table-cell>
          <table:table-cell table:style-name="ce10" office:value-type="float" office:value="65.7999222222222">
            <text:p>65,8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6]*4)/[.J104843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6]*9)/[.J104843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6]*4)/[.J104843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6]/[.J1048436]" office:value-type="float" office:value="0">
            <text:p>0,00</text:p>
          </table:table-cell>
          <table:table-cell table:style-name="ce19" table:formula="of:=[.L1048436]+[.S1048436]" office:value-type="float" office:value="8.82038222222224">
            <text:p>8,82</text:p>
          </table:table-cell>
          <table:table-cell table:style-name="ce33" table:formula="of:=[.Z1048436]/[.AF1048436]" office:value-type="percentage" office:value="0.13404852048964">
            <text:p>13,40%</text:p>
          </table:table-cell>
          <table:table-cell table:style-name="ce19" table:formula="of:=[.N1048436]+[.U1048436]" office:value-type="float" office:value="28.55234">
            <text:p>28,55</text:p>
          </table:table-cell>
          <table:table-cell table:style-name="ce33" table:formula="of:=([.M1048436]+[.T1048436])/([.Q1048436]+[.X1048436])" office:value-type="percentage" office:value="0.0482140725259216">
            <text:p>4,82%</text:p>
          </table:table-cell>
          <table:table-cell table:style-name="ce19" table:formula="of:=[.P1048436]+[.W1048436]" office:value-type="float" office:value="28.4272">
            <text:p>28,43</text:p>
          </table:table-cell>
          <table:table-cell table:style-name="ce38" table:formula="of:=[.AD1048436]/[.AF1048436]" office:value-type="percentage" office:value="0.432024826777067">
            <text:p>43,20%</text:p>
          </table:table-cell>
          <table:table-cell table:style-name="ce19" table:formula="of:=[.Q1048436]+[.Y1048436]" office:value-type="float" office:value="65.7999222222222">
            <text:p>65,80</text:p>
          </table:table-cell>
          <table:table-cell table:style-name="ce39" table:formula="of:=[.AF1048436]/60" office:value-type="percentage" office:value="1.09666537037037">
            <text:p>109,67%</text:p>
          </table:table-cell>
          <table:table-cell table:number-columns-repeated="4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3006">
            <text:p>28/09/17</text:p>
          </table:table-cell>
          <table:table-cell table:style-name="ce10" office:value-type="float" office:value="17.1">
            <text:p>17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.03">
            <text:p>19,03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47.5">
            <text:p>47,5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6" office:value-type="string">
            <text:p>BO A</text:p>
          </table:table-cell>
          <table:table-cell table:style-name="ce8" office:value-type="float" office:value="42405">
            <text:p>05/02/16</text:p>
          </table:table-cell>
          <table:table-cell table:style-name="ce10" office:value-type="float" office:value="8.3">
            <text:p>8,3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0.9">
            <text:p>20,9</text:p>
          </table:table-cell>
          <table:table-cell table:style-name="ce10" office:value-type="float" office:value="2.46395215311005">
            <text:p>2,5</text:p>
          </table:table-cell>
          <table:table-cell table:style-name="ce19" table:formula="of:=([.K1048438])*4" office:value-type="float" office:value="9.8558086124402">
            <text:p>9,86</text:p>
          </table:table-cell>
          <table:table-cell table:style-name="ce10" office:value-type="float" office:value="3.2117033492823">
            <text:p>3,2</text:p>
          </table:table-cell>
          <table:table-cell table:style-name="ce10" table:formula="of:=[.M1048438]*9" office:value-type="float" office:value="28.9053301435407">
            <text:p>28,9</text:p>
          </table:table-cell>
          <table:table-cell table:style-name="ce10" office:value-type="float" office:value="9.54937799043062">
            <text:p>9,5</text:p>
          </table:table-cell>
          <table:table-cell table:style-name="ce10" table:formula="of:=[.O1048438]*4" office:value-type="float" office:value="38.1975119617225">
            <text:p>38,2</text:p>
          </table:table-cell>
          <table:table-cell table:style-name="ce10" office:value-type="float" office:value="76.9586507177034">
            <text:p>77,0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8]*4)/[.J104843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8]*9)/[.J104843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8]*4)/[.J104843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8]/[.J1048438]" office:value-type="float" office:value="0">
            <text:p>0,00</text:p>
          </table:table-cell>
          <table:table-cell table:style-name="ce19" table:formula="of:=[.L1048438]+[.S1048438]" office:value-type="float" office:value="9.8558086124402">
            <text:p>9,86</text:p>
          </table:table-cell>
          <table:table-cell table:style-name="ce33" table:formula="of:=[.Z1048438]/[.AF1048438]" office:value-type="percentage" office:value="0.128066286512648">
            <text:p>12,81%</text:p>
          </table:table-cell>
          <table:table-cell table:style-name="ce19" table:formula="of:=[.N1048438]+[.U1048438]" office:value-type="float" office:value="28.9053301435407">
            <text:p>28,91</text:p>
          </table:table-cell>
          <table:table-cell table:style-name="ce33" table:formula="of:=([.M1048438]+[.T1048438])/([.Q1048438]+[.X1048438])" office:value-type="percentage" office:value="0.0417328437976822">
            <text:p>4,17%</text:p>
          </table:table-cell>
          <table:table-cell table:style-name="ce19" table:formula="of:=[.P1048438]+[.W1048438]" office:value-type="float" office:value="38.1975119617225">
            <text:p>38,20</text:p>
          </table:table-cell>
          <table:table-cell table:style-name="ce38" table:formula="of:=[.AD1048438]/[.AF1048438]" office:value-type="percentage" office:value="0.496338119308212">
            <text:p>49,63%</text:p>
          </table:table-cell>
          <table:table-cell table:style-name="ce19" table:formula="of:=[.Q1048438]+[.Y1048438]" office:value-type="float" office:value="76.9586507177034">
            <text:p>76,96</text:p>
          </table:table-cell>
          <table:table-cell table:style-name="ce39" table:formula="of:=[.AF1048438]/75" office:value-type="percentage" office:value="1.02611534290271">
            <text:p>102,61%</text:p>
          </table:table-cell>
          <table:table-cell table:number-columns-repeated="4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6" office:value-type="string">
            <text:p>BO J</text:p>
          </table:table-cell>
          <table:table-cell table:style-name="ce8" office:value-type="float" office:value="41771">
            <text:p>12/05/14</text:p>
          </table:table-cell>
          <table:table-cell table:style-name="ce10" office:value-type="float" office:value="10">
            <text:p>10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28.5">
            <text:p>128,5</text:p>
          </table:table-cell>
          <table:table-cell table:style-name="ce2" office:value-type="float" office:value="15.87">
            <text:p>15,87</text:p>
          </table:table-cell>
          <table:table-cell table:style-name="ce5" office:value-type="float" office:value="-0.2">
            <text:p>-0,2</text:p>
          </table:table-cell>
          <table:table-cell table:style-name="ce5" office:value-type="float" office:value="27">
            <text:p>27</text:p>
          </table:table-cell>
          <table:table-cell table:style-name="ce10" office:value-type="float" office:value="3.68429012345679">
            <text:p>3,7</text:p>
          </table:table-cell>
          <table:table-cell table:style-name="ce19" table:formula="of:=([.K1048439])*4" office:value-type="float" office:value="14.7371604938272">
            <text:p>14,74</text:p>
          </table:table-cell>
          <table:table-cell table:style-name="ce10" office:value-type="float" office:value="3.02927716049383">
            <text:p>3,0</text:p>
          </table:table-cell>
          <table:table-cell table:style-name="ce10" table:formula="of:=[.M1048439]*9" office:value-type="float" office:value="27.2634944444445">
            <text:p>27,3</text:p>
          </table:table-cell>
          <table:table-cell table:style-name="ce10" office:value-type="float" office:value="10.7937518518519">
            <text:p>10,8</text:p>
          </table:table-cell>
          <table:table-cell table:style-name="ce10" table:formula="of:=[.O1048439]*4" office:value-type="float" office:value="43.1750074074076">
            <text:p>43,2</text:p>
          </table:table-cell>
          <table:table-cell table:style-name="ce10" office:value-type="float" office:value="85.175662345679">
            <text:p>85,2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9]*4)/[.J104843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9]*9)/[.J104843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9]*4)/[.J104843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9]/[.J1048439]" office:value-type="float" office:value="0">
            <text:p>0,00</text:p>
          </table:table-cell>
          <table:table-cell table:style-name="ce19" table:formula="of:=[.L1048439]+[.S1048439]" office:value-type="float" office:value="14.7371604938272">
            <text:p>14,74</text:p>
          </table:table-cell>
          <table:table-cell table:style-name="ce33" table:formula="of:=[.Z1048439]/[.AF1048439]" office:value-type="percentage" office:value="0.17302079124454">
            <text:p>17,30%</text:p>
          </table:table-cell>
          <table:table-cell table:style-name="ce19" table:formula="of:=[.N1048439]+[.U1048439]" office:value-type="float" office:value="27.2634944444445">
            <text:p>27,26</text:p>
          </table:table-cell>
          <table:table-cell table:style-name="ce33" table:formula="of:=([.M1048439]+[.T1048439])/([.Q1048439]+[.X1048439])" office:value-type="percentage" office:value="0.0355650555225475">
            <text:p>3,56%</text:p>
          </table:table-cell>
          <table:table-cell table:style-name="ce19" table:formula="of:=[.P1048439]+[.W1048439]" office:value-type="float" office:value="43.1750074074076">
            <text:p>43,18</text:p>
          </table:table-cell>
          <table:table-cell table:style-name="ce38" table:formula="of:=[.AD1048439]/[.AF1048439]" office:value-type="percentage" office:value="0.506893709052535">
            <text:p>50,69%</text:p>
          </table:table-cell>
          <table:table-cell table:style-name="ce19" table:formula="of:=[.Q1048439]+[.Y1048439]" office:value-type="float" office:value="85.175662345679">
            <text:p>85,18</text:p>
          </table:table-cell>
          <table:table-cell table:style-name="ce39" table:formula="of:=[.AF1048439]/75" office:value-type="percentage" office:value="1.13567549794239">
            <text:p>113,57%</text:p>
          </table:table-cell>
          <table:table-cell table:number-columns-repeated="4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6" office:value-type="string">
            <text:p>BO J</text:p>
          </table:table-cell>
          <table:table-cell table:style-name="ce8" office:value-type="float" office:value="42093">
            <text:p>30/03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6.41">
            <text:p>16,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10" office:value-type="float" office:value="3.40375862068965">
            <text:p>3,4</text:p>
          </table:table-cell>
          <table:table-cell table:style-name="ce19" table:formula="of:=([.K1048440])*4" office:value-type="float" office:value="13.6150344827586">
            <text:p>13,62</text:p>
          </table:table-cell>
          <table:table-cell table:style-name="ce10" office:value-type="float" office:value="2.55035172413793">
            <text:p>2,6</text:p>
          </table:table-cell>
          <table:table-cell table:style-name="ce10" table:formula="of:=[.M1048440]*9" office:value-type="float" office:value="22.9531655172414">
            <text:p>23,0</text:p>
          </table:table-cell>
          <table:table-cell table:style-name="ce10" office:value-type="float" office:value="13.4401666666667">
            <text:p>13,4</text:p>
          </table:table-cell>
          <table:table-cell table:style-name="ce10" table:formula="of:=[.O1048440]*4" office:value-type="float" office:value="53.7606666666668">
            <text:p>53,8</text:p>
          </table:table-cell>
          <table:table-cell table:style-name="ce10" office:value-type="float" office:value="90.3288666666667">
            <text:p>90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0]*4)/[.J1048440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0]*9)/[.J104844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0]*4)/[.J104844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0]/[.J1048440]" office:value-type="float" office:value="0">
            <text:p>0,00</text:p>
          </table:table-cell>
          <table:table-cell table:style-name="ce19" table:formula="of:=[.L1048440]+[.S1048440]" office:value-type="float" office:value="13.6150344827586">
            <text:p>13,62</text:p>
          </table:table-cell>
          <table:table-cell table:style-name="ce33" table:formula="of:=[.Z1048440]/[.AF1048440]" office:value-type="percentage" office:value="0.150727391864674">
            <text:p>15,07%</text:p>
          </table:table-cell>
          <table:table-cell table:style-name="ce19" table:formula="of:=[.N1048440]+[.U1048440]" office:value-type="float" office:value="22.9531655172414">
            <text:p>22,95</text:p>
          </table:table-cell>
          <table:table-cell table:style-name="ce33" table:formula="of:=([.M1048440]+[.T1048440])/([.Q1048440]+[.X1048440])" office:value-type="percentage" office:value="0.0282340719888503">
            <text:p>2,82%</text:p>
          </table:table-cell>
          <table:table-cell table:style-name="ce19" table:formula="of:=[.P1048440]+[.W1048440]" office:value-type="float" office:value="53.7606666666668">
            <text:p>53,76</text:p>
          </table:table-cell>
          <table:table-cell table:style-name="ce38" table:formula="of:=[.AD1048440]/[.AF1048440]" office:value-type="percentage" office:value="0.595165960235673">
            <text:p>59,52%</text:p>
          </table:table-cell>
          <table:table-cell table:style-name="ce19" table:formula="of:=[.Q1048440]+[.Y1048440]" office:value-type="float" office:value="90.3288666666667">
            <text:p>90,33</text:p>
          </table:table-cell>
          <table:table-cell table:style-name="ce39" table:formula="of:=[.AF1048440]/75" office:value-type="percentage" office:value="1.20438488888889">
            <text:p>120,44%</text:p>
          </table:table-cell>
          <table:table-cell table:number-columns-repeated="4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BR N</text:p>
          </table:table-cell>
          <table:table-cell table:style-name="ce8" office:value-type="float" office:value="42243">
            <text:p>27/08/15</text:p>
          </table:table-cell>
          <table:table-cell table:style-name="ce10" office:value-type="float" office:value="8.7">
            <text:p>8,7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16.5">
            <text:p>116,5</text:p>
          </table:table-cell>
          <table:table-cell table:style-name="ce5" office:value-type="float" office:value="15.99">
            <text:p>15,99</text:p>
          </table:table-cell>
          <table:table-cell table:style-name="ce12" office:value-type="float" office:value="0.3">
            <text:p>0,3</text:p>
          </table:table-cell>
          <table:table-cell table:style-name="ce5" office:value-type="float" office:value="24">
            <text:p>24</text:p>
          </table:table-cell>
          <table:table-cell table:style-name="ce10" office:value-type="float" office:value="2.46798263888889">
            <text:p>2,5</text:p>
          </table:table-cell>
          <table:table-cell table:style-name="ce19" table:formula="of:=([.K1048441])*4" office:value-type="float" office:value="9.87193055555556">
            <text:p>9,87</text:p>
          </table:table-cell>
          <table:table-cell table:style-name="ce10" office:value-type="float" office:value="2.68831583333333">
            <text:p>2,7</text:p>
          </table:table-cell>
          <table:table-cell table:style-name="ce10" table:formula="of:=[.M1048441]*9" office:value-type="float" office:value="24.1948425">
            <text:p>24,2</text:p>
          </table:table-cell>
          <table:table-cell table:style-name="ce10" office:value-type="float" office:value="9.70632638888889">
            <text:p>9,7</text:p>
          </table:table-cell>
          <table:table-cell table:style-name="ce10" table:formula="of:=[.O1048441]*4" office:value-type="float" office:value="38.8253055555556">
            <text:p>38,8</text:p>
          </table:table-cell>
          <table:table-cell table:style-name="ce10" office:value-type="float" office:value="72.8920786111111">
            <text:p>72,9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1]*4)/[.J104844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1]*9)/[.J104844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1]*4)/[.J104844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1]/[.J1048441]" office:value-type="float" office:value="0">
            <text:p>0,00</text:p>
          </table:table-cell>
          <table:table-cell table:style-name="ce19" table:formula="of:=[.L1048441]+[.S1048441]" office:value-type="float" office:value="9.87193055555556">
            <text:p>9,87</text:p>
          </table:table-cell>
          <table:table-cell table:style-name="ce33" table:formula="of:=[.Z1048441]/[.AF1048441]" office:value-type="percentage" office:value="0.135432144941615">
            <text:p>13,54%</text:p>
          </table:table-cell>
          <table:table-cell table:style-name="ce19" table:formula="of:=[.N1048441]+[.U1048441]" office:value-type="float" office:value="24.1948425">
            <text:p>24,19</text:p>
          </table:table-cell>
          <table:table-cell table:style-name="ce33" table:formula="of:=([.M1048441]+[.T1048441])/([.Q1048441]+[.X1048441])" office:value-type="percentage" office:value="0.0368807679045051">
            <text:p>3,69%</text:p>
          </table:table-cell>
          <table:table-cell table:style-name="ce19" table:formula="of:=[.P1048441]+[.W1048441]" office:value-type="float" office:value="38.8253055555556">
            <text:p>38,83</text:p>
          </table:table-cell>
          <table:table-cell table:style-name="ce38" table:formula="of:=[.AD1048441]/[.AF1048441]" office:value-type="percentage" office:value="0.532640943917839">
            <text:p>53,26%</text:p>
          </table:table-cell>
          <table:table-cell table:style-name="ce19" table:formula="of:=[.Q1048441]+[.Y1048441]" office:value-type="float" office:value="72.8920786111111">
            <text:p>72,89</text:p>
          </table:table-cell>
          <table:table-cell table:style-name="ce39" table:formula="of:=[.AF1048441]/75" office:value-type="percentage" office:value="0.971894381481481">
            <text:p>97,19%</text:p>
          </table:table-cell>
          <table:table-cell table:number-columns-repeated="4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BR N</text:p>
          </table:table-cell>
          <table:table-cell table:style-name="ce8" office:value-type="float" office:value="42408">
            <text:p>08/02/16</text:p>
          </table:table-cell>
          <table:table-cell table:style-name="ce10" office:value-type="float" office:value="9.2">
            <text:p>9,2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7.33">
            <text:p>17,33</text:p>
          </table:table-cell>
          <table:table-cell table:style-name="ce12" office:value-type="float" office:value="0.9">
            <text:p>0,9</text:p>
          </table:table-cell>
          <table:table-cell table:style-name="ce5" office:value-type="float" office:value="25.8">
            <text:p>25,8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5" office:value-type="string">
            <text:p>CA <text:s/>M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6.5">
            <text:p>16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1">
            <text:p>61</text:p>
          </table:table-cell>
          <table:table-cell table:style-name="ce10" office:value-type="float" office:value="2.60997267759563">
            <text:p>2,6</text:p>
          </table:table-cell>
          <table:table-cell table:style-name="ce19" table:formula="of:=([.K1048443])*4" office:value-type="float" office:value="10.4398907103825">
            <text:p>10,44</text:p>
          </table:table-cell>
          <table:table-cell table:style-name="ce10" office:value-type="float" office:value="1.6254043715847">
            <text:p>1,6</text:p>
          </table:table-cell>
          <table:table-cell table:style-name="ce10" table:formula="of:=[.M1048443]*9" office:value-type="float" office:value="14.6286393442623">
            <text:p>14,6</text:p>
          </table:table-cell>
          <table:table-cell table:style-name="ce10" office:value-type="float" office:value="3.98763114754098">
            <text:p>4,0</text:p>
          </table:table-cell>
          <table:table-cell table:style-name="ce10" table:formula="of:=[.O1048443]*4" office:value-type="float" office:value="15.9505245901639">
            <text:p>16,0</text:p>
          </table:table-cell>
          <table:table-cell table:style-name="ce10" office:value-type="float" office:value="41.0190546448087">
            <text:p>41,0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3]*4)/[.J104844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3]*9)/[.J104844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3]*4)/[.J104844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3]/[.J1048443]" office:value-type="float" office:value="0">
            <text:p>0,00</text:p>
          </table:table-cell>
          <table:table-cell table:style-name="ce19" table:formula="of:=[.L1048443]+[.S1048443]" office:value-type="float" office:value="10.4398907103825">
            <text:p>10,44</text:p>
          </table:table-cell>
          <table:table-cell table:style-name="ce33" table:formula="of:=[.Z1048443]/[.AF1048443]" office:value-type="percentage" office:value="0.254513196386006">
            <text:p>25,45%</text:p>
          </table:table-cell>
          <table:table-cell table:style-name="ce19" table:formula="of:=[.N1048443]+[.U1048443]" office:value-type="float" office:value="14.6286393442623">
            <text:p>14,63</text:p>
          </table:table-cell>
          <table:table-cell table:style-name="ce33" table:formula="of:=([.M1048443]+[.T1048443])/([.Q1048443]+[.X1048443])" office:value-type="percentage" office:value="0.0396255931702806">
            <text:p>3,96%</text:p>
          </table:table-cell>
          <table:table-cell table:style-name="ce19" table:formula="of:=[.P1048443]+[.W1048443]" office:value-type="float" office:value="15.9505245901639">
            <text:p>15,95</text:p>
          </table:table-cell>
          <table:table-cell table:style-name="ce38" table:formula="of:=[.AD1048443]/[.AF1048443]" office:value-type="percentage" office:value="0.388856465081469">
            <text:p>38,89%</text:p>
          </table:table-cell>
          <table:table-cell table:style-name="ce19" table:formula="of:=[.Q1048443]+[.Y1048443]" office:value-type="float" office:value="41.0190546448087">
            <text:p>41,02</text:p>
          </table:table-cell>
          <table:table-cell table:style-name="ce39" table:formula="of:=[.AF1048443]/60" office:value-type="percentage" office:value="0.683650910746812">
            <text:p>68,37%</text:p>
          </table:table-cell>
          <table:table-cell table:number-columns-repeated="4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6" office:value-type="string">
            <text:p>CO M</text:p>
          </table:table-cell>
          <table:table-cell table:style-name="ce8" office:value-type="float" office:value="42382">
            <text:p>13/01/16</text:p>
          </table:table-cell>
          <table:table-cell table:style-name="ce10" office:value-type="float" office:value="11">
            <text:p>11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1">
            <text:p>31</text:p>
          </table:table-cell>
          <table:table-cell table:style-name="ce10" office:value-type="float" office:value="2.08262365591398">
            <text:p>2,1</text:p>
          </table:table-cell>
          <table:table-cell table:style-name="ce19" table:formula="of:=([.K1048444])*4" office:value-type="float" office:value="8.33049462365592">
            <text:p>8,33</text:p>
          </table:table-cell>
          <table:table-cell table:style-name="ce10" office:value-type="float" office:value="1.44887204301075">
            <text:p>1,4</text:p>
          </table:table-cell>
          <table:table-cell table:style-name="ce10" table:formula="of:=[.M1048444]*9" office:value-type="float" office:value="13.0398483870968">
            <text:p>13,0</text:p>
          </table:table-cell>
          <table:table-cell table:style-name="ce10" office:value-type="float" office:value="4.85238494623656">
            <text:p>4,9</text:p>
          </table:table-cell>
          <table:table-cell table:style-name="ce10" table:formula="of:=[.O1048444]*4" office:value-type="float" office:value="19.4095397849462">
            <text:p>19,4</text:p>
          </table:table-cell>
          <table:table-cell table:style-name="ce10" office:value-type="float" office:value="40.7798827956989">
            <text:p>40,8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4]*4)/[.J104844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4]*9)/[.J104844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4]*4)/[.J104844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4]/[.J1048444]" office:value-type="float" office:value="0">
            <text:p>0,00</text:p>
          </table:table-cell>
          <table:table-cell table:style-name="ce19" table:formula="of:=[.L1048444]+[.S1048444]" office:value-type="float" office:value="8.33049462365592">
            <text:p>8,33</text:p>
          </table:table-cell>
          <table:table-cell table:style-name="ce33" table:formula="of:=[.Z1048444]/[.AF1048444]" office:value-type="percentage" office:value="0.204279513636428">
            <text:p>20,43%</text:p>
          </table:table-cell>
          <table:table-cell table:style-name="ce19" table:formula="of:=[.N1048444]+[.U1048444]" office:value-type="float" office:value="13.0398483870968">
            <text:p>13,04</text:p>
          </table:table-cell>
          <table:table-cell table:style-name="ce33" table:formula="of:=([.M1048444]+[.T1048444])/([.Q1048444]+[.X1048444])" office:value-type="percentage" office:value="0.0355290879640185">
            <text:p>3,55%</text:p>
          </table:table-cell>
          <table:table-cell table:style-name="ce19" table:formula="of:=[.P1048444]+[.W1048444]" office:value-type="float" office:value="19.4095397849462">
            <text:p>19,41</text:p>
          </table:table-cell>
          <table:table-cell table:style-name="ce38" table:formula="of:=[.AD1048444]/[.AF1048444]" office:value-type="percentage" office:value="0.475958694687406">
            <text:p>47,60%</text:p>
          </table:table-cell>
          <table:table-cell table:style-name="ce19" table:formula="of:=[.Q1048444]+[.Y1048444]" office:value-type="float" office:value="40.7798827956989">
            <text:p>40,78</text:p>
          </table:table-cell>
          <table:table-cell table:style-name="ce39" table:formula="of:=[.AF1048444]/75" office:value-type="percentage" office:value="0.543731770609319">
            <text:p>54,37%</text:p>
          </table:table-cell>
          <table:table-cell table:number-columns-repeated="4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5" office:value-type="string">
            <text:p>CO E</text:p>
          </table:table-cell>
          <table:table-cell table:style-name="ce8" office:value-type="float" office:value="42051">
            <text:p>16/02/15</text:p>
          </table:table-cell>
          <table:table-cell table:style-name="ce10" office:value-type="float" office:value="14.9">
            <text:p>14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6.23">
            <text:p>16,23</text:p>
          </table:table-cell>
          <table:table-cell table:style-name="ce12" office:value-type="float" office:value="-1.5">
            <text:p>-1,5</text:p>
          </table:table-cell>
          <table:table-cell table:style-name="ce5" office:value-type="float" office:value="39">
            <text:p>39</text:p>
          </table:table-cell>
          <table:table-cell table:style-name="ce10" office:value-type="float" office:value="3.78364035087719">
            <text:p>3,8</text:p>
          </table:table-cell>
          <table:table-cell table:style-name="ce19" table:formula="of:=([.K1048445])*4" office:value-type="float" office:value="15.1345614035088">
            <text:p>15,13</text:p>
          </table:table-cell>
          <table:table-cell table:style-name="ce10" office:value-type="float" office:value="3.14769298245614">
            <text:p>3,1</text:p>
          </table:table-cell>
          <table:table-cell table:style-name="ce10" table:formula="of:=[.M1048445]*9" office:value-type="float" office:value="28.3292368421053">
            <text:p>28,3</text:p>
          </table:table-cell>
          <table:table-cell table:style-name="ce10" office:value-type="float" office:value="7.54652894736842">
            <text:p>7,5</text:p>
          </table:table-cell>
          <table:table-cell table:style-name="ce10" table:formula="of:=[.O1048445]*4" office:value-type="float" office:value="30.1861157894737">
            <text:p>30,2</text:p>
          </table:table-cell>
          <table:table-cell table:style-name="ce10" office:value-type="float" office:value="73.6499140350877">
            <text:p>73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5]*4)/[.J104844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5]*9)/[.J104844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5]*4)/[.J104844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5]/[.J1048445]" office:value-type="float" office:value="0">
            <text:p>0,00</text:p>
          </table:table-cell>
          <table:table-cell table:style-name="ce19" table:formula="of:=[.L1048445]+[.S1048445]" office:value-type="float" office:value="15.1345614035088">
            <text:p>15,13</text:p>
          </table:table-cell>
          <table:table-cell table:style-name="ce33" table:formula="of:=[.Z1048445]/[.AF1048445]" office:value-type="percentage" office:value="0.205493266377724">
            <text:p>20,55%</text:p>
          </table:table-cell>
          <table:table-cell table:style-name="ce19" table:formula="of:=[.N1048445]+[.U1048445]" office:value-type="float" office:value="28.3292368421053">
            <text:p>28,33</text:p>
          </table:table-cell>
          <table:table-cell table:style-name="ce33" table:formula="of:=([.M1048445]+[.T1048445])/([.Q1048445]+[.X1048445])" office:value-type="percentage" office:value="0.0427385832515234">
            <text:p>4,27%</text:p>
          </table:table-cell>
          <table:table-cell table:style-name="ce19" table:formula="of:=[.P1048445]+[.W1048445]" office:value-type="float" office:value="30.1861157894737">
            <text:p>30,19</text:p>
          </table:table-cell>
          <table:table-cell table:style-name="ce38" table:formula="of:=[.AD1048445]/[.AF1048445]" office:value-type="percentage" office:value="0.409859484358565">
            <text:p>40,99%</text:p>
          </table:table-cell>
          <table:table-cell table:style-name="ce19" table:formula="of:=[.Q1048445]+[.Y1048445]" office:value-type="float" office:value="73.6499140350877">
            <text:p>73,65</text:p>
          </table:table-cell>
          <table:table-cell table:style-name="ce39" table:formula="of:=[.AF1048445]/60" office:value-type="percentage" office:value="1.22749856725146">
            <text:p>122,75%</text:p>
          </table:table-cell>
          <table:table-cell table:number-columns-repeated="4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CO T</text:p>
          </table:table-cell>
          <table:table-cell table:style-name="ce8" office:value-type="float" office:value="42643">
            <text:p>30/09/16</text:p>
          </table:table-cell>
          <table:table-cell table:style-name="ce10" office:value-type="float" office:value="14.8">
            <text:p>14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45">
            <text:p>45</text:p>
          </table:table-cell>
          <table:table-cell table:style-name="ce10" office:value-type="float" office:value="2.19518148148148">
            <text:p>2,2</text:p>
          </table:table-cell>
          <table:table-cell table:style-name="ce19" table:formula="of:=([.K1048446])*4" office:value-type="float" office:value="8.78072592592592">
            <text:p>8,78</text:p>
          </table:table-cell>
          <table:table-cell table:style-name="ce10" office:value-type="float" office:value="2.16704444444444">
            <text:p>2,2</text:p>
          </table:table-cell>
          <table:table-cell table:style-name="ce10" table:formula="of:=[.M1048446]*9" office:value-type="float" office:value="19.5034">
            <text:p>19,5</text:p>
          </table:table-cell>
          <table:table-cell table:style-name="ce10" office:value-type="float" office:value="9.29287407407407">
            <text:p>9,3</text:p>
          </table:table-cell>
          <table:table-cell table:style-name="ce10" table:formula="of:=[.O1048446]*4" office:value-type="float" office:value="37.1714962962963">
            <text:p>37,2</text:p>
          </table:table-cell>
          <table:table-cell table:style-name="ce10" office:value-type="float" office:value="65.4556222222222">
            <text:p>65,5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6]*4)/[.J104844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6]*9)/[.J104844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6]*4)/[.J104844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6]/[.J1048446]" office:value-type="float" office:value="0">
            <text:p>0,00</text:p>
          </table:table-cell>
          <table:table-cell table:style-name="ce19" table:formula="of:=[.L1048446]+[.S1048446]" office:value-type="float" office:value="8.78072592592592">
            <text:p>8,78</text:p>
          </table:table-cell>
          <table:table-cell table:style-name="ce33" table:formula="of:=[.Z1048446]/[.AF1048446]" office:value-type="percentage" office:value="0.134147772610202">
            <text:p>13,41%</text:p>
          </table:table-cell>
          <table:table-cell table:style-name="ce19" table:formula="of:=[.N1048446]+[.U1048446]" office:value-type="float" office:value="19.5034">
            <text:p>19,50</text:p>
          </table:table-cell>
          <table:table-cell table:style-name="ce33" table:formula="of:=([.M1048446]+[.T1048446])/([.Q1048446]+[.X1048446])" office:value-type="percentage" office:value="0.0331070788249069">
            <text:p>3,31%</text:p>
          </table:table-cell>
          <table:table-cell table:style-name="ce19" table:formula="of:=[.P1048446]+[.W1048446]" office:value-type="float" office:value="37.1714962962963">
            <text:p>37,17</text:p>
          </table:table-cell>
          <table:table-cell table:style-name="ce38" table:formula="of:=[.AD1048446]/[.AF1048446]" office:value-type="percentage" office:value="0.567888517965635">
            <text:p>56,79%</text:p>
          </table:table-cell>
          <table:table-cell table:style-name="ce19" table:formula="of:=[.Q1048446]+[.Y1048446]" office:value-type="float" office:value="65.4556222222222">
            <text:p>65,46</text:p>
          </table:table-cell>
          <table:table-cell table:style-name="ce39" table:formula="of:=[.AF1048446]/60" office:value-type="percentage" office:value="1.09092703703704">
            <text:p>109,09%</text:p>
          </table:table-cell>
          <table:table-cell table:number-columns-repeated="4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5" office:value-type="string">
            <text:p>DE M</text:p>
          </table:table-cell>
          <table:table-cell table:style-name="ce8" office:value-type="float" office:value="42417">
            <text:p>17/02/16</text:p>
          </table:table-cell>
          <table:table-cell table:style-name="ce10" office:value-type="float" office:value="8.1">
            <text:p>8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2.6">
            <text:p>22,6</text:p>
          </table:table-cell>
          <table:table-cell table:style-name="ce10" office:value-type="float" office:value="3.84741887905605">
            <text:p>3,8</text:p>
          </table:table-cell>
          <table:table-cell table:style-name="ce19" table:formula="of:=([.K1048447])*4" office:value-type="float" office:value="15.3896755162242">
            <text:p>15,39</text:p>
          </table:table-cell>
          <table:table-cell table:style-name="ce10" office:value-type="float" office:value="2.93261356932153">
            <text:p>2,9</text:p>
          </table:table-cell>
          <table:table-cell table:style-name="ce10" table:formula="of:=[.M1048447]*9" office:value-type="float" office:value="26.3935221238938">
            <text:p>26,4</text:p>
          </table:table-cell>
          <table:table-cell table:style-name="ce10" office:value-type="float" office:value="11.6232227138643">
            <text:p>11,6</text:p>
          </table:table-cell>
          <table:table-cell table:style-name="ce10" table:formula="of:=[.O1048447]*4" office:value-type="float" office:value="46.4928908554572">
            <text:p>46,5</text:p>
          </table:table-cell>
          <table:table-cell table:style-name="ce10" office:value-type="float" office:value="88.2760884955752">
            <text:p>88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7]*4)/[.J104844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7]*9)/[.J104844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7]*4)/[.J104844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7]/[.J1048447]" office:value-type="float" office:value="0">
            <text:p>0,00</text:p>
          </table:table-cell>
          <table:table-cell table:style-name="ce19" table:formula="of:=[.L1048447]+[.S1048447]" office:value-type="float" office:value="15.3896755162242">
            <text:p>15,39</text:p>
          </table:table-cell>
          <table:table-cell table:style-name="ce33" table:formula="of:=[.Z1048447]/[.AF1048447]" office:value-type="percentage" office:value="0.174335720788032">
            <text:p>17,43%</text:p>
          </table:table-cell>
          <table:table-cell table:style-name="ce19" table:formula="of:=[.N1048447]+[.U1048447]" office:value-type="float" office:value="26.3935221238938">
            <text:p>26,39</text:p>
          </table:table-cell>
          <table:table-cell table:style-name="ce33" table:formula="of:=([.M1048447]+[.T1048447])/([.Q1048447]+[.X1048447])" office:value-type="percentage" office:value="0.0332209278786579">
            <text:p>3,32%</text:p>
          </table:table-cell>
          <table:table-cell table:style-name="ce19" table:formula="of:=[.P1048447]+[.W1048447]" office:value-type="float" office:value="46.4928908554572">
            <text:p>46,49</text:p>
          </table:table-cell>
          <table:table-cell table:style-name="ce38" table:formula="of:=[.AD1048447]/[.AF1048447]" office:value-type="percentage" office:value="0.526675928304046">
            <text:p>52,67%</text:p>
          </table:table-cell>
          <table:table-cell table:style-name="ce19" table:formula="of:=[.Q1048447]+[.Y1048447]" office:value-type="float" office:value="88.2760884955752">
            <text:p>88,28</text:p>
          </table:table-cell>
          <table:table-cell table:style-name="ce39" table:formula="of:=[.AF1048447]/75" office:value-type="percentage" office:value="1.17701451327434">
            <text:p>117,70%</text:p>
          </table:table-cell>
          <table:table-cell table:number-columns-repeated="4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DE G</text:p>
          </table:table-cell>
          <table:table-cell table:style-name="ce8" office:value-type="float" office:value="42572">
            <text:p>21/07/16</text:p>
          </table:table-cell>
          <table:table-cell table:style-name="ce10" office:value-type="float" office:value="9.5">
            <text:p>9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8.7">
            <text:p>28,7</text:p>
          </table:table-cell>
          <table:table-cell table:style-name="ce10" office:value-type="float" office:value="3.01267131242741">
            <text:p>3,0</text:p>
          </table:table-cell>
          <table:table-cell table:style-name="ce19" table:formula="of:=([.K1048448])*4" office:value-type="float" office:value="12.0506852497096">
            <text:p>12,05</text:p>
          </table:table-cell>
          <table:table-cell table:style-name="ce10" office:value-type="float" office:value="2.01751103368177">
            <text:p>2,0</text:p>
          </table:table-cell>
          <table:table-cell table:style-name="ce10" table:formula="of:=[.M1048448]*9" office:value-type="float" office:value="18.1575993031359">
            <text:p>18,2</text:p>
          </table:table-cell>
          <table:table-cell table:style-name="ce10" office:value-type="float" office:value="7.97121951219512">
            <text:p>8,0</text:p>
          </table:table-cell>
          <table:table-cell table:style-name="ce10" table:formula="of:=[.O1048448]*4" office:value-type="float" office:value="31.8848780487805">
            <text:p>31,9</text:p>
          </table:table-cell>
          <table:table-cell table:style-name="ce10" office:value-type="float" office:value="62.093162601626">
            <text:p>62,1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8]*4)/[.J104844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8]*9)/[.J104844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8]*4)/[.J104844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8]/[.J1048448]" office:value-type="float" office:value="0">
            <text:p>0,00</text:p>
          </table:table-cell>
          <table:table-cell table:style-name="ce19" table:formula="of:=[.L1048448]+[.S1048448]" office:value-type="float" office:value="12.0506852497096">
            <text:p>12,05</text:p>
          </table:table-cell>
          <table:table-cell table:style-name="ce33" table:formula="of:=[.Z1048448]/[.AF1048448]" office:value-type="percentage" office:value="0.194074270737727">
            <text:p>19,41%</text:p>
          </table:table-cell>
          <table:table-cell table:style-name="ce19" table:formula="of:=[.N1048448]+[.U1048448]" office:value-type="float" office:value="18.1575993031359">
            <text:p>18,16</text:p>
          </table:table-cell>
          <table:table-cell table:style-name="ce33" table:formula="of:=[.AB1048381]/[.AF1048381]" office:value-type="percentage" office:value="0">
            <text:p>#DIV/0 !</text:p>
          </table:table-cell>
          <table:table-cell table:style-name="ce19" table:formula="of:=[.P1048448]+[.W1048448]" office:value-type="float" office:value="31.8848780487805">
            <text:p>31,88</text:p>
          </table:table-cell>
          <table:table-cell table:style-name="ce38" table:formula="of:=[.AD1048448]/[.AF1048448]" office:value-type="percentage" office:value="0.513500628939546">
            <text:p>51,35%</text:p>
          </table:table-cell>
          <table:table-cell table:style-name="ce19" table:formula="of:=[.Q1048448]+[.Y1048448]" office:value-type="float" office:value="62.093162601626">
            <text:p>62,09</text:p>
          </table:table-cell>
          <table:table-cell table:style-name="ce39" table:formula="of:=[.AF1048448]/75" office:value-type="percentage" office:value="0.827908834688347">
            <text:p>82,79%</text:p>
          </table:table-cell>
          <table:table-cell table:number-columns-repeated="4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DE G</text:p>
          </table:table-cell>
          <table:table-cell table:style-name="ce8" office:value-type="float" office:value="42216">
            <text:p>31/07/15</text:p>
          </table:table-cell>
          <table:table-cell table:style-name="ce10" office:value-type="float" office:value="8.5">
            <text:p>8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5">
            <text:p>25</text:p>
          </table:table-cell>
          <table:table-cell table:style-name="ce10" office:value-type="float" office:value="2.23144">
            <text:p>2,2</text:p>
          </table:table-cell>
          <table:table-cell table:style-name="ce19" table:formula="of:=([.K1048449])*4" office:value-type="float" office:value="8.92576">
            <text:p>8,93</text:p>
          </table:table-cell>
          <table:table-cell table:style-name="ce10" office:value-type="float" office:value="1.93662">
            <text:p>1,9</text:p>
          </table:table-cell>
          <table:table-cell table:style-name="ce10" table:formula="of:=[.M1048449]*9" office:value-type="float" office:value="17.42958">
            <text:p>17,4</text:p>
          </table:table-cell>
          <table:table-cell table:style-name="ce10" office:value-type="float" office:value="6.30820666666667">
            <text:p>6,3</text:p>
          </table:table-cell>
          <table:table-cell table:style-name="ce10" table:formula="of:=[.O1048449]*4" office:value-type="float" office:value="25.2328266666667">
            <text:p>25,2</text:p>
          </table:table-cell>
          <table:table-cell table:style-name="ce10" office:value-type="float" office:value="51.5881666666667">
            <text:p>51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9]*4)/[.J104844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9]*9)/[.J104844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9]*4)/[.J104844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9]/[.J1048449]" office:value-type="float" office:value="0">
            <text:p>0,00</text:p>
          </table:table-cell>
          <table:table-cell table:style-name="ce19" table:formula="of:=[.L1048449]+[.S1048449]" office:value-type="float" office:value="8.92576">
            <text:p>8,93</text:p>
          </table:table-cell>
          <table:table-cell table:style-name="ce33" table:formula="of:=[.Z1048449]/[.AF1048449]" office:value-type="percentage" office:value="0.173019523211072">
            <text:p>17,30%</text:p>
          </table:table-cell>
          <table:table-cell table:style-name="ce19" table:formula="of:=[.N1048449]+[.U1048449]" office:value-type="float" office:value="17.42958">
            <text:p>17,43</text:p>
          </table:table-cell>
          <table:table-cell table:style-name="ce33" table:formula="of:=[.AB1048382]/[.AF1048382]" office:value-type="percentage" office:value="0">
            <text:p>#DIV/0 !</text:p>
          </table:table-cell>
          <table:table-cell table:style-name="ce19" table:formula="of:=[.P1048449]+[.W1048449]" office:value-type="float" office:value="25.2328266666667">
            <text:p>25,23</text:p>
          </table:table-cell>
          <table:table-cell table:style-name="ce38" table:formula="of:=[.AD1048449]/[.AF1048449]" office:value-type="percentage" office:value="0.489120437826504">
            <text:p>48,91%</text:p>
          </table:table-cell>
          <table:table-cell table:style-name="ce19" table:formula="of:=[.Q1048449]+[.Y1048449]" office:value-type="float" office:value="51.5881666666667">
            <text:p>51,59</text:p>
          </table:table-cell>
          <table:table-cell table:style-name="ce39" table:formula="of:=[.AF1048449]/75" office:value-type="percentage" office:value="0.687842222222223">
            <text:p>68,78%</text:p>
          </table:table-cell>
          <table:table-cell table:number-columns-repeated="4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6" office:value-type="string">
            <text:p>GR M</text:p>
          </table:table-cell>
          <table:table-cell table:style-name="ce8" office:value-type="float" office:value="42046">
            <text:p>11/02/15</text:p>
          </table:table-cell>
          <table:table-cell table:style-name="ce10" office:value-type="float" office:value="15.9">
            <text:p>15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64.8">
            <text:p>164,8</text:p>
          </table:table-cell>
          <table:table-cell table:style-name="ce2" office:value-type="float" office:value="17.31">
            <text:p>17,31</text:p>
          </table:table-cell>
          <table:table-cell table:style-name="ce5" office:value-type="float" office:value="-1.2">
            <text:p>-1,2</text:p>
          </table:table-cell>
          <table:table-cell table:style-name="ce5" office:value-type="float" office:value="47">
            <text:p>47</text:p>
          </table:table-cell>
          <table:table-cell table:style-name="ce10" office:value-type="float" office:value="1.91082624113475">
            <text:p>1,9</text:p>
          </table:table-cell>
          <table:table-cell table:style-name="ce19" table:formula="of:=([.K1048450])*4" office:value-type="float" office:value="7.643304964539">
            <text:p>7,64</text:p>
          </table:table-cell>
          <table:table-cell table:style-name="ce10" office:value-type="float" office:value="2.15680780141844">
            <text:p>2,2</text:p>
          </table:table-cell>
          <table:table-cell table:style-name="ce10" table:formula="of:=[.M1048450]*9" office:value-type="float" office:value="19.411270212766">
            <text:p>19,4</text:p>
          </table:table-cell>
          <table:table-cell table:style-name="ce10" office:value-type="float" office:value="6.28594255319149">
            <text:p>6,3</text:p>
          </table:table-cell>
          <table:table-cell table:style-name="ce10" table:formula="of:=[.O1048450]*4" office:value-type="float" office:value="25.143770212766">
            <text:p>25,1</text:p>
          </table:table-cell>
          <table:table-cell table:style-name="ce10" office:value-type="float" office:value="52.1983453900709">
            <text:p>52,2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0]*4)/[.J1048450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0]*9)/[.J104845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0]*4)/[.J104845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0]/[.J1048450]" office:value-type="float" office:value="0">
            <text:p>0,00</text:p>
          </table:table-cell>
          <table:table-cell table:style-name="ce19" table:formula="of:=[.L1048450]+[.S1048450]" office:value-type="float" office:value="7.643304964539">
            <text:p>7,64</text:p>
          </table:table-cell>
          <table:table-cell table:style-name="ce33" table:formula="of:=[.Z1048450]/[.AF1048450]" office:value-type="percentage" office:value="0.146428108159783">
            <text:p>14,64%</text:p>
          </table:table-cell>
          <table:table-cell table:style-name="ce19" table:formula="of:=[.N1048450]+[.U1048450]" office:value-type="float" office:value="19.411270212766">
            <text:p>19,41</text:p>
          </table:table-cell>
          <table:table-cell table:style-name="ce33" table:formula="of:=[.AB1048387]/[.AF1048387]" office:value-type="percentage" office:value="0">
            <text:p>#DIV/0 !</text:p>
          </table:table-cell>
          <table:table-cell table:style-name="ce19" table:formula="of:=[.P1048450]+[.W1048450]" office:value-type="float" office:value="25.143770212766">
            <text:p>25,14</text:p>
          </table:table-cell>
          <table:table-cell table:style-name="ce38" table:formula="of:=[.AD1048450]/[.AF1048450]" office:value-type="percentage" office:value="0.481696690285297">
            <text:p>48,17%</text:p>
          </table:table-cell>
          <table:table-cell table:style-name="ce19" table:formula="of:=[.Q1048450]+[.Y1048450]" office:value-type="float" office:value="52.1983453900709">
            <text:p>52,20</text:p>
          </table:table-cell>
          <table:table-cell table:style-name="ce39" table:formula="of:=[.AF1048450]/60" office:value-type="percentage" office:value="0.869972423167848">
            <text:p>87,00%</text:p>
          </table:table-cell>
          <table:table-cell table:number-columns-repeated="4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5" office:value-type="string">
            <text:p>HO S</text:p>
          </table:table-cell>
          <table:table-cell table:style-name="ce8" office:value-type="float" office:value="42503">
            <text:p>13/05/16</text:p>
          </table:table-cell>
          <table:table-cell table:style-name="ce10" office:value-type="float" office:value="12.9">
            <text:p>12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5.7">
            <text:p>15,7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69346875">
            <text:p>3,7</text:p>
          </table:table-cell>
          <table:table-cell table:style-name="ce19" table:formula="of:=([.K1048451])*4" office:value-type="float" office:value="14.773875">
            <text:p>14,77</text:p>
          </table:table-cell>
          <table:table-cell table:style-name="ce10" office:value-type="float" office:value="3.24955416666667">
            <text:p>3,2</text:p>
          </table:table-cell>
          <table:table-cell table:style-name="ce10" table:formula="of:=[.M1048451]*9" office:value-type="float" office:value="29.2459875">
            <text:p>29,2</text:p>
          </table:table-cell>
          <table:table-cell table:style-name="ce10" office:value-type="float" office:value="11.6852291666667">
            <text:p>11,7</text:p>
          </table:table-cell>
          <table:table-cell table:style-name="ce10" table:formula="of:=[.O1048451]*4" office:value-type="float" office:value="46.7409166666668">
            <text:p>46,7</text:p>
          </table:table-cell>
          <table:table-cell table:style-name="ce10" office:value-type="float" office:value="90.7607791666667">
            <text:p>90,8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1]*4)/[.J104845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1]*9)/[.J104845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1]*4)/[.J104845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1]/[.J1048451]" office:value-type="float" office:value="0">
            <text:p>0,00</text:p>
          </table:table-cell>
          <table:table-cell table:style-name="ce19" table:formula="of:=[.L1048451]+[.S1048451]" office:value-type="float" office:value="14.773875">
            <text:p>14,77</text:p>
          </table:table-cell>
          <table:table-cell table:style-name="ce33" table:formula="of:=[.Z1048451]/[.AF1048451]" office:value-type="percentage" office:value="0.162778186080469">
            <text:p>16,28%</text:p>
          </table:table-cell>
          <table:table-cell table:style-name="ce19" table:formula="of:=[.N1048451]+[.U1048451]" office:value-type="float" office:value="29.2459875">
            <text:p>29,25</text:p>
          </table:table-cell>
          <table:table-cell table:style-name="ce33" table:formula="of:=[.AB1048388]/[.AF1048388]" office:value-type="percentage" office:value="0">
            <text:p>#DIV/0 !</text:p>
          </table:table-cell>
          <table:table-cell table:style-name="ce19" table:formula="of:=[.P1048451]+[.W1048451]" office:value-type="float" office:value="46.7409166666668">
            <text:p>46,74</text:p>
          </table:table-cell>
          <table:table-cell table:style-name="ce38" table:formula="of:=[.AD1048451]/[.AF1048451]" office:value-type="percentage" office:value="0.514990253453367">
            <text:p>51,50%</text:p>
          </table:table-cell>
          <table:table-cell table:style-name="ce19" table:formula="of:=[.Q1048451]+[.Y1048451]" office:value-type="float" office:value="90.7607791666667">
            <text:p>90,76</text:p>
          </table:table-cell>
          <table:table-cell table:style-name="ce39" table:formula="of:=[.AF1048451]/60" office:value-type="percentage" office:value="1.51267965277778">
            <text:p>151,27%</text:p>
          </table:table-cell>
          <table:table-cell table:number-columns-repeated="4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5" office:value-type="string">
            <text:p>HO S</text:p>
          </table:table-cell>
          <table:table-cell table:style-name="ce8" office:value-type="float" office:value="42313">
            <text:p>05/11/15</text:p>
          </table:table-cell>
          <table:table-cell table:style-name="ce10" office:value-type="float" office:value="12.4">
            <text:p>12,4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5.99">
            <text:p>15,9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30.9">
            <text:p>30,9</text:p>
          </table:table-cell>
          <table:table-cell table:style-name="ce10" office:value-type="float" office:value="2.59576666666667">
            <text:p>2,6</text:p>
          </table:table-cell>
          <table:table-cell table:style-name="ce19" table:formula="of:=([.K1048452])*4" office:value-type="float" office:value="10.3830666666667">
            <text:p>10,38</text:p>
          </table:table-cell>
          <table:table-cell table:style-name="ce10" office:value-type="float" office:value="3.04448">
            <text:p>3,0</text:p>
          </table:table-cell>
          <table:table-cell table:style-name="ce10" table:formula="of:=[.M1048452]*9" office:value-type="float" office:value="27.40032">
            <text:p>27,4</text:p>
          </table:table-cell>
          <table:table-cell table:style-name="ce10" office:value-type="float" office:value="9.70281666666667">
            <text:p>9,7</text:p>
          </table:table-cell>
          <table:table-cell table:style-name="ce10" table:formula="of:=[.O1048452]*4" office:value-type="float" office:value="38.8112666666667">
            <text:p>38,8</text:p>
          </table:table-cell>
          <table:table-cell table:style-name="ce10" office:value-type="float" office:value="76.5946533333333">
            <text:p>76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2]*4)/[.J104845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2]*9)/[.J104845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2]*4)/[.J104845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2]/[.J1048452]" office:value-type="float" office:value="0">
            <text:p>0,00</text:p>
          </table:table-cell>
          <table:table-cell table:style-name="ce19" table:formula="of:=[.L1048452]+[.S1048452]" office:value-type="float" office:value="10.3830666666667">
            <text:p>10,38</text:p>
          </table:table-cell>
          <table:table-cell table:style-name="ce33" table:formula="of:=[.Z1048452]/[.AF1048452]" office:value-type="percentage" office:value="0.13555863516322">
            <text:p>13,56%</text:p>
          </table:table-cell>
          <table:table-cell table:style-name="ce19" table:formula="of:=[.N1048452]+[.U1048452]" office:value-type="float" office:value="27.40032">
            <text:p>27,40</text:p>
          </table:table-cell>
          <table:table-cell table:style-name="ce33" table:formula="of:=[.AB1048389]/[.AF1048389]" office:value-type="percentage" office:value="0">
            <text:p>#DIV/0 !</text:p>
          </table:table-cell>
          <table:table-cell table:style-name="ce19" table:formula="of:=[.P1048452]+[.W1048452]" office:value-type="float" office:value="38.8112666666667">
            <text:p>38,81</text:p>
          </table:table-cell>
          <table:table-cell table:style-name="ce38" table:formula="of:=[.AD1048452]/[.AF1048452]" office:value-type="percentage" office:value="0.506709867825413">
            <text:p>50,67%</text:p>
          </table:table-cell>
          <table:table-cell table:style-name="ce19" table:formula="of:=[.Q1048452]+[.Y1048452]" office:value-type="float" office:value="76.5946533333333">
            <text:p>76,59</text:p>
          </table:table-cell>
          <table:table-cell table:style-name="ce39" table:formula="of:=[.AF1048452]/60" office:value-type="percentage" office:value="1.27657755555556">
            <text:p>127,66%</text:p>
          </table:table-cell>
          <table:table-cell table:number-columns-repeated="4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6" office:value-type="string">
            <text:p>KA N</text:p>
          </table:table-cell>
          <table:table-cell table:style-name="ce8" office:value-type="float" office:value="42030">
            <text:p>26/01/15</text:p>
          </table:table-cell>
          <table:table-cell table:style-name="ce10" office:value-type="float" office:value="4.4">
            <text:p>4,4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14.6">
            <text:p>114,6</text:p>
          </table:table-cell>
          <table:table-cell table:style-name="ce2" office:value-type="float" office:value="13.8">
            <text:p>13,8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8.1">
            <text:p>18,1</text:p>
          </table:table-cell>
          <table:table-cell table:style-name="ce10" office:value-type="float" office:value="3.40134117647059">
            <text:p>3,4</text:p>
          </table:table-cell>
          <table:table-cell table:style-name="ce19" table:formula="of:=([.K1048453])*4" office:value-type="float" office:value="13.6053647058824">
            <text:p>13,61</text:p>
          </table:table-cell>
          <table:table-cell table:style-name="ce10" office:value-type="float" office:value="3.51660588235294">
            <text:p>3,5</text:p>
          </table:table-cell>
          <table:table-cell table:style-name="ce10" table:formula="of:=[.M1048453]*9" office:value-type="float" office:value="31.6494529411765">
            <text:p>31,6</text:p>
          </table:table-cell>
          <table:table-cell table:style-name="ce10" office:value-type="float" office:value="14.1641176470588">
            <text:p>14,2</text:p>
          </table:table-cell>
          <table:table-cell table:style-name="ce10" table:formula="of:=[.O1048453]*4" office:value-type="float" office:value="56.6564705882352">
            <text:p>56,7</text:p>
          </table:table-cell>
          <table:table-cell table:style-name="ce10" office:value-type="float" office:value="101.911288235294">
            <text:p>101,9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3]*4)/[.J104845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3]*9)/[.J104845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3]*4)/[.J104845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3]/[.J1048453]" office:value-type="float" office:value="0">
            <text:p>0,00</text:p>
          </table:table-cell>
          <table:table-cell table:style-name="ce19" table:formula="of:=[.L1048453]+[.S1048453]" office:value-type="float" office:value="13.6053647058824">
            <text:p>13,61</text:p>
          </table:table-cell>
          <table:table-cell table:style-name="ce33" table:formula="of:=[.Z1048453]/[.AF1048453]" office:value-type="percentage" office:value="0.133502038306788">
            <text:p>13,35%</text:p>
          </table:table-cell>
          <table:table-cell table:style-name="ce19" table:formula="of:=[.N1048453]+[.U1048453]" office:value-type="float" office:value="31.6494529411765">
            <text:p>31,65</text:p>
          </table:table-cell>
          <table:table-cell table:style-name="ce33" table:formula="of:=[.AB1048390]/[.AF1048390]" office:value-type="percentage" office:value="0">
            <text:p>#DIV/0 !</text:p>
          </table:table-cell>
          <table:table-cell table:style-name="ce19" table:formula="of:=[.P1048453]+[.W1048453]" office:value-type="float" office:value="56.6564705882352">
            <text:p>56,66</text:p>
          </table:table-cell>
          <table:table-cell table:style-name="ce38" table:formula="of:=[.AD1048453]/[.AF1048453]" office:value-type="percentage" office:value="0.555939107132333">
            <text:p>55,59%</text:p>
          </table:table-cell>
          <table:table-cell table:style-name="ce19" table:formula="of:=[.Q1048453]+[.Y1048453]" office:value-type="float" office:value="101.911288235294">
            <text:p>101,91</text:p>
          </table:table-cell>
          <table:table-cell table:style-name="ce39" table:formula="of:=[.AF1048453]/90" office:value-type="percentage" office:value="1.13234764705882">
            <text:p>113,23%</text:p>
          </table:table-cell>
          <table:table-cell table:number-columns-repeated="4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6" office:value-type="string">
            <text:p>KA N</text:p>
          </table:table-cell>
          <table:table-cell table:style-name="ce8" office:value-type="float" office:value="41841">
            <text:p>21/07/14</text:p>
          </table:table-cell>
          <table:table-cell table:style-name="ce10" office:value-type="float" office:value="3.9">
            <text:p>3,9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09.5">
            <text:p>109,5</text:p>
          </table:table-cell>
          <table:table-cell table:style-name="ce2" office:value-type="float" office:value="13.93">
            <text:p>13,93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6.7">
            <text:p>16,7</text:p>
          </table:table-cell>
          <table:table-cell table:style-name="ce10" office:value-type="float" office:value="3.32428125">
            <text:p>3,3</text:p>
          </table:table-cell>
          <table:table-cell table:style-name="ce19" table:formula="of:=([.K1048454])*4" office:value-type="float" office:value="13.297125">
            <text:p>13,30</text:p>
          </table:table-cell>
          <table:table-cell table:style-name="ce10" office:value-type="float" office:value="3.72701041666667">
            <text:p>3,7</text:p>
          </table:table-cell>
          <table:table-cell table:style-name="ce10" table:formula="of:=[.M1048454]*9" office:value-type="float" office:value="33.54309375">
            <text:p>33,5</text:p>
          </table:table-cell>
          <table:table-cell table:style-name="ce10" office:value-type="float" office:value="15.3157708333333">
            <text:p>15,3</text:p>
          </table:table-cell>
          <table:table-cell table:style-name="ce10" table:formula="of:=[.O1048454]*4" office:value-type="float" office:value="61.2630833333332">
            <text:p>61,3</text:p>
          </table:table-cell>
          <table:table-cell table:style-name="ce10" office:value-type="float" office:value="108.103302083333">
            <text:p>108,1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4]*4)/[.J104845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4]*9)/[.J104845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4]*4)/[.J104845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4]/[.J1048454]" office:value-type="float" office:value="0">
            <text:p>0,00</text:p>
          </table:table-cell>
          <table:table-cell table:style-name="ce19" table:formula="of:=[.L1048454]+[.S1048454]" office:value-type="float" office:value="13.297125">
            <text:p>13,30</text:p>
          </table:table-cell>
          <table:table-cell table:style-name="ce33" table:formula="of:=[.Z1048454]/[.AF1048454]" office:value-type="percentage" office:value="0.123003874476931">
            <text:p>12,30%</text:p>
          </table:table-cell>
          <table:table-cell table:style-name="ce19" table:formula="of:=[.N1048454]+[.U1048454]" office:value-type="float" office:value="33.54309375">
            <text:p>33,54</text:p>
          </table:table-cell>
          <table:table-cell table:style-name="ce33" table:formula="of:=[.AB1048391]/[.AF1048391]" office:value-type="percentage" office:value="0">
            <text:p>#DIV/0 !</text:p>
          </table:table-cell>
          <table:table-cell table:style-name="ce19" table:formula="of:=[.P1048454]+[.W1048454]" office:value-type="float" office:value="61.2630833333332">
            <text:p>61,26</text:p>
          </table:table-cell>
          <table:table-cell table:style-name="ce38" table:formula="of:=[.AD1048454]/[.AF1048454]" office:value-type="percentage" office:value="0.566708714282452">
            <text:p>56,67%</text:p>
          </table:table-cell>
          <table:table-cell table:style-name="ce19" table:formula="of:=[.Q1048454]+[.Y1048454]" office:value-type="float" office:value="108.103302083333">
            <text:p>108,10</text:p>
          </table:table-cell>
          <table:table-cell table:style-name="ce39" table:formula="of:=[.AF1048454]/90" office:value-type="percentage" office:value="1.20114780092592">
            <text:p>120,11%</text:p>
          </table:table-cell>
          <table:table-cell table:number-columns-repeated="4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5" office:value-type="string">
            <text:p>LA J</text:p>
          </table:table-cell>
          <table:table-cell table:style-name="ce8" office:value-type="float" office:value="42359">
            <text:p>21/12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4.3">
            <text:p>34,3</text:p>
          </table:table-cell>
          <table:table-cell table:style-name="ce10" office:value-type="float" office:value="2.60781827016521">
            <text:p>2,6</text:p>
          </table:table-cell>
          <table:table-cell table:style-name="ce19" table:formula="of:=([.K1048455])*4" office:value-type="float" office:value="10.4312730806608">
            <text:p>10,43</text:p>
          </table:table-cell>
          <table:table-cell table:style-name="ce10" office:value-type="float" office:value="3.00305442176871">
            <text:p>3,0</text:p>
          </table:table-cell>
          <table:table-cell table:style-name="ce10" table:formula="of:=[.M1048455]*9" office:value-type="float" office:value="27.0274897959184">
            <text:p>27,0</text:p>
          </table:table-cell>
          <table:table-cell table:style-name="ce10" office:value-type="float" office:value="7.95431486880467">
            <text:p>8,0</text:p>
          </table:table-cell>
          <table:table-cell table:style-name="ce10" table:formula="of:=[.O1048455]*4" office:value-type="float" office:value="31.8172594752187">
            <text:p>31,8</text:p>
          </table:table-cell>
          <table:table-cell table:style-name="ce10" office:value-type="float" office:value="69.2760223517979">
            <text:p>69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5]*4)/[.J104845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5]*9)/[.J104845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5]*4)/[.J104845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5]/[.J1048455]" office:value-type="float" office:value="0">
            <text:p>0,00</text:p>
          </table:table-cell>
          <table:table-cell table:style-name="ce19" table:formula="of:=[.L1048455]+[.S1048455]" office:value-type="float" office:value="10.4312730806608">
            <text:p>10,43</text:p>
          </table:table-cell>
          <table:table-cell table:style-name="ce33" table:formula="of:=[.Z1048455]/[.AF1048455]" office:value-type="percentage" office:value="0.150575519877407">
            <text:p>15,06%</text:p>
          </table:table-cell>
          <table:table-cell table:style-name="ce19" table:formula="of:=[.N1048455]+[.U1048455]" office:value-type="float" office:value="27.0274897959184">
            <text:p>27,03</text:p>
          </table:table-cell>
          <table:table-cell table:style-name="ce33" table:formula="of:=[.AB1048392]/[.AF1048392]" office:value-type="percentage" office:value="0">
            <text:p>#DIV/0 !</text:p>
          </table:table-cell>
          <table:table-cell table:style-name="ce19" table:formula="of:=[.P1048455]+[.W1048455]" office:value-type="float" office:value="31.8172594752187">
            <text:p>31,82</text:p>
          </table:table-cell>
          <table:table-cell table:style-name="ce38" table:formula="of:=[.AD1048455]/[.AF1048455]" office:value-type="percentage" office:value="0.459282424063612">
            <text:p>45,93%</text:p>
          </table:table-cell>
          <table:table-cell table:style-name="ce19" table:formula="of:=[.Q1048455]+[.Y1048455]" office:value-type="float" office:value="69.2760223517979">
            <text:p>69,28</text:p>
          </table:table-cell>
          <table:table-cell table:style-name="ce39" table:formula="of:=[.AF1048455]/75" office:value-type="percentage" office:value="0.923680298023972">
            <text:p>92,37%</text:p>
          </table:table-cell>
          <table:table-cell table:number-columns-repeated="4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5" office:value-type="string">
            <text:p>RO O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8.8">
            <text:p>18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4">
            <text:p>64</text:p>
          </table:table-cell>
          <table:table-cell table:style-name="ce10" office:value-type="float" office:value="1.45779427083333">
            <text:p>1,5</text:p>
          </table:table-cell>
          <table:table-cell table:style-name="ce19" table:formula="of:=([.K1048456])*4" office:value-type="float" office:value="5.83117708333332">
            <text:p>5,83</text:p>
          </table:table-cell>
          <table:table-cell table:style-name="ce10" office:value-type="float" office:value="1.36336666666667">
            <text:p>1,4</text:p>
          </table:table-cell>
          <table:table-cell table:style-name="ce10" table:formula="of:=[.M1048456]*9" office:value-type="float" office:value="12.2703">
            <text:p>12,3</text:p>
          </table:table-cell>
          <table:table-cell table:style-name="ce10" office:value-type="float" office:value="4.46101041666667">
            <text:p>4,5</text:p>
          </table:table-cell>
          <table:table-cell table:style-name="ce10" table:formula="of:=[.O1048456]*4" office:value-type="float" office:value="17.8440416666667">
            <text:p>17,8</text:p>
          </table:table-cell>
          <table:table-cell table:style-name="ce10" office:value-type="float" office:value="35.94551875">
            <text:p>35,9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6]*4)/[.J104845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6]*9)/[.J104845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6]*4)/[.J104845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6]/[.J1048456]" office:value-type="float" office:value="0">
            <text:p>0,00</text:p>
          </table:table-cell>
          <table:table-cell table:style-name="ce19" table:formula="of:=[.L1048456]+[.S1048456]" office:value-type="float" office:value="5.83117708333332">
            <text:p>5,83</text:p>
          </table:table-cell>
          <table:table-cell table:style-name="ce33" table:formula="of:=[.Z1048456]/[.AF1048456]" office:value-type="percentage" office:value="0.162222643770674">
            <text:p>16,22%</text:p>
          </table:table-cell>
          <table:table-cell table:style-name="ce19" table:formula="of:=[.N1048456]+[.U1048456]" office:value-type="float" office:value="12.2703">
            <text:p>12,27</text:p>
          </table:table-cell>
          <table:table-cell table:style-name="ce33" table:formula="of:=[.AB1048395]/[.AF1048395]" office:value-type="percentage" office:value="0">
            <text:p>#DIV/0 !</text:p>
          </table:table-cell>
          <table:table-cell table:style-name="ce19" table:formula="of:=[.P1048456]+[.W1048456]" office:value-type="float" office:value="17.8440416666667">
            <text:p>17,84</text:p>
          </table:table-cell>
          <table:table-cell table:style-name="ce38" table:formula="of:=[.AD1048456]/[.AF1048456]" office:value-type="percentage" office:value="0.496419088865331">
            <text:p>49,64%</text:p>
          </table:table-cell>
          <table:table-cell table:style-name="ce19" table:formula="of:=[.Q1048456]+[.Y1048456]" office:value-type="float" office:value="35.94551875">
            <text:p>35,95</text:p>
          </table:table-cell>
          <table:table-cell table:style-name="ce39" table:formula="of:=[.AF1048456]/60" office:value-type="percentage" office:value="0.599091979166667">
            <text:p>59,91%</text:p>
          </table:table-cell>
          <table:table-cell table:number-columns-repeated="4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5" office:value-type="string">
            <text:p>VE P</text:p>
          </table:table-cell>
          <table:table-cell table:style-name="ce8" office:value-type="float" office:value="42110">
            <text:p>16/04/15</text:p>
          </table:table-cell>
          <table:table-cell table:style-name="ce10" office:value-type="float" office:value="11.1">
            <text:p>11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4.85">
            <text:p>14,85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56185036119711">
            <text:p>3,6</text:p>
          </table:table-cell>
          <table:table-cell table:style-name="ce19" table:formula="of:=([.K1048457])*4" office:value-type="float" office:value="14.2474014447884">
            <text:p>14,25</text:p>
          </table:table-cell>
          <table:table-cell table:style-name="ce10" office:value-type="float" office:value="3.49213044375645">
            <text:p>3,5</text:p>
          </table:table-cell>
          <table:table-cell table:style-name="ce10" table:formula="of:=[.M1048457]*9" office:value-type="float" office:value="31.429173993808">
            <text:p>31,4</text:p>
          </table:table-cell>
          <table:table-cell table:style-name="ce10" office:value-type="float" office:value="10.9882234262126">
            <text:p>11,0</text:p>
          </table:table-cell>
          <table:table-cell table:style-name="ce10" table:formula="of:=[.O1048457]*4" office:value-type="float" office:value="43.9528937048504">
            <text:p>44,0</text:p>
          </table:table-cell>
          <table:table-cell table:style-name="ce10" office:value-type="float" office:value="89.6294691434469">
            <text:p>89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7]*4)/[.J104845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7]*9)/[.J104845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7]*4)/[.J104845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7]/[.J1048457]" office:value-type="float" office:value="0">
            <text:p>0,00</text:p>
          </table:table-cell>
          <table:table-cell table:style-name="ce19" table:formula="of:=[.L1048457]+[.S1048457]" office:value-type="float" office:value="14.2474014447884">
            <text:p>14,25</text:p>
          </table:table-cell>
          <table:table-cell table:style-name="ce33" table:formula="of:=[.Z1048457]/[.AF1048457]" office:value-type="percentage" office:value="0.158958895784447">
            <text:p>15,90%</text:p>
          </table:table-cell>
          <table:table-cell table:style-name="ce19" table:formula="of:=[.N1048457]+[.U1048457]" office:value-type="float" office:value="31.429173993808">
            <text:p>31,43</text:p>
          </table:table-cell>
          <table:table-cell table:style-name="ce33" table:formula="of:=[.AB1048396]/[.AF1048396]" office:value-type="percentage" office:value="0">
            <text:p>#DIV/0 !</text:p>
          </table:table-cell>
          <table:table-cell table:style-name="ce19" table:formula="of:=[.P1048457]+[.W1048457]" office:value-type="float" office:value="43.9528937048504">
            <text:p>43,95</text:p>
          </table:table-cell>
          <table:table-cell table:style-name="ce38" table:formula="of:=[.AD1048457]/[.AF1048457]" office:value-type="percentage" office:value="0.490384402863151">
            <text:p>49,04%</text:p>
          </table:table-cell>
          <table:table-cell table:style-name="ce19" table:formula="of:=[.Q1048457]+[.Y1048457]" office:value-type="float" office:value="89.6294691434469">
            <text:p>89,63</text:p>
          </table:table-cell>
          <table:table-cell table:style-name="ce39" table:formula="of:=[.AF1048457]/75" office:value-type="percentage" office:value="1.19505958857929">
            <text:p>119,51%</text:p>
          </table:table-cell>
          <table:table-cell table:number-columns-repeated="4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5" office:value-type="string">
            <text:p>VE P</text:p>
          </table:table-cell>
          <table:table-cell table:style-name="ce8" office:value-type="float" office:value="42472">
            <text:p>12/04/16</text:p>
          </table:table-cell>
          <table:table-cell table:style-name="ce10" office:value-type="float" office:value="12.1">
            <text:p>12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15.18">
            <text:p>15,18</text:p>
          </table:table-cell>
          <table:table-cell table:style-name="ce12" office:value-type="float" office:value="-1.2">
            <text:p>-1,2</text:p>
          </table:table-cell>
          <table:table-cell table:style-name="ce5" office:value-type="float" office:value="36">
            <text:p>36</text:p>
          </table:table-cell>
          <table:table-cell table:style-name="ce10" office:value-type="float" office:value="3.01302525252525">
            <text:p>3,0</text:p>
          </table:table-cell>
          <table:table-cell table:style-name="ce19" table:formula="of:=([.K1048458])*4" office:value-type="float" office:value="12.052101010101">
            <text:p>12,05</text:p>
          </table:table-cell>
          <table:table-cell table:style-name="ce10" office:value-type="float" office:value="2.78755555555556">
            <text:p>2,8</text:p>
          </table:table-cell>
          <table:table-cell table:style-name="ce10" table:formula="of:=[.M1048458]*9" office:value-type="float" office:value="25.088">
            <text:p>25,1</text:p>
          </table:table-cell>
          <table:table-cell table:style-name="ce10" office:value-type="float" office:value="7.84168080808081">
            <text:p>7,8</text:p>
          </table:table-cell>
          <table:table-cell table:style-name="ce10" table:formula="of:=[.O1048458]*4" office:value-type="float" office:value="31.3667232323232">
            <text:p>31,4</text:p>
          </table:table-cell>
          <table:table-cell table:style-name="ce10" office:value-type="float" office:value="68.5068242424243">
            <text:p>68,5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8]*4)/[.J104845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8]*9)/[.J104845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8]*4)/[.J104845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8]/[.J1048458]" office:value-type="float" office:value="0">
            <text:p>0,00</text:p>
          </table:table-cell>
          <table:table-cell table:style-name="ce19" table:formula="of:=[.L1048458]+[.S1048458]" office:value-type="float" office:value="12.052101010101">
            <text:p>12,05</text:p>
          </table:table-cell>
          <table:table-cell table:style-name="ce33" table:formula="of:=[.Z1048458]/[.AF1048458]" office:value-type="percentage" office:value="0.175925554036082">
            <text:p>17,59%</text:p>
          </table:table-cell>
          <table:table-cell table:style-name="ce19" table:formula="of:=[.N1048458]+[.U1048458]" office:value-type="float" office:value="25.088">
            <text:p>25,09</text:p>
          </table:table-cell>
          <table:table-cell table:style-name="ce33" table:formula="of:=[.AB1048397]/[.AF1048397]" office:value-type="percentage" office:value="0">
            <text:p>#DIV/0 !</text:p>
          </table:table-cell>
          <table:table-cell table:style-name="ce19" table:formula="of:=[.P1048458]+[.W1048458]" office:value-type="float" office:value="31.3667232323232">
            <text:p>31,37</text:p>
          </table:table-cell>
          <table:table-cell table:style-name="ce38" table:formula="of:=[.AD1048458]/[.AF1048458]" office:value-type="percentage" office:value="0.457862754246587">
            <text:p>45,79%</text:p>
          </table:table-cell>
          <table:table-cell table:style-name="ce19" table:formula="of:=[.Q1048458]+[.Y1048458]" office:value-type="float" office:value="68.5068242424243">
            <text:p>68,51</text:p>
          </table:table-cell>
          <table:table-cell table:style-name="ce39" table:formula="of:=[.AF1048458]/60" office:value-type="percentage" office:value="1.14178040404041">
            <text:p>114,18%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3">
          <table:table-cell table:number-columns-repeated="8"/>
          <table:table-cell table:style-name="ce13"/>
          <table:table-cell table:style-name="Default" table:number-columns-repeated="7"/>
          <table:table-cell table:number-columns-repeated="21"/>
        </table:table-row>
        <table:table-row table:style-name="ro2" table:number-rows-repeated="26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87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CNO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4" table:default-cell-style-name="ce5"/>
        <table:table-column table:style-name="co1" table:default-cell-style-name="ce10"/>
        <table:table-column table:style-name="co1" table:default-cell-style-name="ce19"/>
        <table:table-column table:style-name="co1" table:number-columns-repeated="6" table:default-cell-style-name="ce10"/>
        <table:table-column table:style-name="co1" table:default-cell-style-name="ce19"/>
        <table:table-column table:style-name="co1" table:number-columns-repeated="5" table:default-cell-style-name="ce10"/>
        <table:table-column table:style-name="co1" table:number-columns-repeated="2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8"/>
        <table:table-column table:style-name="co1" table:default-cell-style-name="ce19"/>
        <table:table-column table:style-name="co1" table:default-cell-style-name="ce39"/>
        <table:table-column table:style-name="co2" table:number-columns-repeated="4" table:default-cell-style-name="Default"/>
        <table:table-row table:style-name="ro4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 AEJ</text:p>
          </table:table-cell>
          <table:table-cell table:style-name="ce16" office:value-type="string">
            <text:p>Prot kCal/kg/j AEJ</text:p>
          </table:table-cell>
          <table:table-cell table:style-name="ce20" office:value-type="string">
            <text:p>Lipid AEJ</text:p>
          </table:table-cell>
          <table:table-cell table:style-name="ce22" office:value-type="string">
            <text:p>Lip kCal/kg/j AEJ</text:p>
          </table:table-cell>
          <table:table-cell table:style-name="ce23" office:value-type="string">
            <text:p>Glc AEJ</text:p>
          </table:table-cell>
          <table:table-cell table:style-name="ce24" office:value-type="string">
            <text:p>Glu kCal/kg/j AEJ</text:p>
          </table:table-cell>
          <table:table-cell table:style-name="ce25" office:value-type="string">
            <text:p>kCalkg/j AEJ</text:p>
          </table:table-cell>
          <table:table-cell table:style-name="ce26" office:value-type="string">
            <text:p>Prot g/j SN</text:p>
          </table:table-cell>
          <table:table-cell table:style-name="ce27" office:value-type="string">
            <text:p>Prot kcal/kg/j SN</text:p>
          </table:table-cell>
          <table:table-cell table:style-name="ce28" office:value-type="string">
            <text:p>Lipid g/j SN</text:p>
          </table:table-cell>
          <table:table-cell table:style-name="ce29" office:value-type="string">
            <text:p>Lipid kcal/kg/j SN</text:p>
          </table:table-cell>
          <table:table-cell table:style-name="ce30" office:value-type="string">
            <text:p>Glc g/j SN</text:p>
          </table:table-cell>
          <table:table-cell table:style-name="ce30" office:value-type="string">
            <text:p>Glc kcal/kg/j SN</text:p>
          </table:table-cell>
          <table:table-cell table:style-name="ce25" office:value-type="string">
            <text:p>kCal/j SN</text:p>
          </table:table-cell>
          <table:table-cell table:style-name="ce25" office:value-type="string">
            <text:p>kcal/kg/j SN</text:p>
          </table:table-cell>
          <table:table-cell table:style-name="ce31" office:value-type="string">
            <text:p>Prot kCal/kg/j TA</text:p>
          </table:table-cell>
          <table:table-cell table:style-name="ce32" office:value-type="string">
            <text:p>Prot % des apports totaux TA</text:p>
          </table:table-cell>
          <table:table-cell table:style-name="ce34" office:value-type="string">
            <text:p>Lipides kCal/kg/j TA</text:p>
          </table:table-cell>
          <table:table-cell table:style-name="ce35" office:value-type="string">
            <text:p>Lip % des apports totaux TA</text:p>
          </table:table-cell>
          <table:table-cell table:style-name="ce36" office:value-type="string">
            <text:p>Glucides kCal/kg/j TA</text:p>
          </table:table-cell>
          <table:table-cell table:style-name="ce37" office:value-type="string">
            <text:p>Glc % des apports totaux TA</text:p>
          </table:table-cell>
          <table:table-cell table:style-name="ce25" office:value-type="string">
            <text:p>kCal/kg/j TA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string">
            <text:p>AG M</text:p>
          </table:table-cell>
          <table:table-cell office:value-type="float" office:value="41768">
            <text:p>09/05/14</text:p>
          </table:table-cell>
          <table:table-cell office:value-type="float" office:value="12.8">
            <text:p>12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41" office:value-type="float" office:value="148.5">
            <text:p>148,5</text:p>
          </table:table-cell>
          <table:table-cell table:style-name="ce41" office:value-type="float" office:value="17.46">
            <text:p>17,46</text:p>
          </table:table-cell>
          <table:table-cell office:value-type="float" office:value="-0.1">
            <text:p>-0,1</text:p>
          </table:table-cell>
          <table:table-cell table:style-name="ce41" office:value-type="float" office:value="38.5">
            <text:p>38,5</text:p>
          </table:table-cell>
          <table:table-cell office:value-type="float" office:value="4.36949145299145">
            <text:p>4,4</text:p>
          </table:table-cell>
          <table:table-cell table:formula="of:=([.K2])*4" office:value-type="float" office:value="17.4779658119658">
            <text:p>17,48</text:p>
          </table:table-cell>
          <table:table-cell office:value-type="float" office:value="2.79425384615385">
            <text:p>2,8</text:p>
          </table:table-cell>
          <table:table-cell table:formula="of:=[.M2]*9" office:value-type="float" office:value="25.1482846153846">
            <text:p>25,1</text:p>
          </table:table-cell>
          <table:table-cell office:value-type="float" office:value="9.99694871794872">
            <text:p>10,0</text:p>
          </table:table-cell>
          <table:table-cell table:formula="of:=[.O2]*4" office:value-type="float" office:value="39.9877948717949">
            <text:p>40,0</text:p>
          </table:table-cell>
          <table:table-cell office:value-type="float" office:value="82.6140452991453">
            <text:p>82,6</text:p>
          </table:table-cell>
          <table:table-cell office:value-type="float" office:value="60">
            <text:p>60,0</text:p>
          </table:table-cell>
          <table:table-cell table:formula="of:=([.R2]*4)/[.J2]" office:value-type="float" office:value="6.23376623376623">
            <text:p>6,23</text:p>
          </table:table-cell>
          <table:table-cell office:value-type="float" office:value="26.4">
            <text:p>26,4</text:p>
          </table:table-cell>
          <table:table-cell table:formula="of:=([.T2]*9)/[.J2]" office:value-type="float" office:value="6.17142857142857">
            <text:p>6,2</text:p>
          </table:table-cell>
          <table:table-cell office:value-type="float" office:value="105.6">
            <text:p>105,6</text:p>
          </table:table-cell>
          <table:table-cell table:formula="of:=([.V2]*4)/[.J2]" office:value-type="float" office:value="10.9714285714286">
            <text:p>11,0</text:p>
          </table:table-cell>
          <table:table-cell office:value-type="float" office:value="900">
            <text:p>900,0</text:p>
          </table:table-cell>
          <table:table-cell table:formula="of:=[.X2]/[.J2]" office:value-type="float" office:value="23.3766233766234">
            <text:p>23,38</text:p>
          </table:table-cell>
          <table:table-cell table:formula="of:=[.L2]+[.S2]" office:value-type="float" office:value="23.711732045732">
            <text:p>23,71</text:p>
          </table:table-cell>
          <table:table-cell table:formula="of:=[.Z2]/[.AF2]" office:value-type="percentage" office:value="0.223715279297534">
            <text:p>22,37%</text:p>
          </table:table-cell>
          <table:table-cell table:formula="of:=[.N2]+[.U2]" office:value-type="float" office:value="31.3197131868132">
            <text:p>31,32</text:p>
          </table:table-cell>
          <table:table-cell table:formula="of:=([.M2]+[.T2])/([.Q2]+[.X2])" office:value-type="percentage" office:value="0.029710804548154">
            <text:p>2,97%</text:p>
          </table:table-cell>
          <table:table-cell table:formula="of:=[.P2]+[.W2]" office:value-type="float" office:value="50.9592234432235">
            <text:p>50,96</text:p>
          </table:table-cell>
          <table:table-cell table:formula="of:=[.AD2]/[.AF2]" office:value-type="percentage" office:value="0.480789715546663">
            <text:p>48,08%</text:p>
          </table:table-cell>
          <table:table-cell table:formula="of:=[.Q2]+[.Y2]" office:value-type="float" office:value="105.990668675769">
            <text:p>105,99</text:p>
          </table:table-cell>
          <table:table-cell table:formula="of:=[.AF2]/60" office:value-type="percentage" office:value="1.76651114459614">
            <text:p>176,65%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string">
            <text:p>AG M</text:p>
          </table:table-cell>
          <table:table-cell office:value-type="float" office:value="42144">
            <text:p>20/05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16.8">
            <text:p>16,8</text:p>
          </table:table-cell>
          <table:table-cell office:value-type="float" office:value="-0.8">
            <text:p>-0,8</text:p>
          </table:table-cell>
          <table:table-cell table:style-name="ce2" office:value-type="float" office:value="41.4">
            <text:p>41,4</text:p>
          </table:table-cell>
          <table:table-cell office:value-type="float" office:value="4.59750238095238">
            <text:p>4,6</text:p>
          </table:table-cell>
          <table:table-cell table:formula="of:=([.K3])*4" office:value-type="float" office:value="18.3900095238095">
            <text:p>18,39</text:p>
          </table:table-cell>
          <table:table-cell office:value-type="float" office:value="4.60562452380952">
            <text:p>4,6</text:p>
          </table:table-cell>
          <table:table-cell table:formula="of:=[.M3]*9" office:value-type="float" office:value="41.4506207142857">
            <text:p>41,5</text:p>
          </table:table-cell>
          <table:table-cell office:value-type="float" office:value="10.3244246031746">
            <text:p>10,3</text:p>
          </table:table-cell>
          <table:table-cell table:formula="of:=[.O3]*4" office:value-type="float" office:value="41.2976984126984">
            <text:p>41,3</text:p>
          </table:table-cell>
          <table:table-cell office:value-type="float" office:value="101.138328650794">
            <text:p>101,1</text:p>
          </table:table-cell>
          <table:table-cell office:value-type="float" office:value="60">
            <text:p>60,0</text:p>
          </table:table-cell>
          <table:table-cell table:formula="of:=([.R3]*4)/[.J3]" office:value-type="float" office:value="5.79710144927536">
            <text:p>5,80</text:p>
          </table:table-cell>
          <table:table-cell office:value-type="float" office:value="26.4">
            <text:p>26,4</text:p>
          </table:table-cell>
          <table:table-cell table:formula="of:=([.T3]*9)/[.J3]" office:value-type="float" office:value="5.73913043478261">
            <text:p>5,7</text:p>
          </table:table-cell>
          <table:table-cell office:value-type="float" office:value="105.6">
            <text:p>105,6</text:p>
          </table:table-cell>
          <table:table-cell table:formula="of:=([.V3]*4)/[.J3]" office:value-type="float" office:value="10.2028985507246">
            <text:p>10,2</text:p>
          </table:table-cell>
          <table:table-cell office:value-type="float" office:value="900">
            <text:p>900,0</text:p>
          </table:table-cell>
          <table:table-cell table:formula="of:=[.X3]/[.J3]" office:value-type="float" office:value="21.7391304347826">
            <text:p>21,74</text:p>
          </table:table-cell>
          <table:table-cell table:formula="of:=[.L3]+[.S3]" office:value-type="float" office:value="24.1871109730849">
            <text:p>24,19</text:p>
          </table:table-cell>
          <table:table-cell table:formula="of:=[.Z3]/[.AF3]" office:value-type="percentage" office:value="0.196839283242666">
            <text:p>19,68%</text:p>
          </table:table-cell>
          <table:table-cell table:formula="of:=[.N3]+[.U3]" office:value-type="float" office:value="47.1897511490683">
            <text:p>47,19</text:p>
          </table:table-cell>
          <table:table-cell table:formula="of:=([.M3]+[.T3])/([.Q3]+[.X3])" office:value-type="percentage" office:value="0.0309703700642397">
            <text:p>3,10%</text:p>
          </table:table-cell>
          <table:table-cell table:formula="of:=[.P3]+[.W3]" office:value-type="float" office:value="51.500596963423">
            <text:p>51,50</text:p>
          </table:table-cell>
          <table:table-cell table:formula="of:=[.AD3]/[.AF3]" office:value-type="percentage" office:value="0.419121597619919">
            <text:p>41,91%</text:p>
          </table:table-cell>
          <table:table-cell table:formula="of:=[.Q3]+[.Y3]" office:value-type="float" office:value="122.877459085577">
            <text:p>122,88</text:p>
          </table:table-cell>
          <table:table-cell table:formula="of:=[.AF3]/60" office:value-type="percentage" office:value="2.04795765142628">
            <text:p>204,80%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G A</text:p>
          </table:table-cell>
          <table:table-cell office:value-type="float" office:value="42409">
            <text:p>09/02/16</text:p>
          </table:table-cell>
          <table:table-cell office:value-type="float" office:value="15.1">
            <text:p>15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office:value-type="float" office:value="163">
            <text:p>163</text:p>
          </table:table-cell>
          <table:table-cell office:value-type="float" office:value="18.74">
            <text:p>18,74</text:p>
          </table:table-cell>
          <table:table-cell office:value-type="float" office:value="-0.3">
            <text:p>-0,3</text:p>
          </table:table-cell>
          <table:table-cell office:value-type="float" office:value="49.8">
            <text:p>49,8</text:p>
          </table:table-cell>
          <table:table-cell office:value-type="float" office:value="2.74649493333333">
            <text:p>2,7</text:p>
          </table:table-cell>
          <table:table-cell table:formula="of:=([.K4])*4" office:value-type="float" office:value="10.9859797333333">
            <text:p>10,99</text:p>
          </table:table-cell>
          <table:table-cell office:value-type="float" office:value="2.61072733333333">
            <text:p>2,6</text:p>
          </table:table-cell>
          <table:table-cell table:formula="of:=[.M4]*9" office:value-type="float" office:value="23.496546">
            <text:p>23,5</text:p>
          </table:table-cell>
          <table:table-cell office:value-type="float" office:value="7.96443033333333">
            <text:p>8,0</text:p>
          </table:table-cell>
          <table:table-cell table:formula="of:=[.O4]*4" office:value-type="float" office:value="31.8577213333333">
            <text:p>31,9</text:p>
          </table:table-cell>
          <table:table-cell office:value-type="float" office:value="66.3402470666667">
            <text:p>66,3</text:p>
          </table:table-cell>
          <table:table-cell office:value-type="float" office:value="20">
            <text:p>20,0</text:p>
          </table:table-cell>
          <table:table-cell table:formula="of:=([.R4]*4)/[.J4]" office:value-type="float" office:value="1.60642570281125">
            <text:p>1,61</text:p>
          </table:table-cell>
          <table:table-cell office:value-type="float" office:value="15.6">
            <text:p>15,6</text:p>
          </table:table-cell>
          <table:table-cell table:formula="of:=([.T4]*9)/[.J4]" office:value-type="float" office:value="2.81927710843374">
            <text:p>2,8</text:p>
          </table:table-cell>
          <table:table-cell office:value-type="float" office:value="45">
            <text:p>45,0</text:p>
          </table:table-cell>
          <table:table-cell table:formula="of:=([.V4]*4)/[.J4]" office:value-type="float" office:value="3.6144578313253">
            <text:p>3,6</text:p>
          </table:table-cell>
          <table:table-cell office:value-type="float" office:value="400.4">
            <text:p>400,4</text:p>
          </table:table-cell>
          <table:table-cell table:formula="of:=[.X4]/[.J4]" office:value-type="float" office:value="8.04016064257028">
            <text:p>8,04</text:p>
          </table:table-cell>
          <table:table-cell table:formula="of:=[.L4]+[.S4]" office:value-type="float" office:value="12.5924054361446">
            <text:p>12,59</text:p>
          </table:table-cell>
          <table:table-cell table:formula="of:=[.Z4]/[.AF4]" office:value-type="percentage" office:value="0.169297343533931">
            <text:p>16,93%</text:p>
          </table:table-cell>
          <table:table-cell table:formula="of:=[.N4]+[.U4]" office:value-type="float" office:value="26.3158231084337">
            <text:p>26,32</text:p>
          </table:table-cell>
          <table:table-cell table:formula="of:=([.M4]+[.T4])/([.Q4]+[.X4])" office:value-type="percentage" office:value="0.0390168352692589">
            <text:p>3,90%</text:p>
          </table:table-cell>
          <table:table-cell table:formula="of:=[.P4]+[.W4]" office:value-type="float" office:value="35.4721791646586">
            <text:p>35,47</text:p>
          </table:table-cell>
          <table:table-cell table:formula="of:=[.AD4]/[.AF4]" office:value-type="percentage" office:value="0.476902187782085">
            <text:p>47,69%</text:p>
          </table:table-cell>
          <table:table-cell table:formula="of:=[.Q4]+[.Y4]" office:value-type="float" office:value="74.380407709237">
            <text:p>74,38</text:p>
          </table:table-cell>
          <table:table-cell table:formula="of:=[.AF4]/60" office:value-type="percentage" office:value="1.23967346182062">
            <text:p>123,97%</text:p>
          </table:table-cell>
          <table:table-cell table:number-columns-repeated="4"/>
        </table:table-row>
        <table:table-row table:style-name="ro2" table:visibility="filter">
          <table:table-cell office:value-type="float" office:value="4">
            <text:p>4</text:p>
          </table:table-cell>
          <table:table-cell office:value-type="string">
            <text:p>AG A</text:p>
          </table:table-cell>
          <table:table-cell office:value-type="float" office:value="42522">
            <text:p>01/06/16</text:p>
          </table:table-cell>
          <table:table-cell office:value-type="float" office:value="15.4">
            <text:p>15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52">
            <text:p>52</text:p>
          </table:table-cell>
          <table:table-cell office:value-type="float" office:value="2.29309743589744">
            <text:p>2,3</text:p>
          </table:table-cell>
          <table:table-cell table:formula="of:=([.K5])*4" office:value-type="float" office:value="9.17238974358976">
            <text:p>9,17</text:p>
          </table:table-cell>
          <table:table-cell office:value-type="float" office:value="1.75401282051282">
            <text:p>1,8</text:p>
          </table:table-cell>
          <table:table-cell table:formula="of:=[.M5]*9" office:value-type="float" office:value="15.7861153846154">
            <text:p>15,8</text:p>
          </table:table-cell>
          <table:table-cell office:value-type="float" office:value="7.16251153846154">
            <text:p>7,2</text:p>
          </table:table-cell>
          <table:table-cell table:formula="of:=[.O5]*4" office:value-type="float" office:value="28.6500461538462">
            <text:p>28,7</text:p>
          </table:table-cell>
          <table:table-cell office:value-type="float" office:value="53.6085512820513">
            <text:p>53,6</text:p>
          </table:table-cell>
          <table:table-cell office:value-type="float" office:value="13.3333333333333">
            <text:p>13,3</text:p>
          </table:table-cell>
          <table:table-cell table:formula="of:=([.R5]*4)/[.J5]" office:value-type="float" office:value="1.02564102564102">
            <text:p>1,03</text:p>
          </table:table-cell>
          <table:table-cell office:value-type="float" office:value="10.4">
            <text:p>10,4</text:p>
          </table:table-cell>
          <table:table-cell table:formula="of:=([.T5]*9)/[.J5]" office:value-type="float" office:value="1.8">
            <text:p>1,8</text:p>
          </table:table-cell>
          <table:table-cell office:value-type="float" office:value="30">
            <text:p>30,0</text:p>
          </table:table-cell>
          <table:table-cell table:formula="of:=([.V5]*4)/[.J5]" office:value-type="float" office:value="2.30769230769231">
            <text:p>2,3</text:p>
          </table:table-cell>
          <table:table-cell office:value-type="float" office:value="266.933333333333">
            <text:p>266,9</text:p>
          </table:table-cell>
          <table:table-cell table:formula="of:=[.X5]/[.J5]" office:value-type="float" office:value="5.13333333333333">
            <text:p>5,13</text:p>
          </table:table-cell>
          <table:table-cell table:formula="of:=[.L5]+[.S5]" office:value-type="float" office:value="10.1980307692308">
            <text:p>10,20</text:p>
          </table:table-cell>
          <table:table-cell table:formula="of:=[.Z5]/[.AF5]" office:value-type="percentage" office:value="0.173607483586931">
            <text:p>17,36%</text:p>
          </table:table-cell>
          <table:table-cell table:formula="of:=[.N5]+[.U5]" office:value-type="float" office:value="17.5861153846154">
            <text:p>17,59</text:p>
          </table:table-cell>
          <table:table-cell table:formula="of:=([.M5]+[.T5])/([.Q5]+[.X5])" office:value-type="percentage" office:value="0.0379170816790334">
            <text:p>3,79%</text:p>
          </table:table-cell>
          <table:table-cell table:formula="of:=[.P5]+[.W5]" office:value-type="float" office:value="30.9577384615385">
            <text:p>30,96</text:p>
          </table:table-cell>
          <table:table-cell table:formula="of:=[.AD5]/[.AF5]" office:value-type="percentage" office:value="0.527013027658812">
            <text:p>52,70%</text:p>
          </table:table-cell>
          <table:table-cell table:formula="of:=[.Q5]+[.Y5]" office:value-type="float" office:value="58.7418846153846">
            <text:p>58,74</text:p>
          </table:table-cell>
          <table:table-cell table:formula="of:=[.AF5]/60" office:value-type="percentage" office:value="0.979031410256411">
            <text:p>97,90%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G A</text:p>
          </table:table-cell>
          <table:table-cell office:value-type="float" office:value="42857">
            <text:p>02/05/17</text:p>
          </table:table-cell>
          <table:table-cell office:value-type="float" office:value="16.3">
            <text:p>16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office:value-type="float" office:value="168.5">
            <text:p>168,5</text:p>
          </table:table-cell>
          <table:table-cell office:value-type="float" office:value="21.13">
            <text:p>21,13</text:p>
          </table:table-cell>
          <table:table-cell office:value-type="float" office:value="0.4">
            <text:p>0,4</text:p>
          </table:table-cell>
          <table:table-cell office:value-type="float" office:value="60">
            <text:p>60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N B</text:p>
          </table:table-cell>
          <table:table-cell office:value-type="float" office:value="41787">
            <text:p>28/05/14</text:p>
          </table:table-cell>
          <table:table-cell office:value-type="float" office:value="4.8">
            <text:p>4,8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15.5">
            <text:p>115,5</text:p>
          </table:table-cell>
          <table:table-cell office:value-type="float" office:value="14.84">
            <text:p>14,84</text:p>
          </table:table-cell>
          <table:table-cell office:value-type="float" office:value="-0.4">
            <text:p>-0,4</text:p>
          </table:table-cell>
          <table:table-cell office:value-type="float" office:value="19.8">
            <text:p>19,8</text:p>
          </table:table-cell>
          <table:table-cell office:value-type="float" office:value="2.79329292929293">
            <text:p>2,8</text:p>
          </table:table-cell>
          <table:table-cell table:formula="of:=([.K7])*4" office:value-type="float" office:value="11.1731717171717">
            <text:p>11,17</text:p>
          </table:table-cell>
          <table:table-cell office:value-type="float" office:value="3.92722457912458">
            <text:p>3,9</text:p>
          </table:table-cell>
          <table:table-cell table:formula="of:=[.M7]*9" office:value-type="float" office:value="35.3450212121212">
            <text:p>35,3</text:p>
          </table:table-cell>
          <table:table-cell office:value-type="float" office:value="10.8465993265993">
            <text:p>10,8</text:p>
          </table:table-cell>
          <table:table-cell table:formula="of:=[.O7]*4" office:value-type="float" office:value="43.3863973063972">
            <text:p>43,4</text:p>
          </table:table-cell>
          <table:table-cell office:value-type="float" office:value="89.9045902356902">
            <text:p>89,9</text:p>
          </table:table-cell>
          <table:table-cell office:value-type="float" office:value="11.2">
            <text:p>11,2</text:p>
          </table:table-cell>
          <table:table-cell table:formula="of:=([.R7]*4)/[.J7]" office:value-type="float" office:value="2.26262626262626">
            <text:p>2,26</text:p>
          </table:table-cell>
          <table:table-cell office:value-type="float" office:value="11.6">
            <text:p>11,6</text:p>
          </table:table-cell>
          <table:table-cell table:formula="of:=([.T7]*9)/[.J7]" office:value-type="float" office:value="5.27272727272727">
            <text:p>5,3</text:p>
          </table:table-cell>
          <table:table-cell office:value-type="float" office:value="37.6">
            <text:p>37,6</text:p>
          </table:table-cell>
          <table:table-cell table:formula="of:=([.V7]*4)/[.J7]" office:value-type="float" office:value="7.5959595959596">
            <text:p>7,6</text:p>
          </table:table-cell>
          <table:table-cell office:value-type="float" office:value="299.6">
            <text:p>299,6</text:p>
          </table:table-cell>
          <table:table-cell table:formula="of:=[.X7]/[.J7]" office:value-type="float" office:value="15.1313131313131">
            <text:p>15,13</text:p>
          </table:table-cell>
          <table:table-cell table:formula="of:=[.L7]+[.S7]" office:value-type="float" office:value="13.435797979798">
            <text:p>13,44</text:p>
          </table:table-cell>
          <table:table-cell table:formula="of:=[.Z7]/[.AF7]" office:value-type="percentage" office:value="0.12791624148604">
            <text:p>12,79%</text:p>
          </table:table-cell>
          <table:table-cell table:formula="of:=[.N7]+[.U7]" office:value-type="float" office:value="40.6177484848485">
            <text:p>40,62</text:p>
          </table:table-cell>
          <table:table-cell table:formula="of:=([.M7]+[.T7])/([.Q7]+[.X7])" office:value-type="percentage" office:value="0.0398640349006645">
            <text:p>3,99%</text:p>
          </table:table-cell>
          <table:table-cell table:formula="of:=[.P7]+[.W7]" office:value-type="float" office:value="50.9823569023568">
            <text:p>50,98</text:p>
          </table:table-cell>
          <table:table-cell table:formula="of:=[.AD7]/[.AF7]" office:value-type="percentage" office:value="0.485380286816981">
            <text:p>48,54%</text:p>
          </table:table-cell>
          <table:table-cell table:formula="of:=[.Q7]+[.Y7]" office:value-type="float" office:value="105.035903367003">
            <text:p>105,04</text:p>
          </table:table-cell>
          <table:table-cell table:formula="of:=[.AF7]/90" office:value-type="percentage" office:value="1.1670655929667">
            <text:p>116,71%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N B</text:p>
          </table:table-cell>
          <table:table-cell office:value-type="float" office:value="42244">
            <text:p>28/08/15</text:p>
          </table:table-cell>
          <table:table-cell office:value-type="float" office:value="6">
            <text:p>6,0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22.7">
            <text:p>122,7</text:p>
          </table:table-cell>
          <table:table-cell office:value-type="float" office:value="15.54">
            <text:p>15,54</text:p>
          </table:table-cell>
          <table:table-cell office:value-type="float" office:value="0.3">
            <text:p>0,3</text:p>
          </table:table-cell>
          <table:table-cell office:value-type="float" office:value="23.4">
            <text:p>23,4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N B</text:p>
          </table:table-cell>
          <table:table-cell office:value-type="float" office:value="42642">
            <text:p>29/09/16</text:p>
          </table:table-cell>
          <table:table-cell office:value-type="float" office:value="7.1">
            <text:p>7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office:value-type="float" office:value="129">
            <text:p>129</text:p>
          </table:table-cell>
          <table:table-cell office:value-type="float" office:value="16.22">
            <text:p>16,22</text:p>
          </table:table-cell>
          <table:table-cell office:value-type="float" office:value="0.7">
            <text:p>0,7</text:p>
          </table:table-cell>
          <table:table-cell office:value-type="float" office:value="27">
            <text:p>27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 B</text:p>
          </table:table-cell>
          <table:table-cell office:value-type="float" office:value="42989">
            <text:p>11/09/17</text:p>
          </table:table-cell>
          <table:table-cell office:value-type="float" office:value="8.1">
            <text:p>8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office:value-type="float" office:value="133">
            <text:p>133</text:p>
          </table:table-cell>
          <table:table-cell office:value-type="float" office:value="16.11">
            <text:p>16,11</text:p>
          </table:table-cell>
          <table:table-cell office:value-type="float" office:value="0.5">
            <text:p>0,5</text:p>
          </table:table-cell>
          <table:table-cell office:value-type="float" office:value="28.5">
            <text:p>28,5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R L</text:p>
          </table:table-cell>
          <table:table-cell office:value-type="float" office:value="41661">
            <text:p>22/01/14</text:p>
          </table:table-cell>
          <table:table-cell office:value-type="float" office:value="2.4">
            <text:p>2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95">
            <text:p>-0,95</text:p>
          </table:table-cell>
          <table:table-cell office:value-type="float" office:value="12.4">
            <text:p>12,4</text:p>
          </table:table-cell>
          <table:table-cell office:value-type="float" office:value="4.70348387096774">
            <text:p>4,7</text:p>
          </table:table-cell>
          <table:table-cell table:formula="of:=([.K11])*4" office:value-type="float" office:value="18.813935483871">
            <text:p>18,81</text:p>
          </table:table-cell>
          <table:table-cell office:value-type="float" office:value="3.93423387096774">
            <text:p>3,9</text:p>
          </table:table-cell>
          <table:table-cell table:formula="of:=[.M11]*9" office:value-type="float" office:value="35.4081048387097">
            <text:p>35,4</text:p>
          </table:table-cell>
          <table:table-cell office:value-type="float" office:value="15.0130376344086">
            <text:p>15,0</text:p>
          </table:table-cell>
          <table:table-cell table:formula="of:=[.O11]*4" office:value-type="float" office:value="60.0521505376344">
            <text:p>60,1</text:p>
          </table:table-cell>
          <table:table-cell office:value-type="float" office:value="114.274190860215">
            <text:p>114,3</text:p>
          </table:table-cell>
          <table:table-cell office:value-type="float" office:value="22.4">
            <text:p>22,4</text:p>
          </table:table-cell>
          <table:table-cell table:formula="of:=([.R11]*4)/[.J11]" office:value-type="float" office:value="7.2258064516129">
            <text:p>7,23</text:p>
          </table:table-cell>
          <table:table-cell office:value-type="float" office:value="23.2">
            <text:p>23,2</text:p>
          </table:table-cell>
          <table:table-cell table:formula="of:=([.T11]*9)/[.J11]" office:value-type="float" office:value="16.8387096774194">
            <text:p>16,8</text:p>
          </table:table-cell>
          <table:table-cell office:value-type="float" office:value="75.2">
            <text:p>75,2</text:p>
          </table:table-cell>
          <table:table-cell table:formula="of:=([.V11]*4)/[.J11]" office:value-type="float" office:value="24.258064516129">
            <text:p>24,3</text:p>
          </table:table-cell>
          <table:table-cell office:value-type="float" office:value="599.2">
            <text:p>599,2</text:p>
          </table:table-cell>
          <table:table-cell table:formula="of:=[.X11]/[.J11]" office:value-type="float" office:value="48.3225806451613">
            <text:p>48,32</text:p>
          </table:table-cell>
          <table:table-cell table:formula="of:=[.L11]+[.S11]" office:value-type="float" office:value="26.0397419354839">
            <text:p>26,04</text:p>
          </table:table-cell>
          <table:table-cell table:formula="of:=[.Z11]/[.AF11]" office:value-type="percentage" office:value="0.160149194196164">
            <text:p>16,01%</text:p>
          </table:table-cell>
          <table:table-cell table:formula="of:=[.N11]+[.U11]" office:value-type="float" office:value="52.246814516129">
            <text:p>52,25</text:p>
          </table:table-cell>
          <table:table-cell table:formula="of:=([.M11]+[.T11])/([.Q11]+[.X11])" office:value-type="percentage" office:value="0.0380311358400404">
            <text:p>3,80%</text:p>
          </table:table-cell>
          <table:table-cell table:formula="of:=[.P11]+[.W11]" office:value-type="float" office:value="84.3102150537634">
            <text:p>84,31</text:p>
          </table:table-cell>
          <table:table-cell table:formula="of:=[.AD11]/[.AF11]" office:value-type="percentage" office:value="0.518523303219312">
            <text:p>51,85%</text:p>
          </table:table-cell>
          <table:table-cell table:formula="of:=[.Q11]+[.Y11]" office:value-type="float" office:value="162.596771505376">
            <text:p>162,60</text:p>
          </table:table-cell>
          <table:table-cell table:formula="of:=[.AF11]/90" office:value-type="percentage" office:value="1.80663079450418">
            <text:p>180,66%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R L</text:p>
          </table:table-cell>
          <table:table-cell office:value-type="float" office:value="42031">
            <text:p>27/01/15</text:p>
          </table:table-cell>
          <table:table-cell office:value-type="float" office:value="3.5">
            <text:p>3,5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04">
            <text:p>-0,04</text:p>
          </table:table-cell>
          <table:table-cell office:value-type="float" office:value="16.2">
            <text:p>16,2</text:p>
          </table:table-cell>
          <table:table-cell office:value-type="float" office:value="4.04229423868313">
            <text:p>4,0</text:p>
          </table:table-cell>
          <table:table-cell table:formula="of:=([.K12])*4" office:value-type="float" office:value="16.1691769547325">
            <text:p>16,17</text:p>
          </table:table-cell>
          <table:table-cell office:value-type="float" office:value="4.38675514403292">
            <text:p>4,4</text:p>
          </table:table-cell>
          <table:table-cell table:formula="of:=[.M12]*9" office:value-type="float" office:value="39.4807962962963">
            <text:p>39,5</text:p>
          </table:table-cell>
          <table:table-cell office:value-type="float" office:value="14.3005967078189">
            <text:p>14,3</text:p>
          </table:table-cell>
          <table:table-cell table:formula="of:=[.O12]*4" office:value-type="float" office:value="57.2023868312756">
            <text:p>57,2</text:p>
          </table:table-cell>
          <table:table-cell office:value-type="float" office:value="112.852360082305">
            <text:p>112,9</text:p>
          </table:table-cell>
          <table:table-cell office:value-type="float" office:value="25.2">
            <text:p>25,2</text:p>
          </table:table-cell>
          <table:table-cell table:formula="of:=([.R12]*4)/[.J12]" office:value-type="float" office:value="6.22222222222222">
            <text:p>6,22</text:p>
          </table:table-cell>
          <table:table-cell office:value-type="float" office:value="26.1">
            <text:p>26,1</text:p>
          </table:table-cell>
          <table:table-cell table:formula="of:=([.T12]*9)/[.J12]" office:value-type="float" office:value="14.5">
            <text:p>14,5</text:p>
          </table:table-cell>
          <table:table-cell office:value-type="float" office:value="84.6">
            <text:p>84,6</text:p>
          </table:table-cell>
          <table:table-cell table:formula="of:=([.V12]*4)/[.J12]" office:value-type="float" office:value="20.8888888888889">
            <text:p>20,9</text:p>
          </table:table-cell>
          <table:table-cell office:value-type="float" office:value="674.1">
            <text:p>674,1</text:p>
          </table:table-cell>
          <table:table-cell table:formula="of:=[.X12]/[.J12]" office:value-type="float" office:value="41.6111111111111">
            <text:p>41,61</text:p>
          </table:table-cell>
          <table:table-cell table:formula="of:=[.L12]+[.S12]" office:value-type="float" office:value="22.3913991769547">
            <text:p>22,39</text:p>
          </table:table-cell>
          <table:table-cell table:formula="of:=[.Z12]/[.AF12]" office:value-type="percentage" office:value="0.144962423827163">
            <text:p>14,50%</text:p>
          </table:table-cell>
          <table:table-cell table:formula="of:=[.N12]+[.U12]" office:value-type="float" office:value="53.9807962962963">
            <text:p>53,98</text:p>
          </table:table-cell>
          <table:table-cell table:formula="of:=([.M12]+[.T12])/([.Q12]+[.X12])" office:value-type="percentage" office:value="0.0387402804673518">
            <text:p>3,87%</text:p>
          </table:table-cell>
          <table:table-cell table:formula="of:=[.P12]+[.W12]" office:value-type="float" office:value="78.0912757201645">
            <text:p>78,09</text:p>
          </table:table-cell>
          <table:table-cell table:formula="of:=[.AD12]/[.AF12]" office:value-type="percentage" office:value="0.505564682166052">
            <text:p>50,56%</text:p>
          </table:table-cell>
          <table:table-cell table:formula="of:=[.Q12]+[.Y12]" office:value-type="float" office:value="154.463471193416">
            <text:p>154,46</text:p>
          </table:table-cell>
          <table:table-cell table:formula="of:=[.AF12]/90" office:value-type="percentage" office:value="1.71626079103796">
            <text:p>171,63%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R L</text:p>
          </table:table-cell>
          <table:table-cell office:value-type="float" office:value="41831">
            <text:p>11/07/14</text:p>
          </table:table-cell>
          <table:table-cell office:value-type="float" office:value="2.9">
            <text:p>2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6.71">
            <text:p>16,71</text:p>
          </table:table-cell>
          <table:table-cell office:value-type="float" office:value="0.4">
            <text:p>0,4</text:p>
          </table:table-cell>
          <table:table-cell office:value-type="float" office:value="15.4">
            <text:p>15,4</text:p>
          </table:table-cell>
          <table:table-cell office:value-type="float" office:value="4.12853846153846">
            <text:p>4,1</text:p>
          </table:table-cell>
          <table:table-cell table:formula="of:=([.K13])*4" office:value-type="float" office:value="16.5141538461538">
            <text:p>16,51</text:p>
          </table:table-cell>
          <table:table-cell office:value-type="float" office:value="4.5613048951049">
            <text:p>4,6</text:p>
          </table:table-cell>
          <table:table-cell table:formula="of:=[.M13]*9" office:value-type="float" office:value="41.0517440559441">
            <text:p>41,1</text:p>
          </table:table-cell>
          <table:table-cell office:value-type="float" office:value="12.462027972028">
            <text:p>12,5</text:p>
          </table:table-cell>
          <table:table-cell table:formula="of:=[.O13]*4" office:value-type="float" office:value="49.848111888112">
            <text:p>49,8</text:p>
          </table:table-cell>
          <table:table-cell office:value-type="float" office:value="107.41400979021">
            <text:p>107,4</text:p>
          </table:table-cell>
          <table:table-cell office:value-type="float" office:value="22.4">
            <text:p>22,4</text:p>
          </table:table-cell>
          <table:table-cell table:formula="of:=([.R13]*4)/[.J13]" office:value-type="float" office:value="5.81818181818182">
            <text:p>5,82</text:p>
          </table:table-cell>
          <table:table-cell office:value-type="float" office:value="23.2">
            <text:p>23,2</text:p>
          </table:table-cell>
          <table:table-cell table:formula="of:=([.T13]*9)/[.J13]" office:value-type="float" office:value="13.5584415584416">
            <text:p>13,6</text:p>
          </table:table-cell>
          <table:table-cell office:value-type="float" office:value="75.2">
            <text:p>75,2</text:p>
          </table:table-cell>
          <table:table-cell table:formula="of:=([.V13]*4)/[.J13]" office:value-type="float" office:value="19.5324675324675">
            <text:p>19,5</text:p>
          </table:table-cell>
          <table:table-cell office:value-type="float" office:value="599.2">
            <text:p>599,2</text:p>
          </table:table-cell>
          <table:table-cell table:formula="of:=[.X13]/[.J13]" office:value-type="float" office:value="38.9090909090909">
            <text:p>38,91</text:p>
          </table:table-cell>
          <table:table-cell table:formula="of:=[.L13]+[.S13]" office:value-type="float" office:value="22.3323356643357">
            <text:p>22,33</text:p>
          </table:table-cell>
          <table:table-cell table:formula="of:=[.Z13]/[.AF13]" office:value-type="percentage" office:value="0.152623444675557">
            <text:p>15,26%</text:p>
          </table:table-cell>
          <table:table-cell table:formula="of:=[.N13]+[.U13]" office:value-type="float" office:value="54.6101856143857">
            <text:p>54,61</text:p>
          </table:table-cell>
          <table:table-cell table:formula="of:=([.M13]+[.T13])/([.Q13]+[.X13])" office:value-type="percentage" office:value="0.039287792925797">
            <text:p>3,93%</text:p>
          </table:table-cell>
          <table:table-cell table:formula="of:=[.P13]+[.W13]" office:value-type="float" office:value="69.3805794205795">
            <text:p>69,38</text:p>
          </table:table-cell>
          <table:table-cell table:formula="of:=[.AD13]/[.AF13]" office:value-type="percentage" office:value="0.47416012296759">
            <text:p>47,42%</text:p>
          </table:table-cell>
          <table:table-cell table:formula="of:=[.Q13]+[.Y13]" office:value-type="float" office:value="146.323100699301">
            <text:p>146,32</text:p>
          </table:table-cell>
          <table:table-cell table:formula="of:=[.AF13]/90" office:value-type="percentage" office:value="1.62581222999223">
            <text:p>162,58%</text:p>
          </table:table-cell>
          <table:table-cell table:number-columns-repeated="4"/>
        </table:table-row>
        <table:table-row table:style-name="ro2" table:visibility="filter">
          <table:table-cell office:value-type="float" office:value="13">
            <text:p>13</text:p>
          </table:table-cell>
          <table:table-cell office:value-type="string">
            <text:p>AR L</text:p>
          </table:table-cell>
          <table:table-cell office:value-type="float" office:value="42388">
            <text:p>19/01/16</text:p>
          </table:table-cell>
          <table:table-cell office:value-type="float" office:value="4.4">
            <text:p>4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18.2">
            <text:p>18,2</text:p>
          </table:table-cell>
          <table:table-cell office:value-type="float" office:value="3.70977655677656">
            <text:p>3,7</text:p>
          </table:table-cell>
          <table:table-cell table:formula="of:=([.K14])*4" office:value-type="float" office:value="14.8391062271062">
            <text:p>14,84</text:p>
          </table:table-cell>
          <table:table-cell office:value-type="float" office:value="3.84421978021978">
            <text:p>3,8</text:p>
          </table:table-cell>
          <table:table-cell table:formula="of:=[.M14]*9" office:value-type="float" office:value="34.597978021978">
            <text:p>34,6</text:p>
          </table:table-cell>
          <table:table-cell office:value-type="float" office:value="11.2550091575092">
            <text:p>11,3</text:p>
          </table:table-cell>
          <table:table-cell table:formula="of:=[.O14]*4" office:value-type="float" office:value="45.0200366300368">
            <text:p>45,0</text:p>
          </table:table-cell>
          <table:table-cell office:value-type="float" office:value="94.4571208791209">
            <text:p>94,5</text:p>
          </table:table-cell>
          <table:table-cell office:value-type="float" office:value="22.4">
            <text:p>22,4</text:p>
          </table:table-cell>
          <table:table-cell table:formula="of:=([.R14]*4)/[.J14]" office:value-type="float" office:value="4.92307692307692">
            <text:p>4,92</text:p>
          </table:table-cell>
          <table:table-cell office:value-type="float" office:value="23.2">
            <text:p>23,2</text:p>
          </table:table-cell>
          <table:table-cell table:formula="of:=([.T14]*9)/[.J14]" office:value-type="float" office:value="11.4725274725275">
            <text:p>11,5</text:p>
          </table:table-cell>
          <table:table-cell office:value-type="float" office:value="75.2">
            <text:p>75,2</text:p>
          </table:table-cell>
          <table:table-cell table:formula="of:=([.V14]*4)/[.J14]" office:value-type="float" office:value="16.5274725274725">
            <text:p>16,5</text:p>
          </table:table-cell>
          <table:table-cell office:value-type="float" office:value="599.2">
            <text:p>599,2</text:p>
          </table:table-cell>
          <table:table-cell table:formula="of:=[.X14]/[.J14]" office:value-type="float" office:value="32.9230769230769">
            <text:p>32,92</text:p>
          </table:table-cell>
          <table:table-cell table:formula="of:=[.L14]+[.S14]" office:value-type="float" office:value="19.7621831501832">
            <text:p>19,76</text:p>
          </table:table-cell>
          <table:table-cell table:formula="of:=[.Z14]/[.AF14]" office:value-type="percentage" office:value="0.155143291431144">
            <text:p>15,51%</text:p>
          </table:table-cell>
          <table:table-cell table:formula="of:=[.N14]+[.U14]" office:value-type="float" office:value="46.0705054945055">
            <text:p>46,07</text:p>
          </table:table-cell>
          <table:table-cell table:formula="of:=([.M14]+[.T14])/([.Q14]+[.X14])" office:value-type="percentage" office:value="0.0389878788326208">
            <text:p>3,90%</text:p>
          </table:table-cell>
          <table:table-cell table:formula="of:=[.P14]+[.W14]" office:value-type="float" office:value="61.5475091575093">
            <text:p>61,55</text:p>
          </table:table-cell>
          <table:table-cell table:formula="of:=[.AD14]/[.AF14]" office:value-type="percentage" office:value="0.483179569661866">
            <text:p>48,32%</text:p>
          </table:table-cell>
          <table:table-cell table:formula="of:=[.Q14]+[.Y14]" office:value-type="float" office:value="127.380197802198">
            <text:p>127,38</text:p>
          </table:table-cell>
          <table:table-cell table:formula="of:=[.AF14]/90" office:value-type="percentage" office:value="1.41533553113553">
            <text:p>141,53%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R L</text:p>
          </table:table-cell>
          <table:table-cell office:value-type="float" office:value="42201">
            <text:p>16/07/15</text:p>
          </table:table-cell>
          <table:table-cell office:value-type="float" office:value="3.9">
            <text:p>3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16.02">
            <text:p>16,02</text:p>
          </table:table-cell>
          <table:table-cell office:value-type="float" office:value="0.3">
            <text:p>0,3</text:p>
          </table:table-cell>
          <table:table-cell office:value-type="float" office:value="17">
            <text:p>17</text:p>
          </table:table-cell>
          <table:table-cell office:value-type="float" office:value="3.07782254901961">
            <text:p>3,1</text:p>
          </table:table-cell>
          <table:table-cell table:formula="of:=([.K15])*4" office:value-type="float" office:value="12.3112901960784">
            <text:p>12,31</text:p>
          </table:table-cell>
          <table:table-cell office:value-type="float" office:value="3.35946862745098">
            <text:p>3,4</text:p>
          </table:table-cell>
          <table:table-cell table:formula="of:=[.M15]*9" office:value-type="float" office:value="30.2352176470588">
            <text:p>30,2</text:p>
          </table:table-cell>
          <table:table-cell office:value-type="float" office:value="12.7536058823529">
            <text:p>12,8</text:p>
          </table:table-cell>
          <table:table-cell table:formula="of:=[.O15]*4" office:value-type="float" office:value="51.0144235294116">
            <text:p>51,0</text:p>
          </table:table-cell>
          <table:table-cell office:value-type="float" office:value="93.560931372549">
            <text:p>93,6</text:p>
          </table:table-cell>
          <table:table-cell office:value-type="float" office:value="22.4">
            <text:p>22,4</text:p>
          </table:table-cell>
          <table:table-cell table:formula="of:=([.R15]*4)/[.J15]" office:value-type="float" office:value="5.27058823529412">
            <text:p>5,27</text:p>
          </table:table-cell>
          <table:table-cell office:value-type="float" office:value="23.2">
            <text:p>23,2</text:p>
          </table:table-cell>
          <table:table-cell table:formula="of:=([.T15]*9)/[.J15]" office:value-type="float" office:value="12.2823529411765">
            <text:p>12,3</text:p>
          </table:table-cell>
          <table:table-cell office:value-type="float" office:value="75.2">
            <text:p>75,2</text:p>
          </table:table-cell>
          <table:table-cell table:formula="of:=([.V15]*4)/[.J15]" office:value-type="float" office:value="17.6941176470588">
            <text:p>17,7</text:p>
          </table:table-cell>
          <table:table-cell office:value-type="float" office:value="599.2">
            <text:p>599,2</text:p>
          </table:table-cell>
          <table:table-cell table:formula="of:=[.X15]/[.J15]" office:value-type="float" office:value="35.2470588235294">
            <text:p>35,25</text:p>
          </table:table-cell>
          <table:table-cell table:formula="of:=[.L15]+[.S15]" office:value-type="float" office:value="17.5818784313726">
            <text:p>17,58</text:p>
          </table:table-cell>
          <table:table-cell table:formula="of:=[.Z15]/[.AF15]" office:value-type="percentage" office:value="0.136496799652013">
            <text:p>13,65%</text:p>
          </table:table-cell>
          <table:table-cell table:formula="of:=[.N15]+[.U15]" office:value-type="float" office:value="42.5175705882353">
            <text:p>42,52</text:p>
          </table:table-cell>
          <table:table-cell table:formula="of:=([.M15]+[.T15])/([.Q15]+[.X15])" office:value-type="percentage" office:value="0.038338577458214">
            <text:p>3,83%</text:p>
          </table:table-cell>
          <table:table-cell table:formula="of:=[.P15]+[.W15]" office:value-type="float" office:value="68.7085411764704">
            <text:p>68,71</text:p>
          </table:table-cell>
          <table:table-cell table:formula="of:=[.AD15]/[.AF15]" office:value-type="percentage" office:value="0.53341831567963">
            <text:p>53,34%</text:p>
          </table:table-cell>
          <table:table-cell table:formula="of:=[.Q15]+[.Y15]" office:value-type="float" office:value="128.807990196078">
            <text:p>128,81</text:p>
          </table:table-cell>
          <table:table-cell table:formula="of:=[.AF15]/90" office:value-type="percentage" office:value="1.43119989106754">
            <text:p>143,12%</text:p>
          </table:table-cell>
          <table:table-cell table:number-columns-repeated="4"/>
        </table:table-row>
        <table:table-row table:style-name="ro2" table:visibility="filter">
          <table:table-cell office:value-type="float" office:value="15">
            <text:p>15</text:p>
          </table:table-cell>
          <table:table-cell office:value-type="string">
            <text:p>AR L</text:p>
          </table:table-cell>
          <table:table-cell office:value-type="float" office:value="42570">
            <text:p>19/07/16</text:p>
          </table:table-cell>
          <table:table-cell office:value-type="float" office:value="4.9">
            <text:p>4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18.9">
            <text:p>18,9</text:p>
          </table:table-cell>
          <table:table-cell office:value-type="float" office:value="3.31267901234568">
            <text:p>3,3</text:p>
          </table:table-cell>
          <table:table-cell table:formula="of:=([.K16])*4" office:value-type="float" office:value="13.2507160493827">
            <text:p>13,25</text:p>
          </table:table-cell>
          <table:table-cell office:value-type="float" office:value="2.70438007054674">
            <text:p>2,7</text:p>
          </table:table-cell>
          <table:table-cell table:formula="of:=[.M16]*9" office:value-type="float" office:value="24.3394206349207">
            <text:p>24,3</text:p>
          </table:table-cell>
          <table:table-cell office:value-type="float" office:value="10.670987654321">
            <text:p>10,7</text:p>
          </table:table-cell>
          <table:table-cell table:formula="of:=[.O16]*4" office:value-type="float" office:value="42.683950617284">
            <text:p>42,7</text:p>
          </table:table-cell>
          <table:table-cell office:value-type="float" office:value="80.2740873015873">
            <text:p>80,3</text:p>
          </table:table-cell>
          <table:table-cell office:value-type="float" office:value="22.4">
            <text:p>22,4</text:p>
          </table:table-cell>
          <table:table-cell table:formula="of:=([.R16]*4)/[.J16]" office:value-type="float" office:value="4.74074074074074">
            <text:p>4,74</text:p>
          </table:table-cell>
          <table:table-cell office:value-type="float" office:value="23.2">
            <text:p>23,2</text:p>
          </table:table-cell>
          <table:table-cell table:formula="of:=([.T16]*9)/[.J16]" office:value-type="float" office:value="11.047619047619">
            <text:p>11,0</text:p>
          </table:table-cell>
          <table:table-cell office:value-type="float" office:value="75.2">
            <text:p>75,2</text:p>
          </table:table-cell>
          <table:table-cell table:formula="of:=([.V16]*4)/[.J16]" office:value-type="float" office:value="15.9153439153439">
            <text:p>15,9</text:p>
          </table:table-cell>
          <table:table-cell office:value-type="float" office:value="599.2">
            <text:p>599,2</text:p>
          </table:table-cell>
          <table:table-cell table:formula="of:=[.X16]/[.J16]" office:value-type="float" office:value="31.7037037037037">
            <text:p>31,70</text:p>
          </table:table-cell>
          <table:table-cell table:formula="of:=[.L16]+[.S16]" office:value-type="float" office:value="17.9914567901235">
            <text:p>17,99</text:p>
          </table:table-cell>
          <table:table-cell table:formula="of:=[.Z16]/[.AF16]" office:value-type="percentage" office:value="0.160669867020982">
            <text:p>16,07%</text:p>
          </table:table-cell>
          <table:table-cell table:formula="of:=[.N16]+[.U16]" office:value-type="float" office:value="35.3870396825397">
            <text:p>35,39</text:p>
          </table:table-cell>
          <table:table-cell table:formula="of:=([.M16]+[.T16])/([.Q16]+[.X16])" office:value-type="percentage" office:value="0.0381241618402572">
            <text:p>3,81%</text:p>
          </table:table-cell>
          <table:table-cell table:formula="of:=[.P16]+[.W16]" office:value-type="float" office:value="58.5992945326279">
            <text:p>58,60</text:p>
          </table:table-cell>
          <table:table-cell table:formula="of:=[.AD16]/[.AF16]" office:value-type="percentage" office:value="0.523311756791658">
            <text:p>52,33%</text:p>
          </table:table-cell>
          <table:table-cell table:formula="of:=[.Q16]+[.Y16]" office:value-type="float" office:value="111.977791005291">
            <text:p>111,98</text:p>
          </table:table-cell>
          <table:table-cell table:formula="of:=[.AF16]/90" office:value-type="percentage" office:value="1.24419767783657">
            <text:p>124,42%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table:style-name="ce6" office:value-type="string">
            <text:p>BE M</text:p>
          </table:table-cell>
          <table:table-cell office:value-type="float" office:value="41717">
            <text:p>19/03/14</text:p>
          </table:table-cell>
          <table:table-cell office:value-type="float" office:value="8.3">
            <text:p>8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5.6">
            <text:p>15,6</text:p>
          </table:table-cell>
          <table:table-cell office:value-type="float" office:value="0.1">
            <text:p>0,1</text:p>
          </table:table-cell>
          <table:table-cell office:value-type="float" office:value="23.6">
            <text:p>23,6</text:p>
          </table:table-cell>
          <table:table-cell office:value-type="float" office:value="3.31111793785311">
            <text:p>3,3</text:p>
          </table:table-cell>
          <table:table-cell table:formula="of:=([.K17])*4" office:value-type="float" office:value="13.2444717514124">
            <text:p>13,24</text:p>
          </table:table-cell>
          <table:table-cell office:value-type="float" office:value="4.03201906779661">
            <text:p>4,0</text:p>
          </table:table-cell>
          <table:table-cell table:formula="of:=[.M17]*9" office:value-type="float" office:value="36.2881716101695">
            <text:p>36,3</text:p>
          </table:table-cell>
          <table:table-cell office:value-type="float" office:value="11.264479519774">
            <text:p>11,3</text:p>
          </table:table-cell>
          <table:table-cell table:formula="of:=[.O17]*4" office:value-type="float" office:value="45.057918079096">
            <text:p>45,1</text:p>
          </table:table-cell>
          <table:table-cell office:value-type="float" office:value="94.590561440678">
            <text:p>94,6</text:p>
          </table:table-cell>
          <table:table-cell office:value-type="float" office:value="22.4">
            <text:p>22,4</text:p>
          </table:table-cell>
          <table:table-cell table:formula="of:=([.R17]*4)/[.J17]" office:value-type="float" office:value="3.79661016949152">
            <text:p>3,80</text:p>
          </table:table-cell>
          <table:table-cell office:value-type="float" office:value="23.2">
            <text:p>23,2</text:p>
          </table:table-cell>
          <table:table-cell table:formula="of:=([.T17]*9)/[.J17]" office:value-type="float" office:value="8.84745762711864">
            <text:p>8,8</text:p>
          </table:table-cell>
          <table:table-cell office:value-type="float" office:value="75.2">
            <text:p>75,2</text:p>
          </table:table-cell>
          <table:table-cell table:formula="of:=([.V17]*4)/[.J17]" office:value-type="float" office:value="12.7457627118644">
            <text:p>12,7</text:p>
          </table:table-cell>
          <table:table-cell office:value-type="float" office:value="599.2">
            <text:p>599,2</text:p>
          </table:table-cell>
          <table:table-cell table:formula="of:=[.X17]/[.J17]" office:value-type="float" office:value="25.3898305084746">
            <text:p>25,39</text:p>
          </table:table-cell>
          <table:table-cell table:formula="of:=[.L17]+[.S17]" office:value-type="float" office:value="17.041081920904">
            <text:p>17,04</text:p>
          </table:table-cell>
          <table:table-cell table:formula="of:=[.Z17]/[.AF17]" office:value-type="percentage" office:value="0.14203222413314">
            <text:p>14,20%</text:p>
          </table:table-cell>
          <table:table-cell table:formula="of:=[.N17]+[.U17]" office:value-type="float" office:value="45.1356292372881">
            <text:p>45,14</text:p>
          </table:table-cell>
          <table:table-cell table:formula="of:=([.M17]+[.T17])/([.Q17]+[.X17])" office:value-type="percentage" office:value="0.0392510659286694">
            <text:p>3,93%</text:p>
          </table:table-cell>
          <table:table-cell table:formula="of:=[.P17]+[.W17]" office:value-type="float" office:value="57.8036807909604">
            <text:p>57,80</text:p>
          </table:table-cell>
          <table:table-cell table:formula="of:=[.AD17]/[.AF17]" office:value-type="percentage" office:value="0.481776062337398">
            <text:p>48,18%</text:p>
          </table:table-cell>
          <table:table-cell table:formula="of:=[.Q17]+[.Y17]" office:value-type="float" office:value="119.980391949153">
            <text:p>119,98</text:p>
          </table:table-cell>
          <table:table-cell table:formula="of:=[.AF17]/75" office:value-type="percentage" office:value="1.59973855932203">
            <text:p>159,97%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table:style-name="ce6" office:value-type="string">
            <text:p>BE M</text:p>
          </table:table-cell>
          <table:table-cell office:value-type="float" office:value="42074">
            <text:p>11/03/15</text:p>
          </table:table-cell>
          <table:table-cell office:value-type="float" office:value="9.3">
            <text:p>9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15.75">
            <text:p>15,7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.529044">
            <text:p>2,5</text:p>
          </table:table-cell>
          <table:table-cell table:formula="of:=([.K18])*4" office:value-type="float" office:value="10.116176">
            <text:p>10,12</text:p>
          </table:table-cell>
          <table:table-cell office:value-type="float" office:value="3.2291384">
            <text:p>3,2</text:p>
          </table:table-cell>
          <table:table-cell table:formula="of:=[.M18]*9" office:value-type="float" office:value="29.0622456">
            <text:p>29,1</text:p>
          </table:table-cell>
          <table:table-cell office:value-type="float" office:value="9.7802">
            <text:p>9,8</text:p>
          </table:table-cell>
          <table:table-cell table:formula="of:=[.O18]*4" office:value-type="float" office:value="39.1208">
            <text:p>39,1</text:p>
          </table:table-cell>
          <table:table-cell office:value-type="float" office:value="78.2992216">
            <text:p>78,3</text:p>
          </table:table-cell>
          <table:table-cell office:value-type="float" office:value="11.2">
            <text:p>11,2</text:p>
          </table:table-cell>
          <table:table-cell table:formula="of:=([.R18]*4)/[.J18]" office:value-type="float" office:value="1.792">
            <text:p>1,79</text:p>
          </table:table-cell>
          <table:table-cell office:value-type="float" office:value="11.6">
            <text:p>11,6</text:p>
          </table:table-cell>
          <table:table-cell table:formula="of:=([.T18]*9)/[.J18]" office:value-type="float" office:value="4.176">
            <text:p>4,2</text:p>
          </table:table-cell>
          <table:table-cell office:value-type="float" office:value="37.6">
            <text:p>37,6</text:p>
          </table:table-cell>
          <table:table-cell table:formula="of:=([.V18]*4)/[.J18]" office:value-type="float" office:value="6.016">
            <text:p>6,0</text:p>
          </table:table-cell>
          <table:table-cell office:value-type="float" office:value="299.6">
            <text:p>299,6</text:p>
          </table:table-cell>
          <table:table-cell table:formula="of:=[.X18]/[.J18]" office:value-type="float" office:value="11.984">
            <text:p>11,98</text:p>
          </table:table-cell>
          <table:table-cell table:formula="of:=[.L18]+[.S18]" office:value-type="float" office:value="11.908176">
            <text:p>11,91</text:p>
          </table:table-cell>
          <table:table-cell table:formula="of:=[.Z18]/[.AF18]" office:value-type="percentage" office:value="0.131897995983785">
            <text:p>13,19%</text:p>
          </table:table-cell>
          <table:table-cell table:formula="of:=[.N18]+[.U18]" office:value-type="float" office:value="33.2382456">
            <text:p>33,24</text:p>
          </table:table-cell>
          <table:table-cell table:formula="of:=([.M18]+[.T18])/([.Q18]+[.X18])" office:value-type="percentage" office:value="0.039240986888553">
            <text:p>3,92%</text:p>
          </table:table-cell>
          <table:table-cell table:formula="of:=[.P18]+[.W18]" office:value-type="float" office:value="45.1368">
            <text:p>45,14</text:p>
          </table:table-cell>
          <table:table-cell table:formula="of:=[.AD18]/[.AF18]" office:value-type="percentage" office:value="0.499946714351629">
            <text:p>49,99%</text:p>
          </table:table-cell>
          <table:table-cell table:formula="of:=[.Q18]+[.Y18]" office:value-type="float" office:value="90.2832216">
            <text:p>90,28</text:p>
          </table:table-cell>
          <table:table-cell table:formula="of:=[.AF18]/75" office:value-type="percentage" office:value="1.203776288">
            <text:p>120,38%</text:p>
          </table:table-cell>
          <table:table-cell table:number-columns-repeated="4"/>
        </table:table-row>
        <table:table-row table:style-name="ro2" table:visibility="filter">
          <table:table-cell office:value-type="float" office:value="27">
            <text:p>27</text:p>
          </table:table-cell>
          <table:table-cell table:style-name="ce6" office:value-type="string">
            <text:p>BE M</text:p>
          </table:table-cell>
          <table:table-cell office:value-type="float" office:value="42457">
            <text:p>28/03/16</text:p>
          </table:table-cell>
          <table:table-cell office:value-type="float" office:value="10.3">
            <text:p>10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9.4">
            <text:p>29,4</text:p>
          </table:table-cell>
          <table:table-cell office:value-type="float" office:value="2.63316893424036">
            <text:p>2,6</text:p>
          </table:table-cell>
          <table:table-cell table:formula="of:=([.K19])*4" office:value-type="float" office:value="10.5326757369614">
            <text:p>10,53</text:p>
          </table:table-cell>
          <table:table-cell office:value-type="float" office:value="2.32552721088435">
            <text:p>2,3</text:p>
          </table:table-cell>
          <table:table-cell table:formula="of:=[.M19]*9" office:value-type="float" office:value="20.9297448979591">
            <text:p>20,9</text:p>
          </table:table-cell>
          <table:table-cell office:value-type="float" office:value="7.60333900226757">
            <text:p>7,6</text:p>
          </table:table-cell>
          <table:table-cell table:formula="of:=[.O19]*4" office:value-type="float" office:value="30.4133560090703">
            <text:p>30,4</text:p>
          </table:table-cell>
          <table:table-cell office:value-type="float" office:value="61.8757766439909">
            <text:p>61,9</text:p>
          </table:table-cell>
          <table:table-cell office:value-type="float" office:value="11.2">
            <text:p>11,2</text:p>
          </table:table-cell>
          <table:table-cell table:formula="of:=([.R19]*4)/[.J19]" office:value-type="float" office:value="1.52380952380952">
            <text:p>1,52</text:p>
          </table:table-cell>
          <table:table-cell office:value-type="float" office:value="11.6">
            <text:p>11,6</text:p>
          </table:table-cell>
          <table:table-cell table:formula="of:=([.T19]*9)/[.J19]" office:value-type="float" office:value="3.55102040816327">
            <text:p>3,6</text:p>
          </table:table-cell>
          <table:table-cell office:value-type="float" office:value="37.6">
            <text:p>37,6</text:p>
          </table:table-cell>
          <table:table-cell table:formula="of:=([.V19]*4)/[.J19]" office:value-type="float" office:value="5.1156462585034">
            <text:p>5,1</text:p>
          </table:table-cell>
          <table:table-cell office:value-type="float" office:value="299.6">
            <text:p>299,6</text:p>
          </table:table-cell>
          <table:table-cell table:formula="of:=[.X19]/[.J19]" office:value-type="float" office:value="10.1904761904762">
            <text:p>10,19</text:p>
          </table:table-cell>
          <table:table-cell table:formula="of:=[.L19]+[.S19]" office:value-type="float" office:value="12.056485260771">
            <text:p>12,06</text:p>
          </table:table-cell>
          <table:table-cell table:formula="of:=[.Z19]/[.AF19]" office:value-type="percentage" office:value="0.167297240893934">
            <text:p>16,73%</text:p>
          </table:table-cell>
          <table:table-cell table:formula="of:=[.N19]+[.U19]" office:value-type="float" office:value="24.4807653061224">
            <text:p>24,48</text:p>
          </table:table-cell>
          <table:table-cell table:formula="of:=([.M19]+[.T19])/([.Q19]+[.X19])" office:value-type="percentage" office:value="0.0385240951417867">
            <text:p>3,85%</text:p>
          </table:table-cell>
          <table:table-cell table:formula="of:=[.P19]+[.W19]" office:value-type="float" office:value="35.5290022675737">
            <text:p>35,53</text:p>
          </table:table-cell>
          <table:table-cell table:formula="of:=[.AD19]/[.AF19]" office:value-type="percentage" office:value="0.493004712610522">
            <text:p>49,30%</text:p>
          </table:table-cell>
          <table:table-cell table:formula="of:=[.Q19]+[.Y19]" office:value-type="float" office:value="72.0662528344671">
            <text:p>72,07</text:p>
          </table:table-cell>
          <table:table-cell table:formula="of:=[.AF19]/75" office:value-type="percentage" office:value="0.960883371126228">
            <text:p>96,09%</text:p>
          </table:table-cell>
          <table:table-cell table:number-columns-repeated="4"/>
        </table:table-row>
        <table:table-row table:style-name="ro2" table:visibility="filter">
          <table:table-cell office:value-type="float" office:value="28">
            <text:p>28</text:p>
          </table:table-cell>
          <table:table-cell table:style-name="ce6" office:value-type="string">
            <text:p>BE M</text:p>
          </table:table-cell>
          <table:table-cell office:value-type="float" office:value="42277">
            <text:p>30/09/15</text:p>
          </table:table-cell>
          <table:table-cell office:value-type="float" office:value="9.9">
            <text:p>9,9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7.5">
            <text:p>27,5</text:p>
          </table:table-cell>
          <table:table-cell office:value-type="float" office:value="2.04526424242424">
            <text:p>2,0</text:p>
          </table:table-cell>
          <table:table-cell table:formula="of:=([.K20])*4" office:value-type="float" office:value="8.18105696969696">
            <text:p>8,18</text:p>
          </table:table-cell>
          <table:table-cell office:value-type="float" office:value="2.15641454545455">
            <text:p>2,2</text:p>
          </table:table-cell>
          <table:table-cell table:formula="of:=[.M20]*9" office:value-type="float" office:value="19.4077309090909">
            <text:p>19,4</text:p>
          </table:table-cell>
          <table:table-cell office:value-type="float" office:value="7.70668">
            <text:p>7,7</text:p>
          </table:table-cell>
          <table:table-cell table:formula="of:=[.O20]*4" office:value-type="float" office:value="30.82672">
            <text:p>30,8</text:p>
          </table:table-cell>
          <table:table-cell office:value-type="float" office:value="58.4155078787879">
            <text:p>58,4</text:p>
          </table:table-cell>
          <table:table-cell office:value-type="float" office:value="11.2">
            <text:p>11,2</text:p>
          </table:table-cell>
          <table:table-cell table:formula="of:=([.R20]*4)/[.J20]" office:value-type="float" office:value="1.62909090909091">
            <text:p>1,63</text:p>
          </table:table-cell>
          <table:table-cell office:value-type="float" office:value="11.6">
            <text:p>11,6</text:p>
          </table:table-cell>
          <table:table-cell table:formula="of:=([.T20]*9)/[.J20]" office:value-type="float" office:value="3.79636363636364">
            <text:p>3,8</text:p>
          </table:table-cell>
          <table:table-cell office:value-type="float" office:value="37.6">
            <text:p>37,6</text:p>
          </table:table-cell>
          <table:table-cell table:formula="of:=([.V20]*4)/[.J20]" office:value-type="float" office:value="5.46909090909091">
            <text:p>5,5</text:p>
          </table:table-cell>
          <table:table-cell office:value-type="float" office:value="299.6">
            <text:p>299,6</text:p>
          </table:table-cell>
          <table:table-cell table:formula="of:=[.X20]/[.J20]" office:value-type="float" office:value="10.8945454545455">
            <text:p>10,89</text:p>
          </table:table-cell>
          <table:table-cell table:formula="of:=[.L20]+[.S20]" office:value-type="float" office:value="9.81014787878787">
            <text:p>9,81</text:p>
          </table:table-cell>
          <table:table-cell table:formula="of:=[.Z20]/[.AF20]" office:value-type="percentage" office:value="0.141540042273635">
            <text:p>14,15%</text:p>
          </table:table-cell>
          <table:table-cell table:formula="of:=[.N20]+[.U20]" office:value-type="float" office:value="23.2040945454546">
            <text:p>23,20</text:p>
          </table:table-cell>
          <table:table-cell table:formula="of:=([.M20]+[.T20])/([.Q20]+[.X20])" office:value-type="percentage" office:value="0.0384240744959909">
            <text:p>3,84%</text:p>
          </table:table-cell>
          <table:table-cell table:formula="of:=[.P20]+[.W20]" office:value-type="float" office:value="36.2958109090909">
            <text:p>36,30</text:p>
          </table:table-cell>
          <table:table-cell table:formula="of:=[.AD20]/[.AF20]" office:value-type="percentage" office:value="0.523673106043263">
            <text:p>52,37%</text:p>
          </table:table-cell>
          <table:table-cell table:formula="of:=[.Q20]+[.Y20]" office:value-type="float" office:value="69.3100533333334">
            <text:p>69,31</text:p>
          </table:table-cell>
          <table:table-cell table:formula="of:=[.AF20]/75" office:value-type="percentage" office:value="0.924134044444445">
            <text:p>92,41%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I <text:s/>Q</text:p>
          </table:table-cell>
          <table:table-cell office:value-type="float" office:value="42074">
            <text:p>11/03/15</text:p>
          </table:table-cell>
          <table:table-cell office:value-type="float" office:value="8.7">
            <text:p>8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7.5">
            <text:p>127,5</text:p>
          </table:table-cell>
          <table:table-cell table:style-name="ce2" office:value-type="float" office:value="15.62">
            <text:p>15,62</text:p>
          </table:table-cell>
          <table:table-cell office:value-type="float" office:value="0">
            <text:p>0</text:p>
          </table:table-cell>
          <table:table-cell office:value-type="float" office:value="25.4">
            <text:p>25,4</text:p>
          </table:table-cell>
          <table:table-cell office:value-type="float" office:value="4.32176509186352">
            <text:p>4,3</text:p>
          </table:table-cell>
          <table:table-cell table:formula="of:=([.K21])*4" office:value-type="float" office:value="17.2870603674541">
            <text:p>17,29</text:p>
          </table:table-cell>
          <table:table-cell office:value-type="float" office:value="4.16986417322835">
            <text:p>4,2</text:p>
          </table:table-cell>
          <table:table-cell table:formula="of:=[.M21]*9" office:value-type="float" office:value="37.5287775590551">
            <text:p>37,5</text:p>
          </table:table-cell>
          <table:table-cell office:value-type="float" office:value="13.3496719160105">
            <text:p>13,3</text:p>
          </table:table-cell>
          <table:table-cell table:formula="of:=[.O21]*4" office:value-type="float" office:value="53.398687664042">
            <text:p>53,4</text:p>
          </table:table-cell>
          <table:table-cell office:value-type="float" office:value="108.214525590551">
            <text:p>108,2</text:p>
          </table:table-cell>
          <table:table-cell office:value-type="float" office:value="31.2">
            <text:p>31,2</text:p>
          </table:table-cell>
          <table:table-cell table:formula="of:=([.R21]*4)/[.J21]" office:value-type="float" office:value="4.91338582677165">
            <text:p>4,91</text:p>
          </table:table-cell>
          <table:table-cell office:value-type="float" office:value="21.6">
            <text:p>21,6</text:p>
          </table:table-cell>
          <table:table-cell table:formula="of:=([.T21]*9)/[.J21]" office:value-type="float" office:value="7.65354330708662">
            <text:p>7,7</text:p>
          </table:table-cell>
          <table:table-cell office:value-type="float" office:value="75.6">
            <text:p>75,6</text:p>
          </table:table-cell>
          <table:table-cell table:formula="of:=([.V21]*4)/[.J21]" office:value-type="float" office:value="11.9055118110236">
            <text:p>11,9</text:p>
          </table:table-cell>
          <table:table-cell office:value-type="float" office:value="621.6">
            <text:p>621,6</text:p>
          </table:table-cell>
          <table:table-cell table:formula="of:=[.X21]/[.J21]" office:value-type="float" office:value="24.4724409448819">
            <text:p>24,47</text:p>
          </table:table-cell>
          <table:table-cell table:formula="of:=[.L21]+[.S21]" office:value-type="float" office:value="22.2004461942257">
            <text:p>22,20</text:p>
          </table:table-cell>
          <table:table-cell table:formula="of:=[.Z21]/[.AF21]" office:value-type="percentage" office:value="0.167314445223204">
            <text:p>16,73%</text:p>
          </table:table-cell>
          <table:table-cell table:formula="of:=[.N21]+[.U21]" office:value-type="float" office:value="45.1823208661418">
            <text:p>45,18</text:p>
          </table:table-cell>
          <table:table-cell table:formula="of:=([.M21]+[.T21])/([.Q21]+[.X21])" office:value-type="percentage" office:value="0.0353101552101555">
            <text:p>3,53%</text:p>
          </table:table-cell>
          <table:table-cell table:formula="of:=[.P21]+[.W21]" office:value-type="float" office:value="65.3041994750656">
            <text:p>65,30</text:p>
          </table:table-cell>
          <table:table-cell table:formula="of:=[.AD21]/[.AF21]" office:value-type="percentage" office:value="0.492167401065927">
            <text:p>49,22%</text:p>
          </table:table-cell>
          <table:table-cell table:formula="of:=[.Q21]+[.Y21]" office:value-type="float" office:value="132.686966535433">
            <text:p>132,69</text:p>
          </table:table-cell>
          <table:table-cell table:style-name="ce43" table:formula="of:=[.AF21]/75" office:value-type="percentage" office:value="1.76915955380577">
            <text:p>176,92%</text:p>
          </table:table-cell>
          <table:table-cell table:number-columns-repeated="4"/>
        </table:table-row>
        <table:table-row table:style-name="ro2" table:visibility="filter">
          <table:table-cell office:value-type="float" office:value="34">
            <text:p>34</text:p>
          </table:table-cell>
          <table:table-cell office:value-type="string">
            <text:p>BI <text:s/>Q</text:p>
          </table:table-cell>
          <table:table-cell office:value-type="float" office:value="42440">
            <text:p>11/03/16</text:p>
          </table:table-cell>
          <table:table-cell office:value-type="float" office:value="9.7">
            <text:p>9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28">
            <text:p>28</text:p>
          </table:table-cell>
          <table:table-cell office:value-type="float" office:value="3.71570238095238">
            <text:p>3,7</text:p>
          </table:table-cell>
          <table:table-cell table:formula="of:=([.K22])*4" office:value-type="float" office:value="14.8628095238095">
            <text:p>14,86</text:p>
          </table:table-cell>
          <table:table-cell office:value-type="float" office:value="3.24071130952381">
            <text:p>3,2</text:p>
          </table:table-cell>
          <table:table-cell table:formula="of:=[.M22]*9" office:value-type="float" office:value="29.1664017857143">
            <text:p>29,2</text:p>
          </table:table-cell>
          <table:table-cell office:value-type="float" office:value="10.8178452380952">
            <text:p>10,8</text:p>
          </table:table-cell>
          <table:table-cell table:formula="of:=[.O22]*4" office:value-type="float" office:value="43.2713809523808">
            <text:p>43,3</text:p>
          </table:table-cell>
          <table:table-cell office:value-type="float" office:value="87.3005922619048">
            <text:p>87,3</text:p>
          </table:table-cell>
          <table:table-cell office:value-type="float" office:value="31.2">
            <text:p>31,2</text:p>
          </table:table-cell>
          <table:table-cell table:formula="of:=([.R22]*4)/[.J22]" office:value-type="float" office:value="4.45714285714286">
            <text:p>4,46</text:p>
          </table:table-cell>
          <table:table-cell office:value-type="float" office:value="21.6">
            <text:p>21,6</text:p>
          </table:table-cell>
          <table:table-cell table:formula="of:=([.T22]*9)/[.J22]" office:value-type="float" office:value="6.94285714285714">
            <text:p>6,9</text:p>
          </table:table-cell>
          <table:table-cell office:value-type="float" office:value="75.6">
            <text:p>75,6</text:p>
          </table:table-cell>
          <table:table-cell table:formula="of:=([.V22]*4)/[.J22]" office:value-type="float" office:value="10.8">
            <text:p>10,8</text:p>
          </table:table-cell>
          <table:table-cell office:value-type="float" office:value="621.6">
            <text:p>621,6</text:p>
          </table:table-cell>
          <table:table-cell table:formula="of:=[.X22]/[.J22]" office:value-type="float" office:value="22.2">
            <text:p>22,20</text:p>
          </table:table-cell>
          <table:table-cell table:formula="of:=[.L22]+[.S22]" office:value-type="float" office:value="19.3199523809524">
            <text:p>19,32</text:p>
          </table:table-cell>
          <table:table-cell table:formula="of:=[.Z22]/[.AF22]" office:value-type="percentage" office:value="0.176436966977701">
            <text:p>17,64%</text:p>
          </table:table-cell>
          <table:table-cell table:formula="of:=[.N22]+[.U22]" office:value-type="float" office:value="36.1092589285714">
            <text:p>36,11</text:p>
          </table:table-cell>
          <table:table-cell table:formula="of:=([.M22]+[.T22])/([.Q22]+[.X22])" office:value-type="percentage" office:value="0.0350411772548588">
            <text:p>3,50%</text:p>
          </table:table-cell>
          <table:table-cell table:formula="of:=[.P22]+[.W22]" office:value-type="float" office:value="54.0713809523808">
            <text:p>54,07</text:p>
          </table:table-cell>
          <table:table-cell table:formula="of:=[.AD22]/[.AF22]" office:value-type="percentage" office:value="0.49379989491794">
            <text:p>49,38%</text:p>
          </table:table-cell>
          <table:table-cell table:formula="of:=[.Q22]+[.Y22]" office:value-type="float" office:value="109.500592261905">
            <text:p>109,50</text:p>
          </table:table-cell>
          <table:table-cell table:style-name="ce43" table:formula="of:=[.AF22]/75" office:value-type="percentage" office:value="1.4600078968254">
            <text:p>146,00%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I <text:s/>Q</text:p>
          </table:table-cell>
          <table:table-cell office:value-type="float" office:value="42275">
            <text:p>28/09/15</text:p>
          </table:table-cell>
          <table:table-cell office:value-type="float" office:value="9.2">
            <text:p>9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6.09">
            <text:p>16,09</text:p>
          </table:table-cell>
          <table:table-cell office:value-type="float" office:value="0.2">
            <text:p>0,2</text:p>
          </table:table-cell>
          <table:table-cell office:value-type="float" office:value="27.2">
            <text:p>27,2</text:p>
          </table:table-cell>
          <table:table-cell office:value-type="float" office:value="3.7754012345679">
            <text:p>3,8</text:p>
          </table:table-cell>
          <table:table-cell table:formula="of:=([.K23])*4" office:value-type="float" office:value="15.1016049382716">
            <text:p>15,10</text:p>
          </table:table-cell>
          <table:table-cell office:value-type="float" office:value="3.45389814814815">
            <text:p>3,5</text:p>
          </table:table-cell>
          <table:table-cell table:formula="of:=[.M23]*9" office:value-type="float" office:value="31.0850833333333">
            <text:p>31,1</text:p>
          </table:table-cell>
          <table:table-cell office:value-type="float" office:value="12.4931604938272">
            <text:p>12,5</text:p>
          </table:table-cell>
          <table:table-cell table:formula="of:=[.O23]*4" office:value-type="float" office:value="49.9726419753088">
            <text:p>50,0</text:p>
          </table:table-cell>
          <table:table-cell office:value-type="float" office:value="96.1593302469136">
            <text:p>96,2</text:p>
          </table:table-cell>
          <table:table-cell office:value-type="float" office:value="31.2">
            <text:p>31,2</text:p>
          </table:table-cell>
          <table:table-cell table:formula="of:=([.R23]*4)/[.J23]" office:value-type="float" office:value="4.58823529411765">
            <text:p>4,59</text:p>
          </table:table-cell>
          <table:table-cell office:value-type="float" office:value="21.6">
            <text:p>21,6</text:p>
          </table:table-cell>
          <table:table-cell table:formula="of:=([.T23]*9)/[.J23]" office:value-type="float" office:value="7.14705882352941">
            <text:p>7,1</text:p>
          </table:table-cell>
          <table:table-cell office:value-type="float" office:value="75.6">
            <text:p>75,6</text:p>
          </table:table-cell>
          <table:table-cell table:formula="of:=([.V23]*4)/[.J23]" office:value-type="float" office:value="11.1176470588235">
            <text:p>11,1</text:p>
          </table:table-cell>
          <table:table-cell office:value-type="float" office:value="621.6">
            <text:p>621,6</text:p>
          </table:table-cell>
          <table:table-cell table:formula="of:=[.X23]/[.J23]" office:value-type="float" office:value="22.8529411764706">
            <text:p>22,85</text:p>
          </table:table-cell>
          <table:table-cell table:formula="of:=[.L23]+[.S23]" office:value-type="float" office:value="19.6898402323892">
            <text:p>19,69</text:p>
          </table:table-cell>
          <table:table-cell table:formula="of:=[.Z23]/[.AF23]" office:value-type="percentage" office:value="0.165443781526889">
            <text:p>16,54%</text:p>
          </table:table-cell>
          <table:table-cell table:formula="of:=[.N23]+[.U23]" office:value-type="float" office:value="38.2321421568628">
            <text:p>38,23</text:p>
          </table:table-cell>
          <table:table-cell table:formula="of:=([.M23]+[.T23])/([.Q23]+[.X23])" office:value-type="percentage" office:value="0.0349057087694415">
            <text:p>3,49%</text:p>
          </table:table-cell>
          <table:table-cell table:formula="of:=[.P23]+[.W23]" office:value-type="float" office:value="61.0902890341323">
            <text:p>61,09</text:p>
          </table:table-cell>
          <table:table-cell table:formula="of:=[.AD23]/[.AF23]" office:value-type="percentage" office:value="0.513310840163739">
            <text:p>51,33%</text:p>
          </table:table-cell>
          <table:table-cell table:formula="of:=[.Q23]+[.Y23]" office:value-type="float" office:value="119.012271423384">
            <text:p>119,01</text:p>
          </table:table-cell>
          <table:table-cell table:style-name="ce43" table:formula="of:=[.AF23]/75" office:value-type="percentage" office:value="1.58683028564512">
            <text:p>158,68%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I <text:s/>Q</text:p>
          </table:table-cell>
          <table:table-cell office:value-type="float" office:value="42641">
            <text:p>28/09/16</text:p>
          </table:table-cell>
          <table:table-cell office:value-type="float" office:value="10.2">
            <text:p>10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5.98">
            <text:p>15,98</text:p>
          </table:table-cell>
          <table:table-cell office:value-type="float" office:value="-0.1">
            <text:p>-0,1</text:p>
          </table:table-cell>
          <table:table-cell office:value-type="float" office:value="28.7">
            <text:p>28,7</text:p>
          </table:table-cell>
          <table:table-cell office:value-type="float" office:value="3.51775">
            <text:p>3,5</text:p>
          </table:table-cell>
          <table:table-cell table:formula="of:=([.K24])*4" office:value-type="float" office:value="14.071">
            <text:p>14,07</text:p>
          </table:table-cell>
          <table:table-cell office:value-type="float" office:value="3.70109226190476">
            <text:p>3,7</text:p>
          </table:table-cell>
          <table:table-cell table:formula="of:=[.M24]*9" office:value-type="float" office:value="33.3098303571428">
            <text:p>33,3</text:p>
          </table:table-cell>
          <table:table-cell office:value-type="float" office:value="11.254069047619">
            <text:p>11,3</text:p>
          </table:table-cell>
          <table:table-cell table:formula="of:=[.O24]*4" office:value-type="float" office:value="45.016276190476">
            <text:p>45,0</text:p>
          </table:table-cell>
          <table:table-cell office:value-type="float" office:value="92.397106547619">
            <text:p>92,4</text:p>
          </table:table-cell>
          <table:table-cell office:value-type="float" office:value="14.6666666666667">
            <text:p>14,7</text:p>
          </table:table-cell>
          <table:table-cell table:formula="of:=([.R24]*4)/[.J24]" office:value-type="float" office:value="2.04413472706156">
            <text:p>2,04</text:p>
          </table:table-cell>
          <table:table-cell office:value-type="float" office:value="11.0666666666667">
            <text:p>11,1</text:p>
          </table:table-cell>
          <table:table-cell table:formula="of:=([.T24]*9)/[.J24]" office:value-type="float" office:value="3.47038327526133">
            <text:p>3,5</text:p>
          </table:table-cell>
          <table:table-cell office:value-type="float" office:value="37.2">
            <text:p>37,2</text:p>
          </table:table-cell>
          <table:table-cell table:formula="of:=([.V24]*4)/[.J24]" office:value-type="float" office:value="5.18466898954704">
            <text:p>5,2</text:p>
          </table:table-cell>
          <table:table-cell office:value-type="float" office:value="307.066666666667">
            <text:p>307,1</text:p>
          </table:table-cell>
          <table:table-cell table:formula="of:=[.X24]/[.J24]" office:value-type="float" office:value="10.6991869918699">
            <text:p>10,70</text:p>
          </table:table-cell>
          <table:table-cell table:formula="of:=[.L24]+[.S24]" office:value-type="float" office:value="16.1151347270616">
            <text:p>16,12</text:p>
          </table:table-cell>
          <table:table-cell table:formula="of:=[.Z24]/[.AF24]" office:value-type="percentage" office:value="0.156311484863314">
            <text:p>15,63%</text:p>
          </table:table-cell>
          <table:table-cell table:formula="of:=[.N24]+[.U24]" office:value-type="float" office:value="36.7802136324042">
            <text:p>36,78</text:p>
          </table:table-cell>
          <table:table-cell table:formula="of:=([.M24]+[.T24])/([.Q24]+[.X24])" office:value-type="percentage" office:value="0.0369689566834626">
            <text:p>3,70%</text:p>
          </table:table-cell>
          <table:table-cell table:formula="of:=[.P24]+[.W24]" office:value-type="float" office:value="50.200945180023">
            <text:p>50,20</text:p>
          </table:table-cell>
          <table:table-cell table:formula="of:=[.AD24]/[.AF24]" office:value-type="percentage" office:value="0.48693258949018">
            <text:p>48,69%</text:p>
          </table:table-cell>
          <table:table-cell table:formula="of:=[.Q24]+[.Y24]" office:value-type="float" office:value="103.096293539489">
            <text:p>103,10</text:p>
          </table:table-cell>
          <table:table-cell table:style-name="ce43" table:formula="of:=[.AF24]/75" office:value-type="percentage" office:value="1.37461724719319">
            <text:p>137,46%</text:p>
          </table:table-cell>
          <table:table-cell table:number-columns-repeated="4"/>
        </table:table-row>
        <table:table-row table:style-name="ro2" table:visibility="filter">
          <table:table-cell office:value-type="float" office:value="37">
            <text:p>37</text:p>
          </table:table-cell>
          <table:table-cell office:value-type="string">
            <text:p>BI <text:s/>M</text:p>
          </table:table-cell>
          <table:table-cell office:value-type="float" office:value="42617">
            <text:p>04/09/16</text:p>
          </table:table-cell>
          <table:table-cell office:value-type="float" office:value="11.7">
            <text:p>11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4.01402047619048">
            <text:p>4,0</text:p>
          </table:table-cell>
          <table:table-cell table:formula="of:=([.K25])*4" office:value-type="float" office:value="16.0560819047619">
            <text:p>16,06</text:p>
          </table:table-cell>
          <table:table-cell office:value-type="float" office:value="3.8109219047619">
            <text:p>3,8</text:p>
          </table:table-cell>
          <table:table-cell table:formula="of:=[.M25]*9" office:value-type="float" office:value="34.2982971428571">
            <text:p>34,3</text:p>
          </table:table-cell>
          <table:table-cell office:value-type="float" office:value="9.05666190476191">
            <text:p>9,1</text:p>
          </table:table-cell>
          <table:table-cell table:formula="of:=[.O25]*4" office:value-type="float" office:value="36.2266476190476">
            <text:p>36,2</text:p>
          </table:table-cell>
          <table:table-cell office:value-type="float" office:value="86.5810266666667">
            <text:p>86,6</text:p>
          </table:table-cell>
          <table:table-cell office:value-type="float" office:value="60">
            <text:p>60,0</text:p>
          </table:table-cell>
          <table:table-cell table:formula="of:=([.R25]*4)/[.J25]" office:value-type="float" office:value="6.85714285714286">
            <text:p>6,86</text:p>
          </table:table-cell>
          <table:table-cell office:value-type="float" office:value="31.8">
            <text:p>31,8</text:p>
          </table:table-cell>
          <table:table-cell table:formula="of:=([.T25]*9)/[.J25]" office:value-type="float" office:value="8.17714285714286">
            <text:p>8,2</text:p>
          </table:table-cell>
          <table:table-cell office:value-type="float" office:value="93.6">
            <text:p>93,6</text:p>
          </table:table-cell>
          <table:table-cell table:formula="of:=([.V25]*4)/[.J25]" office:value-type="float" office:value="10.6971428571429">
            <text:p>10,7</text:p>
          </table:table-cell>
          <table:table-cell office:value-type="float" office:value="900.6">
            <text:p>900,6</text:p>
          </table:table-cell>
          <table:table-cell table:formula="of:=[.X25]/[.J25]" office:value-type="float" office:value="25.7314285714286">
            <text:p>25,73</text:p>
          </table:table-cell>
          <table:table-cell table:formula="of:=[.L25]+[.S25]" office:value-type="float" office:value="22.9132247619048">
            <text:p>22,91</text:p>
          </table:table-cell>
          <table:table-cell table:formula="of:=[.Z25]/[.AF25]" office:value-type="percentage" office:value="0.204013212188534">
            <text:p>20,40%</text:p>
          </table:table-cell>
          <table:table-cell table:formula="of:=[.N25]+[.U25]" office:value-type="float" office:value="42.47544">
            <text:p>42,48</text:p>
          </table:table-cell>
          <table:table-cell table:formula="of:=([.M25]+[.T25])/([.Q25]+[.X25])" office:value-type="percentage" office:value="0.0360733451543395">
            <text:p>3,61%</text:p>
          </table:table-cell>
          <table:table-cell table:formula="of:=[.P25]+[.W25]" office:value-type="float" office:value="46.9237904761905">
            <text:p>46,92</text:p>
          </table:table-cell>
          <table:table-cell table:formula="of:=[.AD25]/[.AF25]" office:value-type="percentage" office:value="0.417796854113064">
            <text:p>41,78%</text:p>
          </table:table-cell>
          <table:table-cell table:formula="of:=[.Q25]+[.Y25]" office:value-type="float" office:value="112.312455238095">
            <text:p>112,31</text:p>
          </table:table-cell>
          <table:table-cell table:style-name="ce43" table:formula="of:=[.AF25]/75" office:value-type="percentage" office:value="1.4974994031746">
            <text:p>149,75%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BI <text:s/>M</text:p>
          </table:table-cell>
          <table:table-cell office:value-type="float" office:value="42407">
            <text:p>07/02/16</text:p>
          </table:table-cell>
          <table:table-cell office:value-type="float" office:value="11.2">
            <text:p>11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17.32">
            <text:p>17,32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  <table:table-cell office:value-type="float" office:value="3.85504205128205">
            <text:p>3,9</text:p>
          </table:table-cell>
          <table:table-cell table:formula="of:=([.K26])*4" office:value-type="float" office:value="15.4201682051282">
            <text:p>15,42</text:p>
          </table:table-cell>
          <table:table-cell office:value-type="float" office:value="4.04970256410256">
            <text:p>4,0</text:p>
          </table:table-cell>
          <table:table-cell table:formula="of:=[.M26]*9" office:value-type="float" office:value="36.447323076923">
            <text:p>36,4</text:p>
          </table:table-cell>
          <table:table-cell office:value-type="float" office:value="9.64566974358974">
            <text:p>9,6</text:p>
          </table:table-cell>
          <table:table-cell table:formula="of:=[.O26]*4" office:value-type="float" office:value="38.582678974359">
            <text:p>38,6</text:p>
          </table:table-cell>
          <table:table-cell office:value-type="float" office:value="90.4501702564103">
            <text:p>90,5</text:p>
          </table:table-cell>
          <table:table-cell office:value-type="float" office:value="46.6666666666667">
            <text:p>46,7</text:p>
          </table:table-cell>
          <table:table-cell table:formula="of:=([.R26]*4)/[.J26]" office:value-type="float" office:value="5.74358974358975">
            <text:p>5,74</text:p>
          </table:table-cell>
          <table:table-cell office:value-type="float" office:value="24.7333333333333">
            <text:p>24,7</text:p>
          </table:table-cell>
          <table:table-cell table:formula="of:=([.T26]*9)/[.J26]" office:value-type="float" office:value="6.84923076923076">
            <text:p>6,8</text:p>
          </table:table-cell>
          <table:table-cell office:value-type="float" office:value="72.8">
            <text:p>72,8</text:p>
          </table:table-cell>
          <table:table-cell table:formula="of:=([.V26]*4)/[.J26]" office:value-type="float" office:value="8.96">
            <text:p>9,0</text:p>
          </table:table-cell>
          <table:table-cell office:value-type="float" office:value="700.466666666667">
            <text:p>700,5</text:p>
          </table:table-cell>
          <table:table-cell table:formula="of:=[.X26]/[.J26]" office:value-type="float" office:value="21.5528205128205">
            <text:p>21,55</text:p>
          </table:table-cell>
          <table:table-cell table:formula="of:=[.L26]+[.S26]" office:value-type="float" office:value="21.1637579487179">
            <text:p>21,16</text:p>
          </table:table-cell>
          <table:table-cell table:formula="of:=[.Z26]/[.AF26]" office:value-type="percentage" office:value="0.188957078765186">
            <text:p>18,90%</text:p>
          </table:table-cell>
          <table:table-cell table:formula="of:=[.N26]+[.U26]" office:value-type="float" office:value="43.2965538461538">
            <text:p>43,30</text:p>
          </table:table-cell>
          <table:table-cell table:formula="of:=([.M26]+[.T26])/([.Q26]+[.X26])" office:value-type="percentage" office:value="0.0363919878218944">
            <text:p>3,64%</text:p>
          </table:table-cell>
          <table:table-cell table:formula="of:=[.P26]+[.W26]" office:value-type="float" office:value="47.542678974359">
            <text:p>47,54</text:p>
          </table:table-cell>
          <table:table-cell table:formula="of:=[.AD26]/[.AF26]" office:value-type="percentage" office:value="0.424476870196396">
            <text:p>42,45%</text:p>
          </table:table-cell>
          <table:table-cell table:formula="of:=[.Q26]+[.Y26]" office:value-type="float" office:value="112.002990769231">
            <text:p>112,00</text:p>
          </table:table-cell>
          <table:table-cell table:style-name="ce43" table:formula="of:=[.AF26]/75" office:value-type="percentage" office:value="1.49337321025641">
            <text:p>149,34%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BI <text:s/>M</text:p>
          </table:table-cell>
          <table:table-cell office:value-type="float" office:value="42765">
            <text:p>30/01/17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7.36">
            <text:p>17,36</text:p>
          </table:table-cell>
          <table:table-cell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table:style-name="ce6" office:value-type="string">
            <text:p>BL T</text:p>
          </table:table-cell>
          <table:table-cell office:value-type="float" office:value="42325">
            <text:p>17/11/15</text:p>
          </table:table-cell>
          <table:table-cell office:value-type="float" office:value="5.1">
            <text:p>5,1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10">
            <text:p>110</text:p>
          </table:table-cell>
          <table:table-cell office:value-type="float" office:value="13.97">
            <text:p>13,97</text:p>
          </table:table-cell>
          <table:table-cell office:value-type="float" office:value="-1">
            <text:p>-1</text:p>
          </table:table-cell>
          <table:table-cell office:value-type="float" office:value="16.9">
            <text:p>16,9</text:p>
          </table:table-cell>
          <table:table-cell office:value-type="float" office:value="6.08816129032258">
            <text:p>6,1</text:p>
          </table:table-cell>
          <table:table-cell table:formula="of:=([.K28])*4" office:value-type="float" office:value="24.3526451612903">
            <text:p>24,35</text:p>
          </table:table-cell>
          <table:table-cell office:value-type="float" office:value="6.09231483870968">
            <text:p>6,1</text:p>
          </table:table-cell>
          <table:table-cell table:formula="of:=[.M28]*9" office:value-type="float" office:value="54.8308335483871">
            <text:p>54,8</text:p>
          </table:table-cell>
          <table:table-cell office:value-type="float" office:value="12.6902795698925">
            <text:p>12,7</text:p>
          </table:table-cell>
          <table:table-cell table:formula="of:=[.O28]*4" office:value-type="float" office:value="50.76111827957">
            <text:p>50,8</text:p>
          </table:table-cell>
          <table:table-cell office:value-type="float" office:value="129.944596989247">
            <text:p>129,9</text:p>
          </table:table-cell>
          <table:table-cell office:value-type="float" office:value="19.12">
            <text:p>19,1</text:p>
          </table:table-cell>
          <table:table-cell table:formula="of:=([.R28]*4)/[.J28]" office:value-type="float" office:value="4.52544378698225">
            <text:p>4,53</text:p>
          </table:table-cell>
          <table:table-cell office:value-type="float" office:value="5.84">
            <text:p>5,8</text:p>
          </table:table-cell>
          <table:table-cell table:formula="of:=([.T28]*9)/[.J28]" office:value-type="float" office:value="3.11005917159763">
            <text:p>3,1</text:p>
          </table:table-cell>
          <table:table-cell office:value-type="float" office:value="33.0933333333333">
            <text:p>33,1</text:p>
          </table:table-cell>
          <table:table-cell table:formula="of:=([.V28]*4)/[.J28]" office:value-type="float" office:value="7.83274161735699">
            <text:p>7,8</text:p>
          </table:table-cell>
          <table:table-cell office:value-type="float" office:value="261.413333333333">
            <text:p>261,4</text:p>
          </table:table-cell>
          <table:table-cell table:formula="of:=[.X28]/[.J28]" office:value-type="float" office:value="15.4682445759369">
            <text:p>15,47</text:p>
          </table:table-cell>
          <table:table-cell table:formula="of:=[.L28]+[.S28]" office:value-type="float" office:value="28.8780889482726">
            <text:p>28,88</text:p>
          </table:table-cell>
          <table:table-cell table:formula="of:=[.Z28]/[.AF28]" office:value-type="percentage" office:value="0.198593801190024">
            <text:p>19,86%</text:p>
          </table:table-cell>
          <table:table-cell table:formula="of:=[.N28]+[.U28]" office:value-type="float" office:value="57.9408927199848">
            <text:p>57,94</text:p>
          </table:table-cell>
          <table:table-cell table:formula="of:=([.M28]+[.T28])/([.Q28]+[.X28])" office:value-type="percentage" office:value="0.0304895184540514">
            <text:p>3,05%</text:p>
          </table:table-cell>
          <table:table-cell table:formula="of:=[.P28]+[.W28]" office:value-type="float" office:value="58.593859896927">
            <text:p>58,59</text:p>
          </table:table-cell>
          <table:table-cell table:formula="of:=[.AD28]/[.AF28]" office:value-type="percentage" office:value="0.402948317811816">
            <text:p>40,29%</text:p>
          </table:table-cell>
          <table:table-cell table:formula="of:=[.Q28]+[.Y28]" office:value-type="float" office:value="145.412841565184">
            <text:p>145,41</text:p>
          </table:table-cell>
          <table:table-cell table:formula="of:=[.AF28]/90" office:value-type="percentage" office:value="1.61569823961315">
            <text:p>161,57%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table:style-name="ce6" office:value-type="string">
            <text:p>BL T</text:p>
          </table:table-cell>
          <table:table-cell office:value-type="float" office:value="42759">
            <text:p>24/01/17</text:p>
          </table:table-cell>
          <table:table-cell office:value-type="float" office:value="6.2">
            <text:p>6,2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16.5">
            <text:p>116,5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table:number-columns-repeated="17"/>
          <table:table-cell/>
          <table:table-cell table:number-columns-repeated="3"/>
          <table:table-cell/>
          <table:table-cell table:formula="of:=[.AF29]/90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table:style-name="ce6" office:value-type="string">
            <text:p>BO A</text:p>
          </table:table-cell>
          <table:table-cell office:value-type="float" office:value="41688">
            <text:p>18/02/14</text:p>
          </table:table-cell>
          <table:table-cell office:value-type="float" office:value="6.3">
            <text:p>6,3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14.23">
            <text:p>14,23</text:p>
          </table:table-cell>
          <table:table-cell office:value-type="float" office:value="-0.8">
            <text:p>-0,8</text:p>
          </table:table-cell>
          <table:table-cell office:value-type="float" office:value="16.6">
            <text:p>16,6</text:p>
          </table:table-cell>
          <table:table-cell office:value-type="float" office:value="3.61217916666667">
            <text:p>3,6</text:p>
          </table:table-cell>
          <table:table-cell table:formula="of:=([.K30])*4" office:value-type="float" office:value="14.4487166666667">
            <text:p>14,45</text:p>
          </table:table-cell>
          <table:table-cell office:value-type="float" office:value="3.80997395833333">
            <text:p>3,8</text:p>
          </table:table-cell>
          <table:table-cell table:formula="of:=[.M30]*9" office:value-type="float" office:value="34.289765625">
            <text:p>34,3</text:p>
          </table:table-cell>
          <table:table-cell office:value-type="float" office:value="11.31779375">
            <text:p>11,3</text:p>
          </table:table-cell>
          <table:table-cell table:formula="of:=[.O30]*4" office:value-type="float" office:value="45.271175">
            <text:p>45,3</text:p>
          </table:table-cell>
          <table:table-cell office:value-type="float" office:value="94.0096572916667">
            <text:p>94,0</text:p>
          </table:table-cell>
          <table:table-cell office:value-type="float" office:value="11.2">
            <text:p>11,2</text:p>
          </table:table-cell>
          <table:table-cell table:formula="of:=([.R30]*4)/[.J30]" office:value-type="float" office:value="2.69879518072289">
            <text:p>2,70</text:p>
          </table:table-cell>
          <table:table-cell office:value-type="float" office:value="11.6">
            <text:p>11,6</text:p>
          </table:table-cell>
          <table:table-cell table:formula="of:=([.T30]*9)/[.J30]" office:value-type="float" office:value="6.28915662650602">
            <text:p>6,3</text:p>
          </table:table-cell>
          <table:table-cell office:value-type="float" office:value="37.6">
            <text:p>37,6</text:p>
          </table:table-cell>
          <table:table-cell table:formula="of:=([.V30]*4)/[.J30]" office:value-type="float" office:value="9.06024096385542">
            <text:p>9,1</text:p>
          </table:table-cell>
          <table:table-cell office:value-type="float" office:value="299.6">
            <text:p>299,6</text:p>
          </table:table-cell>
          <table:table-cell table:formula="of:=[.X30]/[.J30]" office:value-type="float" office:value="18.0481927710843">
            <text:p>18,05</text:p>
          </table:table-cell>
          <table:table-cell table:formula="of:=[.L30]+[.S30]" office:value-type="float" office:value="17.1475118473896">
            <text:p>17,15</text:p>
          </table:table-cell>
          <table:table-cell table:formula="of:=[.Z30]/[.AF30]" office:value-type="percentage" office:value="0.153023744769217">
            <text:p>15,30%</text:p>
          </table:table-cell>
          <table:table-cell table:formula="of:=[.N30]+[.U30]" office:value-type="float" office:value="40.578922251506">
            <text:p>40,58</text:p>
          </table:table-cell>
          <table:table-cell table:formula="of:=([.M30]+[.T30])/([.Q30]+[.X30])" office:value-type="percentage" office:value="0.0391503960150918">
            <text:p>3,92%</text:p>
          </table:table-cell>
          <table:table-cell table:formula="of:=[.P30]+[.W30]" office:value-type="float" office:value="54.3314159638554">
            <text:p>54,33</text:p>
          </table:table-cell>
          <table:table-cell table:formula="of:=[.AD30]/[.AF30]" office:value-type="percentage" office:value="0.484851493522591">
            <text:p>48,49%</text:p>
          </table:table-cell>
          <table:table-cell table:formula="of:=[.Q30]+[.Y30]" office:value-type="float" office:value="112.057850062751">
            <text:p>112,06</text:p>
          </table:table-cell>
          <table:table-cell table:formula="of:=[.AF30]/90" office:value-type="percentage" office:value="1.24508722291946">
            <text:p>124,51%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table:style-name="ce6" office:value-type="string">
            <text:p>BO A</text:p>
          </table:table-cell>
          <table:table-cell office:value-type="float" office:value="42045">
            <text:p>10/02/15</text:p>
          </table:table-cell>
          <table:table-cell office:value-type="float" office:value="7.3">
            <text:p>7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16.5">
            <text:p>116,5</text:p>
          </table:table-cell>
          <table:table-cell table:style-name="ce2" office:value-type="float" office:value="14.07">
            <text:p>14,07</text:p>
          </table:table-cell>
          <table:table-cell office:value-type="float" office:value="-0.9">
            <text:p>-0,9</text:p>
          </table:table-cell>
          <table:table-cell office:value-type="float" office:value="19.1">
            <text:p>19,1</text:p>
          </table:table-cell>
          <table:table-cell office:value-type="float" office:value="3.020775">
            <text:p>3,0</text:p>
          </table:table-cell>
          <table:table-cell table:formula="of:=([.K31])*4" office:value-type="float" office:value="12.0831">
            <text:p>12,08</text:p>
          </table:table-cell>
          <table:table-cell office:value-type="float" office:value="3.89295083333333">
            <text:p>3,9</text:p>
          </table:table-cell>
          <table:table-cell table:formula="of:=[.M31]*9" office:value-type="float" office:value="35.0365575">
            <text:p>35,0</text:p>
          </table:table-cell>
          <table:table-cell office:value-type="float" office:value="9.2507">
            <text:p>9,3</text:p>
          </table:table-cell>
          <table:table-cell table:formula="of:=[.O31]*4" office:value-type="float" office:value="37.0028">
            <text:p>37,0</text:p>
          </table:table-cell>
          <table:table-cell office:value-type="float" office:value="84.1224575">
            <text:p>84,1</text:p>
          </table:table-cell>
          <table:table-cell office:value-type="float" office:value="11.2">
            <text:p>11,2</text:p>
          </table:table-cell>
          <table:table-cell table:formula="of:=([.R31]*4)/[.J31]" office:value-type="float" office:value="2.34554973821989">
            <text:p>2,35</text:p>
          </table:table-cell>
          <table:table-cell office:value-type="float" office:value="11.6">
            <text:p>11,6</text:p>
          </table:table-cell>
          <table:table-cell table:formula="of:=([.T31]*9)/[.J31]" office:value-type="float" office:value="5.46596858638743">
            <text:p>5,5</text:p>
          </table:table-cell>
          <table:table-cell office:value-type="float" office:value="37.6">
            <text:p>37,6</text:p>
          </table:table-cell>
          <table:table-cell table:formula="of:=([.V31]*4)/[.J31]" office:value-type="float" office:value="7.87434554973822">
            <text:p>7,9</text:p>
          </table:table-cell>
          <table:table-cell office:value-type="float" office:value="299.6">
            <text:p>299,6</text:p>
          </table:table-cell>
          <table:table-cell table:formula="of:=[.X31]/[.J31]" office:value-type="float" office:value="15.6858638743455">
            <text:p>15,69</text:p>
          </table:table-cell>
          <table:table-cell table:formula="of:=[.L31]+[.S31]" office:value-type="float" office:value="14.4286497382199">
            <text:p>14,43</text:p>
          </table:table-cell>
          <table:table-cell table:formula="of:=[.Z31]/[.AF31]" office:value-type="percentage" office:value="0.144563594894089">
            <text:p>14,46%</text:p>
          </table:table-cell>
          <table:table-cell table:formula="of:=[.N31]+[.U31]" office:value-type="float" office:value="40.5025260863874">
            <text:p>40,50</text:p>
          </table:table-cell>
          <table:table-cell table:formula="of:=([.M31]+[.T31])/([.Q31]+[.X31])" office:value-type="percentage" office:value="0.0403754081381419">
            <text:p>4,04%</text:p>
          </table:table-cell>
          <table:table-cell table:formula="of:=[.P31]+[.W31]" office:value-type="float" office:value="44.8771455497382">
            <text:p>44,88</text:p>
          </table:table-cell>
          <table:table-cell table:formula="of:=[.AD31]/[.AF31]" office:value-type="percentage" office:value="0.44963330643965">
            <text:p>44,96%</text:p>
          </table:table-cell>
          <table:table-cell table:formula="of:=[.Q31]+[.Y31]" office:value-type="float" office:value="99.8083213743456">
            <text:p>99,81</text:p>
          </table:table-cell>
          <table:table-cell table:formula="of:=[.AF31]/75" office:value-type="percentage" office:value="1.33077761832461">
            <text:p>133,08%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table:style-name="ce6" office:value-type="string">
            <text:p>BO A</text:p>
          </table:table-cell>
          <table:table-cell office:value-type="float" office:value="42205">
            <text:p>20/07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39">
            <text:p>-1,39</text:p>
          </table:table-cell>
          <table:table-cell office:value-type="float" office:value="20">
            <text:p>20</text:p>
          </table:table-cell>
          <table:table-cell office:value-type="float" office:value="2.72223833333333">
            <text:p>2,7</text:p>
          </table:table-cell>
          <table:table-cell table:formula="of:=([.K32])*4" office:value-type="float" office:value="10.8889533333333">
            <text:p>10,89</text:p>
          </table:table-cell>
          <table:table-cell office:value-type="float" office:value="3.50610083333333">
            <text:p>3,5</text:p>
          </table:table-cell>
          <table:table-cell table:formula="of:=[.M32]*9" office:value-type="float" office:value="31.5549075">
            <text:p>31,6</text:p>
          </table:table-cell>
          <table:table-cell office:value-type="float" office:value="10.7405666666667">
            <text:p>10,7</text:p>
          </table:table-cell>
          <table:table-cell table:formula="of:=[.O32]*4" office:value-type="float" office:value="42.9622666666668">
            <text:p>43,0</text:p>
          </table:table-cell>
          <table:table-cell office:value-type="float" office:value="85.4061275">
            <text:p>85,4</text:p>
          </table:table-cell>
          <table:table-cell office:value-type="float" office:value="5.6">
            <text:p>5,6</text:p>
          </table:table-cell>
          <table:table-cell table:formula="of:=([.R32]*4)/[.J32]" office:value-type="float" office:value="1.12">
            <text:p>1,12</text:p>
          </table:table-cell>
          <table:table-cell office:value-type="float" office:value="5.8">
            <text:p>5,8</text:p>
          </table:table-cell>
          <table:table-cell table:formula="of:=([.T32]*9)/[.J32]" office:value-type="float" office:value="2.61">
            <text:p>2,6</text:p>
          </table:table-cell>
          <table:table-cell office:value-type="float" office:value="18.8">
            <text:p>18,8</text:p>
          </table:table-cell>
          <table:table-cell table:formula="of:=([.V32]*4)/[.J32]" office:value-type="float" office:value="3.76">
            <text:p>3,8</text:p>
          </table:table-cell>
          <table:table-cell office:value-type="float" office:value="149.8">
            <text:p>149,8</text:p>
          </table:table-cell>
          <table:table-cell table:formula="of:=[.X32]/[.J32]" office:value-type="float" office:value="7.49">
            <text:p>7,49</text:p>
          </table:table-cell>
          <table:table-cell table:formula="of:=[.L32]+[.S32]" office:value-type="float" office:value="12.0089533333333">
            <text:p>12,01</text:p>
          </table:table-cell>
          <table:table-cell table:formula="of:=[.Z32]/[.AF32]" office:value-type="percentage" office:value="0.129272916498412">
            <text:p>12,93%</text:p>
          </table:table-cell>
          <table:table-cell table:formula="of:=[.N32]+[.U32]" office:value-type="float" office:value="34.1649075">
            <text:p>34,16</text:p>
          </table:table-cell>
          <table:table-cell table:formula="of:=([.M32]+[.T32])/([.Q32]+[.X32])" office:value-type="percentage" office:value="0.0395657244658021">
            <text:p>3,96%</text:p>
          </table:table-cell>
          <table:table-cell table:formula="of:=[.P32]+[.W32]" office:value-type="float" office:value="46.7222666666668">
            <text:p>46,72</text:p>
          </table:table-cell>
          <table:table-cell table:formula="of:=[.AD32]/[.AF32]" office:value-type="percentage" office:value="0.502951715254942">
            <text:p>50,30%</text:p>
          </table:table-cell>
          <table:table-cell table:formula="of:=[.Q32]+[.Y32]" office:value-type="float" office:value="92.8961275">
            <text:p>92,90</text:p>
          </table:table-cell>
          <table:table-cell table:formula="of:=[.AF32]/75" office:value-type="percentage" office:value="1.23861503333333">
            <text:p>123,86%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O M</text:p>
          </table:table-cell>
          <table:table-cell office:value-type="float" office:value="42225">
            <text:p>09/08/15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42" office:value-type="float" office:value="125">
            <text:p>125</text:p>
          </table:table-cell>
          <table:table-cell table:style-name="ce42" office:value-type="float" office:value="14.27">
            <text:p>14,27</text:p>
          </table:table-cell>
          <table:table-cell office:value-type="float" office:value="-0.9">
            <text:p>-0,9</text:p>
          </table:table-cell>
          <table:table-cell office:value-type="float" office:value="24.2">
            <text:p>24,2</text:p>
          </table:table-cell>
          <table:table-cell office:value-type="float" office:value="3.59017079889807">
            <text:p>3,6</text:p>
          </table:table-cell>
          <table:table-cell table:formula="of:=([.K33])*4" office:value-type="float" office:value="14.3606831955923">
            <text:p>14,36</text:p>
          </table:table-cell>
          <table:table-cell office:value-type="float" office:value="4.47896143250689">
            <text:p>4,5</text:p>
          </table:table-cell>
          <table:table-cell table:formula="of:=[.M33]*9" office:value-type="float" office:value="40.310652892562">
            <text:p>40,3</text:p>
          </table:table-cell>
          <table:table-cell office:value-type="float" office:value="9.45070247933884">
            <text:p>9,5</text:p>
          </table:table-cell>
          <table:table-cell table:formula="of:=[.O33]*4" office:value-type="float" office:value="37.8028099173554">
            <text:p>37,8</text:p>
          </table:table-cell>
          <table:table-cell office:value-type="float" office:value="92.4741460055096">
            <text:p>92,5</text:p>
          </table:table-cell>
          <table:table-cell office:value-type="float" office:value="10.4">
            <text:p>10,4</text:p>
          </table:table-cell>
          <table:table-cell table:formula="of:=([.R33]*4)/[.J33]" office:value-type="float" office:value="1.71900826446281">
            <text:p>1,72</text:p>
          </table:table-cell>
          <table:table-cell office:value-type="float" office:value="7.4">
            <text:p>7,4</text:p>
          </table:table-cell>
          <table:table-cell table:formula="of:=([.T33]*9)/[.J33]" office:value-type="float" office:value="2.75206611570248">
            <text:p>2,8</text:p>
          </table:table-cell>
          <table:table-cell office:value-type="float" office:value="22.9333333333333">
            <text:p>22,9</text:p>
          </table:table-cell>
          <table:table-cell table:formula="of:=([.V33]*4)/[.J33]" office:value-type="float" office:value="3.79063360881542">
            <text:p>3,8</text:p>
          </table:table-cell>
          <table:table-cell office:value-type="float" office:value="199.933333333333">
            <text:p>199,9</text:p>
          </table:table-cell>
          <table:table-cell table:formula="of:=[.X33]/[.J33]" office:value-type="float" office:value="8.2617079889807">
            <text:p>8,26</text:p>
          </table:table-cell>
          <table:table-cell table:formula="of:=[.L33]+[.S33]" office:value-type="float" office:value="16.0796914600551">
            <text:p>16,08</text:p>
          </table:table-cell>
          <table:table-cell table:formula="of:=[.Z33]/[.AF33]" office:value-type="percentage" office:value="0.159622327328804">
            <text:p>15,96%</text:p>
          </table:table-cell>
          <table:table-cell table:formula="of:=[.N33]+[.U33]" office:value-type="float" office:value="43.0627190082645">
            <text:p>43,06</text:p>
          </table:table-cell>
          <table:table-cell table:formula="of:=([.M33]+[.T33])/([.Q33]+[.X33])" office:value-type="percentage" office:value="0.0406246839491459">
            <text:p>4,06%</text:p>
          </table:table-cell>
          <table:table-cell table:formula="of:=[.P33]+[.W33]" office:value-type="float" office:value="41.5934435261708">
            <text:p>41,59</text:p>
          </table:table-cell>
          <table:table-cell table:formula="of:=[.AD33]/[.AF33]" office:value-type="percentage" office:value="0.412896122650092">
            <text:p>41,29%</text:p>
          </table:table-cell>
          <table:table-cell table:formula="of:=[.Q33]+[.Y33]" office:value-type="float" office:value="100.73585399449">
            <text:p>100,74</text:p>
          </table:table-cell>
          <table:table-cell table:formula="of:=[.AF33]/75" office:value-type="percentage" office:value="1.34314471992654">
            <text:p>134,31%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O M</text:p>
          </table:table-cell>
          <table:table-cell office:value-type="float" office:value="42333">
            <text:p>25/11/15</text:p>
          </table:table-cell>
          <table:table-cell office:value-type="float" office:value="8.7">
            <text:p>8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42" office:value-type="float" office:value="130.5">
            <text:p>130,5</text:p>
          </table:table-cell>
          <table:table-cell table:style-name="ce42" office:value-type="float" office:value="16.91">
            <text:p>16,91</text:p>
          </table:table-cell>
          <table:table-cell office:value-type="float" office:value="0.7">
            <text:p>0,7</text:p>
          </table:table-cell>
          <table:table-cell office:value-type="float" office:value="25">
            <text:p>25</text:p>
          </table:table-cell>
          <table:table-cell office:value-type="float" office:value="2.55480446666667">
            <text:p>2,6</text:p>
          </table:table-cell>
          <table:table-cell table:formula="of:=([.K34])*4" office:value-type="float" office:value="10.2192178666667">
            <text:p>10,22</text:p>
          </table:table-cell>
          <table:table-cell office:value-type="float" office:value="2.95492333333333">
            <text:p>3,0</text:p>
          </table:table-cell>
          <table:table-cell table:formula="of:=[.M34]*9" office:value-type="float" office:value="26.59431">
            <text:p>26,6</text:p>
          </table:table-cell>
          <table:table-cell office:value-type="float" office:value="6.63783133333333">
            <text:p>6,6</text:p>
          </table:table-cell>
          <table:table-cell table:formula="of:=[.O34]*4" office:value-type="float" office:value="26.5513253333333">
            <text:p>26,6</text:p>
          </table:table-cell>
          <table:table-cell office:value-type="float" office:value="63.3648532">
            <text:p>63,4</text:p>
          </table:table-cell>
          <table:table-cell office:value-type="float" office:value="3.73333333333333">
            <text:p>3,7</text:p>
          </table:table-cell>
          <table:table-cell table:formula="of:=([.R34]*4)/[.J34]" office:value-type="float" office:value="0.597333333333333">
            <text:p>0,60</text:p>
          </table:table-cell>
          <table:table-cell office:value-type="float" office:value="3.86666666666667">
            <text:p>3,9</text:p>
          </table:table-cell>
          <table:table-cell table:formula="of:=([.T34]*9)/[.J34]" office:value-type="float" office:value="1.392">
            <text:p>1,4</text:p>
          </table:table-cell>
          <table:table-cell office:value-type="float" office:value="12.5333333333333">
            <text:p>12,5</text:p>
          </table:table-cell>
          <table:table-cell table:formula="of:=([.V34]*4)/[.J34]" office:value-type="float" office:value="2.00533333333333">
            <text:p>2,0</text:p>
          </table:table-cell>
          <table:table-cell office:value-type="float" office:value="99.8666666666667">
            <text:p>99,9</text:p>
          </table:table-cell>
          <table:table-cell table:formula="of:=[.X34]/[.J34]" office:value-type="float" office:value="3.99466666666667">
            <text:p>3,99</text:p>
          </table:table-cell>
          <table:table-cell table:formula="of:=[.L34]+[.S34]" office:value-type="float" office:value="10.8165512">
            <text:p>10,82</text:p>
          </table:table-cell>
          <table:table-cell table:formula="of:=[.Z34]/[.AF34]" office:value-type="percentage" office:value="0.160579398745873">
            <text:p>16,06%</text:p>
          </table:table-cell>
          <table:table-cell table:formula="of:=[.N34]+[.U34]" office:value-type="float" office:value="27.98631">
            <text:p>27,99</text:p>
          </table:table-cell>
          <table:table-cell table:formula="of:=([.M34]+[.T34])/([.Q34]+[.X34])" office:value-type="percentage" office:value="0.041790886990283">
            <text:p>4,18%</text:p>
          </table:table-cell>
          <table:table-cell table:formula="of:=[.P34]+[.W34]" office:value-type="float" office:value="28.5566586666666">
            <text:p>28,56</text:p>
          </table:table-cell>
          <table:table-cell table:formula="of:=[.AD34]/[.AF34]" office:value-type="percentage" office:value="0.423943916512358">
            <text:p>42,39%</text:p>
          </table:table-cell>
          <table:table-cell table:formula="of:=[.Q34]+[.Y34]" office:value-type="float" office:value="67.3595198666667">
            <text:p>67,36</text:p>
          </table:table-cell>
          <table:table-cell table:formula="of:=[.AF34]/75" office:value-type="percentage" office:value="0.898126931555556">
            <text:p>89,81%</text:p>
          </table:table-cell>
          <table:table-cell table:number-columns-repeated="4"/>
        </table:table-row>
        <table:table-row table:style-name="ro2" table:visibility="filter">
          <table:table-cell office:value-type="float" office:value="53">
            <text:p>53</text:p>
          </table:table-cell>
          <table:table-cell table:style-name="ce6" office:value-type="string">
            <text:p>CH L</text:p>
          </table:table-cell>
          <table:table-cell office:value-type="float" office:value="42555">
            <text:p>04/07/16</text:p>
          </table:table-cell>
          <table:table-cell office:value-type="float" office:value="8.3">
            <text:p>8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6.5">
            <text:p>26,5</text:p>
          </table:table-cell>
          <table:table-cell office:value-type="float" office:value="2.75766037735849">
            <text:p>2,8</text:p>
          </table:table-cell>
          <table:table-cell table:formula="of:=([.K35])*4" office:value-type="float" office:value="11.030641509434">
            <text:p>11,03</text:p>
          </table:table-cell>
          <table:table-cell office:value-type="float" office:value="2.17561635220126">
            <text:p>2,2</text:p>
          </table:table-cell>
          <table:table-cell table:formula="of:=[.M35]*9" office:value-type="float" office:value="19.5805471698113">
            <text:p>19,6</text:p>
          </table:table-cell>
          <table:table-cell office:value-type="float" office:value="7.60647798742138">
            <text:p>7,6</text:p>
          </table:table-cell>
          <table:table-cell table:formula="of:=[.O35]*4" office:value-type="float" office:value="30.4259119496855">
            <text:p>30,4</text:p>
          </table:table-cell>
          <table:table-cell office:value-type="float" office:value="61.0371006289308">
            <text:p>61,0</text:p>
          </table:table-cell>
          <table:table-cell office:value-type="float" office:value="33.3333333333333">
            <text:p>33,3</text:p>
          </table:table-cell>
          <table:table-cell table:formula="of:=([.R35]*4)/[.J35]" office:value-type="float" office:value="5.0314465408805">
            <text:p>5,03</text:p>
          </table:table-cell>
          <table:table-cell office:value-type="float" office:value="14.6666666666667">
            <text:p>14,7</text:p>
          </table:table-cell>
          <table:table-cell table:formula="of:=([.T35]*9)/[.J35]" office:value-type="float" office:value="4.98113207547171">
            <text:p>5,0</text:p>
          </table:table-cell>
          <table:table-cell office:value-type="float" office:value="58.6666666666667">
            <text:p>58,7</text:p>
          </table:table-cell>
          <table:table-cell table:formula="of:=([.V35]*4)/[.J35]" office:value-type="float" office:value="8.85534591194969">
            <text:p>8,9</text:p>
          </table:table-cell>
          <table:table-cell office:value-type="float" office:value="500">
            <text:p>500,0</text:p>
          </table:table-cell>
          <table:table-cell table:formula="of:=[.X35]/[.J35]" office:value-type="float" office:value="18.8679245283019">
            <text:p>18,87</text:p>
          </table:table-cell>
          <table:table-cell table:formula="of:=[.L35]+[.S35]" office:value-type="float" office:value="16.0620880503145">
            <text:p>16,06</text:p>
          </table:table-cell>
          <table:table-cell table:formula="of:=[.Z35]/[.AF35]" office:value-type="percentage" office:value="0.201014742423375">
            <text:p>20,10%</text:p>
          </table:table-cell>
          <table:table-cell table:formula="of:=[.N35]+[.U35]" office:value-type="float" office:value="24.561679245283">
            <text:p>24,56</text:p>
          </table:table-cell>
          <table:table-cell table:formula="of:=([.M35]+[.T35])/([.Q35]+[.X35])" office:value-type="percentage" office:value="0.0300199095567611">
            <text:p>3,00%</text:p>
          </table:table-cell>
          <table:table-cell table:formula="of:=[.P35]+[.W35]" office:value-type="float" office:value="39.2812578616352">
            <text:p>39,28</text:p>
          </table:table-cell>
          <table:table-cell table:formula="of:=[.AD35]/[.AF35]" office:value-type="percentage" office:value="0.491599342899145">
            <text:p>49,16%</text:p>
          </table:table-cell>
          <table:table-cell table:formula="of:=[.Q35]+[.Y35]" office:value-type="float" office:value="79.9050251572327">
            <text:p>79,91</text:p>
          </table:table-cell>
          <table:table-cell table:formula="of:=[.AF35]/75" office:value-type="percentage" office:value="1.06540033542977">
            <text:p>106,54%</text:p>
          </table:table-cell>
          <table:table-cell table:number-columns-repeated="4"/>
        </table:table-row>
        <table:table-row table:style-name="ro2" table:visibility="filter">
          <table:table-cell office:value-type="float" office:value="54">
            <text:p>54</text:p>
          </table:table-cell>
          <table:table-cell office:value-type="string">
            <text:p>CL I</text:p>
          </table:table-cell>
          <table:table-cell office:value-type="float" office:value="42552">
            <text:p>01/07/16</text:p>
          </table:table-cell>
          <table:table-cell office:value-type="float" office:value="7.2">
            <text:p>7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1">
            <text:p>21</text:p>
          </table:table-cell>
          <table:table-cell office:value-type="float" office:value="4.39411111111111">
            <text:p>4,4</text:p>
          </table:table-cell>
          <table:table-cell table:formula="of:=([.K36])*4" office:value-type="float" office:value="17.5764444444444">
            <text:p>17,58</text:p>
          </table:table-cell>
          <table:table-cell office:value-type="float" office:value="3.89653968253968">
            <text:p>3,9</text:p>
          </table:table-cell>
          <table:table-cell table:formula="of:=[.M36]*9" office:value-type="float" office:value="35.0688571428571">
            <text:p>35,1</text:p>
          </table:table-cell>
          <table:table-cell office:value-type="float" office:value="14.1674841269841">
            <text:p>14,2</text:p>
          </table:table-cell>
          <table:table-cell table:formula="of:=[.O36]*4" office:value-type="float" office:value="56.6699365079364">
            <text:p>56,7</text:p>
          </table:table-cell>
          <table:table-cell office:value-type="float" office:value="109.315238095238">
            <text:p>109,3</text:p>
          </table:table-cell>
          <table:table-cell office:value-type="float" office:value="11.2">
            <text:p>11,2</text:p>
          </table:table-cell>
          <table:table-cell table:formula="of:=([.R36]*4)/[.J36]" office:value-type="float" office:value="2.13333333333333">
            <text:p>2,13</text:p>
          </table:table-cell>
          <table:table-cell office:value-type="float" office:value="11.6">
            <text:p>11,6</text:p>
          </table:table-cell>
          <table:table-cell table:formula="of:=([.T36]*9)/[.J36]" office:value-type="float" office:value="4.97142857142857">
            <text:p>5,0</text:p>
          </table:table-cell>
          <table:table-cell office:value-type="float" office:value="37.6">
            <text:p>37,6</text:p>
          </table:table-cell>
          <table:table-cell table:formula="of:=([.V36]*4)/[.J36]" office:value-type="float" office:value="7.16190476190476">
            <text:p>7,2</text:p>
          </table:table-cell>
          <table:table-cell office:value-type="float" office:value="299.6">
            <text:p>299,6</text:p>
          </table:table-cell>
          <table:table-cell table:formula="of:=[.X36]/[.J36]" office:value-type="float" office:value="14.2666666666667">
            <text:p>14,27</text:p>
          </table:table-cell>
          <table:table-cell table:formula="of:=[.L36]+[.S36]" office:value-type="float" office:value="19.7097777777778">
            <text:p>19,71</text:p>
          </table:table-cell>
          <table:table-cell table:formula="of:=[.Z36]/[.AF36]" office:value-type="percentage" office:value="0.159487570739025">
            <text:p>15,95%</text:p>
          </table:table-cell>
          <table:table-cell table:formula="of:=[.N36]+[.U36]" office:value-type="float" office:value="40.0402857142857">
            <text:p>40,04</text:p>
          </table:table-cell>
          <table:table-cell table:formula="of:=([.M36]+[.T36])/([.Q36]+[.X36])" office:value-type="percentage" office:value="0.0378967038614748">
            <text:p>3,79%</text:p>
          </table:table-cell>
          <table:table-cell table:formula="of:=[.P36]+[.W36]" office:value-type="float" office:value="63.8318412698412">
            <text:p>63,83</text:p>
          </table:table-cell>
          <table:table-cell table:formula="of:=[.AD36]/[.AF36]" office:value-type="percentage" office:value="0.516514463770573">
            <text:p>51,65%</text:p>
          </table:table-cell>
          <table:table-cell table:formula="of:=[.Q36]+[.Y36]" office:value-type="float" office:value="123.581904761905">
            <text:p>123,58</text:p>
          </table:table-cell>
          <table:table-cell table:formula="of:=[.AF36]/75" office:value-type="percentage" office:value="1.64775873015873">
            <text:p>164,78%</text:p>
          </table:table-cell>
          <table:table-cell table:number-columns-repeated="4"/>
        </table:table-row>
        <table:table-row table:style-name="ro2" table:visibility="filter">
          <table:table-cell office:value-type="float" office:value="57">
            <text:p>57</text:p>
          </table:table-cell>
          <table:table-cell office:value-type="string">
            <text:p>CO E</text:p>
          </table:table-cell>
          <table:table-cell office:value-type="float" office:value="42403">
            <text:p>03/02/16</text:p>
          </table:table-cell>
          <table:table-cell office:value-type="float" office:value="15.9">
            <text:p>15,9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17.42">
            <text:p>17,42</text:p>
          </table:table-cell>
          <table:table-cell table:style-name="ce12"/>
          <table:table-cell office:value-type="float" office:value="40">
            <text:p>40</text:p>
          </table:table-cell>
          <table:table-cell office:value-type="float" office:value="4.2909875">
            <text:p>4,3</text:p>
          </table:table-cell>
          <table:table-cell table:formula="of:=([.K37])*4" office:value-type="float" office:value="17.16395">
            <text:p>17,16</text:p>
          </table:table-cell>
          <table:table-cell office:value-type="float" office:value="4.58526166666667">
            <text:p>4,6</text:p>
          </table:table-cell>
          <table:table-cell table:formula="of:=[.M37]*9" office:value-type="float" office:value="41.267355">
            <text:p>41,3</text:p>
          </table:table-cell>
          <table:table-cell office:value-type="float" office:value="7.10981875">
            <text:p>7,1</text:p>
          </table:table-cell>
          <table:table-cell table:formula="of:=[.O37]*4" office:value-type="float" office:value="28.439275">
            <text:p>28,4</text:p>
          </table:table-cell>
          <table:table-cell office:value-type="float" office:value="86.87058">
            <text:p>86,9</text:p>
          </table:table-cell>
          <table:table-cell office:value-type="float" office:value="40">
            <text:p>40,0</text:p>
          </table:table-cell>
          <table:table-cell table:formula="of:=([.R37]*4)/[.J37]" office:value-type="float" office:value="4">
            <text:p>4,00</text:p>
          </table:table-cell>
          <table:table-cell office:value-type="float" office:value="21.2">
            <text:p>21,2</text:p>
          </table:table-cell>
          <table:table-cell table:formula="of:=([.T37]*9)/[.J37]" office:value-type="float" office:value="4.77">
            <text:p>4,8</text:p>
          </table:table-cell>
          <table:table-cell office:value-type="float" office:value="0">
            <text:p>0,0</text:p>
          </table:table-cell>
          <table:table-cell table:formula="of:=([.V37]*4)/[.J37]" office:value-type="float" office:value="0">
            <text:p>0,0</text:p>
          </table:table-cell>
          <table:table-cell office:value-type="float" office:value="350.8">
            <text:p>350,8</text:p>
          </table:table-cell>
          <table:table-cell table:formula="of:=[.X37]/[.J37]" office:value-type="float" office:value="8.77">
            <text:p>8,77</text:p>
          </table:table-cell>
          <table:table-cell table:formula="of:=[.L37]+[.S37]" office:value-type="float" office:value="21.16395">
            <text:p>21,16</text:p>
          </table:table-cell>
          <table:table-cell table:formula="of:=[.Z37]/[.AF37]" office:value-type="percentage" office:value="0.221286299183882">
            <text:p>22,13%</text:p>
          </table:table-cell>
          <table:table-cell table:formula="of:=[.N37]+[.U37]" office:value-type="float" office:value="46.037355">
            <text:p>46,04</text:p>
          </table:table-cell>
          <table:table-cell table:formula="of:=([.M37]+[.T37])/([.Q37]+[.X37])" office:value-type="percentage" office:value="0.0589147702517877">
            <text:p>5,89%</text:p>
          </table:table-cell>
          <table:table-cell table:formula="of:=[.P37]+[.W37]" office:value-type="float" office:value="28.439275">
            <text:p>28,44</text:p>
          </table:table-cell>
          <table:table-cell table:formula="of:=[.AD37]/[.AF37]" office:value-type="percentage" office:value="0.297355735400183">
            <text:p>29,74%</text:p>
          </table:table-cell>
          <table:table-cell table:formula="of:=[.Q37]+[.Y37]" office:value-type="float" office:value="95.64058">
            <text:p>95,64</text:p>
          </table:table-cell>
          <table:table-cell table:formula="of:=[.AF37]/60" office:value-type="percentage" office:value="1.59400966666667">
            <text:p>159,40%</text:p>
          </table:table-cell>
          <table:table-cell table:number-columns-repeated="4"/>
        </table:table-row>
        <table:table-row table:style-name="ro2" table:visibility="filter">
          <table:table-cell office:value-type="float" office:value="58">
            <text:p>58</text:p>
          </table:table-cell>
          <table:table-cell office:value-type="string">
            <text:p>CO E</text:p>
          </table:table-cell>
          <table:table-cell office:value-type="float" office:value="42206">
            <text:p>21/07/15</text:p>
          </table:table-cell>
          <table:table-cell office:value-type="float" office:value="15.3">
            <text:p>15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38">
            <text:p>38</text:p>
          </table:table-cell>
          <table:table-cell office:value-type="float" office:value="4.25576315789474">
            <text:p>4,3</text:p>
          </table:table-cell>
          <table:table-cell table:formula="of:=([.K38])*4" office:value-type="float" office:value="17.023052631579">
            <text:p>17,02</text:p>
          </table:table-cell>
          <table:table-cell office:value-type="float" office:value="3.877">
            <text:p>3,9</text:p>
          </table:table-cell>
          <table:table-cell table:formula="of:=[.M38]*9" office:value-type="float" office:value="34.893">
            <text:p>34,9</text:p>
          </table:table-cell>
          <table:table-cell office:value-type="float" office:value="6.48101842105263">
            <text:p>6,5</text:p>
          </table:table-cell>
          <table:table-cell table:formula="of:=[.O38]*4" office:value-type="float" office:value="25.9240736842105">
            <text:p>25,9</text:p>
          </table:table-cell>
          <table:table-cell office:value-type="float" office:value="77.8401263157895">
            <text:p>77,8</text:p>
          </table:table-cell>
          <table:table-cell office:value-type="float" office:value="40">
            <text:p>40,0</text:p>
          </table:table-cell>
          <table:table-cell table:formula="of:=([.R38]*4)/[.J38]" office:value-type="float" office:value="4.21052631578947">
            <text:p>4,21</text:p>
          </table:table-cell>
          <table:table-cell office:value-type="float" office:value="21.2">
            <text:p>21,2</text:p>
          </table:table-cell>
          <table:table-cell table:formula="of:=([.T38]*9)/[.J38]" office:value-type="float" office:value="5.02105263157895">
            <text:p>5,0</text:p>
          </table:table-cell>
          <table:table-cell office:value-type="float" office:value="0">
            <text:p>0,0</text:p>
          </table:table-cell>
          <table:table-cell table:formula="of:=([.V38]*4)/[.J38]" office:value-type="float" office:value="0">
            <text:p>0,0</text:p>
          </table:table-cell>
          <table:table-cell office:value-type="float" office:value="350.8">
            <text:p>350,8</text:p>
          </table:table-cell>
          <table:table-cell table:formula="of:=[.X38]/[.J38]" office:value-type="float" office:value="9.23157894736842">
            <text:p>9,23</text:p>
          </table:table-cell>
          <table:table-cell table:formula="of:=[.L38]+[.S38]" office:value-type="float" office:value="21.2335789473684">
            <text:p>21,23</text:p>
          </table:table-cell>
          <table:table-cell table:formula="of:=[.Z38]/[.AF38]" office:value-type="percentage" office:value="0.243863134220168">
            <text:p>24,39%</text:p>
          </table:table-cell>
          <table:table-cell table:formula="of:=[.N38]+[.U38]" office:value-type="float" office:value="39.9140526315789">
            <text:p>39,91</text:p>
          </table:table-cell>
          <table:table-cell table:formula="of:=([.M38]+[.T38])/([.Q38]+[.X38])" office:value-type="percentage" office:value="0.0585036221772788">
            <text:p>5,85%</text:p>
          </table:table-cell>
          <table:table-cell table:formula="of:=[.P38]+[.W38]" office:value-type="float" office:value="25.9240736842105">
            <text:p>25,92</text:p>
          </table:table-cell>
          <table:table-cell table:formula="of:=[.AD38]/[.AF38]" office:value-type="percentage" office:value="0.297732467807537">
            <text:p>29,77%</text:p>
          </table:table-cell>
          <table:table-cell table:formula="of:=[.Q38]+[.Y38]" office:value-type="float" office:value="87.0717052631579">
            <text:p>87,07</text:p>
          </table:table-cell>
          <table:table-cell table:formula="of:=[.AF38]/60" office:value-type="percentage" office:value="1.4511950877193">
            <text:p>145,12%</text:p>
          </table:table-cell>
          <table:table-cell table:number-columns-repeated="4"/>
        </table:table-row>
        <table:table-row table:style-name="ro2" table:visibility="filter">
          <table:table-cell office:value-type="float" office:value="59">
            <text:p>59</text:p>
          </table:table-cell>
          <table:table-cell office:value-type="string">
            <text:p>CO E</text:p>
          </table:table-cell>
          <table:table-cell office:value-type="float" office:value="42570">
            <text:p>19/07/16</text:p>
          </table:table-cell>
          <table:table-cell office:value-type="float" office:value="16.3">
            <text:p>16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0">
            <text:p>40</text:p>
          </table:table-cell>
          <table:table-cell office:value-type="float" office:value="4.6260375">
            <text:p>4,6</text:p>
          </table:table-cell>
          <table:table-cell table:formula="of:=([.K39])*4" office:value-type="float" office:value="18.50415">
            <text:p>18,50</text:p>
          </table:table-cell>
          <table:table-cell office:value-type="float" office:value="3.77344333333333">
            <text:p>3,8</text:p>
          </table:table-cell>
          <table:table-cell table:formula="of:=[.M39]*9" office:value-type="float" office:value="33.96099">
            <text:p>34,0</text:p>
          </table:table-cell>
          <table:table-cell office:value-type="float" office:value="7.2415475">
            <text:p>7,2</text:p>
          </table:table-cell>
          <table:table-cell table:formula="of:=[.O39]*4" office:value-type="float" office:value="28.96619">
            <text:p>29,0</text:p>
          </table:table-cell>
          <table:table-cell office:value-type="float" office:value="81.43133">
            <text:p>81,4</text:p>
          </table:table-cell>
          <table:table-cell office:value-type="float" office:value="40">
            <text:p>40,0</text:p>
          </table:table-cell>
          <table:table-cell table:formula="of:=([.R39]*4)/[.J39]" office:value-type="float" office:value="4">
            <text:p>4,00</text:p>
          </table:table-cell>
          <table:table-cell office:value-type="float" office:value="21.2">
            <text:p>21,2</text:p>
          </table:table-cell>
          <table:table-cell table:formula="of:=([.T39]*9)/[.J39]" office:value-type="float" office:value="4.77">
            <text:p>4,8</text:p>
          </table:table-cell>
          <table:table-cell office:value-type="float" office:value="0">
            <text:p>0,0</text:p>
          </table:table-cell>
          <table:table-cell table:formula="of:=([.V39]*4)/[.J39]" office:value-type="float" office:value="0">
            <text:p>0,0</text:p>
          </table:table-cell>
          <table:table-cell office:value-type="float" office:value="350.8">
            <text:p>350,8</text:p>
          </table:table-cell>
          <table:table-cell table:formula="of:=[.X39]/[.J39]" office:value-type="float" office:value="8.77">
            <text:p>8,77</text:p>
          </table:table-cell>
          <table:table-cell table:formula="of:=[.L39]+[.S39]" office:value-type="float" office:value="22.50415">
            <text:p>22,50</text:p>
          </table:table-cell>
          <table:table-cell table:formula="of:=[.Z39]/[.AF39]" office:value-type="percentage" office:value="0.249488006440703">
            <text:p>24,95%</text:p>
          </table:table-cell>
          <table:table-cell table:formula="of:=[.N39]+[.U39]" office:value-type="float" office:value="38.73099">
            <text:p>38,73</text:p>
          </table:table-cell>
          <table:table-cell table:formula="of:=([.M39]+[.T39])/([.Q39]+[.X39])" office:value-type="percentage" office:value="0.0577779573112697">
            <text:p>5,78%</text:p>
          </table:table-cell>
          <table:table-cell table:formula="of:=[.P39]+[.W39]" office:value-type="float" office:value="28.96619">
            <text:p>28,97</text:p>
          </table:table-cell>
          <table:table-cell table:formula="of:=[.AD39]/[.AF39]" office:value-type="percentage" office:value="0.32112819179052">
            <text:p>32,11%</text:p>
          </table:table-cell>
          <table:table-cell table:formula="of:=[.Q39]+[.Y39]" office:value-type="float" office:value="90.20133">
            <text:p>90,20</text:p>
          </table:table-cell>
          <table:table-cell table:formula="of:=[.AF39]/60" office:value-type="percentage" office:value="1.5033555">
            <text:p>150,34%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CO P</text:p>
          </table:table-cell>
          <table:table-cell office:value-type="float" office:value="41795">
            <text:p>05/06/14</text:p>
          </table:table-cell>
          <table:table-cell office:value-type="float" office:value="17.4">
            <text:p>17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5">
            <text:p>-1,5</text:p>
          </table:table-cell>
          <table:table-cell office:value-type="float" office:value="54">
            <text:p>54</text:p>
          </table:table-cell>
          <table:table-cell office:value-type="float" office:value="3.05515185185185">
            <text:p>3,1</text:p>
          </table:table-cell>
          <table:table-cell table:formula="of:=([.K40])*4" office:value-type="float" office:value="12.2206074074074">
            <text:p>12,22</text:p>
          </table:table-cell>
          <table:table-cell office:value-type="float" office:value="2.49796296296296">
            <text:p>2,5</text:p>
          </table:table-cell>
          <table:table-cell table:formula="of:=[.M40]*9" office:value-type="float" office:value="22.4816666666666">
            <text:p>22,5</text:p>
          </table:table-cell>
          <table:table-cell office:value-type="float" office:value="7.25765432098765">
            <text:p>7,3</text:p>
          </table:table-cell>
          <table:table-cell table:formula="of:=[.O40]*4" office:value-type="float" office:value="29.0306172839506">
            <text:p>29,0</text:p>
          </table:table-cell>
          <table:table-cell office:value-type="float" office:value="63.7328913580247">
            <text:p>63,7</text:p>
          </table:table-cell>
          <table:table-cell office:value-type="float" office:value="120.5">
            <text:p>120,5</text:p>
          </table:table-cell>
          <table:table-cell table:formula="of:=([.R40]*4)/[.J40]" office:value-type="float" office:value="8.92592592592593">
            <text:p>8,93</text:p>
          </table:table-cell>
          <table:table-cell office:value-type="float" office:value="79.4333333333333">
            <text:p>79,4</text:p>
          </table:table-cell>
          <table:table-cell table:formula="of:=([.T40]*9)/[.J40]" office:value-type="float" office:value="13.2388888888889">
            <text:p>13,2</text:p>
          </table:table-cell>
          <table:table-cell office:value-type="float" office:value="250.066666666667">
            <text:p>250,1</text:p>
          </table:table-cell>
          <table:table-cell table:formula="of:=([.V40]*4)/[.J40]" office:value-type="float" office:value="18.5234567901235">
            <text:p>18,5</text:p>
          </table:table-cell>
          <table:table-cell office:value-type="float" office:value="2197.16666666667">
            <text:p>2197,2</text:p>
          </table:table-cell>
          <table:table-cell table:formula="of:=[.X40]/[.J40]" office:value-type="float" office:value="40.6882716049383">
            <text:p>40,69</text:p>
          </table:table-cell>
          <table:table-cell table:formula="of:=[.L40]+[.S40]" office:value-type="float" office:value="21.1465333333333">
            <text:p>21,15</text:p>
          </table:table-cell>
          <table:table-cell table:formula="of:=[.Z40]/[.AF40]" office:value-type="percentage" office:value="0.202511950004174">
            <text:p>20,25%</text:p>
          </table:table-cell>
          <table:table-cell table:formula="of:=[.N40]+[.U40]" office:value-type="float" office:value="35.7205555555555">
            <text:p>35,72</text:p>
          </table:table-cell>
          <table:table-cell table:formula="of:=([.M40]+[.T40])/([.Q40]+[.X40])" office:value-type="percentage" office:value="0.0362383618526946">
            <text:p>3,62%</text:p>
          </table:table-cell>
          <table:table-cell table:formula="of:=[.P40]+[.W40]" office:value-type="float" office:value="47.5540740740741">
            <text:p>47,55</text:p>
          </table:table-cell>
          <table:table-cell table:formula="of:=[.AD40]/[.AF40]" office:value-type="percentage" office:value="0.455406478195813">
            <text:p>45,54%</text:p>
          </table:table-cell>
          <table:table-cell table:formula="of:=[.Q40]+[.Y40]" office:value-type="float" office:value="104.421162962963">
            <text:p>104,42</text:p>
          </table:table-cell>
          <table:table-cell table:formula="of:=[.AF40]/60" office:value-type="percentage" office:value="1.74035271604938">
            <text:p>174,04%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CO P</text:p>
          </table:table-cell>
          <table:table-cell office:value-type="float" office:value="42170">
            <text:p>15/06/15</text:p>
          </table:table-cell>
          <table:table-cell office:value-type="float" office:value="18.4">
            <text:p>18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31">
            <text:p>-1,31</text:p>
          </table:table-cell>
          <table:table-cell office:value-type="float" office:value="60">
            <text:p>60</text:p>
          </table:table-cell>
          <table:table-cell office:value-type="float" office:value="3.69785611111111">
            <text:p>3,7</text:p>
          </table:table-cell>
          <table:table-cell table:formula="of:=([.K41])*4" office:value-type="float" office:value="14.7914244444444">
            <text:p>14,79</text:p>
          </table:table-cell>
          <table:table-cell office:value-type="float" office:value="2.99177611111111">
            <text:p>3,0</text:p>
          </table:table-cell>
          <table:table-cell table:formula="of:=[.M41]*9" office:value-type="float" office:value="26.925985">
            <text:p>26,9</text:p>
          </table:table-cell>
          <table:table-cell office:value-type="float" office:value="8.38473666666667">
            <text:p>8,4</text:p>
          </table:table-cell>
          <table:table-cell table:formula="of:=[.O41]*4" office:value-type="float" office:value="33.5389466666667">
            <text:p>33,5</text:p>
          </table:table-cell>
          <table:table-cell office:value-type="float" office:value="75.2563561111111">
            <text:p>75,3</text:p>
          </table:table-cell>
          <table:table-cell office:value-type="float" office:value="143.5">
            <text:p>143,5</text:p>
          </table:table-cell>
          <table:table-cell table:formula="of:=([.R41]*4)/[.J41]" office:value-type="float" office:value="9.56666666666667">
            <text:p>9,57</text:p>
          </table:table-cell>
          <table:table-cell office:value-type="float" office:value="97.1">
            <text:p>97,1</text:p>
          </table:table-cell>
          <table:table-cell table:formula="of:=([.T41]*9)/[.J41]" office:value-type="float" office:value="14.565">
            <text:p>14,6</text:p>
          </table:table-cell>
          <table:table-cell office:value-type="float" office:value="301.4">
            <text:p>301,4</text:p>
          </table:table-cell>
          <table:table-cell table:formula="of:=([.V41]*4)/[.J41]" office:value-type="float" office:value="20.0933333333333">
            <text:p>20,1</text:p>
          </table:table-cell>
          <table:table-cell office:value-type="float" office:value="2653.5">
            <text:p>2653,5</text:p>
          </table:table-cell>
          <table:table-cell table:formula="of:=[.X41]/[.J41]" office:value-type="float" office:value="44.225">
            <text:p>44,23</text:p>
          </table:table-cell>
          <table:table-cell table:formula="of:=[.L41]+[.S41]" office:value-type="float" office:value="24.3580911111111">
            <text:p>24,36</text:p>
          </table:table-cell>
          <table:table-cell table:formula="of:=[.Z41]/[.AF41]" office:value-type="percentage" office:value="0.203865204613676">
            <text:p>20,39%</text:p>
          </table:table-cell>
          <table:table-cell table:formula="of:=[.N41]+[.U41]" office:value-type="float" office:value="41.490985">
            <text:p>41,49</text:p>
          </table:table-cell>
          <table:table-cell table:formula="of:=([.M41]+[.T41])/([.Q41]+[.X41])" office:value-type="percentage" office:value="0.0366803638906615">
            <text:p>3,67%</text:p>
          </table:table-cell>
          <table:table-cell table:formula="of:=[.P41]+[.W41]" office:value-type="float" office:value="53.63228">
            <text:p>53,63</text:p>
          </table:table-cell>
          <table:table-cell table:formula="of:=[.AD41]/[.AF41]" office:value-type="percentage" office:value="0.448875722084414">
            <text:p>44,89%</text:p>
          </table:table-cell>
          <table:table-cell table:formula="of:=[.Q41]+[.Y41]" office:value-type="float" office:value="119.481356111111">
            <text:p>119,48</text:p>
          </table:table-cell>
          <table:table-cell table:formula="of:=[.AF41]/60" office:value-type="percentage" office:value="1.99135593518519">
            <text:p>199,14%</text:p>
          </table:table-cell>
          <table:table-cell table:number-columns-repeated="4"/>
        </table:table-row>
        <table:table-row table:style-name="ro2" table:visibility="filter">
          <table:table-cell office:value-type="float" office:value="62">
            <text:p>62</text:p>
          </table:table-cell>
          <table:table-cell office:value-type="string">
            <text:p>CO M</text:p>
          </table:table-cell>
          <table:table-cell office:value-type="float" office:value="41662">
            <text:p>23/01/14</text:p>
          </table:table-cell>
          <table:table-cell office:value-type="float" office:value="14.1">
            <text:p>14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7.5">
            <text:p>47,5</text:p>
          </table:table-cell>
          <table:table-cell office:value-type="float" office:value="2.80241824561404">
            <text:p>2,8</text:p>
          </table:table-cell>
          <table:table-cell table:formula="of:=([.K42])*4" office:value-type="float" office:value="11.2096729824562">
            <text:p>11,21</text:p>
          </table:table-cell>
          <table:table-cell office:value-type="float" office:value="2.00650666666667">
            <text:p>2,0</text:p>
          </table:table-cell>
          <table:table-cell table:formula="of:=[.M42]*9" office:value-type="float" office:value="18.05856">
            <text:p>18,1</text:p>
          </table:table-cell>
          <table:table-cell office:value-type="float" office:value="6.63789473684211">
            <text:p>6,6</text:p>
          </table:table-cell>
          <table:table-cell table:formula="of:=[.O42]*4" office:value-type="float" office:value="26.5515789473684">
            <text:p>26,6</text:p>
          </table:table-cell>
          <table:table-cell office:value-type="float" office:value="55.8198119298246">
            <text:p>55,8</text:p>
          </table:table-cell>
          <table:table-cell office:value-type="float" office:value="20">
            <text:p>20,0</text:p>
          </table:table-cell>
          <table:table-cell table:formula="of:=([.R42]*4)/[.J42]" office:value-type="float" office:value="1.68421052631579">
            <text:p>1,68</text:p>
          </table:table-cell>
          <table:table-cell office:value-type="float" office:value="13.4">
            <text:p>13,4</text:p>
          </table:table-cell>
          <table:table-cell table:formula="of:=([.T42]*9)/[.J42]" office:value-type="float" office:value="2.53894736842105">
            <text:p>2,5</text:p>
          </table:table-cell>
          <table:table-cell office:value-type="float" office:value="24.8">
            <text:p>24,8</text:p>
          </table:table-cell>
          <table:table-cell table:formula="of:=([.V42]*4)/[.J42]" office:value-type="float" office:value="2.08842105263158">
            <text:p>2,1</text:p>
          </table:table-cell>
          <table:table-cell office:value-type="float" office:value="299.8">
            <text:p>299,8</text:p>
          </table:table-cell>
          <table:table-cell table:formula="of:=[.X42]/[.J42]" office:value-type="float" office:value="6.31157894736842">
            <text:p>6,31</text:p>
          </table:table-cell>
          <table:table-cell table:formula="of:=[.L42]+[.S42]" office:value-type="float" office:value="12.893883508772">
            <text:p>12,89</text:p>
          </table:table-cell>
          <table:table-cell table:formula="of:=[.Z42]/[.AF42]" office:value-type="percentage" office:value="0.207526072195255">
            <text:p>20,75%</text:p>
          </table:table-cell>
          <table:table-cell table:formula="of:=[.N42]+[.U42]" office:value-type="float" office:value="20.5975073684211">
            <text:p>20,60</text:p>
          </table:table-cell>
          <table:table-cell table:formula="of:=([.M42]+[.T42])/([.Q42]+[.X42])" office:value-type="percentage" office:value="0.0433229706271451">
            <text:p>4,33%</text:p>
          </table:table-cell>
          <table:table-cell table:formula="of:=[.P42]+[.W42]" office:value-type="float" office:value="28.64">
            <text:p>28,64</text:p>
          </table:table-cell>
          <table:table-cell table:formula="of:=[.AD42]/[.AF42]" office:value-type="percentage" office:value="0.460958616822356">
            <text:p>46,10%</text:p>
          </table:table-cell>
          <table:table-cell table:formula="of:=[.Q42]+[.Y42]" office:value-type="float" office:value="62.131390877193">
            <text:p>62,13</text:p>
          </table:table-cell>
          <table:table-cell table:formula="of:=[.AF42]/60" office:value-type="percentage" office:value="1.03552318128655">
            <text:p>103,55%</text:p>
          </table:table-cell>
          <table:table-cell table:number-columns-repeated="4"/>
        </table:table-row>
        <table:table-row table:style-name="ro2" table:visibility="filter">
          <table:table-cell office:value-type="float" office:value="63">
            <text:p>63</text:p>
          </table:table-cell>
          <table:table-cell office:value-type="string">
            <text:p>CO M</text:p>
          </table:table-cell>
          <table:table-cell office:value-type="float" office:value="42032">
            <text:p>28/01/15</text:p>
          </table:table-cell>
          <table:table-cell office:value-type="float" office:value="15.1">
            <text:p>15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8.2">
            <text:p>48,2</text:p>
          </table:table-cell>
          <table:table-cell office:value-type="float" office:value="2.87394260027662">
            <text:p>2,9</text:p>
          </table:table-cell>
          <table:table-cell table:formula="of:=([.K43])*4" office:value-type="float" office:value="11.4957704011065">
            <text:p>11,50</text:p>
          </table:table-cell>
          <table:table-cell office:value-type="float" office:value="2.10182849239281">
            <text:p>2,1</text:p>
          </table:table-cell>
          <table:table-cell table:formula="of:=[.M43]*9" office:value-type="float" office:value="18.9164564315353">
            <text:p>18,9</text:p>
          </table:table-cell>
          <table:table-cell office:value-type="float" office:value="7.51348686030429">
            <text:p>7,5</text:p>
          </table:table-cell>
          <table:table-cell table:formula="of:=[.O43]*4" office:value-type="float" office:value="30.0539474412172">
            <text:p>30,1</text:p>
          </table:table-cell>
          <table:table-cell office:value-type="float" office:value="60.4661742738589">
            <text:p>60,5</text:p>
          </table:table-cell>
          <table:table-cell office:value-type="float" office:value="20">
            <text:p>20,0</text:p>
          </table:table-cell>
          <table:table-cell table:formula="of:=([.R43]*4)/[.J43]" office:value-type="float" office:value="1.6597510373444">
            <text:p>1,66</text:p>
          </table:table-cell>
          <table:table-cell office:value-type="float" office:value="13.4">
            <text:p>13,4</text:p>
          </table:table-cell>
          <table:table-cell table:formula="of:=([.T43]*9)/[.J43]" office:value-type="float" office:value="2.50207468879668">
            <text:p>2,5</text:p>
          </table:table-cell>
          <table:table-cell office:value-type="float" office:value="24.8">
            <text:p>24,8</text:p>
          </table:table-cell>
          <table:table-cell table:formula="of:=([.V43]*4)/[.J43]" office:value-type="float" office:value="2.05809128630705">
            <text:p>2,1</text:p>
          </table:table-cell>
          <table:table-cell office:value-type="float" office:value="299.8">
            <text:p>299,8</text:p>
          </table:table-cell>
          <table:table-cell table:formula="of:=[.X43]/[.J43]" office:value-type="float" office:value="6.21991701244813">
            <text:p>6,22</text:p>
          </table:table-cell>
          <table:table-cell table:formula="of:=[.L43]+[.S43]" office:value-type="float" office:value="13.1555214384509">
            <text:p>13,16</text:p>
          </table:table-cell>
          <table:table-cell table:formula="of:=[.Z43]/[.AF43]" office:value-type="percentage" office:value="0.197275341599638">
            <text:p>19,73%</text:p>
          </table:table-cell>
          <table:table-cell table:formula="of:=[.N43]+[.U43]" office:value-type="float" office:value="21.418531120332">
            <text:p>21,42</text:p>
          </table:table-cell>
          <table:table-cell table:formula="of:=([.M43]+[.T43])/([.Q43]+[.X43])" office:value-type="percentage" office:value="0.0430288203538337">
            <text:p>4,30%</text:p>
          </table:table-cell>
          <table:table-cell table:formula="of:=[.P43]+[.W43]" office:value-type="float" office:value="32.1120387275242">
            <text:p>32,11</text:p>
          </table:table-cell>
          <table:table-cell table:formula="of:=[.AD43]/[.AF43]" office:value-type="percentage" office:value="0.481540274862652">
            <text:p>48,15%</text:p>
          </table:table-cell>
          <table:table-cell table:formula="of:=[.Q43]+[.Y43]" office:value-type="float" office:value="66.686091286307">
            <text:p>66,69</text:p>
          </table:table-cell>
          <table:table-cell table:formula="of:=[.AF43]/60" office:value-type="percentage" office:value="1.11143485477178">
            <text:p>111,14%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CO M</text:p>
          </table:table-cell>
          <table:table-cell office:value-type="float" office:value="41844">
            <text:p>24/07/14</text:p>
          </table:table-cell>
          <table:table-cell office:value-type="float" office:value="14.6">
            <text:p>14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9.11">
            <text:p>19,11</text:p>
          </table:table-cell>
          <table:table-cell office:value-type="float" office:value="0">
            <text:p>0</text:p>
          </table:table-cell>
          <table:table-cell office:value-type="float" office:value="48.3">
            <text:p>48,3</text:p>
          </table:table-cell>
          <table:table-cell office:value-type="float" office:value="1.52400496453901">
            <text:p>1,5</text:p>
          </table:table-cell>
          <table:table-cell table:formula="of:=([.K44])*4" office:value-type="float" office:value="6.09601985815604">
            <text:p>6,10</text:p>
          </table:table-cell>
          <table:table-cell office:value-type="float" office:value="1.4856085106383">
            <text:p>1,5</text:p>
          </table:table-cell>
          <table:table-cell table:formula="of:=[.M44]*9" office:value-type="float" office:value="13.3704765957447">
            <text:p>13,4</text:p>
          </table:table-cell>
          <table:table-cell office:value-type="float" office:value="5.49847163120567">
            <text:p>5,5</text:p>
          </table:table-cell>
          <table:table-cell table:formula="of:=[.O44]*4" office:value-type="float" office:value="21.9938865248227">
            <text:p>22,0</text:p>
          </table:table-cell>
          <table:table-cell office:value-type="float" office:value="41.4603829787234">
            <text:p>41,5</text:p>
          </table:table-cell>
          <table:table-cell office:value-type="float" office:value="20">
            <text:p>20,0</text:p>
          </table:table-cell>
          <table:table-cell table:formula="of:=([.R44]*4)/[.J44]" office:value-type="float" office:value="1.65631469979296">
            <text:p>1,66</text:p>
          </table:table-cell>
          <table:table-cell office:value-type="float" office:value="13.4">
            <text:p>13,4</text:p>
          </table:table-cell>
          <table:table-cell table:formula="of:=([.T44]*9)/[.J44]" office:value-type="float" office:value="2.49689440993789">
            <text:p>2,5</text:p>
          </table:table-cell>
          <table:table-cell office:value-type="float" office:value="24.8">
            <text:p>24,8</text:p>
          </table:table-cell>
          <table:table-cell table:formula="of:=([.V44]*4)/[.J44]" office:value-type="float" office:value="2.05383022774327">
            <text:p>2,1</text:p>
          </table:table-cell>
          <table:table-cell office:value-type="float" office:value="299.8">
            <text:p>299,8</text:p>
          </table:table-cell>
          <table:table-cell table:formula="of:=[.X44]/[.J44]" office:value-type="float" office:value="6.20703933747412">
            <text:p>6,21</text:p>
          </table:table-cell>
          <table:table-cell table:formula="of:=[.L44]+[.S44]" office:value-type="float" office:value="7.752334557949">
            <text:p>7,75</text:p>
          </table:table-cell>
          <table:table-cell table:formula="of:=[.Z44]/[.AF44]" office:value-type="percentage" office:value="0.162633811128376">
            <text:p>16,26%</text:p>
          </table:table-cell>
          <table:table-cell table:formula="of:=[.N44]+[.U44]" office:value-type="float" office:value="15.8673710056826">
            <text:p>15,87</text:p>
          </table:table-cell>
          <table:table-cell table:formula="of:=([.M44]+[.T44])/([.Q44]+[.X44])" office:value-type="percentage" office:value="0.0436195036198104">
            <text:p>4,36%</text:p>
          </table:table-cell>
          <table:table-cell table:formula="of:=[.P44]+[.W44]" office:value-type="float" office:value="24.047716752566">
            <text:p>24,05</text:p>
          </table:table-cell>
          <table:table-cell table:formula="of:=[.AD44]/[.AF44]" office:value-type="percentage" office:value="0.504489556683968">
            <text:p>50,45%</text:p>
          </table:table-cell>
          <table:table-cell table:formula="of:=[.Q44]+[.Y44]" office:value-type="float" office:value="47.6674223161975">
            <text:p>47,67</text:p>
          </table:table-cell>
          <table:table-cell table:formula="of:=[.AF44]/60" office:value-type="percentage" office:value="0.794457038603292">
            <text:p>79,45%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O M</text:p>
          </table:table-cell>
          <table:table-cell office:value-type="float" office:value="42202">
            <text:p>17/07/15</text:p>
          </table:table-cell>
          <table:table-cell office:value-type="float" office:value="15.6">
            <text:p>15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8.91">
            <text:p>18,91</text:p>
          </table:table-cell>
          <table:table-cell office:value-type="float" office:value="-0.4">
            <text:p>-0,4</text:p>
          </table:table-cell>
          <table:table-cell office:value-type="float" office:value="47.8">
            <text:p>47,8</text:p>
          </table:table-cell>
          <table:table-cell office:value-type="float" office:value="2.59124456140351">
            <text:p>2,6</text:p>
          </table:table-cell>
          <table:table-cell table:formula="of:=([.K45])*4" office:value-type="float" office:value="10.364978245614">
            <text:p>10,36</text:p>
          </table:table-cell>
          <table:table-cell office:value-type="float" office:value="1.93168842105263">
            <text:p>1,9</text:p>
          </table:table-cell>
          <table:table-cell table:formula="of:=[.M45]*9" office:value-type="float" office:value="17.3851957894737">
            <text:p>17,4</text:p>
          </table:table-cell>
          <table:table-cell office:value-type="float" office:value="7.43921754385965">
            <text:p>7,4</text:p>
          </table:table-cell>
          <table:table-cell table:formula="of:=[.O45]*4" office:value-type="float" office:value="29.7568701754386">
            <text:p>29,8</text:p>
          </table:table-cell>
          <table:table-cell office:value-type="float" office:value="57.5070442105263">
            <text:p>57,5</text:p>
          </table:table-cell>
          <table:table-cell office:value-type="float" office:value="13.3333333333333">
            <text:p>13,3</text:p>
          </table:table-cell>
          <table:table-cell table:formula="of:=([.R45]*4)/[.J45]" office:value-type="float" office:value="1.11576011157601">
            <text:p>1,12</text:p>
          </table:table-cell>
          <table:table-cell office:value-type="float" office:value="8.93333333333333">
            <text:p>8,9</text:p>
          </table:table-cell>
          <table:table-cell table:formula="of:=([.T45]*9)/[.J45]" office:value-type="float" office:value="1.68200836820084">
            <text:p>1,7</text:p>
          </table:table-cell>
          <table:table-cell office:value-type="float" office:value="16.5333333333333">
            <text:p>16,5</text:p>
          </table:table-cell>
          <table:table-cell table:formula="of:=([.V45]*4)/[.J45]" office:value-type="float" office:value="1.38354253835425">
            <text:p>1,4</text:p>
          </table:table-cell>
          <table:table-cell office:value-type="float" office:value="199.866666666667">
            <text:p>199,9</text:p>
          </table:table-cell>
          <table:table-cell table:formula="of:=[.X45]/[.J45]" office:value-type="float" office:value="4.18131101813111">
            <text:p>4,18</text:p>
          </table:table-cell>
          <table:table-cell table:formula="of:=[.L45]+[.S45]" office:value-type="float" office:value="11.48073835719">
            <text:p>11,48</text:p>
          </table:table-cell>
          <table:table-cell table:formula="of:=[.Z45]/[.AF45]" office:value-type="percentage" office:value="0.186108679906198">
            <text:p>18,61%</text:p>
          </table:table-cell>
          <table:table-cell table:formula="of:=[.N45]+[.U45]" office:value-type="float" office:value="19.0672041576745">
            <text:p>19,07</text:p>
          </table:table-cell>
          <table:table-cell table:formula="of:=([.M45]+[.T45])/([.Q45]+[.X45])" office:value-type="percentage" office:value="0.042214963281818">
            <text:p>4,22%</text:p>
          </table:table-cell>
          <table:table-cell table:formula="of:=[.P45]+[.W45]" office:value-type="float" office:value="31.1404127137928">
            <text:p>31,14</text:p>
          </table:table-cell>
          <table:table-cell table:formula="of:=[.AD45]/[.AF45]" office:value-type="percentage" office:value="0.504802123486128">
            <text:p>50,48%</text:p>
          </table:table-cell>
          <table:table-cell table:formula="of:=[.Q45]+[.Y45]" office:value-type="float" office:value="61.6883552286574">
            <text:p>61,69</text:p>
          </table:table-cell>
          <table:table-cell table:formula="of:=[.AF45]/60" office:value-type="percentage" office:value="1.02813925381096">
            <text:p>102,81%</text:p>
          </table:table-cell>
          <table:table-cell table:number-columns-repeated="4"/>
        </table:table-row>
        <table:table-row table:style-name="ro2" table:visibility="filter">
          <table:table-cell office:value-type="float" office:value="66">
            <text:p>66</text:p>
          </table:table-cell>
          <table:table-cell office:value-type="string">
            <text:p>CO M</text:p>
          </table:table-cell>
          <table:table-cell office:value-type="float" office:value="42571">
            <text:p>20/07/16</text:p>
          </table:table-cell>
          <table:table-cell office:value-type="float" office:value="16.6">
            <text:p>16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9.5">
            <text:p>49,5</text:p>
          </table:table-cell>
          <table:table-cell office:value-type="float" office:value="2.22121952861953">
            <text:p>2,2</text:p>
          </table:table-cell>
          <table:table-cell table:formula="of:=([.K46])*4" office:value-type="float" office:value="8.88487811447812">
            <text:p>8,88</text:p>
          </table:table-cell>
          <table:table-cell office:value-type="float" office:value="2.43982154882155">
            <text:p>2,4</text:p>
          </table:table-cell>
          <table:table-cell table:formula="of:=[.M46]*9" office:value-type="float" office:value="21.958393939394">
            <text:p>22,0</text:p>
          </table:table-cell>
          <table:table-cell office:value-type="float" office:value="3.89006060606061">
            <text:p>3,9</text:p>
          </table:table-cell>
          <table:table-cell table:formula="of:=[.O46]*4" office:value-type="float" office:value="15.5602424242424">
            <text:p>15,6</text:p>
          </table:table-cell>
          <table:table-cell office:value-type="float" office:value="46.4035144781145">
            <text:p>46,4</text:p>
          </table:table-cell>
          <table:table-cell office:value-type="float" office:value="13.3333333333333">
            <text:p>13,3</text:p>
          </table:table-cell>
          <table:table-cell table:formula="of:=([.R46]*4)/[.J46]" office:value-type="float" office:value="1.07744107744107">
            <text:p>1,08</text:p>
          </table:table-cell>
          <table:table-cell office:value-type="float" office:value="8.93333333333333">
            <text:p>8,9</text:p>
          </table:table-cell>
          <table:table-cell table:formula="of:=([.T46]*9)/[.J46]" office:value-type="float" office:value="1.62424242424242">
            <text:p>1,6</text:p>
          </table:table-cell>
          <table:table-cell office:value-type="float" office:value="16.5333333333333">
            <text:p>16,5</text:p>
          </table:table-cell>
          <table:table-cell table:formula="of:=([.V46]*4)/[.J46]" office:value-type="float" office:value="1.33602693602693">
            <text:p>1,3</text:p>
          </table:table-cell>
          <table:table-cell office:value-type="float" office:value="199.866666666667">
            <text:p>199,9</text:p>
          </table:table-cell>
          <table:table-cell table:formula="of:=[.X46]/[.J46]" office:value-type="float" office:value="4.03771043771044">
            <text:p>4,04</text:p>
          </table:table-cell>
          <table:table-cell table:formula="of:=[.L46]+[.S46]" office:value-type="float" office:value="9.96231919191919">
            <text:p>9,96</text:p>
          </table:table-cell>
          <table:table-cell table:formula="of:=[.Z46]/[.AF46]" office:value-type="percentage" office:value="0.197503514407988">
            <text:p>19,75%</text:p>
          </table:table-cell>
          <table:table-cell table:formula="of:=[.N46]+[.U46]" office:value-type="float" office:value="23.5826363636364">
            <text:p>23,58</text:p>
          </table:table-cell>
          <table:table-cell table:formula="of:=([.M46]+[.T46])/([.Q46]+[.X46])" office:value-type="percentage" office:value="0.0461816157737288">
            <text:p>4,62%</text:p>
          </table:table-cell>
          <table:table-cell table:formula="of:=[.P46]+[.W46]" office:value-type="float" office:value="16.8962693602694">
            <text:p>16,90</text:p>
          </table:table-cell>
          <table:table-cell table:formula="of:=[.AD46]/[.AF46]" office:value-type="percentage" office:value="0.334969449859028">
            <text:p>33,50%</text:p>
          </table:table-cell>
          <table:table-cell table:formula="of:=[.Q46]+[.Y46]" office:value-type="float" office:value="50.4412249158249">
            <text:p>50,44</text:p>
          </table:table-cell>
          <table:table-cell table:formula="of:=[.AF46]/60" office:value-type="percentage" office:value="0.840687081930416">
            <text:p>84,07%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O T</text:p>
          </table:table-cell>
          <table:table-cell office:value-type="float" office:value="41667">
            <text:p>28/01/14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51">
            <text:p>-0,51</text:p>
          </table:table-cell>
          <table:table-cell office:value-type="float" office:value="34">
            <text:p>34</text:p>
          </table:table-cell>
          <table:table-cell office:value-type="float" office:value="2.44040588235294">
            <text:p>2,4</text:p>
          </table:table-cell>
          <table:table-cell table:formula="of:=([.K47])*4" office:value-type="float" office:value="9.76162352941176">
            <text:p>9,76</text:p>
          </table:table-cell>
          <table:table-cell office:value-type="float" office:value="2.47529705882353">
            <text:p>2,5</text:p>
          </table:table-cell>
          <table:table-cell table:formula="of:=[.M47]*9" office:value-type="float" office:value="22.2776735294118">
            <text:p>22,3</text:p>
          </table:table-cell>
          <table:table-cell office:value-type="float" office:value="10.7454509803922">
            <text:p>10,7</text:p>
          </table:table-cell>
          <table:table-cell table:formula="of:=[.O47]*4" office:value-type="float" office:value="42.9818039215688">
            <text:p>43,0</text:p>
          </table:table-cell>
          <table:table-cell office:value-type="float" office:value="75.0211009803922">
            <text:p>75,0</text:p>
          </table:table-cell>
          <table:table-cell office:value-type="float" office:value="12">
            <text:p>12,0</text:p>
          </table:table-cell>
          <table:table-cell table:formula="of:=([.R47]*4)/[.J47]" office:value-type="float" office:value="1.41176470588235">
            <text:p>1,41</text:p>
          </table:table-cell>
          <table:table-cell office:value-type="float" office:value="0">
            <text:p>0,0</text:p>
          </table:table-cell>
          <table:table-cell table:formula="of:=([.T47]*9)/[.J47]" office:value-type="float" office:value="0">
            <text:p>0,0</text:p>
          </table:table-cell>
          <table:table-cell office:value-type="float" office:value="81">
            <text:p>81,0</text:p>
          </table:table-cell>
          <table:table-cell table:formula="of:=([.V47]*4)/[.J47]" office:value-type="float" office:value="9.52941176470588">
            <text:p>9,5</text:p>
          </table:table-cell>
          <table:table-cell office:value-type="float" office:value="372">
            <text:p>372,0</text:p>
          </table:table-cell>
          <table:table-cell table:formula="of:=[.X47]/[.J47]" office:value-type="float" office:value="10.9411764705882">
            <text:p>10,94</text:p>
          </table:table-cell>
          <table:table-cell table:formula="of:=[.L47]+[.S47]" office:value-type="float" office:value="11.1733882352941">
            <text:p>11,17</text:p>
          </table:table-cell>
          <table:table-cell table:formula="of:=[.Z47]/[.AF47]" office:value-type="percentage" office:value="0.129980132758415">
            <text:p>13,00%</text:p>
          </table:table-cell>
          <table:table-cell table:formula="of:=[.N47]+[.U47]" office:value-type="float" office:value="22.2776735294118">
            <text:p>22,28</text:p>
          </table:table-cell>
          <table:table-cell table:formula="of:=([.M47]+[.T47])/([.Q47]+[.X47])" office:value-type="percentage" office:value="0.00553731591952771">
            <text:p>0,55%</text:p>
          </table:table-cell>
          <table:table-cell table:formula="of:=[.P47]+[.W47]" office:value-type="float" office:value="52.5112156862747">
            <text:p>52,51</text:p>
          </table:table-cell>
          <table:table-cell table:formula="of:=[.AD47]/[.AF47]" office:value-type="percentage" office:value="0.610863476903796">
            <text:p>61,09%</text:p>
          </table:table-cell>
          <table:table-cell table:formula="of:=[.Q47]+[.Y47]" office:value-type="float" office:value="85.9622774509804">
            <text:p>85,96</text:p>
          </table:table-cell>
          <table:table-cell table:formula="of:=[.AF47]/60" office:value-type="percentage" office:value="1.43270462418301">
            <text:p>143,27%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O T</text:p>
          </table:table-cell>
          <table:table-cell office:value-type="float" office:value="41842">
            <text:p>22/07/14</text:p>
          </table:table-cell>
          <table:table-cell office:value-type="float" office:value="12.6">
            <text:p>12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7">
            <text:p>-0,7</text:p>
          </table:table-cell>
          <table:table-cell office:value-type="float" office:value="35">
            <text:p>35</text:p>
          </table:table-cell>
          <table:table-cell office:value-type="float" office:value="1.90075714285714">
            <text:p>1,9</text:p>
          </table:table-cell>
          <table:table-cell table:formula="of:=([.K48])*4" office:value-type="float" office:value="7.60302857142856">
            <text:p>7,60</text:p>
          </table:table-cell>
          <table:table-cell office:value-type="float" office:value="2.03746047619048">
            <text:p>2,0</text:p>
          </table:table-cell>
          <table:table-cell table:formula="of:=[.M48]*9" office:value-type="float" office:value="18.3371442857143">
            <text:p>18,3</text:p>
          </table:table-cell>
          <table:table-cell office:value-type="float" office:value="5.86348571428571">
            <text:p>5,9</text:p>
          </table:table-cell>
          <table:table-cell table:formula="of:=[.O48]*4" office:value-type="float" office:value="23.4539428571428">
            <text:p>23,5</text:p>
          </table:table-cell>
          <table:table-cell office:value-type="float" office:value="49.3941157142857">
            <text:p>49,4</text:p>
          </table:table-cell>
          <table:table-cell office:value-type="float" office:value="13.3333333333333">
            <text:p>13,3</text:p>
          </table:table-cell>
          <table:table-cell table:formula="of:=([.R48]*4)/[.J48]" office:value-type="float" office:value="1.52380952380952">
            <text:p>1,52</text:p>
          </table:table-cell>
          <table:table-cell office:value-type="float" office:value="6.46666666666667">
            <text:p>6,5</text:p>
          </table:table-cell>
          <table:table-cell table:formula="of:=([.T48]*9)/[.J48]" office:value-type="float" office:value="1.66285714285714">
            <text:p>1,7</text:p>
          </table:table-cell>
          <table:table-cell office:value-type="float" office:value="22.9333333333333">
            <text:p>22,9</text:p>
          </table:table-cell>
          <table:table-cell table:formula="of:=([.V48]*4)/[.J48]" office:value-type="float" office:value="2.62095238095238">
            <text:p>2,6</text:p>
          </table:table-cell>
          <table:table-cell office:value-type="float" office:value="203.266666666667">
            <text:p>203,3</text:p>
          </table:table-cell>
          <table:table-cell table:formula="of:=[.X48]/[.J48]" office:value-type="float" office:value="5.80761904761906">
            <text:p>5,81</text:p>
          </table:table-cell>
          <table:table-cell table:formula="of:=[.L48]+[.S48]" office:value-type="float" office:value="9.12683809523808">
            <text:p>9,13</text:p>
          </table:table-cell>
          <table:table-cell table:formula="of:=[.Z48]/[.AF48]" office:value-type="percentage" office:value="0.165336073849922">
            <text:p>16,53%</text:p>
          </table:table-cell>
          <table:table-cell table:formula="of:=[.N48]+[.U48]" office:value-type="float" office:value="20.0000014285715">
            <text:p>20,00</text:p>
          </table:table-cell>
          <table:table-cell table:formula="of:=([.M48]+[.T48])/([.Q48]+[.X48])" office:value-type="percentage" office:value="0.0336582791469194">
            <text:p>3,37%</text:p>
          </table:table-cell>
          <table:table-cell table:formula="of:=[.P48]+[.W48]" office:value-type="float" office:value="26.0748952380952">
            <text:p>26,07</text:p>
          </table:table-cell>
          <table:table-cell table:formula="of:=[.AD48]/[.AF48]" office:value-type="percentage" office:value="0.472356445871874">
            <text:p>47,24%</text:p>
          </table:table-cell>
          <table:table-cell table:formula="of:=[.Q48]+[.Y48]" office:value-type="float" office:value="55.2017347619048">
            <text:p>55,20</text:p>
          </table:table-cell>
          <table:table-cell table:formula="of:=[.AF48]/60" office:value-type="percentage" office:value="0.920028912698413">
            <text:p>92,00%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EL C</text:p>
          </table:table-cell>
          <table:table-cell office:value-type="float" office:value="42097">
            <text:p>03/04/15</text:p>
          </table:table-cell>
          <table:table-cell office:value-type="float" office:value="7.4">
            <text:p>7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56">
            <text:p>-0,56</text:p>
          </table:table-cell>
          <table:table-cell office:value-type="float" office:value="23">
            <text:p>23</text:p>
          </table:table-cell>
          <table:table-cell office:value-type="float" office:value="4.04959275362319">
            <text:p>4,0</text:p>
          </table:table-cell>
          <table:table-cell table:formula="of:=([.K49])*4" office:value-type="float" office:value="16.1983710144928">
            <text:p>16,20</text:p>
          </table:table-cell>
          <table:table-cell office:value-type="float" office:value="4.15565797101449">
            <text:p>4,2</text:p>
          </table:table-cell>
          <table:table-cell table:formula="of:=[.M49]*9" office:value-type="float" office:value="37.4009217391304">
            <text:p>37,4</text:p>
          </table:table-cell>
          <table:table-cell office:value-type="float" office:value="10.1632463768116">
            <text:p>10,2</text:p>
          </table:table-cell>
          <table:table-cell table:formula="of:=[.O49]*4" office:value-type="float" office:value="40.6529855072464">
            <text:p>40,7</text:p>
          </table:table-cell>
          <table:table-cell office:value-type="float" office:value="94.2522782608696">
            <text:p>94,3</text:p>
          </table:table-cell>
          <table:table-cell office:value-type="float" office:value="20">
            <text:p>20,0</text:p>
          </table:table-cell>
          <table:table-cell table:formula="of:=([.R49]*4)/[.J49]" office:value-type="float" office:value="3.47826086956522">
            <text:p>3,48</text:p>
          </table:table-cell>
          <table:table-cell office:value-type="float" office:value="15.6">
            <text:p>15,6</text:p>
          </table:table-cell>
          <table:table-cell table:formula="of:=([.T49]*9)/[.J49]" office:value-type="float" office:value="6.10434782608696">
            <text:p>6,1</text:p>
          </table:table-cell>
          <table:table-cell office:value-type="float" office:value="45">
            <text:p>45,0</text:p>
          </table:table-cell>
          <table:table-cell table:formula="of:=([.V49]*4)/[.J49]" office:value-type="float" office:value="7.82608695652174">
            <text:p>7,8</text:p>
          </table:table-cell>
          <table:table-cell office:value-type="float" office:value="400.4">
            <text:p>400,4</text:p>
          </table:table-cell>
          <table:table-cell table:formula="of:=[.X49]/[.J49]" office:value-type="float" office:value="17.4086956521739">
            <text:p>17,41</text:p>
          </table:table-cell>
          <table:table-cell table:formula="of:=[.L49]+[.S49]" office:value-type="float" office:value="19.676631884058">
            <text:p>19,68</text:p>
          </table:table-cell>
          <table:table-cell table:formula="of:=[.Z49]/[.AF49]" office:value-type="percentage" office:value="0.176217627291888">
            <text:p>17,62%</text:p>
          </table:table-cell>
          <table:table-cell table:formula="of:=[.N49]+[.U49]" office:value-type="float" office:value="43.5052695652174">
            <text:p>43,5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9]+[.W49]" office:value-type="float" office:value="48.4790724637681">
            <text:p>48,48</text:p>
          </table:table-cell>
          <table:table-cell table:formula="of:=[.AD49]/[.AF49]" office:value-type="percentage" office:value="0.434163081019887">
            <text:p>43,42%</text:p>
          </table:table-cell>
          <table:table-cell table:formula="of:=[.Q49]+[.Y49]" office:value-type="float" office:value="111.660973913044">
            <text:p>111,66</text:p>
          </table:table-cell>
          <table:table-cell table:formula="of:=[.AF49]/75" office:value-type="percentage" office:value="1.48881298550725">
            <text:p>148,88%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EL C</text:p>
          </table:table-cell>
          <table:table-cell office:value-type="float" office:value="41708">
            <text:p>10/03/14</text:p>
          </table:table-cell>
          <table:table-cell office:value-type="float" office:value="6.3">
            <text:p>6,3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4.58">
            <text:p>14,58</text:p>
          </table:table-cell>
          <table:table-cell office:value-type="float" office:value="-0.44">
            <text:p>-0,44</text:p>
          </table:table-cell>
          <table:table-cell office:value-type="float" office:value="21">
            <text:p>21</text:p>
          </table:table-cell>
          <table:table-cell office:value-type="float" office:value="4.24751428571429">
            <text:p>4,2</text:p>
          </table:table-cell>
          <table:table-cell table:formula="of:=([.K50])*4" office:value-type="float" office:value="16.9900571428572">
            <text:p>16,99</text:p>
          </table:table-cell>
          <table:table-cell office:value-type="float" office:value="4.26095634920635">
            <text:p>4,3</text:p>
          </table:table-cell>
          <table:table-cell table:formula="of:=[.M50]*9" office:value-type="float" office:value="38.3486071428572">
            <text:p>38,3</text:p>
          </table:table-cell>
          <table:table-cell office:value-type="float" office:value="11.1278476190476">
            <text:p>11,1</text:p>
          </table:table-cell>
          <table:table-cell table:formula="of:=[.O50]*4" office:value-type="float" office:value="44.5113904761904">
            <text:p>44,5</text:p>
          </table:table-cell>
          <table:table-cell office:value-type="float" office:value="99.8500547619048">
            <text:p>99,9</text:p>
          </table:table-cell>
          <table:table-cell office:value-type="float" office:value="10">
            <text:p>10,0</text:p>
          </table:table-cell>
          <table:table-cell table:formula="of:=([.R50]*4)/[.J50]" office:value-type="float" office:value="1.9047619047619">
            <text:p>1,90</text:p>
          </table:table-cell>
          <table:table-cell office:value-type="float" office:value="7.8">
            <text:p>7,8</text:p>
          </table:table-cell>
          <table:table-cell table:formula="of:=([.T50]*9)/[.J50]" office:value-type="float" office:value="3.34285714285714">
            <text:p>3,3</text:p>
          </table:table-cell>
          <table:table-cell office:value-type="float" office:value="22.5">
            <text:p>22,5</text:p>
          </table:table-cell>
          <table:table-cell table:formula="of:=([.V50]*4)/[.J50]" office:value-type="float" office:value="4.28571428571429">
            <text:p>4,3</text:p>
          </table:table-cell>
          <table:table-cell office:value-type="float" office:value="200.2">
            <text:p>200,2</text:p>
          </table:table-cell>
          <table:table-cell table:formula="of:=[.X50]/[.J50]" office:value-type="float" office:value="9.53333333333333">
            <text:p>9,53</text:p>
          </table:table-cell>
          <table:table-cell table:formula="of:=[.L50]+[.S50]" office:value-type="float" office:value="18.8948190476191">
            <text:p>18,89</text:p>
          </table:table-cell>
          <table:table-cell table:formula="of:=[.Z50]/[.AF50]" office:value-type="percentage" office:value="0.172739383709414">
            <text:p>17,27%</text:p>
          </table:table-cell>
          <table:table-cell table:formula="of:=[.N50]+[.U50]" office:value-type="float" office:value="41.6914642857143">
            <text:p>41,6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0]+[.W50]" office:value-type="float" office:value="48.7971047619047">
            <text:p>48,80</text:p>
          </table:table-cell>
          <table:table-cell table:formula="of:=[.AD50]/[.AF50]" office:value-type="percentage" office:value="0.446110745074178">
            <text:p>44,61%</text:p>
          </table:table-cell>
          <table:table-cell table:formula="of:=[.Q50]+[.Y50]" office:value-type="float" office:value="109.383388095238">
            <text:p>109,38</text:p>
          </table:table-cell>
          <table:table-cell table:formula="of:=[.AF50]/90" office:value-type="percentage" office:value="1.21537097883598">
            <text:p>121,54%</text:p>
          </table:table-cell>
          <table:table-cell table:number-columns-repeated="4"/>
        </table:table-row>
        <table:table-row table:style-name="ro2" table:visibility="filter">
          <table:table-cell office:value-type="float" office:value="82">
            <text:p>82</text:p>
          </table:table-cell>
          <table:table-cell office:value-type="string">
            <text:p>EL C</text:p>
          </table:table-cell>
          <table:table-cell office:value-type="float" office:value="42464">
            <text:p>04/04/16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27">
            <text:p>27</text:p>
          </table:table-cell>
          <table:table-cell office:value-type="float" office:value="4.22853703703704">
            <text:p>4,2</text:p>
          </table:table-cell>
          <table:table-cell table:formula="of:=([.K51])*4" office:value-type="float" office:value="16.9141481481482">
            <text:p>16,91</text:p>
          </table:table-cell>
          <table:table-cell office:value-type="float" office:value="3.77075802469136">
            <text:p>3,8</text:p>
          </table:table-cell>
          <table:table-cell table:formula="of:=[.M51]*9" office:value-type="float" office:value="33.9368222222222">
            <text:p>33,9</text:p>
          </table:table-cell>
          <table:table-cell office:value-type="float" office:value="8.89946296296296">
            <text:p>8,9</text:p>
          </table:table-cell>
          <table:table-cell table:formula="of:=[.O51]*4" office:value-type="float" office:value="35.5978518518518">
            <text:p>35,6</text:p>
          </table:table-cell>
          <table:table-cell office:value-type="float" office:value="86.4488222222222">
            <text:p>86,4</text:p>
          </table:table-cell>
          <table:table-cell office:value-type="float" office:value="20">
            <text:p>20,0</text:p>
          </table:table-cell>
          <table:table-cell table:formula="of:=([.R51]*4)/[.J51]" office:value-type="float" office:value="2.96296296296296">
            <text:p>2,96</text:p>
          </table:table-cell>
          <table:table-cell office:value-type="float" office:value="15.6">
            <text:p>15,6</text:p>
          </table:table-cell>
          <table:table-cell table:formula="of:=([.T51]*9)/[.J51]" office:value-type="float" office:value="5.2">
            <text:p>5,2</text:p>
          </table:table-cell>
          <table:table-cell office:value-type="float" office:value="45">
            <text:p>45,0</text:p>
          </table:table-cell>
          <table:table-cell table:formula="of:=([.V51]*4)/[.J51]" office:value-type="float" office:value="6.66666666666667">
            <text:p>6,7</text:p>
          </table:table-cell>
          <table:table-cell office:value-type="float" office:value="400.4">
            <text:p>400,4</text:p>
          </table:table-cell>
          <table:table-cell table:formula="of:=[.X51]/[.J51]" office:value-type="float" office:value="14.8296296296296">
            <text:p>14,83</text:p>
          </table:table-cell>
          <table:table-cell table:formula="of:=[.L51]+[.S51]" office:value-type="float" office:value="19.8771111111111">
            <text:p>19,88</text:p>
          </table:table-cell>
          <table:table-cell table:formula="of:=[.Z51]/[.AF51]" office:value-type="percentage" office:value="0.19626199598891">
            <text:p>19,63%</text:p>
          </table:table-cell>
          <table:table-cell table:formula="of:=[.N51]+[.U51]" office:value-type="float" office:value="39.1368222222222">
            <text:p>39,1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1]+[.W51]" office:value-type="float" office:value="42.2645185185185">
            <text:p>42,26</text:p>
          </table:table-cell>
          <table:table-cell table:formula="of:=[.AD51]/[.AF51]" office:value-type="percentage" office:value="0.417310076780619">
            <text:p>41,73%</text:p>
          </table:table-cell>
          <table:table-cell table:formula="of:=[.Q51]+[.Y51]" office:value-type="float" office:value="101.278451851852">
            <text:p>101,28</text:p>
          </table:table-cell>
          <table:table-cell table:formula="of:=[.AF51]/75" office:value-type="percentage" office:value="1.35037935802469">
            <text:p>135,04%</text:p>
          </table:table-cell>
          <table:table-cell table:number-columns-repeated="4"/>
        </table:table-row>
        <table:table-row table:style-name="ro2" table:visibility="filter">
          <table:table-cell office:value-type="float" office:value="83">
            <text:p>83</text:p>
          </table:table-cell>
          <table:table-cell office:value-type="string">
            <text:p>EL C</text:p>
          </table:table-cell>
          <table:table-cell office:value-type="float" office:value="42655">
            <text:p>12/10/16</text:p>
          </table:table-cell>
          <table:table-cell office:value-type="float" office:value="8.9">
            <text:p>8,9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9.4">
            <text:p>29,4</text:p>
          </table:table-cell>
          <table:table-cell office:value-type="float" office:value="3.76884353741497">
            <text:p>3,8</text:p>
          </table:table-cell>
          <table:table-cell table:formula="of:=([.K52])*4" office:value-type="float" office:value="15.0753741496599">
            <text:p>15,08</text:p>
          </table:table-cell>
          <table:table-cell office:value-type="float" office:value="3.56397278911565">
            <text:p>3,6</text:p>
          </table:table-cell>
          <table:table-cell table:formula="of:=[.M52]*9" office:value-type="float" office:value="32.0757551020408">
            <text:p>32,1</text:p>
          </table:table-cell>
          <table:table-cell office:value-type="float" office:value="8.03850340136055">
            <text:p>8,0</text:p>
          </table:table-cell>
          <table:table-cell table:formula="of:=[.O52]*4" office:value-type="float" office:value="32.1540136054422">
            <text:p>32,2</text:p>
          </table:table-cell>
          <table:table-cell office:value-type="float" office:value="79.3051428571429">
            <text:p>79,3</text:p>
          </table:table-cell>
          <table:table-cell office:value-type="float" office:value="20">
            <text:p>20,0</text:p>
          </table:table-cell>
          <table:table-cell table:formula="of:=([.R52]*4)/[.J52]" office:value-type="float" office:value="2.72108843537415">
            <text:p>2,72</text:p>
          </table:table-cell>
          <table:table-cell office:value-type="float" office:value="15.6">
            <text:p>15,6</text:p>
          </table:table-cell>
          <table:table-cell table:formula="of:=([.T52]*9)/[.J52]" office:value-type="float" office:value="4.77551020408163">
            <text:p>4,8</text:p>
          </table:table-cell>
          <table:table-cell office:value-type="float" office:value="45">
            <text:p>45,0</text:p>
          </table:table-cell>
          <table:table-cell table:formula="of:=([.V52]*4)/[.J52]" office:value-type="float" office:value="6.12244897959184">
            <text:p>6,1</text:p>
          </table:table-cell>
          <table:table-cell office:value-type="float" office:value="400.4">
            <text:p>400,4</text:p>
          </table:table-cell>
          <table:table-cell table:formula="of:=[.X52]/[.J52]" office:value-type="float" office:value="13.6190476190476">
            <text:p>13,62</text:p>
          </table:table-cell>
          <table:table-cell table:formula="of:=[.L52]+[.S52]" office:value-type="float" office:value="17.796462585034">
            <text:p>17,80</text:p>
          </table:table-cell>
          <table:table-cell table:formula="of:=[.Z52]/[.AF52]" office:value-type="percentage" office:value="0.191515928132771">
            <text:p>19,15%</text:p>
          </table:table-cell>
          <table:table-cell table:formula="of:=[.N52]+[.U52]" office:value-type="float" office:value="36.8512653061225">
            <text:p>36,85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2]+[.W52]" office:value-type="float" office:value="38.276462585034">
            <text:p>38,28</text:p>
          </table:table-cell>
          <table:table-cell table:formula="of:=[.AD52]/[.AF52]" office:value-type="percentage" office:value="0.411910638003798">
            <text:p>41,19%</text:p>
          </table:table-cell>
          <table:table-cell table:formula="of:=[.Q52]+[.Y52]" office:value-type="float" office:value="92.9241904761905">
            <text:p>92,92</text:p>
          </table:table-cell>
          <table:table-cell table:formula="of:=[.AF52]/75" office:value-type="percentage" office:value="1.23898920634921">
            <text:p>123,90%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EL C</text:p>
          </table:table-cell>
          <table:table-cell office:value-type="float" office:value="42268">
            <text:p>21/09/15</text:p>
          </table:table-cell>
          <table:table-cell office:value-type="float" office:value="7.8">
            <text:p>7,8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14.95">
            <text:p>14,95</text:p>
          </table:table-cell>
          <table:table-cell office:value-type="float" office:value="-0.2">
            <text:p>-0,2</text:p>
          </table:table-cell>
          <table:table-cell office:value-type="float" office:value="24.5">
            <text:p>24,5</text:p>
          </table:table-cell>
          <table:table-cell office:value-type="float" office:value="3.94436904761905">
            <text:p>3,9</text:p>
          </table:table-cell>
          <table:table-cell table:formula="of:=([.K53])*4" office:value-type="float" office:value="15.7774761904762">
            <text:p>15,78</text:p>
          </table:table-cell>
          <table:table-cell office:value-type="float" office:value="3.54725578231292">
            <text:p>3,5</text:p>
          </table:table-cell>
          <table:table-cell table:formula="of:=[.M53]*9" office:value-type="float" office:value="31.9253020408163">
            <text:p>31,9</text:p>
          </table:table-cell>
          <table:table-cell office:value-type="float" office:value="9.0018949659864">
            <text:p>9,0</text:p>
          </table:table-cell>
          <table:table-cell table:formula="of:=[.O53]*4" office:value-type="float" office:value="36.0075798639456">
            <text:p>36,0</text:p>
          </table:table-cell>
          <table:table-cell office:value-type="float" office:value="83.7103580952381">
            <text:p>83,7</text:p>
          </table:table-cell>
          <table:table-cell office:value-type="float" office:value="20">
            <text:p>20,0</text:p>
          </table:table-cell>
          <table:table-cell table:formula="of:=([.R53]*4)/[.J53]" office:value-type="float" office:value="3.26530612244898">
            <text:p>3,27</text:p>
          </table:table-cell>
          <table:table-cell office:value-type="float" office:value="15.6">
            <text:p>15,6</text:p>
          </table:table-cell>
          <table:table-cell table:formula="of:=([.T53]*9)/[.J53]" office:value-type="float" office:value="5.73061224489796">
            <text:p>5,7</text:p>
          </table:table-cell>
          <table:table-cell office:value-type="float" office:value="45">
            <text:p>45,0</text:p>
          </table:table-cell>
          <table:table-cell table:formula="of:=([.V53]*4)/[.J53]" office:value-type="float" office:value="7.3469387755102">
            <text:p>7,3</text:p>
          </table:table-cell>
          <table:table-cell office:value-type="float" office:value="400.4">
            <text:p>400,4</text:p>
          </table:table-cell>
          <table:table-cell table:formula="of:=[.X53]/[.J53]" office:value-type="float" office:value="16.3428571428571">
            <text:p>16,34</text:p>
          </table:table-cell>
          <table:table-cell table:formula="of:=[.L53]+[.S53]" office:value-type="float" office:value="19.0427823129252">
            <text:p>19,04</text:p>
          </table:table-cell>
          <table:table-cell table:formula="of:=[.Z53]/[.AF53]" office:value-type="percentage" office:value="0.190326540407615">
            <text:p>19,03%</text:p>
          </table:table-cell>
          <table:table-cell table:formula="of:=[.N53]+[.U53]" office:value-type="float" office:value="37.6559142857142">
            <text:p>37,6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3]+[.W53]" office:value-type="float" office:value="43.3545186394558">
            <text:p>43,35</text:p>
          </table:table-cell>
          <table:table-cell table:formula="of:=[.AD53]/[.AF53]" office:value-type="percentage" office:value="0.433314597000063">
            <text:p>43,33%</text:p>
          </table:table-cell>
          <table:table-cell table:formula="of:=[.Q53]+[.Y53]" office:value-type="float" office:value="100.053215238095">
            <text:p>100,05</text:p>
          </table:table-cell>
          <table:table-cell table:formula="of:=[.AF53]/75" office:value-type="percentage" office:value="1.33404286984127">
            <text:p>133,40%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FE J</text:p>
          </table:table-cell>
          <table:table-cell office:value-type="float" office:value="41793">
            <text:p>03/06/14</text:p>
          </table:table-cell>
          <table:table-cell office:value-type="float" office:value="9.1">
            <text:p>9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4.9">
            <text:p>14,9</text:p>
          </table:table-cell>
          <table:table-cell office:value-type="float" office:value="-0.6">
            <text:p>-0,6</text:p>
          </table:table-cell>
          <table:table-cell office:value-type="float" office:value="26">
            <text:p>26</text:p>
          </table:table-cell>
          <table:table-cell office:value-type="float" office:value="4.18661538461539">
            <text:p>4,2</text:p>
          </table:table-cell>
          <table:table-cell table:formula="of:=([.K54])*4" office:value-type="float" office:value="16.7464615384616">
            <text:p>16,75</text:p>
          </table:table-cell>
          <table:table-cell office:value-type="float" office:value="3.80103076923077">
            <text:p>3,8</text:p>
          </table:table-cell>
          <table:table-cell table:formula="of:=[.M54]*9" office:value-type="float" office:value="34.2092769230769">
            <text:p>34,2</text:p>
          </table:table-cell>
          <table:table-cell office:value-type="float" office:value="10.3190384615385">
            <text:p>10,3</text:p>
          </table:table-cell>
          <table:table-cell table:formula="of:=[.O54]*4" office:value-type="float" office:value="41.276153846154">
            <text:p>41,3</text:p>
          </table:table-cell>
          <table:table-cell office:value-type="float" office:value="92.2318923076923">
            <text:p>92,2</text:p>
          </table:table-cell>
          <table:table-cell office:value-type="float" office:value="33.6">
            <text:p>33,6</text:p>
          </table:table-cell>
          <table:table-cell table:formula="of:=([.R54]*4)/[.J54]" office:value-type="float" office:value="5.16923076923077">
            <text:p>5,17</text:p>
          </table:table-cell>
          <table:table-cell office:value-type="float" office:value="34.8">
            <text:p>34,8</text:p>
          </table:table-cell>
          <table:table-cell table:formula="of:=([.T54]*9)/[.J54]" office:value-type="float" office:value="12.0461538461538">
            <text:p>12,0</text:p>
          </table:table-cell>
          <table:table-cell office:value-type="float" office:value="112.8">
            <text:p>112,8</text:p>
          </table:table-cell>
          <table:table-cell table:formula="of:=([.V54]*4)/[.J54]" office:value-type="float" office:value="17.3538461538462">
            <text:p>17,4</text:p>
          </table:table-cell>
          <table:table-cell office:value-type="float" office:value="898.8">
            <text:p>898,8</text:p>
          </table:table-cell>
          <table:table-cell table:formula="of:=[.X54]/[.J54]" office:value-type="float" office:value="34.5692307692308">
            <text:p>34,57</text:p>
          </table:table-cell>
          <table:table-cell table:formula="of:=[.L54]+[.S54]" office:value-type="float" office:value="21.9156923076923">
            <text:p>21,92</text:p>
          </table:table-cell>
          <table:table-cell table:formula="of:=[.Z54]/[.AF54]" office:value-type="percentage" office:value="0.172835159310043">
            <text:p>17,28%</text:p>
          </table:table-cell>
          <table:table-cell table:formula="of:=[.N54]+[.U54]" office:value-type="float" office:value="46.2554307692308">
            <text:p>46,2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4]+[.W54]" office:value-type="float" office:value="58.6300000000002">
            <text:p>58,63</text:p>
          </table:table-cell>
          <table:table-cell table:formula="of:=[.AD54]/[.AF54]" office:value-type="percentage" office:value="0.462377608157561">
            <text:p>46,24%</text:p>
          </table:table-cell>
          <table:table-cell table:formula="of:=[.Q54]+[.Y54]" office:value-type="float" office:value="126.801123076923">
            <text:p>126,80</text:p>
          </table:table-cell>
          <table:table-cell table:formula="of:=[.AF54]/75" office:value-type="percentage" office:value="1.69068164102564">
            <text:p>169,07%</text:p>
          </table:table-cell>
          <table:table-cell table:number-columns-repeated="4"/>
        </table:table-row>
        <table:table-row table:style-name="ro2" table:visibility="filter">
          <table:table-cell office:value-type="float" office:value="94">
            <text:p>94</text:p>
          </table:table-cell>
          <table:table-cell office:value-type="string">
            <text:p>FE J</text:p>
          </table:table-cell>
          <table:table-cell office:value-type="float" office:value="42352">
            <text:p>14/12/15</text:p>
          </table:table-cell>
          <table:table-cell office:value-type="float" office:value="10.6">
            <text:p>10,6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28.8">
            <text:p>28,8</text:p>
          </table:table-cell>
          <table:table-cell office:value-type="float" office:value="3.5772337962963">
            <text:p>3,6</text:p>
          </table:table-cell>
          <table:table-cell table:formula="of:=([.K55])*4" office:value-type="float" office:value="14.3089351851852">
            <text:p>14,31</text:p>
          </table:table-cell>
          <table:table-cell office:value-type="float" office:value="3.44772106481481">
            <text:p>3,4</text:p>
          </table:table-cell>
          <table:table-cell table:formula="of:=[.M55]*9" office:value-type="float" office:value="31.0294895833333">
            <text:p>31,0</text:p>
          </table:table-cell>
          <table:table-cell office:value-type="float" office:value="9.68181712962963">
            <text:p>9,7</text:p>
          </table:table-cell>
          <table:table-cell table:formula="of:=[.O55]*4" office:value-type="float" office:value="38.7272685185185">
            <text:p>38,7</text:p>
          </table:table-cell>
          <table:table-cell office:value-type="float" office:value="84.065693287037">
            <text:p>84,1</text:p>
          </table:table-cell>
          <table:table-cell office:value-type="float" office:value="33.6">
            <text:p>33,6</text:p>
          </table:table-cell>
          <table:table-cell table:formula="of:=([.R55]*4)/[.J55]" office:value-type="float" office:value="4.66666666666667">
            <text:p>4,67</text:p>
          </table:table-cell>
          <table:table-cell office:value-type="float" office:value="34.8">
            <text:p>34,8</text:p>
          </table:table-cell>
          <table:table-cell table:formula="of:=([.T55]*9)/[.J55]" office:value-type="float" office:value="10.875">
            <text:p>10,9</text:p>
          </table:table-cell>
          <table:table-cell office:value-type="float" office:value="112.8">
            <text:p>112,8</text:p>
          </table:table-cell>
          <table:table-cell table:formula="of:=([.V55]*4)/[.J55]" office:value-type="float" office:value="15.6666666666667">
            <text:p>15,7</text:p>
          </table:table-cell>
          <table:table-cell office:value-type="float" office:value="898.8">
            <text:p>898,8</text:p>
          </table:table-cell>
          <table:table-cell table:formula="of:=[.X55]/[.J55]" office:value-type="float" office:value="31.2083333333333">
            <text:p>31,21</text:p>
          </table:table-cell>
          <table:table-cell table:formula="of:=[.L55]+[.S55]" office:value-type="float" office:value="18.9756018518519">
            <text:p>18,98</text:p>
          </table:table-cell>
          <table:table-cell table:formula="of:=[.Z55]/[.AF55]" office:value-type="percentage" office:value="0.164612987055131">
            <text:p>16,46%</text:p>
          </table:table-cell>
          <table:table-cell table:formula="of:=[.N55]+[.U55]" office:value-type="float" office:value="41.9044895833333">
            <text:p>41,90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5]+[.W55]" office:value-type="float" office:value="54.3939351851852">
            <text:p>54,39</text:p>
          </table:table-cell>
          <table:table-cell table:formula="of:=[.AD55]/[.AF55]" office:value-type="percentage" office:value="0.471866358623176">
            <text:p>47,19%</text:p>
          </table:table-cell>
          <table:table-cell table:formula="of:=[.Q55]+[.Y55]" office:value-type="float" office:value="115.27402662037">
            <text:p>115,27</text:p>
          </table:table-cell>
          <table:table-cell table:formula="of:=[.AF55]/75" office:value-type="percentage" office:value="1.53698702160494">
            <text:p>153,70%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FE J</text:p>
          </table:table-cell>
          <table:table-cell office:value-type="float" office:value="42158">
            <text:p>03/06/15</text:p>
          </table:table-cell>
          <table:table-cell office:value-type="float" office:value="10.1">
            <text:p>10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6.5">
            <text:p>136,5</text:p>
          </table:table-cell>
          <table:table-cell table:style-name="ce2" office:value-type="float" office:value="15.51">
            <text:p>15,51</text:p>
          </table:table-cell>
          <table:table-cell office:value-type="float" office:value="-0.4">
            <text:p>-0,4</text:p>
          </table:table-cell>
          <table:table-cell office:value-type="float" office:value="28.9">
            <text:p>28,9</text:p>
          </table:table-cell>
          <table:table-cell office:value-type="float" office:value="3.34281609195402">
            <text:p>3,3</text:p>
          </table:table-cell>
          <table:table-cell table:formula="of:=([.K56])*4" office:value-type="float" office:value="13.3712643678161">
            <text:p>13,37</text:p>
          </table:table-cell>
          <table:table-cell office:value-type="float" office:value="3.6843124137931">
            <text:p>3,7</text:p>
          </table:table-cell>
          <table:table-cell table:formula="of:=[.M56]*9" office:value-type="float" office:value="33.1588117241379">
            <text:p>33,2</text:p>
          </table:table-cell>
          <table:table-cell office:value-type="float" office:value="7.54147701149425">
            <text:p>7,5</text:p>
          </table:table-cell>
          <table:table-cell table:formula="of:=[.O56]*4" office:value-type="float" office:value="30.165908045977">
            <text:p>30,2</text:p>
          </table:table-cell>
          <table:table-cell office:value-type="float" office:value="76.6959841379311">
            <text:p>76,7</text:p>
          </table:table-cell>
          <table:table-cell office:value-type="float" office:value="33.6">
            <text:p>33,6</text:p>
          </table:table-cell>
          <table:table-cell table:formula="of:=([.R56]*4)/[.J56]" office:value-type="float" office:value="4.65051903114187">
            <text:p>4,65</text:p>
          </table:table-cell>
          <table:table-cell office:value-type="float" office:value="34.8">
            <text:p>34,8</text:p>
          </table:table-cell>
          <table:table-cell table:formula="of:=([.T56]*9)/[.J56]" office:value-type="float" office:value="10.8373702422145">
            <text:p>10,8</text:p>
          </table:table-cell>
          <table:table-cell office:value-type="float" office:value="112.8">
            <text:p>112,8</text:p>
          </table:table-cell>
          <table:table-cell table:formula="of:=([.V56]*4)/[.J56]" office:value-type="float" office:value="15.6124567474048">
            <text:p>15,6</text:p>
          </table:table-cell>
          <table:table-cell office:value-type="float" office:value="898.8">
            <text:p>898,8</text:p>
          </table:table-cell>
          <table:table-cell table:formula="of:=[.X56]/[.J56]" office:value-type="float" office:value="31.1003460207612">
            <text:p>31,10</text:p>
          </table:table-cell>
          <table:table-cell table:formula="of:=[.L56]+[.S56]" office:value-type="float" office:value="18.021783398958">
            <text:p>18,02</text:p>
          </table:table-cell>
          <table:table-cell table:formula="of:=[.Z56]/[.AF56]" office:value-type="percentage" office:value="0.167183645050135">
            <text:p>16,72%</text:p>
          </table:table-cell>
          <table:table-cell table:formula="of:=[.N56]+[.U56]" office:value-type="float" office:value="43.9961819663524">
            <text:p>44,00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6]+[.W56]" office:value-type="float" office:value="45.7783647933818">
            <text:p>45,78</text:p>
          </table:table-cell>
          <table:table-cell table:formula="of:=[.AD56]/[.AF56]" office:value-type="percentage" office:value="0.424674613003886">
            <text:p>42,47%</text:p>
          </table:table-cell>
          <table:table-cell table:formula="of:=[.Q56]+[.Y56]" office:value-type="float" office:value="107.796330158692">
            <text:p>107,80</text:p>
          </table:table-cell>
          <table:table-cell table:formula="of:=[.AF56]/75" office:value-type="percentage" office:value="1.4372844021159">
            <text:p>143,73%</text:p>
          </table:table-cell>
          <table:table-cell table:number-columns-repeated="4"/>
        </table:table-row>
        <table:table-row table:style-name="ro2" table:visibility="filter">
          <table:table-cell office:value-type="float" office:value="96">
            <text:p>96</text:p>
          </table:table-cell>
          <table:table-cell office:value-type="string">
            <text:p>FE G</text:p>
          </table:table-cell>
          <table:table-cell office:value-type="float" office:value="42492">
            <text:p>02/05/16</text:p>
          </table:table-cell>
          <table:table-cell office:value-type="float" office:value="5.9">
            <text:p>5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3.75948039215686">
            <text:p>3,8</text:p>
          </table:table-cell>
          <table:table-cell table:formula="of:=([.K57])*4" office:value-type="float" office:value="15.0379215686274">
            <text:p>15,04</text:p>
          </table:table-cell>
          <table:table-cell office:value-type="float" office:value="3.95970098039216">
            <text:p>4,0</text:p>
          </table:table-cell>
          <table:table-cell table:formula="of:=[.M57]*9" office:value-type="float" office:value="35.6373088235294">
            <text:p>35,6</text:p>
          </table:table-cell>
          <table:table-cell office:value-type="float" office:value="11.7803921568627">
            <text:p>11,8</text:p>
          </table:table-cell>
          <table:table-cell table:formula="of:=[.O57]*4" office:value-type="float" office:value="47.1215686274508">
            <text:p>47,1</text:p>
          </table:table-cell>
          <table:table-cell office:value-type="float" office:value="97.7967990196079">
            <text:p>97,8</text:p>
          </table:table-cell>
          <table:table-cell office:value-type="float" office:value="11.2">
            <text:p>11,2</text:p>
          </table:table-cell>
          <table:table-cell table:formula="of:=([.R57]*4)/[.J57]" office:value-type="float" office:value="2.63529411764706">
            <text:p>2,64</text:p>
          </table:table-cell>
          <table:table-cell office:value-type="float" office:value="11.6">
            <text:p>11,6</text:p>
          </table:table-cell>
          <table:table-cell table:formula="of:=([.T57]*9)/[.J57]" office:value-type="float" office:value="6.14117647058824">
            <text:p>6,1</text:p>
          </table:table-cell>
          <table:table-cell office:value-type="float" office:value="37.6">
            <text:p>37,6</text:p>
          </table:table-cell>
          <table:table-cell table:formula="of:=([.V57]*4)/[.J57]" office:value-type="float" office:value="8.84705882352941">
            <text:p>8,8</text:p>
          </table:table-cell>
          <table:table-cell office:value-type="float" office:value="299.6">
            <text:p>299,6</text:p>
          </table:table-cell>
          <table:table-cell table:formula="of:=[.X57]/[.J57]" office:value-type="float" office:value="17.6235294117647">
            <text:p>17,62</text:p>
          </table:table-cell>
          <table:table-cell table:formula="of:=[.L57]+[.S57]" office:value-type="float" office:value="17.6732156862745">
            <text:p>17,67</text:p>
          </table:table-cell>
          <table:table-cell table:formula="of:=[.Z57]/[.AF57]" office:value-type="percentage" office:value="0.153120476491996">
            <text:p>15,31%</text:p>
          </table:table-cell>
          <table:table-cell table:formula="of:=[.N57]+[.U57]" office:value-type="float" office:value="41.7784852941177">
            <text:p>41,78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7]+[.W57]" office:value-type="float" office:value="55.9686274509802">
            <text:p>55,97</text:p>
          </table:table-cell>
          <table:table-cell table:formula="of:=[.AD57]/[.AF57]" office:value-type="percentage" office:value="0.484911351506493">
            <text:p>48,49%</text:p>
          </table:table-cell>
          <table:table-cell table:formula="of:=[.Q57]+[.Y57]" office:value-type="float" office:value="115.420328431373">
            <text:p>115,42</text:p>
          </table:table-cell>
          <table:table-cell table:formula="of:=[.AF57]/90" office:value-type="percentage" office:value="1.28244809368192">
            <text:p>128,24%</text:p>
          </table:table-cell>
          <table:table-cell table:number-columns-repeated="4"/>
        </table:table-row>
        <table:table-row table:style-name="ro2">
          <table:table-cell office:value-type="float" office:value="104">
            <text:p>104</text:p>
          </table:table-cell>
          <table:table-cell table:style-name="ce6" office:value-type="string">
            <text:p>GR M</text:p>
          </table:table-cell>
          <table:table-cell office:value-type="float" office:value="41689">
            <text:p>19/02/14</text:p>
          </table:table-cell>
          <table:table-cell office:value-type="float" office:value="14.9">
            <text:p>14,9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18">
            <text:p>-1,18</text:p>
          </table:table-cell>
          <table:table-cell office:value-type="float" office:value="42.8">
            <text:p>42,8</text:p>
          </table:table-cell>
          <table:table-cell office:value-type="float" office:value="2.72072336448598">
            <text:p>2,7</text:p>
          </table:table-cell>
          <table:table-cell table:formula="of:=([.K58])*4" office:value-type="float" office:value="10.8828934579439">
            <text:p>10,88</text:p>
          </table:table-cell>
          <table:table-cell office:value-type="float" office:value="2.75222274143302">
            <text:p>2,8</text:p>
          </table:table-cell>
          <table:table-cell table:formula="of:=[.M58]*9" office:value-type="float" office:value="24.7700046728972">
            <text:p>24,8</text:p>
          </table:table-cell>
          <table:table-cell office:value-type="float" office:value="7.28004049844237">
            <text:p>7,3</text:p>
          </table:table-cell>
          <table:table-cell table:formula="of:=[.O58]*4" office:value-type="float" office:value="29.1201619937695">
            <text:p>29,1</text:p>
          </table:table-cell>
          <table:table-cell office:value-type="float" office:value="64.7730601246106">
            <text:p>64,8</text:p>
          </table:table-cell>
          <table:table-cell office:value-type="float" office:value="34.5">
            <text:p>34,5</text:p>
          </table:table-cell>
          <table:table-cell table:formula="of:=([.R58]*4)/[.J58]" office:value-type="float" office:value="3.22429906542056">
            <text:p>3,22</text:p>
          </table:table-cell>
          <table:table-cell office:value-type="float" office:value="26.5">
            <text:p>26,5</text:p>
          </table:table-cell>
          <table:table-cell table:formula="of:=([.T58]*9)/[.J58]" office:value-type="float" office:value="5.57242990654206">
            <text:p>5,6</text:p>
          </table:table-cell>
          <table:table-cell office:value-type="float" office:value="77">
            <text:p>77,0</text:p>
          </table:table-cell>
          <table:table-cell table:formula="of:=([.V58]*4)/[.J58]" office:value-type="float" office:value="7.19626168224299">
            <text:p>7,2</text:p>
          </table:table-cell>
          <table:table-cell office:value-type="float" office:value="684.5">
            <text:p>684,5</text:p>
          </table:table-cell>
          <table:table-cell table:formula="of:=[.X58]/[.J58]" office:value-type="float" office:value="15.9929906542056">
            <text:p>15,99</text:p>
          </table:table-cell>
          <table:table-cell table:formula="of:=[.L58]+[.S58]" office:value-type="float" office:value="14.1071925233645">
            <text:p>14,11</text:p>
          </table:table-cell>
          <table:table-cell table:formula="of:=[.Z58]/[.AF58]" office:value-type="percentage" office:value="0.174667355743295">
            <text:p>17,47%</text:p>
          </table:table-cell>
          <table:table-cell table:formula="of:=[.N58]+[.U58]" office:value-type="float" office:value="30.3424345794392">
            <text:p>30,3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8]+[.W58]" office:value-type="float" office:value="36.3164236760125">
            <text:p>36,32</text:p>
          </table:table-cell>
          <table:table-cell table:formula="of:=[.AD58]/[.AF58]" office:value-type="percentage" office:value="0.449649615473557">
            <text:p>44,96%</text:p>
          </table:table-cell>
          <table:table-cell table:formula="of:=[.Q58]+[.Y58]" office:value-type="float" office:value="80.7660507788162">
            <text:p>80,77</text:p>
          </table:table-cell>
          <table:table-cell table:formula="of:=[.AF58]/60" office:value-type="percentage" office:value="1.3461008463136">
            <text:p>134,61%</text:p>
          </table:table-cell>
          <table:table-cell table:number-columns-repeated="4"/>
        </table:table-row>
        <table:table-row table:style-name="ro2">
          <table:table-cell office:value-type="float" office:value="106">
            <text:p>106</text:p>
          </table:table-cell>
          <table:table-cell table:style-name="ce6" office:value-type="string">
            <text:p>GR M</text:p>
          </table:table-cell>
          <table:table-cell office:value-type="float" office:value="41778">
            <text:p>19/05/14</text:p>
          </table:table-cell>
          <table:table-cell office:value-type="float" office:value="15.2">
            <text:p>15,2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60.5">
            <text:p>160,5</text:p>
          </table:table-cell>
          <table:table-cell table:style-name="ce2" office:value-type="float" office:value="16.69">
            <text:p>16,69</text:p>
          </table:table-cell>
          <table:table-cell office:value-type="float" office:value="-1.4">
            <text:p>-1,4</text:p>
          </table:table-cell>
          <table:table-cell office:value-type="float" office:value="43">
            <text:p>43</text:p>
          </table:table-cell>
          <table:table-cell office:value-type="float" office:value="2.72274743875278">
            <text:p>2,7</text:p>
          </table:table-cell>
          <table:table-cell table:formula="of:=([.K59])*4" office:value-type="float" office:value="10.8909897550111">
            <text:p>10,89</text:p>
          </table:table-cell>
          <table:table-cell office:value-type="float" office:value="2.49590051967335">
            <text:p>2,5</text:p>
          </table:table-cell>
          <table:table-cell table:formula="of:=[.M59]*9" office:value-type="float" office:value="22.4631046770601">
            <text:p>22,5</text:p>
          </table:table-cell>
          <table:table-cell office:value-type="float" office:value="7.6131440237565">
            <text:p>7,6</text:p>
          </table:table-cell>
          <table:table-cell table:formula="of:=[.O59]*4" office:value-type="float" office:value="30.452576095026">
            <text:p>30,5</text:p>
          </table:table-cell>
          <table:table-cell office:value-type="float" office:value="63.8066705270973">
            <text:p>63,8</text:p>
          </table:table-cell>
          <table:table-cell office:value-type="float" office:value="34.5">
            <text:p>34,5</text:p>
          </table:table-cell>
          <table:table-cell table:formula="of:=([.R59]*4)/[.J59]" office:value-type="float" office:value="3.2093023255814">
            <text:p>3,21</text:p>
          </table:table-cell>
          <table:table-cell office:value-type="float" office:value="26.5">
            <text:p>26,5</text:p>
          </table:table-cell>
          <table:table-cell table:formula="of:=([.T59]*9)/[.J59]" office:value-type="float" office:value="5.54651162790698">
            <text:p>5,5</text:p>
          </table:table-cell>
          <table:table-cell office:value-type="float" office:value="77">
            <text:p>77,0</text:p>
          </table:table-cell>
          <table:table-cell table:formula="of:=([.V59]*4)/[.J59]" office:value-type="float" office:value="7.16279069767442">
            <text:p>7,2</text:p>
          </table:table-cell>
          <table:table-cell office:value-type="float" office:value="684.5">
            <text:p>684,5</text:p>
          </table:table-cell>
          <table:table-cell table:formula="of:=[.X59]/[.J59]" office:value-type="float" office:value="15.9186046511628">
            <text:p>15,92</text:p>
          </table:table-cell>
          <table:table-cell table:formula="of:=[.L59]+[.S59]" office:value-type="float" office:value="14.1002920805925">
            <text:p>14,10</text:p>
          </table:table-cell>
          <table:table-cell table:formula="of:=[.Z59]/[.AF59]" office:value-type="percentage" office:value="0.176861002349195">
            <text:p>17,69%</text:p>
          </table:table-cell>
          <table:table-cell table:formula="of:=[.N59]+[.U59]" office:value-type="float" office:value="28.0096163049671">
            <text:p>28,0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9]+[.W59]" office:value-type="float" office:value="37.6153667927004">
            <text:p>37,62</text:p>
          </table:table-cell>
          <table:table-cell table:formula="of:=[.AD59]/[.AF59]" office:value-type="percentage" office:value="0.471812316841743">
            <text:p>47,18%</text:p>
          </table:table-cell>
          <table:table-cell table:formula="of:=[.Q59]+[.Y59]" office:value-type="float" office:value="79.7252751782601">
            <text:p>79,73</text:p>
          </table:table-cell>
          <table:table-cell table:formula="of:=[.AF59]/60" office:value-type="percentage" office:value="1.32875458630433">
            <text:p>132,88%</text:p>
          </table:table-cell>
          <table:table-cell table:number-columns-repeated="4"/>
        </table:table-row>
        <table:table-row table:style-name="ro2">
          <table:table-cell office:value-type="float" office:value="109">
            <text:p>109</text:p>
          </table:table-cell>
          <table:table-cell table:style-name="ce6" office:value-type="string">
            <text:p>KA N</text:p>
          </table:table-cell>
          <table:table-cell office:value-type="float" office:value="41667">
            <text:p>28/01/14</text:p>
          </table:table-cell>
          <table:table-cell office:value-type="float" office:value="3.4">
            <text:p>3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34">
            <text:p>-1,34</text:p>
          </table:table-cell>
          <table:table-cell office:value-type="float" office:value="14.9">
            <text:p>14,9</text:p>
          </table:table-cell>
          <table:table-cell office:value-type="float" office:value="3.2957293064877">
            <text:p>3,3</text:p>
          </table:table-cell>
          <table:table-cell table:formula="of:=([.K60])*4" office:value-type="float" office:value="13.1829172259508">
            <text:p>13,18</text:p>
          </table:table-cell>
          <table:table-cell office:value-type="float" office:value="3.26611856823266">
            <text:p>3,3</text:p>
          </table:table-cell>
          <table:table-cell table:formula="of:=[.M60]*9" office:value-type="float" office:value="29.3950671140939">
            <text:p>29,4</text:p>
          </table:table-cell>
          <table:table-cell office:value-type="float" office:value="11.706711409396">
            <text:p>11,7</text:p>
          </table:table-cell>
          <table:table-cell table:formula="of:=[.O60]*4" office:value-type="float" office:value="46.826845637584">
            <text:p>46,8</text:p>
          </table:table-cell>
          <table:table-cell office:value-type="float" office:value="89.4048299776286">
            <text:p>89,4</text:p>
          </table:table-cell>
          <table:table-cell office:value-type="float" office:value="13.3333333333333">
            <text:p>13,3</text:p>
          </table:table-cell>
          <table:table-cell table:formula="of:=([.R60]*4)/[.J60]" office:value-type="float" office:value="3.57941834451901">
            <text:p>3,58</text:p>
          </table:table-cell>
          <table:table-cell office:value-type="float" office:value="5.86666666666667">
            <text:p>5,9</text:p>
          </table:table-cell>
          <table:table-cell table:formula="of:=([.T60]*9)/[.J60]" office:value-type="float" office:value="3.54362416107383">
            <text:p>3,5</text:p>
          </table:table-cell>
          <table:table-cell office:value-type="float" office:value="23.4666666666667">
            <text:p>23,5</text:p>
          </table:table-cell>
          <table:table-cell table:formula="of:=([.V60]*4)/[.J60]" office:value-type="float" office:value="6.29977628635348">
            <text:p>6,3</text:p>
          </table:table-cell>
          <table:table-cell office:value-type="float" office:value="200">
            <text:p>200,0</text:p>
          </table:table-cell>
          <table:table-cell table:formula="of:=[.X60]/[.J60]" office:value-type="float" office:value="13.4228187919463">
            <text:p>13,42</text:p>
          </table:table-cell>
          <table:table-cell table:formula="of:=[.L60]+[.S60]" office:value-type="float" office:value="16.7623355704698">
            <text:p>16,76</text:p>
          </table:table-cell>
          <table:table-cell table:formula="of:=[.Z60]/[.AF60]" office:value-type="percentage" office:value="0.163013895300011">
            <text:p>16,30%</text:p>
          </table:table-cell>
          <table:table-cell table:formula="of:=[.N60]+[.U60]" office:value-type="float" office:value="32.9386912751678">
            <text:p>32,9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60]+[.W60]" office:value-type="float" office:value="53.1266219239375">
            <text:p>53,13</text:p>
          </table:table-cell>
          <table:table-cell table:formula="of:=[.AD60]/[.AF60]" office:value-type="percentage" office:value="0.516656974652685">
            <text:p>51,67%</text:p>
          </table:table-cell>
          <table:table-cell table:formula="of:=[.Q60]+[.Y60]" office:value-type="float" office:value="102.827648769575">
            <text:p>102,83</text:p>
          </table:table-cell>
          <table:table-cell table:formula="of:=[.AF60]/90" office:value-type="percentage" office:value="1.14252943077305">
            <text:p>114,25%</text:p>
          </table:table-cell>
          <table:table-cell table:number-columns-repeated="4"/>
        </table:table-row>
        <table:table-row table:style-name="ro2">
          <table:table-cell office:value-type="float" office:value="113">
            <text:p>113</text:p>
          </table:table-cell>
          <table:table-cell table:style-name="ce6" office:value-type="string">
            <text:p>LE M</text:p>
          </table:table-cell>
          <table:table-cell office:value-type="float" office:value="41687">
            <text:p>17/02/14</text:p>
          </table:table-cell>
          <table:table-cell office:value-type="float" office:value="9.3">
            <text:p>9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51">
            <text:p>-1,51</text:p>
          </table:table-cell>
          <table:table-cell office:value-type="float" office:value="22">
            <text:p>22</text:p>
          </table:table-cell>
          <table:table-cell office:value-type="float" office:value="2.52173181818182">
            <text:p>2,5</text:p>
          </table:table-cell>
          <table:table-cell table:formula="of:=([.K61])*4" office:value-type="float" office:value="10.0869272727273">
            <text:p>10,09</text:p>
          </table:table-cell>
          <table:table-cell office:value-type="float" office:value="3.17120454545455">
            <text:p>3,2</text:p>
          </table:table-cell>
          <table:table-cell table:formula="of:=[.M61]*9" office:value-type="float" office:value="28.5408409090909">
            <text:p>28,5</text:p>
          </table:table-cell>
          <table:table-cell office:value-type="float" office:value="8.75179545454546">
            <text:p>8,8</text:p>
          </table:table-cell>
          <table:table-cell table:formula="of:=[.O61]*4" office:value-type="float" office:value="35.0071818181818">
            <text:p>35,0</text:p>
          </table:table-cell>
          <table:table-cell office:value-type="float" office:value="73.63495">
            <text:p>73,6</text:p>
          </table:table-cell>
          <table:table-cell office:value-type="float" office:value="24.5">
            <text:p>24,5</text:p>
          </table:table-cell>
          <table:table-cell table:formula="of:=([.R61]*4)/[.J61]" office:value-type="float" office:value="4.45454545454545">
            <text:p>4,45</text:p>
          </table:table-cell>
          <table:table-cell office:value-type="float" office:value="31.6">
            <text:p>31,6</text:p>
          </table:table-cell>
          <table:table-cell table:formula="of:=([.T61]*9)/[.J61]" office:value-type="float" office:value="12.9272727272727">
            <text:p>12,9</text:p>
          </table:table-cell>
          <table:table-cell office:value-type="float" office:value="92.5">
            <text:p>92,5</text:p>
          </table:table-cell>
          <table:table-cell table:formula="of:=([.V61]*4)/[.J61]" office:value-type="float" office:value="16.8181818181818">
            <text:p>16,8</text:p>
          </table:table-cell>
          <table:table-cell office:value-type="float" office:value="752.4">
            <text:p>752,4</text:p>
          </table:table-cell>
          <table:table-cell table:formula="of:=[.X61]/[.J61]" office:value-type="float" office:value="34.2">
            <text:p>34,20</text:p>
          </table:table-cell>
          <table:table-cell table:formula="of:=[.L61]+[.S61]" office:value-type="float" office:value="14.5414727272727">
            <text:p>14,54</text:p>
          </table:table-cell>
          <table:table-cell table:formula="of:=[.Z61]/[.AF61]" office:value-type="percentage" office:value="0.134849348261141">
            <text:p>13,48%</text:p>
          </table:table-cell>
          <table:table-cell table:formula="of:=[.N61]+[.U61]" office:value-type="float" office:value="41.4681136363637">
            <text:p>41,4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61]+[.W61]" office:value-type="float" office:value="51.8253636363637">
            <text:p>51,83</text:p>
          </table:table-cell>
          <table:table-cell table:formula="of:=[.AD61]/[.AF61]" office:value-type="percentage" office:value="0.48059894900831">
            <text:p>48,06%</text:p>
          </table:table-cell>
          <table:table-cell table:formula="of:=[.Q61]+[.Y61]" office:value-type="float" office:value="107.83495">
            <text:p>107,83</text:p>
          </table:table-cell>
          <table:table-cell table:formula="of:=[.AF61]/75" office:value-type="percentage" office:value="1.43779933333333">
            <text:p>143,78%</text:p>
          </table:table-cell>
          <table:table-cell table:number-columns-repeated="4"/>
        </table:table-row>
        <table:table-row table:style-name="ro2">
          <table:table-cell office:value-type="float" office:value="114">
            <text:p>114</text:p>
          </table:table-cell>
          <table:table-cell table:style-name="ce6" office:value-type="string">
            <text:p>LE M</text:p>
          </table:table-cell>
          <table:table-cell office:value-type="float" office:value="42054">
            <text:p>19/02/15</text:p>
          </table:table-cell>
          <table:table-cell office:value-type="float" office:value="10.3">
            <text:p>10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5">
            <text:p>-1,5</text:p>
          </table:table-cell>
          <table:table-cell office:value-type="float" office:value="23.2">
            <text:p>23,2</text:p>
          </table:table-cell>
          <table:table-cell office:value-type="float" office:value="3.45285344827586">
            <text:p>3,5</text:p>
          </table:table-cell>
          <table:table-cell table:formula="of:=([.K62])*4" office:value-type="float" office:value="13.8114137931034">
            <text:p>13,81</text:p>
          </table:table-cell>
          <table:table-cell office:value-type="float" office:value="2.85804885057471">
            <text:p>2,9</text:p>
          </table:table-cell>
          <table:table-cell table:formula="of:=[.M62]*9" office:value-type="float" office:value="25.7224396551724">
            <text:p>25,7</text:p>
          </table:table-cell>
          <table:table-cell office:value-type="float" office:value="13.2515804597701">
            <text:p>13,3</text:p>
          </table:table-cell>
          <table:table-cell table:formula="of:=[.O62]*4" office:value-type="float" office:value="53.0063218390804">
            <text:p>53,0</text:p>
          </table:table-cell>
          <table:table-cell office:value-type="float" office:value="92.5401752873563">
            <text:p>92,5</text:p>
          </table:table-cell>
          <table:table-cell office:value-type="float" office:value="32.4">
            <text:p>32,4</text:p>
          </table:table-cell>
          <table:table-cell table:formula="of:=([.R62]*4)/[.J62]" office:value-type="float" office:value="5.58620689655172">
            <text:p>5,59</text:p>
          </table:table-cell>
          <table:table-cell office:value-type="float" office:value="13.77">
            <text:p>13,8</text:p>
          </table:table-cell>
          <table:table-cell table:formula="of:=([.T62]*9)/[.J62]" office:value-type="float" office:value="5.34181034482759">
            <text:p>5,3</text:p>
          </table:table-cell>
          <table:table-cell office:value-type="float" office:value="142.56">
            <text:p>142,6</text:p>
          </table:table-cell>
          <table:table-cell table:formula="of:=([.V62]*4)/[.J62]" office:value-type="float" office:value="24.5793103448276">
            <text:p>24,6</text:p>
          </table:table-cell>
          <table:table-cell office:value-type="float" office:value="823.77">
            <text:p>823,8</text:p>
          </table:table-cell>
          <table:table-cell table:formula="of:=[.X62]/[.J62]" office:value-type="float" office:value="35.5073275862069">
            <text:p>35,51</text:p>
          </table:table-cell>
          <table:table-cell table:formula="of:=[.L62]+[.S62]" office:value-type="float" office:value="19.3976206896552">
            <text:p>19,40</text:p>
          </table:table-cell>
          <table:table-cell table:formula="of:=[.Z62]/[.AF62]" office:value-type="percentage" office:value="0.151487692101335">
            <text:p>15,15%</text:p>
          </table:table-cell>
          <table:table-cell table:formula="of:=[.N62]+[.U62]" office:value-type="float" office:value="31.06425">
            <text:p>31,06</text:p>
          </table:table-cell>
          <table:table-cell table:formula="of:=[.AB1]/[.AF1]" office:value-type="percentage" office:value="0">
            <text:p>#VALEUR !</text:p>
          </table:table-cell>
          <table:table-cell table:formula="of:=[.P62]+[.W62]" office:value-type="float" office:value="77.585632183908">
            <text:p>77,59</text:p>
          </table:table-cell>
          <table:table-cell table:formula="of:=[.AD62]/[.AF62]" office:value-type="percentage" office:value="0.605912887348672">
            <text:p>60,59%</text:p>
          </table:table-cell>
          <table:table-cell table:formula="of:=[.Q62]+[.Y62]" office:value-type="float" office:value="128.047502873563">
            <text:p>128,05</text:p>
          </table:table-cell>
          <table:table-cell table:formula="of:=[.AF62]/75" office:value-type="percentage" office:value="1.70730003831418">
            <text:p>170,73%</text:p>
          </table:table-cell>
          <table:table-cell table:number-columns-repeated="4"/>
        </table:table-row>
        <table:table-row table:style-name="ro2">
          <table:table-cell office:value-type="float" office:value="115">
            <text:p>115</text:p>
          </table:table-cell>
          <table:table-cell table:style-name="ce6" office:value-type="string">
            <text:p>LE M</text:p>
          </table:table-cell>
          <table:table-cell office:value-type="float" office:value="41780">
            <text:p>21/05/14</text:p>
          </table:table-cell>
          <table:table-cell office:value-type="float" office:value="9.5">
            <text:p>9,5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13.64">
            <text:p>13,64</text:p>
          </table:table-cell>
          <table:table-cell office:value-type="float" office:value="-1.7">
            <text:p>-1,7</text:p>
          </table:table-cell>
          <table:table-cell office:value-type="float" office:value="22">
            <text:p>22</text:p>
          </table:table-cell>
          <table:table-cell office:value-type="float" office:value="2.00454545454545">
            <text:p>2,0</text:p>
          </table:table-cell>
          <table:table-cell table:formula="of:=([.K63])*4" office:value-type="float" office:value="8.0181818181818">
            <text:p>8,02</text:p>
          </table:table-cell>
          <table:table-cell office:value-type="float" office:value="2.58545454545455">
            <text:p>2,6</text:p>
          </table:table-cell>
          <table:table-cell table:formula="of:=[.M63]*9" office:value-type="float" office:value="23.2690909090909">
            <text:p>23,3</text:p>
          </table:table-cell>
          <table:table-cell office:value-type="float" office:value="7.56818181818182">
            <text:p>7,6</text:p>
          </table:table-cell>
          <table:table-cell table:formula="of:=[.O63]*4" office:value-type="float" office:value="30.2727272727273">
            <text:p>30,3</text:p>
          </table:table-cell>
          <table:table-cell office:value-type="float" office:value="61.56">
            <text:p>61,6</text:p>
          </table:table-cell>
          <table:table-cell office:value-type="float" office:value="44.1">
            <text:p>44,1</text:p>
          </table:table-cell>
          <table:table-cell table:formula="of:=([.R63]*4)/[.J63]" office:value-type="float" office:value="8.01818181818182">
            <text:p>8,02</text:p>
          </table:table-cell>
          <table:table-cell office:value-type="float" office:value="56.88">
            <text:p>56,9</text:p>
          </table:table-cell>
          <table:table-cell table:formula="of:=([.T63]*9)/[.J63]" office:value-type="float" office:value="23.2690909090909">
            <text:p>23,3</text:p>
          </table:table-cell>
          <table:table-cell office:value-type="float" office:value="166.5">
            <text:p>166,5</text:p>
          </table:table-cell>
          <table:table-cell table:formula="of:=([.V63]*4)/[.J63]" office:value-type="float" office:value="30.2727272727273">
            <text:p>30,3</text:p>
          </table:table-cell>
          <table:table-cell office:value-type="float" office:value="1354.32">
            <text:p>1354,3</text:p>
          </table:table-cell>
          <table:table-cell table:formula="of:=[.X63]/[.J63]" office:value-type="float" office:value="61.56">
            <text:p>61,56</text:p>
          </table:table-cell>
          <table:table-cell table:formula="of:=[.L63]+[.S63]" office:value-type="float" office:value="16.0363636363636">
            <text:p>16,04</text:p>
          </table:table-cell>
          <table:table-cell table:formula="of:=[.Z63]/[.AF63]" office:value-type="percentage" office:value="0.130249867091972">
            <text:p>13,02%</text:p>
          </table:table-cell>
          <table:table-cell table:formula="of:=[.N63]+[.U63]" office:value-type="float" office:value="46.5381818181819">
            <text:p>46,5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63]+[.W63]" office:value-type="float" office:value="60.5454545454546">
            <text:p>60,55</text:p>
          </table:table-cell>
          <table:table-cell table:formula="of:=[.AD63]/[.AF63]" office:value-type="percentage" office:value="0.491759702286018">
            <text:p>49,18%</text:p>
          </table:table-cell>
          <table:table-cell table:formula="of:=[.Q63]+[.Y63]" office:value-type="float" office:value="123.12">
            <text:p>123,12</text:p>
          </table:table-cell>
          <table:table-cell table:formula="of:=[.AF63]/75" office:value-type="percentage" office:value="1.6416">
            <text:p>164,16%</text:p>
          </table:table-cell>
          <table:table-cell table:number-columns-repeated="4"/>
        </table:table-row>
        <table:table-row table:style-name="ro2">
          <table:table-cell office:value-type="float" office:value="116">
            <text:p>116</text:p>
          </table:table-cell>
          <table:table-cell table:style-name="ce6" office:value-type="string">
            <text:p>LE M</text:p>
          </table:table-cell>
          <table:table-cell office:value-type="float" office:value="42145">
            <text:p>21/05/15</text:p>
          </table:table-cell>
          <table:table-cell office:value-type="float" office:value="10.5">
            <text:p>10,5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14.04">
            <text:p>14,04</text:p>
          </table:table-cell>
          <table:table-cell office:value-type="float" office:value="-1.6">
            <text:p>-1,6</text:p>
          </table:table-cell>
          <table:table-cell office:value-type="float" office:value="24.1">
            <text:p>24,1</text:p>
          </table:table-cell>
          <table:table-cell office:value-type="float" office:value="3.18775833333333">
            <text:p>3,2</text:p>
          </table:table-cell>
          <table:table-cell table:formula="of:=([.K64])*4" office:value-type="float" office:value="12.7510333333333">
            <text:p>12,75</text:p>
          </table:table-cell>
          <table:table-cell office:value-type="float" office:value="2.69903055555556">
            <text:p>2,7</text:p>
          </table:table-cell>
          <table:table-cell table:formula="of:=[.M64]*9" office:value-type="float" office:value="24.291275">
            <text:p>24,3</text:p>
          </table:table-cell>
          <table:table-cell office:value-type="float" office:value="12.1498611111111">
            <text:p>12,1</text:p>
          </table:table-cell>
          <table:table-cell table:formula="of:=[.O64]*4" office:value-type="float" office:value="48.5994444444444">
            <text:p>48,6</text:p>
          </table:table-cell>
          <table:table-cell office:value-type="float" office:value="85.6417527777777">
            <text:p>85,6</text:p>
          </table:table-cell>
          <table:table-cell office:value-type="float" office:value="28.8">
            <text:p>28,8</text:p>
          </table:table-cell>
          <table:table-cell table:formula="of:=([.R64]*4)/[.J64]" office:value-type="float" office:value="4.78008298755187">
            <text:p>4,78</text:p>
          </table:table-cell>
          <table:table-cell office:value-type="float" office:value="12.24">
            <text:p>12,2</text:p>
          </table:table-cell>
          <table:table-cell table:formula="of:=([.T64]*9)/[.J64]" office:value-type="float" office:value="4.57095435684647">
            <text:p>4,6</text:p>
          </table:table-cell>
          <table:table-cell office:value-type="float" office:value="126.72">
            <text:p>126,7</text:p>
          </table:table-cell>
          <table:table-cell table:formula="of:=([.V64]*4)/[.J64]" office:value-type="float" office:value="21.0323651452282">
            <text:p>21,0</text:p>
          </table:table-cell>
          <table:table-cell office:value-type="float" office:value="732.24">
            <text:p>732,2</text:p>
          </table:table-cell>
          <table:table-cell table:formula="of:=[.X64]/[.J64]" office:value-type="float" office:value="30.3834024896266">
            <text:p>30,38</text:p>
          </table:table-cell>
          <table:table-cell table:formula="of:=[.L64]+[.S64]" office:value-type="float" office:value="17.5311163208852">
            <text:p>17,53</text:p>
          </table:table-cell>
          <table:table-cell table:formula="of:=[.Z64]/[.AF64]" office:value-type="percentage" office:value="0.151097546738731">
            <text:p>15,11%</text:p>
          </table:table-cell>
          <table:table-cell table:formula="of:=[.N64]+[.U64]" office:value-type="float" office:value="28.8622293568465">
            <text:p>28,86</text:p>
          </table:table-cell>
          <table:table-cell table:formula="of:=[.AB2]/[.AF2]" office:value-type="percentage" office:value="0.295495005155802">
            <text:p>29,55%</text:p>
          </table:table-cell>
          <table:table-cell table:formula="of:=[.P64]+[.W64]" office:value-type="float" office:value="69.6318095896726">
            <text:p>69,63</text:p>
          </table:table-cell>
          <table:table-cell table:formula="of:=[.AD64]/[.AF64]" office:value-type="percentage" office:value="0.600144075904846">
            <text:p>60,01%</text:p>
          </table:table-cell>
          <table:table-cell table:formula="of:=[.Q64]+[.Y64]" office:value-type="float" office:value="116.025155267404">
            <text:p>116,03</text:p>
          </table:table-cell>
          <table:table-cell table:formula="of:=[.AF64]/75" office:value-type="percentage" office:value="1.54700207023206">
            <text:p>154,70%</text:p>
          </table:table-cell>
          <table:table-cell table:number-columns-repeated="4"/>
        </table:table-row>
        <table:table-row table:style-name="ro2">
          <table:table-cell office:value-type="float" office:value="117">
            <text:p>117</text:p>
          </table:table-cell>
          <table:table-cell table:style-name="ce6" office:value-type="string">
            <text:p>LE L</text:p>
          </table:table-cell>
          <table:table-cell office:value-type="float" office:value="41737">
            <text:p>08/04/14</text:p>
          </table:table-cell>
          <table:table-cell office:value-type="float" office:value="10.2">
            <text:p>10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79">
            <text:p>-0,79</text:p>
          </table:table-cell>
          <table:table-cell office:value-type="float" office:value="31">
            <text:p>31</text:p>
          </table:table-cell>
          <table:table-cell office:value-type="float" office:value="2.70460860215054">
            <text:p>2,7</text:p>
          </table:table-cell>
          <table:table-cell table:formula="of:=([.K65])*4" office:value-type="float" office:value="10.8184344086022">
            <text:p>10,82</text:p>
          </table:table-cell>
          <table:table-cell office:value-type="float" office:value="2.55965698924731">
            <text:p>2,6</text:p>
          </table:table-cell>
          <table:table-cell table:formula="of:=[.M65]*9" office:value-type="float" office:value="23.0369129032258">
            <text:p>23,0</text:p>
          </table:table-cell>
          <table:table-cell office:value-type="float" office:value="7.2145247311828">
            <text:p>7,2</text:p>
          </table:table-cell>
          <table:table-cell table:formula="of:=[.O65]*4" office:value-type="float" office:value="28.8580989247312">
            <text:p>28,9</text:p>
          </table:table-cell>
          <table:table-cell office:value-type="float" office:value="62.7134462365591">
            <text:p>62,7</text:p>
          </table:table-cell>
          <table:table-cell office:value-type="float" office:value="6.66666666666667">
            <text:p>6,7</text:p>
          </table:table-cell>
          <table:table-cell table:formula="of:=([.R65]*4)/[.J65]" office:value-type="float" office:value="0.860215053763441">
            <text:p>0,86</text:p>
          </table:table-cell>
          <table:table-cell office:value-type="float" office:value="2.93333333333333">
            <text:p>2,9</text:p>
          </table:table-cell>
          <table:table-cell table:formula="of:=([.T65]*9)/[.J65]" office:value-type="float" office:value="0.851612903225806">
            <text:p>0,9</text:p>
          </table:table-cell>
          <table:table-cell office:value-type="float" office:value="11.7333333333333">
            <text:p>11,7</text:p>
          </table:table-cell>
          <table:table-cell table:formula="of:=([.V65]*4)/[.J65]" office:value-type="float" office:value="1.51397849462365">
            <text:p>1,5</text:p>
          </table:table-cell>
          <table:table-cell office:value-type="float" office:value="100">
            <text:p>100,0</text:p>
          </table:table-cell>
          <table:table-cell table:formula="of:=[.X65]/[.J65]" office:value-type="float" office:value="3.2258064516129">
            <text:p>3,23</text:p>
          </table:table-cell>
          <table:table-cell table:formula="of:=[.L65]+[.S65]" office:value-type="float" office:value="11.6786494623656">
            <text:p>11,68</text:p>
          </table:table-cell>
          <table:table-cell table:formula="of:=[.Z65]/[.AF65]" office:value-type="percentage" office:value="0.177112250840848">
            <text:p>17,71%</text:p>
          </table:table-cell>
          <table:table-cell table:formula="of:=[.N65]+[.U65]" office:value-type="float" office:value="23.8885258064516">
            <text:p>23,89</text:p>
          </table:table-cell>
          <table:table-cell table:formula="of:=[.AB3]/[.AF3]" office:value-type="percentage" office:value="0.384039119137412">
            <text:p>38,40%</text:p>
          </table:table-cell>
          <table:table-cell table:formula="of:=[.P65]+[.W65]" office:value-type="float" office:value="30.3720774193548">
            <text:p>30,37</text:p>
          </table:table-cell>
          <table:table-cell table:formula="of:=[.AD65]/[.AF65]" office:value-type="percentage" office:value="0.46060694019365">
            <text:p>46,06%</text:p>
          </table:table-cell>
          <table:table-cell table:formula="of:=[.Q65]+[.Y65]" office:value-type="float" office:value="65.939252688172">
            <text:p>65,94</text:p>
          </table:table-cell>
          <table:table-cell table:formula="of:=[.AF65]/75" office:value-type="percentage" office:value="0.879190035842293">
            <text:p>87,92%</text:p>
          </table:table-cell>
          <table:table-cell table:number-columns-repeated="4"/>
        </table:table-row>
        <table:table-row table:style-name="ro2" table:visibility="filter">
          <table:table-cell office:value-type="float" office:value="118">
            <text:p>118</text:p>
          </table:table-cell>
          <table:table-cell table:style-name="ce6" office:value-type="string">
            <text:p>LL C</text:p>
          </table:table-cell>
          <table:table-cell office:value-type="float" office:value="42435">
            <text:p>06/03/16</text:p>
          </table:table-cell>
          <table:table-cell office:value-type="float" office:value="7.6">
            <text:p>7,6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.19666666666667">
            <text:p>3,2</text:p>
          </table:table-cell>
          <table:table-cell table:formula="of:=([.K66])*4" office:value-type="float" office:value="12.7866666666667">
            <text:p>12,79</text:p>
          </table:table-cell>
          <table:table-cell office:value-type="float" office:value="2.68148">
            <text:p>2,7</text:p>
          </table:table-cell>
          <table:table-cell table:formula="of:=[.M66]*9" office:value-type="float" office:value="24.13332">
            <text:p>24,1</text:p>
          </table:table-cell>
          <table:table-cell office:value-type="float" office:value="6.30996">
            <text:p>6,3</text:p>
          </table:table-cell>
          <table:table-cell table:formula="of:=[.O66]*4" office:value-type="float" office:value="25.23984">
            <text:p>25,2</text:p>
          </table:table-cell>
          <table:table-cell office:value-type="float" office:value="62.1598266666667">
            <text:p>62,2</text:p>
          </table:table-cell>
          <table:table-cell office:value-type="float" office:value="20">
            <text:p>20,0</text:p>
          </table:table-cell>
          <table:table-cell table:formula="of:=([.R66]*4)/[.J66]" office:value-type="float" office:value="3.2">
            <text:p>3,20</text:p>
          </table:table-cell>
          <table:table-cell office:value-type="float" office:value="8.8">
            <text:p>8,8</text:p>
          </table:table-cell>
          <table:table-cell table:formula="of:=([.T66]*9)/[.J66]" office:value-type="float" office:value="3.168">
            <text:p>3,2</text:p>
          </table:table-cell>
          <table:table-cell office:value-type="float" office:value="35.2">
            <text:p>35,2</text:p>
          </table:table-cell>
          <table:table-cell table:formula="of:=([.V66]*4)/[.J66]" office:value-type="float" office:value="5.632">
            <text:p>5,6</text:p>
          </table:table-cell>
          <table:table-cell office:value-type="float" office:value="300">
            <text:p>300,0</text:p>
          </table:table-cell>
          <table:table-cell table:formula="of:=[.X66]/[.J66]" office:value-type="float" office:value="12">
            <text:p>12,00</text:p>
          </table:table-cell>
          <table:table-cell table:formula="of:=[.L66]+[.S66]" office:value-type="float" office:value="15.9866666666667">
            <text:p>15,99</text:p>
          </table:table-cell>
          <table:table-cell table:formula="of:=[.Z66]/[.AF66]" office:value-type="percentage" office:value="0.215570442721279">
            <text:p>21,56%</text:p>
          </table:table-cell>
          <table:table-cell table:formula="of:=[.N66]+[.U66]" office:value-type="float" office:value="27.30132">
            <text:p>27,30</text:p>
          </table:table-cell>
          <table:table-cell table:formula="of:=[.AB4]/[.AF4]" office:value-type="percentage" office:value="0.353800468683982">
            <text:p>35,38%</text:p>
          </table:table-cell>
          <table:table-cell table:formula="of:=[.P66]+[.W66]" office:value-type="float" office:value="30.87184">
            <text:p>30,87</text:p>
          </table:table-cell>
          <table:table-cell table:formula="of:=[.AD66]/[.AF66]" office:value-type="percentage" office:value="0.416287920126386">
            <text:p>41,63%</text:p>
          </table:table-cell>
          <table:table-cell table:formula="of:=[.Q66]+[.Y66]" office:value-type="float" office:value="74.1598266666667">
            <text:p>74,16</text:p>
          </table:table-cell>
          <table:table-cell table:formula="of:=[.AF66]/75" office:value-type="percentage" office:value="0.988797688888889">
            <text:p>98,88%</text:p>
          </table:table-cell>
          <table:table-cell table:number-columns-repeated="4"/>
        </table:table-row>
        <table:table-row table:style-name="ro2" table:visibility="filter">
          <table:table-cell office:value-type="float" office:value="119">
            <text:p>119</text:p>
          </table:table-cell>
          <table:table-cell office:value-type="string">
            <text:p>MA L</text:p>
          </table:table-cell>
          <table:table-cell office:value-type="float" office:value="42338">
            <text:p>30/11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4.17591818181818">
            <text:p>4,2</text:p>
          </table:table-cell>
          <table:table-cell table:formula="of:=([.K67])*4" office:value-type="float" office:value="16.7036727272727">
            <text:p>16,70</text:p>
          </table:table-cell>
          <table:table-cell office:value-type="float" office:value="4.09924848484848">
            <text:p>4,1</text:p>
          </table:table-cell>
          <table:table-cell table:formula="of:=[.M67]*9" office:value-type="float" office:value="36.8932363636363">
            <text:p>36,9</text:p>
          </table:table-cell>
          <table:table-cell office:value-type="float" office:value="14.1043106060606">
            <text:p>14,1</text:p>
          </table:table-cell>
          <table:table-cell table:formula="of:=[.O67]*4" office:value-type="float" office:value="56.4172424242424">
            <text:p>56,4</text:p>
          </table:table-cell>
          <table:table-cell office:value-type="float" office:value="110.014151515152">
            <text:p>110,0</text:p>
          </table:table-cell>
          <table:table-cell office:value-type="float" office:value="16">
            <text:p>16,0</text:p>
          </table:table-cell>
          <table:table-cell table:formula="of:=([.R67]*4)/[.J67]" office:value-type="float" office:value="2.90909090909091">
            <text:p>2,91</text:p>
          </table:table-cell>
          <table:table-cell office:value-type="float" office:value="0">
            <text:p>0,0</text:p>
          </table:table-cell>
          <table:table-cell table:formula="of:=([.T67]*9)/[.J67]" office:value-type="float" office:value="0">
            <text:p>0,0</text:p>
          </table:table-cell>
          <table:table-cell office:value-type="float" office:value="134">
            <text:p>134,0</text:p>
          </table:table-cell>
          <table:table-cell table:formula="of:=([.V67]*4)/[.J67]" office:value-type="float" office:value="24.3636363636364">
            <text:p>24,4</text:p>
          </table:table-cell>
          <table:table-cell office:value-type="float" office:value="600">
            <text:p>600,0</text:p>
          </table:table-cell>
          <table:table-cell table:formula="of:=[.X67]/[.J67]" office:value-type="float" office:value="27.2727272727273">
            <text:p>27,27</text:p>
          </table:table-cell>
          <table:table-cell table:formula="of:=[.L67]+[.S67]" office:value-type="float" office:value="19.6127636363636">
            <text:p>19,61</text:p>
          </table:table-cell>
          <table:table-cell table:formula="of:=[.Z67]/[.AF67]" office:value-type="percentage" office:value="0.142859709606095">
            <text:p>14,29%</text:p>
          </table:table-cell>
          <table:table-cell table:formula="of:=[.N67]+[.U67]" office:value-type="float" office:value="36.8932363636363">
            <text:p>36,89</text:p>
          </table:table-cell>
          <table:table-cell table:formula="of:=[.AB6]/[.AF6]" office:value-type="percentage" office:value="0">
            <text:p>#DIV/0 !</text:p>
          </table:table-cell>
          <table:table-cell table:formula="of:=[.P67]+[.W67]" office:value-type="float" office:value="80.7808787878788">
            <text:p>80,78</text:p>
          </table:table-cell>
          <table:table-cell table:formula="of:=[.AD67]/[.AF67]" office:value-type="percentage" office:value="0.588409318509547">
            <text:p>58,84%</text:p>
          </table:table-cell>
          <table:table-cell table:formula="of:=[.Q67]+[.Y67]" office:value-type="float" office:value="137.286878787879">
            <text:p>137,29</text:p>
          </table:table-cell>
          <table:table-cell table:formula="of:=[.AF67]/75" office:value-type="percentage" office:value="1.83049171717172">
            <text:p>183,05%</text:p>
          </table:table-cell>
          <table:table-cell table:number-columns-repeated="4"/>
        </table:table-row>
        <table:table-row table:style-name="ro2" table:visibility="filter">
          <table:table-cell office:value-type="float" office:value="120">
            <text:p>120</text:p>
          </table:table-cell>
          <table:table-cell office:value-type="string">
            <text:p>MA L</text:p>
          </table:table-cell>
          <table:table-cell office:value-type="float" office:value="42401">
            <text:p>01/02/16</text:p>
          </table:table-cell>
          <table:table-cell office:value-type="float" office:value="7.9">
            <text:p>7,9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3.01464848484848">
            <text:p>3,0</text:p>
          </table:table-cell>
          <table:table-cell table:formula="of:=([.K68])*4" office:value-type="float" office:value="12.0585939393939">
            <text:p>12,06</text:p>
          </table:table-cell>
          <table:table-cell office:value-type="float" office:value="4.31001515151515">
            <text:p>4,3</text:p>
          </table:table-cell>
          <table:table-cell table:formula="of:=[.M68]*9" office:value-type="float" office:value="38.7901363636363">
            <text:p>38,8</text:p>
          </table:table-cell>
          <table:table-cell office:value-type="float" office:value="12.7444090909091">
            <text:p>12,7</text:p>
          </table:table-cell>
          <table:table-cell table:formula="of:=[.O68]*4" office:value-type="float" office:value="50.9776363636364">
            <text:p>51,0</text:p>
          </table:table-cell>
          <table:table-cell office:value-type="float" office:value="101.826366666667">
            <text:p>101,8</text:p>
          </table:table-cell>
          <table:table-cell office:value-type="float" office:value="8">
            <text:p>8,0</text:p>
          </table:table-cell>
          <table:table-cell table:formula="of:=([.R68]*4)/[.J68]" office:value-type="float" office:value="1.45454545454545">
            <text:p>1,45</text:p>
          </table:table-cell>
          <table:table-cell office:value-type="float" office:value="0">
            <text:p>0,0</text:p>
          </table:table-cell>
          <table:table-cell table:formula="of:=([.T68]*9)/[.J68]" office:value-type="float" office:value="0">
            <text:p>0,0</text:p>
          </table:table-cell>
          <table:table-cell office:value-type="float" office:value="67">
            <text:p>67,0</text:p>
          </table:table-cell>
          <table:table-cell table:formula="of:=([.V68]*4)/[.J68]" office:value-type="float" office:value="12.1818181818182">
            <text:p>12,2</text:p>
          </table:table-cell>
          <table:table-cell office:value-type="float" office:value="300">
            <text:p>300,0</text:p>
          </table:table-cell>
          <table:table-cell table:formula="of:=[.X68]/[.J68]" office:value-type="float" office:value="13.6363636363636">
            <text:p>13,64</text:p>
          </table:table-cell>
          <table:table-cell table:formula="of:=[.L68]+[.S68]" office:value-type="float" office:value="13.5131393939394">
            <text:p>13,51</text:p>
          </table:table-cell>
          <table:table-cell table:formula="of:=[.Z68]/[.AF68]" office:value-type="percentage" office:value="0.117034642767188">
            <text:p>11,70%</text:p>
          </table:table-cell>
          <table:table-cell table:formula="of:=[.N68]+[.U68]" office:value-type="float" office:value="38.7901363636363">
            <text:p>38,79</text:p>
          </table:table-cell>
          <table:table-cell table:formula="of:=[.AB7]/[.AF7]" office:value-type="percentage" office:value="0.386703471696978">
            <text:p>38,67%</text:p>
          </table:table-cell>
          <table:table-cell table:formula="of:=[.P68]+[.W68]" office:value-type="float" office:value="63.1594545454546">
            <text:p>63,16</text:p>
          </table:table-cell>
          <table:table-cell table:formula="of:=[.AD68]/[.AF68]" office:value-type="percentage" office:value="0.547011614740906">
            <text:p>54,70%</text:p>
          </table:table-cell>
          <table:table-cell table:formula="of:=[.Q68]+[.Y68]" office:value-type="float" office:value="115.462730303031">
            <text:p>115,46</text:p>
          </table:table-cell>
          <table:table-cell table:formula="of:=[.AF68]/75" office:value-type="percentage" office:value="1.53950307070708">
            <text:p>153,95%</text:p>
          </table:table-cell>
          <table:table-cell table:number-columns-repeated="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MA A</text:p>
          </table:table-cell>
          <table:table-cell office:value-type="float" office:value="42089">
            <text:p>26/03/15</text:p>
          </table:table-cell>
          <table:table-cell office:value-type="float" office:value="10.1">
            <text:p>10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6.5">
            <text:p>136,5</text:p>
          </table:table-cell>
          <table:table-cell table:style-name="ce2" office:value-type="float" office:value="16.32">
            <text:p>16,32</text:p>
          </table:table-cell>
          <table:table-cell office:value-type="float" office:value="0.1">
            <text:p>0,1</text:p>
          </table:table-cell>
          <table:table-cell office:value-type="float" office:value="30.4">
            <text:p>30,4</text:p>
          </table:table-cell>
          <table:table-cell office:value-type="float" office:value="2.92082857142857">
            <text:p>2,9</text:p>
          </table:table-cell>
          <table:table-cell table:formula="of:=([.K69])*4" office:value-type="float" office:value="11.6833142857143">
            <text:p>11,68</text:p>
          </table:table-cell>
          <table:table-cell office:value-type="float" office:value="3.07245357142857">
            <text:p>3,1</text:p>
          </table:table-cell>
          <table:table-cell table:formula="of:=[.M69]*9" office:value-type="float" office:value="27.6520821428571">
            <text:p>27,7</text:p>
          </table:table-cell>
          <table:table-cell office:value-type="float" office:value="10.8466071428571">
            <text:p>10,8</text:p>
          </table:table-cell>
          <table:table-cell table:formula="of:=[.O69]*4" office:value-type="float" office:value="43.3864285714284">
            <text:p>43,4</text:p>
          </table:table-cell>
          <table:table-cell office:value-type="float" office:value="82.721825">
            <text:p>82,7</text:p>
          </table:table-cell>
          <table:table-cell office:value-type="float" office:value="11.2">
            <text:p>11,2</text:p>
          </table:table-cell>
          <table:table-cell table:formula="of:=([.R69]*4)/[.J69]" office:value-type="float" office:value="1.47368421052632">
            <text:p>1,47</text:p>
          </table:table-cell>
          <table:table-cell office:value-type="float" office:value="11.6">
            <text:p>11,6</text:p>
          </table:table-cell>
          <table:table-cell table:formula="of:=([.T69]*9)/[.J69]" office:value-type="float" office:value="3.43421052631579">
            <text:p>3,4</text:p>
          </table:table-cell>
          <table:table-cell office:value-type="float" office:value="37.6">
            <text:p>37,6</text:p>
          </table:table-cell>
          <table:table-cell table:formula="of:=([.V69]*4)/[.J69]" office:value-type="float" office:value="4.94736842105263">
            <text:p>4,9</text:p>
          </table:table-cell>
          <table:table-cell office:value-type="float" office:value="299.6">
            <text:p>299,6</text:p>
          </table:table-cell>
          <table:table-cell table:formula="of:=[.X69]/[.J69]" office:value-type="float" office:value="9.85526315789474">
            <text:p>9,86</text:p>
          </table:table-cell>
          <table:table-cell table:formula="of:=[.L69]+[.S69]" office:value-type="float" office:value="13.1569984962406">
            <text:p>13,16</text:p>
          </table:table-cell>
          <table:table-cell table:formula="of:=[.Z69]/[.AF69]" office:value-type="percentage" office:value="0.142119381350607">
            <text:p>14,21%</text:p>
          </table:table-cell>
          <table:table-cell table:formula="of:=[.N69]+[.U69]" office:value-type="float" office:value="31.0862926691729">
            <text:p>31,09</text:p>
          </table:table-cell>
          <table:table-cell table:formula="of:=[.AB8]/[.AF8]" office:value-type="percentage" office:value="0">
            <text:p>#DIV/0 !</text:p>
          </table:table-cell>
          <table:table-cell table:formula="of:=[.P69]+[.W69]" office:value-type="float" office:value="48.333796992481">
            <text:p>48,33</text:p>
          </table:table-cell>
          <table:table-cell table:formula="of:=[.AD69]/[.AF69]" office:value-type="percentage" office:value="0.52209243079719">
            <text:p>52,21%</text:p>
          </table:table-cell>
          <table:table-cell table:formula="of:=[.Q69]+[.Y69]" office:value-type="float" office:value="92.5770881578947">
            <text:p>92,58</text:p>
          </table:table-cell>
          <table:table-cell table:formula="of:=[.AF69]/75" office:value-type="percentage" office:value="1.2343611754386">
            <text:p>123,44%</text:p>
          </table:table-cell>
          <table:table-cell table:number-columns-repeated="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MA A</text:p>
          </table:table-cell>
          <table:table-cell office:value-type="float" office:value="42467">
            <text:p>07/04/16</text:p>
          </table:table-cell>
          <table:table-cell office:value-type="float" office:value="11.1">
            <text:p>11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7.12">
            <text:p>17,12</text:p>
          </table:table-cell>
          <table:table-cell office:value-type="float" office:value="0.2">
            <text:p>0,2</text:p>
          </table:table-cell>
          <table:table-cell office:value-type="float" office:value="36">
            <text:p>36</text:p>
          </table:table-cell>
          <table:table-cell office:value-type="float" office:value="2.18440462962963">
            <text:p>2,2</text:p>
          </table:table-cell>
          <table:table-cell table:formula="of:=([.K70])*4" office:value-type="float" office:value="8.73761851851852">
            <text:p>8,74</text:p>
          </table:table-cell>
          <table:table-cell office:value-type="float" office:value="2.18367981481481">
            <text:p>2,2</text:p>
          </table:table-cell>
          <table:table-cell table:formula="of:=[.M70]*9" office:value-type="float" office:value="19.6531183333333">
            <text:p>19,7</text:p>
          </table:table-cell>
          <table:table-cell office:value-type="float" office:value="8.69927222222222">
            <text:p>8,7</text:p>
          </table:table-cell>
          <table:table-cell table:formula="of:=[.O70]*4" office:value-type="float" office:value="34.7970888888889">
            <text:p>34,8</text:p>
          </table:table-cell>
          <table:table-cell office:value-type="float" office:value="63.1878257407408">
            <text:p>63,2</text:p>
          </table:table-cell>
          <table:table-cell office:value-type="float" office:value="22.4">
            <text:p>22,4</text:p>
          </table:table-cell>
          <table:table-cell table:formula="of:=([.R70]*4)/[.J70]" office:value-type="float" office:value="2.48888888888889">
            <text:p>2,49</text:p>
          </table:table-cell>
          <table:table-cell office:value-type="float" office:value="23.2">
            <text:p>23,2</text:p>
          </table:table-cell>
          <table:table-cell table:formula="of:=([.T70]*9)/[.J70]" office:value-type="float" office:value="5.8">
            <text:p>5,8</text:p>
          </table:table-cell>
          <table:table-cell office:value-type="float" office:value="75.2">
            <text:p>75,2</text:p>
          </table:table-cell>
          <table:table-cell table:formula="of:=([.V70]*4)/[.J70]" office:value-type="float" office:value="8.35555555555556">
            <text:p>8,4</text:p>
          </table:table-cell>
          <table:table-cell office:value-type="float" office:value="599.2">
            <text:p>599,2</text:p>
          </table:table-cell>
          <table:table-cell table:formula="of:=[.X70]/[.J70]" office:value-type="float" office:value="16.6444444444444">
            <text:p>16,64</text:p>
          </table:table-cell>
          <table:table-cell table:formula="of:=[.L70]+[.S70]" office:value-type="float" office:value="11.2265074074074">
            <text:p>11,23</text:p>
          </table:table-cell>
          <table:table-cell table:formula="of:=[.Z70]/[.AF70]" office:value-type="percentage" office:value="0.140626182637241">
            <text:p>14,06%</text:p>
          </table:table-cell>
          <table:table-cell table:formula="of:=[.N70]+[.U70]" office:value-type="float" office:value="25.4531183333333">
            <text:p>25,45</text:p>
          </table:table-cell>
          <table:table-cell table:formula="of:=[.AB9]/[.AF9]" office:value-type="percentage" office:value="0">
            <text:p>#DIV/0 !</text:p>
          </table:table-cell>
          <table:table-cell table:formula="of:=[.P70]+[.W70]" office:value-type="float" office:value="43.1526444444444">
            <text:p>43,15</text:p>
          </table:table-cell>
          <table:table-cell table:formula="of:=[.AD70]/[.AF70]" office:value-type="percentage" office:value="0.540541366847569">
            <text:p>54,05%</text:p>
          </table:table-cell>
          <table:table-cell table:formula="of:=[.Q70]+[.Y70]" office:value-type="float" office:value="79.8322701851853">
            <text:p>79,83</text:p>
          </table:table-cell>
          <table:table-cell table:formula="of:=[.AF70]/75" office:value-type="percentage" office:value="1.0644302691358">
            <text:p>106,44%</text:p>
          </table:table-cell>
          <table:table-cell table:number-columns-repeated="4"/>
        </table:table-row>
        <table:table-row table:style-name="ro2" table:visibility="filter">
          <table:table-cell office:value-type="float" office:value="123">
            <text:p>123</text:p>
          </table:table-cell>
          <table:table-cell office:value-type="string">
            <text:p>MA A</text:p>
          </table:table-cell>
          <table:table-cell office:value-type="float" office:value="42261">
            <text:p>14/09/15</text:p>
          </table:table-cell>
          <table:table-cell office:value-type="float" office:value="10.5">
            <text:p>10,5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2.9">
            <text:p>32,9</text:p>
          </table:table-cell>
          <table:table-cell office:value-type="float" office:value="3.30136220871327">
            <text:p>3,3</text:p>
          </table:table-cell>
          <table:table-cell table:formula="of:=([.K71])*4" office:value-type="float" office:value="13.2054488348531">
            <text:p>13,21</text:p>
          </table:table-cell>
          <table:table-cell office:value-type="float" office:value="2.88398784194529">
            <text:p>2,9</text:p>
          </table:table-cell>
          <table:table-cell table:formula="of:=[.M71]*9" office:value-type="float" office:value="25.9558905775076">
            <text:p>26,0</text:p>
          </table:table-cell>
          <table:table-cell office:value-type="float" office:value="9.65791033434651">
            <text:p>9,7</text:p>
          </table:table-cell>
          <table:table-cell table:formula="of:=[.O71]*4" office:value-type="float" office:value="38.631641337386">
            <text:p>38,6</text:p>
          </table:table-cell>
          <table:table-cell office:value-type="float" office:value="77.7929807497467">
            <text:p>77,8</text:p>
          </table:table-cell>
          <table:table-cell office:value-type="float" office:value="22.4">
            <text:p>22,4</text:p>
          </table:table-cell>
          <table:table-cell table:formula="of:=([.R71]*4)/[.J71]" office:value-type="float" office:value="2.72340425531915">
            <text:p>2,72</text:p>
          </table:table-cell>
          <table:table-cell office:value-type="float" office:value="23.2">
            <text:p>23,2</text:p>
          </table:table-cell>
          <table:table-cell table:formula="of:=([.T71]*9)/[.J71]" office:value-type="float" office:value="6.34650455927052">
            <text:p>6,3</text:p>
          </table:table-cell>
          <table:table-cell office:value-type="float" office:value="75.2">
            <text:p>75,2</text:p>
          </table:table-cell>
          <table:table-cell table:formula="of:=([.V71]*4)/[.J71]" office:value-type="float" office:value="9.14285714285714">
            <text:p>9,1</text:p>
          </table:table-cell>
          <table:table-cell office:value-type="float" office:value="599.2">
            <text:p>599,2</text:p>
          </table:table-cell>
          <table:table-cell table:formula="of:=[.X71]/[.J71]" office:value-type="float" office:value="18.2127659574468">
            <text:p>18,21</text:p>
          </table:table-cell>
          <table:table-cell table:formula="of:=[.L71]+[.S71]" office:value-type="float" office:value="15.9288530901722">
            <text:p>15,93</text:p>
          </table:table-cell>
          <table:table-cell table:formula="of:=[.Z71]/[.AF71]" office:value-type="percentage" office:value="0.165915621059158">
            <text:p>16,59%</text:p>
          </table:table-cell>
          <table:table-cell table:formula="of:=[.N71]+[.U71]" office:value-type="float" office:value="32.3023951367781">
            <text:p>32,30</text:p>
          </table:table-cell>
          <table:table-cell table:formula="of:=[.AB10]/[.AF10]" office:value-type="percentage" office:value="0">
            <text:p>#DIV/0 !</text:p>
          </table:table-cell>
          <table:table-cell table:formula="of:=[.P71]+[.W71]" office:value-type="float" office:value="47.7744984802432">
            <text:p>47,77</text:p>
          </table:table-cell>
          <table:table-cell table:formula="of:=[.AD71]/[.AF71]" office:value-type="percentage" office:value="0.497621237465606">
            <text:p>49,76%</text:p>
          </table:table-cell>
          <table:table-cell table:formula="of:=[.Q71]+[.Y71]" office:value-type="float" office:value="96.0057467071935">
            <text:p>96,01</text:p>
          </table:table-cell>
          <table:table-cell table:formula="of:=[.AF71]/75" office:value-type="percentage" office:value="1.28007662276258">
            <text:p>128,01%</text:p>
          </table:table-cell>
          <table:table-cell table:number-columns-repeated="4"/>
        </table:table-row>
        <table:table-row table:style-name="ro2" table:visibility="filter">
          <table:table-cell office:value-type="float" office:value="129">
            <text:p>129</text:p>
          </table:table-cell>
          <table:table-cell office:value-type="string">
            <text:p>PI T</text:p>
          </table:table-cell>
          <table:table-cell office:value-type="float" office:value="42430">
            <text:p>01/03/16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9">
            <text:p>29</text:p>
          </table:table-cell>
          <table:table-cell office:value-type="float" office:value="4.32845873563218">
            <text:p>4,3</text:p>
          </table:table-cell>
          <table:table-cell table:formula="of:=([.K72])*4" office:value-type="float" office:value="17.3138349425287">
            <text:p>17,31</text:p>
          </table:table-cell>
          <table:table-cell office:value-type="float" office:value="4.42599310344828">
            <text:p>4,4</text:p>
          </table:table-cell>
          <table:table-cell table:formula="of:=[.M72]*9" office:value-type="float" office:value="39.8339379310345">
            <text:p>39,8</text:p>
          </table:table-cell>
          <table:table-cell office:value-type="float" office:value="12.5231402298851">
            <text:p>12,5</text:p>
          </table:table-cell>
          <table:table-cell table:formula="of:=[.O72]*4" office:value-type="float" office:value="50.0925609195404">
            <text:p>50,1</text:p>
          </table:table-cell>
          <table:table-cell office:value-type="float" office:value="107.240333793103">
            <text:p>107,2</text:p>
          </table:table-cell>
          <table:table-cell office:value-type="float" office:value="46.6666666666667">
            <text:p>46,7</text:p>
          </table:table-cell>
          <table:table-cell table:formula="of:=([.R72]*4)/[.J72]" office:value-type="float" office:value="6.43678160919541">
            <text:p>6,44</text:p>
          </table:table-cell>
          <table:table-cell office:value-type="float" office:value="36.4">
            <text:p>36,4</text:p>
          </table:table-cell>
          <table:table-cell table:formula="of:=([.T72]*9)/[.J72]" office:value-type="float" office:value="11.2965517241379">
            <text:p>11,3</text:p>
          </table:table-cell>
          <table:table-cell office:value-type="float" office:value="105">
            <text:p>105,0</text:p>
          </table:table-cell>
          <table:table-cell table:formula="of:=([.V72]*4)/[.J72]" office:value-type="float" office:value="14.4827586206897">
            <text:p>14,5</text:p>
          </table:table-cell>
          <table:table-cell office:value-type="float" office:value="934.266666666667">
            <text:p>934,3</text:p>
          </table:table-cell>
          <table:table-cell table:formula="of:=[.X72]/[.J72]" office:value-type="float" office:value="32.216091954023">
            <text:p>32,22</text:p>
          </table:table-cell>
          <table:table-cell table:formula="of:=[.L72]+[.S72]" office:value-type="float" office:value="23.7506165517241">
            <text:p>23,75</text:p>
          </table:table-cell>
          <table:table-cell table:formula="of:=[.Z72]/[.AF72]" office:value-type="percentage" office:value="0.170308513390346">
            <text:p>17,03%</text:p>
          </table:table-cell>
          <table:table-cell table:formula="of:=[.N72]+[.U72]" office:value-type="float" office:value="51.1304896551725">
            <text:p>51,13</text:p>
          </table:table-cell>
          <table:table-cell table:formula="of:=[.AB11]/[.AF11]" office:value-type="percentage" office:value="0.321327502584524">
            <text:p>32,13%</text:p>
          </table:table-cell>
          <table:table-cell table:formula="of:=[.P72]+[.W72]" office:value-type="float" office:value="64.5753195402301">
            <text:p>64,58</text:p>
          </table:table-cell>
          <table:table-cell table:formula="of:=[.AD72]/[.AF72]" office:value-type="percentage" office:value="0.463050154872916">
            <text:p>46,31%</text:p>
          </table:table-cell>
          <table:table-cell table:formula="of:=[.Q72]+[.Y72]" office:value-type="float" office:value="139.456425747126">
            <text:p>139,46</text:p>
          </table:table-cell>
          <table:table-cell table:formula="of:=[.AF72]/75" office:value-type="percentage" office:value="1.85941900996168">
            <text:p>185,94%</text:p>
          </table:table-cell>
          <table:table-cell table:number-columns-repeated="4"/>
        </table:table-row>
        <table:table-row table:style-name="ro2" table:visibility="filter">
          <table:table-cell office:value-type="float" office:value="130">
            <text:p>130</text:p>
          </table:table-cell>
          <table:table-cell office:value-type="string">
            <text:p>PI T</text:p>
          </table:table-cell>
          <table:table-cell office:value-type="float" office:value="42540">
            <text:p>19/06/16</text:p>
          </table:table-cell>
          <table:table-cell office:value-type="float" office:value="11">
            <text:p>11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31.6">
            <text:p>31,6</text:p>
          </table:table-cell>
          <table:table-cell office:value-type="float" office:value="3.50318565400844">
            <text:p>3,5</text:p>
          </table:table-cell>
          <table:table-cell table:formula="of:=([.K73])*4" office:value-type="float" office:value="14.0127426160338">
            <text:p>14,01</text:p>
          </table:table-cell>
          <table:table-cell office:value-type="float" office:value="3.24430379746835">
            <text:p>3,2</text:p>
          </table:table-cell>
          <table:table-cell table:formula="of:=[.M73]*9" office:value-type="float" office:value="29.1987341772152">
            <text:p>29,2</text:p>
          </table:table-cell>
          <table:table-cell office:value-type="float" office:value="8.66283333333333">
            <text:p>8,7</text:p>
          </table:table-cell>
          <table:table-cell table:formula="of:=[.O73]*4" office:value-type="float" office:value="34.6513333333333">
            <text:p>34,7</text:p>
          </table:table-cell>
          <table:table-cell office:value-type="float" office:value="77.8628101265823">
            <text:p>77,9</text:p>
          </table:table-cell>
          <table:table-cell office:value-type="float" office:value="44.5333333333333">
            <text:p>44,5</text:p>
          </table:table-cell>
          <table:table-cell table:formula="of:=([.R73]*4)/[.J73]" office:value-type="float" office:value="5.63713080168776">
            <text:p>5,64</text:p>
          </table:table-cell>
          <table:table-cell office:value-type="float" office:value="37.6">
            <text:p>37,6</text:p>
          </table:table-cell>
          <table:table-cell table:formula="of:=([.T73]*9)/[.J73]" office:value-type="float" office:value="10.7088607594937">
            <text:p>10,7</text:p>
          </table:table-cell>
          <table:table-cell office:value-type="float" office:value="112.6">
            <text:p>112,6</text:p>
          </table:table-cell>
          <table:table-cell table:formula="of:=([.V73]*4)/[.J73]" office:value-type="float" office:value="14.253164556962">
            <text:p>14,3</text:p>
          </table:table-cell>
          <table:table-cell office:value-type="float" office:value="966.933333333333">
            <text:p>966,9</text:p>
          </table:table-cell>
          <table:table-cell table:formula="of:=[.X73]/[.J73]" office:value-type="float" office:value="30.5991561181435">
            <text:p>30,60</text:p>
          </table:table-cell>
          <table:table-cell table:formula="of:=[.L73]+[.S73]" office:value-type="float" office:value="19.6498734177215">
            <text:p>19,65</text:p>
          </table:table-cell>
          <table:table-cell table:formula="of:=[.Z73]/[.AF73]" office:value-type="percentage" office:value="0.181168331149234">
            <text:p>18,12%</text:p>
          </table:table-cell>
          <table:table-cell table:formula="of:=[.N73]+[.U73]" office:value-type="float" office:value="39.9075949367088">
            <text:p>39,91</text:p>
          </table:table-cell>
          <table:table-cell table:formula="of:=[.AB12]/[.AF12]" office:value-type="percentage" office:value="0.349472894006782">
            <text:p>34,95%</text:p>
          </table:table-cell>
          <table:table-cell table:formula="of:=[.P73]+[.W73]" office:value-type="float" office:value="48.9044978902953">
            <text:p>48,90</text:p>
          </table:table-cell>
          <table:table-cell table:formula="of:=[.AD73]/[.AF73]" office:value-type="percentage" office:value="0.450890755381944">
            <text:p>45,09%</text:p>
          </table:table-cell>
          <table:table-cell table:formula="of:=[.Q73]+[.Y73]" office:value-type="float" office:value="108.461966244726">
            <text:p>108,46</text:p>
          </table:table-cell>
          <table:table-cell table:formula="of:=[.AF73]/75" office:value-type="percentage" office:value="1.44615954992968">
            <text:p>144,62%</text:p>
          </table:table-cell>
          <table:table-cell table:number-columns-repeated="4"/>
        </table:table-row>
        <table:table-row table:style-name="ro2" table:visibility="filter">
          <table:table-cell office:value-type="float" office:value="131">
            <text:p>131</text:p>
          </table:table-cell>
          <table:table-cell table:style-name="ce6" office:value-type="string">
            <text:p>PO L</text:p>
          </table:table-cell>
          <table:table-cell office:value-type="float" office:value="42302">
            <text:p>25/10/15</text:p>
          </table:table-cell>
          <table:table-cell office:value-type="float" office:value="6.3">
            <text:p>6,3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0.6">
            <text:p>20,6</text:p>
          </table:table-cell>
          <table:table-cell office:value-type="float" office:value="5.49483818770227">
            <text:p>5,5</text:p>
          </table:table-cell>
          <table:table-cell table:formula="of:=([.K74])*4" office:value-type="float" office:value="21.9793527508091">
            <text:p>21,98</text:p>
          </table:table-cell>
          <table:table-cell office:value-type="float" office:value="6.28966019417476">
            <text:p>6,3</text:p>
          </table:table-cell>
          <table:table-cell table:formula="of:=[.M74]*9" office:value-type="float" office:value="56.6069417475728">
            <text:p>56,6</text:p>
          </table:table-cell>
          <table:table-cell office:value-type="float" office:value="7.91065372168285">
            <text:p>7,9</text:p>
          </table:table-cell>
          <table:table-cell table:formula="of:=[.O74]*4" office:value-type="float" office:value="31.6426148867314">
            <text:p>31,6</text:p>
          </table:table-cell>
          <table:table-cell office:value-type="float" office:value="110.228909385113">
            <text:p>110,2</text:p>
          </table:table-cell>
          <table:table-cell office:value-type="float" office:value="31.2">
            <text:p>31,2</text:p>
          </table:table-cell>
          <table:table-cell table:formula="of:=([.R74]*4)/[.J74]" office:value-type="float" office:value="6.05825242718447">
            <text:p>6,06</text:p>
          </table:table-cell>
          <table:table-cell office:value-type="float" office:value="26">
            <text:p>26,0</text:p>
          </table:table-cell>
          <table:table-cell table:formula="of:=([.T74]*9)/[.J74]" office:value-type="float" office:value="11.3592233009709">
            <text:p>11,4</text:p>
          </table:table-cell>
          <table:table-cell office:value-type="float" office:value="75.6">
            <text:p>75,6</text:p>
          </table:table-cell>
          <table:table-cell table:formula="of:=([.V74]*4)/[.J74]" office:value-type="float" office:value="14.6796116504854">
            <text:p>14,7</text:p>
          </table:table-cell>
          <table:table-cell office:value-type="float" office:value="661.2">
            <text:p>661,2</text:p>
          </table:table-cell>
          <table:table-cell table:formula="of:=[.X74]/[.J74]" office:value-type="float" office:value="32.0970873786408">
            <text:p>32,10</text:p>
          </table:table-cell>
          <table:table-cell table:formula="of:=[.L74]+[.S74]" office:value-type="float" office:value="28.0376051779935">
            <text:p>28,04</text:p>
          </table:table-cell>
          <table:table-cell table:formula="of:=[.Z74]/[.AF74]" office:value-type="percentage" office:value="0.196995670611976">
            <text:p>19,70%</text:p>
          </table:table-cell>
          <table:table-cell table:formula="of:=[.N74]+[.U74]" office:value-type="float" office:value="67.9661650485437">
            <text:p>67,97</text:p>
          </table:table-cell>
          <table:table-cell table:formula="of:=[.AB13]/[.AF13]" office:value-type="percentage" office:value="0.373216432356853">
            <text:p>37,32%</text:p>
          </table:table-cell>
          <table:table-cell table:formula="of:=[.P74]+[.W74]" office:value-type="float" office:value="46.3222265372168">
            <text:p>46,32</text:p>
          </table:table-cell>
          <table:table-cell table:formula="of:=[.AD74]/[.AF74]" office:value-type="percentage" office:value="0.32546567451136">
            <text:p>32,55%</text:p>
          </table:table-cell>
          <table:table-cell table:formula="of:=[.Q74]+[.Y74]" office:value-type="float" office:value="142.325996763754">
            <text:p>142,33</text:p>
          </table:table-cell>
          <table:table-cell table:formula="of:=[.AF74]/90" office:value-type="percentage" office:value="1.58139996404171">
            <text:p>158,14%</text:p>
          </table:table-cell>
          <table:table-cell table:number-columns-repeated="4"/>
        </table:table-row>
        <table:table-row table:style-name="ro2" table:visibility="filter">
          <table:table-cell office:value-type="float" office:value="132">
            <text:p>132</text:p>
          </table:table-cell>
          <table:table-cell office:value-type="string">
            <text:p>RA W</text:p>
          </table:table-cell>
          <table:table-cell office:value-type="float" office:value="42312">
            <text:p>04/11/15</text:p>
          </table:table-cell>
          <table:table-cell office:value-type="float" office:value="9">
            <text:p>9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31">
            <text:p>31</text:p>
          </table:table-cell>
          <table:table-cell office:value-type="float" office:value="2.45274193548387">
            <text:p>2,5</text:p>
          </table:table-cell>
          <table:table-cell table:formula="of:=([.K75])*4" office:value-type="float" office:value="9.81096774193548">
            <text:p>9,81</text:p>
          </table:table-cell>
          <table:table-cell office:value-type="float" office:value="2.74587096774194">
            <text:p>2,7</text:p>
          </table:table-cell>
          <table:table-cell table:formula="of:=[.M75]*9" office:value-type="float" office:value="24.7128387096775">
            <text:p>24,7</text:p>
          </table:table-cell>
          <table:table-cell office:value-type="float" office:value="9.84621290322581">
            <text:p>9,8</text:p>
          </table:table-cell>
          <table:table-cell table:formula="of:=[.O75]*4" office:value-type="float" office:value="39.3848516129032">
            <text:p>39,4</text:p>
          </table:table-cell>
          <table:table-cell office:value-type="float" office:value="73.9086580645161">
            <text:p>73,9</text:p>
          </table:table-cell>
          <table:table-cell office:value-type="float" office:value="13.3333333333333">
            <text:p>13,3</text:p>
          </table:table-cell>
          <table:table-cell table:formula="of:=([.R75]*4)/[.J75]" office:value-type="float" office:value="1.72043010752688">
            <text:p>1,72</text:p>
          </table:table-cell>
          <table:table-cell office:value-type="float" office:value="9.86666666666667">
            <text:p>9,9</text:p>
          </table:table-cell>
          <table:table-cell table:formula="of:=([.T75]*9)/[.J75]" office:value-type="float" office:value="2.86451612903226">
            <text:p>2,9</text:p>
          </table:table-cell>
          <table:table-cell office:value-type="float" office:value="31">
            <text:p>31,0</text:p>
          </table:table-cell>
          <table:table-cell table:formula="of:=([.V75]*4)/[.J75]" office:value-type="float" office:value="4">
            <text:p>4,0</text:p>
          </table:table-cell>
          <table:table-cell office:value-type="float" office:value="266.133333333333">
            <text:p>266,1</text:p>
          </table:table-cell>
          <table:table-cell table:formula="of:=[.X75]/[.J75]" office:value-type="float" office:value="8.58494623655913">
            <text:p>8,58</text:p>
          </table:table-cell>
          <table:table-cell table:formula="of:=[.L75]+[.S75]" office:value-type="float" office:value="11.5313978494624">
            <text:p>11,53</text:p>
          </table:table-cell>
          <table:table-cell table:formula="of:=[.Z75]/[.AF75]" office:value-type="percentage" office:value="0.139785356054712">
            <text:p>13,98%</text:p>
          </table:table-cell>
          <table:table-cell table:formula="of:=[.N75]+[.U75]" office:value-type="float" office:value="27.5773548387097">
            <text:p>27,58</text:p>
          </table:table-cell>
          <table:table-cell table:formula="of:=[.AB14]/[.AF14]" office:value-type="percentage" office:value="0.361677138906991">
            <text:p>36,17%</text:p>
          </table:table-cell>
          <table:table-cell table:formula="of:=[.P75]+[.W75]" office:value-type="float" office:value="43.3848516129032">
            <text:p>43,38</text:p>
          </table:table-cell>
          <table:table-cell table:formula="of:=[.AD75]/[.AF75]" office:value-type="percentage" office:value="0.525917760297664">
            <text:p>52,59%</text:p>
          </table:table-cell>
          <table:table-cell table:formula="of:=[.Q75]+[.Y75]" office:value-type="float" office:value="82.4936043010752">
            <text:p>82,49</text:p>
          </table:table-cell>
          <table:table-cell table:formula="of:=[.AF75]/75" office:value-type="percentage" office:value="1.09991472401434">
            <text:p>109,99%</text:p>
          </table:table-cell>
          <table:table-cell table:number-columns-repeated="4"/>
        </table:table-row>
        <table:table-row table:style-name="ro2" table:visibility="filter">
          <table:table-cell office:value-type="float" office:value="133">
            <text:p>133</text:p>
          </table:table-cell>
          <table:table-cell office:value-type="string">
            <text:p>RE Y</text:p>
          </table:table-cell>
          <table:table-cell office:value-type="float" office:value="42562">
            <text:p>11/07/16</text:p>
          </table:table-cell>
          <table:table-cell office:value-type="float" office:value="6.4">
            <text:p>6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18">
            <text:p>18</text:p>
          </table:table-cell>
          <table:table-cell office:value-type="float" office:value="3.70541111111111">
            <text:p>3,7</text:p>
          </table:table-cell>
          <table:table-cell table:formula="of:=([.K76])*4" office:value-type="float" office:value="14.8216444444444">
            <text:p>14,82</text:p>
          </table:table-cell>
          <table:table-cell office:value-type="float" office:value="3.58807777777778">
            <text:p>3,6</text:p>
          </table:table-cell>
          <table:table-cell table:formula="of:=[.M76]*9" office:value-type="float" office:value="32.2927">
            <text:p>32,3</text:p>
          </table:table-cell>
          <table:table-cell office:value-type="float" office:value="11.2998648148148">
            <text:p>11,3</text:p>
          </table:table-cell>
          <table:table-cell table:formula="of:=[.O76]*4" office:value-type="float" office:value="45.1994592592592">
            <text:p>45,2</text:p>
          </table:table-cell>
          <table:table-cell office:value-type="float" office:value="92.3138037037037">
            <text:p>92,3</text:p>
          </table:table-cell>
          <table:table-cell office:value-type="float" office:value="30">
            <text:p>30,0</text:p>
          </table:table-cell>
          <table:table-cell table:formula="of:=([.R76]*4)/[.J76]" office:value-type="float" office:value="6.66666666666667">
            <text:p>6,67</text:p>
          </table:table-cell>
          <table:table-cell office:value-type="float" office:value="23.4">
            <text:p>23,4</text:p>
          </table:table-cell>
          <table:table-cell table:formula="of:=([.T76]*9)/[.J76]" office:value-type="float" office:value="11.7">
            <text:p>11,7</text:p>
          </table:table-cell>
          <table:table-cell office:value-type="float" office:value="67.5">
            <text:p>67,5</text:p>
          </table:table-cell>
          <table:table-cell table:formula="of:=([.V76]*4)/[.J76]" office:value-type="float" office:value="15">
            <text:p>15,0</text:p>
          </table:table-cell>
          <table:table-cell office:value-type="float" office:value="600.6">
            <text:p>600,6</text:p>
          </table:table-cell>
          <table:table-cell table:formula="of:=[.X76]/[.J76]" office:value-type="float" office:value="33.3666666666667">
            <text:p>33,37</text:p>
          </table:table-cell>
          <table:table-cell table:formula="of:=[.L76]+[.S76]" office:value-type="float" office:value="21.4883111111111">
            <text:p>21,49</text:p>
          </table:table-cell>
          <table:table-cell table:formula="of:=[.Z76]/[.AF76]" office:value-type="percentage" office:value="0.170975737501513">
            <text:p>17,10%</text:p>
          </table:table-cell>
          <table:table-cell table:formula="of:=[.N76]+[.U76]" office:value-type="float" office:value="43.9927">
            <text:p>43,99</text:p>
          </table:table-cell>
          <table:table-cell table:formula="of:=[.AB15]/[.AF15]" office:value-type="percentage" office:value="0.330084884668356">
            <text:p>33,01%</text:p>
          </table:table-cell>
          <table:table-cell table:formula="of:=[.P76]+[.W76]" office:value-type="float" office:value="60.1994592592592">
            <text:p>60,20</text:p>
          </table:table-cell>
          <table:table-cell table:formula="of:=[.AD76]/[.AF76]" office:value-type="percentage" office:value="0.478988175981966">
            <text:p>47,90%</text:p>
          </table:table-cell>
          <table:table-cell table:formula="of:=[.Q76]+[.Y76]" office:value-type="float" office:value="125.68047037037">
            <text:p>125,68</text:p>
          </table:table-cell>
          <table:table-cell table:formula="of:=[.AF76]/90" office:value-type="percentage" office:value="1.39644967078189">
            <text:p>139,64%</text:p>
          </table:table-cell>
          <table:table-cell table:number-columns-repeated="4"/>
        </table:table-row>
        <table:table-row table:style-name="ro2">
          <table:table-cell office:value-type="float" office:value="134">
            <text:p>134</text:p>
          </table:table-cell>
          <table:table-cell table:style-name="ce6" office:value-type="string">
            <text:p>RO L</text:p>
          </table:table-cell>
          <table:table-cell office:value-type="float" office:value="42093">
            <text:p>30/03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4.75">
            <text:p>14,75</text:p>
          </table:table-cell>
          <table:table-cell office:value-type="float" office:value="-0.5">
            <text:p>-0,5</text:p>
          </table:table-cell>
          <table:table-cell office:value-type="float" office:value="25.7">
            <text:p>25,7</text:p>
          </table:table-cell>
          <table:table-cell office:value-type="float" office:value="2.34380130718954">
            <text:p>2,3</text:p>
          </table:table-cell>
          <table:table-cell table:formula="of:=([.K77])*4" office:value-type="float" office:value="9.37520522875816">
            <text:p>9,38</text:p>
          </table:table-cell>
          <table:table-cell office:value-type="float" office:value="3.06424183006536">
            <text:p>3,1</text:p>
          </table:table-cell>
          <table:table-cell table:formula="of:=[.M77]*9" office:value-type="float" office:value="27.5781764705882">
            <text:p>27,6</text:p>
          </table:table-cell>
          <table:table-cell office:value-type="float" office:value="7.82881699346405">
            <text:p>7,8</text:p>
          </table:table-cell>
          <table:table-cell table:formula="of:=[.O77]*4" office:value-type="float" office:value="31.3152679738562">
            <text:p>31,3</text:p>
          </table:table-cell>
          <table:table-cell office:value-type="float" office:value="68.2686496732026">
            <text:p>68,3</text:p>
          </table:table-cell>
          <table:table-cell office:value-type="float" office:value="11.2">
            <text:p>11,2</text:p>
          </table:table-cell>
          <table:table-cell table:formula="of:=([.R77]*4)/[.J77]" office:value-type="float" office:value="1.7431906614786">
            <text:p>1,74</text:p>
          </table:table-cell>
          <table:table-cell office:value-type="float" office:value="11.6">
            <text:p>11,6</text:p>
          </table:table-cell>
          <table:table-cell table:formula="of:=([.T77]*9)/[.J77]" office:value-type="float" office:value="4.06225680933852">
            <text:p>4,1</text:p>
          </table:table-cell>
          <table:table-cell office:value-type="float" office:value="37.6">
            <text:p>37,6</text:p>
          </table:table-cell>
          <table:table-cell table:formula="of:=([.V77]*4)/[.J77]" office:value-type="float" office:value="5.85214007782101">
            <text:p>5,9</text:p>
          </table:table-cell>
          <table:table-cell office:value-type="float" office:value="299.6">
            <text:p>299,6</text:p>
          </table:table-cell>
          <table:table-cell table:formula="of:=[.X77]/[.J77]" office:value-type="float" office:value="11.6575875486381">
            <text:p>11,66</text:p>
          </table:table-cell>
          <table:table-cell table:formula="of:=[.L77]+[.S77]" office:value-type="float" office:value="11.1183958902368">
            <text:p>11,12</text:p>
          </table:table-cell>
          <table:table-cell table:formula="of:=[.Z77]/[.AF77]" office:value-type="percentage" office:value="0.139108211229523">
            <text:p>13,91%</text:p>
          </table:table-cell>
          <table:table-cell table:formula="of:=[.N77]+[.U77]" office:value-type="float" office:value="31.6404332799268">
            <text:p>31,64</text:p>
          </table:table-cell>
          <table:table-cell table:formula="of:=[.AB16]/[.AF16]" office:value-type="percentage" office:value="0.316018376187361">
            <text:p>31,60%</text:p>
          </table:table-cell>
          <table:table-cell table:formula="of:=[.P77]+[.W77]" office:value-type="float" office:value="37.1674080516772">
            <text:p>37,17</text:p>
          </table:table-cell>
          <table:table-cell table:formula="of:=[.AD77]/[.AF77]" office:value-type="percentage" office:value="0.465021366494666">
            <text:p>46,50%</text:p>
          </table:table-cell>
          <table:table-cell table:formula="of:=[.Q77]+[.Y77]" office:value-type="float" office:value="79.9262372218407">
            <text:p>79,93</text:p>
          </table:table-cell>
          <table:table-cell table:formula="of:=[.AF77]/75" office:value-type="percentage" office:value="1.06568316295788">
            <text:p>106,57%</text:p>
          </table:table-cell>
          <table:table-cell table:number-columns-repeated="4"/>
        </table:table-row>
        <table:table-row table:style-name="ro2">
          <table:table-cell office:value-type="float" office:value="135">
            <text:p>135</text:p>
          </table:table-cell>
          <table:table-cell table:style-name="ce6" office:value-type="string">
            <text:p>RO L</text:p>
          </table:table-cell>
          <table:table-cell office:value-type="float" office:value="42381">
            <text:p>12/01/16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5.91">
            <text:p>15,91</text:p>
          </table:table-cell>
          <table:table-cell office:value-type="float" office:value="0.3">
            <text:p>0,3</text:p>
          </table:table-cell>
          <table:table-cell office:value-type="float" office:value="30.3">
            <text:p>30,3</text:p>
          </table:table-cell>
          <table:table-cell office:value-type="float" office:value="3.02250459770115">
            <text:p>3,0</text:p>
          </table:table-cell>
          <table:table-cell table:formula="of:=([.K78])*4" office:value-type="float" office:value="12.0900183908046">
            <text:p>12,09</text:p>
          </table:table-cell>
          <table:table-cell office:value-type="float" office:value="4.06450459770115">
            <text:p>4,1</text:p>
          </table:table-cell>
          <table:table-cell table:formula="of:=[.M78]*9" office:value-type="float" office:value="36.5805413793104">
            <text:p>36,6</text:p>
          </table:table-cell>
          <table:table-cell office:value-type="float" office:value="10.553316091954">
            <text:p>10,6</text:p>
          </table:table-cell>
          <table:table-cell table:formula="of:=[.O78]*4" office:value-type="float" office:value="42.213264367816">
            <text:p>42,2</text:p>
          </table:table-cell>
          <table:table-cell office:value-type="float" office:value="90.883824137931">
            <text:p>90,9</text:p>
          </table:table-cell>
          <table:table-cell office:value-type="float" office:value="20">
            <text:p>20,0</text:p>
          </table:table-cell>
          <table:table-cell table:formula="of:=([.R78]*4)/[.J78]" office:value-type="float" office:value="2.64026402640264">
            <text:p>2,64</text:p>
          </table:table-cell>
          <table:table-cell office:value-type="float" office:value="15.6">
            <text:p>15,6</text:p>
          </table:table-cell>
          <table:table-cell table:formula="of:=([.T78]*9)/[.J78]" office:value-type="float" office:value="4.63366336633663">
            <text:p>4,6</text:p>
          </table:table-cell>
          <table:table-cell office:value-type="float" office:value="45">
            <text:p>45,0</text:p>
          </table:table-cell>
          <table:table-cell table:formula="of:=([.V78]*4)/[.J78]" office:value-type="float" office:value="5.94059405940594">
            <text:p>5,9</text:p>
          </table:table-cell>
          <table:table-cell office:value-type="float" office:value="400.4">
            <text:p>400,4</text:p>
          </table:table-cell>
          <table:table-cell table:formula="of:=[.X78]/[.J78]" office:value-type="float" office:value="13.2145214521452">
            <text:p>13,21</text:p>
          </table:table-cell>
          <table:table-cell table:formula="of:=[.L78]+[.S78]" office:value-type="float" office:value="14.7302824172072">
            <text:p>14,73</text:p>
          </table:table-cell>
          <table:table-cell table:formula="of:=[.Z78]/[.AF78]" office:value-type="percentage" office:value="0.141503520864903">
            <text:p>14,15%</text:p>
          </table:table-cell>
          <table:table-cell table:formula="of:=[.N78]+[.U78]" office:value-type="float" office:value="41.214204745647">
            <text:p>41,21</text:p>
          </table:table-cell>
          <table:table-cell table:formula="of:=[.AB17]/[.AF17]" office:value-type="percentage" office:value="0.376191713529462">
            <text:p>37,62%</text:p>
          </table:table-cell>
          <table:table-cell table:formula="of:=[.P78]+[.W78]" office:value-type="float" office:value="48.1538584272219">
            <text:p>48,15</text:p>
          </table:table-cell>
          <table:table-cell table:formula="of:=[.AD78]/[.AF78]" office:value-type="percentage" office:value="0.462580439240069">
            <text:p>46,26%</text:p>
          </table:table-cell>
          <table:table-cell table:formula="of:=[.Q78]+[.Y78]" office:value-type="float" office:value="104.098345590076">
            <text:p>104,10</text:p>
          </table:table-cell>
          <table:table-cell table:formula="of:=[.AF78]/75" office:value-type="percentage" office:value="1.38797794120102">
            <text:p>138,80%</text:p>
          </table:table-cell>
          <table:table-cell table:number-columns-repeated="4"/>
        </table:table-row>
        <table:table-row table:style-name="ro2" table:visibility="filter">
          <table:table-cell office:value-type="float" office:value="136">
            <text:p>136</text:p>
          </table:table-cell>
          <table:table-cell table:style-name="ce6" office:value-type="string">
            <text:p>RO L</text:p>
          </table:table-cell>
          <table:table-cell office:value-type="float" office:value="42212">
            <text:p>27/07/15</text:p>
          </table:table-cell>
          <table:table-cell office:value-type="float" office:value="8">
            <text:p>8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.497148">
            <text:p>2,5</text:p>
          </table:table-cell>
          <table:table-cell table:formula="of:=([.K79])*4" office:value-type="float" office:value="9.988592">
            <text:p>9,99</text:p>
          </table:table-cell>
          <table:table-cell office:value-type="float" office:value="2.72364666666667">
            <text:p>2,7</text:p>
          </table:table-cell>
          <table:table-cell table:formula="of:=[.M79]*9" office:value-type="float" office:value="24.51282">
            <text:p>24,5</text:p>
          </table:table-cell>
          <table:table-cell office:value-type="float" office:value="7.829">
            <text:p>7,8</text:p>
          </table:table-cell>
          <table:table-cell table:formula="of:=[.O79]*4" office:value-type="float" office:value="31.316">
            <text:p>31,3</text:p>
          </table:table-cell>
          <table:table-cell office:value-type="float" office:value="65.817412">
            <text:p>65,8</text:p>
          </table:table-cell>
          <table:table-cell office:value-type="float" office:value="11.2">
            <text:p>11,2</text:p>
          </table:table-cell>
          <table:table-cell table:formula="of:=([.R79]*4)/[.J79]" office:value-type="float" office:value="1.792">
            <text:p>1,79</text:p>
          </table:table-cell>
          <table:table-cell office:value-type="float" office:value="11.6">
            <text:p>11,6</text:p>
          </table:table-cell>
          <table:table-cell table:formula="of:=([.T79]*9)/[.J79]" office:value-type="float" office:value="4.176">
            <text:p>4,2</text:p>
          </table:table-cell>
          <table:table-cell office:value-type="float" office:value="37.6">
            <text:p>37,6</text:p>
          </table:table-cell>
          <table:table-cell table:formula="of:=([.V79]*4)/[.J79]" office:value-type="float" office:value="6.016">
            <text:p>6,0</text:p>
          </table:table-cell>
          <table:table-cell office:value-type="float" office:value="299.6">
            <text:p>299,6</text:p>
          </table:table-cell>
          <table:table-cell table:formula="of:=[.X79]/[.J79]" office:value-type="float" office:value="11.984">
            <text:p>11,98</text:p>
          </table:table-cell>
          <table:table-cell table:formula="of:=[.L79]+[.S79]" office:value-type="float" office:value="11.780592">
            <text:p>11,78</text:p>
          </table:table-cell>
          <table:table-cell table:formula="of:=[.Z79]/[.AF79]" office:value-type="percentage" office:value="0.151418742888625">
            <text:p>15,14%</text:p>
          </table:table-cell>
          <table:table-cell table:formula="of:=[.N79]+[.U79]" office:value-type="float" office:value="28.68882">
            <text:p>28,69</text:p>
          </table:table-cell>
          <table:table-cell table:formula="of:=[.AB18]/[.AF18]" office:value-type="percentage" office:value="0.368155289664586">
            <text:p>36,82%</text:p>
          </table:table-cell>
          <table:table-cell table:formula="of:=[.P79]+[.W79]" office:value-type="float" office:value="37.332">
            <text:p>37,33</text:p>
          </table:table-cell>
          <table:table-cell table:formula="of:=[.AD79]/[.AF79]" office:value-type="percentage" office:value="0.479837049744033">
            <text:p>47,98%</text:p>
          </table:table-cell>
          <table:table-cell table:formula="of:=[.Q79]+[.Y79]" office:value-type="float" office:value="77.801412">
            <text:p>77,80</text:p>
          </table:table-cell>
          <table:table-cell table:formula="of:=[.AF79]/75" office:value-type="percentage" office:value="1.03735216">
            <text:p>103,74%</text:p>
          </table:table-cell>
          <table:table-cell table:number-columns-repeated="4"/>
        </table:table-row>
        <table:table-row table:style-name="ro2" table:visibility="filter">
          <table:table-cell office:value-type="float" office:value="137">
            <text:p>137</text:p>
          </table:table-cell>
          <table:table-cell table:style-name="ce6" office:value-type="string">
            <text:p>RO L</text:p>
          </table:table-cell>
          <table:table-cell office:value-type="float" office:value="42566">
            <text:p>15/07/16</text:p>
          </table:table-cell>
          <table:table-cell office:value-type="float" office:value="9">
            <text:p>9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3.12095111111111">
            <text:p>3,1</text:p>
          </table:table-cell>
          <table:table-cell table:formula="of:=([.K80])*4" office:value-type="float" office:value="12.4838044444444">
            <text:p>12,48</text:p>
          </table:table-cell>
          <table:table-cell office:value-type="float" office:value="3.95166444444444">
            <text:p>4,0</text:p>
          </table:table-cell>
          <table:table-cell table:formula="of:=[.M80]*9" office:value-type="float" office:value="35.56498">
            <text:p>35,6</text:p>
          </table:table-cell>
          <table:table-cell office:value-type="float" office:value="9.21468888888889">
            <text:p>9,2</text:p>
          </table:table-cell>
          <table:table-cell table:formula="of:=[.O80]*4" office:value-type="float" office:value="36.8587555555556">
            <text:p>36,9</text:p>
          </table:table-cell>
          <table:table-cell office:value-type="float" office:value="84.90754">
            <text:p>84,9</text:p>
          </table:table-cell>
          <table:table-cell office:value-type="float" office:value="20">
            <text:p>20,0</text:p>
          </table:table-cell>
          <table:table-cell table:formula="of:=([.R80]*4)/[.J80]" office:value-type="float" office:value="2.66666666666667">
            <text:p>2,67</text:p>
          </table:table-cell>
          <table:table-cell office:value-type="float" office:value="15.6">
            <text:p>15,6</text:p>
          </table:table-cell>
          <table:table-cell table:formula="of:=([.T80]*9)/[.J80]" office:value-type="float" office:value="4.68">
            <text:p>4,7</text:p>
          </table:table-cell>
          <table:table-cell office:value-type="float" office:value="45">
            <text:p>45,0</text:p>
          </table:table-cell>
          <table:table-cell table:formula="of:=([.V80]*4)/[.J80]" office:value-type="float" office:value="6">
            <text:p>6,0</text:p>
          </table:table-cell>
          <table:table-cell office:value-type="float" office:value="400.4">
            <text:p>400,4</text:p>
          </table:table-cell>
          <table:table-cell table:formula="of:=[.X80]/[.J80]" office:value-type="float" office:value="13.3466666666667">
            <text:p>13,35</text:p>
          </table:table-cell>
          <table:table-cell table:formula="of:=[.L80]+[.S80]" office:value-type="float" office:value="15.1504711111111">
            <text:p>15,15</text:p>
          </table:table-cell>
          <table:table-cell table:formula="of:=[.Z80]/[.AF80]" office:value-type="percentage" office:value="0.154196666230383">
            <text:p>15,42%</text:p>
          </table:table-cell>
          <table:table-cell table:formula="of:=[.N80]+[.U80]" office:value-type="float" office:value="40.24498">
            <text:p>40,24</text:p>
          </table:table-cell>
          <table:table-cell table:formula="of:=[.AB19]/[.AF19]" office:value-type="percentage" office:value="0.339698046495544">
            <text:p>33,97%</text:p>
          </table:table-cell>
          <table:table-cell table:formula="of:=[.P80]+[.W80]" office:value-type="float" office:value="42.8587555555556">
            <text:p>42,86</text:p>
          </table:table-cell>
          <table:table-cell table:formula="of:=[.AD80]/[.AF80]" office:value-type="percentage" office:value="0.436202754157453">
            <text:p>43,62%</text:p>
          </table:table-cell>
          <table:table-cell table:formula="of:=[.Q80]+[.Y80]" office:value-type="float" office:value="98.2542066666667">
            <text:p>98,25</text:p>
          </table:table-cell>
          <table:table-cell table:formula="of:=[.AF80]/75" office:value-type="percentage" office:value="1.31005608888889">
            <text:p>131,01%</text:p>
          </table:table-cell>
          <table:table-cell table:number-columns-repeated="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SA L</text:p>
          </table:table-cell>
          <table:table-cell office:value-type="float" office:value="42034">
            <text:p>30/01/15</text:p>
          </table:table-cell>
          <table:table-cell office:value-type="float" office:value="13.4">
            <text:p>13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02">
            <text:p>-0,02</text:p>
          </table:table-cell>
          <table:table-cell office:value-type="float" office:value="43">
            <text:p>43</text:p>
          </table:table-cell>
          <table:table-cell office:value-type="float" office:value="3.33058139534884">
            <text:p>3,3</text:p>
          </table:table-cell>
          <table:table-cell table:formula="of:=([.K81])*4" office:value-type="float" office:value="13.3223255813954">
            <text:p>13,32</text:p>
          </table:table-cell>
          <table:table-cell office:value-type="float" office:value="2.92992558139535">
            <text:p>2,9</text:p>
          </table:table-cell>
          <table:table-cell table:formula="of:=[.M81]*9" office:value-type="float" office:value="26.3693302325581">
            <text:p>26,4</text:p>
          </table:table-cell>
          <table:table-cell office:value-type="float" office:value="5.70549186046512">
            <text:p>5,7</text:p>
          </table:table-cell>
          <table:table-cell table:formula="of:=[.O81]*4" office:value-type="float" office:value="22.8219674418605">
            <text:p>22,8</text:p>
          </table:table-cell>
          <table:table-cell office:value-type="float" office:value="62.513623255814">
            <text:p>62,5</text:p>
          </table:table-cell>
          <table:table-cell office:value-type="float" office:value="26.6666666666667">
            <text:p>26,7</text:p>
          </table:table-cell>
          <table:table-cell table:formula="of:=([.R81]*4)/[.J81]" office:value-type="float" office:value="2.48062015503876">
            <text:p>2,48</text:p>
          </table:table-cell>
          <table:table-cell office:value-type="float" office:value="20.8">
            <text:p>20,8</text:p>
          </table:table-cell>
          <table:table-cell table:formula="of:=([.T81]*9)/[.J81]" office:value-type="float" office:value="4.35348837209302">
            <text:p>4,4</text:p>
          </table:table-cell>
          <table:table-cell office:value-type="float" office:value="60">
            <text:p>60,0</text:p>
          </table:table-cell>
          <table:table-cell table:formula="of:=([.V81]*4)/[.J81]" office:value-type="float" office:value="5.58139534883721">
            <text:p>5,6</text:p>
          </table:table-cell>
          <table:table-cell office:value-type="float" office:value="533.866666666667">
            <text:p>533,9</text:p>
          </table:table-cell>
          <table:table-cell table:formula="of:=[.X81]/[.J81]" office:value-type="float" office:value="12.415503875969">
            <text:p>12,42</text:p>
          </table:table-cell>
          <table:table-cell table:formula="of:=[.L81]+[.S81]" office:value-type="float" office:value="15.8029457364341">
            <text:p>15,80</text:p>
          </table:table-cell>
          <table:table-cell table:formula="of:=[.Z81]/[.AF81]" office:value-type="percentage" office:value="0.210905242612001">
            <text:p>21,09%</text:p>
          </table:table-cell>
          <table:table-cell table:formula="of:=[.N81]+[.U81]" office:value-type="float" office:value="30.7228186046512">
            <text:p>30,72</text:p>
          </table:table-cell>
          <table:table-cell table:formula="of:=[.AB20]/[.AF20]" office:value-type="percentage" office:value="0.334786851683102">
            <text:p>33,48%</text:p>
          </table:table-cell>
          <table:table-cell table:formula="of:=[.P81]+[.W81]" office:value-type="float" office:value="28.4033627906977">
            <text:p>28,40</text:p>
          </table:table-cell>
          <table:table-cell table:formula="of:=[.AD81]/[.AF81]" office:value-type="percentage" office:value="0.37906971398109">
            <text:p>37,91%</text:p>
          </table:table-cell>
          <table:table-cell table:formula="of:=[.Q81]+[.Y81]" office:value-type="float" office:value="74.929127131783">
            <text:p>74,93</text:p>
          </table:table-cell>
          <table:table-cell table:formula="of:=[.AF81]/60" office:value-type="percentage" office:value="1.24881878552972">
            <text:p>124,88%</text:p>
          </table:table-cell>
          <table:table-cell table:number-columns-repeated="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SA L</text:p>
          </table:table-cell>
          <table:table-cell office:value-type="float" office:value="41838">
            <text:p>18/07/14</text:p>
          </table:table-cell>
          <table:table-cell office:value-type="float" office:value="12.8">
            <text:p>12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6.92">
            <text:p>16,92</text:p>
          </table:table-cell>
          <table:table-cell office:value-type="float" office:value="-0.4">
            <text:p>-0,4</text:p>
          </table:table-cell>
          <table:table-cell office:value-type="float" office:value="39.1">
            <text:p>39,1</text:p>
          </table:table-cell>
          <table:table-cell office:value-type="float" office:value="4.37632222222222">
            <text:p>4,4</text:p>
          </table:table-cell>
          <table:table-cell table:formula="of:=([.K82])*4" office:value-type="float" office:value="17.5052888888889">
            <text:p>17,51</text:p>
          </table:table-cell>
          <table:table-cell office:value-type="float" office:value="3.6703452991453">
            <text:p>3,7</text:p>
          </table:table-cell>
          <table:table-cell table:formula="of:=[.M82]*9" office:value-type="float" office:value="33.0331076923077">
            <text:p>33,0</text:p>
          </table:table-cell>
          <table:table-cell office:value-type="float" office:value="7.84971709401709">
            <text:p>7,8</text:p>
          </table:table-cell>
          <table:table-cell table:formula="of:=[.O82]*4" office:value-type="float" office:value="31.3988683760684">
            <text:p>31,4</text:p>
          </table:table-cell>
          <table:table-cell office:value-type="float" office:value="81.937264957265">
            <text:p>81,9</text:p>
          </table:table-cell>
          <table:table-cell office:value-type="float" office:value="40">
            <text:p>40,0</text:p>
          </table:table-cell>
          <table:table-cell table:formula="of:=([.R82]*4)/[.J82]" office:value-type="float" office:value="4.0920716112532">
            <text:p>4,09</text:p>
          </table:table-cell>
          <table:table-cell office:value-type="float" office:value="31.2">
            <text:p>31,2</text:p>
          </table:table-cell>
          <table:table-cell table:formula="of:=([.T82]*9)/[.J82]" office:value-type="float" office:value="7.18158567774936">
            <text:p>7,2</text:p>
          </table:table-cell>
          <table:table-cell office:value-type="float" office:value="90">
            <text:p>90,0</text:p>
          </table:table-cell>
          <table:table-cell table:formula="of:=([.V82]*4)/[.J82]" office:value-type="float" office:value="9.20716112531969">
            <text:p>9,2</text:p>
          </table:table-cell>
          <table:table-cell office:value-type="float" office:value="800.8">
            <text:p>800,8</text:p>
          </table:table-cell>
          <table:table-cell table:formula="of:=[.X82]/[.J82]" office:value-type="float" office:value="20.4808184143222">
            <text:p>20,48</text:p>
          </table:table-cell>
          <table:table-cell table:formula="of:=[.L82]+[.S82]" office:value-type="float" office:value="21.5973605001421">
            <text:p>21,60</text:p>
          </table:table-cell>
          <table:table-cell table:formula="of:=[.Z82]/[.AF82]" office:value-type="percentage" office:value="0.210874484164909">
            <text:p>21,09%</text:p>
          </table:table-cell>
          <table:table-cell table:formula="of:=[.N82]+[.U82]" office:value-type="float" office:value="40.2146933700571">
            <text:p>40,21</text:p>
          </table:table-cell>
          <table:table-cell table:formula="of:=[.AB21]/[.AF21]" office:value-type="percentage" office:value="0.340518153710871">
            <text:p>34,05%</text:p>
          </table:table-cell>
          <table:table-cell table:formula="of:=[.P82]+[.W82]" office:value-type="float" office:value="40.6060295013881">
            <text:p>40,61</text:p>
          </table:table-cell>
          <table:table-cell table:formula="of:=[.AD82]/[.AF82]" office:value-type="percentage" office:value="0.39647324148865">
            <text:p>39,65%</text:p>
          </table:table-cell>
          <table:table-cell table:formula="of:=[.Q82]+[.Y82]" office:value-type="float" office:value="102.418083371587">
            <text:p>102,42</text:p>
          </table:table-cell>
          <table:table-cell table:formula="of:=[.AF82]/60" office:value-type="percentage" office:value="1.70696805619312">
            <text:p>170,70%</text:p>
          </table:table-cell>
          <table:table-cell table:number-columns-repeated="4"/>
        </table:table-row>
        <table:table-row table:style-name="ro2" table:visibility="filter">
          <table:table-cell office:value-type="float" office:value="141">
            <text:p>141</text:p>
          </table:table-cell>
          <table:table-cell office:value-type="string">
            <text:p>SA L</text:p>
          </table:table-cell>
          <table:table-cell office:value-type="float" office:value="42380">
            <text:p>11/01/16</text:p>
          </table:table-cell>
          <table:table-cell office:value-type="float" office:value="14.3">
            <text:p>14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50">
            <text:p>50</text:p>
          </table:table-cell>
          <table:table-cell office:value-type="float" office:value="2.37951333333333">
            <text:p>2,4</text:p>
          </table:table-cell>
          <table:table-cell table:formula="of:=([.K83])*4" office:value-type="float" office:value="9.51805333333332">
            <text:p>9,52</text:p>
          </table:table-cell>
          <table:table-cell office:value-type="float" office:value="2.72185333333333">
            <text:p>2,7</text:p>
          </table:table-cell>
          <table:table-cell table:formula="of:=[.M83]*9" office:value-type="float" office:value="24.49668">
            <text:p>24,5</text:p>
          </table:table-cell>
          <table:table-cell office:value-type="float" office:value="6.47654466666667">
            <text:p>6,5</text:p>
          </table:table-cell>
          <table:table-cell table:formula="of:=[.O83]*4" office:value-type="float" office:value="25.9061786666667">
            <text:p>25,9</text:p>
          </table:table-cell>
          <table:table-cell office:value-type="float" office:value="59.920912">
            <text:p>59,9</text:p>
          </table:table-cell>
          <table:table-cell office:value-type="float" office:value="20">
            <text:p>20,0</text:p>
          </table:table-cell>
          <table:table-cell table:formula="of:=([.R83]*4)/[.J83]" office:value-type="float" office:value="1.6">
            <text:p>1,60</text:p>
          </table:table-cell>
          <table:table-cell office:value-type="float" office:value="15.6">
            <text:p>15,6</text:p>
          </table:table-cell>
          <table:table-cell table:formula="of:=([.T83]*9)/[.J83]" office:value-type="float" office:value="2.808">
            <text:p>2,8</text:p>
          </table:table-cell>
          <table:table-cell office:value-type="float" office:value="45">
            <text:p>45,0</text:p>
          </table:table-cell>
          <table:table-cell table:formula="of:=([.V83]*4)/[.J83]" office:value-type="float" office:value="3.6">
            <text:p>3,6</text:p>
          </table:table-cell>
          <table:table-cell office:value-type="float" office:value="400.4">
            <text:p>400,4</text:p>
          </table:table-cell>
          <table:table-cell table:formula="of:=[.X83]/[.J83]" office:value-type="float" office:value="8.008">
            <text:p>8,01</text:p>
          </table:table-cell>
          <table:table-cell table:formula="of:=[.L83]+[.S83]" office:value-type="float" office:value="11.1180533333333">
            <text:p>11,12</text:p>
          </table:table-cell>
          <table:table-cell table:formula="of:=[.Z83]/[.AF83]" office:value-type="percentage" office:value="0.163671888831862">
            <text:p>16,37%</text:p>
          </table:table-cell>
          <table:table-cell table:formula="of:=[.N83]+[.U83]" office:value-type="float" office:value="27.30468">
            <text:p>27,30</text:p>
          </table:table-cell>
          <table:table-cell table:formula="of:=[.AB22]/[.AF22]" office:value-type="percentage" office:value="0.329763138104357">
            <text:p>32,98%</text:p>
          </table:table-cell>
          <table:table-cell table:formula="of:=[.P83]+[.W83]" office:value-type="float" office:value="29.5061786666667">
            <text:p>29,51</text:p>
          </table:table-cell>
          <table:table-cell table:formula="of:=[.AD83]/[.AF83]" office:value-type="percentage" office:value="0.434368486082431">
            <text:p>43,44%</text:p>
          </table:table-cell>
          <table:table-cell table:formula="of:=[.Q83]+[.Y83]" office:value-type="float" office:value="67.928912">
            <text:p>67,93</text:p>
          </table:table-cell>
          <table:table-cell table:formula="of:=[.AF83]/60" office:value-type="percentage" office:value="1.13214853333333">
            <text:p>113,21%</text:p>
          </table:table-cell>
          <table:table-cell table:number-columns-repeated="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SA L</text:p>
          </table:table-cell>
          <table:table-cell office:value-type="float" office:value="42200">
            <text:p>15/07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9.5">
            <text:p>159,5</text:p>
          </table:table-cell>
          <table:table-cell table:style-name="ce2" office:value-type="float" office:value="18">
            <text:p>18</text:p>
          </table:table-cell>
          <table:table-cell office:value-type="float" office:value="-0.2">
            <text:p>-0,2</text:p>
          </table:table-cell>
          <table:table-cell office:value-type="float" office:value="45.8">
            <text:p>45,8</text:p>
          </table:table-cell>
          <table:table-cell office:value-type="float" office:value="2.27511444921316">
            <text:p>2,3</text:p>
          </table:table-cell>
          <table:table-cell table:formula="of:=([.K84])*4" office:value-type="float" office:value="9.10045779685264">
            <text:p>9,10</text:p>
          </table:table-cell>
          <table:table-cell office:value-type="float" office:value="1.99774463519313">
            <text:p>2,0</text:p>
          </table:table-cell>
          <table:table-cell table:formula="of:=[.M84]*9" office:value-type="float" office:value="17.9797017167382">
            <text:p>18,0</text:p>
          </table:table-cell>
          <table:table-cell office:value-type="float" office:value="5.40312660944206">
            <text:p>5,4</text:p>
          </table:table-cell>
          <table:table-cell table:formula="of:=[.O84]*4" office:value-type="float" office:value="21.6125064377682">
            <text:p>21,6</text:p>
          </table:table-cell>
          <table:table-cell office:value-type="float" office:value="48.6926659513591">
            <text:p>48,7</text:p>
          </table:table-cell>
          <table:table-cell office:value-type="float" office:value="33.3333333333333">
            <text:p>33,3</text:p>
          </table:table-cell>
          <table:table-cell table:formula="of:=([.R84]*4)/[.J84]" office:value-type="float" office:value="2.91120815138282">
            <text:p>2,91</text:p>
          </table:table-cell>
          <table:table-cell office:value-type="float" office:value="26">
            <text:p>26,0</text:p>
          </table:table-cell>
          <table:table-cell table:formula="of:=([.T84]*9)/[.J84]" office:value-type="float" office:value="5.10917030567686">
            <text:p>5,1</text:p>
          </table:table-cell>
          <table:table-cell office:value-type="float" office:value="75">
            <text:p>75,0</text:p>
          </table:table-cell>
          <table:table-cell table:formula="of:=([.V84]*4)/[.J84]" office:value-type="float" office:value="6.55021834061135">
            <text:p>6,6</text:p>
          </table:table-cell>
          <table:table-cell office:value-type="float" office:value="667.333333333333">
            <text:p>667,3</text:p>
          </table:table-cell>
          <table:table-cell table:formula="of:=[.X84]/[.J84]" office:value-type="float" office:value="14.570596797671">
            <text:p>14,57</text:p>
          </table:table-cell>
          <table:table-cell table:formula="of:=[.L84]+[.S84]" office:value-type="float" office:value="12.0116659482355">
            <text:p>12,01</text:p>
          </table:table-cell>
          <table:table-cell table:formula="of:=[.Z84]/[.AF84]" office:value-type="percentage" office:value="0.189867949047879">
            <text:p>18,99%</text:p>
          </table:table-cell>
          <table:table-cell table:formula="of:=[.N84]+[.U84]" office:value-type="float" office:value="23.088872022415">
            <text:p>23,09</text:p>
          </table:table-cell>
          <table:table-cell table:formula="of:=[.AB23]/[.AF23]" office:value-type="percentage" office:value="0.321245378309372">
            <text:p>32,12%</text:p>
          </table:table-cell>
          <table:table-cell table:formula="of:=[.P84]+[.W84]" office:value-type="float" office:value="28.1627247783796">
            <text:p>28,16</text:p>
          </table:table-cell>
          <table:table-cell table:formula="of:=[.AD84]/[.AF84]" office:value-type="percentage" office:value="0.44516712471981">
            <text:p>44,52%</text:p>
          </table:table-cell>
          <table:table-cell table:formula="of:=[.Q84]+[.Y84]" office:value-type="float" office:value="63.2632627490301">
            <text:p>63,26</text:p>
          </table:table-cell>
          <table:table-cell table:formula="of:=[.AF84]/60" office:value-type="percentage" office:value="1.05438771248384">
            <text:p>105,44%</text:p>
          </table:table-cell>
          <table:table-cell table:number-columns-repeated="4"/>
        </table:table-row>
        <table:table-row table:style-name="ro2" table:visibility="filter">
          <table:table-cell office:value-type="float" office:value="143">
            <text:p>143</text:p>
          </table:table-cell>
          <table:table-cell office:value-type="string">
            <text:p>SA L</text:p>
          </table:table-cell>
          <table:table-cell office:value-type="float" office:value="42558">
            <text:p>07/07/16</text:p>
          </table:table-cell>
          <table:table-cell office:value-type="float" office:value="14.8">
            <text:p>14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2.65519387755102">
            <text:p>2,7</text:p>
          </table:table-cell>
          <table:table-cell table:formula="of:=([.K85])*4" office:value-type="float" office:value="10.6207755102041">
            <text:p>10,62</text:p>
          </table:table-cell>
          <table:table-cell office:value-type="float" office:value="2.55130340136054">
            <text:p>2,6</text:p>
          </table:table-cell>
          <table:table-cell table:formula="of:=[.M85]*9" office:value-type="float" office:value="22.9617306122449">
            <text:p>23,0</text:p>
          </table:table-cell>
          <table:table-cell office:value-type="float" office:value="4.63963945578231">
            <text:p>4,6</text:p>
          </table:table-cell>
          <table:table-cell table:formula="of:=[.O85]*4" office:value-type="float" office:value="18.5585578231292">
            <text:p>18,6</text:p>
          </table:table-cell>
          <table:table-cell office:value-type="float" office:value="52.1410639455782">
            <text:p>52,1</text:p>
          </table:table-cell>
          <table:table-cell office:value-type="float" office:value="26.6666666666667">
            <text:p>26,7</text:p>
          </table:table-cell>
          <table:table-cell table:formula="of:=([.R85]*4)/[.J85]" office:value-type="float" office:value="2.17687074829932">
            <text:p>2,18</text:p>
          </table:table-cell>
          <table:table-cell office:value-type="float" office:value="20.8">
            <text:p>20,8</text:p>
          </table:table-cell>
          <table:table-cell table:formula="of:=([.T85]*9)/[.J85]" office:value-type="float" office:value="3.82040816326531">
            <text:p>3,8</text:p>
          </table:table-cell>
          <table:table-cell office:value-type="float" office:value="60">
            <text:p>60,0</text:p>
          </table:table-cell>
          <table:table-cell table:formula="of:=([.V85]*4)/[.J85]" office:value-type="float" office:value="4.89795918367347">
            <text:p>4,9</text:p>
          </table:table-cell>
          <table:table-cell office:value-type="float" office:value="533.866666666667">
            <text:p>533,9</text:p>
          </table:table-cell>
          <table:table-cell table:formula="of:=[.X85]/[.J85]" office:value-type="float" office:value="10.8952380952381">
            <text:p>10,90</text:p>
          </table:table-cell>
          <table:table-cell table:formula="of:=[.L85]+[.S85]" office:value-type="float" office:value="12.7976462585034">
            <text:p>12,80</text:p>
          </table:table-cell>
          <table:table-cell table:formula="of:=[.Z85]/[.AF85]" office:value-type="percentage" office:value="0.203020257283127">
            <text:p>20,30%</text:p>
          </table:table-cell>
          <table:table-cell table:formula="of:=[.N85]+[.U85]" office:value-type="float" office:value="26.7821387755102">
            <text:p>26,78</text:p>
          </table:table-cell>
          <table:table-cell table:formula="of:=[.AB24]/[.AF24]" office:value-type="percentage" office:value="0.356755925646505">
            <text:p>35,68%</text:p>
          </table:table-cell>
          <table:table-cell table:formula="of:=[.P85]+[.W85]" office:value-type="float" office:value="23.4565170068027">
            <text:p>23,46</text:p>
          </table:table-cell>
          <table:table-cell table:formula="of:=[.AD85]/[.AF85]" office:value-type="percentage" office:value="0.372111247763463">
            <text:p>37,21%</text:p>
          </table:table-cell>
          <table:table-cell table:formula="of:=[.Q85]+[.Y85]" office:value-type="float" office:value="63.0363020408163">
            <text:p>63,04</text:p>
          </table:table-cell>
          <table:table-cell table:formula="of:=[.AF85]/60" office:value-type="percentage" office:value="1.05060503401361">
            <text:p>105,06%</text:p>
          </table:table-cell>
          <table:table-cell table:number-columns-repeated="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SA B</text:p>
          </table:table-cell>
          <table:table-cell office:value-type="float" office:value="41674">
            <text:p>04/02/14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36.5">
            <text:p>136,5</text:p>
          </table:table-cell>
          <table:table-cell table:style-name="ce2" office:value-type="float" office:value="15.4">
            <text:p>15,4</text:p>
          </table:table-cell>
          <table:table-cell office:value-type="float" office:value="-1.1">
            <text:p>-1,1</text:p>
          </table:table-cell>
          <table:table-cell office:value-type="float" office:value="28.7">
            <text:p>28,7</text:p>
          </table:table-cell>
          <table:table-cell office:value-type="float" office:value="4.04553664302601">
            <text:p>4,0</text:p>
          </table:table-cell>
          <table:table-cell table:formula="of:=([.K86])*4" office:value-type="float" office:value="16.182146572104">
            <text:p>16,18</text:p>
          </table:table-cell>
          <table:table-cell office:value-type="float" office:value="3.51273640661939">
            <text:p>3,5</text:p>
          </table:table-cell>
          <table:table-cell table:formula="of:=[.M86]*9" office:value-type="float" office:value="31.6146276595745">
            <text:p>31,6</text:p>
          </table:table-cell>
          <table:table-cell office:value-type="float" office:value="9.86839243498818">
            <text:p>9,9</text:p>
          </table:table-cell>
          <table:table-cell table:formula="of:=[.O86]*4" office:value-type="float" office:value="39.4735697399527">
            <text:p>39,5</text:p>
          </table:table-cell>
          <table:table-cell office:value-type="float" office:value="87.2703439716312">
            <text:p>87,3</text:p>
          </table:table-cell>
          <table:table-cell office:value-type="float" office:value="11.2">
            <text:p>11,2</text:p>
          </table:table-cell>
          <table:table-cell table:formula="of:=([.R86]*4)/[.J86]" office:value-type="float" office:value="1.5609756097561">
            <text:p>1,56</text:p>
          </table:table-cell>
          <table:table-cell office:value-type="float" office:value="11.6">
            <text:p>11,6</text:p>
          </table:table-cell>
          <table:table-cell table:formula="of:=([.T86]*9)/[.J86]" office:value-type="float" office:value="3.63763066202091">
            <text:p>3,6</text:p>
          </table:table-cell>
          <table:table-cell office:value-type="float" office:value="37.6">
            <text:p>37,6</text:p>
          </table:table-cell>
          <table:table-cell table:formula="of:=([.V86]*4)/[.J86]" office:value-type="float" office:value="5.2404181184669">
            <text:p>5,2</text:p>
          </table:table-cell>
          <table:table-cell office:value-type="float" office:value="299.6">
            <text:p>299,6</text:p>
          </table:table-cell>
          <table:table-cell table:formula="of:=[.X86]/[.J86]" office:value-type="float" office:value="10.4390243902439">
            <text:p>10,44</text:p>
          </table:table-cell>
          <table:table-cell table:formula="of:=[.L86]+[.S86]" office:value-type="float" office:value="17.7431221818601">
            <text:p>17,74</text:p>
          </table:table-cell>
          <table:table-cell table:formula="of:=[.Z86]/[.AF86]" office:value-type="percentage" office:value="0.181590798091611">
            <text:p>18,16%</text:p>
          </table:table-cell>
          <table:table-cell table:formula="of:=[.N86]+[.U86]" office:value-type="float" office:value="35.2522583215954">
            <text:p>35,25</text:p>
          </table:table-cell>
          <table:table-cell table:formula="of:=[.AB25]/[.AF25]" office:value-type="percentage" office:value="0.378189933698402">
            <text:p>37,82%</text:p>
          </table:table-cell>
          <table:table-cell table:formula="of:=[.P86]+[.W86]" office:value-type="float" office:value="44.7139878584196">
            <text:p>44,71</text:p>
          </table:table-cell>
          <table:table-cell table:formula="of:=[.AD86]/[.AF86]" office:value-type="percentage" office:value="0.457622320234611">
            <text:p>45,76%</text:p>
          </table:table-cell>
          <table:table-cell table:formula="of:=[.Q86]+[.Y86]" office:value-type="float" office:value="97.7093683618751">
            <text:p>97,71</text:p>
          </table:table-cell>
          <table:table-cell table:formula="of:=[.AF86]/60" office:value-type="percentage" office:value="1.62848947269792">
            <text:p>162,85%</text:p>
          </table:table-cell>
          <table:table-cell table:number-columns-repeated="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SA B</text:p>
          </table:table-cell>
          <table:table-cell office:value-type="float" office:value="42039">
            <text:p>04/02/15</text:p>
          </table:table-cell>
          <table:table-cell office:value-type="float" office:value="13.1">
            <text:p>13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1.7">
            <text:p>141,7</text:p>
          </table:table-cell>
          <table:table-cell table:style-name="ce2" office:value-type="float" office:value="15.54">
            <text:p>15,54</text:p>
          </table:table-cell>
          <table:table-cell office:value-type="float" office:value="-1.4">
            <text:p>-1,4</text:p>
          </table:table-cell>
          <table:table-cell office:value-type="float" office:value="31.2">
            <text:p>31,2</text:p>
          </table:table-cell>
          <table:table-cell office:value-type="float" office:value="3.69406111111111">
            <text:p>3,7</text:p>
          </table:table-cell>
          <table:table-cell table:formula="of:=([.K87])*4" office:value-type="float" office:value="14.7762444444444">
            <text:p>14,78</text:p>
          </table:table-cell>
          <table:table-cell office:value-type="float" office:value="3.80284444444444">
            <text:p>3,8</text:p>
          </table:table-cell>
          <table:table-cell table:formula="of:=[.M87]*9" office:value-type="float" office:value="34.2256">
            <text:p>34,2</text:p>
          </table:table-cell>
          <table:table-cell office:value-type="float" office:value="11.9250777777778">
            <text:p>11,9</text:p>
          </table:table-cell>
          <table:table-cell table:formula="of:=[.O87]*4" office:value-type="float" office:value="47.7003111111112">
            <text:p>47,7</text:p>
          </table:table-cell>
          <table:table-cell office:value-type="float" office:value="96.7021555555555">
            <text:p>96,7</text:p>
          </table:table-cell>
          <table:table-cell office:value-type="float" office:value="11.2">
            <text:p>11,2</text:p>
          </table:table-cell>
          <table:table-cell table:formula="of:=([.R87]*4)/[.J87]" office:value-type="float" office:value="1.43589743589744">
            <text:p>1,44</text:p>
          </table:table-cell>
          <table:table-cell office:value-type="float" office:value="11.6">
            <text:p>11,6</text:p>
          </table:table-cell>
          <table:table-cell table:formula="of:=([.T87]*9)/[.J87]" office:value-type="float" office:value="3.34615384615385">
            <text:p>3,3</text:p>
          </table:table-cell>
          <table:table-cell office:value-type="float" office:value="37.6">
            <text:p>37,6</text:p>
          </table:table-cell>
          <table:table-cell table:formula="of:=([.V87]*4)/[.J87]" office:value-type="float" office:value="4.82051282051282">
            <text:p>4,8</text:p>
          </table:table-cell>
          <table:table-cell office:value-type="float" office:value="299.6">
            <text:p>299,6</text:p>
          </table:table-cell>
          <table:table-cell table:formula="of:=[.X87]/[.J87]" office:value-type="float" office:value="9.6025641025641">
            <text:p>9,60</text:p>
          </table:table-cell>
          <table:table-cell table:formula="of:=[.L87]+[.S87]" office:value-type="float" office:value="16.2121418803419">
            <text:p>16,21</text:p>
          </table:table-cell>
          <table:table-cell table:formula="of:=[.Z87]/[.AF87]" office:value-type="percentage" office:value="0.152506322696497">
            <text:p>15,25%</text:p>
          </table:table-cell>
          <table:table-cell table:formula="of:=[.N87]+[.U87]" office:value-type="float" office:value="37.5717538461538">
            <text:p>37,57</text:p>
          </table:table-cell>
          <table:table-cell table:formula="of:=[.AB26]/[.AF26]" office:value-type="percentage" office:value="0.386566051038417">
            <text:p>38,66%</text:p>
          </table:table-cell>
          <table:table-cell table:formula="of:=[.P87]+[.W87]" office:value-type="float" office:value="52.520823931624">
            <text:p>52,52</text:p>
          </table:table-cell>
          <table:table-cell table:formula="of:=[.AD87]/[.AF87]" office:value-type="percentage" office:value="0.494059192296759">
            <text:p>49,41%</text:p>
          </table:table-cell>
          <table:table-cell table:formula="of:=[.Q87]+[.Y87]" office:value-type="float" office:value="106.30471965812">
            <text:p>106,30</text:p>
          </table:table-cell>
          <table:table-cell table:formula="of:=[.AF87]/60" office:value-type="percentage" office:value="1.77174532763533">
            <text:p>177,17%</text:p>
          </table:table-cell>
          <table:table-cell table:number-columns-repeated="4"/>
        </table:table-row>
        <table:table-row table:style-name="ro2" table:visibility="filter">
          <table:table-cell office:value-type="float" office:value="147">
            <text:p>147</text:p>
          </table:table-cell>
          <table:table-cell office:value-type="string">
            <text:p>SA B</text:p>
          </table:table-cell>
          <table:table-cell office:value-type="float" office:value="42487">
            <text:p>27/04/16</text:p>
          </table:table-cell>
          <table:table-cell office:value-type="float" office:value="14.4">
            <text:p>14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3.39692941176471">
            <text:p>3,4</text:p>
          </table:table-cell>
          <table:table-cell table:formula="of:=([.K88])*4" office:value-type="float" office:value="13.5877176470588">
            <text:p>13,59</text:p>
          </table:table-cell>
          <table:table-cell office:value-type="float" office:value="4.29841343137255">
            <text:p>4,3</text:p>
          </table:table-cell>
          <table:table-cell table:formula="of:=[.M88]*9" office:value-type="float" office:value="38.685720882353">
            <text:p>38,7</text:p>
          </table:table-cell>
          <table:table-cell office:value-type="float" office:value="9.46869705882353">
            <text:p>9,5</text:p>
          </table:table-cell>
          <table:table-cell table:formula="of:=[.O88]*4" office:value-type="float" office:value="37.8747882352941">
            <text:p>37,9</text:p>
          </table:table-cell>
          <table:table-cell office:value-type="float" office:value="90.1482267647059">
            <text:p>90,1</text:p>
          </table:table-cell>
          <table:table-cell office:value-type="float" office:value="11.2">
            <text:p>11,2</text:p>
          </table:table-cell>
          <table:table-cell table:formula="of:=([.R88]*4)/[.J88]" office:value-type="float" office:value="1.31764705882353">
            <text:p>1,32</text:p>
          </table:table-cell>
          <table:table-cell office:value-type="float" office:value="11.6">
            <text:p>11,6</text:p>
          </table:table-cell>
          <table:table-cell table:formula="of:=([.T88]*9)/[.J88]" office:value-type="float" office:value="3.07058823529412">
            <text:p>3,1</text:p>
          </table:table-cell>
          <table:table-cell office:value-type="float" office:value="37.6">
            <text:p>37,6</text:p>
          </table:table-cell>
          <table:table-cell table:formula="of:=([.V88]*4)/[.J88]" office:value-type="float" office:value="4.42352941176471">
            <text:p>4,4</text:p>
          </table:table-cell>
          <table:table-cell office:value-type="float" office:value="299.6">
            <text:p>299,6</text:p>
          </table:table-cell>
          <table:table-cell table:formula="of:=[.X88]/[.J88]" office:value-type="float" office:value="8.81176470588235">
            <text:p>8,81</text:p>
          </table:table-cell>
          <table:table-cell table:formula="of:=[.L88]+[.S88]" office:value-type="float" office:value="14.9053647058824">
            <text:p>14,91</text:p>
          </table:table-cell>
          <table:table-cell table:formula="of:=[.Z88]/[.AF88]" office:value-type="percentage" office:value="0.150620109039847">
            <text:p>15,06%</text:p>
          </table:table-cell>
          <table:table-cell table:formula="of:=[.N88]+[.U88]" office:value-type="float" office:value="41.7563091176471">
            <text:p>41,76</text:p>
          </table:table-cell>
          <table:table-cell table:formula="of:=[.AB27]/[.AF27]" office:value-type="percentage" office:value="0">
            <text:p>#DIV/0 !</text:p>
          </table:table-cell>
          <table:table-cell table:formula="of:=[.P88]+[.W88]" office:value-type="float" office:value="42.2983176470588">
            <text:p>42,30</text:p>
          </table:table-cell>
          <table:table-cell table:formula="of:=[.AD88]/[.AF88]" office:value-type="percentage" office:value="0.427428469005378">
            <text:p>42,74%</text:p>
          </table:table-cell>
          <table:table-cell table:formula="of:=[.Q88]+[.Y88]" office:value-type="float" office:value="98.9599914705883">
            <text:p>98,96</text:p>
          </table:table-cell>
          <table:table-cell table:formula="of:=[.AF88]/60" office:value-type="percentage" office:value="1.64933319117647">
            <text:p>164,93%</text:p>
          </table:table-cell>
          <table:table-cell table:number-columns-repeated="4"/>
        </table:table-row>
        <table:table-row table:style-name="ro2" table:visibility="filter">
          <table:table-cell office:value-type="float" office:value="148">
            <text:p>148</text:p>
          </table:table-cell>
          <table:table-cell office:value-type="string">
            <text:p>SA B</text:p>
          </table:table-cell>
          <table:table-cell office:value-type="float" office:value="42291">
            <text:p>14/10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3.44282929292929">
            <text:p>3,4</text:p>
          </table:table-cell>
          <table:table-cell table:formula="of:=([.K89])*4" office:value-type="float" office:value="13.7713171717172">
            <text:p>13,77</text:p>
          </table:table-cell>
          <table:table-cell office:value-type="float" office:value="3.66782828282828">
            <text:p>3,7</text:p>
          </table:table-cell>
          <table:table-cell table:formula="of:=[.M89]*9" office:value-type="float" office:value="33.0104545454545">
            <text:p>33,0</text:p>
          </table:table-cell>
          <table:table-cell office:value-type="float" office:value="10.7015373737374">
            <text:p>10,7</text:p>
          </table:table-cell>
          <table:table-cell table:formula="of:=[.O89]*4" office:value-type="float" office:value="42.8061494949496">
            <text:p>42,8</text:p>
          </table:table-cell>
          <table:table-cell office:value-type="float" office:value="89.5879212121212">
            <text:p>89,6</text:p>
          </table:table-cell>
          <table:table-cell office:value-type="float" office:value="11.2">
            <text:p>11,2</text:p>
          </table:table-cell>
          <table:table-cell table:formula="of:=([.R89]*4)/[.J89]" office:value-type="float" office:value="1.35757575757576">
            <text:p>1,36</text:p>
          </table:table-cell>
          <table:table-cell office:value-type="float" office:value="11.6">
            <text:p>11,6</text:p>
          </table:table-cell>
          <table:table-cell table:formula="of:=([.T89]*9)/[.J89]" office:value-type="float" office:value="3.16363636363636">
            <text:p>3,2</text:p>
          </table:table-cell>
          <table:table-cell office:value-type="float" office:value="37.6">
            <text:p>37,6</text:p>
          </table:table-cell>
          <table:table-cell table:formula="of:=([.V89]*4)/[.J89]" office:value-type="float" office:value="4.55757575757576">
            <text:p>4,6</text:p>
          </table:table-cell>
          <table:table-cell office:value-type="float" office:value="299.6">
            <text:p>299,6</text:p>
          </table:table-cell>
          <table:table-cell table:formula="of:=[.X89]/[.J89]" office:value-type="float" office:value="9.07878787878788">
            <text:p>9,08</text:p>
          </table:table-cell>
          <table:table-cell table:formula="of:=[.L89]+[.S89]" office:value-type="float" office:value="15.1288929292929">
            <text:p>15,13</text:p>
          </table:table-cell>
          <table:table-cell table:formula="of:=[.Z89]/[.AF89]" office:value-type="percentage" office:value="0.153333308353819">
            <text:p>15,33%</text:p>
          </table:table-cell>
          <table:table-cell table:formula="of:=[.N89]+[.U89]" office:value-type="float" office:value="36.1740909090909">
            <text:p>36,17</text:p>
          </table:table-cell>
          <table:table-cell table:formula="of:=[.AB28]/[.AF28]" office:value-type="percentage" office:value="0.398457880998163">
            <text:p>39,85%</text:p>
          </table:table-cell>
          <table:table-cell table:formula="of:=[.P89]+[.W89]" office:value-type="float" office:value="47.3637252525254">
            <text:p>47,36</text:p>
          </table:table-cell>
          <table:table-cell table:formula="of:=[.AD89]/[.AF89]" office:value-type="percentage" office:value="0.480037549533405">
            <text:p>48,00%</text:p>
          </table:table-cell>
          <table:table-cell table:formula="of:=[.Q89]+[.Y89]" office:value-type="float" office:value="98.6667090909091">
            <text:p>98,67</text:p>
          </table:table-cell>
          <table:table-cell table:formula="of:=[.AF89]/60" office:value-type="percentage" office:value="1.64444515151515">
            <text:p>164,44%</text:p>
          </table:table-cell>
          <table:table-cell table:number-columns-repeated="4"/>
        </table:table-row>
        <table:table-row table:style-name="ro2">
          <table:table-cell office:value-type="float" office:value="149">
            <text:p>149</text:p>
          </table:table-cell>
          <table:table-cell table:style-name="ce6" office:value-type="string">
            <text:p>SA G</text:p>
          </table:table-cell>
          <table:table-cell office:value-type="float" office:value="41674">
            <text:p>04/02/14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5.65">
            <text:p>15,65</text:p>
          </table:table-cell>
          <table:table-cell office:value-type="float" office:value="-1">
            <text:p>-1</text:p>
          </table:table-cell>
          <table:table-cell office:value-type="float" office:value="29.8">
            <text:p>29,8</text:p>
          </table:table-cell>
          <table:table-cell office:value-type="float" office:value="3.82832662192394">
            <text:p>3,8</text:p>
          </table:table-cell>
          <table:table-cell table:formula="of:=([.K90])*4" office:value-type="float" office:value="15.3133064876958">
            <text:p>15,31</text:p>
          </table:table-cell>
          <table:table-cell office:value-type="float" office:value="3.32413310961969">
            <text:p>3,3</text:p>
          </table:table-cell>
          <table:table-cell table:formula="of:=[.M90]*9" office:value-type="float" office:value="29.9171979865772">
            <text:p>29,9</text:p>
          </table:table-cell>
          <table:table-cell office:value-type="float" office:value="9.33854586129754">
            <text:p>9,3</text:p>
          </table:table-cell>
          <table:table-cell table:formula="of:=[.O90]*4" office:value-type="float" office:value="37.3541834451902">
            <text:p>37,4</text:p>
          </table:table-cell>
          <table:table-cell office:value-type="float" office:value="82.5846879194631">
            <text:p>82,6</text:p>
          </table:table-cell>
          <table:table-cell office:value-type="float" office:value="11.2">
            <text:p>11,2</text:p>
          </table:table-cell>
          <table:table-cell table:formula="of:=([.R90]*4)/[.J90]" office:value-type="float" office:value="1.50335570469799">
            <text:p>1,50</text:p>
          </table:table-cell>
          <table:table-cell office:value-type="float" office:value="11.6">
            <text:p>11,6</text:p>
          </table:table-cell>
          <table:table-cell table:formula="of:=([.T90]*9)/[.J90]" office:value-type="float" office:value="3.50335570469799">
            <text:p>3,5</text:p>
          </table:table-cell>
          <table:table-cell office:value-type="float" office:value="37.6">
            <text:p>37,6</text:p>
          </table:table-cell>
          <table:table-cell table:formula="of:=([.V90]*4)/[.J90]" office:value-type="float" office:value="5.04697986577181">
            <text:p>5,0</text:p>
          </table:table-cell>
          <table:table-cell office:value-type="float" office:value="299.6">
            <text:p>299,6</text:p>
          </table:table-cell>
          <table:table-cell table:formula="of:=[.X90]/[.J90]" office:value-type="float" office:value="10.0536912751678">
            <text:p>10,05</text:p>
          </table:table-cell>
          <table:table-cell table:formula="of:=[.L90]+[.S90]" office:value-type="float" office:value="16.8166621923937">
            <text:p>16,82</text:p>
          </table:table-cell>
          <table:table-cell table:formula="of:=[.Z90]/[.AF90]" office:value-type="percentage" office:value="0.181530185853774">
            <text:p>18,15%</text:p>
          </table:table-cell>
          <table:table-cell table:formula="of:=[.N90]+[.U90]" office:value-type="float" office:value="33.4205536912752">
            <text:p>33,42</text:p>
          </table:table-cell>
          <table:table-cell table:formula="of:=[.AB29]/[.AF29]" office:value-type="percentage" office:value="0">
            <text:p>#DIV/0 !</text:p>
          </table:table-cell>
          <table:table-cell table:formula="of:=[.P90]+[.W90]" office:value-type="float" office:value="42.401163310962">
            <text:p>42,40</text:p>
          </table:table-cell>
          <table:table-cell table:formula="of:=[.AD90]/[.AF90]" office:value-type="percentage" office:value="0.457706230177864">
            <text:p>45,77%</text:p>
          </table:table-cell>
          <table:table-cell table:formula="of:=[.Q90]+[.Y90]" office:value-type="float" office:value="92.6383791946309">
            <text:p>92,64</text:p>
          </table:table-cell>
          <table:table-cell table:formula="of:=[.AF90]/60" office:value-type="percentage" office:value="1.54397298657718">
            <text:p>154,40%</text:p>
          </table:table-cell>
          <table:table-cell table:number-columns-repeated="4"/>
        </table:table-row>
        <table:table-row table:style-name="ro2">
          <table:table-cell office:value-type="float" office:value="150">
            <text:p>150</text:p>
          </table:table-cell>
          <table:table-cell table:style-name="ce6" office:value-type="string">
            <text:p>SA G</text:p>
          </table:table-cell>
          <table:table-cell office:value-type="float" office:value="42039">
            <text:p>04/02/15</text:p>
          </table:table-cell>
          <table:table-cell office:value-type="float" office:value="13.1">
            <text:p>13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7.12">
            <text:p>17,12</text:p>
          </table:table-cell>
          <table:table-cell office:value-type="float" office:value="-0.5">
            <text:p>-0,5</text:p>
          </table:table-cell>
          <table:table-cell office:value-type="float" office:value="35">
            <text:p>35</text:p>
          </table:table-cell>
          <table:table-cell office:value-type="float" office:value="3.41008585858586">
            <text:p>3,4</text:p>
          </table:table-cell>
          <table:table-cell table:formula="of:=([.K91])*4" office:value-type="float" office:value="13.6403434343434">
            <text:p>13,64</text:p>
          </table:table-cell>
          <table:table-cell office:value-type="float" office:value="3.51202525252525">
            <text:p>3,5</text:p>
          </table:table-cell>
          <table:table-cell table:formula="of:=[.M91]*9" office:value-type="float" office:value="31.6082272727272">
            <text:p>31,6</text:p>
          </table:table-cell>
          <table:table-cell office:value-type="float" office:value="11.0933131313131">
            <text:p>11,1</text:p>
          </table:table-cell>
          <table:table-cell table:formula="of:=[.O91]*4" office:value-type="float" office:value="44.3732525252524">
            <text:p>44,4</text:p>
          </table:table-cell>
          <table:table-cell office:value-type="float" office:value="89.6218232323232">
            <text:p>89,6</text:p>
          </table:table-cell>
          <table:table-cell office:value-type="float" office:value="11.2">
            <text:p>11,2</text:p>
          </table:table-cell>
          <table:table-cell table:formula="of:=([.R91]*4)/[.J91]" office:value-type="float" office:value="1.28">
            <text:p>1,28</text:p>
          </table:table-cell>
          <table:table-cell office:value-type="float" office:value="11.6">
            <text:p>11,6</text:p>
          </table:table-cell>
          <table:table-cell table:formula="of:=([.T91]*9)/[.J91]" office:value-type="float" office:value="2.98285714285714">
            <text:p>3,0</text:p>
          </table:table-cell>
          <table:table-cell office:value-type="float" office:value="37.6">
            <text:p>37,6</text:p>
          </table:table-cell>
          <table:table-cell table:formula="of:=([.V91]*4)/[.J91]" office:value-type="float" office:value="4.29714285714286">
            <text:p>4,3</text:p>
          </table:table-cell>
          <table:table-cell office:value-type="float" office:value="299.6">
            <text:p>299,6</text:p>
          </table:table-cell>
          <table:table-cell table:formula="of:=[.X91]/[.J91]" office:value-type="float" office:value="8.56">
            <text:p>8,56</text:p>
          </table:table-cell>
          <table:table-cell table:formula="of:=[.L91]+[.S91]" office:value-type="float" office:value="14.9203434343434">
            <text:p>14,92</text:p>
          </table:table-cell>
          <table:table-cell table:formula="of:=[.Z91]/[.AF91]" office:value-type="percentage" office:value="0.151966453088146">
            <text:p>15,20%</text:p>
          </table:table-cell>
          <table:table-cell table:formula="of:=[.N91]+[.U91]" office:value-type="float" office:value="34.5910844155844">
            <text:p>34,59</text:p>
          </table:table-cell>
          <table:table-cell table:formula="of:=[.AB30]/[.AF30]" office:value-type="percentage" office:value="0.362124761708192">
            <text:p>36,21%</text:p>
          </table:table-cell>
          <table:table-cell table:formula="of:=[.P91]+[.W91]" office:value-type="float" office:value="48.6703953823953">
            <text:p>48,67</text:p>
          </table:table-cell>
          <table:table-cell table:formula="of:=[.AD91]/[.AF91]" office:value-type="percentage" office:value="0.495716964506034">
            <text:p>49,57%</text:p>
          </table:table-cell>
          <table:table-cell table:formula="of:=[.Q91]+[.Y91]" office:value-type="float" office:value="98.1818232323232">
            <text:p>98,18</text:p>
          </table:table-cell>
          <table:table-cell table:formula="of:=[.AF91]/60" office:value-type="percentage" office:value="1.63636372053872">
            <text:p>163,64%</text:p>
          </table:table-cell>
          <table:table-cell table:number-columns-repeated="4"/>
        </table:table-row>
        <table:table-row table:style-name="ro2" table:visibility="filter">
          <table:table-cell office:value-type="float" office:value="151">
            <text:p>151</text:p>
          </table:table-cell>
          <table:table-cell table:style-name="ce6" office:value-type="string">
            <text:p>SA G</text:p>
          </table:table-cell>
          <table:table-cell office:value-type="float" office:value="42487">
            <text:p>27/04/16</text:p>
          </table:table-cell>
          <table:table-cell office:value-type="float" office:value="14.4">
            <text:p>14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3.0577547008547">
            <text:p>3,1</text:p>
          </table:table-cell>
          <table:table-cell table:formula="of:=([.K92])*4" office:value-type="float" office:value="12.2310188034188">
            <text:p>12,23</text:p>
          </table:table-cell>
          <table:table-cell office:value-type="float" office:value="3.75978777777778">
            <text:p>3,8</text:p>
          </table:table-cell>
          <table:table-cell table:formula="of:=[.M92]*9" office:value-type="float" office:value="33.83809">
            <text:p>33,8</text:p>
          </table:table-cell>
          <table:table-cell office:value-type="float" office:value="8.7437358974359">
            <text:p>8,7</text:p>
          </table:table-cell>
          <table:table-cell table:formula="of:=[.O92]*4" office:value-type="float" office:value="34.9749435897436">
            <text:p>35,0</text:p>
          </table:table-cell>
          <table:table-cell office:value-type="float" office:value="81.0440523931624">
            <text:p>81,0</text:p>
          </table:table-cell>
          <table:table-cell office:value-type="float" office:value="11.2">
            <text:p>11,2</text:p>
          </table:table-cell>
          <table:table-cell table:formula="of:=([.R92]*4)/[.J92]" office:value-type="float" office:value="1.14871794871795">
            <text:p>1,15</text:p>
          </table:table-cell>
          <table:table-cell office:value-type="float" office:value="11.6">
            <text:p>11,6</text:p>
          </table:table-cell>
          <table:table-cell table:formula="of:=([.T92]*9)/[.J92]" office:value-type="float" office:value="2.67692307692308">
            <text:p>2,7</text:p>
          </table:table-cell>
          <table:table-cell office:value-type="float" office:value="37.6">
            <text:p>37,6</text:p>
          </table:table-cell>
          <table:table-cell table:formula="of:=([.V92]*4)/[.J92]" office:value-type="float" office:value="3.85641025641026">
            <text:p>3,9</text:p>
          </table:table-cell>
          <table:table-cell office:value-type="float" office:value="299.6">
            <text:p>299,6</text:p>
          </table:table-cell>
          <table:table-cell table:formula="of:=[.X92]/[.J92]" office:value-type="float" office:value="7.68205128205128">
            <text:p>7,68</text:p>
          </table:table-cell>
          <table:table-cell table:formula="of:=[.L92]+[.S92]" office:value-type="float" office:value="13.3797367521367">
            <text:p>13,38</text:p>
          </table:table-cell>
          <table:table-cell table:formula="of:=[.Z92]/[.AF92]" office:value-type="percentage" office:value="0.150798200280652">
            <text:p>15,08%</text:p>
          </table:table-cell>
          <table:table-cell table:formula="of:=[.N92]+[.U92]" office:value-type="float" office:value="36.5150130769231">
            <text:p>36,52</text:p>
          </table:table-cell>
          <table:table-cell table:formula="of:=[.AB31]/[.AF31]" office:value-type="percentage" office:value="0.405803098666261">
            <text:p>40,58%</text:p>
          </table:table-cell>
          <table:table-cell table:formula="of:=[.P92]+[.W92]" office:value-type="float" office:value="38.8313538461539">
            <text:p>38,83</text:p>
          </table:table-cell>
          <table:table-cell table:formula="of:=[.AD92]/[.AF92]" office:value-type="percentage" office:value="0.437654221674131">
            <text:p>43,77%</text:p>
          </table:table-cell>
          <table:table-cell table:formula="of:=[.Q92]+[.Y92]" office:value-type="float" office:value="88.7261036752137">
            <text:p>88,73</text:p>
          </table:table-cell>
          <table:table-cell table:formula="of:=[.AF92]/60" office:value-type="percentage" office:value="1.47876839458689">
            <text:p>147,88%</text:p>
          </table:table-cell>
          <table:table-cell table:number-columns-repeated="4"/>
        </table:table-row>
        <table:table-row table:style-name="ro2" table:visibility="filter">
          <table:table-cell office:value-type="float" office:value="152">
            <text:p>152</text:p>
          </table:table-cell>
          <table:table-cell table:style-name="ce6" office:value-type="string">
            <text:p>SA G</text:p>
          </table:table-cell>
          <table:table-cell office:value-type="float" office:value="42291">
            <text:p>14/10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6.5">
            <text:p>146,5</text:p>
          </table:table-cell>
          <table:table-cell table:style-name="ce2" office:value-type="float" office:value="16.77">
            <text:p>16,77</text:p>
          </table:table-cell>
          <table:table-cell/>
          <table:table-cell office:value-type="float" office:value="37">
            <text:p>37</text:p>
          </table:table-cell>
          <table:table-cell office:value-type="float" office:value="3.03350540540541">
            <text:p>3,0</text:p>
          </table:table-cell>
          <table:table-cell table:formula="of:=([.K93])*4" office:value-type="float" office:value="12.1340216216216">
            <text:p>12,13</text:p>
          </table:table-cell>
          <table:table-cell office:value-type="float" office:value="3.11994594594595">
            <text:p>3,1</text:p>
          </table:table-cell>
          <table:table-cell table:formula="of:=[.M93]*9" office:value-type="float" office:value="28.0795135135136">
            <text:p>28,1</text:p>
          </table:table-cell>
          <table:table-cell office:value-type="float" office:value="9.95186666666667">
            <text:p>10,0</text:p>
          </table:table-cell>
          <table:table-cell table:formula="of:=[.O93]*4" office:value-type="float" office:value="39.8074666666667">
            <text:p>39,8</text:p>
          </table:table-cell>
          <table:table-cell office:value-type="float" office:value="80.0210018018018">
            <text:p>80,0</text:p>
          </table:table-cell>
          <table:table-cell office:value-type="float" office:value="11.2">
            <text:p>11,2</text:p>
          </table:table-cell>
          <table:table-cell table:formula="of:=([.R93]*4)/[.J93]" office:value-type="float" office:value="1.21081081081081">
            <text:p>1,21</text:p>
          </table:table-cell>
          <table:table-cell office:value-type="float" office:value="11.6">
            <text:p>11,6</text:p>
          </table:table-cell>
          <table:table-cell table:formula="of:=([.T93]*9)/[.J93]" office:value-type="float" office:value="2.82162162162162">
            <text:p>2,8</text:p>
          </table:table-cell>
          <table:table-cell office:value-type="float" office:value="37.6">
            <text:p>37,6</text:p>
          </table:table-cell>
          <table:table-cell table:formula="of:=([.V93]*4)/[.J93]" office:value-type="float" office:value="4.06486486486487">
            <text:p>4,1</text:p>
          </table:table-cell>
          <table:table-cell office:value-type="float" office:value="299.6">
            <text:p>299,6</text:p>
          </table:table-cell>
          <table:table-cell table:formula="of:=[.X93]/[.J93]" office:value-type="float" office:value="8.0972972972973">
            <text:p>8,10</text:p>
          </table:table-cell>
          <table:table-cell table:formula="of:=[.L93]+[.S93]" office:value-type="float" office:value="13.3448324324325">
            <text:p>13,34</text:p>
          </table:table-cell>
          <table:table-cell table:formula="of:=[.Z93]/[.AF93]" office:value-type="percentage" office:value="0.151442238092052">
            <text:p>15,14%</text:p>
          </table:table-cell>
          <table:table-cell table:formula="of:=[.N93]+[.U93]" office:value-type="float" office:value="30.9011351351352">
            <text:p>30,90</text:p>
          </table:table-cell>
          <table:table-cell table:formula="of:=[.AB32]/[.AF32]" office:value-type="percentage" office:value="0.367775368246647">
            <text:p>36,78%</text:p>
          </table:table-cell>
          <table:table-cell table:formula="of:=[.P93]+[.W93]" office:value-type="float" office:value="43.8723315315315">
            <text:p>43,87</text:p>
          </table:table-cell>
          <table:table-cell table:formula="of:=[.AD93]/[.AF93]" office:value-type="percentage" office:value="0.497879918020116">
            <text:p>49,79%</text:p>
          </table:table-cell>
          <table:table-cell table:formula="of:=[.Q93]+[.Y93]" office:value-type="float" office:value="88.1182990990991">
            <text:p>88,12</text:p>
          </table:table-cell>
          <table:table-cell table:formula="of:=[.AF93]/60" office:value-type="percentage" office:value="1.46863831831832">
            <text:p>146,86%</text:p>
          </table:table-cell>
          <table:table-cell table:number-columns-repeated="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VA M</text:p>
          </table:table-cell>
          <table:table-cell office:value-type="float" office:value="41789">
            <text:p>30/05/14</text:p>
          </table:table-cell>
          <table:table-cell office:value-type="float" office:value="5.6">
            <text:p>5,6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5.09">
            <text:p>15,09</text:p>
          </table:table-cell>
          <table:table-cell office:value-type="float" office:value="0">
            <text:p>0</text:p>
          </table:table-cell>
          <table:table-cell office:value-type="float" office:value="20.3">
            <text:p>20,3</text:p>
          </table:table-cell>
          <table:table-cell office:value-type="float" office:value="2.84055693069307">
            <text:p>2,8</text:p>
          </table:table-cell>
          <table:table-cell table:formula="of:=([.K94])*4" office:value-type="float" office:value="11.3622277227723">
            <text:p>11,36</text:p>
          </table:table-cell>
          <table:table-cell office:value-type="float" office:value="3.63016171617162">
            <text:p>3,6</text:p>
          </table:table-cell>
          <table:table-cell table:formula="of:=[.M94]*9" office:value-type="float" office:value="32.6714554455446">
            <text:p>32,7</text:p>
          </table:table-cell>
          <table:table-cell office:value-type="float" office:value="11.4119488448845">
            <text:p>11,4</text:p>
          </table:table-cell>
          <table:table-cell table:formula="of:=[.O94]*4" office:value-type="float" office:value="45.647795379538">
            <text:p>45,6</text:p>
          </table:table-cell>
          <table:table-cell office:value-type="float" office:value="89.6814785478548">
            <text:p>89,7</text:p>
          </table:table-cell>
          <table:table-cell office:value-type="float" office:value="11.2">
            <text:p>11,2</text:p>
          </table:table-cell>
          <table:table-cell table:formula="of:=([.R94]*4)/[.J94]" office:value-type="float" office:value="2.20689655172414">
            <text:p>2,21</text:p>
          </table:table-cell>
          <table:table-cell office:value-type="float" office:value="10">
            <text:p>10,0</text:p>
          </table:table-cell>
          <table:table-cell table:formula="of:=([.T94]*9)/[.J94]" office:value-type="float" office:value="4.43349753694581">
            <text:p>4,4</text:p>
          </table:table-cell>
          <table:table-cell office:value-type="float" office:value="42">
            <text:p>42,0</text:p>
          </table:table-cell>
          <table:table-cell table:formula="of:=([.V94]*4)/[.J94]" office:value-type="float" office:value="8.27586206896552">
            <text:p>8,3</text:p>
          </table:table-cell>
          <table:table-cell office:value-type="float" office:value="302.8">
            <text:p>302,8</text:p>
          </table:table-cell>
          <table:table-cell table:formula="of:=[.X94]/[.J94]" office:value-type="float" office:value="14.9162561576355">
            <text:p>14,92</text:p>
          </table:table-cell>
          <table:table-cell table:formula="of:=[.L94]+[.S94]" office:value-type="float" office:value="13.5691242744964">
            <text:p>13,57</text:p>
          </table:table-cell>
          <table:table-cell table:formula="of:=[.Z94]/[.AF94]" office:value-type="percentage" office:value="0.129726750896682">
            <text:p>12,97%</text:p>
          </table:table-cell>
          <table:table-cell table:formula="of:=[.N94]+[.U94]" office:value-type="float" office:value="37.1049529824904">
            <text:p>37,10</text:p>
          </table:table-cell>
          <table:table-cell table:formula="of:=[.AB33]/[.AF33]" office:value-type="percentage" office:value="0.427481550021106">
            <text:p>42,75%</text:p>
          </table:table-cell>
          <table:table-cell table:formula="of:=[.P94]+[.W94]" office:value-type="float" office:value="53.9236574485035">
            <text:p>53,92</text:p>
          </table:table-cell>
          <table:table-cell table:formula="of:=[.AD94]/[.AF94]" office:value-type="percentage" office:value="0.51553370252552">
            <text:p>51,55%</text:p>
          </table:table-cell>
          <table:table-cell table:formula="of:=[.Q94]+[.Y94]" office:value-type="float" office:value="104.59773470549">
            <text:p>104,60</text:p>
          </table:table-cell>
          <table:table-cell table:formula="of:=[.AF94]/90" office:value-type="percentage" office:value="1.16219705228323">
            <text:p>116,22%</text:p>
          </table:table-cell>
          <table:table-cell table:number-columns-repeated="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VA M</text:p>
          </table:table-cell>
          <table:table-cell office:value-type="float" office:value="42160">
            <text:p>05/06/15</text:p>
          </table:table-cell>
          <table:table-cell office:value-type="float" office:value="6.6">
            <text:p>6,6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15.65">
            <text:p>15,65</text:p>
          </table:table-cell>
          <table:table-cell office:value-type="float" office:value="0.4">
            <text:p>0,4</text:p>
          </table:table-cell>
          <table:table-cell office:value-type="float" office:value="23.3">
            <text:p>23,3</text:p>
          </table:table-cell>
          <table:table-cell office:value-type="float" office:value="3.78774621212121">
            <text:p>3,8</text:p>
          </table:table-cell>
          <table:table-cell table:formula="of:=([.K95])*4" office:value-type="float" office:value="15.1509848484848">
            <text:p>15,15</text:p>
          </table:table-cell>
          <table:table-cell office:value-type="float" office:value="4.37528060606061">
            <text:p>4,4</text:p>
          </table:table-cell>
          <table:table-cell table:formula="of:=[.M95]*9" office:value-type="float" office:value="39.3775254545455">
            <text:p>39,4</text:p>
          </table:table-cell>
          <table:table-cell office:value-type="float" office:value="11.7327090909091">
            <text:p>11,7</text:p>
          </table:table-cell>
          <table:table-cell table:formula="of:=[.O95]*4" office:value-type="float" office:value="46.9308363636364">
            <text:p>46,9</text:p>
          </table:table-cell>
          <table:table-cell office:value-type="float" office:value="101.459346666667">
            <text:p>101,5</text:p>
          </table:table-cell>
          <table:table-cell office:value-type="float" office:value="23.2">
            <text:p>23,2</text:p>
          </table:table-cell>
          <table:table-cell table:formula="of:=([.R95]*4)/[.J95]" office:value-type="float" office:value="3.98283261802575">
            <text:p>3,98</text:p>
          </table:table-cell>
          <table:table-cell office:value-type="float" office:value="23.2">
            <text:p>23,2</text:p>
          </table:table-cell>
          <table:table-cell table:formula="of:=([.T95]*9)/[.J95]" office:value-type="float" office:value="8.96137339055794">
            <text:p>9,0</text:p>
          </table:table-cell>
          <table:table-cell office:value-type="float" office:value="74.4">
            <text:p>74,4</text:p>
          </table:table-cell>
          <table:table-cell table:formula="of:=([.V95]*4)/[.J95]" office:value-type="float" office:value="12.7725321888412">
            <text:p>12,8</text:p>
          </table:table-cell>
          <table:table-cell office:value-type="float" office:value="599.2">
            <text:p>599,2</text:p>
          </table:table-cell>
          <table:table-cell table:formula="of:=[.X95]/[.J95]" office:value-type="float" office:value="25.7167381974249">
            <text:p>25,72</text:p>
          </table:table-cell>
          <table:table-cell table:formula="of:=[.L95]+[.S95]" office:value-type="float" office:value="19.1338174665106">
            <text:p>19,13</text:p>
          </table:table-cell>
          <table:table-cell table:formula="of:=[.Z95]/[.AF95]" office:value-type="percentage" office:value="0.150451379966274">
            <text:p>15,05%</text:p>
          </table:table-cell>
          <table:table-cell table:formula="of:=[.N95]+[.U95]" office:value-type="float" office:value="48.3388988451034">
            <text:p>48,34</text:p>
          </table:table-cell>
          <table:table-cell table:formula="of:=[.AB34]/[.AF34]" office:value-type="percentage" office:value="0.415476684741769">
            <text:p>41,55%</text:p>
          </table:table-cell>
          <table:table-cell table:formula="of:=[.P95]+[.W95]" office:value-type="float" office:value="59.7033685524776">
            <text:p>59,70</text:p>
          </table:table-cell>
          <table:table-cell table:formula="of:=[.AD95]/[.AF95]" office:value-type="percentage" office:value="0.469454368062048">
            <text:p>46,95%</text:p>
          </table:table-cell>
          <table:table-cell table:formula="of:=[.Q95]+[.Y95]" office:value-type="float" office:value="127.176084864092">
            <text:p>127,18</text:p>
          </table:table-cell>
          <table:table-cell table:formula="of:=[.AF95]/90" office:value-type="percentage" office:value="1.41306760960102">
            <text:p>141,31%</text:p>
          </table:table-cell>
          <table:table-cell table:number-columns-repeated="4"/>
        </table:table-row>
        <table:table-row table:style-name="ro2" table:visibility="filter">
          <table:table-cell office:value-type="float" office:value="155">
            <text:p>155</text:p>
          </table:table-cell>
          <table:table-cell office:value-type="string">
            <text:p>VA M</text:p>
          </table:table-cell>
          <table:table-cell office:value-type="float" office:value="42510">
            <text:p>20/05/16</text:p>
          </table:table-cell>
          <table:table-cell office:value-type="float" office:value="7.6">
            <text:p>7,6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.05488194444444">
            <text:p>3,1</text:p>
          </table:table-cell>
          <table:table-cell table:formula="of:=([.K96])*4" office:value-type="float" office:value="12.2195277777778">
            <text:p>12,22</text:p>
          </table:table-cell>
          <table:table-cell office:value-type="float" office:value="4.10829444444444">
            <text:p>4,1</text:p>
          </table:table-cell>
          <table:table-cell table:formula="of:=[.M96]*9" office:value-type="float" office:value="36.97465">
            <text:p>37,0</text:p>
          </table:table-cell>
          <table:table-cell office:value-type="float" office:value="12.5761472222222">
            <text:p>12,6</text:p>
          </table:table-cell>
          <table:table-cell table:formula="of:=[.O96]*4" office:value-type="float" office:value="50.3045888888888">
            <text:p>50,3</text:p>
          </table:table-cell>
          <table:table-cell office:value-type="float" office:value="99.4987666666667">
            <text:p>99,5</text:p>
          </table:table-cell>
          <table:table-cell office:value-type="float" office:value="22.4">
            <text:p>22,4</text:p>
          </table:table-cell>
          <table:table-cell table:formula="of:=([.R96]*4)/[.J96]" office:value-type="float" office:value="3.73333333333333">
            <text:p>3,73</text:p>
          </table:table-cell>
          <table:table-cell office:value-type="float" office:value="23.2">
            <text:p>23,2</text:p>
          </table:table-cell>
          <table:table-cell table:formula="of:=([.T96]*9)/[.J96]" office:value-type="float" office:value="8.7">
            <text:p>8,7</text:p>
          </table:table-cell>
          <table:table-cell office:value-type="float" office:value="75.2">
            <text:p>75,2</text:p>
          </table:table-cell>
          <table:table-cell table:formula="of:=([.V96]*4)/[.J96]" office:value-type="float" office:value="12.5333333333333">
            <text:p>12,5</text:p>
          </table:table-cell>
          <table:table-cell office:value-type="float" office:value="599.2">
            <text:p>599,2</text:p>
          </table:table-cell>
          <table:table-cell table:formula="of:=[.X96]/[.J96]" office:value-type="float" office:value="24.9666666666667">
            <text:p>24,97</text:p>
          </table:table-cell>
          <table:table-cell table:formula="of:=[.L96]+[.S96]" office:value-type="float" office:value="15.9528611111111">
            <text:p>15,95</text:p>
          </table:table-cell>
          <table:table-cell table:formula="of:=[.Z96]/[.AF96]" office:value-type="percentage" office:value="0.128171016513375">
            <text:p>12,82%</text:p>
          </table:table-cell>
          <table:table-cell table:formula="of:=[.N96]+[.U96]" office:value-type="float" office:value="45.67465">
            <text:p>45,67</text:p>
          </table:table-cell>
          <table:table-cell table:formula="of:=[.AB35]/[.AF35]" office:value-type="percentage" office:value="0.30738591467748">
            <text:p>30,74%</text:p>
          </table:table-cell>
          <table:table-cell table:formula="of:=[.P96]+[.W96]" office:value-type="float" office:value="62.8379222222221">
            <text:p>62,84</text:p>
          </table:table-cell>
          <table:table-cell table:formula="of:=[.AD96]/[.AF96]" office:value-type="percentage" office:value="0.504862438826165">
            <text:p>50,49%</text:p>
          </table:table-cell>
          <table:table-cell table:formula="of:=[.Q96]+[.Y96]" office:value-type="float" office:value="124.465433333333">
            <text:p>124,47</text:p>
          </table:table-cell>
          <table:table-cell table:formula="of:=[.AF96]/75" office:value-type="percentage" office:value="1.65953911111111">
            <text:p>165,95%</text:p>
          </table:table-cell>
          <table:table-cell table:number-columns-repeated="4"/>
        </table:table-row>
        <table:table-row table:style-name="ro2">
          <table:table-cell office:value-type="float" office:value="156">
            <text:p>156</text:p>
          </table:table-cell>
          <table:table-cell table:style-name="ce6" office:value-type="string">
            <text:p>VA R</text:p>
          </table:table-cell>
          <table:table-cell office:value-type="float" office:value="41656">
            <text:p>17/01/14</text:p>
          </table:table-cell>
          <table:table-cell office:value-type="float" office:value="4.7">
            <text:p>4,7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4.44">
            <text:p>14,44</text:p>
          </table:table-cell>
          <table:table-cell office:value-type="float" office:value="-0.8">
            <text:p>-0,8</text:p>
          </table:table-cell>
          <table:table-cell office:value-type="float" office:value="20.8">
            <text:p>20,8</text:p>
          </table:table-cell>
          <table:table-cell office:value-type="float" office:value="4.4073">
            <text:p>4,4</text:p>
          </table:table-cell>
          <table:table-cell table:formula="of:=([.K97])*4" office:value-type="float" office:value="17.6292">
            <text:p>17,63</text:p>
          </table:table-cell>
          <table:table-cell office:value-type="float" office:value="3.7569925">
            <text:p>3,8</text:p>
          </table:table-cell>
          <table:table-cell table:formula="of:=[.M97]*9" office:value-type="float" office:value="33.8129325">
            <text:p>33,8</text:p>
          </table:table-cell>
          <table:table-cell office:value-type="float" office:value="8.41765">
            <text:p>8,4</text:p>
          </table:table-cell>
          <table:table-cell table:formula="of:=[.O97]*4" office:value-type="float" office:value="33.6706">
            <text:p>33,7</text:p>
          </table:table-cell>
          <table:table-cell office:value-type="float" office:value="85.1127325">
            <text:p>85,1</text:p>
          </table:table-cell>
          <table:table-cell office:value-type="float" office:value="32.5">
            <text:p>32,5</text:p>
          </table:table-cell>
          <table:table-cell table:formula="of:=([.R97]*4)/[.J97]" office:value-type="float" office:value="6.25">
            <text:p>6,25</text:p>
          </table:table-cell>
          <table:table-cell office:value-type="float" office:value="21.85">
            <text:p>21,9</text:p>
          </table:table-cell>
          <table:table-cell table:formula="of:=([.T97]*9)/[.J97]" office:value-type="float" office:value="9.45432692307692">
            <text:p>9,5</text:p>
          </table:table-cell>
          <table:table-cell office:value-type="float" office:value="68.75">
            <text:p>68,8</text:p>
          </table:table-cell>
          <table:table-cell table:formula="of:=([.V97]*4)/[.J97]" office:value-type="float" office:value="13.2211538461538">
            <text:p>13,2</text:p>
          </table:table-cell>
          <table:table-cell office:value-type="float" office:value="601.65">
            <text:p>601,7</text:p>
          </table:table-cell>
          <table:table-cell table:formula="of:=[.X97]/[.J97]" office:value-type="float" office:value="28.9254807692308">
            <text:p>28,93</text:p>
          </table:table-cell>
          <table:table-cell table:formula="of:=[.L97]+[.S97]" office:value-type="float" office:value="23.8792">
            <text:p>23,88</text:p>
          </table:table-cell>
          <table:table-cell table:formula="of:=[.Z97]/[.AF97]" office:value-type="percentage" office:value="0.209396476105988">
            <text:p>20,94%</text:p>
          </table:table-cell>
          <table:table-cell table:formula="of:=[.N97]+[.U97]" office:value-type="float" office:value="43.2672594230769">
            <text:p>43,27</text:p>
          </table:table-cell>
          <table:table-cell table:formula="of:=[.AB36]/[.AF36]" office:value-type="percentage" office:value="0.323997965490402">
            <text:p>32,40%</text:p>
          </table:table-cell>
          <table:table-cell table:formula="of:=[.P97]+[.W97]" office:value-type="float" office:value="46.8917538461538">
            <text:p>46,89</text:p>
          </table:table-cell>
          <table:table-cell table:formula="of:=[.AD97]/[.AF97]" office:value-type="percentage" office:value="0.411193340388874">
            <text:p>41,12%</text:p>
          </table:table-cell>
          <table:table-cell table:formula="of:=[.Q97]+[.Y97]" office:value-type="float" office:value="114.038213269231">
            <text:p>114,04</text:p>
          </table:table-cell>
          <table:table-cell table:formula="of:=[.AF97]/90" office:value-type="percentage" office:value="1.26709125854701">
            <text:p>126,71%</text:p>
          </table:table-cell>
          <table:table-cell table:number-columns-repeated="4"/>
        </table:table-row>
        <table:table-row table:style-name="ro2">
          <table:table-cell office:value-type="float" office:value="157">
            <text:p>157</text:p>
          </table:table-cell>
          <table:table-cell table:style-name="ce6" office:value-type="string">
            <text:p>VA R</text:p>
          </table:table-cell>
          <table:table-cell office:value-type="float" office:value="41830">
            <text:p>10/07/14</text:p>
          </table:table-cell>
          <table:table-cell office:value-type="float" office:value="5.2">
            <text:p>5,2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table:number-columns-repeated="2"/>
          <table:table-cell office:value-type="float" office:value="-0.54">
            <text:p>-0,54</text:p>
          </table:table-cell>
          <table:table-cell office:value-type="float" office:value="20.9">
            <text:p>20,9</text:p>
          </table:table-cell>
          <table:table-cell office:value-type="float" office:value="3.74837799043062">
            <text:p>3,7</text:p>
          </table:table-cell>
          <table:table-cell table:formula="of:=([.K98])*4" office:value-type="float" office:value="14.9935119617225">
            <text:p>14,99</text:p>
          </table:table-cell>
          <table:table-cell office:value-type="float" office:value="3.04984688995215">
            <text:p>3,0</text:p>
          </table:table-cell>
          <table:table-cell table:formula="of:=[.M98]*9" office:value-type="float" office:value="27.4486220095693">
            <text:p>27,4</text:p>
          </table:table-cell>
          <table:table-cell office:value-type="float" office:value="8.47298245614035">
            <text:p>8,5</text:p>
          </table:table-cell>
          <table:table-cell table:formula="of:=[.O98]*4" office:value-type="float" office:value="33.8919298245614">
            <text:p>33,9</text:p>
          </table:table-cell>
          <table:table-cell office:value-type="float" office:value="76.3340637958533">
            <text:p>76,3</text:p>
          </table:table-cell>
          <table:table-cell office:value-type="float" office:value="32.5">
            <text:p>32,5</text:p>
          </table:table-cell>
          <table:table-cell table:formula="of:=([.R98]*4)/[.J98]" office:value-type="float" office:value="6.2200956937799">
            <text:p>6,22</text:p>
          </table:table-cell>
          <table:table-cell office:value-type="float" office:value="21.85">
            <text:p>21,9</text:p>
          </table:table-cell>
          <table:table-cell table:formula="of:=([.T98]*9)/[.J98]" office:value-type="float" office:value="9.40909090909091">
            <text:p>9,4</text:p>
          </table:table-cell>
          <table:table-cell office:value-type="float" office:value="68.75">
            <text:p>68,8</text:p>
          </table:table-cell>
          <table:table-cell table:formula="of:=([.V98]*4)/[.J98]" office:value-type="float" office:value="13.1578947368421">
            <text:p>13,2</text:p>
          </table:table-cell>
          <table:table-cell office:value-type="float" office:value="601.65">
            <text:p>601,7</text:p>
          </table:table-cell>
          <table:table-cell table:formula="of:=[.X98]/[.J98]" office:value-type="float" office:value="28.7870813397129">
            <text:p>28,79</text:p>
          </table:table-cell>
          <table:table-cell table:formula="of:=[.L98]+[.S98]" office:value-type="float" office:value="21.2136076555024">
            <text:p>21,21</text:p>
          </table:table-cell>
          <table:table-cell table:formula="of:=[.Z98]/[.AF98]" office:value-type="percentage" office:value="0.201801527448592">
            <text:p>20,18%</text:p>
          </table:table-cell>
          <table:table-cell table:formula="of:=[.N98]+[.U98]" office:value-type="float" office:value="36.8577129186603">
            <text:p>36,86</text:p>
          </table:table-cell>
          <table:table-cell table:formula="of:=[.AB37]/[.AF37]" office:value-type="percentage" office:value="0.481357965415936">
            <text:p>48,14%</text:p>
          </table:table-cell>
          <table:table-cell table:formula="of:=[.P98]+[.W98]" office:value-type="float" office:value="47.0498245614035">
            <text:p>47,05</text:p>
          </table:table-cell>
          <table:table-cell table:formula="of:=[.AD98]/[.AF98]" office:value-type="percentage" office:value="0.447577169186344">
            <text:p>44,76%</text:p>
          </table:table-cell>
          <table:table-cell table:formula="of:=[.Q98]+[.Y98]" office:value-type="float" office:value="105.121145135566">
            <text:p>105,12</text:p>
          </table:table-cell>
          <table:table-cell table:formula="of:=[.AF98]/90" office:value-type="percentage" office:value="1.16801272372851">
            <text:p>116,80%</text:p>
          </table:table-cell>
          <table:table-cell table:number-columns-repeated="4"/>
        </table:table-row>
        <table:table-row table:style-name="ro2" table:visibility="filter">
          <table:table-cell office:value-type="float" office:value="158">
            <text:p>158</text:p>
          </table:table-cell>
          <table:table-cell table:style-name="ce6" office:value-type="string">
            <text:p>VA R</text:p>
          </table:table-cell>
          <table:table-cell office:value-type="float" office:value="42489">
            <text:p>29/04/16</text:p>
          </table:table-cell>
          <table:table-cell office:value-type="float" office:value="7">
            <text:p>7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4.08489090909091">
            <text:p>4,1</text:p>
          </table:table-cell>
          <table:table-cell table:formula="of:=([.K99])*4" office:value-type="float" office:value="16.3395636363636">
            <text:p>16,34</text:p>
          </table:table-cell>
          <table:table-cell office:value-type="float" office:value="3.36046818181818">
            <text:p>3,4</text:p>
          </table:table-cell>
          <table:table-cell table:formula="of:=[.M99]*9" office:value-type="float" office:value="30.2442136363636">
            <text:p>30,2</text:p>
          </table:table-cell>
          <table:table-cell office:value-type="float" office:value="9.6969696969697">
            <text:p>9,7</text:p>
          </table:table-cell>
          <table:table-cell table:formula="of:=[.O99]*4" office:value-type="float" office:value="38.7878787878788">
            <text:p>38,8</text:p>
          </table:table-cell>
          <table:table-cell office:value-type="float" office:value="85.3716560606061">
            <text:p>85,4</text:p>
          </table:table-cell>
          <table:table-cell office:value-type="float" office:value="50">
            <text:p>50,0</text:p>
          </table:table-cell>
          <table:table-cell table:formula="of:=([.R99]*4)/[.J99]" office:value-type="float" office:value="9.09090909090909">
            <text:p>9,09</text:p>
          </table:table-cell>
          <table:table-cell office:value-type="float" office:value="33.4">
            <text:p>33,4</text:p>
          </table:table-cell>
          <table:table-cell table:formula="of:=([.T99]*9)/[.J99]" office:value-type="float" office:value="13.6636363636364">
            <text:p>13,7</text:p>
          </table:table-cell>
          <table:table-cell office:value-type="float" office:value="105.5">
            <text:p>105,5</text:p>
          </table:table-cell>
          <table:table-cell table:formula="of:=([.V99]*4)/[.J99]" office:value-type="float" office:value="19.1818181818182">
            <text:p>19,2</text:p>
          </table:table-cell>
          <table:table-cell office:value-type="float" office:value="922.6">
            <text:p>922,6</text:p>
          </table:table-cell>
          <table:table-cell table:formula="of:=[.X99]/[.J99]" office:value-type="float" office:value="41.9363636363636">
            <text:p>41,94</text:p>
          </table:table-cell>
          <table:table-cell table:formula="of:=[.L99]+[.S99]" office:value-type="float" office:value="25.4304727272727">
            <text:p>25,43</text:p>
          </table:table-cell>
          <table:table-cell table:formula="of:=[.Z99]/[.AF99]" office:value-type="percentage" office:value="0.199755465427902">
            <text:p>19,98%</text:p>
          </table:table-cell>
          <table:table-cell table:formula="of:=[.N99]+[.U99]" office:value-type="float" office:value="43.90785">
            <text:p>43,91</text:p>
          </table:table-cell>
          <table:table-cell table:formula="of:=[.AB38]/[.AF38]" office:value-type="percentage" office:value="0.458404397972294">
            <text:p>45,84%</text:p>
          </table:table-cell>
          <table:table-cell table:formula="of:=[.P99]+[.W99]" office:value-type="float" office:value="57.969696969697">
            <text:p>57,97</text:p>
          </table:table-cell>
          <table:table-cell table:formula="of:=[.AD99]/[.AF99]" office:value-type="percentage" office:value="0.455349923026702">
            <text:p>45,53%</text:p>
          </table:table-cell>
          <table:table-cell table:formula="of:=[.Q99]+[.Y99]" office:value-type="float" office:value="127.30801969697">
            <text:p>127,31</text:p>
          </table:table-cell>
          <table:table-cell table:formula="of:=[.AF99]/75" office:value-type="percentage" office:value="1.69744026262626">
            <text:p>169,74%</text:p>
          </table:table-cell>
          <table:table-cell table:number-columns-repeated="4"/>
        </table:table-row>
        <table:table-row table:style-name="ro2">
          <table:table-cell office:value-type="float" office:value="159">
            <text:p>159</text:p>
          </table:table-cell>
          <table:table-cell table:style-name="ce6" office:value-type="string">
            <text:p>VA R</text:p>
          </table:table-cell>
          <table:table-cell office:value-type="float" office:value="42282">
            <text:p>05/10/15</text:p>
          </table:table-cell>
          <table:table-cell office:value-type="float" office:value="6.5">
            <text:p>6,5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3.82">
            <text:p>13,82</text:p>
          </table:table-cell>
          <table:table-cell office:value-type="float" office:value="-1.1">
            <text:p>-1,1</text:p>
          </table:table-cell>
          <table:table-cell office:value-type="float" office:value="21.6">
            <text:p>21,6</text:p>
          </table:table-cell>
          <table:table-cell office:value-type="float" office:value="6.06139090909091">
            <text:p>6,1</text:p>
          </table:table-cell>
          <table:table-cell table:formula="of:=([.K100])*4" office:value-type="float" office:value="24.2455636363636">
            <text:p>24,25</text:p>
          </table:table-cell>
          <table:table-cell office:value-type="float" office:value="5.38092727272727">
            <text:p>5,4</text:p>
          </table:table-cell>
          <table:table-cell table:formula="of:=[.M100]*9" office:value-type="float" office:value="48.4283454545454">
            <text:p>48,4</text:p>
          </table:table-cell>
          <table:table-cell office:value-type="float" office:value="10.9726545454545">
            <text:p>11,0</text:p>
          </table:table-cell>
          <table:table-cell table:formula="of:=[.O100]*4" office:value-type="float" office:value="43.890618181818">
            <text:p>43,9</text:p>
          </table:table-cell>
          <table:table-cell office:value-type="float" office:value="116.564527272727">
            <text:p>116,6</text:p>
          </table:table-cell>
          <table:table-cell office:value-type="float" office:value="33.3333333333333">
            <text:p>33,3</text:p>
          </table:table-cell>
          <table:table-cell table:formula="of:=([.R100]*4)/[.J100]" office:value-type="float" office:value="6.17283950617283">
            <text:p>6,17</text:p>
          </table:table-cell>
          <table:table-cell office:value-type="float" office:value="22.2666666666667">
            <text:p>22,3</text:p>
          </table:table-cell>
          <table:table-cell table:formula="of:=([.T100]*9)/[.J100]" office:value-type="float" office:value="9.27777777777779">
            <text:p>9,3</text:p>
          </table:table-cell>
          <table:table-cell office:value-type="float" office:value="70.3333333333333">
            <text:p>70,3</text:p>
          </table:table-cell>
          <table:table-cell table:formula="of:=([.V100]*4)/[.J100]" office:value-type="float" office:value="13.0246913580247">
            <text:p>13,0</text:p>
          </table:table-cell>
          <table:table-cell office:value-type="float" office:value="615.066666666667">
            <text:p>615,1</text:p>
          </table:table-cell>
          <table:table-cell table:formula="of:=[.X100]/[.J100]" office:value-type="float" office:value="28.4753086419753">
            <text:p>28,48</text:p>
          </table:table-cell>
          <table:table-cell table:formula="of:=[.L100]+[.S100]" office:value-type="float" office:value="30.4184031425365">
            <text:p>30,42</text:p>
          </table:table-cell>
          <table:table-cell table:formula="of:=[.Z100]/[.AF100]" office:value-type="percentage" office:value="0.209724472940148">
            <text:p>20,97%</text:p>
          </table:table-cell>
          <table:table-cell table:formula="of:=[.N100]+[.U100]" office:value-type="float" office:value="57.7061232323232">
            <text:p>57,71</text:p>
          </table:table-cell>
          <table:table-cell table:formula="of:=[.AB39]/[.AF39]" office:value-type="percentage" office:value="0.429383801768776">
            <text:p>42,94%</text:p>
          </table:table-cell>
          <table:table-cell table:formula="of:=[.P100]+[.W100]" office:value-type="float" office:value="56.9153095398427">
            <text:p>56,92</text:p>
          </table:table-cell>
          <table:table-cell table:formula="of:=[.AD100]/[.AF100]" office:value-type="percentage" office:value="0.392411568731465">
            <text:p>39,24%</text:p>
          </table:table-cell>
          <table:table-cell table:formula="of:=[.Q100]+[.Y100]" office:value-type="float" office:value="145.039835914702">
            <text:p>145,04</text:p>
          </table:table-cell>
          <table:table-cell table:formula="of:=[.AF100]/90" office:value-type="percentage" office:value="1.61155373238558">
            <text:p>161,16%</text:p>
          </table:table-cell>
          <table:table-cell table:number-columns-repeated="4"/>
        </table:table-row>
      </table:table>
      <table:table table:name="NE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5"/>
        <table:table-column table:style-name="co1" table:default-cell-style-name="ce12"/>
        <table:table-column table:style-name="co1" table:default-cell-style-name="ce5"/>
        <table:table-column table:style-name="co1" table:default-cell-style-name="ce10"/>
        <table:table-column table:style-name="co1" table:default-cell-style-name="ce19"/>
        <table:table-column table:style-name="co1" table:number-columns-repeated="6" table:default-cell-style-name="ce10"/>
        <table:table-column table:style-name="co1" table:default-cell-style-name="ce19"/>
        <table:table-column table:style-name="co1" table:number-columns-repeated="5" table:default-cell-style-name="ce10"/>
        <table:table-column table:style-name="co1" table:number-columns-repeated="2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8"/>
        <table:table-column table:style-name="co1" table:default-cell-style-name="ce19"/>
        <table:table-column table:style-name="co1" table:default-cell-style-name="ce39"/>
        <table:table-column table:style-name="co2" table:number-columns-repeated="4" table:default-cell-style-name="Default"/>
        <table:table-row table:style-name="ro1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 AEJ</text:p>
          </table:table-cell>
          <table:table-cell table:style-name="ce16" office:value-type="string">
            <text:p>Prot kCal/kg/j AEJ</text:p>
          </table:table-cell>
          <table:table-cell table:style-name="ce20" office:value-type="string">
            <text:p>Lipid AEJ</text:p>
          </table:table-cell>
          <table:table-cell table:style-name="ce22" office:value-type="string">
            <text:p>Lip kCal/kg/j AEJ</text:p>
          </table:table-cell>
          <table:table-cell table:style-name="ce23" office:value-type="string">
            <text:p>Glc AEJ</text:p>
          </table:table-cell>
          <table:table-cell table:style-name="ce24" office:value-type="string">
            <text:p>Glu kCal/kg/j AEJ</text:p>
          </table:table-cell>
          <table:table-cell table:style-name="ce25" office:value-type="string">
            <text:p>kCalkg/j AEJ</text:p>
          </table:table-cell>
          <table:table-cell table:style-name="ce26" office:value-type="string">
            <text:p>Prot g/j SN</text:p>
          </table:table-cell>
          <table:table-cell table:style-name="ce27" office:value-type="string">
            <text:p>Prot kcal/kg/j SN</text:p>
          </table:table-cell>
          <table:table-cell table:style-name="ce28" office:value-type="string">
            <text:p>Lipid g/j SN</text:p>
          </table:table-cell>
          <table:table-cell table:style-name="ce29" office:value-type="string">
            <text:p>Lipid kcal/kg/j SN</text:p>
          </table:table-cell>
          <table:table-cell table:style-name="ce30" office:value-type="string">
            <text:p>Glc g/j SN</text:p>
          </table:table-cell>
          <table:table-cell table:style-name="ce30" office:value-type="string">
            <text:p>Glc kcal/kg/j SN</text:p>
          </table:table-cell>
          <table:table-cell table:style-name="ce25" office:value-type="string">
            <text:p>kCal/j SN</text:p>
          </table:table-cell>
          <table:table-cell table:style-name="ce25" office:value-type="string">
            <text:p>kcal/kg/j SN</text:p>
          </table:table-cell>
          <table:table-cell table:style-name="ce31" office:value-type="string">
            <text:p>Prot kCal/kg/j TA</text:p>
          </table:table-cell>
          <table:table-cell table:style-name="ce32" office:value-type="string">
            <text:p>Prot % des apports totaux TA</text:p>
          </table:table-cell>
          <table:table-cell table:style-name="ce34" office:value-type="string">
            <text:p>Lipides kCal/kg/j TA</text:p>
          </table:table-cell>
          <table:table-cell table:style-name="ce35" office:value-type="string">
            <text:p>Lip % des apports totaux TA</text:p>
          </table:table-cell>
          <table:table-cell table:style-name="ce36" office:value-type="string">
            <text:p>Glucides kCal/kg/j TA</text:p>
          </table:table-cell>
          <table:table-cell table:style-name="ce37" office:value-type="string">
            <text:p>Glc % des apports totaux TA</text:p>
          </table:table-cell>
          <table:table-cell table:style-name="ce25" office:value-type="string">
            <text:p>kCal/kg/j TA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A A</text:p>
          </table:table-cell>
          <table:table-cell office:value-type="float" office:value="41802">
            <text:p>12/06/14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0.86">
            <text:p>0,86</text:p>
          </table:table-cell>
          <table:table-cell office:value-type="float" office:value="26">
            <text:p>26</text:p>
          </table:table-cell>
          <table:table-cell office:value-type="float" office:value="1.91766666666667">
            <text:p>1,9</text:p>
          </table:table-cell>
          <table:table-cell table:formula="of:=([.K2])*4" office:value-type="float" office:value="7.67066666666668">
            <text:p>7,67</text:p>
          </table:table-cell>
          <table:table-cell office:value-type="float" office:value="3.20283333333333">
            <text:p>3,2</text:p>
          </table:table-cell>
          <table:table-cell table:formula="of:=[.M2]*9" office:value-type="float" office:value="28.8255">
            <text:p>28,8</text:p>
          </table:table-cell>
          <table:table-cell office:value-type="float" office:value="7.77863487179487">
            <text:p>7,8</text:p>
          </table:table-cell>
          <table:table-cell table:formula="of:=[.O2]*4" office:value-type="float" office:value="31.1145394871795">
            <text:p>31,1</text:p>
          </table:table-cell>
          <table:table-cell office:value-type="float" office:value="67.6107061538462">
            <text:p>67,6</text:p>
          </table:table-cell>
          <table:table-cell office:value-type="float" office:value="36.9">
            <text:p>36,9</text:p>
          </table:table-cell>
          <table:table-cell table:formula="of:=([.R2]*4)/[.J2]" office:value-type="float" office:value="5.67692307692308">
            <text:p>5,68</text:p>
          </table:table-cell>
          <table:table-cell office:value-type="float" office:value="60.3">
            <text:p>60,3</text:p>
          </table:table-cell>
          <table:table-cell table:formula="of:=([.T2]*9)/[.J2]" office:value-type="float" office:value="20.8730769230769">
            <text:p>20,9</text:p>
          </table:table-cell>
          <table:table-cell office:value-type="float" office:value="166.5">
            <text:p>166,5</text:p>
          </table:table-cell>
          <table:table-cell table:formula="of:=([.V2]*4)/[.J2]" office:value-type="float" office:value="25.6153846153846">
            <text:p>25,6</text:p>
          </table:table-cell>
          <table:table-cell office:value-type="float" office:value="1356.3">
            <text:p>1356,3</text:p>
          </table:table-cell>
          <table:table-cell table:formula="of:=[.X2]/[.J2]" office:value-type="float" office:value="52.1653846153846">
            <text:p>52,17</text:p>
          </table:table-cell>
          <table:table-cell table:formula="of:=[.L2]+[.S2]" office:value-type="float" office:value="13.3475897435898">
            <text:p>13,35</text:p>
          </table:table-cell>
          <table:table-cell table:formula="of:=[.Z2]/[.AF2]" office:value-type="percentage" office:value="0.111437847552615">
            <text:p>11,14%</text:p>
          </table:table-cell>
          <table:table-cell table:formula="of:=[.N2]+[.U2]" office:value-type="float" office:value="49.6985769230769">
            <text:p>49,70</text:p>
          </table:table-cell>
          <table:table-cell table:formula="of:=([.M2]+[.T2])/([.Q2]+[.X2])" office:value-type="percentage" office:value="0.0445974828750759">
            <text:p>4,46%</text:p>
          </table:table-cell>
          <table:table-cell table:formula="of:=[.P2]+[.W2]" office:value-type="float" office:value="56.7299241025641">
            <text:p>56,73</text:p>
          </table:table-cell>
          <table:table-cell table:formula="of:=[.AD2]/[.AF2]" office:value-type="percentage" office:value="0.473633124426009">
            <text:p>47,36%</text:p>
          </table:table-cell>
          <table:table-cell table:formula="of:=[.Q2]+[.Y2]" office:value-type="float" office:value="119.776090769231">
            <text:p>119,78</text:p>
          </table:table-cell>
          <table:table-cell table:formula="of:=[.AF2]/75" office:value-type="percentage" office:value="1.59701454358974">
            <text:p>159,70%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A A</text:p>
          </table:table-cell>
          <table:table-cell office:value-type="float" office:value="41711">
            <text:p>13/03/14</text:p>
          </table:table-cell>
          <table:table-cell office:value-type="float" office:value="8.1">
            <text:p>8,1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16.65">
            <text:p>16,65</text:p>
          </table:table-cell>
          <table:table-cell office:value-type="float" office:value="0.8">
            <text:p>0,8</text:p>
          </table:table-cell>
          <table:table-cell office:value-type="float" office:value="25.6">
            <text:p>25,6</text:p>
          </table:table-cell>
          <table:table-cell office:value-type="float" office:value="2.09267737617135">
            <text:p>2,1</text:p>
          </table:table-cell>
          <table:table-cell table:formula="of:=([.K3])*4" office:value-type="float" office:value="8.3707095046854">
            <text:p>8,37</text:p>
          </table:table-cell>
          <table:table-cell office:value-type="float" office:value="3.03631191432396">
            <text:p>3,0</text:p>
          </table:table-cell>
          <table:table-cell table:formula="of:=[.M3]*9" office:value-type="float" office:value="27.3268072289156">
            <text:p>27,3</text:p>
          </table:table-cell>
          <table:table-cell office:value-type="float" office:value="9.32228313253012">
            <text:p>9,3</text:p>
          </table:table-cell>
          <table:table-cell table:formula="of:=[.O3]*4" office:value-type="float" office:value="37.2891325301205">
            <text:p>37,3</text:p>
          </table:table-cell>
          <table:table-cell office:value-type="float" office:value="72.9866492637216">
            <text:p>73,0</text:p>
          </table:table-cell>
          <table:table-cell office:value-type="float" office:value="42.1">
            <text:p>42,1</text:p>
          </table:table-cell>
          <table:table-cell table:formula="of:=([.R3]*4)/[.J3]" office:value-type="float" office:value="6.578125">
            <text:p>6,58</text:p>
          </table:table-cell>
          <table:table-cell office:value-type="float" office:value="60.3">
            <text:p>60,3</text:p>
          </table:table-cell>
          <table:table-cell table:formula="of:=([.T3]*9)/[.J3]" office:value-type="float" office:value="21.19921875">
            <text:p>21,2</text:p>
          </table:table-cell>
          <table:table-cell office:value-type="float" office:value="201.6">
            <text:p>201,6</text:p>
          </table:table-cell>
          <table:table-cell table:formula="of:=([.V3]*4)/[.J3]" office:value-type="float" office:value="31.5">
            <text:p>31,5</text:p>
          </table:table-cell>
          <table:table-cell office:value-type="float" office:value="1517.5">
            <text:p>1517,5</text:p>
          </table:table-cell>
          <table:table-cell table:formula="of:=[.X3]/[.J3]" office:value-type="float" office:value="59.27734375">
            <text:p>59,28</text:p>
          </table:table-cell>
          <table:table-cell table:formula="of:=[.L3]+[.S3]" office:value-type="float" office:value="14.9488345046854">
            <text:p>14,95</text:p>
          </table:table-cell>
          <table:table-cell table:formula="of:=[.Z3]/[.AF3]" office:value-type="percentage" office:value="0.113022706815864">
            <text:p>11,30%</text:p>
          </table:table-cell>
          <table:table-cell table:formula="of:=[.N3]+[.U3]" office:value-type="float" office:value="48.5260259789156">
            <text:p>48,53</text:p>
          </table:table-cell>
          <table:table-cell table:formula="of:=([.M3]+[.T3])/([.Q3]+[.X3])" office:value-type="percentage" office:value="0.0398219701772687">
            <text:p>3,98%</text:p>
          </table:table-cell>
          <table:table-cell table:formula="of:=[.P3]+[.W3]" office:value-type="float" office:value="68.7891325301205">
            <text:p>68,79</text:p>
          </table:table-cell>
          <table:table-cell table:formula="of:=[.AD3]/[.AF3]" office:value-type="percentage" office:value="0.520089640141017">
            <text:p>52,01%</text:p>
          </table:table-cell>
          <table:table-cell table:formula="of:=[.Q3]+[.Y3]" office:value-type="float" office:value="132.263993013722">
            <text:p>132,26</text:p>
          </table:table-cell>
          <table:table-cell table:formula="of:=[.AF3]/75" office:value-type="percentage" office:value="1.76351990684962">
            <text:p>176,35%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A A</text:p>
          </table:table-cell>
          <table:table-cell office:value-type="float" office:value="42081">
            <text:p>18/03/15</text:p>
          </table:table-cell>
          <table:table-cell office:value-type="float" office:value="9.1">
            <text:p>9,1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5.09">
            <text:p>15,09</text:p>
          </table:table-cell>
          <table:table-cell office:value-type="float" office:value="-0.4">
            <text:p>-0,4</text:p>
          </table:table-cell>
          <table:table-cell office:value-type="float" office:value="26.3">
            <text:p>26,3</text:p>
          </table:table-cell>
          <table:table-cell office:value-type="float" office:value="1.98557541191382">
            <text:p>2,0</text:p>
          </table:table-cell>
          <table:table-cell table:formula="of:=([.K4])*4" office:value-type="float" office:value="7.94230164765528">
            <text:p>7,94</text:p>
          </table:table-cell>
          <table:table-cell office:value-type="float" office:value="2.99423536121673">
            <text:p>3,0</text:p>
          </table:table-cell>
          <table:table-cell table:formula="of:=[.M4]*9" office:value-type="float" office:value="26.9481182509506">
            <text:p>26,9</text:p>
          </table:table-cell>
          <table:table-cell office:value-type="float" office:value="7.31355247148289">
            <text:p>7,3</text:p>
          </table:table-cell>
          <table:table-cell table:formula="of:=[.O4]*4" office:value-type="float" office:value="29.2542098859316">
            <text:p>29,3</text:p>
          </table:table-cell>
          <table:table-cell office:value-type="float" office:value="64.1446297845374">
            <text:p>64,1</text:p>
          </table:table-cell>
          <table:table-cell office:value-type="float" office:value="30.75">
            <text:p>30,8</text:p>
          </table:table-cell>
          <table:table-cell table:formula="of:=([.R4]*4)/[.J4]" office:value-type="float" office:value="4.67680608365019">
            <text:p>4,68</text:p>
          </table:table-cell>
          <table:table-cell office:value-type="float" office:value="50.25">
            <text:p>50,3</text:p>
          </table:table-cell>
          <table:table-cell table:formula="of:=([.T4]*9)/[.J4]" office:value-type="float" office:value="17.1958174904943">
            <text:p>17,2</text:p>
          </table:table-cell>
          <table:table-cell office:value-type="float" office:value="138.75">
            <text:p>138,8</text:p>
          </table:table-cell>
          <table:table-cell table:formula="of:=([.V4]*4)/[.J4]" office:value-type="float" office:value="21.1026615969582">
            <text:p>21,1</text:p>
          </table:table-cell>
          <table:table-cell office:value-type="float" office:value="1130.25">
            <text:p>1130,3</text:p>
          </table:table-cell>
          <table:table-cell table:formula="of:=[.X4]/[.J4]" office:value-type="float" office:value="42.9752851711027">
            <text:p>42,98</text:p>
          </table:table-cell>
          <table:table-cell table:formula="of:=[.L4]+[.S4]" office:value-type="float" office:value="12.6191077313055">
            <text:p>12,62</text:p>
          </table:table-cell>
          <table:table-cell table:formula="of:=[.Z4]/[.AF4]" office:value-type="percentage" office:value="0.117803563758721">
            <text:p>11,78%</text:p>
          </table:table-cell>
          <table:table-cell table:formula="of:=[.N4]+[.U4]" office:value-type="float" office:value="44.1439357414449">
            <text:p>44,14</text:p>
          </table:table-cell>
          <table:table-cell table:formula="of:=([.M4]+[.T4])/([.Q4]+[.X4])" office:value-type="percentage" office:value="0.0445784282962003">
            <text:p>4,46%</text:p>
          </table:table-cell>
          <table:table-cell table:formula="of:=[.P4]+[.W4]" office:value-type="float" office:value="50.3568714828897">
            <text:p>50,36</text:p>
          </table:table-cell>
          <table:table-cell table:formula="of:=[.AD4]/[.AF4]" office:value-type="percentage" office:value="0.470098127913407">
            <text:p>47,01%</text:p>
          </table:table-cell>
          <table:table-cell table:formula="of:=[.Q4]+[.Y4]" office:value-type="float" office:value="107.11991495564">
            <text:p>107,12</text:p>
          </table:table-cell>
          <table:table-cell table:formula="of:=[.AF4]/75" office:value-type="percentage" office:value="1.42826553274187">
            <text:p>142,83%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A A</text:p>
          </table:table-cell>
          <table:table-cell office:value-type="float" office:value="42480">
            <text:p>20/04/16</text:p>
          </table:table-cell>
          <table:table-cell office:value-type="float" office:value="10.2">
            <text:p>10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.362775">
            <text:p>2,4</text:p>
          </table:table-cell>
          <table:table-cell table:formula="of:=([.K5])*4" office:value-type="float" office:value="9.4511">
            <text:p>9,45</text:p>
          </table:table-cell>
          <table:table-cell office:value-type="float" office:value="3.68874895833333">
            <text:p>3,7</text:p>
          </table:table-cell>
          <table:table-cell table:formula="of:=[.M5]*9" office:value-type="float" office:value="33.198740625">
            <text:p>33,2</text:p>
          </table:table-cell>
          <table:table-cell office:value-type="float" office:value="10.1901875">
            <text:p>10,2</text:p>
          </table:table-cell>
          <table:table-cell table:formula="of:=[.O5]*4" office:value-type="float" office:value="40.76075">
            <text:p>40,8</text:p>
          </table:table-cell>
          <table:table-cell office:value-type="float" office:value="83.410590625">
            <text:p>83,4</text:p>
          </table:table-cell>
          <table:table-cell office:value-type="float" office:value="61.5">
            <text:p>61,5</text:p>
          </table:table-cell>
          <table:table-cell table:formula="of:=([.R5]*4)/[.J5]" office:value-type="float" office:value="7.6875">
            <text:p>7,69</text:p>
          </table:table-cell>
          <table:table-cell office:value-type="float" office:value="100.5">
            <text:p>100,5</text:p>
          </table:table-cell>
          <table:table-cell table:formula="of:=([.T5]*9)/[.J5]" office:value-type="float" office:value="28.265625">
            <text:p>28,3</text:p>
          </table:table-cell>
          <table:table-cell office:value-type="float" office:value="277.5">
            <text:p>277,5</text:p>
          </table:table-cell>
          <table:table-cell table:formula="of:=([.V5]*4)/[.J5]" office:value-type="float" office:value="34.6875">
            <text:p>34,7</text:p>
          </table:table-cell>
          <table:table-cell office:value-type="float" office:value="2260.5">
            <text:p>2260,5</text:p>
          </table:table-cell>
          <table:table-cell table:formula="of:=[.X5]/[.J5]" office:value-type="float" office:value="70.640625">
            <text:p>70,64</text:p>
          </table:table-cell>
          <table:table-cell table:formula="of:=[.L5]+[.S5]" office:value-type="float" office:value="17.1386">
            <text:p>17,14</text:p>
          </table:table-cell>
          <table:table-cell table:formula="of:=[.Z5]/[.AF5]" office:value-type="percentage" office:value="0.111252611220672">
            <text:p>11,13%</text:p>
          </table:table-cell>
          <table:table-cell table:formula="of:=[.N5]+[.U5]" office:value-type="float" office:value="61.464365625">
            <text:p>61,46</text:p>
          </table:table-cell>
          <table:table-cell table:formula="of:=([.M5]+[.T5])/([.Q5]+[.X5])" office:value-type="percentage" office:value="0.0444508205112686">
            <text:p>4,45%</text:p>
          </table:table-cell>
          <table:table-cell table:formula="of:=[.P5]+[.W5]" office:value-type="float" office:value="75.44825">
            <text:p>75,45</text:p>
          </table:table-cell>
          <table:table-cell table:formula="of:=[.AD5]/[.AF5]" office:value-type="percentage" office:value="0.489760822035058">
            <text:p>48,98%</text:p>
          </table:table-cell>
          <table:table-cell table:formula="of:=[.Q5]+[.Y5]" office:value-type="float" office:value="154.051215625">
            <text:p>154,05</text:p>
          </table:table-cell>
          <table:table-cell table:formula="of:=[.AF5]/75" office:value-type="percentage" office:value="2.05401620833333">
            <text:p>205,40%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A A</text:p>
          </table:table-cell>
          <table:table-cell office:value-type="float" office:value="42381">
            <text:p>12/01/16</text:p>
          </table:table-cell>
          <table:table-cell office:value-type="float" office:value="9.9">
            <text:p>9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1.9">
            <text:p>31,9</text:p>
          </table:table-cell>
          <table:table-cell office:value-type="float" office:value="2.04886520376176">
            <text:p>2,0</text:p>
          </table:table-cell>
          <table:table-cell table:formula="of:=([.K6])*4" office:value-type="float" office:value="8.19546081504704">
            <text:p>8,20</text:p>
          </table:table-cell>
          <table:table-cell office:value-type="float" office:value="3.17523406478579">
            <text:p>3,2</text:p>
          </table:table-cell>
          <table:table-cell table:formula="of:=[.M6]*9" office:value-type="float" office:value="28.5771065830721">
            <text:p>28,6</text:p>
          </table:table-cell>
          <table:table-cell office:value-type="float" office:value="8.77228840125392">
            <text:p>8,8</text:p>
          </table:table-cell>
          <table:table-cell table:formula="of:=[.O6]*4" office:value-type="float" office:value="35.0891536050157">
            <text:p>35,1</text:p>
          </table:table-cell>
          <table:table-cell office:value-type="float" office:value="71.8617210031348">
            <text:p>71,9</text:p>
          </table:table-cell>
          <table:table-cell office:value-type="float" office:value="51.25">
            <text:p>51,3</text:p>
          </table:table-cell>
          <table:table-cell table:formula="of:=([.R6]*4)/[.J6]" office:value-type="float" office:value="6.42633228840125">
            <text:p>6,43</text:p>
          </table:table-cell>
          <table:table-cell office:value-type="float" office:value="83.75">
            <text:p>83,8</text:p>
          </table:table-cell>
          <table:table-cell table:formula="of:=([.T6]*9)/[.J6]" office:value-type="float" office:value="23.628526645768">
            <text:p>23,6</text:p>
          </table:table-cell>
          <table:table-cell office:value-type="float" office:value="231.25">
            <text:p>231,3</text:p>
          </table:table-cell>
          <table:table-cell table:formula="of:=([.V6]*4)/[.J6]" office:value-type="float" office:value="28.9968652037618">
            <text:p>29,0</text:p>
          </table:table-cell>
          <table:table-cell office:value-type="float" office:value="1883.75">
            <text:p>1883,8</text:p>
          </table:table-cell>
          <table:table-cell table:formula="of:=[.X6]/[.J6]" office:value-type="float" office:value="59.051724137931">
            <text:p>59,05</text:p>
          </table:table-cell>
          <table:table-cell table:formula="of:=[.L6]+[.S6]" office:value-type="float" office:value="14.6217931034483">
            <text:p>14,62</text:p>
          </table:table-cell>
          <table:table-cell table:formula="of:=[.Z6]/[.AF6]" office:value-type="percentage" office:value="0.11169053787938">
            <text:p>11,17%</text:p>
          </table:table-cell>
          <table:table-cell table:formula="of:=[.N6]+[.U6]" office:value-type="float" office:value="52.2056332288401">
            <text:p>52,21</text:p>
          </table:table-cell>
          <table:table-cell table:formula="of:=([.M6]+[.T6])/([.Q6]+[.X6])" office:value-type="percentage" office:value="0.044449127161192">
            <text:p>4,44%</text:p>
          </table:table-cell>
          <table:table-cell table:formula="of:=[.P6]+[.W6]" office:value-type="float" office:value="64.0860188087774">
            <text:p>64,09</text:p>
          </table:table-cell>
          <table:table-cell table:formula="of:=[.AD6]/[.AF6]" office:value-type="percentage" office:value="0.489529694522373">
            <text:p>48,95%</text:p>
          </table:table-cell>
          <table:table-cell table:formula="of:=[.Q6]+[.Y6]" office:value-type="float" office:value="130.913445141066">
            <text:p>130,91</text:p>
          </table:table-cell>
          <table:table-cell table:formula="of:=[.AF6]/75" office:value-type="percentage" office:value="1.74551260188088">
            <text:p>174,55%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A A</text:p>
          </table:table-cell>
          <table:table-cell office:value-type="float" office:value="42577">
            <text:p>26/07/16</text:p>
          </table:table-cell>
          <table:table-cell office:value-type="float" office:value="10.5">
            <text:p>10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3.234375">
            <text:p>3,2</text:p>
          </table:table-cell>
          <table:table-cell table:formula="of:=([.K7])*4" office:value-type="float" office:value="12.9375">
            <text:p>12,94</text:p>
          </table:table-cell>
          <table:table-cell office:value-type="float" office:value="2.484375">
            <text:p>2,5</text:p>
          </table:table-cell>
          <table:table-cell table:formula="of:=[.M7]*9" office:value-type="float" office:value="22.359375">
            <text:p>22,4</text:p>
          </table:table-cell>
          <table:table-cell office:value-type="float" office:value="7.21875">
            <text:p>7,2</text:p>
          </table:table-cell>
          <table:table-cell table:formula="of:=[.O7]*4" office:value-type="float" office:value="28.875">
            <text:p>28,9</text:p>
          </table:table-cell>
          <table:table-cell office:value-type="float" office:value="64.171875">
            <text:p>64,2</text:p>
          </table:table-cell>
          <table:table-cell office:value-type="float" office:value="103.5">
            <text:p>103,5</text:p>
          </table:table-cell>
          <table:table-cell table:formula="of:=([.R7]*4)/[.J7]" office:value-type="float" office:value="12.9375">
            <text:p>12,94</text:p>
          </table:table-cell>
          <table:table-cell office:value-type="float" office:value="79.5">
            <text:p>79,5</text:p>
          </table:table-cell>
          <table:table-cell table:formula="of:=([.T7]*9)/[.J7]" office:value-type="float" office:value="22.359375">
            <text:p>22,4</text:p>
          </table:table-cell>
          <table:table-cell office:value-type="float" office:value="231">
            <text:p>231,0</text:p>
          </table:table-cell>
          <table:table-cell table:formula="of:=([.V7]*4)/[.J7]" office:value-type="float" office:value="28.875">
            <text:p>28,9</text:p>
          </table:table-cell>
          <table:table-cell office:value-type="float" office:value="2053.5">
            <text:p>2053,5</text:p>
          </table:table-cell>
          <table:table-cell table:formula="of:=[.X7]/[.J7]" office:value-type="float" office:value="64.171875">
            <text:p>64,17</text:p>
          </table:table-cell>
          <table:table-cell table:formula="of:=[.L7]+[.S7]" office:value-type="float" office:value="25.875">
            <text:p>25,88</text:p>
          </table:table-cell>
          <table:table-cell table:formula="of:=[.Z7]/[.AF7]" office:value-type="percentage" office:value="0.201607012417823">
            <text:p>20,16%</text:p>
          </table:table-cell>
          <table:table-cell table:formula="of:=[.N7]+[.U7]" office:value-type="float" office:value="44.71875">
            <text:p>44,72</text:p>
          </table:table-cell>
          <table:table-cell table:formula="of:=([.M7]+[.T7])/([.Q7]+[.X7])" office:value-type="percentage" office:value="0.0387143900657414">
            <text:p>3,87%</text:p>
          </table:table-cell>
          <table:table-cell table:formula="of:=[.P7]+[.W7]" office:value-type="float" office:value="57.75">
            <text:p>57,75</text:p>
          </table:table-cell>
          <table:table-cell table:formula="of:=[.AD7]/[.AF7]" office:value-type="percentage" office:value="0.449963476990504">
            <text:p>45,00%</text:p>
          </table:table-cell>
          <table:table-cell table:formula="of:=[.Q7]+[.Y7]" office:value-type="float" office:value="128.34375">
            <text:p>128,34</text:p>
          </table:table-cell>
          <table:table-cell table:formula="of:=[.AF7]/75" office:value-type="percentage" office:value="1.71125">
            <text:p>171,13%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A A</text:p>
          </table:table-cell>
          <table:table-cell office:value-type="float" office:value="42171">
            <text:p>16/06/15</text:p>
          </table:table-cell>
          <table:table-cell office:value-type="float" office:value="9.4">
            <text:p>9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/>
          <table:table-cell office:value-type="float" office:value="-0.44">
            <text:p>-0,44</text:p>
          </table:table-cell>
          <table:table-cell/>
          <table:table-cell office:value-type="float" office:value="26.4">
            <text:p>26,4</text:p>
          </table:table-cell>
          <table:table-cell office:value-type="float" office:value="2.10381818181818">
            <text:p>2,1</text:p>
          </table:table-cell>
          <table:table-cell table:formula="of:=([.K8])*4" office:value-type="float" office:value="8.41527272727272">
            <text:p>8,42</text:p>
          </table:table-cell>
          <table:table-cell office:value-type="float" office:value="3.27912184343434">
            <text:p>3,3</text:p>
          </table:table-cell>
          <table:table-cell table:formula="of:=[.M8]*9" office:value-type="float" office:value="29.5120965909091">
            <text:p>29,5</text:p>
          </table:table-cell>
          <table:table-cell office:value-type="float" office:value="9.75088383838384">
            <text:p>9,8</text:p>
          </table:table-cell>
          <table:table-cell table:formula="of:=[.O8]*4" office:value-type="float" office:value="39.0035353535354">
            <text:p>39,0</text:p>
          </table:table-cell>
          <table:table-cell office:value-type="float" office:value="76.9309046717172">
            <text:p>76,9</text:p>
          </table:table-cell>
          <table:table-cell office:value-type="float" office:value="45.1">
            <text:p>45,1</text:p>
          </table:table-cell>
          <table:table-cell table:formula="of:=([.R8]*4)/[.J8]" office:value-type="float" office:value="6.83333333333333">
            <text:p>6,83</text:p>
          </table:table-cell>
          <table:table-cell office:value-type="float" office:value="73.7">
            <text:p>73,7</text:p>
          </table:table-cell>
          <table:table-cell table:formula="of:=([.T8]*9)/[.J8]" office:value-type="float" office:value="25.125">
            <text:p>25,1</text:p>
          </table:table-cell>
          <table:table-cell office:value-type="float" office:value="203.5">
            <text:p>203,5</text:p>
          </table:table-cell>
          <table:table-cell table:formula="of:=([.V8]*4)/[.J8]" office:value-type="float" office:value="30.8333333333333">
            <text:p>30,8</text:p>
          </table:table-cell>
          <table:table-cell office:value-type="float" office:value="1657.7">
            <text:p>1657,7</text:p>
          </table:table-cell>
          <table:table-cell table:formula="of:=[.X8]/[.J8]" office:value-type="float" office:value="62.7916666666667">
            <text:p>62,79</text:p>
          </table:table-cell>
          <table:table-cell table:formula="of:=[.L8]+[.S8]" office:value-type="float" office:value="15.2486060606061">
            <text:p>15,25</text:p>
          </table:table-cell>
          <table:table-cell table:formula="of:=[.Z8]/[.AF8]" office:value-type="percentage" office:value="0.109134880030776">
            <text:p>10,91%</text:p>
          </table:table-cell>
          <table:table-cell table:formula="of:=[.N8]+[.U8]" office:value-type="float" office:value="54.6370965909091">
            <text:p>54,64</text:p>
          </table:table-cell>
          <table:table-cell table:formula="of:=([.M8]+[.T8])/([.Q8]+[.X8])" office:value-type="percentage" office:value="0.0443778106547703">
            <text:p>4,44%</text:p>
          </table:table-cell>
          <table:table-cell table:formula="of:=[.P8]+[.W8]" office:value-type="float" office:value="69.8368686868687">
            <text:p>69,84</text:p>
          </table:table-cell>
          <table:table-cell table:formula="of:=[.AD8]/[.AF8]" office:value-type="percentage" office:value="0.49982524668642">
            <text:p>49,98%</text:p>
          </table:table-cell>
          <table:table-cell table:formula="of:=[.Q8]+[.Y8]" office:value-type="float" office:value="139.722571338384">
            <text:p>139,72</text:p>
          </table:table-cell>
          <table:table-cell table:formula="of:=[.AF8]/75" office:value-type="percentage" office:value="1.86296761784512">
            <text:p>186,30%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A A</text:p>
          </table:table-cell>
          <table:table-cell office:value-type="float" office:value="42655">
            <text:p>12/10/16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3.29872549019608">
            <text:p>3,3</text:p>
          </table:table-cell>
          <table:table-cell table:formula="of:=([.K9])*4" office:value-type="float" office:value="13.1949019607843">
            <text:p>13,19</text:p>
          </table:table-cell>
          <table:table-cell office:value-type="float" office:value="2.29335294117647">
            <text:p>2,3</text:p>
          </table:table-cell>
          <table:table-cell table:formula="of:=[.M9]*9" office:value-type="float" office:value="20.6401764705882">
            <text:p>20,6</text:p>
          </table:table-cell>
          <table:table-cell office:value-type="float" office:value="5.89588235294118">
            <text:p>5,9</text:p>
          </table:table-cell>
          <table:table-cell table:formula="of:=[.O9]*4" office:value-type="float" office:value="23.5835294117647">
            <text:p>23,6</text:p>
          </table:table-cell>
          <table:table-cell office:value-type="float" office:value="57.4186078431373">
            <text:p>57,4</text:p>
          </table:table-cell>
          <table:table-cell office:value-type="float" office:value="86.25">
            <text:p>86,3</text:p>
          </table:table-cell>
          <table:table-cell table:formula="of:=([.R9]*4)/[.J9]" office:value-type="float" office:value="10.1470588235294">
            <text:p>10,15</text:p>
          </table:table-cell>
          <table:table-cell office:value-type="float" office:value="66.25">
            <text:p>66,3</text:p>
          </table:table-cell>
          <table:table-cell table:formula="of:=([.T9]*9)/[.J9]" office:value-type="float" office:value="17.5367647058824">
            <text:p>17,5</text:p>
          </table:table-cell>
          <table:table-cell office:value-type="float" office:value="192.5">
            <text:p>192,5</text:p>
          </table:table-cell>
          <table:table-cell table:formula="of:=([.V9]*4)/[.J9]" office:value-type="float" office:value="22.6470588235294">
            <text:p>22,6</text:p>
          </table:table-cell>
          <table:table-cell office:value-type="float" office:value="1711.25">
            <text:p>1711,3</text:p>
          </table:table-cell>
          <table:table-cell table:formula="of:=[.X9]/[.J9]" office:value-type="float" office:value="50.3308823529412">
            <text:p>50,33</text:p>
          </table:table-cell>
          <table:table-cell table:formula="of:=[.L9]+[.S9]" office:value-type="float" office:value="23.3419607843137">
            <text:p>23,34</text:p>
          </table:table-cell>
          <table:table-cell table:formula="of:=[.Z9]/[.AF9]" office:value-type="percentage" office:value="0.21663175149912">
            <text:p>21,66%</text:p>
          </table:table-cell>
          <table:table-cell table:formula="of:=[.N9]+[.U9]" office:value-type="float" office:value="38.1769411764706">
            <text:p>38,18</text:p>
          </table:table-cell>
          <table:table-cell table:formula="of:=([.M9]+[.T9])/([.Q9]+[.X9])" office:value-type="percentage" office:value="0.038754209034537">
            <text:p>3,88%</text:p>
          </table:table-cell>
          <table:table-cell table:formula="of:=[.P9]+[.W9]" office:value-type="float" office:value="46.2305882352941">
            <text:p>46,23</text:p>
          </table:table-cell>
          <table:table-cell table:formula="of:=[.AD9]/[.AF9]" office:value-type="percentage" office:value="0.429056213177115">
            <text:p>42,91%</text:p>
          </table:table-cell>
          <table:table-cell table:formula="of:=[.Q9]+[.Y9]" office:value-type="float" office:value="107.749490196079">
            <text:p>107,75</text:p>
          </table:table-cell>
          <table:table-cell table:formula="of:=[.AF9]/75" office:value-type="percentage" office:value="1.43665986928105">
            <text:p>143,67%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A A</text:p>
          </table:table-cell>
          <table:table-cell office:value-type="float" office:value="42250">
            <text:p>03/09/15</text:p>
          </table:table-cell>
          <table:table-cell office:value-type="float" office:value="9.6">
            <text:p>9,6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8.5">
            <text:p>28,5</text:p>
          </table:table-cell>
          <table:table-cell office:value-type="float" office:value="1.9488">
            <text:p>1,9</text:p>
          </table:table-cell>
          <table:table-cell table:formula="of:=([.K10])*4" office:value-type="float" office:value="7.7952">
            <text:p>7,80</text:p>
          </table:table-cell>
          <table:table-cell office:value-type="float" office:value="3.03750233918129">
            <text:p>3,0</text:p>
          </table:table-cell>
          <table:table-cell table:formula="of:=[.M10]*9" office:value-type="float" office:value="27.3375210526316">
            <text:p>27,3</text:p>
          </table:table-cell>
          <table:table-cell office:value-type="float" office:value="9.03239766081871">
            <text:p>9,0</text:p>
          </table:table-cell>
          <table:table-cell table:formula="of:=[.O10]*4" office:value-type="float" office:value="36.1295906432748">
            <text:p>36,1</text:p>
          </table:table-cell>
          <table:table-cell office:value-type="float" office:value="71.2623116959064">
            <text:p>71,3</text:p>
          </table:table-cell>
          <table:table-cell office:value-type="float" office:value="45.1">
            <text:p>45,1</text:p>
          </table:table-cell>
          <table:table-cell table:formula="of:=([.R10]*4)/[.J10]" office:value-type="float" office:value="6.32982456140351">
            <text:p>6,33</text:p>
          </table:table-cell>
          <table:table-cell office:value-type="float" office:value="73.7">
            <text:p>73,7</text:p>
          </table:table-cell>
          <table:table-cell table:formula="of:=([.T10]*9)/[.J10]" office:value-type="float" office:value="23.2736842105263">
            <text:p>23,3</text:p>
          </table:table-cell>
          <table:table-cell office:value-type="float" office:value="203.5">
            <text:p>203,5</text:p>
          </table:table-cell>
          <table:table-cell table:formula="of:=([.V10]*4)/[.J10]" office:value-type="float" office:value="28.5614035087719">
            <text:p>28,6</text:p>
          </table:table-cell>
          <table:table-cell office:value-type="float" office:value="1657.7">
            <text:p>1657,7</text:p>
          </table:table-cell>
          <table:table-cell table:formula="of:=[.X10]/[.J10]" office:value-type="float" office:value="58.1649122807018">
            <text:p>58,16</text:p>
          </table:table-cell>
          <table:table-cell table:formula="of:=[.L10]+[.S10]" office:value-type="float" office:value="14.1250245614035">
            <text:p>14,13</text:p>
          </table:table-cell>
          <table:table-cell table:formula="of:=[.Z10]/[.AF10]" office:value-type="percentage" office:value="0.109134880030776">
            <text:p>10,91%</text:p>
          </table:table-cell>
          <table:table-cell table:formula="of:=[.N10]+[.U10]" office:value-type="float" office:value="50.6112052631579">
            <text:p>50,61</text:p>
          </table:table-cell>
          <table:table-cell table:formula="of:=([.M10]+[.T10])/([.Q10]+[.X10])" office:value-type="percentage" office:value="0.0443835599076251">
            <text:p>4,44%</text:p>
          </table:table-cell>
          <table:table-cell table:formula="of:=[.P10]+[.W10]" office:value-type="float" office:value="64.6909941520468">
            <text:p>64,69</text:p>
          </table:table-cell>
          <table:table-cell table:formula="of:=[.AD10]/[.AF10]" office:value-type="percentage" office:value="0.49982524668642">
            <text:p>49,98%</text:p>
          </table:table-cell>
          <table:table-cell table:formula="of:=[.Q10]+[.Y10]" office:value-type="float" office:value="129.427223976608">
            <text:p>129,43</text:p>
          </table:table-cell>
          <table:table-cell table:formula="of:=[.AF10]/75" office:value-type="percentage" office:value="1.72569631968811">
            <text:p>172,57%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E Q</text:p>
          </table:table-cell>
          <table:table-cell office:value-type="float" office:value="41681">
            <text:p>11/02/14</text:p>
          </table:table-cell>
          <table:table-cell office:value-type="float" office:value="9.5">
            <text:p>9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2.46">
            <text:p>-2,46</text:p>
          </table:table-cell>
          <table:table-cell office:value-type="float" office:value="23">
            <text:p>23</text:p>
          </table:table-cell>
          <table:table-cell office:value-type="float" office:value="3.00096376811594">
            <text:p>3,0</text:p>
          </table:table-cell>
          <table:table-cell table:formula="of:=([.K11])*4" office:value-type="float" office:value="12.0038550724638">
            <text:p>12,00</text:p>
          </table:table-cell>
          <table:table-cell office:value-type="float" office:value="3.69763507246377">
            <text:p>3,7</text:p>
          </table:table-cell>
          <table:table-cell table:formula="of:=[.M11]*9" office:value-type="float" office:value="33.2787156521739">
            <text:p>33,3</text:p>
          </table:table-cell>
          <table:table-cell office:value-type="float" office:value="11.1785347826087">
            <text:p>11,2</text:p>
          </table:table-cell>
          <table:table-cell table:formula="of:=[.O11]*4" office:value-type="float" office:value="44.7141391304348">
            <text:p>44,7</text:p>
          </table:table-cell>
          <table:table-cell office:value-type="float" office:value="89.9967098550725">
            <text:p>90,0</text:p>
          </table:table-cell>
          <table:table-cell office:value-type="float" office:value="44.38">
            <text:p>44,4</text:p>
          </table:table-cell>
          <table:table-cell table:formula="of:=([.R11]*4)/[.J11]" office:value-type="float" office:value="7.71826086956522">
            <text:p>7,72</text:p>
          </table:table-cell>
          <table:table-cell office:value-type="float" office:value="53.24">
            <text:p>53,2</text:p>
          </table:table-cell>
          <table:table-cell table:formula="of:=([.T11]*9)/[.J11]" office:value-type="float" office:value="20.8330434782609">
            <text:p>20,8</text:p>
          </table:table-cell>
          <table:table-cell office:value-type="float" office:value="167.3">
            <text:p>167,3</text:p>
          </table:table-cell>
          <table:table-cell table:formula="of:=([.V11]*4)/[.J11]" office:value-type="float" office:value="29.095652173913">
            <text:p>29,1</text:p>
          </table:table-cell>
          <table:table-cell office:value-type="float" office:value="1325.88">
            <text:p>1325,9</text:p>
          </table:table-cell>
          <table:table-cell table:formula="of:=[.X11]/[.J11]" office:value-type="float" office:value="57.6469565217391">
            <text:p>57,65</text:p>
          </table:table-cell>
          <table:table-cell table:formula="of:=[.L11]+[.S11]" office:value-type="float" office:value="19.722115942029">
            <text:p>19,72</text:p>
          </table:table-cell>
          <table:table-cell table:formula="of:=[.Z11]/[.AF11]" office:value-type="percentage" office:value="0.133579153281759">
            <text:p>13,36%</text:p>
          </table:table-cell>
          <table:table-cell table:formula="of:=[.N11]+[.U11]" office:value-type="float" office:value="54.1117591304348">
            <text:p>54,11</text:p>
          </table:table-cell>
          <table:table-cell table:formula="of:=([.M11]+[.T11])/([.Q11]+[.X11])" office:value-type="percentage" office:value="0.0402136956390022">
            <text:p>4,02%</text:p>
          </table:table-cell>
          <table:table-cell table:formula="of:=[.P11]+[.W11]" office:value-type="float" office:value="73.8097913043478">
            <text:p>73,81</text:p>
          </table:table-cell>
          <table:table-cell table:formula="of:=[.AD11]/[.AF11]" office:value-type="percentage" office:value="0.499918439548722">
            <text:p>49,99%</text:p>
          </table:table-cell>
          <table:table-cell table:formula="of:=[.Q11]+[.Y11]" office:value-type="float" office:value="147.643666376812">
            <text:p>147,64</text:p>
          </table:table-cell>
          <table:table-cell table:formula="of:=[.AF11]/75" office:value-type="percentage" office:value="1.96858221835749">
            <text:p>196,86%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E Q</text:p>
          </table:table-cell>
          <table:table-cell office:value-type="float" office:value="41796">
            <text:p>06/06/14</text:p>
          </table:table-cell>
          <table:table-cell office:value-type="float" office:value="9.8">
            <text:p>9,8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38.5">
            <text:p>138,5</text:p>
          </table:table-cell>
          <table:table-cell table:style-name="ce2" office:value-type="float" office:value="14.23">
            <text:p>14,23</text:p>
          </table:table-cell>
          <table:table-cell office:value-type="float" office:value="-1.2">
            <text:p>-1,2</text:p>
          </table:table-cell>
          <table:table-cell office:value-type="float" office:value="27.3">
            <text:p>27,3</text:p>
          </table:table-cell>
          <table:table-cell office:value-type="float" office:value="3.01933806146572">
            <text:p>3,0</text:p>
          </table:table-cell>
          <table:table-cell table:formula="of:=([.K12])*4" office:value-type="float" office:value="12.0773522458629">
            <text:p>12,08</text:p>
          </table:table-cell>
          <table:table-cell office:value-type="float" office:value="3.28449479905437">
            <text:p>3,3</text:p>
          </table:table-cell>
          <table:table-cell table:formula="of:=[.M12]*9" office:value-type="float" office:value="29.5604531914893">
            <text:p>29,6</text:p>
          </table:table-cell>
          <table:table-cell office:value-type="float" office:value="9.16140425531915">
            <text:p>9,2</text:p>
          </table:table-cell>
          <table:table-cell table:formula="of:=[.O12]*4" office:value-type="float" office:value="36.6456170212766">
            <text:p>36,6</text:p>
          </table:table-cell>
          <table:table-cell office:value-type="float" office:value="78.2834224586289">
            <text:p>78,3</text:p>
          </table:table-cell>
          <table:table-cell office:value-type="float" office:value="36.75">
            <text:p>36,8</text:p>
          </table:table-cell>
          <table:table-cell table:formula="of:=([.R12]*4)/[.J12]" office:value-type="float" office:value="5.38461538461538">
            <text:p>5,38</text:p>
          </table:table-cell>
          <table:table-cell office:value-type="float" office:value="47.4">
            <text:p>47,4</text:p>
          </table:table-cell>
          <table:table-cell table:formula="of:=([.T12]*9)/[.J12]" office:value-type="float" office:value="15.6263736263736">
            <text:p>15,6</text:p>
          </table:table-cell>
          <table:table-cell office:value-type="float" office:value="138.75">
            <text:p>138,8</text:p>
          </table:table-cell>
          <table:table-cell table:formula="of:=([.V12]*4)/[.J12]" office:value-type="float" office:value="20.3296703296703">
            <text:p>20,3</text:p>
          </table:table-cell>
          <table:table-cell office:value-type="float" office:value="1128.6">
            <text:p>1128,6</text:p>
          </table:table-cell>
          <table:table-cell table:formula="of:=[.X12]/[.J12]" office:value-type="float" office:value="41.3406593406593">
            <text:p>41,34</text:p>
          </table:table-cell>
          <table:table-cell table:formula="of:=[.L12]+[.S12]" office:value-type="float" office:value="17.4619676304783">
            <text:p>17,46</text:p>
          </table:table-cell>
          <table:table-cell table:formula="of:=[.Z12]/[.AF12]" office:value-type="percentage" office:value="0.14597368161853">
            <text:p>14,60%</text:p>
          </table:table-cell>
          <table:table-cell table:formula="of:=[.N12]+[.U12]" office:value-type="float" office:value="45.186826817863">
            <text:p>45,1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2]+[.W12]" office:value-type="float" office:value="56.9752873509469">
            <text:p>56,98</text:p>
          </table:table-cell>
          <table:table-cell table:formula="of:=[.AD12]/[.AF12]" office:value-type="percentage" office:value="0.476286099704766">
            <text:p>47,63%</text:p>
          </table:table-cell>
          <table:table-cell table:formula="of:=[.Q12]+[.Y12]" office:value-type="float" office:value="119.624081799288">
            <text:p>119,62</text:p>
          </table:table-cell>
          <table:table-cell table:formula="of:=[.AF12]/75" office:value-type="percentage" office:value="1.59498775732384">
            <text:p>159,50%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E Q</text:p>
          </table:table-cell>
          <table:table-cell office:value-type="float" office:value="42090">
            <text:p>27/03/15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table:number-columns-repeated="2"/>
          <table:table-cell office:value-type="float" office:value="-0.13">
            <text:p>-0,13</text:p>
          </table:table-cell>
          <table:table-cell office:value-type="float" office:value="29.6">
            <text:p>29,6</text:p>
          </table:table-cell>
          <table:table-cell office:value-type="float" office:value="2.80231306306306">
            <text:p>2,8</text:p>
          </table:table-cell>
          <table:table-cell table:formula="of:=([.K13])*4" office:value-type="float" office:value="11.2092522522522">
            <text:p>11,21</text:p>
          </table:table-cell>
          <table:table-cell office:value-type="float" office:value="3.85022975225225">
            <text:p>3,9</text:p>
          </table:table-cell>
          <table:table-cell table:formula="of:=[.M13]*9" office:value-type="float" office:value="34.6520677702703">
            <text:p>34,7</text:p>
          </table:table-cell>
          <table:table-cell office:value-type="float" office:value="9.24414527027027">
            <text:p>9,2</text:p>
          </table:table-cell>
          <table:table-cell table:formula="of:=[.O13]*4" office:value-type="float" office:value="36.9765810810811">
            <text:p>37,0</text:p>
          </table:table-cell>
          <table:table-cell office:value-type="float" office:value="82.8379011036036">
            <text:p>82,8</text:p>
          </table:table-cell>
          <table:table-cell office:value-type="float" office:value="50.6333333333333">
            <text:p>50,6</text:p>
          </table:table-cell>
          <table:table-cell table:formula="of:=([.R13]*4)/[.J13]" office:value-type="float" office:value="6.84234234234234">
            <text:p>6,84</text:p>
          </table:table-cell>
          <table:table-cell office:value-type="float" office:value="65.3066666666667">
            <text:p>65,3</text:p>
          </table:table-cell>
          <table:table-cell table:formula="of:=([.T13]*9)/[.J13]" office:value-type="float" office:value="19.8567567567568">
            <text:p>19,9</text:p>
          </table:table-cell>
          <table:table-cell office:value-type="float" office:value="191.166666666667">
            <text:p>191,2</text:p>
          </table:table-cell>
          <table:table-cell table:formula="of:=([.V13]*4)/[.J13]" office:value-type="float" office:value="25.8333333333334">
            <text:p>25,8</text:p>
          </table:table-cell>
          <table:table-cell office:value-type="float" office:value="1554.96">
            <text:p>1555,0</text:p>
          </table:table-cell>
          <table:table-cell table:formula="of:=[.X13]/[.J13]" office:value-type="float" office:value="52.5324324324324">
            <text:p>52,53</text:p>
          </table:table-cell>
          <table:table-cell table:formula="of:=[.L13]+[.S13]" office:value-type="float" office:value="18.0515945945946">
            <text:p>18,05</text:p>
          </table:table-cell>
          <table:table-cell table:formula="of:=[.Z13]/[.AF13]" office:value-type="percentage" office:value="0.133349709076318">
            <text:p>13,33%</text:p>
          </table:table-cell>
          <table:table-cell table:formula="of:=[.N13]+[.U13]" office:value-type="float" office:value="54.508824527027">
            <text:p>54,5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3]+[.W13]" office:value-type="float" office:value="62.8099144144145">
            <text:p>62,81</text:p>
          </table:table-cell>
          <table:table-cell table:formula="of:=[.AD13]/[.AF13]" office:value-type="percentage" office:value="0.463985814127393">
            <text:p>46,40%</text:p>
          </table:table-cell>
          <table:table-cell table:formula="of:=[.Q13]+[.Y13]" office:value-type="float" office:value="135.370333536036">
            <text:p>135,37</text:p>
          </table:table-cell>
          <table:table-cell table:formula="of:=[.AF13]/75" office:value-type="percentage" office:value="1.80493778048048">
            <text:p>180,49%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E Q</text:p>
          </table:table-cell>
          <table:table-cell office:value-type="float" office:value="42353">
            <text:p>15/12/15</text:p>
          </table:table-cell>
          <table:table-cell office:value-type="float" office:value="11.4">
            <text:p>11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table:number-columns-repeated="2"/>
          <table:table-cell/>
          <table:table-cell office:value-type="float" office:value="33.5">
            <text:p>33,5</text:p>
          </table:table-cell>
          <table:table-cell office:value-type="float" office:value="2.7484039800995">
            <text:p>2,7</text:p>
          </table:table-cell>
          <table:table-cell table:formula="of:=([.K14])*4" office:value-type="float" office:value="10.993615920398">
            <text:p>10,99</text:p>
          </table:table-cell>
          <table:table-cell office:value-type="float" office:value="4.07692537313433">
            <text:p>4,1</text:p>
          </table:table-cell>
          <table:table-cell table:formula="of:=[.M14]*9" office:value-type="float" office:value="36.692328358209">
            <text:p>36,7</text:p>
          </table:table-cell>
          <table:table-cell office:value-type="float" office:value="9.10029253731343">
            <text:p>9,1</text:p>
          </table:table-cell>
          <table:table-cell table:formula="of:=[.O14]*4" office:value-type="float" office:value="36.4011701492537">
            <text:p>36,4</text:p>
          </table:table-cell>
          <table:table-cell office:value-type="float" office:value="84.0871144278607">
            <text:p>84,1</text:p>
          </table:table-cell>
          <table:table-cell office:value-type="float" office:value="49">
            <text:p>49,0</text:p>
          </table:table-cell>
          <table:table-cell table:formula="of:=([.R14]*4)/[.J14]" office:value-type="float" office:value="5.85074626865672">
            <text:p>5,85</text:p>
          </table:table-cell>
          <table:table-cell office:value-type="float" office:value="63.2">
            <text:p>63,2</text:p>
          </table:table-cell>
          <table:table-cell table:formula="of:=([.T14]*9)/[.J14]" office:value-type="float" office:value="16.9791044776119">
            <text:p>17,0</text:p>
          </table:table-cell>
          <table:table-cell office:value-type="float" office:value="185">
            <text:p>185,0</text:p>
          </table:table-cell>
          <table:table-cell table:formula="of:=([.V14]*4)/[.J14]" office:value-type="float" office:value="22.089552238806">
            <text:p>22,1</text:p>
          </table:table-cell>
          <table:table-cell office:value-type="float" office:value="1504.8">
            <text:p>1504,8</text:p>
          </table:table-cell>
          <table:table-cell table:formula="of:=[.X14]/[.J14]" office:value-type="float" office:value="44.9194029850746">
            <text:p>44,92</text:p>
          </table:table-cell>
          <table:table-cell table:formula="of:=[.L14]+[.S14]" office:value-type="float" office:value="16.8443621890547">
            <text:p>16,84</text:p>
          </table:table-cell>
          <table:table-cell table:formula="of:=[.Z14]/[.AF14]" office:value-type="percentage" office:value="0.130569854351915">
            <text:p>13,06%</text:p>
          </table:table-cell>
          <table:table-cell table:formula="of:=[.N14]+[.U14]" office:value-type="float" office:value="53.6714328358209">
            <text:p>53,6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4]+[.W14]" office:value-type="float" office:value="58.4907223880597">
            <text:p>58,49</text:p>
          </table:table-cell>
          <table:table-cell table:formula="of:=[.AD14]/[.AF14]" office:value-type="percentage" office:value="0.453393546008513">
            <text:p>45,34%</text:p>
          </table:table-cell>
          <table:table-cell table:formula="of:=[.Q14]+[.Y14]" office:value-type="float" office:value="129.006517412935">
            <text:p>129,01</text:p>
          </table:table-cell>
          <table:table-cell table:formula="of:=[.AF14]/75" office:value-type="percentage" office:value="1.72008689883914">
            <text:p>172,01%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E Q</text:p>
          </table:table-cell>
          <table:table-cell office:value-type="float" office:value="42177">
            <text:p>22/06/15</text:p>
          </table:table-cell>
          <table:table-cell office:value-type="float" office:value="10.9">
            <text:p>10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14.07">
            <text:p>14,07</text:p>
          </table:table-cell>
          <table:table-cell office:value-type="float" office:value="-1.5">
            <text:p>-1,5</text:p>
          </table:table-cell>
          <table:table-cell office:value-type="float" office:value="30.8">
            <text:p>30,8</text:p>
          </table:table-cell>
          <table:table-cell office:value-type="float" office:value="2.80730735930736">
            <text:p>2,8</text:p>
          </table:table-cell>
          <table:table-cell table:formula="of:=([.K15])*4" office:value-type="float" office:value="11.2292294372294">
            <text:p>11,23</text:p>
          </table:table-cell>
          <table:table-cell office:value-type="float" office:value="3.37723376623377">
            <text:p>3,4</text:p>
          </table:table-cell>
          <table:table-cell table:formula="of:=[.M15]*9" office:value-type="float" office:value="30.3951038961039">
            <text:p>30,4</text:p>
          </table:table-cell>
          <table:table-cell office:value-type="float" office:value="8.40757359307359">
            <text:p>8,4</text:p>
          </table:table-cell>
          <table:table-cell table:formula="of:=[.O15]*4" office:value-type="float" office:value="33.6302943722944">
            <text:p>33,6</text:p>
          </table:table-cell>
          <table:table-cell office:value-type="float" office:value="75.2546277056277">
            <text:p>75,3</text:p>
          </table:table-cell>
          <table:table-cell office:value-type="float" office:value="44.1">
            <text:p>44,1</text:p>
          </table:table-cell>
          <table:table-cell table:formula="of:=([.R15]*4)/[.J15]" office:value-type="float" office:value="5.72727272727273">
            <text:p>5,73</text:p>
          </table:table-cell>
          <table:table-cell office:value-type="float" office:value="56.88">
            <text:p>56,9</text:p>
          </table:table-cell>
          <table:table-cell table:formula="of:=([.T15]*9)/[.J15]" office:value-type="float" office:value="16.6207792207792">
            <text:p>16,6</text:p>
          </table:table-cell>
          <table:table-cell office:value-type="float" office:value="166.5">
            <text:p>166,5</text:p>
          </table:table-cell>
          <table:table-cell table:formula="of:=([.V15]*4)/[.J15]" office:value-type="float" office:value="21.6233766233766">
            <text:p>21,6</text:p>
          </table:table-cell>
          <table:table-cell office:value-type="float" office:value="1354.32">
            <text:p>1354,3</text:p>
          </table:table-cell>
          <table:table-cell table:formula="of:=[.X15]/[.J15]" office:value-type="float" office:value="43.9714285714286">
            <text:p>43,97</text:p>
          </table:table-cell>
          <table:table-cell table:formula="of:=[.L15]+[.S15]" office:value-type="float" office:value="16.9565021645022">
            <text:p>16,96</text:p>
          </table:table-cell>
          <table:table-cell table:formula="of:=[.Z15]/[.AF15]" office:value-type="percentage" office:value="0.142221446334674">
            <text:p>14,22%</text:p>
          </table:table-cell>
          <table:table-cell table:formula="of:=[.N15]+[.U15]" office:value-type="float" office:value="47.0158831168832">
            <text:p>47,0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5]+[.W15]" office:value-type="float" office:value="55.253670995671">
            <text:p>55,25</text:p>
          </table:table-cell>
          <table:table-cell table:formula="of:=[.AD15]/[.AF15]" office:value-type="percentage" office:value="0.463436204475917">
            <text:p>46,34%</text:p>
          </table:table-cell>
          <table:table-cell table:formula="of:=[.Q15]+[.Y15]" office:value-type="float" office:value="119.226056277056">
            <text:p>119,23</text:p>
          </table:table-cell>
          <table:table-cell table:formula="of:=[.AF15]/75" office:value-type="percentage" office:value="1.58968075036075">
            <text:p>158,97%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E Q</text:p>
          </table:table-cell>
          <table:table-cell office:value-type="float" office:value="42534">
            <text:p>13/06/16</text:p>
          </table:table-cell>
          <table:table-cell office:value-type="float" office:value="11.9">
            <text:p>11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4.4">
            <text:p>34,4</text:p>
          </table:table-cell>
          <table:table-cell office:value-type="float" office:value="2.86347286821705">
            <text:p>2,9</text:p>
          </table:table-cell>
          <table:table-cell table:formula="of:=([.K16])*4" office:value-type="float" office:value="11.4538914728682">
            <text:p>11,45</text:p>
          </table:table-cell>
          <table:table-cell office:value-type="float" office:value="3.45353023255814">
            <text:p>3,5</text:p>
          </table:table-cell>
          <table:table-cell table:formula="of:=[.M16]*9" office:value-type="float" office:value="31.0817720930233">
            <text:p>31,1</text:p>
          </table:table-cell>
          <table:table-cell office:value-type="float" office:value="8.89020348837209">
            <text:p>8,9</text:p>
          </table:table-cell>
          <table:table-cell table:formula="of:=[.O16]*4" office:value-type="float" office:value="35.5608139534884">
            <text:p>35,6</text:p>
          </table:table-cell>
          <table:table-cell office:value-type="float" office:value="78.0964775193799">
            <text:p>78,1</text:p>
          </table:table-cell>
          <table:table-cell office:value-type="float" office:value="49">
            <text:p>49,0</text:p>
          </table:table-cell>
          <table:table-cell table:formula="of:=([.R16]*4)/[.J16]" office:value-type="float" office:value="5.69767441860465">
            <text:p>5,70</text:p>
          </table:table-cell>
          <table:table-cell office:value-type="float" office:value="63.2">
            <text:p>63,2</text:p>
          </table:table-cell>
          <table:table-cell table:formula="of:=([.T16]*9)/[.J16]" office:value-type="float" office:value="16.5348837209302">
            <text:p>16,5</text:p>
          </table:table-cell>
          <table:table-cell office:value-type="float" office:value="185">
            <text:p>185,0</text:p>
          </table:table-cell>
          <table:table-cell table:formula="of:=([.V16]*4)/[.J16]" office:value-type="float" office:value="21.5116279069767">
            <text:p>21,5</text:p>
          </table:table-cell>
          <table:table-cell office:value-type="float" office:value="1504.8">
            <text:p>1504,8</text:p>
          </table:table-cell>
          <table:table-cell table:formula="of:=[.X16]/[.J16]" office:value-type="float" office:value="43.7441860465116">
            <text:p>43,74</text:p>
          </table:table-cell>
          <table:table-cell table:formula="of:=[.L16]+[.S16]" office:value-type="float" office:value="17.1515658914729">
            <text:p>17,15</text:p>
          </table:table-cell>
          <table:table-cell table:formula="of:=[.Z16]/[.AF16]" office:value-type="percentage" office:value="0.140770457000977">
            <text:p>14,08%</text:p>
          </table:table-cell>
          <table:table-cell table:formula="of:=[.N16]+[.U16]" office:value-type="float" office:value="47.6166558139535">
            <text:p>47,6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6]+[.W16]" office:value-type="float" office:value="57.0724418604651">
            <text:p>57,07</text:p>
          </table:table-cell>
          <table:table-cell table:formula="of:=[.AD16]/[.AF16]" office:value-type="percentage" office:value="0.468418672306395">
            <text:p>46,84%</text:p>
          </table:table-cell>
          <table:table-cell table:formula="of:=[.Q16]+[.Y16]" office:value-type="float" office:value="121.840663565892">
            <text:p>121,84</text:p>
          </table:table-cell>
          <table:table-cell table:formula="of:=[.AF16]/75" office:value-type="percentage" office:value="1.62454218087855">
            <text:p>162,45%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E Q</text:p>
          </table:table-cell>
          <table:table-cell office:value-type="float" office:value="42627">
            <text:p>14/09/16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5.5">
            <text:p>35,5</text:p>
          </table:table-cell>
          <table:table-cell office:value-type="float" office:value="2.98178779342723">
            <text:p>3,0</text:p>
          </table:table-cell>
          <table:table-cell table:formula="of:=([.K17])*4" office:value-type="float" office:value="11.9271511737089">
            <text:p>11,93</text:p>
          </table:table-cell>
          <table:table-cell office:value-type="float" office:value="3.61356169014085">
            <text:p>3,6</text:p>
          </table:table-cell>
          <table:table-cell table:formula="of:=[.M17]*9" office:value-type="float" office:value="32.5220552112676">
            <text:p>32,5</text:p>
          </table:table-cell>
          <table:table-cell office:value-type="float" office:value="9.39642253521127">
            <text:p>9,4</text:p>
          </table:table-cell>
          <table:table-cell table:formula="of:=[.O17]*4" office:value-type="float" office:value="37.5856901408451">
            <text:p>37,6</text:p>
          </table:table-cell>
          <table:table-cell office:value-type="float" office:value="82.0348965258216">
            <text:p>82,0</text:p>
          </table:table-cell>
          <table:table-cell office:value-type="float" office:value="56.35">
            <text:p>56,4</text:p>
          </table:table-cell>
          <table:table-cell table:formula="of:=([.R17]*4)/[.J17]" office:value-type="float" office:value="6.34929577464789">
            <text:p>6,35</text:p>
          </table:table-cell>
          <table:table-cell office:value-type="float" office:value="72.68">
            <text:p>72,7</text:p>
          </table:table-cell>
          <table:table-cell table:formula="of:=([.T17]*9)/[.J17]" office:value-type="float" office:value="18.4259154929578">
            <text:p>18,4</text:p>
          </table:table-cell>
          <table:table-cell office:value-type="float" office:value="212.75">
            <text:p>212,8</text:p>
          </table:table-cell>
          <table:table-cell table:formula="of:=([.V17]*4)/[.J17]" office:value-type="float" office:value="23.9718309859155">
            <text:p>24,0</text:p>
          </table:table-cell>
          <table:table-cell office:value-type="float" office:value="1730.52">
            <text:p>1730,5</text:p>
          </table:table-cell>
          <table:table-cell table:formula="of:=[.X17]/[.J17]" office:value-type="float" office:value="48.7470422535211">
            <text:p>48,75</text:p>
          </table:table-cell>
          <table:table-cell table:formula="of:=[.L17]+[.S17]" office:value-type="float" office:value="18.2764469483568">
            <text:p>18,28</text:p>
          </table:table-cell>
          <table:table-cell table:formula="of:=[.Z17]/[.AF17]" office:value-type="percentage" office:value="0.139747484392268">
            <text:p>13,97%</text:p>
          </table:table-cell>
          <table:table-cell table:formula="of:=[.N17]+[.U17]" office:value-type="float" office:value="50.9479707042254">
            <text:p>50,95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7]+[.W17]" office:value-type="float" office:value="61.5575211267606">
            <text:p>61,56</text:p>
          </table:table-cell>
          <table:table-cell table:formula="of:=[.AD17]/[.AF17]" office:value-type="percentage" office:value="0.470688244120783">
            <text:p>47,07%</text:p>
          </table:table-cell>
          <table:table-cell table:formula="of:=[.Q17]+[.Y17]" office:value-type="float" office:value="130.781938779343">
            <text:p>130,78</text:p>
          </table:table-cell>
          <table:table-cell table:formula="of:=[.AF17]/60" office:value-type="percentage" office:value="2.17969897965571">
            <text:p>217,97%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EZ N</text:p>
          </table:table-cell>
          <table:table-cell office:value-type="float" office:value="41800">
            <text:p>10/06/14</text:p>
          </table:table-cell>
          <table:table-cell office:value-type="float" office:value="6.2">
            <text:p>6,2</text:p>
          </table:table-cell>
          <table:table-cell office:value-type="string">
            <text:p>1: 1 à 6 ans inclus</text:p>
          </table:table-cell>
          <table:table-cell office:value-type="string">
            <text:p>NE</text:p>
          </table:table-cell>
          <table:table-cell table:style-name="ce2" office:value-type="float" office:value="110.5">
            <text:p>110,5</text:p>
          </table:table-cell>
          <table:table-cell table:style-name="ce2" office:value-type="float" office:value="14.41">
            <text:p>14,41</text:p>
          </table:table-cell>
          <table:table-cell office:value-type="float" office:value="-0.6">
            <text:p>-0,6</text:p>
          </table:table-cell>
          <table:table-cell office:value-type="float" office:value="17.6">
            <text:p>17,6</text:p>
          </table:table-cell>
          <table:table-cell office:value-type="float" office:value="3.27889444444444">
            <text:p>3,3</text:p>
          </table:table-cell>
          <table:table-cell table:formula="of:=([.K18])*4" office:value-type="float" office:value="13.1155777777778">
            <text:p>13,12</text:p>
          </table:table-cell>
          <table:table-cell office:value-type="float" office:value="3.45677777777778">
            <text:p>3,5</text:p>
          </table:table-cell>
          <table:table-cell table:formula="of:=[.M18]*9" office:value-type="float" office:value="31.111">
            <text:p>31,1</text:p>
          </table:table-cell>
          <table:table-cell office:value-type="float" office:value="14.8301666666667">
            <text:p>14,8</text:p>
          </table:table-cell>
          <table:table-cell table:formula="of:=[.O18]*4" office:value-type="float" office:value="59.3206666666668">
            <text:p>59,3</text:p>
          </table:table-cell>
          <table:table-cell office:value-type="float" office:value="103.547244444444">
            <text:p>103,5</text:p>
          </table:table-cell>
          <table:table-cell office:value-type="float" office:value="0">
            <text:p>0,0</text:p>
          </table:table-cell>
          <table:table-cell table:formula="of:=([.R18]*4)/[.J18]" office:value-type="float" office:value="0">
            <text:p>0,00</text:p>
          </table:table-cell>
          <table:table-cell office:value-type="float" office:value="0">
            <text:p>0,0</text:p>
          </table:table-cell>
          <table:table-cell table:formula="of:=([.T18]*9)/[.J18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([.V18]*4)/[.J18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[.X18]/[.J18]" office:value-type="float" office:value="0">
            <text:p>0,00</text:p>
          </table:table-cell>
          <table:table-cell table:formula="of:=[.L18]+[.S18]" office:value-type="float" office:value="13.1155777777778">
            <text:p>13,12</text:p>
          </table:table-cell>
          <table:table-cell table:formula="of:=[.Z18]/[.AF18]" office:value-type="percentage" office:value="0.126662740743571">
            <text:p>12,67%</text:p>
          </table:table-cell>
          <table:table-cell table:formula="of:=[.N18]+[.U18]" office:value-type="float" office:value="31.111">
            <text:p>31,1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8]+[.W18]" office:value-type="float" office:value="59.3206666666668">
            <text:p>59,32</text:p>
          </table:table-cell>
          <table:table-cell table:formula="of:=[.AD18]/[.AF18]" office:value-type="percentage" office:value="0.572885034120768">
            <text:p>57,29%</text:p>
          </table:table-cell>
          <table:table-cell table:formula="of:=[.Q18]+[.Y18]" office:value-type="float" office:value="103.547244444444">
            <text:p>103,55</text:p>
          </table:table-cell>
          <table:table-cell table:formula="of:=[.AF18]/90" office:value-type="percentage" office:value="1.1505249382716">
            <text:p>115,05%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EZ N</text:p>
          </table:table-cell>
          <table:table-cell office:value-type="float" office:value="41722">
            <text:p>24/03/14</text:p>
          </table:table-cell>
          <table:table-cell office:value-type="float" office:value="6">
            <text:p>6,0</text:p>
          </table:table-cell>
          <table:table-cell office:value-type="string">
            <text:p>1: 1 à 6 ans inclus</text:p>
          </table:table-cell>
          <table:table-cell office:value-type="string">
            <text:p>NE</text:p>
          </table:table-cell>
          <table:table-cell table:style-name="ce2" table:number-columns-repeated="2"/>
          <table:table-cell office:value-type="float" office:value="-0.58">
            <text:p>-0,58</text:p>
          </table:table-cell>
          <table:table-cell office:value-type="float" office:value="17">
            <text:p>17</text:p>
          </table:table-cell>
          <table:table-cell office:value-type="float" office:value="3.47177058823529">
            <text:p>3,5</text:p>
          </table:table-cell>
          <table:table-cell table:formula="of:=([.K19])*4" office:value-type="float" office:value="13.8870823529412">
            <text:p>13,89</text:p>
          </table:table-cell>
          <table:table-cell office:value-type="float" office:value="3.66011764705882">
            <text:p>3,7</text:p>
          </table:table-cell>
          <table:table-cell table:formula="of:=[.M19]*9" office:value-type="float" office:value="32.9410588235294">
            <text:p>32,9</text:p>
          </table:table-cell>
          <table:table-cell office:value-type="float" office:value="15.7025294117647">
            <text:p>15,7</text:p>
          </table:table-cell>
          <table:table-cell table:formula="of:=[.O19]*4" office:value-type="float" office:value="62.8101176470588">
            <text:p>62,8</text:p>
          </table:table-cell>
          <table:table-cell office:value-type="float" office:value="109.638258823529">
            <text:p>109,6</text:p>
          </table:table-cell>
          <table:table-cell office:value-type="float" office:value="0">
            <text:p>0,0</text:p>
          </table:table-cell>
          <table:table-cell table:formula="of:=([.R19]*4)/[.J19]" office:value-type="float" office:value="0">
            <text:p>0,00</text:p>
          </table:table-cell>
          <table:table-cell office:value-type="float" office:value="0">
            <text:p>0,0</text:p>
          </table:table-cell>
          <table:table-cell table:formula="of:=([.T19]*9)/[.J19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([.V19]*4)/[.J19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[.X19]/[.J19]" office:value-type="float" office:value="0">
            <text:p>0,00</text:p>
          </table:table-cell>
          <table:table-cell table:formula="of:=[.L19]+[.S19]" office:value-type="float" office:value="13.8870823529412">
            <text:p>13,89</text:p>
          </table:table-cell>
          <table:table-cell table:formula="of:=[.Z19]/[.AF19]" office:value-type="percentage" office:value="0.126662740743571">
            <text:p>12,67%</text:p>
          </table:table-cell>
          <table:table-cell table:formula="of:=[.N19]+[.U19]" office:value-type="float" office:value="32.9410588235294">
            <text:p>32,9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9]+[.W19]" office:value-type="float" office:value="62.8101176470588">
            <text:p>62,81</text:p>
          </table:table-cell>
          <table:table-cell table:formula="of:=[.AD19]/[.AF19]" office:value-type="percentage" office:value="0.572885034120766">
            <text:p>57,29%</text:p>
          </table:table-cell>
          <table:table-cell table:formula="of:=[.Q19]+[.Y19]" office:value-type="float" office:value="109.638258823529">
            <text:p>109,64</text:p>
          </table:table-cell>
          <table:table-cell table:formula="of:=[.AF19]/90" office:value-type="percentage" office:value="1.21820287581699">
            <text:p>121,82%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EZ N</text:p>
          </table:table-cell>
          <table:table-cell office:value-type="float" office:value="42088">
            <text:p>25/03/15</text:p>
          </table:table-cell>
          <table:table-cell office:value-type="float" office:value="7">
            <text:p>7,0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0.62">
            <text:p>-0,62</text:p>
          </table:table-cell>
          <table:table-cell office:value-type="float" office:value="19.5">
            <text:p>19,5</text:p>
          </table:table-cell>
          <table:table-cell office:value-type="float" office:value="4.22159829059829">
            <text:p>4,2</text:p>
          </table:table-cell>
          <table:table-cell table:formula="of:=([.K20])*4" office:value-type="float" office:value="16.8863931623932">
            <text:p>16,89</text:p>
          </table:table-cell>
          <table:table-cell office:value-type="float" office:value="4.09559658119658">
            <text:p>4,1</text:p>
          </table:table-cell>
          <table:table-cell table:formula="of:=[.M20]*9" office:value-type="float" office:value="36.8603692307692">
            <text:p>36,9</text:p>
          </table:table-cell>
          <table:table-cell office:value-type="float" office:value="13.665">
            <text:p>13,7</text:p>
          </table:table-cell>
          <table:table-cell table:formula="of:=[.O20]*4" office:value-type="float" office:value="54.66">
            <text:p>54,7</text:p>
          </table:table-cell>
          <table:table-cell office:value-type="float" office:value="108.406762393162">
            <text:p>108,4</text:p>
          </table:table-cell>
          <table:table-cell office:value-type="float" office:value="13.6666666666667">
            <text:p>13,7</text:p>
          </table:table-cell>
          <table:table-cell table:formula="of:=([.R20]*4)/[.J20]" office:value-type="float" office:value="2.80341880341881">
            <text:p>2,80</text:p>
          </table:table-cell>
          <table:table-cell office:value-type="float" office:value="22.3333333333333">
            <text:p>22,3</text:p>
          </table:table-cell>
          <table:table-cell table:formula="of:=([.T20]*9)/[.J20]" office:value-type="float" office:value="10.3076923076923">
            <text:p>10,3</text:p>
          </table:table-cell>
          <table:table-cell office:value-type="float" office:value="61.6666666666667">
            <text:p>61,7</text:p>
          </table:table-cell>
          <table:table-cell table:formula="of:=([.V20]*4)/[.J20]" office:value-type="float" office:value="12.6495726495727">
            <text:p>12,6</text:p>
          </table:table-cell>
          <table:table-cell office:value-type="float" office:value="502.333333333333">
            <text:p>502,3</text:p>
          </table:table-cell>
          <table:table-cell table:formula="of:=[.X20]/[.J20]" office:value-type="float" office:value="25.7606837606837">
            <text:p>25,76</text:p>
          </table:table-cell>
          <table:table-cell table:formula="of:=[.L20]+[.S20]" office:value-type="float" office:value="19.689811965812">
            <text:p>19,69</text:p>
          </table:table-cell>
          <table:table-cell table:formula="of:=[.Z20]/[.AF20]" office:value-type="percentage" office:value="0.146755509851729">
            <text:p>14,68%</text:p>
          </table:table-cell>
          <table:table-cell table:formula="of:=[.N20]+[.U20]" office:value-type="float" office:value="47.1680615384615">
            <text:p>47,1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0]+[.W20]" office:value-type="float" office:value="67.3095726495727">
            <text:p>67,31</text:p>
          </table:table-cell>
          <table:table-cell table:formula="of:=[.AD20]/[.AF20]" office:value-type="percentage" office:value="0.501683341072102">
            <text:p>50,17%</text:p>
          </table:table-cell>
          <table:table-cell table:formula="of:=[.Q20]+[.Y20]" office:value-type="float" office:value="134.167446153846">
            <text:p>134,17</text:p>
          </table:table-cell>
          <table:table-cell table:formula="of:=[.AF20]/90" office:value-type="percentage" office:value="1.4907494017094">
            <text:p>149,07%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EZ N</text:p>
          </table:table-cell>
          <table:table-cell office:value-type="float" office:value="42354">
            <text:p>16/12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1.5">
            <text:p>21,5</text:p>
          </table:table-cell>
          <table:table-cell office:value-type="float" office:value="2.93528837209302">
            <text:p>2,9</text:p>
          </table:table-cell>
          <table:table-cell table:formula="of:=([.K21])*4" office:value-type="float" office:value="11.7411534883721">
            <text:p>11,74</text:p>
          </table:table-cell>
          <table:table-cell office:value-type="float" office:value="3.84448069767442">
            <text:p>3,8</text:p>
          </table:table-cell>
          <table:table-cell table:formula="of:=[.M21]*9" office:value-type="float" office:value="34.6003262790698">
            <text:p>34,6</text:p>
          </table:table-cell>
          <table:table-cell office:value-type="float" office:value="10.4535348837209">
            <text:p>10,5</text:p>
          </table:table-cell>
          <table:table-cell table:formula="of:=[.O21]*4" office:value-type="float" office:value="41.8141395348836">
            <text:p>41,8</text:p>
          </table:table-cell>
          <table:table-cell office:value-type="float" office:value="88.1556193023256">
            <text:p>88,2</text:p>
          </table:table-cell>
          <table:table-cell office:value-type="float" office:value="20.5">
            <text:p>20,5</text:p>
          </table:table-cell>
          <table:table-cell table:formula="of:=([.R21]*4)/[.J21]" office:value-type="float" office:value="3.81395348837209">
            <text:p>3,81</text:p>
          </table:table-cell>
          <table:table-cell office:value-type="float" office:value="33.5">
            <text:p>33,5</text:p>
          </table:table-cell>
          <table:table-cell table:formula="of:=([.T21]*9)/[.J21]" office:value-type="float" office:value="14.0232558139535">
            <text:p>14,0</text:p>
          </table:table-cell>
          <table:table-cell office:value-type="float" office:value="92.5">
            <text:p>92,5</text:p>
          </table:table-cell>
          <table:table-cell table:formula="of:=([.V21]*4)/[.J21]" office:value-type="float" office:value="17.2093023255814">
            <text:p>17,2</text:p>
          </table:table-cell>
          <table:table-cell office:value-type="float" office:value="753.5">
            <text:p>753,5</text:p>
          </table:table-cell>
          <table:table-cell table:formula="of:=[.X21]/[.J21]" office:value-type="float" office:value="35.046511627907">
            <text:p>35,05</text:p>
          </table:table-cell>
          <table:table-cell table:formula="of:=[.L21]+[.S21]" office:value-type="float" office:value="15.5551069767442">
            <text:p>15,56</text:p>
          </table:table-cell>
          <table:table-cell table:formula="of:=[.Z21]/[.AF21]" office:value-type="percentage" office:value="0.126256801398612">
            <text:p>12,63%</text:p>
          </table:table-cell>
          <table:table-cell table:formula="of:=[.N21]+[.U21]" office:value-type="float" office:value="48.6235820930233">
            <text:p>48,6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1]+[.W21]" office:value-type="float" office:value="59.023441860465">
            <text:p>59,02</text:p>
          </table:table-cell>
          <table:table-cell table:formula="of:=[.AD21]/[.AF21]" office:value-type="percentage" office:value="0.479078092357745">
            <text:p>47,91%</text:p>
          </table:table-cell>
          <table:table-cell table:formula="of:=[.Q21]+[.Y21]" office:value-type="float" office:value="123.202130930233">
            <text:p>123,20</text:p>
          </table:table-cell>
          <table:table-cell table:formula="of:=[.AF21]/75" office:value-type="percentage" office:value="1.64269507906977">
            <text:p>164,27%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EZ N</text:p>
          </table:table-cell>
          <table:table-cell office:value-type="float" office:value="42171">
            <text:p>16/06/15</text:p>
          </table:table-cell>
          <table:table-cell office:value-type="float" office:value="7.2">
            <text:p>7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16.5">
            <text:p>116,5</text:p>
          </table:table-cell>
          <table:table-cell table:style-name="ce2" office:value-type="float" office:value="14.51">
            <text:p>14,51</text:p>
          </table:table-cell>
          <table:table-cell office:value-type="float" office:value="-0.6">
            <text:p>-0,6</text:p>
          </table:table-cell>
          <table:table-cell office:value-type="float" office:value="19.7">
            <text:p>19,7</text:p>
          </table:table-cell>
          <table:table-cell office:value-type="float" office:value="4.17873942470389">
            <text:p>4,2</text:p>
          </table:table-cell>
          <table:table-cell table:formula="of:=([.K22])*4" office:value-type="float" office:value="16.7149576988156">
            <text:p>16,71</text:p>
          </table:table-cell>
          <table:table-cell office:value-type="float" office:value="4.05401692047377">
            <text:p>4,1</text:p>
          </table:table-cell>
          <table:table-cell table:formula="of:=[.M22]*9" office:value-type="float" office:value="36.4861522842639">
            <text:p>36,5</text:p>
          </table:table-cell>
          <table:table-cell office:value-type="float" office:value="13.526269035533">
            <text:p>13,5</text:p>
          </table:table-cell>
          <table:table-cell table:formula="of:=[.O22]*4" office:value-type="float" office:value="54.105076142132">
            <text:p>54,1</text:p>
          </table:table-cell>
          <table:table-cell office:value-type="float" office:value="107.306186125212">
            <text:p>107,3</text:p>
          </table:table-cell>
          <table:table-cell office:value-type="float" office:value="13.6666666666667">
            <text:p>13,7</text:p>
          </table:table-cell>
          <table:table-cell table:formula="of:=([.R22]*4)/[.J22]" office:value-type="float" office:value="2.77495769881557">
            <text:p>2,77</text:p>
          </table:table-cell>
          <table:table-cell office:value-type="float" office:value="22.3333333333333">
            <text:p>22,3</text:p>
          </table:table-cell>
          <table:table-cell table:formula="of:=([.T22]*9)/[.J22]" office:value-type="float" office:value="10.2030456852792">
            <text:p>10,2</text:p>
          </table:table-cell>
          <table:table-cell office:value-type="float" office:value="61.6666666666667">
            <text:p>61,7</text:p>
          </table:table-cell>
          <table:table-cell table:formula="of:=([.V22]*4)/[.J22]" office:value-type="float" office:value="12.5211505922166">
            <text:p>12,5</text:p>
          </table:table-cell>
          <table:table-cell office:value-type="float" office:value="502.333333333333">
            <text:p>502,3</text:p>
          </table:table-cell>
          <table:table-cell table:formula="of:=[.X22]/[.J22]" office:value-type="float" office:value="25.4991539763113">
            <text:p>25,50</text:p>
          </table:table-cell>
          <table:table-cell table:formula="of:=[.L22]+[.S22]" office:value-type="float" office:value="19.4899153976311">
            <text:p>19,49</text:p>
          </table:table-cell>
          <table:table-cell table:formula="of:=[.Z22]/[.AF22]" office:value-type="percentage" office:value="0.146755509851728">
            <text:p>14,68%</text:p>
          </table:table-cell>
          <table:table-cell table:formula="of:=[.N22]+[.U22]" office:value-type="float" office:value="46.6891979695431">
            <text:p>46,6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2]+[.W22]" office:value-type="float" office:value="66.6262267343486">
            <text:p>66,63</text:p>
          </table:table-cell>
          <table:table-cell table:formula="of:=[.AD22]/[.AF22]" office:value-type="percentage" office:value="0.501683341072099">
            <text:p>50,17%</text:p>
          </table:table-cell>
          <table:table-cell table:formula="of:=[.Q22]+[.Y22]" office:value-type="float" office:value="132.805340101523">
            <text:p>132,81</text:p>
          </table:table-cell>
          <table:table-cell table:formula="of:=[.AF22]/75" office:value-type="percentage" office:value="1.77073786802031">
            <text:p>177,07%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EZ N</text:p>
          </table:table-cell>
          <table:table-cell office:value-type="float" office:value="42534">
            <text:p>13/06/16</text:p>
          </table:table-cell>
          <table:table-cell office:value-type="float" office:value="8.2">
            <text:p>8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2.56996507936508">
            <text:p>2,6</text:p>
          </table:table-cell>
          <table:table-cell table:formula="of:=([.K23])*4" office:value-type="float" office:value="10.2798603174603">
            <text:p>10,28</text:p>
          </table:table-cell>
          <table:table-cell office:value-type="float" office:value="3.33551904761905">
            <text:p>3,3</text:p>
          </table:table-cell>
          <table:table-cell table:formula="of:=[.M23]*9" office:value-type="float" office:value="30.0196714285715">
            <text:p>30,0</text:p>
          </table:table-cell>
          <table:table-cell office:value-type="float" office:value="10.5246825396825">
            <text:p>10,5</text:p>
          </table:table-cell>
          <table:table-cell table:formula="of:=[.O23]*4" office:value-type="float" office:value="42.09873015873">
            <text:p>42,1</text:p>
          </table:table-cell>
          <table:table-cell office:value-type="float" office:value="82.3982619047619">
            <text:p>82,4</text:p>
          </table:table-cell>
          <table:table-cell office:value-type="float" office:value="16.3">
            <text:p>16,3</text:p>
          </table:table-cell>
          <table:table-cell table:formula="of:=([.R23]*4)/[.J23]" office:value-type="float" office:value="3.1047619047619">
            <text:p>3,10</text:p>
          </table:table-cell>
          <table:table-cell office:value-type="float" office:value="23.9666666666667">
            <text:p>24,0</text:p>
          </table:table-cell>
          <table:table-cell table:formula="of:=([.T23]*9)/[.J23]" office:value-type="float" office:value="10.2714285714286">
            <text:p>10,3</text:p>
          </table:table-cell>
          <table:table-cell office:value-type="float" office:value="67.7666666666667">
            <text:p>67,8</text:p>
          </table:table-cell>
          <table:table-cell table:formula="of:=([.V23]*4)/[.J23]" office:value-type="float" office:value="12.9079365079365">
            <text:p>12,9</text:p>
          </table:table-cell>
          <table:table-cell office:value-type="float" office:value="551.966666666667">
            <text:p>552,0</text:p>
          </table:table-cell>
          <table:table-cell table:formula="of:=[.X23]/[.J23]" office:value-type="float" office:value="26.284126984127">
            <text:p>26,28</text:p>
          </table:table-cell>
          <table:table-cell table:formula="of:=[.L23]+[.S23]" office:value-type="float" office:value="13.3846222222222">
            <text:p>13,38</text:p>
          </table:table-cell>
          <table:table-cell table:formula="of:=[.Z23]/[.AF23]" office:value-type="percentage" office:value="0.123153551914524">
            <text:p>12,32%</text:p>
          </table:table-cell>
          <table:table-cell table:formula="of:=[.N23]+[.U23]" office:value-type="float" office:value="40.2911">
            <text:p>40,2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3]+[.W23]" office:value-type="float" office:value="55.0066666666665">
            <text:p>55,01</text:p>
          </table:table-cell>
          <table:table-cell table:formula="of:=[.AD23]/[.AF23]" office:value-type="percentage" office:value="0.506123091597687">
            <text:p>50,61%</text:p>
          </table:table-cell>
          <table:table-cell table:formula="of:=[.Q23]+[.Y23]" office:value-type="float" office:value="108.682388888889">
            <text:p>108,68</text:p>
          </table:table-cell>
          <table:table-cell table:formula="of:=[.AF23]/75" office:value-type="percentage" office:value="1.44909851851852">
            <text:p>144,91%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EZ N</text:p>
          </table:table-cell>
          <table:table-cell office:value-type="float" office:value="42270">
            <text:p>23/09/15</text:p>
          </table:table-cell>
          <table:table-cell office:value-type="float" office:value="7.5">
            <text:p>7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4.01081666666667">
            <text:p>4,0</text:p>
          </table:table-cell>
          <table:table-cell table:formula="of:=([.K24])*4" office:value-type="float" office:value="16.0432666666667">
            <text:p>16,04</text:p>
          </table:table-cell>
          <table:table-cell office:value-type="float" office:value="3.82075">
            <text:p>3,8</text:p>
          </table:table-cell>
          <table:table-cell table:formula="of:=[.M24]*9" office:value-type="float" office:value="34.38675">
            <text:p>34,4</text:p>
          </table:table-cell>
          <table:table-cell office:value-type="float" office:value="12.4228333333333">
            <text:p>12,4</text:p>
          </table:table-cell>
          <table:table-cell table:formula="of:=[.O24]*4" office:value-type="float" office:value="49.6913333333332">
            <text:p>49,7</text:p>
          </table:table-cell>
          <table:table-cell office:value-type="float" office:value="100.12135">
            <text:p>100,1</text:p>
          </table:table-cell>
          <table:table-cell office:value-type="float" office:value="14.8333333333333">
            <text:p>14,8</text:p>
          </table:table-cell>
          <table:table-cell table:formula="of:=([.R24]*4)/[.J24]" office:value-type="float" office:value="2.96666666666666">
            <text:p>2,97</text:p>
          </table:table-cell>
          <table:table-cell office:value-type="float" office:value="18.9">
            <text:p>18,9</text:p>
          </table:table-cell>
          <table:table-cell table:formula="of:=([.T24]*9)/[.J24]" office:value-type="float" office:value="8.505">
            <text:p>8,5</text:p>
          </table:table-cell>
          <table:table-cell office:value-type="float" office:value="55.3666666666667">
            <text:p>55,4</text:p>
          </table:table-cell>
          <table:table-cell table:formula="of:=([.V24]*4)/[.J24]" office:value-type="float" office:value="11.0733333333333">
            <text:p>11,1</text:p>
          </table:table-cell>
          <table:table-cell office:value-type="float" office:value="450.9">
            <text:p>450,9</text:p>
          </table:table-cell>
          <table:table-cell table:formula="of:=[.X24]/[.J24]" office:value-type="float" office:value="22.545">
            <text:p>22,55</text:p>
          </table:table-cell>
          <table:table-cell table:formula="of:=[.L24]+[.S24]" office:value-type="float" office:value="19.0099333333333">
            <text:p>19,01</text:p>
          </table:table-cell>
          <table:table-cell table:formula="of:=[.Z24]/[.AF24]" office:value-type="percentage" office:value="0.154972682674045">
            <text:p>15,50%</text:p>
          </table:table-cell>
          <table:table-cell table:formula="of:=[.N24]+[.U24]" office:value-type="float" office:value="42.89175">
            <text:p>42,8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4]+[.W24]" office:value-type="float" office:value="60.7646666666665">
            <text:p>60,76</text:p>
          </table:table-cell>
          <table:table-cell table:formula="of:=[.AD24]/[.AF24]" office:value-type="percentage" office:value="0.495365409231354">
            <text:p>49,54%</text:p>
          </table:table-cell>
          <table:table-cell table:formula="of:=[.Q24]+[.Y24]" office:value-type="float" office:value="122.66635">
            <text:p>122,67</text:p>
          </table:table-cell>
          <table:table-cell table:formula="of:=[.AF24]/75" office:value-type="percentage" office:value="1.63555133333333">
            <text:p>163,56%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Z N</text:p>
          </table:table-cell>
          <table:table-cell office:value-type="float" office:value="42632">
            <text:p>19/09/16</text:p>
          </table:table-cell>
          <table:table-cell office:value-type="float" office:value="8.5">
            <text:p>8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.60473913043478">
            <text:p>3,6</text:p>
          </table:table-cell>
          <table:table-cell table:formula="of:=([.K25])*4" office:value-type="float" office:value="14.4189565217391">
            <text:p>14,42</text:p>
          </table:table-cell>
          <table:table-cell office:value-type="float" office:value="4.96976086956522">
            <text:p>5,0</text:p>
          </table:table-cell>
          <table:table-cell table:formula="of:=[.M25]*9" office:value-type="float" office:value="44.727847826087">
            <text:p>44,7</text:p>
          </table:table-cell>
          <table:table-cell office:value-type="float" office:value="8.72934782608696">
            <text:p>8,7</text:p>
          </table:table-cell>
          <table:table-cell table:formula="of:=[.O25]*4" office:value-type="float" office:value="34.9173913043478">
            <text:p>34,9</text:p>
          </table:table-cell>
          <table:table-cell office:value-type="float" office:value="94.0641956521739">
            <text:p>94,1</text:p>
          </table:table-cell>
          <table:table-cell office:value-type="float" office:value="12.3">
            <text:p>12,3</text:p>
          </table:table-cell>
          <table:table-cell table:formula="of:=([.R25]*4)/[.J25]" office:value-type="float" office:value="2.13913043478261">
            <text:p>2,14</text:p>
          </table:table-cell>
          <table:table-cell office:value-type="float" office:value="20.1">
            <text:p>20,1</text:p>
          </table:table-cell>
          <table:table-cell table:formula="of:=([.T25]*9)/[.J25]" office:value-type="float" office:value="7.86521739130435">
            <text:p>7,9</text:p>
          </table:table-cell>
          <table:table-cell office:value-type="float" office:value="55.5">
            <text:p>55,5</text:p>
          </table:table-cell>
          <table:table-cell table:formula="of:=([.V25]*4)/[.J25]" office:value-type="float" office:value="9.65217391304348">
            <text:p>9,7</text:p>
          </table:table-cell>
          <table:table-cell office:value-type="float" office:value="452.1">
            <text:p>452,1</text:p>
          </table:table-cell>
          <table:table-cell table:formula="of:=[.X25]/[.J25]" office:value-type="float" office:value="19.6565217391304">
            <text:p>19,66</text:p>
          </table:table-cell>
          <table:table-cell table:formula="of:=[.L25]+[.S25]" office:value-type="float" office:value="16.5580869565217">
            <text:p>16,56</text:p>
          </table:table-cell>
          <table:table-cell table:formula="of:=[.Z25]/[.AF25]" office:value-type="percentage" office:value="0.14560308215034">
            <text:p>14,56%</text:p>
          </table:table-cell>
          <table:table-cell table:formula="of:=[.N25]+[.U25]" office:value-type="float" office:value="52.5930652173913">
            <text:p>52,5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5]+[.W25]" office:value-type="float" office:value="44.5695652173913">
            <text:p>44,57</text:p>
          </table:table-cell>
          <table:table-cell table:formula="of:=[.AD25]/[.AF25]" office:value-type="percentage" office:value="0.391921245660374">
            <text:p>39,19%</text:p>
          </table:table-cell>
          <table:table-cell table:formula="of:=[.Q25]+[.Y25]" office:value-type="float" office:value="113.720717391304">
            <text:p>113,72</text:p>
          </table:table-cell>
          <table:table-cell table:formula="of:=[.AF25]/75" office:value-type="percentage" office:value="1.51627623188406">
            <text:p>151,63%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GO D</text:p>
          </table:table-cell>
          <table:table-cell office:value-type="float" office:value="42094">
            <text:p>31/03/15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0.16">
            <text:p>-0,16</text:p>
          </table:table-cell>
          <table:table-cell office:value-type="float" office:value="23.5">
            <text:p>23,5</text:p>
          </table:table-cell>
          <table:table-cell office:value-type="float" office:value="4.94775886524823">
            <text:p>4,9</text:p>
          </table:table-cell>
          <table:table-cell table:formula="of:=([.K26])*4" office:value-type="float" office:value="19.7910354609929">
            <text:p>19,79</text:p>
          </table:table-cell>
          <table:table-cell office:value-type="float" office:value="6.20823971631206">
            <text:p>6,2</text:p>
          </table:table-cell>
          <table:table-cell table:formula="of:=[.M26]*9" office:value-type="float" office:value="55.8741574468085">
            <text:p>55,9</text:p>
          </table:table-cell>
          <table:table-cell office:value-type="float" office:value="18.5709787234043">
            <text:p>18,6</text:p>
          </table:table-cell>
          <table:table-cell table:formula="of:=[.O26]*4" office:value-type="float" office:value="74.2839148936172">
            <text:p>74,3</text:p>
          </table:table-cell>
          <table:table-cell office:value-type="float" office:value="149.949107801418">
            <text:p>149,9</text:p>
          </table:table-cell>
          <table:table-cell office:value-type="float" office:value="41">
            <text:p>41,0</text:p>
          </table:table-cell>
          <table:table-cell table:formula="of:=([.R26]*4)/[.J26]" office:value-type="float" office:value="6.97872340425532">
            <text:p>6,98</text:p>
          </table:table-cell>
          <table:table-cell office:value-type="float" office:value="67">
            <text:p>67,0</text:p>
          </table:table-cell>
          <table:table-cell table:formula="of:=([.T26]*9)/[.J26]" office:value-type="float" office:value="25.6595744680851">
            <text:p>25,7</text:p>
          </table:table-cell>
          <table:table-cell office:value-type="float" office:value="185">
            <text:p>185,0</text:p>
          </table:table-cell>
          <table:table-cell table:formula="of:=([.V26]*4)/[.J26]" office:value-type="float" office:value="31.4893617021277">
            <text:p>31,5</text:p>
          </table:table-cell>
          <table:table-cell office:value-type="float" office:value="1507">
            <text:p>1507,0</text:p>
          </table:table-cell>
          <table:table-cell table:formula="of:=[.X26]/[.J26]" office:value-type="float" office:value="64.1276595744681">
            <text:p>64,13</text:p>
          </table:table-cell>
          <table:table-cell table:formula="of:=[.L26]+[.S26]" office:value-type="float" office:value="26.7697588652482">
            <text:p>26,77</text:p>
          </table:table-cell>
          <table:table-cell table:formula="of:=[.Z26]/[.AF26]" office:value-type="percentage" office:value="0.125047473359146">
            <text:p>12,50%</text:p>
          </table:table-cell>
          <table:table-cell table:formula="of:=[.N26]+[.U26]" office:value-type="float" office:value="81.5337319148937">
            <text:p>81,5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6]+[.W26]" office:value-type="float" office:value="105.773276595745">
            <text:p>105,77</text:p>
          </table:table-cell>
          <table:table-cell table:formula="of:=[.AD26]/[.AF26]" office:value-type="percentage" office:value="0.494090404541765">
            <text:p>49,41%</text:p>
          </table:table-cell>
          <table:table-cell table:formula="of:=[.Q26]+[.Y26]" office:value-type="float" office:value="214.076767375886">
            <text:p>214,08</text:p>
          </table:table-cell>
          <table:table-cell table:formula="of:=[.AF26]/75" office:value-type="percentage" office:value="2.85435689834515">
            <text:p>285,44%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GO D</text:p>
          </table:table-cell>
          <table:table-cell office:value-type="float" office:value="42369">
            <text:p>31/12/15</text:p>
          </table:table-cell>
          <table:table-cell office:value-type="float" office:value="11.4">
            <text:p>11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4.66995652173913">
            <text:p>4,7</text:p>
          </table:table-cell>
          <table:table-cell table:formula="of:=([.K27])*4" office:value-type="float" office:value="18.6798260869565">
            <text:p>18,68</text:p>
          </table:table-cell>
          <table:table-cell office:value-type="float" office:value="5.49973913043478">
            <text:p>5,5</text:p>
          </table:table-cell>
          <table:table-cell table:formula="of:=[.M27]*9" office:value-type="float" office:value="49.497652173913">
            <text:p>49,5</text:p>
          </table:table-cell>
          <table:table-cell office:value-type="float" office:value="17.6">
            <text:p>17,6</text:p>
          </table:table-cell>
          <table:table-cell table:formula="of:=[.O27]*4" office:value-type="float" office:value="70.4">
            <text:p>70,4</text:p>
          </table:table-cell>
          <table:table-cell office:value-type="float" office:value="138.57747826087">
            <text:p>138,6</text:p>
          </table:table-cell>
          <table:table-cell office:value-type="float" office:value="41">
            <text:p>41,0</text:p>
          </table:table-cell>
          <table:table-cell table:formula="of:=([.R27]*4)/[.J27]" office:value-type="float" office:value="7.1304347826087">
            <text:p>7,13</text:p>
          </table:table-cell>
          <table:table-cell office:value-type="float" office:value="67">
            <text:p>67,0</text:p>
          </table:table-cell>
          <table:table-cell table:formula="of:=([.T27]*9)/[.J27]" office:value-type="float" office:value="26.2173913043478">
            <text:p>26,2</text:p>
          </table:table-cell>
          <table:table-cell office:value-type="float" office:value="185">
            <text:p>185,0</text:p>
          </table:table-cell>
          <table:table-cell table:formula="of:=([.V27]*4)/[.J27]" office:value-type="float" office:value="32.1739130434783">
            <text:p>32,2</text:p>
          </table:table-cell>
          <table:table-cell office:value-type="float" office:value="1507">
            <text:p>1507,0</text:p>
          </table:table-cell>
          <table:table-cell table:formula="of:=[.X27]/[.J27]" office:value-type="float" office:value="65.5217391304348">
            <text:p>65,52</text:p>
          </table:table-cell>
          <table:table-cell table:formula="of:=[.L27]+[.S27]" office:value-type="float" office:value="25.8102608695652">
            <text:p>25,81</text:p>
          </table:table-cell>
          <table:table-cell table:formula="of:=[.Z27]/[.AF27]" office:value-type="percentage" office:value="0.12645938186074">
            <text:p>12,65%</text:p>
          </table:table-cell>
          <table:table-cell table:formula="of:=[.N27]+[.U27]" office:value-type="float" office:value="75.7150434782609">
            <text:p>75,7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7]+[.W27]" office:value-type="float" office:value="102.573913043478">
            <text:p>102,57</text:p>
          </table:table-cell>
          <table:table-cell table:formula="of:=[.AD27]/[.AF27]" office:value-type="percentage" office:value="0.502568869957108">
            <text:p>50,26%</text:p>
          </table:table-cell>
          <table:table-cell table:formula="of:=[.Q27]+[.Y27]" office:value-type="float" office:value="204.099217391305">
            <text:p>204,10</text:p>
          </table:table-cell>
          <table:table-cell table:formula="of:=[.AF27]/75" office:value-type="percentage" office:value="2.72132289855073">
            <text:p>272,13%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GO D</text:p>
          </table:table-cell>
          <table:table-cell office:value-type="float" office:value="42165">
            <text:p>10/06/15</text:p>
          </table:table-cell>
          <table:table-cell office:value-type="float" office:value="10.9">
            <text:p>10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0.13">
            <text:p>-0,13</text:p>
          </table:table-cell>
          <table:table-cell office:value-type="float" office:value="24.6">
            <text:p>24,6</text:p>
          </table:table-cell>
          <table:table-cell office:value-type="float" office:value="4.72651761517615">
            <text:p>4,7</text:p>
          </table:table-cell>
          <table:table-cell table:formula="of:=([.K28])*4" office:value-type="float" office:value="18.9060704607046">
            <text:p>18,91</text:p>
          </table:table-cell>
          <table:table-cell office:value-type="float" office:value="5.93063550135501">
            <text:p>5,9</text:p>
          </table:table-cell>
          <table:table-cell table:formula="of:=[.M28]*9" office:value-type="float" office:value="53.3757195121951">
            <text:p>53,4</text:p>
          </table:table-cell>
          <table:table-cell office:value-type="float" office:value="17.7405691056911">
            <text:p>17,7</text:p>
          </table:table-cell>
          <table:table-cell table:formula="of:=[.O28]*4" office:value-type="float" office:value="70.9622764227644">
            <text:p>71,0</text:p>
          </table:table-cell>
          <table:table-cell office:value-type="float" office:value="143.244066395664">
            <text:p>143,2</text:p>
          </table:table-cell>
          <table:table-cell office:value-type="float" office:value="41">
            <text:p>41,0</text:p>
          </table:table-cell>
          <table:table-cell table:formula="of:=([.R28]*4)/[.J28]" office:value-type="float" office:value="6.66666666666667">
            <text:p>6,67</text:p>
          </table:table-cell>
          <table:table-cell office:value-type="float" office:value="67">
            <text:p>67,0</text:p>
          </table:table-cell>
          <table:table-cell table:formula="of:=([.T28]*9)/[.J28]" office:value-type="float" office:value="24.5121951219512">
            <text:p>24,5</text:p>
          </table:table-cell>
          <table:table-cell office:value-type="float" office:value="185">
            <text:p>185,0</text:p>
          </table:table-cell>
          <table:table-cell table:formula="of:=([.V28]*4)/[.J28]" office:value-type="float" office:value="30.0813008130081">
            <text:p>30,1</text:p>
          </table:table-cell>
          <table:table-cell office:value-type="float" office:value="1507">
            <text:p>1507,0</text:p>
          </table:table-cell>
          <table:table-cell table:formula="of:=[.X28]/[.J28]" office:value-type="float" office:value="61.260162601626">
            <text:p>61,26</text:p>
          </table:table-cell>
          <table:table-cell table:formula="of:=[.L28]+[.S28]" office:value-type="float" office:value="25.5727371273713">
            <text:p>25,57</text:p>
          </table:table-cell>
          <table:table-cell table:formula="of:=[.Z28]/[.AF28]" office:value-type="percentage" office:value="0.125047473359146">
            <text:p>12,50%</text:p>
          </table:table-cell>
          <table:table-cell table:formula="of:=[.N28]+[.U28]" office:value-type="float" office:value="77.8879146341463">
            <text:p>77,8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8]+[.W28]" office:value-type="float" office:value="101.043577235773">
            <text:p>101,04</text:p>
          </table:table-cell>
          <table:table-cell table:formula="of:=[.AD28]/[.AF28]" office:value-type="percentage" office:value="0.494090404541764">
            <text:p>49,41%</text:p>
          </table:table-cell>
          <table:table-cell table:formula="of:=[.Q28]+[.Y28]" office:value-type="float" office:value="204.50422899729">
            <text:p>204,50</text:p>
          </table:table-cell>
          <table:table-cell table:formula="of:=[.AF28]/75" office:value-type="percentage" office:value="2.7267230532972">
            <text:p>272,67%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GO D</text:p>
          </table:table-cell>
          <table:table-cell office:value-type="float" office:value="42530">
            <text:p>09/06/16</text:p>
          </table:table-cell>
          <table:table-cell office:value-type="float" office:value="11.9">
            <text:p>11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office:value-type="float" office:value="131.5">
            <text:p>131,5</text:p>
          </table:table-cell>
          <table:table-cell office:value-type="float" office:value="13.53">
            <text:p>13,53</text:p>
          </table:table-cell>
          <table:table-cell office:value-type="float" office:value="-2.3">
            <text:p>-2,3</text:p>
          </table:table-cell>
          <table:table-cell office:value-type="float" office:value="23.4">
            <text:p>23,4</text:p>
          </table:table-cell>
          <table:table-cell office:value-type="float" office:value="4.28874661246612">
            <text:p>4,3</text:p>
          </table:table-cell>
          <table:table-cell table:formula="of:=([.K29])*4" office:value-type="float" office:value="17.1549864498645">
            <text:p>17,15</text:p>
          </table:table-cell>
          <table:table-cell office:value-type="float" office:value="5.69035230352304">
            <text:p>5,7</text:p>
          </table:table-cell>
          <table:table-cell table:formula="of:=[.M29]*9" office:value-type="float" office:value="51.2131707317074">
            <text:p>51,2</text:p>
          </table:table-cell>
          <table:table-cell office:value-type="float" office:value="17.2111788617886">
            <text:p>17,2</text:p>
          </table:table-cell>
          <table:table-cell table:formula="of:=[.O29]*4" office:value-type="float" office:value="68.8447154471544">
            <text:p>68,8</text:p>
          </table:table-cell>
          <table:table-cell office:value-type="float" office:value="137.212872628726">
            <text:p>137,2</text:p>
          </table:table-cell>
          <table:table-cell office:value-type="float" office:value="61.5">
            <text:p>61,5</text:p>
          </table:table-cell>
          <table:table-cell table:formula="of:=([.R29]*4)/[.J29]" office:value-type="float" office:value="10.5128205128205">
            <text:p>10,51</text:p>
          </table:table-cell>
          <table:table-cell office:value-type="float" office:value="100.5">
            <text:p>100,5</text:p>
          </table:table-cell>
          <table:table-cell table:formula="of:=([.T29]*9)/[.J29]" office:value-type="float" office:value="38.6538461538462">
            <text:p>38,7</text:p>
          </table:table-cell>
          <table:table-cell office:value-type="float" office:value="277.5">
            <text:p>277,5</text:p>
          </table:table-cell>
          <table:table-cell table:formula="of:=([.V29]*4)/[.J29]" office:value-type="float" office:value="47.4358974358974">
            <text:p>47,4</text:p>
          </table:table-cell>
          <table:table-cell office:value-type="float" office:value="2260.5">
            <text:p>2260,5</text:p>
          </table:table-cell>
          <table:table-cell table:formula="of:=[.X29]/[.J29]" office:value-type="float" office:value="96.6025641025641">
            <text:p>96,60</text:p>
          </table:table-cell>
          <table:table-cell table:formula="of:=[.L29]+[.S29]" office:value-type="float" office:value="27.667806962685">
            <text:p>27,67</text:p>
          </table:table-cell>
          <table:table-cell table:formula="of:=[.Z29]/[.AF29]" office:value-type="percentage" office:value="0.118331823379489">
            <text:p>11,83%</text:p>
          </table:table-cell>
          <table:table-cell table:formula="of:=[.N29]+[.U29]" office:value-type="float" office:value="89.8670168855535">
            <text:p>89,8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9]+[.W29]" office:value-type="float" office:value="116.280612883052">
            <text:p>116,28</text:p>
          </table:table-cell>
          <table:table-cell table:formula="of:=[.AD29]/[.AF29]" office:value-type="percentage" office:value="0.497317946619094">
            <text:p>49,73%</text:p>
          </table:table-cell>
          <table:table-cell table:formula="of:=[.Q29]+[.Y29]" office:value-type="float" office:value="233.81543673129">
            <text:p>233,82</text:p>
          </table:table-cell>
          <table:table-cell table:formula="of:=[.AF29]/75" office:value-type="percentage" office:value="3.1175391564172">
            <text:p>311,75%</text:p>
          </table:table-cell>
          <table:table-cell table:number-columns-repeated="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GO D</text:p>
          </table:table-cell>
          <table:table-cell office:value-type="float" office:value="42440">
            <text:p>11/03/16</text:p>
          </table:table-cell>
          <table:table-cell office:value-type="float" office:value="11.6">
            <text:p>11,6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4.8">
            <text:p>24,8</text:p>
          </table:table-cell>
          <table:table-cell office:value-type="float" office:value="6.07208870967742">
            <text:p>6,1</text:p>
          </table:table-cell>
          <table:table-cell table:formula="of:=([.K30])*4" office:value-type="float" office:value="24.2883548387097">
            <text:p>24,29</text:p>
          </table:table-cell>
          <table:table-cell office:value-type="float" office:value="6.29092741935484">
            <text:p>6,3</text:p>
          </table:table-cell>
          <table:table-cell table:formula="of:=[.M30]*9" office:value-type="float" office:value="56.6183467741936">
            <text:p>56,6</text:p>
          </table:table-cell>
          <table:table-cell office:value-type="float" office:value="26.7962137096774">
            <text:p>26,8</text:p>
          </table:table-cell>
          <table:table-cell table:formula="of:=[.O30]*4" office:value-type="float" office:value="107.18485483871">
            <text:p>107,2</text:p>
          </table:table-cell>
          <table:table-cell office:value-type="float" office:value="188.091556451613">
            <text:p>188,1</text:p>
          </table:table-cell>
          <table:table-cell office:value-type="float" office:value="61.5">
            <text:p>61,5</text:p>
          </table:table-cell>
          <table:table-cell table:formula="of:=([.R30]*4)/[.J30]" office:value-type="float" office:value="9.91935483870968">
            <text:p>9,92</text:p>
          </table:table-cell>
          <table:table-cell office:value-type="float" office:value="100.5">
            <text:p>100,5</text:p>
          </table:table-cell>
          <table:table-cell table:formula="of:=([.T30]*9)/[.J30]" office:value-type="float" office:value="36.4717741935484">
            <text:p>36,5</text:p>
          </table:table-cell>
          <table:table-cell office:value-type="float" office:value="277.5">
            <text:p>277,5</text:p>
          </table:table-cell>
          <table:table-cell table:formula="of:=([.V30]*4)/[.J30]" office:value-type="float" office:value="44.758064516129">
            <text:p>44,8</text:p>
          </table:table-cell>
          <table:table-cell office:value-type="float" office:value="2260.5">
            <text:p>2260,5</text:p>
          </table:table-cell>
          <table:table-cell table:formula="of:=[.X30]/[.J30]" office:value-type="float" office:value="91.1491935483871">
            <text:p>91,15</text:p>
          </table:table-cell>
          <table:table-cell table:formula="of:=[.L30]+[.S30]" office:value-type="float" office:value="34.2077096774194">
            <text:p>34,21</text:p>
          </table:table-cell>
          <table:table-cell table:formula="of:=[.Z30]/[.AF30]" office:value-type="percentage" office:value="0.122502570550392">
            <text:p>12,25%</text:p>
          </table:table-cell>
          <table:table-cell table:formula="of:=[.N30]+[.U30]" office:value-type="float" office:value="93.0901209677419">
            <text:p>93,0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0]+[.W30]" office:value-type="float" office:value="151.942919354839">
            <text:p>151,94</text:p>
          </table:table-cell>
          <table:table-cell table:formula="of:=[.AD30]/[.AF30]" office:value-type="percentage" office:value="0.544128746806612">
            <text:p>54,41%</text:p>
          </table:table-cell>
          <table:table-cell table:formula="of:=[.Q30]+[.Y30]" office:value-type="float" office:value="279.24075">
            <text:p>279,24</text:p>
          </table:table-cell>
          <table:table-cell table:formula="of:=[.AF30]/75" office:value-type="percentage" office:value="3.72321">
            <text:p>372,32%</text:p>
          </table:table-cell>
          <table:table-cell table:number-columns-repeated="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GO D</text:p>
          </table:table-cell>
          <table:table-cell office:value-type="float" office:value="42275">
            <text:p>28/09/15</text:p>
          </table:table-cell>
          <table:table-cell office:value-type="float" office:value="11.2">
            <text:p>11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30.5">
            <text:p>130,5</text:p>
          </table:table-cell>
          <table:table-cell table:style-name="ce2" office:value-type="float" office:value="13.8">
            <text:p>13,8</text:p>
          </table:table-cell>
          <table:table-cell office:value-type="float" office:value="-1.9">
            <text:p>-1,9</text:p>
          </table:table-cell>
          <table:table-cell office:value-type="float" office:value="24">
            <text:p>24</text:p>
          </table:table-cell>
          <table:table-cell office:value-type="float" office:value="4.84625">
            <text:p>4,8</text:p>
          </table:table-cell>
          <table:table-cell table:formula="of:=([.K31])*4" office:value-type="float" office:value="19.385">
            <text:p>19,39</text:p>
          </table:table-cell>
          <table:table-cell office:value-type="float" office:value="5.82902083333333">
            <text:p>5,8</text:p>
          </table:table-cell>
          <table:table-cell table:formula="of:=[.M31]*9" office:value-type="float" office:value="52.4611875">
            <text:p>52,5</text:p>
          </table:table-cell>
          <table:table-cell office:value-type="float" office:value="18.0575333333333">
            <text:p>18,1</text:p>
          </table:table-cell>
          <table:table-cell table:formula="of:=[.O31]*4" office:value-type="float" office:value="72.2301333333332">
            <text:p>72,2</text:p>
          </table:table-cell>
          <table:table-cell office:value-type="float" office:value="144.076320833333">
            <text:p>144,1</text:p>
          </table:table-cell>
          <table:table-cell office:value-type="float" office:value="61.5">
            <text:p>61,5</text:p>
          </table:table-cell>
          <table:table-cell table:formula="of:=([.R31]*4)/[.J31]" office:value-type="float" office:value="10.25">
            <text:p>10,25</text:p>
          </table:table-cell>
          <table:table-cell office:value-type="float" office:value="100.5">
            <text:p>100,5</text:p>
          </table:table-cell>
          <table:table-cell table:formula="of:=([.T31]*9)/[.J31]" office:value-type="float" office:value="37.6875">
            <text:p>37,7</text:p>
          </table:table-cell>
          <table:table-cell office:value-type="float" office:value="277.5">
            <text:p>277,5</text:p>
          </table:table-cell>
          <table:table-cell table:formula="of:=([.V31]*4)/[.J31]" office:value-type="float" office:value="46.25">
            <text:p>46,3</text:p>
          </table:table-cell>
          <table:table-cell office:value-type="float" office:value="2260.5">
            <text:p>2260,5</text:p>
          </table:table-cell>
          <table:table-cell table:formula="of:=[.X31]/[.J31]" office:value-type="float" office:value="94.1875">
            <text:p>94,19</text:p>
          </table:table-cell>
          <table:table-cell table:formula="of:=[.L31]+[.S31]" office:value-type="float" office:value="29.635">
            <text:p>29,64</text:p>
          </table:table-cell>
          <table:table-cell table:formula="of:=[.Z31]/[.AF31]" office:value-type="percentage" office:value="0.124378933806866">
            <text:p>12,44%</text:p>
          </table:table-cell>
          <table:table-cell table:formula="of:=[.N31]+[.U31]" office:value-type="float" office:value="90.1486875">
            <text:p>90,15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1]+[.W31]" office:value-type="float" office:value="118.480133333333">
            <text:p>118,48</text:p>
          </table:table-cell>
          <table:table-cell table:formula="of:=[.AD31]/[.AF31]" office:value-type="percentage" office:value="0.49726447313296">
            <text:p>49,73%</text:p>
          </table:table-cell>
          <table:table-cell table:formula="of:=[.Q31]+[.Y31]" office:value-type="float" office:value="238.263820833333">
            <text:p>238,26</text:p>
          </table:table-cell>
          <table:table-cell table:formula="of:=[.AF31]/75" office:value-type="percentage" office:value="3.17685094444444">
            <text:p>317,69%</text:p>
          </table:table-cell>
          <table:table-cell table:number-columns-repeated="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 D</text:p>
          </table:table-cell>
          <table:table-cell office:value-type="float" office:value="42641">
            <text:p>28/09/16</text:p>
          </table:table-cell>
          <table:table-cell office:value-type="float" office:value="12.2">
            <text:p>12,2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6.9">
            <text:p>26,9</text:p>
          </table:table-cell>
          <table:table-cell office:value-type="float" office:value="3.92205080545229">
            <text:p>3,9</text:p>
          </table:table-cell>
          <table:table-cell table:formula="of:=([.K32])*4" office:value-type="float" office:value="15.6882032218092">
            <text:p>15,69</text:p>
          </table:table-cell>
          <table:table-cell office:value-type="float" office:value="5.2038166047088">
            <text:p>5,2</text:p>
          </table:table-cell>
          <table:table-cell table:formula="of:=[.M32]*9" office:value-type="float" office:value="46.8343494423792">
            <text:p>46,8</text:p>
          </table:table-cell>
          <table:table-cell office:value-type="float" office:value="15.7395910780669">
            <text:p>15,7</text:p>
          </table:table-cell>
          <table:table-cell table:formula="of:=[.O32]*4" office:value-type="float" office:value="62.9583643122676">
            <text:p>63,0</text:p>
          </table:table-cell>
          <table:table-cell office:value-type="float" office:value="125.480916976456">
            <text:p>125,5</text:p>
          </table:table-cell>
          <table:table-cell office:value-type="float" office:value="61.5">
            <text:p>61,5</text:p>
          </table:table-cell>
          <table:table-cell table:formula="of:=([.R32]*4)/[.J32]" office:value-type="float" office:value="9.14498141263941">
            <text:p>9,14</text:p>
          </table:table-cell>
          <table:table-cell office:value-type="float" office:value="100.5">
            <text:p>100,5</text:p>
          </table:table-cell>
          <table:table-cell table:formula="of:=([.T32]*9)/[.J32]" office:value-type="float" office:value="33.6245353159851">
            <text:p>33,6</text:p>
          </table:table-cell>
          <table:table-cell office:value-type="float" office:value="277.5">
            <text:p>277,5</text:p>
          </table:table-cell>
          <table:table-cell table:formula="of:=([.V32]*4)/[.J32]" office:value-type="float" office:value="41.2639405204461">
            <text:p>41,3</text:p>
          </table:table-cell>
          <table:table-cell office:value-type="float" office:value="2260.5">
            <text:p>2260,5</text:p>
          </table:table-cell>
          <table:table-cell table:formula="of:=[.X32]/[.J32]" office:value-type="float" office:value="84.0334572490706">
            <text:p>84,03</text:p>
          </table:table-cell>
          <table:table-cell table:formula="of:=[.L32]+[.S32]" office:value-type="float" office:value="24.8331846344486">
            <text:p>24,83</text:p>
          </table:table-cell>
          <table:table-cell table:formula="of:=[.Z32]/[.AF32]" office:value-type="percentage" office:value="0.118527355109857">
            <text:p>11,85%</text:p>
          </table:table-cell>
          <table:table-cell table:formula="of:=[.N32]+[.U32]" office:value-type="float" office:value="80.4588847583643">
            <text:p>80,4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2]+[.W32]" office:value-type="float" office:value="104.222304832714">
            <text:p>104,22</text:p>
          </table:table-cell>
          <table:table-cell table:formula="of:=[.AD32]/[.AF32]" office:value-type="percentage" office:value="0.497447037789045">
            <text:p>49,74%</text:p>
          </table:table-cell>
          <table:table-cell table:formula="of:=[.Q32]+[.Y32]" office:value-type="float" office:value="209.514374225527">
            <text:p>209,51</text:p>
          </table:table-cell>
          <table:table-cell table:formula="of:=[.AF32]/60" office:value-type="percentage" office:value="3.49190623709211">
            <text:p>349,19%</text:p>
          </table:table-cell>
          <table:table-cell table:number-columns-repeated="4"/>
        </table:table-row>
        <table:table-row table:style-name="ro2">
          <table:table-cell office:value-type="float" office:value="124">
            <text:p>124</text:p>
          </table:table-cell>
          <table:table-cell table:style-name="ce5" office:value-type="string">
            <text:p>MA B</text:p>
          </table:table-cell>
          <table:table-cell office:value-type="float" office:value="41710">
            <text:p>12/03/14</text:p>
          </table:table-cell>
          <table:table-cell office:value-type="float" office:value="12.4">
            <text:p>12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39.5">
            <text:p>139,5</text:p>
          </table:table-cell>
          <table:table-cell table:style-name="ce2" office:value-type="float" office:value="15.83">
            <text:p>15,83</text:p>
          </table:table-cell>
          <table:table-cell table:style-name="ce5" office:value-type="float" office:value="-0.9">
            <text:p>-0,9</text:p>
          </table:table-cell>
          <table:table-cell office:value-type="float" office:value="30.8">
            <text:p>30,8</text:p>
          </table:table-cell>
          <table:table-cell office:value-type="float" office:value="3.78818924731183">
            <text:p>3,8</text:p>
          </table:table-cell>
          <table:table-cell table:formula="of:=([.K33])*4" office:value-type="float" office:value="15.1527569892473">
            <text:p>15,15</text:p>
          </table:table-cell>
          <table:table-cell office:value-type="float" office:value="3.4987311827957">
            <text:p>3,5</text:p>
          </table:table-cell>
          <table:table-cell table:formula="of:=[.M33]*9" office:value-type="float" office:value="31.4885806451613">
            <text:p>31,5</text:p>
          </table:table-cell>
          <table:table-cell office:value-type="float" office:value="6.83925161290323">
            <text:p>6,8</text:p>
          </table:table-cell>
          <table:table-cell table:formula="of:=[.O33]*4" office:value-type="float" office:value="27.3570064516129">
            <text:p>27,4</text:p>
          </table:table-cell>
          <table:table-cell office:value-type="float" office:value="73.9983440860215">
            <text:p>74,0</text:p>
          </table:table-cell>
          <table:table-cell office:value-type="float" office:value="0">
            <text:p>0,0</text:p>
          </table:table-cell>
          <table:table-cell table:formula="of:=([.R33]*4)/[.J33]" office:value-type="float" office:value="0">
            <text:p>0,00</text:p>
          </table:table-cell>
          <table:table-cell office:value-type="float" office:value="0">
            <text:p>0,0</text:p>
          </table:table-cell>
          <table:table-cell table:formula="of:=([.T33]*9)/[.J33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([.V33]*4)/[.J33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[.X33]/[.J33]" office:value-type="float" office:value="0">
            <text:p>0,00</text:p>
          </table:table-cell>
          <table:table-cell table:formula="of:=[.L33]+[.S33]" office:value-type="float" office:value="15.1527569892473">
            <text:p>15,15</text:p>
          </table:table-cell>
          <table:table-cell table:formula="of:=[.Z33]/[.AF33]" office:value-type="percentage" office:value="0.204771568558785">
            <text:p>20,48%</text:p>
          </table:table-cell>
          <table:table-cell table:formula="of:=[.N33]+[.U33]" office:value-type="float" office:value="31.4885806451613">
            <text:p>31,4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3]+[.W33]" office:value-type="float" office:value="27.3570064516129">
            <text:p>27,36</text:p>
          </table:table-cell>
          <table:table-cell table:formula="of:=[.AD33]/[.AF33]" office:value-type="percentage" office:value="0.369697549175033">
            <text:p>36,97%</text:p>
          </table:table-cell>
          <table:table-cell table:formula="of:=[.Q33]+[.Y33]" office:value-type="float" office:value="73.9983440860215">
            <text:p>74,00</text:p>
          </table:table-cell>
          <table:table-cell table:formula="of:=[.AF33]/60" office:value-type="percentage" office:value="1.23330573476703">
            <text:p>123,33%</text:p>
          </table:table-cell>
          <table:table-cell table:number-columns-repeated="4"/>
        </table:table-row>
        <table:table-row table:style-name="ro2">
          <table:table-cell office:value-type="float" office:value="125">
            <text:p>125</text:p>
          </table:table-cell>
          <table:table-cell table:style-name="ce5" office:value-type="string">
            <text:p>MA B</text:p>
          </table:table-cell>
          <table:table-cell office:value-type="float" office:value="42079">
            <text:p>16/03/15</text:p>
          </table:table-cell>
          <table:table-cell office:value-type="float" office:value="13.4">
            <text:p>13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16.2">
            <text:p>16,2</text:p>
          </table:table-cell>
          <table:table-cell table:style-name="ce5" office:value-type="float" office:value="-1">
            <text:p>-1</text:p>
          </table:table-cell>
          <table:table-cell office:value-type="float" office:value="32.2">
            <text:p>32,2</text:p>
          </table:table-cell>
          <table:table-cell office:value-type="float" office:value="3.82141441441441">
            <text:p>3,8</text:p>
          </table:table-cell>
          <table:table-cell table:formula="of:=([.K34])*4" office:value-type="float" office:value="15.2856576576576">
            <text:p>15,29</text:p>
          </table:table-cell>
          <table:table-cell office:value-type="float" office:value="3.6825045045045">
            <text:p>3,7</text:p>
          </table:table-cell>
          <table:table-cell table:formula="of:=[.M34]*9" office:value-type="float" office:value="33.1425405405405">
            <text:p>33,1</text:p>
          </table:table-cell>
          <table:table-cell office:value-type="float" office:value="8.0562981981982">
            <text:p>8,1</text:p>
          </table:table-cell>
          <table:table-cell table:formula="of:=[.O34]*4" office:value-type="float" office:value="32.2251927927928">
            <text:p>32,2</text:p>
          </table:table-cell>
          <table:table-cell office:value-type="float" office:value="80.653390990991">
            <text:p>80,7</text:p>
          </table:table-cell>
          <table:table-cell office:value-type="float" office:value="24">
            <text:p>24,0</text:p>
          </table:table-cell>
          <table:table-cell table:formula="of:=([.R34]*4)/[.J34]" office:value-type="float" office:value="2.98136645962733">
            <text:p>2,98</text:p>
          </table:table-cell>
          <table:table-cell office:value-type="float" office:value="23.2">
            <text:p>23,2</text:p>
          </table:table-cell>
          <table:table-cell table:formula="of:=([.T34]*9)/[.J34]" office:value-type="float" office:value="6.48447204968944">
            <text:p>6,5</text:p>
          </table:table-cell>
          <table:table-cell office:value-type="float" office:value="74.8">
            <text:p>74,8</text:p>
          </table:table-cell>
          <table:table-cell table:formula="of:=([.V34]*4)/[.J34]" office:value-type="float" office:value="9.29192546583851">
            <text:p>9,3</text:p>
          </table:table-cell>
          <table:table-cell office:value-type="float" office:value="604">
            <text:p>604,0</text:p>
          </table:table-cell>
          <table:table-cell table:formula="of:=[.X34]/[.J34]" office:value-type="float" office:value="18.7577639751553">
            <text:p>18,76</text:p>
          </table:table-cell>
          <table:table-cell table:formula="of:=[.L34]+[.S34]" office:value-type="float" office:value="18.267024117285">
            <text:p>18,27</text:p>
          </table:table-cell>
          <table:table-cell table:formula="of:=[.Z34]/[.AF34]" office:value-type="percentage" office:value="0.183752257214049">
            <text:p>18,38%</text:p>
          </table:table-cell>
          <table:table-cell table:formula="of:=[.N34]+[.U34]" office:value-type="float" office:value="39.6270125902299">
            <text:p>39,6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4]+[.W34]" office:value-type="float" office:value="41.5171182586313">
            <text:p>41,52</text:p>
          </table:table-cell>
          <table:table-cell table:formula="of:=[.AD34]/[.AF34]" office:value-type="percentage" office:value="0.417630378328968">
            <text:p>41,76%</text:p>
          </table:table-cell>
          <table:table-cell table:formula="of:=[.Q34]+[.Y34]" office:value-type="float" office:value="99.4111549661463">
            <text:p>99,41</text:p>
          </table:table-cell>
          <table:table-cell table:formula="of:=[.AF34]/60" office:value-type="percentage" office:value="1.6568525827691">
            <text:p>165,69%</text:p>
          </table:table-cell>
          <table:table-cell table:number-columns-repeated="4"/>
        </table:table-row>
        <table:table-row table:style-name="ro2">
          <table:table-cell office:value-type="float" office:value="126">
            <text:p>126</text:p>
          </table:table-cell>
          <table:table-cell table:style-name="ce5" office:value-type="string">
            <text:p>MA B</text:p>
          </table:table-cell>
          <table:table-cell office:value-type="float" office:value="42416">
            <text:p>16/02/16</text:p>
          </table:table-cell>
          <table:table-cell office:value-type="float" office:value="14.3">
            <text:p>14,3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6.27">
            <text:p>16,27</text:p>
          </table:table-cell>
          <table:table-cell table:style-name="ce5" office:value-type="float" office:value="-1.3">
            <text:p>-1,3</text:p>
          </table:table-cell>
          <table:table-cell office:value-type="float" office:value="34.2">
            <text:p>34,2</text:p>
          </table:table-cell>
          <table:table-cell office:value-type="float" office:value="4.31125">
            <text:p>4,3</text:p>
          </table:table-cell>
          <table:table-cell table:formula="of:=([.K35])*4" office:value-type="float" office:value="17.245">
            <text:p>17,25</text:p>
          </table:table-cell>
          <table:table-cell office:value-type="float" office:value="2.75277941176471">
            <text:p>2,8</text:p>
          </table:table-cell>
          <table:table-cell table:formula="of:=[.M35]*9" office:value-type="float" office:value="24.7750147058824">
            <text:p>24,8</text:p>
          </table:table-cell>
          <table:table-cell office:value-type="float" office:value="7.73266176470588">
            <text:p>7,7</text:p>
          </table:table-cell>
          <table:table-cell table:formula="of:=[.O35]*4" office:value-type="float" office:value="30.9306470588235">
            <text:p>30,9</text:p>
          </table:table-cell>
          <table:table-cell office:value-type="float" office:value="72.9506617647059">
            <text:p>73,0</text:p>
          </table:table-cell>
          <table:table-cell office:value-type="float" office:value="63.75">
            <text:p>63,8</text:p>
          </table:table-cell>
          <table:table-cell table:formula="of:=([.R35]*4)/[.J35]" office:value-type="float" office:value="7.45614035087719">
            <text:p>7,46</text:p>
          </table:table-cell>
          <table:table-cell office:value-type="float" office:value="51.35">
            <text:p>51,4</text:p>
          </table:table-cell>
          <table:table-cell table:formula="of:=([.T35]*9)/[.J35]" office:value-type="float" office:value="13.5131578947368">
            <text:p>13,5</text:p>
          </table:table-cell>
          <table:table-cell office:value-type="float" office:value="152.9">
            <text:p>152,9</text:p>
          </table:table-cell>
          <table:table-cell table:formula="of:=([.V35]*4)/[.J35]" office:value-type="float" office:value="17.8830409356725">
            <text:p>17,9</text:p>
          </table:table-cell>
          <table:table-cell office:value-type="float" office:value="1328.75">
            <text:p>1328,8</text:p>
          </table:table-cell>
          <table:table-cell table:formula="of:=[.X35]/[.J35]" office:value-type="float" office:value="38.8523391812865">
            <text:p>38,85</text:p>
          </table:table-cell>
          <table:table-cell table:formula="of:=[.L35]+[.S35]" office:value-type="float" office:value="24.7011403508772">
            <text:p>24,70</text:p>
          </table:table-cell>
          <table:table-cell table:formula="of:=[.Z35]/[.AF35]" office:value-type="percentage" office:value="0.220934502132097">
            <text:p>22,09%</text:p>
          </table:table-cell>
          <table:table-cell table:formula="of:=[.N35]+[.U35]" office:value-type="float" office:value="38.2881726006192">
            <text:p>38,2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5]+[.W35]" office:value-type="float" office:value="48.813687994496">
            <text:p>48,81</text:p>
          </table:table-cell>
          <table:table-cell table:formula="of:=[.AD35]/[.AF35]" office:value-type="percentage" office:value="0.436604452308717">
            <text:p>43,66%</text:p>
          </table:table-cell>
          <table:table-cell table:formula="of:=[.Q35]+[.Y35]" office:value-type="float" office:value="111.803000945992">
            <text:p>111,80</text:p>
          </table:table-cell>
          <table:table-cell table:formula="of:=[.AF35]/60" office:value-type="percentage" office:value="1.86338334909987">
            <text:p>186,34%</text:p>
          </table:table-cell>
          <table:table-cell table:number-columns-repeated="4"/>
        </table:table-row>
        <table:table-row table:style-name="ro2">
          <table:table-cell office:value-type="float" office:value="127">
            <text:p>127</text:p>
          </table:table-cell>
          <table:table-cell table:style-name="ce5" office:value-type="string">
            <text:p>MA B</text:p>
          </table:table-cell>
          <table:table-cell office:value-type="float" office:value="42509">
            <text:p>19/05/16</text:p>
          </table:table-cell>
          <table:table-cell office:value-type="float" office:value="14.5">
            <text:p>14,5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2"/>
          <table:table-cell table:style-name="ce5"/>
          <table:table-cell office:value-type="float" office:value="35.2">
            <text:p>35,2</text:p>
          </table:table-cell>
          <table:table-cell office:value-type="float" office:value="4.51923295454546">
            <text:p>4,5</text:p>
          </table:table-cell>
          <table:table-cell table:formula="of:=([.K36])*4" office:value-type="float" office:value="18.0769318181818">
            <text:p>18,08</text:p>
          </table:table-cell>
          <table:table-cell office:value-type="float" office:value="3.52808901515151">
            <text:p>3,5</text:p>
          </table:table-cell>
          <table:table-cell table:formula="of:=[.M36]*9" office:value-type="float" office:value="31.7528011363636">
            <text:p>31,8</text:p>
          </table:table-cell>
          <table:table-cell office:value-type="float" office:value="9.91242424242424">
            <text:p>9,9</text:p>
          </table:table-cell>
          <table:table-cell table:formula="of:=[.O36]*4" office:value-type="float" office:value="39.649696969697">
            <text:p>39,6</text:p>
          </table:table-cell>
          <table:table-cell office:value-type="float" office:value="89.4794299242424">
            <text:p>89,5</text:p>
          </table:table-cell>
          <table:table-cell office:value-type="float" office:value="80.31">
            <text:p>80,3</text:p>
          </table:table-cell>
          <table:table-cell table:formula="of:=([.R36]*4)/[.J36]" office:value-type="float" office:value="9.12613636363636">
            <text:p>9,13</text:p>
          </table:table-cell>
          <table:table-cell office:value-type="float" office:value="64.07">
            <text:p>64,1</text:p>
          </table:table-cell>
          <table:table-cell table:formula="of:=([.T36]*9)/[.J36]" office:value-type="float" office:value="16.3815340909091">
            <text:p>16,4</text:p>
          </table:table-cell>
          <table:table-cell office:value-type="float" office:value="189.86">
            <text:p>189,9</text:p>
          </table:table-cell>
          <table:table-cell table:formula="of:=([.V36]*4)/[.J36]" office:value-type="float" office:value="21.575">
            <text:p>21,6</text:p>
          </table:table-cell>
          <table:table-cell office:value-type="float" office:value="1657.31">
            <text:p>1657,3</text:p>
          </table:table-cell>
          <table:table-cell table:formula="of:=[.X36]/[.J36]" office:value-type="float" office:value="47.0826704545455">
            <text:p>47,08</text:p>
          </table:table-cell>
          <table:table-cell table:formula="of:=[.L36]+[.S36]" office:value-type="float" office:value="27.2030681818182">
            <text:p>27,20</text:p>
          </table:table-cell>
          <table:table-cell table:formula="of:=[.Z36]/[.AF36]" office:value-type="percentage" office:value="0.19919925152267">
            <text:p>19,92%</text:p>
          </table:table-cell>
          <table:table-cell table:formula="of:=[.N36]+[.U36]" office:value-type="float" office:value="48.1343352272727">
            <text:p>48,1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6]+[.W36]" office:value-type="float" office:value="61.224696969697">
            <text:p>61,22</text:p>
          </table:table-cell>
          <table:table-cell table:formula="of:=[.AD36]/[.AF36]" office:value-type="percentage" office:value="0.448328612403262">
            <text:p>44,83%</text:p>
          </table:table-cell>
          <table:table-cell table:formula="of:=[.Q36]+[.Y36]" office:value-type="float" office:value="136.562100378788">
            <text:p>136,56</text:p>
          </table:table-cell>
          <table:table-cell table:formula="of:=[.AF36]/60" office:value-type="percentage" office:value="2.27603500631313">
            <text:p>227,60%</text:p>
          </table:table-cell>
          <table:table-cell table:number-columns-repeated="4"/>
        </table:table-row>
        <table:table-row table:style-name="ro2">
          <table:table-cell office:value-type="float" office:value="128">
            <text:p>128</text:p>
          </table:table-cell>
          <table:table-cell table:style-name="ce5" office:value-type="string">
            <text:p>MA B</text:p>
          </table:table-cell>
          <table:table-cell office:value-type="float" office:value="42303">
            <text:p>26/10/15</text:p>
          </table:table-cell>
          <table:table-cell office:value-type="float" office:value="14">
            <text:p>14,0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2"/>
          <table:table-cell table:style-name="ce5"/>
          <table:table-cell office:value-type="float" office:value="33.5">
            <text:p>33,5</text:p>
          </table:table-cell>
          <table:table-cell office:value-type="float" office:value="3.59578109452736">
            <text:p>3,6</text:p>
          </table:table-cell>
          <table:table-cell table:formula="of:=([.K37])*4" office:value-type="float" office:value="14.3831243781094">
            <text:p>14,38</text:p>
          </table:table-cell>
          <table:table-cell office:value-type="float" office:value="3.1948407960199">
            <text:p>3,2</text:p>
          </table:table-cell>
          <table:table-cell table:formula="of:=[.M37]*9" office:value-type="float" office:value="28.7535671641791">
            <text:p>28,8</text:p>
          </table:table-cell>
          <table:table-cell office:value-type="float" office:value="6.39424378109453">
            <text:p>6,4</text:p>
          </table:table-cell>
          <table:table-cell table:formula="of:=[.O37]*4" office:value-type="float" office:value="25.5769751243781">
            <text:p>25,6</text:p>
          </table:table-cell>
          <table:table-cell office:value-type="float" office:value="68.7136666666667">
            <text:p>68,7</text:p>
          </table:table-cell>
          <table:table-cell office:value-type="float" office:value="16">
            <text:p>16,0</text:p>
          </table:table-cell>
          <table:table-cell table:formula="of:=([.R37]*4)/[.J37]" office:value-type="float" office:value="1.91044776119403">
            <text:p>1,91</text:p>
          </table:table-cell>
          <table:table-cell office:value-type="float" office:value="15.4666666666667">
            <text:p>15,5</text:p>
          </table:table-cell>
          <table:table-cell table:formula="of:=([.T37]*9)/[.J37]" office:value-type="float" office:value="4.15522388059702">
            <text:p>4,2</text:p>
          </table:table-cell>
          <table:table-cell office:value-type="float" office:value="49.8666666666667">
            <text:p>49,9</text:p>
          </table:table-cell>
          <table:table-cell table:formula="of:=([.V37]*4)/[.J37]" office:value-type="float" office:value="5.9542288557214">
            <text:p>6,0</text:p>
          </table:table-cell>
          <table:table-cell office:value-type="float" office:value="402.666666666667">
            <text:p>402,7</text:p>
          </table:table-cell>
          <table:table-cell table:formula="of:=[.X37]/[.J37]" office:value-type="float" office:value="12.0199004975124">
            <text:p>12,02</text:p>
          </table:table-cell>
          <table:table-cell table:formula="of:=[.L37]+[.S37]" office:value-type="float" office:value="16.2935721393035">
            <text:p>16,29</text:p>
          </table:table-cell>
          <table:table-cell table:formula="of:=[.Z37]/[.AF37]" office:value-type="percentage" office:value="0.201819053853634">
            <text:p>20,18%</text:p>
          </table:table-cell>
          <table:table-cell table:formula="of:=[.N37]+[.U37]" office:value-type="float" office:value="32.9087910447761">
            <text:p>32,9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7]+[.W37]" office:value-type="float" office:value="31.5312039800995">
            <text:p>31,53</text:p>
          </table:table-cell>
          <table:table-cell table:formula="of:=[.AD37]/[.AF37]" office:value-type="percentage" office:value="0.390558785987716">
            <text:p>39,06%</text:p>
          </table:table-cell>
          <table:table-cell table:formula="of:=[.Q37]+[.Y37]" office:value-type="float" office:value="80.7335671641792">
            <text:p>80,73</text:p>
          </table:table-cell>
          <table:table-cell table:formula="of:=[.AF37]/60" office:value-type="percentage" office:value="1.34555945273632">
            <text:p>134,56%</text:p>
          </table:table-cell>
          <table:table-cell table:number-columns-repeated="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SA J</text:p>
          </table:table-cell>
          <table:table-cell office:value-type="float" office:value="42222">
            <text:p>06/08/15</text:p>
          </table:table-cell>
          <table:table-cell office:value-type="float" office:value="16.3">
            <text:p>16,3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7.8">
            <text:p>37,8</text:p>
          </table:table-cell>
          <table:table-cell office:value-type="float" office:value="4.6853835978836">
            <text:p>4,7</text:p>
          </table:table-cell>
          <table:table-cell table:formula="of:=([.K38])*4" office:value-type="float" office:value="18.7415343915344">
            <text:p>18,74</text:p>
          </table:table-cell>
          <table:table-cell office:value-type="float" office:value="4.62072398589065">
            <text:p>4,6</text:p>
          </table:table-cell>
          <table:table-cell table:formula="of:=[.M38]*9" office:value-type="float" office:value="41.5865158730159">
            <text:p>41,6</text:p>
          </table:table-cell>
          <table:table-cell office:value-type="float" office:value="12.8457936507937">
            <text:p>12,8</text:p>
          </table:table-cell>
          <table:table-cell table:formula="of:=[.O38]*4" office:value-type="float" office:value="51.3831746031748">
            <text:p>51,4</text:p>
          </table:table-cell>
          <table:table-cell office:value-type="float" office:value="111.711224867725">
            <text:p>111,7</text:p>
          </table:table-cell>
          <table:table-cell office:value-type="float" office:value="80.5">
            <text:p>80,5</text:p>
          </table:table-cell>
          <table:table-cell table:formula="of:=([.R38]*4)/[.J38]" office:value-type="float" office:value="8.51851851851852">
            <text:p>8,52</text:p>
          </table:table-cell>
          <table:table-cell office:value-type="float" office:value="61.8333333333333">
            <text:p>61,8</text:p>
          </table:table-cell>
          <table:table-cell table:formula="of:=([.T38]*9)/[.J38]" office:value-type="float" office:value="14.7222222222222">
            <text:p>14,7</text:p>
          </table:table-cell>
          <table:table-cell office:value-type="float" office:value="179.666666666667">
            <text:p>179,7</text:p>
          </table:table-cell>
          <table:table-cell table:formula="of:=([.V38]*4)/[.J38]" office:value-type="float" office:value="19.0123456790124">
            <text:p>19,0</text:p>
          </table:table-cell>
          <table:table-cell office:value-type="float" office:value="1597.16666666667">
            <text:p>1597,2</text:p>
          </table:table-cell>
          <table:table-cell table:formula="of:=[.X38]/[.J38]" office:value-type="float" office:value="42.2530864197532">
            <text:p>42,25</text:p>
          </table:table-cell>
          <table:table-cell table:formula="of:=[.L38]+[.S38]" office:value-type="float" office:value="27.2600529100529">
            <text:p>27,26</text:p>
          </table:table-cell>
          <table:table-cell table:formula="of:=[.Z38]/[.AF38]" office:value-type="percentage" office:value="0.177054362027793">
            <text:p>17,71%</text:p>
          </table:table-cell>
          <table:table-cell table:formula="of:=[.N38]+[.U38]" office:value-type="float" office:value="56.3087380952381">
            <text:p>56,3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8]+[.W38]" office:value-type="float" office:value="70.3955202821872">
            <text:p>70,40</text:p>
          </table:table-cell>
          <table:table-cell table:formula="of:=[.AD38]/[.AF38]" office:value-type="percentage" office:value="0.457219726399753">
            <text:p>45,72%</text:p>
          </table:table-cell>
          <table:table-cell table:formula="of:=[.Q38]+[.Y38]" office:value-type="float" office:value="153.964311287478">
            <text:p>153,96</text:p>
          </table:table-cell>
          <table:table-cell table:formula="of:=[.AF38]/60" office:value-type="percentage" office:value="2.5660718547913">
            <text:p>256,61%</text:p>
          </table:table-cell>
          <table:table-cell table:number-columns-repeated="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YV <text:s/>R</text:p>
          </table:table-cell>
          <table:table-cell office:value-type="float" office:value="41808">
            <text:p>18/06/14</text:p>
          </table:table-cell>
          <table:table-cell office:value-type="float" office:value="12.4">
            <text:p>12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62.5">
            <text:p>162,5</text:p>
          </table:table-cell>
          <table:table-cell table:style-name="ce2" office:value-type="float" office:value="16.09">
            <text:p>16,09</text:p>
          </table:table-cell>
          <table:table-cell office:value-type="float" office:value="-0.7">
            <text:p>-0,7</text:p>
          </table:table-cell>
          <table:table-cell office:value-type="float" office:value="42.5">
            <text:p>42,5</text:p>
          </table:table-cell>
          <table:table-cell office:value-type="float" office:value="1.95147804878049">
            <text:p>2,0</text:p>
          </table:table-cell>
          <table:table-cell table:formula="of:=([.K39])*4" office:value-type="float" office:value="7.80591219512196">
            <text:p>7,81</text:p>
          </table:table-cell>
          <table:table-cell office:value-type="float" office:value="1.56743902439024">
            <text:p>1,6</text:p>
          </table:table-cell>
          <table:table-cell table:formula="of:=[.M39]*9" office:value-type="float" office:value="14.1069512195122">
            <text:p>14,1</text:p>
          </table:table-cell>
          <table:table-cell office:value-type="float" office:value="5.31060975609756">
            <text:p>5,3</text:p>
          </table:table-cell>
          <table:table-cell table:formula="of:=[.O39]*4" office:value-type="float" office:value="21.2424390243902">
            <text:p>21,2</text:p>
          </table:table-cell>
          <table:table-cell office:value-type="float" office:value="43.1553024390244">
            <text:p>43,2</text:p>
          </table:table-cell>
          <table:table-cell office:value-type="float" office:value="69">
            <text:p>69,0</text:p>
          </table:table-cell>
          <table:table-cell table:formula="of:=([.R39]*4)/[.J39]" office:value-type="float" office:value="6.49411764705882">
            <text:p>6,49</text:p>
          </table:table-cell>
          <table:table-cell office:value-type="float" office:value="53">
            <text:p>53,0</text:p>
          </table:table-cell>
          <table:table-cell table:formula="of:=([.T39]*9)/[.J39]" office:value-type="float" office:value="11.2235294117647">
            <text:p>11,2</text:p>
          </table:table-cell>
          <table:table-cell office:value-type="float" office:value="154">
            <text:p>154,0</text:p>
          </table:table-cell>
          <table:table-cell table:formula="of:=([.V39]*4)/[.J39]" office:value-type="float" office:value="14.4941176470588">
            <text:p>14,5</text:p>
          </table:table-cell>
          <table:table-cell office:value-type="float" office:value="1369">
            <text:p>1369,0</text:p>
          </table:table-cell>
          <table:table-cell table:formula="of:=[.X39]/[.J39]" office:value-type="float" office:value="32.2117647058824">
            <text:p>32,21</text:p>
          </table:table-cell>
          <table:table-cell table:formula="of:=[.L39]+[.S39]" office:value-type="float" office:value="14.3000298421808">
            <text:p>14,30</text:p>
          </table:table-cell>
          <table:table-cell table:formula="of:=[.Z39]/[.AF39]" office:value-type="percentage" office:value="0.189738441256927">
            <text:p>18,97%</text:p>
          </table:table-cell>
          <table:table-cell table:formula="of:=[.N39]+[.U39]" office:value-type="float" office:value="25.3304806312769">
            <text:p>25,3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9]+[.W39]" office:value-type="float" office:value="35.7365566714491">
            <text:p>35,74</text:p>
          </table:table-cell>
          <table:table-cell table:formula="of:=[.AD39]/[.AF39]" office:value-type="percentage" office:value="0.47416674185741">
            <text:p>47,42%</text:p>
          </table:table-cell>
          <table:table-cell table:formula="of:=[.Q39]+[.Y39]" office:value-type="float" office:value="75.3670671449068">
            <text:p>75,37</text:p>
          </table:table-cell>
          <table:table-cell table:formula="of:=[.AF39]/60" office:value-type="percentage" office:value="1.25611778574845">
            <text:p>125,61%</text:p>
          </table:table-cell>
          <table:table-cell table:number-columns-repeated="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YV <text:s/>R</text:p>
          </table:table-cell>
          <table:table-cell office:value-type="float" office:value="41729">
            <text:p>31/03/14</text:p>
          </table:table-cell>
          <table:table-cell office:value-type="float" office:value="12.2">
            <text:p>12,2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table:number-columns-repeated="2"/>
          <table:table-cell office:value-type="float" office:value="-0.65">
            <text:p>-0,65</text:p>
          </table:table-cell>
          <table:table-cell office:value-type="float" office:value="40">
            <text:p>40</text:p>
          </table:table-cell>
          <table:table-cell office:value-type="float" office:value="1.6541">
            <text:p>1,7</text:p>
          </table:table-cell>
          <table:table-cell table:formula="of:=([.K40])*4" office:value-type="float" office:value="6.6164">
            <text:p>6,62</text:p>
          </table:table-cell>
          <table:table-cell office:value-type="float" office:value="1.341625">
            <text:p>1,3</text:p>
          </table:table-cell>
          <table:table-cell table:formula="of:=[.M40]*9" office:value-type="float" office:value="12.074625">
            <text:p>12,1</text:p>
          </table:table-cell>
          <table:table-cell office:value-type="float" office:value="4.175875">
            <text:p>4,2</text:p>
          </table:table-cell>
          <table:table-cell table:formula="of:=[.O40]*4" office:value-type="float" office:value="16.7035">
            <text:p>16,7</text:p>
          </table:table-cell>
          <table:table-cell office:value-type="float" office:value="35.394525">
            <text:p>35,4</text:p>
          </table:table-cell>
          <table:table-cell office:value-type="float" office:value="55.2">
            <text:p>55,2</text:p>
          </table:table-cell>
          <table:table-cell table:formula="of:=([.R40]*4)/[.J40]" office:value-type="float" office:value="5.52">
            <text:p>5,52</text:p>
          </table:table-cell>
          <table:table-cell office:value-type="float" office:value="42.4">
            <text:p>42,4</text:p>
          </table:table-cell>
          <table:table-cell table:formula="of:=([.T40]*9)/[.J40]" office:value-type="float" office:value="9.54">
            <text:p>9,5</text:p>
          </table:table-cell>
          <table:table-cell office:value-type="float" office:value="123.2">
            <text:p>123,2</text:p>
          </table:table-cell>
          <table:table-cell table:formula="of:=([.V40]*4)/[.J40]" office:value-type="float" office:value="12.32">
            <text:p>12,3</text:p>
          </table:table-cell>
          <table:table-cell office:value-type="float" office:value="1095.2">
            <text:p>1095,2</text:p>
          </table:table-cell>
          <table:table-cell table:formula="of:=[.X40]/[.J40]" office:value-type="float" office:value="27.38">
            <text:p>27,38</text:p>
          </table:table-cell>
          <table:table-cell table:formula="of:=[.L40]+[.S40]" office:value-type="float" office:value="12.1364">
            <text:p>12,14</text:p>
          </table:table-cell>
          <table:table-cell table:formula="of:=[.Z40]/[.AF40]" office:value-type="percentage" office:value="0.193333203238097">
            <text:p>19,33%</text:p>
          </table:table-cell>
          <table:table-cell table:formula="of:=[.N40]+[.U40]" office:value-type="float" office:value="21.614625">
            <text:p>21,6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0]+[.W40]" office:value-type="float" office:value="29.0235">
            <text:p>29,02</text:p>
          </table:table-cell>
          <table:table-cell table:formula="of:=[.AD40]/[.AF40]" office:value-type="percentage" office:value="0.462345194965633">
            <text:p>46,23%</text:p>
          </table:table-cell>
          <table:table-cell table:formula="of:=[.Q40]+[.Y40]" office:value-type="float" office:value="62.774525">
            <text:p>62,77</text:p>
          </table:table-cell>
          <table:table-cell table:formula="of:=[.AF40]/60" office:value-type="percentage" office:value="1.04624208333333">
            <text:p>104,62%</text:p>
          </table:table-cell>
          <table:table-cell table:number-columns-repeated="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YV <text:s/>R</text:p>
          </table:table-cell>
          <table:table-cell office:value-type="float" office:value="42075">
            <text:p>12/03/15</text:p>
          </table:table-cell>
          <table:table-cell office:value-type="float" office:value="13.2">
            <text:p>13,2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52">
            <text:p>52</text:p>
          </table:table-cell>
          <table:table-cell office:value-type="float" office:value="2.8747532051282">
            <text:p>2,9</text:p>
          </table:table-cell>
          <table:table-cell table:formula="of:=([.K41])*4" office:value-type="float" office:value="11.4990128205128">
            <text:p>11,50</text:p>
          </table:table-cell>
          <table:table-cell office:value-type="float" office:value="2.23820448717949">
            <text:p>2,2</text:p>
          </table:table-cell>
          <table:table-cell table:formula="of:=[.M41]*9" office:value-type="float" office:value="20.1438403846154">
            <text:p>20,1</text:p>
          </table:table-cell>
          <table:table-cell office:value-type="float" office:value="6.41627884615385">
            <text:p>6,4</text:p>
          </table:table-cell>
          <table:table-cell table:formula="of:=[.O41]*4" office:value-type="float" office:value="25.6651153846154">
            <text:p>25,7</text:p>
          </table:table-cell>
          <table:table-cell office:value-type="float" office:value="57.3079685897436">
            <text:p>57,3</text:p>
          </table:table-cell>
          <table:table-cell office:value-type="float" office:value="55.2">
            <text:p>55,2</text:p>
          </table:table-cell>
          <table:table-cell table:formula="of:=([.R41]*4)/[.J41]" office:value-type="float" office:value="4.24615384615385">
            <text:p>4,25</text:p>
          </table:table-cell>
          <table:table-cell office:value-type="float" office:value="42.4">
            <text:p>42,4</text:p>
          </table:table-cell>
          <table:table-cell table:formula="of:=([.T41]*9)/[.J41]" office:value-type="float" office:value="7.33846153846154">
            <text:p>7,3</text:p>
          </table:table-cell>
          <table:table-cell office:value-type="float" office:value="123.2">
            <text:p>123,2</text:p>
          </table:table-cell>
          <table:table-cell table:formula="of:=([.V41]*4)/[.J41]" office:value-type="float" office:value="9.47692307692308">
            <text:p>9,5</text:p>
          </table:table-cell>
          <table:table-cell office:value-type="float" office:value="1095.2">
            <text:p>1095,2</text:p>
          </table:table-cell>
          <table:table-cell table:formula="of:=[.X41]/[.J41]" office:value-type="float" office:value="21.0615384615385">
            <text:p>21,06</text:p>
          </table:table-cell>
          <table:table-cell table:formula="of:=[.L41]+[.S41]" office:value-type="float" office:value="15.7451666666666">
            <text:p>15,75</text:p>
          </table:table-cell>
          <table:table-cell table:formula="of:=[.Z41]/[.AF41]" office:value-type="percentage" office:value="0.200909349300406">
            <text:p>20,09%</text:p>
          </table:table-cell>
          <table:table-cell table:formula="of:=[.N41]+[.U41]" office:value-type="float" office:value="27.4823019230769">
            <text:p>27,48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1]+[.W41]" office:value-type="float" office:value="35.1420384615385">
            <text:p>35,14</text:p>
          </table:table-cell>
          <table:table-cell table:formula="of:=[.AD41]/[.AF41]" office:value-type="percentage" office:value="0.448414693211517">
            <text:p>44,84%</text:p>
          </table:table-cell>
          <table:table-cell table:formula="of:=[.Q41]+[.Y41]" office:value-type="float" office:value="78.3695070512821">
            <text:p>78,37</text:p>
          </table:table-cell>
          <table:table-cell table:formula="of:=[.AF41]/60" office:value-type="percentage" office:value="1.3061584508547">
            <text:p>130,62%</text:p>
          </table:table-cell>
          <table:table-cell table:number-columns-repeated="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YV <text:s/>R</text:p>
          </table:table-cell>
          <table:table-cell office:value-type="float" office:value="42346">
            <text:p>08/12/15</text:p>
          </table:table-cell>
          <table:table-cell office:value-type="float" office:value="13.9">
            <text:p>13,9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.59395151515151">
            <text:p>2,6</text:p>
          </table:table-cell>
          <table:table-cell table:formula="of:=([.K42])*4" office:value-type="float" office:value="10.375806060606">
            <text:p>10,38</text:p>
          </table:table-cell>
          <table:table-cell office:value-type="float" office:value="2.06608878787879">
            <text:p>2,1</text:p>
          </table:table-cell>
          <table:table-cell table:formula="of:=[.M42]*9" office:value-type="float" office:value="18.5947990909091">
            <text:p>18,6</text:p>
          </table:table-cell>
          <table:table-cell office:value-type="float" office:value="6.17080303030303">
            <text:p>6,2</text:p>
          </table:table-cell>
          <table:table-cell table:formula="of:=[.O42]*4" office:value-type="float" office:value="24.6832121212121">
            <text:p>24,7</text:p>
          </table:table-cell>
          <table:table-cell office:value-type="float" office:value="53.6538172727273">
            <text:p>53,7</text:p>
          </table:table-cell>
          <table:table-cell office:value-type="float" office:value="55.2">
            <text:p>55,2</text:p>
          </table:table-cell>
          <table:table-cell table:formula="of:=([.R42]*4)/[.J42]" office:value-type="float" office:value="4.01454545454545">
            <text:p>4,01</text:p>
          </table:table-cell>
          <table:table-cell office:value-type="float" office:value="42.4">
            <text:p>42,4</text:p>
          </table:table-cell>
          <table:table-cell table:formula="of:=([.T42]*9)/[.J42]" office:value-type="float" office:value="6.93818181818182">
            <text:p>6,9</text:p>
          </table:table-cell>
          <table:table-cell office:value-type="float" office:value="123.2">
            <text:p>123,2</text:p>
          </table:table-cell>
          <table:table-cell table:formula="of:=([.V42]*4)/[.J42]" office:value-type="float" office:value="8.96">
            <text:p>9,0</text:p>
          </table:table-cell>
          <table:table-cell office:value-type="float" office:value="1095.2">
            <text:p>1095,2</text:p>
          </table:table-cell>
          <table:table-cell table:formula="of:=[.X42]/[.J42]" office:value-type="float" office:value="19.9127272727273">
            <text:p>19,91</text:p>
          </table:table-cell>
          <table:table-cell table:formula="of:=[.L42]+[.S42]" office:value-type="float" office:value="14.3903515151515">
            <text:p>14,39</text:p>
          </table:table-cell>
          <table:table-cell table:formula="of:=[.Z42]/[.AF42]" office:value-type="percentage" office:value="0.195609996419774">
            <text:p>19,56%</text:p>
          </table:table-cell>
          <table:table-cell table:formula="of:=[.N42]+[.U42]" office:value-type="float" office:value="25.5329809090909">
            <text:p>25,5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2]+[.W42]" office:value-type="float" office:value="33.6432121212121">
            <text:p>33,64</text:p>
          </table:table-cell>
          <table:table-cell table:formula="of:=[.AD42]/[.AF42]" office:value-type="percentage" office:value="0.457316737235429">
            <text:p>45,73%</text:p>
          </table:table-cell>
          <table:table-cell table:formula="of:=[.Q42]+[.Y42]" office:value-type="float" office:value="73.5665445454546">
            <text:p>73,57</text:p>
          </table:table-cell>
          <table:table-cell table:formula="of:=[.AF42]/60" office:value-type="percentage" office:value="1.22610907575758">
            <text:p>122,61%</text:p>
          </table:table-cell>
          <table:table-cell table:number-columns-repeated="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YV <text:s/>R</text:p>
          </table:table-cell>
          <table:table-cell office:value-type="float" office:value="42156">
            <text:p>01/06/15</text:p>
          </table:table-cell>
          <table:table-cell office:value-type="float" office:value="13.4">
            <text:p>13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69.5">
            <text:p>169,5</text:p>
          </table:table-cell>
          <table:table-cell table:style-name="ce2" office:value-type="float" office:value="18.06">
            <text:p>18,06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.26240251572327">
            <text:p>3,3</text:p>
          </table:table-cell>
          <table:table-cell table:formula="of:=([.K43])*4" office:value-type="float" office:value="13.0496100628931">
            <text:p>13,05</text:p>
          </table:table-cell>
          <table:table-cell office:value-type="float" office:value="2.14660691823899">
            <text:p>2,1</text:p>
          </table:table-cell>
          <table:table-cell table:formula="of:=[.M43]*9" office:value-type="float" office:value="19.3194622641509">
            <text:p>19,3</text:p>
          </table:table-cell>
          <table:table-cell office:value-type="float" office:value="5.24859119496855">
            <text:p>5,2</text:p>
          </table:table-cell>
          <table:table-cell table:formula="of:=[.O43]*4" office:value-type="float" office:value="20.9943647798742">
            <text:p>21,0</text:p>
          </table:table-cell>
          <table:table-cell office:value-type="float" office:value="53.3634371069182">
            <text:p>53,4</text:p>
          </table:table-cell>
          <table:table-cell office:value-type="float" office:value="55.2">
            <text:p>55,2</text:p>
          </table:table-cell>
          <table:table-cell table:formula="of:=([.R43]*4)/[.J43]" office:value-type="float" office:value="4.16603773584906">
            <text:p>4,17</text:p>
          </table:table-cell>
          <table:table-cell office:value-type="float" office:value="42.4">
            <text:p>42,4</text:p>
          </table:table-cell>
          <table:table-cell table:formula="of:=([.T43]*9)/[.J43]" office:value-type="float" office:value="7.2">
            <text:p>7,2</text:p>
          </table:table-cell>
          <table:table-cell office:value-type="float" office:value="123.2">
            <text:p>123,2</text:p>
          </table:table-cell>
          <table:table-cell table:formula="of:=([.V43]*4)/[.J43]" office:value-type="float" office:value="9.29811320754717">
            <text:p>9,3</text:p>
          </table:table-cell>
          <table:table-cell office:value-type="float" office:value="1095.2">
            <text:p>1095,2</text:p>
          </table:table-cell>
          <table:table-cell table:formula="of:=[.X43]/[.J43]" office:value-type="float" office:value="20.6641509433962">
            <text:p>20,66</text:p>
          </table:table-cell>
          <table:table-cell table:formula="of:=[.L43]+[.S43]" office:value-type="float" office:value="17.2156477987421">
            <text:p>17,22</text:p>
          </table:table-cell>
          <table:table-cell table:formula="of:=[.Z43]/[.AF43]" office:value-type="percentage" office:value="0.232557189179812">
            <text:p>23,26%</text:p>
          </table:table-cell>
          <table:table-cell table:formula="of:=[.N43]+[.U43]" office:value-type="float" office:value="26.5194622641509">
            <text:p>26,5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3]+[.W43]" office:value-type="float" office:value="30.2924779874214">
            <text:p>30,29</text:p>
          </table:table-cell>
          <table:table-cell table:formula="of:=[.AD43]/[.AF43]" office:value-type="percentage" office:value="0.409205254219987">
            <text:p>40,92%</text:p>
          </table:table-cell>
          <table:table-cell table:formula="of:=[.Q43]+[.Y43]" office:value-type="float" office:value="74.0275880503144">
            <text:p>74,03</text:p>
          </table:table-cell>
          <table:table-cell table:formula="of:=[.AF43]/60" office:value-type="percentage" office:value="1.23379313417191">
            <text:p>123,38%</text:p>
          </table:table-cell>
          <table:table-cell table:number-columns-repeated="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YV <text:s/>R</text:p>
          </table:table-cell>
          <table:table-cell office:value-type="float" office:value="42536">
            <text:p>15/06/16</text:p>
          </table:table-cell>
          <table:table-cell office:value-type="float" office:value="14.4">
            <text:p>14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7.9">
            <text:p>57,9</text:p>
          </table:table-cell>
          <table:table-cell office:value-type="float" office:value="2.11713298791019">
            <text:p>2,1</text:p>
          </table:table-cell>
          <table:table-cell table:formula="of:=([.K44])*4" office:value-type="float" office:value="8.46853195164076">
            <text:p>8,47</text:p>
          </table:table-cell>
          <table:table-cell office:value-type="float" office:value="1.64621473805412">
            <text:p>1,6</text:p>
          </table:table-cell>
          <table:table-cell table:formula="of:=[.M44]*9" office:value-type="float" office:value="14.8159326424871">
            <text:p>14,8</text:p>
          </table:table-cell>
          <table:table-cell office:value-type="float" office:value="6.19156591824986">
            <text:p>6,2</text:p>
          </table:table-cell>
          <table:table-cell table:formula="of:=[.O44]*4" office:value-type="float" office:value="24.7662636729994">
            <text:p>24,8</text:p>
          </table:table-cell>
          <table:table-cell office:value-type="float" office:value="48.0507282671272">
            <text:p>48,1</text:p>
          </table:table-cell>
          <table:table-cell office:value-type="float" office:value="55.2">
            <text:p>55,2</text:p>
          </table:table-cell>
          <table:table-cell table:formula="of:=([.R44]*4)/[.J44]" office:value-type="float" office:value="3.81347150259067">
            <text:p>3,81</text:p>
          </table:table-cell>
          <table:table-cell office:value-type="float" office:value="42.4">
            <text:p>42,4</text:p>
          </table:table-cell>
          <table:table-cell table:formula="of:=([.T44]*9)/[.J44]" office:value-type="float" office:value="6.59067357512953">
            <text:p>6,6</text:p>
          </table:table-cell>
          <table:table-cell office:value-type="float" office:value="123.2">
            <text:p>123,2</text:p>
          </table:table-cell>
          <table:table-cell table:formula="of:=([.V44]*4)/[.J44]" office:value-type="float" office:value="8.5112262521589">
            <text:p>8,5</text:p>
          </table:table-cell>
          <table:table-cell office:value-type="float" office:value="1095.2">
            <text:p>1095,2</text:p>
          </table:table-cell>
          <table:table-cell table:formula="of:=[.X44]/[.J44]" office:value-type="float" office:value="18.9153713298791">
            <text:p>18,92</text:p>
          </table:table-cell>
          <table:table-cell table:formula="of:=[.L44]+[.S44]" office:value-type="float" office:value="12.2820034542314">
            <text:p>12,28</text:p>
          </table:table-cell>
          <table:table-cell table:formula="of:=[.Z44]/[.AF44]" office:value-type="percentage" office:value="0.183406283599359">
            <text:p>18,34%</text:p>
          </table:table-cell>
          <table:table-cell table:formula="of:=[.N44]+[.U44]" office:value-type="float" office:value="21.4066062176166">
            <text:p>21,4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4]+[.W44]" office:value-type="float" office:value="33.2774899251583">
            <text:p>33,28</text:p>
          </table:table-cell>
          <table:table-cell table:formula="of:=[.AD44]/[.AF44]" office:value-type="percentage" office:value="0.496930389038904">
            <text:p>49,69%</text:p>
          </table:table-cell>
          <table:table-cell table:formula="of:=[.Q44]+[.Y44]" office:value-type="float" office:value="66.9660995970063">
            <text:p>66,97</text:p>
          </table:table-cell>
          <table:table-cell table:formula="of:=[.AF44]/60" office:value-type="percentage" office:value="1.11610165995011">
            <text:p>111,61%</text:p>
          </table:table-cell>
          <table:table-cell table:number-columns-repeated="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YV <text:s/>R</text:p>
          </table:table-cell>
          <table:table-cell office:value-type="float" office:value="42247">
            <text:p>31/08/15</text:p>
          </table:table-cell>
          <table:table-cell office:value-type="float" office:value="13.6">
            <text:p>13,6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3.1437696969697">
            <text:p>3,1</text:p>
          </table:table-cell>
          <table:table-cell table:formula="of:=([.K45])*4" office:value-type="float" office:value="12.5750787878788">
            <text:p>12,58</text:p>
          </table:table-cell>
          <table:table-cell office:value-type="float" office:value="2.06854848484848">
            <text:p>2,1</text:p>
          </table:table-cell>
          <table:table-cell table:formula="of:=[.M45]*9" office:value-type="float" office:value="18.6169363636363">
            <text:p>18,6</text:p>
          </table:table-cell>
          <table:table-cell office:value-type="float" office:value="5.05773333333333">
            <text:p>5,1</text:p>
          </table:table-cell>
          <table:table-cell table:formula="of:=[.O45]*4" office:value-type="float" office:value="20.2309333333333">
            <text:p>20,2</text:p>
          </table:table-cell>
          <table:table-cell office:value-type="float" office:value="51.4229484848485">
            <text:p>51,4</text:p>
          </table:table-cell>
          <table:table-cell office:value-type="float" office:value="55.2">
            <text:p>55,2</text:p>
          </table:table-cell>
          <table:table-cell table:formula="of:=([.R45]*4)/[.J45]" office:value-type="float" office:value="4.01454545454545">
            <text:p>4,01</text:p>
          </table:table-cell>
          <table:table-cell office:value-type="float" office:value="42.4">
            <text:p>42,4</text:p>
          </table:table-cell>
          <table:table-cell table:formula="of:=([.T45]*9)/[.J45]" office:value-type="float" office:value="6.93818181818182">
            <text:p>6,9</text:p>
          </table:table-cell>
          <table:table-cell office:value-type="float" office:value="123.2">
            <text:p>123,2</text:p>
          </table:table-cell>
          <table:table-cell table:formula="of:=([.V45]*4)/[.J45]" office:value-type="float" office:value="8.96">
            <text:p>9,0</text:p>
          </table:table-cell>
          <table:table-cell office:value-type="float" office:value="1095.2">
            <text:p>1095,2</text:p>
          </table:table-cell>
          <table:table-cell table:formula="of:=[.X45]/[.J45]" office:value-type="float" office:value="19.9127272727273">
            <text:p>19,91</text:p>
          </table:table-cell>
          <table:table-cell table:formula="of:=[.L45]+[.S45]" office:value-type="float" office:value="16.5896242424243">
            <text:p>16,59</text:p>
          </table:table-cell>
          <table:table-cell table:formula="of:=[.Z45]/[.AF45]" office:value-type="percentage" office:value="0.232557189179812">
            <text:p>23,26%</text:p>
          </table:table-cell>
          <table:table-cell table:formula="of:=[.N45]+[.U45]" office:value-type="float" office:value="25.5551181818181">
            <text:p>25,5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5]+[.W45]" office:value-type="float" office:value="29.1909333333333">
            <text:p>29,19</text:p>
          </table:table-cell>
          <table:table-cell table:formula="of:=[.AD45]/[.AF45]" office:value-type="percentage" office:value="0.409205254219986">
            <text:p>40,92%</text:p>
          </table:table-cell>
          <table:table-cell table:formula="of:=[.Q45]+[.Y45]" office:value-type="float" office:value="71.3356757575758">
            <text:p>71,34</text:p>
          </table:table-cell>
          <table:table-cell table:formula="of:=[.AF45]/60" office:value-type="percentage" office:value="1.18892792929293">
            <text:p>118,89%</text:p>
          </table:table-cell>
          <table:table-cell table:number-columns-repeated="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YV <text:s/>R</text:p>
          </table:table-cell>
          <table:table-cell office:value-type="float" office:value="42626">
            <text:p>13/09/16</text:p>
          </table:table-cell>
          <table:table-cell office:value-type="float" office:value="14.7">
            <text:p>14,7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2.15056140350877">
            <text:p>2,2</text:p>
          </table:table-cell>
          <table:table-cell table:formula="of:=([.K46])*4" office:value-type="float" office:value="8.60224561403508">
            <text:p>8,60</text:p>
          </table:table-cell>
          <table:table-cell office:value-type="float" office:value="1.67220760233918">
            <text:p>1,7</text:p>
          </table:table-cell>
          <table:table-cell table:formula="of:=[.M46]*9" office:value-type="float" office:value="15.0498684210526">
            <text:p>15,0</text:p>
          </table:table-cell>
          <table:table-cell office:value-type="float" office:value="6.28932748538012">
            <text:p>6,3</text:p>
          </table:table-cell>
          <table:table-cell table:formula="of:=[.O46]*4" office:value-type="float" office:value="25.1573099415205">
            <text:p>25,2</text:p>
          </table:table-cell>
          <table:table-cell office:value-type="float" office:value="48.8094239766082">
            <text:p>48,8</text:p>
          </table:table-cell>
          <table:table-cell office:value-type="float" office:value="55.2">
            <text:p>55,2</text:p>
          </table:table-cell>
          <table:table-cell table:formula="of:=([.R46]*4)/[.J46]" office:value-type="float" office:value="3.87368421052632">
            <text:p>3,87</text:p>
          </table:table-cell>
          <table:table-cell office:value-type="float" office:value="42.4">
            <text:p>42,4</text:p>
          </table:table-cell>
          <table:table-cell table:formula="of:=([.T46]*9)/[.J46]" office:value-type="float" office:value="6.69473684210526">
            <text:p>6,7</text:p>
          </table:table-cell>
          <table:table-cell office:value-type="float" office:value="123.2">
            <text:p>123,2</text:p>
          </table:table-cell>
          <table:table-cell table:formula="of:=([.V46]*4)/[.J46]" office:value-type="float" office:value="8.64561403508772">
            <text:p>8,6</text:p>
          </table:table-cell>
          <table:table-cell office:value-type="float" office:value="1095.2">
            <text:p>1095,2</text:p>
          </table:table-cell>
          <table:table-cell table:formula="of:=[.X46]/[.J46]" office:value-type="float" office:value="19.2140350877193">
            <text:p>19,21</text:p>
          </table:table-cell>
          <table:table-cell table:formula="of:=[.L46]+[.S46]" office:value-type="float" office:value="12.4759298245614">
            <text:p>12,48</text:p>
          </table:table-cell>
          <table:table-cell table:formula="of:=[.Z46]/[.AF46]" office:value-type="percentage" office:value="0.183406283599358">
            <text:p>18,34%</text:p>
          </table:table-cell>
          <table:table-cell table:formula="of:=[.N46]+[.U46]" office:value-type="float" office:value="21.7446052631579">
            <text:p>21,7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6]+[.W46]" office:value-type="float" office:value="33.8029239766082">
            <text:p>33,80</text:p>
          </table:table-cell>
          <table:table-cell table:formula="of:=[.AD46]/[.AF46]" office:value-type="percentage" office:value="0.496930389038904">
            <text:p>49,69%</text:p>
          </table:table-cell>
          <table:table-cell table:formula="of:=[.Q46]+[.Y46]" office:value-type="float" office:value="68.0234590643275">
            <text:p>68,02</text:p>
          </table:table-cell>
          <table:table-cell table:formula="of:=[.AF46]/60" office:value-type="percentage" office:value="1.13372431773879">
            <text:p>113,37%</text:p>
          </table:table-cell>
          <table:table-cell table:number-columns-repeated="4"/>
        </table:table-row>
      </table:table>
      <table:table table:name="SS_2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2" table:default-cell-style-name="ce17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 AEJ</text:p>
          </table:table-cell>
          <table:table-cell table:style-name="ce16" office:value-type="string">
            <text:p>Prot kCal/kg/j AEJ</text:p>
          </table:table-cell>
          <table:table-cell table:style-name="ce20" office:value-type="string">
            <text:p>Lipid AEJ</text:p>
          </table:table-cell>
          <table:table-cell table:style-name="ce22" office:value-type="string">
            <text:p>Lip kCal/kg/j AEJ</text:p>
          </table:table-cell>
          <table:table-cell table:style-name="ce23" office:value-type="string">
            <text:p>Glc AEJ</text:p>
          </table:table-cell>
          <table:table-cell table:style-name="ce24" office:value-type="string">
            <text:p>Glu kCal/kg/j AEJ</text:p>
          </table:table-cell>
          <table:table-cell table:style-name="ce25" office:value-type="string">
            <text:p>kCalkg/j AEJ</text:p>
          </table:table-cell>
          <table:table-cell table:style-name="ce26" office:value-type="string">
            <text:p>Prot g/j SN</text:p>
          </table:table-cell>
          <table:table-cell table:style-name="ce27" office:value-type="string">
            <text:p>Prot kcal/kg/j SN</text:p>
          </table:table-cell>
          <table:table-cell table:style-name="ce28" office:value-type="string">
            <text:p>Lipid g/j SN</text:p>
          </table:table-cell>
          <table:table-cell table:style-name="ce29" office:value-type="string">
            <text:p>Lipid kcal/kg/j SN</text:p>
          </table:table-cell>
          <table:table-cell table:style-name="ce30" office:value-type="string">
            <text:p>Glc g/j SN</text:p>
          </table:table-cell>
          <table:table-cell table:style-name="ce30" office:value-type="string">
            <text:p>Glc kcal/kg/j SN</text:p>
          </table:table-cell>
          <table:table-cell table:style-name="ce25" office:value-type="string">
            <text:p>kCal/j SN</text:p>
          </table:table-cell>
          <table:table-cell table:style-name="ce25" office:value-type="string">
            <text:p>kcal/kg/j SN</text:p>
          </table:table-cell>
          <table:table-cell table:style-name="ce31" office:value-type="string">
            <text:p>Prot kCal/kg/j TA</text:p>
          </table:table-cell>
          <table:table-cell table:style-name="ce32" office:value-type="string">
            <text:p>Prot % des apports totaux TA</text:p>
          </table:table-cell>
          <table:table-cell table:style-name="ce34" office:value-type="string">
            <text:p>Lipides kCal/kg/j TA</text:p>
          </table:table-cell>
          <table:table-cell table:style-name="ce35" office:value-type="string">
            <text:p>Lip % des apports totaux TA</text:p>
          </table:table-cell>
          <table:table-cell table:style-name="ce36" office:value-type="string">
            <text:p>Glucides kCal/kg/j TA</text:p>
          </table:table-cell>
          <table:table-cell table:style-name="ce37" office:value-type="string">
            <text:p>Glc % des apports totaux TA</text:p>
          </table:table-cell>
          <table:table-cell table:style-name="ce25" office:value-type="string">
            <text:p>kCal/kg/j TA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BE T</text:p>
          </table:table-cell>
          <table:table-cell table:style-name="ce8" office:value-type="float" office:value="42534">
            <text:p>13/06/16</text:p>
          </table:table-cell>
          <table:table-cell table:style-name="ce10" office:value-type="float" office:value="12.5">
            <text:p>12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6.47">
            <text:p>16,47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34.9">
            <text:p>34,9</text:p>
          </table:table-cell>
          <table:table-cell table:style-name="ce10" office:value-type="float" office:value="3.15815558739255">
            <text:p>3,2</text:p>
          </table:table-cell>
          <table:table-cell table:style-name="ce19" table:formula="of:=([.K2])*4" office:value-type="float" office:value="12.6326223495702">
            <text:p>12,63</text:p>
          </table:table-cell>
          <table:table-cell table:style-name="ce10" office:value-type="float" office:value="1.72489875835721">
            <text:p>1,7</text:p>
          </table:table-cell>
          <table:table-cell table:style-name="ce10" table:formula="of:=[.M2]*9" office:value-type="float" office:value="15.5240888252149">
            <text:p>15,5</text:p>
          </table:table-cell>
          <table:table-cell table:style-name="ce10" office:value-type="float" office:value="4.5331041069723">
            <text:p>4,5</text:p>
          </table:table-cell>
          <table:table-cell table:style-name="ce10" table:formula="of:=[.O2]*4" office:value-type="float" office:value="18.1324164278892">
            <text:p>18,1</text:p>
          </table:table-cell>
          <table:table-cell table:style-name="ce10" office:value-type="float" office:value="46.2891276026743">
            <text:p>46,3</text:p>
          </table:table-cell>
          <table:table-cell table:style-name="ce10" office:value-type="float" office:value="0">
            <text:p>0,0</text:p>
          </table:table-cell>
          <table:table-cell table:style-name="ce19" table:formula="of:=([.R2]*4)/[.J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]*9)/[.J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]*4)/[.J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]/[.J2]" office:value-type="float" office:value="0">
            <text:p>0,00</text:p>
          </table:table-cell>
          <table:table-cell table:style-name="ce19" table:formula="of:=[.L2]+[.S2]" office:value-type="float" office:value="12.6326223495702">
            <text:p>12,63</text:p>
          </table:table-cell>
          <table:table-cell table:style-name="ce33" table:formula="of:=[.Z2]/[.AF2]" office:value-type="percentage" office:value="0.272906900687417">
            <text:p>27,29%</text:p>
          </table:table-cell>
          <table:table-cell table:style-name="ce19" table:formula="of:=[.N2]+[.U2]" office:value-type="float" office:value="15.5240888252149">
            <text:p>15,52</text:p>
          </table:table-cell>
          <table:table-cell table:style-name="ce33" table:formula="of:=([.M2]+[.T2])/([.Q2]+[.X2])" office:value-type="percentage" office:value="0.0372635832146803">
            <text:p>3,73%</text:p>
          </table:table-cell>
          <table:table-cell table:style-name="ce19" table:formula="of:=[.P2]+[.W2]" office:value-type="float" office:value="18.1324164278892">
            <text:p>18,13</text:p>
          </table:table-cell>
          <table:table-cell table:style-name="ce38" table:formula="of:=[.AD2]/[.AF2]" office:value-type="percentage" office:value="0.39172085038046">
            <text:p>39,17%</text:p>
          </table:table-cell>
          <table:table-cell table:style-name="ce19" table:formula="of:=[.Q2]+[.Y2]" office:value-type="float" office:value="46.2891276026743">
            <text:p>46,29</text:p>
          </table:table-cell>
          <table:table-cell table:style-name="ce39" table:formula="of:=[.AF2]/60" office:value-type="percentage" office:value="0.771485460044572">
            <text:p>77,15%</text:p>
          </table:table-cell>
          <table:table-cell table:number-columns-repeated="4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string">
            <text:p>BE T</text:p>
          </table:table-cell>
          <table:table-cell table:style-name="ce8" office:value-type="float" office:value="43003">
            <text:p>25/09/17</text:p>
          </table:table-cell>
          <table:table-cell table:style-name="ce10" office:value-type="float" office:value="13.8">
            <text:p>13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4.5">
            <text:p>154,5</text:p>
          </table:table-cell>
          <table:table-cell table:style-name="ce5" office:value-type="float" office:value="16.63">
            <text:p>16,63</text:p>
          </table:table-cell>
          <table:table-cell table:style-name="ce12" office:value-type="float" office:value="-0.9">
            <text:p>-0,9</text:p>
          </table:table-cell>
          <table:table-cell table:style-name="ce5" office:value-type="float" office:value="39.7">
            <text:p>39,7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2635">
            <text:p>22/09/16</text:p>
          </table:table-cell>
          <table:table-cell table:style-name="ce10" office:value-type="float" office:value="16.1">
            <text:p>16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.49">
            <text:p>18,4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45">
            <text:p>45</text:p>
          </table:table-cell>
          <table:table-cell table:style-name="ce10" office:value-type="float" office:value="2.20509555555556">
            <text:p>2,2</text:p>
          </table:table-cell>
          <table:table-cell table:style-name="ce19" table:formula="of:=([.K4])*4" office:value-type="float" office:value="8.82038222222224">
            <text:p>8,82</text:p>
          </table:table-cell>
          <table:table-cell table:style-name="ce10" office:value-type="float" office:value="3.17248222222222">
            <text:p>3,2</text:p>
          </table:table-cell>
          <table:table-cell table:style-name="ce10" table:formula="of:=[.M4]*9" office:value-type="float" office:value="28.55234">
            <text:p>28,6</text:p>
          </table:table-cell>
          <table:table-cell table:style-name="ce10" office:value-type="float" office:value="7.1068">
            <text:p>7,1</text:p>
          </table:table-cell>
          <table:table-cell table:style-name="ce10" table:formula="of:=[.O4]*4" office:value-type="float" office:value="28.4272">
            <text:p>28,4</text:p>
          </table:table-cell>
          <table:table-cell table:style-name="ce10" office:value-type="float" office:value="65.7999222222222">
            <text:p>65,8</text:p>
          </table:table-cell>
          <table:table-cell table:style-name="ce10" office:value-type="float" office:value="0">
            <text:p>0,0</text:p>
          </table:table-cell>
          <table:table-cell table:style-name="ce19" table:formula="of:=([.R4]*4)/[.J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4]*9)/[.J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4]*4)/[.J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4]/[.J4]" office:value-type="float" office:value="0">
            <text:p>0,00</text:p>
          </table:table-cell>
          <table:table-cell table:style-name="ce19" table:formula="of:=[.L4]+[.S4]" office:value-type="float" office:value="8.82038222222224">
            <text:p>8,82</text:p>
          </table:table-cell>
          <table:table-cell table:style-name="ce33" table:formula="of:=[.Z4]/[.AF4]" office:value-type="percentage" office:value="0.13404852048964">
            <text:p>13,40%</text:p>
          </table:table-cell>
          <table:table-cell table:style-name="ce19" table:formula="of:=[.N4]+[.U4]" office:value-type="float" office:value="28.55234">
            <text:p>28,55</text:p>
          </table:table-cell>
          <table:table-cell table:style-name="ce33" table:formula="of:=([.M4]+[.T4])/([.Q4]+[.X4])" office:value-type="percentage" office:value="0.0482140725259216">
            <text:p>4,82%</text:p>
          </table:table-cell>
          <table:table-cell table:style-name="ce19" table:formula="of:=[.P4]+[.W4]" office:value-type="float" office:value="28.4272">
            <text:p>28,43</text:p>
          </table:table-cell>
          <table:table-cell table:style-name="ce38" table:formula="of:=[.AD4]/[.AF4]" office:value-type="percentage" office:value="0.432024826777067">
            <text:p>43,20%</text:p>
          </table:table-cell>
          <table:table-cell table:style-name="ce19" table:formula="of:=[.Q4]+[.Y4]" office:value-type="float" office:value="65.7999222222222">
            <text:p>65,80</text:p>
          </table:table-cell>
          <table:table-cell table:style-name="ce39" table:formula="of:=[.AF4]/60" office:value-type="percentage" office:value="1.09666537037037">
            <text:p>109,67%</text:p>
          </table:table-cell>
          <table:table-cell table:number-columns-repeated="4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3006">
            <text:p>28/09/17</text:p>
          </table:table-cell>
          <table:table-cell table:style-name="ce10" office:value-type="float" office:value="17.1">
            <text:p>17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.03">
            <text:p>19,03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47.5">
            <text:p>47,5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6" office:value-type="string">
            <text:p>BO A</text:p>
          </table:table-cell>
          <table:table-cell table:style-name="ce8" office:value-type="float" office:value="42405">
            <text:p>05/02/16</text:p>
          </table:table-cell>
          <table:table-cell table:style-name="ce10" office:value-type="float" office:value="8.3">
            <text:p>8,3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0.9">
            <text:p>20,9</text:p>
          </table:table-cell>
          <table:table-cell table:style-name="ce10" office:value-type="float" office:value="2.46395215311005">
            <text:p>2,5</text:p>
          </table:table-cell>
          <table:table-cell table:style-name="ce19" table:formula="of:=([.K6])*4" office:value-type="float" office:value="9.8558086124402">
            <text:p>9,86</text:p>
          </table:table-cell>
          <table:table-cell table:style-name="ce10" office:value-type="float" office:value="3.2117033492823">
            <text:p>3,2</text:p>
          </table:table-cell>
          <table:table-cell table:style-name="ce10" table:formula="of:=[.M6]*9" office:value-type="float" office:value="28.9053301435407">
            <text:p>28,9</text:p>
          </table:table-cell>
          <table:table-cell table:style-name="ce10" office:value-type="float" office:value="9.54937799043062">
            <text:p>9,5</text:p>
          </table:table-cell>
          <table:table-cell table:style-name="ce10" table:formula="of:=[.O6]*4" office:value-type="float" office:value="38.1975119617225">
            <text:p>38,2</text:p>
          </table:table-cell>
          <table:table-cell table:style-name="ce10" office:value-type="float" office:value="76.9586507177034">
            <text:p>77,0</text:p>
          </table:table-cell>
          <table:table-cell table:style-name="ce10" office:value-type="float" office:value="0">
            <text:p>0,0</text:p>
          </table:table-cell>
          <table:table-cell table:style-name="ce19" table:formula="of:=([.R6]*4)/[.J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6]*9)/[.J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6]*4)/[.J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6]/[.J6]" office:value-type="float" office:value="0">
            <text:p>0,00</text:p>
          </table:table-cell>
          <table:table-cell table:style-name="ce19" table:formula="of:=[.L6]+[.S6]" office:value-type="float" office:value="9.8558086124402">
            <text:p>9,86</text:p>
          </table:table-cell>
          <table:table-cell table:style-name="ce33" table:formula="of:=[.Z6]/[.AF6]" office:value-type="percentage" office:value="0.128066286512648">
            <text:p>12,81%</text:p>
          </table:table-cell>
          <table:table-cell table:style-name="ce19" table:formula="of:=[.N6]+[.U6]" office:value-type="float" office:value="28.9053301435407">
            <text:p>28,91</text:p>
          </table:table-cell>
          <table:table-cell table:style-name="ce33" table:formula="of:=([.M6]+[.T6])/([.Q6]+[.X6])" office:value-type="percentage" office:value="0.0417328437976822">
            <text:p>4,17%</text:p>
          </table:table-cell>
          <table:table-cell table:style-name="ce19" table:formula="of:=[.P6]+[.W6]" office:value-type="float" office:value="38.1975119617225">
            <text:p>38,20</text:p>
          </table:table-cell>
          <table:table-cell table:style-name="ce38" table:formula="of:=[.AD6]/[.AF6]" office:value-type="percentage" office:value="0.496338119308212">
            <text:p>49,63%</text:p>
          </table:table-cell>
          <table:table-cell table:style-name="ce19" table:formula="of:=[.Q6]+[.Y6]" office:value-type="float" office:value="76.9586507177034">
            <text:p>76,96</text:p>
          </table:table-cell>
          <table:table-cell table:style-name="ce39" table:formula="of:=[.AF6]/75" office:value-type="percentage" office:value="1.02611534290271">
            <text:p>102,61%</text:p>
          </table:table-cell>
          <table:table-cell table:number-columns-repeated="4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6" office:value-type="string">
            <text:p>BO J</text:p>
          </table:table-cell>
          <table:table-cell table:style-name="ce8" office:value-type="float" office:value="41771">
            <text:p>12/05/14</text:p>
          </table:table-cell>
          <table:table-cell table:style-name="ce10" office:value-type="float" office:value="10">
            <text:p>10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28.5">
            <text:p>128,5</text:p>
          </table:table-cell>
          <table:table-cell table:style-name="ce2" office:value-type="float" office:value="15.87">
            <text:p>15,87</text:p>
          </table:table-cell>
          <table:table-cell table:style-name="ce5" office:value-type="float" office:value="-0.2">
            <text:p>-0,2</text:p>
          </table:table-cell>
          <table:table-cell table:style-name="ce5" office:value-type="float" office:value="27">
            <text:p>27</text:p>
          </table:table-cell>
          <table:table-cell table:style-name="ce10" office:value-type="float" office:value="3.68429012345679">
            <text:p>3,7</text:p>
          </table:table-cell>
          <table:table-cell table:style-name="ce19" table:formula="of:=([.K7])*4" office:value-type="float" office:value="14.7371604938272">
            <text:p>14,74</text:p>
          </table:table-cell>
          <table:table-cell table:style-name="ce10" office:value-type="float" office:value="3.02927716049383">
            <text:p>3,0</text:p>
          </table:table-cell>
          <table:table-cell table:style-name="ce10" table:formula="of:=[.M7]*9" office:value-type="float" office:value="27.2634944444445">
            <text:p>27,3</text:p>
          </table:table-cell>
          <table:table-cell table:style-name="ce10" office:value-type="float" office:value="10.7937518518519">
            <text:p>10,8</text:p>
          </table:table-cell>
          <table:table-cell table:style-name="ce10" table:formula="of:=[.O7]*4" office:value-type="float" office:value="43.1750074074076">
            <text:p>43,2</text:p>
          </table:table-cell>
          <table:table-cell table:style-name="ce10" office:value-type="float" office:value="85.175662345679">
            <text:p>85,2</text:p>
          </table:table-cell>
          <table:table-cell table:style-name="ce10" office:value-type="float" office:value="0">
            <text:p>0,0</text:p>
          </table:table-cell>
          <table:table-cell table:style-name="ce19" table:formula="of:=([.R7]*4)/[.J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7]*9)/[.J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7]*4)/[.J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7]/[.J7]" office:value-type="float" office:value="0">
            <text:p>0,00</text:p>
          </table:table-cell>
          <table:table-cell table:style-name="ce19" table:formula="of:=[.L7]+[.S7]" office:value-type="float" office:value="14.7371604938272">
            <text:p>14,74</text:p>
          </table:table-cell>
          <table:table-cell table:style-name="ce33" table:formula="of:=[.Z7]/[.AF7]" office:value-type="percentage" office:value="0.17302079124454">
            <text:p>17,30%</text:p>
          </table:table-cell>
          <table:table-cell table:style-name="ce19" table:formula="of:=[.N7]+[.U7]" office:value-type="float" office:value="27.2634944444445">
            <text:p>27,26</text:p>
          </table:table-cell>
          <table:table-cell table:style-name="ce33" table:formula="of:=([.M7]+[.T7])/([.Q7]+[.X7])" office:value-type="percentage" office:value="0.0355650555225475">
            <text:p>3,56%</text:p>
          </table:table-cell>
          <table:table-cell table:style-name="ce19" table:formula="of:=[.P7]+[.W7]" office:value-type="float" office:value="43.1750074074076">
            <text:p>43,18</text:p>
          </table:table-cell>
          <table:table-cell table:style-name="ce38" table:formula="of:=[.AD7]/[.AF7]" office:value-type="percentage" office:value="0.506893709052535">
            <text:p>50,69%</text:p>
          </table:table-cell>
          <table:table-cell table:style-name="ce19" table:formula="of:=[.Q7]+[.Y7]" office:value-type="float" office:value="85.175662345679">
            <text:p>85,18</text:p>
          </table:table-cell>
          <table:table-cell table:style-name="ce39" table:formula="of:=[.AF7]/75" office:value-type="percentage" office:value="1.13567549794239">
            <text:p>113,57%</text:p>
          </table:table-cell>
          <table:table-cell table:number-columns-repeated="4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6" office:value-type="string">
            <text:p>BO J</text:p>
          </table:table-cell>
          <table:table-cell table:style-name="ce8" office:value-type="float" office:value="42093">
            <text:p>30/03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6.41">
            <text:p>16,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10" office:value-type="float" office:value="3.40375862068965">
            <text:p>3,4</text:p>
          </table:table-cell>
          <table:table-cell table:style-name="ce19" table:formula="of:=([.K8])*4" office:value-type="float" office:value="13.6150344827586">
            <text:p>13,62</text:p>
          </table:table-cell>
          <table:table-cell table:style-name="ce10" office:value-type="float" office:value="2.55035172413793">
            <text:p>2,6</text:p>
          </table:table-cell>
          <table:table-cell table:style-name="ce10" table:formula="of:=[.M8]*9" office:value-type="float" office:value="22.9531655172414">
            <text:p>23,0</text:p>
          </table:table-cell>
          <table:table-cell table:style-name="ce10" office:value-type="float" office:value="13.4401666666667">
            <text:p>13,4</text:p>
          </table:table-cell>
          <table:table-cell table:style-name="ce10" table:formula="of:=[.O8]*4" office:value-type="float" office:value="53.7606666666668">
            <text:p>53,8</text:p>
          </table:table-cell>
          <table:table-cell table:style-name="ce10" office:value-type="float" office:value="90.3288666666667">
            <text:p>90,3</text:p>
          </table:table-cell>
          <table:table-cell table:style-name="ce10" office:value-type="float" office:value="0">
            <text:p>0,0</text:p>
          </table:table-cell>
          <table:table-cell table:style-name="ce19" table:formula="of:=([.R8]*4)/[.J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8]*9)/[.J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8]*4)/[.J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8]/[.J8]" office:value-type="float" office:value="0">
            <text:p>0,00</text:p>
          </table:table-cell>
          <table:table-cell table:style-name="ce19" table:formula="of:=[.L8]+[.S8]" office:value-type="float" office:value="13.6150344827586">
            <text:p>13,62</text:p>
          </table:table-cell>
          <table:table-cell table:style-name="ce33" table:formula="of:=[.Z8]/[.AF8]" office:value-type="percentage" office:value="0.150727391864674">
            <text:p>15,07%</text:p>
          </table:table-cell>
          <table:table-cell table:style-name="ce19" table:formula="of:=[.N8]+[.U8]" office:value-type="float" office:value="22.9531655172414">
            <text:p>22,95</text:p>
          </table:table-cell>
          <table:table-cell table:style-name="ce33" table:formula="of:=([.M8]+[.T8])/([.Q8]+[.X8])" office:value-type="percentage" office:value="0.0282340719888503">
            <text:p>2,82%</text:p>
          </table:table-cell>
          <table:table-cell table:style-name="ce19" table:formula="of:=[.P8]+[.W8]" office:value-type="float" office:value="53.7606666666668">
            <text:p>53,76</text:p>
          </table:table-cell>
          <table:table-cell table:style-name="ce38" table:formula="of:=[.AD8]/[.AF8]" office:value-type="percentage" office:value="0.595165960235673">
            <text:p>59,52%</text:p>
          </table:table-cell>
          <table:table-cell table:style-name="ce19" table:formula="of:=[.Q8]+[.Y8]" office:value-type="float" office:value="90.3288666666667">
            <text:p>90,33</text:p>
          </table:table-cell>
          <table:table-cell table:style-name="ce39" table:formula="of:=[.AF8]/75" office:value-type="percentage" office:value="1.20438488888889">
            <text:p>120,44%</text:p>
          </table:table-cell>
          <table:table-cell table:number-columns-repeated="4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BR N</text:p>
          </table:table-cell>
          <table:table-cell table:style-name="ce8" office:value-type="float" office:value="42243">
            <text:p>27/08/15</text:p>
          </table:table-cell>
          <table:table-cell table:style-name="ce10" office:value-type="float" office:value="8.7">
            <text:p>8,7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16.5">
            <text:p>116,5</text:p>
          </table:table-cell>
          <table:table-cell table:style-name="ce5" office:value-type="float" office:value="15.99">
            <text:p>15,99</text:p>
          </table:table-cell>
          <table:table-cell table:style-name="ce12" office:value-type="float" office:value="0.3">
            <text:p>0,3</text:p>
          </table:table-cell>
          <table:table-cell table:style-name="ce5" office:value-type="float" office:value="24">
            <text:p>24</text:p>
          </table:table-cell>
          <table:table-cell table:style-name="ce10" office:value-type="float" office:value="2.46798263888889">
            <text:p>2,5</text:p>
          </table:table-cell>
          <table:table-cell table:style-name="ce19" table:formula="of:=([.K9])*4" office:value-type="float" office:value="9.87193055555556">
            <text:p>9,87</text:p>
          </table:table-cell>
          <table:table-cell table:style-name="ce10" office:value-type="float" office:value="2.68831583333333">
            <text:p>2,7</text:p>
          </table:table-cell>
          <table:table-cell table:style-name="ce10" table:formula="of:=[.M9]*9" office:value-type="float" office:value="24.1948425">
            <text:p>24,2</text:p>
          </table:table-cell>
          <table:table-cell table:style-name="ce10" office:value-type="float" office:value="9.70632638888889">
            <text:p>9,7</text:p>
          </table:table-cell>
          <table:table-cell table:style-name="ce10" table:formula="of:=[.O9]*4" office:value-type="float" office:value="38.8253055555556">
            <text:p>38,8</text:p>
          </table:table-cell>
          <table:table-cell table:style-name="ce10" office:value-type="float" office:value="72.8920786111111">
            <text:p>72,9</text:p>
          </table:table-cell>
          <table:table-cell table:style-name="ce10" office:value-type="float" office:value="0">
            <text:p>0,0</text:p>
          </table:table-cell>
          <table:table-cell table:style-name="ce19" table:formula="of:=([.R9]*4)/[.J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9]*9)/[.J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9]*4)/[.J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9]/[.J9]" office:value-type="float" office:value="0">
            <text:p>0,00</text:p>
          </table:table-cell>
          <table:table-cell table:style-name="ce19" table:formula="of:=[.L9]+[.S9]" office:value-type="float" office:value="9.87193055555556">
            <text:p>9,87</text:p>
          </table:table-cell>
          <table:table-cell table:style-name="ce33" table:formula="of:=[.Z9]/[.AF9]" office:value-type="percentage" office:value="0.135432144941615">
            <text:p>13,54%</text:p>
          </table:table-cell>
          <table:table-cell table:style-name="ce19" table:formula="of:=[.N9]+[.U9]" office:value-type="float" office:value="24.1948425">
            <text:p>24,19</text:p>
          </table:table-cell>
          <table:table-cell table:style-name="ce33" table:formula="of:=([.M9]+[.T9])/([.Q9]+[.X9])" office:value-type="percentage" office:value="0.0368807679045051">
            <text:p>3,69%</text:p>
          </table:table-cell>
          <table:table-cell table:style-name="ce19" table:formula="of:=[.P9]+[.W9]" office:value-type="float" office:value="38.8253055555556">
            <text:p>38,83</text:p>
          </table:table-cell>
          <table:table-cell table:style-name="ce38" table:formula="of:=[.AD9]/[.AF9]" office:value-type="percentage" office:value="0.532640943917839">
            <text:p>53,26%</text:p>
          </table:table-cell>
          <table:table-cell table:style-name="ce19" table:formula="of:=[.Q9]+[.Y9]" office:value-type="float" office:value="72.8920786111111">
            <text:p>72,89</text:p>
          </table:table-cell>
          <table:table-cell table:style-name="ce39" table:formula="of:=[.AF9]/75" office:value-type="percentage" office:value="0.971894381481481">
            <text:p>97,19%</text:p>
          </table:table-cell>
          <table:table-cell table:number-columns-repeated="4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BR N</text:p>
          </table:table-cell>
          <table:table-cell table:style-name="ce8" office:value-type="float" office:value="42408">
            <text:p>08/02/16</text:p>
          </table:table-cell>
          <table:table-cell table:style-name="ce10" office:value-type="float" office:value="9.2">
            <text:p>9,2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7.33">
            <text:p>17,33</text:p>
          </table:table-cell>
          <table:table-cell table:style-name="ce12" office:value-type="float" office:value="0.9">
            <text:p>0,9</text:p>
          </table:table-cell>
          <table:table-cell table:style-name="ce5" office:value-type="float" office:value="25.8">
            <text:p>25,8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5" office:value-type="string">
            <text:p>CA <text:s/>M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6.5">
            <text:p>16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1">
            <text:p>61</text:p>
          </table:table-cell>
          <table:table-cell table:style-name="ce10" office:value-type="float" office:value="2.60997267759563">
            <text:p>2,6</text:p>
          </table:table-cell>
          <table:table-cell table:style-name="ce19" table:formula="of:=([.K11])*4" office:value-type="float" office:value="10.4398907103825">
            <text:p>10,44</text:p>
          </table:table-cell>
          <table:table-cell table:style-name="ce10" office:value-type="float" office:value="1.6254043715847">
            <text:p>1,6</text:p>
          </table:table-cell>
          <table:table-cell table:style-name="ce10" table:formula="of:=[.M11]*9" office:value-type="float" office:value="14.6286393442623">
            <text:p>14,6</text:p>
          </table:table-cell>
          <table:table-cell table:style-name="ce10" office:value-type="float" office:value="3.98763114754098">
            <text:p>4,0</text:p>
          </table:table-cell>
          <table:table-cell table:style-name="ce10" table:formula="of:=[.O11]*4" office:value-type="float" office:value="15.9505245901639">
            <text:p>16,0</text:p>
          </table:table-cell>
          <table:table-cell table:style-name="ce10" office:value-type="float" office:value="41.0190546448087">
            <text:p>41,0</text:p>
          </table:table-cell>
          <table:table-cell table:style-name="ce10" office:value-type="float" office:value="0">
            <text:p>0,0</text:p>
          </table:table-cell>
          <table:table-cell table:style-name="ce19" table:formula="of:=([.R11]*4)/[.J1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1]*9)/[.J1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1]*4)/[.J1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1]/[.J11]" office:value-type="float" office:value="0">
            <text:p>0,00</text:p>
          </table:table-cell>
          <table:table-cell table:style-name="ce19" table:formula="of:=[.L11]+[.S11]" office:value-type="float" office:value="10.4398907103825">
            <text:p>10,44</text:p>
          </table:table-cell>
          <table:table-cell table:style-name="ce33" table:formula="of:=[.Z11]/[.AF11]" office:value-type="percentage" office:value="0.254513196386006">
            <text:p>25,45%</text:p>
          </table:table-cell>
          <table:table-cell table:style-name="ce19" table:formula="of:=[.N11]+[.U11]" office:value-type="float" office:value="14.6286393442623">
            <text:p>14,63</text:p>
          </table:table-cell>
          <table:table-cell table:style-name="ce33" table:formula="of:=([.M11]+[.T11])/([.Q11]+[.X11])" office:value-type="percentage" office:value="0.0396255931702806">
            <text:p>3,96%</text:p>
          </table:table-cell>
          <table:table-cell table:style-name="ce19" table:formula="of:=[.P11]+[.W11]" office:value-type="float" office:value="15.9505245901639">
            <text:p>15,95</text:p>
          </table:table-cell>
          <table:table-cell table:style-name="ce38" table:formula="of:=[.AD11]/[.AF11]" office:value-type="percentage" office:value="0.388856465081469">
            <text:p>38,89%</text:p>
          </table:table-cell>
          <table:table-cell table:style-name="ce19" table:formula="of:=[.Q11]+[.Y11]" office:value-type="float" office:value="41.0190546448087">
            <text:p>41,02</text:p>
          </table:table-cell>
          <table:table-cell table:style-name="ce39" table:formula="of:=[.AF11]/60" office:value-type="percentage" office:value="0.683650910746812">
            <text:p>68,37%</text:p>
          </table:table-cell>
          <table:table-cell table:number-columns-repeated="4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6" office:value-type="string">
            <text:p>CO M</text:p>
          </table:table-cell>
          <table:table-cell table:style-name="ce8" office:value-type="float" office:value="42382">
            <text:p>13/01/16</text:p>
          </table:table-cell>
          <table:table-cell table:style-name="ce10" office:value-type="float" office:value="11">
            <text:p>11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1">
            <text:p>31</text:p>
          </table:table-cell>
          <table:table-cell table:style-name="ce10" office:value-type="float" office:value="2.08262365591398">
            <text:p>2,1</text:p>
          </table:table-cell>
          <table:table-cell table:style-name="ce19" table:formula="of:=([.K12])*4" office:value-type="float" office:value="8.33049462365592">
            <text:p>8,33</text:p>
          </table:table-cell>
          <table:table-cell table:style-name="ce10" office:value-type="float" office:value="1.44887204301075">
            <text:p>1,4</text:p>
          </table:table-cell>
          <table:table-cell table:style-name="ce10" table:formula="of:=[.M12]*9" office:value-type="float" office:value="13.0398483870968">
            <text:p>13,0</text:p>
          </table:table-cell>
          <table:table-cell table:style-name="ce10" office:value-type="float" office:value="4.85238494623656">
            <text:p>4,9</text:p>
          </table:table-cell>
          <table:table-cell table:style-name="ce10" table:formula="of:=[.O12]*4" office:value-type="float" office:value="19.4095397849462">
            <text:p>19,4</text:p>
          </table:table-cell>
          <table:table-cell table:style-name="ce10" office:value-type="float" office:value="40.7798827956989">
            <text:p>40,8</text:p>
          </table:table-cell>
          <table:table-cell table:style-name="ce10" office:value-type="float" office:value="0">
            <text:p>0,0</text:p>
          </table:table-cell>
          <table:table-cell table:style-name="ce19" table:formula="of:=([.R12]*4)/[.J1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2]*9)/[.J1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2]*4)/[.J1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2]/[.J12]" office:value-type="float" office:value="0">
            <text:p>0,00</text:p>
          </table:table-cell>
          <table:table-cell table:style-name="ce19" table:formula="of:=[.L12]+[.S12]" office:value-type="float" office:value="8.33049462365592">
            <text:p>8,33</text:p>
          </table:table-cell>
          <table:table-cell table:style-name="ce33" table:formula="of:=[.Z12]/[.AF12]" office:value-type="percentage" office:value="0.204279513636428">
            <text:p>20,43%</text:p>
          </table:table-cell>
          <table:table-cell table:style-name="ce19" table:formula="of:=[.N12]+[.U12]" office:value-type="float" office:value="13.0398483870968">
            <text:p>13,04</text:p>
          </table:table-cell>
          <table:table-cell table:style-name="ce33" table:formula="of:=([.M12]+[.T12])/([.Q12]+[.X12])" office:value-type="percentage" office:value="0.0355290879640185">
            <text:p>3,55%</text:p>
          </table:table-cell>
          <table:table-cell table:style-name="ce19" table:formula="of:=[.P12]+[.W12]" office:value-type="float" office:value="19.4095397849462">
            <text:p>19,41</text:p>
          </table:table-cell>
          <table:table-cell table:style-name="ce38" table:formula="of:=[.AD12]/[.AF12]" office:value-type="percentage" office:value="0.475958694687406">
            <text:p>47,60%</text:p>
          </table:table-cell>
          <table:table-cell table:style-name="ce19" table:formula="of:=[.Q12]+[.Y12]" office:value-type="float" office:value="40.7798827956989">
            <text:p>40,78</text:p>
          </table:table-cell>
          <table:table-cell table:style-name="ce39" table:formula="of:=[.AF12]/75" office:value-type="percentage" office:value="0.543731770609319">
            <text:p>54,37%</text:p>
          </table:table-cell>
          <table:table-cell table:number-columns-repeated="4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5" office:value-type="string">
            <text:p>CO E</text:p>
          </table:table-cell>
          <table:table-cell table:style-name="ce8" office:value-type="float" office:value="42051">
            <text:p>16/02/15</text:p>
          </table:table-cell>
          <table:table-cell table:style-name="ce10" office:value-type="float" office:value="14.9">
            <text:p>14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6.23">
            <text:p>16,23</text:p>
          </table:table-cell>
          <table:table-cell table:style-name="ce12" office:value-type="float" office:value="-1.5">
            <text:p>-1,5</text:p>
          </table:table-cell>
          <table:table-cell table:style-name="ce5" office:value-type="float" office:value="39">
            <text:p>39</text:p>
          </table:table-cell>
          <table:table-cell table:style-name="ce10" office:value-type="float" office:value="3.78364035087719">
            <text:p>3,8</text:p>
          </table:table-cell>
          <table:table-cell table:style-name="ce19" table:formula="of:=([.K13])*4" office:value-type="float" office:value="15.1345614035088">
            <text:p>15,13</text:p>
          </table:table-cell>
          <table:table-cell table:style-name="ce10" office:value-type="float" office:value="3.14769298245614">
            <text:p>3,1</text:p>
          </table:table-cell>
          <table:table-cell table:style-name="ce10" table:formula="of:=[.M13]*9" office:value-type="float" office:value="28.3292368421053">
            <text:p>28,3</text:p>
          </table:table-cell>
          <table:table-cell table:style-name="ce10" office:value-type="float" office:value="7.54652894736842">
            <text:p>7,5</text:p>
          </table:table-cell>
          <table:table-cell table:style-name="ce10" table:formula="of:=[.O13]*4" office:value-type="float" office:value="30.1861157894737">
            <text:p>30,2</text:p>
          </table:table-cell>
          <table:table-cell table:style-name="ce10" office:value-type="float" office:value="73.6499140350877">
            <text:p>73,6</text:p>
          </table:table-cell>
          <table:table-cell table:style-name="ce10" office:value-type="float" office:value="0">
            <text:p>0,0</text:p>
          </table:table-cell>
          <table:table-cell table:style-name="ce19" table:formula="of:=([.R13]*4)/[.J1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3]*9)/[.J1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3]*4)/[.J1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3]/[.J13]" office:value-type="float" office:value="0">
            <text:p>0,00</text:p>
          </table:table-cell>
          <table:table-cell table:style-name="ce19" table:formula="of:=[.L13]+[.S13]" office:value-type="float" office:value="15.1345614035088">
            <text:p>15,13</text:p>
          </table:table-cell>
          <table:table-cell table:style-name="ce33" table:formula="of:=[.Z13]/[.AF13]" office:value-type="percentage" office:value="0.205493266377724">
            <text:p>20,55%</text:p>
          </table:table-cell>
          <table:table-cell table:style-name="ce19" table:formula="of:=[.N13]+[.U13]" office:value-type="float" office:value="28.3292368421053">
            <text:p>28,33</text:p>
          </table:table-cell>
          <table:table-cell table:style-name="ce33" table:formula="of:=([.M13]+[.T13])/([.Q13]+[.X13])" office:value-type="percentage" office:value="0.0427385832515234">
            <text:p>4,27%</text:p>
          </table:table-cell>
          <table:table-cell table:style-name="ce19" table:formula="of:=[.P13]+[.W13]" office:value-type="float" office:value="30.1861157894737">
            <text:p>30,19</text:p>
          </table:table-cell>
          <table:table-cell table:style-name="ce38" table:formula="of:=[.AD13]/[.AF13]" office:value-type="percentage" office:value="0.409859484358565">
            <text:p>40,99%</text:p>
          </table:table-cell>
          <table:table-cell table:style-name="ce19" table:formula="of:=[.Q13]+[.Y13]" office:value-type="float" office:value="73.6499140350877">
            <text:p>73,65</text:p>
          </table:table-cell>
          <table:table-cell table:style-name="ce39" table:formula="of:=[.AF13]/60" office:value-type="percentage" office:value="1.22749856725146">
            <text:p>122,75%</text:p>
          </table:table-cell>
          <table:table-cell table:number-columns-repeated="4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CO T</text:p>
          </table:table-cell>
          <table:table-cell table:style-name="ce8" office:value-type="float" office:value="42643">
            <text:p>30/09/16</text:p>
          </table:table-cell>
          <table:table-cell table:style-name="ce10" office:value-type="float" office:value="14.8">
            <text:p>14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45">
            <text:p>45</text:p>
          </table:table-cell>
          <table:table-cell table:style-name="ce10" office:value-type="float" office:value="2.19518148148148">
            <text:p>2,2</text:p>
          </table:table-cell>
          <table:table-cell table:style-name="ce19" table:formula="of:=([.K14])*4" office:value-type="float" office:value="8.78072592592592">
            <text:p>8,78</text:p>
          </table:table-cell>
          <table:table-cell table:style-name="ce10" office:value-type="float" office:value="2.16704444444444">
            <text:p>2,2</text:p>
          </table:table-cell>
          <table:table-cell table:style-name="ce10" table:formula="of:=[.M14]*9" office:value-type="float" office:value="19.5034">
            <text:p>19,5</text:p>
          </table:table-cell>
          <table:table-cell table:style-name="ce10" office:value-type="float" office:value="9.29287407407407">
            <text:p>9,3</text:p>
          </table:table-cell>
          <table:table-cell table:style-name="ce10" table:formula="of:=[.O14]*4" office:value-type="float" office:value="37.1714962962963">
            <text:p>37,2</text:p>
          </table:table-cell>
          <table:table-cell table:style-name="ce10" office:value-type="float" office:value="65.4556222222222">
            <text:p>65,5</text:p>
          </table:table-cell>
          <table:table-cell table:style-name="ce10" office:value-type="float" office:value="0">
            <text:p>0,0</text:p>
          </table:table-cell>
          <table:table-cell table:style-name="ce19" table:formula="of:=([.R14]*4)/[.J1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4]*9)/[.J1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4]*4)/[.J1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4]/[.J14]" office:value-type="float" office:value="0">
            <text:p>0,00</text:p>
          </table:table-cell>
          <table:table-cell table:style-name="ce19" table:formula="of:=[.L14]+[.S14]" office:value-type="float" office:value="8.78072592592592">
            <text:p>8,78</text:p>
          </table:table-cell>
          <table:table-cell table:style-name="ce33" table:formula="of:=[.Z14]/[.AF14]" office:value-type="percentage" office:value="0.134147772610202">
            <text:p>13,41%</text:p>
          </table:table-cell>
          <table:table-cell table:style-name="ce19" table:formula="of:=[.N14]+[.U14]" office:value-type="float" office:value="19.5034">
            <text:p>19,50</text:p>
          </table:table-cell>
          <table:table-cell table:style-name="ce33" table:formula="of:=([.M14]+[.T14])/([.Q14]+[.X14])" office:value-type="percentage" office:value="0.0331070788249069">
            <text:p>3,31%</text:p>
          </table:table-cell>
          <table:table-cell table:style-name="ce19" table:formula="of:=[.P14]+[.W14]" office:value-type="float" office:value="37.1714962962963">
            <text:p>37,17</text:p>
          </table:table-cell>
          <table:table-cell table:style-name="ce38" table:formula="of:=[.AD14]/[.AF14]" office:value-type="percentage" office:value="0.567888517965635">
            <text:p>56,79%</text:p>
          </table:table-cell>
          <table:table-cell table:style-name="ce19" table:formula="of:=[.Q14]+[.Y14]" office:value-type="float" office:value="65.4556222222222">
            <text:p>65,46</text:p>
          </table:table-cell>
          <table:table-cell table:style-name="ce39" table:formula="of:=[.AF14]/60" office:value-type="percentage" office:value="1.09092703703704">
            <text:p>109,09%</text:p>
          </table:table-cell>
          <table:table-cell table:number-columns-repeated="4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5" office:value-type="string">
            <text:p>DE M</text:p>
          </table:table-cell>
          <table:table-cell table:style-name="ce8" office:value-type="float" office:value="42417">
            <text:p>17/02/16</text:p>
          </table:table-cell>
          <table:table-cell table:style-name="ce10" office:value-type="float" office:value="8.1">
            <text:p>8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2.6">
            <text:p>22,6</text:p>
          </table:table-cell>
          <table:table-cell table:style-name="ce10" office:value-type="float" office:value="3.84741887905605">
            <text:p>3,8</text:p>
          </table:table-cell>
          <table:table-cell table:style-name="ce19" table:formula="of:=([.K15])*4" office:value-type="float" office:value="15.3896755162242">
            <text:p>15,39</text:p>
          </table:table-cell>
          <table:table-cell table:style-name="ce10" office:value-type="float" office:value="2.93261356932153">
            <text:p>2,9</text:p>
          </table:table-cell>
          <table:table-cell table:style-name="ce10" table:formula="of:=[.M15]*9" office:value-type="float" office:value="26.3935221238938">
            <text:p>26,4</text:p>
          </table:table-cell>
          <table:table-cell table:style-name="ce10" office:value-type="float" office:value="11.6232227138643">
            <text:p>11,6</text:p>
          </table:table-cell>
          <table:table-cell table:style-name="ce10" table:formula="of:=[.O15]*4" office:value-type="float" office:value="46.4928908554572">
            <text:p>46,5</text:p>
          </table:table-cell>
          <table:table-cell table:style-name="ce10" office:value-type="float" office:value="88.2760884955752">
            <text:p>88,3</text:p>
          </table:table-cell>
          <table:table-cell table:style-name="ce10" office:value-type="float" office:value="0">
            <text:p>0,0</text:p>
          </table:table-cell>
          <table:table-cell table:style-name="ce19" table:formula="of:=([.R15]*4)/[.J1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5]*9)/[.J1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5]*4)/[.J1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5]/[.J15]" office:value-type="float" office:value="0">
            <text:p>0,00</text:p>
          </table:table-cell>
          <table:table-cell table:style-name="ce19" table:formula="of:=[.L15]+[.S15]" office:value-type="float" office:value="15.3896755162242">
            <text:p>15,39</text:p>
          </table:table-cell>
          <table:table-cell table:style-name="ce33" table:formula="of:=[.Z15]/[.AF15]" office:value-type="percentage" office:value="0.174335720788032">
            <text:p>17,43%</text:p>
          </table:table-cell>
          <table:table-cell table:style-name="ce19" table:formula="of:=[.N15]+[.U15]" office:value-type="float" office:value="26.3935221238938">
            <text:p>26,39</text:p>
          </table:table-cell>
          <table:table-cell table:style-name="ce33" table:formula="of:=([.M15]+[.T15])/([.Q15]+[.X15])" office:value-type="percentage" office:value="0.0332209278786579">
            <text:p>3,32%</text:p>
          </table:table-cell>
          <table:table-cell table:style-name="ce19" table:formula="of:=[.P15]+[.W15]" office:value-type="float" office:value="46.4928908554572">
            <text:p>46,49</text:p>
          </table:table-cell>
          <table:table-cell table:style-name="ce38" table:formula="of:=[.AD15]/[.AF15]" office:value-type="percentage" office:value="0.526675928304046">
            <text:p>52,67%</text:p>
          </table:table-cell>
          <table:table-cell table:style-name="ce19" table:formula="of:=[.Q15]+[.Y15]" office:value-type="float" office:value="88.2760884955752">
            <text:p>88,28</text:p>
          </table:table-cell>
          <table:table-cell table:style-name="ce39" table:formula="of:=[.AF15]/75" office:value-type="percentage" office:value="1.17701451327434">
            <text:p>117,70%</text:p>
          </table:table-cell>
          <table:table-cell table:number-columns-repeated="4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DE G</text:p>
          </table:table-cell>
          <table:table-cell table:style-name="ce8" office:value-type="float" office:value="42572">
            <text:p>21/07/16</text:p>
          </table:table-cell>
          <table:table-cell table:style-name="ce10" office:value-type="float" office:value="9.5">
            <text:p>9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8.7">
            <text:p>28,7</text:p>
          </table:table-cell>
          <table:table-cell table:style-name="ce10" office:value-type="float" office:value="3.01267131242741">
            <text:p>3,0</text:p>
          </table:table-cell>
          <table:table-cell table:style-name="ce19" table:formula="of:=([.K16])*4" office:value-type="float" office:value="12.0506852497096">
            <text:p>12,05</text:p>
          </table:table-cell>
          <table:table-cell table:style-name="ce10" office:value-type="float" office:value="2.01751103368177">
            <text:p>2,0</text:p>
          </table:table-cell>
          <table:table-cell table:style-name="ce10" table:formula="of:=[.M16]*9" office:value-type="float" office:value="18.1575993031359">
            <text:p>18,2</text:p>
          </table:table-cell>
          <table:table-cell table:style-name="ce10" office:value-type="float" office:value="7.97121951219512">
            <text:p>8,0</text:p>
          </table:table-cell>
          <table:table-cell table:style-name="ce10" table:formula="of:=[.O16]*4" office:value-type="float" office:value="31.8848780487805">
            <text:p>31,9</text:p>
          </table:table-cell>
          <table:table-cell table:style-name="ce10" office:value-type="float" office:value="62.093162601626">
            <text:p>62,1</text:p>
          </table:table-cell>
          <table:table-cell table:style-name="ce10" office:value-type="float" office:value="0">
            <text:p>0,0</text:p>
          </table:table-cell>
          <table:table-cell table:style-name="ce19" table:formula="of:=([.R16]*4)/[.J1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6]*9)/[.J1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6]*4)/[.J1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6]/[.J16]" office:value-type="float" office:value="0">
            <text:p>0,00</text:p>
          </table:table-cell>
          <table:table-cell table:style-name="ce19" table:formula="of:=[.L16]+[.S16]" office:value-type="float" office:value="12.0506852497096">
            <text:p>12,05</text:p>
          </table:table-cell>
          <table:table-cell table:style-name="ce33" table:formula="of:=[.Z16]/[.AF16]" office:value-type="percentage" office:value="0.194074270737727">
            <text:p>19,41%</text:p>
          </table:table-cell>
          <table:table-cell table:style-name="ce19" table:formula="of:=[.N16]+[.U16]" office:value-type="float" office:value="18.1575993031359">
            <text:p>18,16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6]+[.W16]" office:value-type="float" office:value="31.8848780487805">
            <text:p>31,88</text:p>
          </table:table-cell>
          <table:table-cell table:style-name="ce38" table:formula="of:=[.AD16]/[.AF16]" office:value-type="percentage" office:value="0.513500628939546">
            <text:p>51,35%</text:p>
          </table:table-cell>
          <table:table-cell table:style-name="ce19" table:formula="of:=[.Q16]+[.Y16]" office:value-type="float" office:value="62.093162601626">
            <text:p>62,09</text:p>
          </table:table-cell>
          <table:table-cell table:style-name="ce39" table:formula="of:=[.AF16]/75" office:value-type="percentage" office:value="0.827908834688347">
            <text:p>82,79%</text:p>
          </table:table-cell>
          <table:table-cell table:number-columns-repeated="4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DE G</text:p>
          </table:table-cell>
          <table:table-cell table:style-name="ce8" office:value-type="float" office:value="42216">
            <text:p>31/07/15</text:p>
          </table:table-cell>
          <table:table-cell table:style-name="ce10" office:value-type="float" office:value="8.5">
            <text:p>8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5">
            <text:p>25</text:p>
          </table:table-cell>
          <table:table-cell table:style-name="ce10" office:value-type="float" office:value="2.23144">
            <text:p>2,2</text:p>
          </table:table-cell>
          <table:table-cell table:style-name="ce19" table:formula="of:=([.K17])*4" office:value-type="float" office:value="8.92576">
            <text:p>8,93</text:p>
          </table:table-cell>
          <table:table-cell table:style-name="ce10" office:value-type="float" office:value="1.93662">
            <text:p>1,9</text:p>
          </table:table-cell>
          <table:table-cell table:style-name="ce10" table:formula="of:=[.M17]*9" office:value-type="float" office:value="17.42958">
            <text:p>17,4</text:p>
          </table:table-cell>
          <table:table-cell table:style-name="ce10" office:value-type="float" office:value="6.30820666666667">
            <text:p>6,3</text:p>
          </table:table-cell>
          <table:table-cell table:style-name="ce10" table:formula="of:=[.O17]*4" office:value-type="float" office:value="25.2328266666667">
            <text:p>25,2</text:p>
          </table:table-cell>
          <table:table-cell table:style-name="ce10" office:value-type="float" office:value="51.5881666666667">
            <text:p>51,6</text:p>
          </table:table-cell>
          <table:table-cell table:style-name="ce10" office:value-type="float" office:value="0">
            <text:p>0,0</text:p>
          </table:table-cell>
          <table:table-cell table:style-name="ce19" table:formula="of:=([.R17]*4)/[.J1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7]*9)/[.J1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7]*4)/[.J1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7]/[.J17]" office:value-type="float" office:value="0">
            <text:p>0,00</text:p>
          </table:table-cell>
          <table:table-cell table:style-name="ce19" table:formula="of:=[.L17]+[.S17]" office:value-type="float" office:value="8.92576">
            <text:p>8,93</text:p>
          </table:table-cell>
          <table:table-cell table:style-name="ce33" table:formula="of:=[.Z17]/[.AF17]" office:value-type="percentage" office:value="0.173019523211072">
            <text:p>17,30%</text:p>
          </table:table-cell>
          <table:table-cell table:style-name="ce19" table:formula="of:=[.N17]+[.U17]" office:value-type="float" office:value="17.42958">
            <text:p>17,43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7]+[.W17]" office:value-type="float" office:value="25.2328266666667">
            <text:p>25,23</text:p>
          </table:table-cell>
          <table:table-cell table:style-name="ce38" table:formula="of:=[.AD17]/[.AF17]" office:value-type="percentage" office:value="0.489120437826504">
            <text:p>48,91%</text:p>
          </table:table-cell>
          <table:table-cell table:style-name="ce19" table:formula="of:=[.Q17]+[.Y17]" office:value-type="float" office:value="51.5881666666667">
            <text:p>51,59</text:p>
          </table:table-cell>
          <table:table-cell table:style-name="ce39" table:formula="of:=[.AF17]/75" office:value-type="percentage" office:value="0.687842222222223">
            <text:p>68,78%</text:p>
          </table:table-cell>
          <table:table-cell table:number-columns-repeated="4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6" office:value-type="string">
            <text:p>GR M</text:p>
          </table:table-cell>
          <table:table-cell table:style-name="ce8" office:value-type="float" office:value="42046">
            <text:p>11/02/15</text:p>
          </table:table-cell>
          <table:table-cell table:style-name="ce10" office:value-type="float" office:value="15.9">
            <text:p>15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64.8">
            <text:p>164,8</text:p>
          </table:table-cell>
          <table:table-cell table:style-name="ce2" office:value-type="float" office:value="17.31">
            <text:p>17,31</text:p>
          </table:table-cell>
          <table:table-cell table:style-name="ce5" office:value-type="float" office:value="-1.2">
            <text:p>-1,2</text:p>
          </table:table-cell>
          <table:table-cell table:style-name="ce5" office:value-type="float" office:value="47">
            <text:p>47</text:p>
          </table:table-cell>
          <table:table-cell table:style-name="ce10" office:value-type="float" office:value="1.91082624113475">
            <text:p>1,9</text:p>
          </table:table-cell>
          <table:table-cell table:style-name="ce19" table:formula="of:=([.K18])*4" office:value-type="float" office:value="7.643304964539">
            <text:p>7,64</text:p>
          </table:table-cell>
          <table:table-cell table:style-name="ce10" office:value-type="float" office:value="2.15680780141844">
            <text:p>2,2</text:p>
          </table:table-cell>
          <table:table-cell table:style-name="ce10" table:formula="of:=[.M18]*9" office:value-type="float" office:value="19.411270212766">
            <text:p>19,4</text:p>
          </table:table-cell>
          <table:table-cell table:style-name="ce10" office:value-type="float" office:value="6.28594255319149">
            <text:p>6,3</text:p>
          </table:table-cell>
          <table:table-cell table:style-name="ce10" table:formula="of:=[.O18]*4" office:value-type="float" office:value="25.143770212766">
            <text:p>25,1</text:p>
          </table:table-cell>
          <table:table-cell table:style-name="ce10" office:value-type="float" office:value="52.1983453900709">
            <text:p>52,2</text:p>
          </table:table-cell>
          <table:table-cell table:style-name="ce10" office:value-type="float" office:value="0">
            <text:p>0,0</text:p>
          </table:table-cell>
          <table:table-cell table:style-name="ce19" table:formula="of:=([.R18]*4)/[.J1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8]*9)/[.J1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8]*4)/[.J1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8]/[.J18]" office:value-type="float" office:value="0">
            <text:p>0,00</text:p>
          </table:table-cell>
          <table:table-cell table:style-name="ce19" table:formula="of:=[.L18]+[.S18]" office:value-type="float" office:value="7.643304964539">
            <text:p>7,64</text:p>
          </table:table-cell>
          <table:table-cell table:style-name="ce33" table:formula="of:=[.Z18]/[.AF18]" office:value-type="percentage" office:value="0.146428108159783">
            <text:p>14,64%</text:p>
          </table:table-cell>
          <table:table-cell table:style-name="ce19" table:formula="of:=[.N18]+[.U18]" office:value-type="float" office:value="19.411270212766">
            <text:p>19,41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8]+[.W18]" office:value-type="float" office:value="25.143770212766">
            <text:p>25,14</text:p>
          </table:table-cell>
          <table:table-cell table:style-name="ce38" table:formula="of:=[.AD18]/[.AF18]" office:value-type="percentage" office:value="0.481696690285297">
            <text:p>48,17%</text:p>
          </table:table-cell>
          <table:table-cell table:style-name="ce19" table:formula="of:=[.Q18]+[.Y18]" office:value-type="float" office:value="52.1983453900709">
            <text:p>52,20</text:p>
          </table:table-cell>
          <table:table-cell table:style-name="ce39" table:formula="of:=[.AF18]/60" office:value-type="percentage" office:value="0.869972423167848">
            <text:p>87,00%</text:p>
          </table:table-cell>
          <table:table-cell table:number-columns-repeated="4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5" office:value-type="string">
            <text:p>HO S</text:p>
          </table:table-cell>
          <table:table-cell table:style-name="ce8" office:value-type="float" office:value="42503">
            <text:p>13/05/16</text:p>
          </table:table-cell>
          <table:table-cell table:style-name="ce10" office:value-type="float" office:value="12.9">
            <text:p>12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5.7">
            <text:p>15,7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69346875">
            <text:p>3,7</text:p>
          </table:table-cell>
          <table:table-cell table:style-name="ce19" table:formula="of:=([.K19])*4" office:value-type="float" office:value="14.773875">
            <text:p>14,77</text:p>
          </table:table-cell>
          <table:table-cell table:style-name="ce10" office:value-type="float" office:value="3.24955416666667">
            <text:p>3,2</text:p>
          </table:table-cell>
          <table:table-cell table:style-name="ce10" table:formula="of:=[.M19]*9" office:value-type="float" office:value="29.2459875">
            <text:p>29,2</text:p>
          </table:table-cell>
          <table:table-cell table:style-name="ce10" office:value-type="float" office:value="11.6852291666667">
            <text:p>11,7</text:p>
          </table:table-cell>
          <table:table-cell table:style-name="ce10" table:formula="of:=[.O19]*4" office:value-type="float" office:value="46.7409166666668">
            <text:p>46,7</text:p>
          </table:table-cell>
          <table:table-cell table:style-name="ce10" office:value-type="float" office:value="90.7607791666667">
            <text:p>90,8</text:p>
          </table:table-cell>
          <table:table-cell table:style-name="ce10" office:value-type="float" office:value="0">
            <text:p>0,0</text:p>
          </table:table-cell>
          <table:table-cell table:style-name="ce19" table:formula="of:=([.R19]*4)/[.J1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9]*9)/[.J1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9]*4)/[.J1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9]/[.J19]" office:value-type="float" office:value="0">
            <text:p>0,00</text:p>
          </table:table-cell>
          <table:table-cell table:style-name="ce19" table:formula="of:=[.L19]+[.S19]" office:value-type="float" office:value="14.773875">
            <text:p>14,77</text:p>
          </table:table-cell>
          <table:table-cell table:style-name="ce33" table:formula="of:=[.Z19]/[.AF19]" office:value-type="percentage" office:value="0.162778186080469">
            <text:p>16,28%</text:p>
          </table:table-cell>
          <table:table-cell table:style-name="ce19" table:formula="of:=[.N19]+[.U19]" office:value-type="float" office:value="29.2459875">
            <text:p>29,25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9]+[.W19]" office:value-type="float" office:value="46.7409166666668">
            <text:p>46,74</text:p>
          </table:table-cell>
          <table:table-cell table:style-name="ce38" table:formula="of:=[.AD19]/[.AF19]" office:value-type="percentage" office:value="0.514990253453367">
            <text:p>51,50%</text:p>
          </table:table-cell>
          <table:table-cell table:style-name="ce19" table:formula="of:=[.Q19]+[.Y19]" office:value-type="float" office:value="90.7607791666667">
            <text:p>90,76</text:p>
          </table:table-cell>
          <table:table-cell table:style-name="ce39" table:formula="of:=[.AF19]/60" office:value-type="percentage" office:value="1.51267965277778">
            <text:p>151,27%</text:p>
          </table:table-cell>
          <table:table-cell table:number-columns-repeated="4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5" office:value-type="string">
            <text:p>HO S</text:p>
          </table:table-cell>
          <table:table-cell table:style-name="ce8" office:value-type="float" office:value="42313">
            <text:p>05/11/15</text:p>
          </table:table-cell>
          <table:table-cell table:style-name="ce10" office:value-type="float" office:value="12.4">
            <text:p>12,4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5.99">
            <text:p>15,9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30.9">
            <text:p>30,9</text:p>
          </table:table-cell>
          <table:table-cell table:style-name="ce10" office:value-type="float" office:value="2.59576666666667">
            <text:p>2,6</text:p>
          </table:table-cell>
          <table:table-cell table:style-name="ce19" table:formula="of:=([.K20])*4" office:value-type="float" office:value="10.3830666666667">
            <text:p>10,38</text:p>
          </table:table-cell>
          <table:table-cell table:style-name="ce10" office:value-type="float" office:value="3.04448">
            <text:p>3,0</text:p>
          </table:table-cell>
          <table:table-cell table:style-name="ce10" table:formula="of:=[.M20]*9" office:value-type="float" office:value="27.40032">
            <text:p>27,4</text:p>
          </table:table-cell>
          <table:table-cell table:style-name="ce10" office:value-type="float" office:value="9.70281666666667">
            <text:p>9,7</text:p>
          </table:table-cell>
          <table:table-cell table:style-name="ce10" table:formula="of:=[.O20]*4" office:value-type="float" office:value="38.8112666666667">
            <text:p>38,8</text:p>
          </table:table-cell>
          <table:table-cell table:style-name="ce10" office:value-type="float" office:value="76.5946533333333">
            <text:p>76,6</text:p>
          </table:table-cell>
          <table:table-cell table:style-name="ce10" office:value-type="float" office:value="0">
            <text:p>0,0</text:p>
          </table:table-cell>
          <table:table-cell table:style-name="ce19" table:formula="of:=([.R20]*4)/[.J20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0]*9)/[.J2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0]*4)/[.J2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0]/[.J20]" office:value-type="float" office:value="0">
            <text:p>0,00</text:p>
          </table:table-cell>
          <table:table-cell table:style-name="ce19" table:formula="of:=[.L20]+[.S20]" office:value-type="float" office:value="10.3830666666667">
            <text:p>10,38</text:p>
          </table:table-cell>
          <table:table-cell table:style-name="ce33" table:formula="of:=[.Z20]/[.AF20]" office:value-type="percentage" office:value="0.13555863516322">
            <text:p>13,56%</text:p>
          </table:table-cell>
          <table:table-cell table:style-name="ce19" table:formula="of:=[.N20]+[.U20]" office:value-type="float" office:value="27.40032">
            <text:p>27,40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0]+[.W20]" office:value-type="float" office:value="38.8112666666667">
            <text:p>38,81</text:p>
          </table:table-cell>
          <table:table-cell table:style-name="ce38" table:formula="of:=[.AD20]/[.AF20]" office:value-type="percentage" office:value="0.506709867825413">
            <text:p>50,67%</text:p>
          </table:table-cell>
          <table:table-cell table:style-name="ce19" table:formula="of:=[.Q20]+[.Y20]" office:value-type="float" office:value="76.5946533333333">
            <text:p>76,59</text:p>
          </table:table-cell>
          <table:table-cell table:style-name="ce39" table:formula="of:=[.AF20]/60" office:value-type="percentage" office:value="1.27657755555556">
            <text:p>127,66%</text:p>
          </table:table-cell>
          <table:table-cell table:number-columns-repeated="4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6" office:value-type="string">
            <text:p>KA N</text:p>
          </table:table-cell>
          <table:table-cell table:style-name="ce8" office:value-type="float" office:value="42030">
            <text:p>26/01/15</text:p>
          </table:table-cell>
          <table:table-cell table:style-name="ce10" office:value-type="float" office:value="4.4">
            <text:p>4,4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14.6">
            <text:p>114,6</text:p>
          </table:table-cell>
          <table:table-cell table:style-name="ce2" office:value-type="float" office:value="13.8">
            <text:p>13,8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8.1">
            <text:p>18,1</text:p>
          </table:table-cell>
          <table:table-cell table:style-name="ce10" office:value-type="float" office:value="3.40134117647059">
            <text:p>3,4</text:p>
          </table:table-cell>
          <table:table-cell table:style-name="ce19" table:formula="of:=([.K21])*4" office:value-type="float" office:value="13.6053647058824">
            <text:p>13,61</text:p>
          </table:table-cell>
          <table:table-cell table:style-name="ce10" office:value-type="float" office:value="3.51660588235294">
            <text:p>3,5</text:p>
          </table:table-cell>
          <table:table-cell table:style-name="ce10" table:formula="of:=[.M21]*9" office:value-type="float" office:value="31.6494529411765">
            <text:p>31,6</text:p>
          </table:table-cell>
          <table:table-cell table:style-name="ce10" office:value-type="float" office:value="14.1641176470588">
            <text:p>14,2</text:p>
          </table:table-cell>
          <table:table-cell table:style-name="ce10" table:formula="of:=[.O21]*4" office:value-type="float" office:value="56.6564705882352">
            <text:p>56,7</text:p>
          </table:table-cell>
          <table:table-cell table:style-name="ce10" office:value-type="float" office:value="101.911288235294">
            <text:p>101,9</text:p>
          </table:table-cell>
          <table:table-cell table:style-name="ce10" office:value-type="float" office:value="0">
            <text:p>0,0</text:p>
          </table:table-cell>
          <table:table-cell table:style-name="ce19" table:formula="of:=([.R21]*4)/[.J2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1]*9)/[.J2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1]*4)/[.J2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1]/[.J21]" office:value-type="float" office:value="0">
            <text:p>0,00</text:p>
          </table:table-cell>
          <table:table-cell table:style-name="ce19" table:formula="of:=[.L21]+[.S21]" office:value-type="float" office:value="13.6053647058824">
            <text:p>13,61</text:p>
          </table:table-cell>
          <table:table-cell table:style-name="ce33" table:formula="of:=[.Z21]/[.AF21]" office:value-type="percentage" office:value="0.133502038306788">
            <text:p>13,35%</text:p>
          </table:table-cell>
          <table:table-cell table:style-name="ce19" table:formula="of:=[.N21]+[.U21]" office:value-type="float" office:value="31.6494529411765">
            <text:p>31,65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1]+[.W21]" office:value-type="float" office:value="56.6564705882352">
            <text:p>56,66</text:p>
          </table:table-cell>
          <table:table-cell table:style-name="ce38" table:formula="of:=[.AD21]/[.AF21]" office:value-type="percentage" office:value="0.555939107132333">
            <text:p>55,59%</text:p>
          </table:table-cell>
          <table:table-cell table:style-name="ce19" table:formula="of:=[.Q21]+[.Y21]" office:value-type="float" office:value="101.911288235294">
            <text:p>101,91</text:p>
          </table:table-cell>
          <table:table-cell table:style-name="ce39" table:formula="of:=[.AF21]/90" office:value-type="percentage" office:value="1.13234764705882">
            <text:p>113,23%</text:p>
          </table:table-cell>
          <table:table-cell table:number-columns-repeated="4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6" office:value-type="string">
            <text:p>KA N</text:p>
          </table:table-cell>
          <table:table-cell table:style-name="ce8" office:value-type="float" office:value="41841">
            <text:p>21/07/14</text:p>
          </table:table-cell>
          <table:table-cell table:style-name="ce10" office:value-type="float" office:value="3.9">
            <text:p>3,9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09.5">
            <text:p>109,5</text:p>
          </table:table-cell>
          <table:table-cell table:style-name="ce2" office:value-type="float" office:value="13.93">
            <text:p>13,93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6.7">
            <text:p>16,7</text:p>
          </table:table-cell>
          <table:table-cell table:style-name="ce10" office:value-type="float" office:value="3.32428125">
            <text:p>3,3</text:p>
          </table:table-cell>
          <table:table-cell table:style-name="ce19" table:formula="of:=([.K22])*4" office:value-type="float" office:value="13.297125">
            <text:p>13,30</text:p>
          </table:table-cell>
          <table:table-cell table:style-name="ce10" office:value-type="float" office:value="3.72701041666667">
            <text:p>3,7</text:p>
          </table:table-cell>
          <table:table-cell table:style-name="ce10" table:formula="of:=[.M22]*9" office:value-type="float" office:value="33.54309375">
            <text:p>33,5</text:p>
          </table:table-cell>
          <table:table-cell table:style-name="ce10" office:value-type="float" office:value="15.3157708333333">
            <text:p>15,3</text:p>
          </table:table-cell>
          <table:table-cell table:style-name="ce10" table:formula="of:=[.O22]*4" office:value-type="float" office:value="61.2630833333332">
            <text:p>61,3</text:p>
          </table:table-cell>
          <table:table-cell table:style-name="ce10" office:value-type="float" office:value="108.103302083333">
            <text:p>108,1</text:p>
          </table:table-cell>
          <table:table-cell table:style-name="ce10" office:value-type="float" office:value="0">
            <text:p>0,0</text:p>
          </table:table-cell>
          <table:table-cell table:style-name="ce19" table:formula="of:=([.R22]*4)/[.J2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2]*9)/[.J2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2]*4)/[.J2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2]/[.J22]" office:value-type="float" office:value="0">
            <text:p>0,00</text:p>
          </table:table-cell>
          <table:table-cell table:style-name="ce19" table:formula="of:=[.L22]+[.S22]" office:value-type="float" office:value="13.297125">
            <text:p>13,30</text:p>
          </table:table-cell>
          <table:table-cell table:style-name="ce33" table:formula="of:=[.Z22]/[.AF22]" office:value-type="percentage" office:value="0.123003874476931">
            <text:p>12,30%</text:p>
          </table:table-cell>
          <table:table-cell table:style-name="ce19" table:formula="of:=[.N22]+[.U22]" office:value-type="float" office:value="33.54309375">
            <text:p>33,54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2]+[.W22]" office:value-type="float" office:value="61.2630833333332">
            <text:p>61,26</text:p>
          </table:table-cell>
          <table:table-cell table:style-name="ce38" table:formula="of:=[.AD22]/[.AF22]" office:value-type="percentage" office:value="0.566708714282452">
            <text:p>56,67%</text:p>
          </table:table-cell>
          <table:table-cell table:style-name="ce19" table:formula="of:=[.Q22]+[.Y22]" office:value-type="float" office:value="108.103302083333">
            <text:p>108,10</text:p>
          </table:table-cell>
          <table:table-cell table:style-name="ce39" table:formula="of:=[.AF22]/90" office:value-type="percentage" office:value="1.20114780092592">
            <text:p>120,11%</text:p>
          </table:table-cell>
          <table:table-cell table:number-columns-repeated="4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5" office:value-type="string">
            <text:p>LA J</text:p>
          </table:table-cell>
          <table:table-cell table:style-name="ce8" office:value-type="float" office:value="42359">
            <text:p>21/12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4.3">
            <text:p>34,3</text:p>
          </table:table-cell>
          <table:table-cell table:style-name="ce10" office:value-type="float" office:value="2.60781827016521">
            <text:p>2,6</text:p>
          </table:table-cell>
          <table:table-cell table:style-name="ce19" table:formula="of:=([.K23])*4" office:value-type="float" office:value="10.4312730806608">
            <text:p>10,43</text:p>
          </table:table-cell>
          <table:table-cell table:style-name="ce10" office:value-type="float" office:value="3.00305442176871">
            <text:p>3,0</text:p>
          </table:table-cell>
          <table:table-cell table:style-name="ce10" table:formula="of:=[.M23]*9" office:value-type="float" office:value="27.0274897959184">
            <text:p>27,0</text:p>
          </table:table-cell>
          <table:table-cell table:style-name="ce10" office:value-type="float" office:value="7.95431486880467">
            <text:p>8,0</text:p>
          </table:table-cell>
          <table:table-cell table:style-name="ce10" table:formula="of:=[.O23]*4" office:value-type="float" office:value="31.8172594752187">
            <text:p>31,8</text:p>
          </table:table-cell>
          <table:table-cell table:style-name="ce10" office:value-type="float" office:value="69.2760223517979">
            <text:p>69,3</text:p>
          </table:table-cell>
          <table:table-cell table:style-name="ce10" office:value-type="float" office:value="0">
            <text:p>0,0</text:p>
          </table:table-cell>
          <table:table-cell table:style-name="ce19" table:formula="of:=([.R23]*4)/[.J2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3]*9)/[.J2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3]*4)/[.J2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3]/[.J23]" office:value-type="float" office:value="0">
            <text:p>0,00</text:p>
          </table:table-cell>
          <table:table-cell table:style-name="ce19" table:formula="of:=[.L23]+[.S23]" office:value-type="float" office:value="10.4312730806608">
            <text:p>10,43</text:p>
          </table:table-cell>
          <table:table-cell table:style-name="ce33" table:formula="of:=[.Z23]/[.AF23]" office:value-type="percentage" office:value="0.150575519877407">
            <text:p>15,06%</text:p>
          </table:table-cell>
          <table:table-cell table:style-name="ce19" table:formula="of:=[.N23]+[.U23]" office:value-type="float" office:value="27.0274897959184">
            <text:p>27,03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3]+[.W23]" office:value-type="float" office:value="31.8172594752187">
            <text:p>31,82</text:p>
          </table:table-cell>
          <table:table-cell table:style-name="ce38" table:formula="of:=[.AD23]/[.AF23]" office:value-type="percentage" office:value="0.459282424063612">
            <text:p>45,93%</text:p>
          </table:table-cell>
          <table:table-cell table:style-name="ce19" table:formula="of:=[.Q23]+[.Y23]" office:value-type="float" office:value="69.2760223517979">
            <text:p>69,28</text:p>
          </table:table-cell>
          <table:table-cell table:style-name="ce39" table:formula="of:=[.AF23]/75" office:value-type="percentage" office:value="0.923680298023972">
            <text:p>92,37%</text:p>
          </table:table-cell>
          <table:table-cell table:number-columns-repeated="4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5" office:value-type="string">
            <text:p>RO O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8.8">
            <text:p>18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4">
            <text:p>64</text:p>
          </table:table-cell>
          <table:table-cell table:style-name="ce10" office:value-type="float" office:value="1.45779427083333">
            <text:p>1,5</text:p>
          </table:table-cell>
          <table:table-cell table:style-name="ce19" table:formula="of:=([.K24])*4" office:value-type="float" office:value="5.83117708333332">
            <text:p>5,83</text:p>
          </table:table-cell>
          <table:table-cell table:style-name="ce10" office:value-type="float" office:value="1.36336666666667">
            <text:p>1,4</text:p>
          </table:table-cell>
          <table:table-cell table:style-name="ce10" table:formula="of:=[.M24]*9" office:value-type="float" office:value="12.2703">
            <text:p>12,3</text:p>
          </table:table-cell>
          <table:table-cell table:style-name="ce10" office:value-type="float" office:value="4.46101041666667">
            <text:p>4,5</text:p>
          </table:table-cell>
          <table:table-cell table:style-name="ce10" table:formula="of:=[.O24]*4" office:value-type="float" office:value="17.8440416666667">
            <text:p>17,8</text:p>
          </table:table-cell>
          <table:table-cell table:style-name="ce10" office:value-type="float" office:value="35.94551875">
            <text:p>35,9</text:p>
          </table:table-cell>
          <table:table-cell table:style-name="ce10" office:value-type="float" office:value="0">
            <text:p>0,0</text:p>
          </table:table-cell>
          <table:table-cell table:style-name="ce19" table:formula="of:=([.R24]*4)/[.J2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4]*9)/[.J2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4]*4)/[.J2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4]/[.J24]" office:value-type="float" office:value="0">
            <text:p>0,00</text:p>
          </table:table-cell>
          <table:table-cell table:style-name="ce19" table:formula="of:=[.L24]+[.S24]" office:value-type="float" office:value="5.83117708333332">
            <text:p>5,83</text:p>
          </table:table-cell>
          <table:table-cell table:style-name="ce33" table:formula="of:=[.Z24]/[.AF24]" office:value-type="percentage" office:value="0.162222643770674">
            <text:p>16,22%</text:p>
          </table:table-cell>
          <table:table-cell table:style-name="ce19" table:formula="of:=[.N24]+[.U24]" office:value-type="float" office:value="12.2703">
            <text:p>12,27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4]+[.W24]" office:value-type="float" office:value="17.8440416666667">
            <text:p>17,84</text:p>
          </table:table-cell>
          <table:table-cell table:style-name="ce38" table:formula="of:=[.AD24]/[.AF24]" office:value-type="percentage" office:value="0.496419088865331">
            <text:p>49,64%</text:p>
          </table:table-cell>
          <table:table-cell table:style-name="ce19" table:formula="of:=[.Q24]+[.Y24]" office:value-type="float" office:value="35.94551875">
            <text:p>35,95</text:p>
          </table:table-cell>
          <table:table-cell table:style-name="ce39" table:formula="of:=[.AF24]/60" office:value-type="percentage" office:value="0.599091979166667">
            <text:p>59,91%</text:p>
          </table:table-cell>
          <table:table-cell table:number-columns-repeated="4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5" office:value-type="string">
            <text:p>VE P</text:p>
          </table:table-cell>
          <table:table-cell table:style-name="ce8" office:value-type="float" office:value="42110">
            <text:p>16/04/15</text:p>
          </table:table-cell>
          <table:table-cell table:style-name="ce10" office:value-type="float" office:value="11.1">
            <text:p>11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4.85">
            <text:p>14,85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56185036119711">
            <text:p>3,6</text:p>
          </table:table-cell>
          <table:table-cell table:style-name="ce19" table:formula="of:=([.K25])*4" office:value-type="float" office:value="14.2474014447884">
            <text:p>14,25</text:p>
          </table:table-cell>
          <table:table-cell table:style-name="ce10" office:value-type="float" office:value="3.49213044375645">
            <text:p>3,5</text:p>
          </table:table-cell>
          <table:table-cell table:style-name="ce10" table:formula="of:=[.M25]*9" office:value-type="float" office:value="31.429173993808">
            <text:p>31,4</text:p>
          </table:table-cell>
          <table:table-cell table:style-name="ce10" office:value-type="float" office:value="10.9882234262126">
            <text:p>11,0</text:p>
          </table:table-cell>
          <table:table-cell table:style-name="ce10" table:formula="of:=[.O25]*4" office:value-type="float" office:value="43.9528937048504">
            <text:p>44,0</text:p>
          </table:table-cell>
          <table:table-cell table:style-name="ce10" office:value-type="float" office:value="89.6294691434469">
            <text:p>89,6</text:p>
          </table:table-cell>
          <table:table-cell table:style-name="ce10" office:value-type="float" office:value="0">
            <text:p>0,0</text:p>
          </table:table-cell>
          <table:table-cell table:style-name="ce19" table:formula="of:=([.R25]*4)/[.J2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5]*9)/[.J2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5]*4)/[.J2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5]/[.J25]" office:value-type="float" office:value="0">
            <text:p>0,00</text:p>
          </table:table-cell>
          <table:table-cell table:style-name="ce19" table:formula="of:=[.L25]+[.S25]" office:value-type="float" office:value="14.2474014447884">
            <text:p>14,25</text:p>
          </table:table-cell>
          <table:table-cell table:style-name="ce33" table:formula="of:=[.Z25]/[.AF25]" office:value-type="percentage" office:value="0.158958895784447">
            <text:p>15,90%</text:p>
          </table:table-cell>
          <table:table-cell table:style-name="ce19" table:formula="of:=[.N25]+[.U25]" office:value-type="float" office:value="31.429173993808">
            <text:p>31,43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5]+[.W25]" office:value-type="float" office:value="43.9528937048504">
            <text:p>43,95</text:p>
          </table:table-cell>
          <table:table-cell table:style-name="ce38" table:formula="of:=[.AD25]/[.AF25]" office:value-type="percentage" office:value="0.490384402863151">
            <text:p>49,04%</text:p>
          </table:table-cell>
          <table:table-cell table:style-name="ce19" table:formula="of:=[.Q25]+[.Y25]" office:value-type="float" office:value="89.6294691434469">
            <text:p>89,63</text:p>
          </table:table-cell>
          <table:table-cell table:style-name="ce39" table:formula="of:=[.AF25]/75" office:value-type="percentage" office:value="1.19505958857929">
            <text:p>119,51%</text:p>
          </table:table-cell>
          <table:table-cell table:number-columns-repeated="4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5" office:value-type="string">
            <text:p>VE P</text:p>
          </table:table-cell>
          <table:table-cell table:style-name="ce8" office:value-type="float" office:value="42472">
            <text:p>12/04/16</text:p>
          </table:table-cell>
          <table:table-cell table:style-name="ce10" office:value-type="float" office:value="12.1">
            <text:p>12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15.18">
            <text:p>15,18</text:p>
          </table:table-cell>
          <table:table-cell table:style-name="ce12" office:value-type="float" office:value="-1.2">
            <text:p>-1,2</text:p>
          </table:table-cell>
          <table:table-cell table:style-name="ce5" office:value-type="float" office:value="36">
            <text:p>36</text:p>
          </table:table-cell>
          <table:table-cell table:style-name="ce10" office:value-type="float" office:value="3.01302525252525">
            <text:p>3,0</text:p>
          </table:table-cell>
          <table:table-cell table:style-name="ce19" table:formula="of:=([.K26])*4" office:value-type="float" office:value="12.052101010101">
            <text:p>12,05</text:p>
          </table:table-cell>
          <table:table-cell table:style-name="ce10" office:value-type="float" office:value="2.78755555555556">
            <text:p>2,8</text:p>
          </table:table-cell>
          <table:table-cell table:style-name="ce10" table:formula="of:=[.M26]*9" office:value-type="float" office:value="25.088">
            <text:p>25,1</text:p>
          </table:table-cell>
          <table:table-cell table:style-name="ce10" office:value-type="float" office:value="7.84168080808081">
            <text:p>7,8</text:p>
          </table:table-cell>
          <table:table-cell table:style-name="ce10" table:formula="of:=[.O26]*4" office:value-type="float" office:value="31.3667232323232">
            <text:p>31,4</text:p>
          </table:table-cell>
          <table:table-cell table:style-name="ce10" office:value-type="float" office:value="68.5068242424243">
            <text:p>68,5</text:p>
          </table:table-cell>
          <table:table-cell table:style-name="ce10" office:value-type="float" office:value="0">
            <text:p>0,0</text:p>
          </table:table-cell>
          <table:table-cell table:style-name="ce19" table:formula="of:=([.R26]*4)/[.J2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6]*9)/[.J2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6]*4)/[.J2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6]/[.J26]" office:value-type="float" office:value="0">
            <text:p>0,00</text:p>
          </table:table-cell>
          <table:table-cell table:style-name="ce19" table:formula="of:=[.L26]+[.S26]" office:value-type="float" office:value="12.052101010101">
            <text:p>12,05</text:p>
          </table:table-cell>
          <table:table-cell table:style-name="ce33" table:formula="of:=[.Z26]/[.AF26]" office:value-type="percentage" office:value="0.175925554036082">
            <text:p>17,59%</text:p>
          </table:table-cell>
          <table:table-cell table:style-name="ce19" table:formula="of:=[.N26]+[.U26]" office:value-type="float" office:value="25.088">
            <text:p>25,09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6]+[.W26]" office:value-type="float" office:value="31.3667232323232">
            <text:p>31,37</text:p>
          </table:table-cell>
          <table:table-cell table:style-name="ce38" table:formula="of:=[.AD26]/[.AF26]" office:value-type="percentage" office:value="0.457862754246587">
            <text:p>45,79%</text:p>
          </table:table-cell>
          <table:table-cell table:style-name="ce19" table:formula="of:=[.Q26]+[.Y26]" office:value-type="float" office:value="68.5068242424243">
            <text:p>68,51</text:p>
          </table:table-cell>
          <table:table-cell table:style-name="ce39" table:formula="of:=[.AF26]/60" office:value-type="percentage" office:value="1.14178040404041">
            <text:p>114,18%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3">
          <table:table-cell table:number-columns-repeated="8"/>
          <table:table-cell table:style-name="ce13"/>
          <table:table-cell table:style-name="Default" table:number-columns-repeated="7"/>
          <table:table-cell table:number-columns-repeated="21"/>
        </table:table-row>
        <table:table-row table:style-name="ro2" table:number-rows-repeated="26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1048324">
          <table:table-cell table:number-columns-repeated="37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 table:number-rows-repeated="4">
          <table:table-cell table:number-columns-repeated="37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 table:number-rows-repeated="2">
          <table:table-cell table:number-columns-repeated="37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 table:number-rows-repeated="34">
          <table:table-cell table:number-columns-repeated="37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style-name="ce18" office:value-type="string">
            <text:p>APPORT ENERGETIQUE JOURNALIER</text:p>
          </table:table-cell>
          <table:table-cell table:style-name="ce18"/>
          <table:table-cell table:style-name="ce21" table:number-columns-repeated="5"/>
          <table:table-cell table:style-name="ce18" office:value-type="string">
            <text:p>SOUTIEN NUTRITIONNEL</text:p>
          </table:table-cell>
          <table:table-cell table:style-name="ce18"/>
          <table:table-cell table:style-name="ce21" table:number-columns-repeated="6"/>
          <table:table-cell table:style-name="ce21" office:value-type="string">
            <text:p>TOTAL APPORTS</text:p>
          </table:table-cell>
          <table:table-cell table:style-name="ce21" table:number-columns-repeated="7"/>
          <table:table-cell table:style-name="ce40" table:number-columns-repeated="4"/>
        </table:table-row>
        <table:table-row table:style-name="ro3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</text:p>
          </table:table-cell>
          <table:table-cell table:style-name="ce16" office:value-type="string">
            <text:p>Prot kCal/kg/j</text:p>
          </table:table-cell>
          <table:table-cell table:style-name="ce20" office:value-type="string">
            <text:p>Lipid</text:p>
          </table:table-cell>
          <table:table-cell table:style-name="ce22" office:value-type="string">
            <text:p>Lip kCal/kg/j</text:p>
          </table:table-cell>
          <table:table-cell table:style-name="ce23" office:value-type="string">
            <text:p>Glc</text:p>
          </table:table-cell>
          <table:table-cell table:style-name="ce24" office:value-type="string">
            <text:p>Glu kCal/kg/j</text:p>
          </table:table-cell>
          <table:table-cell table:style-name="ce25" office:value-type="string">
            <text:p>kCalkg/j</text:p>
          </table:table-cell>
          <table:table-cell table:style-name="ce26" office:value-type="string">
            <text:p>Prot g/j</text:p>
          </table:table-cell>
          <table:table-cell table:style-name="ce27" office:value-type="string">
            <text:p>Prot kcal/kg/j</text:p>
          </table:table-cell>
          <table:table-cell table:style-name="ce28" office:value-type="string">
            <text:p>Lipid g/j</text:p>
          </table:table-cell>
          <table:table-cell table:style-name="ce29" office:value-type="string">
            <text:p>Lipid kcal/kg/j</text:p>
          </table:table-cell>
          <table:table-cell table:style-name="ce30" office:value-type="string">
            <text:p>Glc g/j</text:p>
          </table:table-cell>
          <table:table-cell table:style-name="ce30" office:value-type="string">
            <text:p>Glc kcal/kg/j</text:p>
          </table:table-cell>
          <table:table-cell table:style-name="ce25" office:value-type="string">
            <text:p>kCal/j</text:p>
          </table:table-cell>
          <table:table-cell table:style-name="ce25" office:value-type="string">
            <text:p>kcal/kg/j</text:p>
          </table:table-cell>
          <table:table-cell table:style-name="ce31" office:value-type="string">
            <text:p>Prot kCal/kg/j</text:p>
          </table:table-cell>
          <table:table-cell table:style-name="ce32" office:value-type="string">
            <text:p>% des apports totaux</text:p>
          </table:table-cell>
          <table:table-cell table:style-name="ce34" office:value-type="string">
            <text:p>Lipides kCal/kg/j</text:p>
          </table:table-cell>
          <table:table-cell table:style-name="ce35" office:value-type="string">
            <text:p>% des apports totaux</text:p>
          </table:table-cell>
          <table:table-cell table:style-name="ce36" office:value-type="string">
            <text:p>Glucides kCal/kg/j</text:p>
          </table:table-cell>
          <table:table-cell table:style-name="ce37" office:value-type="string">
            <text:p>% des apports totaux</text:p>
          </table:table-cell>
          <table:table-cell table:style-name="ce25" office:value-type="string">
            <text:p>kCal/kg/j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BE T</text:p>
          </table:table-cell>
          <table:table-cell table:style-name="ce8" office:value-type="float" office:value="42534">
            <text:p>13/06/16</text:p>
          </table:table-cell>
          <table:table-cell table:style-name="ce10" office:value-type="float" office:value="12.5">
            <text:p>12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6.47">
            <text:p>16,47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34.9">
            <text:p>34,9</text:p>
          </table:table-cell>
          <table:table-cell table:style-name="ce10" office:value-type="float" office:value="3.15815558739255">
            <text:p>3,2</text:p>
          </table:table-cell>
          <table:table-cell table:style-name="ce19" table:formula="of:=([.K1048434])*4" office:value-type="float" office:value="12.6326223495702">
            <text:p>12,63</text:p>
          </table:table-cell>
          <table:table-cell table:style-name="ce10" office:value-type="float" office:value="1.72489875835721">
            <text:p>1,7</text:p>
          </table:table-cell>
          <table:table-cell table:style-name="ce10" table:formula="of:=[.M1048434]*9" office:value-type="float" office:value="15.5240888252149">
            <text:p>15,5</text:p>
          </table:table-cell>
          <table:table-cell table:style-name="ce10" office:value-type="float" office:value="4.5331041069723">
            <text:p>4,5</text:p>
          </table:table-cell>
          <table:table-cell table:style-name="ce10" table:formula="of:=[.O1048434]*4" office:value-type="float" office:value="18.1324164278892">
            <text:p>18,1</text:p>
          </table:table-cell>
          <table:table-cell table:style-name="ce10" office:value-type="float" office:value="46.2891276026743">
            <text:p>46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4]*4)/[.J104843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4]*9)/[.J104843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4]*4)/[.J104843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4]/[.J1048434]" office:value-type="float" office:value="0">
            <text:p>0,00</text:p>
          </table:table-cell>
          <table:table-cell table:style-name="ce19" table:formula="of:=[.L1048434]+[.S1048434]" office:value-type="float" office:value="12.6326223495702">
            <text:p>12,63</text:p>
          </table:table-cell>
          <table:table-cell table:style-name="ce33" table:formula="of:=[.Z1048434]/[.AF1048434]" office:value-type="percentage" office:value="0.272906900687417">
            <text:p>27,29%</text:p>
          </table:table-cell>
          <table:table-cell table:style-name="ce19" table:formula="of:=[.N1048434]+[.U1048434]" office:value-type="float" office:value="15.5240888252149">
            <text:p>15,52</text:p>
          </table:table-cell>
          <table:table-cell table:style-name="ce33" table:formula="of:=([.M1048434]+[.T1048434])/([.Q1048434]+[.X1048434])" office:value-type="percentage" office:value="0.0372635832146803">
            <text:p>3,73%</text:p>
          </table:table-cell>
          <table:table-cell table:style-name="ce19" table:formula="of:=[.P1048434]+[.W1048434]" office:value-type="float" office:value="18.1324164278892">
            <text:p>18,13</text:p>
          </table:table-cell>
          <table:table-cell table:style-name="ce38" table:formula="of:=[.AD1048434]/[.AF1048434]" office:value-type="percentage" office:value="0.39172085038046">
            <text:p>39,17%</text:p>
          </table:table-cell>
          <table:table-cell table:style-name="ce19" table:formula="of:=[.Q1048434]+[.Y1048434]" office:value-type="float" office:value="46.2891276026743">
            <text:p>46,29</text:p>
          </table:table-cell>
          <table:table-cell table:style-name="ce39" table:formula="of:=[.AF1048434]/60" office:value-type="percentage" office:value="0.771485460044572">
            <text:p>77,15%</text:p>
          </table:table-cell>
          <table:table-cell table:number-columns-repeated="4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string">
            <text:p>BE T</text:p>
          </table:table-cell>
          <table:table-cell table:style-name="ce8" office:value-type="float" office:value="43003">
            <text:p>25/09/17</text:p>
          </table:table-cell>
          <table:table-cell table:style-name="ce10" office:value-type="float" office:value="13.8">
            <text:p>13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4.5">
            <text:p>154,5</text:p>
          </table:table-cell>
          <table:table-cell table:style-name="ce5" office:value-type="float" office:value="16.63">
            <text:p>16,63</text:p>
          </table:table-cell>
          <table:table-cell table:style-name="ce12" office:value-type="float" office:value="-0.9">
            <text:p>-0,9</text:p>
          </table:table-cell>
          <table:table-cell table:style-name="ce5" office:value-type="float" office:value="39.7">
            <text:p>39,7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2635">
            <text:p>22/09/16</text:p>
          </table:table-cell>
          <table:table-cell table:style-name="ce10" office:value-type="float" office:value="16.1">
            <text:p>16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.49">
            <text:p>18,4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45">
            <text:p>45</text:p>
          </table:table-cell>
          <table:table-cell table:style-name="ce10" office:value-type="float" office:value="2.20509555555556">
            <text:p>2,2</text:p>
          </table:table-cell>
          <table:table-cell table:style-name="ce19" table:formula="of:=([.K1048436])*4" office:value-type="float" office:value="8.82038222222224">
            <text:p>8,82</text:p>
          </table:table-cell>
          <table:table-cell table:style-name="ce10" office:value-type="float" office:value="3.17248222222222">
            <text:p>3,2</text:p>
          </table:table-cell>
          <table:table-cell table:style-name="ce10" table:formula="of:=[.M1048436]*9" office:value-type="float" office:value="28.55234">
            <text:p>28,6</text:p>
          </table:table-cell>
          <table:table-cell table:style-name="ce10" office:value-type="float" office:value="7.1068">
            <text:p>7,1</text:p>
          </table:table-cell>
          <table:table-cell table:style-name="ce10" table:formula="of:=[.O1048436]*4" office:value-type="float" office:value="28.4272">
            <text:p>28,4</text:p>
          </table:table-cell>
          <table:table-cell table:style-name="ce10" office:value-type="float" office:value="65.7999222222222">
            <text:p>65,8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6]*4)/[.J104843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6]*9)/[.J104843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6]*4)/[.J104843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6]/[.J1048436]" office:value-type="float" office:value="0">
            <text:p>0,00</text:p>
          </table:table-cell>
          <table:table-cell table:style-name="ce19" table:formula="of:=[.L1048436]+[.S1048436]" office:value-type="float" office:value="8.82038222222224">
            <text:p>8,82</text:p>
          </table:table-cell>
          <table:table-cell table:style-name="ce33" table:formula="of:=[.Z1048436]/[.AF1048436]" office:value-type="percentage" office:value="0.13404852048964">
            <text:p>13,40%</text:p>
          </table:table-cell>
          <table:table-cell table:style-name="ce19" table:formula="of:=[.N1048436]+[.U1048436]" office:value-type="float" office:value="28.55234">
            <text:p>28,55</text:p>
          </table:table-cell>
          <table:table-cell table:style-name="ce33" table:formula="of:=([.M1048436]+[.T1048436])/([.Q1048436]+[.X1048436])" office:value-type="percentage" office:value="0.0482140725259216">
            <text:p>4,82%</text:p>
          </table:table-cell>
          <table:table-cell table:style-name="ce19" table:formula="of:=[.P1048436]+[.W1048436]" office:value-type="float" office:value="28.4272">
            <text:p>28,43</text:p>
          </table:table-cell>
          <table:table-cell table:style-name="ce38" table:formula="of:=[.AD1048436]/[.AF1048436]" office:value-type="percentage" office:value="0.432024826777067">
            <text:p>43,20%</text:p>
          </table:table-cell>
          <table:table-cell table:style-name="ce19" table:formula="of:=[.Q1048436]+[.Y1048436]" office:value-type="float" office:value="65.7999222222222">
            <text:p>65,80</text:p>
          </table:table-cell>
          <table:table-cell table:style-name="ce39" table:formula="of:=[.AF1048436]/60" office:value-type="percentage" office:value="1.09666537037037">
            <text:p>109,67%</text:p>
          </table:table-cell>
          <table:table-cell table:number-columns-repeated="4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3006">
            <text:p>28/09/17</text:p>
          </table:table-cell>
          <table:table-cell table:style-name="ce10" office:value-type="float" office:value="17.1">
            <text:p>17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.03">
            <text:p>19,03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47.5">
            <text:p>47,5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6" office:value-type="string">
            <text:p>BO A</text:p>
          </table:table-cell>
          <table:table-cell table:style-name="ce8" office:value-type="float" office:value="42405">
            <text:p>05/02/16</text:p>
          </table:table-cell>
          <table:table-cell table:style-name="ce10" office:value-type="float" office:value="8.3">
            <text:p>8,3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0.9">
            <text:p>20,9</text:p>
          </table:table-cell>
          <table:table-cell table:style-name="ce10" office:value-type="float" office:value="2.46395215311005">
            <text:p>2,5</text:p>
          </table:table-cell>
          <table:table-cell table:style-name="ce19" table:formula="of:=([.K1048438])*4" office:value-type="float" office:value="9.8558086124402">
            <text:p>9,86</text:p>
          </table:table-cell>
          <table:table-cell table:style-name="ce10" office:value-type="float" office:value="3.2117033492823">
            <text:p>3,2</text:p>
          </table:table-cell>
          <table:table-cell table:style-name="ce10" table:formula="of:=[.M1048438]*9" office:value-type="float" office:value="28.9053301435407">
            <text:p>28,9</text:p>
          </table:table-cell>
          <table:table-cell table:style-name="ce10" office:value-type="float" office:value="9.54937799043062">
            <text:p>9,5</text:p>
          </table:table-cell>
          <table:table-cell table:style-name="ce10" table:formula="of:=[.O1048438]*4" office:value-type="float" office:value="38.1975119617225">
            <text:p>38,2</text:p>
          </table:table-cell>
          <table:table-cell table:style-name="ce10" office:value-type="float" office:value="76.9586507177034">
            <text:p>77,0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8]*4)/[.J104843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8]*9)/[.J104843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8]*4)/[.J104843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8]/[.J1048438]" office:value-type="float" office:value="0">
            <text:p>0,00</text:p>
          </table:table-cell>
          <table:table-cell table:style-name="ce19" table:formula="of:=[.L1048438]+[.S1048438]" office:value-type="float" office:value="9.8558086124402">
            <text:p>9,86</text:p>
          </table:table-cell>
          <table:table-cell table:style-name="ce33" table:formula="of:=[.Z1048438]/[.AF1048438]" office:value-type="percentage" office:value="0.128066286512648">
            <text:p>12,81%</text:p>
          </table:table-cell>
          <table:table-cell table:style-name="ce19" table:formula="of:=[.N1048438]+[.U1048438]" office:value-type="float" office:value="28.9053301435407">
            <text:p>28,91</text:p>
          </table:table-cell>
          <table:table-cell table:style-name="ce33" table:formula="of:=([.M1048438]+[.T1048438])/([.Q1048438]+[.X1048438])" office:value-type="percentage" office:value="0.0417328437976822">
            <text:p>4,17%</text:p>
          </table:table-cell>
          <table:table-cell table:style-name="ce19" table:formula="of:=[.P1048438]+[.W1048438]" office:value-type="float" office:value="38.1975119617225">
            <text:p>38,20</text:p>
          </table:table-cell>
          <table:table-cell table:style-name="ce38" table:formula="of:=[.AD1048438]/[.AF1048438]" office:value-type="percentage" office:value="0.496338119308212">
            <text:p>49,63%</text:p>
          </table:table-cell>
          <table:table-cell table:style-name="ce19" table:formula="of:=[.Q1048438]+[.Y1048438]" office:value-type="float" office:value="76.9586507177034">
            <text:p>76,96</text:p>
          </table:table-cell>
          <table:table-cell table:style-name="ce39" table:formula="of:=[.AF1048438]/75" office:value-type="percentage" office:value="1.02611534290271">
            <text:p>102,61%</text:p>
          </table:table-cell>
          <table:table-cell table:number-columns-repeated="4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6" office:value-type="string">
            <text:p>BO J</text:p>
          </table:table-cell>
          <table:table-cell table:style-name="ce8" office:value-type="float" office:value="41771">
            <text:p>12/05/14</text:p>
          </table:table-cell>
          <table:table-cell table:style-name="ce10" office:value-type="float" office:value="10">
            <text:p>10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28.5">
            <text:p>128,5</text:p>
          </table:table-cell>
          <table:table-cell table:style-name="ce2" office:value-type="float" office:value="15.87">
            <text:p>15,87</text:p>
          </table:table-cell>
          <table:table-cell table:style-name="ce5" office:value-type="float" office:value="-0.2">
            <text:p>-0,2</text:p>
          </table:table-cell>
          <table:table-cell table:style-name="ce5" office:value-type="float" office:value="27">
            <text:p>27</text:p>
          </table:table-cell>
          <table:table-cell table:style-name="ce10" office:value-type="float" office:value="3.68429012345679">
            <text:p>3,7</text:p>
          </table:table-cell>
          <table:table-cell table:style-name="ce19" table:formula="of:=([.K1048439])*4" office:value-type="float" office:value="14.7371604938272">
            <text:p>14,74</text:p>
          </table:table-cell>
          <table:table-cell table:style-name="ce10" office:value-type="float" office:value="3.02927716049383">
            <text:p>3,0</text:p>
          </table:table-cell>
          <table:table-cell table:style-name="ce10" table:formula="of:=[.M1048439]*9" office:value-type="float" office:value="27.2634944444445">
            <text:p>27,3</text:p>
          </table:table-cell>
          <table:table-cell table:style-name="ce10" office:value-type="float" office:value="10.7937518518519">
            <text:p>10,8</text:p>
          </table:table-cell>
          <table:table-cell table:style-name="ce10" table:formula="of:=[.O1048439]*4" office:value-type="float" office:value="43.1750074074076">
            <text:p>43,2</text:p>
          </table:table-cell>
          <table:table-cell table:style-name="ce10" office:value-type="float" office:value="85.175662345679">
            <text:p>85,2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9]*4)/[.J104843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9]*9)/[.J104843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9]*4)/[.J104843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9]/[.J1048439]" office:value-type="float" office:value="0">
            <text:p>0,00</text:p>
          </table:table-cell>
          <table:table-cell table:style-name="ce19" table:formula="of:=[.L1048439]+[.S1048439]" office:value-type="float" office:value="14.7371604938272">
            <text:p>14,74</text:p>
          </table:table-cell>
          <table:table-cell table:style-name="ce33" table:formula="of:=[.Z1048439]/[.AF1048439]" office:value-type="percentage" office:value="0.17302079124454">
            <text:p>17,30%</text:p>
          </table:table-cell>
          <table:table-cell table:style-name="ce19" table:formula="of:=[.N1048439]+[.U1048439]" office:value-type="float" office:value="27.2634944444445">
            <text:p>27,26</text:p>
          </table:table-cell>
          <table:table-cell table:style-name="ce33" table:formula="of:=([.M1048439]+[.T1048439])/([.Q1048439]+[.X1048439])" office:value-type="percentage" office:value="0.0355650555225475">
            <text:p>3,56%</text:p>
          </table:table-cell>
          <table:table-cell table:style-name="ce19" table:formula="of:=[.P1048439]+[.W1048439]" office:value-type="float" office:value="43.1750074074076">
            <text:p>43,18</text:p>
          </table:table-cell>
          <table:table-cell table:style-name="ce38" table:formula="of:=[.AD1048439]/[.AF1048439]" office:value-type="percentage" office:value="0.506893709052535">
            <text:p>50,69%</text:p>
          </table:table-cell>
          <table:table-cell table:style-name="ce19" table:formula="of:=[.Q1048439]+[.Y1048439]" office:value-type="float" office:value="85.175662345679">
            <text:p>85,18</text:p>
          </table:table-cell>
          <table:table-cell table:style-name="ce39" table:formula="of:=[.AF1048439]/75" office:value-type="percentage" office:value="1.13567549794239">
            <text:p>113,57%</text:p>
          </table:table-cell>
          <table:table-cell table:number-columns-repeated="4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6" office:value-type="string">
            <text:p>BO J</text:p>
          </table:table-cell>
          <table:table-cell table:style-name="ce8" office:value-type="float" office:value="42093">
            <text:p>30/03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6.41">
            <text:p>16,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10" office:value-type="float" office:value="3.40375862068965">
            <text:p>3,4</text:p>
          </table:table-cell>
          <table:table-cell table:style-name="ce19" table:formula="of:=([.K1048440])*4" office:value-type="float" office:value="13.6150344827586">
            <text:p>13,62</text:p>
          </table:table-cell>
          <table:table-cell table:style-name="ce10" office:value-type="float" office:value="2.55035172413793">
            <text:p>2,6</text:p>
          </table:table-cell>
          <table:table-cell table:style-name="ce10" table:formula="of:=[.M1048440]*9" office:value-type="float" office:value="22.9531655172414">
            <text:p>23,0</text:p>
          </table:table-cell>
          <table:table-cell table:style-name="ce10" office:value-type="float" office:value="13.4401666666667">
            <text:p>13,4</text:p>
          </table:table-cell>
          <table:table-cell table:style-name="ce10" table:formula="of:=[.O1048440]*4" office:value-type="float" office:value="53.7606666666668">
            <text:p>53,8</text:p>
          </table:table-cell>
          <table:table-cell table:style-name="ce10" office:value-type="float" office:value="90.3288666666667">
            <text:p>90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0]*4)/[.J1048440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0]*9)/[.J104844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0]*4)/[.J104844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0]/[.J1048440]" office:value-type="float" office:value="0">
            <text:p>0,00</text:p>
          </table:table-cell>
          <table:table-cell table:style-name="ce19" table:formula="of:=[.L1048440]+[.S1048440]" office:value-type="float" office:value="13.6150344827586">
            <text:p>13,62</text:p>
          </table:table-cell>
          <table:table-cell table:style-name="ce33" table:formula="of:=[.Z1048440]/[.AF1048440]" office:value-type="percentage" office:value="0.150727391864674">
            <text:p>15,07%</text:p>
          </table:table-cell>
          <table:table-cell table:style-name="ce19" table:formula="of:=[.N1048440]+[.U1048440]" office:value-type="float" office:value="22.9531655172414">
            <text:p>22,95</text:p>
          </table:table-cell>
          <table:table-cell table:style-name="ce33" table:formula="of:=([.M1048440]+[.T1048440])/([.Q1048440]+[.X1048440])" office:value-type="percentage" office:value="0.0282340719888503">
            <text:p>2,82%</text:p>
          </table:table-cell>
          <table:table-cell table:style-name="ce19" table:formula="of:=[.P1048440]+[.W1048440]" office:value-type="float" office:value="53.7606666666668">
            <text:p>53,76</text:p>
          </table:table-cell>
          <table:table-cell table:style-name="ce38" table:formula="of:=[.AD1048440]/[.AF1048440]" office:value-type="percentage" office:value="0.595165960235673">
            <text:p>59,52%</text:p>
          </table:table-cell>
          <table:table-cell table:style-name="ce19" table:formula="of:=[.Q1048440]+[.Y1048440]" office:value-type="float" office:value="90.3288666666667">
            <text:p>90,33</text:p>
          </table:table-cell>
          <table:table-cell table:style-name="ce39" table:formula="of:=[.AF1048440]/75" office:value-type="percentage" office:value="1.20438488888889">
            <text:p>120,44%</text:p>
          </table:table-cell>
          <table:table-cell table:number-columns-repeated="4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BR N</text:p>
          </table:table-cell>
          <table:table-cell table:style-name="ce8" office:value-type="float" office:value="42243">
            <text:p>27/08/15</text:p>
          </table:table-cell>
          <table:table-cell table:style-name="ce10" office:value-type="float" office:value="8.7">
            <text:p>8,7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16.5">
            <text:p>116,5</text:p>
          </table:table-cell>
          <table:table-cell table:style-name="ce5" office:value-type="float" office:value="15.99">
            <text:p>15,99</text:p>
          </table:table-cell>
          <table:table-cell table:style-name="ce12" office:value-type="float" office:value="0.3">
            <text:p>0,3</text:p>
          </table:table-cell>
          <table:table-cell table:style-name="ce5" office:value-type="float" office:value="24">
            <text:p>24</text:p>
          </table:table-cell>
          <table:table-cell table:style-name="ce10" office:value-type="float" office:value="2.46798263888889">
            <text:p>2,5</text:p>
          </table:table-cell>
          <table:table-cell table:style-name="ce19" table:formula="of:=([.K1048441])*4" office:value-type="float" office:value="9.87193055555556">
            <text:p>9,87</text:p>
          </table:table-cell>
          <table:table-cell table:style-name="ce10" office:value-type="float" office:value="2.68831583333333">
            <text:p>2,7</text:p>
          </table:table-cell>
          <table:table-cell table:style-name="ce10" table:formula="of:=[.M1048441]*9" office:value-type="float" office:value="24.1948425">
            <text:p>24,2</text:p>
          </table:table-cell>
          <table:table-cell table:style-name="ce10" office:value-type="float" office:value="9.70632638888889">
            <text:p>9,7</text:p>
          </table:table-cell>
          <table:table-cell table:style-name="ce10" table:formula="of:=[.O1048441]*4" office:value-type="float" office:value="38.8253055555556">
            <text:p>38,8</text:p>
          </table:table-cell>
          <table:table-cell table:style-name="ce10" office:value-type="float" office:value="72.8920786111111">
            <text:p>72,9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1]*4)/[.J104844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1]*9)/[.J104844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1]*4)/[.J104844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1]/[.J1048441]" office:value-type="float" office:value="0">
            <text:p>0,00</text:p>
          </table:table-cell>
          <table:table-cell table:style-name="ce19" table:formula="of:=[.L1048441]+[.S1048441]" office:value-type="float" office:value="9.87193055555556">
            <text:p>9,87</text:p>
          </table:table-cell>
          <table:table-cell table:style-name="ce33" table:formula="of:=[.Z1048441]/[.AF1048441]" office:value-type="percentage" office:value="0.135432144941615">
            <text:p>13,54%</text:p>
          </table:table-cell>
          <table:table-cell table:style-name="ce19" table:formula="of:=[.N1048441]+[.U1048441]" office:value-type="float" office:value="24.1948425">
            <text:p>24,19</text:p>
          </table:table-cell>
          <table:table-cell table:style-name="ce33" table:formula="of:=([.M1048441]+[.T1048441])/([.Q1048441]+[.X1048441])" office:value-type="percentage" office:value="0.0368807679045051">
            <text:p>3,69%</text:p>
          </table:table-cell>
          <table:table-cell table:style-name="ce19" table:formula="of:=[.P1048441]+[.W1048441]" office:value-type="float" office:value="38.8253055555556">
            <text:p>38,83</text:p>
          </table:table-cell>
          <table:table-cell table:style-name="ce38" table:formula="of:=[.AD1048441]/[.AF1048441]" office:value-type="percentage" office:value="0.532640943917839">
            <text:p>53,26%</text:p>
          </table:table-cell>
          <table:table-cell table:style-name="ce19" table:formula="of:=[.Q1048441]+[.Y1048441]" office:value-type="float" office:value="72.8920786111111">
            <text:p>72,89</text:p>
          </table:table-cell>
          <table:table-cell table:style-name="ce39" table:formula="of:=[.AF1048441]/75" office:value-type="percentage" office:value="0.971894381481481">
            <text:p>97,19%</text:p>
          </table:table-cell>
          <table:table-cell table:number-columns-repeated="4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BR N</text:p>
          </table:table-cell>
          <table:table-cell table:style-name="ce8" office:value-type="float" office:value="42408">
            <text:p>08/02/16</text:p>
          </table:table-cell>
          <table:table-cell table:style-name="ce10" office:value-type="float" office:value="9.2">
            <text:p>9,2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7.33">
            <text:p>17,33</text:p>
          </table:table-cell>
          <table:table-cell table:style-name="ce12" office:value-type="float" office:value="0.9">
            <text:p>0,9</text:p>
          </table:table-cell>
          <table:table-cell table:style-name="ce5" office:value-type="float" office:value="25.8">
            <text:p>25,8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5" office:value-type="string">
            <text:p>CA <text:s/>M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6.5">
            <text:p>16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1">
            <text:p>61</text:p>
          </table:table-cell>
          <table:table-cell table:style-name="ce10" office:value-type="float" office:value="2.60997267759563">
            <text:p>2,6</text:p>
          </table:table-cell>
          <table:table-cell table:style-name="ce19" table:formula="of:=([.K1048443])*4" office:value-type="float" office:value="10.4398907103825">
            <text:p>10,44</text:p>
          </table:table-cell>
          <table:table-cell table:style-name="ce10" office:value-type="float" office:value="1.6254043715847">
            <text:p>1,6</text:p>
          </table:table-cell>
          <table:table-cell table:style-name="ce10" table:formula="of:=[.M1048443]*9" office:value-type="float" office:value="14.6286393442623">
            <text:p>14,6</text:p>
          </table:table-cell>
          <table:table-cell table:style-name="ce10" office:value-type="float" office:value="3.98763114754098">
            <text:p>4,0</text:p>
          </table:table-cell>
          <table:table-cell table:style-name="ce10" table:formula="of:=[.O1048443]*4" office:value-type="float" office:value="15.9505245901639">
            <text:p>16,0</text:p>
          </table:table-cell>
          <table:table-cell table:style-name="ce10" office:value-type="float" office:value="41.0190546448087">
            <text:p>41,0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3]*4)/[.J104844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3]*9)/[.J104844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3]*4)/[.J104844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3]/[.J1048443]" office:value-type="float" office:value="0">
            <text:p>0,00</text:p>
          </table:table-cell>
          <table:table-cell table:style-name="ce19" table:formula="of:=[.L1048443]+[.S1048443]" office:value-type="float" office:value="10.4398907103825">
            <text:p>10,44</text:p>
          </table:table-cell>
          <table:table-cell table:style-name="ce33" table:formula="of:=[.Z1048443]/[.AF1048443]" office:value-type="percentage" office:value="0.254513196386006">
            <text:p>25,45%</text:p>
          </table:table-cell>
          <table:table-cell table:style-name="ce19" table:formula="of:=[.N1048443]+[.U1048443]" office:value-type="float" office:value="14.6286393442623">
            <text:p>14,63</text:p>
          </table:table-cell>
          <table:table-cell table:style-name="ce33" table:formula="of:=([.M1048443]+[.T1048443])/([.Q1048443]+[.X1048443])" office:value-type="percentage" office:value="0.0396255931702806">
            <text:p>3,96%</text:p>
          </table:table-cell>
          <table:table-cell table:style-name="ce19" table:formula="of:=[.P1048443]+[.W1048443]" office:value-type="float" office:value="15.9505245901639">
            <text:p>15,95</text:p>
          </table:table-cell>
          <table:table-cell table:style-name="ce38" table:formula="of:=[.AD1048443]/[.AF1048443]" office:value-type="percentage" office:value="0.388856465081469">
            <text:p>38,89%</text:p>
          </table:table-cell>
          <table:table-cell table:style-name="ce19" table:formula="of:=[.Q1048443]+[.Y1048443]" office:value-type="float" office:value="41.0190546448087">
            <text:p>41,02</text:p>
          </table:table-cell>
          <table:table-cell table:style-name="ce39" table:formula="of:=[.AF1048443]/60" office:value-type="percentage" office:value="0.683650910746812">
            <text:p>68,37%</text:p>
          </table:table-cell>
          <table:table-cell table:number-columns-repeated="4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6" office:value-type="string">
            <text:p>CO M</text:p>
          </table:table-cell>
          <table:table-cell table:style-name="ce8" office:value-type="float" office:value="42382">
            <text:p>13/01/16</text:p>
          </table:table-cell>
          <table:table-cell table:style-name="ce10" office:value-type="float" office:value="11">
            <text:p>11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1">
            <text:p>31</text:p>
          </table:table-cell>
          <table:table-cell table:style-name="ce10" office:value-type="float" office:value="2.08262365591398">
            <text:p>2,1</text:p>
          </table:table-cell>
          <table:table-cell table:style-name="ce19" table:formula="of:=([.K1048444])*4" office:value-type="float" office:value="8.33049462365592">
            <text:p>8,33</text:p>
          </table:table-cell>
          <table:table-cell table:style-name="ce10" office:value-type="float" office:value="1.44887204301075">
            <text:p>1,4</text:p>
          </table:table-cell>
          <table:table-cell table:style-name="ce10" table:formula="of:=[.M1048444]*9" office:value-type="float" office:value="13.0398483870968">
            <text:p>13,0</text:p>
          </table:table-cell>
          <table:table-cell table:style-name="ce10" office:value-type="float" office:value="4.85238494623656">
            <text:p>4,9</text:p>
          </table:table-cell>
          <table:table-cell table:style-name="ce10" table:formula="of:=[.O1048444]*4" office:value-type="float" office:value="19.4095397849462">
            <text:p>19,4</text:p>
          </table:table-cell>
          <table:table-cell table:style-name="ce10" office:value-type="float" office:value="40.7798827956989">
            <text:p>40,8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4]*4)/[.J104844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4]*9)/[.J104844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4]*4)/[.J104844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4]/[.J1048444]" office:value-type="float" office:value="0">
            <text:p>0,00</text:p>
          </table:table-cell>
          <table:table-cell table:style-name="ce19" table:formula="of:=[.L1048444]+[.S1048444]" office:value-type="float" office:value="8.33049462365592">
            <text:p>8,33</text:p>
          </table:table-cell>
          <table:table-cell table:style-name="ce33" table:formula="of:=[.Z1048444]/[.AF1048444]" office:value-type="percentage" office:value="0.204279513636428">
            <text:p>20,43%</text:p>
          </table:table-cell>
          <table:table-cell table:style-name="ce19" table:formula="of:=[.N1048444]+[.U1048444]" office:value-type="float" office:value="13.0398483870968">
            <text:p>13,04</text:p>
          </table:table-cell>
          <table:table-cell table:style-name="ce33" table:formula="of:=([.M1048444]+[.T1048444])/([.Q1048444]+[.X1048444])" office:value-type="percentage" office:value="0.0355290879640185">
            <text:p>3,55%</text:p>
          </table:table-cell>
          <table:table-cell table:style-name="ce19" table:formula="of:=[.P1048444]+[.W1048444]" office:value-type="float" office:value="19.4095397849462">
            <text:p>19,41</text:p>
          </table:table-cell>
          <table:table-cell table:style-name="ce38" table:formula="of:=[.AD1048444]/[.AF1048444]" office:value-type="percentage" office:value="0.475958694687406">
            <text:p>47,60%</text:p>
          </table:table-cell>
          <table:table-cell table:style-name="ce19" table:formula="of:=[.Q1048444]+[.Y1048444]" office:value-type="float" office:value="40.7798827956989">
            <text:p>40,78</text:p>
          </table:table-cell>
          <table:table-cell table:style-name="ce39" table:formula="of:=[.AF1048444]/75" office:value-type="percentage" office:value="0.543731770609319">
            <text:p>54,37%</text:p>
          </table:table-cell>
          <table:table-cell table:number-columns-repeated="4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5" office:value-type="string">
            <text:p>CO E</text:p>
          </table:table-cell>
          <table:table-cell table:style-name="ce8" office:value-type="float" office:value="42051">
            <text:p>16/02/15</text:p>
          </table:table-cell>
          <table:table-cell table:style-name="ce10" office:value-type="float" office:value="14.9">
            <text:p>14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6.23">
            <text:p>16,23</text:p>
          </table:table-cell>
          <table:table-cell table:style-name="ce12" office:value-type="float" office:value="-1.5">
            <text:p>-1,5</text:p>
          </table:table-cell>
          <table:table-cell table:style-name="ce5" office:value-type="float" office:value="39">
            <text:p>39</text:p>
          </table:table-cell>
          <table:table-cell table:style-name="ce10" office:value-type="float" office:value="3.78364035087719">
            <text:p>3,8</text:p>
          </table:table-cell>
          <table:table-cell table:style-name="ce19" table:formula="of:=([.K1048445])*4" office:value-type="float" office:value="15.1345614035088">
            <text:p>15,13</text:p>
          </table:table-cell>
          <table:table-cell table:style-name="ce10" office:value-type="float" office:value="3.14769298245614">
            <text:p>3,1</text:p>
          </table:table-cell>
          <table:table-cell table:style-name="ce10" table:formula="of:=[.M1048445]*9" office:value-type="float" office:value="28.3292368421053">
            <text:p>28,3</text:p>
          </table:table-cell>
          <table:table-cell table:style-name="ce10" office:value-type="float" office:value="7.54652894736842">
            <text:p>7,5</text:p>
          </table:table-cell>
          <table:table-cell table:style-name="ce10" table:formula="of:=[.O1048445]*4" office:value-type="float" office:value="30.1861157894737">
            <text:p>30,2</text:p>
          </table:table-cell>
          <table:table-cell table:style-name="ce10" office:value-type="float" office:value="73.6499140350877">
            <text:p>73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5]*4)/[.J104844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5]*9)/[.J104844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5]*4)/[.J104844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5]/[.J1048445]" office:value-type="float" office:value="0">
            <text:p>0,00</text:p>
          </table:table-cell>
          <table:table-cell table:style-name="ce19" table:formula="of:=[.L1048445]+[.S1048445]" office:value-type="float" office:value="15.1345614035088">
            <text:p>15,13</text:p>
          </table:table-cell>
          <table:table-cell table:style-name="ce33" table:formula="of:=[.Z1048445]/[.AF1048445]" office:value-type="percentage" office:value="0.205493266377724">
            <text:p>20,55%</text:p>
          </table:table-cell>
          <table:table-cell table:style-name="ce19" table:formula="of:=[.N1048445]+[.U1048445]" office:value-type="float" office:value="28.3292368421053">
            <text:p>28,33</text:p>
          </table:table-cell>
          <table:table-cell table:style-name="ce33" table:formula="of:=([.M1048445]+[.T1048445])/([.Q1048445]+[.X1048445])" office:value-type="percentage" office:value="0.0427385832515234">
            <text:p>4,27%</text:p>
          </table:table-cell>
          <table:table-cell table:style-name="ce19" table:formula="of:=[.P1048445]+[.W1048445]" office:value-type="float" office:value="30.1861157894737">
            <text:p>30,19</text:p>
          </table:table-cell>
          <table:table-cell table:style-name="ce38" table:formula="of:=[.AD1048445]/[.AF1048445]" office:value-type="percentage" office:value="0.409859484358565">
            <text:p>40,99%</text:p>
          </table:table-cell>
          <table:table-cell table:style-name="ce19" table:formula="of:=[.Q1048445]+[.Y1048445]" office:value-type="float" office:value="73.6499140350877">
            <text:p>73,65</text:p>
          </table:table-cell>
          <table:table-cell table:style-name="ce39" table:formula="of:=[.AF1048445]/60" office:value-type="percentage" office:value="1.22749856725146">
            <text:p>122,75%</text:p>
          </table:table-cell>
          <table:table-cell table:number-columns-repeated="4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CO T</text:p>
          </table:table-cell>
          <table:table-cell table:style-name="ce8" office:value-type="float" office:value="42643">
            <text:p>30/09/16</text:p>
          </table:table-cell>
          <table:table-cell table:style-name="ce10" office:value-type="float" office:value="14.8">
            <text:p>14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45">
            <text:p>45</text:p>
          </table:table-cell>
          <table:table-cell table:style-name="ce10" office:value-type="float" office:value="2.19518148148148">
            <text:p>2,2</text:p>
          </table:table-cell>
          <table:table-cell table:style-name="ce19" table:formula="of:=([.K1048446])*4" office:value-type="float" office:value="8.78072592592592">
            <text:p>8,78</text:p>
          </table:table-cell>
          <table:table-cell table:style-name="ce10" office:value-type="float" office:value="2.16704444444444">
            <text:p>2,2</text:p>
          </table:table-cell>
          <table:table-cell table:style-name="ce10" table:formula="of:=[.M1048446]*9" office:value-type="float" office:value="19.5034">
            <text:p>19,5</text:p>
          </table:table-cell>
          <table:table-cell table:style-name="ce10" office:value-type="float" office:value="9.29287407407407">
            <text:p>9,3</text:p>
          </table:table-cell>
          <table:table-cell table:style-name="ce10" table:formula="of:=[.O1048446]*4" office:value-type="float" office:value="37.1714962962963">
            <text:p>37,2</text:p>
          </table:table-cell>
          <table:table-cell table:style-name="ce10" office:value-type="float" office:value="65.4556222222222">
            <text:p>65,5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6]*4)/[.J104844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6]*9)/[.J104844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6]*4)/[.J104844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6]/[.J1048446]" office:value-type="float" office:value="0">
            <text:p>0,00</text:p>
          </table:table-cell>
          <table:table-cell table:style-name="ce19" table:formula="of:=[.L1048446]+[.S1048446]" office:value-type="float" office:value="8.78072592592592">
            <text:p>8,78</text:p>
          </table:table-cell>
          <table:table-cell table:style-name="ce33" table:formula="of:=[.Z1048446]/[.AF1048446]" office:value-type="percentage" office:value="0.134147772610202">
            <text:p>13,41%</text:p>
          </table:table-cell>
          <table:table-cell table:style-name="ce19" table:formula="of:=[.N1048446]+[.U1048446]" office:value-type="float" office:value="19.5034">
            <text:p>19,50</text:p>
          </table:table-cell>
          <table:table-cell table:style-name="ce33" table:formula="of:=([.M1048446]+[.T1048446])/([.Q1048446]+[.X1048446])" office:value-type="percentage" office:value="0.0331070788249069">
            <text:p>3,31%</text:p>
          </table:table-cell>
          <table:table-cell table:style-name="ce19" table:formula="of:=[.P1048446]+[.W1048446]" office:value-type="float" office:value="37.1714962962963">
            <text:p>37,17</text:p>
          </table:table-cell>
          <table:table-cell table:style-name="ce38" table:formula="of:=[.AD1048446]/[.AF1048446]" office:value-type="percentage" office:value="0.567888517965635">
            <text:p>56,79%</text:p>
          </table:table-cell>
          <table:table-cell table:style-name="ce19" table:formula="of:=[.Q1048446]+[.Y1048446]" office:value-type="float" office:value="65.4556222222222">
            <text:p>65,46</text:p>
          </table:table-cell>
          <table:table-cell table:style-name="ce39" table:formula="of:=[.AF1048446]/60" office:value-type="percentage" office:value="1.09092703703704">
            <text:p>109,09%</text:p>
          </table:table-cell>
          <table:table-cell table:number-columns-repeated="4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5" office:value-type="string">
            <text:p>DE M</text:p>
          </table:table-cell>
          <table:table-cell table:style-name="ce8" office:value-type="float" office:value="42417">
            <text:p>17/02/16</text:p>
          </table:table-cell>
          <table:table-cell table:style-name="ce10" office:value-type="float" office:value="8.1">
            <text:p>8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2.6">
            <text:p>22,6</text:p>
          </table:table-cell>
          <table:table-cell table:style-name="ce10" office:value-type="float" office:value="3.84741887905605">
            <text:p>3,8</text:p>
          </table:table-cell>
          <table:table-cell table:style-name="ce19" table:formula="of:=([.K1048447])*4" office:value-type="float" office:value="15.3896755162242">
            <text:p>15,39</text:p>
          </table:table-cell>
          <table:table-cell table:style-name="ce10" office:value-type="float" office:value="2.93261356932153">
            <text:p>2,9</text:p>
          </table:table-cell>
          <table:table-cell table:style-name="ce10" table:formula="of:=[.M1048447]*9" office:value-type="float" office:value="26.3935221238938">
            <text:p>26,4</text:p>
          </table:table-cell>
          <table:table-cell table:style-name="ce10" office:value-type="float" office:value="11.6232227138643">
            <text:p>11,6</text:p>
          </table:table-cell>
          <table:table-cell table:style-name="ce10" table:formula="of:=[.O1048447]*4" office:value-type="float" office:value="46.4928908554572">
            <text:p>46,5</text:p>
          </table:table-cell>
          <table:table-cell table:style-name="ce10" office:value-type="float" office:value="88.2760884955752">
            <text:p>88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7]*4)/[.J104844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7]*9)/[.J104844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7]*4)/[.J104844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7]/[.J1048447]" office:value-type="float" office:value="0">
            <text:p>0,00</text:p>
          </table:table-cell>
          <table:table-cell table:style-name="ce19" table:formula="of:=[.L1048447]+[.S1048447]" office:value-type="float" office:value="15.3896755162242">
            <text:p>15,39</text:p>
          </table:table-cell>
          <table:table-cell table:style-name="ce33" table:formula="of:=[.Z1048447]/[.AF1048447]" office:value-type="percentage" office:value="0.174335720788032">
            <text:p>17,43%</text:p>
          </table:table-cell>
          <table:table-cell table:style-name="ce19" table:formula="of:=[.N1048447]+[.U1048447]" office:value-type="float" office:value="26.3935221238938">
            <text:p>26,39</text:p>
          </table:table-cell>
          <table:table-cell table:style-name="ce33" table:formula="of:=([.M1048447]+[.T1048447])/([.Q1048447]+[.X1048447])" office:value-type="percentage" office:value="0.0332209278786579">
            <text:p>3,32%</text:p>
          </table:table-cell>
          <table:table-cell table:style-name="ce19" table:formula="of:=[.P1048447]+[.W1048447]" office:value-type="float" office:value="46.4928908554572">
            <text:p>46,49</text:p>
          </table:table-cell>
          <table:table-cell table:style-name="ce38" table:formula="of:=[.AD1048447]/[.AF1048447]" office:value-type="percentage" office:value="0.526675928304046">
            <text:p>52,67%</text:p>
          </table:table-cell>
          <table:table-cell table:style-name="ce19" table:formula="of:=[.Q1048447]+[.Y1048447]" office:value-type="float" office:value="88.2760884955752">
            <text:p>88,28</text:p>
          </table:table-cell>
          <table:table-cell table:style-name="ce39" table:formula="of:=[.AF1048447]/75" office:value-type="percentage" office:value="1.17701451327434">
            <text:p>117,70%</text:p>
          </table:table-cell>
          <table:table-cell table:number-columns-repeated="4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DE G</text:p>
          </table:table-cell>
          <table:table-cell table:style-name="ce8" office:value-type="float" office:value="42572">
            <text:p>21/07/16</text:p>
          </table:table-cell>
          <table:table-cell table:style-name="ce10" office:value-type="float" office:value="9.5">
            <text:p>9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8.7">
            <text:p>28,7</text:p>
          </table:table-cell>
          <table:table-cell table:style-name="ce10" office:value-type="float" office:value="3.01267131242741">
            <text:p>3,0</text:p>
          </table:table-cell>
          <table:table-cell table:style-name="ce19" table:formula="of:=([.K1048448])*4" office:value-type="float" office:value="12.0506852497096">
            <text:p>12,05</text:p>
          </table:table-cell>
          <table:table-cell table:style-name="ce10" office:value-type="float" office:value="2.01751103368177">
            <text:p>2,0</text:p>
          </table:table-cell>
          <table:table-cell table:style-name="ce10" table:formula="of:=[.M1048448]*9" office:value-type="float" office:value="18.1575993031359">
            <text:p>18,2</text:p>
          </table:table-cell>
          <table:table-cell table:style-name="ce10" office:value-type="float" office:value="7.97121951219512">
            <text:p>8,0</text:p>
          </table:table-cell>
          <table:table-cell table:style-name="ce10" table:formula="of:=[.O1048448]*4" office:value-type="float" office:value="31.8848780487805">
            <text:p>31,9</text:p>
          </table:table-cell>
          <table:table-cell table:style-name="ce10" office:value-type="float" office:value="62.093162601626">
            <text:p>62,1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8]*4)/[.J104844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8]*9)/[.J104844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8]*4)/[.J104844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8]/[.J1048448]" office:value-type="float" office:value="0">
            <text:p>0,00</text:p>
          </table:table-cell>
          <table:table-cell table:style-name="ce19" table:formula="of:=[.L1048448]+[.S1048448]" office:value-type="float" office:value="12.0506852497096">
            <text:p>12,05</text:p>
          </table:table-cell>
          <table:table-cell table:style-name="ce33" table:formula="of:=[.Z1048448]/[.AF1048448]" office:value-type="percentage" office:value="0.194074270737727">
            <text:p>19,41%</text:p>
          </table:table-cell>
          <table:table-cell table:style-name="ce19" table:formula="of:=[.N1048448]+[.U1048448]" office:value-type="float" office:value="18.1575993031359">
            <text:p>18,16</text:p>
          </table:table-cell>
          <table:table-cell table:style-name="ce33" table:formula="of:=[.AB1048381]/[.AF1048381]" office:value-type="percentage" office:value="0">
            <text:p>#DIV/0 !</text:p>
          </table:table-cell>
          <table:table-cell table:style-name="ce19" table:formula="of:=[.P1048448]+[.W1048448]" office:value-type="float" office:value="31.8848780487805">
            <text:p>31,88</text:p>
          </table:table-cell>
          <table:table-cell table:style-name="ce38" table:formula="of:=[.AD1048448]/[.AF1048448]" office:value-type="percentage" office:value="0.513500628939546">
            <text:p>51,35%</text:p>
          </table:table-cell>
          <table:table-cell table:style-name="ce19" table:formula="of:=[.Q1048448]+[.Y1048448]" office:value-type="float" office:value="62.093162601626">
            <text:p>62,09</text:p>
          </table:table-cell>
          <table:table-cell table:style-name="ce39" table:formula="of:=[.AF1048448]/75" office:value-type="percentage" office:value="0.827908834688347">
            <text:p>82,79%</text:p>
          </table:table-cell>
          <table:table-cell table:number-columns-repeated="4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DE G</text:p>
          </table:table-cell>
          <table:table-cell table:style-name="ce8" office:value-type="float" office:value="42216">
            <text:p>31/07/15</text:p>
          </table:table-cell>
          <table:table-cell table:style-name="ce10" office:value-type="float" office:value="8.5">
            <text:p>8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5">
            <text:p>25</text:p>
          </table:table-cell>
          <table:table-cell table:style-name="ce10" office:value-type="float" office:value="2.23144">
            <text:p>2,2</text:p>
          </table:table-cell>
          <table:table-cell table:style-name="ce19" table:formula="of:=([.K1048449])*4" office:value-type="float" office:value="8.92576">
            <text:p>8,93</text:p>
          </table:table-cell>
          <table:table-cell table:style-name="ce10" office:value-type="float" office:value="1.93662">
            <text:p>1,9</text:p>
          </table:table-cell>
          <table:table-cell table:style-name="ce10" table:formula="of:=[.M1048449]*9" office:value-type="float" office:value="17.42958">
            <text:p>17,4</text:p>
          </table:table-cell>
          <table:table-cell table:style-name="ce10" office:value-type="float" office:value="6.30820666666667">
            <text:p>6,3</text:p>
          </table:table-cell>
          <table:table-cell table:style-name="ce10" table:formula="of:=[.O1048449]*4" office:value-type="float" office:value="25.2328266666667">
            <text:p>25,2</text:p>
          </table:table-cell>
          <table:table-cell table:style-name="ce10" office:value-type="float" office:value="51.5881666666667">
            <text:p>51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9]*4)/[.J104844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9]*9)/[.J104844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9]*4)/[.J104844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9]/[.J1048449]" office:value-type="float" office:value="0">
            <text:p>0,00</text:p>
          </table:table-cell>
          <table:table-cell table:style-name="ce19" table:formula="of:=[.L1048449]+[.S1048449]" office:value-type="float" office:value="8.92576">
            <text:p>8,93</text:p>
          </table:table-cell>
          <table:table-cell table:style-name="ce33" table:formula="of:=[.Z1048449]/[.AF1048449]" office:value-type="percentage" office:value="0.173019523211072">
            <text:p>17,30%</text:p>
          </table:table-cell>
          <table:table-cell table:style-name="ce19" table:formula="of:=[.N1048449]+[.U1048449]" office:value-type="float" office:value="17.42958">
            <text:p>17,43</text:p>
          </table:table-cell>
          <table:table-cell table:style-name="ce33" table:formula="of:=[.AB1048382]/[.AF1048382]" office:value-type="percentage" office:value="0">
            <text:p>#DIV/0 !</text:p>
          </table:table-cell>
          <table:table-cell table:style-name="ce19" table:formula="of:=[.P1048449]+[.W1048449]" office:value-type="float" office:value="25.2328266666667">
            <text:p>25,23</text:p>
          </table:table-cell>
          <table:table-cell table:style-name="ce38" table:formula="of:=[.AD1048449]/[.AF1048449]" office:value-type="percentage" office:value="0.489120437826504">
            <text:p>48,91%</text:p>
          </table:table-cell>
          <table:table-cell table:style-name="ce19" table:formula="of:=[.Q1048449]+[.Y1048449]" office:value-type="float" office:value="51.5881666666667">
            <text:p>51,59</text:p>
          </table:table-cell>
          <table:table-cell table:style-name="ce39" table:formula="of:=[.AF1048449]/75" office:value-type="percentage" office:value="0.687842222222223">
            <text:p>68,78%</text:p>
          </table:table-cell>
          <table:table-cell table:number-columns-repeated="4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6" office:value-type="string">
            <text:p>GR M</text:p>
          </table:table-cell>
          <table:table-cell table:style-name="ce8" office:value-type="float" office:value="42046">
            <text:p>11/02/15</text:p>
          </table:table-cell>
          <table:table-cell table:style-name="ce10" office:value-type="float" office:value="15.9">
            <text:p>15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64.8">
            <text:p>164,8</text:p>
          </table:table-cell>
          <table:table-cell table:style-name="ce2" office:value-type="float" office:value="17.31">
            <text:p>17,31</text:p>
          </table:table-cell>
          <table:table-cell table:style-name="ce5" office:value-type="float" office:value="-1.2">
            <text:p>-1,2</text:p>
          </table:table-cell>
          <table:table-cell table:style-name="ce5" office:value-type="float" office:value="47">
            <text:p>47</text:p>
          </table:table-cell>
          <table:table-cell table:style-name="ce10" office:value-type="float" office:value="1.91082624113475">
            <text:p>1,9</text:p>
          </table:table-cell>
          <table:table-cell table:style-name="ce19" table:formula="of:=([.K1048450])*4" office:value-type="float" office:value="7.643304964539">
            <text:p>7,64</text:p>
          </table:table-cell>
          <table:table-cell table:style-name="ce10" office:value-type="float" office:value="2.15680780141844">
            <text:p>2,2</text:p>
          </table:table-cell>
          <table:table-cell table:style-name="ce10" table:formula="of:=[.M1048450]*9" office:value-type="float" office:value="19.411270212766">
            <text:p>19,4</text:p>
          </table:table-cell>
          <table:table-cell table:style-name="ce10" office:value-type="float" office:value="6.28594255319149">
            <text:p>6,3</text:p>
          </table:table-cell>
          <table:table-cell table:style-name="ce10" table:formula="of:=[.O1048450]*4" office:value-type="float" office:value="25.143770212766">
            <text:p>25,1</text:p>
          </table:table-cell>
          <table:table-cell table:style-name="ce10" office:value-type="float" office:value="52.1983453900709">
            <text:p>52,2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0]*4)/[.J1048450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0]*9)/[.J104845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0]*4)/[.J104845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0]/[.J1048450]" office:value-type="float" office:value="0">
            <text:p>0,00</text:p>
          </table:table-cell>
          <table:table-cell table:style-name="ce19" table:formula="of:=[.L1048450]+[.S1048450]" office:value-type="float" office:value="7.643304964539">
            <text:p>7,64</text:p>
          </table:table-cell>
          <table:table-cell table:style-name="ce33" table:formula="of:=[.Z1048450]/[.AF1048450]" office:value-type="percentage" office:value="0.146428108159783">
            <text:p>14,64%</text:p>
          </table:table-cell>
          <table:table-cell table:style-name="ce19" table:formula="of:=[.N1048450]+[.U1048450]" office:value-type="float" office:value="19.411270212766">
            <text:p>19,41</text:p>
          </table:table-cell>
          <table:table-cell table:style-name="ce33" table:formula="of:=[.AB1048387]/[.AF1048387]" office:value-type="percentage" office:value="0">
            <text:p>#DIV/0 !</text:p>
          </table:table-cell>
          <table:table-cell table:style-name="ce19" table:formula="of:=[.P1048450]+[.W1048450]" office:value-type="float" office:value="25.143770212766">
            <text:p>25,14</text:p>
          </table:table-cell>
          <table:table-cell table:style-name="ce38" table:formula="of:=[.AD1048450]/[.AF1048450]" office:value-type="percentage" office:value="0.481696690285297">
            <text:p>48,17%</text:p>
          </table:table-cell>
          <table:table-cell table:style-name="ce19" table:formula="of:=[.Q1048450]+[.Y1048450]" office:value-type="float" office:value="52.1983453900709">
            <text:p>52,20</text:p>
          </table:table-cell>
          <table:table-cell table:style-name="ce39" table:formula="of:=[.AF1048450]/60" office:value-type="percentage" office:value="0.869972423167848">
            <text:p>87,00%</text:p>
          </table:table-cell>
          <table:table-cell table:number-columns-repeated="4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5" office:value-type="string">
            <text:p>HO S</text:p>
          </table:table-cell>
          <table:table-cell table:style-name="ce8" office:value-type="float" office:value="42503">
            <text:p>13/05/16</text:p>
          </table:table-cell>
          <table:table-cell table:style-name="ce10" office:value-type="float" office:value="12.9">
            <text:p>12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5.7">
            <text:p>15,7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69346875">
            <text:p>3,7</text:p>
          </table:table-cell>
          <table:table-cell table:style-name="ce19" table:formula="of:=([.K1048451])*4" office:value-type="float" office:value="14.773875">
            <text:p>14,77</text:p>
          </table:table-cell>
          <table:table-cell table:style-name="ce10" office:value-type="float" office:value="3.24955416666667">
            <text:p>3,2</text:p>
          </table:table-cell>
          <table:table-cell table:style-name="ce10" table:formula="of:=[.M1048451]*9" office:value-type="float" office:value="29.2459875">
            <text:p>29,2</text:p>
          </table:table-cell>
          <table:table-cell table:style-name="ce10" office:value-type="float" office:value="11.6852291666667">
            <text:p>11,7</text:p>
          </table:table-cell>
          <table:table-cell table:style-name="ce10" table:formula="of:=[.O1048451]*4" office:value-type="float" office:value="46.7409166666668">
            <text:p>46,7</text:p>
          </table:table-cell>
          <table:table-cell table:style-name="ce10" office:value-type="float" office:value="90.7607791666667">
            <text:p>90,8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1]*4)/[.J104845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1]*9)/[.J104845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1]*4)/[.J104845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1]/[.J1048451]" office:value-type="float" office:value="0">
            <text:p>0,00</text:p>
          </table:table-cell>
          <table:table-cell table:style-name="ce19" table:formula="of:=[.L1048451]+[.S1048451]" office:value-type="float" office:value="14.773875">
            <text:p>14,77</text:p>
          </table:table-cell>
          <table:table-cell table:style-name="ce33" table:formula="of:=[.Z1048451]/[.AF1048451]" office:value-type="percentage" office:value="0.162778186080469">
            <text:p>16,28%</text:p>
          </table:table-cell>
          <table:table-cell table:style-name="ce19" table:formula="of:=[.N1048451]+[.U1048451]" office:value-type="float" office:value="29.2459875">
            <text:p>29,25</text:p>
          </table:table-cell>
          <table:table-cell table:style-name="ce33" table:formula="of:=[.AB1048388]/[.AF1048388]" office:value-type="percentage" office:value="0">
            <text:p>#DIV/0 !</text:p>
          </table:table-cell>
          <table:table-cell table:style-name="ce19" table:formula="of:=[.P1048451]+[.W1048451]" office:value-type="float" office:value="46.7409166666668">
            <text:p>46,74</text:p>
          </table:table-cell>
          <table:table-cell table:style-name="ce38" table:formula="of:=[.AD1048451]/[.AF1048451]" office:value-type="percentage" office:value="0.514990253453367">
            <text:p>51,50%</text:p>
          </table:table-cell>
          <table:table-cell table:style-name="ce19" table:formula="of:=[.Q1048451]+[.Y1048451]" office:value-type="float" office:value="90.7607791666667">
            <text:p>90,76</text:p>
          </table:table-cell>
          <table:table-cell table:style-name="ce39" table:formula="of:=[.AF1048451]/60" office:value-type="percentage" office:value="1.51267965277778">
            <text:p>151,27%</text:p>
          </table:table-cell>
          <table:table-cell table:number-columns-repeated="4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5" office:value-type="string">
            <text:p>HO S</text:p>
          </table:table-cell>
          <table:table-cell table:style-name="ce8" office:value-type="float" office:value="42313">
            <text:p>05/11/15</text:p>
          </table:table-cell>
          <table:table-cell table:style-name="ce10" office:value-type="float" office:value="12.4">
            <text:p>12,4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5.99">
            <text:p>15,9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30.9">
            <text:p>30,9</text:p>
          </table:table-cell>
          <table:table-cell table:style-name="ce10" office:value-type="float" office:value="2.59576666666667">
            <text:p>2,6</text:p>
          </table:table-cell>
          <table:table-cell table:style-name="ce19" table:formula="of:=([.K1048452])*4" office:value-type="float" office:value="10.3830666666667">
            <text:p>10,38</text:p>
          </table:table-cell>
          <table:table-cell table:style-name="ce10" office:value-type="float" office:value="3.04448">
            <text:p>3,0</text:p>
          </table:table-cell>
          <table:table-cell table:style-name="ce10" table:formula="of:=[.M1048452]*9" office:value-type="float" office:value="27.40032">
            <text:p>27,4</text:p>
          </table:table-cell>
          <table:table-cell table:style-name="ce10" office:value-type="float" office:value="9.70281666666667">
            <text:p>9,7</text:p>
          </table:table-cell>
          <table:table-cell table:style-name="ce10" table:formula="of:=[.O1048452]*4" office:value-type="float" office:value="38.8112666666667">
            <text:p>38,8</text:p>
          </table:table-cell>
          <table:table-cell table:style-name="ce10" office:value-type="float" office:value="76.5946533333333">
            <text:p>76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2]*4)/[.J104845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2]*9)/[.J104845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2]*4)/[.J104845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2]/[.J1048452]" office:value-type="float" office:value="0">
            <text:p>0,00</text:p>
          </table:table-cell>
          <table:table-cell table:style-name="ce19" table:formula="of:=[.L1048452]+[.S1048452]" office:value-type="float" office:value="10.3830666666667">
            <text:p>10,38</text:p>
          </table:table-cell>
          <table:table-cell table:style-name="ce33" table:formula="of:=[.Z1048452]/[.AF1048452]" office:value-type="percentage" office:value="0.13555863516322">
            <text:p>13,56%</text:p>
          </table:table-cell>
          <table:table-cell table:style-name="ce19" table:formula="of:=[.N1048452]+[.U1048452]" office:value-type="float" office:value="27.40032">
            <text:p>27,40</text:p>
          </table:table-cell>
          <table:table-cell table:style-name="ce33" table:formula="of:=[.AB1048389]/[.AF1048389]" office:value-type="percentage" office:value="0">
            <text:p>#DIV/0 !</text:p>
          </table:table-cell>
          <table:table-cell table:style-name="ce19" table:formula="of:=[.P1048452]+[.W1048452]" office:value-type="float" office:value="38.8112666666667">
            <text:p>38,81</text:p>
          </table:table-cell>
          <table:table-cell table:style-name="ce38" table:formula="of:=[.AD1048452]/[.AF1048452]" office:value-type="percentage" office:value="0.506709867825413">
            <text:p>50,67%</text:p>
          </table:table-cell>
          <table:table-cell table:style-name="ce19" table:formula="of:=[.Q1048452]+[.Y1048452]" office:value-type="float" office:value="76.5946533333333">
            <text:p>76,59</text:p>
          </table:table-cell>
          <table:table-cell table:style-name="ce39" table:formula="of:=[.AF1048452]/60" office:value-type="percentage" office:value="1.27657755555556">
            <text:p>127,66%</text:p>
          </table:table-cell>
          <table:table-cell table:number-columns-repeated="4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6" office:value-type="string">
            <text:p>KA N</text:p>
          </table:table-cell>
          <table:table-cell table:style-name="ce8" office:value-type="float" office:value="42030">
            <text:p>26/01/15</text:p>
          </table:table-cell>
          <table:table-cell table:style-name="ce10" office:value-type="float" office:value="4.4">
            <text:p>4,4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14.6">
            <text:p>114,6</text:p>
          </table:table-cell>
          <table:table-cell table:style-name="ce2" office:value-type="float" office:value="13.8">
            <text:p>13,8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8.1">
            <text:p>18,1</text:p>
          </table:table-cell>
          <table:table-cell table:style-name="ce10" office:value-type="float" office:value="3.40134117647059">
            <text:p>3,4</text:p>
          </table:table-cell>
          <table:table-cell table:style-name="ce19" table:formula="of:=([.K1048453])*4" office:value-type="float" office:value="13.6053647058824">
            <text:p>13,61</text:p>
          </table:table-cell>
          <table:table-cell table:style-name="ce10" office:value-type="float" office:value="3.51660588235294">
            <text:p>3,5</text:p>
          </table:table-cell>
          <table:table-cell table:style-name="ce10" table:formula="of:=[.M1048453]*9" office:value-type="float" office:value="31.6494529411765">
            <text:p>31,6</text:p>
          </table:table-cell>
          <table:table-cell table:style-name="ce10" office:value-type="float" office:value="14.1641176470588">
            <text:p>14,2</text:p>
          </table:table-cell>
          <table:table-cell table:style-name="ce10" table:formula="of:=[.O1048453]*4" office:value-type="float" office:value="56.6564705882352">
            <text:p>56,7</text:p>
          </table:table-cell>
          <table:table-cell table:style-name="ce10" office:value-type="float" office:value="101.911288235294">
            <text:p>101,9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3]*4)/[.J104845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3]*9)/[.J104845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3]*4)/[.J104845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3]/[.J1048453]" office:value-type="float" office:value="0">
            <text:p>0,00</text:p>
          </table:table-cell>
          <table:table-cell table:style-name="ce19" table:formula="of:=[.L1048453]+[.S1048453]" office:value-type="float" office:value="13.6053647058824">
            <text:p>13,61</text:p>
          </table:table-cell>
          <table:table-cell table:style-name="ce33" table:formula="of:=[.Z1048453]/[.AF1048453]" office:value-type="percentage" office:value="0.133502038306788">
            <text:p>13,35%</text:p>
          </table:table-cell>
          <table:table-cell table:style-name="ce19" table:formula="of:=[.N1048453]+[.U1048453]" office:value-type="float" office:value="31.6494529411765">
            <text:p>31,65</text:p>
          </table:table-cell>
          <table:table-cell table:style-name="ce33" table:formula="of:=[.AB1048390]/[.AF1048390]" office:value-type="percentage" office:value="0">
            <text:p>#DIV/0 !</text:p>
          </table:table-cell>
          <table:table-cell table:style-name="ce19" table:formula="of:=[.P1048453]+[.W1048453]" office:value-type="float" office:value="56.6564705882352">
            <text:p>56,66</text:p>
          </table:table-cell>
          <table:table-cell table:style-name="ce38" table:formula="of:=[.AD1048453]/[.AF1048453]" office:value-type="percentage" office:value="0.555939107132333">
            <text:p>55,59%</text:p>
          </table:table-cell>
          <table:table-cell table:style-name="ce19" table:formula="of:=[.Q1048453]+[.Y1048453]" office:value-type="float" office:value="101.911288235294">
            <text:p>101,91</text:p>
          </table:table-cell>
          <table:table-cell table:style-name="ce39" table:formula="of:=[.AF1048453]/90" office:value-type="percentage" office:value="1.13234764705882">
            <text:p>113,23%</text:p>
          </table:table-cell>
          <table:table-cell table:number-columns-repeated="4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6" office:value-type="string">
            <text:p>KA N</text:p>
          </table:table-cell>
          <table:table-cell table:style-name="ce8" office:value-type="float" office:value="41841">
            <text:p>21/07/14</text:p>
          </table:table-cell>
          <table:table-cell table:style-name="ce10" office:value-type="float" office:value="3.9">
            <text:p>3,9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09.5">
            <text:p>109,5</text:p>
          </table:table-cell>
          <table:table-cell table:style-name="ce2" office:value-type="float" office:value="13.93">
            <text:p>13,93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6.7">
            <text:p>16,7</text:p>
          </table:table-cell>
          <table:table-cell table:style-name="ce10" office:value-type="float" office:value="3.32428125">
            <text:p>3,3</text:p>
          </table:table-cell>
          <table:table-cell table:style-name="ce19" table:formula="of:=([.K1048454])*4" office:value-type="float" office:value="13.297125">
            <text:p>13,30</text:p>
          </table:table-cell>
          <table:table-cell table:style-name="ce10" office:value-type="float" office:value="3.72701041666667">
            <text:p>3,7</text:p>
          </table:table-cell>
          <table:table-cell table:style-name="ce10" table:formula="of:=[.M1048454]*9" office:value-type="float" office:value="33.54309375">
            <text:p>33,5</text:p>
          </table:table-cell>
          <table:table-cell table:style-name="ce10" office:value-type="float" office:value="15.3157708333333">
            <text:p>15,3</text:p>
          </table:table-cell>
          <table:table-cell table:style-name="ce10" table:formula="of:=[.O1048454]*4" office:value-type="float" office:value="61.2630833333332">
            <text:p>61,3</text:p>
          </table:table-cell>
          <table:table-cell table:style-name="ce10" office:value-type="float" office:value="108.103302083333">
            <text:p>108,1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4]*4)/[.J104845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4]*9)/[.J104845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4]*4)/[.J104845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4]/[.J1048454]" office:value-type="float" office:value="0">
            <text:p>0,00</text:p>
          </table:table-cell>
          <table:table-cell table:style-name="ce19" table:formula="of:=[.L1048454]+[.S1048454]" office:value-type="float" office:value="13.297125">
            <text:p>13,30</text:p>
          </table:table-cell>
          <table:table-cell table:style-name="ce33" table:formula="of:=[.Z1048454]/[.AF1048454]" office:value-type="percentage" office:value="0.123003874476931">
            <text:p>12,30%</text:p>
          </table:table-cell>
          <table:table-cell table:style-name="ce19" table:formula="of:=[.N1048454]+[.U1048454]" office:value-type="float" office:value="33.54309375">
            <text:p>33,54</text:p>
          </table:table-cell>
          <table:table-cell table:style-name="ce33" table:formula="of:=[.AB1048391]/[.AF1048391]" office:value-type="percentage" office:value="0">
            <text:p>#DIV/0 !</text:p>
          </table:table-cell>
          <table:table-cell table:style-name="ce19" table:formula="of:=[.P1048454]+[.W1048454]" office:value-type="float" office:value="61.2630833333332">
            <text:p>61,26</text:p>
          </table:table-cell>
          <table:table-cell table:style-name="ce38" table:formula="of:=[.AD1048454]/[.AF1048454]" office:value-type="percentage" office:value="0.566708714282452">
            <text:p>56,67%</text:p>
          </table:table-cell>
          <table:table-cell table:style-name="ce19" table:formula="of:=[.Q1048454]+[.Y1048454]" office:value-type="float" office:value="108.103302083333">
            <text:p>108,10</text:p>
          </table:table-cell>
          <table:table-cell table:style-name="ce39" table:formula="of:=[.AF1048454]/90" office:value-type="percentage" office:value="1.20114780092592">
            <text:p>120,11%</text:p>
          </table:table-cell>
          <table:table-cell table:number-columns-repeated="4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5" office:value-type="string">
            <text:p>LA J</text:p>
          </table:table-cell>
          <table:table-cell table:style-name="ce8" office:value-type="float" office:value="42359">
            <text:p>21/12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4.3">
            <text:p>34,3</text:p>
          </table:table-cell>
          <table:table-cell table:style-name="ce10" office:value-type="float" office:value="2.60781827016521">
            <text:p>2,6</text:p>
          </table:table-cell>
          <table:table-cell table:style-name="ce19" table:formula="of:=([.K1048455])*4" office:value-type="float" office:value="10.4312730806608">
            <text:p>10,43</text:p>
          </table:table-cell>
          <table:table-cell table:style-name="ce10" office:value-type="float" office:value="3.00305442176871">
            <text:p>3,0</text:p>
          </table:table-cell>
          <table:table-cell table:style-name="ce10" table:formula="of:=[.M1048455]*9" office:value-type="float" office:value="27.0274897959184">
            <text:p>27,0</text:p>
          </table:table-cell>
          <table:table-cell table:style-name="ce10" office:value-type="float" office:value="7.95431486880467">
            <text:p>8,0</text:p>
          </table:table-cell>
          <table:table-cell table:style-name="ce10" table:formula="of:=[.O1048455]*4" office:value-type="float" office:value="31.8172594752187">
            <text:p>31,8</text:p>
          </table:table-cell>
          <table:table-cell table:style-name="ce10" office:value-type="float" office:value="69.2760223517979">
            <text:p>69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5]*4)/[.J104845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5]*9)/[.J104845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5]*4)/[.J104845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5]/[.J1048455]" office:value-type="float" office:value="0">
            <text:p>0,00</text:p>
          </table:table-cell>
          <table:table-cell table:style-name="ce19" table:formula="of:=[.L1048455]+[.S1048455]" office:value-type="float" office:value="10.4312730806608">
            <text:p>10,43</text:p>
          </table:table-cell>
          <table:table-cell table:style-name="ce33" table:formula="of:=[.Z1048455]/[.AF1048455]" office:value-type="percentage" office:value="0.150575519877407">
            <text:p>15,06%</text:p>
          </table:table-cell>
          <table:table-cell table:style-name="ce19" table:formula="of:=[.N1048455]+[.U1048455]" office:value-type="float" office:value="27.0274897959184">
            <text:p>27,03</text:p>
          </table:table-cell>
          <table:table-cell table:style-name="ce33" table:formula="of:=[.AB1048392]/[.AF1048392]" office:value-type="percentage" office:value="0">
            <text:p>#DIV/0 !</text:p>
          </table:table-cell>
          <table:table-cell table:style-name="ce19" table:formula="of:=[.P1048455]+[.W1048455]" office:value-type="float" office:value="31.8172594752187">
            <text:p>31,82</text:p>
          </table:table-cell>
          <table:table-cell table:style-name="ce38" table:formula="of:=[.AD1048455]/[.AF1048455]" office:value-type="percentage" office:value="0.459282424063612">
            <text:p>45,93%</text:p>
          </table:table-cell>
          <table:table-cell table:style-name="ce19" table:formula="of:=[.Q1048455]+[.Y1048455]" office:value-type="float" office:value="69.2760223517979">
            <text:p>69,28</text:p>
          </table:table-cell>
          <table:table-cell table:style-name="ce39" table:formula="of:=[.AF1048455]/75" office:value-type="percentage" office:value="0.923680298023972">
            <text:p>92,37%</text:p>
          </table:table-cell>
          <table:table-cell table:number-columns-repeated="4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5" office:value-type="string">
            <text:p>RO O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8.8">
            <text:p>18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4">
            <text:p>64</text:p>
          </table:table-cell>
          <table:table-cell table:style-name="ce10" office:value-type="float" office:value="1.45779427083333">
            <text:p>1,5</text:p>
          </table:table-cell>
          <table:table-cell table:style-name="ce19" table:formula="of:=([.K1048456])*4" office:value-type="float" office:value="5.83117708333332">
            <text:p>5,83</text:p>
          </table:table-cell>
          <table:table-cell table:style-name="ce10" office:value-type="float" office:value="1.36336666666667">
            <text:p>1,4</text:p>
          </table:table-cell>
          <table:table-cell table:style-name="ce10" table:formula="of:=[.M1048456]*9" office:value-type="float" office:value="12.2703">
            <text:p>12,3</text:p>
          </table:table-cell>
          <table:table-cell table:style-name="ce10" office:value-type="float" office:value="4.46101041666667">
            <text:p>4,5</text:p>
          </table:table-cell>
          <table:table-cell table:style-name="ce10" table:formula="of:=[.O1048456]*4" office:value-type="float" office:value="17.8440416666667">
            <text:p>17,8</text:p>
          </table:table-cell>
          <table:table-cell table:style-name="ce10" office:value-type="float" office:value="35.94551875">
            <text:p>35,9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6]*4)/[.J104845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6]*9)/[.J104845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6]*4)/[.J104845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6]/[.J1048456]" office:value-type="float" office:value="0">
            <text:p>0,00</text:p>
          </table:table-cell>
          <table:table-cell table:style-name="ce19" table:formula="of:=[.L1048456]+[.S1048456]" office:value-type="float" office:value="5.83117708333332">
            <text:p>5,83</text:p>
          </table:table-cell>
          <table:table-cell table:style-name="ce33" table:formula="of:=[.Z1048456]/[.AF1048456]" office:value-type="percentage" office:value="0.162222643770674">
            <text:p>16,22%</text:p>
          </table:table-cell>
          <table:table-cell table:style-name="ce19" table:formula="of:=[.N1048456]+[.U1048456]" office:value-type="float" office:value="12.2703">
            <text:p>12,27</text:p>
          </table:table-cell>
          <table:table-cell table:style-name="ce33" table:formula="of:=[.AB1048395]/[.AF1048395]" office:value-type="percentage" office:value="0">
            <text:p>#DIV/0 !</text:p>
          </table:table-cell>
          <table:table-cell table:style-name="ce19" table:formula="of:=[.P1048456]+[.W1048456]" office:value-type="float" office:value="17.8440416666667">
            <text:p>17,84</text:p>
          </table:table-cell>
          <table:table-cell table:style-name="ce38" table:formula="of:=[.AD1048456]/[.AF1048456]" office:value-type="percentage" office:value="0.496419088865331">
            <text:p>49,64%</text:p>
          </table:table-cell>
          <table:table-cell table:style-name="ce19" table:formula="of:=[.Q1048456]+[.Y1048456]" office:value-type="float" office:value="35.94551875">
            <text:p>35,95</text:p>
          </table:table-cell>
          <table:table-cell table:style-name="ce39" table:formula="of:=[.AF1048456]/60" office:value-type="percentage" office:value="0.599091979166667">
            <text:p>59,91%</text:p>
          </table:table-cell>
          <table:table-cell table:number-columns-repeated="4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5" office:value-type="string">
            <text:p>VE P</text:p>
          </table:table-cell>
          <table:table-cell table:style-name="ce8" office:value-type="float" office:value="42110">
            <text:p>16/04/15</text:p>
          </table:table-cell>
          <table:table-cell table:style-name="ce10" office:value-type="float" office:value="11.1">
            <text:p>11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4.85">
            <text:p>14,85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56185036119711">
            <text:p>3,6</text:p>
          </table:table-cell>
          <table:table-cell table:style-name="ce19" table:formula="of:=([.K1048457])*4" office:value-type="float" office:value="14.2474014447884">
            <text:p>14,25</text:p>
          </table:table-cell>
          <table:table-cell table:style-name="ce10" office:value-type="float" office:value="3.49213044375645">
            <text:p>3,5</text:p>
          </table:table-cell>
          <table:table-cell table:style-name="ce10" table:formula="of:=[.M1048457]*9" office:value-type="float" office:value="31.429173993808">
            <text:p>31,4</text:p>
          </table:table-cell>
          <table:table-cell table:style-name="ce10" office:value-type="float" office:value="10.9882234262126">
            <text:p>11,0</text:p>
          </table:table-cell>
          <table:table-cell table:style-name="ce10" table:formula="of:=[.O1048457]*4" office:value-type="float" office:value="43.9528937048504">
            <text:p>44,0</text:p>
          </table:table-cell>
          <table:table-cell table:style-name="ce10" office:value-type="float" office:value="89.6294691434469">
            <text:p>89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7]*4)/[.J104845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7]*9)/[.J104845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7]*4)/[.J104845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7]/[.J1048457]" office:value-type="float" office:value="0">
            <text:p>0,00</text:p>
          </table:table-cell>
          <table:table-cell table:style-name="ce19" table:formula="of:=[.L1048457]+[.S1048457]" office:value-type="float" office:value="14.2474014447884">
            <text:p>14,25</text:p>
          </table:table-cell>
          <table:table-cell table:style-name="ce33" table:formula="of:=[.Z1048457]/[.AF1048457]" office:value-type="percentage" office:value="0.158958895784447">
            <text:p>15,90%</text:p>
          </table:table-cell>
          <table:table-cell table:style-name="ce19" table:formula="of:=[.N1048457]+[.U1048457]" office:value-type="float" office:value="31.429173993808">
            <text:p>31,43</text:p>
          </table:table-cell>
          <table:table-cell table:style-name="ce33" table:formula="of:=[.AB1048396]/[.AF1048396]" office:value-type="percentage" office:value="0">
            <text:p>#DIV/0 !</text:p>
          </table:table-cell>
          <table:table-cell table:style-name="ce19" table:formula="of:=[.P1048457]+[.W1048457]" office:value-type="float" office:value="43.9528937048504">
            <text:p>43,95</text:p>
          </table:table-cell>
          <table:table-cell table:style-name="ce38" table:formula="of:=[.AD1048457]/[.AF1048457]" office:value-type="percentage" office:value="0.490384402863151">
            <text:p>49,04%</text:p>
          </table:table-cell>
          <table:table-cell table:style-name="ce19" table:formula="of:=[.Q1048457]+[.Y1048457]" office:value-type="float" office:value="89.6294691434469">
            <text:p>89,63</text:p>
          </table:table-cell>
          <table:table-cell table:style-name="ce39" table:formula="of:=[.AF1048457]/75" office:value-type="percentage" office:value="1.19505958857929">
            <text:p>119,51%</text:p>
          </table:table-cell>
          <table:table-cell table:number-columns-repeated="4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5" office:value-type="string">
            <text:p>VE P</text:p>
          </table:table-cell>
          <table:table-cell table:style-name="ce8" office:value-type="float" office:value="42472">
            <text:p>12/04/16</text:p>
          </table:table-cell>
          <table:table-cell table:style-name="ce10" office:value-type="float" office:value="12.1">
            <text:p>12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15.18">
            <text:p>15,18</text:p>
          </table:table-cell>
          <table:table-cell table:style-name="ce12" office:value-type="float" office:value="-1.2">
            <text:p>-1,2</text:p>
          </table:table-cell>
          <table:table-cell table:style-name="ce5" office:value-type="float" office:value="36">
            <text:p>36</text:p>
          </table:table-cell>
          <table:table-cell table:style-name="ce10" office:value-type="float" office:value="3.01302525252525">
            <text:p>3,0</text:p>
          </table:table-cell>
          <table:table-cell table:style-name="ce19" table:formula="of:=([.K1048458])*4" office:value-type="float" office:value="12.052101010101">
            <text:p>12,05</text:p>
          </table:table-cell>
          <table:table-cell table:style-name="ce10" office:value-type="float" office:value="2.78755555555556">
            <text:p>2,8</text:p>
          </table:table-cell>
          <table:table-cell table:style-name="ce10" table:formula="of:=[.M1048458]*9" office:value-type="float" office:value="25.088">
            <text:p>25,1</text:p>
          </table:table-cell>
          <table:table-cell table:style-name="ce10" office:value-type="float" office:value="7.84168080808081">
            <text:p>7,8</text:p>
          </table:table-cell>
          <table:table-cell table:style-name="ce10" table:formula="of:=[.O1048458]*4" office:value-type="float" office:value="31.3667232323232">
            <text:p>31,4</text:p>
          </table:table-cell>
          <table:table-cell table:style-name="ce10" office:value-type="float" office:value="68.5068242424243">
            <text:p>68,5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8]*4)/[.J104845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8]*9)/[.J104845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8]*4)/[.J104845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8]/[.J1048458]" office:value-type="float" office:value="0">
            <text:p>0,00</text:p>
          </table:table-cell>
          <table:table-cell table:style-name="ce19" table:formula="of:=[.L1048458]+[.S1048458]" office:value-type="float" office:value="12.052101010101">
            <text:p>12,05</text:p>
          </table:table-cell>
          <table:table-cell table:style-name="ce33" table:formula="of:=[.Z1048458]/[.AF1048458]" office:value-type="percentage" office:value="0.175925554036082">
            <text:p>17,59%</text:p>
          </table:table-cell>
          <table:table-cell table:style-name="ce19" table:formula="of:=[.N1048458]+[.U1048458]" office:value-type="float" office:value="25.088">
            <text:p>25,09</text:p>
          </table:table-cell>
          <table:table-cell table:style-name="ce33" table:formula="of:=[.AB1048397]/[.AF1048397]" office:value-type="percentage" office:value="0">
            <text:p>#DIV/0 !</text:p>
          </table:table-cell>
          <table:table-cell table:style-name="ce19" table:formula="of:=[.P1048458]+[.W1048458]" office:value-type="float" office:value="31.3667232323232">
            <text:p>31,37</text:p>
          </table:table-cell>
          <table:table-cell table:style-name="ce38" table:formula="of:=[.AD1048458]/[.AF1048458]" office:value-type="percentage" office:value="0.457862754246587">
            <text:p>45,79%</text:p>
          </table:table-cell>
          <table:table-cell table:style-name="ce19" table:formula="of:=[.Q1048458]+[.Y1048458]" office:value-type="float" office:value="68.5068242424243">
            <text:p>68,51</text:p>
          </table:table-cell>
          <table:table-cell table:style-name="ce39" table:formula="of:=[.AF1048458]/60" office:value-type="percentage" office:value="1.14178040404041">
            <text:p>114,18%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3">
          <table:table-cell table:number-columns-repeated="8"/>
          <table:table-cell table:style-name="ce13"/>
          <table:table-cell table:style-name="Default" table:number-columns-repeated="7"/>
          <table:table-cell table:number-columns-repeated="21"/>
        </table:table-row>
        <table:table-row table:style-name="ro2" table:number-rows-repeated="26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87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CNO_2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4" table:default-cell-style-name="ce5"/>
        <table:table-column table:style-name="co1" table:default-cell-style-name="ce10"/>
        <table:table-column table:style-name="co1" table:default-cell-style-name="ce19"/>
        <table:table-column table:style-name="co1" table:number-columns-repeated="6" table:default-cell-style-name="ce10"/>
        <table:table-column table:style-name="co1" table:default-cell-style-name="ce19"/>
        <table:table-column table:style-name="co1" table:number-columns-repeated="5" table:default-cell-style-name="ce10"/>
        <table:table-column table:style-name="co1" table:number-columns-repeated="2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8"/>
        <table:table-column table:style-name="co1" table:default-cell-style-name="ce19"/>
        <table:table-column table:style-name="co1" table:default-cell-style-name="ce39"/>
        <table:table-column table:style-name="co2" table:number-columns-repeated="4" table:default-cell-style-name="Default"/>
        <table:table-row table:style-name="ro1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 AEJ</text:p>
          </table:table-cell>
          <table:table-cell table:style-name="ce16" office:value-type="string">
            <text:p>Prot kCal/kg/j AEJ</text:p>
          </table:table-cell>
          <table:table-cell table:style-name="ce20" office:value-type="string">
            <text:p>Lipid AEJ</text:p>
          </table:table-cell>
          <table:table-cell table:style-name="ce22" office:value-type="string">
            <text:p>Lip kCal/kg/j AEJ</text:p>
          </table:table-cell>
          <table:table-cell table:style-name="ce23" office:value-type="string">
            <text:p>Glc AEJ</text:p>
          </table:table-cell>
          <table:table-cell table:style-name="ce24" office:value-type="string">
            <text:p>Glu kCal/kg/j AEJ</text:p>
          </table:table-cell>
          <table:table-cell table:style-name="ce25" office:value-type="string">
            <text:p>kCalkg/j AEJ</text:p>
          </table:table-cell>
          <table:table-cell table:style-name="ce26" office:value-type="string">
            <text:p>Prot g/j SN</text:p>
          </table:table-cell>
          <table:table-cell table:style-name="ce27" office:value-type="string">
            <text:p>Prot kcal/kg/j SN</text:p>
          </table:table-cell>
          <table:table-cell table:style-name="ce28" office:value-type="string">
            <text:p>Lipid g/j SN</text:p>
          </table:table-cell>
          <table:table-cell table:style-name="ce29" office:value-type="string">
            <text:p>Lipid kcal/kg/j SN</text:p>
          </table:table-cell>
          <table:table-cell table:style-name="ce30" office:value-type="string">
            <text:p>Glc g/j SN</text:p>
          </table:table-cell>
          <table:table-cell table:style-name="ce30" office:value-type="string">
            <text:p>Glc kcal/kg/j SN</text:p>
          </table:table-cell>
          <table:table-cell table:style-name="ce25" office:value-type="string">
            <text:p>kCal/j SN</text:p>
          </table:table-cell>
          <table:table-cell table:style-name="ce25" office:value-type="string">
            <text:p>kcal/kg/j SN</text:p>
          </table:table-cell>
          <table:table-cell table:style-name="ce31" office:value-type="string">
            <text:p>Prot kCal/kg/j TA</text:p>
          </table:table-cell>
          <table:table-cell table:style-name="ce32" office:value-type="string">
            <text:p>Prot % des apports totaux TA</text:p>
          </table:table-cell>
          <table:table-cell table:style-name="ce34" office:value-type="string">
            <text:p>Lipides kCal/kg/j TA</text:p>
          </table:table-cell>
          <table:table-cell table:style-name="ce35" office:value-type="string">
            <text:p>Lip % des apports totaux TA</text:p>
          </table:table-cell>
          <table:table-cell table:style-name="ce36" office:value-type="string">
            <text:p>Glucides kCal/kg/j TA</text:p>
          </table:table-cell>
          <table:table-cell table:style-name="ce37" office:value-type="string">
            <text:p>Glc % des apports totaux TA</text:p>
          </table:table-cell>
          <table:table-cell table:style-name="ce25" office:value-type="string">
            <text:p>kCal/kg/j TA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string">
            <text:p>AG M</text:p>
          </table:table-cell>
          <table:table-cell office:value-type="float" office:value="41768">
            <text:p>09/05/14</text:p>
          </table:table-cell>
          <table:table-cell office:value-type="float" office:value="12.8">
            <text:p>12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41" office:value-type="float" office:value="148.5">
            <text:p>148,5</text:p>
          </table:table-cell>
          <table:table-cell table:style-name="ce41" office:value-type="float" office:value="17.46">
            <text:p>17,46</text:p>
          </table:table-cell>
          <table:table-cell office:value-type="float" office:value="-0.1">
            <text:p>-0,1</text:p>
          </table:table-cell>
          <table:table-cell table:style-name="ce41" office:value-type="float" office:value="38.5">
            <text:p>38,5</text:p>
          </table:table-cell>
          <table:table-cell office:value-type="float" office:value="4.36949145299145">
            <text:p>4,4</text:p>
          </table:table-cell>
          <table:table-cell table:formula="of:=([.K2])*4" office:value-type="float" office:value="17.4779658119658">
            <text:p>17,48</text:p>
          </table:table-cell>
          <table:table-cell office:value-type="float" office:value="2.79425384615385">
            <text:p>2,8</text:p>
          </table:table-cell>
          <table:table-cell table:formula="of:=[.M2]*9" office:value-type="float" office:value="25.1482846153846">
            <text:p>25,1</text:p>
          </table:table-cell>
          <table:table-cell office:value-type="float" office:value="9.99694871794872">
            <text:p>10,0</text:p>
          </table:table-cell>
          <table:table-cell table:formula="of:=[.O2]*4" office:value-type="float" office:value="39.9877948717949">
            <text:p>40,0</text:p>
          </table:table-cell>
          <table:table-cell office:value-type="float" office:value="82.6140452991453">
            <text:p>82,6</text:p>
          </table:table-cell>
          <table:table-cell office:value-type="float" office:value="60">
            <text:p>60,0</text:p>
          </table:table-cell>
          <table:table-cell table:formula="of:=([.R2]*4)/[.J2]" office:value-type="float" office:value="6.23376623376623">
            <text:p>6,23</text:p>
          </table:table-cell>
          <table:table-cell office:value-type="float" office:value="26.4">
            <text:p>26,4</text:p>
          </table:table-cell>
          <table:table-cell table:formula="of:=([.T2]*9)/[.J2]" office:value-type="float" office:value="6.17142857142857">
            <text:p>6,2</text:p>
          </table:table-cell>
          <table:table-cell office:value-type="float" office:value="105.6">
            <text:p>105,6</text:p>
          </table:table-cell>
          <table:table-cell table:formula="of:=([.V2]*4)/[.J2]" office:value-type="float" office:value="10.9714285714286">
            <text:p>11,0</text:p>
          </table:table-cell>
          <table:table-cell office:value-type="float" office:value="900">
            <text:p>900,0</text:p>
          </table:table-cell>
          <table:table-cell table:formula="of:=[.X2]/[.J2]" office:value-type="float" office:value="23.3766233766234">
            <text:p>23,38</text:p>
          </table:table-cell>
          <table:table-cell table:formula="of:=[.L2]+[.S2]" office:value-type="float" office:value="23.711732045732">
            <text:p>23,71</text:p>
          </table:table-cell>
          <table:table-cell table:formula="of:=[.Z2]/[.AF2]" office:value-type="percentage" office:value="0.223715279297534">
            <text:p>22,37%</text:p>
          </table:table-cell>
          <table:table-cell table:formula="of:=[.N2]+[.U2]" office:value-type="float" office:value="31.3197131868132">
            <text:p>31,32</text:p>
          </table:table-cell>
          <table:table-cell table:formula="of:=([.M2]+[.T2])/([.Q2]+[.X2])" office:value-type="percentage" office:value="0.029710804548154">
            <text:p>2,97%</text:p>
          </table:table-cell>
          <table:table-cell table:formula="of:=[.P2]+[.W2]" office:value-type="float" office:value="50.9592234432235">
            <text:p>50,96</text:p>
          </table:table-cell>
          <table:table-cell table:formula="of:=[.AD2]/[.AF2]" office:value-type="percentage" office:value="0.480789715546663">
            <text:p>48,08%</text:p>
          </table:table-cell>
          <table:table-cell table:formula="of:=[.Q2]+[.Y2]" office:value-type="float" office:value="105.990668675769">
            <text:p>105,99</text:p>
          </table:table-cell>
          <table:table-cell table:formula="of:=[.AF2]/60" office:value-type="percentage" office:value="1.76651114459614">
            <text:p>176,65%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string">
            <text:p>AG M</text:p>
          </table:table-cell>
          <table:table-cell office:value-type="float" office:value="42144">
            <text:p>20/05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16.8">
            <text:p>16,8</text:p>
          </table:table-cell>
          <table:table-cell office:value-type="float" office:value="-0.8">
            <text:p>-0,8</text:p>
          </table:table-cell>
          <table:table-cell table:style-name="ce2" office:value-type="float" office:value="41.4">
            <text:p>41,4</text:p>
          </table:table-cell>
          <table:table-cell office:value-type="float" office:value="4.59750238095238">
            <text:p>4,6</text:p>
          </table:table-cell>
          <table:table-cell table:formula="of:=([.K3])*4" office:value-type="float" office:value="18.3900095238095">
            <text:p>18,39</text:p>
          </table:table-cell>
          <table:table-cell office:value-type="float" office:value="4.60562452380952">
            <text:p>4,6</text:p>
          </table:table-cell>
          <table:table-cell table:formula="of:=[.M3]*9" office:value-type="float" office:value="41.4506207142857">
            <text:p>41,5</text:p>
          </table:table-cell>
          <table:table-cell office:value-type="float" office:value="10.3244246031746">
            <text:p>10,3</text:p>
          </table:table-cell>
          <table:table-cell table:formula="of:=[.O3]*4" office:value-type="float" office:value="41.2976984126984">
            <text:p>41,3</text:p>
          </table:table-cell>
          <table:table-cell office:value-type="float" office:value="101.138328650794">
            <text:p>101,1</text:p>
          </table:table-cell>
          <table:table-cell office:value-type="float" office:value="60">
            <text:p>60,0</text:p>
          </table:table-cell>
          <table:table-cell table:formula="of:=([.R3]*4)/[.J3]" office:value-type="float" office:value="5.79710144927536">
            <text:p>5,80</text:p>
          </table:table-cell>
          <table:table-cell office:value-type="float" office:value="26.4">
            <text:p>26,4</text:p>
          </table:table-cell>
          <table:table-cell table:formula="of:=([.T3]*9)/[.J3]" office:value-type="float" office:value="5.73913043478261">
            <text:p>5,7</text:p>
          </table:table-cell>
          <table:table-cell office:value-type="float" office:value="105.6">
            <text:p>105,6</text:p>
          </table:table-cell>
          <table:table-cell table:formula="of:=([.V3]*4)/[.J3]" office:value-type="float" office:value="10.2028985507246">
            <text:p>10,2</text:p>
          </table:table-cell>
          <table:table-cell office:value-type="float" office:value="900">
            <text:p>900,0</text:p>
          </table:table-cell>
          <table:table-cell table:formula="of:=[.X3]/[.J3]" office:value-type="float" office:value="21.7391304347826">
            <text:p>21,74</text:p>
          </table:table-cell>
          <table:table-cell table:formula="of:=[.L3]+[.S3]" office:value-type="float" office:value="24.1871109730849">
            <text:p>24,19</text:p>
          </table:table-cell>
          <table:table-cell table:formula="of:=[.Z3]/[.AF3]" office:value-type="percentage" office:value="0.196839283242666">
            <text:p>19,68%</text:p>
          </table:table-cell>
          <table:table-cell table:formula="of:=[.N3]+[.U3]" office:value-type="float" office:value="47.1897511490683">
            <text:p>47,19</text:p>
          </table:table-cell>
          <table:table-cell table:formula="of:=([.M3]+[.T3])/([.Q3]+[.X3])" office:value-type="percentage" office:value="0.0309703700642397">
            <text:p>3,10%</text:p>
          </table:table-cell>
          <table:table-cell table:formula="of:=[.P3]+[.W3]" office:value-type="float" office:value="51.500596963423">
            <text:p>51,50</text:p>
          </table:table-cell>
          <table:table-cell table:formula="of:=[.AD3]/[.AF3]" office:value-type="percentage" office:value="0.419121597619919">
            <text:p>41,91%</text:p>
          </table:table-cell>
          <table:table-cell table:formula="of:=[.Q3]+[.Y3]" office:value-type="float" office:value="122.877459085577">
            <text:p>122,88</text:p>
          </table:table-cell>
          <table:table-cell table:formula="of:=[.AF3]/60" office:value-type="percentage" office:value="2.04795765142628">
            <text:p>204,80%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G A</text:p>
          </table:table-cell>
          <table:table-cell office:value-type="float" office:value="42409">
            <text:p>09/02/16</text:p>
          </table:table-cell>
          <table:table-cell office:value-type="float" office:value="15.1">
            <text:p>15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office:value-type="float" office:value="163">
            <text:p>163</text:p>
          </table:table-cell>
          <table:table-cell office:value-type="float" office:value="18.74">
            <text:p>18,74</text:p>
          </table:table-cell>
          <table:table-cell office:value-type="float" office:value="-0.3">
            <text:p>-0,3</text:p>
          </table:table-cell>
          <table:table-cell office:value-type="float" office:value="49.8">
            <text:p>49,8</text:p>
          </table:table-cell>
          <table:table-cell office:value-type="float" office:value="2.74649493333333">
            <text:p>2,7</text:p>
          </table:table-cell>
          <table:table-cell table:formula="of:=([.K4])*4" office:value-type="float" office:value="10.9859797333333">
            <text:p>10,99</text:p>
          </table:table-cell>
          <table:table-cell office:value-type="float" office:value="2.61072733333333">
            <text:p>2,6</text:p>
          </table:table-cell>
          <table:table-cell table:formula="of:=[.M4]*9" office:value-type="float" office:value="23.496546">
            <text:p>23,5</text:p>
          </table:table-cell>
          <table:table-cell office:value-type="float" office:value="7.96443033333333">
            <text:p>8,0</text:p>
          </table:table-cell>
          <table:table-cell table:formula="of:=[.O4]*4" office:value-type="float" office:value="31.8577213333333">
            <text:p>31,9</text:p>
          </table:table-cell>
          <table:table-cell office:value-type="float" office:value="66.3402470666667">
            <text:p>66,3</text:p>
          </table:table-cell>
          <table:table-cell office:value-type="float" office:value="20">
            <text:p>20,0</text:p>
          </table:table-cell>
          <table:table-cell table:formula="of:=([.R4]*4)/[.J4]" office:value-type="float" office:value="1.60642570281125">
            <text:p>1,61</text:p>
          </table:table-cell>
          <table:table-cell office:value-type="float" office:value="15.6">
            <text:p>15,6</text:p>
          </table:table-cell>
          <table:table-cell table:formula="of:=([.T4]*9)/[.J4]" office:value-type="float" office:value="2.81927710843374">
            <text:p>2,8</text:p>
          </table:table-cell>
          <table:table-cell office:value-type="float" office:value="45">
            <text:p>45,0</text:p>
          </table:table-cell>
          <table:table-cell table:formula="of:=([.V4]*4)/[.J4]" office:value-type="float" office:value="3.6144578313253">
            <text:p>3,6</text:p>
          </table:table-cell>
          <table:table-cell office:value-type="float" office:value="400.4">
            <text:p>400,4</text:p>
          </table:table-cell>
          <table:table-cell table:formula="of:=[.X4]/[.J4]" office:value-type="float" office:value="8.04016064257028">
            <text:p>8,04</text:p>
          </table:table-cell>
          <table:table-cell table:formula="of:=[.L4]+[.S4]" office:value-type="float" office:value="12.5924054361446">
            <text:p>12,59</text:p>
          </table:table-cell>
          <table:table-cell table:formula="of:=[.Z4]/[.AF4]" office:value-type="percentage" office:value="0.169297343533931">
            <text:p>16,93%</text:p>
          </table:table-cell>
          <table:table-cell table:formula="of:=[.N4]+[.U4]" office:value-type="float" office:value="26.3158231084337">
            <text:p>26,32</text:p>
          </table:table-cell>
          <table:table-cell table:formula="of:=([.M4]+[.T4])/([.Q4]+[.X4])" office:value-type="percentage" office:value="0.0390168352692589">
            <text:p>3,90%</text:p>
          </table:table-cell>
          <table:table-cell table:formula="of:=[.P4]+[.W4]" office:value-type="float" office:value="35.4721791646586">
            <text:p>35,47</text:p>
          </table:table-cell>
          <table:table-cell table:formula="of:=[.AD4]/[.AF4]" office:value-type="percentage" office:value="0.476902187782085">
            <text:p>47,69%</text:p>
          </table:table-cell>
          <table:table-cell table:formula="of:=[.Q4]+[.Y4]" office:value-type="float" office:value="74.380407709237">
            <text:p>74,38</text:p>
          </table:table-cell>
          <table:table-cell table:formula="of:=[.AF4]/60" office:value-type="percentage" office:value="1.23967346182062">
            <text:p>123,97%</text:p>
          </table:table-cell>
          <table:table-cell table:number-columns-repeated="4"/>
        </table:table-row>
        <table:table-row table:style-name="ro2" table:visibility="filter">
          <table:table-cell office:value-type="float" office:value="4">
            <text:p>4</text:p>
          </table:table-cell>
          <table:table-cell office:value-type="string">
            <text:p>AG A</text:p>
          </table:table-cell>
          <table:table-cell office:value-type="float" office:value="42522">
            <text:p>01/06/16</text:p>
          </table:table-cell>
          <table:table-cell office:value-type="float" office:value="15.4">
            <text:p>15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52">
            <text:p>52</text:p>
          </table:table-cell>
          <table:table-cell office:value-type="float" office:value="2.29309743589744">
            <text:p>2,3</text:p>
          </table:table-cell>
          <table:table-cell table:formula="of:=([.K5])*4" office:value-type="float" office:value="9.17238974358976">
            <text:p>9,17</text:p>
          </table:table-cell>
          <table:table-cell office:value-type="float" office:value="1.75401282051282">
            <text:p>1,8</text:p>
          </table:table-cell>
          <table:table-cell table:formula="of:=[.M5]*9" office:value-type="float" office:value="15.7861153846154">
            <text:p>15,8</text:p>
          </table:table-cell>
          <table:table-cell office:value-type="float" office:value="7.16251153846154">
            <text:p>7,2</text:p>
          </table:table-cell>
          <table:table-cell table:formula="of:=[.O5]*4" office:value-type="float" office:value="28.6500461538462">
            <text:p>28,7</text:p>
          </table:table-cell>
          <table:table-cell office:value-type="float" office:value="53.6085512820513">
            <text:p>53,6</text:p>
          </table:table-cell>
          <table:table-cell office:value-type="float" office:value="13.3333333333333">
            <text:p>13,3</text:p>
          </table:table-cell>
          <table:table-cell table:formula="of:=([.R5]*4)/[.J5]" office:value-type="float" office:value="1.02564102564102">
            <text:p>1,03</text:p>
          </table:table-cell>
          <table:table-cell office:value-type="float" office:value="10.4">
            <text:p>10,4</text:p>
          </table:table-cell>
          <table:table-cell table:formula="of:=([.T5]*9)/[.J5]" office:value-type="float" office:value="1.8">
            <text:p>1,8</text:p>
          </table:table-cell>
          <table:table-cell office:value-type="float" office:value="30">
            <text:p>30,0</text:p>
          </table:table-cell>
          <table:table-cell table:formula="of:=([.V5]*4)/[.J5]" office:value-type="float" office:value="2.30769230769231">
            <text:p>2,3</text:p>
          </table:table-cell>
          <table:table-cell office:value-type="float" office:value="266.933333333333">
            <text:p>266,9</text:p>
          </table:table-cell>
          <table:table-cell table:formula="of:=[.X5]/[.J5]" office:value-type="float" office:value="5.13333333333333">
            <text:p>5,13</text:p>
          </table:table-cell>
          <table:table-cell table:formula="of:=[.L5]+[.S5]" office:value-type="float" office:value="10.1980307692308">
            <text:p>10,20</text:p>
          </table:table-cell>
          <table:table-cell table:formula="of:=[.Z5]/[.AF5]" office:value-type="percentage" office:value="0.173607483586931">
            <text:p>17,36%</text:p>
          </table:table-cell>
          <table:table-cell table:formula="of:=[.N5]+[.U5]" office:value-type="float" office:value="17.5861153846154">
            <text:p>17,59</text:p>
          </table:table-cell>
          <table:table-cell table:formula="of:=([.M5]+[.T5])/([.Q5]+[.X5])" office:value-type="percentage" office:value="0.0379170816790334">
            <text:p>3,79%</text:p>
          </table:table-cell>
          <table:table-cell table:formula="of:=[.P5]+[.W5]" office:value-type="float" office:value="30.9577384615385">
            <text:p>30,96</text:p>
          </table:table-cell>
          <table:table-cell table:formula="of:=[.AD5]/[.AF5]" office:value-type="percentage" office:value="0.527013027658812">
            <text:p>52,70%</text:p>
          </table:table-cell>
          <table:table-cell table:formula="of:=[.Q5]+[.Y5]" office:value-type="float" office:value="58.7418846153846">
            <text:p>58,74</text:p>
          </table:table-cell>
          <table:table-cell table:formula="of:=[.AF5]/60" office:value-type="percentage" office:value="0.979031410256411">
            <text:p>97,90%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G A</text:p>
          </table:table-cell>
          <table:table-cell office:value-type="float" office:value="42857">
            <text:p>02/05/17</text:p>
          </table:table-cell>
          <table:table-cell office:value-type="float" office:value="16.3">
            <text:p>16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office:value-type="float" office:value="168.5">
            <text:p>168,5</text:p>
          </table:table-cell>
          <table:table-cell office:value-type="float" office:value="21.13">
            <text:p>21,13</text:p>
          </table:table-cell>
          <table:table-cell office:value-type="float" office:value="0.4">
            <text:p>0,4</text:p>
          </table:table-cell>
          <table:table-cell office:value-type="float" office:value="60">
            <text:p>60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N B</text:p>
          </table:table-cell>
          <table:table-cell office:value-type="float" office:value="41787">
            <text:p>28/05/14</text:p>
          </table:table-cell>
          <table:table-cell office:value-type="float" office:value="4.8">
            <text:p>4,8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15.5">
            <text:p>115,5</text:p>
          </table:table-cell>
          <table:table-cell office:value-type="float" office:value="14.84">
            <text:p>14,84</text:p>
          </table:table-cell>
          <table:table-cell office:value-type="float" office:value="-0.4">
            <text:p>-0,4</text:p>
          </table:table-cell>
          <table:table-cell office:value-type="float" office:value="19.8">
            <text:p>19,8</text:p>
          </table:table-cell>
          <table:table-cell office:value-type="float" office:value="2.79329292929293">
            <text:p>2,8</text:p>
          </table:table-cell>
          <table:table-cell table:formula="of:=([.K7])*4" office:value-type="float" office:value="11.1731717171717">
            <text:p>11,17</text:p>
          </table:table-cell>
          <table:table-cell office:value-type="float" office:value="3.92722457912458">
            <text:p>3,9</text:p>
          </table:table-cell>
          <table:table-cell table:formula="of:=[.M7]*9" office:value-type="float" office:value="35.3450212121212">
            <text:p>35,3</text:p>
          </table:table-cell>
          <table:table-cell office:value-type="float" office:value="10.8465993265993">
            <text:p>10,8</text:p>
          </table:table-cell>
          <table:table-cell table:formula="of:=[.O7]*4" office:value-type="float" office:value="43.3863973063972">
            <text:p>43,4</text:p>
          </table:table-cell>
          <table:table-cell office:value-type="float" office:value="89.9045902356902">
            <text:p>89,9</text:p>
          </table:table-cell>
          <table:table-cell office:value-type="float" office:value="11.2">
            <text:p>11,2</text:p>
          </table:table-cell>
          <table:table-cell table:formula="of:=([.R7]*4)/[.J7]" office:value-type="float" office:value="2.26262626262626">
            <text:p>2,26</text:p>
          </table:table-cell>
          <table:table-cell office:value-type="float" office:value="11.6">
            <text:p>11,6</text:p>
          </table:table-cell>
          <table:table-cell table:formula="of:=([.T7]*9)/[.J7]" office:value-type="float" office:value="5.27272727272727">
            <text:p>5,3</text:p>
          </table:table-cell>
          <table:table-cell office:value-type="float" office:value="37.6">
            <text:p>37,6</text:p>
          </table:table-cell>
          <table:table-cell table:formula="of:=([.V7]*4)/[.J7]" office:value-type="float" office:value="7.5959595959596">
            <text:p>7,6</text:p>
          </table:table-cell>
          <table:table-cell office:value-type="float" office:value="299.6">
            <text:p>299,6</text:p>
          </table:table-cell>
          <table:table-cell table:formula="of:=[.X7]/[.J7]" office:value-type="float" office:value="15.1313131313131">
            <text:p>15,13</text:p>
          </table:table-cell>
          <table:table-cell table:formula="of:=[.L7]+[.S7]" office:value-type="float" office:value="13.435797979798">
            <text:p>13,44</text:p>
          </table:table-cell>
          <table:table-cell table:formula="of:=[.Z7]/[.AF7]" office:value-type="percentage" office:value="0.12791624148604">
            <text:p>12,79%</text:p>
          </table:table-cell>
          <table:table-cell table:formula="of:=[.N7]+[.U7]" office:value-type="float" office:value="40.6177484848485">
            <text:p>40,62</text:p>
          </table:table-cell>
          <table:table-cell table:formula="of:=([.M7]+[.T7])/([.Q7]+[.X7])" office:value-type="percentage" office:value="0.0398640349006645">
            <text:p>3,99%</text:p>
          </table:table-cell>
          <table:table-cell table:formula="of:=[.P7]+[.W7]" office:value-type="float" office:value="50.9823569023568">
            <text:p>50,98</text:p>
          </table:table-cell>
          <table:table-cell table:formula="of:=[.AD7]/[.AF7]" office:value-type="percentage" office:value="0.485380286816981">
            <text:p>48,54%</text:p>
          </table:table-cell>
          <table:table-cell table:formula="of:=[.Q7]+[.Y7]" office:value-type="float" office:value="105.035903367003">
            <text:p>105,04</text:p>
          </table:table-cell>
          <table:table-cell table:formula="of:=[.AF7]/90" office:value-type="percentage" office:value="1.1670655929667">
            <text:p>116,71%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N B</text:p>
          </table:table-cell>
          <table:table-cell office:value-type="float" office:value="42244">
            <text:p>28/08/15</text:p>
          </table:table-cell>
          <table:table-cell office:value-type="float" office:value="6">
            <text:p>6,0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22.7">
            <text:p>122,7</text:p>
          </table:table-cell>
          <table:table-cell office:value-type="float" office:value="15.54">
            <text:p>15,54</text:p>
          </table:table-cell>
          <table:table-cell office:value-type="float" office:value="0.3">
            <text:p>0,3</text:p>
          </table:table-cell>
          <table:table-cell office:value-type="float" office:value="23.4">
            <text:p>23,4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N B</text:p>
          </table:table-cell>
          <table:table-cell office:value-type="float" office:value="42642">
            <text:p>29/09/16</text:p>
          </table:table-cell>
          <table:table-cell office:value-type="float" office:value="7.1">
            <text:p>7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office:value-type="float" office:value="129">
            <text:p>129</text:p>
          </table:table-cell>
          <table:table-cell office:value-type="float" office:value="16.22">
            <text:p>16,22</text:p>
          </table:table-cell>
          <table:table-cell office:value-type="float" office:value="0.7">
            <text:p>0,7</text:p>
          </table:table-cell>
          <table:table-cell office:value-type="float" office:value="27">
            <text:p>27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 B</text:p>
          </table:table-cell>
          <table:table-cell office:value-type="float" office:value="42989">
            <text:p>11/09/17</text:p>
          </table:table-cell>
          <table:table-cell office:value-type="float" office:value="8.1">
            <text:p>8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office:value-type="float" office:value="133">
            <text:p>133</text:p>
          </table:table-cell>
          <table:table-cell office:value-type="float" office:value="16.11">
            <text:p>16,11</text:p>
          </table:table-cell>
          <table:table-cell office:value-type="float" office:value="0.5">
            <text:p>0,5</text:p>
          </table:table-cell>
          <table:table-cell office:value-type="float" office:value="28.5">
            <text:p>28,5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R L</text:p>
          </table:table-cell>
          <table:table-cell office:value-type="float" office:value="41661">
            <text:p>22/01/14</text:p>
          </table:table-cell>
          <table:table-cell office:value-type="float" office:value="2.4">
            <text:p>2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95">
            <text:p>-0,95</text:p>
          </table:table-cell>
          <table:table-cell office:value-type="float" office:value="12.4">
            <text:p>12,4</text:p>
          </table:table-cell>
          <table:table-cell office:value-type="float" office:value="4.70348387096774">
            <text:p>4,7</text:p>
          </table:table-cell>
          <table:table-cell table:formula="of:=([.K11])*4" office:value-type="float" office:value="18.813935483871">
            <text:p>18,81</text:p>
          </table:table-cell>
          <table:table-cell office:value-type="float" office:value="3.93423387096774">
            <text:p>3,9</text:p>
          </table:table-cell>
          <table:table-cell table:formula="of:=[.M11]*9" office:value-type="float" office:value="35.4081048387097">
            <text:p>35,4</text:p>
          </table:table-cell>
          <table:table-cell office:value-type="float" office:value="15.0130376344086">
            <text:p>15,0</text:p>
          </table:table-cell>
          <table:table-cell table:formula="of:=[.O11]*4" office:value-type="float" office:value="60.0521505376344">
            <text:p>60,1</text:p>
          </table:table-cell>
          <table:table-cell office:value-type="float" office:value="114.274190860215">
            <text:p>114,3</text:p>
          </table:table-cell>
          <table:table-cell office:value-type="float" office:value="22.4">
            <text:p>22,4</text:p>
          </table:table-cell>
          <table:table-cell table:formula="of:=([.R11]*4)/[.J11]" office:value-type="float" office:value="7.2258064516129">
            <text:p>7,23</text:p>
          </table:table-cell>
          <table:table-cell office:value-type="float" office:value="23.2">
            <text:p>23,2</text:p>
          </table:table-cell>
          <table:table-cell table:formula="of:=([.T11]*9)/[.J11]" office:value-type="float" office:value="16.8387096774194">
            <text:p>16,8</text:p>
          </table:table-cell>
          <table:table-cell office:value-type="float" office:value="75.2">
            <text:p>75,2</text:p>
          </table:table-cell>
          <table:table-cell table:formula="of:=([.V11]*4)/[.J11]" office:value-type="float" office:value="24.258064516129">
            <text:p>24,3</text:p>
          </table:table-cell>
          <table:table-cell office:value-type="float" office:value="599.2">
            <text:p>599,2</text:p>
          </table:table-cell>
          <table:table-cell table:formula="of:=[.X11]/[.J11]" office:value-type="float" office:value="48.3225806451613">
            <text:p>48,32</text:p>
          </table:table-cell>
          <table:table-cell table:formula="of:=[.L11]+[.S11]" office:value-type="float" office:value="26.0397419354839">
            <text:p>26,04</text:p>
          </table:table-cell>
          <table:table-cell table:formula="of:=[.Z11]/[.AF11]" office:value-type="percentage" office:value="0.160149194196164">
            <text:p>16,01%</text:p>
          </table:table-cell>
          <table:table-cell table:formula="of:=[.N11]+[.U11]" office:value-type="float" office:value="52.246814516129">
            <text:p>52,25</text:p>
          </table:table-cell>
          <table:table-cell table:formula="of:=([.M11]+[.T11])/([.Q11]+[.X11])" office:value-type="percentage" office:value="0.0380311358400404">
            <text:p>3,80%</text:p>
          </table:table-cell>
          <table:table-cell table:formula="of:=[.P11]+[.W11]" office:value-type="float" office:value="84.3102150537634">
            <text:p>84,31</text:p>
          </table:table-cell>
          <table:table-cell table:formula="of:=[.AD11]/[.AF11]" office:value-type="percentage" office:value="0.518523303219312">
            <text:p>51,85%</text:p>
          </table:table-cell>
          <table:table-cell table:formula="of:=[.Q11]+[.Y11]" office:value-type="float" office:value="162.596771505376">
            <text:p>162,60</text:p>
          </table:table-cell>
          <table:table-cell table:formula="of:=[.AF11]/90" office:value-type="percentage" office:value="1.80663079450418">
            <text:p>180,66%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R L</text:p>
          </table:table-cell>
          <table:table-cell office:value-type="float" office:value="42031">
            <text:p>27/01/15</text:p>
          </table:table-cell>
          <table:table-cell office:value-type="float" office:value="3.5">
            <text:p>3,5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04">
            <text:p>-0,04</text:p>
          </table:table-cell>
          <table:table-cell office:value-type="float" office:value="16.2">
            <text:p>16,2</text:p>
          </table:table-cell>
          <table:table-cell office:value-type="float" office:value="4.04229423868313">
            <text:p>4,0</text:p>
          </table:table-cell>
          <table:table-cell table:formula="of:=([.K12])*4" office:value-type="float" office:value="16.1691769547325">
            <text:p>16,17</text:p>
          </table:table-cell>
          <table:table-cell office:value-type="float" office:value="4.38675514403292">
            <text:p>4,4</text:p>
          </table:table-cell>
          <table:table-cell table:formula="of:=[.M12]*9" office:value-type="float" office:value="39.4807962962963">
            <text:p>39,5</text:p>
          </table:table-cell>
          <table:table-cell office:value-type="float" office:value="14.3005967078189">
            <text:p>14,3</text:p>
          </table:table-cell>
          <table:table-cell table:formula="of:=[.O12]*4" office:value-type="float" office:value="57.2023868312756">
            <text:p>57,2</text:p>
          </table:table-cell>
          <table:table-cell office:value-type="float" office:value="112.852360082305">
            <text:p>112,9</text:p>
          </table:table-cell>
          <table:table-cell office:value-type="float" office:value="25.2">
            <text:p>25,2</text:p>
          </table:table-cell>
          <table:table-cell table:formula="of:=([.R12]*4)/[.J12]" office:value-type="float" office:value="6.22222222222222">
            <text:p>6,22</text:p>
          </table:table-cell>
          <table:table-cell office:value-type="float" office:value="26.1">
            <text:p>26,1</text:p>
          </table:table-cell>
          <table:table-cell table:formula="of:=([.T12]*9)/[.J12]" office:value-type="float" office:value="14.5">
            <text:p>14,5</text:p>
          </table:table-cell>
          <table:table-cell office:value-type="float" office:value="84.6">
            <text:p>84,6</text:p>
          </table:table-cell>
          <table:table-cell table:formula="of:=([.V12]*4)/[.J12]" office:value-type="float" office:value="20.8888888888889">
            <text:p>20,9</text:p>
          </table:table-cell>
          <table:table-cell office:value-type="float" office:value="674.1">
            <text:p>674,1</text:p>
          </table:table-cell>
          <table:table-cell table:formula="of:=[.X12]/[.J12]" office:value-type="float" office:value="41.6111111111111">
            <text:p>41,61</text:p>
          </table:table-cell>
          <table:table-cell table:formula="of:=[.L12]+[.S12]" office:value-type="float" office:value="22.3913991769547">
            <text:p>22,39</text:p>
          </table:table-cell>
          <table:table-cell table:formula="of:=[.Z12]/[.AF12]" office:value-type="percentage" office:value="0.144962423827163">
            <text:p>14,50%</text:p>
          </table:table-cell>
          <table:table-cell table:formula="of:=[.N12]+[.U12]" office:value-type="float" office:value="53.9807962962963">
            <text:p>53,98</text:p>
          </table:table-cell>
          <table:table-cell table:formula="of:=([.M12]+[.T12])/([.Q12]+[.X12])" office:value-type="percentage" office:value="0.0387402804673518">
            <text:p>3,87%</text:p>
          </table:table-cell>
          <table:table-cell table:formula="of:=[.P12]+[.W12]" office:value-type="float" office:value="78.0912757201645">
            <text:p>78,09</text:p>
          </table:table-cell>
          <table:table-cell table:formula="of:=[.AD12]/[.AF12]" office:value-type="percentage" office:value="0.505564682166052">
            <text:p>50,56%</text:p>
          </table:table-cell>
          <table:table-cell table:formula="of:=[.Q12]+[.Y12]" office:value-type="float" office:value="154.463471193416">
            <text:p>154,46</text:p>
          </table:table-cell>
          <table:table-cell table:formula="of:=[.AF12]/90" office:value-type="percentage" office:value="1.71626079103796">
            <text:p>171,63%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R L</text:p>
          </table:table-cell>
          <table:table-cell office:value-type="float" office:value="41831">
            <text:p>11/07/14</text:p>
          </table:table-cell>
          <table:table-cell office:value-type="float" office:value="2.9">
            <text:p>2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6.71">
            <text:p>16,71</text:p>
          </table:table-cell>
          <table:table-cell office:value-type="float" office:value="0.4">
            <text:p>0,4</text:p>
          </table:table-cell>
          <table:table-cell office:value-type="float" office:value="15.4">
            <text:p>15,4</text:p>
          </table:table-cell>
          <table:table-cell office:value-type="float" office:value="4.12853846153846">
            <text:p>4,1</text:p>
          </table:table-cell>
          <table:table-cell table:formula="of:=([.K13])*4" office:value-type="float" office:value="16.5141538461538">
            <text:p>16,51</text:p>
          </table:table-cell>
          <table:table-cell office:value-type="float" office:value="4.5613048951049">
            <text:p>4,6</text:p>
          </table:table-cell>
          <table:table-cell table:formula="of:=[.M13]*9" office:value-type="float" office:value="41.0517440559441">
            <text:p>41,1</text:p>
          </table:table-cell>
          <table:table-cell office:value-type="float" office:value="12.462027972028">
            <text:p>12,5</text:p>
          </table:table-cell>
          <table:table-cell table:formula="of:=[.O13]*4" office:value-type="float" office:value="49.848111888112">
            <text:p>49,8</text:p>
          </table:table-cell>
          <table:table-cell office:value-type="float" office:value="107.41400979021">
            <text:p>107,4</text:p>
          </table:table-cell>
          <table:table-cell office:value-type="float" office:value="22.4">
            <text:p>22,4</text:p>
          </table:table-cell>
          <table:table-cell table:formula="of:=([.R13]*4)/[.J13]" office:value-type="float" office:value="5.81818181818182">
            <text:p>5,82</text:p>
          </table:table-cell>
          <table:table-cell office:value-type="float" office:value="23.2">
            <text:p>23,2</text:p>
          </table:table-cell>
          <table:table-cell table:formula="of:=([.T13]*9)/[.J13]" office:value-type="float" office:value="13.5584415584416">
            <text:p>13,6</text:p>
          </table:table-cell>
          <table:table-cell office:value-type="float" office:value="75.2">
            <text:p>75,2</text:p>
          </table:table-cell>
          <table:table-cell table:formula="of:=([.V13]*4)/[.J13]" office:value-type="float" office:value="19.5324675324675">
            <text:p>19,5</text:p>
          </table:table-cell>
          <table:table-cell office:value-type="float" office:value="599.2">
            <text:p>599,2</text:p>
          </table:table-cell>
          <table:table-cell table:formula="of:=[.X13]/[.J13]" office:value-type="float" office:value="38.9090909090909">
            <text:p>38,91</text:p>
          </table:table-cell>
          <table:table-cell table:formula="of:=[.L13]+[.S13]" office:value-type="float" office:value="22.3323356643357">
            <text:p>22,33</text:p>
          </table:table-cell>
          <table:table-cell table:formula="of:=[.Z13]/[.AF13]" office:value-type="percentage" office:value="0.152623444675557">
            <text:p>15,26%</text:p>
          </table:table-cell>
          <table:table-cell table:formula="of:=[.N13]+[.U13]" office:value-type="float" office:value="54.6101856143857">
            <text:p>54,61</text:p>
          </table:table-cell>
          <table:table-cell table:formula="of:=([.M13]+[.T13])/([.Q13]+[.X13])" office:value-type="percentage" office:value="0.039287792925797">
            <text:p>3,93%</text:p>
          </table:table-cell>
          <table:table-cell table:formula="of:=[.P13]+[.W13]" office:value-type="float" office:value="69.3805794205795">
            <text:p>69,38</text:p>
          </table:table-cell>
          <table:table-cell table:formula="of:=[.AD13]/[.AF13]" office:value-type="percentage" office:value="0.47416012296759">
            <text:p>47,42%</text:p>
          </table:table-cell>
          <table:table-cell table:formula="of:=[.Q13]+[.Y13]" office:value-type="float" office:value="146.323100699301">
            <text:p>146,32</text:p>
          </table:table-cell>
          <table:table-cell table:formula="of:=[.AF13]/90" office:value-type="percentage" office:value="1.62581222999223">
            <text:p>162,58%</text:p>
          </table:table-cell>
          <table:table-cell table:number-columns-repeated="4"/>
        </table:table-row>
        <table:table-row table:style-name="ro2" table:visibility="filter">
          <table:table-cell office:value-type="float" office:value="13">
            <text:p>13</text:p>
          </table:table-cell>
          <table:table-cell office:value-type="string">
            <text:p>AR L</text:p>
          </table:table-cell>
          <table:table-cell office:value-type="float" office:value="42388">
            <text:p>19/01/16</text:p>
          </table:table-cell>
          <table:table-cell office:value-type="float" office:value="4.4">
            <text:p>4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18.2">
            <text:p>18,2</text:p>
          </table:table-cell>
          <table:table-cell office:value-type="float" office:value="3.70977655677656">
            <text:p>3,7</text:p>
          </table:table-cell>
          <table:table-cell table:formula="of:=([.K14])*4" office:value-type="float" office:value="14.8391062271062">
            <text:p>14,84</text:p>
          </table:table-cell>
          <table:table-cell office:value-type="float" office:value="3.84421978021978">
            <text:p>3,8</text:p>
          </table:table-cell>
          <table:table-cell table:formula="of:=[.M14]*9" office:value-type="float" office:value="34.597978021978">
            <text:p>34,6</text:p>
          </table:table-cell>
          <table:table-cell office:value-type="float" office:value="11.2550091575092">
            <text:p>11,3</text:p>
          </table:table-cell>
          <table:table-cell table:formula="of:=[.O14]*4" office:value-type="float" office:value="45.0200366300368">
            <text:p>45,0</text:p>
          </table:table-cell>
          <table:table-cell office:value-type="float" office:value="94.4571208791209">
            <text:p>94,5</text:p>
          </table:table-cell>
          <table:table-cell office:value-type="float" office:value="22.4">
            <text:p>22,4</text:p>
          </table:table-cell>
          <table:table-cell table:formula="of:=([.R14]*4)/[.J14]" office:value-type="float" office:value="4.92307692307692">
            <text:p>4,92</text:p>
          </table:table-cell>
          <table:table-cell office:value-type="float" office:value="23.2">
            <text:p>23,2</text:p>
          </table:table-cell>
          <table:table-cell table:formula="of:=([.T14]*9)/[.J14]" office:value-type="float" office:value="11.4725274725275">
            <text:p>11,5</text:p>
          </table:table-cell>
          <table:table-cell office:value-type="float" office:value="75.2">
            <text:p>75,2</text:p>
          </table:table-cell>
          <table:table-cell table:formula="of:=([.V14]*4)/[.J14]" office:value-type="float" office:value="16.5274725274725">
            <text:p>16,5</text:p>
          </table:table-cell>
          <table:table-cell office:value-type="float" office:value="599.2">
            <text:p>599,2</text:p>
          </table:table-cell>
          <table:table-cell table:formula="of:=[.X14]/[.J14]" office:value-type="float" office:value="32.9230769230769">
            <text:p>32,92</text:p>
          </table:table-cell>
          <table:table-cell table:formula="of:=[.L14]+[.S14]" office:value-type="float" office:value="19.7621831501832">
            <text:p>19,76</text:p>
          </table:table-cell>
          <table:table-cell table:formula="of:=[.Z14]/[.AF14]" office:value-type="percentage" office:value="0.155143291431144">
            <text:p>15,51%</text:p>
          </table:table-cell>
          <table:table-cell table:formula="of:=[.N14]+[.U14]" office:value-type="float" office:value="46.0705054945055">
            <text:p>46,07</text:p>
          </table:table-cell>
          <table:table-cell table:formula="of:=([.M14]+[.T14])/([.Q14]+[.X14])" office:value-type="percentage" office:value="0.0389878788326208">
            <text:p>3,90%</text:p>
          </table:table-cell>
          <table:table-cell table:formula="of:=[.P14]+[.W14]" office:value-type="float" office:value="61.5475091575093">
            <text:p>61,55</text:p>
          </table:table-cell>
          <table:table-cell table:formula="of:=[.AD14]/[.AF14]" office:value-type="percentage" office:value="0.483179569661866">
            <text:p>48,32%</text:p>
          </table:table-cell>
          <table:table-cell table:formula="of:=[.Q14]+[.Y14]" office:value-type="float" office:value="127.380197802198">
            <text:p>127,38</text:p>
          </table:table-cell>
          <table:table-cell table:formula="of:=[.AF14]/90" office:value-type="percentage" office:value="1.41533553113553">
            <text:p>141,53%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R L</text:p>
          </table:table-cell>
          <table:table-cell office:value-type="float" office:value="42201">
            <text:p>16/07/15</text:p>
          </table:table-cell>
          <table:table-cell office:value-type="float" office:value="3.9">
            <text:p>3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16.02">
            <text:p>16,02</text:p>
          </table:table-cell>
          <table:table-cell office:value-type="float" office:value="0.3">
            <text:p>0,3</text:p>
          </table:table-cell>
          <table:table-cell office:value-type="float" office:value="17">
            <text:p>17</text:p>
          </table:table-cell>
          <table:table-cell office:value-type="float" office:value="3.07782254901961">
            <text:p>3,1</text:p>
          </table:table-cell>
          <table:table-cell table:formula="of:=([.K15])*4" office:value-type="float" office:value="12.3112901960784">
            <text:p>12,31</text:p>
          </table:table-cell>
          <table:table-cell office:value-type="float" office:value="3.35946862745098">
            <text:p>3,4</text:p>
          </table:table-cell>
          <table:table-cell table:formula="of:=[.M15]*9" office:value-type="float" office:value="30.2352176470588">
            <text:p>30,2</text:p>
          </table:table-cell>
          <table:table-cell office:value-type="float" office:value="12.7536058823529">
            <text:p>12,8</text:p>
          </table:table-cell>
          <table:table-cell table:formula="of:=[.O15]*4" office:value-type="float" office:value="51.0144235294116">
            <text:p>51,0</text:p>
          </table:table-cell>
          <table:table-cell office:value-type="float" office:value="93.560931372549">
            <text:p>93,6</text:p>
          </table:table-cell>
          <table:table-cell office:value-type="float" office:value="22.4">
            <text:p>22,4</text:p>
          </table:table-cell>
          <table:table-cell table:formula="of:=([.R15]*4)/[.J15]" office:value-type="float" office:value="5.27058823529412">
            <text:p>5,27</text:p>
          </table:table-cell>
          <table:table-cell office:value-type="float" office:value="23.2">
            <text:p>23,2</text:p>
          </table:table-cell>
          <table:table-cell table:formula="of:=([.T15]*9)/[.J15]" office:value-type="float" office:value="12.2823529411765">
            <text:p>12,3</text:p>
          </table:table-cell>
          <table:table-cell office:value-type="float" office:value="75.2">
            <text:p>75,2</text:p>
          </table:table-cell>
          <table:table-cell table:formula="of:=([.V15]*4)/[.J15]" office:value-type="float" office:value="17.6941176470588">
            <text:p>17,7</text:p>
          </table:table-cell>
          <table:table-cell office:value-type="float" office:value="599.2">
            <text:p>599,2</text:p>
          </table:table-cell>
          <table:table-cell table:formula="of:=[.X15]/[.J15]" office:value-type="float" office:value="35.2470588235294">
            <text:p>35,25</text:p>
          </table:table-cell>
          <table:table-cell table:formula="of:=[.L15]+[.S15]" office:value-type="float" office:value="17.5818784313726">
            <text:p>17,58</text:p>
          </table:table-cell>
          <table:table-cell table:formula="of:=[.Z15]/[.AF15]" office:value-type="percentage" office:value="0.136496799652013">
            <text:p>13,65%</text:p>
          </table:table-cell>
          <table:table-cell table:formula="of:=[.N15]+[.U15]" office:value-type="float" office:value="42.5175705882353">
            <text:p>42,52</text:p>
          </table:table-cell>
          <table:table-cell table:formula="of:=([.M15]+[.T15])/([.Q15]+[.X15])" office:value-type="percentage" office:value="0.038338577458214">
            <text:p>3,83%</text:p>
          </table:table-cell>
          <table:table-cell table:formula="of:=[.P15]+[.W15]" office:value-type="float" office:value="68.7085411764704">
            <text:p>68,71</text:p>
          </table:table-cell>
          <table:table-cell table:formula="of:=[.AD15]/[.AF15]" office:value-type="percentage" office:value="0.53341831567963">
            <text:p>53,34%</text:p>
          </table:table-cell>
          <table:table-cell table:formula="of:=[.Q15]+[.Y15]" office:value-type="float" office:value="128.807990196078">
            <text:p>128,81</text:p>
          </table:table-cell>
          <table:table-cell table:formula="of:=[.AF15]/90" office:value-type="percentage" office:value="1.43119989106754">
            <text:p>143,12%</text:p>
          </table:table-cell>
          <table:table-cell table:number-columns-repeated="4"/>
        </table:table-row>
        <table:table-row table:style-name="ro2" table:visibility="filter">
          <table:table-cell office:value-type="float" office:value="15">
            <text:p>15</text:p>
          </table:table-cell>
          <table:table-cell office:value-type="string">
            <text:p>AR L</text:p>
          </table:table-cell>
          <table:table-cell office:value-type="float" office:value="42570">
            <text:p>19/07/16</text:p>
          </table:table-cell>
          <table:table-cell office:value-type="float" office:value="4.9">
            <text:p>4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18.9">
            <text:p>18,9</text:p>
          </table:table-cell>
          <table:table-cell office:value-type="float" office:value="3.31267901234568">
            <text:p>3,3</text:p>
          </table:table-cell>
          <table:table-cell table:formula="of:=([.K16])*4" office:value-type="float" office:value="13.2507160493827">
            <text:p>13,25</text:p>
          </table:table-cell>
          <table:table-cell office:value-type="float" office:value="2.70438007054674">
            <text:p>2,7</text:p>
          </table:table-cell>
          <table:table-cell table:formula="of:=[.M16]*9" office:value-type="float" office:value="24.3394206349207">
            <text:p>24,3</text:p>
          </table:table-cell>
          <table:table-cell office:value-type="float" office:value="10.670987654321">
            <text:p>10,7</text:p>
          </table:table-cell>
          <table:table-cell table:formula="of:=[.O16]*4" office:value-type="float" office:value="42.683950617284">
            <text:p>42,7</text:p>
          </table:table-cell>
          <table:table-cell office:value-type="float" office:value="80.2740873015873">
            <text:p>80,3</text:p>
          </table:table-cell>
          <table:table-cell office:value-type="float" office:value="22.4">
            <text:p>22,4</text:p>
          </table:table-cell>
          <table:table-cell table:formula="of:=([.R16]*4)/[.J16]" office:value-type="float" office:value="4.74074074074074">
            <text:p>4,74</text:p>
          </table:table-cell>
          <table:table-cell office:value-type="float" office:value="23.2">
            <text:p>23,2</text:p>
          </table:table-cell>
          <table:table-cell table:formula="of:=([.T16]*9)/[.J16]" office:value-type="float" office:value="11.047619047619">
            <text:p>11,0</text:p>
          </table:table-cell>
          <table:table-cell office:value-type="float" office:value="75.2">
            <text:p>75,2</text:p>
          </table:table-cell>
          <table:table-cell table:formula="of:=([.V16]*4)/[.J16]" office:value-type="float" office:value="15.9153439153439">
            <text:p>15,9</text:p>
          </table:table-cell>
          <table:table-cell office:value-type="float" office:value="599.2">
            <text:p>599,2</text:p>
          </table:table-cell>
          <table:table-cell table:formula="of:=[.X16]/[.J16]" office:value-type="float" office:value="31.7037037037037">
            <text:p>31,70</text:p>
          </table:table-cell>
          <table:table-cell table:formula="of:=[.L16]+[.S16]" office:value-type="float" office:value="17.9914567901235">
            <text:p>17,99</text:p>
          </table:table-cell>
          <table:table-cell table:formula="of:=[.Z16]/[.AF16]" office:value-type="percentage" office:value="0.160669867020982">
            <text:p>16,07%</text:p>
          </table:table-cell>
          <table:table-cell table:formula="of:=[.N16]+[.U16]" office:value-type="float" office:value="35.3870396825397">
            <text:p>35,39</text:p>
          </table:table-cell>
          <table:table-cell table:formula="of:=([.M16]+[.T16])/([.Q16]+[.X16])" office:value-type="percentage" office:value="0.0381241618402572">
            <text:p>3,81%</text:p>
          </table:table-cell>
          <table:table-cell table:formula="of:=[.P16]+[.W16]" office:value-type="float" office:value="58.5992945326279">
            <text:p>58,60</text:p>
          </table:table-cell>
          <table:table-cell table:formula="of:=[.AD16]/[.AF16]" office:value-type="percentage" office:value="0.523311756791658">
            <text:p>52,33%</text:p>
          </table:table-cell>
          <table:table-cell table:formula="of:=[.Q16]+[.Y16]" office:value-type="float" office:value="111.977791005291">
            <text:p>111,98</text:p>
          </table:table-cell>
          <table:table-cell table:formula="of:=[.AF16]/90" office:value-type="percentage" office:value="1.24419767783657">
            <text:p>124,42%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table:style-name="ce6" office:value-type="string">
            <text:p>BE M</text:p>
          </table:table-cell>
          <table:table-cell office:value-type="float" office:value="41717">
            <text:p>19/03/14</text:p>
          </table:table-cell>
          <table:table-cell office:value-type="float" office:value="8.3">
            <text:p>8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5.6">
            <text:p>15,6</text:p>
          </table:table-cell>
          <table:table-cell office:value-type="float" office:value="0.1">
            <text:p>0,1</text:p>
          </table:table-cell>
          <table:table-cell office:value-type="float" office:value="23.6">
            <text:p>23,6</text:p>
          </table:table-cell>
          <table:table-cell office:value-type="float" office:value="3.31111793785311">
            <text:p>3,3</text:p>
          </table:table-cell>
          <table:table-cell table:formula="of:=([.K17])*4" office:value-type="float" office:value="13.2444717514124">
            <text:p>13,24</text:p>
          </table:table-cell>
          <table:table-cell office:value-type="float" office:value="4.03201906779661">
            <text:p>4,0</text:p>
          </table:table-cell>
          <table:table-cell table:formula="of:=[.M17]*9" office:value-type="float" office:value="36.2881716101695">
            <text:p>36,3</text:p>
          </table:table-cell>
          <table:table-cell office:value-type="float" office:value="11.264479519774">
            <text:p>11,3</text:p>
          </table:table-cell>
          <table:table-cell table:formula="of:=[.O17]*4" office:value-type="float" office:value="45.057918079096">
            <text:p>45,1</text:p>
          </table:table-cell>
          <table:table-cell office:value-type="float" office:value="94.590561440678">
            <text:p>94,6</text:p>
          </table:table-cell>
          <table:table-cell office:value-type="float" office:value="22.4">
            <text:p>22,4</text:p>
          </table:table-cell>
          <table:table-cell table:formula="of:=([.R17]*4)/[.J17]" office:value-type="float" office:value="3.79661016949152">
            <text:p>3,80</text:p>
          </table:table-cell>
          <table:table-cell office:value-type="float" office:value="23.2">
            <text:p>23,2</text:p>
          </table:table-cell>
          <table:table-cell table:formula="of:=([.T17]*9)/[.J17]" office:value-type="float" office:value="8.84745762711864">
            <text:p>8,8</text:p>
          </table:table-cell>
          <table:table-cell office:value-type="float" office:value="75.2">
            <text:p>75,2</text:p>
          </table:table-cell>
          <table:table-cell table:formula="of:=([.V17]*4)/[.J17]" office:value-type="float" office:value="12.7457627118644">
            <text:p>12,7</text:p>
          </table:table-cell>
          <table:table-cell office:value-type="float" office:value="599.2">
            <text:p>599,2</text:p>
          </table:table-cell>
          <table:table-cell table:formula="of:=[.X17]/[.J17]" office:value-type="float" office:value="25.3898305084746">
            <text:p>25,39</text:p>
          </table:table-cell>
          <table:table-cell table:formula="of:=[.L17]+[.S17]" office:value-type="float" office:value="17.041081920904">
            <text:p>17,04</text:p>
          </table:table-cell>
          <table:table-cell table:formula="of:=[.Z17]/[.AF17]" office:value-type="percentage" office:value="0.14203222413314">
            <text:p>14,20%</text:p>
          </table:table-cell>
          <table:table-cell table:formula="of:=[.N17]+[.U17]" office:value-type="float" office:value="45.1356292372881">
            <text:p>45,14</text:p>
          </table:table-cell>
          <table:table-cell table:formula="of:=([.M17]+[.T17])/([.Q17]+[.X17])" office:value-type="percentage" office:value="0.0392510659286694">
            <text:p>3,93%</text:p>
          </table:table-cell>
          <table:table-cell table:formula="of:=[.P17]+[.W17]" office:value-type="float" office:value="57.8036807909604">
            <text:p>57,80</text:p>
          </table:table-cell>
          <table:table-cell table:formula="of:=[.AD17]/[.AF17]" office:value-type="percentage" office:value="0.481776062337398">
            <text:p>48,18%</text:p>
          </table:table-cell>
          <table:table-cell table:formula="of:=[.Q17]+[.Y17]" office:value-type="float" office:value="119.980391949153">
            <text:p>119,98</text:p>
          </table:table-cell>
          <table:table-cell table:formula="of:=[.AF17]/75" office:value-type="percentage" office:value="1.59973855932203">
            <text:p>159,97%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table:style-name="ce6" office:value-type="string">
            <text:p>BE M</text:p>
          </table:table-cell>
          <table:table-cell office:value-type="float" office:value="42074">
            <text:p>11/03/15</text:p>
          </table:table-cell>
          <table:table-cell office:value-type="float" office:value="9.3">
            <text:p>9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15.75">
            <text:p>15,7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.529044">
            <text:p>2,5</text:p>
          </table:table-cell>
          <table:table-cell table:formula="of:=([.K18])*4" office:value-type="float" office:value="10.116176">
            <text:p>10,12</text:p>
          </table:table-cell>
          <table:table-cell office:value-type="float" office:value="3.2291384">
            <text:p>3,2</text:p>
          </table:table-cell>
          <table:table-cell table:formula="of:=[.M18]*9" office:value-type="float" office:value="29.0622456">
            <text:p>29,1</text:p>
          </table:table-cell>
          <table:table-cell office:value-type="float" office:value="9.7802">
            <text:p>9,8</text:p>
          </table:table-cell>
          <table:table-cell table:formula="of:=[.O18]*4" office:value-type="float" office:value="39.1208">
            <text:p>39,1</text:p>
          </table:table-cell>
          <table:table-cell office:value-type="float" office:value="78.2992216">
            <text:p>78,3</text:p>
          </table:table-cell>
          <table:table-cell office:value-type="float" office:value="11.2">
            <text:p>11,2</text:p>
          </table:table-cell>
          <table:table-cell table:formula="of:=([.R18]*4)/[.J18]" office:value-type="float" office:value="1.792">
            <text:p>1,79</text:p>
          </table:table-cell>
          <table:table-cell office:value-type="float" office:value="11.6">
            <text:p>11,6</text:p>
          </table:table-cell>
          <table:table-cell table:formula="of:=([.T18]*9)/[.J18]" office:value-type="float" office:value="4.176">
            <text:p>4,2</text:p>
          </table:table-cell>
          <table:table-cell office:value-type="float" office:value="37.6">
            <text:p>37,6</text:p>
          </table:table-cell>
          <table:table-cell table:formula="of:=([.V18]*4)/[.J18]" office:value-type="float" office:value="6.016">
            <text:p>6,0</text:p>
          </table:table-cell>
          <table:table-cell office:value-type="float" office:value="299.6">
            <text:p>299,6</text:p>
          </table:table-cell>
          <table:table-cell table:formula="of:=[.X18]/[.J18]" office:value-type="float" office:value="11.984">
            <text:p>11,98</text:p>
          </table:table-cell>
          <table:table-cell table:formula="of:=[.L18]+[.S18]" office:value-type="float" office:value="11.908176">
            <text:p>11,91</text:p>
          </table:table-cell>
          <table:table-cell table:formula="of:=[.Z18]/[.AF18]" office:value-type="percentage" office:value="0.131897995983785">
            <text:p>13,19%</text:p>
          </table:table-cell>
          <table:table-cell table:formula="of:=[.N18]+[.U18]" office:value-type="float" office:value="33.2382456">
            <text:p>33,24</text:p>
          </table:table-cell>
          <table:table-cell table:formula="of:=([.M18]+[.T18])/([.Q18]+[.X18])" office:value-type="percentage" office:value="0.039240986888553">
            <text:p>3,92%</text:p>
          </table:table-cell>
          <table:table-cell table:formula="of:=[.P18]+[.W18]" office:value-type="float" office:value="45.1368">
            <text:p>45,14</text:p>
          </table:table-cell>
          <table:table-cell table:formula="of:=[.AD18]/[.AF18]" office:value-type="percentage" office:value="0.499946714351629">
            <text:p>49,99%</text:p>
          </table:table-cell>
          <table:table-cell table:formula="of:=[.Q18]+[.Y18]" office:value-type="float" office:value="90.2832216">
            <text:p>90,28</text:p>
          </table:table-cell>
          <table:table-cell table:formula="of:=[.AF18]/75" office:value-type="percentage" office:value="1.203776288">
            <text:p>120,38%</text:p>
          </table:table-cell>
          <table:table-cell table:number-columns-repeated="4"/>
        </table:table-row>
        <table:table-row table:style-name="ro2" table:visibility="filter">
          <table:table-cell office:value-type="float" office:value="27">
            <text:p>27</text:p>
          </table:table-cell>
          <table:table-cell table:style-name="ce6" office:value-type="string">
            <text:p>BE M</text:p>
          </table:table-cell>
          <table:table-cell office:value-type="float" office:value="42457">
            <text:p>28/03/16</text:p>
          </table:table-cell>
          <table:table-cell office:value-type="float" office:value="10.3">
            <text:p>10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9.4">
            <text:p>29,4</text:p>
          </table:table-cell>
          <table:table-cell office:value-type="float" office:value="2.63316893424036">
            <text:p>2,6</text:p>
          </table:table-cell>
          <table:table-cell table:formula="of:=([.K19])*4" office:value-type="float" office:value="10.5326757369614">
            <text:p>10,53</text:p>
          </table:table-cell>
          <table:table-cell office:value-type="float" office:value="2.32552721088435">
            <text:p>2,3</text:p>
          </table:table-cell>
          <table:table-cell table:formula="of:=[.M19]*9" office:value-type="float" office:value="20.9297448979591">
            <text:p>20,9</text:p>
          </table:table-cell>
          <table:table-cell office:value-type="float" office:value="7.60333900226757">
            <text:p>7,6</text:p>
          </table:table-cell>
          <table:table-cell table:formula="of:=[.O19]*4" office:value-type="float" office:value="30.4133560090703">
            <text:p>30,4</text:p>
          </table:table-cell>
          <table:table-cell office:value-type="float" office:value="61.8757766439909">
            <text:p>61,9</text:p>
          </table:table-cell>
          <table:table-cell office:value-type="float" office:value="11.2">
            <text:p>11,2</text:p>
          </table:table-cell>
          <table:table-cell table:formula="of:=([.R19]*4)/[.J19]" office:value-type="float" office:value="1.52380952380952">
            <text:p>1,52</text:p>
          </table:table-cell>
          <table:table-cell office:value-type="float" office:value="11.6">
            <text:p>11,6</text:p>
          </table:table-cell>
          <table:table-cell table:formula="of:=([.T19]*9)/[.J19]" office:value-type="float" office:value="3.55102040816327">
            <text:p>3,6</text:p>
          </table:table-cell>
          <table:table-cell office:value-type="float" office:value="37.6">
            <text:p>37,6</text:p>
          </table:table-cell>
          <table:table-cell table:formula="of:=([.V19]*4)/[.J19]" office:value-type="float" office:value="5.1156462585034">
            <text:p>5,1</text:p>
          </table:table-cell>
          <table:table-cell office:value-type="float" office:value="299.6">
            <text:p>299,6</text:p>
          </table:table-cell>
          <table:table-cell table:formula="of:=[.X19]/[.J19]" office:value-type="float" office:value="10.1904761904762">
            <text:p>10,19</text:p>
          </table:table-cell>
          <table:table-cell table:formula="of:=[.L19]+[.S19]" office:value-type="float" office:value="12.056485260771">
            <text:p>12,06</text:p>
          </table:table-cell>
          <table:table-cell table:formula="of:=[.Z19]/[.AF19]" office:value-type="percentage" office:value="0.167297240893934">
            <text:p>16,73%</text:p>
          </table:table-cell>
          <table:table-cell table:formula="of:=[.N19]+[.U19]" office:value-type="float" office:value="24.4807653061224">
            <text:p>24,48</text:p>
          </table:table-cell>
          <table:table-cell table:formula="of:=([.M19]+[.T19])/([.Q19]+[.X19])" office:value-type="percentage" office:value="0.0385240951417867">
            <text:p>3,85%</text:p>
          </table:table-cell>
          <table:table-cell table:formula="of:=[.P19]+[.W19]" office:value-type="float" office:value="35.5290022675737">
            <text:p>35,53</text:p>
          </table:table-cell>
          <table:table-cell table:formula="of:=[.AD19]/[.AF19]" office:value-type="percentage" office:value="0.493004712610522">
            <text:p>49,30%</text:p>
          </table:table-cell>
          <table:table-cell table:formula="of:=[.Q19]+[.Y19]" office:value-type="float" office:value="72.0662528344671">
            <text:p>72,07</text:p>
          </table:table-cell>
          <table:table-cell table:formula="of:=[.AF19]/75" office:value-type="percentage" office:value="0.960883371126228">
            <text:p>96,09%</text:p>
          </table:table-cell>
          <table:table-cell table:number-columns-repeated="4"/>
        </table:table-row>
        <table:table-row table:style-name="ro2" table:visibility="filter">
          <table:table-cell office:value-type="float" office:value="28">
            <text:p>28</text:p>
          </table:table-cell>
          <table:table-cell table:style-name="ce6" office:value-type="string">
            <text:p>BE M</text:p>
          </table:table-cell>
          <table:table-cell office:value-type="float" office:value="42277">
            <text:p>30/09/15</text:p>
          </table:table-cell>
          <table:table-cell office:value-type="float" office:value="9.9">
            <text:p>9,9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7.5">
            <text:p>27,5</text:p>
          </table:table-cell>
          <table:table-cell office:value-type="float" office:value="2.04526424242424">
            <text:p>2,0</text:p>
          </table:table-cell>
          <table:table-cell table:formula="of:=([.K20])*4" office:value-type="float" office:value="8.18105696969696">
            <text:p>8,18</text:p>
          </table:table-cell>
          <table:table-cell office:value-type="float" office:value="2.15641454545455">
            <text:p>2,2</text:p>
          </table:table-cell>
          <table:table-cell table:formula="of:=[.M20]*9" office:value-type="float" office:value="19.4077309090909">
            <text:p>19,4</text:p>
          </table:table-cell>
          <table:table-cell office:value-type="float" office:value="7.70668">
            <text:p>7,7</text:p>
          </table:table-cell>
          <table:table-cell table:formula="of:=[.O20]*4" office:value-type="float" office:value="30.82672">
            <text:p>30,8</text:p>
          </table:table-cell>
          <table:table-cell office:value-type="float" office:value="58.4155078787879">
            <text:p>58,4</text:p>
          </table:table-cell>
          <table:table-cell office:value-type="float" office:value="11.2">
            <text:p>11,2</text:p>
          </table:table-cell>
          <table:table-cell table:formula="of:=([.R20]*4)/[.J20]" office:value-type="float" office:value="1.62909090909091">
            <text:p>1,63</text:p>
          </table:table-cell>
          <table:table-cell office:value-type="float" office:value="11.6">
            <text:p>11,6</text:p>
          </table:table-cell>
          <table:table-cell table:formula="of:=([.T20]*9)/[.J20]" office:value-type="float" office:value="3.79636363636364">
            <text:p>3,8</text:p>
          </table:table-cell>
          <table:table-cell office:value-type="float" office:value="37.6">
            <text:p>37,6</text:p>
          </table:table-cell>
          <table:table-cell table:formula="of:=([.V20]*4)/[.J20]" office:value-type="float" office:value="5.46909090909091">
            <text:p>5,5</text:p>
          </table:table-cell>
          <table:table-cell office:value-type="float" office:value="299.6">
            <text:p>299,6</text:p>
          </table:table-cell>
          <table:table-cell table:formula="of:=[.X20]/[.J20]" office:value-type="float" office:value="10.8945454545455">
            <text:p>10,89</text:p>
          </table:table-cell>
          <table:table-cell table:formula="of:=[.L20]+[.S20]" office:value-type="float" office:value="9.81014787878787">
            <text:p>9,81</text:p>
          </table:table-cell>
          <table:table-cell table:formula="of:=[.Z20]/[.AF20]" office:value-type="percentage" office:value="0.141540042273635">
            <text:p>14,15%</text:p>
          </table:table-cell>
          <table:table-cell table:formula="of:=[.N20]+[.U20]" office:value-type="float" office:value="23.2040945454546">
            <text:p>23,20</text:p>
          </table:table-cell>
          <table:table-cell table:formula="of:=([.M20]+[.T20])/([.Q20]+[.X20])" office:value-type="percentage" office:value="0.0384240744959909">
            <text:p>3,84%</text:p>
          </table:table-cell>
          <table:table-cell table:formula="of:=[.P20]+[.W20]" office:value-type="float" office:value="36.2958109090909">
            <text:p>36,30</text:p>
          </table:table-cell>
          <table:table-cell table:formula="of:=[.AD20]/[.AF20]" office:value-type="percentage" office:value="0.523673106043263">
            <text:p>52,37%</text:p>
          </table:table-cell>
          <table:table-cell table:formula="of:=[.Q20]+[.Y20]" office:value-type="float" office:value="69.3100533333334">
            <text:p>69,31</text:p>
          </table:table-cell>
          <table:table-cell table:formula="of:=[.AF20]/75" office:value-type="percentage" office:value="0.924134044444445">
            <text:p>92,41%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I <text:s/>Q</text:p>
          </table:table-cell>
          <table:table-cell office:value-type="float" office:value="42074">
            <text:p>11/03/15</text:p>
          </table:table-cell>
          <table:table-cell office:value-type="float" office:value="8.7">
            <text:p>8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7.5">
            <text:p>127,5</text:p>
          </table:table-cell>
          <table:table-cell table:style-name="ce2" office:value-type="float" office:value="15.62">
            <text:p>15,62</text:p>
          </table:table-cell>
          <table:table-cell office:value-type="float" office:value="0">
            <text:p>0</text:p>
          </table:table-cell>
          <table:table-cell office:value-type="float" office:value="25.4">
            <text:p>25,4</text:p>
          </table:table-cell>
          <table:table-cell office:value-type="float" office:value="4.32176509186352">
            <text:p>4,3</text:p>
          </table:table-cell>
          <table:table-cell table:formula="of:=([.K21])*4" office:value-type="float" office:value="17.2870603674541">
            <text:p>17,29</text:p>
          </table:table-cell>
          <table:table-cell office:value-type="float" office:value="4.16986417322835">
            <text:p>4,2</text:p>
          </table:table-cell>
          <table:table-cell table:formula="of:=[.M21]*9" office:value-type="float" office:value="37.5287775590551">
            <text:p>37,5</text:p>
          </table:table-cell>
          <table:table-cell office:value-type="float" office:value="13.3496719160105">
            <text:p>13,3</text:p>
          </table:table-cell>
          <table:table-cell table:formula="of:=[.O21]*4" office:value-type="float" office:value="53.398687664042">
            <text:p>53,4</text:p>
          </table:table-cell>
          <table:table-cell office:value-type="float" office:value="108.214525590551">
            <text:p>108,2</text:p>
          </table:table-cell>
          <table:table-cell office:value-type="float" office:value="31.2">
            <text:p>31,2</text:p>
          </table:table-cell>
          <table:table-cell table:formula="of:=([.R21]*4)/[.J21]" office:value-type="float" office:value="4.91338582677165">
            <text:p>4,91</text:p>
          </table:table-cell>
          <table:table-cell office:value-type="float" office:value="21.6">
            <text:p>21,6</text:p>
          </table:table-cell>
          <table:table-cell table:formula="of:=([.T21]*9)/[.J21]" office:value-type="float" office:value="7.65354330708662">
            <text:p>7,7</text:p>
          </table:table-cell>
          <table:table-cell office:value-type="float" office:value="75.6">
            <text:p>75,6</text:p>
          </table:table-cell>
          <table:table-cell table:formula="of:=([.V21]*4)/[.J21]" office:value-type="float" office:value="11.9055118110236">
            <text:p>11,9</text:p>
          </table:table-cell>
          <table:table-cell office:value-type="float" office:value="621.6">
            <text:p>621,6</text:p>
          </table:table-cell>
          <table:table-cell table:formula="of:=[.X21]/[.J21]" office:value-type="float" office:value="24.4724409448819">
            <text:p>24,47</text:p>
          </table:table-cell>
          <table:table-cell table:formula="of:=[.L21]+[.S21]" office:value-type="float" office:value="22.2004461942257">
            <text:p>22,20</text:p>
          </table:table-cell>
          <table:table-cell table:formula="of:=[.Z21]/[.AF21]" office:value-type="percentage" office:value="0.167314445223204">
            <text:p>16,73%</text:p>
          </table:table-cell>
          <table:table-cell table:formula="of:=[.N21]+[.U21]" office:value-type="float" office:value="45.1823208661418">
            <text:p>45,18</text:p>
          </table:table-cell>
          <table:table-cell table:formula="of:=([.M21]+[.T21])/([.Q21]+[.X21])" office:value-type="percentage" office:value="0.0353101552101555">
            <text:p>3,53%</text:p>
          </table:table-cell>
          <table:table-cell table:formula="of:=[.P21]+[.W21]" office:value-type="float" office:value="65.3041994750656">
            <text:p>65,30</text:p>
          </table:table-cell>
          <table:table-cell table:formula="of:=[.AD21]/[.AF21]" office:value-type="percentage" office:value="0.492167401065927">
            <text:p>49,22%</text:p>
          </table:table-cell>
          <table:table-cell table:formula="of:=[.Q21]+[.Y21]" office:value-type="float" office:value="132.686966535433">
            <text:p>132,69</text:p>
          </table:table-cell>
          <table:table-cell table:style-name="ce43" table:formula="of:=[.AF21]/75" office:value-type="percentage" office:value="1.76915955380577">
            <text:p>176,92%</text:p>
          </table:table-cell>
          <table:table-cell table:number-columns-repeated="4"/>
        </table:table-row>
        <table:table-row table:style-name="ro2" table:visibility="filter">
          <table:table-cell office:value-type="float" office:value="34">
            <text:p>34</text:p>
          </table:table-cell>
          <table:table-cell office:value-type="string">
            <text:p>BI <text:s/>Q</text:p>
          </table:table-cell>
          <table:table-cell office:value-type="float" office:value="42440">
            <text:p>11/03/16</text:p>
          </table:table-cell>
          <table:table-cell office:value-type="float" office:value="9.7">
            <text:p>9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28">
            <text:p>28</text:p>
          </table:table-cell>
          <table:table-cell office:value-type="float" office:value="3.71570238095238">
            <text:p>3,7</text:p>
          </table:table-cell>
          <table:table-cell table:formula="of:=([.K22])*4" office:value-type="float" office:value="14.8628095238095">
            <text:p>14,86</text:p>
          </table:table-cell>
          <table:table-cell office:value-type="float" office:value="3.24071130952381">
            <text:p>3,2</text:p>
          </table:table-cell>
          <table:table-cell table:formula="of:=[.M22]*9" office:value-type="float" office:value="29.1664017857143">
            <text:p>29,2</text:p>
          </table:table-cell>
          <table:table-cell office:value-type="float" office:value="10.8178452380952">
            <text:p>10,8</text:p>
          </table:table-cell>
          <table:table-cell table:formula="of:=[.O22]*4" office:value-type="float" office:value="43.2713809523808">
            <text:p>43,3</text:p>
          </table:table-cell>
          <table:table-cell office:value-type="float" office:value="87.3005922619048">
            <text:p>87,3</text:p>
          </table:table-cell>
          <table:table-cell office:value-type="float" office:value="31.2">
            <text:p>31,2</text:p>
          </table:table-cell>
          <table:table-cell table:formula="of:=([.R22]*4)/[.J22]" office:value-type="float" office:value="4.45714285714286">
            <text:p>4,46</text:p>
          </table:table-cell>
          <table:table-cell office:value-type="float" office:value="21.6">
            <text:p>21,6</text:p>
          </table:table-cell>
          <table:table-cell table:formula="of:=([.T22]*9)/[.J22]" office:value-type="float" office:value="6.94285714285714">
            <text:p>6,9</text:p>
          </table:table-cell>
          <table:table-cell office:value-type="float" office:value="75.6">
            <text:p>75,6</text:p>
          </table:table-cell>
          <table:table-cell table:formula="of:=([.V22]*4)/[.J22]" office:value-type="float" office:value="10.8">
            <text:p>10,8</text:p>
          </table:table-cell>
          <table:table-cell office:value-type="float" office:value="621.6">
            <text:p>621,6</text:p>
          </table:table-cell>
          <table:table-cell table:formula="of:=[.X22]/[.J22]" office:value-type="float" office:value="22.2">
            <text:p>22,20</text:p>
          </table:table-cell>
          <table:table-cell table:formula="of:=[.L22]+[.S22]" office:value-type="float" office:value="19.3199523809524">
            <text:p>19,32</text:p>
          </table:table-cell>
          <table:table-cell table:formula="of:=[.Z22]/[.AF22]" office:value-type="percentage" office:value="0.176436966977701">
            <text:p>17,64%</text:p>
          </table:table-cell>
          <table:table-cell table:formula="of:=[.N22]+[.U22]" office:value-type="float" office:value="36.1092589285714">
            <text:p>36,11</text:p>
          </table:table-cell>
          <table:table-cell table:formula="of:=([.M22]+[.T22])/([.Q22]+[.X22])" office:value-type="percentage" office:value="0.0350411772548588">
            <text:p>3,50%</text:p>
          </table:table-cell>
          <table:table-cell table:formula="of:=[.P22]+[.W22]" office:value-type="float" office:value="54.0713809523808">
            <text:p>54,07</text:p>
          </table:table-cell>
          <table:table-cell table:formula="of:=[.AD22]/[.AF22]" office:value-type="percentage" office:value="0.49379989491794">
            <text:p>49,38%</text:p>
          </table:table-cell>
          <table:table-cell table:formula="of:=[.Q22]+[.Y22]" office:value-type="float" office:value="109.500592261905">
            <text:p>109,50</text:p>
          </table:table-cell>
          <table:table-cell table:style-name="ce43" table:formula="of:=[.AF22]/75" office:value-type="percentage" office:value="1.4600078968254">
            <text:p>146,00%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I <text:s/>Q</text:p>
          </table:table-cell>
          <table:table-cell office:value-type="float" office:value="42275">
            <text:p>28/09/15</text:p>
          </table:table-cell>
          <table:table-cell office:value-type="float" office:value="9.2">
            <text:p>9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6.09">
            <text:p>16,09</text:p>
          </table:table-cell>
          <table:table-cell office:value-type="float" office:value="0.2">
            <text:p>0,2</text:p>
          </table:table-cell>
          <table:table-cell office:value-type="float" office:value="27.2">
            <text:p>27,2</text:p>
          </table:table-cell>
          <table:table-cell office:value-type="float" office:value="3.7754012345679">
            <text:p>3,8</text:p>
          </table:table-cell>
          <table:table-cell table:formula="of:=([.K23])*4" office:value-type="float" office:value="15.1016049382716">
            <text:p>15,10</text:p>
          </table:table-cell>
          <table:table-cell office:value-type="float" office:value="3.45389814814815">
            <text:p>3,5</text:p>
          </table:table-cell>
          <table:table-cell table:formula="of:=[.M23]*9" office:value-type="float" office:value="31.0850833333333">
            <text:p>31,1</text:p>
          </table:table-cell>
          <table:table-cell office:value-type="float" office:value="12.4931604938272">
            <text:p>12,5</text:p>
          </table:table-cell>
          <table:table-cell table:formula="of:=[.O23]*4" office:value-type="float" office:value="49.9726419753088">
            <text:p>50,0</text:p>
          </table:table-cell>
          <table:table-cell office:value-type="float" office:value="96.1593302469136">
            <text:p>96,2</text:p>
          </table:table-cell>
          <table:table-cell office:value-type="float" office:value="31.2">
            <text:p>31,2</text:p>
          </table:table-cell>
          <table:table-cell table:formula="of:=([.R23]*4)/[.J23]" office:value-type="float" office:value="4.58823529411765">
            <text:p>4,59</text:p>
          </table:table-cell>
          <table:table-cell office:value-type="float" office:value="21.6">
            <text:p>21,6</text:p>
          </table:table-cell>
          <table:table-cell table:formula="of:=([.T23]*9)/[.J23]" office:value-type="float" office:value="7.14705882352941">
            <text:p>7,1</text:p>
          </table:table-cell>
          <table:table-cell office:value-type="float" office:value="75.6">
            <text:p>75,6</text:p>
          </table:table-cell>
          <table:table-cell table:formula="of:=([.V23]*4)/[.J23]" office:value-type="float" office:value="11.1176470588235">
            <text:p>11,1</text:p>
          </table:table-cell>
          <table:table-cell office:value-type="float" office:value="621.6">
            <text:p>621,6</text:p>
          </table:table-cell>
          <table:table-cell table:formula="of:=[.X23]/[.J23]" office:value-type="float" office:value="22.8529411764706">
            <text:p>22,85</text:p>
          </table:table-cell>
          <table:table-cell table:formula="of:=[.L23]+[.S23]" office:value-type="float" office:value="19.6898402323892">
            <text:p>19,69</text:p>
          </table:table-cell>
          <table:table-cell table:formula="of:=[.Z23]/[.AF23]" office:value-type="percentage" office:value="0.165443781526889">
            <text:p>16,54%</text:p>
          </table:table-cell>
          <table:table-cell table:formula="of:=[.N23]+[.U23]" office:value-type="float" office:value="38.2321421568628">
            <text:p>38,23</text:p>
          </table:table-cell>
          <table:table-cell table:formula="of:=([.M23]+[.T23])/([.Q23]+[.X23])" office:value-type="percentage" office:value="0.0349057087694415">
            <text:p>3,49%</text:p>
          </table:table-cell>
          <table:table-cell table:formula="of:=[.P23]+[.W23]" office:value-type="float" office:value="61.0902890341323">
            <text:p>61,09</text:p>
          </table:table-cell>
          <table:table-cell table:formula="of:=[.AD23]/[.AF23]" office:value-type="percentage" office:value="0.513310840163739">
            <text:p>51,33%</text:p>
          </table:table-cell>
          <table:table-cell table:formula="of:=[.Q23]+[.Y23]" office:value-type="float" office:value="119.012271423384">
            <text:p>119,01</text:p>
          </table:table-cell>
          <table:table-cell table:style-name="ce43" table:formula="of:=[.AF23]/75" office:value-type="percentage" office:value="1.58683028564512">
            <text:p>158,68%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I <text:s/>Q</text:p>
          </table:table-cell>
          <table:table-cell office:value-type="float" office:value="42641">
            <text:p>28/09/16</text:p>
          </table:table-cell>
          <table:table-cell office:value-type="float" office:value="10.2">
            <text:p>10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5.98">
            <text:p>15,98</text:p>
          </table:table-cell>
          <table:table-cell office:value-type="float" office:value="-0.1">
            <text:p>-0,1</text:p>
          </table:table-cell>
          <table:table-cell office:value-type="float" office:value="28.7">
            <text:p>28,7</text:p>
          </table:table-cell>
          <table:table-cell office:value-type="float" office:value="3.51775">
            <text:p>3,5</text:p>
          </table:table-cell>
          <table:table-cell table:formula="of:=([.K24])*4" office:value-type="float" office:value="14.071">
            <text:p>14,07</text:p>
          </table:table-cell>
          <table:table-cell office:value-type="float" office:value="3.70109226190476">
            <text:p>3,7</text:p>
          </table:table-cell>
          <table:table-cell table:formula="of:=[.M24]*9" office:value-type="float" office:value="33.3098303571428">
            <text:p>33,3</text:p>
          </table:table-cell>
          <table:table-cell office:value-type="float" office:value="11.254069047619">
            <text:p>11,3</text:p>
          </table:table-cell>
          <table:table-cell table:formula="of:=[.O24]*4" office:value-type="float" office:value="45.016276190476">
            <text:p>45,0</text:p>
          </table:table-cell>
          <table:table-cell office:value-type="float" office:value="92.397106547619">
            <text:p>92,4</text:p>
          </table:table-cell>
          <table:table-cell office:value-type="float" office:value="14.6666666666667">
            <text:p>14,7</text:p>
          </table:table-cell>
          <table:table-cell table:formula="of:=([.R24]*4)/[.J24]" office:value-type="float" office:value="2.04413472706156">
            <text:p>2,04</text:p>
          </table:table-cell>
          <table:table-cell office:value-type="float" office:value="11.0666666666667">
            <text:p>11,1</text:p>
          </table:table-cell>
          <table:table-cell table:formula="of:=([.T24]*9)/[.J24]" office:value-type="float" office:value="3.47038327526133">
            <text:p>3,5</text:p>
          </table:table-cell>
          <table:table-cell office:value-type="float" office:value="37.2">
            <text:p>37,2</text:p>
          </table:table-cell>
          <table:table-cell table:formula="of:=([.V24]*4)/[.J24]" office:value-type="float" office:value="5.18466898954704">
            <text:p>5,2</text:p>
          </table:table-cell>
          <table:table-cell office:value-type="float" office:value="307.066666666667">
            <text:p>307,1</text:p>
          </table:table-cell>
          <table:table-cell table:formula="of:=[.X24]/[.J24]" office:value-type="float" office:value="10.6991869918699">
            <text:p>10,70</text:p>
          </table:table-cell>
          <table:table-cell table:formula="of:=[.L24]+[.S24]" office:value-type="float" office:value="16.1151347270616">
            <text:p>16,12</text:p>
          </table:table-cell>
          <table:table-cell table:formula="of:=[.Z24]/[.AF24]" office:value-type="percentage" office:value="0.156311484863314">
            <text:p>15,63%</text:p>
          </table:table-cell>
          <table:table-cell table:formula="of:=[.N24]+[.U24]" office:value-type="float" office:value="36.7802136324042">
            <text:p>36,78</text:p>
          </table:table-cell>
          <table:table-cell table:formula="of:=([.M24]+[.T24])/([.Q24]+[.X24])" office:value-type="percentage" office:value="0.0369689566834626">
            <text:p>3,70%</text:p>
          </table:table-cell>
          <table:table-cell table:formula="of:=[.P24]+[.W24]" office:value-type="float" office:value="50.200945180023">
            <text:p>50,20</text:p>
          </table:table-cell>
          <table:table-cell table:formula="of:=[.AD24]/[.AF24]" office:value-type="percentage" office:value="0.48693258949018">
            <text:p>48,69%</text:p>
          </table:table-cell>
          <table:table-cell table:formula="of:=[.Q24]+[.Y24]" office:value-type="float" office:value="103.096293539489">
            <text:p>103,10</text:p>
          </table:table-cell>
          <table:table-cell table:style-name="ce43" table:formula="of:=[.AF24]/75" office:value-type="percentage" office:value="1.37461724719319">
            <text:p>137,46%</text:p>
          </table:table-cell>
          <table:table-cell table:number-columns-repeated="4"/>
        </table:table-row>
        <table:table-row table:style-name="ro2" table:visibility="filter">
          <table:table-cell office:value-type="float" office:value="37">
            <text:p>37</text:p>
          </table:table-cell>
          <table:table-cell office:value-type="string">
            <text:p>BI <text:s/>M</text:p>
          </table:table-cell>
          <table:table-cell office:value-type="float" office:value="42617">
            <text:p>04/09/16</text:p>
          </table:table-cell>
          <table:table-cell office:value-type="float" office:value="11.7">
            <text:p>11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4.01402047619048">
            <text:p>4,0</text:p>
          </table:table-cell>
          <table:table-cell table:formula="of:=([.K25])*4" office:value-type="float" office:value="16.0560819047619">
            <text:p>16,06</text:p>
          </table:table-cell>
          <table:table-cell office:value-type="float" office:value="3.8109219047619">
            <text:p>3,8</text:p>
          </table:table-cell>
          <table:table-cell table:formula="of:=[.M25]*9" office:value-type="float" office:value="34.2982971428571">
            <text:p>34,3</text:p>
          </table:table-cell>
          <table:table-cell office:value-type="float" office:value="9.05666190476191">
            <text:p>9,1</text:p>
          </table:table-cell>
          <table:table-cell table:formula="of:=[.O25]*4" office:value-type="float" office:value="36.2266476190476">
            <text:p>36,2</text:p>
          </table:table-cell>
          <table:table-cell office:value-type="float" office:value="86.5810266666667">
            <text:p>86,6</text:p>
          </table:table-cell>
          <table:table-cell office:value-type="float" office:value="60">
            <text:p>60,0</text:p>
          </table:table-cell>
          <table:table-cell table:formula="of:=([.R25]*4)/[.J25]" office:value-type="float" office:value="6.85714285714286">
            <text:p>6,86</text:p>
          </table:table-cell>
          <table:table-cell office:value-type="float" office:value="31.8">
            <text:p>31,8</text:p>
          </table:table-cell>
          <table:table-cell table:formula="of:=([.T25]*9)/[.J25]" office:value-type="float" office:value="8.17714285714286">
            <text:p>8,2</text:p>
          </table:table-cell>
          <table:table-cell office:value-type="float" office:value="93.6">
            <text:p>93,6</text:p>
          </table:table-cell>
          <table:table-cell table:formula="of:=([.V25]*4)/[.J25]" office:value-type="float" office:value="10.6971428571429">
            <text:p>10,7</text:p>
          </table:table-cell>
          <table:table-cell office:value-type="float" office:value="900.6">
            <text:p>900,6</text:p>
          </table:table-cell>
          <table:table-cell table:formula="of:=[.X25]/[.J25]" office:value-type="float" office:value="25.7314285714286">
            <text:p>25,73</text:p>
          </table:table-cell>
          <table:table-cell table:formula="of:=[.L25]+[.S25]" office:value-type="float" office:value="22.9132247619048">
            <text:p>22,91</text:p>
          </table:table-cell>
          <table:table-cell table:formula="of:=[.Z25]/[.AF25]" office:value-type="percentage" office:value="0.204013212188534">
            <text:p>20,40%</text:p>
          </table:table-cell>
          <table:table-cell table:formula="of:=[.N25]+[.U25]" office:value-type="float" office:value="42.47544">
            <text:p>42,48</text:p>
          </table:table-cell>
          <table:table-cell table:formula="of:=([.M25]+[.T25])/([.Q25]+[.X25])" office:value-type="percentage" office:value="0.0360733451543395">
            <text:p>3,61%</text:p>
          </table:table-cell>
          <table:table-cell table:formula="of:=[.P25]+[.W25]" office:value-type="float" office:value="46.9237904761905">
            <text:p>46,92</text:p>
          </table:table-cell>
          <table:table-cell table:formula="of:=[.AD25]/[.AF25]" office:value-type="percentage" office:value="0.417796854113064">
            <text:p>41,78%</text:p>
          </table:table-cell>
          <table:table-cell table:formula="of:=[.Q25]+[.Y25]" office:value-type="float" office:value="112.312455238095">
            <text:p>112,31</text:p>
          </table:table-cell>
          <table:table-cell table:style-name="ce43" table:formula="of:=[.AF25]/75" office:value-type="percentage" office:value="1.4974994031746">
            <text:p>149,75%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BI <text:s/>M</text:p>
          </table:table-cell>
          <table:table-cell office:value-type="float" office:value="42407">
            <text:p>07/02/16</text:p>
          </table:table-cell>
          <table:table-cell office:value-type="float" office:value="11.2">
            <text:p>11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17.32">
            <text:p>17,32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  <table:table-cell office:value-type="float" office:value="3.85504205128205">
            <text:p>3,9</text:p>
          </table:table-cell>
          <table:table-cell table:formula="of:=([.K26])*4" office:value-type="float" office:value="15.4201682051282">
            <text:p>15,42</text:p>
          </table:table-cell>
          <table:table-cell office:value-type="float" office:value="4.04970256410256">
            <text:p>4,0</text:p>
          </table:table-cell>
          <table:table-cell table:formula="of:=[.M26]*9" office:value-type="float" office:value="36.447323076923">
            <text:p>36,4</text:p>
          </table:table-cell>
          <table:table-cell office:value-type="float" office:value="9.64566974358974">
            <text:p>9,6</text:p>
          </table:table-cell>
          <table:table-cell table:formula="of:=[.O26]*4" office:value-type="float" office:value="38.582678974359">
            <text:p>38,6</text:p>
          </table:table-cell>
          <table:table-cell office:value-type="float" office:value="90.4501702564103">
            <text:p>90,5</text:p>
          </table:table-cell>
          <table:table-cell office:value-type="float" office:value="46.6666666666667">
            <text:p>46,7</text:p>
          </table:table-cell>
          <table:table-cell table:formula="of:=([.R26]*4)/[.J26]" office:value-type="float" office:value="5.74358974358975">
            <text:p>5,74</text:p>
          </table:table-cell>
          <table:table-cell office:value-type="float" office:value="24.7333333333333">
            <text:p>24,7</text:p>
          </table:table-cell>
          <table:table-cell table:formula="of:=([.T26]*9)/[.J26]" office:value-type="float" office:value="6.84923076923076">
            <text:p>6,8</text:p>
          </table:table-cell>
          <table:table-cell office:value-type="float" office:value="72.8">
            <text:p>72,8</text:p>
          </table:table-cell>
          <table:table-cell table:formula="of:=([.V26]*4)/[.J26]" office:value-type="float" office:value="8.96">
            <text:p>9,0</text:p>
          </table:table-cell>
          <table:table-cell office:value-type="float" office:value="700.466666666667">
            <text:p>700,5</text:p>
          </table:table-cell>
          <table:table-cell table:formula="of:=[.X26]/[.J26]" office:value-type="float" office:value="21.5528205128205">
            <text:p>21,55</text:p>
          </table:table-cell>
          <table:table-cell table:formula="of:=[.L26]+[.S26]" office:value-type="float" office:value="21.1637579487179">
            <text:p>21,16</text:p>
          </table:table-cell>
          <table:table-cell table:formula="of:=[.Z26]/[.AF26]" office:value-type="percentage" office:value="0.188957078765186">
            <text:p>18,90%</text:p>
          </table:table-cell>
          <table:table-cell table:formula="of:=[.N26]+[.U26]" office:value-type="float" office:value="43.2965538461538">
            <text:p>43,30</text:p>
          </table:table-cell>
          <table:table-cell table:formula="of:=([.M26]+[.T26])/([.Q26]+[.X26])" office:value-type="percentage" office:value="0.0363919878218944">
            <text:p>3,64%</text:p>
          </table:table-cell>
          <table:table-cell table:formula="of:=[.P26]+[.W26]" office:value-type="float" office:value="47.542678974359">
            <text:p>47,54</text:p>
          </table:table-cell>
          <table:table-cell table:formula="of:=[.AD26]/[.AF26]" office:value-type="percentage" office:value="0.424476870196396">
            <text:p>42,45%</text:p>
          </table:table-cell>
          <table:table-cell table:formula="of:=[.Q26]+[.Y26]" office:value-type="float" office:value="112.002990769231">
            <text:p>112,00</text:p>
          </table:table-cell>
          <table:table-cell table:style-name="ce43" table:formula="of:=[.AF26]/75" office:value-type="percentage" office:value="1.49337321025641">
            <text:p>149,34%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BI <text:s/>M</text:p>
          </table:table-cell>
          <table:table-cell office:value-type="float" office:value="42765">
            <text:p>30/01/17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7.36">
            <text:p>17,36</text:p>
          </table:table-cell>
          <table:table-cell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table:style-name="ce6" office:value-type="string">
            <text:p>BL T</text:p>
          </table:table-cell>
          <table:table-cell office:value-type="float" office:value="42325">
            <text:p>17/11/15</text:p>
          </table:table-cell>
          <table:table-cell office:value-type="float" office:value="5.1">
            <text:p>5,1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10">
            <text:p>110</text:p>
          </table:table-cell>
          <table:table-cell office:value-type="float" office:value="13.97">
            <text:p>13,97</text:p>
          </table:table-cell>
          <table:table-cell office:value-type="float" office:value="-1">
            <text:p>-1</text:p>
          </table:table-cell>
          <table:table-cell office:value-type="float" office:value="16.9">
            <text:p>16,9</text:p>
          </table:table-cell>
          <table:table-cell office:value-type="float" office:value="6.08816129032258">
            <text:p>6,1</text:p>
          </table:table-cell>
          <table:table-cell table:formula="of:=([.K28])*4" office:value-type="float" office:value="24.3526451612903">
            <text:p>24,35</text:p>
          </table:table-cell>
          <table:table-cell office:value-type="float" office:value="6.09231483870968">
            <text:p>6,1</text:p>
          </table:table-cell>
          <table:table-cell table:formula="of:=[.M28]*9" office:value-type="float" office:value="54.8308335483871">
            <text:p>54,8</text:p>
          </table:table-cell>
          <table:table-cell office:value-type="float" office:value="12.6902795698925">
            <text:p>12,7</text:p>
          </table:table-cell>
          <table:table-cell table:formula="of:=[.O28]*4" office:value-type="float" office:value="50.76111827957">
            <text:p>50,8</text:p>
          </table:table-cell>
          <table:table-cell office:value-type="float" office:value="129.944596989247">
            <text:p>129,9</text:p>
          </table:table-cell>
          <table:table-cell office:value-type="float" office:value="19.12">
            <text:p>19,1</text:p>
          </table:table-cell>
          <table:table-cell table:formula="of:=([.R28]*4)/[.J28]" office:value-type="float" office:value="4.52544378698225">
            <text:p>4,53</text:p>
          </table:table-cell>
          <table:table-cell office:value-type="float" office:value="5.84">
            <text:p>5,8</text:p>
          </table:table-cell>
          <table:table-cell table:formula="of:=([.T28]*9)/[.J28]" office:value-type="float" office:value="3.11005917159763">
            <text:p>3,1</text:p>
          </table:table-cell>
          <table:table-cell office:value-type="float" office:value="33.0933333333333">
            <text:p>33,1</text:p>
          </table:table-cell>
          <table:table-cell table:formula="of:=([.V28]*4)/[.J28]" office:value-type="float" office:value="7.83274161735699">
            <text:p>7,8</text:p>
          </table:table-cell>
          <table:table-cell office:value-type="float" office:value="261.413333333333">
            <text:p>261,4</text:p>
          </table:table-cell>
          <table:table-cell table:formula="of:=[.X28]/[.J28]" office:value-type="float" office:value="15.4682445759369">
            <text:p>15,47</text:p>
          </table:table-cell>
          <table:table-cell table:formula="of:=[.L28]+[.S28]" office:value-type="float" office:value="28.8780889482726">
            <text:p>28,88</text:p>
          </table:table-cell>
          <table:table-cell table:formula="of:=[.Z28]/[.AF28]" office:value-type="percentage" office:value="0.198593801190024">
            <text:p>19,86%</text:p>
          </table:table-cell>
          <table:table-cell table:formula="of:=[.N28]+[.U28]" office:value-type="float" office:value="57.9408927199848">
            <text:p>57,94</text:p>
          </table:table-cell>
          <table:table-cell table:formula="of:=([.M28]+[.T28])/([.Q28]+[.X28])" office:value-type="percentage" office:value="0.0304895184540514">
            <text:p>3,05%</text:p>
          </table:table-cell>
          <table:table-cell table:formula="of:=[.P28]+[.W28]" office:value-type="float" office:value="58.593859896927">
            <text:p>58,59</text:p>
          </table:table-cell>
          <table:table-cell table:formula="of:=[.AD28]/[.AF28]" office:value-type="percentage" office:value="0.402948317811816">
            <text:p>40,29%</text:p>
          </table:table-cell>
          <table:table-cell table:formula="of:=[.Q28]+[.Y28]" office:value-type="float" office:value="145.412841565184">
            <text:p>145,41</text:p>
          </table:table-cell>
          <table:table-cell table:formula="of:=[.AF28]/90" office:value-type="percentage" office:value="1.61569823961315">
            <text:p>161,57%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table:style-name="ce6" office:value-type="string">
            <text:p>BL T</text:p>
          </table:table-cell>
          <table:table-cell office:value-type="float" office:value="42759">
            <text:p>24/01/17</text:p>
          </table:table-cell>
          <table:table-cell office:value-type="float" office:value="6.2">
            <text:p>6,2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16.5">
            <text:p>116,5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table:number-columns-repeated="17"/>
          <table:table-cell/>
          <table:table-cell table:number-columns-repeated="3"/>
          <table:table-cell/>
          <table:table-cell table:formula="of:=[.AF29]/90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table:style-name="ce6" office:value-type="string">
            <text:p>BO A</text:p>
          </table:table-cell>
          <table:table-cell office:value-type="float" office:value="41688">
            <text:p>18/02/14</text:p>
          </table:table-cell>
          <table:table-cell office:value-type="float" office:value="6.3">
            <text:p>6,3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14.23">
            <text:p>14,23</text:p>
          </table:table-cell>
          <table:table-cell office:value-type="float" office:value="-0.8">
            <text:p>-0,8</text:p>
          </table:table-cell>
          <table:table-cell office:value-type="float" office:value="16.6">
            <text:p>16,6</text:p>
          </table:table-cell>
          <table:table-cell office:value-type="float" office:value="3.61217916666667">
            <text:p>3,6</text:p>
          </table:table-cell>
          <table:table-cell table:formula="of:=([.K30])*4" office:value-type="float" office:value="14.4487166666667">
            <text:p>14,45</text:p>
          </table:table-cell>
          <table:table-cell office:value-type="float" office:value="3.80997395833333">
            <text:p>3,8</text:p>
          </table:table-cell>
          <table:table-cell table:formula="of:=[.M30]*9" office:value-type="float" office:value="34.289765625">
            <text:p>34,3</text:p>
          </table:table-cell>
          <table:table-cell office:value-type="float" office:value="11.31779375">
            <text:p>11,3</text:p>
          </table:table-cell>
          <table:table-cell table:formula="of:=[.O30]*4" office:value-type="float" office:value="45.271175">
            <text:p>45,3</text:p>
          </table:table-cell>
          <table:table-cell office:value-type="float" office:value="94.0096572916667">
            <text:p>94,0</text:p>
          </table:table-cell>
          <table:table-cell office:value-type="float" office:value="11.2">
            <text:p>11,2</text:p>
          </table:table-cell>
          <table:table-cell table:formula="of:=([.R30]*4)/[.J30]" office:value-type="float" office:value="2.69879518072289">
            <text:p>2,70</text:p>
          </table:table-cell>
          <table:table-cell office:value-type="float" office:value="11.6">
            <text:p>11,6</text:p>
          </table:table-cell>
          <table:table-cell table:formula="of:=([.T30]*9)/[.J30]" office:value-type="float" office:value="6.28915662650602">
            <text:p>6,3</text:p>
          </table:table-cell>
          <table:table-cell office:value-type="float" office:value="37.6">
            <text:p>37,6</text:p>
          </table:table-cell>
          <table:table-cell table:formula="of:=([.V30]*4)/[.J30]" office:value-type="float" office:value="9.06024096385542">
            <text:p>9,1</text:p>
          </table:table-cell>
          <table:table-cell office:value-type="float" office:value="299.6">
            <text:p>299,6</text:p>
          </table:table-cell>
          <table:table-cell table:formula="of:=[.X30]/[.J30]" office:value-type="float" office:value="18.0481927710843">
            <text:p>18,05</text:p>
          </table:table-cell>
          <table:table-cell table:formula="of:=[.L30]+[.S30]" office:value-type="float" office:value="17.1475118473896">
            <text:p>17,15</text:p>
          </table:table-cell>
          <table:table-cell table:formula="of:=[.Z30]/[.AF30]" office:value-type="percentage" office:value="0.153023744769217">
            <text:p>15,30%</text:p>
          </table:table-cell>
          <table:table-cell table:formula="of:=[.N30]+[.U30]" office:value-type="float" office:value="40.578922251506">
            <text:p>40,58</text:p>
          </table:table-cell>
          <table:table-cell table:formula="of:=([.M30]+[.T30])/([.Q30]+[.X30])" office:value-type="percentage" office:value="0.0391503960150918">
            <text:p>3,92%</text:p>
          </table:table-cell>
          <table:table-cell table:formula="of:=[.P30]+[.W30]" office:value-type="float" office:value="54.3314159638554">
            <text:p>54,33</text:p>
          </table:table-cell>
          <table:table-cell table:formula="of:=[.AD30]/[.AF30]" office:value-type="percentage" office:value="0.484851493522591">
            <text:p>48,49%</text:p>
          </table:table-cell>
          <table:table-cell table:formula="of:=[.Q30]+[.Y30]" office:value-type="float" office:value="112.057850062751">
            <text:p>112,06</text:p>
          </table:table-cell>
          <table:table-cell table:formula="of:=[.AF30]/90" office:value-type="percentage" office:value="1.24508722291946">
            <text:p>124,51%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table:style-name="ce6" office:value-type="string">
            <text:p>BO A</text:p>
          </table:table-cell>
          <table:table-cell office:value-type="float" office:value="42045">
            <text:p>10/02/15</text:p>
          </table:table-cell>
          <table:table-cell office:value-type="float" office:value="7.3">
            <text:p>7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16.5">
            <text:p>116,5</text:p>
          </table:table-cell>
          <table:table-cell table:style-name="ce2" office:value-type="float" office:value="14.07">
            <text:p>14,07</text:p>
          </table:table-cell>
          <table:table-cell office:value-type="float" office:value="-0.9">
            <text:p>-0,9</text:p>
          </table:table-cell>
          <table:table-cell office:value-type="float" office:value="19.1">
            <text:p>19,1</text:p>
          </table:table-cell>
          <table:table-cell office:value-type="float" office:value="3.020775">
            <text:p>3,0</text:p>
          </table:table-cell>
          <table:table-cell table:formula="of:=([.K31])*4" office:value-type="float" office:value="12.0831">
            <text:p>12,08</text:p>
          </table:table-cell>
          <table:table-cell office:value-type="float" office:value="3.89295083333333">
            <text:p>3,9</text:p>
          </table:table-cell>
          <table:table-cell table:formula="of:=[.M31]*9" office:value-type="float" office:value="35.0365575">
            <text:p>35,0</text:p>
          </table:table-cell>
          <table:table-cell office:value-type="float" office:value="9.2507">
            <text:p>9,3</text:p>
          </table:table-cell>
          <table:table-cell table:formula="of:=[.O31]*4" office:value-type="float" office:value="37.0028">
            <text:p>37,0</text:p>
          </table:table-cell>
          <table:table-cell office:value-type="float" office:value="84.1224575">
            <text:p>84,1</text:p>
          </table:table-cell>
          <table:table-cell office:value-type="float" office:value="11.2">
            <text:p>11,2</text:p>
          </table:table-cell>
          <table:table-cell table:formula="of:=([.R31]*4)/[.J31]" office:value-type="float" office:value="2.34554973821989">
            <text:p>2,35</text:p>
          </table:table-cell>
          <table:table-cell office:value-type="float" office:value="11.6">
            <text:p>11,6</text:p>
          </table:table-cell>
          <table:table-cell table:formula="of:=([.T31]*9)/[.J31]" office:value-type="float" office:value="5.46596858638743">
            <text:p>5,5</text:p>
          </table:table-cell>
          <table:table-cell office:value-type="float" office:value="37.6">
            <text:p>37,6</text:p>
          </table:table-cell>
          <table:table-cell table:formula="of:=([.V31]*4)/[.J31]" office:value-type="float" office:value="7.87434554973822">
            <text:p>7,9</text:p>
          </table:table-cell>
          <table:table-cell office:value-type="float" office:value="299.6">
            <text:p>299,6</text:p>
          </table:table-cell>
          <table:table-cell table:formula="of:=[.X31]/[.J31]" office:value-type="float" office:value="15.6858638743455">
            <text:p>15,69</text:p>
          </table:table-cell>
          <table:table-cell table:formula="of:=[.L31]+[.S31]" office:value-type="float" office:value="14.4286497382199">
            <text:p>14,43</text:p>
          </table:table-cell>
          <table:table-cell table:formula="of:=[.Z31]/[.AF31]" office:value-type="percentage" office:value="0.144563594894089">
            <text:p>14,46%</text:p>
          </table:table-cell>
          <table:table-cell table:formula="of:=[.N31]+[.U31]" office:value-type="float" office:value="40.5025260863874">
            <text:p>40,50</text:p>
          </table:table-cell>
          <table:table-cell table:formula="of:=([.M31]+[.T31])/([.Q31]+[.X31])" office:value-type="percentage" office:value="0.0403754081381419">
            <text:p>4,04%</text:p>
          </table:table-cell>
          <table:table-cell table:formula="of:=[.P31]+[.W31]" office:value-type="float" office:value="44.8771455497382">
            <text:p>44,88</text:p>
          </table:table-cell>
          <table:table-cell table:formula="of:=[.AD31]/[.AF31]" office:value-type="percentage" office:value="0.44963330643965">
            <text:p>44,96%</text:p>
          </table:table-cell>
          <table:table-cell table:formula="of:=[.Q31]+[.Y31]" office:value-type="float" office:value="99.8083213743456">
            <text:p>99,81</text:p>
          </table:table-cell>
          <table:table-cell table:formula="of:=[.AF31]/75" office:value-type="percentage" office:value="1.33077761832461">
            <text:p>133,08%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table:style-name="ce6" office:value-type="string">
            <text:p>BO A</text:p>
          </table:table-cell>
          <table:table-cell office:value-type="float" office:value="42205">
            <text:p>20/07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39">
            <text:p>-1,39</text:p>
          </table:table-cell>
          <table:table-cell office:value-type="float" office:value="20">
            <text:p>20</text:p>
          </table:table-cell>
          <table:table-cell office:value-type="float" office:value="2.72223833333333">
            <text:p>2,7</text:p>
          </table:table-cell>
          <table:table-cell table:formula="of:=([.K32])*4" office:value-type="float" office:value="10.8889533333333">
            <text:p>10,89</text:p>
          </table:table-cell>
          <table:table-cell office:value-type="float" office:value="3.50610083333333">
            <text:p>3,5</text:p>
          </table:table-cell>
          <table:table-cell table:formula="of:=[.M32]*9" office:value-type="float" office:value="31.5549075">
            <text:p>31,6</text:p>
          </table:table-cell>
          <table:table-cell office:value-type="float" office:value="10.7405666666667">
            <text:p>10,7</text:p>
          </table:table-cell>
          <table:table-cell table:formula="of:=[.O32]*4" office:value-type="float" office:value="42.9622666666668">
            <text:p>43,0</text:p>
          </table:table-cell>
          <table:table-cell office:value-type="float" office:value="85.4061275">
            <text:p>85,4</text:p>
          </table:table-cell>
          <table:table-cell office:value-type="float" office:value="5.6">
            <text:p>5,6</text:p>
          </table:table-cell>
          <table:table-cell table:formula="of:=([.R32]*4)/[.J32]" office:value-type="float" office:value="1.12">
            <text:p>1,12</text:p>
          </table:table-cell>
          <table:table-cell office:value-type="float" office:value="5.8">
            <text:p>5,8</text:p>
          </table:table-cell>
          <table:table-cell table:formula="of:=([.T32]*9)/[.J32]" office:value-type="float" office:value="2.61">
            <text:p>2,6</text:p>
          </table:table-cell>
          <table:table-cell office:value-type="float" office:value="18.8">
            <text:p>18,8</text:p>
          </table:table-cell>
          <table:table-cell table:formula="of:=([.V32]*4)/[.J32]" office:value-type="float" office:value="3.76">
            <text:p>3,8</text:p>
          </table:table-cell>
          <table:table-cell office:value-type="float" office:value="149.8">
            <text:p>149,8</text:p>
          </table:table-cell>
          <table:table-cell table:formula="of:=[.X32]/[.J32]" office:value-type="float" office:value="7.49">
            <text:p>7,49</text:p>
          </table:table-cell>
          <table:table-cell table:formula="of:=[.L32]+[.S32]" office:value-type="float" office:value="12.0089533333333">
            <text:p>12,01</text:p>
          </table:table-cell>
          <table:table-cell table:formula="of:=[.Z32]/[.AF32]" office:value-type="percentage" office:value="0.129272916498412">
            <text:p>12,93%</text:p>
          </table:table-cell>
          <table:table-cell table:formula="of:=[.N32]+[.U32]" office:value-type="float" office:value="34.1649075">
            <text:p>34,16</text:p>
          </table:table-cell>
          <table:table-cell table:formula="of:=([.M32]+[.T32])/([.Q32]+[.X32])" office:value-type="percentage" office:value="0.0395657244658021">
            <text:p>3,96%</text:p>
          </table:table-cell>
          <table:table-cell table:formula="of:=[.P32]+[.W32]" office:value-type="float" office:value="46.7222666666668">
            <text:p>46,72</text:p>
          </table:table-cell>
          <table:table-cell table:formula="of:=[.AD32]/[.AF32]" office:value-type="percentage" office:value="0.502951715254942">
            <text:p>50,30%</text:p>
          </table:table-cell>
          <table:table-cell table:formula="of:=[.Q32]+[.Y32]" office:value-type="float" office:value="92.8961275">
            <text:p>92,90</text:p>
          </table:table-cell>
          <table:table-cell table:formula="of:=[.AF32]/75" office:value-type="percentage" office:value="1.23861503333333">
            <text:p>123,86%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O M</text:p>
          </table:table-cell>
          <table:table-cell office:value-type="float" office:value="42225">
            <text:p>09/08/15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42" office:value-type="float" office:value="125">
            <text:p>125</text:p>
          </table:table-cell>
          <table:table-cell table:style-name="ce42" office:value-type="float" office:value="14.27">
            <text:p>14,27</text:p>
          </table:table-cell>
          <table:table-cell office:value-type="float" office:value="-0.9">
            <text:p>-0,9</text:p>
          </table:table-cell>
          <table:table-cell office:value-type="float" office:value="24.2">
            <text:p>24,2</text:p>
          </table:table-cell>
          <table:table-cell office:value-type="float" office:value="3.59017079889807">
            <text:p>3,6</text:p>
          </table:table-cell>
          <table:table-cell table:formula="of:=([.K33])*4" office:value-type="float" office:value="14.3606831955923">
            <text:p>14,36</text:p>
          </table:table-cell>
          <table:table-cell office:value-type="float" office:value="4.47896143250689">
            <text:p>4,5</text:p>
          </table:table-cell>
          <table:table-cell table:formula="of:=[.M33]*9" office:value-type="float" office:value="40.310652892562">
            <text:p>40,3</text:p>
          </table:table-cell>
          <table:table-cell office:value-type="float" office:value="9.45070247933884">
            <text:p>9,5</text:p>
          </table:table-cell>
          <table:table-cell table:formula="of:=[.O33]*4" office:value-type="float" office:value="37.8028099173554">
            <text:p>37,8</text:p>
          </table:table-cell>
          <table:table-cell office:value-type="float" office:value="92.4741460055096">
            <text:p>92,5</text:p>
          </table:table-cell>
          <table:table-cell office:value-type="float" office:value="10.4">
            <text:p>10,4</text:p>
          </table:table-cell>
          <table:table-cell table:formula="of:=([.R33]*4)/[.J33]" office:value-type="float" office:value="1.71900826446281">
            <text:p>1,72</text:p>
          </table:table-cell>
          <table:table-cell office:value-type="float" office:value="7.4">
            <text:p>7,4</text:p>
          </table:table-cell>
          <table:table-cell table:formula="of:=([.T33]*9)/[.J33]" office:value-type="float" office:value="2.75206611570248">
            <text:p>2,8</text:p>
          </table:table-cell>
          <table:table-cell office:value-type="float" office:value="22.9333333333333">
            <text:p>22,9</text:p>
          </table:table-cell>
          <table:table-cell table:formula="of:=([.V33]*4)/[.J33]" office:value-type="float" office:value="3.79063360881542">
            <text:p>3,8</text:p>
          </table:table-cell>
          <table:table-cell office:value-type="float" office:value="199.933333333333">
            <text:p>199,9</text:p>
          </table:table-cell>
          <table:table-cell table:formula="of:=[.X33]/[.J33]" office:value-type="float" office:value="8.2617079889807">
            <text:p>8,26</text:p>
          </table:table-cell>
          <table:table-cell table:formula="of:=[.L33]+[.S33]" office:value-type="float" office:value="16.0796914600551">
            <text:p>16,08</text:p>
          </table:table-cell>
          <table:table-cell table:formula="of:=[.Z33]/[.AF33]" office:value-type="percentage" office:value="0.159622327328804">
            <text:p>15,96%</text:p>
          </table:table-cell>
          <table:table-cell table:formula="of:=[.N33]+[.U33]" office:value-type="float" office:value="43.0627190082645">
            <text:p>43,06</text:p>
          </table:table-cell>
          <table:table-cell table:formula="of:=([.M33]+[.T33])/([.Q33]+[.X33])" office:value-type="percentage" office:value="0.0406246839491459">
            <text:p>4,06%</text:p>
          </table:table-cell>
          <table:table-cell table:formula="of:=[.P33]+[.W33]" office:value-type="float" office:value="41.5934435261708">
            <text:p>41,59</text:p>
          </table:table-cell>
          <table:table-cell table:formula="of:=[.AD33]/[.AF33]" office:value-type="percentage" office:value="0.412896122650092">
            <text:p>41,29%</text:p>
          </table:table-cell>
          <table:table-cell table:formula="of:=[.Q33]+[.Y33]" office:value-type="float" office:value="100.73585399449">
            <text:p>100,74</text:p>
          </table:table-cell>
          <table:table-cell table:formula="of:=[.AF33]/75" office:value-type="percentage" office:value="1.34314471992654">
            <text:p>134,31%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O M</text:p>
          </table:table-cell>
          <table:table-cell office:value-type="float" office:value="42333">
            <text:p>25/11/15</text:p>
          </table:table-cell>
          <table:table-cell office:value-type="float" office:value="8.7">
            <text:p>8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42" office:value-type="float" office:value="130.5">
            <text:p>130,5</text:p>
          </table:table-cell>
          <table:table-cell table:style-name="ce42" office:value-type="float" office:value="16.91">
            <text:p>16,91</text:p>
          </table:table-cell>
          <table:table-cell office:value-type="float" office:value="0.7">
            <text:p>0,7</text:p>
          </table:table-cell>
          <table:table-cell office:value-type="float" office:value="25">
            <text:p>25</text:p>
          </table:table-cell>
          <table:table-cell office:value-type="float" office:value="2.55480446666667">
            <text:p>2,6</text:p>
          </table:table-cell>
          <table:table-cell table:formula="of:=([.K34])*4" office:value-type="float" office:value="10.2192178666667">
            <text:p>10,22</text:p>
          </table:table-cell>
          <table:table-cell office:value-type="float" office:value="2.95492333333333">
            <text:p>3,0</text:p>
          </table:table-cell>
          <table:table-cell table:formula="of:=[.M34]*9" office:value-type="float" office:value="26.59431">
            <text:p>26,6</text:p>
          </table:table-cell>
          <table:table-cell office:value-type="float" office:value="6.63783133333333">
            <text:p>6,6</text:p>
          </table:table-cell>
          <table:table-cell table:formula="of:=[.O34]*4" office:value-type="float" office:value="26.5513253333333">
            <text:p>26,6</text:p>
          </table:table-cell>
          <table:table-cell office:value-type="float" office:value="63.3648532">
            <text:p>63,4</text:p>
          </table:table-cell>
          <table:table-cell office:value-type="float" office:value="3.73333333333333">
            <text:p>3,7</text:p>
          </table:table-cell>
          <table:table-cell table:formula="of:=([.R34]*4)/[.J34]" office:value-type="float" office:value="0.597333333333333">
            <text:p>0,60</text:p>
          </table:table-cell>
          <table:table-cell office:value-type="float" office:value="3.86666666666667">
            <text:p>3,9</text:p>
          </table:table-cell>
          <table:table-cell table:formula="of:=([.T34]*9)/[.J34]" office:value-type="float" office:value="1.392">
            <text:p>1,4</text:p>
          </table:table-cell>
          <table:table-cell office:value-type="float" office:value="12.5333333333333">
            <text:p>12,5</text:p>
          </table:table-cell>
          <table:table-cell table:formula="of:=([.V34]*4)/[.J34]" office:value-type="float" office:value="2.00533333333333">
            <text:p>2,0</text:p>
          </table:table-cell>
          <table:table-cell office:value-type="float" office:value="99.8666666666667">
            <text:p>99,9</text:p>
          </table:table-cell>
          <table:table-cell table:formula="of:=[.X34]/[.J34]" office:value-type="float" office:value="3.99466666666667">
            <text:p>3,99</text:p>
          </table:table-cell>
          <table:table-cell table:formula="of:=[.L34]+[.S34]" office:value-type="float" office:value="10.8165512">
            <text:p>10,82</text:p>
          </table:table-cell>
          <table:table-cell table:formula="of:=[.Z34]/[.AF34]" office:value-type="percentage" office:value="0.160579398745873">
            <text:p>16,06%</text:p>
          </table:table-cell>
          <table:table-cell table:formula="of:=[.N34]+[.U34]" office:value-type="float" office:value="27.98631">
            <text:p>27,99</text:p>
          </table:table-cell>
          <table:table-cell table:formula="of:=([.M34]+[.T34])/([.Q34]+[.X34])" office:value-type="percentage" office:value="0.041790886990283">
            <text:p>4,18%</text:p>
          </table:table-cell>
          <table:table-cell table:formula="of:=[.P34]+[.W34]" office:value-type="float" office:value="28.5566586666666">
            <text:p>28,56</text:p>
          </table:table-cell>
          <table:table-cell table:formula="of:=[.AD34]/[.AF34]" office:value-type="percentage" office:value="0.423943916512358">
            <text:p>42,39%</text:p>
          </table:table-cell>
          <table:table-cell table:formula="of:=[.Q34]+[.Y34]" office:value-type="float" office:value="67.3595198666667">
            <text:p>67,36</text:p>
          </table:table-cell>
          <table:table-cell table:formula="of:=[.AF34]/75" office:value-type="percentage" office:value="0.898126931555556">
            <text:p>89,81%</text:p>
          </table:table-cell>
          <table:table-cell table:number-columns-repeated="4"/>
        </table:table-row>
        <table:table-row table:style-name="ro2" table:visibility="filter">
          <table:table-cell office:value-type="float" office:value="53">
            <text:p>53</text:p>
          </table:table-cell>
          <table:table-cell table:style-name="ce6" office:value-type="string">
            <text:p>CH L</text:p>
          </table:table-cell>
          <table:table-cell office:value-type="float" office:value="42555">
            <text:p>04/07/16</text:p>
          </table:table-cell>
          <table:table-cell office:value-type="float" office:value="8.3">
            <text:p>8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6.5">
            <text:p>26,5</text:p>
          </table:table-cell>
          <table:table-cell office:value-type="float" office:value="2.75766037735849">
            <text:p>2,8</text:p>
          </table:table-cell>
          <table:table-cell table:formula="of:=([.K35])*4" office:value-type="float" office:value="11.030641509434">
            <text:p>11,03</text:p>
          </table:table-cell>
          <table:table-cell office:value-type="float" office:value="2.17561635220126">
            <text:p>2,2</text:p>
          </table:table-cell>
          <table:table-cell table:formula="of:=[.M35]*9" office:value-type="float" office:value="19.5805471698113">
            <text:p>19,6</text:p>
          </table:table-cell>
          <table:table-cell office:value-type="float" office:value="7.60647798742138">
            <text:p>7,6</text:p>
          </table:table-cell>
          <table:table-cell table:formula="of:=[.O35]*4" office:value-type="float" office:value="30.4259119496855">
            <text:p>30,4</text:p>
          </table:table-cell>
          <table:table-cell office:value-type="float" office:value="61.0371006289308">
            <text:p>61,0</text:p>
          </table:table-cell>
          <table:table-cell office:value-type="float" office:value="33.3333333333333">
            <text:p>33,3</text:p>
          </table:table-cell>
          <table:table-cell table:formula="of:=([.R35]*4)/[.J35]" office:value-type="float" office:value="5.0314465408805">
            <text:p>5,03</text:p>
          </table:table-cell>
          <table:table-cell office:value-type="float" office:value="14.6666666666667">
            <text:p>14,7</text:p>
          </table:table-cell>
          <table:table-cell table:formula="of:=([.T35]*9)/[.J35]" office:value-type="float" office:value="4.98113207547171">
            <text:p>5,0</text:p>
          </table:table-cell>
          <table:table-cell office:value-type="float" office:value="58.6666666666667">
            <text:p>58,7</text:p>
          </table:table-cell>
          <table:table-cell table:formula="of:=([.V35]*4)/[.J35]" office:value-type="float" office:value="8.85534591194969">
            <text:p>8,9</text:p>
          </table:table-cell>
          <table:table-cell office:value-type="float" office:value="500">
            <text:p>500,0</text:p>
          </table:table-cell>
          <table:table-cell table:formula="of:=[.X35]/[.J35]" office:value-type="float" office:value="18.8679245283019">
            <text:p>18,87</text:p>
          </table:table-cell>
          <table:table-cell table:formula="of:=[.L35]+[.S35]" office:value-type="float" office:value="16.0620880503145">
            <text:p>16,06</text:p>
          </table:table-cell>
          <table:table-cell table:formula="of:=[.Z35]/[.AF35]" office:value-type="percentage" office:value="0.201014742423375">
            <text:p>20,10%</text:p>
          </table:table-cell>
          <table:table-cell table:formula="of:=[.N35]+[.U35]" office:value-type="float" office:value="24.561679245283">
            <text:p>24,56</text:p>
          </table:table-cell>
          <table:table-cell table:formula="of:=([.M35]+[.T35])/([.Q35]+[.X35])" office:value-type="percentage" office:value="0.0300199095567611">
            <text:p>3,00%</text:p>
          </table:table-cell>
          <table:table-cell table:formula="of:=[.P35]+[.W35]" office:value-type="float" office:value="39.2812578616352">
            <text:p>39,28</text:p>
          </table:table-cell>
          <table:table-cell table:formula="of:=[.AD35]/[.AF35]" office:value-type="percentage" office:value="0.491599342899145">
            <text:p>49,16%</text:p>
          </table:table-cell>
          <table:table-cell table:formula="of:=[.Q35]+[.Y35]" office:value-type="float" office:value="79.9050251572327">
            <text:p>79,91</text:p>
          </table:table-cell>
          <table:table-cell table:formula="of:=[.AF35]/75" office:value-type="percentage" office:value="1.06540033542977">
            <text:p>106,54%</text:p>
          </table:table-cell>
          <table:table-cell table:number-columns-repeated="4"/>
        </table:table-row>
        <table:table-row table:style-name="ro2" table:visibility="filter">
          <table:table-cell office:value-type="float" office:value="54">
            <text:p>54</text:p>
          </table:table-cell>
          <table:table-cell office:value-type="string">
            <text:p>CL I</text:p>
          </table:table-cell>
          <table:table-cell office:value-type="float" office:value="42552">
            <text:p>01/07/16</text:p>
          </table:table-cell>
          <table:table-cell office:value-type="float" office:value="7.2">
            <text:p>7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1">
            <text:p>21</text:p>
          </table:table-cell>
          <table:table-cell office:value-type="float" office:value="4.39411111111111">
            <text:p>4,4</text:p>
          </table:table-cell>
          <table:table-cell table:formula="of:=([.K36])*4" office:value-type="float" office:value="17.5764444444444">
            <text:p>17,58</text:p>
          </table:table-cell>
          <table:table-cell office:value-type="float" office:value="3.89653968253968">
            <text:p>3,9</text:p>
          </table:table-cell>
          <table:table-cell table:formula="of:=[.M36]*9" office:value-type="float" office:value="35.0688571428571">
            <text:p>35,1</text:p>
          </table:table-cell>
          <table:table-cell office:value-type="float" office:value="14.1674841269841">
            <text:p>14,2</text:p>
          </table:table-cell>
          <table:table-cell table:formula="of:=[.O36]*4" office:value-type="float" office:value="56.6699365079364">
            <text:p>56,7</text:p>
          </table:table-cell>
          <table:table-cell office:value-type="float" office:value="109.315238095238">
            <text:p>109,3</text:p>
          </table:table-cell>
          <table:table-cell office:value-type="float" office:value="11.2">
            <text:p>11,2</text:p>
          </table:table-cell>
          <table:table-cell table:formula="of:=([.R36]*4)/[.J36]" office:value-type="float" office:value="2.13333333333333">
            <text:p>2,13</text:p>
          </table:table-cell>
          <table:table-cell office:value-type="float" office:value="11.6">
            <text:p>11,6</text:p>
          </table:table-cell>
          <table:table-cell table:formula="of:=([.T36]*9)/[.J36]" office:value-type="float" office:value="4.97142857142857">
            <text:p>5,0</text:p>
          </table:table-cell>
          <table:table-cell office:value-type="float" office:value="37.6">
            <text:p>37,6</text:p>
          </table:table-cell>
          <table:table-cell table:formula="of:=([.V36]*4)/[.J36]" office:value-type="float" office:value="7.16190476190476">
            <text:p>7,2</text:p>
          </table:table-cell>
          <table:table-cell office:value-type="float" office:value="299.6">
            <text:p>299,6</text:p>
          </table:table-cell>
          <table:table-cell table:formula="of:=[.X36]/[.J36]" office:value-type="float" office:value="14.2666666666667">
            <text:p>14,27</text:p>
          </table:table-cell>
          <table:table-cell table:formula="of:=[.L36]+[.S36]" office:value-type="float" office:value="19.7097777777778">
            <text:p>19,71</text:p>
          </table:table-cell>
          <table:table-cell table:formula="of:=[.Z36]/[.AF36]" office:value-type="percentage" office:value="0.159487570739025">
            <text:p>15,95%</text:p>
          </table:table-cell>
          <table:table-cell table:formula="of:=[.N36]+[.U36]" office:value-type="float" office:value="40.0402857142857">
            <text:p>40,04</text:p>
          </table:table-cell>
          <table:table-cell table:formula="of:=([.M36]+[.T36])/([.Q36]+[.X36])" office:value-type="percentage" office:value="0.0378967038614748">
            <text:p>3,79%</text:p>
          </table:table-cell>
          <table:table-cell table:formula="of:=[.P36]+[.W36]" office:value-type="float" office:value="63.8318412698412">
            <text:p>63,83</text:p>
          </table:table-cell>
          <table:table-cell table:formula="of:=[.AD36]/[.AF36]" office:value-type="percentage" office:value="0.516514463770573">
            <text:p>51,65%</text:p>
          </table:table-cell>
          <table:table-cell table:formula="of:=[.Q36]+[.Y36]" office:value-type="float" office:value="123.581904761905">
            <text:p>123,58</text:p>
          </table:table-cell>
          <table:table-cell table:formula="of:=[.AF36]/75" office:value-type="percentage" office:value="1.64775873015873">
            <text:p>164,78%</text:p>
          </table:table-cell>
          <table:table-cell table:number-columns-repeated="4"/>
        </table:table-row>
        <table:table-row table:style-name="ro2" table:visibility="filter">
          <table:table-cell office:value-type="float" office:value="57">
            <text:p>57</text:p>
          </table:table-cell>
          <table:table-cell office:value-type="string">
            <text:p>CO E</text:p>
          </table:table-cell>
          <table:table-cell office:value-type="float" office:value="42403">
            <text:p>03/02/16</text:p>
          </table:table-cell>
          <table:table-cell office:value-type="float" office:value="15.9">
            <text:p>15,9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17.42">
            <text:p>17,42</text:p>
          </table:table-cell>
          <table:table-cell table:style-name="ce12"/>
          <table:table-cell office:value-type="float" office:value="40">
            <text:p>40</text:p>
          </table:table-cell>
          <table:table-cell office:value-type="float" office:value="4.2909875">
            <text:p>4,3</text:p>
          </table:table-cell>
          <table:table-cell table:formula="of:=([.K37])*4" office:value-type="float" office:value="17.16395">
            <text:p>17,16</text:p>
          </table:table-cell>
          <table:table-cell office:value-type="float" office:value="4.58526166666667">
            <text:p>4,6</text:p>
          </table:table-cell>
          <table:table-cell table:formula="of:=[.M37]*9" office:value-type="float" office:value="41.267355">
            <text:p>41,3</text:p>
          </table:table-cell>
          <table:table-cell office:value-type="float" office:value="7.10981875">
            <text:p>7,1</text:p>
          </table:table-cell>
          <table:table-cell table:formula="of:=[.O37]*4" office:value-type="float" office:value="28.439275">
            <text:p>28,4</text:p>
          </table:table-cell>
          <table:table-cell office:value-type="float" office:value="86.87058">
            <text:p>86,9</text:p>
          </table:table-cell>
          <table:table-cell office:value-type="float" office:value="40">
            <text:p>40,0</text:p>
          </table:table-cell>
          <table:table-cell table:formula="of:=([.R37]*4)/[.J37]" office:value-type="float" office:value="4">
            <text:p>4,00</text:p>
          </table:table-cell>
          <table:table-cell office:value-type="float" office:value="21.2">
            <text:p>21,2</text:p>
          </table:table-cell>
          <table:table-cell table:formula="of:=([.T37]*9)/[.J37]" office:value-type="float" office:value="4.77">
            <text:p>4,8</text:p>
          </table:table-cell>
          <table:table-cell office:value-type="float" office:value="0">
            <text:p>0,0</text:p>
          </table:table-cell>
          <table:table-cell table:formula="of:=([.V37]*4)/[.J37]" office:value-type="float" office:value="0">
            <text:p>0,0</text:p>
          </table:table-cell>
          <table:table-cell office:value-type="float" office:value="350.8">
            <text:p>350,8</text:p>
          </table:table-cell>
          <table:table-cell table:formula="of:=[.X37]/[.J37]" office:value-type="float" office:value="8.77">
            <text:p>8,77</text:p>
          </table:table-cell>
          <table:table-cell table:formula="of:=[.L37]+[.S37]" office:value-type="float" office:value="21.16395">
            <text:p>21,16</text:p>
          </table:table-cell>
          <table:table-cell table:formula="of:=[.Z37]/[.AF37]" office:value-type="percentage" office:value="0.221286299183882">
            <text:p>22,13%</text:p>
          </table:table-cell>
          <table:table-cell table:formula="of:=[.N37]+[.U37]" office:value-type="float" office:value="46.037355">
            <text:p>46,04</text:p>
          </table:table-cell>
          <table:table-cell table:formula="of:=([.M37]+[.T37])/([.Q37]+[.X37])" office:value-type="percentage" office:value="0.0589147702517877">
            <text:p>5,89%</text:p>
          </table:table-cell>
          <table:table-cell table:formula="of:=[.P37]+[.W37]" office:value-type="float" office:value="28.439275">
            <text:p>28,44</text:p>
          </table:table-cell>
          <table:table-cell table:formula="of:=[.AD37]/[.AF37]" office:value-type="percentage" office:value="0.297355735400183">
            <text:p>29,74%</text:p>
          </table:table-cell>
          <table:table-cell table:formula="of:=[.Q37]+[.Y37]" office:value-type="float" office:value="95.64058">
            <text:p>95,64</text:p>
          </table:table-cell>
          <table:table-cell table:formula="of:=[.AF37]/60" office:value-type="percentage" office:value="1.59400966666667">
            <text:p>159,40%</text:p>
          </table:table-cell>
          <table:table-cell table:number-columns-repeated="4"/>
        </table:table-row>
        <table:table-row table:style-name="ro2" table:visibility="filter">
          <table:table-cell office:value-type="float" office:value="58">
            <text:p>58</text:p>
          </table:table-cell>
          <table:table-cell office:value-type="string">
            <text:p>CO E</text:p>
          </table:table-cell>
          <table:table-cell office:value-type="float" office:value="42206">
            <text:p>21/07/15</text:p>
          </table:table-cell>
          <table:table-cell office:value-type="float" office:value="15.3">
            <text:p>15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38">
            <text:p>38</text:p>
          </table:table-cell>
          <table:table-cell office:value-type="float" office:value="4.25576315789474">
            <text:p>4,3</text:p>
          </table:table-cell>
          <table:table-cell table:formula="of:=([.K38])*4" office:value-type="float" office:value="17.023052631579">
            <text:p>17,02</text:p>
          </table:table-cell>
          <table:table-cell office:value-type="float" office:value="3.877">
            <text:p>3,9</text:p>
          </table:table-cell>
          <table:table-cell table:formula="of:=[.M38]*9" office:value-type="float" office:value="34.893">
            <text:p>34,9</text:p>
          </table:table-cell>
          <table:table-cell office:value-type="float" office:value="6.48101842105263">
            <text:p>6,5</text:p>
          </table:table-cell>
          <table:table-cell table:formula="of:=[.O38]*4" office:value-type="float" office:value="25.9240736842105">
            <text:p>25,9</text:p>
          </table:table-cell>
          <table:table-cell office:value-type="float" office:value="77.8401263157895">
            <text:p>77,8</text:p>
          </table:table-cell>
          <table:table-cell office:value-type="float" office:value="40">
            <text:p>40,0</text:p>
          </table:table-cell>
          <table:table-cell table:formula="of:=([.R38]*4)/[.J38]" office:value-type="float" office:value="4.21052631578947">
            <text:p>4,21</text:p>
          </table:table-cell>
          <table:table-cell office:value-type="float" office:value="21.2">
            <text:p>21,2</text:p>
          </table:table-cell>
          <table:table-cell table:formula="of:=([.T38]*9)/[.J38]" office:value-type="float" office:value="5.02105263157895">
            <text:p>5,0</text:p>
          </table:table-cell>
          <table:table-cell office:value-type="float" office:value="0">
            <text:p>0,0</text:p>
          </table:table-cell>
          <table:table-cell table:formula="of:=([.V38]*4)/[.J38]" office:value-type="float" office:value="0">
            <text:p>0,0</text:p>
          </table:table-cell>
          <table:table-cell office:value-type="float" office:value="350.8">
            <text:p>350,8</text:p>
          </table:table-cell>
          <table:table-cell table:formula="of:=[.X38]/[.J38]" office:value-type="float" office:value="9.23157894736842">
            <text:p>9,23</text:p>
          </table:table-cell>
          <table:table-cell table:formula="of:=[.L38]+[.S38]" office:value-type="float" office:value="21.2335789473684">
            <text:p>21,23</text:p>
          </table:table-cell>
          <table:table-cell table:formula="of:=[.Z38]/[.AF38]" office:value-type="percentage" office:value="0.243863134220168">
            <text:p>24,39%</text:p>
          </table:table-cell>
          <table:table-cell table:formula="of:=[.N38]+[.U38]" office:value-type="float" office:value="39.9140526315789">
            <text:p>39,91</text:p>
          </table:table-cell>
          <table:table-cell table:formula="of:=([.M38]+[.T38])/([.Q38]+[.X38])" office:value-type="percentage" office:value="0.0585036221772788">
            <text:p>5,85%</text:p>
          </table:table-cell>
          <table:table-cell table:formula="of:=[.P38]+[.W38]" office:value-type="float" office:value="25.9240736842105">
            <text:p>25,92</text:p>
          </table:table-cell>
          <table:table-cell table:formula="of:=[.AD38]/[.AF38]" office:value-type="percentage" office:value="0.297732467807537">
            <text:p>29,77%</text:p>
          </table:table-cell>
          <table:table-cell table:formula="of:=[.Q38]+[.Y38]" office:value-type="float" office:value="87.0717052631579">
            <text:p>87,07</text:p>
          </table:table-cell>
          <table:table-cell table:formula="of:=[.AF38]/60" office:value-type="percentage" office:value="1.4511950877193">
            <text:p>145,12%</text:p>
          </table:table-cell>
          <table:table-cell table:number-columns-repeated="4"/>
        </table:table-row>
        <table:table-row table:style-name="ro2" table:visibility="filter">
          <table:table-cell office:value-type="float" office:value="59">
            <text:p>59</text:p>
          </table:table-cell>
          <table:table-cell office:value-type="string">
            <text:p>CO E</text:p>
          </table:table-cell>
          <table:table-cell office:value-type="float" office:value="42570">
            <text:p>19/07/16</text:p>
          </table:table-cell>
          <table:table-cell office:value-type="float" office:value="16.3">
            <text:p>16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0">
            <text:p>40</text:p>
          </table:table-cell>
          <table:table-cell office:value-type="float" office:value="4.6260375">
            <text:p>4,6</text:p>
          </table:table-cell>
          <table:table-cell table:formula="of:=([.K39])*4" office:value-type="float" office:value="18.50415">
            <text:p>18,50</text:p>
          </table:table-cell>
          <table:table-cell office:value-type="float" office:value="3.77344333333333">
            <text:p>3,8</text:p>
          </table:table-cell>
          <table:table-cell table:formula="of:=[.M39]*9" office:value-type="float" office:value="33.96099">
            <text:p>34,0</text:p>
          </table:table-cell>
          <table:table-cell office:value-type="float" office:value="7.2415475">
            <text:p>7,2</text:p>
          </table:table-cell>
          <table:table-cell table:formula="of:=[.O39]*4" office:value-type="float" office:value="28.96619">
            <text:p>29,0</text:p>
          </table:table-cell>
          <table:table-cell office:value-type="float" office:value="81.43133">
            <text:p>81,4</text:p>
          </table:table-cell>
          <table:table-cell office:value-type="float" office:value="40">
            <text:p>40,0</text:p>
          </table:table-cell>
          <table:table-cell table:formula="of:=([.R39]*4)/[.J39]" office:value-type="float" office:value="4">
            <text:p>4,00</text:p>
          </table:table-cell>
          <table:table-cell office:value-type="float" office:value="21.2">
            <text:p>21,2</text:p>
          </table:table-cell>
          <table:table-cell table:formula="of:=([.T39]*9)/[.J39]" office:value-type="float" office:value="4.77">
            <text:p>4,8</text:p>
          </table:table-cell>
          <table:table-cell office:value-type="float" office:value="0">
            <text:p>0,0</text:p>
          </table:table-cell>
          <table:table-cell table:formula="of:=([.V39]*4)/[.J39]" office:value-type="float" office:value="0">
            <text:p>0,0</text:p>
          </table:table-cell>
          <table:table-cell office:value-type="float" office:value="350.8">
            <text:p>350,8</text:p>
          </table:table-cell>
          <table:table-cell table:formula="of:=[.X39]/[.J39]" office:value-type="float" office:value="8.77">
            <text:p>8,77</text:p>
          </table:table-cell>
          <table:table-cell table:formula="of:=[.L39]+[.S39]" office:value-type="float" office:value="22.50415">
            <text:p>22,50</text:p>
          </table:table-cell>
          <table:table-cell table:formula="of:=[.Z39]/[.AF39]" office:value-type="percentage" office:value="0.249488006440703">
            <text:p>24,95%</text:p>
          </table:table-cell>
          <table:table-cell table:formula="of:=[.N39]+[.U39]" office:value-type="float" office:value="38.73099">
            <text:p>38,73</text:p>
          </table:table-cell>
          <table:table-cell table:formula="of:=([.M39]+[.T39])/([.Q39]+[.X39])" office:value-type="percentage" office:value="0.0577779573112697">
            <text:p>5,78%</text:p>
          </table:table-cell>
          <table:table-cell table:formula="of:=[.P39]+[.W39]" office:value-type="float" office:value="28.96619">
            <text:p>28,97</text:p>
          </table:table-cell>
          <table:table-cell table:formula="of:=[.AD39]/[.AF39]" office:value-type="percentage" office:value="0.32112819179052">
            <text:p>32,11%</text:p>
          </table:table-cell>
          <table:table-cell table:formula="of:=[.Q39]+[.Y39]" office:value-type="float" office:value="90.20133">
            <text:p>90,20</text:p>
          </table:table-cell>
          <table:table-cell table:formula="of:=[.AF39]/60" office:value-type="percentage" office:value="1.5033555">
            <text:p>150,34%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CO P</text:p>
          </table:table-cell>
          <table:table-cell office:value-type="float" office:value="41795">
            <text:p>05/06/14</text:p>
          </table:table-cell>
          <table:table-cell office:value-type="float" office:value="17.4">
            <text:p>17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5">
            <text:p>-1,5</text:p>
          </table:table-cell>
          <table:table-cell office:value-type="float" office:value="54">
            <text:p>54</text:p>
          </table:table-cell>
          <table:table-cell office:value-type="float" office:value="3.05515185185185">
            <text:p>3,1</text:p>
          </table:table-cell>
          <table:table-cell table:formula="of:=([.K40])*4" office:value-type="float" office:value="12.2206074074074">
            <text:p>12,22</text:p>
          </table:table-cell>
          <table:table-cell office:value-type="float" office:value="2.49796296296296">
            <text:p>2,5</text:p>
          </table:table-cell>
          <table:table-cell table:formula="of:=[.M40]*9" office:value-type="float" office:value="22.4816666666666">
            <text:p>22,5</text:p>
          </table:table-cell>
          <table:table-cell office:value-type="float" office:value="7.25765432098765">
            <text:p>7,3</text:p>
          </table:table-cell>
          <table:table-cell table:formula="of:=[.O40]*4" office:value-type="float" office:value="29.0306172839506">
            <text:p>29,0</text:p>
          </table:table-cell>
          <table:table-cell office:value-type="float" office:value="63.7328913580247">
            <text:p>63,7</text:p>
          </table:table-cell>
          <table:table-cell office:value-type="float" office:value="120.5">
            <text:p>120,5</text:p>
          </table:table-cell>
          <table:table-cell table:formula="of:=([.R40]*4)/[.J40]" office:value-type="float" office:value="8.92592592592593">
            <text:p>8,93</text:p>
          </table:table-cell>
          <table:table-cell office:value-type="float" office:value="79.4333333333333">
            <text:p>79,4</text:p>
          </table:table-cell>
          <table:table-cell table:formula="of:=([.T40]*9)/[.J40]" office:value-type="float" office:value="13.2388888888889">
            <text:p>13,2</text:p>
          </table:table-cell>
          <table:table-cell office:value-type="float" office:value="250.066666666667">
            <text:p>250,1</text:p>
          </table:table-cell>
          <table:table-cell table:formula="of:=([.V40]*4)/[.J40]" office:value-type="float" office:value="18.5234567901235">
            <text:p>18,5</text:p>
          </table:table-cell>
          <table:table-cell office:value-type="float" office:value="2197.16666666667">
            <text:p>2197,2</text:p>
          </table:table-cell>
          <table:table-cell table:formula="of:=[.X40]/[.J40]" office:value-type="float" office:value="40.6882716049383">
            <text:p>40,69</text:p>
          </table:table-cell>
          <table:table-cell table:formula="of:=[.L40]+[.S40]" office:value-type="float" office:value="21.1465333333333">
            <text:p>21,15</text:p>
          </table:table-cell>
          <table:table-cell table:formula="of:=[.Z40]/[.AF40]" office:value-type="percentage" office:value="0.202511950004174">
            <text:p>20,25%</text:p>
          </table:table-cell>
          <table:table-cell table:formula="of:=[.N40]+[.U40]" office:value-type="float" office:value="35.7205555555555">
            <text:p>35,72</text:p>
          </table:table-cell>
          <table:table-cell table:formula="of:=([.M40]+[.T40])/([.Q40]+[.X40])" office:value-type="percentage" office:value="0.0362383618526946">
            <text:p>3,62%</text:p>
          </table:table-cell>
          <table:table-cell table:formula="of:=[.P40]+[.W40]" office:value-type="float" office:value="47.5540740740741">
            <text:p>47,55</text:p>
          </table:table-cell>
          <table:table-cell table:formula="of:=[.AD40]/[.AF40]" office:value-type="percentage" office:value="0.455406478195813">
            <text:p>45,54%</text:p>
          </table:table-cell>
          <table:table-cell table:formula="of:=[.Q40]+[.Y40]" office:value-type="float" office:value="104.421162962963">
            <text:p>104,42</text:p>
          </table:table-cell>
          <table:table-cell table:formula="of:=[.AF40]/60" office:value-type="percentage" office:value="1.74035271604938">
            <text:p>174,04%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CO P</text:p>
          </table:table-cell>
          <table:table-cell office:value-type="float" office:value="42170">
            <text:p>15/06/15</text:p>
          </table:table-cell>
          <table:table-cell office:value-type="float" office:value="18.4">
            <text:p>18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31">
            <text:p>-1,31</text:p>
          </table:table-cell>
          <table:table-cell office:value-type="float" office:value="60">
            <text:p>60</text:p>
          </table:table-cell>
          <table:table-cell office:value-type="float" office:value="3.69785611111111">
            <text:p>3,7</text:p>
          </table:table-cell>
          <table:table-cell table:formula="of:=([.K41])*4" office:value-type="float" office:value="14.7914244444444">
            <text:p>14,79</text:p>
          </table:table-cell>
          <table:table-cell office:value-type="float" office:value="2.99177611111111">
            <text:p>3,0</text:p>
          </table:table-cell>
          <table:table-cell table:formula="of:=[.M41]*9" office:value-type="float" office:value="26.925985">
            <text:p>26,9</text:p>
          </table:table-cell>
          <table:table-cell office:value-type="float" office:value="8.38473666666667">
            <text:p>8,4</text:p>
          </table:table-cell>
          <table:table-cell table:formula="of:=[.O41]*4" office:value-type="float" office:value="33.5389466666667">
            <text:p>33,5</text:p>
          </table:table-cell>
          <table:table-cell office:value-type="float" office:value="75.2563561111111">
            <text:p>75,3</text:p>
          </table:table-cell>
          <table:table-cell office:value-type="float" office:value="143.5">
            <text:p>143,5</text:p>
          </table:table-cell>
          <table:table-cell table:formula="of:=([.R41]*4)/[.J41]" office:value-type="float" office:value="9.56666666666667">
            <text:p>9,57</text:p>
          </table:table-cell>
          <table:table-cell office:value-type="float" office:value="97.1">
            <text:p>97,1</text:p>
          </table:table-cell>
          <table:table-cell table:formula="of:=([.T41]*9)/[.J41]" office:value-type="float" office:value="14.565">
            <text:p>14,6</text:p>
          </table:table-cell>
          <table:table-cell office:value-type="float" office:value="301.4">
            <text:p>301,4</text:p>
          </table:table-cell>
          <table:table-cell table:formula="of:=([.V41]*4)/[.J41]" office:value-type="float" office:value="20.0933333333333">
            <text:p>20,1</text:p>
          </table:table-cell>
          <table:table-cell office:value-type="float" office:value="2653.5">
            <text:p>2653,5</text:p>
          </table:table-cell>
          <table:table-cell table:formula="of:=[.X41]/[.J41]" office:value-type="float" office:value="44.225">
            <text:p>44,23</text:p>
          </table:table-cell>
          <table:table-cell table:formula="of:=[.L41]+[.S41]" office:value-type="float" office:value="24.3580911111111">
            <text:p>24,36</text:p>
          </table:table-cell>
          <table:table-cell table:formula="of:=[.Z41]/[.AF41]" office:value-type="percentage" office:value="0.203865204613676">
            <text:p>20,39%</text:p>
          </table:table-cell>
          <table:table-cell table:formula="of:=[.N41]+[.U41]" office:value-type="float" office:value="41.490985">
            <text:p>41,49</text:p>
          </table:table-cell>
          <table:table-cell table:formula="of:=([.M41]+[.T41])/([.Q41]+[.X41])" office:value-type="percentage" office:value="0.0366803638906615">
            <text:p>3,67%</text:p>
          </table:table-cell>
          <table:table-cell table:formula="of:=[.P41]+[.W41]" office:value-type="float" office:value="53.63228">
            <text:p>53,63</text:p>
          </table:table-cell>
          <table:table-cell table:formula="of:=[.AD41]/[.AF41]" office:value-type="percentage" office:value="0.448875722084414">
            <text:p>44,89%</text:p>
          </table:table-cell>
          <table:table-cell table:formula="of:=[.Q41]+[.Y41]" office:value-type="float" office:value="119.481356111111">
            <text:p>119,48</text:p>
          </table:table-cell>
          <table:table-cell table:formula="of:=[.AF41]/60" office:value-type="percentage" office:value="1.99135593518519">
            <text:p>199,14%</text:p>
          </table:table-cell>
          <table:table-cell table:number-columns-repeated="4"/>
        </table:table-row>
        <table:table-row table:style-name="ro2" table:visibility="filter">
          <table:table-cell office:value-type="float" office:value="62">
            <text:p>62</text:p>
          </table:table-cell>
          <table:table-cell office:value-type="string">
            <text:p>CO M</text:p>
          </table:table-cell>
          <table:table-cell office:value-type="float" office:value="41662">
            <text:p>23/01/14</text:p>
          </table:table-cell>
          <table:table-cell office:value-type="float" office:value="14.1">
            <text:p>14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7.5">
            <text:p>47,5</text:p>
          </table:table-cell>
          <table:table-cell office:value-type="float" office:value="2.80241824561404">
            <text:p>2,8</text:p>
          </table:table-cell>
          <table:table-cell table:formula="of:=([.K42])*4" office:value-type="float" office:value="11.2096729824562">
            <text:p>11,21</text:p>
          </table:table-cell>
          <table:table-cell office:value-type="float" office:value="2.00650666666667">
            <text:p>2,0</text:p>
          </table:table-cell>
          <table:table-cell table:formula="of:=[.M42]*9" office:value-type="float" office:value="18.05856">
            <text:p>18,1</text:p>
          </table:table-cell>
          <table:table-cell office:value-type="float" office:value="6.63789473684211">
            <text:p>6,6</text:p>
          </table:table-cell>
          <table:table-cell table:formula="of:=[.O42]*4" office:value-type="float" office:value="26.5515789473684">
            <text:p>26,6</text:p>
          </table:table-cell>
          <table:table-cell office:value-type="float" office:value="55.8198119298246">
            <text:p>55,8</text:p>
          </table:table-cell>
          <table:table-cell office:value-type="float" office:value="20">
            <text:p>20,0</text:p>
          </table:table-cell>
          <table:table-cell table:formula="of:=([.R42]*4)/[.J42]" office:value-type="float" office:value="1.68421052631579">
            <text:p>1,68</text:p>
          </table:table-cell>
          <table:table-cell office:value-type="float" office:value="13.4">
            <text:p>13,4</text:p>
          </table:table-cell>
          <table:table-cell table:formula="of:=([.T42]*9)/[.J42]" office:value-type="float" office:value="2.53894736842105">
            <text:p>2,5</text:p>
          </table:table-cell>
          <table:table-cell office:value-type="float" office:value="24.8">
            <text:p>24,8</text:p>
          </table:table-cell>
          <table:table-cell table:formula="of:=([.V42]*4)/[.J42]" office:value-type="float" office:value="2.08842105263158">
            <text:p>2,1</text:p>
          </table:table-cell>
          <table:table-cell office:value-type="float" office:value="299.8">
            <text:p>299,8</text:p>
          </table:table-cell>
          <table:table-cell table:formula="of:=[.X42]/[.J42]" office:value-type="float" office:value="6.31157894736842">
            <text:p>6,31</text:p>
          </table:table-cell>
          <table:table-cell table:formula="of:=[.L42]+[.S42]" office:value-type="float" office:value="12.893883508772">
            <text:p>12,89</text:p>
          </table:table-cell>
          <table:table-cell table:formula="of:=[.Z42]/[.AF42]" office:value-type="percentage" office:value="0.207526072195255">
            <text:p>20,75%</text:p>
          </table:table-cell>
          <table:table-cell table:formula="of:=[.N42]+[.U42]" office:value-type="float" office:value="20.5975073684211">
            <text:p>20,60</text:p>
          </table:table-cell>
          <table:table-cell table:formula="of:=([.M42]+[.T42])/([.Q42]+[.X42])" office:value-type="percentage" office:value="0.0433229706271451">
            <text:p>4,33%</text:p>
          </table:table-cell>
          <table:table-cell table:formula="of:=[.P42]+[.W42]" office:value-type="float" office:value="28.64">
            <text:p>28,64</text:p>
          </table:table-cell>
          <table:table-cell table:formula="of:=[.AD42]/[.AF42]" office:value-type="percentage" office:value="0.460958616822356">
            <text:p>46,10%</text:p>
          </table:table-cell>
          <table:table-cell table:formula="of:=[.Q42]+[.Y42]" office:value-type="float" office:value="62.131390877193">
            <text:p>62,13</text:p>
          </table:table-cell>
          <table:table-cell table:formula="of:=[.AF42]/60" office:value-type="percentage" office:value="1.03552318128655">
            <text:p>103,55%</text:p>
          </table:table-cell>
          <table:table-cell table:number-columns-repeated="4"/>
        </table:table-row>
        <table:table-row table:style-name="ro2" table:visibility="filter">
          <table:table-cell office:value-type="float" office:value="63">
            <text:p>63</text:p>
          </table:table-cell>
          <table:table-cell office:value-type="string">
            <text:p>CO M</text:p>
          </table:table-cell>
          <table:table-cell office:value-type="float" office:value="42032">
            <text:p>28/01/15</text:p>
          </table:table-cell>
          <table:table-cell office:value-type="float" office:value="15.1">
            <text:p>15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8.2">
            <text:p>48,2</text:p>
          </table:table-cell>
          <table:table-cell office:value-type="float" office:value="2.87394260027662">
            <text:p>2,9</text:p>
          </table:table-cell>
          <table:table-cell table:formula="of:=([.K43])*4" office:value-type="float" office:value="11.4957704011065">
            <text:p>11,50</text:p>
          </table:table-cell>
          <table:table-cell office:value-type="float" office:value="2.10182849239281">
            <text:p>2,1</text:p>
          </table:table-cell>
          <table:table-cell table:formula="of:=[.M43]*9" office:value-type="float" office:value="18.9164564315353">
            <text:p>18,9</text:p>
          </table:table-cell>
          <table:table-cell office:value-type="float" office:value="7.51348686030429">
            <text:p>7,5</text:p>
          </table:table-cell>
          <table:table-cell table:formula="of:=[.O43]*4" office:value-type="float" office:value="30.0539474412172">
            <text:p>30,1</text:p>
          </table:table-cell>
          <table:table-cell office:value-type="float" office:value="60.4661742738589">
            <text:p>60,5</text:p>
          </table:table-cell>
          <table:table-cell office:value-type="float" office:value="20">
            <text:p>20,0</text:p>
          </table:table-cell>
          <table:table-cell table:formula="of:=([.R43]*4)/[.J43]" office:value-type="float" office:value="1.6597510373444">
            <text:p>1,66</text:p>
          </table:table-cell>
          <table:table-cell office:value-type="float" office:value="13.4">
            <text:p>13,4</text:p>
          </table:table-cell>
          <table:table-cell table:formula="of:=([.T43]*9)/[.J43]" office:value-type="float" office:value="2.50207468879668">
            <text:p>2,5</text:p>
          </table:table-cell>
          <table:table-cell office:value-type="float" office:value="24.8">
            <text:p>24,8</text:p>
          </table:table-cell>
          <table:table-cell table:formula="of:=([.V43]*4)/[.J43]" office:value-type="float" office:value="2.05809128630705">
            <text:p>2,1</text:p>
          </table:table-cell>
          <table:table-cell office:value-type="float" office:value="299.8">
            <text:p>299,8</text:p>
          </table:table-cell>
          <table:table-cell table:formula="of:=[.X43]/[.J43]" office:value-type="float" office:value="6.21991701244813">
            <text:p>6,22</text:p>
          </table:table-cell>
          <table:table-cell table:formula="of:=[.L43]+[.S43]" office:value-type="float" office:value="13.1555214384509">
            <text:p>13,16</text:p>
          </table:table-cell>
          <table:table-cell table:formula="of:=[.Z43]/[.AF43]" office:value-type="percentage" office:value="0.197275341599638">
            <text:p>19,73%</text:p>
          </table:table-cell>
          <table:table-cell table:formula="of:=[.N43]+[.U43]" office:value-type="float" office:value="21.418531120332">
            <text:p>21,42</text:p>
          </table:table-cell>
          <table:table-cell table:formula="of:=([.M43]+[.T43])/([.Q43]+[.X43])" office:value-type="percentage" office:value="0.0430288203538337">
            <text:p>4,30%</text:p>
          </table:table-cell>
          <table:table-cell table:formula="of:=[.P43]+[.W43]" office:value-type="float" office:value="32.1120387275242">
            <text:p>32,11</text:p>
          </table:table-cell>
          <table:table-cell table:formula="of:=[.AD43]/[.AF43]" office:value-type="percentage" office:value="0.481540274862652">
            <text:p>48,15%</text:p>
          </table:table-cell>
          <table:table-cell table:formula="of:=[.Q43]+[.Y43]" office:value-type="float" office:value="66.686091286307">
            <text:p>66,69</text:p>
          </table:table-cell>
          <table:table-cell table:formula="of:=[.AF43]/60" office:value-type="percentage" office:value="1.11143485477178">
            <text:p>111,14%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CO M</text:p>
          </table:table-cell>
          <table:table-cell office:value-type="float" office:value="41844">
            <text:p>24/07/14</text:p>
          </table:table-cell>
          <table:table-cell office:value-type="float" office:value="14.6">
            <text:p>14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9.11">
            <text:p>19,11</text:p>
          </table:table-cell>
          <table:table-cell office:value-type="float" office:value="0">
            <text:p>0</text:p>
          </table:table-cell>
          <table:table-cell office:value-type="float" office:value="48.3">
            <text:p>48,3</text:p>
          </table:table-cell>
          <table:table-cell office:value-type="float" office:value="1.52400496453901">
            <text:p>1,5</text:p>
          </table:table-cell>
          <table:table-cell table:formula="of:=([.K44])*4" office:value-type="float" office:value="6.09601985815604">
            <text:p>6,10</text:p>
          </table:table-cell>
          <table:table-cell office:value-type="float" office:value="1.4856085106383">
            <text:p>1,5</text:p>
          </table:table-cell>
          <table:table-cell table:formula="of:=[.M44]*9" office:value-type="float" office:value="13.3704765957447">
            <text:p>13,4</text:p>
          </table:table-cell>
          <table:table-cell office:value-type="float" office:value="5.49847163120567">
            <text:p>5,5</text:p>
          </table:table-cell>
          <table:table-cell table:formula="of:=[.O44]*4" office:value-type="float" office:value="21.9938865248227">
            <text:p>22,0</text:p>
          </table:table-cell>
          <table:table-cell office:value-type="float" office:value="41.4603829787234">
            <text:p>41,5</text:p>
          </table:table-cell>
          <table:table-cell office:value-type="float" office:value="20">
            <text:p>20,0</text:p>
          </table:table-cell>
          <table:table-cell table:formula="of:=([.R44]*4)/[.J44]" office:value-type="float" office:value="1.65631469979296">
            <text:p>1,66</text:p>
          </table:table-cell>
          <table:table-cell office:value-type="float" office:value="13.4">
            <text:p>13,4</text:p>
          </table:table-cell>
          <table:table-cell table:formula="of:=([.T44]*9)/[.J44]" office:value-type="float" office:value="2.49689440993789">
            <text:p>2,5</text:p>
          </table:table-cell>
          <table:table-cell office:value-type="float" office:value="24.8">
            <text:p>24,8</text:p>
          </table:table-cell>
          <table:table-cell table:formula="of:=([.V44]*4)/[.J44]" office:value-type="float" office:value="2.05383022774327">
            <text:p>2,1</text:p>
          </table:table-cell>
          <table:table-cell office:value-type="float" office:value="299.8">
            <text:p>299,8</text:p>
          </table:table-cell>
          <table:table-cell table:formula="of:=[.X44]/[.J44]" office:value-type="float" office:value="6.20703933747412">
            <text:p>6,21</text:p>
          </table:table-cell>
          <table:table-cell table:formula="of:=[.L44]+[.S44]" office:value-type="float" office:value="7.752334557949">
            <text:p>7,75</text:p>
          </table:table-cell>
          <table:table-cell table:formula="of:=[.Z44]/[.AF44]" office:value-type="percentage" office:value="0.162633811128376">
            <text:p>16,26%</text:p>
          </table:table-cell>
          <table:table-cell table:formula="of:=[.N44]+[.U44]" office:value-type="float" office:value="15.8673710056826">
            <text:p>15,87</text:p>
          </table:table-cell>
          <table:table-cell table:formula="of:=([.M44]+[.T44])/([.Q44]+[.X44])" office:value-type="percentage" office:value="0.0436195036198104">
            <text:p>4,36%</text:p>
          </table:table-cell>
          <table:table-cell table:formula="of:=[.P44]+[.W44]" office:value-type="float" office:value="24.047716752566">
            <text:p>24,05</text:p>
          </table:table-cell>
          <table:table-cell table:formula="of:=[.AD44]/[.AF44]" office:value-type="percentage" office:value="0.504489556683968">
            <text:p>50,45%</text:p>
          </table:table-cell>
          <table:table-cell table:formula="of:=[.Q44]+[.Y44]" office:value-type="float" office:value="47.6674223161975">
            <text:p>47,67</text:p>
          </table:table-cell>
          <table:table-cell table:formula="of:=[.AF44]/60" office:value-type="percentage" office:value="0.794457038603292">
            <text:p>79,45%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O M</text:p>
          </table:table-cell>
          <table:table-cell office:value-type="float" office:value="42202">
            <text:p>17/07/15</text:p>
          </table:table-cell>
          <table:table-cell office:value-type="float" office:value="15.6">
            <text:p>15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8.91">
            <text:p>18,91</text:p>
          </table:table-cell>
          <table:table-cell office:value-type="float" office:value="-0.4">
            <text:p>-0,4</text:p>
          </table:table-cell>
          <table:table-cell office:value-type="float" office:value="47.8">
            <text:p>47,8</text:p>
          </table:table-cell>
          <table:table-cell office:value-type="float" office:value="2.59124456140351">
            <text:p>2,6</text:p>
          </table:table-cell>
          <table:table-cell table:formula="of:=([.K45])*4" office:value-type="float" office:value="10.364978245614">
            <text:p>10,36</text:p>
          </table:table-cell>
          <table:table-cell office:value-type="float" office:value="1.93168842105263">
            <text:p>1,9</text:p>
          </table:table-cell>
          <table:table-cell table:formula="of:=[.M45]*9" office:value-type="float" office:value="17.3851957894737">
            <text:p>17,4</text:p>
          </table:table-cell>
          <table:table-cell office:value-type="float" office:value="7.43921754385965">
            <text:p>7,4</text:p>
          </table:table-cell>
          <table:table-cell table:formula="of:=[.O45]*4" office:value-type="float" office:value="29.7568701754386">
            <text:p>29,8</text:p>
          </table:table-cell>
          <table:table-cell office:value-type="float" office:value="57.5070442105263">
            <text:p>57,5</text:p>
          </table:table-cell>
          <table:table-cell office:value-type="float" office:value="13.3333333333333">
            <text:p>13,3</text:p>
          </table:table-cell>
          <table:table-cell table:formula="of:=([.R45]*4)/[.J45]" office:value-type="float" office:value="1.11576011157601">
            <text:p>1,12</text:p>
          </table:table-cell>
          <table:table-cell office:value-type="float" office:value="8.93333333333333">
            <text:p>8,9</text:p>
          </table:table-cell>
          <table:table-cell table:formula="of:=([.T45]*9)/[.J45]" office:value-type="float" office:value="1.68200836820084">
            <text:p>1,7</text:p>
          </table:table-cell>
          <table:table-cell office:value-type="float" office:value="16.5333333333333">
            <text:p>16,5</text:p>
          </table:table-cell>
          <table:table-cell table:formula="of:=([.V45]*4)/[.J45]" office:value-type="float" office:value="1.38354253835425">
            <text:p>1,4</text:p>
          </table:table-cell>
          <table:table-cell office:value-type="float" office:value="199.866666666667">
            <text:p>199,9</text:p>
          </table:table-cell>
          <table:table-cell table:formula="of:=[.X45]/[.J45]" office:value-type="float" office:value="4.18131101813111">
            <text:p>4,18</text:p>
          </table:table-cell>
          <table:table-cell table:formula="of:=[.L45]+[.S45]" office:value-type="float" office:value="11.48073835719">
            <text:p>11,48</text:p>
          </table:table-cell>
          <table:table-cell table:formula="of:=[.Z45]/[.AF45]" office:value-type="percentage" office:value="0.186108679906198">
            <text:p>18,61%</text:p>
          </table:table-cell>
          <table:table-cell table:formula="of:=[.N45]+[.U45]" office:value-type="float" office:value="19.0672041576745">
            <text:p>19,07</text:p>
          </table:table-cell>
          <table:table-cell table:formula="of:=([.M45]+[.T45])/([.Q45]+[.X45])" office:value-type="percentage" office:value="0.042214963281818">
            <text:p>4,22%</text:p>
          </table:table-cell>
          <table:table-cell table:formula="of:=[.P45]+[.W45]" office:value-type="float" office:value="31.1404127137928">
            <text:p>31,14</text:p>
          </table:table-cell>
          <table:table-cell table:formula="of:=[.AD45]/[.AF45]" office:value-type="percentage" office:value="0.504802123486128">
            <text:p>50,48%</text:p>
          </table:table-cell>
          <table:table-cell table:formula="of:=[.Q45]+[.Y45]" office:value-type="float" office:value="61.6883552286574">
            <text:p>61,69</text:p>
          </table:table-cell>
          <table:table-cell table:formula="of:=[.AF45]/60" office:value-type="percentage" office:value="1.02813925381096">
            <text:p>102,81%</text:p>
          </table:table-cell>
          <table:table-cell table:number-columns-repeated="4"/>
        </table:table-row>
        <table:table-row table:style-name="ro2" table:visibility="filter">
          <table:table-cell office:value-type="float" office:value="66">
            <text:p>66</text:p>
          </table:table-cell>
          <table:table-cell office:value-type="string">
            <text:p>CO M</text:p>
          </table:table-cell>
          <table:table-cell office:value-type="float" office:value="42571">
            <text:p>20/07/16</text:p>
          </table:table-cell>
          <table:table-cell office:value-type="float" office:value="16.6">
            <text:p>16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9.5">
            <text:p>49,5</text:p>
          </table:table-cell>
          <table:table-cell office:value-type="float" office:value="2.22121952861953">
            <text:p>2,2</text:p>
          </table:table-cell>
          <table:table-cell table:formula="of:=([.K46])*4" office:value-type="float" office:value="8.88487811447812">
            <text:p>8,88</text:p>
          </table:table-cell>
          <table:table-cell office:value-type="float" office:value="2.43982154882155">
            <text:p>2,4</text:p>
          </table:table-cell>
          <table:table-cell table:formula="of:=[.M46]*9" office:value-type="float" office:value="21.958393939394">
            <text:p>22,0</text:p>
          </table:table-cell>
          <table:table-cell office:value-type="float" office:value="3.89006060606061">
            <text:p>3,9</text:p>
          </table:table-cell>
          <table:table-cell table:formula="of:=[.O46]*4" office:value-type="float" office:value="15.5602424242424">
            <text:p>15,6</text:p>
          </table:table-cell>
          <table:table-cell office:value-type="float" office:value="46.4035144781145">
            <text:p>46,4</text:p>
          </table:table-cell>
          <table:table-cell office:value-type="float" office:value="13.3333333333333">
            <text:p>13,3</text:p>
          </table:table-cell>
          <table:table-cell table:formula="of:=([.R46]*4)/[.J46]" office:value-type="float" office:value="1.07744107744107">
            <text:p>1,08</text:p>
          </table:table-cell>
          <table:table-cell office:value-type="float" office:value="8.93333333333333">
            <text:p>8,9</text:p>
          </table:table-cell>
          <table:table-cell table:formula="of:=([.T46]*9)/[.J46]" office:value-type="float" office:value="1.62424242424242">
            <text:p>1,6</text:p>
          </table:table-cell>
          <table:table-cell office:value-type="float" office:value="16.5333333333333">
            <text:p>16,5</text:p>
          </table:table-cell>
          <table:table-cell table:formula="of:=([.V46]*4)/[.J46]" office:value-type="float" office:value="1.33602693602693">
            <text:p>1,3</text:p>
          </table:table-cell>
          <table:table-cell office:value-type="float" office:value="199.866666666667">
            <text:p>199,9</text:p>
          </table:table-cell>
          <table:table-cell table:formula="of:=[.X46]/[.J46]" office:value-type="float" office:value="4.03771043771044">
            <text:p>4,04</text:p>
          </table:table-cell>
          <table:table-cell table:formula="of:=[.L46]+[.S46]" office:value-type="float" office:value="9.96231919191919">
            <text:p>9,96</text:p>
          </table:table-cell>
          <table:table-cell table:formula="of:=[.Z46]/[.AF46]" office:value-type="percentage" office:value="0.197503514407988">
            <text:p>19,75%</text:p>
          </table:table-cell>
          <table:table-cell table:formula="of:=[.N46]+[.U46]" office:value-type="float" office:value="23.5826363636364">
            <text:p>23,58</text:p>
          </table:table-cell>
          <table:table-cell table:formula="of:=([.M46]+[.T46])/([.Q46]+[.X46])" office:value-type="percentage" office:value="0.0461816157737288">
            <text:p>4,62%</text:p>
          </table:table-cell>
          <table:table-cell table:formula="of:=[.P46]+[.W46]" office:value-type="float" office:value="16.8962693602694">
            <text:p>16,90</text:p>
          </table:table-cell>
          <table:table-cell table:formula="of:=[.AD46]/[.AF46]" office:value-type="percentage" office:value="0.334969449859028">
            <text:p>33,50%</text:p>
          </table:table-cell>
          <table:table-cell table:formula="of:=[.Q46]+[.Y46]" office:value-type="float" office:value="50.4412249158249">
            <text:p>50,44</text:p>
          </table:table-cell>
          <table:table-cell table:formula="of:=[.AF46]/60" office:value-type="percentage" office:value="0.840687081930416">
            <text:p>84,07%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O T</text:p>
          </table:table-cell>
          <table:table-cell office:value-type="float" office:value="41667">
            <text:p>28/01/14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51">
            <text:p>-0,51</text:p>
          </table:table-cell>
          <table:table-cell office:value-type="float" office:value="34">
            <text:p>34</text:p>
          </table:table-cell>
          <table:table-cell office:value-type="float" office:value="2.44040588235294">
            <text:p>2,4</text:p>
          </table:table-cell>
          <table:table-cell table:formula="of:=([.K47])*4" office:value-type="float" office:value="9.76162352941176">
            <text:p>9,76</text:p>
          </table:table-cell>
          <table:table-cell office:value-type="float" office:value="2.47529705882353">
            <text:p>2,5</text:p>
          </table:table-cell>
          <table:table-cell table:formula="of:=[.M47]*9" office:value-type="float" office:value="22.2776735294118">
            <text:p>22,3</text:p>
          </table:table-cell>
          <table:table-cell office:value-type="float" office:value="10.7454509803922">
            <text:p>10,7</text:p>
          </table:table-cell>
          <table:table-cell table:formula="of:=[.O47]*4" office:value-type="float" office:value="42.9818039215688">
            <text:p>43,0</text:p>
          </table:table-cell>
          <table:table-cell office:value-type="float" office:value="75.0211009803922">
            <text:p>75,0</text:p>
          </table:table-cell>
          <table:table-cell office:value-type="float" office:value="12">
            <text:p>12,0</text:p>
          </table:table-cell>
          <table:table-cell table:formula="of:=([.R47]*4)/[.J47]" office:value-type="float" office:value="1.41176470588235">
            <text:p>1,41</text:p>
          </table:table-cell>
          <table:table-cell office:value-type="float" office:value="0">
            <text:p>0,0</text:p>
          </table:table-cell>
          <table:table-cell table:formula="of:=([.T47]*9)/[.J47]" office:value-type="float" office:value="0">
            <text:p>0,0</text:p>
          </table:table-cell>
          <table:table-cell office:value-type="float" office:value="81">
            <text:p>81,0</text:p>
          </table:table-cell>
          <table:table-cell table:formula="of:=([.V47]*4)/[.J47]" office:value-type="float" office:value="9.52941176470588">
            <text:p>9,5</text:p>
          </table:table-cell>
          <table:table-cell office:value-type="float" office:value="372">
            <text:p>372,0</text:p>
          </table:table-cell>
          <table:table-cell table:formula="of:=[.X47]/[.J47]" office:value-type="float" office:value="10.9411764705882">
            <text:p>10,94</text:p>
          </table:table-cell>
          <table:table-cell table:formula="of:=[.L47]+[.S47]" office:value-type="float" office:value="11.1733882352941">
            <text:p>11,17</text:p>
          </table:table-cell>
          <table:table-cell table:formula="of:=[.Z47]/[.AF47]" office:value-type="percentage" office:value="0.129980132758415">
            <text:p>13,00%</text:p>
          </table:table-cell>
          <table:table-cell table:formula="of:=[.N47]+[.U47]" office:value-type="float" office:value="22.2776735294118">
            <text:p>22,28</text:p>
          </table:table-cell>
          <table:table-cell table:formula="of:=([.M47]+[.T47])/([.Q47]+[.X47])" office:value-type="percentage" office:value="0.00553731591952771">
            <text:p>0,55%</text:p>
          </table:table-cell>
          <table:table-cell table:formula="of:=[.P47]+[.W47]" office:value-type="float" office:value="52.5112156862747">
            <text:p>52,51</text:p>
          </table:table-cell>
          <table:table-cell table:formula="of:=[.AD47]/[.AF47]" office:value-type="percentage" office:value="0.610863476903796">
            <text:p>61,09%</text:p>
          </table:table-cell>
          <table:table-cell table:formula="of:=[.Q47]+[.Y47]" office:value-type="float" office:value="85.9622774509804">
            <text:p>85,96</text:p>
          </table:table-cell>
          <table:table-cell table:formula="of:=[.AF47]/60" office:value-type="percentage" office:value="1.43270462418301">
            <text:p>143,27%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O T</text:p>
          </table:table-cell>
          <table:table-cell office:value-type="float" office:value="41842">
            <text:p>22/07/14</text:p>
          </table:table-cell>
          <table:table-cell office:value-type="float" office:value="12.6">
            <text:p>12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7">
            <text:p>-0,7</text:p>
          </table:table-cell>
          <table:table-cell office:value-type="float" office:value="35">
            <text:p>35</text:p>
          </table:table-cell>
          <table:table-cell office:value-type="float" office:value="1.90075714285714">
            <text:p>1,9</text:p>
          </table:table-cell>
          <table:table-cell table:formula="of:=([.K48])*4" office:value-type="float" office:value="7.60302857142856">
            <text:p>7,60</text:p>
          </table:table-cell>
          <table:table-cell office:value-type="float" office:value="2.03746047619048">
            <text:p>2,0</text:p>
          </table:table-cell>
          <table:table-cell table:formula="of:=[.M48]*9" office:value-type="float" office:value="18.3371442857143">
            <text:p>18,3</text:p>
          </table:table-cell>
          <table:table-cell office:value-type="float" office:value="5.86348571428571">
            <text:p>5,9</text:p>
          </table:table-cell>
          <table:table-cell table:formula="of:=[.O48]*4" office:value-type="float" office:value="23.4539428571428">
            <text:p>23,5</text:p>
          </table:table-cell>
          <table:table-cell office:value-type="float" office:value="49.3941157142857">
            <text:p>49,4</text:p>
          </table:table-cell>
          <table:table-cell office:value-type="float" office:value="13.3333333333333">
            <text:p>13,3</text:p>
          </table:table-cell>
          <table:table-cell table:formula="of:=([.R48]*4)/[.J48]" office:value-type="float" office:value="1.52380952380952">
            <text:p>1,52</text:p>
          </table:table-cell>
          <table:table-cell office:value-type="float" office:value="6.46666666666667">
            <text:p>6,5</text:p>
          </table:table-cell>
          <table:table-cell table:formula="of:=([.T48]*9)/[.J48]" office:value-type="float" office:value="1.66285714285714">
            <text:p>1,7</text:p>
          </table:table-cell>
          <table:table-cell office:value-type="float" office:value="22.9333333333333">
            <text:p>22,9</text:p>
          </table:table-cell>
          <table:table-cell table:formula="of:=([.V48]*4)/[.J48]" office:value-type="float" office:value="2.62095238095238">
            <text:p>2,6</text:p>
          </table:table-cell>
          <table:table-cell office:value-type="float" office:value="203.266666666667">
            <text:p>203,3</text:p>
          </table:table-cell>
          <table:table-cell table:formula="of:=[.X48]/[.J48]" office:value-type="float" office:value="5.80761904761906">
            <text:p>5,81</text:p>
          </table:table-cell>
          <table:table-cell table:formula="of:=[.L48]+[.S48]" office:value-type="float" office:value="9.12683809523808">
            <text:p>9,13</text:p>
          </table:table-cell>
          <table:table-cell table:formula="of:=[.Z48]/[.AF48]" office:value-type="percentage" office:value="0.165336073849922">
            <text:p>16,53%</text:p>
          </table:table-cell>
          <table:table-cell table:formula="of:=[.N48]+[.U48]" office:value-type="float" office:value="20.0000014285715">
            <text:p>20,00</text:p>
          </table:table-cell>
          <table:table-cell table:formula="of:=([.M48]+[.T48])/([.Q48]+[.X48])" office:value-type="percentage" office:value="0.0336582791469194">
            <text:p>3,37%</text:p>
          </table:table-cell>
          <table:table-cell table:formula="of:=[.P48]+[.W48]" office:value-type="float" office:value="26.0748952380952">
            <text:p>26,07</text:p>
          </table:table-cell>
          <table:table-cell table:formula="of:=[.AD48]/[.AF48]" office:value-type="percentage" office:value="0.472356445871874">
            <text:p>47,24%</text:p>
          </table:table-cell>
          <table:table-cell table:formula="of:=[.Q48]+[.Y48]" office:value-type="float" office:value="55.2017347619048">
            <text:p>55,20</text:p>
          </table:table-cell>
          <table:table-cell table:formula="of:=[.AF48]/60" office:value-type="percentage" office:value="0.920028912698413">
            <text:p>92,00%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EL C</text:p>
          </table:table-cell>
          <table:table-cell office:value-type="float" office:value="42097">
            <text:p>03/04/15</text:p>
          </table:table-cell>
          <table:table-cell office:value-type="float" office:value="7.4">
            <text:p>7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56">
            <text:p>-0,56</text:p>
          </table:table-cell>
          <table:table-cell office:value-type="float" office:value="23">
            <text:p>23</text:p>
          </table:table-cell>
          <table:table-cell office:value-type="float" office:value="4.04959275362319">
            <text:p>4,0</text:p>
          </table:table-cell>
          <table:table-cell table:formula="of:=([.K49])*4" office:value-type="float" office:value="16.1983710144928">
            <text:p>16,20</text:p>
          </table:table-cell>
          <table:table-cell office:value-type="float" office:value="4.15565797101449">
            <text:p>4,2</text:p>
          </table:table-cell>
          <table:table-cell table:formula="of:=[.M49]*9" office:value-type="float" office:value="37.4009217391304">
            <text:p>37,4</text:p>
          </table:table-cell>
          <table:table-cell office:value-type="float" office:value="10.1632463768116">
            <text:p>10,2</text:p>
          </table:table-cell>
          <table:table-cell table:formula="of:=[.O49]*4" office:value-type="float" office:value="40.6529855072464">
            <text:p>40,7</text:p>
          </table:table-cell>
          <table:table-cell office:value-type="float" office:value="94.2522782608696">
            <text:p>94,3</text:p>
          </table:table-cell>
          <table:table-cell office:value-type="float" office:value="20">
            <text:p>20,0</text:p>
          </table:table-cell>
          <table:table-cell table:formula="of:=([.R49]*4)/[.J49]" office:value-type="float" office:value="3.47826086956522">
            <text:p>3,48</text:p>
          </table:table-cell>
          <table:table-cell office:value-type="float" office:value="15.6">
            <text:p>15,6</text:p>
          </table:table-cell>
          <table:table-cell table:formula="of:=([.T49]*9)/[.J49]" office:value-type="float" office:value="6.10434782608696">
            <text:p>6,1</text:p>
          </table:table-cell>
          <table:table-cell office:value-type="float" office:value="45">
            <text:p>45,0</text:p>
          </table:table-cell>
          <table:table-cell table:formula="of:=([.V49]*4)/[.J49]" office:value-type="float" office:value="7.82608695652174">
            <text:p>7,8</text:p>
          </table:table-cell>
          <table:table-cell office:value-type="float" office:value="400.4">
            <text:p>400,4</text:p>
          </table:table-cell>
          <table:table-cell table:formula="of:=[.X49]/[.J49]" office:value-type="float" office:value="17.4086956521739">
            <text:p>17,41</text:p>
          </table:table-cell>
          <table:table-cell table:formula="of:=[.L49]+[.S49]" office:value-type="float" office:value="19.676631884058">
            <text:p>19,68</text:p>
          </table:table-cell>
          <table:table-cell table:formula="of:=[.Z49]/[.AF49]" office:value-type="percentage" office:value="0.176217627291888">
            <text:p>17,62%</text:p>
          </table:table-cell>
          <table:table-cell table:formula="of:=[.N49]+[.U49]" office:value-type="float" office:value="43.5052695652174">
            <text:p>43,5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9]+[.W49]" office:value-type="float" office:value="48.4790724637681">
            <text:p>48,48</text:p>
          </table:table-cell>
          <table:table-cell table:formula="of:=[.AD49]/[.AF49]" office:value-type="percentage" office:value="0.434163081019887">
            <text:p>43,42%</text:p>
          </table:table-cell>
          <table:table-cell table:formula="of:=[.Q49]+[.Y49]" office:value-type="float" office:value="111.660973913044">
            <text:p>111,66</text:p>
          </table:table-cell>
          <table:table-cell table:formula="of:=[.AF49]/75" office:value-type="percentage" office:value="1.48881298550725">
            <text:p>148,88%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EL C</text:p>
          </table:table-cell>
          <table:table-cell office:value-type="float" office:value="41708">
            <text:p>10/03/14</text:p>
          </table:table-cell>
          <table:table-cell office:value-type="float" office:value="6.3">
            <text:p>6,3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4.58">
            <text:p>14,58</text:p>
          </table:table-cell>
          <table:table-cell office:value-type="float" office:value="-0.44">
            <text:p>-0,44</text:p>
          </table:table-cell>
          <table:table-cell office:value-type="float" office:value="21">
            <text:p>21</text:p>
          </table:table-cell>
          <table:table-cell office:value-type="float" office:value="4.24751428571429">
            <text:p>4,2</text:p>
          </table:table-cell>
          <table:table-cell table:formula="of:=([.K50])*4" office:value-type="float" office:value="16.9900571428572">
            <text:p>16,99</text:p>
          </table:table-cell>
          <table:table-cell office:value-type="float" office:value="4.26095634920635">
            <text:p>4,3</text:p>
          </table:table-cell>
          <table:table-cell table:formula="of:=[.M50]*9" office:value-type="float" office:value="38.3486071428572">
            <text:p>38,3</text:p>
          </table:table-cell>
          <table:table-cell office:value-type="float" office:value="11.1278476190476">
            <text:p>11,1</text:p>
          </table:table-cell>
          <table:table-cell table:formula="of:=[.O50]*4" office:value-type="float" office:value="44.5113904761904">
            <text:p>44,5</text:p>
          </table:table-cell>
          <table:table-cell office:value-type="float" office:value="99.8500547619048">
            <text:p>99,9</text:p>
          </table:table-cell>
          <table:table-cell office:value-type="float" office:value="10">
            <text:p>10,0</text:p>
          </table:table-cell>
          <table:table-cell table:formula="of:=([.R50]*4)/[.J50]" office:value-type="float" office:value="1.9047619047619">
            <text:p>1,90</text:p>
          </table:table-cell>
          <table:table-cell office:value-type="float" office:value="7.8">
            <text:p>7,8</text:p>
          </table:table-cell>
          <table:table-cell table:formula="of:=([.T50]*9)/[.J50]" office:value-type="float" office:value="3.34285714285714">
            <text:p>3,3</text:p>
          </table:table-cell>
          <table:table-cell office:value-type="float" office:value="22.5">
            <text:p>22,5</text:p>
          </table:table-cell>
          <table:table-cell table:formula="of:=([.V50]*4)/[.J50]" office:value-type="float" office:value="4.28571428571429">
            <text:p>4,3</text:p>
          </table:table-cell>
          <table:table-cell office:value-type="float" office:value="200.2">
            <text:p>200,2</text:p>
          </table:table-cell>
          <table:table-cell table:formula="of:=[.X50]/[.J50]" office:value-type="float" office:value="9.53333333333333">
            <text:p>9,53</text:p>
          </table:table-cell>
          <table:table-cell table:formula="of:=[.L50]+[.S50]" office:value-type="float" office:value="18.8948190476191">
            <text:p>18,89</text:p>
          </table:table-cell>
          <table:table-cell table:formula="of:=[.Z50]/[.AF50]" office:value-type="percentage" office:value="0.172739383709414">
            <text:p>17,27%</text:p>
          </table:table-cell>
          <table:table-cell table:formula="of:=[.N50]+[.U50]" office:value-type="float" office:value="41.6914642857143">
            <text:p>41,6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0]+[.W50]" office:value-type="float" office:value="48.7971047619047">
            <text:p>48,80</text:p>
          </table:table-cell>
          <table:table-cell table:formula="of:=[.AD50]/[.AF50]" office:value-type="percentage" office:value="0.446110745074178">
            <text:p>44,61%</text:p>
          </table:table-cell>
          <table:table-cell table:formula="of:=[.Q50]+[.Y50]" office:value-type="float" office:value="109.383388095238">
            <text:p>109,38</text:p>
          </table:table-cell>
          <table:table-cell table:formula="of:=[.AF50]/90" office:value-type="percentage" office:value="1.21537097883598">
            <text:p>121,54%</text:p>
          </table:table-cell>
          <table:table-cell table:number-columns-repeated="4"/>
        </table:table-row>
        <table:table-row table:style-name="ro2" table:visibility="filter">
          <table:table-cell office:value-type="float" office:value="82">
            <text:p>82</text:p>
          </table:table-cell>
          <table:table-cell office:value-type="string">
            <text:p>EL C</text:p>
          </table:table-cell>
          <table:table-cell office:value-type="float" office:value="42464">
            <text:p>04/04/16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27">
            <text:p>27</text:p>
          </table:table-cell>
          <table:table-cell office:value-type="float" office:value="4.22853703703704">
            <text:p>4,2</text:p>
          </table:table-cell>
          <table:table-cell table:formula="of:=([.K51])*4" office:value-type="float" office:value="16.9141481481482">
            <text:p>16,91</text:p>
          </table:table-cell>
          <table:table-cell office:value-type="float" office:value="3.77075802469136">
            <text:p>3,8</text:p>
          </table:table-cell>
          <table:table-cell table:formula="of:=[.M51]*9" office:value-type="float" office:value="33.9368222222222">
            <text:p>33,9</text:p>
          </table:table-cell>
          <table:table-cell office:value-type="float" office:value="8.89946296296296">
            <text:p>8,9</text:p>
          </table:table-cell>
          <table:table-cell table:formula="of:=[.O51]*4" office:value-type="float" office:value="35.5978518518518">
            <text:p>35,6</text:p>
          </table:table-cell>
          <table:table-cell office:value-type="float" office:value="86.4488222222222">
            <text:p>86,4</text:p>
          </table:table-cell>
          <table:table-cell office:value-type="float" office:value="20">
            <text:p>20,0</text:p>
          </table:table-cell>
          <table:table-cell table:formula="of:=([.R51]*4)/[.J51]" office:value-type="float" office:value="2.96296296296296">
            <text:p>2,96</text:p>
          </table:table-cell>
          <table:table-cell office:value-type="float" office:value="15.6">
            <text:p>15,6</text:p>
          </table:table-cell>
          <table:table-cell table:formula="of:=([.T51]*9)/[.J51]" office:value-type="float" office:value="5.2">
            <text:p>5,2</text:p>
          </table:table-cell>
          <table:table-cell office:value-type="float" office:value="45">
            <text:p>45,0</text:p>
          </table:table-cell>
          <table:table-cell table:formula="of:=([.V51]*4)/[.J51]" office:value-type="float" office:value="6.66666666666667">
            <text:p>6,7</text:p>
          </table:table-cell>
          <table:table-cell office:value-type="float" office:value="400.4">
            <text:p>400,4</text:p>
          </table:table-cell>
          <table:table-cell table:formula="of:=[.X51]/[.J51]" office:value-type="float" office:value="14.8296296296296">
            <text:p>14,83</text:p>
          </table:table-cell>
          <table:table-cell table:formula="of:=[.L51]+[.S51]" office:value-type="float" office:value="19.8771111111111">
            <text:p>19,88</text:p>
          </table:table-cell>
          <table:table-cell table:formula="of:=[.Z51]/[.AF51]" office:value-type="percentage" office:value="0.19626199598891">
            <text:p>19,63%</text:p>
          </table:table-cell>
          <table:table-cell table:formula="of:=[.N51]+[.U51]" office:value-type="float" office:value="39.1368222222222">
            <text:p>39,1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1]+[.W51]" office:value-type="float" office:value="42.2645185185185">
            <text:p>42,26</text:p>
          </table:table-cell>
          <table:table-cell table:formula="of:=[.AD51]/[.AF51]" office:value-type="percentage" office:value="0.417310076780619">
            <text:p>41,73%</text:p>
          </table:table-cell>
          <table:table-cell table:formula="of:=[.Q51]+[.Y51]" office:value-type="float" office:value="101.278451851852">
            <text:p>101,28</text:p>
          </table:table-cell>
          <table:table-cell table:formula="of:=[.AF51]/75" office:value-type="percentage" office:value="1.35037935802469">
            <text:p>135,04%</text:p>
          </table:table-cell>
          <table:table-cell table:number-columns-repeated="4"/>
        </table:table-row>
        <table:table-row table:style-name="ro2" table:visibility="filter">
          <table:table-cell office:value-type="float" office:value="83">
            <text:p>83</text:p>
          </table:table-cell>
          <table:table-cell office:value-type="string">
            <text:p>EL C</text:p>
          </table:table-cell>
          <table:table-cell office:value-type="float" office:value="42655">
            <text:p>12/10/16</text:p>
          </table:table-cell>
          <table:table-cell office:value-type="float" office:value="8.9">
            <text:p>8,9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9.4">
            <text:p>29,4</text:p>
          </table:table-cell>
          <table:table-cell office:value-type="float" office:value="3.76884353741497">
            <text:p>3,8</text:p>
          </table:table-cell>
          <table:table-cell table:formula="of:=([.K52])*4" office:value-type="float" office:value="15.0753741496599">
            <text:p>15,08</text:p>
          </table:table-cell>
          <table:table-cell office:value-type="float" office:value="3.56397278911565">
            <text:p>3,6</text:p>
          </table:table-cell>
          <table:table-cell table:formula="of:=[.M52]*9" office:value-type="float" office:value="32.0757551020408">
            <text:p>32,1</text:p>
          </table:table-cell>
          <table:table-cell office:value-type="float" office:value="8.03850340136055">
            <text:p>8,0</text:p>
          </table:table-cell>
          <table:table-cell table:formula="of:=[.O52]*4" office:value-type="float" office:value="32.1540136054422">
            <text:p>32,2</text:p>
          </table:table-cell>
          <table:table-cell office:value-type="float" office:value="79.3051428571429">
            <text:p>79,3</text:p>
          </table:table-cell>
          <table:table-cell office:value-type="float" office:value="20">
            <text:p>20,0</text:p>
          </table:table-cell>
          <table:table-cell table:formula="of:=([.R52]*4)/[.J52]" office:value-type="float" office:value="2.72108843537415">
            <text:p>2,72</text:p>
          </table:table-cell>
          <table:table-cell office:value-type="float" office:value="15.6">
            <text:p>15,6</text:p>
          </table:table-cell>
          <table:table-cell table:formula="of:=([.T52]*9)/[.J52]" office:value-type="float" office:value="4.77551020408163">
            <text:p>4,8</text:p>
          </table:table-cell>
          <table:table-cell office:value-type="float" office:value="45">
            <text:p>45,0</text:p>
          </table:table-cell>
          <table:table-cell table:formula="of:=([.V52]*4)/[.J52]" office:value-type="float" office:value="6.12244897959184">
            <text:p>6,1</text:p>
          </table:table-cell>
          <table:table-cell office:value-type="float" office:value="400.4">
            <text:p>400,4</text:p>
          </table:table-cell>
          <table:table-cell table:formula="of:=[.X52]/[.J52]" office:value-type="float" office:value="13.6190476190476">
            <text:p>13,62</text:p>
          </table:table-cell>
          <table:table-cell table:formula="of:=[.L52]+[.S52]" office:value-type="float" office:value="17.796462585034">
            <text:p>17,80</text:p>
          </table:table-cell>
          <table:table-cell table:formula="of:=[.Z52]/[.AF52]" office:value-type="percentage" office:value="0.191515928132771">
            <text:p>19,15%</text:p>
          </table:table-cell>
          <table:table-cell table:formula="of:=[.N52]+[.U52]" office:value-type="float" office:value="36.8512653061225">
            <text:p>36,85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2]+[.W52]" office:value-type="float" office:value="38.276462585034">
            <text:p>38,28</text:p>
          </table:table-cell>
          <table:table-cell table:formula="of:=[.AD52]/[.AF52]" office:value-type="percentage" office:value="0.411910638003798">
            <text:p>41,19%</text:p>
          </table:table-cell>
          <table:table-cell table:formula="of:=[.Q52]+[.Y52]" office:value-type="float" office:value="92.9241904761905">
            <text:p>92,92</text:p>
          </table:table-cell>
          <table:table-cell table:formula="of:=[.AF52]/75" office:value-type="percentage" office:value="1.23898920634921">
            <text:p>123,90%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EL C</text:p>
          </table:table-cell>
          <table:table-cell office:value-type="float" office:value="42268">
            <text:p>21/09/15</text:p>
          </table:table-cell>
          <table:table-cell office:value-type="float" office:value="7.8">
            <text:p>7,8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14.95">
            <text:p>14,95</text:p>
          </table:table-cell>
          <table:table-cell office:value-type="float" office:value="-0.2">
            <text:p>-0,2</text:p>
          </table:table-cell>
          <table:table-cell office:value-type="float" office:value="24.5">
            <text:p>24,5</text:p>
          </table:table-cell>
          <table:table-cell office:value-type="float" office:value="3.94436904761905">
            <text:p>3,9</text:p>
          </table:table-cell>
          <table:table-cell table:formula="of:=([.K53])*4" office:value-type="float" office:value="15.7774761904762">
            <text:p>15,78</text:p>
          </table:table-cell>
          <table:table-cell office:value-type="float" office:value="3.54725578231292">
            <text:p>3,5</text:p>
          </table:table-cell>
          <table:table-cell table:formula="of:=[.M53]*9" office:value-type="float" office:value="31.9253020408163">
            <text:p>31,9</text:p>
          </table:table-cell>
          <table:table-cell office:value-type="float" office:value="9.0018949659864">
            <text:p>9,0</text:p>
          </table:table-cell>
          <table:table-cell table:formula="of:=[.O53]*4" office:value-type="float" office:value="36.0075798639456">
            <text:p>36,0</text:p>
          </table:table-cell>
          <table:table-cell office:value-type="float" office:value="83.7103580952381">
            <text:p>83,7</text:p>
          </table:table-cell>
          <table:table-cell office:value-type="float" office:value="20">
            <text:p>20,0</text:p>
          </table:table-cell>
          <table:table-cell table:formula="of:=([.R53]*4)/[.J53]" office:value-type="float" office:value="3.26530612244898">
            <text:p>3,27</text:p>
          </table:table-cell>
          <table:table-cell office:value-type="float" office:value="15.6">
            <text:p>15,6</text:p>
          </table:table-cell>
          <table:table-cell table:formula="of:=([.T53]*9)/[.J53]" office:value-type="float" office:value="5.73061224489796">
            <text:p>5,7</text:p>
          </table:table-cell>
          <table:table-cell office:value-type="float" office:value="45">
            <text:p>45,0</text:p>
          </table:table-cell>
          <table:table-cell table:formula="of:=([.V53]*4)/[.J53]" office:value-type="float" office:value="7.3469387755102">
            <text:p>7,3</text:p>
          </table:table-cell>
          <table:table-cell office:value-type="float" office:value="400.4">
            <text:p>400,4</text:p>
          </table:table-cell>
          <table:table-cell table:formula="of:=[.X53]/[.J53]" office:value-type="float" office:value="16.3428571428571">
            <text:p>16,34</text:p>
          </table:table-cell>
          <table:table-cell table:formula="of:=[.L53]+[.S53]" office:value-type="float" office:value="19.0427823129252">
            <text:p>19,04</text:p>
          </table:table-cell>
          <table:table-cell table:formula="of:=[.Z53]/[.AF53]" office:value-type="percentage" office:value="0.190326540407615">
            <text:p>19,03%</text:p>
          </table:table-cell>
          <table:table-cell table:formula="of:=[.N53]+[.U53]" office:value-type="float" office:value="37.6559142857142">
            <text:p>37,6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3]+[.W53]" office:value-type="float" office:value="43.3545186394558">
            <text:p>43,35</text:p>
          </table:table-cell>
          <table:table-cell table:formula="of:=[.AD53]/[.AF53]" office:value-type="percentage" office:value="0.433314597000063">
            <text:p>43,33%</text:p>
          </table:table-cell>
          <table:table-cell table:formula="of:=[.Q53]+[.Y53]" office:value-type="float" office:value="100.053215238095">
            <text:p>100,05</text:p>
          </table:table-cell>
          <table:table-cell table:formula="of:=[.AF53]/75" office:value-type="percentage" office:value="1.33404286984127">
            <text:p>133,40%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FE J</text:p>
          </table:table-cell>
          <table:table-cell office:value-type="float" office:value="41793">
            <text:p>03/06/14</text:p>
          </table:table-cell>
          <table:table-cell office:value-type="float" office:value="9.1">
            <text:p>9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4.9">
            <text:p>14,9</text:p>
          </table:table-cell>
          <table:table-cell office:value-type="float" office:value="-0.6">
            <text:p>-0,6</text:p>
          </table:table-cell>
          <table:table-cell office:value-type="float" office:value="26">
            <text:p>26</text:p>
          </table:table-cell>
          <table:table-cell office:value-type="float" office:value="4.18661538461539">
            <text:p>4,2</text:p>
          </table:table-cell>
          <table:table-cell table:formula="of:=([.K54])*4" office:value-type="float" office:value="16.7464615384616">
            <text:p>16,75</text:p>
          </table:table-cell>
          <table:table-cell office:value-type="float" office:value="3.80103076923077">
            <text:p>3,8</text:p>
          </table:table-cell>
          <table:table-cell table:formula="of:=[.M54]*9" office:value-type="float" office:value="34.2092769230769">
            <text:p>34,2</text:p>
          </table:table-cell>
          <table:table-cell office:value-type="float" office:value="10.3190384615385">
            <text:p>10,3</text:p>
          </table:table-cell>
          <table:table-cell table:formula="of:=[.O54]*4" office:value-type="float" office:value="41.276153846154">
            <text:p>41,3</text:p>
          </table:table-cell>
          <table:table-cell office:value-type="float" office:value="92.2318923076923">
            <text:p>92,2</text:p>
          </table:table-cell>
          <table:table-cell office:value-type="float" office:value="33.6">
            <text:p>33,6</text:p>
          </table:table-cell>
          <table:table-cell table:formula="of:=([.R54]*4)/[.J54]" office:value-type="float" office:value="5.16923076923077">
            <text:p>5,17</text:p>
          </table:table-cell>
          <table:table-cell office:value-type="float" office:value="34.8">
            <text:p>34,8</text:p>
          </table:table-cell>
          <table:table-cell table:formula="of:=([.T54]*9)/[.J54]" office:value-type="float" office:value="12.0461538461538">
            <text:p>12,0</text:p>
          </table:table-cell>
          <table:table-cell office:value-type="float" office:value="112.8">
            <text:p>112,8</text:p>
          </table:table-cell>
          <table:table-cell table:formula="of:=([.V54]*4)/[.J54]" office:value-type="float" office:value="17.3538461538462">
            <text:p>17,4</text:p>
          </table:table-cell>
          <table:table-cell office:value-type="float" office:value="898.8">
            <text:p>898,8</text:p>
          </table:table-cell>
          <table:table-cell table:formula="of:=[.X54]/[.J54]" office:value-type="float" office:value="34.5692307692308">
            <text:p>34,57</text:p>
          </table:table-cell>
          <table:table-cell table:formula="of:=[.L54]+[.S54]" office:value-type="float" office:value="21.9156923076923">
            <text:p>21,92</text:p>
          </table:table-cell>
          <table:table-cell table:formula="of:=[.Z54]/[.AF54]" office:value-type="percentage" office:value="0.172835159310043">
            <text:p>17,28%</text:p>
          </table:table-cell>
          <table:table-cell table:formula="of:=[.N54]+[.U54]" office:value-type="float" office:value="46.2554307692308">
            <text:p>46,2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4]+[.W54]" office:value-type="float" office:value="58.6300000000002">
            <text:p>58,63</text:p>
          </table:table-cell>
          <table:table-cell table:formula="of:=[.AD54]/[.AF54]" office:value-type="percentage" office:value="0.462377608157561">
            <text:p>46,24%</text:p>
          </table:table-cell>
          <table:table-cell table:formula="of:=[.Q54]+[.Y54]" office:value-type="float" office:value="126.801123076923">
            <text:p>126,80</text:p>
          </table:table-cell>
          <table:table-cell table:formula="of:=[.AF54]/75" office:value-type="percentage" office:value="1.69068164102564">
            <text:p>169,07%</text:p>
          </table:table-cell>
          <table:table-cell table:number-columns-repeated="4"/>
        </table:table-row>
        <table:table-row table:style-name="ro2" table:visibility="filter">
          <table:table-cell office:value-type="float" office:value="94">
            <text:p>94</text:p>
          </table:table-cell>
          <table:table-cell office:value-type="string">
            <text:p>FE J</text:p>
          </table:table-cell>
          <table:table-cell office:value-type="float" office:value="42352">
            <text:p>14/12/15</text:p>
          </table:table-cell>
          <table:table-cell office:value-type="float" office:value="10.6">
            <text:p>10,6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28.8">
            <text:p>28,8</text:p>
          </table:table-cell>
          <table:table-cell office:value-type="float" office:value="3.5772337962963">
            <text:p>3,6</text:p>
          </table:table-cell>
          <table:table-cell table:formula="of:=([.K55])*4" office:value-type="float" office:value="14.3089351851852">
            <text:p>14,31</text:p>
          </table:table-cell>
          <table:table-cell office:value-type="float" office:value="3.44772106481481">
            <text:p>3,4</text:p>
          </table:table-cell>
          <table:table-cell table:formula="of:=[.M55]*9" office:value-type="float" office:value="31.0294895833333">
            <text:p>31,0</text:p>
          </table:table-cell>
          <table:table-cell office:value-type="float" office:value="9.68181712962963">
            <text:p>9,7</text:p>
          </table:table-cell>
          <table:table-cell table:formula="of:=[.O55]*4" office:value-type="float" office:value="38.7272685185185">
            <text:p>38,7</text:p>
          </table:table-cell>
          <table:table-cell office:value-type="float" office:value="84.065693287037">
            <text:p>84,1</text:p>
          </table:table-cell>
          <table:table-cell office:value-type="float" office:value="33.6">
            <text:p>33,6</text:p>
          </table:table-cell>
          <table:table-cell table:formula="of:=([.R55]*4)/[.J55]" office:value-type="float" office:value="4.66666666666667">
            <text:p>4,67</text:p>
          </table:table-cell>
          <table:table-cell office:value-type="float" office:value="34.8">
            <text:p>34,8</text:p>
          </table:table-cell>
          <table:table-cell table:formula="of:=([.T55]*9)/[.J55]" office:value-type="float" office:value="10.875">
            <text:p>10,9</text:p>
          </table:table-cell>
          <table:table-cell office:value-type="float" office:value="112.8">
            <text:p>112,8</text:p>
          </table:table-cell>
          <table:table-cell table:formula="of:=([.V55]*4)/[.J55]" office:value-type="float" office:value="15.6666666666667">
            <text:p>15,7</text:p>
          </table:table-cell>
          <table:table-cell office:value-type="float" office:value="898.8">
            <text:p>898,8</text:p>
          </table:table-cell>
          <table:table-cell table:formula="of:=[.X55]/[.J55]" office:value-type="float" office:value="31.2083333333333">
            <text:p>31,21</text:p>
          </table:table-cell>
          <table:table-cell table:formula="of:=[.L55]+[.S55]" office:value-type="float" office:value="18.9756018518519">
            <text:p>18,98</text:p>
          </table:table-cell>
          <table:table-cell table:formula="of:=[.Z55]/[.AF55]" office:value-type="percentage" office:value="0.164612987055131">
            <text:p>16,46%</text:p>
          </table:table-cell>
          <table:table-cell table:formula="of:=[.N55]+[.U55]" office:value-type="float" office:value="41.9044895833333">
            <text:p>41,90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5]+[.W55]" office:value-type="float" office:value="54.3939351851852">
            <text:p>54,39</text:p>
          </table:table-cell>
          <table:table-cell table:formula="of:=[.AD55]/[.AF55]" office:value-type="percentage" office:value="0.471866358623176">
            <text:p>47,19%</text:p>
          </table:table-cell>
          <table:table-cell table:formula="of:=[.Q55]+[.Y55]" office:value-type="float" office:value="115.27402662037">
            <text:p>115,27</text:p>
          </table:table-cell>
          <table:table-cell table:formula="of:=[.AF55]/75" office:value-type="percentage" office:value="1.53698702160494">
            <text:p>153,70%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FE J</text:p>
          </table:table-cell>
          <table:table-cell office:value-type="float" office:value="42158">
            <text:p>03/06/15</text:p>
          </table:table-cell>
          <table:table-cell office:value-type="float" office:value="10.1">
            <text:p>10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6.5">
            <text:p>136,5</text:p>
          </table:table-cell>
          <table:table-cell table:style-name="ce2" office:value-type="float" office:value="15.51">
            <text:p>15,51</text:p>
          </table:table-cell>
          <table:table-cell office:value-type="float" office:value="-0.4">
            <text:p>-0,4</text:p>
          </table:table-cell>
          <table:table-cell office:value-type="float" office:value="28.9">
            <text:p>28,9</text:p>
          </table:table-cell>
          <table:table-cell office:value-type="float" office:value="3.34281609195402">
            <text:p>3,3</text:p>
          </table:table-cell>
          <table:table-cell table:formula="of:=([.K56])*4" office:value-type="float" office:value="13.3712643678161">
            <text:p>13,37</text:p>
          </table:table-cell>
          <table:table-cell office:value-type="float" office:value="3.6843124137931">
            <text:p>3,7</text:p>
          </table:table-cell>
          <table:table-cell table:formula="of:=[.M56]*9" office:value-type="float" office:value="33.1588117241379">
            <text:p>33,2</text:p>
          </table:table-cell>
          <table:table-cell office:value-type="float" office:value="7.54147701149425">
            <text:p>7,5</text:p>
          </table:table-cell>
          <table:table-cell table:formula="of:=[.O56]*4" office:value-type="float" office:value="30.165908045977">
            <text:p>30,2</text:p>
          </table:table-cell>
          <table:table-cell office:value-type="float" office:value="76.6959841379311">
            <text:p>76,7</text:p>
          </table:table-cell>
          <table:table-cell office:value-type="float" office:value="33.6">
            <text:p>33,6</text:p>
          </table:table-cell>
          <table:table-cell table:formula="of:=([.R56]*4)/[.J56]" office:value-type="float" office:value="4.65051903114187">
            <text:p>4,65</text:p>
          </table:table-cell>
          <table:table-cell office:value-type="float" office:value="34.8">
            <text:p>34,8</text:p>
          </table:table-cell>
          <table:table-cell table:formula="of:=([.T56]*9)/[.J56]" office:value-type="float" office:value="10.8373702422145">
            <text:p>10,8</text:p>
          </table:table-cell>
          <table:table-cell office:value-type="float" office:value="112.8">
            <text:p>112,8</text:p>
          </table:table-cell>
          <table:table-cell table:formula="of:=([.V56]*4)/[.J56]" office:value-type="float" office:value="15.6124567474048">
            <text:p>15,6</text:p>
          </table:table-cell>
          <table:table-cell office:value-type="float" office:value="898.8">
            <text:p>898,8</text:p>
          </table:table-cell>
          <table:table-cell table:formula="of:=[.X56]/[.J56]" office:value-type="float" office:value="31.1003460207612">
            <text:p>31,10</text:p>
          </table:table-cell>
          <table:table-cell table:formula="of:=[.L56]+[.S56]" office:value-type="float" office:value="18.021783398958">
            <text:p>18,02</text:p>
          </table:table-cell>
          <table:table-cell table:formula="of:=[.Z56]/[.AF56]" office:value-type="percentage" office:value="0.167183645050135">
            <text:p>16,72%</text:p>
          </table:table-cell>
          <table:table-cell table:formula="of:=[.N56]+[.U56]" office:value-type="float" office:value="43.9961819663524">
            <text:p>44,00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6]+[.W56]" office:value-type="float" office:value="45.7783647933818">
            <text:p>45,78</text:p>
          </table:table-cell>
          <table:table-cell table:formula="of:=[.AD56]/[.AF56]" office:value-type="percentage" office:value="0.424674613003886">
            <text:p>42,47%</text:p>
          </table:table-cell>
          <table:table-cell table:formula="of:=[.Q56]+[.Y56]" office:value-type="float" office:value="107.796330158692">
            <text:p>107,80</text:p>
          </table:table-cell>
          <table:table-cell table:formula="of:=[.AF56]/75" office:value-type="percentage" office:value="1.4372844021159">
            <text:p>143,73%</text:p>
          </table:table-cell>
          <table:table-cell table:number-columns-repeated="4"/>
        </table:table-row>
        <table:table-row table:style-name="ro2" table:visibility="filter">
          <table:table-cell office:value-type="float" office:value="96">
            <text:p>96</text:p>
          </table:table-cell>
          <table:table-cell office:value-type="string">
            <text:p>FE G</text:p>
          </table:table-cell>
          <table:table-cell office:value-type="float" office:value="42492">
            <text:p>02/05/16</text:p>
          </table:table-cell>
          <table:table-cell office:value-type="float" office:value="5.9">
            <text:p>5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3.75948039215686">
            <text:p>3,8</text:p>
          </table:table-cell>
          <table:table-cell table:formula="of:=([.K57])*4" office:value-type="float" office:value="15.0379215686274">
            <text:p>15,04</text:p>
          </table:table-cell>
          <table:table-cell office:value-type="float" office:value="3.95970098039216">
            <text:p>4,0</text:p>
          </table:table-cell>
          <table:table-cell table:formula="of:=[.M57]*9" office:value-type="float" office:value="35.6373088235294">
            <text:p>35,6</text:p>
          </table:table-cell>
          <table:table-cell office:value-type="float" office:value="11.7803921568627">
            <text:p>11,8</text:p>
          </table:table-cell>
          <table:table-cell table:formula="of:=[.O57]*4" office:value-type="float" office:value="47.1215686274508">
            <text:p>47,1</text:p>
          </table:table-cell>
          <table:table-cell office:value-type="float" office:value="97.7967990196079">
            <text:p>97,8</text:p>
          </table:table-cell>
          <table:table-cell office:value-type="float" office:value="11.2">
            <text:p>11,2</text:p>
          </table:table-cell>
          <table:table-cell table:formula="of:=([.R57]*4)/[.J57]" office:value-type="float" office:value="2.63529411764706">
            <text:p>2,64</text:p>
          </table:table-cell>
          <table:table-cell office:value-type="float" office:value="11.6">
            <text:p>11,6</text:p>
          </table:table-cell>
          <table:table-cell table:formula="of:=([.T57]*9)/[.J57]" office:value-type="float" office:value="6.14117647058824">
            <text:p>6,1</text:p>
          </table:table-cell>
          <table:table-cell office:value-type="float" office:value="37.6">
            <text:p>37,6</text:p>
          </table:table-cell>
          <table:table-cell table:formula="of:=([.V57]*4)/[.J57]" office:value-type="float" office:value="8.84705882352941">
            <text:p>8,8</text:p>
          </table:table-cell>
          <table:table-cell office:value-type="float" office:value="299.6">
            <text:p>299,6</text:p>
          </table:table-cell>
          <table:table-cell table:formula="of:=[.X57]/[.J57]" office:value-type="float" office:value="17.6235294117647">
            <text:p>17,62</text:p>
          </table:table-cell>
          <table:table-cell table:formula="of:=[.L57]+[.S57]" office:value-type="float" office:value="17.6732156862745">
            <text:p>17,67</text:p>
          </table:table-cell>
          <table:table-cell table:formula="of:=[.Z57]/[.AF57]" office:value-type="percentage" office:value="0.153120476491996">
            <text:p>15,31%</text:p>
          </table:table-cell>
          <table:table-cell table:formula="of:=[.N57]+[.U57]" office:value-type="float" office:value="41.7784852941177">
            <text:p>41,78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7]+[.W57]" office:value-type="float" office:value="55.9686274509802">
            <text:p>55,97</text:p>
          </table:table-cell>
          <table:table-cell table:formula="of:=[.AD57]/[.AF57]" office:value-type="percentage" office:value="0.484911351506493">
            <text:p>48,49%</text:p>
          </table:table-cell>
          <table:table-cell table:formula="of:=[.Q57]+[.Y57]" office:value-type="float" office:value="115.420328431373">
            <text:p>115,42</text:p>
          </table:table-cell>
          <table:table-cell table:formula="of:=[.AF57]/90" office:value-type="percentage" office:value="1.28244809368192">
            <text:p>128,24%</text:p>
          </table:table-cell>
          <table:table-cell table:number-columns-repeated="4"/>
        </table:table-row>
        <table:table-row table:style-name="ro2">
          <table:table-cell office:value-type="float" office:value="104">
            <text:p>104</text:p>
          </table:table-cell>
          <table:table-cell table:style-name="ce6" office:value-type="string">
            <text:p>GR M</text:p>
          </table:table-cell>
          <table:table-cell office:value-type="float" office:value="41689">
            <text:p>19/02/14</text:p>
          </table:table-cell>
          <table:table-cell office:value-type="float" office:value="14.9">
            <text:p>14,9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18">
            <text:p>-1,18</text:p>
          </table:table-cell>
          <table:table-cell office:value-type="float" office:value="42.8">
            <text:p>42,8</text:p>
          </table:table-cell>
          <table:table-cell office:value-type="float" office:value="2.72072336448598">
            <text:p>2,7</text:p>
          </table:table-cell>
          <table:table-cell table:formula="of:=([.K58])*4" office:value-type="float" office:value="10.8828934579439">
            <text:p>10,88</text:p>
          </table:table-cell>
          <table:table-cell office:value-type="float" office:value="2.75222274143302">
            <text:p>2,8</text:p>
          </table:table-cell>
          <table:table-cell table:formula="of:=[.M58]*9" office:value-type="float" office:value="24.7700046728972">
            <text:p>24,8</text:p>
          </table:table-cell>
          <table:table-cell office:value-type="float" office:value="7.28004049844237">
            <text:p>7,3</text:p>
          </table:table-cell>
          <table:table-cell table:formula="of:=[.O58]*4" office:value-type="float" office:value="29.1201619937695">
            <text:p>29,1</text:p>
          </table:table-cell>
          <table:table-cell office:value-type="float" office:value="64.7730601246106">
            <text:p>64,8</text:p>
          </table:table-cell>
          <table:table-cell office:value-type="float" office:value="34.5">
            <text:p>34,5</text:p>
          </table:table-cell>
          <table:table-cell table:formula="of:=([.R58]*4)/[.J58]" office:value-type="float" office:value="3.22429906542056">
            <text:p>3,22</text:p>
          </table:table-cell>
          <table:table-cell office:value-type="float" office:value="26.5">
            <text:p>26,5</text:p>
          </table:table-cell>
          <table:table-cell table:formula="of:=([.T58]*9)/[.J58]" office:value-type="float" office:value="5.57242990654206">
            <text:p>5,6</text:p>
          </table:table-cell>
          <table:table-cell office:value-type="float" office:value="77">
            <text:p>77,0</text:p>
          </table:table-cell>
          <table:table-cell table:formula="of:=([.V58]*4)/[.J58]" office:value-type="float" office:value="7.19626168224299">
            <text:p>7,2</text:p>
          </table:table-cell>
          <table:table-cell office:value-type="float" office:value="684.5">
            <text:p>684,5</text:p>
          </table:table-cell>
          <table:table-cell table:formula="of:=[.X58]/[.J58]" office:value-type="float" office:value="15.9929906542056">
            <text:p>15,99</text:p>
          </table:table-cell>
          <table:table-cell table:formula="of:=[.L58]+[.S58]" office:value-type="float" office:value="14.1071925233645">
            <text:p>14,11</text:p>
          </table:table-cell>
          <table:table-cell table:formula="of:=[.Z58]/[.AF58]" office:value-type="percentage" office:value="0.174667355743295">
            <text:p>17,47%</text:p>
          </table:table-cell>
          <table:table-cell table:formula="of:=[.N58]+[.U58]" office:value-type="float" office:value="30.3424345794392">
            <text:p>30,3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8]+[.W58]" office:value-type="float" office:value="36.3164236760125">
            <text:p>36,32</text:p>
          </table:table-cell>
          <table:table-cell table:formula="of:=[.AD58]/[.AF58]" office:value-type="percentage" office:value="0.449649615473557">
            <text:p>44,96%</text:p>
          </table:table-cell>
          <table:table-cell table:formula="of:=[.Q58]+[.Y58]" office:value-type="float" office:value="80.7660507788162">
            <text:p>80,77</text:p>
          </table:table-cell>
          <table:table-cell table:formula="of:=[.AF58]/60" office:value-type="percentage" office:value="1.3461008463136">
            <text:p>134,61%</text:p>
          </table:table-cell>
          <table:table-cell table:number-columns-repeated="4"/>
        </table:table-row>
        <table:table-row table:style-name="ro2">
          <table:table-cell office:value-type="float" office:value="106">
            <text:p>106</text:p>
          </table:table-cell>
          <table:table-cell table:style-name="ce6" office:value-type="string">
            <text:p>GR M</text:p>
          </table:table-cell>
          <table:table-cell office:value-type="float" office:value="41778">
            <text:p>19/05/14</text:p>
          </table:table-cell>
          <table:table-cell office:value-type="float" office:value="15.2">
            <text:p>15,2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60.5">
            <text:p>160,5</text:p>
          </table:table-cell>
          <table:table-cell table:style-name="ce2" office:value-type="float" office:value="16.69">
            <text:p>16,69</text:p>
          </table:table-cell>
          <table:table-cell office:value-type="float" office:value="-1.4">
            <text:p>-1,4</text:p>
          </table:table-cell>
          <table:table-cell office:value-type="float" office:value="43">
            <text:p>43</text:p>
          </table:table-cell>
          <table:table-cell office:value-type="float" office:value="2.72274743875278">
            <text:p>2,7</text:p>
          </table:table-cell>
          <table:table-cell table:formula="of:=([.K59])*4" office:value-type="float" office:value="10.8909897550111">
            <text:p>10,89</text:p>
          </table:table-cell>
          <table:table-cell office:value-type="float" office:value="2.49590051967335">
            <text:p>2,5</text:p>
          </table:table-cell>
          <table:table-cell table:formula="of:=[.M59]*9" office:value-type="float" office:value="22.4631046770601">
            <text:p>22,5</text:p>
          </table:table-cell>
          <table:table-cell office:value-type="float" office:value="7.6131440237565">
            <text:p>7,6</text:p>
          </table:table-cell>
          <table:table-cell table:formula="of:=[.O59]*4" office:value-type="float" office:value="30.452576095026">
            <text:p>30,5</text:p>
          </table:table-cell>
          <table:table-cell office:value-type="float" office:value="63.8066705270973">
            <text:p>63,8</text:p>
          </table:table-cell>
          <table:table-cell office:value-type="float" office:value="34.5">
            <text:p>34,5</text:p>
          </table:table-cell>
          <table:table-cell table:formula="of:=([.R59]*4)/[.J59]" office:value-type="float" office:value="3.2093023255814">
            <text:p>3,21</text:p>
          </table:table-cell>
          <table:table-cell office:value-type="float" office:value="26.5">
            <text:p>26,5</text:p>
          </table:table-cell>
          <table:table-cell table:formula="of:=([.T59]*9)/[.J59]" office:value-type="float" office:value="5.54651162790698">
            <text:p>5,5</text:p>
          </table:table-cell>
          <table:table-cell office:value-type="float" office:value="77">
            <text:p>77,0</text:p>
          </table:table-cell>
          <table:table-cell table:formula="of:=([.V59]*4)/[.J59]" office:value-type="float" office:value="7.16279069767442">
            <text:p>7,2</text:p>
          </table:table-cell>
          <table:table-cell office:value-type="float" office:value="684.5">
            <text:p>684,5</text:p>
          </table:table-cell>
          <table:table-cell table:formula="of:=[.X59]/[.J59]" office:value-type="float" office:value="15.9186046511628">
            <text:p>15,92</text:p>
          </table:table-cell>
          <table:table-cell table:formula="of:=[.L59]+[.S59]" office:value-type="float" office:value="14.1002920805925">
            <text:p>14,10</text:p>
          </table:table-cell>
          <table:table-cell table:formula="of:=[.Z59]/[.AF59]" office:value-type="percentage" office:value="0.176861002349195">
            <text:p>17,69%</text:p>
          </table:table-cell>
          <table:table-cell table:formula="of:=[.N59]+[.U59]" office:value-type="float" office:value="28.0096163049671">
            <text:p>28,0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9]+[.W59]" office:value-type="float" office:value="37.6153667927004">
            <text:p>37,62</text:p>
          </table:table-cell>
          <table:table-cell table:formula="of:=[.AD59]/[.AF59]" office:value-type="percentage" office:value="0.471812316841743">
            <text:p>47,18%</text:p>
          </table:table-cell>
          <table:table-cell table:formula="of:=[.Q59]+[.Y59]" office:value-type="float" office:value="79.7252751782601">
            <text:p>79,73</text:p>
          </table:table-cell>
          <table:table-cell table:formula="of:=[.AF59]/60" office:value-type="percentage" office:value="1.32875458630433">
            <text:p>132,88%</text:p>
          </table:table-cell>
          <table:table-cell table:number-columns-repeated="4"/>
        </table:table-row>
        <table:table-row table:style-name="ro2">
          <table:table-cell office:value-type="float" office:value="109">
            <text:p>109</text:p>
          </table:table-cell>
          <table:table-cell table:style-name="ce6" office:value-type="string">
            <text:p>KA N</text:p>
          </table:table-cell>
          <table:table-cell office:value-type="float" office:value="41667">
            <text:p>28/01/14</text:p>
          </table:table-cell>
          <table:table-cell office:value-type="float" office:value="3.4">
            <text:p>3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34">
            <text:p>-1,34</text:p>
          </table:table-cell>
          <table:table-cell office:value-type="float" office:value="14.9">
            <text:p>14,9</text:p>
          </table:table-cell>
          <table:table-cell office:value-type="float" office:value="3.2957293064877">
            <text:p>3,3</text:p>
          </table:table-cell>
          <table:table-cell table:formula="of:=([.K60])*4" office:value-type="float" office:value="13.1829172259508">
            <text:p>13,18</text:p>
          </table:table-cell>
          <table:table-cell office:value-type="float" office:value="3.26611856823266">
            <text:p>3,3</text:p>
          </table:table-cell>
          <table:table-cell table:formula="of:=[.M60]*9" office:value-type="float" office:value="29.3950671140939">
            <text:p>29,4</text:p>
          </table:table-cell>
          <table:table-cell office:value-type="float" office:value="11.706711409396">
            <text:p>11,7</text:p>
          </table:table-cell>
          <table:table-cell table:formula="of:=[.O60]*4" office:value-type="float" office:value="46.826845637584">
            <text:p>46,8</text:p>
          </table:table-cell>
          <table:table-cell office:value-type="float" office:value="89.4048299776286">
            <text:p>89,4</text:p>
          </table:table-cell>
          <table:table-cell office:value-type="float" office:value="13.3333333333333">
            <text:p>13,3</text:p>
          </table:table-cell>
          <table:table-cell table:formula="of:=([.R60]*4)/[.J60]" office:value-type="float" office:value="3.57941834451901">
            <text:p>3,58</text:p>
          </table:table-cell>
          <table:table-cell office:value-type="float" office:value="5.86666666666667">
            <text:p>5,9</text:p>
          </table:table-cell>
          <table:table-cell table:formula="of:=([.T60]*9)/[.J60]" office:value-type="float" office:value="3.54362416107383">
            <text:p>3,5</text:p>
          </table:table-cell>
          <table:table-cell office:value-type="float" office:value="23.4666666666667">
            <text:p>23,5</text:p>
          </table:table-cell>
          <table:table-cell table:formula="of:=([.V60]*4)/[.J60]" office:value-type="float" office:value="6.29977628635348">
            <text:p>6,3</text:p>
          </table:table-cell>
          <table:table-cell office:value-type="float" office:value="200">
            <text:p>200,0</text:p>
          </table:table-cell>
          <table:table-cell table:formula="of:=[.X60]/[.J60]" office:value-type="float" office:value="13.4228187919463">
            <text:p>13,42</text:p>
          </table:table-cell>
          <table:table-cell table:formula="of:=[.L60]+[.S60]" office:value-type="float" office:value="16.7623355704698">
            <text:p>16,76</text:p>
          </table:table-cell>
          <table:table-cell table:formula="of:=[.Z60]/[.AF60]" office:value-type="percentage" office:value="0.163013895300011">
            <text:p>16,30%</text:p>
          </table:table-cell>
          <table:table-cell table:formula="of:=[.N60]+[.U60]" office:value-type="float" office:value="32.9386912751678">
            <text:p>32,9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60]+[.W60]" office:value-type="float" office:value="53.1266219239375">
            <text:p>53,13</text:p>
          </table:table-cell>
          <table:table-cell table:formula="of:=[.AD60]/[.AF60]" office:value-type="percentage" office:value="0.516656974652685">
            <text:p>51,67%</text:p>
          </table:table-cell>
          <table:table-cell table:formula="of:=[.Q60]+[.Y60]" office:value-type="float" office:value="102.827648769575">
            <text:p>102,83</text:p>
          </table:table-cell>
          <table:table-cell table:formula="of:=[.AF60]/90" office:value-type="percentage" office:value="1.14252943077305">
            <text:p>114,25%</text:p>
          </table:table-cell>
          <table:table-cell table:number-columns-repeated="4"/>
        </table:table-row>
        <table:table-row table:style-name="ro2">
          <table:table-cell office:value-type="float" office:value="113">
            <text:p>113</text:p>
          </table:table-cell>
          <table:table-cell table:style-name="ce6" office:value-type="string">
            <text:p>LE M</text:p>
          </table:table-cell>
          <table:table-cell office:value-type="float" office:value="41687">
            <text:p>17/02/14</text:p>
          </table:table-cell>
          <table:table-cell office:value-type="float" office:value="9.3">
            <text:p>9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51">
            <text:p>-1,51</text:p>
          </table:table-cell>
          <table:table-cell office:value-type="float" office:value="22">
            <text:p>22</text:p>
          </table:table-cell>
          <table:table-cell office:value-type="float" office:value="2.52173181818182">
            <text:p>2,5</text:p>
          </table:table-cell>
          <table:table-cell table:formula="of:=([.K61])*4" office:value-type="float" office:value="10.0869272727273">
            <text:p>10,09</text:p>
          </table:table-cell>
          <table:table-cell office:value-type="float" office:value="3.17120454545455">
            <text:p>3,2</text:p>
          </table:table-cell>
          <table:table-cell table:formula="of:=[.M61]*9" office:value-type="float" office:value="28.5408409090909">
            <text:p>28,5</text:p>
          </table:table-cell>
          <table:table-cell office:value-type="float" office:value="8.75179545454546">
            <text:p>8,8</text:p>
          </table:table-cell>
          <table:table-cell table:formula="of:=[.O61]*4" office:value-type="float" office:value="35.0071818181818">
            <text:p>35,0</text:p>
          </table:table-cell>
          <table:table-cell office:value-type="float" office:value="73.63495">
            <text:p>73,6</text:p>
          </table:table-cell>
          <table:table-cell office:value-type="float" office:value="24.5">
            <text:p>24,5</text:p>
          </table:table-cell>
          <table:table-cell table:formula="of:=([.R61]*4)/[.J61]" office:value-type="float" office:value="4.45454545454545">
            <text:p>4,45</text:p>
          </table:table-cell>
          <table:table-cell office:value-type="float" office:value="31.6">
            <text:p>31,6</text:p>
          </table:table-cell>
          <table:table-cell table:formula="of:=([.T61]*9)/[.J61]" office:value-type="float" office:value="12.9272727272727">
            <text:p>12,9</text:p>
          </table:table-cell>
          <table:table-cell office:value-type="float" office:value="92.5">
            <text:p>92,5</text:p>
          </table:table-cell>
          <table:table-cell table:formula="of:=([.V61]*4)/[.J61]" office:value-type="float" office:value="16.8181818181818">
            <text:p>16,8</text:p>
          </table:table-cell>
          <table:table-cell office:value-type="float" office:value="752.4">
            <text:p>752,4</text:p>
          </table:table-cell>
          <table:table-cell table:formula="of:=[.X61]/[.J61]" office:value-type="float" office:value="34.2">
            <text:p>34,20</text:p>
          </table:table-cell>
          <table:table-cell table:formula="of:=[.L61]+[.S61]" office:value-type="float" office:value="14.5414727272727">
            <text:p>14,54</text:p>
          </table:table-cell>
          <table:table-cell table:formula="of:=[.Z61]/[.AF61]" office:value-type="percentage" office:value="0.134849348261141">
            <text:p>13,48%</text:p>
          </table:table-cell>
          <table:table-cell table:formula="of:=[.N61]+[.U61]" office:value-type="float" office:value="41.4681136363637">
            <text:p>41,4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61]+[.W61]" office:value-type="float" office:value="51.8253636363637">
            <text:p>51,83</text:p>
          </table:table-cell>
          <table:table-cell table:formula="of:=[.AD61]/[.AF61]" office:value-type="percentage" office:value="0.48059894900831">
            <text:p>48,06%</text:p>
          </table:table-cell>
          <table:table-cell table:formula="of:=[.Q61]+[.Y61]" office:value-type="float" office:value="107.83495">
            <text:p>107,83</text:p>
          </table:table-cell>
          <table:table-cell table:formula="of:=[.AF61]/75" office:value-type="percentage" office:value="1.43779933333333">
            <text:p>143,78%</text:p>
          </table:table-cell>
          <table:table-cell table:number-columns-repeated="4"/>
        </table:table-row>
        <table:table-row table:style-name="ro2">
          <table:table-cell office:value-type="float" office:value="114">
            <text:p>114</text:p>
          </table:table-cell>
          <table:table-cell table:style-name="ce6" office:value-type="string">
            <text:p>LE M</text:p>
          </table:table-cell>
          <table:table-cell office:value-type="float" office:value="42054">
            <text:p>19/02/15</text:p>
          </table:table-cell>
          <table:table-cell office:value-type="float" office:value="10.3">
            <text:p>10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5">
            <text:p>-1,5</text:p>
          </table:table-cell>
          <table:table-cell office:value-type="float" office:value="23.2">
            <text:p>23,2</text:p>
          </table:table-cell>
          <table:table-cell office:value-type="float" office:value="3.45285344827586">
            <text:p>3,5</text:p>
          </table:table-cell>
          <table:table-cell table:formula="of:=([.K62])*4" office:value-type="float" office:value="13.8114137931034">
            <text:p>13,81</text:p>
          </table:table-cell>
          <table:table-cell office:value-type="float" office:value="2.85804885057471">
            <text:p>2,9</text:p>
          </table:table-cell>
          <table:table-cell table:formula="of:=[.M62]*9" office:value-type="float" office:value="25.7224396551724">
            <text:p>25,7</text:p>
          </table:table-cell>
          <table:table-cell office:value-type="float" office:value="13.2515804597701">
            <text:p>13,3</text:p>
          </table:table-cell>
          <table:table-cell table:formula="of:=[.O62]*4" office:value-type="float" office:value="53.0063218390804">
            <text:p>53,0</text:p>
          </table:table-cell>
          <table:table-cell office:value-type="float" office:value="92.5401752873563">
            <text:p>92,5</text:p>
          </table:table-cell>
          <table:table-cell office:value-type="float" office:value="32.4">
            <text:p>32,4</text:p>
          </table:table-cell>
          <table:table-cell table:formula="of:=([.R62]*4)/[.J62]" office:value-type="float" office:value="5.58620689655172">
            <text:p>5,59</text:p>
          </table:table-cell>
          <table:table-cell office:value-type="float" office:value="13.77">
            <text:p>13,8</text:p>
          </table:table-cell>
          <table:table-cell table:formula="of:=([.T62]*9)/[.J62]" office:value-type="float" office:value="5.34181034482759">
            <text:p>5,3</text:p>
          </table:table-cell>
          <table:table-cell office:value-type="float" office:value="142.56">
            <text:p>142,6</text:p>
          </table:table-cell>
          <table:table-cell table:formula="of:=([.V62]*4)/[.J62]" office:value-type="float" office:value="24.5793103448276">
            <text:p>24,6</text:p>
          </table:table-cell>
          <table:table-cell office:value-type="float" office:value="823.77">
            <text:p>823,8</text:p>
          </table:table-cell>
          <table:table-cell table:formula="of:=[.X62]/[.J62]" office:value-type="float" office:value="35.5073275862069">
            <text:p>35,51</text:p>
          </table:table-cell>
          <table:table-cell table:formula="of:=[.L62]+[.S62]" office:value-type="float" office:value="19.3976206896552">
            <text:p>19,40</text:p>
          </table:table-cell>
          <table:table-cell table:formula="of:=[.Z62]/[.AF62]" office:value-type="percentage" office:value="0.151487692101335">
            <text:p>15,15%</text:p>
          </table:table-cell>
          <table:table-cell table:formula="of:=[.N62]+[.U62]" office:value-type="float" office:value="31.06425">
            <text:p>31,06</text:p>
          </table:table-cell>
          <table:table-cell table:formula="of:=[.AB1]/[.AF1]" office:value-type="percentage" office:value="0">
            <text:p>#VALEUR !</text:p>
          </table:table-cell>
          <table:table-cell table:formula="of:=[.P62]+[.W62]" office:value-type="float" office:value="77.585632183908">
            <text:p>77,59</text:p>
          </table:table-cell>
          <table:table-cell table:formula="of:=[.AD62]/[.AF62]" office:value-type="percentage" office:value="0.605912887348672">
            <text:p>60,59%</text:p>
          </table:table-cell>
          <table:table-cell table:formula="of:=[.Q62]+[.Y62]" office:value-type="float" office:value="128.047502873563">
            <text:p>128,05</text:p>
          </table:table-cell>
          <table:table-cell table:formula="of:=[.AF62]/75" office:value-type="percentage" office:value="1.70730003831418">
            <text:p>170,73%</text:p>
          </table:table-cell>
          <table:table-cell table:number-columns-repeated="4"/>
        </table:table-row>
        <table:table-row table:style-name="ro2">
          <table:table-cell office:value-type="float" office:value="115">
            <text:p>115</text:p>
          </table:table-cell>
          <table:table-cell table:style-name="ce6" office:value-type="string">
            <text:p>LE M</text:p>
          </table:table-cell>
          <table:table-cell office:value-type="float" office:value="41780">
            <text:p>21/05/14</text:p>
          </table:table-cell>
          <table:table-cell office:value-type="float" office:value="9.5">
            <text:p>9,5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13.64">
            <text:p>13,64</text:p>
          </table:table-cell>
          <table:table-cell office:value-type="float" office:value="-1.7">
            <text:p>-1,7</text:p>
          </table:table-cell>
          <table:table-cell office:value-type="float" office:value="22">
            <text:p>22</text:p>
          </table:table-cell>
          <table:table-cell office:value-type="float" office:value="2.00454545454545">
            <text:p>2,0</text:p>
          </table:table-cell>
          <table:table-cell table:formula="of:=([.K63])*4" office:value-type="float" office:value="8.0181818181818">
            <text:p>8,02</text:p>
          </table:table-cell>
          <table:table-cell office:value-type="float" office:value="2.58545454545455">
            <text:p>2,6</text:p>
          </table:table-cell>
          <table:table-cell table:formula="of:=[.M63]*9" office:value-type="float" office:value="23.2690909090909">
            <text:p>23,3</text:p>
          </table:table-cell>
          <table:table-cell office:value-type="float" office:value="7.56818181818182">
            <text:p>7,6</text:p>
          </table:table-cell>
          <table:table-cell table:formula="of:=[.O63]*4" office:value-type="float" office:value="30.2727272727273">
            <text:p>30,3</text:p>
          </table:table-cell>
          <table:table-cell office:value-type="float" office:value="61.56">
            <text:p>61,6</text:p>
          </table:table-cell>
          <table:table-cell office:value-type="float" office:value="44.1">
            <text:p>44,1</text:p>
          </table:table-cell>
          <table:table-cell table:formula="of:=([.R63]*4)/[.J63]" office:value-type="float" office:value="8.01818181818182">
            <text:p>8,02</text:p>
          </table:table-cell>
          <table:table-cell office:value-type="float" office:value="56.88">
            <text:p>56,9</text:p>
          </table:table-cell>
          <table:table-cell table:formula="of:=([.T63]*9)/[.J63]" office:value-type="float" office:value="23.2690909090909">
            <text:p>23,3</text:p>
          </table:table-cell>
          <table:table-cell office:value-type="float" office:value="166.5">
            <text:p>166,5</text:p>
          </table:table-cell>
          <table:table-cell table:formula="of:=([.V63]*4)/[.J63]" office:value-type="float" office:value="30.2727272727273">
            <text:p>30,3</text:p>
          </table:table-cell>
          <table:table-cell office:value-type="float" office:value="1354.32">
            <text:p>1354,3</text:p>
          </table:table-cell>
          <table:table-cell table:formula="of:=[.X63]/[.J63]" office:value-type="float" office:value="61.56">
            <text:p>61,56</text:p>
          </table:table-cell>
          <table:table-cell table:formula="of:=[.L63]+[.S63]" office:value-type="float" office:value="16.0363636363636">
            <text:p>16,04</text:p>
          </table:table-cell>
          <table:table-cell table:formula="of:=[.Z63]/[.AF63]" office:value-type="percentage" office:value="0.130249867091972">
            <text:p>13,02%</text:p>
          </table:table-cell>
          <table:table-cell table:formula="of:=[.N63]+[.U63]" office:value-type="float" office:value="46.5381818181819">
            <text:p>46,5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63]+[.W63]" office:value-type="float" office:value="60.5454545454546">
            <text:p>60,55</text:p>
          </table:table-cell>
          <table:table-cell table:formula="of:=[.AD63]/[.AF63]" office:value-type="percentage" office:value="0.491759702286018">
            <text:p>49,18%</text:p>
          </table:table-cell>
          <table:table-cell table:formula="of:=[.Q63]+[.Y63]" office:value-type="float" office:value="123.12">
            <text:p>123,12</text:p>
          </table:table-cell>
          <table:table-cell table:formula="of:=[.AF63]/75" office:value-type="percentage" office:value="1.6416">
            <text:p>164,16%</text:p>
          </table:table-cell>
          <table:table-cell table:number-columns-repeated="4"/>
        </table:table-row>
        <table:table-row table:style-name="ro2">
          <table:table-cell office:value-type="float" office:value="116">
            <text:p>116</text:p>
          </table:table-cell>
          <table:table-cell table:style-name="ce6" office:value-type="string">
            <text:p>LE M</text:p>
          </table:table-cell>
          <table:table-cell office:value-type="float" office:value="42145">
            <text:p>21/05/15</text:p>
          </table:table-cell>
          <table:table-cell office:value-type="float" office:value="10.5">
            <text:p>10,5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14.04">
            <text:p>14,04</text:p>
          </table:table-cell>
          <table:table-cell office:value-type="float" office:value="-1.6">
            <text:p>-1,6</text:p>
          </table:table-cell>
          <table:table-cell office:value-type="float" office:value="24.1">
            <text:p>24,1</text:p>
          </table:table-cell>
          <table:table-cell office:value-type="float" office:value="3.18775833333333">
            <text:p>3,2</text:p>
          </table:table-cell>
          <table:table-cell table:formula="of:=([.K64])*4" office:value-type="float" office:value="12.7510333333333">
            <text:p>12,75</text:p>
          </table:table-cell>
          <table:table-cell office:value-type="float" office:value="2.69903055555556">
            <text:p>2,7</text:p>
          </table:table-cell>
          <table:table-cell table:formula="of:=[.M64]*9" office:value-type="float" office:value="24.291275">
            <text:p>24,3</text:p>
          </table:table-cell>
          <table:table-cell office:value-type="float" office:value="12.1498611111111">
            <text:p>12,1</text:p>
          </table:table-cell>
          <table:table-cell table:formula="of:=[.O64]*4" office:value-type="float" office:value="48.5994444444444">
            <text:p>48,6</text:p>
          </table:table-cell>
          <table:table-cell office:value-type="float" office:value="85.6417527777777">
            <text:p>85,6</text:p>
          </table:table-cell>
          <table:table-cell office:value-type="float" office:value="28.8">
            <text:p>28,8</text:p>
          </table:table-cell>
          <table:table-cell table:formula="of:=([.R64]*4)/[.J64]" office:value-type="float" office:value="4.78008298755187">
            <text:p>4,78</text:p>
          </table:table-cell>
          <table:table-cell office:value-type="float" office:value="12.24">
            <text:p>12,2</text:p>
          </table:table-cell>
          <table:table-cell table:formula="of:=([.T64]*9)/[.J64]" office:value-type="float" office:value="4.57095435684647">
            <text:p>4,6</text:p>
          </table:table-cell>
          <table:table-cell office:value-type="float" office:value="126.72">
            <text:p>126,7</text:p>
          </table:table-cell>
          <table:table-cell table:formula="of:=([.V64]*4)/[.J64]" office:value-type="float" office:value="21.0323651452282">
            <text:p>21,0</text:p>
          </table:table-cell>
          <table:table-cell office:value-type="float" office:value="732.24">
            <text:p>732,2</text:p>
          </table:table-cell>
          <table:table-cell table:formula="of:=[.X64]/[.J64]" office:value-type="float" office:value="30.3834024896266">
            <text:p>30,38</text:p>
          </table:table-cell>
          <table:table-cell table:formula="of:=[.L64]+[.S64]" office:value-type="float" office:value="17.5311163208852">
            <text:p>17,53</text:p>
          </table:table-cell>
          <table:table-cell table:formula="of:=[.Z64]/[.AF64]" office:value-type="percentage" office:value="0.151097546738731">
            <text:p>15,11%</text:p>
          </table:table-cell>
          <table:table-cell table:formula="of:=[.N64]+[.U64]" office:value-type="float" office:value="28.8622293568465">
            <text:p>28,86</text:p>
          </table:table-cell>
          <table:table-cell table:formula="of:=[.AB2]/[.AF2]" office:value-type="percentage" office:value="0.295495005155802">
            <text:p>29,55%</text:p>
          </table:table-cell>
          <table:table-cell table:formula="of:=[.P64]+[.W64]" office:value-type="float" office:value="69.6318095896726">
            <text:p>69,63</text:p>
          </table:table-cell>
          <table:table-cell table:formula="of:=[.AD64]/[.AF64]" office:value-type="percentage" office:value="0.600144075904846">
            <text:p>60,01%</text:p>
          </table:table-cell>
          <table:table-cell table:formula="of:=[.Q64]+[.Y64]" office:value-type="float" office:value="116.025155267404">
            <text:p>116,03</text:p>
          </table:table-cell>
          <table:table-cell table:formula="of:=[.AF64]/75" office:value-type="percentage" office:value="1.54700207023206">
            <text:p>154,70%</text:p>
          </table:table-cell>
          <table:table-cell table:number-columns-repeated="4"/>
        </table:table-row>
        <table:table-row table:style-name="ro2">
          <table:table-cell office:value-type="float" office:value="117">
            <text:p>117</text:p>
          </table:table-cell>
          <table:table-cell table:style-name="ce6" office:value-type="string">
            <text:p>LE L</text:p>
          </table:table-cell>
          <table:table-cell office:value-type="float" office:value="41737">
            <text:p>08/04/14</text:p>
          </table:table-cell>
          <table:table-cell office:value-type="float" office:value="10.2">
            <text:p>10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79">
            <text:p>-0,79</text:p>
          </table:table-cell>
          <table:table-cell office:value-type="float" office:value="31">
            <text:p>31</text:p>
          </table:table-cell>
          <table:table-cell office:value-type="float" office:value="2.70460860215054">
            <text:p>2,7</text:p>
          </table:table-cell>
          <table:table-cell table:formula="of:=([.K65])*4" office:value-type="float" office:value="10.8184344086022">
            <text:p>10,82</text:p>
          </table:table-cell>
          <table:table-cell office:value-type="float" office:value="2.55965698924731">
            <text:p>2,6</text:p>
          </table:table-cell>
          <table:table-cell table:formula="of:=[.M65]*9" office:value-type="float" office:value="23.0369129032258">
            <text:p>23,0</text:p>
          </table:table-cell>
          <table:table-cell office:value-type="float" office:value="7.2145247311828">
            <text:p>7,2</text:p>
          </table:table-cell>
          <table:table-cell table:formula="of:=[.O65]*4" office:value-type="float" office:value="28.8580989247312">
            <text:p>28,9</text:p>
          </table:table-cell>
          <table:table-cell office:value-type="float" office:value="62.7134462365591">
            <text:p>62,7</text:p>
          </table:table-cell>
          <table:table-cell office:value-type="float" office:value="6.66666666666667">
            <text:p>6,7</text:p>
          </table:table-cell>
          <table:table-cell table:formula="of:=([.R65]*4)/[.J65]" office:value-type="float" office:value="0.860215053763441">
            <text:p>0,86</text:p>
          </table:table-cell>
          <table:table-cell office:value-type="float" office:value="2.93333333333333">
            <text:p>2,9</text:p>
          </table:table-cell>
          <table:table-cell table:formula="of:=([.T65]*9)/[.J65]" office:value-type="float" office:value="0.851612903225806">
            <text:p>0,9</text:p>
          </table:table-cell>
          <table:table-cell office:value-type="float" office:value="11.7333333333333">
            <text:p>11,7</text:p>
          </table:table-cell>
          <table:table-cell table:formula="of:=([.V65]*4)/[.J65]" office:value-type="float" office:value="1.51397849462365">
            <text:p>1,5</text:p>
          </table:table-cell>
          <table:table-cell office:value-type="float" office:value="100">
            <text:p>100,0</text:p>
          </table:table-cell>
          <table:table-cell table:formula="of:=[.X65]/[.J65]" office:value-type="float" office:value="3.2258064516129">
            <text:p>3,23</text:p>
          </table:table-cell>
          <table:table-cell table:formula="of:=[.L65]+[.S65]" office:value-type="float" office:value="11.6786494623656">
            <text:p>11,68</text:p>
          </table:table-cell>
          <table:table-cell table:formula="of:=[.Z65]/[.AF65]" office:value-type="percentage" office:value="0.177112250840848">
            <text:p>17,71%</text:p>
          </table:table-cell>
          <table:table-cell table:formula="of:=[.N65]+[.U65]" office:value-type="float" office:value="23.8885258064516">
            <text:p>23,89</text:p>
          </table:table-cell>
          <table:table-cell table:formula="of:=[.AB3]/[.AF3]" office:value-type="percentage" office:value="0.384039119137412">
            <text:p>38,40%</text:p>
          </table:table-cell>
          <table:table-cell table:formula="of:=[.P65]+[.W65]" office:value-type="float" office:value="30.3720774193548">
            <text:p>30,37</text:p>
          </table:table-cell>
          <table:table-cell table:formula="of:=[.AD65]/[.AF65]" office:value-type="percentage" office:value="0.46060694019365">
            <text:p>46,06%</text:p>
          </table:table-cell>
          <table:table-cell table:formula="of:=[.Q65]+[.Y65]" office:value-type="float" office:value="65.939252688172">
            <text:p>65,94</text:p>
          </table:table-cell>
          <table:table-cell table:formula="of:=[.AF65]/75" office:value-type="percentage" office:value="0.879190035842293">
            <text:p>87,92%</text:p>
          </table:table-cell>
          <table:table-cell table:number-columns-repeated="4"/>
        </table:table-row>
        <table:table-row table:style-name="ro2" table:visibility="filter">
          <table:table-cell office:value-type="float" office:value="118">
            <text:p>118</text:p>
          </table:table-cell>
          <table:table-cell table:style-name="ce6" office:value-type="string">
            <text:p>LL C</text:p>
          </table:table-cell>
          <table:table-cell office:value-type="float" office:value="42435">
            <text:p>06/03/16</text:p>
          </table:table-cell>
          <table:table-cell office:value-type="float" office:value="7.6">
            <text:p>7,6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.19666666666667">
            <text:p>3,2</text:p>
          </table:table-cell>
          <table:table-cell table:formula="of:=([.K66])*4" office:value-type="float" office:value="12.7866666666667">
            <text:p>12,79</text:p>
          </table:table-cell>
          <table:table-cell office:value-type="float" office:value="2.68148">
            <text:p>2,7</text:p>
          </table:table-cell>
          <table:table-cell table:formula="of:=[.M66]*9" office:value-type="float" office:value="24.13332">
            <text:p>24,1</text:p>
          </table:table-cell>
          <table:table-cell office:value-type="float" office:value="6.30996">
            <text:p>6,3</text:p>
          </table:table-cell>
          <table:table-cell table:formula="of:=[.O66]*4" office:value-type="float" office:value="25.23984">
            <text:p>25,2</text:p>
          </table:table-cell>
          <table:table-cell office:value-type="float" office:value="62.1598266666667">
            <text:p>62,2</text:p>
          </table:table-cell>
          <table:table-cell office:value-type="float" office:value="20">
            <text:p>20,0</text:p>
          </table:table-cell>
          <table:table-cell table:formula="of:=([.R66]*4)/[.J66]" office:value-type="float" office:value="3.2">
            <text:p>3,20</text:p>
          </table:table-cell>
          <table:table-cell office:value-type="float" office:value="8.8">
            <text:p>8,8</text:p>
          </table:table-cell>
          <table:table-cell table:formula="of:=([.T66]*9)/[.J66]" office:value-type="float" office:value="3.168">
            <text:p>3,2</text:p>
          </table:table-cell>
          <table:table-cell office:value-type="float" office:value="35.2">
            <text:p>35,2</text:p>
          </table:table-cell>
          <table:table-cell table:formula="of:=([.V66]*4)/[.J66]" office:value-type="float" office:value="5.632">
            <text:p>5,6</text:p>
          </table:table-cell>
          <table:table-cell office:value-type="float" office:value="300">
            <text:p>300,0</text:p>
          </table:table-cell>
          <table:table-cell table:formula="of:=[.X66]/[.J66]" office:value-type="float" office:value="12">
            <text:p>12,00</text:p>
          </table:table-cell>
          <table:table-cell table:formula="of:=[.L66]+[.S66]" office:value-type="float" office:value="15.9866666666667">
            <text:p>15,99</text:p>
          </table:table-cell>
          <table:table-cell table:formula="of:=[.Z66]/[.AF66]" office:value-type="percentage" office:value="0.215570442721279">
            <text:p>21,56%</text:p>
          </table:table-cell>
          <table:table-cell table:formula="of:=[.N66]+[.U66]" office:value-type="float" office:value="27.30132">
            <text:p>27,30</text:p>
          </table:table-cell>
          <table:table-cell table:formula="of:=[.AB4]/[.AF4]" office:value-type="percentage" office:value="0.353800468683982">
            <text:p>35,38%</text:p>
          </table:table-cell>
          <table:table-cell table:formula="of:=[.P66]+[.W66]" office:value-type="float" office:value="30.87184">
            <text:p>30,87</text:p>
          </table:table-cell>
          <table:table-cell table:formula="of:=[.AD66]/[.AF66]" office:value-type="percentage" office:value="0.416287920126386">
            <text:p>41,63%</text:p>
          </table:table-cell>
          <table:table-cell table:formula="of:=[.Q66]+[.Y66]" office:value-type="float" office:value="74.1598266666667">
            <text:p>74,16</text:p>
          </table:table-cell>
          <table:table-cell table:formula="of:=[.AF66]/75" office:value-type="percentage" office:value="0.988797688888889">
            <text:p>98,88%</text:p>
          </table:table-cell>
          <table:table-cell table:number-columns-repeated="4"/>
        </table:table-row>
        <table:table-row table:style-name="ro2" table:visibility="filter">
          <table:table-cell office:value-type="float" office:value="119">
            <text:p>119</text:p>
          </table:table-cell>
          <table:table-cell office:value-type="string">
            <text:p>MA L</text:p>
          </table:table-cell>
          <table:table-cell office:value-type="float" office:value="42338">
            <text:p>30/11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4.17591818181818">
            <text:p>4,2</text:p>
          </table:table-cell>
          <table:table-cell table:formula="of:=([.K67])*4" office:value-type="float" office:value="16.7036727272727">
            <text:p>16,70</text:p>
          </table:table-cell>
          <table:table-cell office:value-type="float" office:value="4.09924848484848">
            <text:p>4,1</text:p>
          </table:table-cell>
          <table:table-cell table:formula="of:=[.M67]*9" office:value-type="float" office:value="36.8932363636363">
            <text:p>36,9</text:p>
          </table:table-cell>
          <table:table-cell office:value-type="float" office:value="14.1043106060606">
            <text:p>14,1</text:p>
          </table:table-cell>
          <table:table-cell table:formula="of:=[.O67]*4" office:value-type="float" office:value="56.4172424242424">
            <text:p>56,4</text:p>
          </table:table-cell>
          <table:table-cell office:value-type="float" office:value="110.014151515152">
            <text:p>110,0</text:p>
          </table:table-cell>
          <table:table-cell office:value-type="float" office:value="16">
            <text:p>16,0</text:p>
          </table:table-cell>
          <table:table-cell table:formula="of:=([.R67]*4)/[.J67]" office:value-type="float" office:value="2.90909090909091">
            <text:p>2,91</text:p>
          </table:table-cell>
          <table:table-cell office:value-type="float" office:value="0">
            <text:p>0,0</text:p>
          </table:table-cell>
          <table:table-cell table:formula="of:=([.T67]*9)/[.J67]" office:value-type="float" office:value="0">
            <text:p>0,0</text:p>
          </table:table-cell>
          <table:table-cell office:value-type="float" office:value="134">
            <text:p>134,0</text:p>
          </table:table-cell>
          <table:table-cell table:formula="of:=([.V67]*4)/[.J67]" office:value-type="float" office:value="24.3636363636364">
            <text:p>24,4</text:p>
          </table:table-cell>
          <table:table-cell office:value-type="float" office:value="600">
            <text:p>600,0</text:p>
          </table:table-cell>
          <table:table-cell table:formula="of:=[.X67]/[.J67]" office:value-type="float" office:value="27.2727272727273">
            <text:p>27,27</text:p>
          </table:table-cell>
          <table:table-cell table:formula="of:=[.L67]+[.S67]" office:value-type="float" office:value="19.6127636363636">
            <text:p>19,61</text:p>
          </table:table-cell>
          <table:table-cell table:formula="of:=[.Z67]/[.AF67]" office:value-type="percentage" office:value="0.142859709606095">
            <text:p>14,29%</text:p>
          </table:table-cell>
          <table:table-cell table:formula="of:=[.N67]+[.U67]" office:value-type="float" office:value="36.8932363636363">
            <text:p>36,89</text:p>
          </table:table-cell>
          <table:table-cell table:formula="of:=[.AB6]/[.AF6]" office:value-type="percentage" office:value="0">
            <text:p>#DIV/0 !</text:p>
          </table:table-cell>
          <table:table-cell table:formula="of:=[.P67]+[.W67]" office:value-type="float" office:value="80.7808787878788">
            <text:p>80,78</text:p>
          </table:table-cell>
          <table:table-cell table:formula="of:=[.AD67]/[.AF67]" office:value-type="percentage" office:value="0.588409318509547">
            <text:p>58,84%</text:p>
          </table:table-cell>
          <table:table-cell table:formula="of:=[.Q67]+[.Y67]" office:value-type="float" office:value="137.286878787879">
            <text:p>137,29</text:p>
          </table:table-cell>
          <table:table-cell table:formula="of:=[.AF67]/75" office:value-type="percentage" office:value="1.83049171717172">
            <text:p>183,05%</text:p>
          </table:table-cell>
          <table:table-cell table:number-columns-repeated="4"/>
        </table:table-row>
        <table:table-row table:style-name="ro2" table:visibility="filter">
          <table:table-cell office:value-type="float" office:value="120">
            <text:p>120</text:p>
          </table:table-cell>
          <table:table-cell office:value-type="string">
            <text:p>MA L</text:p>
          </table:table-cell>
          <table:table-cell office:value-type="float" office:value="42401">
            <text:p>01/02/16</text:p>
          </table:table-cell>
          <table:table-cell office:value-type="float" office:value="7.9">
            <text:p>7,9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3.01464848484848">
            <text:p>3,0</text:p>
          </table:table-cell>
          <table:table-cell table:formula="of:=([.K68])*4" office:value-type="float" office:value="12.0585939393939">
            <text:p>12,06</text:p>
          </table:table-cell>
          <table:table-cell office:value-type="float" office:value="4.31001515151515">
            <text:p>4,3</text:p>
          </table:table-cell>
          <table:table-cell table:formula="of:=[.M68]*9" office:value-type="float" office:value="38.7901363636363">
            <text:p>38,8</text:p>
          </table:table-cell>
          <table:table-cell office:value-type="float" office:value="12.7444090909091">
            <text:p>12,7</text:p>
          </table:table-cell>
          <table:table-cell table:formula="of:=[.O68]*4" office:value-type="float" office:value="50.9776363636364">
            <text:p>51,0</text:p>
          </table:table-cell>
          <table:table-cell office:value-type="float" office:value="101.826366666667">
            <text:p>101,8</text:p>
          </table:table-cell>
          <table:table-cell office:value-type="float" office:value="8">
            <text:p>8,0</text:p>
          </table:table-cell>
          <table:table-cell table:formula="of:=([.R68]*4)/[.J68]" office:value-type="float" office:value="1.45454545454545">
            <text:p>1,45</text:p>
          </table:table-cell>
          <table:table-cell office:value-type="float" office:value="0">
            <text:p>0,0</text:p>
          </table:table-cell>
          <table:table-cell table:formula="of:=([.T68]*9)/[.J68]" office:value-type="float" office:value="0">
            <text:p>0,0</text:p>
          </table:table-cell>
          <table:table-cell office:value-type="float" office:value="67">
            <text:p>67,0</text:p>
          </table:table-cell>
          <table:table-cell table:formula="of:=([.V68]*4)/[.J68]" office:value-type="float" office:value="12.1818181818182">
            <text:p>12,2</text:p>
          </table:table-cell>
          <table:table-cell office:value-type="float" office:value="300">
            <text:p>300,0</text:p>
          </table:table-cell>
          <table:table-cell table:formula="of:=[.X68]/[.J68]" office:value-type="float" office:value="13.6363636363636">
            <text:p>13,64</text:p>
          </table:table-cell>
          <table:table-cell table:formula="of:=[.L68]+[.S68]" office:value-type="float" office:value="13.5131393939394">
            <text:p>13,51</text:p>
          </table:table-cell>
          <table:table-cell table:formula="of:=[.Z68]/[.AF68]" office:value-type="percentage" office:value="0.117034642767188">
            <text:p>11,70%</text:p>
          </table:table-cell>
          <table:table-cell table:formula="of:=[.N68]+[.U68]" office:value-type="float" office:value="38.7901363636363">
            <text:p>38,79</text:p>
          </table:table-cell>
          <table:table-cell table:formula="of:=[.AB7]/[.AF7]" office:value-type="percentage" office:value="0.386703471696978">
            <text:p>38,67%</text:p>
          </table:table-cell>
          <table:table-cell table:formula="of:=[.P68]+[.W68]" office:value-type="float" office:value="63.1594545454546">
            <text:p>63,16</text:p>
          </table:table-cell>
          <table:table-cell table:formula="of:=[.AD68]/[.AF68]" office:value-type="percentage" office:value="0.547011614740906">
            <text:p>54,70%</text:p>
          </table:table-cell>
          <table:table-cell table:formula="of:=[.Q68]+[.Y68]" office:value-type="float" office:value="115.462730303031">
            <text:p>115,46</text:p>
          </table:table-cell>
          <table:table-cell table:formula="of:=[.AF68]/75" office:value-type="percentage" office:value="1.53950307070708">
            <text:p>153,95%</text:p>
          </table:table-cell>
          <table:table-cell table:number-columns-repeated="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MA A</text:p>
          </table:table-cell>
          <table:table-cell office:value-type="float" office:value="42089">
            <text:p>26/03/15</text:p>
          </table:table-cell>
          <table:table-cell office:value-type="float" office:value="10.1">
            <text:p>10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6.5">
            <text:p>136,5</text:p>
          </table:table-cell>
          <table:table-cell table:style-name="ce2" office:value-type="float" office:value="16.32">
            <text:p>16,32</text:p>
          </table:table-cell>
          <table:table-cell office:value-type="float" office:value="0.1">
            <text:p>0,1</text:p>
          </table:table-cell>
          <table:table-cell office:value-type="float" office:value="30.4">
            <text:p>30,4</text:p>
          </table:table-cell>
          <table:table-cell office:value-type="float" office:value="2.92082857142857">
            <text:p>2,9</text:p>
          </table:table-cell>
          <table:table-cell table:formula="of:=([.K69])*4" office:value-type="float" office:value="11.6833142857143">
            <text:p>11,68</text:p>
          </table:table-cell>
          <table:table-cell office:value-type="float" office:value="3.07245357142857">
            <text:p>3,1</text:p>
          </table:table-cell>
          <table:table-cell table:formula="of:=[.M69]*9" office:value-type="float" office:value="27.6520821428571">
            <text:p>27,7</text:p>
          </table:table-cell>
          <table:table-cell office:value-type="float" office:value="10.8466071428571">
            <text:p>10,8</text:p>
          </table:table-cell>
          <table:table-cell table:formula="of:=[.O69]*4" office:value-type="float" office:value="43.3864285714284">
            <text:p>43,4</text:p>
          </table:table-cell>
          <table:table-cell office:value-type="float" office:value="82.721825">
            <text:p>82,7</text:p>
          </table:table-cell>
          <table:table-cell office:value-type="float" office:value="11.2">
            <text:p>11,2</text:p>
          </table:table-cell>
          <table:table-cell table:formula="of:=([.R69]*4)/[.J69]" office:value-type="float" office:value="1.47368421052632">
            <text:p>1,47</text:p>
          </table:table-cell>
          <table:table-cell office:value-type="float" office:value="11.6">
            <text:p>11,6</text:p>
          </table:table-cell>
          <table:table-cell table:formula="of:=([.T69]*9)/[.J69]" office:value-type="float" office:value="3.43421052631579">
            <text:p>3,4</text:p>
          </table:table-cell>
          <table:table-cell office:value-type="float" office:value="37.6">
            <text:p>37,6</text:p>
          </table:table-cell>
          <table:table-cell table:formula="of:=([.V69]*4)/[.J69]" office:value-type="float" office:value="4.94736842105263">
            <text:p>4,9</text:p>
          </table:table-cell>
          <table:table-cell office:value-type="float" office:value="299.6">
            <text:p>299,6</text:p>
          </table:table-cell>
          <table:table-cell table:formula="of:=[.X69]/[.J69]" office:value-type="float" office:value="9.85526315789474">
            <text:p>9,86</text:p>
          </table:table-cell>
          <table:table-cell table:formula="of:=[.L69]+[.S69]" office:value-type="float" office:value="13.1569984962406">
            <text:p>13,16</text:p>
          </table:table-cell>
          <table:table-cell table:formula="of:=[.Z69]/[.AF69]" office:value-type="percentage" office:value="0.142119381350607">
            <text:p>14,21%</text:p>
          </table:table-cell>
          <table:table-cell table:formula="of:=[.N69]+[.U69]" office:value-type="float" office:value="31.0862926691729">
            <text:p>31,09</text:p>
          </table:table-cell>
          <table:table-cell table:formula="of:=[.AB8]/[.AF8]" office:value-type="percentage" office:value="0">
            <text:p>#DIV/0 !</text:p>
          </table:table-cell>
          <table:table-cell table:formula="of:=[.P69]+[.W69]" office:value-type="float" office:value="48.333796992481">
            <text:p>48,33</text:p>
          </table:table-cell>
          <table:table-cell table:formula="of:=[.AD69]/[.AF69]" office:value-type="percentage" office:value="0.52209243079719">
            <text:p>52,21%</text:p>
          </table:table-cell>
          <table:table-cell table:formula="of:=[.Q69]+[.Y69]" office:value-type="float" office:value="92.5770881578947">
            <text:p>92,58</text:p>
          </table:table-cell>
          <table:table-cell table:formula="of:=[.AF69]/75" office:value-type="percentage" office:value="1.2343611754386">
            <text:p>123,44%</text:p>
          </table:table-cell>
          <table:table-cell table:number-columns-repeated="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MA A</text:p>
          </table:table-cell>
          <table:table-cell office:value-type="float" office:value="42467">
            <text:p>07/04/16</text:p>
          </table:table-cell>
          <table:table-cell office:value-type="float" office:value="11.1">
            <text:p>11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7.12">
            <text:p>17,12</text:p>
          </table:table-cell>
          <table:table-cell office:value-type="float" office:value="0.2">
            <text:p>0,2</text:p>
          </table:table-cell>
          <table:table-cell office:value-type="float" office:value="36">
            <text:p>36</text:p>
          </table:table-cell>
          <table:table-cell office:value-type="float" office:value="2.18440462962963">
            <text:p>2,2</text:p>
          </table:table-cell>
          <table:table-cell table:formula="of:=([.K70])*4" office:value-type="float" office:value="8.73761851851852">
            <text:p>8,74</text:p>
          </table:table-cell>
          <table:table-cell office:value-type="float" office:value="2.18367981481481">
            <text:p>2,2</text:p>
          </table:table-cell>
          <table:table-cell table:formula="of:=[.M70]*9" office:value-type="float" office:value="19.6531183333333">
            <text:p>19,7</text:p>
          </table:table-cell>
          <table:table-cell office:value-type="float" office:value="8.69927222222222">
            <text:p>8,7</text:p>
          </table:table-cell>
          <table:table-cell table:formula="of:=[.O70]*4" office:value-type="float" office:value="34.7970888888889">
            <text:p>34,8</text:p>
          </table:table-cell>
          <table:table-cell office:value-type="float" office:value="63.1878257407408">
            <text:p>63,2</text:p>
          </table:table-cell>
          <table:table-cell office:value-type="float" office:value="22.4">
            <text:p>22,4</text:p>
          </table:table-cell>
          <table:table-cell table:formula="of:=([.R70]*4)/[.J70]" office:value-type="float" office:value="2.48888888888889">
            <text:p>2,49</text:p>
          </table:table-cell>
          <table:table-cell office:value-type="float" office:value="23.2">
            <text:p>23,2</text:p>
          </table:table-cell>
          <table:table-cell table:formula="of:=([.T70]*9)/[.J70]" office:value-type="float" office:value="5.8">
            <text:p>5,8</text:p>
          </table:table-cell>
          <table:table-cell office:value-type="float" office:value="75.2">
            <text:p>75,2</text:p>
          </table:table-cell>
          <table:table-cell table:formula="of:=([.V70]*4)/[.J70]" office:value-type="float" office:value="8.35555555555556">
            <text:p>8,4</text:p>
          </table:table-cell>
          <table:table-cell office:value-type="float" office:value="599.2">
            <text:p>599,2</text:p>
          </table:table-cell>
          <table:table-cell table:formula="of:=[.X70]/[.J70]" office:value-type="float" office:value="16.6444444444444">
            <text:p>16,64</text:p>
          </table:table-cell>
          <table:table-cell table:formula="of:=[.L70]+[.S70]" office:value-type="float" office:value="11.2265074074074">
            <text:p>11,23</text:p>
          </table:table-cell>
          <table:table-cell table:formula="of:=[.Z70]/[.AF70]" office:value-type="percentage" office:value="0.140626182637241">
            <text:p>14,06%</text:p>
          </table:table-cell>
          <table:table-cell table:formula="of:=[.N70]+[.U70]" office:value-type="float" office:value="25.4531183333333">
            <text:p>25,45</text:p>
          </table:table-cell>
          <table:table-cell table:formula="of:=[.AB9]/[.AF9]" office:value-type="percentage" office:value="0">
            <text:p>#DIV/0 !</text:p>
          </table:table-cell>
          <table:table-cell table:formula="of:=[.P70]+[.W70]" office:value-type="float" office:value="43.1526444444444">
            <text:p>43,15</text:p>
          </table:table-cell>
          <table:table-cell table:formula="of:=[.AD70]/[.AF70]" office:value-type="percentage" office:value="0.540541366847569">
            <text:p>54,05%</text:p>
          </table:table-cell>
          <table:table-cell table:formula="of:=[.Q70]+[.Y70]" office:value-type="float" office:value="79.8322701851853">
            <text:p>79,83</text:p>
          </table:table-cell>
          <table:table-cell table:formula="of:=[.AF70]/75" office:value-type="percentage" office:value="1.0644302691358">
            <text:p>106,44%</text:p>
          </table:table-cell>
          <table:table-cell table:number-columns-repeated="4"/>
        </table:table-row>
        <table:table-row table:style-name="ro2" table:visibility="filter">
          <table:table-cell office:value-type="float" office:value="123">
            <text:p>123</text:p>
          </table:table-cell>
          <table:table-cell office:value-type="string">
            <text:p>MA A</text:p>
          </table:table-cell>
          <table:table-cell office:value-type="float" office:value="42261">
            <text:p>14/09/15</text:p>
          </table:table-cell>
          <table:table-cell office:value-type="float" office:value="10.5">
            <text:p>10,5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2.9">
            <text:p>32,9</text:p>
          </table:table-cell>
          <table:table-cell office:value-type="float" office:value="3.30136220871327">
            <text:p>3,3</text:p>
          </table:table-cell>
          <table:table-cell table:formula="of:=([.K71])*4" office:value-type="float" office:value="13.2054488348531">
            <text:p>13,21</text:p>
          </table:table-cell>
          <table:table-cell office:value-type="float" office:value="2.88398784194529">
            <text:p>2,9</text:p>
          </table:table-cell>
          <table:table-cell table:formula="of:=[.M71]*9" office:value-type="float" office:value="25.9558905775076">
            <text:p>26,0</text:p>
          </table:table-cell>
          <table:table-cell office:value-type="float" office:value="9.65791033434651">
            <text:p>9,7</text:p>
          </table:table-cell>
          <table:table-cell table:formula="of:=[.O71]*4" office:value-type="float" office:value="38.631641337386">
            <text:p>38,6</text:p>
          </table:table-cell>
          <table:table-cell office:value-type="float" office:value="77.7929807497467">
            <text:p>77,8</text:p>
          </table:table-cell>
          <table:table-cell office:value-type="float" office:value="22.4">
            <text:p>22,4</text:p>
          </table:table-cell>
          <table:table-cell table:formula="of:=([.R71]*4)/[.J71]" office:value-type="float" office:value="2.72340425531915">
            <text:p>2,72</text:p>
          </table:table-cell>
          <table:table-cell office:value-type="float" office:value="23.2">
            <text:p>23,2</text:p>
          </table:table-cell>
          <table:table-cell table:formula="of:=([.T71]*9)/[.J71]" office:value-type="float" office:value="6.34650455927052">
            <text:p>6,3</text:p>
          </table:table-cell>
          <table:table-cell office:value-type="float" office:value="75.2">
            <text:p>75,2</text:p>
          </table:table-cell>
          <table:table-cell table:formula="of:=([.V71]*4)/[.J71]" office:value-type="float" office:value="9.14285714285714">
            <text:p>9,1</text:p>
          </table:table-cell>
          <table:table-cell office:value-type="float" office:value="599.2">
            <text:p>599,2</text:p>
          </table:table-cell>
          <table:table-cell table:formula="of:=[.X71]/[.J71]" office:value-type="float" office:value="18.2127659574468">
            <text:p>18,21</text:p>
          </table:table-cell>
          <table:table-cell table:formula="of:=[.L71]+[.S71]" office:value-type="float" office:value="15.9288530901722">
            <text:p>15,93</text:p>
          </table:table-cell>
          <table:table-cell table:formula="of:=[.Z71]/[.AF71]" office:value-type="percentage" office:value="0.165915621059158">
            <text:p>16,59%</text:p>
          </table:table-cell>
          <table:table-cell table:formula="of:=[.N71]+[.U71]" office:value-type="float" office:value="32.3023951367781">
            <text:p>32,30</text:p>
          </table:table-cell>
          <table:table-cell table:formula="of:=[.AB10]/[.AF10]" office:value-type="percentage" office:value="0">
            <text:p>#DIV/0 !</text:p>
          </table:table-cell>
          <table:table-cell table:formula="of:=[.P71]+[.W71]" office:value-type="float" office:value="47.7744984802432">
            <text:p>47,77</text:p>
          </table:table-cell>
          <table:table-cell table:formula="of:=[.AD71]/[.AF71]" office:value-type="percentage" office:value="0.497621237465606">
            <text:p>49,76%</text:p>
          </table:table-cell>
          <table:table-cell table:formula="of:=[.Q71]+[.Y71]" office:value-type="float" office:value="96.0057467071935">
            <text:p>96,01</text:p>
          </table:table-cell>
          <table:table-cell table:formula="of:=[.AF71]/75" office:value-type="percentage" office:value="1.28007662276258">
            <text:p>128,01%</text:p>
          </table:table-cell>
          <table:table-cell table:number-columns-repeated="4"/>
        </table:table-row>
        <table:table-row table:style-name="ro2" table:visibility="filter">
          <table:table-cell office:value-type="float" office:value="129">
            <text:p>129</text:p>
          </table:table-cell>
          <table:table-cell office:value-type="string">
            <text:p>PI T</text:p>
          </table:table-cell>
          <table:table-cell office:value-type="float" office:value="42430">
            <text:p>01/03/16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9">
            <text:p>29</text:p>
          </table:table-cell>
          <table:table-cell office:value-type="float" office:value="4.32845873563218">
            <text:p>4,3</text:p>
          </table:table-cell>
          <table:table-cell table:formula="of:=([.K72])*4" office:value-type="float" office:value="17.3138349425287">
            <text:p>17,31</text:p>
          </table:table-cell>
          <table:table-cell office:value-type="float" office:value="4.42599310344828">
            <text:p>4,4</text:p>
          </table:table-cell>
          <table:table-cell table:formula="of:=[.M72]*9" office:value-type="float" office:value="39.8339379310345">
            <text:p>39,8</text:p>
          </table:table-cell>
          <table:table-cell office:value-type="float" office:value="12.5231402298851">
            <text:p>12,5</text:p>
          </table:table-cell>
          <table:table-cell table:formula="of:=[.O72]*4" office:value-type="float" office:value="50.0925609195404">
            <text:p>50,1</text:p>
          </table:table-cell>
          <table:table-cell office:value-type="float" office:value="107.240333793103">
            <text:p>107,2</text:p>
          </table:table-cell>
          <table:table-cell office:value-type="float" office:value="46.6666666666667">
            <text:p>46,7</text:p>
          </table:table-cell>
          <table:table-cell table:formula="of:=([.R72]*4)/[.J72]" office:value-type="float" office:value="6.43678160919541">
            <text:p>6,44</text:p>
          </table:table-cell>
          <table:table-cell office:value-type="float" office:value="36.4">
            <text:p>36,4</text:p>
          </table:table-cell>
          <table:table-cell table:formula="of:=([.T72]*9)/[.J72]" office:value-type="float" office:value="11.2965517241379">
            <text:p>11,3</text:p>
          </table:table-cell>
          <table:table-cell office:value-type="float" office:value="105">
            <text:p>105,0</text:p>
          </table:table-cell>
          <table:table-cell table:formula="of:=([.V72]*4)/[.J72]" office:value-type="float" office:value="14.4827586206897">
            <text:p>14,5</text:p>
          </table:table-cell>
          <table:table-cell office:value-type="float" office:value="934.266666666667">
            <text:p>934,3</text:p>
          </table:table-cell>
          <table:table-cell table:formula="of:=[.X72]/[.J72]" office:value-type="float" office:value="32.216091954023">
            <text:p>32,22</text:p>
          </table:table-cell>
          <table:table-cell table:formula="of:=[.L72]+[.S72]" office:value-type="float" office:value="23.7506165517241">
            <text:p>23,75</text:p>
          </table:table-cell>
          <table:table-cell table:formula="of:=[.Z72]/[.AF72]" office:value-type="percentage" office:value="0.170308513390346">
            <text:p>17,03%</text:p>
          </table:table-cell>
          <table:table-cell table:formula="of:=[.N72]+[.U72]" office:value-type="float" office:value="51.1304896551725">
            <text:p>51,13</text:p>
          </table:table-cell>
          <table:table-cell table:formula="of:=[.AB11]/[.AF11]" office:value-type="percentage" office:value="0.321327502584524">
            <text:p>32,13%</text:p>
          </table:table-cell>
          <table:table-cell table:formula="of:=[.P72]+[.W72]" office:value-type="float" office:value="64.5753195402301">
            <text:p>64,58</text:p>
          </table:table-cell>
          <table:table-cell table:formula="of:=[.AD72]/[.AF72]" office:value-type="percentage" office:value="0.463050154872916">
            <text:p>46,31%</text:p>
          </table:table-cell>
          <table:table-cell table:formula="of:=[.Q72]+[.Y72]" office:value-type="float" office:value="139.456425747126">
            <text:p>139,46</text:p>
          </table:table-cell>
          <table:table-cell table:formula="of:=[.AF72]/75" office:value-type="percentage" office:value="1.85941900996168">
            <text:p>185,94%</text:p>
          </table:table-cell>
          <table:table-cell table:number-columns-repeated="4"/>
        </table:table-row>
        <table:table-row table:style-name="ro2" table:visibility="filter">
          <table:table-cell office:value-type="float" office:value="130">
            <text:p>130</text:p>
          </table:table-cell>
          <table:table-cell office:value-type="string">
            <text:p>PI T</text:p>
          </table:table-cell>
          <table:table-cell office:value-type="float" office:value="42540">
            <text:p>19/06/16</text:p>
          </table:table-cell>
          <table:table-cell office:value-type="float" office:value="11">
            <text:p>11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31.6">
            <text:p>31,6</text:p>
          </table:table-cell>
          <table:table-cell office:value-type="float" office:value="3.50318565400844">
            <text:p>3,5</text:p>
          </table:table-cell>
          <table:table-cell table:formula="of:=([.K73])*4" office:value-type="float" office:value="14.0127426160338">
            <text:p>14,01</text:p>
          </table:table-cell>
          <table:table-cell office:value-type="float" office:value="3.24430379746835">
            <text:p>3,2</text:p>
          </table:table-cell>
          <table:table-cell table:formula="of:=[.M73]*9" office:value-type="float" office:value="29.1987341772152">
            <text:p>29,2</text:p>
          </table:table-cell>
          <table:table-cell office:value-type="float" office:value="8.66283333333333">
            <text:p>8,7</text:p>
          </table:table-cell>
          <table:table-cell table:formula="of:=[.O73]*4" office:value-type="float" office:value="34.6513333333333">
            <text:p>34,7</text:p>
          </table:table-cell>
          <table:table-cell office:value-type="float" office:value="77.8628101265823">
            <text:p>77,9</text:p>
          </table:table-cell>
          <table:table-cell office:value-type="float" office:value="44.5333333333333">
            <text:p>44,5</text:p>
          </table:table-cell>
          <table:table-cell table:formula="of:=([.R73]*4)/[.J73]" office:value-type="float" office:value="5.63713080168776">
            <text:p>5,64</text:p>
          </table:table-cell>
          <table:table-cell office:value-type="float" office:value="37.6">
            <text:p>37,6</text:p>
          </table:table-cell>
          <table:table-cell table:formula="of:=([.T73]*9)/[.J73]" office:value-type="float" office:value="10.7088607594937">
            <text:p>10,7</text:p>
          </table:table-cell>
          <table:table-cell office:value-type="float" office:value="112.6">
            <text:p>112,6</text:p>
          </table:table-cell>
          <table:table-cell table:formula="of:=([.V73]*4)/[.J73]" office:value-type="float" office:value="14.253164556962">
            <text:p>14,3</text:p>
          </table:table-cell>
          <table:table-cell office:value-type="float" office:value="966.933333333333">
            <text:p>966,9</text:p>
          </table:table-cell>
          <table:table-cell table:formula="of:=[.X73]/[.J73]" office:value-type="float" office:value="30.5991561181435">
            <text:p>30,60</text:p>
          </table:table-cell>
          <table:table-cell table:formula="of:=[.L73]+[.S73]" office:value-type="float" office:value="19.6498734177215">
            <text:p>19,65</text:p>
          </table:table-cell>
          <table:table-cell table:formula="of:=[.Z73]/[.AF73]" office:value-type="percentage" office:value="0.181168331149234">
            <text:p>18,12%</text:p>
          </table:table-cell>
          <table:table-cell table:formula="of:=[.N73]+[.U73]" office:value-type="float" office:value="39.9075949367088">
            <text:p>39,91</text:p>
          </table:table-cell>
          <table:table-cell table:formula="of:=[.AB12]/[.AF12]" office:value-type="percentage" office:value="0.349472894006782">
            <text:p>34,95%</text:p>
          </table:table-cell>
          <table:table-cell table:formula="of:=[.P73]+[.W73]" office:value-type="float" office:value="48.9044978902953">
            <text:p>48,90</text:p>
          </table:table-cell>
          <table:table-cell table:formula="of:=[.AD73]/[.AF73]" office:value-type="percentage" office:value="0.450890755381944">
            <text:p>45,09%</text:p>
          </table:table-cell>
          <table:table-cell table:formula="of:=[.Q73]+[.Y73]" office:value-type="float" office:value="108.461966244726">
            <text:p>108,46</text:p>
          </table:table-cell>
          <table:table-cell table:formula="of:=[.AF73]/75" office:value-type="percentage" office:value="1.44615954992968">
            <text:p>144,62%</text:p>
          </table:table-cell>
          <table:table-cell table:number-columns-repeated="4"/>
        </table:table-row>
        <table:table-row table:style-name="ro2" table:visibility="filter">
          <table:table-cell office:value-type="float" office:value="131">
            <text:p>131</text:p>
          </table:table-cell>
          <table:table-cell table:style-name="ce6" office:value-type="string">
            <text:p>PO L</text:p>
          </table:table-cell>
          <table:table-cell office:value-type="float" office:value="42302">
            <text:p>25/10/15</text:p>
          </table:table-cell>
          <table:table-cell office:value-type="float" office:value="6.3">
            <text:p>6,3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0.6">
            <text:p>20,6</text:p>
          </table:table-cell>
          <table:table-cell office:value-type="float" office:value="5.49483818770227">
            <text:p>5,5</text:p>
          </table:table-cell>
          <table:table-cell table:formula="of:=([.K74])*4" office:value-type="float" office:value="21.9793527508091">
            <text:p>21,98</text:p>
          </table:table-cell>
          <table:table-cell office:value-type="float" office:value="6.28966019417476">
            <text:p>6,3</text:p>
          </table:table-cell>
          <table:table-cell table:formula="of:=[.M74]*9" office:value-type="float" office:value="56.6069417475728">
            <text:p>56,6</text:p>
          </table:table-cell>
          <table:table-cell office:value-type="float" office:value="7.91065372168285">
            <text:p>7,9</text:p>
          </table:table-cell>
          <table:table-cell table:formula="of:=[.O74]*4" office:value-type="float" office:value="31.6426148867314">
            <text:p>31,6</text:p>
          </table:table-cell>
          <table:table-cell office:value-type="float" office:value="110.228909385113">
            <text:p>110,2</text:p>
          </table:table-cell>
          <table:table-cell office:value-type="float" office:value="31.2">
            <text:p>31,2</text:p>
          </table:table-cell>
          <table:table-cell table:formula="of:=([.R74]*4)/[.J74]" office:value-type="float" office:value="6.05825242718447">
            <text:p>6,06</text:p>
          </table:table-cell>
          <table:table-cell office:value-type="float" office:value="26">
            <text:p>26,0</text:p>
          </table:table-cell>
          <table:table-cell table:formula="of:=([.T74]*9)/[.J74]" office:value-type="float" office:value="11.3592233009709">
            <text:p>11,4</text:p>
          </table:table-cell>
          <table:table-cell office:value-type="float" office:value="75.6">
            <text:p>75,6</text:p>
          </table:table-cell>
          <table:table-cell table:formula="of:=([.V74]*4)/[.J74]" office:value-type="float" office:value="14.6796116504854">
            <text:p>14,7</text:p>
          </table:table-cell>
          <table:table-cell office:value-type="float" office:value="661.2">
            <text:p>661,2</text:p>
          </table:table-cell>
          <table:table-cell table:formula="of:=[.X74]/[.J74]" office:value-type="float" office:value="32.0970873786408">
            <text:p>32,10</text:p>
          </table:table-cell>
          <table:table-cell table:formula="of:=[.L74]+[.S74]" office:value-type="float" office:value="28.0376051779935">
            <text:p>28,04</text:p>
          </table:table-cell>
          <table:table-cell table:formula="of:=[.Z74]/[.AF74]" office:value-type="percentage" office:value="0.196995670611976">
            <text:p>19,70%</text:p>
          </table:table-cell>
          <table:table-cell table:formula="of:=[.N74]+[.U74]" office:value-type="float" office:value="67.9661650485437">
            <text:p>67,97</text:p>
          </table:table-cell>
          <table:table-cell table:formula="of:=[.AB13]/[.AF13]" office:value-type="percentage" office:value="0.373216432356853">
            <text:p>37,32%</text:p>
          </table:table-cell>
          <table:table-cell table:formula="of:=[.P74]+[.W74]" office:value-type="float" office:value="46.3222265372168">
            <text:p>46,32</text:p>
          </table:table-cell>
          <table:table-cell table:formula="of:=[.AD74]/[.AF74]" office:value-type="percentage" office:value="0.32546567451136">
            <text:p>32,55%</text:p>
          </table:table-cell>
          <table:table-cell table:formula="of:=[.Q74]+[.Y74]" office:value-type="float" office:value="142.325996763754">
            <text:p>142,33</text:p>
          </table:table-cell>
          <table:table-cell table:formula="of:=[.AF74]/90" office:value-type="percentage" office:value="1.58139996404171">
            <text:p>158,14%</text:p>
          </table:table-cell>
          <table:table-cell table:number-columns-repeated="4"/>
        </table:table-row>
        <table:table-row table:style-name="ro2" table:visibility="filter">
          <table:table-cell office:value-type="float" office:value="132">
            <text:p>132</text:p>
          </table:table-cell>
          <table:table-cell office:value-type="string">
            <text:p>RA W</text:p>
          </table:table-cell>
          <table:table-cell office:value-type="float" office:value="42312">
            <text:p>04/11/15</text:p>
          </table:table-cell>
          <table:table-cell office:value-type="float" office:value="9">
            <text:p>9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31">
            <text:p>31</text:p>
          </table:table-cell>
          <table:table-cell office:value-type="float" office:value="2.45274193548387">
            <text:p>2,5</text:p>
          </table:table-cell>
          <table:table-cell table:formula="of:=([.K75])*4" office:value-type="float" office:value="9.81096774193548">
            <text:p>9,81</text:p>
          </table:table-cell>
          <table:table-cell office:value-type="float" office:value="2.74587096774194">
            <text:p>2,7</text:p>
          </table:table-cell>
          <table:table-cell table:formula="of:=[.M75]*9" office:value-type="float" office:value="24.7128387096775">
            <text:p>24,7</text:p>
          </table:table-cell>
          <table:table-cell office:value-type="float" office:value="9.84621290322581">
            <text:p>9,8</text:p>
          </table:table-cell>
          <table:table-cell table:formula="of:=[.O75]*4" office:value-type="float" office:value="39.3848516129032">
            <text:p>39,4</text:p>
          </table:table-cell>
          <table:table-cell office:value-type="float" office:value="73.9086580645161">
            <text:p>73,9</text:p>
          </table:table-cell>
          <table:table-cell office:value-type="float" office:value="13.3333333333333">
            <text:p>13,3</text:p>
          </table:table-cell>
          <table:table-cell table:formula="of:=([.R75]*4)/[.J75]" office:value-type="float" office:value="1.72043010752688">
            <text:p>1,72</text:p>
          </table:table-cell>
          <table:table-cell office:value-type="float" office:value="9.86666666666667">
            <text:p>9,9</text:p>
          </table:table-cell>
          <table:table-cell table:formula="of:=([.T75]*9)/[.J75]" office:value-type="float" office:value="2.86451612903226">
            <text:p>2,9</text:p>
          </table:table-cell>
          <table:table-cell office:value-type="float" office:value="31">
            <text:p>31,0</text:p>
          </table:table-cell>
          <table:table-cell table:formula="of:=([.V75]*4)/[.J75]" office:value-type="float" office:value="4">
            <text:p>4,0</text:p>
          </table:table-cell>
          <table:table-cell office:value-type="float" office:value="266.133333333333">
            <text:p>266,1</text:p>
          </table:table-cell>
          <table:table-cell table:formula="of:=[.X75]/[.J75]" office:value-type="float" office:value="8.58494623655913">
            <text:p>8,58</text:p>
          </table:table-cell>
          <table:table-cell table:formula="of:=[.L75]+[.S75]" office:value-type="float" office:value="11.5313978494624">
            <text:p>11,53</text:p>
          </table:table-cell>
          <table:table-cell table:formula="of:=[.Z75]/[.AF75]" office:value-type="percentage" office:value="0.139785356054712">
            <text:p>13,98%</text:p>
          </table:table-cell>
          <table:table-cell table:formula="of:=[.N75]+[.U75]" office:value-type="float" office:value="27.5773548387097">
            <text:p>27,58</text:p>
          </table:table-cell>
          <table:table-cell table:formula="of:=[.AB14]/[.AF14]" office:value-type="percentage" office:value="0.361677138906991">
            <text:p>36,17%</text:p>
          </table:table-cell>
          <table:table-cell table:formula="of:=[.P75]+[.W75]" office:value-type="float" office:value="43.3848516129032">
            <text:p>43,38</text:p>
          </table:table-cell>
          <table:table-cell table:formula="of:=[.AD75]/[.AF75]" office:value-type="percentage" office:value="0.525917760297664">
            <text:p>52,59%</text:p>
          </table:table-cell>
          <table:table-cell table:formula="of:=[.Q75]+[.Y75]" office:value-type="float" office:value="82.4936043010752">
            <text:p>82,49</text:p>
          </table:table-cell>
          <table:table-cell table:formula="of:=[.AF75]/75" office:value-type="percentage" office:value="1.09991472401434">
            <text:p>109,99%</text:p>
          </table:table-cell>
          <table:table-cell table:number-columns-repeated="4"/>
        </table:table-row>
        <table:table-row table:style-name="ro2" table:visibility="filter">
          <table:table-cell office:value-type="float" office:value="133">
            <text:p>133</text:p>
          </table:table-cell>
          <table:table-cell office:value-type="string">
            <text:p>RE Y</text:p>
          </table:table-cell>
          <table:table-cell office:value-type="float" office:value="42562">
            <text:p>11/07/16</text:p>
          </table:table-cell>
          <table:table-cell office:value-type="float" office:value="6.4">
            <text:p>6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18">
            <text:p>18</text:p>
          </table:table-cell>
          <table:table-cell office:value-type="float" office:value="3.70541111111111">
            <text:p>3,7</text:p>
          </table:table-cell>
          <table:table-cell table:formula="of:=([.K76])*4" office:value-type="float" office:value="14.8216444444444">
            <text:p>14,82</text:p>
          </table:table-cell>
          <table:table-cell office:value-type="float" office:value="3.58807777777778">
            <text:p>3,6</text:p>
          </table:table-cell>
          <table:table-cell table:formula="of:=[.M76]*9" office:value-type="float" office:value="32.2927">
            <text:p>32,3</text:p>
          </table:table-cell>
          <table:table-cell office:value-type="float" office:value="11.2998648148148">
            <text:p>11,3</text:p>
          </table:table-cell>
          <table:table-cell table:formula="of:=[.O76]*4" office:value-type="float" office:value="45.1994592592592">
            <text:p>45,2</text:p>
          </table:table-cell>
          <table:table-cell office:value-type="float" office:value="92.3138037037037">
            <text:p>92,3</text:p>
          </table:table-cell>
          <table:table-cell office:value-type="float" office:value="30">
            <text:p>30,0</text:p>
          </table:table-cell>
          <table:table-cell table:formula="of:=([.R76]*4)/[.J76]" office:value-type="float" office:value="6.66666666666667">
            <text:p>6,67</text:p>
          </table:table-cell>
          <table:table-cell office:value-type="float" office:value="23.4">
            <text:p>23,4</text:p>
          </table:table-cell>
          <table:table-cell table:formula="of:=([.T76]*9)/[.J76]" office:value-type="float" office:value="11.7">
            <text:p>11,7</text:p>
          </table:table-cell>
          <table:table-cell office:value-type="float" office:value="67.5">
            <text:p>67,5</text:p>
          </table:table-cell>
          <table:table-cell table:formula="of:=([.V76]*4)/[.J76]" office:value-type="float" office:value="15">
            <text:p>15,0</text:p>
          </table:table-cell>
          <table:table-cell office:value-type="float" office:value="600.6">
            <text:p>600,6</text:p>
          </table:table-cell>
          <table:table-cell table:formula="of:=[.X76]/[.J76]" office:value-type="float" office:value="33.3666666666667">
            <text:p>33,37</text:p>
          </table:table-cell>
          <table:table-cell table:formula="of:=[.L76]+[.S76]" office:value-type="float" office:value="21.4883111111111">
            <text:p>21,49</text:p>
          </table:table-cell>
          <table:table-cell table:formula="of:=[.Z76]/[.AF76]" office:value-type="percentage" office:value="0.170975737501513">
            <text:p>17,10%</text:p>
          </table:table-cell>
          <table:table-cell table:formula="of:=[.N76]+[.U76]" office:value-type="float" office:value="43.9927">
            <text:p>43,99</text:p>
          </table:table-cell>
          <table:table-cell table:formula="of:=[.AB15]/[.AF15]" office:value-type="percentage" office:value="0.330084884668356">
            <text:p>33,01%</text:p>
          </table:table-cell>
          <table:table-cell table:formula="of:=[.P76]+[.W76]" office:value-type="float" office:value="60.1994592592592">
            <text:p>60,20</text:p>
          </table:table-cell>
          <table:table-cell table:formula="of:=[.AD76]/[.AF76]" office:value-type="percentage" office:value="0.478988175981966">
            <text:p>47,90%</text:p>
          </table:table-cell>
          <table:table-cell table:formula="of:=[.Q76]+[.Y76]" office:value-type="float" office:value="125.68047037037">
            <text:p>125,68</text:p>
          </table:table-cell>
          <table:table-cell table:formula="of:=[.AF76]/90" office:value-type="percentage" office:value="1.39644967078189">
            <text:p>139,64%</text:p>
          </table:table-cell>
          <table:table-cell table:number-columns-repeated="4"/>
        </table:table-row>
        <table:table-row table:style-name="ro2">
          <table:table-cell office:value-type="float" office:value="134">
            <text:p>134</text:p>
          </table:table-cell>
          <table:table-cell table:style-name="ce6" office:value-type="string">
            <text:p>RO L</text:p>
          </table:table-cell>
          <table:table-cell office:value-type="float" office:value="42093">
            <text:p>30/03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4.75">
            <text:p>14,75</text:p>
          </table:table-cell>
          <table:table-cell office:value-type="float" office:value="-0.5">
            <text:p>-0,5</text:p>
          </table:table-cell>
          <table:table-cell office:value-type="float" office:value="25.7">
            <text:p>25,7</text:p>
          </table:table-cell>
          <table:table-cell office:value-type="float" office:value="2.34380130718954">
            <text:p>2,3</text:p>
          </table:table-cell>
          <table:table-cell table:formula="of:=([.K77])*4" office:value-type="float" office:value="9.37520522875816">
            <text:p>9,38</text:p>
          </table:table-cell>
          <table:table-cell office:value-type="float" office:value="3.06424183006536">
            <text:p>3,1</text:p>
          </table:table-cell>
          <table:table-cell table:formula="of:=[.M77]*9" office:value-type="float" office:value="27.5781764705882">
            <text:p>27,6</text:p>
          </table:table-cell>
          <table:table-cell office:value-type="float" office:value="7.82881699346405">
            <text:p>7,8</text:p>
          </table:table-cell>
          <table:table-cell table:formula="of:=[.O77]*4" office:value-type="float" office:value="31.3152679738562">
            <text:p>31,3</text:p>
          </table:table-cell>
          <table:table-cell office:value-type="float" office:value="68.2686496732026">
            <text:p>68,3</text:p>
          </table:table-cell>
          <table:table-cell office:value-type="float" office:value="11.2">
            <text:p>11,2</text:p>
          </table:table-cell>
          <table:table-cell table:formula="of:=([.R77]*4)/[.J77]" office:value-type="float" office:value="1.7431906614786">
            <text:p>1,74</text:p>
          </table:table-cell>
          <table:table-cell office:value-type="float" office:value="11.6">
            <text:p>11,6</text:p>
          </table:table-cell>
          <table:table-cell table:formula="of:=([.T77]*9)/[.J77]" office:value-type="float" office:value="4.06225680933852">
            <text:p>4,1</text:p>
          </table:table-cell>
          <table:table-cell office:value-type="float" office:value="37.6">
            <text:p>37,6</text:p>
          </table:table-cell>
          <table:table-cell table:formula="of:=([.V77]*4)/[.J77]" office:value-type="float" office:value="5.85214007782101">
            <text:p>5,9</text:p>
          </table:table-cell>
          <table:table-cell office:value-type="float" office:value="299.6">
            <text:p>299,6</text:p>
          </table:table-cell>
          <table:table-cell table:formula="of:=[.X77]/[.J77]" office:value-type="float" office:value="11.6575875486381">
            <text:p>11,66</text:p>
          </table:table-cell>
          <table:table-cell table:formula="of:=[.L77]+[.S77]" office:value-type="float" office:value="11.1183958902368">
            <text:p>11,12</text:p>
          </table:table-cell>
          <table:table-cell table:formula="of:=[.Z77]/[.AF77]" office:value-type="percentage" office:value="0.139108211229523">
            <text:p>13,91%</text:p>
          </table:table-cell>
          <table:table-cell table:formula="of:=[.N77]+[.U77]" office:value-type="float" office:value="31.6404332799268">
            <text:p>31,64</text:p>
          </table:table-cell>
          <table:table-cell table:formula="of:=[.AB16]/[.AF16]" office:value-type="percentage" office:value="0.316018376187361">
            <text:p>31,60%</text:p>
          </table:table-cell>
          <table:table-cell table:formula="of:=[.P77]+[.W77]" office:value-type="float" office:value="37.1674080516772">
            <text:p>37,17</text:p>
          </table:table-cell>
          <table:table-cell table:formula="of:=[.AD77]/[.AF77]" office:value-type="percentage" office:value="0.465021366494666">
            <text:p>46,50%</text:p>
          </table:table-cell>
          <table:table-cell table:formula="of:=[.Q77]+[.Y77]" office:value-type="float" office:value="79.9262372218407">
            <text:p>79,93</text:p>
          </table:table-cell>
          <table:table-cell table:formula="of:=[.AF77]/75" office:value-type="percentage" office:value="1.06568316295788">
            <text:p>106,57%</text:p>
          </table:table-cell>
          <table:table-cell table:number-columns-repeated="4"/>
        </table:table-row>
        <table:table-row table:style-name="ro2">
          <table:table-cell office:value-type="float" office:value="135">
            <text:p>135</text:p>
          </table:table-cell>
          <table:table-cell table:style-name="ce6" office:value-type="string">
            <text:p>RO L</text:p>
          </table:table-cell>
          <table:table-cell office:value-type="float" office:value="42381">
            <text:p>12/01/16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5.91">
            <text:p>15,91</text:p>
          </table:table-cell>
          <table:table-cell office:value-type="float" office:value="0.3">
            <text:p>0,3</text:p>
          </table:table-cell>
          <table:table-cell office:value-type="float" office:value="30.3">
            <text:p>30,3</text:p>
          </table:table-cell>
          <table:table-cell office:value-type="float" office:value="3.02250459770115">
            <text:p>3,0</text:p>
          </table:table-cell>
          <table:table-cell table:formula="of:=([.K78])*4" office:value-type="float" office:value="12.0900183908046">
            <text:p>12,09</text:p>
          </table:table-cell>
          <table:table-cell office:value-type="float" office:value="4.06450459770115">
            <text:p>4,1</text:p>
          </table:table-cell>
          <table:table-cell table:formula="of:=[.M78]*9" office:value-type="float" office:value="36.5805413793104">
            <text:p>36,6</text:p>
          </table:table-cell>
          <table:table-cell office:value-type="float" office:value="10.553316091954">
            <text:p>10,6</text:p>
          </table:table-cell>
          <table:table-cell table:formula="of:=[.O78]*4" office:value-type="float" office:value="42.213264367816">
            <text:p>42,2</text:p>
          </table:table-cell>
          <table:table-cell office:value-type="float" office:value="90.883824137931">
            <text:p>90,9</text:p>
          </table:table-cell>
          <table:table-cell office:value-type="float" office:value="20">
            <text:p>20,0</text:p>
          </table:table-cell>
          <table:table-cell table:formula="of:=([.R78]*4)/[.J78]" office:value-type="float" office:value="2.64026402640264">
            <text:p>2,64</text:p>
          </table:table-cell>
          <table:table-cell office:value-type="float" office:value="15.6">
            <text:p>15,6</text:p>
          </table:table-cell>
          <table:table-cell table:formula="of:=([.T78]*9)/[.J78]" office:value-type="float" office:value="4.63366336633663">
            <text:p>4,6</text:p>
          </table:table-cell>
          <table:table-cell office:value-type="float" office:value="45">
            <text:p>45,0</text:p>
          </table:table-cell>
          <table:table-cell table:formula="of:=([.V78]*4)/[.J78]" office:value-type="float" office:value="5.94059405940594">
            <text:p>5,9</text:p>
          </table:table-cell>
          <table:table-cell office:value-type="float" office:value="400.4">
            <text:p>400,4</text:p>
          </table:table-cell>
          <table:table-cell table:formula="of:=[.X78]/[.J78]" office:value-type="float" office:value="13.2145214521452">
            <text:p>13,21</text:p>
          </table:table-cell>
          <table:table-cell table:formula="of:=[.L78]+[.S78]" office:value-type="float" office:value="14.7302824172072">
            <text:p>14,73</text:p>
          </table:table-cell>
          <table:table-cell table:formula="of:=[.Z78]/[.AF78]" office:value-type="percentage" office:value="0.141503520864903">
            <text:p>14,15%</text:p>
          </table:table-cell>
          <table:table-cell table:formula="of:=[.N78]+[.U78]" office:value-type="float" office:value="41.214204745647">
            <text:p>41,21</text:p>
          </table:table-cell>
          <table:table-cell table:formula="of:=[.AB17]/[.AF17]" office:value-type="percentage" office:value="0.376191713529462">
            <text:p>37,62%</text:p>
          </table:table-cell>
          <table:table-cell table:formula="of:=[.P78]+[.W78]" office:value-type="float" office:value="48.1538584272219">
            <text:p>48,15</text:p>
          </table:table-cell>
          <table:table-cell table:formula="of:=[.AD78]/[.AF78]" office:value-type="percentage" office:value="0.462580439240069">
            <text:p>46,26%</text:p>
          </table:table-cell>
          <table:table-cell table:formula="of:=[.Q78]+[.Y78]" office:value-type="float" office:value="104.098345590076">
            <text:p>104,10</text:p>
          </table:table-cell>
          <table:table-cell table:formula="of:=[.AF78]/75" office:value-type="percentage" office:value="1.38797794120102">
            <text:p>138,80%</text:p>
          </table:table-cell>
          <table:table-cell table:number-columns-repeated="4"/>
        </table:table-row>
        <table:table-row table:style-name="ro2" table:visibility="filter">
          <table:table-cell office:value-type="float" office:value="136">
            <text:p>136</text:p>
          </table:table-cell>
          <table:table-cell table:style-name="ce6" office:value-type="string">
            <text:p>RO L</text:p>
          </table:table-cell>
          <table:table-cell office:value-type="float" office:value="42212">
            <text:p>27/07/15</text:p>
          </table:table-cell>
          <table:table-cell office:value-type="float" office:value="8">
            <text:p>8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.497148">
            <text:p>2,5</text:p>
          </table:table-cell>
          <table:table-cell table:formula="of:=([.K79])*4" office:value-type="float" office:value="9.988592">
            <text:p>9,99</text:p>
          </table:table-cell>
          <table:table-cell office:value-type="float" office:value="2.72364666666667">
            <text:p>2,7</text:p>
          </table:table-cell>
          <table:table-cell table:formula="of:=[.M79]*9" office:value-type="float" office:value="24.51282">
            <text:p>24,5</text:p>
          </table:table-cell>
          <table:table-cell office:value-type="float" office:value="7.829">
            <text:p>7,8</text:p>
          </table:table-cell>
          <table:table-cell table:formula="of:=[.O79]*4" office:value-type="float" office:value="31.316">
            <text:p>31,3</text:p>
          </table:table-cell>
          <table:table-cell office:value-type="float" office:value="65.817412">
            <text:p>65,8</text:p>
          </table:table-cell>
          <table:table-cell office:value-type="float" office:value="11.2">
            <text:p>11,2</text:p>
          </table:table-cell>
          <table:table-cell table:formula="of:=([.R79]*4)/[.J79]" office:value-type="float" office:value="1.792">
            <text:p>1,79</text:p>
          </table:table-cell>
          <table:table-cell office:value-type="float" office:value="11.6">
            <text:p>11,6</text:p>
          </table:table-cell>
          <table:table-cell table:formula="of:=([.T79]*9)/[.J79]" office:value-type="float" office:value="4.176">
            <text:p>4,2</text:p>
          </table:table-cell>
          <table:table-cell office:value-type="float" office:value="37.6">
            <text:p>37,6</text:p>
          </table:table-cell>
          <table:table-cell table:formula="of:=([.V79]*4)/[.J79]" office:value-type="float" office:value="6.016">
            <text:p>6,0</text:p>
          </table:table-cell>
          <table:table-cell office:value-type="float" office:value="299.6">
            <text:p>299,6</text:p>
          </table:table-cell>
          <table:table-cell table:formula="of:=[.X79]/[.J79]" office:value-type="float" office:value="11.984">
            <text:p>11,98</text:p>
          </table:table-cell>
          <table:table-cell table:formula="of:=[.L79]+[.S79]" office:value-type="float" office:value="11.780592">
            <text:p>11,78</text:p>
          </table:table-cell>
          <table:table-cell table:formula="of:=[.Z79]/[.AF79]" office:value-type="percentage" office:value="0.151418742888625">
            <text:p>15,14%</text:p>
          </table:table-cell>
          <table:table-cell table:formula="of:=[.N79]+[.U79]" office:value-type="float" office:value="28.68882">
            <text:p>28,69</text:p>
          </table:table-cell>
          <table:table-cell table:formula="of:=[.AB18]/[.AF18]" office:value-type="percentage" office:value="0.368155289664586">
            <text:p>36,82%</text:p>
          </table:table-cell>
          <table:table-cell table:formula="of:=[.P79]+[.W79]" office:value-type="float" office:value="37.332">
            <text:p>37,33</text:p>
          </table:table-cell>
          <table:table-cell table:formula="of:=[.AD79]/[.AF79]" office:value-type="percentage" office:value="0.479837049744033">
            <text:p>47,98%</text:p>
          </table:table-cell>
          <table:table-cell table:formula="of:=[.Q79]+[.Y79]" office:value-type="float" office:value="77.801412">
            <text:p>77,80</text:p>
          </table:table-cell>
          <table:table-cell table:formula="of:=[.AF79]/75" office:value-type="percentage" office:value="1.03735216">
            <text:p>103,74%</text:p>
          </table:table-cell>
          <table:table-cell table:number-columns-repeated="4"/>
        </table:table-row>
        <table:table-row table:style-name="ro2" table:visibility="filter">
          <table:table-cell office:value-type="float" office:value="137">
            <text:p>137</text:p>
          </table:table-cell>
          <table:table-cell table:style-name="ce6" office:value-type="string">
            <text:p>RO L</text:p>
          </table:table-cell>
          <table:table-cell office:value-type="float" office:value="42566">
            <text:p>15/07/16</text:p>
          </table:table-cell>
          <table:table-cell office:value-type="float" office:value="9">
            <text:p>9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3.12095111111111">
            <text:p>3,1</text:p>
          </table:table-cell>
          <table:table-cell table:formula="of:=([.K80])*4" office:value-type="float" office:value="12.4838044444444">
            <text:p>12,48</text:p>
          </table:table-cell>
          <table:table-cell office:value-type="float" office:value="3.95166444444444">
            <text:p>4,0</text:p>
          </table:table-cell>
          <table:table-cell table:formula="of:=[.M80]*9" office:value-type="float" office:value="35.56498">
            <text:p>35,6</text:p>
          </table:table-cell>
          <table:table-cell office:value-type="float" office:value="9.21468888888889">
            <text:p>9,2</text:p>
          </table:table-cell>
          <table:table-cell table:formula="of:=[.O80]*4" office:value-type="float" office:value="36.8587555555556">
            <text:p>36,9</text:p>
          </table:table-cell>
          <table:table-cell office:value-type="float" office:value="84.90754">
            <text:p>84,9</text:p>
          </table:table-cell>
          <table:table-cell office:value-type="float" office:value="20">
            <text:p>20,0</text:p>
          </table:table-cell>
          <table:table-cell table:formula="of:=([.R80]*4)/[.J80]" office:value-type="float" office:value="2.66666666666667">
            <text:p>2,67</text:p>
          </table:table-cell>
          <table:table-cell office:value-type="float" office:value="15.6">
            <text:p>15,6</text:p>
          </table:table-cell>
          <table:table-cell table:formula="of:=([.T80]*9)/[.J80]" office:value-type="float" office:value="4.68">
            <text:p>4,7</text:p>
          </table:table-cell>
          <table:table-cell office:value-type="float" office:value="45">
            <text:p>45,0</text:p>
          </table:table-cell>
          <table:table-cell table:formula="of:=([.V80]*4)/[.J80]" office:value-type="float" office:value="6">
            <text:p>6,0</text:p>
          </table:table-cell>
          <table:table-cell office:value-type="float" office:value="400.4">
            <text:p>400,4</text:p>
          </table:table-cell>
          <table:table-cell table:formula="of:=[.X80]/[.J80]" office:value-type="float" office:value="13.3466666666667">
            <text:p>13,35</text:p>
          </table:table-cell>
          <table:table-cell table:formula="of:=[.L80]+[.S80]" office:value-type="float" office:value="15.1504711111111">
            <text:p>15,15</text:p>
          </table:table-cell>
          <table:table-cell table:formula="of:=[.Z80]/[.AF80]" office:value-type="percentage" office:value="0.154196666230383">
            <text:p>15,42%</text:p>
          </table:table-cell>
          <table:table-cell table:formula="of:=[.N80]+[.U80]" office:value-type="float" office:value="40.24498">
            <text:p>40,24</text:p>
          </table:table-cell>
          <table:table-cell table:formula="of:=[.AB19]/[.AF19]" office:value-type="percentage" office:value="0.339698046495544">
            <text:p>33,97%</text:p>
          </table:table-cell>
          <table:table-cell table:formula="of:=[.P80]+[.W80]" office:value-type="float" office:value="42.8587555555556">
            <text:p>42,86</text:p>
          </table:table-cell>
          <table:table-cell table:formula="of:=[.AD80]/[.AF80]" office:value-type="percentage" office:value="0.436202754157453">
            <text:p>43,62%</text:p>
          </table:table-cell>
          <table:table-cell table:formula="of:=[.Q80]+[.Y80]" office:value-type="float" office:value="98.2542066666667">
            <text:p>98,25</text:p>
          </table:table-cell>
          <table:table-cell table:formula="of:=[.AF80]/75" office:value-type="percentage" office:value="1.31005608888889">
            <text:p>131,01%</text:p>
          </table:table-cell>
          <table:table-cell table:number-columns-repeated="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SA L</text:p>
          </table:table-cell>
          <table:table-cell office:value-type="float" office:value="42034">
            <text:p>30/01/15</text:p>
          </table:table-cell>
          <table:table-cell office:value-type="float" office:value="13.4">
            <text:p>13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02">
            <text:p>-0,02</text:p>
          </table:table-cell>
          <table:table-cell office:value-type="float" office:value="43">
            <text:p>43</text:p>
          </table:table-cell>
          <table:table-cell office:value-type="float" office:value="3.33058139534884">
            <text:p>3,3</text:p>
          </table:table-cell>
          <table:table-cell table:formula="of:=([.K81])*4" office:value-type="float" office:value="13.3223255813954">
            <text:p>13,32</text:p>
          </table:table-cell>
          <table:table-cell office:value-type="float" office:value="2.92992558139535">
            <text:p>2,9</text:p>
          </table:table-cell>
          <table:table-cell table:formula="of:=[.M81]*9" office:value-type="float" office:value="26.3693302325581">
            <text:p>26,4</text:p>
          </table:table-cell>
          <table:table-cell office:value-type="float" office:value="5.70549186046512">
            <text:p>5,7</text:p>
          </table:table-cell>
          <table:table-cell table:formula="of:=[.O81]*4" office:value-type="float" office:value="22.8219674418605">
            <text:p>22,8</text:p>
          </table:table-cell>
          <table:table-cell office:value-type="float" office:value="62.513623255814">
            <text:p>62,5</text:p>
          </table:table-cell>
          <table:table-cell office:value-type="float" office:value="26.6666666666667">
            <text:p>26,7</text:p>
          </table:table-cell>
          <table:table-cell table:formula="of:=([.R81]*4)/[.J81]" office:value-type="float" office:value="2.48062015503876">
            <text:p>2,48</text:p>
          </table:table-cell>
          <table:table-cell office:value-type="float" office:value="20.8">
            <text:p>20,8</text:p>
          </table:table-cell>
          <table:table-cell table:formula="of:=([.T81]*9)/[.J81]" office:value-type="float" office:value="4.35348837209302">
            <text:p>4,4</text:p>
          </table:table-cell>
          <table:table-cell office:value-type="float" office:value="60">
            <text:p>60,0</text:p>
          </table:table-cell>
          <table:table-cell table:formula="of:=([.V81]*4)/[.J81]" office:value-type="float" office:value="5.58139534883721">
            <text:p>5,6</text:p>
          </table:table-cell>
          <table:table-cell office:value-type="float" office:value="533.866666666667">
            <text:p>533,9</text:p>
          </table:table-cell>
          <table:table-cell table:formula="of:=[.X81]/[.J81]" office:value-type="float" office:value="12.415503875969">
            <text:p>12,42</text:p>
          </table:table-cell>
          <table:table-cell table:formula="of:=[.L81]+[.S81]" office:value-type="float" office:value="15.8029457364341">
            <text:p>15,80</text:p>
          </table:table-cell>
          <table:table-cell table:formula="of:=[.Z81]/[.AF81]" office:value-type="percentage" office:value="0.210905242612001">
            <text:p>21,09%</text:p>
          </table:table-cell>
          <table:table-cell table:formula="of:=[.N81]+[.U81]" office:value-type="float" office:value="30.7228186046512">
            <text:p>30,72</text:p>
          </table:table-cell>
          <table:table-cell table:formula="of:=[.AB20]/[.AF20]" office:value-type="percentage" office:value="0.334786851683102">
            <text:p>33,48%</text:p>
          </table:table-cell>
          <table:table-cell table:formula="of:=[.P81]+[.W81]" office:value-type="float" office:value="28.4033627906977">
            <text:p>28,40</text:p>
          </table:table-cell>
          <table:table-cell table:formula="of:=[.AD81]/[.AF81]" office:value-type="percentage" office:value="0.37906971398109">
            <text:p>37,91%</text:p>
          </table:table-cell>
          <table:table-cell table:formula="of:=[.Q81]+[.Y81]" office:value-type="float" office:value="74.929127131783">
            <text:p>74,93</text:p>
          </table:table-cell>
          <table:table-cell table:formula="of:=[.AF81]/60" office:value-type="percentage" office:value="1.24881878552972">
            <text:p>124,88%</text:p>
          </table:table-cell>
          <table:table-cell table:number-columns-repeated="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SA L</text:p>
          </table:table-cell>
          <table:table-cell office:value-type="float" office:value="41838">
            <text:p>18/07/14</text:p>
          </table:table-cell>
          <table:table-cell office:value-type="float" office:value="12.8">
            <text:p>12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6.92">
            <text:p>16,92</text:p>
          </table:table-cell>
          <table:table-cell office:value-type="float" office:value="-0.4">
            <text:p>-0,4</text:p>
          </table:table-cell>
          <table:table-cell office:value-type="float" office:value="39.1">
            <text:p>39,1</text:p>
          </table:table-cell>
          <table:table-cell office:value-type="float" office:value="4.37632222222222">
            <text:p>4,4</text:p>
          </table:table-cell>
          <table:table-cell table:formula="of:=([.K82])*4" office:value-type="float" office:value="17.5052888888889">
            <text:p>17,51</text:p>
          </table:table-cell>
          <table:table-cell office:value-type="float" office:value="3.6703452991453">
            <text:p>3,7</text:p>
          </table:table-cell>
          <table:table-cell table:formula="of:=[.M82]*9" office:value-type="float" office:value="33.0331076923077">
            <text:p>33,0</text:p>
          </table:table-cell>
          <table:table-cell office:value-type="float" office:value="7.84971709401709">
            <text:p>7,8</text:p>
          </table:table-cell>
          <table:table-cell table:formula="of:=[.O82]*4" office:value-type="float" office:value="31.3988683760684">
            <text:p>31,4</text:p>
          </table:table-cell>
          <table:table-cell office:value-type="float" office:value="81.937264957265">
            <text:p>81,9</text:p>
          </table:table-cell>
          <table:table-cell office:value-type="float" office:value="40">
            <text:p>40,0</text:p>
          </table:table-cell>
          <table:table-cell table:formula="of:=([.R82]*4)/[.J82]" office:value-type="float" office:value="4.0920716112532">
            <text:p>4,09</text:p>
          </table:table-cell>
          <table:table-cell office:value-type="float" office:value="31.2">
            <text:p>31,2</text:p>
          </table:table-cell>
          <table:table-cell table:formula="of:=([.T82]*9)/[.J82]" office:value-type="float" office:value="7.18158567774936">
            <text:p>7,2</text:p>
          </table:table-cell>
          <table:table-cell office:value-type="float" office:value="90">
            <text:p>90,0</text:p>
          </table:table-cell>
          <table:table-cell table:formula="of:=([.V82]*4)/[.J82]" office:value-type="float" office:value="9.20716112531969">
            <text:p>9,2</text:p>
          </table:table-cell>
          <table:table-cell office:value-type="float" office:value="800.8">
            <text:p>800,8</text:p>
          </table:table-cell>
          <table:table-cell table:formula="of:=[.X82]/[.J82]" office:value-type="float" office:value="20.4808184143222">
            <text:p>20,48</text:p>
          </table:table-cell>
          <table:table-cell table:formula="of:=[.L82]+[.S82]" office:value-type="float" office:value="21.5973605001421">
            <text:p>21,60</text:p>
          </table:table-cell>
          <table:table-cell table:formula="of:=[.Z82]/[.AF82]" office:value-type="percentage" office:value="0.210874484164909">
            <text:p>21,09%</text:p>
          </table:table-cell>
          <table:table-cell table:formula="of:=[.N82]+[.U82]" office:value-type="float" office:value="40.2146933700571">
            <text:p>40,21</text:p>
          </table:table-cell>
          <table:table-cell table:formula="of:=[.AB21]/[.AF21]" office:value-type="percentage" office:value="0.340518153710871">
            <text:p>34,05%</text:p>
          </table:table-cell>
          <table:table-cell table:formula="of:=[.P82]+[.W82]" office:value-type="float" office:value="40.6060295013881">
            <text:p>40,61</text:p>
          </table:table-cell>
          <table:table-cell table:formula="of:=[.AD82]/[.AF82]" office:value-type="percentage" office:value="0.39647324148865">
            <text:p>39,65%</text:p>
          </table:table-cell>
          <table:table-cell table:formula="of:=[.Q82]+[.Y82]" office:value-type="float" office:value="102.418083371587">
            <text:p>102,42</text:p>
          </table:table-cell>
          <table:table-cell table:formula="of:=[.AF82]/60" office:value-type="percentage" office:value="1.70696805619312">
            <text:p>170,70%</text:p>
          </table:table-cell>
          <table:table-cell table:number-columns-repeated="4"/>
        </table:table-row>
        <table:table-row table:style-name="ro2" table:visibility="filter">
          <table:table-cell office:value-type="float" office:value="141">
            <text:p>141</text:p>
          </table:table-cell>
          <table:table-cell office:value-type="string">
            <text:p>SA L</text:p>
          </table:table-cell>
          <table:table-cell office:value-type="float" office:value="42380">
            <text:p>11/01/16</text:p>
          </table:table-cell>
          <table:table-cell office:value-type="float" office:value="14.3">
            <text:p>14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50">
            <text:p>50</text:p>
          </table:table-cell>
          <table:table-cell office:value-type="float" office:value="2.37951333333333">
            <text:p>2,4</text:p>
          </table:table-cell>
          <table:table-cell table:formula="of:=([.K83])*4" office:value-type="float" office:value="9.51805333333332">
            <text:p>9,52</text:p>
          </table:table-cell>
          <table:table-cell office:value-type="float" office:value="2.72185333333333">
            <text:p>2,7</text:p>
          </table:table-cell>
          <table:table-cell table:formula="of:=[.M83]*9" office:value-type="float" office:value="24.49668">
            <text:p>24,5</text:p>
          </table:table-cell>
          <table:table-cell office:value-type="float" office:value="6.47654466666667">
            <text:p>6,5</text:p>
          </table:table-cell>
          <table:table-cell table:formula="of:=[.O83]*4" office:value-type="float" office:value="25.9061786666667">
            <text:p>25,9</text:p>
          </table:table-cell>
          <table:table-cell office:value-type="float" office:value="59.920912">
            <text:p>59,9</text:p>
          </table:table-cell>
          <table:table-cell office:value-type="float" office:value="20">
            <text:p>20,0</text:p>
          </table:table-cell>
          <table:table-cell table:formula="of:=([.R83]*4)/[.J83]" office:value-type="float" office:value="1.6">
            <text:p>1,60</text:p>
          </table:table-cell>
          <table:table-cell office:value-type="float" office:value="15.6">
            <text:p>15,6</text:p>
          </table:table-cell>
          <table:table-cell table:formula="of:=([.T83]*9)/[.J83]" office:value-type="float" office:value="2.808">
            <text:p>2,8</text:p>
          </table:table-cell>
          <table:table-cell office:value-type="float" office:value="45">
            <text:p>45,0</text:p>
          </table:table-cell>
          <table:table-cell table:formula="of:=([.V83]*4)/[.J83]" office:value-type="float" office:value="3.6">
            <text:p>3,6</text:p>
          </table:table-cell>
          <table:table-cell office:value-type="float" office:value="400.4">
            <text:p>400,4</text:p>
          </table:table-cell>
          <table:table-cell table:formula="of:=[.X83]/[.J83]" office:value-type="float" office:value="8.008">
            <text:p>8,01</text:p>
          </table:table-cell>
          <table:table-cell table:formula="of:=[.L83]+[.S83]" office:value-type="float" office:value="11.1180533333333">
            <text:p>11,12</text:p>
          </table:table-cell>
          <table:table-cell table:formula="of:=[.Z83]/[.AF83]" office:value-type="percentage" office:value="0.163671888831862">
            <text:p>16,37%</text:p>
          </table:table-cell>
          <table:table-cell table:formula="of:=[.N83]+[.U83]" office:value-type="float" office:value="27.30468">
            <text:p>27,30</text:p>
          </table:table-cell>
          <table:table-cell table:formula="of:=[.AB22]/[.AF22]" office:value-type="percentage" office:value="0.329763138104357">
            <text:p>32,98%</text:p>
          </table:table-cell>
          <table:table-cell table:formula="of:=[.P83]+[.W83]" office:value-type="float" office:value="29.5061786666667">
            <text:p>29,51</text:p>
          </table:table-cell>
          <table:table-cell table:formula="of:=[.AD83]/[.AF83]" office:value-type="percentage" office:value="0.434368486082431">
            <text:p>43,44%</text:p>
          </table:table-cell>
          <table:table-cell table:formula="of:=[.Q83]+[.Y83]" office:value-type="float" office:value="67.928912">
            <text:p>67,93</text:p>
          </table:table-cell>
          <table:table-cell table:formula="of:=[.AF83]/60" office:value-type="percentage" office:value="1.13214853333333">
            <text:p>113,21%</text:p>
          </table:table-cell>
          <table:table-cell table:number-columns-repeated="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SA L</text:p>
          </table:table-cell>
          <table:table-cell office:value-type="float" office:value="42200">
            <text:p>15/07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9.5">
            <text:p>159,5</text:p>
          </table:table-cell>
          <table:table-cell table:style-name="ce2" office:value-type="float" office:value="18">
            <text:p>18</text:p>
          </table:table-cell>
          <table:table-cell office:value-type="float" office:value="-0.2">
            <text:p>-0,2</text:p>
          </table:table-cell>
          <table:table-cell office:value-type="float" office:value="45.8">
            <text:p>45,8</text:p>
          </table:table-cell>
          <table:table-cell office:value-type="float" office:value="2.27511444921316">
            <text:p>2,3</text:p>
          </table:table-cell>
          <table:table-cell table:formula="of:=([.K84])*4" office:value-type="float" office:value="9.10045779685264">
            <text:p>9,10</text:p>
          </table:table-cell>
          <table:table-cell office:value-type="float" office:value="1.99774463519313">
            <text:p>2,0</text:p>
          </table:table-cell>
          <table:table-cell table:formula="of:=[.M84]*9" office:value-type="float" office:value="17.9797017167382">
            <text:p>18,0</text:p>
          </table:table-cell>
          <table:table-cell office:value-type="float" office:value="5.40312660944206">
            <text:p>5,4</text:p>
          </table:table-cell>
          <table:table-cell table:formula="of:=[.O84]*4" office:value-type="float" office:value="21.6125064377682">
            <text:p>21,6</text:p>
          </table:table-cell>
          <table:table-cell office:value-type="float" office:value="48.6926659513591">
            <text:p>48,7</text:p>
          </table:table-cell>
          <table:table-cell office:value-type="float" office:value="33.3333333333333">
            <text:p>33,3</text:p>
          </table:table-cell>
          <table:table-cell table:formula="of:=([.R84]*4)/[.J84]" office:value-type="float" office:value="2.91120815138282">
            <text:p>2,91</text:p>
          </table:table-cell>
          <table:table-cell office:value-type="float" office:value="26">
            <text:p>26,0</text:p>
          </table:table-cell>
          <table:table-cell table:formula="of:=([.T84]*9)/[.J84]" office:value-type="float" office:value="5.10917030567686">
            <text:p>5,1</text:p>
          </table:table-cell>
          <table:table-cell office:value-type="float" office:value="75">
            <text:p>75,0</text:p>
          </table:table-cell>
          <table:table-cell table:formula="of:=([.V84]*4)/[.J84]" office:value-type="float" office:value="6.55021834061135">
            <text:p>6,6</text:p>
          </table:table-cell>
          <table:table-cell office:value-type="float" office:value="667.333333333333">
            <text:p>667,3</text:p>
          </table:table-cell>
          <table:table-cell table:formula="of:=[.X84]/[.J84]" office:value-type="float" office:value="14.570596797671">
            <text:p>14,57</text:p>
          </table:table-cell>
          <table:table-cell table:formula="of:=[.L84]+[.S84]" office:value-type="float" office:value="12.0116659482355">
            <text:p>12,01</text:p>
          </table:table-cell>
          <table:table-cell table:formula="of:=[.Z84]/[.AF84]" office:value-type="percentage" office:value="0.189867949047879">
            <text:p>18,99%</text:p>
          </table:table-cell>
          <table:table-cell table:formula="of:=[.N84]+[.U84]" office:value-type="float" office:value="23.088872022415">
            <text:p>23,09</text:p>
          </table:table-cell>
          <table:table-cell table:formula="of:=[.AB23]/[.AF23]" office:value-type="percentage" office:value="0.321245378309372">
            <text:p>32,12%</text:p>
          </table:table-cell>
          <table:table-cell table:formula="of:=[.P84]+[.W84]" office:value-type="float" office:value="28.1627247783796">
            <text:p>28,16</text:p>
          </table:table-cell>
          <table:table-cell table:formula="of:=[.AD84]/[.AF84]" office:value-type="percentage" office:value="0.44516712471981">
            <text:p>44,52%</text:p>
          </table:table-cell>
          <table:table-cell table:formula="of:=[.Q84]+[.Y84]" office:value-type="float" office:value="63.2632627490301">
            <text:p>63,26</text:p>
          </table:table-cell>
          <table:table-cell table:formula="of:=[.AF84]/60" office:value-type="percentage" office:value="1.05438771248384">
            <text:p>105,44%</text:p>
          </table:table-cell>
          <table:table-cell table:number-columns-repeated="4"/>
        </table:table-row>
        <table:table-row table:style-name="ro2" table:visibility="filter">
          <table:table-cell office:value-type="float" office:value="143">
            <text:p>143</text:p>
          </table:table-cell>
          <table:table-cell office:value-type="string">
            <text:p>SA L</text:p>
          </table:table-cell>
          <table:table-cell office:value-type="float" office:value="42558">
            <text:p>07/07/16</text:p>
          </table:table-cell>
          <table:table-cell office:value-type="float" office:value="14.8">
            <text:p>14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2.65519387755102">
            <text:p>2,7</text:p>
          </table:table-cell>
          <table:table-cell table:formula="of:=([.K85])*4" office:value-type="float" office:value="10.6207755102041">
            <text:p>10,62</text:p>
          </table:table-cell>
          <table:table-cell office:value-type="float" office:value="2.55130340136054">
            <text:p>2,6</text:p>
          </table:table-cell>
          <table:table-cell table:formula="of:=[.M85]*9" office:value-type="float" office:value="22.9617306122449">
            <text:p>23,0</text:p>
          </table:table-cell>
          <table:table-cell office:value-type="float" office:value="4.63963945578231">
            <text:p>4,6</text:p>
          </table:table-cell>
          <table:table-cell table:formula="of:=[.O85]*4" office:value-type="float" office:value="18.5585578231292">
            <text:p>18,6</text:p>
          </table:table-cell>
          <table:table-cell office:value-type="float" office:value="52.1410639455782">
            <text:p>52,1</text:p>
          </table:table-cell>
          <table:table-cell office:value-type="float" office:value="26.6666666666667">
            <text:p>26,7</text:p>
          </table:table-cell>
          <table:table-cell table:formula="of:=([.R85]*4)/[.J85]" office:value-type="float" office:value="2.17687074829932">
            <text:p>2,18</text:p>
          </table:table-cell>
          <table:table-cell office:value-type="float" office:value="20.8">
            <text:p>20,8</text:p>
          </table:table-cell>
          <table:table-cell table:formula="of:=([.T85]*9)/[.J85]" office:value-type="float" office:value="3.82040816326531">
            <text:p>3,8</text:p>
          </table:table-cell>
          <table:table-cell office:value-type="float" office:value="60">
            <text:p>60,0</text:p>
          </table:table-cell>
          <table:table-cell table:formula="of:=([.V85]*4)/[.J85]" office:value-type="float" office:value="4.89795918367347">
            <text:p>4,9</text:p>
          </table:table-cell>
          <table:table-cell office:value-type="float" office:value="533.866666666667">
            <text:p>533,9</text:p>
          </table:table-cell>
          <table:table-cell table:formula="of:=[.X85]/[.J85]" office:value-type="float" office:value="10.8952380952381">
            <text:p>10,90</text:p>
          </table:table-cell>
          <table:table-cell table:formula="of:=[.L85]+[.S85]" office:value-type="float" office:value="12.7976462585034">
            <text:p>12,80</text:p>
          </table:table-cell>
          <table:table-cell table:formula="of:=[.Z85]/[.AF85]" office:value-type="percentage" office:value="0.203020257283127">
            <text:p>20,30%</text:p>
          </table:table-cell>
          <table:table-cell table:formula="of:=[.N85]+[.U85]" office:value-type="float" office:value="26.7821387755102">
            <text:p>26,78</text:p>
          </table:table-cell>
          <table:table-cell table:formula="of:=[.AB24]/[.AF24]" office:value-type="percentage" office:value="0.356755925646505">
            <text:p>35,68%</text:p>
          </table:table-cell>
          <table:table-cell table:formula="of:=[.P85]+[.W85]" office:value-type="float" office:value="23.4565170068027">
            <text:p>23,46</text:p>
          </table:table-cell>
          <table:table-cell table:formula="of:=[.AD85]/[.AF85]" office:value-type="percentage" office:value="0.372111247763463">
            <text:p>37,21%</text:p>
          </table:table-cell>
          <table:table-cell table:formula="of:=[.Q85]+[.Y85]" office:value-type="float" office:value="63.0363020408163">
            <text:p>63,04</text:p>
          </table:table-cell>
          <table:table-cell table:formula="of:=[.AF85]/60" office:value-type="percentage" office:value="1.05060503401361">
            <text:p>105,06%</text:p>
          </table:table-cell>
          <table:table-cell table:number-columns-repeated="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SA B</text:p>
          </table:table-cell>
          <table:table-cell office:value-type="float" office:value="41674">
            <text:p>04/02/14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36.5">
            <text:p>136,5</text:p>
          </table:table-cell>
          <table:table-cell table:style-name="ce2" office:value-type="float" office:value="15.4">
            <text:p>15,4</text:p>
          </table:table-cell>
          <table:table-cell office:value-type="float" office:value="-1.1">
            <text:p>-1,1</text:p>
          </table:table-cell>
          <table:table-cell office:value-type="float" office:value="28.7">
            <text:p>28,7</text:p>
          </table:table-cell>
          <table:table-cell office:value-type="float" office:value="4.04553664302601">
            <text:p>4,0</text:p>
          </table:table-cell>
          <table:table-cell table:formula="of:=([.K86])*4" office:value-type="float" office:value="16.182146572104">
            <text:p>16,18</text:p>
          </table:table-cell>
          <table:table-cell office:value-type="float" office:value="3.51273640661939">
            <text:p>3,5</text:p>
          </table:table-cell>
          <table:table-cell table:formula="of:=[.M86]*9" office:value-type="float" office:value="31.6146276595745">
            <text:p>31,6</text:p>
          </table:table-cell>
          <table:table-cell office:value-type="float" office:value="9.86839243498818">
            <text:p>9,9</text:p>
          </table:table-cell>
          <table:table-cell table:formula="of:=[.O86]*4" office:value-type="float" office:value="39.4735697399527">
            <text:p>39,5</text:p>
          </table:table-cell>
          <table:table-cell office:value-type="float" office:value="87.2703439716312">
            <text:p>87,3</text:p>
          </table:table-cell>
          <table:table-cell office:value-type="float" office:value="11.2">
            <text:p>11,2</text:p>
          </table:table-cell>
          <table:table-cell table:formula="of:=([.R86]*4)/[.J86]" office:value-type="float" office:value="1.5609756097561">
            <text:p>1,56</text:p>
          </table:table-cell>
          <table:table-cell office:value-type="float" office:value="11.6">
            <text:p>11,6</text:p>
          </table:table-cell>
          <table:table-cell table:formula="of:=([.T86]*9)/[.J86]" office:value-type="float" office:value="3.63763066202091">
            <text:p>3,6</text:p>
          </table:table-cell>
          <table:table-cell office:value-type="float" office:value="37.6">
            <text:p>37,6</text:p>
          </table:table-cell>
          <table:table-cell table:formula="of:=([.V86]*4)/[.J86]" office:value-type="float" office:value="5.2404181184669">
            <text:p>5,2</text:p>
          </table:table-cell>
          <table:table-cell office:value-type="float" office:value="299.6">
            <text:p>299,6</text:p>
          </table:table-cell>
          <table:table-cell table:formula="of:=[.X86]/[.J86]" office:value-type="float" office:value="10.4390243902439">
            <text:p>10,44</text:p>
          </table:table-cell>
          <table:table-cell table:formula="of:=[.L86]+[.S86]" office:value-type="float" office:value="17.7431221818601">
            <text:p>17,74</text:p>
          </table:table-cell>
          <table:table-cell table:formula="of:=[.Z86]/[.AF86]" office:value-type="percentage" office:value="0.181590798091611">
            <text:p>18,16%</text:p>
          </table:table-cell>
          <table:table-cell table:formula="of:=[.N86]+[.U86]" office:value-type="float" office:value="35.2522583215954">
            <text:p>35,25</text:p>
          </table:table-cell>
          <table:table-cell table:formula="of:=[.AB25]/[.AF25]" office:value-type="percentage" office:value="0.378189933698402">
            <text:p>37,82%</text:p>
          </table:table-cell>
          <table:table-cell table:formula="of:=[.P86]+[.W86]" office:value-type="float" office:value="44.7139878584196">
            <text:p>44,71</text:p>
          </table:table-cell>
          <table:table-cell table:formula="of:=[.AD86]/[.AF86]" office:value-type="percentage" office:value="0.457622320234611">
            <text:p>45,76%</text:p>
          </table:table-cell>
          <table:table-cell table:formula="of:=[.Q86]+[.Y86]" office:value-type="float" office:value="97.7093683618751">
            <text:p>97,71</text:p>
          </table:table-cell>
          <table:table-cell table:formula="of:=[.AF86]/60" office:value-type="percentage" office:value="1.62848947269792">
            <text:p>162,85%</text:p>
          </table:table-cell>
          <table:table-cell table:number-columns-repeated="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SA B</text:p>
          </table:table-cell>
          <table:table-cell office:value-type="float" office:value="42039">
            <text:p>04/02/15</text:p>
          </table:table-cell>
          <table:table-cell office:value-type="float" office:value="13.1">
            <text:p>13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1.7">
            <text:p>141,7</text:p>
          </table:table-cell>
          <table:table-cell table:style-name="ce2" office:value-type="float" office:value="15.54">
            <text:p>15,54</text:p>
          </table:table-cell>
          <table:table-cell office:value-type="float" office:value="-1.4">
            <text:p>-1,4</text:p>
          </table:table-cell>
          <table:table-cell office:value-type="float" office:value="31.2">
            <text:p>31,2</text:p>
          </table:table-cell>
          <table:table-cell office:value-type="float" office:value="3.69406111111111">
            <text:p>3,7</text:p>
          </table:table-cell>
          <table:table-cell table:formula="of:=([.K87])*4" office:value-type="float" office:value="14.7762444444444">
            <text:p>14,78</text:p>
          </table:table-cell>
          <table:table-cell office:value-type="float" office:value="3.80284444444444">
            <text:p>3,8</text:p>
          </table:table-cell>
          <table:table-cell table:formula="of:=[.M87]*9" office:value-type="float" office:value="34.2256">
            <text:p>34,2</text:p>
          </table:table-cell>
          <table:table-cell office:value-type="float" office:value="11.9250777777778">
            <text:p>11,9</text:p>
          </table:table-cell>
          <table:table-cell table:formula="of:=[.O87]*4" office:value-type="float" office:value="47.7003111111112">
            <text:p>47,7</text:p>
          </table:table-cell>
          <table:table-cell office:value-type="float" office:value="96.7021555555555">
            <text:p>96,7</text:p>
          </table:table-cell>
          <table:table-cell office:value-type="float" office:value="11.2">
            <text:p>11,2</text:p>
          </table:table-cell>
          <table:table-cell table:formula="of:=([.R87]*4)/[.J87]" office:value-type="float" office:value="1.43589743589744">
            <text:p>1,44</text:p>
          </table:table-cell>
          <table:table-cell office:value-type="float" office:value="11.6">
            <text:p>11,6</text:p>
          </table:table-cell>
          <table:table-cell table:formula="of:=([.T87]*9)/[.J87]" office:value-type="float" office:value="3.34615384615385">
            <text:p>3,3</text:p>
          </table:table-cell>
          <table:table-cell office:value-type="float" office:value="37.6">
            <text:p>37,6</text:p>
          </table:table-cell>
          <table:table-cell table:formula="of:=([.V87]*4)/[.J87]" office:value-type="float" office:value="4.82051282051282">
            <text:p>4,8</text:p>
          </table:table-cell>
          <table:table-cell office:value-type="float" office:value="299.6">
            <text:p>299,6</text:p>
          </table:table-cell>
          <table:table-cell table:formula="of:=[.X87]/[.J87]" office:value-type="float" office:value="9.6025641025641">
            <text:p>9,60</text:p>
          </table:table-cell>
          <table:table-cell table:formula="of:=[.L87]+[.S87]" office:value-type="float" office:value="16.2121418803419">
            <text:p>16,21</text:p>
          </table:table-cell>
          <table:table-cell table:formula="of:=[.Z87]/[.AF87]" office:value-type="percentage" office:value="0.152506322696497">
            <text:p>15,25%</text:p>
          </table:table-cell>
          <table:table-cell table:formula="of:=[.N87]+[.U87]" office:value-type="float" office:value="37.5717538461538">
            <text:p>37,57</text:p>
          </table:table-cell>
          <table:table-cell table:formula="of:=[.AB26]/[.AF26]" office:value-type="percentage" office:value="0.386566051038417">
            <text:p>38,66%</text:p>
          </table:table-cell>
          <table:table-cell table:formula="of:=[.P87]+[.W87]" office:value-type="float" office:value="52.520823931624">
            <text:p>52,52</text:p>
          </table:table-cell>
          <table:table-cell table:formula="of:=[.AD87]/[.AF87]" office:value-type="percentage" office:value="0.494059192296759">
            <text:p>49,41%</text:p>
          </table:table-cell>
          <table:table-cell table:formula="of:=[.Q87]+[.Y87]" office:value-type="float" office:value="106.30471965812">
            <text:p>106,30</text:p>
          </table:table-cell>
          <table:table-cell table:formula="of:=[.AF87]/60" office:value-type="percentage" office:value="1.77174532763533">
            <text:p>177,17%</text:p>
          </table:table-cell>
          <table:table-cell table:number-columns-repeated="4"/>
        </table:table-row>
        <table:table-row table:style-name="ro2" table:visibility="filter">
          <table:table-cell office:value-type="float" office:value="147">
            <text:p>147</text:p>
          </table:table-cell>
          <table:table-cell office:value-type="string">
            <text:p>SA B</text:p>
          </table:table-cell>
          <table:table-cell office:value-type="float" office:value="42487">
            <text:p>27/04/16</text:p>
          </table:table-cell>
          <table:table-cell office:value-type="float" office:value="14.4">
            <text:p>14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3.39692941176471">
            <text:p>3,4</text:p>
          </table:table-cell>
          <table:table-cell table:formula="of:=([.K88])*4" office:value-type="float" office:value="13.5877176470588">
            <text:p>13,59</text:p>
          </table:table-cell>
          <table:table-cell office:value-type="float" office:value="4.29841343137255">
            <text:p>4,3</text:p>
          </table:table-cell>
          <table:table-cell table:formula="of:=[.M88]*9" office:value-type="float" office:value="38.685720882353">
            <text:p>38,7</text:p>
          </table:table-cell>
          <table:table-cell office:value-type="float" office:value="9.46869705882353">
            <text:p>9,5</text:p>
          </table:table-cell>
          <table:table-cell table:formula="of:=[.O88]*4" office:value-type="float" office:value="37.8747882352941">
            <text:p>37,9</text:p>
          </table:table-cell>
          <table:table-cell office:value-type="float" office:value="90.1482267647059">
            <text:p>90,1</text:p>
          </table:table-cell>
          <table:table-cell office:value-type="float" office:value="11.2">
            <text:p>11,2</text:p>
          </table:table-cell>
          <table:table-cell table:formula="of:=([.R88]*4)/[.J88]" office:value-type="float" office:value="1.31764705882353">
            <text:p>1,32</text:p>
          </table:table-cell>
          <table:table-cell office:value-type="float" office:value="11.6">
            <text:p>11,6</text:p>
          </table:table-cell>
          <table:table-cell table:formula="of:=([.T88]*9)/[.J88]" office:value-type="float" office:value="3.07058823529412">
            <text:p>3,1</text:p>
          </table:table-cell>
          <table:table-cell office:value-type="float" office:value="37.6">
            <text:p>37,6</text:p>
          </table:table-cell>
          <table:table-cell table:formula="of:=([.V88]*4)/[.J88]" office:value-type="float" office:value="4.42352941176471">
            <text:p>4,4</text:p>
          </table:table-cell>
          <table:table-cell office:value-type="float" office:value="299.6">
            <text:p>299,6</text:p>
          </table:table-cell>
          <table:table-cell table:formula="of:=[.X88]/[.J88]" office:value-type="float" office:value="8.81176470588235">
            <text:p>8,81</text:p>
          </table:table-cell>
          <table:table-cell table:formula="of:=[.L88]+[.S88]" office:value-type="float" office:value="14.9053647058824">
            <text:p>14,91</text:p>
          </table:table-cell>
          <table:table-cell table:formula="of:=[.Z88]/[.AF88]" office:value-type="percentage" office:value="0.150620109039847">
            <text:p>15,06%</text:p>
          </table:table-cell>
          <table:table-cell table:formula="of:=[.N88]+[.U88]" office:value-type="float" office:value="41.7563091176471">
            <text:p>41,76</text:p>
          </table:table-cell>
          <table:table-cell table:formula="of:=[.AB27]/[.AF27]" office:value-type="percentage" office:value="0">
            <text:p>#DIV/0 !</text:p>
          </table:table-cell>
          <table:table-cell table:formula="of:=[.P88]+[.W88]" office:value-type="float" office:value="42.2983176470588">
            <text:p>42,30</text:p>
          </table:table-cell>
          <table:table-cell table:formula="of:=[.AD88]/[.AF88]" office:value-type="percentage" office:value="0.427428469005378">
            <text:p>42,74%</text:p>
          </table:table-cell>
          <table:table-cell table:formula="of:=[.Q88]+[.Y88]" office:value-type="float" office:value="98.9599914705883">
            <text:p>98,96</text:p>
          </table:table-cell>
          <table:table-cell table:formula="of:=[.AF88]/60" office:value-type="percentage" office:value="1.64933319117647">
            <text:p>164,93%</text:p>
          </table:table-cell>
          <table:table-cell table:number-columns-repeated="4"/>
        </table:table-row>
        <table:table-row table:style-name="ro2" table:visibility="filter">
          <table:table-cell office:value-type="float" office:value="148">
            <text:p>148</text:p>
          </table:table-cell>
          <table:table-cell office:value-type="string">
            <text:p>SA B</text:p>
          </table:table-cell>
          <table:table-cell office:value-type="float" office:value="42291">
            <text:p>14/10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3.44282929292929">
            <text:p>3,4</text:p>
          </table:table-cell>
          <table:table-cell table:formula="of:=([.K89])*4" office:value-type="float" office:value="13.7713171717172">
            <text:p>13,77</text:p>
          </table:table-cell>
          <table:table-cell office:value-type="float" office:value="3.66782828282828">
            <text:p>3,7</text:p>
          </table:table-cell>
          <table:table-cell table:formula="of:=[.M89]*9" office:value-type="float" office:value="33.0104545454545">
            <text:p>33,0</text:p>
          </table:table-cell>
          <table:table-cell office:value-type="float" office:value="10.7015373737374">
            <text:p>10,7</text:p>
          </table:table-cell>
          <table:table-cell table:formula="of:=[.O89]*4" office:value-type="float" office:value="42.8061494949496">
            <text:p>42,8</text:p>
          </table:table-cell>
          <table:table-cell office:value-type="float" office:value="89.5879212121212">
            <text:p>89,6</text:p>
          </table:table-cell>
          <table:table-cell office:value-type="float" office:value="11.2">
            <text:p>11,2</text:p>
          </table:table-cell>
          <table:table-cell table:formula="of:=([.R89]*4)/[.J89]" office:value-type="float" office:value="1.35757575757576">
            <text:p>1,36</text:p>
          </table:table-cell>
          <table:table-cell office:value-type="float" office:value="11.6">
            <text:p>11,6</text:p>
          </table:table-cell>
          <table:table-cell table:formula="of:=([.T89]*9)/[.J89]" office:value-type="float" office:value="3.16363636363636">
            <text:p>3,2</text:p>
          </table:table-cell>
          <table:table-cell office:value-type="float" office:value="37.6">
            <text:p>37,6</text:p>
          </table:table-cell>
          <table:table-cell table:formula="of:=([.V89]*4)/[.J89]" office:value-type="float" office:value="4.55757575757576">
            <text:p>4,6</text:p>
          </table:table-cell>
          <table:table-cell office:value-type="float" office:value="299.6">
            <text:p>299,6</text:p>
          </table:table-cell>
          <table:table-cell table:formula="of:=[.X89]/[.J89]" office:value-type="float" office:value="9.07878787878788">
            <text:p>9,08</text:p>
          </table:table-cell>
          <table:table-cell table:formula="of:=[.L89]+[.S89]" office:value-type="float" office:value="15.1288929292929">
            <text:p>15,13</text:p>
          </table:table-cell>
          <table:table-cell table:formula="of:=[.Z89]/[.AF89]" office:value-type="percentage" office:value="0.153333308353819">
            <text:p>15,33%</text:p>
          </table:table-cell>
          <table:table-cell table:formula="of:=[.N89]+[.U89]" office:value-type="float" office:value="36.1740909090909">
            <text:p>36,17</text:p>
          </table:table-cell>
          <table:table-cell table:formula="of:=[.AB28]/[.AF28]" office:value-type="percentage" office:value="0.398457880998163">
            <text:p>39,85%</text:p>
          </table:table-cell>
          <table:table-cell table:formula="of:=[.P89]+[.W89]" office:value-type="float" office:value="47.3637252525254">
            <text:p>47,36</text:p>
          </table:table-cell>
          <table:table-cell table:formula="of:=[.AD89]/[.AF89]" office:value-type="percentage" office:value="0.480037549533405">
            <text:p>48,00%</text:p>
          </table:table-cell>
          <table:table-cell table:formula="of:=[.Q89]+[.Y89]" office:value-type="float" office:value="98.6667090909091">
            <text:p>98,67</text:p>
          </table:table-cell>
          <table:table-cell table:formula="of:=[.AF89]/60" office:value-type="percentage" office:value="1.64444515151515">
            <text:p>164,44%</text:p>
          </table:table-cell>
          <table:table-cell table:number-columns-repeated="4"/>
        </table:table-row>
        <table:table-row table:style-name="ro2">
          <table:table-cell office:value-type="float" office:value="149">
            <text:p>149</text:p>
          </table:table-cell>
          <table:table-cell table:style-name="ce6" office:value-type="string">
            <text:p>SA G</text:p>
          </table:table-cell>
          <table:table-cell office:value-type="float" office:value="41674">
            <text:p>04/02/14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5.65">
            <text:p>15,65</text:p>
          </table:table-cell>
          <table:table-cell office:value-type="float" office:value="-1">
            <text:p>-1</text:p>
          </table:table-cell>
          <table:table-cell office:value-type="float" office:value="29.8">
            <text:p>29,8</text:p>
          </table:table-cell>
          <table:table-cell office:value-type="float" office:value="3.82832662192394">
            <text:p>3,8</text:p>
          </table:table-cell>
          <table:table-cell table:formula="of:=([.K90])*4" office:value-type="float" office:value="15.3133064876958">
            <text:p>15,31</text:p>
          </table:table-cell>
          <table:table-cell office:value-type="float" office:value="3.32413310961969">
            <text:p>3,3</text:p>
          </table:table-cell>
          <table:table-cell table:formula="of:=[.M90]*9" office:value-type="float" office:value="29.9171979865772">
            <text:p>29,9</text:p>
          </table:table-cell>
          <table:table-cell office:value-type="float" office:value="9.33854586129754">
            <text:p>9,3</text:p>
          </table:table-cell>
          <table:table-cell table:formula="of:=[.O90]*4" office:value-type="float" office:value="37.3541834451902">
            <text:p>37,4</text:p>
          </table:table-cell>
          <table:table-cell office:value-type="float" office:value="82.5846879194631">
            <text:p>82,6</text:p>
          </table:table-cell>
          <table:table-cell office:value-type="float" office:value="11.2">
            <text:p>11,2</text:p>
          </table:table-cell>
          <table:table-cell table:formula="of:=([.R90]*4)/[.J90]" office:value-type="float" office:value="1.50335570469799">
            <text:p>1,50</text:p>
          </table:table-cell>
          <table:table-cell office:value-type="float" office:value="11.6">
            <text:p>11,6</text:p>
          </table:table-cell>
          <table:table-cell table:formula="of:=([.T90]*9)/[.J90]" office:value-type="float" office:value="3.50335570469799">
            <text:p>3,5</text:p>
          </table:table-cell>
          <table:table-cell office:value-type="float" office:value="37.6">
            <text:p>37,6</text:p>
          </table:table-cell>
          <table:table-cell table:formula="of:=([.V90]*4)/[.J90]" office:value-type="float" office:value="5.04697986577181">
            <text:p>5,0</text:p>
          </table:table-cell>
          <table:table-cell office:value-type="float" office:value="299.6">
            <text:p>299,6</text:p>
          </table:table-cell>
          <table:table-cell table:formula="of:=[.X90]/[.J90]" office:value-type="float" office:value="10.0536912751678">
            <text:p>10,05</text:p>
          </table:table-cell>
          <table:table-cell table:formula="of:=[.L90]+[.S90]" office:value-type="float" office:value="16.8166621923937">
            <text:p>16,82</text:p>
          </table:table-cell>
          <table:table-cell table:formula="of:=[.Z90]/[.AF90]" office:value-type="percentage" office:value="0.181530185853774">
            <text:p>18,15%</text:p>
          </table:table-cell>
          <table:table-cell table:formula="of:=[.N90]+[.U90]" office:value-type="float" office:value="33.4205536912752">
            <text:p>33,42</text:p>
          </table:table-cell>
          <table:table-cell table:formula="of:=[.AB29]/[.AF29]" office:value-type="percentage" office:value="0">
            <text:p>#DIV/0 !</text:p>
          </table:table-cell>
          <table:table-cell table:formula="of:=[.P90]+[.W90]" office:value-type="float" office:value="42.401163310962">
            <text:p>42,40</text:p>
          </table:table-cell>
          <table:table-cell table:formula="of:=[.AD90]/[.AF90]" office:value-type="percentage" office:value="0.457706230177864">
            <text:p>45,77%</text:p>
          </table:table-cell>
          <table:table-cell table:formula="of:=[.Q90]+[.Y90]" office:value-type="float" office:value="92.6383791946309">
            <text:p>92,64</text:p>
          </table:table-cell>
          <table:table-cell table:formula="of:=[.AF90]/60" office:value-type="percentage" office:value="1.54397298657718">
            <text:p>154,40%</text:p>
          </table:table-cell>
          <table:table-cell table:number-columns-repeated="4"/>
        </table:table-row>
        <table:table-row table:style-name="ro2">
          <table:table-cell office:value-type="float" office:value="150">
            <text:p>150</text:p>
          </table:table-cell>
          <table:table-cell table:style-name="ce6" office:value-type="string">
            <text:p>SA G</text:p>
          </table:table-cell>
          <table:table-cell office:value-type="float" office:value="42039">
            <text:p>04/02/15</text:p>
          </table:table-cell>
          <table:table-cell office:value-type="float" office:value="13.1">
            <text:p>13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7.12">
            <text:p>17,12</text:p>
          </table:table-cell>
          <table:table-cell office:value-type="float" office:value="-0.5">
            <text:p>-0,5</text:p>
          </table:table-cell>
          <table:table-cell office:value-type="float" office:value="35">
            <text:p>35</text:p>
          </table:table-cell>
          <table:table-cell office:value-type="float" office:value="3.41008585858586">
            <text:p>3,4</text:p>
          </table:table-cell>
          <table:table-cell table:formula="of:=([.K91])*4" office:value-type="float" office:value="13.6403434343434">
            <text:p>13,64</text:p>
          </table:table-cell>
          <table:table-cell office:value-type="float" office:value="3.51202525252525">
            <text:p>3,5</text:p>
          </table:table-cell>
          <table:table-cell table:formula="of:=[.M91]*9" office:value-type="float" office:value="31.6082272727272">
            <text:p>31,6</text:p>
          </table:table-cell>
          <table:table-cell office:value-type="float" office:value="11.0933131313131">
            <text:p>11,1</text:p>
          </table:table-cell>
          <table:table-cell table:formula="of:=[.O91]*4" office:value-type="float" office:value="44.3732525252524">
            <text:p>44,4</text:p>
          </table:table-cell>
          <table:table-cell office:value-type="float" office:value="89.6218232323232">
            <text:p>89,6</text:p>
          </table:table-cell>
          <table:table-cell office:value-type="float" office:value="11.2">
            <text:p>11,2</text:p>
          </table:table-cell>
          <table:table-cell table:formula="of:=([.R91]*4)/[.J91]" office:value-type="float" office:value="1.28">
            <text:p>1,28</text:p>
          </table:table-cell>
          <table:table-cell office:value-type="float" office:value="11.6">
            <text:p>11,6</text:p>
          </table:table-cell>
          <table:table-cell table:formula="of:=([.T91]*9)/[.J91]" office:value-type="float" office:value="2.98285714285714">
            <text:p>3,0</text:p>
          </table:table-cell>
          <table:table-cell office:value-type="float" office:value="37.6">
            <text:p>37,6</text:p>
          </table:table-cell>
          <table:table-cell table:formula="of:=([.V91]*4)/[.J91]" office:value-type="float" office:value="4.29714285714286">
            <text:p>4,3</text:p>
          </table:table-cell>
          <table:table-cell office:value-type="float" office:value="299.6">
            <text:p>299,6</text:p>
          </table:table-cell>
          <table:table-cell table:formula="of:=[.X91]/[.J91]" office:value-type="float" office:value="8.56">
            <text:p>8,56</text:p>
          </table:table-cell>
          <table:table-cell table:formula="of:=[.L91]+[.S91]" office:value-type="float" office:value="14.9203434343434">
            <text:p>14,92</text:p>
          </table:table-cell>
          <table:table-cell table:formula="of:=[.Z91]/[.AF91]" office:value-type="percentage" office:value="0.151966453088146">
            <text:p>15,20%</text:p>
          </table:table-cell>
          <table:table-cell table:formula="of:=[.N91]+[.U91]" office:value-type="float" office:value="34.5910844155844">
            <text:p>34,59</text:p>
          </table:table-cell>
          <table:table-cell table:formula="of:=[.AB30]/[.AF30]" office:value-type="percentage" office:value="0.362124761708192">
            <text:p>36,21%</text:p>
          </table:table-cell>
          <table:table-cell table:formula="of:=[.P91]+[.W91]" office:value-type="float" office:value="48.6703953823953">
            <text:p>48,67</text:p>
          </table:table-cell>
          <table:table-cell table:formula="of:=[.AD91]/[.AF91]" office:value-type="percentage" office:value="0.495716964506034">
            <text:p>49,57%</text:p>
          </table:table-cell>
          <table:table-cell table:formula="of:=[.Q91]+[.Y91]" office:value-type="float" office:value="98.1818232323232">
            <text:p>98,18</text:p>
          </table:table-cell>
          <table:table-cell table:formula="of:=[.AF91]/60" office:value-type="percentage" office:value="1.63636372053872">
            <text:p>163,64%</text:p>
          </table:table-cell>
          <table:table-cell table:number-columns-repeated="4"/>
        </table:table-row>
        <table:table-row table:style-name="ro2" table:visibility="filter">
          <table:table-cell office:value-type="float" office:value="151">
            <text:p>151</text:p>
          </table:table-cell>
          <table:table-cell table:style-name="ce6" office:value-type="string">
            <text:p>SA G</text:p>
          </table:table-cell>
          <table:table-cell office:value-type="float" office:value="42487">
            <text:p>27/04/16</text:p>
          </table:table-cell>
          <table:table-cell office:value-type="float" office:value="14.4">
            <text:p>14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3.0577547008547">
            <text:p>3,1</text:p>
          </table:table-cell>
          <table:table-cell table:formula="of:=([.K92])*4" office:value-type="float" office:value="12.2310188034188">
            <text:p>12,23</text:p>
          </table:table-cell>
          <table:table-cell office:value-type="float" office:value="3.75978777777778">
            <text:p>3,8</text:p>
          </table:table-cell>
          <table:table-cell table:formula="of:=[.M92]*9" office:value-type="float" office:value="33.83809">
            <text:p>33,8</text:p>
          </table:table-cell>
          <table:table-cell office:value-type="float" office:value="8.7437358974359">
            <text:p>8,7</text:p>
          </table:table-cell>
          <table:table-cell table:formula="of:=[.O92]*4" office:value-type="float" office:value="34.9749435897436">
            <text:p>35,0</text:p>
          </table:table-cell>
          <table:table-cell office:value-type="float" office:value="81.0440523931624">
            <text:p>81,0</text:p>
          </table:table-cell>
          <table:table-cell office:value-type="float" office:value="11.2">
            <text:p>11,2</text:p>
          </table:table-cell>
          <table:table-cell table:formula="of:=([.R92]*4)/[.J92]" office:value-type="float" office:value="1.14871794871795">
            <text:p>1,15</text:p>
          </table:table-cell>
          <table:table-cell office:value-type="float" office:value="11.6">
            <text:p>11,6</text:p>
          </table:table-cell>
          <table:table-cell table:formula="of:=([.T92]*9)/[.J92]" office:value-type="float" office:value="2.67692307692308">
            <text:p>2,7</text:p>
          </table:table-cell>
          <table:table-cell office:value-type="float" office:value="37.6">
            <text:p>37,6</text:p>
          </table:table-cell>
          <table:table-cell table:formula="of:=([.V92]*4)/[.J92]" office:value-type="float" office:value="3.85641025641026">
            <text:p>3,9</text:p>
          </table:table-cell>
          <table:table-cell office:value-type="float" office:value="299.6">
            <text:p>299,6</text:p>
          </table:table-cell>
          <table:table-cell table:formula="of:=[.X92]/[.J92]" office:value-type="float" office:value="7.68205128205128">
            <text:p>7,68</text:p>
          </table:table-cell>
          <table:table-cell table:formula="of:=[.L92]+[.S92]" office:value-type="float" office:value="13.3797367521367">
            <text:p>13,38</text:p>
          </table:table-cell>
          <table:table-cell table:formula="of:=[.Z92]/[.AF92]" office:value-type="percentage" office:value="0.150798200280652">
            <text:p>15,08%</text:p>
          </table:table-cell>
          <table:table-cell table:formula="of:=[.N92]+[.U92]" office:value-type="float" office:value="36.5150130769231">
            <text:p>36,52</text:p>
          </table:table-cell>
          <table:table-cell table:formula="of:=[.AB31]/[.AF31]" office:value-type="percentage" office:value="0.405803098666261">
            <text:p>40,58%</text:p>
          </table:table-cell>
          <table:table-cell table:formula="of:=[.P92]+[.W92]" office:value-type="float" office:value="38.8313538461539">
            <text:p>38,83</text:p>
          </table:table-cell>
          <table:table-cell table:formula="of:=[.AD92]/[.AF92]" office:value-type="percentage" office:value="0.437654221674131">
            <text:p>43,77%</text:p>
          </table:table-cell>
          <table:table-cell table:formula="of:=[.Q92]+[.Y92]" office:value-type="float" office:value="88.7261036752137">
            <text:p>88,73</text:p>
          </table:table-cell>
          <table:table-cell table:formula="of:=[.AF92]/60" office:value-type="percentage" office:value="1.47876839458689">
            <text:p>147,88%</text:p>
          </table:table-cell>
          <table:table-cell table:number-columns-repeated="4"/>
        </table:table-row>
        <table:table-row table:style-name="ro2" table:visibility="filter">
          <table:table-cell office:value-type="float" office:value="152">
            <text:p>152</text:p>
          </table:table-cell>
          <table:table-cell table:style-name="ce6" office:value-type="string">
            <text:p>SA G</text:p>
          </table:table-cell>
          <table:table-cell office:value-type="float" office:value="42291">
            <text:p>14/10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6.5">
            <text:p>146,5</text:p>
          </table:table-cell>
          <table:table-cell table:style-name="ce2" office:value-type="float" office:value="16.77">
            <text:p>16,77</text:p>
          </table:table-cell>
          <table:table-cell/>
          <table:table-cell office:value-type="float" office:value="37">
            <text:p>37</text:p>
          </table:table-cell>
          <table:table-cell office:value-type="float" office:value="3.03350540540541">
            <text:p>3,0</text:p>
          </table:table-cell>
          <table:table-cell table:formula="of:=([.K93])*4" office:value-type="float" office:value="12.1340216216216">
            <text:p>12,13</text:p>
          </table:table-cell>
          <table:table-cell office:value-type="float" office:value="3.11994594594595">
            <text:p>3,1</text:p>
          </table:table-cell>
          <table:table-cell table:formula="of:=[.M93]*9" office:value-type="float" office:value="28.0795135135136">
            <text:p>28,1</text:p>
          </table:table-cell>
          <table:table-cell office:value-type="float" office:value="9.95186666666667">
            <text:p>10,0</text:p>
          </table:table-cell>
          <table:table-cell table:formula="of:=[.O93]*4" office:value-type="float" office:value="39.8074666666667">
            <text:p>39,8</text:p>
          </table:table-cell>
          <table:table-cell office:value-type="float" office:value="80.0210018018018">
            <text:p>80,0</text:p>
          </table:table-cell>
          <table:table-cell office:value-type="float" office:value="11.2">
            <text:p>11,2</text:p>
          </table:table-cell>
          <table:table-cell table:formula="of:=([.R93]*4)/[.J93]" office:value-type="float" office:value="1.21081081081081">
            <text:p>1,21</text:p>
          </table:table-cell>
          <table:table-cell office:value-type="float" office:value="11.6">
            <text:p>11,6</text:p>
          </table:table-cell>
          <table:table-cell table:formula="of:=([.T93]*9)/[.J93]" office:value-type="float" office:value="2.82162162162162">
            <text:p>2,8</text:p>
          </table:table-cell>
          <table:table-cell office:value-type="float" office:value="37.6">
            <text:p>37,6</text:p>
          </table:table-cell>
          <table:table-cell table:formula="of:=([.V93]*4)/[.J93]" office:value-type="float" office:value="4.06486486486487">
            <text:p>4,1</text:p>
          </table:table-cell>
          <table:table-cell office:value-type="float" office:value="299.6">
            <text:p>299,6</text:p>
          </table:table-cell>
          <table:table-cell table:formula="of:=[.X93]/[.J93]" office:value-type="float" office:value="8.0972972972973">
            <text:p>8,10</text:p>
          </table:table-cell>
          <table:table-cell table:formula="of:=[.L93]+[.S93]" office:value-type="float" office:value="13.3448324324325">
            <text:p>13,34</text:p>
          </table:table-cell>
          <table:table-cell table:formula="of:=[.Z93]/[.AF93]" office:value-type="percentage" office:value="0.151442238092052">
            <text:p>15,14%</text:p>
          </table:table-cell>
          <table:table-cell table:formula="of:=[.N93]+[.U93]" office:value-type="float" office:value="30.9011351351352">
            <text:p>30,90</text:p>
          </table:table-cell>
          <table:table-cell table:formula="of:=[.AB32]/[.AF32]" office:value-type="percentage" office:value="0.367775368246647">
            <text:p>36,78%</text:p>
          </table:table-cell>
          <table:table-cell table:formula="of:=[.P93]+[.W93]" office:value-type="float" office:value="43.8723315315315">
            <text:p>43,87</text:p>
          </table:table-cell>
          <table:table-cell table:formula="of:=[.AD93]/[.AF93]" office:value-type="percentage" office:value="0.497879918020116">
            <text:p>49,79%</text:p>
          </table:table-cell>
          <table:table-cell table:formula="of:=[.Q93]+[.Y93]" office:value-type="float" office:value="88.1182990990991">
            <text:p>88,12</text:p>
          </table:table-cell>
          <table:table-cell table:formula="of:=[.AF93]/60" office:value-type="percentage" office:value="1.46863831831832">
            <text:p>146,86%</text:p>
          </table:table-cell>
          <table:table-cell table:number-columns-repeated="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VA M</text:p>
          </table:table-cell>
          <table:table-cell office:value-type="float" office:value="41789">
            <text:p>30/05/14</text:p>
          </table:table-cell>
          <table:table-cell office:value-type="float" office:value="5.6">
            <text:p>5,6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5.09">
            <text:p>15,09</text:p>
          </table:table-cell>
          <table:table-cell office:value-type="float" office:value="0">
            <text:p>0</text:p>
          </table:table-cell>
          <table:table-cell office:value-type="float" office:value="20.3">
            <text:p>20,3</text:p>
          </table:table-cell>
          <table:table-cell office:value-type="float" office:value="2.84055693069307">
            <text:p>2,8</text:p>
          </table:table-cell>
          <table:table-cell table:formula="of:=([.K94])*4" office:value-type="float" office:value="11.3622277227723">
            <text:p>11,36</text:p>
          </table:table-cell>
          <table:table-cell office:value-type="float" office:value="3.63016171617162">
            <text:p>3,6</text:p>
          </table:table-cell>
          <table:table-cell table:formula="of:=[.M94]*9" office:value-type="float" office:value="32.6714554455446">
            <text:p>32,7</text:p>
          </table:table-cell>
          <table:table-cell office:value-type="float" office:value="11.4119488448845">
            <text:p>11,4</text:p>
          </table:table-cell>
          <table:table-cell table:formula="of:=[.O94]*4" office:value-type="float" office:value="45.647795379538">
            <text:p>45,6</text:p>
          </table:table-cell>
          <table:table-cell office:value-type="float" office:value="89.6814785478548">
            <text:p>89,7</text:p>
          </table:table-cell>
          <table:table-cell office:value-type="float" office:value="11.2">
            <text:p>11,2</text:p>
          </table:table-cell>
          <table:table-cell table:formula="of:=([.R94]*4)/[.J94]" office:value-type="float" office:value="2.20689655172414">
            <text:p>2,21</text:p>
          </table:table-cell>
          <table:table-cell office:value-type="float" office:value="10">
            <text:p>10,0</text:p>
          </table:table-cell>
          <table:table-cell table:formula="of:=([.T94]*9)/[.J94]" office:value-type="float" office:value="4.43349753694581">
            <text:p>4,4</text:p>
          </table:table-cell>
          <table:table-cell office:value-type="float" office:value="42">
            <text:p>42,0</text:p>
          </table:table-cell>
          <table:table-cell table:formula="of:=([.V94]*4)/[.J94]" office:value-type="float" office:value="8.27586206896552">
            <text:p>8,3</text:p>
          </table:table-cell>
          <table:table-cell office:value-type="float" office:value="302.8">
            <text:p>302,8</text:p>
          </table:table-cell>
          <table:table-cell table:formula="of:=[.X94]/[.J94]" office:value-type="float" office:value="14.9162561576355">
            <text:p>14,92</text:p>
          </table:table-cell>
          <table:table-cell table:formula="of:=[.L94]+[.S94]" office:value-type="float" office:value="13.5691242744964">
            <text:p>13,57</text:p>
          </table:table-cell>
          <table:table-cell table:formula="of:=[.Z94]/[.AF94]" office:value-type="percentage" office:value="0.129726750896682">
            <text:p>12,97%</text:p>
          </table:table-cell>
          <table:table-cell table:formula="of:=[.N94]+[.U94]" office:value-type="float" office:value="37.1049529824904">
            <text:p>37,10</text:p>
          </table:table-cell>
          <table:table-cell table:formula="of:=[.AB33]/[.AF33]" office:value-type="percentage" office:value="0.427481550021106">
            <text:p>42,75%</text:p>
          </table:table-cell>
          <table:table-cell table:formula="of:=[.P94]+[.W94]" office:value-type="float" office:value="53.9236574485035">
            <text:p>53,92</text:p>
          </table:table-cell>
          <table:table-cell table:formula="of:=[.AD94]/[.AF94]" office:value-type="percentage" office:value="0.51553370252552">
            <text:p>51,55%</text:p>
          </table:table-cell>
          <table:table-cell table:formula="of:=[.Q94]+[.Y94]" office:value-type="float" office:value="104.59773470549">
            <text:p>104,60</text:p>
          </table:table-cell>
          <table:table-cell table:formula="of:=[.AF94]/90" office:value-type="percentage" office:value="1.16219705228323">
            <text:p>116,22%</text:p>
          </table:table-cell>
          <table:table-cell table:number-columns-repeated="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VA M</text:p>
          </table:table-cell>
          <table:table-cell office:value-type="float" office:value="42160">
            <text:p>05/06/15</text:p>
          </table:table-cell>
          <table:table-cell office:value-type="float" office:value="6.6">
            <text:p>6,6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15.65">
            <text:p>15,65</text:p>
          </table:table-cell>
          <table:table-cell office:value-type="float" office:value="0.4">
            <text:p>0,4</text:p>
          </table:table-cell>
          <table:table-cell office:value-type="float" office:value="23.3">
            <text:p>23,3</text:p>
          </table:table-cell>
          <table:table-cell office:value-type="float" office:value="3.78774621212121">
            <text:p>3,8</text:p>
          </table:table-cell>
          <table:table-cell table:formula="of:=([.K95])*4" office:value-type="float" office:value="15.1509848484848">
            <text:p>15,15</text:p>
          </table:table-cell>
          <table:table-cell office:value-type="float" office:value="4.37528060606061">
            <text:p>4,4</text:p>
          </table:table-cell>
          <table:table-cell table:formula="of:=[.M95]*9" office:value-type="float" office:value="39.3775254545455">
            <text:p>39,4</text:p>
          </table:table-cell>
          <table:table-cell office:value-type="float" office:value="11.7327090909091">
            <text:p>11,7</text:p>
          </table:table-cell>
          <table:table-cell table:formula="of:=[.O95]*4" office:value-type="float" office:value="46.9308363636364">
            <text:p>46,9</text:p>
          </table:table-cell>
          <table:table-cell office:value-type="float" office:value="101.459346666667">
            <text:p>101,5</text:p>
          </table:table-cell>
          <table:table-cell office:value-type="float" office:value="23.2">
            <text:p>23,2</text:p>
          </table:table-cell>
          <table:table-cell table:formula="of:=([.R95]*4)/[.J95]" office:value-type="float" office:value="3.98283261802575">
            <text:p>3,98</text:p>
          </table:table-cell>
          <table:table-cell office:value-type="float" office:value="23.2">
            <text:p>23,2</text:p>
          </table:table-cell>
          <table:table-cell table:formula="of:=([.T95]*9)/[.J95]" office:value-type="float" office:value="8.96137339055794">
            <text:p>9,0</text:p>
          </table:table-cell>
          <table:table-cell office:value-type="float" office:value="74.4">
            <text:p>74,4</text:p>
          </table:table-cell>
          <table:table-cell table:formula="of:=([.V95]*4)/[.J95]" office:value-type="float" office:value="12.7725321888412">
            <text:p>12,8</text:p>
          </table:table-cell>
          <table:table-cell office:value-type="float" office:value="599.2">
            <text:p>599,2</text:p>
          </table:table-cell>
          <table:table-cell table:formula="of:=[.X95]/[.J95]" office:value-type="float" office:value="25.7167381974249">
            <text:p>25,72</text:p>
          </table:table-cell>
          <table:table-cell table:formula="of:=[.L95]+[.S95]" office:value-type="float" office:value="19.1338174665106">
            <text:p>19,13</text:p>
          </table:table-cell>
          <table:table-cell table:formula="of:=[.Z95]/[.AF95]" office:value-type="percentage" office:value="0.150451379966274">
            <text:p>15,05%</text:p>
          </table:table-cell>
          <table:table-cell table:formula="of:=[.N95]+[.U95]" office:value-type="float" office:value="48.3388988451034">
            <text:p>48,34</text:p>
          </table:table-cell>
          <table:table-cell table:formula="of:=[.AB34]/[.AF34]" office:value-type="percentage" office:value="0.415476684741769">
            <text:p>41,55%</text:p>
          </table:table-cell>
          <table:table-cell table:formula="of:=[.P95]+[.W95]" office:value-type="float" office:value="59.7033685524776">
            <text:p>59,70</text:p>
          </table:table-cell>
          <table:table-cell table:formula="of:=[.AD95]/[.AF95]" office:value-type="percentage" office:value="0.469454368062048">
            <text:p>46,95%</text:p>
          </table:table-cell>
          <table:table-cell table:formula="of:=[.Q95]+[.Y95]" office:value-type="float" office:value="127.176084864092">
            <text:p>127,18</text:p>
          </table:table-cell>
          <table:table-cell table:formula="of:=[.AF95]/90" office:value-type="percentage" office:value="1.41306760960102">
            <text:p>141,31%</text:p>
          </table:table-cell>
          <table:table-cell table:number-columns-repeated="4"/>
        </table:table-row>
        <table:table-row table:style-name="ro2" table:visibility="filter">
          <table:table-cell office:value-type="float" office:value="155">
            <text:p>155</text:p>
          </table:table-cell>
          <table:table-cell office:value-type="string">
            <text:p>VA M</text:p>
          </table:table-cell>
          <table:table-cell office:value-type="float" office:value="42510">
            <text:p>20/05/16</text:p>
          </table:table-cell>
          <table:table-cell office:value-type="float" office:value="7.6">
            <text:p>7,6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.05488194444444">
            <text:p>3,1</text:p>
          </table:table-cell>
          <table:table-cell table:formula="of:=([.K96])*4" office:value-type="float" office:value="12.2195277777778">
            <text:p>12,22</text:p>
          </table:table-cell>
          <table:table-cell office:value-type="float" office:value="4.10829444444444">
            <text:p>4,1</text:p>
          </table:table-cell>
          <table:table-cell table:formula="of:=[.M96]*9" office:value-type="float" office:value="36.97465">
            <text:p>37,0</text:p>
          </table:table-cell>
          <table:table-cell office:value-type="float" office:value="12.5761472222222">
            <text:p>12,6</text:p>
          </table:table-cell>
          <table:table-cell table:formula="of:=[.O96]*4" office:value-type="float" office:value="50.3045888888888">
            <text:p>50,3</text:p>
          </table:table-cell>
          <table:table-cell office:value-type="float" office:value="99.4987666666667">
            <text:p>99,5</text:p>
          </table:table-cell>
          <table:table-cell office:value-type="float" office:value="22.4">
            <text:p>22,4</text:p>
          </table:table-cell>
          <table:table-cell table:formula="of:=([.R96]*4)/[.J96]" office:value-type="float" office:value="3.73333333333333">
            <text:p>3,73</text:p>
          </table:table-cell>
          <table:table-cell office:value-type="float" office:value="23.2">
            <text:p>23,2</text:p>
          </table:table-cell>
          <table:table-cell table:formula="of:=([.T96]*9)/[.J96]" office:value-type="float" office:value="8.7">
            <text:p>8,7</text:p>
          </table:table-cell>
          <table:table-cell office:value-type="float" office:value="75.2">
            <text:p>75,2</text:p>
          </table:table-cell>
          <table:table-cell table:formula="of:=([.V96]*4)/[.J96]" office:value-type="float" office:value="12.5333333333333">
            <text:p>12,5</text:p>
          </table:table-cell>
          <table:table-cell office:value-type="float" office:value="599.2">
            <text:p>599,2</text:p>
          </table:table-cell>
          <table:table-cell table:formula="of:=[.X96]/[.J96]" office:value-type="float" office:value="24.9666666666667">
            <text:p>24,97</text:p>
          </table:table-cell>
          <table:table-cell table:formula="of:=[.L96]+[.S96]" office:value-type="float" office:value="15.9528611111111">
            <text:p>15,95</text:p>
          </table:table-cell>
          <table:table-cell table:formula="of:=[.Z96]/[.AF96]" office:value-type="percentage" office:value="0.128171016513375">
            <text:p>12,82%</text:p>
          </table:table-cell>
          <table:table-cell table:formula="of:=[.N96]+[.U96]" office:value-type="float" office:value="45.67465">
            <text:p>45,67</text:p>
          </table:table-cell>
          <table:table-cell table:formula="of:=[.AB35]/[.AF35]" office:value-type="percentage" office:value="0.30738591467748">
            <text:p>30,74%</text:p>
          </table:table-cell>
          <table:table-cell table:formula="of:=[.P96]+[.W96]" office:value-type="float" office:value="62.8379222222221">
            <text:p>62,84</text:p>
          </table:table-cell>
          <table:table-cell table:formula="of:=[.AD96]/[.AF96]" office:value-type="percentage" office:value="0.504862438826165">
            <text:p>50,49%</text:p>
          </table:table-cell>
          <table:table-cell table:formula="of:=[.Q96]+[.Y96]" office:value-type="float" office:value="124.465433333333">
            <text:p>124,47</text:p>
          </table:table-cell>
          <table:table-cell table:formula="of:=[.AF96]/75" office:value-type="percentage" office:value="1.65953911111111">
            <text:p>165,95%</text:p>
          </table:table-cell>
          <table:table-cell table:number-columns-repeated="4"/>
        </table:table-row>
        <table:table-row table:style-name="ro2">
          <table:table-cell office:value-type="float" office:value="156">
            <text:p>156</text:p>
          </table:table-cell>
          <table:table-cell table:style-name="ce6" office:value-type="string">
            <text:p>VA R</text:p>
          </table:table-cell>
          <table:table-cell office:value-type="float" office:value="41656">
            <text:p>17/01/14</text:p>
          </table:table-cell>
          <table:table-cell office:value-type="float" office:value="4.7">
            <text:p>4,7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4.44">
            <text:p>14,44</text:p>
          </table:table-cell>
          <table:table-cell office:value-type="float" office:value="-0.8">
            <text:p>-0,8</text:p>
          </table:table-cell>
          <table:table-cell office:value-type="float" office:value="20.8">
            <text:p>20,8</text:p>
          </table:table-cell>
          <table:table-cell office:value-type="float" office:value="4.4073">
            <text:p>4,4</text:p>
          </table:table-cell>
          <table:table-cell table:formula="of:=([.K97])*4" office:value-type="float" office:value="17.6292">
            <text:p>17,63</text:p>
          </table:table-cell>
          <table:table-cell office:value-type="float" office:value="3.7569925">
            <text:p>3,8</text:p>
          </table:table-cell>
          <table:table-cell table:formula="of:=[.M97]*9" office:value-type="float" office:value="33.8129325">
            <text:p>33,8</text:p>
          </table:table-cell>
          <table:table-cell office:value-type="float" office:value="8.41765">
            <text:p>8,4</text:p>
          </table:table-cell>
          <table:table-cell table:formula="of:=[.O97]*4" office:value-type="float" office:value="33.6706">
            <text:p>33,7</text:p>
          </table:table-cell>
          <table:table-cell office:value-type="float" office:value="85.1127325">
            <text:p>85,1</text:p>
          </table:table-cell>
          <table:table-cell office:value-type="float" office:value="32.5">
            <text:p>32,5</text:p>
          </table:table-cell>
          <table:table-cell table:formula="of:=([.R97]*4)/[.J97]" office:value-type="float" office:value="6.25">
            <text:p>6,25</text:p>
          </table:table-cell>
          <table:table-cell office:value-type="float" office:value="21.85">
            <text:p>21,9</text:p>
          </table:table-cell>
          <table:table-cell table:formula="of:=([.T97]*9)/[.J97]" office:value-type="float" office:value="9.45432692307692">
            <text:p>9,5</text:p>
          </table:table-cell>
          <table:table-cell office:value-type="float" office:value="68.75">
            <text:p>68,8</text:p>
          </table:table-cell>
          <table:table-cell table:formula="of:=([.V97]*4)/[.J97]" office:value-type="float" office:value="13.2211538461538">
            <text:p>13,2</text:p>
          </table:table-cell>
          <table:table-cell office:value-type="float" office:value="601.65">
            <text:p>601,7</text:p>
          </table:table-cell>
          <table:table-cell table:formula="of:=[.X97]/[.J97]" office:value-type="float" office:value="28.9254807692308">
            <text:p>28,93</text:p>
          </table:table-cell>
          <table:table-cell table:formula="of:=[.L97]+[.S97]" office:value-type="float" office:value="23.8792">
            <text:p>23,88</text:p>
          </table:table-cell>
          <table:table-cell table:formula="of:=[.Z97]/[.AF97]" office:value-type="percentage" office:value="0.209396476105988">
            <text:p>20,94%</text:p>
          </table:table-cell>
          <table:table-cell table:formula="of:=[.N97]+[.U97]" office:value-type="float" office:value="43.2672594230769">
            <text:p>43,27</text:p>
          </table:table-cell>
          <table:table-cell table:formula="of:=[.AB36]/[.AF36]" office:value-type="percentage" office:value="0.323997965490402">
            <text:p>32,40%</text:p>
          </table:table-cell>
          <table:table-cell table:formula="of:=[.P97]+[.W97]" office:value-type="float" office:value="46.8917538461538">
            <text:p>46,89</text:p>
          </table:table-cell>
          <table:table-cell table:formula="of:=[.AD97]/[.AF97]" office:value-type="percentage" office:value="0.411193340388874">
            <text:p>41,12%</text:p>
          </table:table-cell>
          <table:table-cell table:formula="of:=[.Q97]+[.Y97]" office:value-type="float" office:value="114.038213269231">
            <text:p>114,04</text:p>
          </table:table-cell>
          <table:table-cell table:formula="of:=[.AF97]/90" office:value-type="percentage" office:value="1.26709125854701">
            <text:p>126,71%</text:p>
          </table:table-cell>
          <table:table-cell table:number-columns-repeated="4"/>
        </table:table-row>
        <table:table-row table:style-name="ro2">
          <table:table-cell office:value-type="float" office:value="157">
            <text:p>157</text:p>
          </table:table-cell>
          <table:table-cell table:style-name="ce6" office:value-type="string">
            <text:p>VA R</text:p>
          </table:table-cell>
          <table:table-cell office:value-type="float" office:value="41830">
            <text:p>10/07/14</text:p>
          </table:table-cell>
          <table:table-cell office:value-type="float" office:value="5.2">
            <text:p>5,2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table:number-columns-repeated="2"/>
          <table:table-cell office:value-type="float" office:value="-0.54">
            <text:p>-0,54</text:p>
          </table:table-cell>
          <table:table-cell office:value-type="float" office:value="20.9">
            <text:p>20,9</text:p>
          </table:table-cell>
          <table:table-cell office:value-type="float" office:value="3.74837799043062">
            <text:p>3,7</text:p>
          </table:table-cell>
          <table:table-cell table:formula="of:=([.K98])*4" office:value-type="float" office:value="14.9935119617225">
            <text:p>14,99</text:p>
          </table:table-cell>
          <table:table-cell office:value-type="float" office:value="3.04984688995215">
            <text:p>3,0</text:p>
          </table:table-cell>
          <table:table-cell table:formula="of:=[.M98]*9" office:value-type="float" office:value="27.4486220095693">
            <text:p>27,4</text:p>
          </table:table-cell>
          <table:table-cell office:value-type="float" office:value="8.47298245614035">
            <text:p>8,5</text:p>
          </table:table-cell>
          <table:table-cell table:formula="of:=[.O98]*4" office:value-type="float" office:value="33.8919298245614">
            <text:p>33,9</text:p>
          </table:table-cell>
          <table:table-cell office:value-type="float" office:value="76.3340637958533">
            <text:p>76,3</text:p>
          </table:table-cell>
          <table:table-cell office:value-type="float" office:value="32.5">
            <text:p>32,5</text:p>
          </table:table-cell>
          <table:table-cell table:formula="of:=([.R98]*4)/[.J98]" office:value-type="float" office:value="6.2200956937799">
            <text:p>6,22</text:p>
          </table:table-cell>
          <table:table-cell office:value-type="float" office:value="21.85">
            <text:p>21,9</text:p>
          </table:table-cell>
          <table:table-cell table:formula="of:=([.T98]*9)/[.J98]" office:value-type="float" office:value="9.40909090909091">
            <text:p>9,4</text:p>
          </table:table-cell>
          <table:table-cell office:value-type="float" office:value="68.75">
            <text:p>68,8</text:p>
          </table:table-cell>
          <table:table-cell table:formula="of:=([.V98]*4)/[.J98]" office:value-type="float" office:value="13.1578947368421">
            <text:p>13,2</text:p>
          </table:table-cell>
          <table:table-cell office:value-type="float" office:value="601.65">
            <text:p>601,7</text:p>
          </table:table-cell>
          <table:table-cell table:formula="of:=[.X98]/[.J98]" office:value-type="float" office:value="28.7870813397129">
            <text:p>28,79</text:p>
          </table:table-cell>
          <table:table-cell table:formula="of:=[.L98]+[.S98]" office:value-type="float" office:value="21.2136076555024">
            <text:p>21,21</text:p>
          </table:table-cell>
          <table:table-cell table:formula="of:=[.Z98]/[.AF98]" office:value-type="percentage" office:value="0.201801527448592">
            <text:p>20,18%</text:p>
          </table:table-cell>
          <table:table-cell table:formula="of:=[.N98]+[.U98]" office:value-type="float" office:value="36.8577129186603">
            <text:p>36,86</text:p>
          </table:table-cell>
          <table:table-cell table:formula="of:=[.AB37]/[.AF37]" office:value-type="percentage" office:value="0.481357965415936">
            <text:p>48,14%</text:p>
          </table:table-cell>
          <table:table-cell table:formula="of:=[.P98]+[.W98]" office:value-type="float" office:value="47.0498245614035">
            <text:p>47,05</text:p>
          </table:table-cell>
          <table:table-cell table:formula="of:=[.AD98]/[.AF98]" office:value-type="percentage" office:value="0.447577169186344">
            <text:p>44,76%</text:p>
          </table:table-cell>
          <table:table-cell table:formula="of:=[.Q98]+[.Y98]" office:value-type="float" office:value="105.121145135566">
            <text:p>105,12</text:p>
          </table:table-cell>
          <table:table-cell table:formula="of:=[.AF98]/90" office:value-type="percentage" office:value="1.16801272372851">
            <text:p>116,80%</text:p>
          </table:table-cell>
          <table:table-cell table:number-columns-repeated="4"/>
        </table:table-row>
        <table:table-row table:style-name="ro2" table:visibility="filter">
          <table:table-cell office:value-type="float" office:value="158">
            <text:p>158</text:p>
          </table:table-cell>
          <table:table-cell table:style-name="ce6" office:value-type="string">
            <text:p>VA R</text:p>
          </table:table-cell>
          <table:table-cell office:value-type="float" office:value="42489">
            <text:p>29/04/16</text:p>
          </table:table-cell>
          <table:table-cell office:value-type="float" office:value="7">
            <text:p>7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4.08489090909091">
            <text:p>4,1</text:p>
          </table:table-cell>
          <table:table-cell table:formula="of:=([.K99])*4" office:value-type="float" office:value="16.3395636363636">
            <text:p>16,34</text:p>
          </table:table-cell>
          <table:table-cell office:value-type="float" office:value="3.36046818181818">
            <text:p>3,4</text:p>
          </table:table-cell>
          <table:table-cell table:formula="of:=[.M99]*9" office:value-type="float" office:value="30.2442136363636">
            <text:p>30,2</text:p>
          </table:table-cell>
          <table:table-cell office:value-type="float" office:value="9.6969696969697">
            <text:p>9,7</text:p>
          </table:table-cell>
          <table:table-cell table:formula="of:=[.O99]*4" office:value-type="float" office:value="38.7878787878788">
            <text:p>38,8</text:p>
          </table:table-cell>
          <table:table-cell office:value-type="float" office:value="85.3716560606061">
            <text:p>85,4</text:p>
          </table:table-cell>
          <table:table-cell office:value-type="float" office:value="50">
            <text:p>50,0</text:p>
          </table:table-cell>
          <table:table-cell table:formula="of:=([.R99]*4)/[.J99]" office:value-type="float" office:value="9.09090909090909">
            <text:p>9,09</text:p>
          </table:table-cell>
          <table:table-cell office:value-type="float" office:value="33.4">
            <text:p>33,4</text:p>
          </table:table-cell>
          <table:table-cell table:formula="of:=([.T99]*9)/[.J99]" office:value-type="float" office:value="13.6636363636364">
            <text:p>13,7</text:p>
          </table:table-cell>
          <table:table-cell office:value-type="float" office:value="105.5">
            <text:p>105,5</text:p>
          </table:table-cell>
          <table:table-cell table:formula="of:=([.V99]*4)/[.J99]" office:value-type="float" office:value="19.1818181818182">
            <text:p>19,2</text:p>
          </table:table-cell>
          <table:table-cell office:value-type="float" office:value="922.6">
            <text:p>922,6</text:p>
          </table:table-cell>
          <table:table-cell table:formula="of:=[.X99]/[.J99]" office:value-type="float" office:value="41.9363636363636">
            <text:p>41,94</text:p>
          </table:table-cell>
          <table:table-cell table:formula="of:=[.L99]+[.S99]" office:value-type="float" office:value="25.4304727272727">
            <text:p>25,43</text:p>
          </table:table-cell>
          <table:table-cell table:formula="of:=[.Z99]/[.AF99]" office:value-type="percentage" office:value="0.199755465427902">
            <text:p>19,98%</text:p>
          </table:table-cell>
          <table:table-cell table:formula="of:=[.N99]+[.U99]" office:value-type="float" office:value="43.90785">
            <text:p>43,91</text:p>
          </table:table-cell>
          <table:table-cell table:formula="of:=[.AB38]/[.AF38]" office:value-type="percentage" office:value="0.458404397972294">
            <text:p>45,84%</text:p>
          </table:table-cell>
          <table:table-cell table:formula="of:=[.P99]+[.W99]" office:value-type="float" office:value="57.969696969697">
            <text:p>57,97</text:p>
          </table:table-cell>
          <table:table-cell table:formula="of:=[.AD99]/[.AF99]" office:value-type="percentage" office:value="0.455349923026702">
            <text:p>45,53%</text:p>
          </table:table-cell>
          <table:table-cell table:formula="of:=[.Q99]+[.Y99]" office:value-type="float" office:value="127.30801969697">
            <text:p>127,31</text:p>
          </table:table-cell>
          <table:table-cell table:formula="of:=[.AF99]/75" office:value-type="percentage" office:value="1.69744026262626">
            <text:p>169,74%</text:p>
          </table:table-cell>
          <table:table-cell table:number-columns-repeated="4"/>
        </table:table-row>
        <table:table-row table:style-name="ro2">
          <table:table-cell office:value-type="float" office:value="159">
            <text:p>159</text:p>
          </table:table-cell>
          <table:table-cell table:style-name="ce6" office:value-type="string">
            <text:p>VA R</text:p>
          </table:table-cell>
          <table:table-cell office:value-type="float" office:value="42282">
            <text:p>05/10/15</text:p>
          </table:table-cell>
          <table:table-cell office:value-type="float" office:value="6.5">
            <text:p>6,5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3.82">
            <text:p>13,82</text:p>
          </table:table-cell>
          <table:table-cell office:value-type="float" office:value="-1.1">
            <text:p>-1,1</text:p>
          </table:table-cell>
          <table:table-cell office:value-type="float" office:value="21.6">
            <text:p>21,6</text:p>
          </table:table-cell>
          <table:table-cell office:value-type="float" office:value="6.06139090909091">
            <text:p>6,1</text:p>
          </table:table-cell>
          <table:table-cell table:formula="of:=([.K100])*4" office:value-type="float" office:value="24.2455636363636">
            <text:p>24,25</text:p>
          </table:table-cell>
          <table:table-cell office:value-type="float" office:value="5.38092727272727">
            <text:p>5,4</text:p>
          </table:table-cell>
          <table:table-cell table:formula="of:=[.M100]*9" office:value-type="float" office:value="48.4283454545454">
            <text:p>48,4</text:p>
          </table:table-cell>
          <table:table-cell office:value-type="float" office:value="10.9726545454545">
            <text:p>11,0</text:p>
          </table:table-cell>
          <table:table-cell table:formula="of:=[.O100]*4" office:value-type="float" office:value="43.890618181818">
            <text:p>43,9</text:p>
          </table:table-cell>
          <table:table-cell office:value-type="float" office:value="116.564527272727">
            <text:p>116,6</text:p>
          </table:table-cell>
          <table:table-cell office:value-type="float" office:value="33.3333333333333">
            <text:p>33,3</text:p>
          </table:table-cell>
          <table:table-cell table:formula="of:=([.R100]*4)/[.J100]" office:value-type="float" office:value="6.17283950617283">
            <text:p>6,17</text:p>
          </table:table-cell>
          <table:table-cell office:value-type="float" office:value="22.2666666666667">
            <text:p>22,3</text:p>
          </table:table-cell>
          <table:table-cell table:formula="of:=([.T100]*9)/[.J100]" office:value-type="float" office:value="9.27777777777779">
            <text:p>9,3</text:p>
          </table:table-cell>
          <table:table-cell office:value-type="float" office:value="70.3333333333333">
            <text:p>70,3</text:p>
          </table:table-cell>
          <table:table-cell table:formula="of:=([.V100]*4)/[.J100]" office:value-type="float" office:value="13.0246913580247">
            <text:p>13,0</text:p>
          </table:table-cell>
          <table:table-cell office:value-type="float" office:value="615.066666666667">
            <text:p>615,1</text:p>
          </table:table-cell>
          <table:table-cell table:formula="of:=[.X100]/[.J100]" office:value-type="float" office:value="28.4753086419753">
            <text:p>28,48</text:p>
          </table:table-cell>
          <table:table-cell table:formula="of:=[.L100]+[.S100]" office:value-type="float" office:value="30.4184031425365">
            <text:p>30,42</text:p>
          </table:table-cell>
          <table:table-cell table:formula="of:=[.Z100]/[.AF100]" office:value-type="percentage" office:value="0.209724472940148">
            <text:p>20,97%</text:p>
          </table:table-cell>
          <table:table-cell table:formula="of:=[.N100]+[.U100]" office:value-type="float" office:value="57.7061232323232">
            <text:p>57,71</text:p>
          </table:table-cell>
          <table:table-cell table:formula="of:=[.AB39]/[.AF39]" office:value-type="percentage" office:value="0.429383801768776">
            <text:p>42,94%</text:p>
          </table:table-cell>
          <table:table-cell table:formula="of:=[.P100]+[.W100]" office:value-type="float" office:value="56.9153095398427">
            <text:p>56,92</text:p>
          </table:table-cell>
          <table:table-cell table:formula="of:=[.AD100]/[.AF100]" office:value-type="percentage" office:value="0.392411568731465">
            <text:p>39,24%</text:p>
          </table:table-cell>
          <table:table-cell table:formula="of:=[.Q100]+[.Y100]" office:value-type="float" office:value="145.039835914702">
            <text:p>145,04</text:p>
          </table:table-cell>
          <table:table-cell table:formula="of:=[.AF100]/90" office:value-type="percentage" office:value="1.61155373238558">
            <text:p>161,16%</text:p>
          </table:table-cell>
          <table:table-cell table:number-columns-repeated="4"/>
        </table:table-row>
      </table:table>
      <table:table table:name="NE_2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5"/>
        <table:table-column table:style-name="co1" table:default-cell-style-name="ce12"/>
        <table:table-column table:style-name="co1" table:default-cell-style-name="ce5"/>
        <table:table-column table:style-name="co1" table:default-cell-style-name="ce10"/>
        <table:table-column table:style-name="co1" table:default-cell-style-name="ce19"/>
        <table:table-column table:style-name="co1" table:number-columns-repeated="6" table:default-cell-style-name="ce10"/>
        <table:table-column table:style-name="co1" table:default-cell-style-name="ce19"/>
        <table:table-column table:style-name="co1" table:number-columns-repeated="5" table:default-cell-style-name="ce10"/>
        <table:table-column table:style-name="co1" table:number-columns-repeated="2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8"/>
        <table:table-column table:style-name="co1" table:default-cell-style-name="ce19"/>
        <table:table-column table:style-name="co1" table:default-cell-style-name="ce39"/>
        <table:table-column table:style-name="co2" table:number-columns-repeated="4" table:default-cell-style-name="Default"/>
        <table:table-row table:style-name="ro1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 AEJ</text:p>
          </table:table-cell>
          <table:table-cell table:style-name="ce16" office:value-type="string">
            <text:p>Prot kCal/kg/j AEJ</text:p>
          </table:table-cell>
          <table:table-cell table:style-name="ce20" office:value-type="string">
            <text:p>Lipid AEJ</text:p>
          </table:table-cell>
          <table:table-cell table:style-name="ce22" office:value-type="string">
            <text:p>Lip kCal/kg/j AEJ</text:p>
          </table:table-cell>
          <table:table-cell table:style-name="ce23" office:value-type="string">
            <text:p>Glc AEJ</text:p>
          </table:table-cell>
          <table:table-cell table:style-name="ce24" office:value-type="string">
            <text:p>Glu kCal/kg/j AEJ</text:p>
          </table:table-cell>
          <table:table-cell table:style-name="ce25" office:value-type="string">
            <text:p>kCalkg/j AEJ</text:p>
          </table:table-cell>
          <table:table-cell table:style-name="ce26" office:value-type="string">
            <text:p>Prot g/j SN</text:p>
          </table:table-cell>
          <table:table-cell table:style-name="ce27" office:value-type="string">
            <text:p>Prot kcal/kg/j SN</text:p>
          </table:table-cell>
          <table:table-cell table:style-name="ce28" office:value-type="string">
            <text:p>Lipid g/j SN</text:p>
          </table:table-cell>
          <table:table-cell table:style-name="ce29" office:value-type="string">
            <text:p>Lipid kcal/kg/j SN</text:p>
          </table:table-cell>
          <table:table-cell table:style-name="ce30" office:value-type="string">
            <text:p>Glc g/j SN</text:p>
          </table:table-cell>
          <table:table-cell table:style-name="ce30" office:value-type="string">
            <text:p>Glc kcal/kg/j SN</text:p>
          </table:table-cell>
          <table:table-cell table:style-name="ce25" office:value-type="string">
            <text:p>kCal/j SN</text:p>
          </table:table-cell>
          <table:table-cell table:style-name="ce25" office:value-type="string">
            <text:p>kcal/kg/j SN</text:p>
          </table:table-cell>
          <table:table-cell table:style-name="ce31" office:value-type="string">
            <text:p>Prot kCal/kg/j TA</text:p>
          </table:table-cell>
          <table:table-cell table:style-name="ce32" office:value-type="string">
            <text:p>Prot % des apports totaux TA</text:p>
          </table:table-cell>
          <table:table-cell table:style-name="ce34" office:value-type="string">
            <text:p>Lipides kCal/kg/j TA</text:p>
          </table:table-cell>
          <table:table-cell table:style-name="ce35" office:value-type="string">
            <text:p>Lip % des apports totaux TA</text:p>
          </table:table-cell>
          <table:table-cell table:style-name="ce36" office:value-type="string">
            <text:p>Glucides kCal/kg/j TA</text:p>
          </table:table-cell>
          <table:table-cell table:style-name="ce37" office:value-type="string">
            <text:p>Glc % des apports totaux TA</text:p>
          </table:table-cell>
          <table:table-cell table:style-name="ce25" office:value-type="string">
            <text:p>kCal/kg/j TA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A A</text:p>
          </table:table-cell>
          <table:table-cell office:value-type="float" office:value="41802">
            <text:p>12/06/14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0.86">
            <text:p>0,86</text:p>
          </table:table-cell>
          <table:table-cell office:value-type="float" office:value="26">
            <text:p>26</text:p>
          </table:table-cell>
          <table:table-cell office:value-type="float" office:value="1.91766666666667">
            <text:p>1,9</text:p>
          </table:table-cell>
          <table:table-cell table:formula="of:=([.K2])*4" office:value-type="float" office:value="7.67066666666668">
            <text:p>7,67</text:p>
          </table:table-cell>
          <table:table-cell office:value-type="float" office:value="3.20283333333333">
            <text:p>3,2</text:p>
          </table:table-cell>
          <table:table-cell table:formula="of:=[.M2]*9" office:value-type="float" office:value="28.8255">
            <text:p>28,8</text:p>
          </table:table-cell>
          <table:table-cell office:value-type="float" office:value="7.77863487179487">
            <text:p>7,8</text:p>
          </table:table-cell>
          <table:table-cell table:formula="of:=[.O2]*4" office:value-type="float" office:value="31.1145394871795">
            <text:p>31,1</text:p>
          </table:table-cell>
          <table:table-cell office:value-type="float" office:value="67.6107061538462">
            <text:p>67,6</text:p>
          </table:table-cell>
          <table:table-cell office:value-type="float" office:value="36.9">
            <text:p>36,9</text:p>
          </table:table-cell>
          <table:table-cell table:formula="of:=([.R2]*4)/[.J2]" office:value-type="float" office:value="5.67692307692308">
            <text:p>5,68</text:p>
          </table:table-cell>
          <table:table-cell office:value-type="float" office:value="60.3">
            <text:p>60,3</text:p>
          </table:table-cell>
          <table:table-cell table:formula="of:=([.T2]*9)/[.J2]" office:value-type="float" office:value="20.8730769230769">
            <text:p>20,9</text:p>
          </table:table-cell>
          <table:table-cell office:value-type="float" office:value="166.5">
            <text:p>166,5</text:p>
          </table:table-cell>
          <table:table-cell table:formula="of:=([.V2]*4)/[.J2]" office:value-type="float" office:value="25.6153846153846">
            <text:p>25,6</text:p>
          </table:table-cell>
          <table:table-cell office:value-type="float" office:value="1356.3">
            <text:p>1356,3</text:p>
          </table:table-cell>
          <table:table-cell table:formula="of:=[.X2]/[.J2]" office:value-type="float" office:value="52.1653846153846">
            <text:p>52,17</text:p>
          </table:table-cell>
          <table:table-cell table:formula="of:=[.L2]+[.S2]" office:value-type="float" office:value="13.3475897435898">
            <text:p>13,35</text:p>
          </table:table-cell>
          <table:table-cell table:formula="of:=[.Z2]/[.AF2]" office:value-type="percentage" office:value="0.111437847552615">
            <text:p>11,14%</text:p>
          </table:table-cell>
          <table:table-cell table:formula="of:=[.N2]+[.U2]" office:value-type="float" office:value="49.6985769230769">
            <text:p>49,70</text:p>
          </table:table-cell>
          <table:table-cell table:formula="of:=([.M2]+[.T2])/([.Q2]+[.X2])" office:value-type="percentage" office:value="0.0445974828750759">
            <text:p>4,46%</text:p>
          </table:table-cell>
          <table:table-cell table:formula="of:=[.P2]+[.W2]" office:value-type="float" office:value="56.7299241025641">
            <text:p>56,73</text:p>
          </table:table-cell>
          <table:table-cell table:formula="of:=[.AD2]/[.AF2]" office:value-type="percentage" office:value="0.473633124426009">
            <text:p>47,36%</text:p>
          </table:table-cell>
          <table:table-cell table:formula="of:=[.Q2]+[.Y2]" office:value-type="float" office:value="119.776090769231">
            <text:p>119,78</text:p>
          </table:table-cell>
          <table:table-cell table:formula="of:=[.AF2]/75" office:value-type="percentage" office:value="1.59701454358974">
            <text:p>159,70%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A A</text:p>
          </table:table-cell>
          <table:table-cell office:value-type="float" office:value="41711">
            <text:p>13/03/14</text:p>
          </table:table-cell>
          <table:table-cell office:value-type="float" office:value="8.1">
            <text:p>8,1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16.65">
            <text:p>16,65</text:p>
          </table:table-cell>
          <table:table-cell office:value-type="float" office:value="0.8">
            <text:p>0,8</text:p>
          </table:table-cell>
          <table:table-cell office:value-type="float" office:value="25.6">
            <text:p>25,6</text:p>
          </table:table-cell>
          <table:table-cell office:value-type="float" office:value="2.09267737617135">
            <text:p>2,1</text:p>
          </table:table-cell>
          <table:table-cell table:formula="of:=([.K3])*4" office:value-type="float" office:value="8.3707095046854">
            <text:p>8,37</text:p>
          </table:table-cell>
          <table:table-cell office:value-type="float" office:value="3.03631191432396">
            <text:p>3,0</text:p>
          </table:table-cell>
          <table:table-cell table:formula="of:=[.M3]*9" office:value-type="float" office:value="27.3268072289156">
            <text:p>27,3</text:p>
          </table:table-cell>
          <table:table-cell office:value-type="float" office:value="9.32228313253012">
            <text:p>9,3</text:p>
          </table:table-cell>
          <table:table-cell table:formula="of:=[.O3]*4" office:value-type="float" office:value="37.2891325301205">
            <text:p>37,3</text:p>
          </table:table-cell>
          <table:table-cell office:value-type="float" office:value="72.9866492637216">
            <text:p>73,0</text:p>
          </table:table-cell>
          <table:table-cell office:value-type="float" office:value="42.1">
            <text:p>42,1</text:p>
          </table:table-cell>
          <table:table-cell table:formula="of:=([.R3]*4)/[.J3]" office:value-type="float" office:value="6.578125">
            <text:p>6,58</text:p>
          </table:table-cell>
          <table:table-cell office:value-type="float" office:value="60.3">
            <text:p>60,3</text:p>
          </table:table-cell>
          <table:table-cell table:formula="of:=([.T3]*9)/[.J3]" office:value-type="float" office:value="21.19921875">
            <text:p>21,2</text:p>
          </table:table-cell>
          <table:table-cell office:value-type="float" office:value="201.6">
            <text:p>201,6</text:p>
          </table:table-cell>
          <table:table-cell table:formula="of:=([.V3]*4)/[.J3]" office:value-type="float" office:value="31.5">
            <text:p>31,5</text:p>
          </table:table-cell>
          <table:table-cell office:value-type="float" office:value="1517.5">
            <text:p>1517,5</text:p>
          </table:table-cell>
          <table:table-cell table:formula="of:=[.X3]/[.J3]" office:value-type="float" office:value="59.27734375">
            <text:p>59,28</text:p>
          </table:table-cell>
          <table:table-cell table:formula="of:=[.L3]+[.S3]" office:value-type="float" office:value="14.9488345046854">
            <text:p>14,95</text:p>
          </table:table-cell>
          <table:table-cell table:formula="of:=[.Z3]/[.AF3]" office:value-type="percentage" office:value="0.113022706815864">
            <text:p>11,30%</text:p>
          </table:table-cell>
          <table:table-cell table:formula="of:=[.N3]+[.U3]" office:value-type="float" office:value="48.5260259789156">
            <text:p>48,53</text:p>
          </table:table-cell>
          <table:table-cell table:formula="of:=([.M3]+[.T3])/([.Q3]+[.X3])" office:value-type="percentage" office:value="0.0398219701772687">
            <text:p>3,98%</text:p>
          </table:table-cell>
          <table:table-cell table:formula="of:=[.P3]+[.W3]" office:value-type="float" office:value="68.7891325301205">
            <text:p>68,79</text:p>
          </table:table-cell>
          <table:table-cell table:formula="of:=[.AD3]/[.AF3]" office:value-type="percentage" office:value="0.520089640141017">
            <text:p>52,01%</text:p>
          </table:table-cell>
          <table:table-cell table:formula="of:=[.Q3]+[.Y3]" office:value-type="float" office:value="132.263993013722">
            <text:p>132,26</text:p>
          </table:table-cell>
          <table:table-cell table:formula="of:=[.AF3]/75" office:value-type="percentage" office:value="1.76351990684962">
            <text:p>176,35%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A A</text:p>
          </table:table-cell>
          <table:table-cell office:value-type="float" office:value="42081">
            <text:p>18/03/15</text:p>
          </table:table-cell>
          <table:table-cell office:value-type="float" office:value="9.1">
            <text:p>9,1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5.09">
            <text:p>15,09</text:p>
          </table:table-cell>
          <table:table-cell office:value-type="float" office:value="-0.4">
            <text:p>-0,4</text:p>
          </table:table-cell>
          <table:table-cell office:value-type="float" office:value="26.3">
            <text:p>26,3</text:p>
          </table:table-cell>
          <table:table-cell office:value-type="float" office:value="1.98557541191382">
            <text:p>2,0</text:p>
          </table:table-cell>
          <table:table-cell table:formula="of:=([.K4])*4" office:value-type="float" office:value="7.94230164765528">
            <text:p>7,94</text:p>
          </table:table-cell>
          <table:table-cell office:value-type="float" office:value="2.99423536121673">
            <text:p>3,0</text:p>
          </table:table-cell>
          <table:table-cell table:formula="of:=[.M4]*9" office:value-type="float" office:value="26.9481182509506">
            <text:p>26,9</text:p>
          </table:table-cell>
          <table:table-cell office:value-type="float" office:value="7.31355247148289">
            <text:p>7,3</text:p>
          </table:table-cell>
          <table:table-cell table:formula="of:=[.O4]*4" office:value-type="float" office:value="29.2542098859316">
            <text:p>29,3</text:p>
          </table:table-cell>
          <table:table-cell office:value-type="float" office:value="64.1446297845374">
            <text:p>64,1</text:p>
          </table:table-cell>
          <table:table-cell office:value-type="float" office:value="30.75">
            <text:p>30,8</text:p>
          </table:table-cell>
          <table:table-cell table:formula="of:=([.R4]*4)/[.J4]" office:value-type="float" office:value="4.67680608365019">
            <text:p>4,68</text:p>
          </table:table-cell>
          <table:table-cell office:value-type="float" office:value="50.25">
            <text:p>50,3</text:p>
          </table:table-cell>
          <table:table-cell table:formula="of:=([.T4]*9)/[.J4]" office:value-type="float" office:value="17.1958174904943">
            <text:p>17,2</text:p>
          </table:table-cell>
          <table:table-cell office:value-type="float" office:value="138.75">
            <text:p>138,8</text:p>
          </table:table-cell>
          <table:table-cell table:formula="of:=([.V4]*4)/[.J4]" office:value-type="float" office:value="21.1026615969582">
            <text:p>21,1</text:p>
          </table:table-cell>
          <table:table-cell office:value-type="float" office:value="1130.25">
            <text:p>1130,3</text:p>
          </table:table-cell>
          <table:table-cell table:formula="of:=[.X4]/[.J4]" office:value-type="float" office:value="42.9752851711027">
            <text:p>42,98</text:p>
          </table:table-cell>
          <table:table-cell table:formula="of:=[.L4]+[.S4]" office:value-type="float" office:value="12.6191077313055">
            <text:p>12,62</text:p>
          </table:table-cell>
          <table:table-cell table:formula="of:=[.Z4]/[.AF4]" office:value-type="percentage" office:value="0.117803563758721">
            <text:p>11,78%</text:p>
          </table:table-cell>
          <table:table-cell table:formula="of:=[.N4]+[.U4]" office:value-type="float" office:value="44.1439357414449">
            <text:p>44,14</text:p>
          </table:table-cell>
          <table:table-cell table:formula="of:=([.M4]+[.T4])/([.Q4]+[.X4])" office:value-type="percentage" office:value="0.0445784282962003">
            <text:p>4,46%</text:p>
          </table:table-cell>
          <table:table-cell table:formula="of:=[.P4]+[.W4]" office:value-type="float" office:value="50.3568714828897">
            <text:p>50,36</text:p>
          </table:table-cell>
          <table:table-cell table:formula="of:=[.AD4]/[.AF4]" office:value-type="percentage" office:value="0.470098127913407">
            <text:p>47,01%</text:p>
          </table:table-cell>
          <table:table-cell table:formula="of:=[.Q4]+[.Y4]" office:value-type="float" office:value="107.11991495564">
            <text:p>107,12</text:p>
          </table:table-cell>
          <table:table-cell table:formula="of:=[.AF4]/75" office:value-type="percentage" office:value="1.42826553274187">
            <text:p>142,83%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A A</text:p>
          </table:table-cell>
          <table:table-cell office:value-type="float" office:value="42480">
            <text:p>20/04/16</text:p>
          </table:table-cell>
          <table:table-cell office:value-type="float" office:value="10.2">
            <text:p>10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.362775">
            <text:p>2,4</text:p>
          </table:table-cell>
          <table:table-cell table:formula="of:=([.K5])*4" office:value-type="float" office:value="9.4511">
            <text:p>9,45</text:p>
          </table:table-cell>
          <table:table-cell office:value-type="float" office:value="3.68874895833333">
            <text:p>3,7</text:p>
          </table:table-cell>
          <table:table-cell table:formula="of:=[.M5]*9" office:value-type="float" office:value="33.198740625">
            <text:p>33,2</text:p>
          </table:table-cell>
          <table:table-cell office:value-type="float" office:value="10.1901875">
            <text:p>10,2</text:p>
          </table:table-cell>
          <table:table-cell table:formula="of:=[.O5]*4" office:value-type="float" office:value="40.76075">
            <text:p>40,8</text:p>
          </table:table-cell>
          <table:table-cell office:value-type="float" office:value="83.410590625">
            <text:p>83,4</text:p>
          </table:table-cell>
          <table:table-cell office:value-type="float" office:value="61.5">
            <text:p>61,5</text:p>
          </table:table-cell>
          <table:table-cell table:formula="of:=([.R5]*4)/[.J5]" office:value-type="float" office:value="7.6875">
            <text:p>7,69</text:p>
          </table:table-cell>
          <table:table-cell office:value-type="float" office:value="100.5">
            <text:p>100,5</text:p>
          </table:table-cell>
          <table:table-cell table:formula="of:=([.T5]*9)/[.J5]" office:value-type="float" office:value="28.265625">
            <text:p>28,3</text:p>
          </table:table-cell>
          <table:table-cell office:value-type="float" office:value="277.5">
            <text:p>277,5</text:p>
          </table:table-cell>
          <table:table-cell table:formula="of:=([.V5]*4)/[.J5]" office:value-type="float" office:value="34.6875">
            <text:p>34,7</text:p>
          </table:table-cell>
          <table:table-cell office:value-type="float" office:value="2260.5">
            <text:p>2260,5</text:p>
          </table:table-cell>
          <table:table-cell table:formula="of:=[.X5]/[.J5]" office:value-type="float" office:value="70.640625">
            <text:p>70,64</text:p>
          </table:table-cell>
          <table:table-cell table:formula="of:=[.L5]+[.S5]" office:value-type="float" office:value="17.1386">
            <text:p>17,14</text:p>
          </table:table-cell>
          <table:table-cell table:formula="of:=[.Z5]/[.AF5]" office:value-type="percentage" office:value="0.111252611220672">
            <text:p>11,13%</text:p>
          </table:table-cell>
          <table:table-cell table:formula="of:=[.N5]+[.U5]" office:value-type="float" office:value="61.464365625">
            <text:p>61,46</text:p>
          </table:table-cell>
          <table:table-cell table:formula="of:=([.M5]+[.T5])/([.Q5]+[.X5])" office:value-type="percentage" office:value="0.0444508205112686">
            <text:p>4,45%</text:p>
          </table:table-cell>
          <table:table-cell table:formula="of:=[.P5]+[.W5]" office:value-type="float" office:value="75.44825">
            <text:p>75,45</text:p>
          </table:table-cell>
          <table:table-cell table:formula="of:=[.AD5]/[.AF5]" office:value-type="percentage" office:value="0.489760822035058">
            <text:p>48,98%</text:p>
          </table:table-cell>
          <table:table-cell table:formula="of:=[.Q5]+[.Y5]" office:value-type="float" office:value="154.051215625">
            <text:p>154,05</text:p>
          </table:table-cell>
          <table:table-cell table:formula="of:=[.AF5]/75" office:value-type="percentage" office:value="2.05401620833333">
            <text:p>205,40%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A A</text:p>
          </table:table-cell>
          <table:table-cell office:value-type="float" office:value="42381">
            <text:p>12/01/16</text:p>
          </table:table-cell>
          <table:table-cell office:value-type="float" office:value="9.9">
            <text:p>9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1.9">
            <text:p>31,9</text:p>
          </table:table-cell>
          <table:table-cell office:value-type="float" office:value="2.04886520376176">
            <text:p>2,0</text:p>
          </table:table-cell>
          <table:table-cell table:formula="of:=([.K6])*4" office:value-type="float" office:value="8.19546081504704">
            <text:p>8,20</text:p>
          </table:table-cell>
          <table:table-cell office:value-type="float" office:value="3.17523406478579">
            <text:p>3,2</text:p>
          </table:table-cell>
          <table:table-cell table:formula="of:=[.M6]*9" office:value-type="float" office:value="28.5771065830721">
            <text:p>28,6</text:p>
          </table:table-cell>
          <table:table-cell office:value-type="float" office:value="8.77228840125392">
            <text:p>8,8</text:p>
          </table:table-cell>
          <table:table-cell table:formula="of:=[.O6]*4" office:value-type="float" office:value="35.0891536050157">
            <text:p>35,1</text:p>
          </table:table-cell>
          <table:table-cell office:value-type="float" office:value="71.8617210031348">
            <text:p>71,9</text:p>
          </table:table-cell>
          <table:table-cell office:value-type="float" office:value="51.25">
            <text:p>51,3</text:p>
          </table:table-cell>
          <table:table-cell table:formula="of:=([.R6]*4)/[.J6]" office:value-type="float" office:value="6.42633228840125">
            <text:p>6,43</text:p>
          </table:table-cell>
          <table:table-cell office:value-type="float" office:value="83.75">
            <text:p>83,8</text:p>
          </table:table-cell>
          <table:table-cell table:formula="of:=([.T6]*9)/[.J6]" office:value-type="float" office:value="23.628526645768">
            <text:p>23,6</text:p>
          </table:table-cell>
          <table:table-cell office:value-type="float" office:value="231.25">
            <text:p>231,3</text:p>
          </table:table-cell>
          <table:table-cell table:formula="of:=([.V6]*4)/[.J6]" office:value-type="float" office:value="28.9968652037618">
            <text:p>29,0</text:p>
          </table:table-cell>
          <table:table-cell office:value-type="float" office:value="1883.75">
            <text:p>1883,8</text:p>
          </table:table-cell>
          <table:table-cell table:formula="of:=[.X6]/[.J6]" office:value-type="float" office:value="59.051724137931">
            <text:p>59,05</text:p>
          </table:table-cell>
          <table:table-cell table:formula="of:=[.L6]+[.S6]" office:value-type="float" office:value="14.6217931034483">
            <text:p>14,62</text:p>
          </table:table-cell>
          <table:table-cell table:formula="of:=[.Z6]/[.AF6]" office:value-type="percentage" office:value="0.11169053787938">
            <text:p>11,17%</text:p>
          </table:table-cell>
          <table:table-cell table:formula="of:=[.N6]+[.U6]" office:value-type="float" office:value="52.2056332288401">
            <text:p>52,21</text:p>
          </table:table-cell>
          <table:table-cell table:formula="of:=([.M6]+[.T6])/([.Q6]+[.X6])" office:value-type="percentage" office:value="0.044449127161192">
            <text:p>4,44%</text:p>
          </table:table-cell>
          <table:table-cell table:formula="of:=[.P6]+[.W6]" office:value-type="float" office:value="64.0860188087774">
            <text:p>64,09</text:p>
          </table:table-cell>
          <table:table-cell table:formula="of:=[.AD6]/[.AF6]" office:value-type="percentage" office:value="0.489529694522373">
            <text:p>48,95%</text:p>
          </table:table-cell>
          <table:table-cell table:formula="of:=[.Q6]+[.Y6]" office:value-type="float" office:value="130.913445141066">
            <text:p>130,91</text:p>
          </table:table-cell>
          <table:table-cell table:formula="of:=[.AF6]/75" office:value-type="percentage" office:value="1.74551260188088">
            <text:p>174,55%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A A</text:p>
          </table:table-cell>
          <table:table-cell office:value-type="float" office:value="42577">
            <text:p>26/07/16</text:p>
          </table:table-cell>
          <table:table-cell office:value-type="float" office:value="10.5">
            <text:p>10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3.234375">
            <text:p>3,2</text:p>
          </table:table-cell>
          <table:table-cell table:formula="of:=([.K7])*4" office:value-type="float" office:value="12.9375">
            <text:p>12,94</text:p>
          </table:table-cell>
          <table:table-cell office:value-type="float" office:value="2.484375">
            <text:p>2,5</text:p>
          </table:table-cell>
          <table:table-cell table:formula="of:=[.M7]*9" office:value-type="float" office:value="22.359375">
            <text:p>22,4</text:p>
          </table:table-cell>
          <table:table-cell office:value-type="float" office:value="7.21875">
            <text:p>7,2</text:p>
          </table:table-cell>
          <table:table-cell table:formula="of:=[.O7]*4" office:value-type="float" office:value="28.875">
            <text:p>28,9</text:p>
          </table:table-cell>
          <table:table-cell office:value-type="float" office:value="64.171875">
            <text:p>64,2</text:p>
          </table:table-cell>
          <table:table-cell office:value-type="float" office:value="103.5">
            <text:p>103,5</text:p>
          </table:table-cell>
          <table:table-cell table:formula="of:=([.R7]*4)/[.J7]" office:value-type="float" office:value="12.9375">
            <text:p>12,94</text:p>
          </table:table-cell>
          <table:table-cell office:value-type="float" office:value="79.5">
            <text:p>79,5</text:p>
          </table:table-cell>
          <table:table-cell table:formula="of:=([.T7]*9)/[.J7]" office:value-type="float" office:value="22.359375">
            <text:p>22,4</text:p>
          </table:table-cell>
          <table:table-cell office:value-type="float" office:value="231">
            <text:p>231,0</text:p>
          </table:table-cell>
          <table:table-cell table:formula="of:=([.V7]*4)/[.J7]" office:value-type="float" office:value="28.875">
            <text:p>28,9</text:p>
          </table:table-cell>
          <table:table-cell office:value-type="float" office:value="2053.5">
            <text:p>2053,5</text:p>
          </table:table-cell>
          <table:table-cell table:formula="of:=[.X7]/[.J7]" office:value-type="float" office:value="64.171875">
            <text:p>64,17</text:p>
          </table:table-cell>
          <table:table-cell table:formula="of:=[.L7]+[.S7]" office:value-type="float" office:value="25.875">
            <text:p>25,88</text:p>
          </table:table-cell>
          <table:table-cell table:formula="of:=[.Z7]/[.AF7]" office:value-type="percentage" office:value="0.201607012417823">
            <text:p>20,16%</text:p>
          </table:table-cell>
          <table:table-cell table:formula="of:=[.N7]+[.U7]" office:value-type="float" office:value="44.71875">
            <text:p>44,72</text:p>
          </table:table-cell>
          <table:table-cell table:formula="of:=([.M7]+[.T7])/([.Q7]+[.X7])" office:value-type="percentage" office:value="0.0387143900657414">
            <text:p>3,87%</text:p>
          </table:table-cell>
          <table:table-cell table:formula="of:=[.P7]+[.W7]" office:value-type="float" office:value="57.75">
            <text:p>57,75</text:p>
          </table:table-cell>
          <table:table-cell table:formula="of:=[.AD7]/[.AF7]" office:value-type="percentage" office:value="0.449963476990504">
            <text:p>45,00%</text:p>
          </table:table-cell>
          <table:table-cell table:formula="of:=[.Q7]+[.Y7]" office:value-type="float" office:value="128.34375">
            <text:p>128,34</text:p>
          </table:table-cell>
          <table:table-cell table:formula="of:=[.AF7]/75" office:value-type="percentage" office:value="1.71125">
            <text:p>171,13%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A A</text:p>
          </table:table-cell>
          <table:table-cell office:value-type="float" office:value="42171">
            <text:p>16/06/15</text:p>
          </table:table-cell>
          <table:table-cell office:value-type="float" office:value="9.4">
            <text:p>9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/>
          <table:table-cell office:value-type="float" office:value="-0.44">
            <text:p>-0,44</text:p>
          </table:table-cell>
          <table:table-cell/>
          <table:table-cell office:value-type="float" office:value="26.4">
            <text:p>26,4</text:p>
          </table:table-cell>
          <table:table-cell office:value-type="float" office:value="2.10381818181818">
            <text:p>2,1</text:p>
          </table:table-cell>
          <table:table-cell table:formula="of:=([.K8])*4" office:value-type="float" office:value="8.41527272727272">
            <text:p>8,42</text:p>
          </table:table-cell>
          <table:table-cell office:value-type="float" office:value="3.27912184343434">
            <text:p>3,3</text:p>
          </table:table-cell>
          <table:table-cell table:formula="of:=[.M8]*9" office:value-type="float" office:value="29.5120965909091">
            <text:p>29,5</text:p>
          </table:table-cell>
          <table:table-cell office:value-type="float" office:value="9.75088383838384">
            <text:p>9,8</text:p>
          </table:table-cell>
          <table:table-cell table:formula="of:=[.O8]*4" office:value-type="float" office:value="39.0035353535354">
            <text:p>39,0</text:p>
          </table:table-cell>
          <table:table-cell office:value-type="float" office:value="76.9309046717172">
            <text:p>76,9</text:p>
          </table:table-cell>
          <table:table-cell office:value-type="float" office:value="45.1">
            <text:p>45,1</text:p>
          </table:table-cell>
          <table:table-cell table:formula="of:=([.R8]*4)/[.J8]" office:value-type="float" office:value="6.83333333333333">
            <text:p>6,83</text:p>
          </table:table-cell>
          <table:table-cell office:value-type="float" office:value="73.7">
            <text:p>73,7</text:p>
          </table:table-cell>
          <table:table-cell table:formula="of:=([.T8]*9)/[.J8]" office:value-type="float" office:value="25.125">
            <text:p>25,1</text:p>
          </table:table-cell>
          <table:table-cell office:value-type="float" office:value="203.5">
            <text:p>203,5</text:p>
          </table:table-cell>
          <table:table-cell table:formula="of:=([.V8]*4)/[.J8]" office:value-type="float" office:value="30.8333333333333">
            <text:p>30,8</text:p>
          </table:table-cell>
          <table:table-cell office:value-type="float" office:value="1657.7">
            <text:p>1657,7</text:p>
          </table:table-cell>
          <table:table-cell table:formula="of:=[.X8]/[.J8]" office:value-type="float" office:value="62.7916666666667">
            <text:p>62,79</text:p>
          </table:table-cell>
          <table:table-cell table:formula="of:=[.L8]+[.S8]" office:value-type="float" office:value="15.2486060606061">
            <text:p>15,25</text:p>
          </table:table-cell>
          <table:table-cell table:formula="of:=[.Z8]/[.AF8]" office:value-type="percentage" office:value="0.109134880030776">
            <text:p>10,91%</text:p>
          </table:table-cell>
          <table:table-cell table:formula="of:=[.N8]+[.U8]" office:value-type="float" office:value="54.6370965909091">
            <text:p>54,64</text:p>
          </table:table-cell>
          <table:table-cell table:formula="of:=([.M8]+[.T8])/([.Q8]+[.X8])" office:value-type="percentage" office:value="0.0443778106547703">
            <text:p>4,44%</text:p>
          </table:table-cell>
          <table:table-cell table:formula="of:=[.P8]+[.W8]" office:value-type="float" office:value="69.8368686868687">
            <text:p>69,84</text:p>
          </table:table-cell>
          <table:table-cell table:formula="of:=[.AD8]/[.AF8]" office:value-type="percentage" office:value="0.49982524668642">
            <text:p>49,98%</text:p>
          </table:table-cell>
          <table:table-cell table:formula="of:=[.Q8]+[.Y8]" office:value-type="float" office:value="139.722571338384">
            <text:p>139,72</text:p>
          </table:table-cell>
          <table:table-cell table:formula="of:=[.AF8]/75" office:value-type="percentage" office:value="1.86296761784512">
            <text:p>186,30%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A A</text:p>
          </table:table-cell>
          <table:table-cell office:value-type="float" office:value="42655">
            <text:p>12/10/16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3.29872549019608">
            <text:p>3,3</text:p>
          </table:table-cell>
          <table:table-cell table:formula="of:=([.K9])*4" office:value-type="float" office:value="13.1949019607843">
            <text:p>13,19</text:p>
          </table:table-cell>
          <table:table-cell office:value-type="float" office:value="2.29335294117647">
            <text:p>2,3</text:p>
          </table:table-cell>
          <table:table-cell table:formula="of:=[.M9]*9" office:value-type="float" office:value="20.6401764705882">
            <text:p>20,6</text:p>
          </table:table-cell>
          <table:table-cell office:value-type="float" office:value="5.89588235294118">
            <text:p>5,9</text:p>
          </table:table-cell>
          <table:table-cell table:formula="of:=[.O9]*4" office:value-type="float" office:value="23.5835294117647">
            <text:p>23,6</text:p>
          </table:table-cell>
          <table:table-cell office:value-type="float" office:value="57.4186078431373">
            <text:p>57,4</text:p>
          </table:table-cell>
          <table:table-cell office:value-type="float" office:value="86.25">
            <text:p>86,3</text:p>
          </table:table-cell>
          <table:table-cell table:formula="of:=([.R9]*4)/[.J9]" office:value-type="float" office:value="10.1470588235294">
            <text:p>10,15</text:p>
          </table:table-cell>
          <table:table-cell office:value-type="float" office:value="66.25">
            <text:p>66,3</text:p>
          </table:table-cell>
          <table:table-cell table:formula="of:=([.T9]*9)/[.J9]" office:value-type="float" office:value="17.5367647058824">
            <text:p>17,5</text:p>
          </table:table-cell>
          <table:table-cell office:value-type="float" office:value="192.5">
            <text:p>192,5</text:p>
          </table:table-cell>
          <table:table-cell table:formula="of:=([.V9]*4)/[.J9]" office:value-type="float" office:value="22.6470588235294">
            <text:p>22,6</text:p>
          </table:table-cell>
          <table:table-cell office:value-type="float" office:value="1711.25">
            <text:p>1711,3</text:p>
          </table:table-cell>
          <table:table-cell table:formula="of:=[.X9]/[.J9]" office:value-type="float" office:value="50.3308823529412">
            <text:p>50,33</text:p>
          </table:table-cell>
          <table:table-cell table:formula="of:=[.L9]+[.S9]" office:value-type="float" office:value="23.3419607843137">
            <text:p>23,34</text:p>
          </table:table-cell>
          <table:table-cell table:formula="of:=[.Z9]/[.AF9]" office:value-type="percentage" office:value="0.21663175149912">
            <text:p>21,66%</text:p>
          </table:table-cell>
          <table:table-cell table:formula="of:=[.N9]+[.U9]" office:value-type="float" office:value="38.1769411764706">
            <text:p>38,18</text:p>
          </table:table-cell>
          <table:table-cell table:formula="of:=([.M9]+[.T9])/([.Q9]+[.X9])" office:value-type="percentage" office:value="0.038754209034537">
            <text:p>3,88%</text:p>
          </table:table-cell>
          <table:table-cell table:formula="of:=[.P9]+[.W9]" office:value-type="float" office:value="46.2305882352941">
            <text:p>46,23</text:p>
          </table:table-cell>
          <table:table-cell table:formula="of:=[.AD9]/[.AF9]" office:value-type="percentage" office:value="0.429056213177115">
            <text:p>42,91%</text:p>
          </table:table-cell>
          <table:table-cell table:formula="of:=[.Q9]+[.Y9]" office:value-type="float" office:value="107.749490196079">
            <text:p>107,75</text:p>
          </table:table-cell>
          <table:table-cell table:formula="of:=[.AF9]/75" office:value-type="percentage" office:value="1.43665986928105">
            <text:p>143,67%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A A</text:p>
          </table:table-cell>
          <table:table-cell office:value-type="float" office:value="42250">
            <text:p>03/09/15</text:p>
          </table:table-cell>
          <table:table-cell office:value-type="float" office:value="9.6">
            <text:p>9,6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8.5">
            <text:p>28,5</text:p>
          </table:table-cell>
          <table:table-cell office:value-type="float" office:value="1.9488">
            <text:p>1,9</text:p>
          </table:table-cell>
          <table:table-cell table:formula="of:=([.K10])*4" office:value-type="float" office:value="7.7952">
            <text:p>7,80</text:p>
          </table:table-cell>
          <table:table-cell office:value-type="float" office:value="3.03750233918129">
            <text:p>3,0</text:p>
          </table:table-cell>
          <table:table-cell table:formula="of:=[.M10]*9" office:value-type="float" office:value="27.3375210526316">
            <text:p>27,3</text:p>
          </table:table-cell>
          <table:table-cell office:value-type="float" office:value="9.03239766081871">
            <text:p>9,0</text:p>
          </table:table-cell>
          <table:table-cell table:formula="of:=[.O10]*4" office:value-type="float" office:value="36.1295906432748">
            <text:p>36,1</text:p>
          </table:table-cell>
          <table:table-cell office:value-type="float" office:value="71.2623116959064">
            <text:p>71,3</text:p>
          </table:table-cell>
          <table:table-cell office:value-type="float" office:value="45.1">
            <text:p>45,1</text:p>
          </table:table-cell>
          <table:table-cell table:formula="of:=([.R10]*4)/[.J10]" office:value-type="float" office:value="6.32982456140351">
            <text:p>6,33</text:p>
          </table:table-cell>
          <table:table-cell office:value-type="float" office:value="73.7">
            <text:p>73,7</text:p>
          </table:table-cell>
          <table:table-cell table:formula="of:=([.T10]*9)/[.J10]" office:value-type="float" office:value="23.2736842105263">
            <text:p>23,3</text:p>
          </table:table-cell>
          <table:table-cell office:value-type="float" office:value="203.5">
            <text:p>203,5</text:p>
          </table:table-cell>
          <table:table-cell table:formula="of:=([.V10]*4)/[.J10]" office:value-type="float" office:value="28.5614035087719">
            <text:p>28,6</text:p>
          </table:table-cell>
          <table:table-cell office:value-type="float" office:value="1657.7">
            <text:p>1657,7</text:p>
          </table:table-cell>
          <table:table-cell table:formula="of:=[.X10]/[.J10]" office:value-type="float" office:value="58.1649122807018">
            <text:p>58,16</text:p>
          </table:table-cell>
          <table:table-cell table:formula="of:=[.L10]+[.S10]" office:value-type="float" office:value="14.1250245614035">
            <text:p>14,13</text:p>
          </table:table-cell>
          <table:table-cell table:formula="of:=[.Z10]/[.AF10]" office:value-type="percentage" office:value="0.109134880030776">
            <text:p>10,91%</text:p>
          </table:table-cell>
          <table:table-cell table:formula="of:=[.N10]+[.U10]" office:value-type="float" office:value="50.6112052631579">
            <text:p>50,61</text:p>
          </table:table-cell>
          <table:table-cell table:formula="of:=([.M10]+[.T10])/([.Q10]+[.X10])" office:value-type="percentage" office:value="0.0443835599076251">
            <text:p>4,44%</text:p>
          </table:table-cell>
          <table:table-cell table:formula="of:=[.P10]+[.W10]" office:value-type="float" office:value="64.6909941520468">
            <text:p>64,69</text:p>
          </table:table-cell>
          <table:table-cell table:formula="of:=[.AD10]/[.AF10]" office:value-type="percentage" office:value="0.49982524668642">
            <text:p>49,98%</text:p>
          </table:table-cell>
          <table:table-cell table:formula="of:=[.Q10]+[.Y10]" office:value-type="float" office:value="129.427223976608">
            <text:p>129,43</text:p>
          </table:table-cell>
          <table:table-cell table:formula="of:=[.AF10]/75" office:value-type="percentage" office:value="1.72569631968811">
            <text:p>172,57%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E Q</text:p>
          </table:table-cell>
          <table:table-cell office:value-type="float" office:value="41681">
            <text:p>11/02/14</text:p>
          </table:table-cell>
          <table:table-cell office:value-type="float" office:value="9.5">
            <text:p>9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2.46">
            <text:p>-2,46</text:p>
          </table:table-cell>
          <table:table-cell office:value-type="float" office:value="23">
            <text:p>23</text:p>
          </table:table-cell>
          <table:table-cell office:value-type="float" office:value="3.00096376811594">
            <text:p>3,0</text:p>
          </table:table-cell>
          <table:table-cell table:formula="of:=([.K11])*4" office:value-type="float" office:value="12.0038550724638">
            <text:p>12,00</text:p>
          </table:table-cell>
          <table:table-cell office:value-type="float" office:value="3.69763507246377">
            <text:p>3,7</text:p>
          </table:table-cell>
          <table:table-cell table:formula="of:=[.M11]*9" office:value-type="float" office:value="33.2787156521739">
            <text:p>33,3</text:p>
          </table:table-cell>
          <table:table-cell office:value-type="float" office:value="11.1785347826087">
            <text:p>11,2</text:p>
          </table:table-cell>
          <table:table-cell table:formula="of:=[.O11]*4" office:value-type="float" office:value="44.7141391304348">
            <text:p>44,7</text:p>
          </table:table-cell>
          <table:table-cell office:value-type="float" office:value="89.9967098550725">
            <text:p>90,0</text:p>
          </table:table-cell>
          <table:table-cell office:value-type="float" office:value="44.38">
            <text:p>44,4</text:p>
          </table:table-cell>
          <table:table-cell table:formula="of:=([.R11]*4)/[.J11]" office:value-type="float" office:value="7.71826086956522">
            <text:p>7,72</text:p>
          </table:table-cell>
          <table:table-cell office:value-type="float" office:value="53.24">
            <text:p>53,2</text:p>
          </table:table-cell>
          <table:table-cell table:formula="of:=([.T11]*9)/[.J11]" office:value-type="float" office:value="20.8330434782609">
            <text:p>20,8</text:p>
          </table:table-cell>
          <table:table-cell office:value-type="float" office:value="167.3">
            <text:p>167,3</text:p>
          </table:table-cell>
          <table:table-cell table:formula="of:=([.V11]*4)/[.J11]" office:value-type="float" office:value="29.095652173913">
            <text:p>29,1</text:p>
          </table:table-cell>
          <table:table-cell office:value-type="float" office:value="1325.88">
            <text:p>1325,9</text:p>
          </table:table-cell>
          <table:table-cell table:formula="of:=[.X11]/[.J11]" office:value-type="float" office:value="57.6469565217391">
            <text:p>57,65</text:p>
          </table:table-cell>
          <table:table-cell table:formula="of:=[.L11]+[.S11]" office:value-type="float" office:value="19.722115942029">
            <text:p>19,72</text:p>
          </table:table-cell>
          <table:table-cell table:formula="of:=[.Z11]/[.AF11]" office:value-type="percentage" office:value="0.133579153281759">
            <text:p>13,36%</text:p>
          </table:table-cell>
          <table:table-cell table:formula="of:=[.N11]+[.U11]" office:value-type="float" office:value="54.1117591304348">
            <text:p>54,11</text:p>
          </table:table-cell>
          <table:table-cell table:formula="of:=([.M11]+[.T11])/([.Q11]+[.X11])" office:value-type="percentage" office:value="0.0402136956390022">
            <text:p>4,02%</text:p>
          </table:table-cell>
          <table:table-cell table:formula="of:=[.P11]+[.W11]" office:value-type="float" office:value="73.8097913043478">
            <text:p>73,81</text:p>
          </table:table-cell>
          <table:table-cell table:formula="of:=[.AD11]/[.AF11]" office:value-type="percentage" office:value="0.499918439548722">
            <text:p>49,99%</text:p>
          </table:table-cell>
          <table:table-cell table:formula="of:=[.Q11]+[.Y11]" office:value-type="float" office:value="147.643666376812">
            <text:p>147,64</text:p>
          </table:table-cell>
          <table:table-cell table:formula="of:=[.AF11]/75" office:value-type="percentage" office:value="1.96858221835749">
            <text:p>196,86%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E Q</text:p>
          </table:table-cell>
          <table:table-cell office:value-type="float" office:value="41796">
            <text:p>06/06/14</text:p>
          </table:table-cell>
          <table:table-cell office:value-type="float" office:value="9.8">
            <text:p>9,8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38.5">
            <text:p>138,5</text:p>
          </table:table-cell>
          <table:table-cell table:style-name="ce2" office:value-type="float" office:value="14.23">
            <text:p>14,23</text:p>
          </table:table-cell>
          <table:table-cell office:value-type="float" office:value="-1.2">
            <text:p>-1,2</text:p>
          </table:table-cell>
          <table:table-cell office:value-type="float" office:value="27.3">
            <text:p>27,3</text:p>
          </table:table-cell>
          <table:table-cell office:value-type="float" office:value="3.01933806146572">
            <text:p>3,0</text:p>
          </table:table-cell>
          <table:table-cell table:formula="of:=([.K12])*4" office:value-type="float" office:value="12.0773522458629">
            <text:p>12,08</text:p>
          </table:table-cell>
          <table:table-cell office:value-type="float" office:value="3.28449479905437">
            <text:p>3,3</text:p>
          </table:table-cell>
          <table:table-cell table:formula="of:=[.M12]*9" office:value-type="float" office:value="29.5604531914893">
            <text:p>29,6</text:p>
          </table:table-cell>
          <table:table-cell office:value-type="float" office:value="9.16140425531915">
            <text:p>9,2</text:p>
          </table:table-cell>
          <table:table-cell table:formula="of:=[.O12]*4" office:value-type="float" office:value="36.6456170212766">
            <text:p>36,6</text:p>
          </table:table-cell>
          <table:table-cell office:value-type="float" office:value="78.2834224586289">
            <text:p>78,3</text:p>
          </table:table-cell>
          <table:table-cell office:value-type="float" office:value="36.75">
            <text:p>36,8</text:p>
          </table:table-cell>
          <table:table-cell table:formula="of:=([.R12]*4)/[.J12]" office:value-type="float" office:value="5.38461538461538">
            <text:p>5,38</text:p>
          </table:table-cell>
          <table:table-cell office:value-type="float" office:value="47.4">
            <text:p>47,4</text:p>
          </table:table-cell>
          <table:table-cell table:formula="of:=([.T12]*9)/[.J12]" office:value-type="float" office:value="15.6263736263736">
            <text:p>15,6</text:p>
          </table:table-cell>
          <table:table-cell office:value-type="float" office:value="138.75">
            <text:p>138,8</text:p>
          </table:table-cell>
          <table:table-cell table:formula="of:=([.V12]*4)/[.J12]" office:value-type="float" office:value="20.3296703296703">
            <text:p>20,3</text:p>
          </table:table-cell>
          <table:table-cell office:value-type="float" office:value="1128.6">
            <text:p>1128,6</text:p>
          </table:table-cell>
          <table:table-cell table:formula="of:=[.X12]/[.J12]" office:value-type="float" office:value="41.3406593406593">
            <text:p>41,34</text:p>
          </table:table-cell>
          <table:table-cell table:formula="of:=[.L12]+[.S12]" office:value-type="float" office:value="17.4619676304783">
            <text:p>17,46</text:p>
          </table:table-cell>
          <table:table-cell table:formula="of:=[.Z12]/[.AF12]" office:value-type="percentage" office:value="0.14597368161853">
            <text:p>14,60%</text:p>
          </table:table-cell>
          <table:table-cell table:formula="of:=[.N12]+[.U12]" office:value-type="float" office:value="45.186826817863">
            <text:p>45,1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2]+[.W12]" office:value-type="float" office:value="56.9752873509469">
            <text:p>56,98</text:p>
          </table:table-cell>
          <table:table-cell table:formula="of:=[.AD12]/[.AF12]" office:value-type="percentage" office:value="0.476286099704766">
            <text:p>47,63%</text:p>
          </table:table-cell>
          <table:table-cell table:formula="of:=[.Q12]+[.Y12]" office:value-type="float" office:value="119.624081799288">
            <text:p>119,62</text:p>
          </table:table-cell>
          <table:table-cell table:formula="of:=[.AF12]/75" office:value-type="percentage" office:value="1.59498775732384">
            <text:p>159,50%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E Q</text:p>
          </table:table-cell>
          <table:table-cell office:value-type="float" office:value="42090">
            <text:p>27/03/15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table:number-columns-repeated="2"/>
          <table:table-cell office:value-type="float" office:value="-0.13">
            <text:p>-0,13</text:p>
          </table:table-cell>
          <table:table-cell office:value-type="float" office:value="29.6">
            <text:p>29,6</text:p>
          </table:table-cell>
          <table:table-cell office:value-type="float" office:value="2.80231306306306">
            <text:p>2,8</text:p>
          </table:table-cell>
          <table:table-cell table:formula="of:=([.K13])*4" office:value-type="float" office:value="11.2092522522522">
            <text:p>11,21</text:p>
          </table:table-cell>
          <table:table-cell office:value-type="float" office:value="3.85022975225225">
            <text:p>3,9</text:p>
          </table:table-cell>
          <table:table-cell table:formula="of:=[.M13]*9" office:value-type="float" office:value="34.6520677702703">
            <text:p>34,7</text:p>
          </table:table-cell>
          <table:table-cell office:value-type="float" office:value="9.24414527027027">
            <text:p>9,2</text:p>
          </table:table-cell>
          <table:table-cell table:formula="of:=[.O13]*4" office:value-type="float" office:value="36.9765810810811">
            <text:p>37,0</text:p>
          </table:table-cell>
          <table:table-cell office:value-type="float" office:value="82.8379011036036">
            <text:p>82,8</text:p>
          </table:table-cell>
          <table:table-cell office:value-type="float" office:value="50.6333333333333">
            <text:p>50,6</text:p>
          </table:table-cell>
          <table:table-cell table:formula="of:=([.R13]*4)/[.J13]" office:value-type="float" office:value="6.84234234234234">
            <text:p>6,84</text:p>
          </table:table-cell>
          <table:table-cell office:value-type="float" office:value="65.3066666666667">
            <text:p>65,3</text:p>
          </table:table-cell>
          <table:table-cell table:formula="of:=([.T13]*9)/[.J13]" office:value-type="float" office:value="19.8567567567568">
            <text:p>19,9</text:p>
          </table:table-cell>
          <table:table-cell office:value-type="float" office:value="191.166666666667">
            <text:p>191,2</text:p>
          </table:table-cell>
          <table:table-cell table:formula="of:=([.V13]*4)/[.J13]" office:value-type="float" office:value="25.8333333333334">
            <text:p>25,8</text:p>
          </table:table-cell>
          <table:table-cell office:value-type="float" office:value="1554.96">
            <text:p>1555,0</text:p>
          </table:table-cell>
          <table:table-cell table:formula="of:=[.X13]/[.J13]" office:value-type="float" office:value="52.5324324324324">
            <text:p>52,53</text:p>
          </table:table-cell>
          <table:table-cell table:formula="of:=[.L13]+[.S13]" office:value-type="float" office:value="18.0515945945946">
            <text:p>18,05</text:p>
          </table:table-cell>
          <table:table-cell table:formula="of:=[.Z13]/[.AF13]" office:value-type="percentage" office:value="0.133349709076318">
            <text:p>13,33%</text:p>
          </table:table-cell>
          <table:table-cell table:formula="of:=[.N13]+[.U13]" office:value-type="float" office:value="54.508824527027">
            <text:p>54,5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3]+[.W13]" office:value-type="float" office:value="62.8099144144145">
            <text:p>62,81</text:p>
          </table:table-cell>
          <table:table-cell table:formula="of:=[.AD13]/[.AF13]" office:value-type="percentage" office:value="0.463985814127393">
            <text:p>46,40%</text:p>
          </table:table-cell>
          <table:table-cell table:formula="of:=[.Q13]+[.Y13]" office:value-type="float" office:value="135.370333536036">
            <text:p>135,37</text:p>
          </table:table-cell>
          <table:table-cell table:formula="of:=[.AF13]/75" office:value-type="percentage" office:value="1.80493778048048">
            <text:p>180,49%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E Q</text:p>
          </table:table-cell>
          <table:table-cell office:value-type="float" office:value="42353">
            <text:p>15/12/15</text:p>
          </table:table-cell>
          <table:table-cell office:value-type="float" office:value="11.4">
            <text:p>11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table:number-columns-repeated="2"/>
          <table:table-cell/>
          <table:table-cell office:value-type="float" office:value="33.5">
            <text:p>33,5</text:p>
          </table:table-cell>
          <table:table-cell office:value-type="float" office:value="2.7484039800995">
            <text:p>2,7</text:p>
          </table:table-cell>
          <table:table-cell table:formula="of:=([.K14])*4" office:value-type="float" office:value="10.993615920398">
            <text:p>10,99</text:p>
          </table:table-cell>
          <table:table-cell office:value-type="float" office:value="4.07692537313433">
            <text:p>4,1</text:p>
          </table:table-cell>
          <table:table-cell table:formula="of:=[.M14]*9" office:value-type="float" office:value="36.692328358209">
            <text:p>36,7</text:p>
          </table:table-cell>
          <table:table-cell office:value-type="float" office:value="9.10029253731343">
            <text:p>9,1</text:p>
          </table:table-cell>
          <table:table-cell table:formula="of:=[.O14]*4" office:value-type="float" office:value="36.4011701492537">
            <text:p>36,4</text:p>
          </table:table-cell>
          <table:table-cell office:value-type="float" office:value="84.0871144278607">
            <text:p>84,1</text:p>
          </table:table-cell>
          <table:table-cell office:value-type="float" office:value="49">
            <text:p>49,0</text:p>
          </table:table-cell>
          <table:table-cell table:formula="of:=([.R14]*4)/[.J14]" office:value-type="float" office:value="5.85074626865672">
            <text:p>5,85</text:p>
          </table:table-cell>
          <table:table-cell office:value-type="float" office:value="63.2">
            <text:p>63,2</text:p>
          </table:table-cell>
          <table:table-cell table:formula="of:=([.T14]*9)/[.J14]" office:value-type="float" office:value="16.9791044776119">
            <text:p>17,0</text:p>
          </table:table-cell>
          <table:table-cell office:value-type="float" office:value="185">
            <text:p>185,0</text:p>
          </table:table-cell>
          <table:table-cell table:formula="of:=([.V14]*4)/[.J14]" office:value-type="float" office:value="22.089552238806">
            <text:p>22,1</text:p>
          </table:table-cell>
          <table:table-cell office:value-type="float" office:value="1504.8">
            <text:p>1504,8</text:p>
          </table:table-cell>
          <table:table-cell table:formula="of:=[.X14]/[.J14]" office:value-type="float" office:value="44.9194029850746">
            <text:p>44,92</text:p>
          </table:table-cell>
          <table:table-cell table:formula="of:=[.L14]+[.S14]" office:value-type="float" office:value="16.8443621890547">
            <text:p>16,84</text:p>
          </table:table-cell>
          <table:table-cell table:formula="of:=[.Z14]/[.AF14]" office:value-type="percentage" office:value="0.130569854351915">
            <text:p>13,06%</text:p>
          </table:table-cell>
          <table:table-cell table:formula="of:=[.N14]+[.U14]" office:value-type="float" office:value="53.6714328358209">
            <text:p>53,6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4]+[.W14]" office:value-type="float" office:value="58.4907223880597">
            <text:p>58,49</text:p>
          </table:table-cell>
          <table:table-cell table:formula="of:=[.AD14]/[.AF14]" office:value-type="percentage" office:value="0.453393546008513">
            <text:p>45,34%</text:p>
          </table:table-cell>
          <table:table-cell table:formula="of:=[.Q14]+[.Y14]" office:value-type="float" office:value="129.006517412935">
            <text:p>129,01</text:p>
          </table:table-cell>
          <table:table-cell table:formula="of:=[.AF14]/75" office:value-type="percentage" office:value="1.72008689883914">
            <text:p>172,01%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E Q</text:p>
          </table:table-cell>
          <table:table-cell office:value-type="float" office:value="42177">
            <text:p>22/06/15</text:p>
          </table:table-cell>
          <table:table-cell office:value-type="float" office:value="10.9">
            <text:p>10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14.07">
            <text:p>14,07</text:p>
          </table:table-cell>
          <table:table-cell office:value-type="float" office:value="-1.5">
            <text:p>-1,5</text:p>
          </table:table-cell>
          <table:table-cell office:value-type="float" office:value="30.8">
            <text:p>30,8</text:p>
          </table:table-cell>
          <table:table-cell office:value-type="float" office:value="2.80730735930736">
            <text:p>2,8</text:p>
          </table:table-cell>
          <table:table-cell table:formula="of:=([.K15])*4" office:value-type="float" office:value="11.2292294372294">
            <text:p>11,23</text:p>
          </table:table-cell>
          <table:table-cell office:value-type="float" office:value="3.37723376623377">
            <text:p>3,4</text:p>
          </table:table-cell>
          <table:table-cell table:formula="of:=[.M15]*9" office:value-type="float" office:value="30.3951038961039">
            <text:p>30,4</text:p>
          </table:table-cell>
          <table:table-cell office:value-type="float" office:value="8.40757359307359">
            <text:p>8,4</text:p>
          </table:table-cell>
          <table:table-cell table:formula="of:=[.O15]*4" office:value-type="float" office:value="33.6302943722944">
            <text:p>33,6</text:p>
          </table:table-cell>
          <table:table-cell office:value-type="float" office:value="75.2546277056277">
            <text:p>75,3</text:p>
          </table:table-cell>
          <table:table-cell office:value-type="float" office:value="44.1">
            <text:p>44,1</text:p>
          </table:table-cell>
          <table:table-cell table:formula="of:=([.R15]*4)/[.J15]" office:value-type="float" office:value="5.72727272727273">
            <text:p>5,73</text:p>
          </table:table-cell>
          <table:table-cell office:value-type="float" office:value="56.88">
            <text:p>56,9</text:p>
          </table:table-cell>
          <table:table-cell table:formula="of:=([.T15]*9)/[.J15]" office:value-type="float" office:value="16.6207792207792">
            <text:p>16,6</text:p>
          </table:table-cell>
          <table:table-cell office:value-type="float" office:value="166.5">
            <text:p>166,5</text:p>
          </table:table-cell>
          <table:table-cell table:formula="of:=([.V15]*4)/[.J15]" office:value-type="float" office:value="21.6233766233766">
            <text:p>21,6</text:p>
          </table:table-cell>
          <table:table-cell office:value-type="float" office:value="1354.32">
            <text:p>1354,3</text:p>
          </table:table-cell>
          <table:table-cell table:formula="of:=[.X15]/[.J15]" office:value-type="float" office:value="43.9714285714286">
            <text:p>43,97</text:p>
          </table:table-cell>
          <table:table-cell table:formula="of:=[.L15]+[.S15]" office:value-type="float" office:value="16.9565021645022">
            <text:p>16,96</text:p>
          </table:table-cell>
          <table:table-cell table:formula="of:=[.Z15]/[.AF15]" office:value-type="percentage" office:value="0.142221446334674">
            <text:p>14,22%</text:p>
          </table:table-cell>
          <table:table-cell table:formula="of:=[.N15]+[.U15]" office:value-type="float" office:value="47.0158831168832">
            <text:p>47,0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5]+[.W15]" office:value-type="float" office:value="55.253670995671">
            <text:p>55,25</text:p>
          </table:table-cell>
          <table:table-cell table:formula="of:=[.AD15]/[.AF15]" office:value-type="percentage" office:value="0.463436204475917">
            <text:p>46,34%</text:p>
          </table:table-cell>
          <table:table-cell table:formula="of:=[.Q15]+[.Y15]" office:value-type="float" office:value="119.226056277056">
            <text:p>119,23</text:p>
          </table:table-cell>
          <table:table-cell table:formula="of:=[.AF15]/75" office:value-type="percentage" office:value="1.58968075036075">
            <text:p>158,97%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E Q</text:p>
          </table:table-cell>
          <table:table-cell office:value-type="float" office:value="42534">
            <text:p>13/06/16</text:p>
          </table:table-cell>
          <table:table-cell office:value-type="float" office:value="11.9">
            <text:p>11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4.4">
            <text:p>34,4</text:p>
          </table:table-cell>
          <table:table-cell office:value-type="float" office:value="2.86347286821705">
            <text:p>2,9</text:p>
          </table:table-cell>
          <table:table-cell table:formula="of:=([.K16])*4" office:value-type="float" office:value="11.4538914728682">
            <text:p>11,45</text:p>
          </table:table-cell>
          <table:table-cell office:value-type="float" office:value="3.45353023255814">
            <text:p>3,5</text:p>
          </table:table-cell>
          <table:table-cell table:formula="of:=[.M16]*9" office:value-type="float" office:value="31.0817720930233">
            <text:p>31,1</text:p>
          </table:table-cell>
          <table:table-cell office:value-type="float" office:value="8.89020348837209">
            <text:p>8,9</text:p>
          </table:table-cell>
          <table:table-cell table:formula="of:=[.O16]*4" office:value-type="float" office:value="35.5608139534884">
            <text:p>35,6</text:p>
          </table:table-cell>
          <table:table-cell office:value-type="float" office:value="78.0964775193799">
            <text:p>78,1</text:p>
          </table:table-cell>
          <table:table-cell office:value-type="float" office:value="49">
            <text:p>49,0</text:p>
          </table:table-cell>
          <table:table-cell table:formula="of:=([.R16]*4)/[.J16]" office:value-type="float" office:value="5.69767441860465">
            <text:p>5,70</text:p>
          </table:table-cell>
          <table:table-cell office:value-type="float" office:value="63.2">
            <text:p>63,2</text:p>
          </table:table-cell>
          <table:table-cell table:formula="of:=([.T16]*9)/[.J16]" office:value-type="float" office:value="16.5348837209302">
            <text:p>16,5</text:p>
          </table:table-cell>
          <table:table-cell office:value-type="float" office:value="185">
            <text:p>185,0</text:p>
          </table:table-cell>
          <table:table-cell table:formula="of:=([.V16]*4)/[.J16]" office:value-type="float" office:value="21.5116279069767">
            <text:p>21,5</text:p>
          </table:table-cell>
          <table:table-cell office:value-type="float" office:value="1504.8">
            <text:p>1504,8</text:p>
          </table:table-cell>
          <table:table-cell table:formula="of:=[.X16]/[.J16]" office:value-type="float" office:value="43.7441860465116">
            <text:p>43,74</text:p>
          </table:table-cell>
          <table:table-cell table:formula="of:=[.L16]+[.S16]" office:value-type="float" office:value="17.1515658914729">
            <text:p>17,15</text:p>
          </table:table-cell>
          <table:table-cell table:formula="of:=[.Z16]/[.AF16]" office:value-type="percentage" office:value="0.140770457000977">
            <text:p>14,08%</text:p>
          </table:table-cell>
          <table:table-cell table:formula="of:=[.N16]+[.U16]" office:value-type="float" office:value="47.6166558139535">
            <text:p>47,6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6]+[.W16]" office:value-type="float" office:value="57.0724418604651">
            <text:p>57,07</text:p>
          </table:table-cell>
          <table:table-cell table:formula="of:=[.AD16]/[.AF16]" office:value-type="percentage" office:value="0.468418672306395">
            <text:p>46,84%</text:p>
          </table:table-cell>
          <table:table-cell table:formula="of:=[.Q16]+[.Y16]" office:value-type="float" office:value="121.840663565892">
            <text:p>121,84</text:p>
          </table:table-cell>
          <table:table-cell table:formula="of:=[.AF16]/75" office:value-type="percentage" office:value="1.62454218087855">
            <text:p>162,45%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E Q</text:p>
          </table:table-cell>
          <table:table-cell office:value-type="float" office:value="42627">
            <text:p>14/09/16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5.5">
            <text:p>35,5</text:p>
          </table:table-cell>
          <table:table-cell office:value-type="float" office:value="2.98178779342723">
            <text:p>3,0</text:p>
          </table:table-cell>
          <table:table-cell table:formula="of:=([.K17])*4" office:value-type="float" office:value="11.9271511737089">
            <text:p>11,93</text:p>
          </table:table-cell>
          <table:table-cell office:value-type="float" office:value="3.61356169014085">
            <text:p>3,6</text:p>
          </table:table-cell>
          <table:table-cell table:formula="of:=[.M17]*9" office:value-type="float" office:value="32.5220552112676">
            <text:p>32,5</text:p>
          </table:table-cell>
          <table:table-cell office:value-type="float" office:value="9.39642253521127">
            <text:p>9,4</text:p>
          </table:table-cell>
          <table:table-cell table:formula="of:=[.O17]*4" office:value-type="float" office:value="37.5856901408451">
            <text:p>37,6</text:p>
          </table:table-cell>
          <table:table-cell office:value-type="float" office:value="82.0348965258216">
            <text:p>82,0</text:p>
          </table:table-cell>
          <table:table-cell office:value-type="float" office:value="56.35">
            <text:p>56,4</text:p>
          </table:table-cell>
          <table:table-cell table:formula="of:=([.R17]*4)/[.J17]" office:value-type="float" office:value="6.34929577464789">
            <text:p>6,35</text:p>
          </table:table-cell>
          <table:table-cell office:value-type="float" office:value="72.68">
            <text:p>72,7</text:p>
          </table:table-cell>
          <table:table-cell table:formula="of:=([.T17]*9)/[.J17]" office:value-type="float" office:value="18.4259154929578">
            <text:p>18,4</text:p>
          </table:table-cell>
          <table:table-cell office:value-type="float" office:value="212.75">
            <text:p>212,8</text:p>
          </table:table-cell>
          <table:table-cell table:formula="of:=([.V17]*4)/[.J17]" office:value-type="float" office:value="23.9718309859155">
            <text:p>24,0</text:p>
          </table:table-cell>
          <table:table-cell office:value-type="float" office:value="1730.52">
            <text:p>1730,5</text:p>
          </table:table-cell>
          <table:table-cell table:formula="of:=[.X17]/[.J17]" office:value-type="float" office:value="48.7470422535211">
            <text:p>48,75</text:p>
          </table:table-cell>
          <table:table-cell table:formula="of:=[.L17]+[.S17]" office:value-type="float" office:value="18.2764469483568">
            <text:p>18,28</text:p>
          </table:table-cell>
          <table:table-cell table:formula="of:=[.Z17]/[.AF17]" office:value-type="percentage" office:value="0.139747484392268">
            <text:p>13,97%</text:p>
          </table:table-cell>
          <table:table-cell table:formula="of:=[.N17]+[.U17]" office:value-type="float" office:value="50.9479707042254">
            <text:p>50,95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7]+[.W17]" office:value-type="float" office:value="61.5575211267606">
            <text:p>61,56</text:p>
          </table:table-cell>
          <table:table-cell table:formula="of:=[.AD17]/[.AF17]" office:value-type="percentage" office:value="0.470688244120783">
            <text:p>47,07%</text:p>
          </table:table-cell>
          <table:table-cell table:formula="of:=[.Q17]+[.Y17]" office:value-type="float" office:value="130.781938779343">
            <text:p>130,78</text:p>
          </table:table-cell>
          <table:table-cell table:formula="of:=[.AF17]/60" office:value-type="percentage" office:value="2.17969897965571">
            <text:p>217,97%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EZ N</text:p>
          </table:table-cell>
          <table:table-cell office:value-type="float" office:value="41800">
            <text:p>10/06/14</text:p>
          </table:table-cell>
          <table:table-cell office:value-type="float" office:value="6.2">
            <text:p>6,2</text:p>
          </table:table-cell>
          <table:table-cell office:value-type="string">
            <text:p>1: 1 à 6 ans inclus</text:p>
          </table:table-cell>
          <table:table-cell office:value-type="string">
            <text:p>NE</text:p>
          </table:table-cell>
          <table:table-cell table:style-name="ce2" office:value-type="float" office:value="110.5">
            <text:p>110,5</text:p>
          </table:table-cell>
          <table:table-cell table:style-name="ce2" office:value-type="float" office:value="14.41">
            <text:p>14,41</text:p>
          </table:table-cell>
          <table:table-cell office:value-type="float" office:value="-0.6">
            <text:p>-0,6</text:p>
          </table:table-cell>
          <table:table-cell office:value-type="float" office:value="17.6">
            <text:p>17,6</text:p>
          </table:table-cell>
          <table:table-cell office:value-type="float" office:value="3.27889444444444">
            <text:p>3,3</text:p>
          </table:table-cell>
          <table:table-cell table:formula="of:=([.K18])*4" office:value-type="float" office:value="13.1155777777778">
            <text:p>13,12</text:p>
          </table:table-cell>
          <table:table-cell office:value-type="float" office:value="3.45677777777778">
            <text:p>3,5</text:p>
          </table:table-cell>
          <table:table-cell table:formula="of:=[.M18]*9" office:value-type="float" office:value="31.111">
            <text:p>31,1</text:p>
          </table:table-cell>
          <table:table-cell office:value-type="float" office:value="14.8301666666667">
            <text:p>14,8</text:p>
          </table:table-cell>
          <table:table-cell table:formula="of:=[.O18]*4" office:value-type="float" office:value="59.3206666666668">
            <text:p>59,3</text:p>
          </table:table-cell>
          <table:table-cell office:value-type="float" office:value="103.547244444444">
            <text:p>103,5</text:p>
          </table:table-cell>
          <table:table-cell office:value-type="float" office:value="0">
            <text:p>0,0</text:p>
          </table:table-cell>
          <table:table-cell table:formula="of:=([.R18]*4)/[.J18]" office:value-type="float" office:value="0">
            <text:p>0,00</text:p>
          </table:table-cell>
          <table:table-cell office:value-type="float" office:value="0">
            <text:p>0,0</text:p>
          </table:table-cell>
          <table:table-cell table:formula="of:=([.T18]*9)/[.J18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([.V18]*4)/[.J18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[.X18]/[.J18]" office:value-type="float" office:value="0">
            <text:p>0,00</text:p>
          </table:table-cell>
          <table:table-cell table:formula="of:=[.L18]+[.S18]" office:value-type="float" office:value="13.1155777777778">
            <text:p>13,12</text:p>
          </table:table-cell>
          <table:table-cell table:formula="of:=[.Z18]/[.AF18]" office:value-type="percentage" office:value="0.126662740743571">
            <text:p>12,67%</text:p>
          </table:table-cell>
          <table:table-cell table:formula="of:=[.N18]+[.U18]" office:value-type="float" office:value="31.111">
            <text:p>31,1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8]+[.W18]" office:value-type="float" office:value="59.3206666666668">
            <text:p>59,32</text:p>
          </table:table-cell>
          <table:table-cell table:formula="of:=[.AD18]/[.AF18]" office:value-type="percentage" office:value="0.572885034120768">
            <text:p>57,29%</text:p>
          </table:table-cell>
          <table:table-cell table:formula="of:=[.Q18]+[.Y18]" office:value-type="float" office:value="103.547244444444">
            <text:p>103,55</text:p>
          </table:table-cell>
          <table:table-cell table:formula="of:=[.AF18]/90" office:value-type="percentage" office:value="1.1505249382716">
            <text:p>115,05%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EZ N</text:p>
          </table:table-cell>
          <table:table-cell office:value-type="float" office:value="41722">
            <text:p>24/03/14</text:p>
          </table:table-cell>
          <table:table-cell office:value-type="float" office:value="6">
            <text:p>6,0</text:p>
          </table:table-cell>
          <table:table-cell office:value-type="string">
            <text:p>1: 1 à 6 ans inclus</text:p>
          </table:table-cell>
          <table:table-cell office:value-type="string">
            <text:p>NE</text:p>
          </table:table-cell>
          <table:table-cell table:style-name="ce2" table:number-columns-repeated="2"/>
          <table:table-cell office:value-type="float" office:value="-0.58">
            <text:p>-0,58</text:p>
          </table:table-cell>
          <table:table-cell office:value-type="float" office:value="17">
            <text:p>17</text:p>
          </table:table-cell>
          <table:table-cell office:value-type="float" office:value="3.47177058823529">
            <text:p>3,5</text:p>
          </table:table-cell>
          <table:table-cell table:formula="of:=([.K19])*4" office:value-type="float" office:value="13.8870823529412">
            <text:p>13,89</text:p>
          </table:table-cell>
          <table:table-cell office:value-type="float" office:value="3.66011764705882">
            <text:p>3,7</text:p>
          </table:table-cell>
          <table:table-cell table:formula="of:=[.M19]*9" office:value-type="float" office:value="32.9410588235294">
            <text:p>32,9</text:p>
          </table:table-cell>
          <table:table-cell office:value-type="float" office:value="15.7025294117647">
            <text:p>15,7</text:p>
          </table:table-cell>
          <table:table-cell table:formula="of:=[.O19]*4" office:value-type="float" office:value="62.8101176470588">
            <text:p>62,8</text:p>
          </table:table-cell>
          <table:table-cell office:value-type="float" office:value="109.638258823529">
            <text:p>109,6</text:p>
          </table:table-cell>
          <table:table-cell office:value-type="float" office:value="0">
            <text:p>0,0</text:p>
          </table:table-cell>
          <table:table-cell table:formula="of:=([.R19]*4)/[.J19]" office:value-type="float" office:value="0">
            <text:p>0,00</text:p>
          </table:table-cell>
          <table:table-cell office:value-type="float" office:value="0">
            <text:p>0,0</text:p>
          </table:table-cell>
          <table:table-cell table:formula="of:=([.T19]*9)/[.J19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([.V19]*4)/[.J19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[.X19]/[.J19]" office:value-type="float" office:value="0">
            <text:p>0,00</text:p>
          </table:table-cell>
          <table:table-cell table:formula="of:=[.L19]+[.S19]" office:value-type="float" office:value="13.8870823529412">
            <text:p>13,89</text:p>
          </table:table-cell>
          <table:table-cell table:formula="of:=[.Z19]/[.AF19]" office:value-type="percentage" office:value="0.126662740743571">
            <text:p>12,67%</text:p>
          </table:table-cell>
          <table:table-cell table:formula="of:=[.N19]+[.U19]" office:value-type="float" office:value="32.9410588235294">
            <text:p>32,9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9]+[.W19]" office:value-type="float" office:value="62.8101176470588">
            <text:p>62,81</text:p>
          </table:table-cell>
          <table:table-cell table:formula="of:=[.AD19]/[.AF19]" office:value-type="percentage" office:value="0.572885034120766">
            <text:p>57,29%</text:p>
          </table:table-cell>
          <table:table-cell table:formula="of:=[.Q19]+[.Y19]" office:value-type="float" office:value="109.638258823529">
            <text:p>109,64</text:p>
          </table:table-cell>
          <table:table-cell table:formula="of:=[.AF19]/90" office:value-type="percentage" office:value="1.21820287581699">
            <text:p>121,82%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EZ N</text:p>
          </table:table-cell>
          <table:table-cell office:value-type="float" office:value="42088">
            <text:p>25/03/15</text:p>
          </table:table-cell>
          <table:table-cell office:value-type="float" office:value="7">
            <text:p>7,0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0.62">
            <text:p>-0,62</text:p>
          </table:table-cell>
          <table:table-cell office:value-type="float" office:value="19.5">
            <text:p>19,5</text:p>
          </table:table-cell>
          <table:table-cell office:value-type="float" office:value="4.22159829059829">
            <text:p>4,2</text:p>
          </table:table-cell>
          <table:table-cell table:formula="of:=([.K20])*4" office:value-type="float" office:value="16.8863931623932">
            <text:p>16,89</text:p>
          </table:table-cell>
          <table:table-cell office:value-type="float" office:value="4.09559658119658">
            <text:p>4,1</text:p>
          </table:table-cell>
          <table:table-cell table:formula="of:=[.M20]*9" office:value-type="float" office:value="36.8603692307692">
            <text:p>36,9</text:p>
          </table:table-cell>
          <table:table-cell office:value-type="float" office:value="13.665">
            <text:p>13,7</text:p>
          </table:table-cell>
          <table:table-cell table:formula="of:=[.O20]*4" office:value-type="float" office:value="54.66">
            <text:p>54,7</text:p>
          </table:table-cell>
          <table:table-cell office:value-type="float" office:value="108.406762393162">
            <text:p>108,4</text:p>
          </table:table-cell>
          <table:table-cell office:value-type="float" office:value="13.6666666666667">
            <text:p>13,7</text:p>
          </table:table-cell>
          <table:table-cell table:formula="of:=([.R20]*4)/[.J20]" office:value-type="float" office:value="2.80341880341881">
            <text:p>2,80</text:p>
          </table:table-cell>
          <table:table-cell office:value-type="float" office:value="22.3333333333333">
            <text:p>22,3</text:p>
          </table:table-cell>
          <table:table-cell table:formula="of:=([.T20]*9)/[.J20]" office:value-type="float" office:value="10.3076923076923">
            <text:p>10,3</text:p>
          </table:table-cell>
          <table:table-cell office:value-type="float" office:value="61.6666666666667">
            <text:p>61,7</text:p>
          </table:table-cell>
          <table:table-cell table:formula="of:=([.V20]*4)/[.J20]" office:value-type="float" office:value="12.6495726495727">
            <text:p>12,6</text:p>
          </table:table-cell>
          <table:table-cell office:value-type="float" office:value="502.333333333333">
            <text:p>502,3</text:p>
          </table:table-cell>
          <table:table-cell table:formula="of:=[.X20]/[.J20]" office:value-type="float" office:value="25.7606837606837">
            <text:p>25,76</text:p>
          </table:table-cell>
          <table:table-cell table:formula="of:=[.L20]+[.S20]" office:value-type="float" office:value="19.689811965812">
            <text:p>19,69</text:p>
          </table:table-cell>
          <table:table-cell table:formula="of:=[.Z20]/[.AF20]" office:value-type="percentage" office:value="0.146755509851729">
            <text:p>14,68%</text:p>
          </table:table-cell>
          <table:table-cell table:formula="of:=[.N20]+[.U20]" office:value-type="float" office:value="47.1680615384615">
            <text:p>47,1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0]+[.W20]" office:value-type="float" office:value="67.3095726495727">
            <text:p>67,31</text:p>
          </table:table-cell>
          <table:table-cell table:formula="of:=[.AD20]/[.AF20]" office:value-type="percentage" office:value="0.501683341072102">
            <text:p>50,17%</text:p>
          </table:table-cell>
          <table:table-cell table:formula="of:=[.Q20]+[.Y20]" office:value-type="float" office:value="134.167446153846">
            <text:p>134,17</text:p>
          </table:table-cell>
          <table:table-cell table:formula="of:=[.AF20]/90" office:value-type="percentage" office:value="1.4907494017094">
            <text:p>149,07%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EZ N</text:p>
          </table:table-cell>
          <table:table-cell office:value-type="float" office:value="42354">
            <text:p>16/12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1.5">
            <text:p>21,5</text:p>
          </table:table-cell>
          <table:table-cell office:value-type="float" office:value="2.93528837209302">
            <text:p>2,9</text:p>
          </table:table-cell>
          <table:table-cell table:formula="of:=([.K21])*4" office:value-type="float" office:value="11.7411534883721">
            <text:p>11,74</text:p>
          </table:table-cell>
          <table:table-cell office:value-type="float" office:value="3.84448069767442">
            <text:p>3,8</text:p>
          </table:table-cell>
          <table:table-cell table:formula="of:=[.M21]*9" office:value-type="float" office:value="34.6003262790698">
            <text:p>34,6</text:p>
          </table:table-cell>
          <table:table-cell office:value-type="float" office:value="10.4535348837209">
            <text:p>10,5</text:p>
          </table:table-cell>
          <table:table-cell table:formula="of:=[.O21]*4" office:value-type="float" office:value="41.8141395348836">
            <text:p>41,8</text:p>
          </table:table-cell>
          <table:table-cell office:value-type="float" office:value="88.1556193023256">
            <text:p>88,2</text:p>
          </table:table-cell>
          <table:table-cell office:value-type="float" office:value="20.5">
            <text:p>20,5</text:p>
          </table:table-cell>
          <table:table-cell table:formula="of:=([.R21]*4)/[.J21]" office:value-type="float" office:value="3.81395348837209">
            <text:p>3,81</text:p>
          </table:table-cell>
          <table:table-cell office:value-type="float" office:value="33.5">
            <text:p>33,5</text:p>
          </table:table-cell>
          <table:table-cell table:formula="of:=([.T21]*9)/[.J21]" office:value-type="float" office:value="14.0232558139535">
            <text:p>14,0</text:p>
          </table:table-cell>
          <table:table-cell office:value-type="float" office:value="92.5">
            <text:p>92,5</text:p>
          </table:table-cell>
          <table:table-cell table:formula="of:=([.V21]*4)/[.J21]" office:value-type="float" office:value="17.2093023255814">
            <text:p>17,2</text:p>
          </table:table-cell>
          <table:table-cell office:value-type="float" office:value="753.5">
            <text:p>753,5</text:p>
          </table:table-cell>
          <table:table-cell table:formula="of:=[.X21]/[.J21]" office:value-type="float" office:value="35.046511627907">
            <text:p>35,05</text:p>
          </table:table-cell>
          <table:table-cell table:formula="of:=[.L21]+[.S21]" office:value-type="float" office:value="15.5551069767442">
            <text:p>15,56</text:p>
          </table:table-cell>
          <table:table-cell table:formula="of:=[.Z21]/[.AF21]" office:value-type="percentage" office:value="0.126256801398612">
            <text:p>12,63%</text:p>
          </table:table-cell>
          <table:table-cell table:formula="of:=[.N21]+[.U21]" office:value-type="float" office:value="48.6235820930233">
            <text:p>48,6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1]+[.W21]" office:value-type="float" office:value="59.023441860465">
            <text:p>59,02</text:p>
          </table:table-cell>
          <table:table-cell table:formula="of:=[.AD21]/[.AF21]" office:value-type="percentage" office:value="0.479078092357745">
            <text:p>47,91%</text:p>
          </table:table-cell>
          <table:table-cell table:formula="of:=[.Q21]+[.Y21]" office:value-type="float" office:value="123.202130930233">
            <text:p>123,20</text:p>
          </table:table-cell>
          <table:table-cell table:formula="of:=[.AF21]/75" office:value-type="percentage" office:value="1.64269507906977">
            <text:p>164,27%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EZ N</text:p>
          </table:table-cell>
          <table:table-cell office:value-type="float" office:value="42171">
            <text:p>16/06/15</text:p>
          </table:table-cell>
          <table:table-cell office:value-type="float" office:value="7.2">
            <text:p>7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16.5">
            <text:p>116,5</text:p>
          </table:table-cell>
          <table:table-cell table:style-name="ce2" office:value-type="float" office:value="14.51">
            <text:p>14,51</text:p>
          </table:table-cell>
          <table:table-cell office:value-type="float" office:value="-0.6">
            <text:p>-0,6</text:p>
          </table:table-cell>
          <table:table-cell office:value-type="float" office:value="19.7">
            <text:p>19,7</text:p>
          </table:table-cell>
          <table:table-cell office:value-type="float" office:value="4.17873942470389">
            <text:p>4,2</text:p>
          </table:table-cell>
          <table:table-cell table:formula="of:=([.K22])*4" office:value-type="float" office:value="16.7149576988156">
            <text:p>16,71</text:p>
          </table:table-cell>
          <table:table-cell office:value-type="float" office:value="4.05401692047377">
            <text:p>4,1</text:p>
          </table:table-cell>
          <table:table-cell table:formula="of:=[.M22]*9" office:value-type="float" office:value="36.4861522842639">
            <text:p>36,5</text:p>
          </table:table-cell>
          <table:table-cell office:value-type="float" office:value="13.526269035533">
            <text:p>13,5</text:p>
          </table:table-cell>
          <table:table-cell table:formula="of:=[.O22]*4" office:value-type="float" office:value="54.105076142132">
            <text:p>54,1</text:p>
          </table:table-cell>
          <table:table-cell office:value-type="float" office:value="107.306186125212">
            <text:p>107,3</text:p>
          </table:table-cell>
          <table:table-cell office:value-type="float" office:value="13.6666666666667">
            <text:p>13,7</text:p>
          </table:table-cell>
          <table:table-cell table:formula="of:=([.R22]*4)/[.J22]" office:value-type="float" office:value="2.77495769881557">
            <text:p>2,77</text:p>
          </table:table-cell>
          <table:table-cell office:value-type="float" office:value="22.3333333333333">
            <text:p>22,3</text:p>
          </table:table-cell>
          <table:table-cell table:formula="of:=([.T22]*9)/[.J22]" office:value-type="float" office:value="10.2030456852792">
            <text:p>10,2</text:p>
          </table:table-cell>
          <table:table-cell office:value-type="float" office:value="61.6666666666667">
            <text:p>61,7</text:p>
          </table:table-cell>
          <table:table-cell table:formula="of:=([.V22]*4)/[.J22]" office:value-type="float" office:value="12.5211505922166">
            <text:p>12,5</text:p>
          </table:table-cell>
          <table:table-cell office:value-type="float" office:value="502.333333333333">
            <text:p>502,3</text:p>
          </table:table-cell>
          <table:table-cell table:formula="of:=[.X22]/[.J22]" office:value-type="float" office:value="25.4991539763113">
            <text:p>25,50</text:p>
          </table:table-cell>
          <table:table-cell table:formula="of:=[.L22]+[.S22]" office:value-type="float" office:value="19.4899153976311">
            <text:p>19,49</text:p>
          </table:table-cell>
          <table:table-cell table:formula="of:=[.Z22]/[.AF22]" office:value-type="percentage" office:value="0.146755509851728">
            <text:p>14,68%</text:p>
          </table:table-cell>
          <table:table-cell table:formula="of:=[.N22]+[.U22]" office:value-type="float" office:value="46.6891979695431">
            <text:p>46,6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2]+[.W22]" office:value-type="float" office:value="66.6262267343486">
            <text:p>66,63</text:p>
          </table:table-cell>
          <table:table-cell table:formula="of:=[.AD22]/[.AF22]" office:value-type="percentage" office:value="0.501683341072099">
            <text:p>50,17%</text:p>
          </table:table-cell>
          <table:table-cell table:formula="of:=[.Q22]+[.Y22]" office:value-type="float" office:value="132.805340101523">
            <text:p>132,81</text:p>
          </table:table-cell>
          <table:table-cell table:formula="of:=[.AF22]/75" office:value-type="percentage" office:value="1.77073786802031">
            <text:p>177,07%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EZ N</text:p>
          </table:table-cell>
          <table:table-cell office:value-type="float" office:value="42534">
            <text:p>13/06/16</text:p>
          </table:table-cell>
          <table:table-cell office:value-type="float" office:value="8.2">
            <text:p>8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2.56996507936508">
            <text:p>2,6</text:p>
          </table:table-cell>
          <table:table-cell table:formula="of:=([.K23])*4" office:value-type="float" office:value="10.2798603174603">
            <text:p>10,28</text:p>
          </table:table-cell>
          <table:table-cell office:value-type="float" office:value="3.33551904761905">
            <text:p>3,3</text:p>
          </table:table-cell>
          <table:table-cell table:formula="of:=[.M23]*9" office:value-type="float" office:value="30.0196714285715">
            <text:p>30,0</text:p>
          </table:table-cell>
          <table:table-cell office:value-type="float" office:value="10.5246825396825">
            <text:p>10,5</text:p>
          </table:table-cell>
          <table:table-cell table:formula="of:=[.O23]*4" office:value-type="float" office:value="42.09873015873">
            <text:p>42,1</text:p>
          </table:table-cell>
          <table:table-cell office:value-type="float" office:value="82.3982619047619">
            <text:p>82,4</text:p>
          </table:table-cell>
          <table:table-cell office:value-type="float" office:value="16.3">
            <text:p>16,3</text:p>
          </table:table-cell>
          <table:table-cell table:formula="of:=([.R23]*4)/[.J23]" office:value-type="float" office:value="3.1047619047619">
            <text:p>3,10</text:p>
          </table:table-cell>
          <table:table-cell office:value-type="float" office:value="23.9666666666667">
            <text:p>24,0</text:p>
          </table:table-cell>
          <table:table-cell table:formula="of:=([.T23]*9)/[.J23]" office:value-type="float" office:value="10.2714285714286">
            <text:p>10,3</text:p>
          </table:table-cell>
          <table:table-cell office:value-type="float" office:value="67.7666666666667">
            <text:p>67,8</text:p>
          </table:table-cell>
          <table:table-cell table:formula="of:=([.V23]*4)/[.J23]" office:value-type="float" office:value="12.9079365079365">
            <text:p>12,9</text:p>
          </table:table-cell>
          <table:table-cell office:value-type="float" office:value="551.966666666667">
            <text:p>552,0</text:p>
          </table:table-cell>
          <table:table-cell table:formula="of:=[.X23]/[.J23]" office:value-type="float" office:value="26.284126984127">
            <text:p>26,28</text:p>
          </table:table-cell>
          <table:table-cell table:formula="of:=[.L23]+[.S23]" office:value-type="float" office:value="13.3846222222222">
            <text:p>13,38</text:p>
          </table:table-cell>
          <table:table-cell table:formula="of:=[.Z23]/[.AF23]" office:value-type="percentage" office:value="0.123153551914524">
            <text:p>12,32%</text:p>
          </table:table-cell>
          <table:table-cell table:formula="of:=[.N23]+[.U23]" office:value-type="float" office:value="40.2911">
            <text:p>40,2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3]+[.W23]" office:value-type="float" office:value="55.0066666666665">
            <text:p>55,01</text:p>
          </table:table-cell>
          <table:table-cell table:formula="of:=[.AD23]/[.AF23]" office:value-type="percentage" office:value="0.506123091597687">
            <text:p>50,61%</text:p>
          </table:table-cell>
          <table:table-cell table:formula="of:=[.Q23]+[.Y23]" office:value-type="float" office:value="108.682388888889">
            <text:p>108,68</text:p>
          </table:table-cell>
          <table:table-cell table:formula="of:=[.AF23]/75" office:value-type="percentage" office:value="1.44909851851852">
            <text:p>144,91%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EZ N</text:p>
          </table:table-cell>
          <table:table-cell office:value-type="float" office:value="42270">
            <text:p>23/09/15</text:p>
          </table:table-cell>
          <table:table-cell office:value-type="float" office:value="7.5">
            <text:p>7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4.01081666666667">
            <text:p>4,0</text:p>
          </table:table-cell>
          <table:table-cell table:formula="of:=([.K24])*4" office:value-type="float" office:value="16.0432666666667">
            <text:p>16,04</text:p>
          </table:table-cell>
          <table:table-cell office:value-type="float" office:value="3.82075">
            <text:p>3,8</text:p>
          </table:table-cell>
          <table:table-cell table:formula="of:=[.M24]*9" office:value-type="float" office:value="34.38675">
            <text:p>34,4</text:p>
          </table:table-cell>
          <table:table-cell office:value-type="float" office:value="12.4228333333333">
            <text:p>12,4</text:p>
          </table:table-cell>
          <table:table-cell table:formula="of:=[.O24]*4" office:value-type="float" office:value="49.6913333333332">
            <text:p>49,7</text:p>
          </table:table-cell>
          <table:table-cell office:value-type="float" office:value="100.12135">
            <text:p>100,1</text:p>
          </table:table-cell>
          <table:table-cell office:value-type="float" office:value="14.8333333333333">
            <text:p>14,8</text:p>
          </table:table-cell>
          <table:table-cell table:formula="of:=([.R24]*4)/[.J24]" office:value-type="float" office:value="2.96666666666666">
            <text:p>2,97</text:p>
          </table:table-cell>
          <table:table-cell office:value-type="float" office:value="18.9">
            <text:p>18,9</text:p>
          </table:table-cell>
          <table:table-cell table:formula="of:=([.T24]*9)/[.J24]" office:value-type="float" office:value="8.505">
            <text:p>8,5</text:p>
          </table:table-cell>
          <table:table-cell office:value-type="float" office:value="55.3666666666667">
            <text:p>55,4</text:p>
          </table:table-cell>
          <table:table-cell table:formula="of:=([.V24]*4)/[.J24]" office:value-type="float" office:value="11.0733333333333">
            <text:p>11,1</text:p>
          </table:table-cell>
          <table:table-cell office:value-type="float" office:value="450.9">
            <text:p>450,9</text:p>
          </table:table-cell>
          <table:table-cell table:formula="of:=[.X24]/[.J24]" office:value-type="float" office:value="22.545">
            <text:p>22,55</text:p>
          </table:table-cell>
          <table:table-cell table:formula="of:=[.L24]+[.S24]" office:value-type="float" office:value="19.0099333333333">
            <text:p>19,01</text:p>
          </table:table-cell>
          <table:table-cell table:formula="of:=[.Z24]/[.AF24]" office:value-type="percentage" office:value="0.154972682674045">
            <text:p>15,50%</text:p>
          </table:table-cell>
          <table:table-cell table:formula="of:=[.N24]+[.U24]" office:value-type="float" office:value="42.89175">
            <text:p>42,8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4]+[.W24]" office:value-type="float" office:value="60.7646666666665">
            <text:p>60,76</text:p>
          </table:table-cell>
          <table:table-cell table:formula="of:=[.AD24]/[.AF24]" office:value-type="percentage" office:value="0.495365409231354">
            <text:p>49,54%</text:p>
          </table:table-cell>
          <table:table-cell table:formula="of:=[.Q24]+[.Y24]" office:value-type="float" office:value="122.66635">
            <text:p>122,67</text:p>
          </table:table-cell>
          <table:table-cell table:formula="of:=[.AF24]/75" office:value-type="percentage" office:value="1.63555133333333">
            <text:p>163,56%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Z N</text:p>
          </table:table-cell>
          <table:table-cell office:value-type="float" office:value="42632">
            <text:p>19/09/16</text:p>
          </table:table-cell>
          <table:table-cell office:value-type="float" office:value="8.5">
            <text:p>8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.60473913043478">
            <text:p>3,6</text:p>
          </table:table-cell>
          <table:table-cell table:formula="of:=([.K25])*4" office:value-type="float" office:value="14.4189565217391">
            <text:p>14,42</text:p>
          </table:table-cell>
          <table:table-cell office:value-type="float" office:value="4.96976086956522">
            <text:p>5,0</text:p>
          </table:table-cell>
          <table:table-cell table:formula="of:=[.M25]*9" office:value-type="float" office:value="44.727847826087">
            <text:p>44,7</text:p>
          </table:table-cell>
          <table:table-cell office:value-type="float" office:value="8.72934782608696">
            <text:p>8,7</text:p>
          </table:table-cell>
          <table:table-cell table:formula="of:=[.O25]*4" office:value-type="float" office:value="34.9173913043478">
            <text:p>34,9</text:p>
          </table:table-cell>
          <table:table-cell office:value-type="float" office:value="94.0641956521739">
            <text:p>94,1</text:p>
          </table:table-cell>
          <table:table-cell office:value-type="float" office:value="12.3">
            <text:p>12,3</text:p>
          </table:table-cell>
          <table:table-cell table:formula="of:=([.R25]*4)/[.J25]" office:value-type="float" office:value="2.13913043478261">
            <text:p>2,14</text:p>
          </table:table-cell>
          <table:table-cell office:value-type="float" office:value="20.1">
            <text:p>20,1</text:p>
          </table:table-cell>
          <table:table-cell table:formula="of:=([.T25]*9)/[.J25]" office:value-type="float" office:value="7.86521739130435">
            <text:p>7,9</text:p>
          </table:table-cell>
          <table:table-cell office:value-type="float" office:value="55.5">
            <text:p>55,5</text:p>
          </table:table-cell>
          <table:table-cell table:formula="of:=([.V25]*4)/[.J25]" office:value-type="float" office:value="9.65217391304348">
            <text:p>9,7</text:p>
          </table:table-cell>
          <table:table-cell office:value-type="float" office:value="452.1">
            <text:p>452,1</text:p>
          </table:table-cell>
          <table:table-cell table:formula="of:=[.X25]/[.J25]" office:value-type="float" office:value="19.6565217391304">
            <text:p>19,66</text:p>
          </table:table-cell>
          <table:table-cell table:formula="of:=[.L25]+[.S25]" office:value-type="float" office:value="16.5580869565217">
            <text:p>16,56</text:p>
          </table:table-cell>
          <table:table-cell table:formula="of:=[.Z25]/[.AF25]" office:value-type="percentage" office:value="0.14560308215034">
            <text:p>14,56%</text:p>
          </table:table-cell>
          <table:table-cell table:formula="of:=[.N25]+[.U25]" office:value-type="float" office:value="52.5930652173913">
            <text:p>52,5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5]+[.W25]" office:value-type="float" office:value="44.5695652173913">
            <text:p>44,57</text:p>
          </table:table-cell>
          <table:table-cell table:formula="of:=[.AD25]/[.AF25]" office:value-type="percentage" office:value="0.391921245660374">
            <text:p>39,19%</text:p>
          </table:table-cell>
          <table:table-cell table:formula="of:=[.Q25]+[.Y25]" office:value-type="float" office:value="113.720717391304">
            <text:p>113,72</text:p>
          </table:table-cell>
          <table:table-cell table:formula="of:=[.AF25]/75" office:value-type="percentage" office:value="1.51627623188406">
            <text:p>151,63%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GO D</text:p>
          </table:table-cell>
          <table:table-cell office:value-type="float" office:value="42094">
            <text:p>31/03/15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0.16">
            <text:p>-0,16</text:p>
          </table:table-cell>
          <table:table-cell office:value-type="float" office:value="23.5">
            <text:p>23,5</text:p>
          </table:table-cell>
          <table:table-cell office:value-type="float" office:value="4.94775886524823">
            <text:p>4,9</text:p>
          </table:table-cell>
          <table:table-cell table:formula="of:=([.K26])*4" office:value-type="float" office:value="19.7910354609929">
            <text:p>19,79</text:p>
          </table:table-cell>
          <table:table-cell office:value-type="float" office:value="6.20823971631206">
            <text:p>6,2</text:p>
          </table:table-cell>
          <table:table-cell table:formula="of:=[.M26]*9" office:value-type="float" office:value="55.8741574468085">
            <text:p>55,9</text:p>
          </table:table-cell>
          <table:table-cell office:value-type="float" office:value="18.5709787234043">
            <text:p>18,6</text:p>
          </table:table-cell>
          <table:table-cell table:formula="of:=[.O26]*4" office:value-type="float" office:value="74.2839148936172">
            <text:p>74,3</text:p>
          </table:table-cell>
          <table:table-cell office:value-type="float" office:value="149.949107801418">
            <text:p>149,9</text:p>
          </table:table-cell>
          <table:table-cell office:value-type="float" office:value="41">
            <text:p>41,0</text:p>
          </table:table-cell>
          <table:table-cell table:formula="of:=([.R26]*4)/[.J26]" office:value-type="float" office:value="6.97872340425532">
            <text:p>6,98</text:p>
          </table:table-cell>
          <table:table-cell office:value-type="float" office:value="67">
            <text:p>67,0</text:p>
          </table:table-cell>
          <table:table-cell table:formula="of:=([.T26]*9)/[.J26]" office:value-type="float" office:value="25.6595744680851">
            <text:p>25,7</text:p>
          </table:table-cell>
          <table:table-cell office:value-type="float" office:value="185">
            <text:p>185,0</text:p>
          </table:table-cell>
          <table:table-cell table:formula="of:=([.V26]*4)/[.J26]" office:value-type="float" office:value="31.4893617021277">
            <text:p>31,5</text:p>
          </table:table-cell>
          <table:table-cell office:value-type="float" office:value="1507">
            <text:p>1507,0</text:p>
          </table:table-cell>
          <table:table-cell table:formula="of:=[.X26]/[.J26]" office:value-type="float" office:value="64.1276595744681">
            <text:p>64,13</text:p>
          </table:table-cell>
          <table:table-cell table:formula="of:=[.L26]+[.S26]" office:value-type="float" office:value="26.7697588652482">
            <text:p>26,77</text:p>
          </table:table-cell>
          <table:table-cell table:formula="of:=[.Z26]/[.AF26]" office:value-type="percentage" office:value="0.125047473359146">
            <text:p>12,50%</text:p>
          </table:table-cell>
          <table:table-cell table:formula="of:=[.N26]+[.U26]" office:value-type="float" office:value="81.5337319148937">
            <text:p>81,5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6]+[.W26]" office:value-type="float" office:value="105.773276595745">
            <text:p>105,77</text:p>
          </table:table-cell>
          <table:table-cell table:formula="of:=[.AD26]/[.AF26]" office:value-type="percentage" office:value="0.494090404541765">
            <text:p>49,41%</text:p>
          </table:table-cell>
          <table:table-cell table:formula="of:=[.Q26]+[.Y26]" office:value-type="float" office:value="214.076767375886">
            <text:p>214,08</text:p>
          </table:table-cell>
          <table:table-cell table:formula="of:=[.AF26]/75" office:value-type="percentage" office:value="2.85435689834515">
            <text:p>285,44%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GO D</text:p>
          </table:table-cell>
          <table:table-cell office:value-type="float" office:value="42369">
            <text:p>31/12/15</text:p>
          </table:table-cell>
          <table:table-cell office:value-type="float" office:value="11.4">
            <text:p>11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4.66995652173913">
            <text:p>4,7</text:p>
          </table:table-cell>
          <table:table-cell table:formula="of:=([.K27])*4" office:value-type="float" office:value="18.6798260869565">
            <text:p>18,68</text:p>
          </table:table-cell>
          <table:table-cell office:value-type="float" office:value="5.49973913043478">
            <text:p>5,5</text:p>
          </table:table-cell>
          <table:table-cell table:formula="of:=[.M27]*9" office:value-type="float" office:value="49.497652173913">
            <text:p>49,5</text:p>
          </table:table-cell>
          <table:table-cell office:value-type="float" office:value="17.6">
            <text:p>17,6</text:p>
          </table:table-cell>
          <table:table-cell table:formula="of:=[.O27]*4" office:value-type="float" office:value="70.4">
            <text:p>70,4</text:p>
          </table:table-cell>
          <table:table-cell office:value-type="float" office:value="138.57747826087">
            <text:p>138,6</text:p>
          </table:table-cell>
          <table:table-cell office:value-type="float" office:value="41">
            <text:p>41,0</text:p>
          </table:table-cell>
          <table:table-cell table:formula="of:=([.R27]*4)/[.J27]" office:value-type="float" office:value="7.1304347826087">
            <text:p>7,13</text:p>
          </table:table-cell>
          <table:table-cell office:value-type="float" office:value="67">
            <text:p>67,0</text:p>
          </table:table-cell>
          <table:table-cell table:formula="of:=([.T27]*9)/[.J27]" office:value-type="float" office:value="26.2173913043478">
            <text:p>26,2</text:p>
          </table:table-cell>
          <table:table-cell office:value-type="float" office:value="185">
            <text:p>185,0</text:p>
          </table:table-cell>
          <table:table-cell table:formula="of:=([.V27]*4)/[.J27]" office:value-type="float" office:value="32.1739130434783">
            <text:p>32,2</text:p>
          </table:table-cell>
          <table:table-cell office:value-type="float" office:value="1507">
            <text:p>1507,0</text:p>
          </table:table-cell>
          <table:table-cell table:formula="of:=[.X27]/[.J27]" office:value-type="float" office:value="65.5217391304348">
            <text:p>65,52</text:p>
          </table:table-cell>
          <table:table-cell table:formula="of:=[.L27]+[.S27]" office:value-type="float" office:value="25.8102608695652">
            <text:p>25,81</text:p>
          </table:table-cell>
          <table:table-cell table:formula="of:=[.Z27]/[.AF27]" office:value-type="percentage" office:value="0.12645938186074">
            <text:p>12,65%</text:p>
          </table:table-cell>
          <table:table-cell table:formula="of:=[.N27]+[.U27]" office:value-type="float" office:value="75.7150434782609">
            <text:p>75,7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7]+[.W27]" office:value-type="float" office:value="102.573913043478">
            <text:p>102,57</text:p>
          </table:table-cell>
          <table:table-cell table:formula="of:=[.AD27]/[.AF27]" office:value-type="percentage" office:value="0.502568869957108">
            <text:p>50,26%</text:p>
          </table:table-cell>
          <table:table-cell table:formula="of:=[.Q27]+[.Y27]" office:value-type="float" office:value="204.099217391305">
            <text:p>204,10</text:p>
          </table:table-cell>
          <table:table-cell table:formula="of:=[.AF27]/75" office:value-type="percentage" office:value="2.72132289855073">
            <text:p>272,13%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GO D</text:p>
          </table:table-cell>
          <table:table-cell office:value-type="float" office:value="42165">
            <text:p>10/06/15</text:p>
          </table:table-cell>
          <table:table-cell office:value-type="float" office:value="10.9">
            <text:p>10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0.13">
            <text:p>-0,13</text:p>
          </table:table-cell>
          <table:table-cell office:value-type="float" office:value="24.6">
            <text:p>24,6</text:p>
          </table:table-cell>
          <table:table-cell office:value-type="float" office:value="4.72651761517615">
            <text:p>4,7</text:p>
          </table:table-cell>
          <table:table-cell table:formula="of:=([.K28])*4" office:value-type="float" office:value="18.9060704607046">
            <text:p>18,91</text:p>
          </table:table-cell>
          <table:table-cell office:value-type="float" office:value="5.93063550135501">
            <text:p>5,9</text:p>
          </table:table-cell>
          <table:table-cell table:formula="of:=[.M28]*9" office:value-type="float" office:value="53.3757195121951">
            <text:p>53,4</text:p>
          </table:table-cell>
          <table:table-cell office:value-type="float" office:value="17.7405691056911">
            <text:p>17,7</text:p>
          </table:table-cell>
          <table:table-cell table:formula="of:=[.O28]*4" office:value-type="float" office:value="70.9622764227644">
            <text:p>71,0</text:p>
          </table:table-cell>
          <table:table-cell office:value-type="float" office:value="143.244066395664">
            <text:p>143,2</text:p>
          </table:table-cell>
          <table:table-cell office:value-type="float" office:value="41">
            <text:p>41,0</text:p>
          </table:table-cell>
          <table:table-cell table:formula="of:=([.R28]*4)/[.J28]" office:value-type="float" office:value="6.66666666666667">
            <text:p>6,67</text:p>
          </table:table-cell>
          <table:table-cell office:value-type="float" office:value="67">
            <text:p>67,0</text:p>
          </table:table-cell>
          <table:table-cell table:formula="of:=([.T28]*9)/[.J28]" office:value-type="float" office:value="24.5121951219512">
            <text:p>24,5</text:p>
          </table:table-cell>
          <table:table-cell office:value-type="float" office:value="185">
            <text:p>185,0</text:p>
          </table:table-cell>
          <table:table-cell table:formula="of:=([.V28]*4)/[.J28]" office:value-type="float" office:value="30.0813008130081">
            <text:p>30,1</text:p>
          </table:table-cell>
          <table:table-cell office:value-type="float" office:value="1507">
            <text:p>1507,0</text:p>
          </table:table-cell>
          <table:table-cell table:formula="of:=[.X28]/[.J28]" office:value-type="float" office:value="61.260162601626">
            <text:p>61,26</text:p>
          </table:table-cell>
          <table:table-cell table:formula="of:=[.L28]+[.S28]" office:value-type="float" office:value="25.5727371273713">
            <text:p>25,57</text:p>
          </table:table-cell>
          <table:table-cell table:formula="of:=[.Z28]/[.AF28]" office:value-type="percentage" office:value="0.125047473359146">
            <text:p>12,50%</text:p>
          </table:table-cell>
          <table:table-cell table:formula="of:=[.N28]+[.U28]" office:value-type="float" office:value="77.8879146341463">
            <text:p>77,8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8]+[.W28]" office:value-type="float" office:value="101.043577235773">
            <text:p>101,04</text:p>
          </table:table-cell>
          <table:table-cell table:formula="of:=[.AD28]/[.AF28]" office:value-type="percentage" office:value="0.494090404541764">
            <text:p>49,41%</text:p>
          </table:table-cell>
          <table:table-cell table:formula="of:=[.Q28]+[.Y28]" office:value-type="float" office:value="204.50422899729">
            <text:p>204,50</text:p>
          </table:table-cell>
          <table:table-cell table:formula="of:=[.AF28]/75" office:value-type="percentage" office:value="2.7267230532972">
            <text:p>272,67%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GO D</text:p>
          </table:table-cell>
          <table:table-cell office:value-type="float" office:value="42530">
            <text:p>09/06/16</text:p>
          </table:table-cell>
          <table:table-cell office:value-type="float" office:value="11.9">
            <text:p>11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office:value-type="float" office:value="131.5">
            <text:p>131,5</text:p>
          </table:table-cell>
          <table:table-cell office:value-type="float" office:value="13.53">
            <text:p>13,53</text:p>
          </table:table-cell>
          <table:table-cell office:value-type="float" office:value="-2.3">
            <text:p>-2,3</text:p>
          </table:table-cell>
          <table:table-cell office:value-type="float" office:value="23.4">
            <text:p>23,4</text:p>
          </table:table-cell>
          <table:table-cell office:value-type="float" office:value="4.28874661246612">
            <text:p>4,3</text:p>
          </table:table-cell>
          <table:table-cell table:formula="of:=([.K29])*4" office:value-type="float" office:value="17.1549864498645">
            <text:p>17,15</text:p>
          </table:table-cell>
          <table:table-cell office:value-type="float" office:value="5.69035230352304">
            <text:p>5,7</text:p>
          </table:table-cell>
          <table:table-cell table:formula="of:=[.M29]*9" office:value-type="float" office:value="51.2131707317074">
            <text:p>51,2</text:p>
          </table:table-cell>
          <table:table-cell office:value-type="float" office:value="17.2111788617886">
            <text:p>17,2</text:p>
          </table:table-cell>
          <table:table-cell table:formula="of:=[.O29]*4" office:value-type="float" office:value="68.8447154471544">
            <text:p>68,8</text:p>
          </table:table-cell>
          <table:table-cell office:value-type="float" office:value="137.212872628726">
            <text:p>137,2</text:p>
          </table:table-cell>
          <table:table-cell office:value-type="float" office:value="61.5">
            <text:p>61,5</text:p>
          </table:table-cell>
          <table:table-cell table:formula="of:=([.R29]*4)/[.J29]" office:value-type="float" office:value="10.5128205128205">
            <text:p>10,51</text:p>
          </table:table-cell>
          <table:table-cell office:value-type="float" office:value="100.5">
            <text:p>100,5</text:p>
          </table:table-cell>
          <table:table-cell table:formula="of:=([.T29]*9)/[.J29]" office:value-type="float" office:value="38.6538461538462">
            <text:p>38,7</text:p>
          </table:table-cell>
          <table:table-cell office:value-type="float" office:value="277.5">
            <text:p>277,5</text:p>
          </table:table-cell>
          <table:table-cell table:formula="of:=([.V29]*4)/[.J29]" office:value-type="float" office:value="47.4358974358974">
            <text:p>47,4</text:p>
          </table:table-cell>
          <table:table-cell office:value-type="float" office:value="2260.5">
            <text:p>2260,5</text:p>
          </table:table-cell>
          <table:table-cell table:formula="of:=[.X29]/[.J29]" office:value-type="float" office:value="96.6025641025641">
            <text:p>96,60</text:p>
          </table:table-cell>
          <table:table-cell table:formula="of:=[.L29]+[.S29]" office:value-type="float" office:value="27.667806962685">
            <text:p>27,67</text:p>
          </table:table-cell>
          <table:table-cell table:formula="of:=[.Z29]/[.AF29]" office:value-type="percentage" office:value="0.118331823379489">
            <text:p>11,83%</text:p>
          </table:table-cell>
          <table:table-cell table:formula="of:=[.N29]+[.U29]" office:value-type="float" office:value="89.8670168855535">
            <text:p>89,8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9]+[.W29]" office:value-type="float" office:value="116.280612883052">
            <text:p>116,28</text:p>
          </table:table-cell>
          <table:table-cell table:formula="of:=[.AD29]/[.AF29]" office:value-type="percentage" office:value="0.497317946619094">
            <text:p>49,73%</text:p>
          </table:table-cell>
          <table:table-cell table:formula="of:=[.Q29]+[.Y29]" office:value-type="float" office:value="233.81543673129">
            <text:p>233,82</text:p>
          </table:table-cell>
          <table:table-cell table:formula="of:=[.AF29]/75" office:value-type="percentage" office:value="3.1175391564172">
            <text:p>311,75%</text:p>
          </table:table-cell>
          <table:table-cell table:number-columns-repeated="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GO D</text:p>
          </table:table-cell>
          <table:table-cell office:value-type="float" office:value="42440">
            <text:p>11/03/16</text:p>
          </table:table-cell>
          <table:table-cell office:value-type="float" office:value="11.6">
            <text:p>11,6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4.8">
            <text:p>24,8</text:p>
          </table:table-cell>
          <table:table-cell office:value-type="float" office:value="6.07208870967742">
            <text:p>6,1</text:p>
          </table:table-cell>
          <table:table-cell table:formula="of:=([.K30])*4" office:value-type="float" office:value="24.2883548387097">
            <text:p>24,29</text:p>
          </table:table-cell>
          <table:table-cell office:value-type="float" office:value="6.29092741935484">
            <text:p>6,3</text:p>
          </table:table-cell>
          <table:table-cell table:formula="of:=[.M30]*9" office:value-type="float" office:value="56.6183467741936">
            <text:p>56,6</text:p>
          </table:table-cell>
          <table:table-cell office:value-type="float" office:value="26.7962137096774">
            <text:p>26,8</text:p>
          </table:table-cell>
          <table:table-cell table:formula="of:=[.O30]*4" office:value-type="float" office:value="107.18485483871">
            <text:p>107,2</text:p>
          </table:table-cell>
          <table:table-cell office:value-type="float" office:value="188.091556451613">
            <text:p>188,1</text:p>
          </table:table-cell>
          <table:table-cell office:value-type="float" office:value="61.5">
            <text:p>61,5</text:p>
          </table:table-cell>
          <table:table-cell table:formula="of:=([.R30]*4)/[.J30]" office:value-type="float" office:value="9.91935483870968">
            <text:p>9,92</text:p>
          </table:table-cell>
          <table:table-cell office:value-type="float" office:value="100.5">
            <text:p>100,5</text:p>
          </table:table-cell>
          <table:table-cell table:formula="of:=([.T30]*9)/[.J30]" office:value-type="float" office:value="36.4717741935484">
            <text:p>36,5</text:p>
          </table:table-cell>
          <table:table-cell office:value-type="float" office:value="277.5">
            <text:p>277,5</text:p>
          </table:table-cell>
          <table:table-cell table:formula="of:=([.V30]*4)/[.J30]" office:value-type="float" office:value="44.758064516129">
            <text:p>44,8</text:p>
          </table:table-cell>
          <table:table-cell office:value-type="float" office:value="2260.5">
            <text:p>2260,5</text:p>
          </table:table-cell>
          <table:table-cell table:formula="of:=[.X30]/[.J30]" office:value-type="float" office:value="91.1491935483871">
            <text:p>91,15</text:p>
          </table:table-cell>
          <table:table-cell table:formula="of:=[.L30]+[.S30]" office:value-type="float" office:value="34.2077096774194">
            <text:p>34,21</text:p>
          </table:table-cell>
          <table:table-cell table:formula="of:=[.Z30]/[.AF30]" office:value-type="percentage" office:value="0.122502570550392">
            <text:p>12,25%</text:p>
          </table:table-cell>
          <table:table-cell table:formula="of:=[.N30]+[.U30]" office:value-type="float" office:value="93.0901209677419">
            <text:p>93,0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0]+[.W30]" office:value-type="float" office:value="151.942919354839">
            <text:p>151,94</text:p>
          </table:table-cell>
          <table:table-cell table:formula="of:=[.AD30]/[.AF30]" office:value-type="percentage" office:value="0.544128746806612">
            <text:p>54,41%</text:p>
          </table:table-cell>
          <table:table-cell table:formula="of:=[.Q30]+[.Y30]" office:value-type="float" office:value="279.24075">
            <text:p>279,24</text:p>
          </table:table-cell>
          <table:table-cell table:formula="of:=[.AF30]/75" office:value-type="percentage" office:value="3.72321">
            <text:p>372,32%</text:p>
          </table:table-cell>
          <table:table-cell table:number-columns-repeated="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GO D</text:p>
          </table:table-cell>
          <table:table-cell office:value-type="float" office:value="42275">
            <text:p>28/09/15</text:p>
          </table:table-cell>
          <table:table-cell office:value-type="float" office:value="11.2">
            <text:p>11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30.5">
            <text:p>130,5</text:p>
          </table:table-cell>
          <table:table-cell table:style-name="ce2" office:value-type="float" office:value="13.8">
            <text:p>13,8</text:p>
          </table:table-cell>
          <table:table-cell office:value-type="float" office:value="-1.9">
            <text:p>-1,9</text:p>
          </table:table-cell>
          <table:table-cell office:value-type="float" office:value="24">
            <text:p>24</text:p>
          </table:table-cell>
          <table:table-cell office:value-type="float" office:value="4.84625">
            <text:p>4,8</text:p>
          </table:table-cell>
          <table:table-cell table:formula="of:=([.K31])*4" office:value-type="float" office:value="19.385">
            <text:p>19,39</text:p>
          </table:table-cell>
          <table:table-cell office:value-type="float" office:value="5.82902083333333">
            <text:p>5,8</text:p>
          </table:table-cell>
          <table:table-cell table:formula="of:=[.M31]*9" office:value-type="float" office:value="52.4611875">
            <text:p>52,5</text:p>
          </table:table-cell>
          <table:table-cell office:value-type="float" office:value="18.0575333333333">
            <text:p>18,1</text:p>
          </table:table-cell>
          <table:table-cell table:formula="of:=[.O31]*4" office:value-type="float" office:value="72.2301333333332">
            <text:p>72,2</text:p>
          </table:table-cell>
          <table:table-cell office:value-type="float" office:value="144.076320833333">
            <text:p>144,1</text:p>
          </table:table-cell>
          <table:table-cell office:value-type="float" office:value="61.5">
            <text:p>61,5</text:p>
          </table:table-cell>
          <table:table-cell table:formula="of:=([.R31]*4)/[.J31]" office:value-type="float" office:value="10.25">
            <text:p>10,25</text:p>
          </table:table-cell>
          <table:table-cell office:value-type="float" office:value="100.5">
            <text:p>100,5</text:p>
          </table:table-cell>
          <table:table-cell table:formula="of:=([.T31]*9)/[.J31]" office:value-type="float" office:value="37.6875">
            <text:p>37,7</text:p>
          </table:table-cell>
          <table:table-cell office:value-type="float" office:value="277.5">
            <text:p>277,5</text:p>
          </table:table-cell>
          <table:table-cell table:formula="of:=([.V31]*4)/[.J31]" office:value-type="float" office:value="46.25">
            <text:p>46,3</text:p>
          </table:table-cell>
          <table:table-cell office:value-type="float" office:value="2260.5">
            <text:p>2260,5</text:p>
          </table:table-cell>
          <table:table-cell table:formula="of:=[.X31]/[.J31]" office:value-type="float" office:value="94.1875">
            <text:p>94,19</text:p>
          </table:table-cell>
          <table:table-cell table:formula="of:=[.L31]+[.S31]" office:value-type="float" office:value="29.635">
            <text:p>29,64</text:p>
          </table:table-cell>
          <table:table-cell table:formula="of:=[.Z31]/[.AF31]" office:value-type="percentage" office:value="0.124378933806866">
            <text:p>12,44%</text:p>
          </table:table-cell>
          <table:table-cell table:formula="of:=[.N31]+[.U31]" office:value-type="float" office:value="90.1486875">
            <text:p>90,15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1]+[.W31]" office:value-type="float" office:value="118.480133333333">
            <text:p>118,48</text:p>
          </table:table-cell>
          <table:table-cell table:formula="of:=[.AD31]/[.AF31]" office:value-type="percentage" office:value="0.49726447313296">
            <text:p>49,73%</text:p>
          </table:table-cell>
          <table:table-cell table:formula="of:=[.Q31]+[.Y31]" office:value-type="float" office:value="238.263820833333">
            <text:p>238,26</text:p>
          </table:table-cell>
          <table:table-cell table:formula="of:=[.AF31]/75" office:value-type="percentage" office:value="3.17685094444444">
            <text:p>317,69%</text:p>
          </table:table-cell>
          <table:table-cell table:number-columns-repeated="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 D</text:p>
          </table:table-cell>
          <table:table-cell office:value-type="float" office:value="42641">
            <text:p>28/09/16</text:p>
          </table:table-cell>
          <table:table-cell office:value-type="float" office:value="12.2">
            <text:p>12,2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6.9">
            <text:p>26,9</text:p>
          </table:table-cell>
          <table:table-cell office:value-type="float" office:value="3.92205080545229">
            <text:p>3,9</text:p>
          </table:table-cell>
          <table:table-cell table:formula="of:=([.K32])*4" office:value-type="float" office:value="15.6882032218092">
            <text:p>15,69</text:p>
          </table:table-cell>
          <table:table-cell office:value-type="float" office:value="5.2038166047088">
            <text:p>5,2</text:p>
          </table:table-cell>
          <table:table-cell table:formula="of:=[.M32]*9" office:value-type="float" office:value="46.8343494423792">
            <text:p>46,8</text:p>
          </table:table-cell>
          <table:table-cell office:value-type="float" office:value="15.7395910780669">
            <text:p>15,7</text:p>
          </table:table-cell>
          <table:table-cell table:formula="of:=[.O32]*4" office:value-type="float" office:value="62.9583643122676">
            <text:p>63,0</text:p>
          </table:table-cell>
          <table:table-cell office:value-type="float" office:value="125.480916976456">
            <text:p>125,5</text:p>
          </table:table-cell>
          <table:table-cell office:value-type="float" office:value="61.5">
            <text:p>61,5</text:p>
          </table:table-cell>
          <table:table-cell table:formula="of:=([.R32]*4)/[.J32]" office:value-type="float" office:value="9.14498141263941">
            <text:p>9,14</text:p>
          </table:table-cell>
          <table:table-cell office:value-type="float" office:value="100.5">
            <text:p>100,5</text:p>
          </table:table-cell>
          <table:table-cell table:formula="of:=([.T32]*9)/[.J32]" office:value-type="float" office:value="33.6245353159851">
            <text:p>33,6</text:p>
          </table:table-cell>
          <table:table-cell office:value-type="float" office:value="277.5">
            <text:p>277,5</text:p>
          </table:table-cell>
          <table:table-cell table:formula="of:=([.V32]*4)/[.J32]" office:value-type="float" office:value="41.2639405204461">
            <text:p>41,3</text:p>
          </table:table-cell>
          <table:table-cell office:value-type="float" office:value="2260.5">
            <text:p>2260,5</text:p>
          </table:table-cell>
          <table:table-cell table:formula="of:=[.X32]/[.J32]" office:value-type="float" office:value="84.0334572490706">
            <text:p>84,03</text:p>
          </table:table-cell>
          <table:table-cell table:formula="of:=[.L32]+[.S32]" office:value-type="float" office:value="24.8331846344486">
            <text:p>24,83</text:p>
          </table:table-cell>
          <table:table-cell table:formula="of:=[.Z32]/[.AF32]" office:value-type="percentage" office:value="0.118527355109857">
            <text:p>11,85%</text:p>
          </table:table-cell>
          <table:table-cell table:formula="of:=[.N32]+[.U32]" office:value-type="float" office:value="80.4588847583643">
            <text:p>80,4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2]+[.W32]" office:value-type="float" office:value="104.222304832714">
            <text:p>104,22</text:p>
          </table:table-cell>
          <table:table-cell table:formula="of:=[.AD32]/[.AF32]" office:value-type="percentage" office:value="0.497447037789045">
            <text:p>49,74%</text:p>
          </table:table-cell>
          <table:table-cell table:formula="of:=[.Q32]+[.Y32]" office:value-type="float" office:value="209.514374225527">
            <text:p>209,51</text:p>
          </table:table-cell>
          <table:table-cell table:formula="of:=[.AF32]/60" office:value-type="percentage" office:value="3.49190623709211">
            <text:p>349,19%</text:p>
          </table:table-cell>
          <table:table-cell table:number-columns-repeated="4"/>
        </table:table-row>
        <table:table-row table:style-name="ro2">
          <table:table-cell office:value-type="float" office:value="124">
            <text:p>124</text:p>
          </table:table-cell>
          <table:table-cell table:style-name="ce5" office:value-type="string">
            <text:p>MA B</text:p>
          </table:table-cell>
          <table:table-cell office:value-type="float" office:value="41710">
            <text:p>12/03/14</text:p>
          </table:table-cell>
          <table:table-cell office:value-type="float" office:value="12.4">
            <text:p>12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39.5">
            <text:p>139,5</text:p>
          </table:table-cell>
          <table:table-cell table:style-name="ce2" office:value-type="float" office:value="15.83">
            <text:p>15,83</text:p>
          </table:table-cell>
          <table:table-cell table:style-name="ce5" office:value-type="float" office:value="-0.9">
            <text:p>-0,9</text:p>
          </table:table-cell>
          <table:table-cell office:value-type="float" office:value="30.8">
            <text:p>30,8</text:p>
          </table:table-cell>
          <table:table-cell office:value-type="float" office:value="3.78818924731183">
            <text:p>3,8</text:p>
          </table:table-cell>
          <table:table-cell table:formula="of:=([.K33])*4" office:value-type="float" office:value="15.1527569892473">
            <text:p>15,15</text:p>
          </table:table-cell>
          <table:table-cell office:value-type="float" office:value="3.4987311827957">
            <text:p>3,5</text:p>
          </table:table-cell>
          <table:table-cell table:formula="of:=[.M33]*9" office:value-type="float" office:value="31.4885806451613">
            <text:p>31,5</text:p>
          </table:table-cell>
          <table:table-cell office:value-type="float" office:value="6.83925161290323">
            <text:p>6,8</text:p>
          </table:table-cell>
          <table:table-cell table:formula="of:=[.O33]*4" office:value-type="float" office:value="27.3570064516129">
            <text:p>27,4</text:p>
          </table:table-cell>
          <table:table-cell office:value-type="float" office:value="73.9983440860215">
            <text:p>74,0</text:p>
          </table:table-cell>
          <table:table-cell office:value-type="float" office:value="0">
            <text:p>0,0</text:p>
          </table:table-cell>
          <table:table-cell table:formula="of:=([.R33]*4)/[.J33]" office:value-type="float" office:value="0">
            <text:p>0,00</text:p>
          </table:table-cell>
          <table:table-cell office:value-type="float" office:value="0">
            <text:p>0,0</text:p>
          </table:table-cell>
          <table:table-cell table:formula="of:=([.T33]*9)/[.J33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([.V33]*4)/[.J33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[.X33]/[.J33]" office:value-type="float" office:value="0">
            <text:p>0,00</text:p>
          </table:table-cell>
          <table:table-cell table:formula="of:=[.L33]+[.S33]" office:value-type="float" office:value="15.1527569892473">
            <text:p>15,15</text:p>
          </table:table-cell>
          <table:table-cell table:formula="of:=[.Z33]/[.AF33]" office:value-type="percentage" office:value="0.204771568558785">
            <text:p>20,48%</text:p>
          </table:table-cell>
          <table:table-cell table:formula="of:=[.N33]+[.U33]" office:value-type="float" office:value="31.4885806451613">
            <text:p>31,4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3]+[.W33]" office:value-type="float" office:value="27.3570064516129">
            <text:p>27,36</text:p>
          </table:table-cell>
          <table:table-cell table:formula="of:=[.AD33]/[.AF33]" office:value-type="percentage" office:value="0.369697549175033">
            <text:p>36,97%</text:p>
          </table:table-cell>
          <table:table-cell table:formula="of:=[.Q33]+[.Y33]" office:value-type="float" office:value="73.9983440860215">
            <text:p>74,00</text:p>
          </table:table-cell>
          <table:table-cell table:formula="of:=[.AF33]/60" office:value-type="percentage" office:value="1.23330573476703">
            <text:p>123,33%</text:p>
          </table:table-cell>
          <table:table-cell table:number-columns-repeated="4"/>
        </table:table-row>
        <table:table-row table:style-name="ro2">
          <table:table-cell office:value-type="float" office:value="125">
            <text:p>125</text:p>
          </table:table-cell>
          <table:table-cell table:style-name="ce5" office:value-type="string">
            <text:p>MA B</text:p>
          </table:table-cell>
          <table:table-cell office:value-type="float" office:value="42079">
            <text:p>16/03/15</text:p>
          </table:table-cell>
          <table:table-cell office:value-type="float" office:value="13.4">
            <text:p>13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16.2">
            <text:p>16,2</text:p>
          </table:table-cell>
          <table:table-cell table:style-name="ce5" office:value-type="float" office:value="-1">
            <text:p>-1</text:p>
          </table:table-cell>
          <table:table-cell office:value-type="float" office:value="32.2">
            <text:p>32,2</text:p>
          </table:table-cell>
          <table:table-cell office:value-type="float" office:value="3.82141441441441">
            <text:p>3,8</text:p>
          </table:table-cell>
          <table:table-cell table:formula="of:=([.K34])*4" office:value-type="float" office:value="15.2856576576576">
            <text:p>15,29</text:p>
          </table:table-cell>
          <table:table-cell office:value-type="float" office:value="3.6825045045045">
            <text:p>3,7</text:p>
          </table:table-cell>
          <table:table-cell table:formula="of:=[.M34]*9" office:value-type="float" office:value="33.1425405405405">
            <text:p>33,1</text:p>
          </table:table-cell>
          <table:table-cell office:value-type="float" office:value="8.0562981981982">
            <text:p>8,1</text:p>
          </table:table-cell>
          <table:table-cell table:formula="of:=[.O34]*4" office:value-type="float" office:value="32.2251927927928">
            <text:p>32,2</text:p>
          </table:table-cell>
          <table:table-cell office:value-type="float" office:value="80.653390990991">
            <text:p>80,7</text:p>
          </table:table-cell>
          <table:table-cell office:value-type="float" office:value="24">
            <text:p>24,0</text:p>
          </table:table-cell>
          <table:table-cell table:formula="of:=([.R34]*4)/[.J34]" office:value-type="float" office:value="2.98136645962733">
            <text:p>2,98</text:p>
          </table:table-cell>
          <table:table-cell office:value-type="float" office:value="23.2">
            <text:p>23,2</text:p>
          </table:table-cell>
          <table:table-cell table:formula="of:=([.T34]*9)/[.J34]" office:value-type="float" office:value="6.48447204968944">
            <text:p>6,5</text:p>
          </table:table-cell>
          <table:table-cell office:value-type="float" office:value="74.8">
            <text:p>74,8</text:p>
          </table:table-cell>
          <table:table-cell table:formula="of:=([.V34]*4)/[.J34]" office:value-type="float" office:value="9.29192546583851">
            <text:p>9,3</text:p>
          </table:table-cell>
          <table:table-cell office:value-type="float" office:value="604">
            <text:p>604,0</text:p>
          </table:table-cell>
          <table:table-cell table:formula="of:=[.X34]/[.J34]" office:value-type="float" office:value="18.7577639751553">
            <text:p>18,76</text:p>
          </table:table-cell>
          <table:table-cell table:formula="of:=[.L34]+[.S34]" office:value-type="float" office:value="18.267024117285">
            <text:p>18,27</text:p>
          </table:table-cell>
          <table:table-cell table:formula="of:=[.Z34]/[.AF34]" office:value-type="percentage" office:value="0.183752257214049">
            <text:p>18,38%</text:p>
          </table:table-cell>
          <table:table-cell table:formula="of:=[.N34]+[.U34]" office:value-type="float" office:value="39.6270125902299">
            <text:p>39,6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4]+[.W34]" office:value-type="float" office:value="41.5171182586313">
            <text:p>41,52</text:p>
          </table:table-cell>
          <table:table-cell table:formula="of:=[.AD34]/[.AF34]" office:value-type="percentage" office:value="0.417630378328968">
            <text:p>41,76%</text:p>
          </table:table-cell>
          <table:table-cell table:formula="of:=[.Q34]+[.Y34]" office:value-type="float" office:value="99.4111549661463">
            <text:p>99,41</text:p>
          </table:table-cell>
          <table:table-cell table:formula="of:=[.AF34]/60" office:value-type="percentage" office:value="1.6568525827691">
            <text:p>165,69%</text:p>
          </table:table-cell>
          <table:table-cell table:number-columns-repeated="4"/>
        </table:table-row>
        <table:table-row table:style-name="ro2">
          <table:table-cell office:value-type="float" office:value="126">
            <text:p>126</text:p>
          </table:table-cell>
          <table:table-cell table:style-name="ce5" office:value-type="string">
            <text:p>MA B</text:p>
          </table:table-cell>
          <table:table-cell office:value-type="float" office:value="42416">
            <text:p>16/02/16</text:p>
          </table:table-cell>
          <table:table-cell office:value-type="float" office:value="14.3">
            <text:p>14,3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6.27">
            <text:p>16,27</text:p>
          </table:table-cell>
          <table:table-cell table:style-name="ce5" office:value-type="float" office:value="-1.3">
            <text:p>-1,3</text:p>
          </table:table-cell>
          <table:table-cell office:value-type="float" office:value="34.2">
            <text:p>34,2</text:p>
          </table:table-cell>
          <table:table-cell office:value-type="float" office:value="4.31125">
            <text:p>4,3</text:p>
          </table:table-cell>
          <table:table-cell table:formula="of:=([.K35])*4" office:value-type="float" office:value="17.245">
            <text:p>17,25</text:p>
          </table:table-cell>
          <table:table-cell office:value-type="float" office:value="2.75277941176471">
            <text:p>2,8</text:p>
          </table:table-cell>
          <table:table-cell table:formula="of:=[.M35]*9" office:value-type="float" office:value="24.7750147058824">
            <text:p>24,8</text:p>
          </table:table-cell>
          <table:table-cell office:value-type="float" office:value="7.73266176470588">
            <text:p>7,7</text:p>
          </table:table-cell>
          <table:table-cell table:formula="of:=[.O35]*4" office:value-type="float" office:value="30.9306470588235">
            <text:p>30,9</text:p>
          </table:table-cell>
          <table:table-cell office:value-type="float" office:value="72.9506617647059">
            <text:p>73,0</text:p>
          </table:table-cell>
          <table:table-cell office:value-type="float" office:value="63.75">
            <text:p>63,8</text:p>
          </table:table-cell>
          <table:table-cell table:formula="of:=([.R35]*4)/[.J35]" office:value-type="float" office:value="7.45614035087719">
            <text:p>7,46</text:p>
          </table:table-cell>
          <table:table-cell office:value-type="float" office:value="51.35">
            <text:p>51,4</text:p>
          </table:table-cell>
          <table:table-cell table:formula="of:=([.T35]*9)/[.J35]" office:value-type="float" office:value="13.5131578947368">
            <text:p>13,5</text:p>
          </table:table-cell>
          <table:table-cell office:value-type="float" office:value="152.9">
            <text:p>152,9</text:p>
          </table:table-cell>
          <table:table-cell table:formula="of:=([.V35]*4)/[.J35]" office:value-type="float" office:value="17.8830409356725">
            <text:p>17,9</text:p>
          </table:table-cell>
          <table:table-cell office:value-type="float" office:value="1328.75">
            <text:p>1328,8</text:p>
          </table:table-cell>
          <table:table-cell table:formula="of:=[.X35]/[.J35]" office:value-type="float" office:value="38.8523391812865">
            <text:p>38,85</text:p>
          </table:table-cell>
          <table:table-cell table:formula="of:=[.L35]+[.S35]" office:value-type="float" office:value="24.7011403508772">
            <text:p>24,70</text:p>
          </table:table-cell>
          <table:table-cell table:formula="of:=[.Z35]/[.AF35]" office:value-type="percentage" office:value="0.220934502132097">
            <text:p>22,09%</text:p>
          </table:table-cell>
          <table:table-cell table:formula="of:=[.N35]+[.U35]" office:value-type="float" office:value="38.2881726006192">
            <text:p>38,2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5]+[.W35]" office:value-type="float" office:value="48.813687994496">
            <text:p>48,81</text:p>
          </table:table-cell>
          <table:table-cell table:formula="of:=[.AD35]/[.AF35]" office:value-type="percentage" office:value="0.436604452308717">
            <text:p>43,66%</text:p>
          </table:table-cell>
          <table:table-cell table:formula="of:=[.Q35]+[.Y35]" office:value-type="float" office:value="111.803000945992">
            <text:p>111,80</text:p>
          </table:table-cell>
          <table:table-cell table:formula="of:=[.AF35]/60" office:value-type="percentage" office:value="1.86338334909987">
            <text:p>186,34%</text:p>
          </table:table-cell>
          <table:table-cell table:number-columns-repeated="4"/>
        </table:table-row>
        <table:table-row table:style-name="ro2">
          <table:table-cell office:value-type="float" office:value="127">
            <text:p>127</text:p>
          </table:table-cell>
          <table:table-cell table:style-name="ce5" office:value-type="string">
            <text:p>MA B</text:p>
          </table:table-cell>
          <table:table-cell office:value-type="float" office:value="42509">
            <text:p>19/05/16</text:p>
          </table:table-cell>
          <table:table-cell office:value-type="float" office:value="14.5">
            <text:p>14,5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2"/>
          <table:table-cell table:style-name="ce5"/>
          <table:table-cell office:value-type="float" office:value="35.2">
            <text:p>35,2</text:p>
          </table:table-cell>
          <table:table-cell office:value-type="float" office:value="4.51923295454546">
            <text:p>4,5</text:p>
          </table:table-cell>
          <table:table-cell table:formula="of:=([.K36])*4" office:value-type="float" office:value="18.0769318181818">
            <text:p>18,08</text:p>
          </table:table-cell>
          <table:table-cell office:value-type="float" office:value="3.52808901515151">
            <text:p>3,5</text:p>
          </table:table-cell>
          <table:table-cell table:formula="of:=[.M36]*9" office:value-type="float" office:value="31.7528011363636">
            <text:p>31,8</text:p>
          </table:table-cell>
          <table:table-cell office:value-type="float" office:value="9.91242424242424">
            <text:p>9,9</text:p>
          </table:table-cell>
          <table:table-cell table:formula="of:=[.O36]*4" office:value-type="float" office:value="39.649696969697">
            <text:p>39,6</text:p>
          </table:table-cell>
          <table:table-cell office:value-type="float" office:value="89.4794299242424">
            <text:p>89,5</text:p>
          </table:table-cell>
          <table:table-cell office:value-type="float" office:value="80.31">
            <text:p>80,3</text:p>
          </table:table-cell>
          <table:table-cell table:formula="of:=([.R36]*4)/[.J36]" office:value-type="float" office:value="9.12613636363636">
            <text:p>9,13</text:p>
          </table:table-cell>
          <table:table-cell office:value-type="float" office:value="64.07">
            <text:p>64,1</text:p>
          </table:table-cell>
          <table:table-cell table:formula="of:=([.T36]*9)/[.J36]" office:value-type="float" office:value="16.3815340909091">
            <text:p>16,4</text:p>
          </table:table-cell>
          <table:table-cell office:value-type="float" office:value="189.86">
            <text:p>189,9</text:p>
          </table:table-cell>
          <table:table-cell table:formula="of:=([.V36]*4)/[.J36]" office:value-type="float" office:value="21.575">
            <text:p>21,6</text:p>
          </table:table-cell>
          <table:table-cell office:value-type="float" office:value="1657.31">
            <text:p>1657,3</text:p>
          </table:table-cell>
          <table:table-cell table:formula="of:=[.X36]/[.J36]" office:value-type="float" office:value="47.0826704545455">
            <text:p>47,08</text:p>
          </table:table-cell>
          <table:table-cell table:formula="of:=[.L36]+[.S36]" office:value-type="float" office:value="27.2030681818182">
            <text:p>27,20</text:p>
          </table:table-cell>
          <table:table-cell table:formula="of:=[.Z36]/[.AF36]" office:value-type="percentage" office:value="0.19919925152267">
            <text:p>19,92%</text:p>
          </table:table-cell>
          <table:table-cell table:formula="of:=[.N36]+[.U36]" office:value-type="float" office:value="48.1343352272727">
            <text:p>48,1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6]+[.W36]" office:value-type="float" office:value="61.224696969697">
            <text:p>61,22</text:p>
          </table:table-cell>
          <table:table-cell table:formula="of:=[.AD36]/[.AF36]" office:value-type="percentage" office:value="0.448328612403262">
            <text:p>44,83%</text:p>
          </table:table-cell>
          <table:table-cell table:formula="of:=[.Q36]+[.Y36]" office:value-type="float" office:value="136.562100378788">
            <text:p>136,56</text:p>
          </table:table-cell>
          <table:table-cell table:formula="of:=[.AF36]/60" office:value-type="percentage" office:value="2.27603500631313">
            <text:p>227,60%</text:p>
          </table:table-cell>
          <table:table-cell table:number-columns-repeated="4"/>
        </table:table-row>
        <table:table-row table:style-name="ro2">
          <table:table-cell office:value-type="float" office:value="128">
            <text:p>128</text:p>
          </table:table-cell>
          <table:table-cell table:style-name="ce5" office:value-type="string">
            <text:p>MA B</text:p>
          </table:table-cell>
          <table:table-cell office:value-type="float" office:value="42303">
            <text:p>26/10/15</text:p>
          </table:table-cell>
          <table:table-cell office:value-type="float" office:value="14">
            <text:p>14,0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2"/>
          <table:table-cell table:style-name="ce5"/>
          <table:table-cell office:value-type="float" office:value="33.5">
            <text:p>33,5</text:p>
          </table:table-cell>
          <table:table-cell office:value-type="float" office:value="3.59578109452736">
            <text:p>3,6</text:p>
          </table:table-cell>
          <table:table-cell table:formula="of:=([.K37])*4" office:value-type="float" office:value="14.3831243781094">
            <text:p>14,38</text:p>
          </table:table-cell>
          <table:table-cell office:value-type="float" office:value="3.1948407960199">
            <text:p>3,2</text:p>
          </table:table-cell>
          <table:table-cell table:formula="of:=[.M37]*9" office:value-type="float" office:value="28.7535671641791">
            <text:p>28,8</text:p>
          </table:table-cell>
          <table:table-cell office:value-type="float" office:value="6.39424378109453">
            <text:p>6,4</text:p>
          </table:table-cell>
          <table:table-cell table:formula="of:=[.O37]*4" office:value-type="float" office:value="25.5769751243781">
            <text:p>25,6</text:p>
          </table:table-cell>
          <table:table-cell office:value-type="float" office:value="68.7136666666667">
            <text:p>68,7</text:p>
          </table:table-cell>
          <table:table-cell office:value-type="float" office:value="16">
            <text:p>16,0</text:p>
          </table:table-cell>
          <table:table-cell table:formula="of:=([.R37]*4)/[.J37]" office:value-type="float" office:value="1.91044776119403">
            <text:p>1,91</text:p>
          </table:table-cell>
          <table:table-cell office:value-type="float" office:value="15.4666666666667">
            <text:p>15,5</text:p>
          </table:table-cell>
          <table:table-cell table:formula="of:=([.T37]*9)/[.J37]" office:value-type="float" office:value="4.15522388059702">
            <text:p>4,2</text:p>
          </table:table-cell>
          <table:table-cell office:value-type="float" office:value="49.8666666666667">
            <text:p>49,9</text:p>
          </table:table-cell>
          <table:table-cell table:formula="of:=([.V37]*4)/[.J37]" office:value-type="float" office:value="5.9542288557214">
            <text:p>6,0</text:p>
          </table:table-cell>
          <table:table-cell office:value-type="float" office:value="402.666666666667">
            <text:p>402,7</text:p>
          </table:table-cell>
          <table:table-cell table:formula="of:=[.X37]/[.J37]" office:value-type="float" office:value="12.0199004975124">
            <text:p>12,02</text:p>
          </table:table-cell>
          <table:table-cell table:formula="of:=[.L37]+[.S37]" office:value-type="float" office:value="16.2935721393035">
            <text:p>16,29</text:p>
          </table:table-cell>
          <table:table-cell table:formula="of:=[.Z37]/[.AF37]" office:value-type="percentage" office:value="0.201819053853634">
            <text:p>20,18%</text:p>
          </table:table-cell>
          <table:table-cell table:formula="of:=[.N37]+[.U37]" office:value-type="float" office:value="32.9087910447761">
            <text:p>32,9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7]+[.W37]" office:value-type="float" office:value="31.5312039800995">
            <text:p>31,53</text:p>
          </table:table-cell>
          <table:table-cell table:formula="of:=[.AD37]/[.AF37]" office:value-type="percentage" office:value="0.390558785987716">
            <text:p>39,06%</text:p>
          </table:table-cell>
          <table:table-cell table:formula="of:=[.Q37]+[.Y37]" office:value-type="float" office:value="80.7335671641792">
            <text:p>80,73</text:p>
          </table:table-cell>
          <table:table-cell table:formula="of:=[.AF37]/60" office:value-type="percentage" office:value="1.34555945273632">
            <text:p>134,56%</text:p>
          </table:table-cell>
          <table:table-cell table:number-columns-repeated="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SA J</text:p>
          </table:table-cell>
          <table:table-cell office:value-type="float" office:value="42222">
            <text:p>06/08/15</text:p>
          </table:table-cell>
          <table:table-cell office:value-type="float" office:value="16.3">
            <text:p>16,3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7.8">
            <text:p>37,8</text:p>
          </table:table-cell>
          <table:table-cell office:value-type="float" office:value="4.6853835978836">
            <text:p>4,7</text:p>
          </table:table-cell>
          <table:table-cell table:formula="of:=([.K38])*4" office:value-type="float" office:value="18.7415343915344">
            <text:p>18,74</text:p>
          </table:table-cell>
          <table:table-cell office:value-type="float" office:value="4.62072398589065">
            <text:p>4,6</text:p>
          </table:table-cell>
          <table:table-cell table:formula="of:=[.M38]*9" office:value-type="float" office:value="41.5865158730159">
            <text:p>41,6</text:p>
          </table:table-cell>
          <table:table-cell office:value-type="float" office:value="12.8457936507937">
            <text:p>12,8</text:p>
          </table:table-cell>
          <table:table-cell table:formula="of:=[.O38]*4" office:value-type="float" office:value="51.3831746031748">
            <text:p>51,4</text:p>
          </table:table-cell>
          <table:table-cell office:value-type="float" office:value="111.711224867725">
            <text:p>111,7</text:p>
          </table:table-cell>
          <table:table-cell office:value-type="float" office:value="80.5">
            <text:p>80,5</text:p>
          </table:table-cell>
          <table:table-cell table:formula="of:=([.R38]*4)/[.J38]" office:value-type="float" office:value="8.51851851851852">
            <text:p>8,52</text:p>
          </table:table-cell>
          <table:table-cell office:value-type="float" office:value="61.8333333333333">
            <text:p>61,8</text:p>
          </table:table-cell>
          <table:table-cell table:formula="of:=([.T38]*9)/[.J38]" office:value-type="float" office:value="14.7222222222222">
            <text:p>14,7</text:p>
          </table:table-cell>
          <table:table-cell office:value-type="float" office:value="179.666666666667">
            <text:p>179,7</text:p>
          </table:table-cell>
          <table:table-cell table:formula="of:=([.V38]*4)/[.J38]" office:value-type="float" office:value="19.0123456790124">
            <text:p>19,0</text:p>
          </table:table-cell>
          <table:table-cell office:value-type="float" office:value="1597.16666666667">
            <text:p>1597,2</text:p>
          </table:table-cell>
          <table:table-cell table:formula="of:=[.X38]/[.J38]" office:value-type="float" office:value="42.2530864197532">
            <text:p>42,25</text:p>
          </table:table-cell>
          <table:table-cell table:formula="of:=[.L38]+[.S38]" office:value-type="float" office:value="27.2600529100529">
            <text:p>27,26</text:p>
          </table:table-cell>
          <table:table-cell table:formula="of:=[.Z38]/[.AF38]" office:value-type="percentage" office:value="0.177054362027793">
            <text:p>17,71%</text:p>
          </table:table-cell>
          <table:table-cell table:formula="of:=[.N38]+[.U38]" office:value-type="float" office:value="56.3087380952381">
            <text:p>56,3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8]+[.W38]" office:value-type="float" office:value="70.3955202821872">
            <text:p>70,40</text:p>
          </table:table-cell>
          <table:table-cell table:formula="of:=[.AD38]/[.AF38]" office:value-type="percentage" office:value="0.457219726399753">
            <text:p>45,72%</text:p>
          </table:table-cell>
          <table:table-cell table:formula="of:=[.Q38]+[.Y38]" office:value-type="float" office:value="153.964311287478">
            <text:p>153,96</text:p>
          </table:table-cell>
          <table:table-cell table:formula="of:=[.AF38]/60" office:value-type="percentage" office:value="2.5660718547913">
            <text:p>256,61%</text:p>
          </table:table-cell>
          <table:table-cell table:number-columns-repeated="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YV <text:s/>R</text:p>
          </table:table-cell>
          <table:table-cell office:value-type="float" office:value="41808">
            <text:p>18/06/14</text:p>
          </table:table-cell>
          <table:table-cell office:value-type="float" office:value="12.4">
            <text:p>12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62.5">
            <text:p>162,5</text:p>
          </table:table-cell>
          <table:table-cell table:style-name="ce2" office:value-type="float" office:value="16.09">
            <text:p>16,09</text:p>
          </table:table-cell>
          <table:table-cell office:value-type="float" office:value="-0.7">
            <text:p>-0,7</text:p>
          </table:table-cell>
          <table:table-cell office:value-type="float" office:value="42.5">
            <text:p>42,5</text:p>
          </table:table-cell>
          <table:table-cell office:value-type="float" office:value="1.95147804878049">
            <text:p>2,0</text:p>
          </table:table-cell>
          <table:table-cell table:formula="of:=([.K39])*4" office:value-type="float" office:value="7.80591219512196">
            <text:p>7,81</text:p>
          </table:table-cell>
          <table:table-cell office:value-type="float" office:value="1.56743902439024">
            <text:p>1,6</text:p>
          </table:table-cell>
          <table:table-cell table:formula="of:=[.M39]*9" office:value-type="float" office:value="14.1069512195122">
            <text:p>14,1</text:p>
          </table:table-cell>
          <table:table-cell office:value-type="float" office:value="5.31060975609756">
            <text:p>5,3</text:p>
          </table:table-cell>
          <table:table-cell table:formula="of:=[.O39]*4" office:value-type="float" office:value="21.2424390243902">
            <text:p>21,2</text:p>
          </table:table-cell>
          <table:table-cell office:value-type="float" office:value="43.1553024390244">
            <text:p>43,2</text:p>
          </table:table-cell>
          <table:table-cell office:value-type="float" office:value="69">
            <text:p>69,0</text:p>
          </table:table-cell>
          <table:table-cell table:formula="of:=([.R39]*4)/[.J39]" office:value-type="float" office:value="6.49411764705882">
            <text:p>6,49</text:p>
          </table:table-cell>
          <table:table-cell office:value-type="float" office:value="53">
            <text:p>53,0</text:p>
          </table:table-cell>
          <table:table-cell table:formula="of:=([.T39]*9)/[.J39]" office:value-type="float" office:value="11.2235294117647">
            <text:p>11,2</text:p>
          </table:table-cell>
          <table:table-cell office:value-type="float" office:value="154">
            <text:p>154,0</text:p>
          </table:table-cell>
          <table:table-cell table:formula="of:=([.V39]*4)/[.J39]" office:value-type="float" office:value="14.4941176470588">
            <text:p>14,5</text:p>
          </table:table-cell>
          <table:table-cell office:value-type="float" office:value="1369">
            <text:p>1369,0</text:p>
          </table:table-cell>
          <table:table-cell table:formula="of:=[.X39]/[.J39]" office:value-type="float" office:value="32.2117647058824">
            <text:p>32,21</text:p>
          </table:table-cell>
          <table:table-cell table:formula="of:=[.L39]+[.S39]" office:value-type="float" office:value="14.3000298421808">
            <text:p>14,30</text:p>
          </table:table-cell>
          <table:table-cell table:formula="of:=[.Z39]/[.AF39]" office:value-type="percentage" office:value="0.189738441256927">
            <text:p>18,97%</text:p>
          </table:table-cell>
          <table:table-cell table:formula="of:=[.N39]+[.U39]" office:value-type="float" office:value="25.3304806312769">
            <text:p>25,3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9]+[.W39]" office:value-type="float" office:value="35.7365566714491">
            <text:p>35,74</text:p>
          </table:table-cell>
          <table:table-cell table:formula="of:=[.AD39]/[.AF39]" office:value-type="percentage" office:value="0.47416674185741">
            <text:p>47,42%</text:p>
          </table:table-cell>
          <table:table-cell table:formula="of:=[.Q39]+[.Y39]" office:value-type="float" office:value="75.3670671449068">
            <text:p>75,37</text:p>
          </table:table-cell>
          <table:table-cell table:formula="of:=[.AF39]/60" office:value-type="percentage" office:value="1.25611778574845">
            <text:p>125,61%</text:p>
          </table:table-cell>
          <table:table-cell table:number-columns-repeated="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YV <text:s/>R</text:p>
          </table:table-cell>
          <table:table-cell office:value-type="float" office:value="41729">
            <text:p>31/03/14</text:p>
          </table:table-cell>
          <table:table-cell office:value-type="float" office:value="12.2">
            <text:p>12,2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table:number-columns-repeated="2"/>
          <table:table-cell office:value-type="float" office:value="-0.65">
            <text:p>-0,65</text:p>
          </table:table-cell>
          <table:table-cell office:value-type="float" office:value="40">
            <text:p>40</text:p>
          </table:table-cell>
          <table:table-cell office:value-type="float" office:value="1.6541">
            <text:p>1,7</text:p>
          </table:table-cell>
          <table:table-cell table:formula="of:=([.K40])*4" office:value-type="float" office:value="6.6164">
            <text:p>6,62</text:p>
          </table:table-cell>
          <table:table-cell office:value-type="float" office:value="1.341625">
            <text:p>1,3</text:p>
          </table:table-cell>
          <table:table-cell table:formula="of:=[.M40]*9" office:value-type="float" office:value="12.074625">
            <text:p>12,1</text:p>
          </table:table-cell>
          <table:table-cell office:value-type="float" office:value="4.175875">
            <text:p>4,2</text:p>
          </table:table-cell>
          <table:table-cell table:formula="of:=[.O40]*4" office:value-type="float" office:value="16.7035">
            <text:p>16,7</text:p>
          </table:table-cell>
          <table:table-cell office:value-type="float" office:value="35.394525">
            <text:p>35,4</text:p>
          </table:table-cell>
          <table:table-cell office:value-type="float" office:value="55.2">
            <text:p>55,2</text:p>
          </table:table-cell>
          <table:table-cell table:formula="of:=([.R40]*4)/[.J40]" office:value-type="float" office:value="5.52">
            <text:p>5,52</text:p>
          </table:table-cell>
          <table:table-cell office:value-type="float" office:value="42.4">
            <text:p>42,4</text:p>
          </table:table-cell>
          <table:table-cell table:formula="of:=([.T40]*9)/[.J40]" office:value-type="float" office:value="9.54">
            <text:p>9,5</text:p>
          </table:table-cell>
          <table:table-cell office:value-type="float" office:value="123.2">
            <text:p>123,2</text:p>
          </table:table-cell>
          <table:table-cell table:formula="of:=([.V40]*4)/[.J40]" office:value-type="float" office:value="12.32">
            <text:p>12,3</text:p>
          </table:table-cell>
          <table:table-cell office:value-type="float" office:value="1095.2">
            <text:p>1095,2</text:p>
          </table:table-cell>
          <table:table-cell table:formula="of:=[.X40]/[.J40]" office:value-type="float" office:value="27.38">
            <text:p>27,38</text:p>
          </table:table-cell>
          <table:table-cell table:formula="of:=[.L40]+[.S40]" office:value-type="float" office:value="12.1364">
            <text:p>12,14</text:p>
          </table:table-cell>
          <table:table-cell table:formula="of:=[.Z40]/[.AF40]" office:value-type="percentage" office:value="0.193333203238097">
            <text:p>19,33%</text:p>
          </table:table-cell>
          <table:table-cell table:formula="of:=[.N40]+[.U40]" office:value-type="float" office:value="21.614625">
            <text:p>21,6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0]+[.W40]" office:value-type="float" office:value="29.0235">
            <text:p>29,02</text:p>
          </table:table-cell>
          <table:table-cell table:formula="of:=[.AD40]/[.AF40]" office:value-type="percentage" office:value="0.462345194965633">
            <text:p>46,23%</text:p>
          </table:table-cell>
          <table:table-cell table:formula="of:=[.Q40]+[.Y40]" office:value-type="float" office:value="62.774525">
            <text:p>62,77</text:p>
          </table:table-cell>
          <table:table-cell table:formula="of:=[.AF40]/60" office:value-type="percentage" office:value="1.04624208333333">
            <text:p>104,62%</text:p>
          </table:table-cell>
          <table:table-cell table:number-columns-repeated="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YV <text:s/>R</text:p>
          </table:table-cell>
          <table:table-cell office:value-type="float" office:value="42075">
            <text:p>12/03/15</text:p>
          </table:table-cell>
          <table:table-cell office:value-type="float" office:value="13.2">
            <text:p>13,2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52">
            <text:p>52</text:p>
          </table:table-cell>
          <table:table-cell office:value-type="float" office:value="2.8747532051282">
            <text:p>2,9</text:p>
          </table:table-cell>
          <table:table-cell table:formula="of:=([.K41])*4" office:value-type="float" office:value="11.4990128205128">
            <text:p>11,50</text:p>
          </table:table-cell>
          <table:table-cell office:value-type="float" office:value="2.23820448717949">
            <text:p>2,2</text:p>
          </table:table-cell>
          <table:table-cell table:formula="of:=[.M41]*9" office:value-type="float" office:value="20.1438403846154">
            <text:p>20,1</text:p>
          </table:table-cell>
          <table:table-cell office:value-type="float" office:value="6.41627884615385">
            <text:p>6,4</text:p>
          </table:table-cell>
          <table:table-cell table:formula="of:=[.O41]*4" office:value-type="float" office:value="25.6651153846154">
            <text:p>25,7</text:p>
          </table:table-cell>
          <table:table-cell office:value-type="float" office:value="57.3079685897436">
            <text:p>57,3</text:p>
          </table:table-cell>
          <table:table-cell office:value-type="float" office:value="55.2">
            <text:p>55,2</text:p>
          </table:table-cell>
          <table:table-cell table:formula="of:=([.R41]*4)/[.J41]" office:value-type="float" office:value="4.24615384615385">
            <text:p>4,25</text:p>
          </table:table-cell>
          <table:table-cell office:value-type="float" office:value="42.4">
            <text:p>42,4</text:p>
          </table:table-cell>
          <table:table-cell table:formula="of:=([.T41]*9)/[.J41]" office:value-type="float" office:value="7.33846153846154">
            <text:p>7,3</text:p>
          </table:table-cell>
          <table:table-cell office:value-type="float" office:value="123.2">
            <text:p>123,2</text:p>
          </table:table-cell>
          <table:table-cell table:formula="of:=([.V41]*4)/[.J41]" office:value-type="float" office:value="9.47692307692308">
            <text:p>9,5</text:p>
          </table:table-cell>
          <table:table-cell office:value-type="float" office:value="1095.2">
            <text:p>1095,2</text:p>
          </table:table-cell>
          <table:table-cell table:formula="of:=[.X41]/[.J41]" office:value-type="float" office:value="21.0615384615385">
            <text:p>21,06</text:p>
          </table:table-cell>
          <table:table-cell table:formula="of:=[.L41]+[.S41]" office:value-type="float" office:value="15.7451666666666">
            <text:p>15,75</text:p>
          </table:table-cell>
          <table:table-cell table:formula="of:=[.Z41]/[.AF41]" office:value-type="percentage" office:value="0.200909349300406">
            <text:p>20,09%</text:p>
          </table:table-cell>
          <table:table-cell table:formula="of:=[.N41]+[.U41]" office:value-type="float" office:value="27.4823019230769">
            <text:p>27,48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1]+[.W41]" office:value-type="float" office:value="35.1420384615385">
            <text:p>35,14</text:p>
          </table:table-cell>
          <table:table-cell table:formula="of:=[.AD41]/[.AF41]" office:value-type="percentage" office:value="0.448414693211517">
            <text:p>44,84%</text:p>
          </table:table-cell>
          <table:table-cell table:formula="of:=[.Q41]+[.Y41]" office:value-type="float" office:value="78.3695070512821">
            <text:p>78,37</text:p>
          </table:table-cell>
          <table:table-cell table:formula="of:=[.AF41]/60" office:value-type="percentage" office:value="1.3061584508547">
            <text:p>130,62%</text:p>
          </table:table-cell>
          <table:table-cell table:number-columns-repeated="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YV <text:s/>R</text:p>
          </table:table-cell>
          <table:table-cell office:value-type="float" office:value="42346">
            <text:p>08/12/15</text:p>
          </table:table-cell>
          <table:table-cell office:value-type="float" office:value="13.9">
            <text:p>13,9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.59395151515151">
            <text:p>2,6</text:p>
          </table:table-cell>
          <table:table-cell table:formula="of:=([.K42])*4" office:value-type="float" office:value="10.375806060606">
            <text:p>10,38</text:p>
          </table:table-cell>
          <table:table-cell office:value-type="float" office:value="2.06608878787879">
            <text:p>2,1</text:p>
          </table:table-cell>
          <table:table-cell table:formula="of:=[.M42]*9" office:value-type="float" office:value="18.5947990909091">
            <text:p>18,6</text:p>
          </table:table-cell>
          <table:table-cell office:value-type="float" office:value="6.17080303030303">
            <text:p>6,2</text:p>
          </table:table-cell>
          <table:table-cell table:formula="of:=[.O42]*4" office:value-type="float" office:value="24.6832121212121">
            <text:p>24,7</text:p>
          </table:table-cell>
          <table:table-cell office:value-type="float" office:value="53.6538172727273">
            <text:p>53,7</text:p>
          </table:table-cell>
          <table:table-cell office:value-type="float" office:value="55.2">
            <text:p>55,2</text:p>
          </table:table-cell>
          <table:table-cell table:formula="of:=([.R42]*4)/[.J42]" office:value-type="float" office:value="4.01454545454545">
            <text:p>4,01</text:p>
          </table:table-cell>
          <table:table-cell office:value-type="float" office:value="42.4">
            <text:p>42,4</text:p>
          </table:table-cell>
          <table:table-cell table:formula="of:=([.T42]*9)/[.J42]" office:value-type="float" office:value="6.93818181818182">
            <text:p>6,9</text:p>
          </table:table-cell>
          <table:table-cell office:value-type="float" office:value="123.2">
            <text:p>123,2</text:p>
          </table:table-cell>
          <table:table-cell table:formula="of:=([.V42]*4)/[.J42]" office:value-type="float" office:value="8.96">
            <text:p>9,0</text:p>
          </table:table-cell>
          <table:table-cell office:value-type="float" office:value="1095.2">
            <text:p>1095,2</text:p>
          </table:table-cell>
          <table:table-cell table:formula="of:=[.X42]/[.J42]" office:value-type="float" office:value="19.9127272727273">
            <text:p>19,91</text:p>
          </table:table-cell>
          <table:table-cell table:formula="of:=[.L42]+[.S42]" office:value-type="float" office:value="14.3903515151515">
            <text:p>14,39</text:p>
          </table:table-cell>
          <table:table-cell table:formula="of:=[.Z42]/[.AF42]" office:value-type="percentage" office:value="0.195609996419774">
            <text:p>19,56%</text:p>
          </table:table-cell>
          <table:table-cell table:formula="of:=[.N42]+[.U42]" office:value-type="float" office:value="25.5329809090909">
            <text:p>25,5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2]+[.W42]" office:value-type="float" office:value="33.6432121212121">
            <text:p>33,64</text:p>
          </table:table-cell>
          <table:table-cell table:formula="of:=[.AD42]/[.AF42]" office:value-type="percentage" office:value="0.457316737235429">
            <text:p>45,73%</text:p>
          </table:table-cell>
          <table:table-cell table:formula="of:=[.Q42]+[.Y42]" office:value-type="float" office:value="73.5665445454546">
            <text:p>73,57</text:p>
          </table:table-cell>
          <table:table-cell table:formula="of:=[.AF42]/60" office:value-type="percentage" office:value="1.22610907575758">
            <text:p>122,61%</text:p>
          </table:table-cell>
          <table:table-cell table:number-columns-repeated="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YV <text:s/>R</text:p>
          </table:table-cell>
          <table:table-cell office:value-type="float" office:value="42156">
            <text:p>01/06/15</text:p>
          </table:table-cell>
          <table:table-cell office:value-type="float" office:value="13.4">
            <text:p>13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69.5">
            <text:p>169,5</text:p>
          </table:table-cell>
          <table:table-cell table:style-name="ce2" office:value-type="float" office:value="18.06">
            <text:p>18,06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.26240251572327">
            <text:p>3,3</text:p>
          </table:table-cell>
          <table:table-cell table:formula="of:=([.K43])*4" office:value-type="float" office:value="13.0496100628931">
            <text:p>13,05</text:p>
          </table:table-cell>
          <table:table-cell office:value-type="float" office:value="2.14660691823899">
            <text:p>2,1</text:p>
          </table:table-cell>
          <table:table-cell table:formula="of:=[.M43]*9" office:value-type="float" office:value="19.3194622641509">
            <text:p>19,3</text:p>
          </table:table-cell>
          <table:table-cell office:value-type="float" office:value="5.24859119496855">
            <text:p>5,2</text:p>
          </table:table-cell>
          <table:table-cell table:formula="of:=[.O43]*4" office:value-type="float" office:value="20.9943647798742">
            <text:p>21,0</text:p>
          </table:table-cell>
          <table:table-cell office:value-type="float" office:value="53.3634371069182">
            <text:p>53,4</text:p>
          </table:table-cell>
          <table:table-cell office:value-type="float" office:value="55.2">
            <text:p>55,2</text:p>
          </table:table-cell>
          <table:table-cell table:formula="of:=([.R43]*4)/[.J43]" office:value-type="float" office:value="4.16603773584906">
            <text:p>4,17</text:p>
          </table:table-cell>
          <table:table-cell office:value-type="float" office:value="42.4">
            <text:p>42,4</text:p>
          </table:table-cell>
          <table:table-cell table:formula="of:=([.T43]*9)/[.J43]" office:value-type="float" office:value="7.2">
            <text:p>7,2</text:p>
          </table:table-cell>
          <table:table-cell office:value-type="float" office:value="123.2">
            <text:p>123,2</text:p>
          </table:table-cell>
          <table:table-cell table:formula="of:=([.V43]*4)/[.J43]" office:value-type="float" office:value="9.29811320754717">
            <text:p>9,3</text:p>
          </table:table-cell>
          <table:table-cell office:value-type="float" office:value="1095.2">
            <text:p>1095,2</text:p>
          </table:table-cell>
          <table:table-cell table:formula="of:=[.X43]/[.J43]" office:value-type="float" office:value="20.6641509433962">
            <text:p>20,66</text:p>
          </table:table-cell>
          <table:table-cell table:formula="of:=[.L43]+[.S43]" office:value-type="float" office:value="17.2156477987421">
            <text:p>17,22</text:p>
          </table:table-cell>
          <table:table-cell table:formula="of:=[.Z43]/[.AF43]" office:value-type="percentage" office:value="0.232557189179812">
            <text:p>23,26%</text:p>
          </table:table-cell>
          <table:table-cell table:formula="of:=[.N43]+[.U43]" office:value-type="float" office:value="26.5194622641509">
            <text:p>26,5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3]+[.W43]" office:value-type="float" office:value="30.2924779874214">
            <text:p>30,29</text:p>
          </table:table-cell>
          <table:table-cell table:formula="of:=[.AD43]/[.AF43]" office:value-type="percentage" office:value="0.409205254219987">
            <text:p>40,92%</text:p>
          </table:table-cell>
          <table:table-cell table:formula="of:=[.Q43]+[.Y43]" office:value-type="float" office:value="74.0275880503144">
            <text:p>74,03</text:p>
          </table:table-cell>
          <table:table-cell table:formula="of:=[.AF43]/60" office:value-type="percentage" office:value="1.23379313417191">
            <text:p>123,38%</text:p>
          </table:table-cell>
          <table:table-cell table:number-columns-repeated="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YV <text:s/>R</text:p>
          </table:table-cell>
          <table:table-cell office:value-type="float" office:value="42536">
            <text:p>15/06/16</text:p>
          </table:table-cell>
          <table:table-cell office:value-type="float" office:value="14.4">
            <text:p>14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7.9">
            <text:p>57,9</text:p>
          </table:table-cell>
          <table:table-cell office:value-type="float" office:value="2.11713298791019">
            <text:p>2,1</text:p>
          </table:table-cell>
          <table:table-cell table:formula="of:=([.K44])*4" office:value-type="float" office:value="8.46853195164076">
            <text:p>8,47</text:p>
          </table:table-cell>
          <table:table-cell office:value-type="float" office:value="1.64621473805412">
            <text:p>1,6</text:p>
          </table:table-cell>
          <table:table-cell table:formula="of:=[.M44]*9" office:value-type="float" office:value="14.8159326424871">
            <text:p>14,8</text:p>
          </table:table-cell>
          <table:table-cell office:value-type="float" office:value="6.19156591824986">
            <text:p>6,2</text:p>
          </table:table-cell>
          <table:table-cell table:formula="of:=[.O44]*4" office:value-type="float" office:value="24.7662636729994">
            <text:p>24,8</text:p>
          </table:table-cell>
          <table:table-cell office:value-type="float" office:value="48.0507282671272">
            <text:p>48,1</text:p>
          </table:table-cell>
          <table:table-cell office:value-type="float" office:value="55.2">
            <text:p>55,2</text:p>
          </table:table-cell>
          <table:table-cell table:formula="of:=([.R44]*4)/[.J44]" office:value-type="float" office:value="3.81347150259067">
            <text:p>3,81</text:p>
          </table:table-cell>
          <table:table-cell office:value-type="float" office:value="42.4">
            <text:p>42,4</text:p>
          </table:table-cell>
          <table:table-cell table:formula="of:=([.T44]*9)/[.J44]" office:value-type="float" office:value="6.59067357512953">
            <text:p>6,6</text:p>
          </table:table-cell>
          <table:table-cell office:value-type="float" office:value="123.2">
            <text:p>123,2</text:p>
          </table:table-cell>
          <table:table-cell table:formula="of:=([.V44]*4)/[.J44]" office:value-type="float" office:value="8.5112262521589">
            <text:p>8,5</text:p>
          </table:table-cell>
          <table:table-cell office:value-type="float" office:value="1095.2">
            <text:p>1095,2</text:p>
          </table:table-cell>
          <table:table-cell table:formula="of:=[.X44]/[.J44]" office:value-type="float" office:value="18.9153713298791">
            <text:p>18,92</text:p>
          </table:table-cell>
          <table:table-cell table:formula="of:=[.L44]+[.S44]" office:value-type="float" office:value="12.2820034542314">
            <text:p>12,28</text:p>
          </table:table-cell>
          <table:table-cell table:formula="of:=[.Z44]/[.AF44]" office:value-type="percentage" office:value="0.183406283599359">
            <text:p>18,34%</text:p>
          </table:table-cell>
          <table:table-cell table:formula="of:=[.N44]+[.U44]" office:value-type="float" office:value="21.4066062176166">
            <text:p>21,4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4]+[.W44]" office:value-type="float" office:value="33.2774899251583">
            <text:p>33,28</text:p>
          </table:table-cell>
          <table:table-cell table:formula="of:=[.AD44]/[.AF44]" office:value-type="percentage" office:value="0.496930389038904">
            <text:p>49,69%</text:p>
          </table:table-cell>
          <table:table-cell table:formula="of:=[.Q44]+[.Y44]" office:value-type="float" office:value="66.9660995970063">
            <text:p>66,97</text:p>
          </table:table-cell>
          <table:table-cell table:formula="of:=[.AF44]/60" office:value-type="percentage" office:value="1.11610165995011">
            <text:p>111,61%</text:p>
          </table:table-cell>
          <table:table-cell table:number-columns-repeated="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YV <text:s/>R</text:p>
          </table:table-cell>
          <table:table-cell office:value-type="float" office:value="42247">
            <text:p>31/08/15</text:p>
          </table:table-cell>
          <table:table-cell office:value-type="float" office:value="13.6">
            <text:p>13,6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3.1437696969697">
            <text:p>3,1</text:p>
          </table:table-cell>
          <table:table-cell table:formula="of:=([.K45])*4" office:value-type="float" office:value="12.5750787878788">
            <text:p>12,58</text:p>
          </table:table-cell>
          <table:table-cell office:value-type="float" office:value="2.06854848484848">
            <text:p>2,1</text:p>
          </table:table-cell>
          <table:table-cell table:formula="of:=[.M45]*9" office:value-type="float" office:value="18.6169363636363">
            <text:p>18,6</text:p>
          </table:table-cell>
          <table:table-cell office:value-type="float" office:value="5.05773333333333">
            <text:p>5,1</text:p>
          </table:table-cell>
          <table:table-cell table:formula="of:=[.O45]*4" office:value-type="float" office:value="20.2309333333333">
            <text:p>20,2</text:p>
          </table:table-cell>
          <table:table-cell office:value-type="float" office:value="51.4229484848485">
            <text:p>51,4</text:p>
          </table:table-cell>
          <table:table-cell office:value-type="float" office:value="55.2">
            <text:p>55,2</text:p>
          </table:table-cell>
          <table:table-cell table:formula="of:=([.R45]*4)/[.J45]" office:value-type="float" office:value="4.01454545454545">
            <text:p>4,01</text:p>
          </table:table-cell>
          <table:table-cell office:value-type="float" office:value="42.4">
            <text:p>42,4</text:p>
          </table:table-cell>
          <table:table-cell table:formula="of:=([.T45]*9)/[.J45]" office:value-type="float" office:value="6.93818181818182">
            <text:p>6,9</text:p>
          </table:table-cell>
          <table:table-cell office:value-type="float" office:value="123.2">
            <text:p>123,2</text:p>
          </table:table-cell>
          <table:table-cell table:formula="of:=([.V45]*4)/[.J45]" office:value-type="float" office:value="8.96">
            <text:p>9,0</text:p>
          </table:table-cell>
          <table:table-cell office:value-type="float" office:value="1095.2">
            <text:p>1095,2</text:p>
          </table:table-cell>
          <table:table-cell table:formula="of:=[.X45]/[.J45]" office:value-type="float" office:value="19.9127272727273">
            <text:p>19,91</text:p>
          </table:table-cell>
          <table:table-cell table:formula="of:=[.L45]+[.S45]" office:value-type="float" office:value="16.5896242424243">
            <text:p>16,59</text:p>
          </table:table-cell>
          <table:table-cell table:formula="of:=[.Z45]/[.AF45]" office:value-type="percentage" office:value="0.232557189179812">
            <text:p>23,26%</text:p>
          </table:table-cell>
          <table:table-cell table:formula="of:=[.N45]+[.U45]" office:value-type="float" office:value="25.5551181818181">
            <text:p>25,5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5]+[.W45]" office:value-type="float" office:value="29.1909333333333">
            <text:p>29,19</text:p>
          </table:table-cell>
          <table:table-cell table:formula="of:=[.AD45]/[.AF45]" office:value-type="percentage" office:value="0.409205254219986">
            <text:p>40,92%</text:p>
          </table:table-cell>
          <table:table-cell table:formula="of:=[.Q45]+[.Y45]" office:value-type="float" office:value="71.3356757575758">
            <text:p>71,34</text:p>
          </table:table-cell>
          <table:table-cell table:formula="of:=[.AF45]/60" office:value-type="percentage" office:value="1.18892792929293">
            <text:p>118,89%</text:p>
          </table:table-cell>
          <table:table-cell table:number-columns-repeated="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YV <text:s/>R</text:p>
          </table:table-cell>
          <table:table-cell office:value-type="float" office:value="42626">
            <text:p>13/09/16</text:p>
          </table:table-cell>
          <table:table-cell office:value-type="float" office:value="14.7">
            <text:p>14,7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2.15056140350877">
            <text:p>2,2</text:p>
          </table:table-cell>
          <table:table-cell table:formula="of:=([.K46])*4" office:value-type="float" office:value="8.60224561403508">
            <text:p>8,60</text:p>
          </table:table-cell>
          <table:table-cell office:value-type="float" office:value="1.67220760233918">
            <text:p>1,7</text:p>
          </table:table-cell>
          <table:table-cell table:formula="of:=[.M46]*9" office:value-type="float" office:value="15.0498684210526">
            <text:p>15,0</text:p>
          </table:table-cell>
          <table:table-cell office:value-type="float" office:value="6.28932748538012">
            <text:p>6,3</text:p>
          </table:table-cell>
          <table:table-cell table:formula="of:=[.O46]*4" office:value-type="float" office:value="25.1573099415205">
            <text:p>25,2</text:p>
          </table:table-cell>
          <table:table-cell office:value-type="float" office:value="48.8094239766082">
            <text:p>48,8</text:p>
          </table:table-cell>
          <table:table-cell office:value-type="float" office:value="55.2">
            <text:p>55,2</text:p>
          </table:table-cell>
          <table:table-cell table:formula="of:=([.R46]*4)/[.J46]" office:value-type="float" office:value="3.87368421052632">
            <text:p>3,87</text:p>
          </table:table-cell>
          <table:table-cell office:value-type="float" office:value="42.4">
            <text:p>42,4</text:p>
          </table:table-cell>
          <table:table-cell table:formula="of:=([.T46]*9)/[.J46]" office:value-type="float" office:value="6.69473684210526">
            <text:p>6,7</text:p>
          </table:table-cell>
          <table:table-cell office:value-type="float" office:value="123.2">
            <text:p>123,2</text:p>
          </table:table-cell>
          <table:table-cell table:formula="of:=([.V46]*4)/[.J46]" office:value-type="float" office:value="8.64561403508772">
            <text:p>8,6</text:p>
          </table:table-cell>
          <table:table-cell office:value-type="float" office:value="1095.2">
            <text:p>1095,2</text:p>
          </table:table-cell>
          <table:table-cell table:formula="of:=[.X46]/[.J46]" office:value-type="float" office:value="19.2140350877193">
            <text:p>19,21</text:p>
          </table:table-cell>
          <table:table-cell table:formula="of:=[.L46]+[.S46]" office:value-type="float" office:value="12.4759298245614">
            <text:p>12,48</text:p>
          </table:table-cell>
          <table:table-cell table:formula="of:=[.Z46]/[.AF46]" office:value-type="percentage" office:value="0.183406283599358">
            <text:p>18,34%</text:p>
          </table:table-cell>
          <table:table-cell table:formula="of:=[.N46]+[.U46]" office:value-type="float" office:value="21.7446052631579">
            <text:p>21,7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6]+[.W46]" office:value-type="float" office:value="33.8029239766082">
            <text:p>33,80</text:p>
          </table:table-cell>
          <table:table-cell table:formula="of:=[.AD46]/[.AF46]" office:value-type="percentage" office:value="0.496930389038904">
            <text:p>49,69%</text:p>
          </table:table-cell>
          <table:table-cell table:formula="of:=[.Q46]+[.Y46]" office:value-type="float" office:value="68.0234590643275">
            <text:p>68,02</text:p>
          </table:table-cell>
          <table:table-cell table:formula="of:=[.AF46]/60" office:value-type="percentage" office:value="1.13372431773879">
            <text:p>113,37%</text:p>
          </table:table-cell>
          <table:table-cell table:number-columns-repeated="4"/>
        </table:table-row>
      </table:table>
      <table:table table:name="SS_3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2" table:default-cell-style-name="ce17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 AEJ</text:p>
          </table:table-cell>
          <table:table-cell table:style-name="ce16" office:value-type="string">
            <text:p>Prot kCal/kg/j AEJ</text:p>
          </table:table-cell>
          <table:table-cell table:style-name="ce20" office:value-type="string">
            <text:p>Lipid AEJ</text:p>
          </table:table-cell>
          <table:table-cell table:style-name="ce22" office:value-type="string">
            <text:p>Lip kCal/kg/j AEJ</text:p>
          </table:table-cell>
          <table:table-cell table:style-name="ce23" office:value-type="string">
            <text:p>Glc AEJ</text:p>
          </table:table-cell>
          <table:table-cell table:style-name="ce24" office:value-type="string">
            <text:p>Glu kCal/kg/j AEJ</text:p>
          </table:table-cell>
          <table:table-cell table:style-name="ce25" office:value-type="string">
            <text:p>kCalkg/j AEJ</text:p>
          </table:table-cell>
          <table:table-cell table:style-name="ce26" office:value-type="string">
            <text:p>Prot g/j SN</text:p>
          </table:table-cell>
          <table:table-cell table:style-name="ce27" office:value-type="string">
            <text:p>Prot kcal/kg/j SN</text:p>
          </table:table-cell>
          <table:table-cell table:style-name="ce28" office:value-type="string">
            <text:p>Lipid g/j SN</text:p>
          </table:table-cell>
          <table:table-cell table:style-name="ce29" office:value-type="string">
            <text:p>Lipid kcal/kg/j SN</text:p>
          </table:table-cell>
          <table:table-cell table:style-name="ce30" office:value-type="string">
            <text:p>Glc g/j SN</text:p>
          </table:table-cell>
          <table:table-cell table:style-name="ce30" office:value-type="string">
            <text:p>Glc kcal/kg/j SN</text:p>
          </table:table-cell>
          <table:table-cell table:style-name="ce25" office:value-type="string">
            <text:p>kCal/j SN</text:p>
          </table:table-cell>
          <table:table-cell table:style-name="ce25" office:value-type="string">
            <text:p>kcal/kg/j SN</text:p>
          </table:table-cell>
          <table:table-cell table:style-name="ce31" office:value-type="string">
            <text:p>Prot kCal/kg/j TA</text:p>
          </table:table-cell>
          <table:table-cell table:style-name="ce32" office:value-type="string">
            <text:p>Prot % des apports totaux TA</text:p>
          </table:table-cell>
          <table:table-cell table:style-name="ce34" office:value-type="string">
            <text:p>Lipides kCal/kg/j TA</text:p>
          </table:table-cell>
          <table:table-cell table:style-name="ce35" office:value-type="string">
            <text:p>Lip % des apports totaux TA</text:p>
          </table:table-cell>
          <table:table-cell table:style-name="ce36" office:value-type="string">
            <text:p>Glucides kCal/kg/j TA</text:p>
          </table:table-cell>
          <table:table-cell table:style-name="ce37" office:value-type="string">
            <text:p>Glc % des apports totaux TA</text:p>
          </table:table-cell>
          <table:table-cell table:style-name="ce25" office:value-type="string">
            <text:p>kCal/kg/j TA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BE T</text:p>
          </table:table-cell>
          <table:table-cell table:style-name="ce8" office:value-type="float" office:value="42534">
            <text:p>13/06/16</text:p>
          </table:table-cell>
          <table:table-cell table:style-name="ce10" office:value-type="float" office:value="12.5">
            <text:p>12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6.47">
            <text:p>16,47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34.9">
            <text:p>34,9</text:p>
          </table:table-cell>
          <table:table-cell table:style-name="ce10" office:value-type="float" office:value="3.15815558739255">
            <text:p>3,2</text:p>
          </table:table-cell>
          <table:table-cell table:style-name="ce19" table:formula="of:=([.K2])*4" office:value-type="float" office:value="12.6326223495702">
            <text:p>12,63</text:p>
          </table:table-cell>
          <table:table-cell table:style-name="ce10" office:value-type="float" office:value="1.72489875835721">
            <text:p>1,7</text:p>
          </table:table-cell>
          <table:table-cell table:style-name="ce10" table:formula="of:=[.M2]*9" office:value-type="float" office:value="15.5240888252149">
            <text:p>15,5</text:p>
          </table:table-cell>
          <table:table-cell table:style-name="ce10" office:value-type="float" office:value="4.5331041069723">
            <text:p>4,5</text:p>
          </table:table-cell>
          <table:table-cell table:style-name="ce10" table:formula="of:=[.O2]*4" office:value-type="float" office:value="18.1324164278892">
            <text:p>18,1</text:p>
          </table:table-cell>
          <table:table-cell table:style-name="ce10" office:value-type="float" office:value="46.2891276026743">
            <text:p>46,3</text:p>
          </table:table-cell>
          <table:table-cell table:style-name="ce10" office:value-type="float" office:value="0">
            <text:p>0,0</text:p>
          </table:table-cell>
          <table:table-cell table:style-name="ce19" table:formula="of:=([.R2]*4)/[.J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]*9)/[.J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]*4)/[.J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]/[.J2]" office:value-type="float" office:value="0">
            <text:p>0,00</text:p>
          </table:table-cell>
          <table:table-cell table:style-name="ce19" table:formula="of:=[.L2]+[.S2]" office:value-type="float" office:value="12.6326223495702">
            <text:p>12,63</text:p>
          </table:table-cell>
          <table:table-cell table:style-name="ce33" table:formula="of:=[.Z2]/[.AF2]" office:value-type="percentage" office:value="0.272906900687417">
            <text:p>27,29%</text:p>
          </table:table-cell>
          <table:table-cell table:style-name="ce19" table:formula="of:=[.N2]+[.U2]" office:value-type="float" office:value="15.5240888252149">
            <text:p>15,52</text:p>
          </table:table-cell>
          <table:table-cell table:style-name="ce33" table:formula="of:=([.M2]+[.T2])/([.Q2]+[.X2])" office:value-type="percentage" office:value="0.0372635832146803">
            <text:p>3,73%</text:p>
          </table:table-cell>
          <table:table-cell table:style-name="ce19" table:formula="of:=[.P2]+[.W2]" office:value-type="float" office:value="18.1324164278892">
            <text:p>18,13</text:p>
          </table:table-cell>
          <table:table-cell table:style-name="ce38" table:formula="of:=[.AD2]/[.AF2]" office:value-type="percentage" office:value="0.39172085038046">
            <text:p>39,17%</text:p>
          </table:table-cell>
          <table:table-cell table:style-name="ce19" table:formula="of:=[.Q2]+[.Y2]" office:value-type="float" office:value="46.2891276026743">
            <text:p>46,29</text:p>
          </table:table-cell>
          <table:table-cell table:style-name="ce39" table:formula="of:=[.AF2]/60" office:value-type="percentage" office:value="0.771485460044572">
            <text:p>77,15%</text:p>
          </table:table-cell>
          <table:table-cell table:number-columns-repeated="4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string">
            <text:p>BE T</text:p>
          </table:table-cell>
          <table:table-cell table:style-name="ce8" office:value-type="float" office:value="43003">
            <text:p>25/09/17</text:p>
          </table:table-cell>
          <table:table-cell table:style-name="ce10" office:value-type="float" office:value="13.8">
            <text:p>13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4.5">
            <text:p>154,5</text:p>
          </table:table-cell>
          <table:table-cell table:style-name="ce5" office:value-type="float" office:value="16.63">
            <text:p>16,63</text:p>
          </table:table-cell>
          <table:table-cell table:style-name="ce12" office:value-type="float" office:value="-0.9">
            <text:p>-0,9</text:p>
          </table:table-cell>
          <table:table-cell table:style-name="ce5" office:value-type="float" office:value="39.7">
            <text:p>39,7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2635">
            <text:p>22/09/16</text:p>
          </table:table-cell>
          <table:table-cell table:style-name="ce10" office:value-type="float" office:value="16.1">
            <text:p>16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.49">
            <text:p>18,4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45">
            <text:p>45</text:p>
          </table:table-cell>
          <table:table-cell table:style-name="ce10" office:value-type="float" office:value="2.20509555555556">
            <text:p>2,2</text:p>
          </table:table-cell>
          <table:table-cell table:style-name="ce19" table:formula="of:=([.K4])*4" office:value-type="float" office:value="8.82038222222224">
            <text:p>8,82</text:p>
          </table:table-cell>
          <table:table-cell table:style-name="ce10" office:value-type="float" office:value="3.17248222222222">
            <text:p>3,2</text:p>
          </table:table-cell>
          <table:table-cell table:style-name="ce10" table:formula="of:=[.M4]*9" office:value-type="float" office:value="28.55234">
            <text:p>28,6</text:p>
          </table:table-cell>
          <table:table-cell table:style-name="ce10" office:value-type="float" office:value="7.1068">
            <text:p>7,1</text:p>
          </table:table-cell>
          <table:table-cell table:style-name="ce10" table:formula="of:=[.O4]*4" office:value-type="float" office:value="28.4272">
            <text:p>28,4</text:p>
          </table:table-cell>
          <table:table-cell table:style-name="ce10" office:value-type="float" office:value="65.7999222222222">
            <text:p>65,8</text:p>
          </table:table-cell>
          <table:table-cell table:style-name="ce10" office:value-type="float" office:value="0">
            <text:p>0,0</text:p>
          </table:table-cell>
          <table:table-cell table:style-name="ce19" table:formula="of:=([.R4]*4)/[.J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4]*9)/[.J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4]*4)/[.J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4]/[.J4]" office:value-type="float" office:value="0">
            <text:p>0,00</text:p>
          </table:table-cell>
          <table:table-cell table:style-name="ce19" table:formula="of:=[.L4]+[.S4]" office:value-type="float" office:value="8.82038222222224">
            <text:p>8,82</text:p>
          </table:table-cell>
          <table:table-cell table:style-name="ce33" table:formula="of:=[.Z4]/[.AF4]" office:value-type="percentage" office:value="0.13404852048964">
            <text:p>13,40%</text:p>
          </table:table-cell>
          <table:table-cell table:style-name="ce19" table:formula="of:=[.N4]+[.U4]" office:value-type="float" office:value="28.55234">
            <text:p>28,55</text:p>
          </table:table-cell>
          <table:table-cell table:style-name="ce33" table:formula="of:=([.M4]+[.T4])/([.Q4]+[.X4])" office:value-type="percentage" office:value="0.0482140725259216">
            <text:p>4,82%</text:p>
          </table:table-cell>
          <table:table-cell table:style-name="ce19" table:formula="of:=[.P4]+[.W4]" office:value-type="float" office:value="28.4272">
            <text:p>28,43</text:p>
          </table:table-cell>
          <table:table-cell table:style-name="ce38" table:formula="of:=[.AD4]/[.AF4]" office:value-type="percentage" office:value="0.432024826777067">
            <text:p>43,20%</text:p>
          </table:table-cell>
          <table:table-cell table:style-name="ce19" table:formula="of:=[.Q4]+[.Y4]" office:value-type="float" office:value="65.7999222222222">
            <text:p>65,80</text:p>
          </table:table-cell>
          <table:table-cell table:style-name="ce39" table:formula="of:=[.AF4]/60" office:value-type="percentage" office:value="1.09666537037037">
            <text:p>109,67%</text:p>
          </table:table-cell>
          <table:table-cell table:number-columns-repeated="4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3006">
            <text:p>28/09/17</text:p>
          </table:table-cell>
          <table:table-cell table:style-name="ce10" office:value-type="float" office:value="17.1">
            <text:p>17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.03">
            <text:p>19,03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47.5">
            <text:p>47,5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6" office:value-type="string">
            <text:p>BO A</text:p>
          </table:table-cell>
          <table:table-cell table:style-name="ce8" office:value-type="float" office:value="42405">
            <text:p>05/02/16</text:p>
          </table:table-cell>
          <table:table-cell table:style-name="ce10" office:value-type="float" office:value="8.3">
            <text:p>8,3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0.9">
            <text:p>20,9</text:p>
          </table:table-cell>
          <table:table-cell table:style-name="ce10" office:value-type="float" office:value="2.46395215311005">
            <text:p>2,5</text:p>
          </table:table-cell>
          <table:table-cell table:style-name="ce19" table:formula="of:=([.K6])*4" office:value-type="float" office:value="9.8558086124402">
            <text:p>9,86</text:p>
          </table:table-cell>
          <table:table-cell table:style-name="ce10" office:value-type="float" office:value="3.2117033492823">
            <text:p>3,2</text:p>
          </table:table-cell>
          <table:table-cell table:style-name="ce10" table:formula="of:=[.M6]*9" office:value-type="float" office:value="28.9053301435407">
            <text:p>28,9</text:p>
          </table:table-cell>
          <table:table-cell table:style-name="ce10" office:value-type="float" office:value="9.54937799043062">
            <text:p>9,5</text:p>
          </table:table-cell>
          <table:table-cell table:style-name="ce10" table:formula="of:=[.O6]*4" office:value-type="float" office:value="38.1975119617225">
            <text:p>38,2</text:p>
          </table:table-cell>
          <table:table-cell table:style-name="ce10" office:value-type="float" office:value="76.9586507177034">
            <text:p>77,0</text:p>
          </table:table-cell>
          <table:table-cell table:style-name="ce10" office:value-type="float" office:value="0">
            <text:p>0,0</text:p>
          </table:table-cell>
          <table:table-cell table:style-name="ce19" table:formula="of:=([.R6]*4)/[.J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6]*9)/[.J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6]*4)/[.J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6]/[.J6]" office:value-type="float" office:value="0">
            <text:p>0,00</text:p>
          </table:table-cell>
          <table:table-cell table:style-name="ce19" table:formula="of:=[.L6]+[.S6]" office:value-type="float" office:value="9.8558086124402">
            <text:p>9,86</text:p>
          </table:table-cell>
          <table:table-cell table:style-name="ce33" table:formula="of:=[.Z6]/[.AF6]" office:value-type="percentage" office:value="0.128066286512648">
            <text:p>12,81%</text:p>
          </table:table-cell>
          <table:table-cell table:style-name="ce19" table:formula="of:=[.N6]+[.U6]" office:value-type="float" office:value="28.9053301435407">
            <text:p>28,91</text:p>
          </table:table-cell>
          <table:table-cell table:style-name="ce33" table:formula="of:=([.M6]+[.T6])/([.Q6]+[.X6])" office:value-type="percentage" office:value="0.0417328437976822">
            <text:p>4,17%</text:p>
          </table:table-cell>
          <table:table-cell table:style-name="ce19" table:formula="of:=[.P6]+[.W6]" office:value-type="float" office:value="38.1975119617225">
            <text:p>38,20</text:p>
          </table:table-cell>
          <table:table-cell table:style-name="ce38" table:formula="of:=[.AD6]/[.AF6]" office:value-type="percentage" office:value="0.496338119308212">
            <text:p>49,63%</text:p>
          </table:table-cell>
          <table:table-cell table:style-name="ce19" table:formula="of:=[.Q6]+[.Y6]" office:value-type="float" office:value="76.9586507177034">
            <text:p>76,96</text:p>
          </table:table-cell>
          <table:table-cell table:style-name="ce39" table:formula="of:=[.AF6]/75" office:value-type="percentage" office:value="1.02611534290271">
            <text:p>102,61%</text:p>
          </table:table-cell>
          <table:table-cell table:number-columns-repeated="4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6" office:value-type="string">
            <text:p>BO J</text:p>
          </table:table-cell>
          <table:table-cell table:style-name="ce8" office:value-type="float" office:value="41771">
            <text:p>12/05/14</text:p>
          </table:table-cell>
          <table:table-cell table:style-name="ce10" office:value-type="float" office:value="10">
            <text:p>10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28.5">
            <text:p>128,5</text:p>
          </table:table-cell>
          <table:table-cell table:style-name="ce2" office:value-type="float" office:value="15.87">
            <text:p>15,87</text:p>
          </table:table-cell>
          <table:table-cell table:style-name="ce5" office:value-type="float" office:value="-0.2">
            <text:p>-0,2</text:p>
          </table:table-cell>
          <table:table-cell table:style-name="ce5" office:value-type="float" office:value="27">
            <text:p>27</text:p>
          </table:table-cell>
          <table:table-cell table:style-name="ce10" office:value-type="float" office:value="3.68429012345679">
            <text:p>3,7</text:p>
          </table:table-cell>
          <table:table-cell table:style-name="ce19" table:formula="of:=([.K7])*4" office:value-type="float" office:value="14.7371604938272">
            <text:p>14,74</text:p>
          </table:table-cell>
          <table:table-cell table:style-name="ce10" office:value-type="float" office:value="3.02927716049383">
            <text:p>3,0</text:p>
          </table:table-cell>
          <table:table-cell table:style-name="ce10" table:formula="of:=[.M7]*9" office:value-type="float" office:value="27.2634944444445">
            <text:p>27,3</text:p>
          </table:table-cell>
          <table:table-cell table:style-name="ce10" office:value-type="float" office:value="10.7937518518519">
            <text:p>10,8</text:p>
          </table:table-cell>
          <table:table-cell table:style-name="ce10" table:formula="of:=[.O7]*4" office:value-type="float" office:value="43.1750074074076">
            <text:p>43,2</text:p>
          </table:table-cell>
          <table:table-cell table:style-name="ce10" office:value-type="float" office:value="85.175662345679">
            <text:p>85,2</text:p>
          </table:table-cell>
          <table:table-cell table:style-name="ce10" office:value-type="float" office:value="0">
            <text:p>0,0</text:p>
          </table:table-cell>
          <table:table-cell table:style-name="ce19" table:formula="of:=([.R7]*4)/[.J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7]*9)/[.J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7]*4)/[.J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7]/[.J7]" office:value-type="float" office:value="0">
            <text:p>0,00</text:p>
          </table:table-cell>
          <table:table-cell table:style-name="ce19" table:formula="of:=[.L7]+[.S7]" office:value-type="float" office:value="14.7371604938272">
            <text:p>14,74</text:p>
          </table:table-cell>
          <table:table-cell table:style-name="ce33" table:formula="of:=[.Z7]/[.AF7]" office:value-type="percentage" office:value="0.17302079124454">
            <text:p>17,30%</text:p>
          </table:table-cell>
          <table:table-cell table:style-name="ce19" table:formula="of:=[.N7]+[.U7]" office:value-type="float" office:value="27.2634944444445">
            <text:p>27,26</text:p>
          </table:table-cell>
          <table:table-cell table:style-name="ce33" table:formula="of:=([.M7]+[.T7])/([.Q7]+[.X7])" office:value-type="percentage" office:value="0.0355650555225475">
            <text:p>3,56%</text:p>
          </table:table-cell>
          <table:table-cell table:style-name="ce19" table:formula="of:=[.P7]+[.W7]" office:value-type="float" office:value="43.1750074074076">
            <text:p>43,18</text:p>
          </table:table-cell>
          <table:table-cell table:style-name="ce38" table:formula="of:=[.AD7]/[.AF7]" office:value-type="percentage" office:value="0.506893709052535">
            <text:p>50,69%</text:p>
          </table:table-cell>
          <table:table-cell table:style-name="ce19" table:formula="of:=[.Q7]+[.Y7]" office:value-type="float" office:value="85.175662345679">
            <text:p>85,18</text:p>
          </table:table-cell>
          <table:table-cell table:style-name="ce39" table:formula="of:=[.AF7]/75" office:value-type="percentage" office:value="1.13567549794239">
            <text:p>113,57%</text:p>
          </table:table-cell>
          <table:table-cell table:number-columns-repeated="4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6" office:value-type="string">
            <text:p>BO J</text:p>
          </table:table-cell>
          <table:table-cell table:style-name="ce8" office:value-type="float" office:value="42093">
            <text:p>30/03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6.41">
            <text:p>16,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10" office:value-type="float" office:value="3.40375862068965">
            <text:p>3,4</text:p>
          </table:table-cell>
          <table:table-cell table:style-name="ce19" table:formula="of:=([.K8])*4" office:value-type="float" office:value="13.6150344827586">
            <text:p>13,62</text:p>
          </table:table-cell>
          <table:table-cell table:style-name="ce10" office:value-type="float" office:value="2.55035172413793">
            <text:p>2,6</text:p>
          </table:table-cell>
          <table:table-cell table:style-name="ce10" table:formula="of:=[.M8]*9" office:value-type="float" office:value="22.9531655172414">
            <text:p>23,0</text:p>
          </table:table-cell>
          <table:table-cell table:style-name="ce10" office:value-type="float" office:value="13.4401666666667">
            <text:p>13,4</text:p>
          </table:table-cell>
          <table:table-cell table:style-name="ce10" table:formula="of:=[.O8]*4" office:value-type="float" office:value="53.7606666666668">
            <text:p>53,8</text:p>
          </table:table-cell>
          <table:table-cell table:style-name="ce10" office:value-type="float" office:value="90.3288666666667">
            <text:p>90,3</text:p>
          </table:table-cell>
          <table:table-cell table:style-name="ce10" office:value-type="float" office:value="0">
            <text:p>0,0</text:p>
          </table:table-cell>
          <table:table-cell table:style-name="ce19" table:formula="of:=([.R8]*4)/[.J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8]*9)/[.J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8]*4)/[.J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8]/[.J8]" office:value-type="float" office:value="0">
            <text:p>0,00</text:p>
          </table:table-cell>
          <table:table-cell table:style-name="ce19" table:formula="of:=[.L8]+[.S8]" office:value-type="float" office:value="13.6150344827586">
            <text:p>13,62</text:p>
          </table:table-cell>
          <table:table-cell table:style-name="ce33" table:formula="of:=[.Z8]/[.AF8]" office:value-type="percentage" office:value="0.150727391864674">
            <text:p>15,07%</text:p>
          </table:table-cell>
          <table:table-cell table:style-name="ce19" table:formula="of:=[.N8]+[.U8]" office:value-type="float" office:value="22.9531655172414">
            <text:p>22,95</text:p>
          </table:table-cell>
          <table:table-cell table:style-name="ce33" table:formula="of:=([.M8]+[.T8])/([.Q8]+[.X8])" office:value-type="percentage" office:value="0.0282340719888503">
            <text:p>2,82%</text:p>
          </table:table-cell>
          <table:table-cell table:style-name="ce19" table:formula="of:=[.P8]+[.W8]" office:value-type="float" office:value="53.7606666666668">
            <text:p>53,76</text:p>
          </table:table-cell>
          <table:table-cell table:style-name="ce38" table:formula="of:=[.AD8]/[.AF8]" office:value-type="percentage" office:value="0.595165960235673">
            <text:p>59,52%</text:p>
          </table:table-cell>
          <table:table-cell table:style-name="ce19" table:formula="of:=[.Q8]+[.Y8]" office:value-type="float" office:value="90.3288666666667">
            <text:p>90,33</text:p>
          </table:table-cell>
          <table:table-cell table:style-name="ce39" table:formula="of:=[.AF8]/75" office:value-type="percentage" office:value="1.20438488888889">
            <text:p>120,44%</text:p>
          </table:table-cell>
          <table:table-cell table:number-columns-repeated="4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BR N</text:p>
          </table:table-cell>
          <table:table-cell table:style-name="ce8" office:value-type="float" office:value="42243">
            <text:p>27/08/15</text:p>
          </table:table-cell>
          <table:table-cell table:style-name="ce10" office:value-type="float" office:value="8.7">
            <text:p>8,7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16.5">
            <text:p>116,5</text:p>
          </table:table-cell>
          <table:table-cell table:style-name="ce5" office:value-type="float" office:value="15.99">
            <text:p>15,99</text:p>
          </table:table-cell>
          <table:table-cell table:style-name="ce12" office:value-type="float" office:value="0.3">
            <text:p>0,3</text:p>
          </table:table-cell>
          <table:table-cell table:style-name="ce5" office:value-type="float" office:value="24">
            <text:p>24</text:p>
          </table:table-cell>
          <table:table-cell table:style-name="ce10" office:value-type="float" office:value="2.46798263888889">
            <text:p>2,5</text:p>
          </table:table-cell>
          <table:table-cell table:style-name="ce19" table:formula="of:=([.K9])*4" office:value-type="float" office:value="9.87193055555556">
            <text:p>9,87</text:p>
          </table:table-cell>
          <table:table-cell table:style-name="ce10" office:value-type="float" office:value="2.68831583333333">
            <text:p>2,7</text:p>
          </table:table-cell>
          <table:table-cell table:style-name="ce10" table:formula="of:=[.M9]*9" office:value-type="float" office:value="24.1948425">
            <text:p>24,2</text:p>
          </table:table-cell>
          <table:table-cell table:style-name="ce10" office:value-type="float" office:value="9.70632638888889">
            <text:p>9,7</text:p>
          </table:table-cell>
          <table:table-cell table:style-name="ce10" table:formula="of:=[.O9]*4" office:value-type="float" office:value="38.8253055555556">
            <text:p>38,8</text:p>
          </table:table-cell>
          <table:table-cell table:style-name="ce10" office:value-type="float" office:value="72.8920786111111">
            <text:p>72,9</text:p>
          </table:table-cell>
          <table:table-cell table:style-name="ce10" office:value-type="float" office:value="0">
            <text:p>0,0</text:p>
          </table:table-cell>
          <table:table-cell table:style-name="ce19" table:formula="of:=([.R9]*4)/[.J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9]*9)/[.J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9]*4)/[.J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9]/[.J9]" office:value-type="float" office:value="0">
            <text:p>0,00</text:p>
          </table:table-cell>
          <table:table-cell table:style-name="ce19" table:formula="of:=[.L9]+[.S9]" office:value-type="float" office:value="9.87193055555556">
            <text:p>9,87</text:p>
          </table:table-cell>
          <table:table-cell table:style-name="ce33" table:formula="of:=[.Z9]/[.AF9]" office:value-type="percentage" office:value="0.135432144941615">
            <text:p>13,54%</text:p>
          </table:table-cell>
          <table:table-cell table:style-name="ce19" table:formula="of:=[.N9]+[.U9]" office:value-type="float" office:value="24.1948425">
            <text:p>24,19</text:p>
          </table:table-cell>
          <table:table-cell table:style-name="ce33" table:formula="of:=([.M9]+[.T9])/([.Q9]+[.X9])" office:value-type="percentage" office:value="0.0368807679045051">
            <text:p>3,69%</text:p>
          </table:table-cell>
          <table:table-cell table:style-name="ce19" table:formula="of:=[.P9]+[.W9]" office:value-type="float" office:value="38.8253055555556">
            <text:p>38,83</text:p>
          </table:table-cell>
          <table:table-cell table:style-name="ce38" table:formula="of:=[.AD9]/[.AF9]" office:value-type="percentage" office:value="0.532640943917839">
            <text:p>53,26%</text:p>
          </table:table-cell>
          <table:table-cell table:style-name="ce19" table:formula="of:=[.Q9]+[.Y9]" office:value-type="float" office:value="72.8920786111111">
            <text:p>72,89</text:p>
          </table:table-cell>
          <table:table-cell table:style-name="ce39" table:formula="of:=[.AF9]/75" office:value-type="percentage" office:value="0.971894381481481">
            <text:p>97,19%</text:p>
          </table:table-cell>
          <table:table-cell table:number-columns-repeated="4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BR N</text:p>
          </table:table-cell>
          <table:table-cell table:style-name="ce8" office:value-type="float" office:value="42408">
            <text:p>08/02/16</text:p>
          </table:table-cell>
          <table:table-cell table:style-name="ce10" office:value-type="float" office:value="9.2">
            <text:p>9,2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7.33">
            <text:p>17,33</text:p>
          </table:table-cell>
          <table:table-cell table:style-name="ce12" office:value-type="float" office:value="0.9">
            <text:p>0,9</text:p>
          </table:table-cell>
          <table:table-cell table:style-name="ce5" office:value-type="float" office:value="25.8">
            <text:p>25,8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5" office:value-type="string">
            <text:p>CA <text:s/>M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6.5">
            <text:p>16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1">
            <text:p>61</text:p>
          </table:table-cell>
          <table:table-cell table:style-name="ce10" office:value-type="float" office:value="2.60997267759563">
            <text:p>2,6</text:p>
          </table:table-cell>
          <table:table-cell table:style-name="ce19" table:formula="of:=([.K11])*4" office:value-type="float" office:value="10.4398907103825">
            <text:p>10,44</text:p>
          </table:table-cell>
          <table:table-cell table:style-name="ce10" office:value-type="float" office:value="1.6254043715847">
            <text:p>1,6</text:p>
          </table:table-cell>
          <table:table-cell table:style-name="ce10" table:formula="of:=[.M11]*9" office:value-type="float" office:value="14.6286393442623">
            <text:p>14,6</text:p>
          </table:table-cell>
          <table:table-cell table:style-name="ce10" office:value-type="float" office:value="3.98763114754098">
            <text:p>4,0</text:p>
          </table:table-cell>
          <table:table-cell table:style-name="ce10" table:formula="of:=[.O11]*4" office:value-type="float" office:value="15.9505245901639">
            <text:p>16,0</text:p>
          </table:table-cell>
          <table:table-cell table:style-name="ce10" office:value-type="float" office:value="41.0190546448087">
            <text:p>41,0</text:p>
          </table:table-cell>
          <table:table-cell table:style-name="ce10" office:value-type="float" office:value="0">
            <text:p>0,0</text:p>
          </table:table-cell>
          <table:table-cell table:style-name="ce19" table:formula="of:=([.R11]*4)/[.J1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1]*9)/[.J1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1]*4)/[.J1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1]/[.J11]" office:value-type="float" office:value="0">
            <text:p>0,00</text:p>
          </table:table-cell>
          <table:table-cell table:style-name="ce19" table:formula="of:=[.L11]+[.S11]" office:value-type="float" office:value="10.4398907103825">
            <text:p>10,44</text:p>
          </table:table-cell>
          <table:table-cell table:style-name="ce33" table:formula="of:=[.Z11]/[.AF11]" office:value-type="percentage" office:value="0.254513196386006">
            <text:p>25,45%</text:p>
          </table:table-cell>
          <table:table-cell table:style-name="ce19" table:formula="of:=[.N11]+[.U11]" office:value-type="float" office:value="14.6286393442623">
            <text:p>14,63</text:p>
          </table:table-cell>
          <table:table-cell table:style-name="ce33" table:formula="of:=([.M11]+[.T11])/([.Q11]+[.X11])" office:value-type="percentage" office:value="0.0396255931702806">
            <text:p>3,96%</text:p>
          </table:table-cell>
          <table:table-cell table:style-name="ce19" table:formula="of:=[.P11]+[.W11]" office:value-type="float" office:value="15.9505245901639">
            <text:p>15,95</text:p>
          </table:table-cell>
          <table:table-cell table:style-name="ce38" table:formula="of:=[.AD11]/[.AF11]" office:value-type="percentage" office:value="0.388856465081469">
            <text:p>38,89%</text:p>
          </table:table-cell>
          <table:table-cell table:style-name="ce19" table:formula="of:=[.Q11]+[.Y11]" office:value-type="float" office:value="41.0190546448087">
            <text:p>41,02</text:p>
          </table:table-cell>
          <table:table-cell table:style-name="ce39" table:formula="of:=[.AF11]/60" office:value-type="percentage" office:value="0.683650910746812">
            <text:p>68,37%</text:p>
          </table:table-cell>
          <table:table-cell table:number-columns-repeated="4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6" office:value-type="string">
            <text:p>CO M</text:p>
          </table:table-cell>
          <table:table-cell table:style-name="ce8" office:value-type="float" office:value="42382">
            <text:p>13/01/16</text:p>
          </table:table-cell>
          <table:table-cell table:style-name="ce10" office:value-type="float" office:value="11">
            <text:p>11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1">
            <text:p>31</text:p>
          </table:table-cell>
          <table:table-cell table:style-name="ce10" office:value-type="float" office:value="2.08262365591398">
            <text:p>2,1</text:p>
          </table:table-cell>
          <table:table-cell table:style-name="ce19" table:formula="of:=([.K12])*4" office:value-type="float" office:value="8.33049462365592">
            <text:p>8,33</text:p>
          </table:table-cell>
          <table:table-cell table:style-name="ce10" office:value-type="float" office:value="1.44887204301075">
            <text:p>1,4</text:p>
          </table:table-cell>
          <table:table-cell table:style-name="ce10" table:formula="of:=[.M12]*9" office:value-type="float" office:value="13.0398483870968">
            <text:p>13,0</text:p>
          </table:table-cell>
          <table:table-cell table:style-name="ce10" office:value-type="float" office:value="4.85238494623656">
            <text:p>4,9</text:p>
          </table:table-cell>
          <table:table-cell table:style-name="ce10" table:formula="of:=[.O12]*4" office:value-type="float" office:value="19.4095397849462">
            <text:p>19,4</text:p>
          </table:table-cell>
          <table:table-cell table:style-name="ce10" office:value-type="float" office:value="40.7798827956989">
            <text:p>40,8</text:p>
          </table:table-cell>
          <table:table-cell table:style-name="ce10" office:value-type="float" office:value="0">
            <text:p>0,0</text:p>
          </table:table-cell>
          <table:table-cell table:style-name="ce19" table:formula="of:=([.R12]*4)/[.J1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2]*9)/[.J1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2]*4)/[.J1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2]/[.J12]" office:value-type="float" office:value="0">
            <text:p>0,00</text:p>
          </table:table-cell>
          <table:table-cell table:style-name="ce19" table:formula="of:=[.L12]+[.S12]" office:value-type="float" office:value="8.33049462365592">
            <text:p>8,33</text:p>
          </table:table-cell>
          <table:table-cell table:style-name="ce33" table:formula="of:=[.Z12]/[.AF12]" office:value-type="percentage" office:value="0.204279513636428">
            <text:p>20,43%</text:p>
          </table:table-cell>
          <table:table-cell table:style-name="ce19" table:formula="of:=[.N12]+[.U12]" office:value-type="float" office:value="13.0398483870968">
            <text:p>13,04</text:p>
          </table:table-cell>
          <table:table-cell table:style-name="ce33" table:formula="of:=([.M12]+[.T12])/([.Q12]+[.X12])" office:value-type="percentage" office:value="0.0355290879640185">
            <text:p>3,55%</text:p>
          </table:table-cell>
          <table:table-cell table:style-name="ce19" table:formula="of:=[.P12]+[.W12]" office:value-type="float" office:value="19.4095397849462">
            <text:p>19,41</text:p>
          </table:table-cell>
          <table:table-cell table:style-name="ce38" table:formula="of:=[.AD12]/[.AF12]" office:value-type="percentage" office:value="0.475958694687406">
            <text:p>47,60%</text:p>
          </table:table-cell>
          <table:table-cell table:style-name="ce19" table:formula="of:=[.Q12]+[.Y12]" office:value-type="float" office:value="40.7798827956989">
            <text:p>40,78</text:p>
          </table:table-cell>
          <table:table-cell table:style-name="ce39" table:formula="of:=[.AF12]/75" office:value-type="percentage" office:value="0.543731770609319">
            <text:p>54,37%</text:p>
          </table:table-cell>
          <table:table-cell table:number-columns-repeated="4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5" office:value-type="string">
            <text:p>CO E</text:p>
          </table:table-cell>
          <table:table-cell table:style-name="ce8" office:value-type="float" office:value="42051">
            <text:p>16/02/15</text:p>
          </table:table-cell>
          <table:table-cell table:style-name="ce10" office:value-type="float" office:value="14.9">
            <text:p>14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6.23">
            <text:p>16,23</text:p>
          </table:table-cell>
          <table:table-cell table:style-name="ce12" office:value-type="float" office:value="-1.5">
            <text:p>-1,5</text:p>
          </table:table-cell>
          <table:table-cell table:style-name="ce5" office:value-type="float" office:value="39">
            <text:p>39</text:p>
          </table:table-cell>
          <table:table-cell table:style-name="ce10" office:value-type="float" office:value="3.78364035087719">
            <text:p>3,8</text:p>
          </table:table-cell>
          <table:table-cell table:style-name="ce19" table:formula="of:=([.K13])*4" office:value-type="float" office:value="15.1345614035088">
            <text:p>15,13</text:p>
          </table:table-cell>
          <table:table-cell table:style-name="ce10" office:value-type="float" office:value="3.14769298245614">
            <text:p>3,1</text:p>
          </table:table-cell>
          <table:table-cell table:style-name="ce10" table:formula="of:=[.M13]*9" office:value-type="float" office:value="28.3292368421053">
            <text:p>28,3</text:p>
          </table:table-cell>
          <table:table-cell table:style-name="ce10" office:value-type="float" office:value="7.54652894736842">
            <text:p>7,5</text:p>
          </table:table-cell>
          <table:table-cell table:style-name="ce10" table:formula="of:=[.O13]*4" office:value-type="float" office:value="30.1861157894737">
            <text:p>30,2</text:p>
          </table:table-cell>
          <table:table-cell table:style-name="ce10" office:value-type="float" office:value="73.6499140350877">
            <text:p>73,6</text:p>
          </table:table-cell>
          <table:table-cell table:style-name="ce10" office:value-type="float" office:value="0">
            <text:p>0,0</text:p>
          </table:table-cell>
          <table:table-cell table:style-name="ce19" table:formula="of:=([.R13]*4)/[.J1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3]*9)/[.J1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3]*4)/[.J1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3]/[.J13]" office:value-type="float" office:value="0">
            <text:p>0,00</text:p>
          </table:table-cell>
          <table:table-cell table:style-name="ce19" table:formula="of:=[.L13]+[.S13]" office:value-type="float" office:value="15.1345614035088">
            <text:p>15,13</text:p>
          </table:table-cell>
          <table:table-cell table:style-name="ce33" table:formula="of:=[.Z13]/[.AF13]" office:value-type="percentage" office:value="0.205493266377724">
            <text:p>20,55%</text:p>
          </table:table-cell>
          <table:table-cell table:style-name="ce19" table:formula="of:=[.N13]+[.U13]" office:value-type="float" office:value="28.3292368421053">
            <text:p>28,33</text:p>
          </table:table-cell>
          <table:table-cell table:style-name="ce33" table:formula="of:=([.M13]+[.T13])/([.Q13]+[.X13])" office:value-type="percentage" office:value="0.0427385832515234">
            <text:p>4,27%</text:p>
          </table:table-cell>
          <table:table-cell table:style-name="ce19" table:formula="of:=[.P13]+[.W13]" office:value-type="float" office:value="30.1861157894737">
            <text:p>30,19</text:p>
          </table:table-cell>
          <table:table-cell table:style-name="ce38" table:formula="of:=[.AD13]/[.AF13]" office:value-type="percentage" office:value="0.409859484358565">
            <text:p>40,99%</text:p>
          </table:table-cell>
          <table:table-cell table:style-name="ce19" table:formula="of:=[.Q13]+[.Y13]" office:value-type="float" office:value="73.6499140350877">
            <text:p>73,65</text:p>
          </table:table-cell>
          <table:table-cell table:style-name="ce39" table:formula="of:=[.AF13]/60" office:value-type="percentage" office:value="1.22749856725146">
            <text:p>122,75%</text:p>
          </table:table-cell>
          <table:table-cell table:number-columns-repeated="4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CO T</text:p>
          </table:table-cell>
          <table:table-cell table:style-name="ce8" office:value-type="float" office:value="42643">
            <text:p>30/09/16</text:p>
          </table:table-cell>
          <table:table-cell table:style-name="ce10" office:value-type="float" office:value="14.8">
            <text:p>14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45">
            <text:p>45</text:p>
          </table:table-cell>
          <table:table-cell table:style-name="ce10" office:value-type="float" office:value="2.19518148148148">
            <text:p>2,2</text:p>
          </table:table-cell>
          <table:table-cell table:style-name="ce19" table:formula="of:=([.K14])*4" office:value-type="float" office:value="8.78072592592592">
            <text:p>8,78</text:p>
          </table:table-cell>
          <table:table-cell table:style-name="ce10" office:value-type="float" office:value="2.16704444444444">
            <text:p>2,2</text:p>
          </table:table-cell>
          <table:table-cell table:style-name="ce10" table:formula="of:=[.M14]*9" office:value-type="float" office:value="19.5034">
            <text:p>19,5</text:p>
          </table:table-cell>
          <table:table-cell table:style-name="ce10" office:value-type="float" office:value="9.29287407407407">
            <text:p>9,3</text:p>
          </table:table-cell>
          <table:table-cell table:style-name="ce10" table:formula="of:=[.O14]*4" office:value-type="float" office:value="37.1714962962963">
            <text:p>37,2</text:p>
          </table:table-cell>
          <table:table-cell table:style-name="ce10" office:value-type="float" office:value="65.4556222222222">
            <text:p>65,5</text:p>
          </table:table-cell>
          <table:table-cell table:style-name="ce10" office:value-type="float" office:value="0">
            <text:p>0,0</text:p>
          </table:table-cell>
          <table:table-cell table:style-name="ce19" table:formula="of:=([.R14]*4)/[.J1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4]*9)/[.J1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4]*4)/[.J1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4]/[.J14]" office:value-type="float" office:value="0">
            <text:p>0,00</text:p>
          </table:table-cell>
          <table:table-cell table:style-name="ce19" table:formula="of:=[.L14]+[.S14]" office:value-type="float" office:value="8.78072592592592">
            <text:p>8,78</text:p>
          </table:table-cell>
          <table:table-cell table:style-name="ce33" table:formula="of:=[.Z14]/[.AF14]" office:value-type="percentage" office:value="0.134147772610202">
            <text:p>13,41%</text:p>
          </table:table-cell>
          <table:table-cell table:style-name="ce19" table:formula="of:=[.N14]+[.U14]" office:value-type="float" office:value="19.5034">
            <text:p>19,50</text:p>
          </table:table-cell>
          <table:table-cell table:style-name="ce33" table:formula="of:=([.M14]+[.T14])/([.Q14]+[.X14])" office:value-type="percentage" office:value="0.0331070788249069">
            <text:p>3,31%</text:p>
          </table:table-cell>
          <table:table-cell table:style-name="ce19" table:formula="of:=[.P14]+[.W14]" office:value-type="float" office:value="37.1714962962963">
            <text:p>37,17</text:p>
          </table:table-cell>
          <table:table-cell table:style-name="ce38" table:formula="of:=[.AD14]/[.AF14]" office:value-type="percentage" office:value="0.567888517965635">
            <text:p>56,79%</text:p>
          </table:table-cell>
          <table:table-cell table:style-name="ce19" table:formula="of:=[.Q14]+[.Y14]" office:value-type="float" office:value="65.4556222222222">
            <text:p>65,46</text:p>
          </table:table-cell>
          <table:table-cell table:style-name="ce39" table:formula="of:=[.AF14]/60" office:value-type="percentage" office:value="1.09092703703704">
            <text:p>109,09%</text:p>
          </table:table-cell>
          <table:table-cell table:number-columns-repeated="4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5" office:value-type="string">
            <text:p>DE M</text:p>
          </table:table-cell>
          <table:table-cell table:style-name="ce8" office:value-type="float" office:value="42417">
            <text:p>17/02/16</text:p>
          </table:table-cell>
          <table:table-cell table:style-name="ce10" office:value-type="float" office:value="8.1">
            <text:p>8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2.6">
            <text:p>22,6</text:p>
          </table:table-cell>
          <table:table-cell table:style-name="ce10" office:value-type="float" office:value="3.84741887905605">
            <text:p>3,8</text:p>
          </table:table-cell>
          <table:table-cell table:style-name="ce19" table:formula="of:=([.K15])*4" office:value-type="float" office:value="15.3896755162242">
            <text:p>15,39</text:p>
          </table:table-cell>
          <table:table-cell table:style-name="ce10" office:value-type="float" office:value="2.93261356932153">
            <text:p>2,9</text:p>
          </table:table-cell>
          <table:table-cell table:style-name="ce10" table:formula="of:=[.M15]*9" office:value-type="float" office:value="26.3935221238938">
            <text:p>26,4</text:p>
          </table:table-cell>
          <table:table-cell table:style-name="ce10" office:value-type="float" office:value="11.6232227138643">
            <text:p>11,6</text:p>
          </table:table-cell>
          <table:table-cell table:style-name="ce10" table:formula="of:=[.O15]*4" office:value-type="float" office:value="46.4928908554572">
            <text:p>46,5</text:p>
          </table:table-cell>
          <table:table-cell table:style-name="ce10" office:value-type="float" office:value="88.2760884955752">
            <text:p>88,3</text:p>
          </table:table-cell>
          <table:table-cell table:style-name="ce10" office:value-type="float" office:value="0">
            <text:p>0,0</text:p>
          </table:table-cell>
          <table:table-cell table:style-name="ce19" table:formula="of:=([.R15]*4)/[.J1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5]*9)/[.J1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5]*4)/[.J1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5]/[.J15]" office:value-type="float" office:value="0">
            <text:p>0,00</text:p>
          </table:table-cell>
          <table:table-cell table:style-name="ce19" table:formula="of:=[.L15]+[.S15]" office:value-type="float" office:value="15.3896755162242">
            <text:p>15,39</text:p>
          </table:table-cell>
          <table:table-cell table:style-name="ce33" table:formula="of:=[.Z15]/[.AF15]" office:value-type="percentage" office:value="0.174335720788032">
            <text:p>17,43%</text:p>
          </table:table-cell>
          <table:table-cell table:style-name="ce19" table:formula="of:=[.N15]+[.U15]" office:value-type="float" office:value="26.3935221238938">
            <text:p>26,39</text:p>
          </table:table-cell>
          <table:table-cell table:style-name="ce33" table:formula="of:=([.M15]+[.T15])/([.Q15]+[.X15])" office:value-type="percentage" office:value="0.0332209278786579">
            <text:p>3,32%</text:p>
          </table:table-cell>
          <table:table-cell table:style-name="ce19" table:formula="of:=[.P15]+[.W15]" office:value-type="float" office:value="46.4928908554572">
            <text:p>46,49</text:p>
          </table:table-cell>
          <table:table-cell table:style-name="ce38" table:formula="of:=[.AD15]/[.AF15]" office:value-type="percentage" office:value="0.526675928304046">
            <text:p>52,67%</text:p>
          </table:table-cell>
          <table:table-cell table:style-name="ce19" table:formula="of:=[.Q15]+[.Y15]" office:value-type="float" office:value="88.2760884955752">
            <text:p>88,28</text:p>
          </table:table-cell>
          <table:table-cell table:style-name="ce39" table:formula="of:=[.AF15]/75" office:value-type="percentage" office:value="1.17701451327434">
            <text:p>117,70%</text:p>
          </table:table-cell>
          <table:table-cell table:number-columns-repeated="4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DE G</text:p>
          </table:table-cell>
          <table:table-cell table:style-name="ce8" office:value-type="float" office:value="42572">
            <text:p>21/07/16</text:p>
          </table:table-cell>
          <table:table-cell table:style-name="ce10" office:value-type="float" office:value="9.5">
            <text:p>9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8.7">
            <text:p>28,7</text:p>
          </table:table-cell>
          <table:table-cell table:style-name="ce10" office:value-type="float" office:value="3.01267131242741">
            <text:p>3,0</text:p>
          </table:table-cell>
          <table:table-cell table:style-name="ce19" table:formula="of:=([.K16])*4" office:value-type="float" office:value="12.0506852497096">
            <text:p>12,05</text:p>
          </table:table-cell>
          <table:table-cell table:style-name="ce10" office:value-type="float" office:value="2.01751103368177">
            <text:p>2,0</text:p>
          </table:table-cell>
          <table:table-cell table:style-name="ce10" table:formula="of:=[.M16]*9" office:value-type="float" office:value="18.1575993031359">
            <text:p>18,2</text:p>
          </table:table-cell>
          <table:table-cell table:style-name="ce10" office:value-type="float" office:value="7.97121951219512">
            <text:p>8,0</text:p>
          </table:table-cell>
          <table:table-cell table:style-name="ce10" table:formula="of:=[.O16]*4" office:value-type="float" office:value="31.8848780487805">
            <text:p>31,9</text:p>
          </table:table-cell>
          <table:table-cell table:style-name="ce10" office:value-type="float" office:value="62.093162601626">
            <text:p>62,1</text:p>
          </table:table-cell>
          <table:table-cell table:style-name="ce10" office:value-type="float" office:value="0">
            <text:p>0,0</text:p>
          </table:table-cell>
          <table:table-cell table:style-name="ce19" table:formula="of:=([.R16]*4)/[.J1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6]*9)/[.J1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6]*4)/[.J1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6]/[.J16]" office:value-type="float" office:value="0">
            <text:p>0,00</text:p>
          </table:table-cell>
          <table:table-cell table:style-name="ce19" table:formula="of:=[.L16]+[.S16]" office:value-type="float" office:value="12.0506852497096">
            <text:p>12,05</text:p>
          </table:table-cell>
          <table:table-cell table:style-name="ce33" table:formula="of:=[.Z16]/[.AF16]" office:value-type="percentage" office:value="0.194074270737727">
            <text:p>19,41%</text:p>
          </table:table-cell>
          <table:table-cell table:style-name="ce19" table:formula="of:=[.N16]+[.U16]" office:value-type="float" office:value="18.1575993031359">
            <text:p>18,16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6]+[.W16]" office:value-type="float" office:value="31.8848780487805">
            <text:p>31,88</text:p>
          </table:table-cell>
          <table:table-cell table:style-name="ce38" table:formula="of:=[.AD16]/[.AF16]" office:value-type="percentage" office:value="0.513500628939546">
            <text:p>51,35%</text:p>
          </table:table-cell>
          <table:table-cell table:style-name="ce19" table:formula="of:=[.Q16]+[.Y16]" office:value-type="float" office:value="62.093162601626">
            <text:p>62,09</text:p>
          </table:table-cell>
          <table:table-cell table:style-name="ce39" table:formula="of:=[.AF16]/75" office:value-type="percentage" office:value="0.827908834688347">
            <text:p>82,79%</text:p>
          </table:table-cell>
          <table:table-cell table:number-columns-repeated="4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DE G</text:p>
          </table:table-cell>
          <table:table-cell table:style-name="ce8" office:value-type="float" office:value="42216">
            <text:p>31/07/15</text:p>
          </table:table-cell>
          <table:table-cell table:style-name="ce10" office:value-type="float" office:value="8.5">
            <text:p>8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5">
            <text:p>25</text:p>
          </table:table-cell>
          <table:table-cell table:style-name="ce10" office:value-type="float" office:value="2.23144">
            <text:p>2,2</text:p>
          </table:table-cell>
          <table:table-cell table:style-name="ce19" table:formula="of:=([.K17])*4" office:value-type="float" office:value="8.92576">
            <text:p>8,93</text:p>
          </table:table-cell>
          <table:table-cell table:style-name="ce10" office:value-type="float" office:value="1.93662">
            <text:p>1,9</text:p>
          </table:table-cell>
          <table:table-cell table:style-name="ce10" table:formula="of:=[.M17]*9" office:value-type="float" office:value="17.42958">
            <text:p>17,4</text:p>
          </table:table-cell>
          <table:table-cell table:style-name="ce10" office:value-type="float" office:value="6.30820666666667">
            <text:p>6,3</text:p>
          </table:table-cell>
          <table:table-cell table:style-name="ce10" table:formula="of:=[.O17]*4" office:value-type="float" office:value="25.2328266666667">
            <text:p>25,2</text:p>
          </table:table-cell>
          <table:table-cell table:style-name="ce10" office:value-type="float" office:value="51.5881666666667">
            <text:p>51,6</text:p>
          </table:table-cell>
          <table:table-cell table:style-name="ce10" office:value-type="float" office:value="0">
            <text:p>0,0</text:p>
          </table:table-cell>
          <table:table-cell table:style-name="ce19" table:formula="of:=([.R17]*4)/[.J1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7]*9)/[.J1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7]*4)/[.J1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7]/[.J17]" office:value-type="float" office:value="0">
            <text:p>0,00</text:p>
          </table:table-cell>
          <table:table-cell table:style-name="ce19" table:formula="of:=[.L17]+[.S17]" office:value-type="float" office:value="8.92576">
            <text:p>8,93</text:p>
          </table:table-cell>
          <table:table-cell table:style-name="ce33" table:formula="of:=[.Z17]/[.AF17]" office:value-type="percentage" office:value="0.173019523211072">
            <text:p>17,30%</text:p>
          </table:table-cell>
          <table:table-cell table:style-name="ce19" table:formula="of:=[.N17]+[.U17]" office:value-type="float" office:value="17.42958">
            <text:p>17,43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7]+[.W17]" office:value-type="float" office:value="25.2328266666667">
            <text:p>25,23</text:p>
          </table:table-cell>
          <table:table-cell table:style-name="ce38" table:formula="of:=[.AD17]/[.AF17]" office:value-type="percentage" office:value="0.489120437826504">
            <text:p>48,91%</text:p>
          </table:table-cell>
          <table:table-cell table:style-name="ce19" table:formula="of:=[.Q17]+[.Y17]" office:value-type="float" office:value="51.5881666666667">
            <text:p>51,59</text:p>
          </table:table-cell>
          <table:table-cell table:style-name="ce39" table:formula="of:=[.AF17]/75" office:value-type="percentage" office:value="0.687842222222223">
            <text:p>68,78%</text:p>
          </table:table-cell>
          <table:table-cell table:number-columns-repeated="4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6" office:value-type="string">
            <text:p>GR M</text:p>
          </table:table-cell>
          <table:table-cell table:style-name="ce8" office:value-type="float" office:value="42046">
            <text:p>11/02/15</text:p>
          </table:table-cell>
          <table:table-cell table:style-name="ce10" office:value-type="float" office:value="15.9">
            <text:p>15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64.8">
            <text:p>164,8</text:p>
          </table:table-cell>
          <table:table-cell table:style-name="ce2" office:value-type="float" office:value="17.31">
            <text:p>17,31</text:p>
          </table:table-cell>
          <table:table-cell table:style-name="ce5" office:value-type="float" office:value="-1.2">
            <text:p>-1,2</text:p>
          </table:table-cell>
          <table:table-cell table:style-name="ce5" office:value-type="float" office:value="47">
            <text:p>47</text:p>
          </table:table-cell>
          <table:table-cell table:style-name="ce10" office:value-type="float" office:value="1.91082624113475">
            <text:p>1,9</text:p>
          </table:table-cell>
          <table:table-cell table:style-name="ce19" table:formula="of:=([.K18])*4" office:value-type="float" office:value="7.643304964539">
            <text:p>7,64</text:p>
          </table:table-cell>
          <table:table-cell table:style-name="ce10" office:value-type="float" office:value="2.15680780141844">
            <text:p>2,2</text:p>
          </table:table-cell>
          <table:table-cell table:style-name="ce10" table:formula="of:=[.M18]*9" office:value-type="float" office:value="19.411270212766">
            <text:p>19,4</text:p>
          </table:table-cell>
          <table:table-cell table:style-name="ce10" office:value-type="float" office:value="6.28594255319149">
            <text:p>6,3</text:p>
          </table:table-cell>
          <table:table-cell table:style-name="ce10" table:formula="of:=[.O18]*4" office:value-type="float" office:value="25.143770212766">
            <text:p>25,1</text:p>
          </table:table-cell>
          <table:table-cell table:style-name="ce10" office:value-type="float" office:value="52.1983453900709">
            <text:p>52,2</text:p>
          </table:table-cell>
          <table:table-cell table:style-name="ce10" office:value-type="float" office:value="0">
            <text:p>0,0</text:p>
          </table:table-cell>
          <table:table-cell table:style-name="ce19" table:formula="of:=([.R18]*4)/[.J1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8]*9)/[.J1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8]*4)/[.J1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8]/[.J18]" office:value-type="float" office:value="0">
            <text:p>0,00</text:p>
          </table:table-cell>
          <table:table-cell table:style-name="ce19" table:formula="of:=[.L18]+[.S18]" office:value-type="float" office:value="7.643304964539">
            <text:p>7,64</text:p>
          </table:table-cell>
          <table:table-cell table:style-name="ce33" table:formula="of:=[.Z18]/[.AF18]" office:value-type="percentage" office:value="0.146428108159783">
            <text:p>14,64%</text:p>
          </table:table-cell>
          <table:table-cell table:style-name="ce19" table:formula="of:=[.N18]+[.U18]" office:value-type="float" office:value="19.411270212766">
            <text:p>19,41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8]+[.W18]" office:value-type="float" office:value="25.143770212766">
            <text:p>25,14</text:p>
          </table:table-cell>
          <table:table-cell table:style-name="ce38" table:formula="of:=[.AD18]/[.AF18]" office:value-type="percentage" office:value="0.481696690285297">
            <text:p>48,17%</text:p>
          </table:table-cell>
          <table:table-cell table:style-name="ce19" table:formula="of:=[.Q18]+[.Y18]" office:value-type="float" office:value="52.1983453900709">
            <text:p>52,20</text:p>
          </table:table-cell>
          <table:table-cell table:style-name="ce39" table:formula="of:=[.AF18]/60" office:value-type="percentage" office:value="0.869972423167848">
            <text:p>87,00%</text:p>
          </table:table-cell>
          <table:table-cell table:number-columns-repeated="4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5" office:value-type="string">
            <text:p>HO S</text:p>
          </table:table-cell>
          <table:table-cell table:style-name="ce8" office:value-type="float" office:value="42503">
            <text:p>13/05/16</text:p>
          </table:table-cell>
          <table:table-cell table:style-name="ce10" office:value-type="float" office:value="12.9">
            <text:p>12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5.7">
            <text:p>15,7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69346875">
            <text:p>3,7</text:p>
          </table:table-cell>
          <table:table-cell table:style-name="ce19" table:formula="of:=([.K19])*4" office:value-type="float" office:value="14.773875">
            <text:p>14,77</text:p>
          </table:table-cell>
          <table:table-cell table:style-name="ce10" office:value-type="float" office:value="3.24955416666667">
            <text:p>3,2</text:p>
          </table:table-cell>
          <table:table-cell table:style-name="ce10" table:formula="of:=[.M19]*9" office:value-type="float" office:value="29.2459875">
            <text:p>29,2</text:p>
          </table:table-cell>
          <table:table-cell table:style-name="ce10" office:value-type="float" office:value="11.6852291666667">
            <text:p>11,7</text:p>
          </table:table-cell>
          <table:table-cell table:style-name="ce10" table:formula="of:=[.O19]*4" office:value-type="float" office:value="46.7409166666668">
            <text:p>46,7</text:p>
          </table:table-cell>
          <table:table-cell table:style-name="ce10" office:value-type="float" office:value="90.7607791666667">
            <text:p>90,8</text:p>
          </table:table-cell>
          <table:table-cell table:style-name="ce10" office:value-type="float" office:value="0">
            <text:p>0,0</text:p>
          </table:table-cell>
          <table:table-cell table:style-name="ce19" table:formula="of:=([.R19]*4)/[.J1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9]*9)/[.J1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9]*4)/[.J1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9]/[.J19]" office:value-type="float" office:value="0">
            <text:p>0,00</text:p>
          </table:table-cell>
          <table:table-cell table:style-name="ce19" table:formula="of:=[.L19]+[.S19]" office:value-type="float" office:value="14.773875">
            <text:p>14,77</text:p>
          </table:table-cell>
          <table:table-cell table:style-name="ce33" table:formula="of:=[.Z19]/[.AF19]" office:value-type="percentage" office:value="0.162778186080469">
            <text:p>16,28%</text:p>
          </table:table-cell>
          <table:table-cell table:style-name="ce19" table:formula="of:=[.N19]+[.U19]" office:value-type="float" office:value="29.2459875">
            <text:p>29,25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19]+[.W19]" office:value-type="float" office:value="46.7409166666668">
            <text:p>46,74</text:p>
          </table:table-cell>
          <table:table-cell table:style-name="ce38" table:formula="of:=[.AD19]/[.AF19]" office:value-type="percentage" office:value="0.514990253453367">
            <text:p>51,50%</text:p>
          </table:table-cell>
          <table:table-cell table:style-name="ce19" table:formula="of:=[.Q19]+[.Y19]" office:value-type="float" office:value="90.7607791666667">
            <text:p>90,76</text:p>
          </table:table-cell>
          <table:table-cell table:style-name="ce39" table:formula="of:=[.AF19]/60" office:value-type="percentage" office:value="1.51267965277778">
            <text:p>151,27%</text:p>
          </table:table-cell>
          <table:table-cell table:number-columns-repeated="4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5" office:value-type="string">
            <text:p>HO S</text:p>
          </table:table-cell>
          <table:table-cell table:style-name="ce8" office:value-type="float" office:value="42313">
            <text:p>05/11/15</text:p>
          </table:table-cell>
          <table:table-cell table:style-name="ce10" office:value-type="float" office:value="12.4">
            <text:p>12,4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5.99">
            <text:p>15,9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30.9">
            <text:p>30,9</text:p>
          </table:table-cell>
          <table:table-cell table:style-name="ce10" office:value-type="float" office:value="2.59576666666667">
            <text:p>2,6</text:p>
          </table:table-cell>
          <table:table-cell table:style-name="ce19" table:formula="of:=([.K20])*4" office:value-type="float" office:value="10.3830666666667">
            <text:p>10,38</text:p>
          </table:table-cell>
          <table:table-cell table:style-name="ce10" office:value-type="float" office:value="3.04448">
            <text:p>3,0</text:p>
          </table:table-cell>
          <table:table-cell table:style-name="ce10" table:formula="of:=[.M20]*9" office:value-type="float" office:value="27.40032">
            <text:p>27,4</text:p>
          </table:table-cell>
          <table:table-cell table:style-name="ce10" office:value-type="float" office:value="9.70281666666667">
            <text:p>9,7</text:p>
          </table:table-cell>
          <table:table-cell table:style-name="ce10" table:formula="of:=[.O20]*4" office:value-type="float" office:value="38.8112666666667">
            <text:p>38,8</text:p>
          </table:table-cell>
          <table:table-cell table:style-name="ce10" office:value-type="float" office:value="76.5946533333333">
            <text:p>76,6</text:p>
          </table:table-cell>
          <table:table-cell table:style-name="ce10" office:value-type="float" office:value="0">
            <text:p>0,0</text:p>
          </table:table-cell>
          <table:table-cell table:style-name="ce19" table:formula="of:=([.R20]*4)/[.J20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0]*9)/[.J2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0]*4)/[.J2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0]/[.J20]" office:value-type="float" office:value="0">
            <text:p>0,00</text:p>
          </table:table-cell>
          <table:table-cell table:style-name="ce19" table:formula="of:=[.L20]+[.S20]" office:value-type="float" office:value="10.3830666666667">
            <text:p>10,38</text:p>
          </table:table-cell>
          <table:table-cell table:style-name="ce33" table:formula="of:=[.Z20]/[.AF20]" office:value-type="percentage" office:value="0.13555863516322">
            <text:p>13,56%</text:p>
          </table:table-cell>
          <table:table-cell table:style-name="ce19" table:formula="of:=[.N20]+[.U20]" office:value-type="float" office:value="27.40032">
            <text:p>27,40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0]+[.W20]" office:value-type="float" office:value="38.8112666666667">
            <text:p>38,81</text:p>
          </table:table-cell>
          <table:table-cell table:style-name="ce38" table:formula="of:=[.AD20]/[.AF20]" office:value-type="percentage" office:value="0.506709867825413">
            <text:p>50,67%</text:p>
          </table:table-cell>
          <table:table-cell table:style-name="ce19" table:formula="of:=[.Q20]+[.Y20]" office:value-type="float" office:value="76.5946533333333">
            <text:p>76,59</text:p>
          </table:table-cell>
          <table:table-cell table:style-name="ce39" table:formula="of:=[.AF20]/60" office:value-type="percentage" office:value="1.27657755555556">
            <text:p>127,66%</text:p>
          </table:table-cell>
          <table:table-cell table:number-columns-repeated="4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6" office:value-type="string">
            <text:p>KA N</text:p>
          </table:table-cell>
          <table:table-cell table:style-name="ce8" office:value-type="float" office:value="42030">
            <text:p>26/01/15</text:p>
          </table:table-cell>
          <table:table-cell table:style-name="ce10" office:value-type="float" office:value="4.4">
            <text:p>4,4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14.6">
            <text:p>114,6</text:p>
          </table:table-cell>
          <table:table-cell table:style-name="ce2" office:value-type="float" office:value="13.8">
            <text:p>13,8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8.1">
            <text:p>18,1</text:p>
          </table:table-cell>
          <table:table-cell table:style-name="ce10" office:value-type="float" office:value="3.40134117647059">
            <text:p>3,4</text:p>
          </table:table-cell>
          <table:table-cell table:style-name="ce19" table:formula="of:=([.K21])*4" office:value-type="float" office:value="13.6053647058824">
            <text:p>13,61</text:p>
          </table:table-cell>
          <table:table-cell table:style-name="ce10" office:value-type="float" office:value="3.51660588235294">
            <text:p>3,5</text:p>
          </table:table-cell>
          <table:table-cell table:style-name="ce10" table:formula="of:=[.M21]*9" office:value-type="float" office:value="31.6494529411765">
            <text:p>31,6</text:p>
          </table:table-cell>
          <table:table-cell table:style-name="ce10" office:value-type="float" office:value="14.1641176470588">
            <text:p>14,2</text:p>
          </table:table-cell>
          <table:table-cell table:style-name="ce10" table:formula="of:=[.O21]*4" office:value-type="float" office:value="56.6564705882352">
            <text:p>56,7</text:p>
          </table:table-cell>
          <table:table-cell table:style-name="ce10" office:value-type="float" office:value="101.911288235294">
            <text:p>101,9</text:p>
          </table:table-cell>
          <table:table-cell table:style-name="ce10" office:value-type="float" office:value="0">
            <text:p>0,0</text:p>
          </table:table-cell>
          <table:table-cell table:style-name="ce19" table:formula="of:=([.R21]*4)/[.J2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1]*9)/[.J2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1]*4)/[.J2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1]/[.J21]" office:value-type="float" office:value="0">
            <text:p>0,00</text:p>
          </table:table-cell>
          <table:table-cell table:style-name="ce19" table:formula="of:=[.L21]+[.S21]" office:value-type="float" office:value="13.6053647058824">
            <text:p>13,61</text:p>
          </table:table-cell>
          <table:table-cell table:style-name="ce33" table:formula="of:=[.Z21]/[.AF21]" office:value-type="percentage" office:value="0.133502038306788">
            <text:p>13,35%</text:p>
          </table:table-cell>
          <table:table-cell table:style-name="ce19" table:formula="of:=[.N21]+[.U21]" office:value-type="float" office:value="31.6494529411765">
            <text:p>31,65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1]+[.W21]" office:value-type="float" office:value="56.6564705882352">
            <text:p>56,66</text:p>
          </table:table-cell>
          <table:table-cell table:style-name="ce38" table:formula="of:=[.AD21]/[.AF21]" office:value-type="percentage" office:value="0.555939107132333">
            <text:p>55,59%</text:p>
          </table:table-cell>
          <table:table-cell table:style-name="ce19" table:formula="of:=[.Q21]+[.Y21]" office:value-type="float" office:value="101.911288235294">
            <text:p>101,91</text:p>
          </table:table-cell>
          <table:table-cell table:style-name="ce39" table:formula="of:=[.AF21]/90" office:value-type="percentage" office:value="1.13234764705882">
            <text:p>113,23%</text:p>
          </table:table-cell>
          <table:table-cell table:number-columns-repeated="4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6" office:value-type="string">
            <text:p>KA N</text:p>
          </table:table-cell>
          <table:table-cell table:style-name="ce8" office:value-type="float" office:value="41841">
            <text:p>21/07/14</text:p>
          </table:table-cell>
          <table:table-cell table:style-name="ce10" office:value-type="float" office:value="3.9">
            <text:p>3,9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09.5">
            <text:p>109,5</text:p>
          </table:table-cell>
          <table:table-cell table:style-name="ce2" office:value-type="float" office:value="13.93">
            <text:p>13,93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6.7">
            <text:p>16,7</text:p>
          </table:table-cell>
          <table:table-cell table:style-name="ce10" office:value-type="float" office:value="3.32428125">
            <text:p>3,3</text:p>
          </table:table-cell>
          <table:table-cell table:style-name="ce19" table:formula="of:=([.K22])*4" office:value-type="float" office:value="13.297125">
            <text:p>13,30</text:p>
          </table:table-cell>
          <table:table-cell table:style-name="ce10" office:value-type="float" office:value="3.72701041666667">
            <text:p>3,7</text:p>
          </table:table-cell>
          <table:table-cell table:style-name="ce10" table:formula="of:=[.M22]*9" office:value-type="float" office:value="33.54309375">
            <text:p>33,5</text:p>
          </table:table-cell>
          <table:table-cell table:style-name="ce10" office:value-type="float" office:value="15.3157708333333">
            <text:p>15,3</text:p>
          </table:table-cell>
          <table:table-cell table:style-name="ce10" table:formula="of:=[.O22]*4" office:value-type="float" office:value="61.2630833333332">
            <text:p>61,3</text:p>
          </table:table-cell>
          <table:table-cell table:style-name="ce10" office:value-type="float" office:value="108.103302083333">
            <text:p>108,1</text:p>
          </table:table-cell>
          <table:table-cell table:style-name="ce10" office:value-type="float" office:value="0">
            <text:p>0,0</text:p>
          </table:table-cell>
          <table:table-cell table:style-name="ce19" table:formula="of:=([.R22]*4)/[.J2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2]*9)/[.J2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2]*4)/[.J2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2]/[.J22]" office:value-type="float" office:value="0">
            <text:p>0,00</text:p>
          </table:table-cell>
          <table:table-cell table:style-name="ce19" table:formula="of:=[.L22]+[.S22]" office:value-type="float" office:value="13.297125">
            <text:p>13,30</text:p>
          </table:table-cell>
          <table:table-cell table:style-name="ce33" table:formula="of:=[.Z22]/[.AF22]" office:value-type="percentage" office:value="0.123003874476931">
            <text:p>12,30%</text:p>
          </table:table-cell>
          <table:table-cell table:style-name="ce19" table:formula="of:=[.N22]+[.U22]" office:value-type="float" office:value="33.54309375">
            <text:p>33,54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2]+[.W22]" office:value-type="float" office:value="61.2630833333332">
            <text:p>61,26</text:p>
          </table:table-cell>
          <table:table-cell table:style-name="ce38" table:formula="of:=[.AD22]/[.AF22]" office:value-type="percentage" office:value="0.566708714282452">
            <text:p>56,67%</text:p>
          </table:table-cell>
          <table:table-cell table:style-name="ce19" table:formula="of:=[.Q22]+[.Y22]" office:value-type="float" office:value="108.103302083333">
            <text:p>108,10</text:p>
          </table:table-cell>
          <table:table-cell table:style-name="ce39" table:formula="of:=[.AF22]/90" office:value-type="percentage" office:value="1.20114780092592">
            <text:p>120,11%</text:p>
          </table:table-cell>
          <table:table-cell table:number-columns-repeated="4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5" office:value-type="string">
            <text:p>LA J</text:p>
          </table:table-cell>
          <table:table-cell table:style-name="ce8" office:value-type="float" office:value="42359">
            <text:p>21/12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4.3">
            <text:p>34,3</text:p>
          </table:table-cell>
          <table:table-cell table:style-name="ce10" office:value-type="float" office:value="2.60781827016521">
            <text:p>2,6</text:p>
          </table:table-cell>
          <table:table-cell table:style-name="ce19" table:formula="of:=([.K23])*4" office:value-type="float" office:value="10.4312730806608">
            <text:p>10,43</text:p>
          </table:table-cell>
          <table:table-cell table:style-name="ce10" office:value-type="float" office:value="3.00305442176871">
            <text:p>3,0</text:p>
          </table:table-cell>
          <table:table-cell table:style-name="ce10" table:formula="of:=[.M23]*9" office:value-type="float" office:value="27.0274897959184">
            <text:p>27,0</text:p>
          </table:table-cell>
          <table:table-cell table:style-name="ce10" office:value-type="float" office:value="7.95431486880467">
            <text:p>8,0</text:p>
          </table:table-cell>
          <table:table-cell table:style-name="ce10" table:formula="of:=[.O23]*4" office:value-type="float" office:value="31.8172594752187">
            <text:p>31,8</text:p>
          </table:table-cell>
          <table:table-cell table:style-name="ce10" office:value-type="float" office:value="69.2760223517979">
            <text:p>69,3</text:p>
          </table:table-cell>
          <table:table-cell table:style-name="ce10" office:value-type="float" office:value="0">
            <text:p>0,0</text:p>
          </table:table-cell>
          <table:table-cell table:style-name="ce19" table:formula="of:=([.R23]*4)/[.J2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3]*9)/[.J2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3]*4)/[.J2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3]/[.J23]" office:value-type="float" office:value="0">
            <text:p>0,00</text:p>
          </table:table-cell>
          <table:table-cell table:style-name="ce19" table:formula="of:=[.L23]+[.S23]" office:value-type="float" office:value="10.4312730806608">
            <text:p>10,43</text:p>
          </table:table-cell>
          <table:table-cell table:style-name="ce33" table:formula="of:=[.Z23]/[.AF23]" office:value-type="percentage" office:value="0.150575519877407">
            <text:p>15,06%</text:p>
          </table:table-cell>
          <table:table-cell table:style-name="ce19" table:formula="of:=[.N23]+[.U23]" office:value-type="float" office:value="27.0274897959184">
            <text:p>27,03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3]+[.W23]" office:value-type="float" office:value="31.8172594752187">
            <text:p>31,82</text:p>
          </table:table-cell>
          <table:table-cell table:style-name="ce38" table:formula="of:=[.AD23]/[.AF23]" office:value-type="percentage" office:value="0.459282424063612">
            <text:p>45,93%</text:p>
          </table:table-cell>
          <table:table-cell table:style-name="ce19" table:formula="of:=[.Q23]+[.Y23]" office:value-type="float" office:value="69.2760223517979">
            <text:p>69,28</text:p>
          </table:table-cell>
          <table:table-cell table:style-name="ce39" table:formula="of:=[.AF23]/75" office:value-type="percentage" office:value="0.923680298023972">
            <text:p>92,37%</text:p>
          </table:table-cell>
          <table:table-cell table:number-columns-repeated="4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5" office:value-type="string">
            <text:p>RO O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8.8">
            <text:p>18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4">
            <text:p>64</text:p>
          </table:table-cell>
          <table:table-cell table:style-name="ce10" office:value-type="float" office:value="1.45779427083333">
            <text:p>1,5</text:p>
          </table:table-cell>
          <table:table-cell table:style-name="ce19" table:formula="of:=([.K24])*4" office:value-type="float" office:value="5.83117708333332">
            <text:p>5,83</text:p>
          </table:table-cell>
          <table:table-cell table:style-name="ce10" office:value-type="float" office:value="1.36336666666667">
            <text:p>1,4</text:p>
          </table:table-cell>
          <table:table-cell table:style-name="ce10" table:formula="of:=[.M24]*9" office:value-type="float" office:value="12.2703">
            <text:p>12,3</text:p>
          </table:table-cell>
          <table:table-cell table:style-name="ce10" office:value-type="float" office:value="4.46101041666667">
            <text:p>4,5</text:p>
          </table:table-cell>
          <table:table-cell table:style-name="ce10" table:formula="of:=[.O24]*4" office:value-type="float" office:value="17.8440416666667">
            <text:p>17,8</text:p>
          </table:table-cell>
          <table:table-cell table:style-name="ce10" office:value-type="float" office:value="35.94551875">
            <text:p>35,9</text:p>
          </table:table-cell>
          <table:table-cell table:style-name="ce10" office:value-type="float" office:value="0">
            <text:p>0,0</text:p>
          </table:table-cell>
          <table:table-cell table:style-name="ce19" table:formula="of:=([.R24]*4)/[.J2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4]*9)/[.J2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4]*4)/[.J2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4]/[.J24]" office:value-type="float" office:value="0">
            <text:p>0,00</text:p>
          </table:table-cell>
          <table:table-cell table:style-name="ce19" table:formula="of:=[.L24]+[.S24]" office:value-type="float" office:value="5.83117708333332">
            <text:p>5,83</text:p>
          </table:table-cell>
          <table:table-cell table:style-name="ce33" table:formula="of:=[.Z24]/[.AF24]" office:value-type="percentage" office:value="0.162222643770674">
            <text:p>16,22%</text:p>
          </table:table-cell>
          <table:table-cell table:style-name="ce19" table:formula="of:=[.N24]+[.U24]" office:value-type="float" office:value="12.2703">
            <text:p>12,27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4]+[.W24]" office:value-type="float" office:value="17.8440416666667">
            <text:p>17,84</text:p>
          </table:table-cell>
          <table:table-cell table:style-name="ce38" table:formula="of:=[.AD24]/[.AF24]" office:value-type="percentage" office:value="0.496419088865331">
            <text:p>49,64%</text:p>
          </table:table-cell>
          <table:table-cell table:style-name="ce19" table:formula="of:=[.Q24]+[.Y24]" office:value-type="float" office:value="35.94551875">
            <text:p>35,95</text:p>
          </table:table-cell>
          <table:table-cell table:style-name="ce39" table:formula="of:=[.AF24]/60" office:value-type="percentage" office:value="0.599091979166667">
            <text:p>59,91%</text:p>
          </table:table-cell>
          <table:table-cell table:number-columns-repeated="4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5" office:value-type="string">
            <text:p>VE P</text:p>
          </table:table-cell>
          <table:table-cell table:style-name="ce8" office:value-type="float" office:value="42110">
            <text:p>16/04/15</text:p>
          </table:table-cell>
          <table:table-cell table:style-name="ce10" office:value-type="float" office:value="11.1">
            <text:p>11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4.85">
            <text:p>14,85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56185036119711">
            <text:p>3,6</text:p>
          </table:table-cell>
          <table:table-cell table:style-name="ce19" table:formula="of:=([.K25])*4" office:value-type="float" office:value="14.2474014447884">
            <text:p>14,25</text:p>
          </table:table-cell>
          <table:table-cell table:style-name="ce10" office:value-type="float" office:value="3.49213044375645">
            <text:p>3,5</text:p>
          </table:table-cell>
          <table:table-cell table:style-name="ce10" table:formula="of:=[.M25]*9" office:value-type="float" office:value="31.429173993808">
            <text:p>31,4</text:p>
          </table:table-cell>
          <table:table-cell table:style-name="ce10" office:value-type="float" office:value="10.9882234262126">
            <text:p>11,0</text:p>
          </table:table-cell>
          <table:table-cell table:style-name="ce10" table:formula="of:=[.O25]*4" office:value-type="float" office:value="43.9528937048504">
            <text:p>44,0</text:p>
          </table:table-cell>
          <table:table-cell table:style-name="ce10" office:value-type="float" office:value="89.6294691434469">
            <text:p>89,6</text:p>
          </table:table-cell>
          <table:table-cell table:style-name="ce10" office:value-type="float" office:value="0">
            <text:p>0,0</text:p>
          </table:table-cell>
          <table:table-cell table:style-name="ce19" table:formula="of:=([.R25]*4)/[.J2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5]*9)/[.J2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5]*4)/[.J2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5]/[.J25]" office:value-type="float" office:value="0">
            <text:p>0,00</text:p>
          </table:table-cell>
          <table:table-cell table:style-name="ce19" table:formula="of:=[.L25]+[.S25]" office:value-type="float" office:value="14.2474014447884">
            <text:p>14,25</text:p>
          </table:table-cell>
          <table:table-cell table:style-name="ce33" table:formula="of:=[.Z25]/[.AF25]" office:value-type="percentage" office:value="0.158958895784447">
            <text:p>15,90%</text:p>
          </table:table-cell>
          <table:table-cell table:style-name="ce19" table:formula="of:=[.N25]+[.U25]" office:value-type="float" office:value="31.429173993808">
            <text:p>31,43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5]+[.W25]" office:value-type="float" office:value="43.9528937048504">
            <text:p>43,95</text:p>
          </table:table-cell>
          <table:table-cell table:style-name="ce38" table:formula="of:=[.AD25]/[.AF25]" office:value-type="percentage" office:value="0.490384402863151">
            <text:p>49,04%</text:p>
          </table:table-cell>
          <table:table-cell table:style-name="ce19" table:formula="of:=[.Q25]+[.Y25]" office:value-type="float" office:value="89.6294691434469">
            <text:p>89,63</text:p>
          </table:table-cell>
          <table:table-cell table:style-name="ce39" table:formula="of:=[.AF25]/75" office:value-type="percentage" office:value="1.19505958857929">
            <text:p>119,51%</text:p>
          </table:table-cell>
          <table:table-cell table:number-columns-repeated="4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5" office:value-type="string">
            <text:p>VE P</text:p>
          </table:table-cell>
          <table:table-cell table:style-name="ce8" office:value-type="float" office:value="42472">
            <text:p>12/04/16</text:p>
          </table:table-cell>
          <table:table-cell table:style-name="ce10" office:value-type="float" office:value="12.1">
            <text:p>12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15.18">
            <text:p>15,18</text:p>
          </table:table-cell>
          <table:table-cell table:style-name="ce12" office:value-type="float" office:value="-1.2">
            <text:p>-1,2</text:p>
          </table:table-cell>
          <table:table-cell table:style-name="ce5" office:value-type="float" office:value="36">
            <text:p>36</text:p>
          </table:table-cell>
          <table:table-cell table:style-name="ce10" office:value-type="float" office:value="3.01302525252525">
            <text:p>3,0</text:p>
          </table:table-cell>
          <table:table-cell table:style-name="ce19" table:formula="of:=([.K26])*4" office:value-type="float" office:value="12.052101010101">
            <text:p>12,05</text:p>
          </table:table-cell>
          <table:table-cell table:style-name="ce10" office:value-type="float" office:value="2.78755555555556">
            <text:p>2,8</text:p>
          </table:table-cell>
          <table:table-cell table:style-name="ce10" table:formula="of:=[.M26]*9" office:value-type="float" office:value="25.088">
            <text:p>25,1</text:p>
          </table:table-cell>
          <table:table-cell table:style-name="ce10" office:value-type="float" office:value="7.84168080808081">
            <text:p>7,8</text:p>
          </table:table-cell>
          <table:table-cell table:style-name="ce10" table:formula="of:=[.O26]*4" office:value-type="float" office:value="31.3667232323232">
            <text:p>31,4</text:p>
          </table:table-cell>
          <table:table-cell table:style-name="ce10" office:value-type="float" office:value="68.5068242424243">
            <text:p>68,5</text:p>
          </table:table-cell>
          <table:table-cell table:style-name="ce10" office:value-type="float" office:value="0">
            <text:p>0,0</text:p>
          </table:table-cell>
          <table:table-cell table:style-name="ce19" table:formula="of:=([.R26]*4)/[.J2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26]*9)/[.J2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26]*4)/[.J2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26]/[.J26]" office:value-type="float" office:value="0">
            <text:p>0,00</text:p>
          </table:table-cell>
          <table:table-cell table:style-name="ce19" table:formula="of:=[.L26]+[.S26]" office:value-type="float" office:value="12.052101010101">
            <text:p>12,05</text:p>
          </table:table-cell>
          <table:table-cell table:style-name="ce33" table:formula="of:=[.Z26]/[.AF26]" office:value-type="percentage" office:value="0.175925554036082">
            <text:p>17,59%</text:p>
          </table:table-cell>
          <table:table-cell table:style-name="ce19" table:formula="of:=[.N26]+[.U26]" office:value-type="float" office:value="25.088">
            <text:p>25,09</text:p>
          </table:table-cell>
          <table:table-cell table:style-name="ce33" table:formula="of:=ab#ref !/af#ref !" office:value-type="string" office:string-value="Err :509">
            <text:p>Err :509</text:p>
          </table:table-cell>
          <table:table-cell table:style-name="ce19" table:formula="of:=[.P26]+[.W26]" office:value-type="float" office:value="31.3667232323232">
            <text:p>31,37</text:p>
          </table:table-cell>
          <table:table-cell table:style-name="ce38" table:formula="of:=[.AD26]/[.AF26]" office:value-type="percentage" office:value="0.457862754246587">
            <text:p>45,79%</text:p>
          </table:table-cell>
          <table:table-cell table:style-name="ce19" table:formula="of:=[.Q26]+[.Y26]" office:value-type="float" office:value="68.5068242424243">
            <text:p>68,51</text:p>
          </table:table-cell>
          <table:table-cell table:style-name="ce39" table:formula="of:=[.AF26]/60" office:value-type="percentage" office:value="1.14178040404041">
            <text:p>114,18%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3">
          <table:table-cell table:number-columns-repeated="8"/>
          <table:table-cell table:style-name="ce13"/>
          <table:table-cell table:style-name="Default" table:number-columns-repeated="7"/>
          <table:table-cell table:number-columns-repeated="21"/>
        </table:table-row>
        <table:table-row table:style-name="ro2" table:number-rows-repeated="26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1048324">
          <table:table-cell table:number-columns-repeated="37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 table:number-rows-repeated="4">
          <table:table-cell table:number-columns-repeated="37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 table:number-rows-repeated="2">
          <table:table-cell table:number-columns-repeated="37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table:number-columns-repeated="27"/>
          <table:table-cell/>
          <table:table-cell table:number-columns-repeated="3"/>
          <table:table-cell/>
          <table:table-cell table:number-columns-repeated="5"/>
        </table:table-row>
        <table:table-row table:style-name="ro2" table:number-rows-repeated="34">
          <table:table-cell table:number-columns-repeated="37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style-name="ce18" office:value-type="string">
            <text:p>APPORT ENERGETIQUE JOURNALIER</text:p>
          </table:table-cell>
          <table:table-cell table:style-name="ce18"/>
          <table:table-cell table:style-name="ce21" table:number-columns-repeated="5"/>
          <table:table-cell table:style-name="ce18" office:value-type="string">
            <text:p>SOUTIEN NUTRITIONNEL</text:p>
          </table:table-cell>
          <table:table-cell table:style-name="ce18"/>
          <table:table-cell table:style-name="ce21" table:number-columns-repeated="6"/>
          <table:table-cell table:style-name="ce21" office:value-type="string">
            <text:p>TOTAL APPORTS</text:p>
          </table:table-cell>
          <table:table-cell table:style-name="ce21" table:number-columns-repeated="7"/>
          <table:table-cell table:style-name="ce40" table:number-columns-repeated="4"/>
        </table:table-row>
        <table:table-row table:style-name="ro3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</text:p>
          </table:table-cell>
          <table:table-cell table:style-name="ce16" office:value-type="string">
            <text:p>Prot kCal/kg/j</text:p>
          </table:table-cell>
          <table:table-cell table:style-name="ce20" office:value-type="string">
            <text:p>Lipid</text:p>
          </table:table-cell>
          <table:table-cell table:style-name="ce22" office:value-type="string">
            <text:p>Lip kCal/kg/j</text:p>
          </table:table-cell>
          <table:table-cell table:style-name="ce23" office:value-type="string">
            <text:p>Glc</text:p>
          </table:table-cell>
          <table:table-cell table:style-name="ce24" office:value-type="string">
            <text:p>Glu kCal/kg/j</text:p>
          </table:table-cell>
          <table:table-cell table:style-name="ce25" office:value-type="string">
            <text:p>kCalkg/j</text:p>
          </table:table-cell>
          <table:table-cell table:style-name="ce26" office:value-type="string">
            <text:p>Prot g/j</text:p>
          </table:table-cell>
          <table:table-cell table:style-name="ce27" office:value-type="string">
            <text:p>Prot kcal/kg/j</text:p>
          </table:table-cell>
          <table:table-cell table:style-name="ce28" office:value-type="string">
            <text:p>Lipid g/j</text:p>
          </table:table-cell>
          <table:table-cell table:style-name="ce29" office:value-type="string">
            <text:p>Lipid kcal/kg/j</text:p>
          </table:table-cell>
          <table:table-cell table:style-name="ce30" office:value-type="string">
            <text:p>Glc g/j</text:p>
          </table:table-cell>
          <table:table-cell table:style-name="ce30" office:value-type="string">
            <text:p>Glc kcal/kg/j</text:p>
          </table:table-cell>
          <table:table-cell table:style-name="ce25" office:value-type="string">
            <text:p>kCal/j</text:p>
          </table:table-cell>
          <table:table-cell table:style-name="ce25" office:value-type="string">
            <text:p>kcal/kg/j</text:p>
          </table:table-cell>
          <table:table-cell table:style-name="ce31" office:value-type="string">
            <text:p>Prot kCal/kg/j</text:p>
          </table:table-cell>
          <table:table-cell table:style-name="ce32" office:value-type="string">
            <text:p>% des apports totaux</text:p>
          </table:table-cell>
          <table:table-cell table:style-name="ce34" office:value-type="string">
            <text:p>Lipides kCal/kg/j</text:p>
          </table:table-cell>
          <table:table-cell table:style-name="ce35" office:value-type="string">
            <text:p>% des apports totaux</text:p>
          </table:table-cell>
          <table:table-cell table:style-name="ce36" office:value-type="string">
            <text:p>Glucides kCal/kg/j</text:p>
          </table:table-cell>
          <table:table-cell table:style-name="ce37" office:value-type="string">
            <text:p>% des apports totaux</text:p>
          </table:table-cell>
          <table:table-cell table:style-name="ce25" office:value-type="string">
            <text:p>kCal/kg/j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BE T</text:p>
          </table:table-cell>
          <table:table-cell table:style-name="ce8" office:value-type="float" office:value="42534">
            <text:p>13/06/16</text:p>
          </table:table-cell>
          <table:table-cell table:style-name="ce10" office:value-type="float" office:value="12.5">
            <text:p>12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6.47">
            <text:p>16,47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34.9">
            <text:p>34,9</text:p>
          </table:table-cell>
          <table:table-cell table:style-name="ce10" office:value-type="float" office:value="3.15815558739255">
            <text:p>3,2</text:p>
          </table:table-cell>
          <table:table-cell table:style-name="ce19" table:formula="of:=([.K1048434])*4" office:value-type="float" office:value="12.6326223495702">
            <text:p>12,63</text:p>
          </table:table-cell>
          <table:table-cell table:style-name="ce10" office:value-type="float" office:value="1.72489875835721">
            <text:p>1,7</text:p>
          </table:table-cell>
          <table:table-cell table:style-name="ce10" table:formula="of:=[.M1048434]*9" office:value-type="float" office:value="15.5240888252149">
            <text:p>15,5</text:p>
          </table:table-cell>
          <table:table-cell table:style-name="ce10" office:value-type="float" office:value="4.5331041069723">
            <text:p>4,5</text:p>
          </table:table-cell>
          <table:table-cell table:style-name="ce10" table:formula="of:=[.O1048434]*4" office:value-type="float" office:value="18.1324164278892">
            <text:p>18,1</text:p>
          </table:table-cell>
          <table:table-cell table:style-name="ce10" office:value-type="float" office:value="46.2891276026743">
            <text:p>46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4]*4)/[.J104843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4]*9)/[.J104843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4]*4)/[.J104843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4]/[.J1048434]" office:value-type="float" office:value="0">
            <text:p>0,00</text:p>
          </table:table-cell>
          <table:table-cell table:style-name="ce19" table:formula="of:=[.L1048434]+[.S1048434]" office:value-type="float" office:value="12.6326223495702">
            <text:p>12,63</text:p>
          </table:table-cell>
          <table:table-cell table:style-name="ce33" table:formula="of:=[.Z1048434]/[.AF1048434]" office:value-type="percentage" office:value="0.272906900687417">
            <text:p>27,29%</text:p>
          </table:table-cell>
          <table:table-cell table:style-name="ce19" table:formula="of:=[.N1048434]+[.U1048434]" office:value-type="float" office:value="15.5240888252149">
            <text:p>15,52</text:p>
          </table:table-cell>
          <table:table-cell table:style-name="ce33" table:formula="of:=([.M1048434]+[.T1048434])/([.Q1048434]+[.X1048434])" office:value-type="percentage" office:value="0.0372635832146803">
            <text:p>3,73%</text:p>
          </table:table-cell>
          <table:table-cell table:style-name="ce19" table:formula="of:=[.P1048434]+[.W1048434]" office:value-type="float" office:value="18.1324164278892">
            <text:p>18,13</text:p>
          </table:table-cell>
          <table:table-cell table:style-name="ce38" table:formula="of:=[.AD1048434]/[.AF1048434]" office:value-type="percentage" office:value="0.39172085038046">
            <text:p>39,17%</text:p>
          </table:table-cell>
          <table:table-cell table:style-name="ce19" table:formula="of:=[.Q1048434]+[.Y1048434]" office:value-type="float" office:value="46.2891276026743">
            <text:p>46,29</text:p>
          </table:table-cell>
          <table:table-cell table:style-name="ce39" table:formula="of:=[.AF1048434]/60" office:value-type="percentage" office:value="0.771485460044572">
            <text:p>77,15%</text:p>
          </table:table-cell>
          <table:table-cell table:number-columns-repeated="4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" office:value-type="string">
            <text:p>BE T</text:p>
          </table:table-cell>
          <table:table-cell table:style-name="ce8" office:value-type="float" office:value="43003">
            <text:p>25/09/17</text:p>
          </table:table-cell>
          <table:table-cell table:style-name="ce10" office:value-type="float" office:value="13.8">
            <text:p>13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4.5">
            <text:p>154,5</text:p>
          </table:table-cell>
          <table:table-cell table:style-name="ce5" office:value-type="float" office:value="16.63">
            <text:p>16,63</text:p>
          </table:table-cell>
          <table:table-cell table:style-name="ce12" office:value-type="float" office:value="-0.9">
            <text:p>-0,9</text:p>
          </table:table-cell>
          <table:table-cell table:style-name="ce5" office:value-type="float" office:value="39.7">
            <text:p>39,7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2635">
            <text:p>22/09/16</text:p>
          </table:table-cell>
          <table:table-cell table:style-name="ce10" office:value-type="float" office:value="16.1">
            <text:p>16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.49">
            <text:p>18,4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45">
            <text:p>45</text:p>
          </table:table-cell>
          <table:table-cell table:style-name="ce10" office:value-type="float" office:value="2.20509555555556">
            <text:p>2,2</text:p>
          </table:table-cell>
          <table:table-cell table:style-name="ce19" table:formula="of:=([.K1048436])*4" office:value-type="float" office:value="8.82038222222224">
            <text:p>8,82</text:p>
          </table:table-cell>
          <table:table-cell table:style-name="ce10" office:value-type="float" office:value="3.17248222222222">
            <text:p>3,2</text:p>
          </table:table-cell>
          <table:table-cell table:style-name="ce10" table:formula="of:=[.M1048436]*9" office:value-type="float" office:value="28.55234">
            <text:p>28,6</text:p>
          </table:table-cell>
          <table:table-cell table:style-name="ce10" office:value-type="float" office:value="7.1068">
            <text:p>7,1</text:p>
          </table:table-cell>
          <table:table-cell table:style-name="ce10" table:formula="of:=[.O1048436]*4" office:value-type="float" office:value="28.4272">
            <text:p>28,4</text:p>
          </table:table-cell>
          <table:table-cell table:style-name="ce10" office:value-type="float" office:value="65.7999222222222">
            <text:p>65,8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6]*4)/[.J104843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6]*9)/[.J104843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6]*4)/[.J104843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6]/[.J1048436]" office:value-type="float" office:value="0">
            <text:p>0,00</text:p>
          </table:table-cell>
          <table:table-cell table:style-name="ce19" table:formula="of:=[.L1048436]+[.S1048436]" office:value-type="float" office:value="8.82038222222224">
            <text:p>8,82</text:p>
          </table:table-cell>
          <table:table-cell table:style-name="ce33" table:formula="of:=[.Z1048436]/[.AF1048436]" office:value-type="percentage" office:value="0.13404852048964">
            <text:p>13,40%</text:p>
          </table:table-cell>
          <table:table-cell table:style-name="ce19" table:formula="of:=[.N1048436]+[.U1048436]" office:value-type="float" office:value="28.55234">
            <text:p>28,55</text:p>
          </table:table-cell>
          <table:table-cell table:style-name="ce33" table:formula="of:=([.M1048436]+[.T1048436])/([.Q1048436]+[.X1048436])" office:value-type="percentage" office:value="0.0482140725259216">
            <text:p>4,82%</text:p>
          </table:table-cell>
          <table:table-cell table:style-name="ce19" table:formula="of:=[.P1048436]+[.W1048436]" office:value-type="float" office:value="28.4272">
            <text:p>28,43</text:p>
          </table:table-cell>
          <table:table-cell table:style-name="ce38" table:formula="of:=[.AD1048436]/[.AF1048436]" office:value-type="percentage" office:value="0.432024826777067">
            <text:p>43,20%</text:p>
          </table:table-cell>
          <table:table-cell table:style-name="ce19" table:formula="of:=[.Q1048436]+[.Y1048436]" office:value-type="float" office:value="65.7999222222222">
            <text:p>65,80</text:p>
          </table:table-cell>
          <table:table-cell table:style-name="ce39" table:formula="of:=[.AF1048436]/60" office:value-type="percentage" office:value="1.09666537037037">
            <text:p>109,67%</text:p>
          </table:table-cell>
          <table:table-cell table:number-columns-repeated="4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5" office:value-type="string">
            <text:p>BE <text:s/>I</text:p>
          </table:table-cell>
          <table:table-cell table:style-name="ce8" office:value-type="float" office:value="43006">
            <text:p>28/09/17</text:p>
          </table:table-cell>
          <table:table-cell table:style-name="ce10" office:value-type="float" office:value="17.1">
            <text:p>17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.03">
            <text:p>19,03</text:p>
          </table:table-cell>
          <table:table-cell table:style-name="ce12" office:value-type="float" office:value="-0.6">
            <text:p>-0,6</text:p>
          </table:table-cell>
          <table:table-cell table:style-name="ce5" office:value-type="float" office:value="47.5">
            <text:p>47,5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6" office:value-type="string">
            <text:p>BO A</text:p>
          </table:table-cell>
          <table:table-cell table:style-name="ce8" office:value-type="float" office:value="42405">
            <text:p>05/02/16</text:p>
          </table:table-cell>
          <table:table-cell table:style-name="ce10" office:value-type="float" office:value="8.3">
            <text:p>8,3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0.9">
            <text:p>20,9</text:p>
          </table:table-cell>
          <table:table-cell table:style-name="ce10" office:value-type="float" office:value="2.46395215311005">
            <text:p>2,5</text:p>
          </table:table-cell>
          <table:table-cell table:style-name="ce19" table:formula="of:=([.K1048438])*4" office:value-type="float" office:value="9.8558086124402">
            <text:p>9,86</text:p>
          </table:table-cell>
          <table:table-cell table:style-name="ce10" office:value-type="float" office:value="3.2117033492823">
            <text:p>3,2</text:p>
          </table:table-cell>
          <table:table-cell table:style-name="ce10" table:formula="of:=[.M1048438]*9" office:value-type="float" office:value="28.9053301435407">
            <text:p>28,9</text:p>
          </table:table-cell>
          <table:table-cell table:style-name="ce10" office:value-type="float" office:value="9.54937799043062">
            <text:p>9,5</text:p>
          </table:table-cell>
          <table:table-cell table:style-name="ce10" table:formula="of:=[.O1048438]*4" office:value-type="float" office:value="38.1975119617225">
            <text:p>38,2</text:p>
          </table:table-cell>
          <table:table-cell table:style-name="ce10" office:value-type="float" office:value="76.9586507177034">
            <text:p>77,0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8]*4)/[.J104843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8]*9)/[.J104843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8]*4)/[.J104843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8]/[.J1048438]" office:value-type="float" office:value="0">
            <text:p>0,00</text:p>
          </table:table-cell>
          <table:table-cell table:style-name="ce19" table:formula="of:=[.L1048438]+[.S1048438]" office:value-type="float" office:value="9.8558086124402">
            <text:p>9,86</text:p>
          </table:table-cell>
          <table:table-cell table:style-name="ce33" table:formula="of:=[.Z1048438]/[.AF1048438]" office:value-type="percentage" office:value="0.128066286512648">
            <text:p>12,81%</text:p>
          </table:table-cell>
          <table:table-cell table:style-name="ce19" table:formula="of:=[.N1048438]+[.U1048438]" office:value-type="float" office:value="28.9053301435407">
            <text:p>28,91</text:p>
          </table:table-cell>
          <table:table-cell table:style-name="ce33" table:formula="of:=([.M1048438]+[.T1048438])/([.Q1048438]+[.X1048438])" office:value-type="percentage" office:value="0.0417328437976822">
            <text:p>4,17%</text:p>
          </table:table-cell>
          <table:table-cell table:style-name="ce19" table:formula="of:=[.P1048438]+[.W1048438]" office:value-type="float" office:value="38.1975119617225">
            <text:p>38,20</text:p>
          </table:table-cell>
          <table:table-cell table:style-name="ce38" table:formula="of:=[.AD1048438]/[.AF1048438]" office:value-type="percentage" office:value="0.496338119308212">
            <text:p>49,63%</text:p>
          </table:table-cell>
          <table:table-cell table:style-name="ce19" table:formula="of:=[.Q1048438]+[.Y1048438]" office:value-type="float" office:value="76.9586507177034">
            <text:p>76,96</text:p>
          </table:table-cell>
          <table:table-cell table:style-name="ce39" table:formula="of:=[.AF1048438]/75" office:value-type="percentage" office:value="1.02611534290271">
            <text:p>102,61%</text:p>
          </table:table-cell>
          <table:table-cell table:number-columns-repeated="4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6" office:value-type="string">
            <text:p>BO J</text:p>
          </table:table-cell>
          <table:table-cell table:style-name="ce8" office:value-type="float" office:value="41771">
            <text:p>12/05/14</text:p>
          </table:table-cell>
          <table:table-cell table:style-name="ce10" office:value-type="float" office:value="10">
            <text:p>10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28.5">
            <text:p>128,5</text:p>
          </table:table-cell>
          <table:table-cell table:style-name="ce2" office:value-type="float" office:value="15.87">
            <text:p>15,87</text:p>
          </table:table-cell>
          <table:table-cell table:style-name="ce5" office:value-type="float" office:value="-0.2">
            <text:p>-0,2</text:p>
          </table:table-cell>
          <table:table-cell table:style-name="ce5" office:value-type="float" office:value="27">
            <text:p>27</text:p>
          </table:table-cell>
          <table:table-cell table:style-name="ce10" office:value-type="float" office:value="3.68429012345679">
            <text:p>3,7</text:p>
          </table:table-cell>
          <table:table-cell table:style-name="ce19" table:formula="of:=([.K1048439])*4" office:value-type="float" office:value="14.7371604938272">
            <text:p>14,74</text:p>
          </table:table-cell>
          <table:table-cell table:style-name="ce10" office:value-type="float" office:value="3.02927716049383">
            <text:p>3,0</text:p>
          </table:table-cell>
          <table:table-cell table:style-name="ce10" table:formula="of:=[.M1048439]*9" office:value-type="float" office:value="27.2634944444445">
            <text:p>27,3</text:p>
          </table:table-cell>
          <table:table-cell table:style-name="ce10" office:value-type="float" office:value="10.7937518518519">
            <text:p>10,8</text:p>
          </table:table-cell>
          <table:table-cell table:style-name="ce10" table:formula="of:=[.O1048439]*4" office:value-type="float" office:value="43.1750074074076">
            <text:p>43,2</text:p>
          </table:table-cell>
          <table:table-cell table:style-name="ce10" office:value-type="float" office:value="85.175662345679">
            <text:p>85,2</text:p>
          </table:table-cell>
          <table:table-cell table:style-name="ce10" office:value-type="float" office:value="0">
            <text:p>0,0</text:p>
          </table:table-cell>
          <table:table-cell table:style-name="ce19" table:formula="of:=([.R1048439]*4)/[.J104843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39]*9)/[.J104843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39]*4)/[.J104843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39]/[.J1048439]" office:value-type="float" office:value="0">
            <text:p>0,00</text:p>
          </table:table-cell>
          <table:table-cell table:style-name="ce19" table:formula="of:=[.L1048439]+[.S1048439]" office:value-type="float" office:value="14.7371604938272">
            <text:p>14,74</text:p>
          </table:table-cell>
          <table:table-cell table:style-name="ce33" table:formula="of:=[.Z1048439]/[.AF1048439]" office:value-type="percentage" office:value="0.17302079124454">
            <text:p>17,30%</text:p>
          </table:table-cell>
          <table:table-cell table:style-name="ce19" table:formula="of:=[.N1048439]+[.U1048439]" office:value-type="float" office:value="27.2634944444445">
            <text:p>27,26</text:p>
          </table:table-cell>
          <table:table-cell table:style-name="ce33" table:formula="of:=([.M1048439]+[.T1048439])/([.Q1048439]+[.X1048439])" office:value-type="percentage" office:value="0.0355650555225475">
            <text:p>3,56%</text:p>
          </table:table-cell>
          <table:table-cell table:style-name="ce19" table:formula="of:=[.P1048439]+[.W1048439]" office:value-type="float" office:value="43.1750074074076">
            <text:p>43,18</text:p>
          </table:table-cell>
          <table:table-cell table:style-name="ce38" table:formula="of:=[.AD1048439]/[.AF1048439]" office:value-type="percentage" office:value="0.506893709052535">
            <text:p>50,69%</text:p>
          </table:table-cell>
          <table:table-cell table:style-name="ce19" table:formula="of:=[.Q1048439]+[.Y1048439]" office:value-type="float" office:value="85.175662345679">
            <text:p>85,18</text:p>
          </table:table-cell>
          <table:table-cell table:style-name="ce39" table:formula="of:=[.AF1048439]/75" office:value-type="percentage" office:value="1.13567549794239">
            <text:p>113,57%</text:p>
          </table:table-cell>
          <table:table-cell table:number-columns-repeated="4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6" office:value-type="string">
            <text:p>BO J</text:p>
          </table:table-cell>
          <table:table-cell table:style-name="ce8" office:value-type="float" office:value="42093">
            <text:p>30/03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6.41">
            <text:p>16,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9">
            <text:p>29</text:p>
          </table:table-cell>
          <table:table-cell table:style-name="ce10" office:value-type="float" office:value="3.40375862068965">
            <text:p>3,4</text:p>
          </table:table-cell>
          <table:table-cell table:style-name="ce19" table:formula="of:=([.K1048440])*4" office:value-type="float" office:value="13.6150344827586">
            <text:p>13,62</text:p>
          </table:table-cell>
          <table:table-cell table:style-name="ce10" office:value-type="float" office:value="2.55035172413793">
            <text:p>2,6</text:p>
          </table:table-cell>
          <table:table-cell table:style-name="ce10" table:formula="of:=[.M1048440]*9" office:value-type="float" office:value="22.9531655172414">
            <text:p>23,0</text:p>
          </table:table-cell>
          <table:table-cell table:style-name="ce10" office:value-type="float" office:value="13.4401666666667">
            <text:p>13,4</text:p>
          </table:table-cell>
          <table:table-cell table:style-name="ce10" table:formula="of:=[.O1048440]*4" office:value-type="float" office:value="53.7606666666668">
            <text:p>53,8</text:p>
          </table:table-cell>
          <table:table-cell table:style-name="ce10" office:value-type="float" office:value="90.3288666666667">
            <text:p>90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0]*4)/[.J1048440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0]*9)/[.J104844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0]*4)/[.J104844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0]/[.J1048440]" office:value-type="float" office:value="0">
            <text:p>0,00</text:p>
          </table:table-cell>
          <table:table-cell table:style-name="ce19" table:formula="of:=[.L1048440]+[.S1048440]" office:value-type="float" office:value="13.6150344827586">
            <text:p>13,62</text:p>
          </table:table-cell>
          <table:table-cell table:style-name="ce33" table:formula="of:=[.Z1048440]/[.AF1048440]" office:value-type="percentage" office:value="0.150727391864674">
            <text:p>15,07%</text:p>
          </table:table-cell>
          <table:table-cell table:style-name="ce19" table:formula="of:=[.N1048440]+[.U1048440]" office:value-type="float" office:value="22.9531655172414">
            <text:p>22,95</text:p>
          </table:table-cell>
          <table:table-cell table:style-name="ce33" table:formula="of:=([.M1048440]+[.T1048440])/([.Q1048440]+[.X1048440])" office:value-type="percentage" office:value="0.0282340719888503">
            <text:p>2,82%</text:p>
          </table:table-cell>
          <table:table-cell table:style-name="ce19" table:formula="of:=[.P1048440]+[.W1048440]" office:value-type="float" office:value="53.7606666666668">
            <text:p>53,76</text:p>
          </table:table-cell>
          <table:table-cell table:style-name="ce38" table:formula="of:=[.AD1048440]/[.AF1048440]" office:value-type="percentage" office:value="0.595165960235673">
            <text:p>59,52%</text:p>
          </table:table-cell>
          <table:table-cell table:style-name="ce19" table:formula="of:=[.Q1048440]+[.Y1048440]" office:value-type="float" office:value="90.3288666666667">
            <text:p>90,33</text:p>
          </table:table-cell>
          <table:table-cell table:style-name="ce39" table:formula="of:=[.AF1048440]/75" office:value-type="percentage" office:value="1.20438488888889">
            <text:p>120,44%</text:p>
          </table:table-cell>
          <table:table-cell table:number-columns-repeated="4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5" office:value-type="string">
            <text:p>BR N</text:p>
          </table:table-cell>
          <table:table-cell table:style-name="ce8" office:value-type="float" office:value="42243">
            <text:p>27/08/15</text:p>
          </table:table-cell>
          <table:table-cell table:style-name="ce10" office:value-type="float" office:value="8.7">
            <text:p>8,7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16.5">
            <text:p>116,5</text:p>
          </table:table-cell>
          <table:table-cell table:style-name="ce5" office:value-type="float" office:value="15.99">
            <text:p>15,99</text:p>
          </table:table-cell>
          <table:table-cell table:style-name="ce12" office:value-type="float" office:value="0.3">
            <text:p>0,3</text:p>
          </table:table-cell>
          <table:table-cell table:style-name="ce5" office:value-type="float" office:value="24">
            <text:p>24</text:p>
          </table:table-cell>
          <table:table-cell table:style-name="ce10" office:value-type="float" office:value="2.46798263888889">
            <text:p>2,5</text:p>
          </table:table-cell>
          <table:table-cell table:style-name="ce19" table:formula="of:=([.K1048441])*4" office:value-type="float" office:value="9.87193055555556">
            <text:p>9,87</text:p>
          </table:table-cell>
          <table:table-cell table:style-name="ce10" office:value-type="float" office:value="2.68831583333333">
            <text:p>2,7</text:p>
          </table:table-cell>
          <table:table-cell table:style-name="ce10" table:formula="of:=[.M1048441]*9" office:value-type="float" office:value="24.1948425">
            <text:p>24,2</text:p>
          </table:table-cell>
          <table:table-cell table:style-name="ce10" office:value-type="float" office:value="9.70632638888889">
            <text:p>9,7</text:p>
          </table:table-cell>
          <table:table-cell table:style-name="ce10" table:formula="of:=[.O1048441]*4" office:value-type="float" office:value="38.8253055555556">
            <text:p>38,8</text:p>
          </table:table-cell>
          <table:table-cell table:style-name="ce10" office:value-type="float" office:value="72.8920786111111">
            <text:p>72,9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1]*4)/[.J104844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1]*9)/[.J104844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1]*4)/[.J104844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1]/[.J1048441]" office:value-type="float" office:value="0">
            <text:p>0,00</text:p>
          </table:table-cell>
          <table:table-cell table:style-name="ce19" table:formula="of:=[.L1048441]+[.S1048441]" office:value-type="float" office:value="9.87193055555556">
            <text:p>9,87</text:p>
          </table:table-cell>
          <table:table-cell table:style-name="ce33" table:formula="of:=[.Z1048441]/[.AF1048441]" office:value-type="percentage" office:value="0.135432144941615">
            <text:p>13,54%</text:p>
          </table:table-cell>
          <table:table-cell table:style-name="ce19" table:formula="of:=[.N1048441]+[.U1048441]" office:value-type="float" office:value="24.1948425">
            <text:p>24,19</text:p>
          </table:table-cell>
          <table:table-cell table:style-name="ce33" table:formula="of:=([.M1048441]+[.T1048441])/([.Q1048441]+[.X1048441])" office:value-type="percentage" office:value="0.0368807679045051">
            <text:p>3,69%</text:p>
          </table:table-cell>
          <table:table-cell table:style-name="ce19" table:formula="of:=[.P1048441]+[.W1048441]" office:value-type="float" office:value="38.8253055555556">
            <text:p>38,83</text:p>
          </table:table-cell>
          <table:table-cell table:style-name="ce38" table:formula="of:=[.AD1048441]/[.AF1048441]" office:value-type="percentage" office:value="0.532640943917839">
            <text:p>53,26%</text:p>
          </table:table-cell>
          <table:table-cell table:style-name="ce19" table:formula="of:=[.Q1048441]+[.Y1048441]" office:value-type="float" office:value="72.8920786111111">
            <text:p>72,89</text:p>
          </table:table-cell>
          <table:table-cell table:style-name="ce39" table:formula="of:=[.AF1048441]/75" office:value-type="percentage" office:value="0.971894381481481">
            <text:p>97,19%</text:p>
          </table:table-cell>
          <table:table-cell table:number-columns-repeated="4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BR N</text:p>
          </table:table-cell>
          <table:table-cell table:style-name="ce8" office:value-type="float" office:value="42408">
            <text:p>08/02/16</text:p>
          </table:table-cell>
          <table:table-cell table:style-name="ce10" office:value-type="float" office:value="9.2">
            <text:p>9,2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7.33">
            <text:p>17,33</text:p>
          </table:table-cell>
          <table:table-cell table:style-name="ce12" office:value-type="float" office:value="0.9">
            <text:p>0,9</text:p>
          </table:table-cell>
          <table:table-cell table:style-name="ce5" office:value-type="float" office:value="25.8">
            <text:p>25,8</text:p>
          </table:table-cell>
          <table:table-cell table:style-name="ce10"/>
          <table:table-cell table:style-name="ce19"/>
          <table:table-cell table:style-name="ce10" table:number-columns-repeated="6"/>
          <table:table-cell table:style-name="ce19"/>
          <table:table-cell table:style-name="ce10" table:number-columns-repeated="5"/>
          <table:table-cell table:style-name="ce19" table:number-columns-repeated="2"/>
          <table:table-cell table:style-name="ce33"/>
          <table:table-cell table:style-name="ce19"/>
          <table:table-cell table:style-name="ce33"/>
          <table:table-cell table:style-name="ce19"/>
          <table:table-cell table:style-name="ce38"/>
          <table:table-cell table:style-name="ce19"/>
          <table:table-cell table:style-name="ce39"/>
          <table:table-cell table:number-columns-repeated="4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5" office:value-type="string">
            <text:p>CA <text:s/>M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6.5">
            <text:p>16,5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1">
            <text:p>61</text:p>
          </table:table-cell>
          <table:table-cell table:style-name="ce10" office:value-type="float" office:value="2.60997267759563">
            <text:p>2,6</text:p>
          </table:table-cell>
          <table:table-cell table:style-name="ce19" table:formula="of:=([.K1048443])*4" office:value-type="float" office:value="10.4398907103825">
            <text:p>10,44</text:p>
          </table:table-cell>
          <table:table-cell table:style-name="ce10" office:value-type="float" office:value="1.6254043715847">
            <text:p>1,6</text:p>
          </table:table-cell>
          <table:table-cell table:style-name="ce10" table:formula="of:=[.M1048443]*9" office:value-type="float" office:value="14.6286393442623">
            <text:p>14,6</text:p>
          </table:table-cell>
          <table:table-cell table:style-name="ce10" office:value-type="float" office:value="3.98763114754098">
            <text:p>4,0</text:p>
          </table:table-cell>
          <table:table-cell table:style-name="ce10" table:formula="of:=[.O1048443]*4" office:value-type="float" office:value="15.9505245901639">
            <text:p>16,0</text:p>
          </table:table-cell>
          <table:table-cell table:style-name="ce10" office:value-type="float" office:value="41.0190546448087">
            <text:p>41,0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3]*4)/[.J104844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3]*9)/[.J104844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3]*4)/[.J104844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3]/[.J1048443]" office:value-type="float" office:value="0">
            <text:p>0,00</text:p>
          </table:table-cell>
          <table:table-cell table:style-name="ce19" table:formula="of:=[.L1048443]+[.S1048443]" office:value-type="float" office:value="10.4398907103825">
            <text:p>10,44</text:p>
          </table:table-cell>
          <table:table-cell table:style-name="ce33" table:formula="of:=[.Z1048443]/[.AF1048443]" office:value-type="percentage" office:value="0.254513196386006">
            <text:p>25,45%</text:p>
          </table:table-cell>
          <table:table-cell table:style-name="ce19" table:formula="of:=[.N1048443]+[.U1048443]" office:value-type="float" office:value="14.6286393442623">
            <text:p>14,63</text:p>
          </table:table-cell>
          <table:table-cell table:style-name="ce33" table:formula="of:=([.M1048443]+[.T1048443])/([.Q1048443]+[.X1048443])" office:value-type="percentage" office:value="0.0396255931702806">
            <text:p>3,96%</text:p>
          </table:table-cell>
          <table:table-cell table:style-name="ce19" table:formula="of:=[.P1048443]+[.W1048443]" office:value-type="float" office:value="15.9505245901639">
            <text:p>15,95</text:p>
          </table:table-cell>
          <table:table-cell table:style-name="ce38" table:formula="of:=[.AD1048443]/[.AF1048443]" office:value-type="percentage" office:value="0.388856465081469">
            <text:p>38,89%</text:p>
          </table:table-cell>
          <table:table-cell table:style-name="ce19" table:formula="of:=[.Q1048443]+[.Y1048443]" office:value-type="float" office:value="41.0190546448087">
            <text:p>41,02</text:p>
          </table:table-cell>
          <table:table-cell table:style-name="ce39" table:formula="of:=[.AF1048443]/60" office:value-type="percentage" office:value="0.683650910746812">
            <text:p>68,37%</text:p>
          </table:table-cell>
          <table:table-cell table:number-columns-repeated="4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6" office:value-type="string">
            <text:p>CO M</text:p>
          </table:table-cell>
          <table:table-cell table:style-name="ce8" office:value-type="float" office:value="42382">
            <text:p>13/01/16</text:p>
          </table:table-cell>
          <table:table-cell table:style-name="ce10" office:value-type="float" office:value="11">
            <text:p>11,0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1">
            <text:p>31</text:p>
          </table:table-cell>
          <table:table-cell table:style-name="ce10" office:value-type="float" office:value="2.08262365591398">
            <text:p>2,1</text:p>
          </table:table-cell>
          <table:table-cell table:style-name="ce19" table:formula="of:=([.K1048444])*4" office:value-type="float" office:value="8.33049462365592">
            <text:p>8,33</text:p>
          </table:table-cell>
          <table:table-cell table:style-name="ce10" office:value-type="float" office:value="1.44887204301075">
            <text:p>1,4</text:p>
          </table:table-cell>
          <table:table-cell table:style-name="ce10" table:formula="of:=[.M1048444]*9" office:value-type="float" office:value="13.0398483870968">
            <text:p>13,0</text:p>
          </table:table-cell>
          <table:table-cell table:style-name="ce10" office:value-type="float" office:value="4.85238494623656">
            <text:p>4,9</text:p>
          </table:table-cell>
          <table:table-cell table:style-name="ce10" table:formula="of:=[.O1048444]*4" office:value-type="float" office:value="19.4095397849462">
            <text:p>19,4</text:p>
          </table:table-cell>
          <table:table-cell table:style-name="ce10" office:value-type="float" office:value="40.7798827956989">
            <text:p>40,8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4]*4)/[.J104844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4]*9)/[.J104844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4]*4)/[.J104844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4]/[.J1048444]" office:value-type="float" office:value="0">
            <text:p>0,00</text:p>
          </table:table-cell>
          <table:table-cell table:style-name="ce19" table:formula="of:=[.L1048444]+[.S1048444]" office:value-type="float" office:value="8.33049462365592">
            <text:p>8,33</text:p>
          </table:table-cell>
          <table:table-cell table:style-name="ce33" table:formula="of:=[.Z1048444]/[.AF1048444]" office:value-type="percentage" office:value="0.204279513636428">
            <text:p>20,43%</text:p>
          </table:table-cell>
          <table:table-cell table:style-name="ce19" table:formula="of:=[.N1048444]+[.U1048444]" office:value-type="float" office:value="13.0398483870968">
            <text:p>13,04</text:p>
          </table:table-cell>
          <table:table-cell table:style-name="ce33" table:formula="of:=([.M1048444]+[.T1048444])/([.Q1048444]+[.X1048444])" office:value-type="percentage" office:value="0.0355290879640185">
            <text:p>3,55%</text:p>
          </table:table-cell>
          <table:table-cell table:style-name="ce19" table:formula="of:=[.P1048444]+[.W1048444]" office:value-type="float" office:value="19.4095397849462">
            <text:p>19,41</text:p>
          </table:table-cell>
          <table:table-cell table:style-name="ce38" table:formula="of:=[.AD1048444]/[.AF1048444]" office:value-type="percentage" office:value="0.475958694687406">
            <text:p>47,60%</text:p>
          </table:table-cell>
          <table:table-cell table:style-name="ce19" table:formula="of:=[.Q1048444]+[.Y1048444]" office:value-type="float" office:value="40.7798827956989">
            <text:p>40,78</text:p>
          </table:table-cell>
          <table:table-cell table:style-name="ce39" table:formula="of:=[.AF1048444]/75" office:value-type="percentage" office:value="0.543731770609319">
            <text:p>54,37%</text:p>
          </table:table-cell>
          <table:table-cell table:number-columns-repeated="4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5" office:value-type="string">
            <text:p>CO E</text:p>
          </table:table-cell>
          <table:table-cell table:style-name="ce8" office:value-type="float" office:value="42051">
            <text:p>16/02/15</text:p>
          </table:table-cell>
          <table:table-cell table:style-name="ce10" office:value-type="float" office:value="14.9">
            <text:p>14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16.23">
            <text:p>16,23</text:p>
          </table:table-cell>
          <table:table-cell table:style-name="ce12" office:value-type="float" office:value="-1.5">
            <text:p>-1,5</text:p>
          </table:table-cell>
          <table:table-cell table:style-name="ce5" office:value-type="float" office:value="39">
            <text:p>39</text:p>
          </table:table-cell>
          <table:table-cell table:style-name="ce10" office:value-type="float" office:value="3.78364035087719">
            <text:p>3,8</text:p>
          </table:table-cell>
          <table:table-cell table:style-name="ce19" table:formula="of:=([.K1048445])*4" office:value-type="float" office:value="15.1345614035088">
            <text:p>15,13</text:p>
          </table:table-cell>
          <table:table-cell table:style-name="ce10" office:value-type="float" office:value="3.14769298245614">
            <text:p>3,1</text:p>
          </table:table-cell>
          <table:table-cell table:style-name="ce10" table:formula="of:=[.M1048445]*9" office:value-type="float" office:value="28.3292368421053">
            <text:p>28,3</text:p>
          </table:table-cell>
          <table:table-cell table:style-name="ce10" office:value-type="float" office:value="7.54652894736842">
            <text:p>7,5</text:p>
          </table:table-cell>
          <table:table-cell table:style-name="ce10" table:formula="of:=[.O1048445]*4" office:value-type="float" office:value="30.1861157894737">
            <text:p>30,2</text:p>
          </table:table-cell>
          <table:table-cell table:style-name="ce10" office:value-type="float" office:value="73.6499140350877">
            <text:p>73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5]*4)/[.J104844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5]*9)/[.J104844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5]*4)/[.J104844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5]/[.J1048445]" office:value-type="float" office:value="0">
            <text:p>0,00</text:p>
          </table:table-cell>
          <table:table-cell table:style-name="ce19" table:formula="of:=[.L1048445]+[.S1048445]" office:value-type="float" office:value="15.1345614035088">
            <text:p>15,13</text:p>
          </table:table-cell>
          <table:table-cell table:style-name="ce33" table:formula="of:=[.Z1048445]/[.AF1048445]" office:value-type="percentage" office:value="0.205493266377724">
            <text:p>20,55%</text:p>
          </table:table-cell>
          <table:table-cell table:style-name="ce19" table:formula="of:=[.N1048445]+[.U1048445]" office:value-type="float" office:value="28.3292368421053">
            <text:p>28,33</text:p>
          </table:table-cell>
          <table:table-cell table:style-name="ce33" table:formula="of:=([.M1048445]+[.T1048445])/([.Q1048445]+[.X1048445])" office:value-type="percentage" office:value="0.0427385832515234">
            <text:p>4,27%</text:p>
          </table:table-cell>
          <table:table-cell table:style-name="ce19" table:formula="of:=[.P1048445]+[.W1048445]" office:value-type="float" office:value="30.1861157894737">
            <text:p>30,19</text:p>
          </table:table-cell>
          <table:table-cell table:style-name="ce38" table:formula="of:=[.AD1048445]/[.AF1048445]" office:value-type="percentage" office:value="0.409859484358565">
            <text:p>40,99%</text:p>
          </table:table-cell>
          <table:table-cell table:style-name="ce19" table:formula="of:=[.Q1048445]+[.Y1048445]" office:value-type="float" office:value="73.6499140350877">
            <text:p>73,65</text:p>
          </table:table-cell>
          <table:table-cell table:style-name="ce39" table:formula="of:=[.AF1048445]/60" office:value-type="percentage" office:value="1.22749856725146">
            <text:p>122,75%</text:p>
          </table:table-cell>
          <table:table-cell table:number-columns-repeated="4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CO T</text:p>
          </table:table-cell>
          <table:table-cell table:style-name="ce8" office:value-type="float" office:value="42643">
            <text:p>30/09/16</text:p>
          </table:table-cell>
          <table:table-cell table:style-name="ce10" office:value-type="float" office:value="14.8">
            <text:p>14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45">
            <text:p>45</text:p>
          </table:table-cell>
          <table:table-cell table:style-name="ce10" office:value-type="float" office:value="2.19518148148148">
            <text:p>2,2</text:p>
          </table:table-cell>
          <table:table-cell table:style-name="ce19" table:formula="of:=([.K1048446])*4" office:value-type="float" office:value="8.78072592592592">
            <text:p>8,78</text:p>
          </table:table-cell>
          <table:table-cell table:style-name="ce10" office:value-type="float" office:value="2.16704444444444">
            <text:p>2,2</text:p>
          </table:table-cell>
          <table:table-cell table:style-name="ce10" table:formula="of:=[.M1048446]*9" office:value-type="float" office:value="19.5034">
            <text:p>19,5</text:p>
          </table:table-cell>
          <table:table-cell table:style-name="ce10" office:value-type="float" office:value="9.29287407407407">
            <text:p>9,3</text:p>
          </table:table-cell>
          <table:table-cell table:style-name="ce10" table:formula="of:=[.O1048446]*4" office:value-type="float" office:value="37.1714962962963">
            <text:p>37,2</text:p>
          </table:table-cell>
          <table:table-cell table:style-name="ce10" office:value-type="float" office:value="65.4556222222222">
            <text:p>65,5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6]*4)/[.J104844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6]*9)/[.J104844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6]*4)/[.J104844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6]/[.J1048446]" office:value-type="float" office:value="0">
            <text:p>0,00</text:p>
          </table:table-cell>
          <table:table-cell table:style-name="ce19" table:formula="of:=[.L1048446]+[.S1048446]" office:value-type="float" office:value="8.78072592592592">
            <text:p>8,78</text:p>
          </table:table-cell>
          <table:table-cell table:style-name="ce33" table:formula="of:=[.Z1048446]/[.AF1048446]" office:value-type="percentage" office:value="0.134147772610202">
            <text:p>13,41%</text:p>
          </table:table-cell>
          <table:table-cell table:style-name="ce19" table:formula="of:=[.N1048446]+[.U1048446]" office:value-type="float" office:value="19.5034">
            <text:p>19,50</text:p>
          </table:table-cell>
          <table:table-cell table:style-name="ce33" table:formula="of:=([.M1048446]+[.T1048446])/([.Q1048446]+[.X1048446])" office:value-type="percentage" office:value="0.0331070788249069">
            <text:p>3,31%</text:p>
          </table:table-cell>
          <table:table-cell table:style-name="ce19" table:formula="of:=[.P1048446]+[.W1048446]" office:value-type="float" office:value="37.1714962962963">
            <text:p>37,17</text:p>
          </table:table-cell>
          <table:table-cell table:style-name="ce38" table:formula="of:=[.AD1048446]/[.AF1048446]" office:value-type="percentage" office:value="0.567888517965635">
            <text:p>56,79%</text:p>
          </table:table-cell>
          <table:table-cell table:style-name="ce19" table:formula="of:=[.Q1048446]+[.Y1048446]" office:value-type="float" office:value="65.4556222222222">
            <text:p>65,46</text:p>
          </table:table-cell>
          <table:table-cell table:style-name="ce39" table:formula="of:=[.AF1048446]/60" office:value-type="percentage" office:value="1.09092703703704">
            <text:p>109,09%</text:p>
          </table:table-cell>
          <table:table-cell table:number-columns-repeated="4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5" office:value-type="string">
            <text:p>DE M</text:p>
          </table:table-cell>
          <table:table-cell table:style-name="ce8" office:value-type="float" office:value="42417">
            <text:p>17/02/16</text:p>
          </table:table-cell>
          <table:table-cell table:style-name="ce10" office:value-type="float" office:value="8.1">
            <text:p>8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3"/>
          <table:table-cell table:style-name="ce5" office:value-type="float" office:value="22.6">
            <text:p>22,6</text:p>
          </table:table-cell>
          <table:table-cell table:style-name="ce10" office:value-type="float" office:value="3.84741887905605">
            <text:p>3,8</text:p>
          </table:table-cell>
          <table:table-cell table:style-name="ce19" table:formula="of:=([.K1048447])*4" office:value-type="float" office:value="15.3896755162242">
            <text:p>15,39</text:p>
          </table:table-cell>
          <table:table-cell table:style-name="ce10" office:value-type="float" office:value="2.93261356932153">
            <text:p>2,9</text:p>
          </table:table-cell>
          <table:table-cell table:style-name="ce10" table:formula="of:=[.M1048447]*9" office:value-type="float" office:value="26.3935221238938">
            <text:p>26,4</text:p>
          </table:table-cell>
          <table:table-cell table:style-name="ce10" office:value-type="float" office:value="11.6232227138643">
            <text:p>11,6</text:p>
          </table:table-cell>
          <table:table-cell table:style-name="ce10" table:formula="of:=[.O1048447]*4" office:value-type="float" office:value="46.4928908554572">
            <text:p>46,5</text:p>
          </table:table-cell>
          <table:table-cell table:style-name="ce10" office:value-type="float" office:value="88.2760884955752">
            <text:p>88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7]*4)/[.J104844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7]*9)/[.J104844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7]*4)/[.J104844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7]/[.J1048447]" office:value-type="float" office:value="0">
            <text:p>0,00</text:p>
          </table:table-cell>
          <table:table-cell table:style-name="ce19" table:formula="of:=[.L1048447]+[.S1048447]" office:value-type="float" office:value="15.3896755162242">
            <text:p>15,39</text:p>
          </table:table-cell>
          <table:table-cell table:style-name="ce33" table:formula="of:=[.Z1048447]/[.AF1048447]" office:value-type="percentage" office:value="0.174335720788032">
            <text:p>17,43%</text:p>
          </table:table-cell>
          <table:table-cell table:style-name="ce19" table:formula="of:=[.N1048447]+[.U1048447]" office:value-type="float" office:value="26.3935221238938">
            <text:p>26,39</text:p>
          </table:table-cell>
          <table:table-cell table:style-name="ce33" table:formula="of:=([.M1048447]+[.T1048447])/([.Q1048447]+[.X1048447])" office:value-type="percentage" office:value="0.0332209278786579">
            <text:p>3,32%</text:p>
          </table:table-cell>
          <table:table-cell table:style-name="ce19" table:formula="of:=[.P1048447]+[.W1048447]" office:value-type="float" office:value="46.4928908554572">
            <text:p>46,49</text:p>
          </table:table-cell>
          <table:table-cell table:style-name="ce38" table:formula="of:=[.AD1048447]/[.AF1048447]" office:value-type="percentage" office:value="0.526675928304046">
            <text:p>52,67%</text:p>
          </table:table-cell>
          <table:table-cell table:style-name="ce19" table:formula="of:=[.Q1048447]+[.Y1048447]" office:value-type="float" office:value="88.2760884955752">
            <text:p>88,28</text:p>
          </table:table-cell>
          <table:table-cell table:style-name="ce39" table:formula="of:=[.AF1048447]/75" office:value-type="percentage" office:value="1.17701451327434">
            <text:p>117,70%</text:p>
          </table:table-cell>
          <table:table-cell table:number-columns-repeated="4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5" office:value-type="string">
            <text:p>DE G</text:p>
          </table:table-cell>
          <table:table-cell table:style-name="ce8" office:value-type="float" office:value="42572">
            <text:p>21/07/16</text:p>
          </table:table-cell>
          <table:table-cell table:style-name="ce10" office:value-type="float" office:value="9.5">
            <text:p>9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8.7">
            <text:p>28,7</text:p>
          </table:table-cell>
          <table:table-cell table:style-name="ce10" office:value-type="float" office:value="3.01267131242741">
            <text:p>3,0</text:p>
          </table:table-cell>
          <table:table-cell table:style-name="ce19" table:formula="of:=([.K1048448])*4" office:value-type="float" office:value="12.0506852497096">
            <text:p>12,05</text:p>
          </table:table-cell>
          <table:table-cell table:style-name="ce10" office:value-type="float" office:value="2.01751103368177">
            <text:p>2,0</text:p>
          </table:table-cell>
          <table:table-cell table:style-name="ce10" table:formula="of:=[.M1048448]*9" office:value-type="float" office:value="18.1575993031359">
            <text:p>18,2</text:p>
          </table:table-cell>
          <table:table-cell table:style-name="ce10" office:value-type="float" office:value="7.97121951219512">
            <text:p>8,0</text:p>
          </table:table-cell>
          <table:table-cell table:style-name="ce10" table:formula="of:=[.O1048448]*4" office:value-type="float" office:value="31.8848780487805">
            <text:p>31,9</text:p>
          </table:table-cell>
          <table:table-cell table:style-name="ce10" office:value-type="float" office:value="62.093162601626">
            <text:p>62,1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8]*4)/[.J104844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8]*9)/[.J104844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8]*4)/[.J104844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8]/[.J1048448]" office:value-type="float" office:value="0">
            <text:p>0,00</text:p>
          </table:table-cell>
          <table:table-cell table:style-name="ce19" table:formula="of:=[.L1048448]+[.S1048448]" office:value-type="float" office:value="12.0506852497096">
            <text:p>12,05</text:p>
          </table:table-cell>
          <table:table-cell table:style-name="ce33" table:formula="of:=[.Z1048448]/[.AF1048448]" office:value-type="percentage" office:value="0.194074270737727">
            <text:p>19,41%</text:p>
          </table:table-cell>
          <table:table-cell table:style-name="ce19" table:formula="of:=[.N1048448]+[.U1048448]" office:value-type="float" office:value="18.1575993031359">
            <text:p>18,16</text:p>
          </table:table-cell>
          <table:table-cell table:style-name="ce33" table:formula="of:=[.AB1048381]/[.AF1048381]" office:value-type="percentage" office:value="0">
            <text:p>#DIV/0 !</text:p>
          </table:table-cell>
          <table:table-cell table:style-name="ce19" table:formula="of:=[.P1048448]+[.W1048448]" office:value-type="float" office:value="31.8848780487805">
            <text:p>31,88</text:p>
          </table:table-cell>
          <table:table-cell table:style-name="ce38" table:formula="of:=[.AD1048448]/[.AF1048448]" office:value-type="percentage" office:value="0.513500628939546">
            <text:p>51,35%</text:p>
          </table:table-cell>
          <table:table-cell table:style-name="ce19" table:formula="of:=[.Q1048448]+[.Y1048448]" office:value-type="float" office:value="62.093162601626">
            <text:p>62,09</text:p>
          </table:table-cell>
          <table:table-cell table:style-name="ce39" table:formula="of:=[.AF1048448]/75" office:value-type="percentage" office:value="0.827908834688347">
            <text:p>82,79%</text:p>
          </table:table-cell>
          <table:table-cell table:number-columns-repeated="4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DE G</text:p>
          </table:table-cell>
          <table:table-cell table:style-name="ce8" office:value-type="float" office:value="42216">
            <text:p>31/07/15</text:p>
          </table:table-cell>
          <table:table-cell table:style-name="ce10" office:value-type="float" office:value="8.5">
            <text:p>8,5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25">
            <text:p>25</text:p>
          </table:table-cell>
          <table:table-cell table:style-name="ce10" office:value-type="float" office:value="2.23144">
            <text:p>2,2</text:p>
          </table:table-cell>
          <table:table-cell table:style-name="ce19" table:formula="of:=([.K1048449])*4" office:value-type="float" office:value="8.92576">
            <text:p>8,93</text:p>
          </table:table-cell>
          <table:table-cell table:style-name="ce10" office:value-type="float" office:value="1.93662">
            <text:p>1,9</text:p>
          </table:table-cell>
          <table:table-cell table:style-name="ce10" table:formula="of:=[.M1048449]*9" office:value-type="float" office:value="17.42958">
            <text:p>17,4</text:p>
          </table:table-cell>
          <table:table-cell table:style-name="ce10" office:value-type="float" office:value="6.30820666666667">
            <text:p>6,3</text:p>
          </table:table-cell>
          <table:table-cell table:style-name="ce10" table:formula="of:=[.O1048449]*4" office:value-type="float" office:value="25.2328266666667">
            <text:p>25,2</text:p>
          </table:table-cell>
          <table:table-cell table:style-name="ce10" office:value-type="float" office:value="51.5881666666667">
            <text:p>51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49]*4)/[.J1048449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49]*9)/[.J104844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49]*4)/[.J1048449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49]/[.J1048449]" office:value-type="float" office:value="0">
            <text:p>0,00</text:p>
          </table:table-cell>
          <table:table-cell table:style-name="ce19" table:formula="of:=[.L1048449]+[.S1048449]" office:value-type="float" office:value="8.92576">
            <text:p>8,93</text:p>
          </table:table-cell>
          <table:table-cell table:style-name="ce33" table:formula="of:=[.Z1048449]/[.AF1048449]" office:value-type="percentage" office:value="0.173019523211072">
            <text:p>17,30%</text:p>
          </table:table-cell>
          <table:table-cell table:style-name="ce19" table:formula="of:=[.N1048449]+[.U1048449]" office:value-type="float" office:value="17.42958">
            <text:p>17,43</text:p>
          </table:table-cell>
          <table:table-cell table:style-name="ce33" table:formula="of:=[.AB1048382]/[.AF1048382]" office:value-type="percentage" office:value="0">
            <text:p>#DIV/0 !</text:p>
          </table:table-cell>
          <table:table-cell table:style-name="ce19" table:formula="of:=[.P1048449]+[.W1048449]" office:value-type="float" office:value="25.2328266666667">
            <text:p>25,23</text:p>
          </table:table-cell>
          <table:table-cell table:style-name="ce38" table:formula="of:=[.AD1048449]/[.AF1048449]" office:value-type="percentage" office:value="0.489120437826504">
            <text:p>48,91%</text:p>
          </table:table-cell>
          <table:table-cell table:style-name="ce19" table:formula="of:=[.Q1048449]+[.Y1048449]" office:value-type="float" office:value="51.5881666666667">
            <text:p>51,59</text:p>
          </table:table-cell>
          <table:table-cell table:style-name="ce39" table:formula="of:=[.AF1048449]/75" office:value-type="percentage" office:value="0.687842222222223">
            <text:p>68,78%</text:p>
          </table:table-cell>
          <table:table-cell table:number-columns-repeated="4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6" office:value-type="string">
            <text:p>GR M</text:p>
          </table:table-cell>
          <table:table-cell table:style-name="ce8" office:value-type="float" office:value="42046">
            <text:p>11/02/15</text:p>
          </table:table-cell>
          <table:table-cell table:style-name="ce10" office:value-type="float" office:value="15.9">
            <text:p>15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64.8">
            <text:p>164,8</text:p>
          </table:table-cell>
          <table:table-cell table:style-name="ce2" office:value-type="float" office:value="17.31">
            <text:p>17,31</text:p>
          </table:table-cell>
          <table:table-cell table:style-name="ce5" office:value-type="float" office:value="-1.2">
            <text:p>-1,2</text:p>
          </table:table-cell>
          <table:table-cell table:style-name="ce5" office:value-type="float" office:value="47">
            <text:p>47</text:p>
          </table:table-cell>
          <table:table-cell table:style-name="ce10" office:value-type="float" office:value="1.91082624113475">
            <text:p>1,9</text:p>
          </table:table-cell>
          <table:table-cell table:style-name="ce19" table:formula="of:=([.K1048450])*4" office:value-type="float" office:value="7.643304964539">
            <text:p>7,64</text:p>
          </table:table-cell>
          <table:table-cell table:style-name="ce10" office:value-type="float" office:value="2.15680780141844">
            <text:p>2,2</text:p>
          </table:table-cell>
          <table:table-cell table:style-name="ce10" table:formula="of:=[.M1048450]*9" office:value-type="float" office:value="19.411270212766">
            <text:p>19,4</text:p>
          </table:table-cell>
          <table:table-cell table:style-name="ce10" office:value-type="float" office:value="6.28594255319149">
            <text:p>6,3</text:p>
          </table:table-cell>
          <table:table-cell table:style-name="ce10" table:formula="of:=[.O1048450]*4" office:value-type="float" office:value="25.143770212766">
            <text:p>25,1</text:p>
          </table:table-cell>
          <table:table-cell table:style-name="ce10" office:value-type="float" office:value="52.1983453900709">
            <text:p>52,2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0]*4)/[.J1048450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0]*9)/[.J104845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0]*4)/[.J1048450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0]/[.J1048450]" office:value-type="float" office:value="0">
            <text:p>0,00</text:p>
          </table:table-cell>
          <table:table-cell table:style-name="ce19" table:formula="of:=[.L1048450]+[.S1048450]" office:value-type="float" office:value="7.643304964539">
            <text:p>7,64</text:p>
          </table:table-cell>
          <table:table-cell table:style-name="ce33" table:formula="of:=[.Z1048450]/[.AF1048450]" office:value-type="percentage" office:value="0.146428108159783">
            <text:p>14,64%</text:p>
          </table:table-cell>
          <table:table-cell table:style-name="ce19" table:formula="of:=[.N1048450]+[.U1048450]" office:value-type="float" office:value="19.411270212766">
            <text:p>19,41</text:p>
          </table:table-cell>
          <table:table-cell table:style-name="ce33" table:formula="of:=[.AB1048387]/[.AF1048387]" office:value-type="percentage" office:value="0">
            <text:p>#DIV/0 !</text:p>
          </table:table-cell>
          <table:table-cell table:style-name="ce19" table:formula="of:=[.P1048450]+[.W1048450]" office:value-type="float" office:value="25.143770212766">
            <text:p>25,14</text:p>
          </table:table-cell>
          <table:table-cell table:style-name="ce38" table:formula="of:=[.AD1048450]/[.AF1048450]" office:value-type="percentage" office:value="0.481696690285297">
            <text:p>48,17%</text:p>
          </table:table-cell>
          <table:table-cell table:style-name="ce19" table:formula="of:=[.Q1048450]+[.Y1048450]" office:value-type="float" office:value="52.1983453900709">
            <text:p>52,20</text:p>
          </table:table-cell>
          <table:table-cell table:style-name="ce39" table:formula="of:=[.AF1048450]/60" office:value-type="percentage" office:value="0.869972423167848">
            <text:p>87,00%</text:p>
          </table:table-cell>
          <table:table-cell table:number-columns-repeated="4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5" office:value-type="string">
            <text:p>HO S</text:p>
          </table:table-cell>
          <table:table-cell table:style-name="ce8" office:value-type="float" office:value="42503">
            <text:p>13/05/16</text:p>
          </table:table-cell>
          <table:table-cell table:style-name="ce10" office:value-type="float" office:value="12.9">
            <text:p>12,9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5.7">
            <text:p>15,7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69346875">
            <text:p>3,7</text:p>
          </table:table-cell>
          <table:table-cell table:style-name="ce19" table:formula="of:=([.K1048451])*4" office:value-type="float" office:value="14.773875">
            <text:p>14,77</text:p>
          </table:table-cell>
          <table:table-cell table:style-name="ce10" office:value-type="float" office:value="3.24955416666667">
            <text:p>3,2</text:p>
          </table:table-cell>
          <table:table-cell table:style-name="ce10" table:formula="of:=[.M1048451]*9" office:value-type="float" office:value="29.2459875">
            <text:p>29,2</text:p>
          </table:table-cell>
          <table:table-cell table:style-name="ce10" office:value-type="float" office:value="11.6852291666667">
            <text:p>11,7</text:p>
          </table:table-cell>
          <table:table-cell table:style-name="ce10" table:formula="of:=[.O1048451]*4" office:value-type="float" office:value="46.7409166666668">
            <text:p>46,7</text:p>
          </table:table-cell>
          <table:table-cell table:style-name="ce10" office:value-type="float" office:value="90.7607791666667">
            <text:p>90,8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1]*4)/[.J1048451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1]*9)/[.J104845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1]*4)/[.J1048451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1]/[.J1048451]" office:value-type="float" office:value="0">
            <text:p>0,00</text:p>
          </table:table-cell>
          <table:table-cell table:style-name="ce19" table:formula="of:=[.L1048451]+[.S1048451]" office:value-type="float" office:value="14.773875">
            <text:p>14,77</text:p>
          </table:table-cell>
          <table:table-cell table:style-name="ce33" table:formula="of:=[.Z1048451]/[.AF1048451]" office:value-type="percentage" office:value="0.162778186080469">
            <text:p>16,28%</text:p>
          </table:table-cell>
          <table:table-cell table:style-name="ce19" table:formula="of:=[.N1048451]+[.U1048451]" office:value-type="float" office:value="29.2459875">
            <text:p>29,25</text:p>
          </table:table-cell>
          <table:table-cell table:style-name="ce33" table:formula="of:=[.AB1048388]/[.AF1048388]" office:value-type="percentage" office:value="0">
            <text:p>#DIV/0 !</text:p>
          </table:table-cell>
          <table:table-cell table:style-name="ce19" table:formula="of:=[.P1048451]+[.W1048451]" office:value-type="float" office:value="46.7409166666668">
            <text:p>46,74</text:p>
          </table:table-cell>
          <table:table-cell table:style-name="ce38" table:formula="of:=[.AD1048451]/[.AF1048451]" office:value-type="percentage" office:value="0.514990253453367">
            <text:p>51,50%</text:p>
          </table:table-cell>
          <table:table-cell table:style-name="ce19" table:formula="of:=[.Q1048451]+[.Y1048451]" office:value-type="float" office:value="90.7607791666667">
            <text:p>90,76</text:p>
          </table:table-cell>
          <table:table-cell table:style-name="ce39" table:formula="of:=[.AF1048451]/60" office:value-type="percentage" office:value="1.51267965277778">
            <text:p>151,27%</text:p>
          </table:table-cell>
          <table:table-cell table:number-columns-repeated="4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5" office:value-type="string">
            <text:p>HO S</text:p>
          </table:table-cell>
          <table:table-cell table:style-name="ce8" office:value-type="float" office:value="42313">
            <text:p>05/11/15</text:p>
          </table:table-cell>
          <table:table-cell table:style-name="ce10" office:value-type="float" office:value="12.4">
            <text:p>12,4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5.99">
            <text:p>15,99</text:p>
          </table:table-cell>
          <table:table-cell table:style-name="ce12" office:value-type="float" office:value="-0.7">
            <text:p>-0,7</text:p>
          </table:table-cell>
          <table:table-cell table:style-name="ce5" office:value-type="float" office:value="30.9">
            <text:p>30,9</text:p>
          </table:table-cell>
          <table:table-cell table:style-name="ce10" office:value-type="float" office:value="2.59576666666667">
            <text:p>2,6</text:p>
          </table:table-cell>
          <table:table-cell table:style-name="ce19" table:formula="of:=([.K1048452])*4" office:value-type="float" office:value="10.3830666666667">
            <text:p>10,38</text:p>
          </table:table-cell>
          <table:table-cell table:style-name="ce10" office:value-type="float" office:value="3.04448">
            <text:p>3,0</text:p>
          </table:table-cell>
          <table:table-cell table:style-name="ce10" table:formula="of:=[.M1048452]*9" office:value-type="float" office:value="27.40032">
            <text:p>27,4</text:p>
          </table:table-cell>
          <table:table-cell table:style-name="ce10" office:value-type="float" office:value="9.70281666666667">
            <text:p>9,7</text:p>
          </table:table-cell>
          <table:table-cell table:style-name="ce10" table:formula="of:=[.O1048452]*4" office:value-type="float" office:value="38.8112666666667">
            <text:p>38,8</text:p>
          </table:table-cell>
          <table:table-cell table:style-name="ce10" office:value-type="float" office:value="76.5946533333333">
            <text:p>76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2]*4)/[.J1048452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2]*9)/[.J104845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2]*4)/[.J1048452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2]/[.J1048452]" office:value-type="float" office:value="0">
            <text:p>0,00</text:p>
          </table:table-cell>
          <table:table-cell table:style-name="ce19" table:formula="of:=[.L1048452]+[.S1048452]" office:value-type="float" office:value="10.3830666666667">
            <text:p>10,38</text:p>
          </table:table-cell>
          <table:table-cell table:style-name="ce33" table:formula="of:=[.Z1048452]/[.AF1048452]" office:value-type="percentage" office:value="0.13555863516322">
            <text:p>13,56%</text:p>
          </table:table-cell>
          <table:table-cell table:style-name="ce19" table:formula="of:=[.N1048452]+[.U1048452]" office:value-type="float" office:value="27.40032">
            <text:p>27,40</text:p>
          </table:table-cell>
          <table:table-cell table:style-name="ce33" table:formula="of:=[.AB1048389]/[.AF1048389]" office:value-type="percentage" office:value="0">
            <text:p>#DIV/0 !</text:p>
          </table:table-cell>
          <table:table-cell table:style-name="ce19" table:formula="of:=[.P1048452]+[.W1048452]" office:value-type="float" office:value="38.8112666666667">
            <text:p>38,81</text:p>
          </table:table-cell>
          <table:table-cell table:style-name="ce38" table:formula="of:=[.AD1048452]/[.AF1048452]" office:value-type="percentage" office:value="0.506709867825413">
            <text:p>50,67%</text:p>
          </table:table-cell>
          <table:table-cell table:style-name="ce19" table:formula="of:=[.Q1048452]+[.Y1048452]" office:value-type="float" office:value="76.5946533333333">
            <text:p>76,59</text:p>
          </table:table-cell>
          <table:table-cell table:style-name="ce39" table:formula="of:=[.AF1048452]/60" office:value-type="percentage" office:value="1.27657755555556">
            <text:p>127,66%</text:p>
          </table:table-cell>
          <table:table-cell table:number-columns-repeated="4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6" office:value-type="string">
            <text:p>KA N</text:p>
          </table:table-cell>
          <table:table-cell table:style-name="ce8" office:value-type="float" office:value="42030">
            <text:p>26/01/15</text:p>
          </table:table-cell>
          <table:table-cell table:style-name="ce10" office:value-type="float" office:value="4.4">
            <text:p>4,4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14.6">
            <text:p>114,6</text:p>
          </table:table-cell>
          <table:table-cell table:style-name="ce2" office:value-type="float" office:value="13.8">
            <text:p>13,8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8.1">
            <text:p>18,1</text:p>
          </table:table-cell>
          <table:table-cell table:style-name="ce10" office:value-type="float" office:value="3.40134117647059">
            <text:p>3,4</text:p>
          </table:table-cell>
          <table:table-cell table:style-name="ce19" table:formula="of:=([.K1048453])*4" office:value-type="float" office:value="13.6053647058824">
            <text:p>13,61</text:p>
          </table:table-cell>
          <table:table-cell table:style-name="ce10" office:value-type="float" office:value="3.51660588235294">
            <text:p>3,5</text:p>
          </table:table-cell>
          <table:table-cell table:style-name="ce10" table:formula="of:=[.M1048453]*9" office:value-type="float" office:value="31.6494529411765">
            <text:p>31,6</text:p>
          </table:table-cell>
          <table:table-cell table:style-name="ce10" office:value-type="float" office:value="14.1641176470588">
            <text:p>14,2</text:p>
          </table:table-cell>
          <table:table-cell table:style-name="ce10" table:formula="of:=[.O1048453]*4" office:value-type="float" office:value="56.6564705882352">
            <text:p>56,7</text:p>
          </table:table-cell>
          <table:table-cell table:style-name="ce10" office:value-type="float" office:value="101.911288235294">
            <text:p>101,9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3]*4)/[.J1048453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3]*9)/[.J104845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3]*4)/[.J1048453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3]/[.J1048453]" office:value-type="float" office:value="0">
            <text:p>0,00</text:p>
          </table:table-cell>
          <table:table-cell table:style-name="ce19" table:formula="of:=[.L1048453]+[.S1048453]" office:value-type="float" office:value="13.6053647058824">
            <text:p>13,61</text:p>
          </table:table-cell>
          <table:table-cell table:style-name="ce33" table:formula="of:=[.Z1048453]/[.AF1048453]" office:value-type="percentage" office:value="0.133502038306788">
            <text:p>13,35%</text:p>
          </table:table-cell>
          <table:table-cell table:style-name="ce19" table:formula="of:=[.N1048453]+[.U1048453]" office:value-type="float" office:value="31.6494529411765">
            <text:p>31,65</text:p>
          </table:table-cell>
          <table:table-cell table:style-name="ce33" table:formula="of:=[.AB1048390]/[.AF1048390]" office:value-type="percentage" office:value="0">
            <text:p>#DIV/0 !</text:p>
          </table:table-cell>
          <table:table-cell table:style-name="ce19" table:formula="of:=[.P1048453]+[.W1048453]" office:value-type="float" office:value="56.6564705882352">
            <text:p>56,66</text:p>
          </table:table-cell>
          <table:table-cell table:style-name="ce38" table:formula="of:=[.AD1048453]/[.AF1048453]" office:value-type="percentage" office:value="0.555939107132333">
            <text:p>55,59%</text:p>
          </table:table-cell>
          <table:table-cell table:style-name="ce19" table:formula="of:=[.Q1048453]+[.Y1048453]" office:value-type="float" office:value="101.911288235294">
            <text:p>101,91</text:p>
          </table:table-cell>
          <table:table-cell table:style-name="ce39" table:formula="of:=[.AF1048453]/90" office:value-type="percentage" office:value="1.13234764705882">
            <text:p>113,23%</text:p>
          </table:table-cell>
          <table:table-cell table:number-columns-repeated="4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6" office:value-type="string">
            <text:p>KA N</text:p>
          </table:table-cell>
          <table:table-cell table:style-name="ce8" office:value-type="float" office:value="41841">
            <text:p>21/07/14</text:p>
          </table:table-cell>
          <table:table-cell table:style-name="ce10" office:value-type="float" office:value="3.9">
            <text:p>3,9</text:p>
          </table:table-cell>
          <table:table-cell table:style-name="ce10" office:value-type="string">
            <text:p>1: 1 à 6 ans inclus</text:p>
          </table:table-cell>
          <table:table-cell table:style-name="ce11" office:value-type="string">
            <text:p>SS</text:p>
          </table:table-cell>
          <table:table-cell table:style-name="ce2" office:value-type="float" office:value="109.5">
            <text:p>109,5</text:p>
          </table:table-cell>
          <table:table-cell table:style-name="ce2" office:value-type="float" office:value="13.93">
            <text:p>13,93</text:p>
          </table:table-cell>
          <table:table-cell table:style-name="ce5" office:value-type="float" office:value="-1.5">
            <text:p>-1,5</text:p>
          </table:table-cell>
          <table:table-cell table:style-name="ce5" office:value-type="float" office:value="16.7">
            <text:p>16,7</text:p>
          </table:table-cell>
          <table:table-cell table:style-name="ce10" office:value-type="float" office:value="3.32428125">
            <text:p>3,3</text:p>
          </table:table-cell>
          <table:table-cell table:style-name="ce19" table:formula="of:=([.K1048454])*4" office:value-type="float" office:value="13.297125">
            <text:p>13,30</text:p>
          </table:table-cell>
          <table:table-cell table:style-name="ce10" office:value-type="float" office:value="3.72701041666667">
            <text:p>3,7</text:p>
          </table:table-cell>
          <table:table-cell table:style-name="ce10" table:formula="of:=[.M1048454]*9" office:value-type="float" office:value="33.54309375">
            <text:p>33,5</text:p>
          </table:table-cell>
          <table:table-cell table:style-name="ce10" office:value-type="float" office:value="15.3157708333333">
            <text:p>15,3</text:p>
          </table:table-cell>
          <table:table-cell table:style-name="ce10" table:formula="of:=[.O1048454]*4" office:value-type="float" office:value="61.2630833333332">
            <text:p>61,3</text:p>
          </table:table-cell>
          <table:table-cell table:style-name="ce10" office:value-type="float" office:value="108.103302083333">
            <text:p>108,1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4]*4)/[.J1048454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4]*9)/[.J104845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4]*4)/[.J1048454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4]/[.J1048454]" office:value-type="float" office:value="0">
            <text:p>0,00</text:p>
          </table:table-cell>
          <table:table-cell table:style-name="ce19" table:formula="of:=[.L1048454]+[.S1048454]" office:value-type="float" office:value="13.297125">
            <text:p>13,30</text:p>
          </table:table-cell>
          <table:table-cell table:style-name="ce33" table:formula="of:=[.Z1048454]/[.AF1048454]" office:value-type="percentage" office:value="0.123003874476931">
            <text:p>12,30%</text:p>
          </table:table-cell>
          <table:table-cell table:style-name="ce19" table:formula="of:=[.N1048454]+[.U1048454]" office:value-type="float" office:value="33.54309375">
            <text:p>33,54</text:p>
          </table:table-cell>
          <table:table-cell table:style-name="ce33" table:formula="of:=[.AB1048391]/[.AF1048391]" office:value-type="percentage" office:value="0">
            <text:p>#DIV/0 !</text:p>
          </table:table-cell>
          <table:table-cell table:style-name="ce19" table:formula="of:=[.P1048454]+[.W1048454]" office:value-type="float" office:value="61.2630833333332">
            <text:p>61,26</text:p>
          </table:table-cell>
          <table:table-cell table:style-name="ce38" table:formula="of:=[.AD1048454]/[.AF1048454]" office:value-type="percentage" office:value="0.566708714282452">
            <text:p>56,67%</text:p>
          </table:table-cell>
          <table:table-cell table:style-name="ce19" table:formula="of:=[.Q1048454]+[.Y1048454]" office:value-type="float" office:value="108.103302083333">
            <text:p>108,10</text:p>
          </table:table-cell>
          <table:table-cell table:style-name="ce39" table:formula="of:=[.AF1048454]/90" office:value-type="percentage" office:value="1.20114780092592">
            <text:p>120,11%</text:p>
          </table:table-cell>
          <table:table-cell table:number-columns-repeated="4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5" office:value-type="string">
            <text:p>LA J</text:p>
          </table:table-cell>
          <table:table-cell table:style-name="ce8" office:value-type="float" office:value="42359">
            <text:p>21/12/15</text:p>
          </table:table-cell>
          <table:table-cell table:style-name="ce10" office:value-type="float" office:value="10.9">
            <text:p>10,9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34.3">
            <text:p>34,3</text:p>
          </table:table-cell>
          <table:table-cell table:style-name="ce10" office:value-type="float" office:value="2.60781827016521">
            <text:p>2,6</text:p>
          </table:table-cell>
          <table:table-cell table:style-name="ce19" table:formula="of:=([.K1048455])*4" office:value-type="float" office:value="10.4312730806608">
            <text:p>10,43</text:p>
          </table:table-cell>
          <table:table-cell table:style-name="ce10" office:value-type="float" office:value="3.00305442176871">
            <text:p>3,0</text:p>
          </table:table-cell>
          <table:table-cell table:style-name="ce10" table:formula="of:=[.M1048455]*9" office:value-type="float" office:value="27.0274897959184">
            <text:p>27,0</text:p>
          </table:table-cell>
          <table:table-cell table:style-name="ce10" office:value-type="float" office:value="7.95431486880467">
            <text:p>8,0</text:p>
          </table:table-cell>
          <table:table-cell table:style-name="ce10" table:formula="of:=[.O1048455]*4" office:value-type="float" office:value="31.8172594752187">
            <text:p>31,8</text:p>
          </table:table-cell>
          <table:table-cell table:style-name="ce10" office:value-type="float" office:value="69.2760223517979">
            <text:p>69,3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5]*4)/[.J1048455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5]*9)/[.J104845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5]*4)/[.J1048455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5]/[.J1048455]" office:value-type="float" office:value="0">
            <text:p>0,00</text:p>
          </table:table-cell>
          <table:table-cell table:style-name="ce19" table:formula="of:=[.L1048455]+[.S1048455]" office:value-type="float" office:value="10.4312730806608">
            <text:p>10,43</text:p>
          </table:table-cell>
          <table:table-cell table:style-name="ce33" table:formula="of:=[.Z1048455]/[.AF1048455]" office:value-type="percentage" office:value="0.150575519877407">
            <text:p>15,06%</text:p>
          </table:table-cell>
          <table:table-cell table:style-name="ce19" table:formula="of:=[.N1048455]+[.U1048455]" office:value-type="float" office:value="27.0274897959184">
            <text:p>27,03</text:p>
          </table:table-cell>
          <table:table-cell table:style-name="ce33" table:formula="of:=[.AB1048392]/[.AF1048392]" office:value-type="percentage" office:value="0">
            <text:p>#DIV/0 !</text:p>
          </table:table-cell>
          <table:table-cell table:style-name="ce19" table:formula="of:=[.P1048455]+[.W1048455]" office:value-type="float" office:value="31.8172594752187">
            <text:p>31,82</text:p>
          </table:table-cell>
          <table:table-cell table:style-name="ce38" table:formula="of:=[.AD1048455]/[.AF1048455]" office:value-type="percentage" office:value="0.459282424063612">
            <text:p>45,93%</text:p>
          </table:table-cell>
          <table:table-cell table:style-name="ce19" table:formula="of:=[.Q1048455]+[.Y1048455]" office:value-type="float" office:value="69.2760223517979">
            <text:p>69,28</text:p>
          </table:table-cell>
          <table:table-cell table:style-name="ce39" table:formula="of:=[.AF1048455]/75" office:value-type="percentage" office:value="0.923680298023972">
            <text:p>92,37%</text:p>
          </table:table-cell>
          <table:table-cell table:number-columns-repeated="4"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5" office:value-type="string">
            <text:p>RO O</text:p>
          </table:table-cell>
          <table:table-cell table:style-name="ce8" office:value-type="float" office:value="42619">
            <text:p>06/09/16</text:p>
          </table:table-cell>
          <table:table-cell table:style-name="ce10" office:value-type="float" office:value="18.8">
            <text:p>18,8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5" table:number-columns-repeated="2"/>
          <table:table-cell table:style-name="ce12"/>
          <table:table-cell table:style-name="ce5" office:value-type="float" office:value="64">
            <text:p>64</text:p>
          </table:table-cell>
          <table:table-cell table:style-name="ce10" office:value-type="float" office:value="1.45779427083333">
            <text:p>1,5</text:p>
          </table:table-cell>
          <table:table-cell table:style-name="ce19" table:formula="of:=([.K1048456])*4" office:value-type="float" office:value="5.83117708333332">
            <text:p>5,83</text:p>
          </table:table-cell>
          <table:table-cell table:style-name="ce10" office:value-type="float" office:value="1.36336666666667">
            <text:p>1,4</text:p>
          </table:table-cell>
          <table:table-cell table:style-name="ce10" table:formula="of:=[.M1048456]*9" office:value-type="float" office:value="12.2703">
            <text:p>12,3</text:p>
          </table:table-cell>
          <table:table-cell table:style-name="ce10" office:value-type="float" office:value="4.46101041666667">
            <text:p>4,5</text:p>
          </table:table-cell>
          <table:table-cell table:style-name="ce10" table:formula="of:=[.O1048456]*4" office:value-type="float" office:value="17.8440416666667">
            <text:p>17,8</text:p>
          </table:table-cell>
          <table:table-cell table:style-name="ce10" office:value-type="float" office:value="35.94551875">
            <text:p>35,9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6]*4)/[.J1048456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6]*9)/[.J104845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6]*4)/[.J1048456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6]/[.J1048456]" office:value-type="float" office:value="0">
            <text:p>0,00</text:p>
          </table:table-cell>
          <table:table-cell table:style-name="ce19" table:formula="of:=[.L1048456]+[.S1048456]" office:value-type="float" office:value="5.83117708333332">
            <text:p>5,83</text:p>
          </table:table-cell>
          <table:table-cell table:style-name="ce33" table:formula="of:=[.Z1048456]/[.AF1048456]" office:value-type="percentage" office:value="0.162222643770674">
            <text:p>16,22%</text:p>
          </table:table-cell>
          <table:table-cell table:style-name="ce19" table:formula="of:=[.N1048456]+[.U1048456]" office:value-type="float" office:value="12.2703">
            <text:p>12,27</text:p>
          </table:table-cell>
          <table:table-cell table:style-name="ce33" table:formula="of:=[.AB1048395]/[.AF1048395]" office:value-type="percentage" office:value="0">
            <text:p>#DIV/0 !</text:p>
          </table:table-cell>
          <table:table-cell table:style-name="ce19" table:formula="of:=[.P1048456]+[.W1048456]" office:value-type="float" office:value="17.8440416666667">
            <text:p>17,84</text:p>
          </table:table-cell>
          <table:table-cell table:style-name="ce38" table:formula="of:=[.AD1048456]/[.AF1048456]" office:value-type="percentage" office:value="0.496419088865331">
            <text:p>49,64%</text:p>
          </table:table-cell>
          <table:table-cell table:style-name="ce19" table:formula="of:=[.Q1048456]+[.Y1048456]" office:value-type="float" office:value="35.94551875">
            <text:p>35,95</text:p>
          </table:table-cell>
          <table:table-cell table:style-name="ce39" table:formula="of:=[.AF1048456]/60" office:value-type="percentage" office:value="0.599091979166667">
            <text:p>59,91%</text:p>
          </table:table-cell>
          <table:table-cell table:number-columns-repeated="4"/>
        </table:table-row>
        <table:table-row table:style-name="ro2">
          <table:table-cell table:style-name="ce2" office:value-type="float" office:value="160">
            <text:p>160</text:p>
          </table:table-cell>
          <table:table-cell table:style-name="ce5" office:value-type="string">
            <text:p>VE P</text:p>
          </table:table-cell>
          <table:table-cell table:style-name="ce8" office:value-type="float" office:value="42110">
            <text:p>16/04/15</text:p>
          </table:table-cell>
          <table:table-cell table:style-name="ce10" office:value-type="float" office:value="11.1">
            <text:p>11,1</text:p>
          </table:table-cell>
          <table:table-cell table:style-name="ce10" office:value-type="string">
            <text:p>2: 7 à 11 ans </text:p>
          </table:table-cell>
          <table:table-cell table:style-name="ce11" office:value-type="string">
            <text:p>SS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4.85">
            <text:p>14,85</text:p>
          </table:table-cell>
          <table:table-cell table:style-name="ce12" office:value-type="float" office:value="-1.1">
            <text:p>-1,1</text:p>
          </table:table-cell>
          <table:table-cell table:style-name="ce5" office:value-type="float" office:value="32.1">
            <text:p>32,1</text:p>
          </table:table-cell>
          <table:table-cell table:style-name="ce10" office:value-type="float" office:value="3.56185036119711">
            <text:p>3,6</text:p>
          </table:table-cell>
          <table:table-cell table:style-name="ce19" table:formula="of:=([.K1048457])*4" office:value-type="float" office:value="14.2474014447884">
            <text:p>14,25</text:p>
          </table:table-cell>
          <table:table-cell table:style-name="ce10" office:value-type="float" office:value="3.49213044375645">
            <text:p>3,5</text:p>
          </table:table-cell>
          <table:table-cell table:style-name="ce10" table:formula="of:=[.M1048457]*9" office:value-type="float" office:value="31.429173993808">
            <text:p>31,4</text:p>
          </table:table-cell>
          <table:table-cell table:style-name="ce10" office:value-type="float" office:value="10.9882234262126">
            <text:p>11,0</text:p>
          </table:table-cell>
          <table:table-cell table:style-name="ce10" table:formula="of:=[.O1048457]*4" office:value-type="float" office:value="43.9528937048504">
            <text:p>44,0</text:p>
          </table:table-cell>
          <table:table-cell table:style-name="ce10" office:value-type="float" office:value="89.6294691434469">
            <text:p>89,6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7]*4)/[.J1048457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7]*9)/[.J104845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7]*4)/[.J1048457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7]/[.J1048457]" office:value-type="float" office:value="0">
            <text:p>0,00</text:p>
          </table:table-cell>
          <table:table-cell table:style-name="ce19" table:formula="of:=[.L1048457]+[.S1048457]" office:value-type="float" office:value="14.2474014447884">
            <text:p>14,25</text:p>
          </table:table-cell>
          <table:table-cell table:style-name="ce33" table:formula="of:=[.Z1048457]/[.AF1048457]" office:value-type="percentage" office:value="0.158958895784447">
            <text:p>15,90%</text:p>
          </table:table-cell>
          <table:table-cell table:style-name="ce19" table:formula="of:=[.N1048457]+[.U1048457]" office:value-type="float" office:value="31.429173993808">
            <text:p>31,43</text:p>
          </table:table-cell>
          <table:table-cell table:style-name="ce33" table:formula="of:=[.AB1048396]/[.AF1048396]" office:value-type="percentage" office:value="0">
            <text:p>#DIV/0 !</text:p>
          </table:table-cell>
          <table:table-cell table:style-name="ce19" table:formula="of:=[.P1048457]+[.W1048457]" office:value-type="float" office:value="43.9528937048504">
            <text:p>43,95</text:p>
          </table:table-cell>
          <table:table-cell table:style-name="ce38" table:formula="of:=[.AD1048457]/[.AF1048457]" office:value-type="percentage" office:value="0.490384402863151">
            <text:p>49,04%</text:p>
          </table:table-cell>
          <table:table-cell table:style-name="ce19" table:formula="of:=[.Q1048457]+[.Y1048457]" office:value-type="float" office:value="89.6294691434469">
            <text:p>89,63</text:p>
          </table:table-cell>
          <table:table-cell table:style-name="ce39" table:formula="of:=[.AF1048457]/75" office:value-type="percentage" office:value="1.19505958857929">
            <text:p>119,51%</text:p>
          </table:table-cell>
          <table:table-cell table:number-columns-repeated="4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5" office:value-type="string">
            <text:p>VE P</text:p>
          </table:table-cell>
          <table:table-cell table:style-name="ce8" office:value-type="float" office:value="42472">
            <text:p>12/04/16</text:p>
          </table:table-cell>
          <table:table-cell table:style-name="ce10" office:value-type="float" office:value="12.1">
            <text:p>12,1</text:p>
          </table:table-cell>
          <table:table-cell table:style-name="ce10" office:value-type="string">
            <text:p>3: 12 à 18</text:p>
          </table:table-cell>
          <table:table-cell table:style-name="ce11" office:value-type="string">
            <text:p>SS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15.18">
            <text:p>15,18</text:p>
          </table:table-cell>
          <table:table-cell table:style-name="ce12" office:value-type="float" office:value="-1.2">
            <text:p>-1,2</text:p>
          </table:table-cell>
          <table:table-cell table:style-name="ce5" office:value-type="float" office:value="36">
            <text:p>36</text:p>
          </table:table-cell>
          <table:table-cell table:style-name="ce10" office:value-type="float" office:value="3.01302525252525">
            <text:p>3,0</text:p>
          </table:table-cell>
          <table:table-cell table:style-name="ce19" table:formula="of:=([.K1048458])*4" office:value-type="float" office:value="12.052101010101">
            <text:p>12,05</text:p>
          </table:table-cell>
          <table:table-cell table:style-name="ce10" office:value-type="float" office:value="2.78755555555556">
            <text:p>2,8</text:p>
          </table:table-cell>
          <table:table-cell table:style-name="ce10" table:formula="of:=[.M1048458]*9" office:value-type="float" office:value="25.088">
            <text:p>25,1</text:p>
          </table:table-cell>
          <table:table-cell table:style-name="ce10" office:value-type="float" office:value="7.84168080808081">
            <text:p>7,8</text:p>
          </table:table-cell>
          <table:table-cell table:style-name="ce10" table:formula="of:=[.O1048458]*4" office:value-type="float" office:value="31.3667232323232">
            <text:p>31,4</text:p>
          </table:table-cell>
          <table:table-cell table:style-name="ce10" office:value-type="float" office:value="68.5068242424243">
            <text:p>68,5</text:p>
          </table:table-cell>
          <table:table-cell table:style-name="ce10" office:value-type="float" office:value="0">
            <text:p>0,0</text:p>
          </table:table-cell>
          <table:table-cell table:style-name="ce19" table:formula="of:=([.R1048458]*4)/[.J1048458]" office:value-type="float" office:value="0">
            <text:p>0,00</text:p>
          </table:table-cell>
          <table:table-cell table:style-name="ce10" office:value-type="float" office:value="0">
            <text:p>0,0</text:p>
          </table:table-cell>
          <table:table-cell table:style-name="ce10" table:formula="of:=([.T1048458]*9)/[.J104845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0" table:formula="of:=([.V1048458]*4)/[.J1048458]" office:value-type="float" office:value="0">
            <text:p>0,0</text:p>
          </table:table-cell>
          <table:table-cell table:style-name="ce10" office:value-type="float" office:value="0">
            <text:p>0,0</text:p>
          </table:table-cell>
          <table:table-cell table:style-name="ce19" table:formula="of:=[.X1048458]/[.J1048458]" office:value-type="float" office:value="0">
            <text:p>0,00</text:p>
          </table:table-cell>
          <table:table-cell table:style-name="ce19" table:formula="of:=[.L1048458]+[.S1048458]" office:value-type="float" office:value="12.052101010101">
            <text:p>12,05</text:p>
          </table:table-cell>
          <table:table-cell table:style-name="ce33" table:formula="of:=[.Z1048458]/[.AF1048458]" office:value-type="percentage" office:value="0.175925554036082">
            <text:p>17,59%</text:p>
          </table:table-cell>
          <table:table-cell table:style-name="ce19" table:formula="of:=[.N1048458]+[.U1048458]" office:value-type="float" office:value="25.088">
            <text:p>25,09</text:p>
          </table:table-cell>
          <table:table-cell table:style-name="ce33" table:formula="of:=[.AB1048397]/[.AF1048397]" office:value-type="percentage" office:value="0">
            <text:p>#DIV/0 !</text:p>
          </table:table-cell>
          <table:table-cell table:style-name="ce19" table:formula="of:=[.P1048458]+[.W1048458]" office:value-type="float" office:value="31.3667232323232">
            <text:p>31,37</text:p>
          </table:table-cell>
          <table:table-cell table:style-name="ce38" table:formula="of:=[.AD1048458]/[.AF1048458]" office:value-type="percentage" office:value="0.457862754246587">
            <text:p>45,79%</text:p>
          </table:table-cell>
          <table:table-cell table:style-name="ce19" table:formula="of:=[.Q1048458]+[.Y1048458]" office:value-type="float" office:value="68.5068242424243">
            <text:p>68,51</text:p>
          </table:table-cell>
          <table:table-cell table:style-name="ce39" table:formula="of:=[.AF1048458]/60" office:value-type="percentage" office:value="1.14178040404041">
            <text:p>114,18%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3">
          <table:table-cell table:number-columns-repeated="8"/>
          <table:table-cell table:style-name="ce13"/>
          <table:table-cell table:style-name="Default" table:number-columns-repeated="7"/>
          <table:table-cell table:number-columns-repeated="21"/>
        </table:table-row>
        <table:table-row table:style-name="ro2" table:number-rows-repeated="26">
          <table:table-cell table:number-columns-repeated="8"/>
          <table:table-cell table:style-name="ce13"/>
          <table:table-cell table:number-columns-repeated="28"/>
        </table:table-row>
        <table:table-row table:style-name="ro2" table:number-rows-repeated="87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CNO_3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4" table:default-cell-style-name="ce5"/>
        <table:table-column table:style-name="co1" table:default-cell-style-name="ce10"/>
        <table:table-column table:style-name="co1" table:default-cell-style-name="ce19"/>
        <table:table-column table:style-name="co1" table:number-columns-repeated="6" table:default-cell-style-name="ce10"/>
        <table:table-column table:style-name="co1" table:default-cell-style-name="ce19"/>
        <table:table-column table:style-name="co1" table:number-columns-repeated="5" table:default-cell-style-name="ce10"/>
        <table:table-column table:style-name="co1" table:number-columns-repeated="2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8"/>
        <table:table-column table:style-name="co1" table:default-cell-style-name="ce19"/>
        <table:table-column table:style-name="co1" table:default-cell-style-name="ce39"/>
        <table:table-column table:style-name="co2" table:number-columns-repeated="4" table:default-cell-style-name="Default"/>
        <table:table-row table:style-name="ro1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 AEJ</text:p>
          </table:table-cell>
          <table:table-cell table:style-name="ce16" office:value-type="string">
            <text:p>Prot kCal/kg/j AEJ</text:p>
          </table:table-cell>
          <table:table-cell table:style-name="ce20" office:value-type="string">
            <text:p>Lipid AEJ</text:p>
          </table:table-cell>
          <table:table-cell table:style-name="ce22" office:value-type="string">
            <text:p>Lip kCal/kg/j AEJ</text:p>
          </table:table-cell>
          <table:table-cell table:style-name="ce23" office:value-type="string">
            <text:p>Glc AEJ</text:p>
          </table:table-cell>
          <table:table-cell table:style-name="ce24" office:value-type="string">
            <text:p>Glu kCal/kg/j AEJ</text:p>
          </table:table-cell>
          <table:table-cell table:style-name="ce25" office:value-type="string">
            <text:p>kCalkg/j AEJ</text:p>
          </table:table-cell>
          <table:table-cell table:style-name="ce26" office:value-type="string">
            <text:p>Prot g/j SN</text:p>
          </table:table-cell>
          <table:table-cell table:style-name="ce27" office:value-type="string">
            <text:p>Prot kcal/kg/j SN</text:p>
          </table:table-cell>
          <table:table-cell table:style-name="ce28" office:value-type="string">
            <text:p>Lipid g/j SN</text:p>
          </table:table-cell>
          <table:table-cell table:style-name="ce29" office:value-type="string">
            <text:p>Lipid kcal/kg/j SN</text:p>
          </table:table-cell>
          <table:table-cell table:style-name="ce30" office:value-type="string">
            <text:p>Glc g/j SN</text:p>
          </table:table-cell>
          <table:table-cell table:style-name="ce30" office:value-type="string">
            <text:p>Glc kcal/kg/j SN</text:p>
          </table:table-cell>
          <table:table-cell table:style-name="ce25" office:value-type="string">
            <text:p>kCal/j SN</text:p>
          </table:table-cell>
          <table:table-cell table:style-name="ce25" office:value-type="string">
            <text:p>kcal/kg/j SN</text:p>
          </table:table-cell>
          <table:table-cell table:style-name="ce31" office:value-type="string">
            <text:p>Prot kCal/kg/j TA</text:p>
          </table:table-cell>
          <table:table-cell table:style-name="ce32" office:value-type="string">
            <text:p>Prot % des apports totaux TA</text:p>
          </table:table-cell>
          <table:table-cell table:style-name="ce34" office:value-type="string">
            <text:p>Lipides kCal/kg/j TA</text:p>
          </table:table-cell>
          <table:table-cell table:style-name="ce35" office:value-type="string">
            <text:p>Lip % des apports totaux TA</text:p>
          </table:table-cell>
          <table:table-cell table:style-name="ce36" office:value-type="string">
            <text:p>Glucides kCal/kg/j TA</text:p>
          </table:table-cell>
          <table:table-cell table:style-name="ce37" office:value-type="string">
            <text:p>Glc % des apports totaux TA</text:p>
          </table:table-cell>
          <table:table-cell table:style-name="ce25" office:value-type="string">
            <text:p>kCal/kg/j TA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string">
            <text:p>AG M</text:p>
          </table:table-cell>
          <table:table-cell office:value-type="float" office:value="41768">
            <text:p>09/05/14</text:p>
          </table:table-cell>
          <table:table-cell office:value-type="float" office:value="12.8">
            <text:p>12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41" office:value-type="float" office:value="148.5">
            <text:p>148,5</text:p>
          </table:table-cell>
          <table:table-cell table:style-name="ce41" office:value-type="float" office:value="17.46">
            <text:p>17,46</text:p>
          </table:table-cell>
          <table:table-cell office:value-type="float" office:value="-0.1">
            <text:p>-0,1</text:p>
          </table:table-cell>
          <table:table-cell table:style-name="ce41" office:value-type="float" office:value="38.5">
            <text:p>38,5</text:p>
          </table:table-cell>
          <table:table-cell office:value-type="float" office:value="4.36949145299145">
            <text:p>4,4</text:p>
          </table:table-cell>
          <table:table-cell table:formula="of:=([.K2])*4" office:value-type="float" office:value="17.4779658119658">
            <text:p>17,48</text:p>
          </table:table-cell>
          <table:table-cell office:value-type="float" office:value="2.79425384615385">
            <text:p>2,8</text:p>
          </table:table-cell>
          <table:table-cell table:formula="of:=[.M2]*9" office:value-type="float" office:value="25.1482846153846">
            <text:p>25,1</text:p>
          </table:table-cell>
          <table:table-cell office:value-type="float" office:value="9.99694871794872">
            <text:p>10,0</text:p>
          </table:table-cell>
          <table:table-cell table:formula="of:=[.O2]*4" office:value-type="float" office:value="39.9877948717949">
            <text:p>40,0</text:p>
          </table:table-cell>
          <table:table-cell office:value-type="float" office:value="82.6140452991453">
            <text:p>82,6</text:p>
          </table:table-cell>
          <table:table-cell office:value-type="float" office:value="60">
            <text:p>60,0</text:p>
          </table:table-cell>
          <table:table-cell table:formula="of:=([.R2]*4)/[.J2]" office:value-type="float" office:value="6.23376623376623">
            <text:p>6,23</text:p>
          </table:table-cell>
          <table:table-cell office:value-type="float" office:value="26.4">
            <text:p>26,4</text:p>
          </table:table-cell>
          <table:table-cell table:formula="of:=([.T2]*9)/[.J2]" office:value-type="float" office:value="6.17142857142857">
            <text:p>6,2</text:p>
          </table:table-cell>
          <table:table-cell office:value-type="float" office:value="105.6">
            <text:p>105,6</text:p>
          </table:table-cell>
          <table:table-cell table:formula="of:=([.V2]*4)/[.J2]" office:value-type="float" office:value="10.9714285714286">
            <text:p>11,0</text:p>
          </table:table-cell>
          <table:table-cell office:value-type="float" office:value="900">
            <text:p>900,0</text:p>
          </table:table-cell>
          <table:table-cell table:formula="of:=[.X2]/[.J2]" office:value-type="float" office:value="23.3766233766234">
            <text:p>23,38</text:p>
          </table:table-cell>
          <table:table-cell table:formula="of:=[.L2]+[.S2]" office:value-type="float" office:value="23.711732045732">
            <text:p>23,71</text:p>
          </table:table-cell>
          <table:table-cell table:formula="of:=[.Z2]/[.AF2]" office:value-type="percentage" office:value="0.223715279297534">
            <text:p>22,37%</text:p>
          </table:table-cell>
          <table:table-cell table:formula="of:=[.N2]+[.U2]" office:value-type="float" office:value="31.3197131868132">
            <text:p>31,32</text:p>
          </table:table-cell>
          <table:table-cell table:formula="of:=([.M2]+[.T2])/([.Q2]+[.X2])" office:value-type="percentage" office:value="0.029710804548154">
            <text:p>2,97%</text:p>
          </table:table-cell>
          <table:table-cell table:formula="of:=[.P2]+[.W2]" office:value-type="float" office:value="50.9592234432235">
            <text:p>50,96</text:p>
          </table:table-cell>
          <table:table-cell table:formula="of:=[.AD2]/[.AF2]" office:value-type="percentage" office:value="0.480789715546663">
            <text:p>48,08%</text:p>
          </table:table-cell>
          <table:table-cell table:formula="of:=[.Q2]+[.Y2]" office:value-type="float" office:value="105.990668675769">
            <text:p>105,99</text:p>
          </table:table-cell>
          <table:table-cell table:formula="of:=[.AF2]/60" office:value-type="percentage" office:value="1.76651114459614">
            <text:p>176,65%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string">
            <text:p>AG M</text:p>
          </table:table-cell>
          <table:table-cell office:value-type="float" office:value="42144">
            <text:p>20/05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16.8">
            <text:p>16,8</text:p>
          </table:table-cell>
          <table:table-cell office:value-type="float" office:value="-0.8">
            <text:p>-0,8</text:p>
          </table:table-cell>
          <table:table-cell table:style-name="ce2" office:value-type="float" office:value="41.4">
            <text:p>41,4</text:p>
          </table:table-cell>
          <table:table-cell office:value-type="float" office:value="4.59750238095238">
            <text:p>4,6</text:p>
          </table:table-cell>
          <table:table-cell table:formula="of:=([.K3])*4" office:value-type="float" office:value="18.3900095238095">
            <text:p>18,39</text:p>
          </table:table-cell>
          <table:table-cell office:value-type="float" office:value="4.60562452380952">
            <text:p>4,6</text:p>
          </table:table-cell>
          <table:table-cell table:formula="of:=[.M3]*9" office:value-type="float" office:value="41.4506207142857">
            <text:p>41,5</text:p>
          </table:table-cell>
          <table:table-cell office:value-type="float" office:value="10.3244246031746">
            <text:p>10,3</text:p>
          </table:table-cell>
          <table:table-cell table:formula="of:=[.O3]*4" office:value-type="float" office:value="41.2976984126984">
            <text:p>41,3</text:p>
          </table:table-cell>
          <table:table-cell office:value-type="float" office:value="101.138328650794">
            <text:p>101,1</text:p>
          </table:table-cell>
          <table:table-cell office:value-type="float" office:value="60">
            <text:p>60,0</text:p>
          </table:table-cell>
          <table:table-cell table:formula="of:=([.R3]*4)/[.J3]" office:value-type="float" office:value="5.79710144927536">
            <text:p>5,80</text:p>
          </table:table-cell>
          <table:table-cell office:value-type="float" office:value="26.4">
            <text:p>26,4</text:p>
          </table:table-cell>
          <table:table-cell table:formula="of:=([.T3]*9)/[.J3]" office:value-type="float" office:value="5.73913043478261">
            <text:p>5,7</text:p>
          </table:table-cell>
          <table:table-cell office:value-type="float" office:value="105.6">
            <text:p>105,6</text:p>
          </table:table-cell>
          <table:table-cell table:formula="of:=([.V3]*4)/[.J3]" office:value-type="float" office:value="10.2028985507246">
            <text:p>10,2</text:p>
          </table:table-cell>
          <table:table-cell office:value-type="float" office:value="900">
            <text:p>900,0</text:p>
          </table:table-cell>
          <table:table-cell table:formula="of:=[.X3]/[.J3]" office:value-type="float" office:value="21.7391304347826">
            <text:p>21,74</text:p>
          </table:table-cell>
          <table:table-cell table:formula="of:=[.L3]+[.S3]" office:value-type="float" office:value="24.1871109730849">
            <text:p>24,19</text:p>
          </table:table-cell>
          <table:table-cell table:formula="of:=[.Z3]/[.AF3]" office:value-type="percentage" office:value="0.196839283242666">
            <text:p>19,68%</text:p>
          </table:table-cell>
          <table:table-cell table:formula="of:=[.N3]+[.U3]" office:value-type="float" office:value="47.1897511490683">
            <text:p>47,19</text:p>
          </table:table-cell>
          <table:table-cell table:formula="of:=([.M3]+[.T3])/([.Q3]+[.X3])" office:value-type="percentage" office:value="0.0309703700642397">
            <text:p>3,10%</text:p>
          </table:table-cell>
          <table:table-cell table:formula="of:=[.P3]+[.W3]" office:value-type="float" office:value="51.500596963423">
            <text:p>51,50</text:p>
          </table:table-cell>
          <table:table-cell table:formula="of:=[.AD3]/[.AF3]" office:value-type="percentage" office:value="0.419121597619919">
            <text:p>41,91%</text:p>
          </table:table-cell>
          <table:table-cell table:formula="of:=[.Q3]+[.Y3]" office:value-type="float" office:value="122.877459085577">
            <text:p>122,88</text:p>
          </table:table-cell>
          <table:table-cell table:formula="of:=[.AF3]/60" office:value-type="percentage" office:value="2.04795765142628">
            <text:p>204,80%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G A</text:p>
          </table:table-cell>
          <table:table-cell office:value-type="float" office:value="42409">
            <text:p>09/02/16</text:p>
          </table:table-cell>
          <table:table-cell office:value-type="float" office:value="15.1">
            <text:p>15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office:value-type="float" office:value="163">
            <text:p>163</text:p>
          </table:table-cell>
          <table:table-cell office:value-type="float" office:value="18.74">
            <text:p>18,74</text:p>
          </table:table-cell>
          <table:table-cell office:value-type="float" office:value="-0.3">
            <text:p>-0,3</text:p>
          </table:table-cell>
          <table:table-cell office:value-type="float" office:value="49.8">
            <text:p>49,8</text:p>
          </table:table-cell>
          <table:table-cell office:value-type="float" office:value="2.74649493333333">
            <text:p>2,7</text:p>
          </table:table-cell>
          <table:table-cell table:formula="of:=([.K4])*4" office:value-type="float" office:value="10.9859797333333">
            <text:p>10,99</text:p>
          </table:table-cell>
          <table:table-cell office:value-type="float" office:value="2.61072733333333">
            <text:p>2,6</text:p>
          </table:table-cell>
          <table:table-cell table:formula="of:=[.M4]*9" office:value-type="float" office:value="23.496546">
            <text:p>23,5</text:p>
          </table:table-cell>
          <table:table-cell office:value-type="float" office:value="7.96443033333333">
            <text:p>8,0</text:p>
          </table:table-cell>
          <table:table-cell table:formula="of:=[.O4]*4" office:value-type="float" office:value="31.8577213333333">
            <text:p>31,9</text:p>
          </table:table-cell>
          <table:table-cell office:value-type="float" office:value="66.3402470666667">
            <text:p>66,3</text:p>
          </table:table-cell>
          <table:table-cell office:value-type="float" office:value="20">
            <text:p>20,0</text:p>
          </table:table-cell>
          <table:table-cell table:formula="of:=([.R4]*4)/[.J4]" office:value-type="float" office:value="1.60642570281125">
            <text:p>1,61</text:p>
          </table:table-cell>
          <table:table-cell office:value-type="float" office:value="15.6">
            <text:p>15,6</text:p>
          </table:table-cell>
          <table:table-cell table:formula="of:=([.T4]*9)/[.J4]" office:value-type="float" office:value="2.81927710843374">
            <text:p>2,8</text:p>
          </table:table-cell>
          <table:table-cell office:value-type="float" office:value="45">
            <text:p>45,0</text:p>
          </table:table-cell>
          <table:table-cell table:formula="of:=([.V4]*4)/[.J4]" office:value-type="float" office:value="3.6144578313253">
            <text:p>3,6</text:p>
          </table:table-cell>
          <table:table-cell office:value-type="float" office:value="400.4">
            <text:p>400,4</text:p>
          </table:table-cell>
          <table:table-cell table:formula="of:=[.X4]/[.J4]" office:value-type="float" office:value="8.04016064257028">
            <text:p>8,04</text:p>
          </table:table-cell>
          <table:table-cell table:formula="of:=[.L4]+[.S4]" office:value-type="float" office:value="12.5924054361446">
            <text:p>12,59</text:p>
          </table:table-cell>
          <table:table-cell table:formula="of:=[.Z4]/[.AF4]" office:value-type="percentage" office:value="0.169297343533931">
            <text:p>16,93%</text:p>
          </table:table-cell>
          <table:table-cell table:formula="of:=[.N4]+[.U4]" office:value-type="float" office:value="26.3158231084337">
            <text:p>26,32</text:p>
          </table:table-cell>
          <table:table-cell table:formula="of:=([.M4]+[.T4])/([.Q4]+[.X4])" office:value-type="percentage" office:value="0.0390168352692589">
            <text:p>3,90%</text:p>
          </table:table-cell>
          <table:table-cell table:formula="of:=[.P4]+[.W4]" office:value-type="float" office:value="35.4721791646586">
            <text:p>35,47</text:p>
          </table:table-cell>
          <table:table-cell table:formula="of:=[.AD4]/[.AF4]" office:value-type="percentage" office:value="0.476902187782085">
            <text:p>47,69%</text:p>
          </table:table-cell>
          <table:table-cell table:formula="of:=[.Q4]+[.Y4]" office:value-type="float" office:value="74.380407709237">
            <text:p>74,38</text:p>
          </table:table-cell>
          <table:table-cell table:formula="of:=[.AF4]/60" office:value-type="percentage" office:value="1.23967346182062">
            <text:p>123,97%</text:p>
          </table:table-cell>
          <table:table-cell table:number-columns-repeated="4"/>
        </table:table-row>
        <table:table-row table:style-name="ro2" table:visibility="filter">
          <table:table-cell office:value-type="float" office:value="4">
            <text:p>4</text:p>
          </table:table-cell>
          <table:table-cell office:value-type="string">
            <text:p>AG A</text:p>
          </table:table-cell>
          <table:table-cell office:value-type="float" office:value="42522">
            <text:p>01/06/16</text:p>
          </table:table-cell>
          <table:table-cell office:value-type="float" office:value="15.4">
            <text:p>15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52">
            <text:p>52</text:p>
          </table:table-cell>
          <table:table-cell office:value-type="float" office:value="2.29309743589744">
            <text:p>2,3</text:p>
          </table:table-cell>
          <table:table-cell table:formula="of:=([.K5])*4" office:value-type="float" office:value="9.17238974358976">
            <text:p>9,17</text:p>
          </table:table-cell>
          <table:table-cell office:value-type="float" office:value="1.75401282051282">
            <text:p>1,8</text:p>
          </table:table-cell>
          <table:table-cell table:formula="of:=[.M5]*9" office:value-type="float" office:value="15.7861153846154">
            <text:p>15,8</text:p>
          </table:table-cell>
          <table:table-cell office:value-type="float" office:value="7.16251153846154">
            <text:p>7,2</text:p>
          </table:table-cell>
          <table:table-cell table:formula="of:=[.O5]*4" office:value-type="float" office:value="28.6500461538462">
            <text:p>28,7</text:p>
          </table:table-cell>
          <table:table-cell office:value-type="float" office:value="53.6085512820513">
            <text:p>53,6</text:p>
          </table:table-cell>
          <table:table-cell office:value-type="float" office:value="13.3333333333333">
            <text:p>13,3</text:p>
          </table:table-cell>
          <table:table-cell table:formula="of:=([.R5]*4)/[.J5]" office:value-type="float" office:value="1.02564102564102">
            <text:p>1,03</text:p>
          </table:table-cell>
          <table:table-cell office:value-type="float" office:value="10.4">
            <text:p>10,4</text:p>
          </table:table-cell>
          <table:table-cell table:formula="of:=([.T5]*9)/[.J5]" office:value-type="float" office:value="1.8">
            <text:p>1,8</text:p>
          </table:table-cell>
          <table:table-cell office:value-type="float" office:value="30">
            <text:p>30,0</text:p>
          </table:table-cell>
          <table:table-cell table:formula="of:=([.V5]*4)/[.J5]" office:value-type="float" office:value="2.30769230769231">
            <text:p>2,3</text:p>
          </table:table-cell>
          <table:table-cell office:value-type="float" office:value="266.933333333333">
            <text:p>266,9</text:p>
          </table:table-cell>
          <table:table-cell table:formula="of:=[.X5]/[.J5]" office:value-type="float" office:value="5.13333333333333">
            <text:p>5,13</text:p>
          </table:table-cell>
          <table:table-cell table:formula="of:=[.L5]+[.S5]" office:value-type="float" office:value="10.1980307692308">
            <text:p>10,20</text:p>
          </table:table-cell>
          <table:table-cell table:formula="of:=[.Z5]/[.AF5]" office:value-type="percentage" office:value="0.173607483586931">
            <text:p>17,36%</text:p>
          </table:table-cell>
          <table:table-cell table:formula="of:=[.N5]+[.U5]" office:value-type="float" office:value="17.5861153846154">
            <text:p>17,59</text:p>
          </table:table-cell>
          <table:table-cell table:formula="of:=([.M5]+[.T5])/([.Q5]+[.X5])" office:value-type="percentage" office:value="0.0379170816790334">
            <text:p>3,79%</text:p>
          </table:table-cell>
          <table:table-cell table:formula="of:=[.P5]+[.W5]" office:value-type="float" office:value="30.9577384615385">
            <text:p>30,96</text:p>
          </table:table-cell>
          <table:table-cell table:formula="of:=[.AD5]/[.AF5]" office:value-type="percentage" office:value="0.527013027658812">
            <text:p>52,70%</text:p>
          </table:table-cell>
          <table:table-cell table:formula="of:=[.Q5]+[.Y5]" office:value-type="float" office:value="58.7418846153846">
            <text:p>58,74</text:p>
          </table:table-cell>
          <table:table-cell table:formula="of:=[.AF5]/60" office:value-type="percentage" office:value="0.979031410256411">
            <text:p>97,90%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G A</text:p>
          </table:table-cell>
          <table:table-cell office:value-type="float" office:value="42857">
            <text:p>02/05/17</text:p>
          </table:table-cell>
          <table:table-cell office:value-type="float" office:value="16.3">
            <text:p>16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office:value-type="float" office:value="168.5">
            <text:p>168,5</text:p>
          </table:table-cell>
          <table:table-cell office:value-type="float" office:value="21.13">
            <text:p>21,13</text:p>
          </table:table-cell>
          <table:table-cell office:value-type="float" office:value="0.4">
            <text:p>0,4</text:p>
          </table:table-cell>
          <table:table-cell office:value-type="float" office:value="60">
            <text:p>60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N B</text:p>
          </table:table-cell>
          <table:table-cell office:value-type="float" office:value="41787">
            <text:p>28/05/14</text:p>
          </table:table-cell>
          <table:table-cell office:value-type="float" office:value="4.8">
            <text:p>4,8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15.5">
            <text:p>115,5</text:p>
          </table:table-cell>
          <table:table-cell office:value-type="float" office:value="14.84">
            <text:p>14,84</text:p>
          </table:table-cell>
          <table:table-cell office:value-type="float" office:value="-0.4">
            <text:p>-0,4</text:p>
          </table:table-cell>
          <table:table-cell office:value-type="float" office:value="19.8">
            <text:p>19,8</text:p>
          </table:table-cell>
          <table:table-cell office:value-type="float" office:value="2.79329292929293">
            <text:p>2,8</text:p>
          </table:table-cell>
          <table:table-cell table:formula="of:=([.K7])*4" office:value-type="float" office:value="11.1731717171717">
            <text:p>11,17</text:p>
          </table:table-cell>
          <table:table-cell office:value-type="float" office:value="3.92722457912458">
            <text:p>3,9</text:p>
          </table:table-cell>
          <table:table-cell table:formula="of:=[.M7]*9" office:value-type="float" office:value="35.3450212121212">
            <text:p>35,3</text:p>
          </table:table-cell>
          <table:table-cell office:value-type="float" office:value="10.8465993265993">
            <text:p>10,8</text:p>
          </table:table-cell>
          <table:table-cell table:formula="of:=[.O7]*4" office:value-type="float" office:value="43.3863973063972">
            <text:p>43,4</text:p>
          </table:table-cell>
          <table:table-cell office:value-type="float" office:value="89.9045902356902">
            <text:p>89,9</text:p>
          </table:table-cell>
          <table:table-cell office:value-type="float" office:value="11.2">
            <text:p>11,2</text:p>
          </table:table-cell>
          <table:table-cell table:formula="of:=([.R7]*4)/[.J7]" office:value-type="float" office:value="2.26262626262626">
            <text:p>2,26</text:p>
          </table:table-cell>
          <table:table-cell office:value-type="float" office:value="11.6">
            <text:p>11,6</text:p>
          </table:table-cell>
          <table:table-cell table:formula="of:=([.T7]*9)/[.J7]" office:value-type="float" office:value="5.27272727272727">
            <text:p>5,3</text:p>
          </table:table-cell>
          <table:table-cell office:value-type="float" office:value="37.6">
            <text:p>37,6</text:p>
          </table:table-cell>
          <table:table-cell table:formula="of:=([.V7]*4)/[.J7]" office:value-type="float" office:value="7.5959595959596">
            <text:p>7,6</text:p>
          </table:table-cell>
          <table:table-cell office:value-type="float" office:value="299.6">
            <text:p>299,6</text:p>
          </table:table-cell>
          <table:table-cell table:formula="of:=[.X7]/[.J7]" office:value-type="float" office:value="15.1313131313131">
            <text:p>15,13</text:p>
          </table:table-cell>
          <table:table-cell table:formula="of:=[.L7]+[.S7]" office:value-type="float" office:value="13.435797979798">
            <text:p>13,44</text:p>
          </table:table-cell>
          <table:table-cell table:formula="of:=[.Z7]/[.AF7]" office:value-type="percentage" office:value="0.12791624148604">
            <text:p>12,79%</text:p>
          </table:table-cell>
          <table:table-cell table:formula="of:=[.N7]+[.U7]" office:value-type="float" office:value="40.6177484848485">
            <text:p>40,62</text:p>
          </table:table-cell>
          <table:table-cell table:formula="of:=([.M7]+[.T7])/([.Q7]+[.X7])" office:value-type="percentage" office:value="0.0398640349006645">
            <text:p>3,99%</text:p>
          </table:table-cell>
          <table:table-cell table:formula="of:=[.P7]+[.W7]" office:value-type="float" office:value="50.9823569023568">
            <text:p>50,98</text:p>
          </table:table-cell>
          <table:table-cell table:formula="of:=[.AD7]/[.AF7]" office:value-type="percentage" office:value="0.485380286816981">
            <text:p>48,54%</text:p>
          </table:table-cell>
          <table:table-cell table:formula="of:=[.Q7]+[.Y7]" office:value-type="float" office:value="105.035903367003">
            <text:p>105,04</text:p>
          </table:table-cell>
          <table:table-cell table:formula="of:=[.AF7]/90" office:value-type="percentage" office:value="1.1670655929667">
            <text:p>116,71%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N B</text:p>
          </table:table-cell>
          <table:table-cell office:value-type="float" office:value="42244">
            <text:p>28/08/15</text:p>
          </table:table-cell>
          <table:table-cell office:value-type="float" office:value="6">
            <text:p>6,0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22.7">
            <text:p>122,7</text:p>
          </table:table-cell>
          <table:table-cell office:value-type="float" office:value="15.54">
            <text:p>15,54</text:p>
          </table:table-cell>
          <table:table-cell office:value-type="float" office:value="0.3">
            <text:p>0,3</text:p>
          </table:table-cell>
          <table:table-cell office:value-type="float" office:value="23.4">
            <text:p>23,4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N B</text:p>
          </table:table-cell>
          <table:table-cell office:value-type="float" office:value="42642">
            <text:p>29/09/16</text:p>
          </table:table-cell>
          <table:table-cell office:value-type="float" office:value="7.1">
            <text:p>7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office:value-type="float" office:value="129">
            <text:p>129</text:p>
          </table:table-cell>
          <table:table-cell office:value-type="float" office:value="16.22">
            <text:p>16,22</text:p>
          </table:table-cell>
          <table:table-cell office:value-type="float" office:value="0.7">
            <text:p>0,7</text:p>
          </table:table-cell>
          <table:table-cell office:value-type="float" office:value="27">
            <text:p>27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 B</text:p>
          </table:table-cell>
          <table:table-cell office:value-type="float" office:value="42989">
            <text:p>11/09/17</text:p>
          </table:table-cell>
          <table:table-cell office:value-type="float" office:value="8.1">
            <text:p>8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office:value-type="float" office:value="133">
            <text:p>133</text:p>
          </table:table-cell>
          <table:table-cell office:value-type="float" office:value="16.11">
            <text:p>16,11</text:p>
          </table:table-cell>
          <table:table-cell office:value-type="float" office:value="0.5">
            <text:p>0,5</text:p>
          </table:table-cell>
          <table:table-cell office:value-type="float" office:value="28.5">
            <text:p>28,5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R L</text:p>
          </table:table-cell>
          <table:table-cell office:value-type="float" office:value="41661">
            <text:p>22/01/14</text:p>
          </table:table-cell>
          <table:table-cell office:value-type="float" office:value="2.4">
            <text:p>2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95">
            <text:p>-0,95</text:p>
          </table:table-cell>
          <table:table-cell office:value-type="float" office:value="12.4">
            <text:p>12,4</text:p>
          </table:table-cell>
          <table:table-cell office:value-type="float" office:value="4.70348387096774">
            <text:p>4,7</text:p>
          </table:table-cell>
          <table:table-cell table:formula="of:=([.K11])*4" office:value-type="float" office:value="18.813935483871">
            <text:p>18,81</text:p>
          </table:table-cell>
          <table:table-cell office:value-type="float" office:value="3.93423387096774">
            <text:p>3,9</text:p>
          </table:table-cell>
          <table:table-cell table:formula="of:=[.M11]*9" office:value-type="float" office:value="35.4081048387097">
            <text:p>35,4</text:p>
          </table:table-cell>
          <table:table-cell office:value-type="float" office:value="15.0130376344086">
            <text:p>15,0</text:p>
          </table:table-cell>
          <table:table-cell table:formula="of:=[.O11]*4" office:value-type="float" office:value="60.0521505376344">
            <text:p>60,1</text:p>
          </table:table-cell>
          <table:table-cell office:value-type="float" office:value="114.274190860215">
            <text:p>114,3</text:p>
          </table:table-cell>
          <table:table-cell office:value-type="float" office:value="22.4">
            <text:p>22,4</text:p>
          </table:table-cell>
          <table:table-cell table:formula="of:=([.R11]*4)/[.J11]" office:value-type="float" office:value="7.2258064516129">
            <text:p>7,23</text:p>
          </table:table-cell>
          <table:table-cell office:value-type="float" office:value="23.2">
            <text:p>23,2</text:p>
          </table:table-cell>
          <table:table-cell table:formula="of:=([.T11]*9)/[.J11]" office:value-type="float" office:value="16.8387096774194">
            <text:p>16,8</text:p>
          </table:table-cell>
          <table:table-cell office:value-type="float" office:value="75.2">
            <text:p>75,2</text:p>
          </table:table-cell>
          <table:table-cell table:formula="of:=([.V11]*4)/[.J11]" office:value-type="float" office:value="24.258064516129">
            <text:p>24,3</text:p>
          </table:table-cell>
          <table:table-cell office:value-type="float" office:value="599.2">
            <text:p>599,2</text:p>
          </table:table-cell>
          <table:table-cell table:formula="of:=[.X11]/[.J11]" office:value-type="float" office:value="48.3225806451613">
            <text:p>48,32</text:p>
          </table:table-cell>
          <table:table-cell table:formula="of:=[.L11]+[.S11]" office:value-type="float" office:value="26.0397419354839">
            <text:p>26,04</text:p>
          </table:table-cell>
          <table:table-cell table:formula="of:=[.Z11]/[.AF11]" office:value-type="percentage" office:value="0.160149194196164">
            <text:p>16,01%</text:p>
          </table:table-cell>
          <table:table-cell table:formula="of:=[.N11]+[.U11]" office:value-type="float" office:value="52.246814516129">
            <text:p>52,25</text:p>
          </table:table-cell>
          <table:table-cell table:formula="of:=([.M11]+[.T11])/([.Q11]+[.X11])" office:value-type="percentage" office:value="0.0380311358400404">
            <text:p>3,80%</text:p>
          </table:table-cell>
          <table:table-cell table:formula="of:=[.P11]+[.W11]" office:value-type="float" office:value="84.3102150537634">
            <text:p>84,31</text:p>
          </table:table-cell>
          <table:table-cell table:formula="of:=[.AD11]/[.AF11]" office:value-type="percentage" office:value="0.518523303219312">
            <text:p>51,85%</text:p>
          </table:table-cell>
          <table:table-cell table:formula="of:=[.Q11]+[.Y11]" office:value-type="float" office:value="162.596771505376">
            <text:p>162,60</text:p>
          </table:table-cell>
          <table:table-cell table:formula="of:=[.AF11]/90" office:value-type="percentage" office:value="1.80663079450418">
            <text:p>180,66%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R L</text:p>
          </table:table-cell>
          <table:table-cell office:value-type="float" office:value="42031">
            <text:p>27/01/15</text:p>
          </table:table-cell>
          <table:table-cell office:value-type="float" office:value="3.5">
            <text:p>3,5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04">
            <text:p>-0,04</text:p>
          </table:table-cell>
          <table:table-cell office:value-type="float" office:value="16.2">
            <text:p>16,2</text:p>
          </table:table-cell>
          <table:table-cell office:value-type="float" office:value="4.04229423868313">
            <text:p>4,0</text:p>
          </table:table-cell>
          <table:table-cell table:formula="of:=([.K12])*4" office:value-type="float" office:value="16.1691769547325">
            <text:p>16,17</text:p>
          </table:table-cell>
          <table:table-cell office:value-type="float" office:value="4.38675514403292">
            <text:p>4,4</text:p>
          </table:table-cell>
          <table:table-cell table:formula="of:=[.M12]*9" office:value-type="float" office:value="39.4807962962963">
            <text:p>39,5</text:p>
          </table:table-cell>
          <table:table-cell office:value-type="float" office:value="14.3005967078189">
            <text:p>14,3</text:p>
          </table:table-cell>
          <table:table-cell table:formula="of:=[.O12]*4" office:value-type="float" office:value="57.2023868312756">
            <text:p>57,2</text:p>
          </table:table-cell>
          <table:table-cell office:value-type="float" office:value="112.852360082305">
            <text:p>112,9</text:p>
          </table:table-cell>
          <table:table-cell office:value-type="float" office:value="25.2">
            <text:p>25,2</text:p>
          </table:table-cell>
          <table:table-cell table:formula="of:=([.R12]*4)/[.J12]" office:value-type="float" office:value="6.22222222222222">
            <text:p>6,22</text:p>
          </table:table-cell>
          <table:table-cell office:value-type="float" office:value="26.1">
            <text:p>26,1</text:p>
          </table:table-cell>
          <table:table-cell table:formula="of:=([.T12]*9)/[.J12]" office:value-type="float" office:value="14.5">
            <text:p>14,5</text:p>
          </table:table-cell>
          <table:table-cell office:value-type="float" office:value="84.6">
            <text:p>84,6</text:p>
          </table:table-cell>
          <table:table-cell table:formula="of:=([.V12]*4)/[.J12]" office:value-type="float" office:value="20.8888888888889">
            <text:p>20,9</text:p>
          </table:table-cell>
          <table:table-cell office:value-type="float" office:value="674.1">
            <text:p>674,1</text:p>
          </table:table-cell>
          <table:table-cell table:formula="of:=[.X12]/[.J12]" office:value-type="float" office:value="41.6111111111111">
            <text:p>41,61</text:p>
          </table:table-cell>
          <table:table-cell table:formula="of:=[.L12]+[.S12]" office:value-type="float" office:value="22.3913991769547">
            <text:p>22,39</text:p>
          </table:table-cell>
          <table:table-cell table:formula="of:=[.Z12]/[.AF12]" office:value-type="percentage" office:value="0.144962423827163">
            <text:p>14,50%</text:p>
          </table:table-cell>
          <table:table-cell table:formula="of:=[.N12]+[.U12]" office:value-type="float" office:value="53.9807962962963">
            <text:p>53,98</text:p>
          </table:table-cell>
          <table:table-cell table:formula="of:=([.M12]+[.T12])/([.Q12]+[.X12])" office:value-type="percentage" office:value="0.0387402804673518">
            <text:p>3,87%</text:p>
          </table:table-cell>
          <table:table-cell table:formula="of:=[.P12]+[.W12]" office:value-type="float" office:value="78.0912757201645">
            <text:p>78,09</text:p>
          </table:table-cell>
          <table:table-cell table:formula="of:=[.AD12]/[.AF12]" office:value-type="percentage" office:value="0.505564682166052">
            <text:p>50,56%</text:p>
          </table:table-cell>
          <table:table-cell table:formula="of:=[.Q12]+[.Y12]" office:value-type="float" office:value="154.463471193416">
            <text:p>154,46</text:p>
          </table:table-cell>
          <table:table-cell table:formula="of:=[.AF12]/90" office:value-type="percentage" office:value="1.71626079103796">
            <text:p>171,63%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R L</text:p>
          </table:table-cell>
          <table:table-cell office:value-type="float" office:value="41831">
            <text:p>11/07/14</text:p>
          </table:table-cell>
          <table:table-cell office:value-type="float" office:value="2.9">
            <text:p>2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6.71">
            <text:p>16,71</text:p>
          </table:table-cell>
          <table:table-cell office:value-type="float" office:value="0.4">
            <text:p>0,4</text:p>
          </table:table-cell>
          <table:table-cell office:value-type="float" office:value="15.4">
            <text:p>15,4</text:p>
          </table:table-cell>
          <table:table-cell office:value-type="float" office:value="4.12853846153846">
            <text:p>4,1</text:p>
          </table:table-cell>
          <table:table-cell table:formula="of:=([.K13])*4" office:value-type="float" office:value="16.5141538461538">
            <text:p>16,51</text:p>
          </table:table-cell>
          <table:table-cell office:value-type="float" office:value="4.5613048951049">
            <text:p>4,6</text:p>
          </table:table-cell>
          <table:table-cell table:formula="of:=[.M13]*9" office:value-type="float" office:value="41.0517440559441">
            <text:p>41,1</text:p>
          </table:table-cell>
          <table:table-cell office:value-type="float" office:value="12.462027972028">
            <text:p>12,5</text:p>
          </table:table-cell>
          <table:table-cell table:formula="of:=[.O13]*4" office:value-type="float" office:value="49.848111888112">
            <text:p>49,8</text:p>
          </table:table-cell>
          <table:table-cell office:value-type="float" office:value="107.41400979021">
            <text:p>107,4</text:p>
          </table:table-cell>
          <table:table-cell office:value-type="float" office:value="22.4">
            <text:p>22,4</text:p>
          </table:table-cell>
          <table:table-cell table:formula="of:=([.R13]*4)/[.J13]" office:value-type="float" office:value="5.81818181818182">
            <text:p>5,82</text:p>
          </table:table-cell>
          <table:table-cell office:value-type="float" office:value="23.2">
            <text:p>23,2</text:p>
          </table:table-cell>
          <table:table-cell table:formula="of:=([.T13]*9)/[.J13]" office:value-type="float" office:value="13.5584415584416">
            <text:p>13,6</text:p>
          </table:table-cell>
          <table:table-cell office:value-type="float" office:value="75.2">
            <text:p>75,2</text:p>
          </table:table-cell>
          <table:table-cell table:formula="of:=([.V13]*4)/[.J13]" office:value-type="float" office:value="19.5324675324675">
            <text:p>19,5</text:p>
          </table:table-cell>
          <table:table-cell office:value-type="float" office:value="599.2">
            <text:p>599,2</text:p>
          </table:table-cell>
          <table:table-cell table:formula="of:=[.X13]/[.J13]" office:value-type="float" office:value="38.9090909090909">
            <text:p>38,91</text:p>
          </table:table-cell>
          <table:table-cell table:formula="of:=[.L13]+[.S13]" office:value-type="float" office:value="22.3323356643357">
            <text:p>22,33</text:p>
          </table:table-cell>
          <table:table-cell table:formula="of:=[.Z13]/[.AF13]" office:value-type="percentage" office:value="0.152623444675557">
            <text:p>15,26%</text:p>
          </table:table-cell>
          <table:table-cell table:formula="of:=[.N13]+[.U13]" office:value-type="float" office:value="54.6101856143857">
            <text:p>54,61</text:p>
          </table:table-cell>
          <table:table-cell table:formula="of:=([.M13]+[.T13])/([.Q13]+[.X13])" office:value-type="percentage" office:value="0.039287792925797">
            <text:p>3,93%</text:p>
          </table:table-cell>
          <table:table-cell table:formula="of:=[.P13]+[.W13]" office:value-type="float" office:value="69.3805794205795">
            <text:p>69,38</text:p>
          </table:table-cell>
          <table:table-cell table:formula="of:=[.AD13]/[.AF13]" office:value-type="percentage" office:value="0.47416012296759">
            <text:p>47,42%</text:p>
          </table:table-cell>
          <table:table-cell table:formula="of:=[.Q13]+[.Y13]" office:value-type="float" office:value="146.323100699301">
            <text:p>146,32</text:p>
          </table:table-cell>
          <table:table-cell table:formula="of:=[.AF13]/90" office:value-type="percentage" office:value="1.62581222999223">
            <text:p>162,58%</text:p>
          </table:table-cell>
          <table:table-cell table:number-columns-repeated="4"/>
        </table:table-row>
        <table:table-row table:style-name="ro2" table:visibility="filter">
          <table:table-cell office:value-type="float" office:value="13">
            <text:p>13</text:p>
          </table:table-cell>
          <table:table-cell office:value-type="string">
            <text:p>AR L</text:p>
          </table:table-cell>
          <table:table-cell office:value-type="float" office:value="42388">
            <text:p>19/01/16</text:p>
          </table:table-cell>
          <table:table-cell office:value-type="float" office:value="4.4">
            <text:p>4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18.2">
            <text:p>18,2</text:p>
          </table:table-cell>
          <table:table-cell office:value-type="float" office:value="3.70977655677656">
            <text:p>3,7</text:p>
          </table:table-cell>
          <table:table-cell table:formula="of:=([.K14])*4" office:value-type="float" office:value="14.8391062271062">
            <text:p>14,84</text:p>
          </table:table-cell>
          <table:table-cell office:value-type="float" office:value="3.84421978021978">
            <text:p>3,8</text:p>
          </table:table-cell>
          <table:table-cell table:formula="of:=[.M14]*9" office:value-type="float" office:value="34.597978021978">
            <text:p>34,6</text:p>
          </table:table-cell>
          <table:table-cell office:value-type="float" office:value="11.2550091575092">
            <text:p>11,3</text:p>
          </table:table-cell>
          <table:table-cell table:formula="of:=[.O14]*4" office:value-type="float" office:value="45.0200366300368">
            <text:p>45,0</text:p>
          </table:table-cell>
          <table:table-cell office:value-type="float" office:value="94.4571208791209">
            <text:p>94,5</text:p>
          </table:table-cell>
          <table:table-cell office:value-type="float" office:value="22.4">
            <text:p>22,4</text:p>
          </table:table-cell>
          <table:table-cell table:formula="of:=([.R14]*4)/[.J14]" office:value-type="float" office:value="4.92307692307692">
            <text:p>4,92</text:p>
          </table:table-cell>
          <table:table-cell office:value-type="float" office:value="23.2">
            <text:p>23,2</text:p>
          </table:table-cell>
          <table:table-cell table:formula="of:=([.T14]*9)/[.J14]" office:value-type="float" office:value="11.4725274725275">
            <text:p>11,5</text:p>
          </table:table-cell>
          <table:table-cell office:value-type="float" office:value="75.2">
            <text:p>75,2</text:p>
          </table:table-cell>
          <table:table-cell table:formula="of:=([.V14]*4)/[.J14]" office:value-type="float" office:value="16.5274725274725">
            <text:p>16,5</text:p>
          </table:table-cell>
          <table:table-cell office:value-type="float" office:value="599.2">
            <text:p>599,2</text:p>
          </table:table-cell>
          <table:table-cell table:formula="of:=[.X14]/[.J14]" office:value-type="float" office:value="32.9230769230769">
            <text:p>32,92</text:p>
          </table:table-cell>
          <table:table-cell table:formula="of:=[.L14]+[.S14]" office:value-type="float" office:value="19.7621831501832">
            <text:p>19,76</text:p>
          </table:table-cell>
          <table:table-cell table:formula="of:=[.Z14]/[.AF14]" office:value-type="percentage" office:value="0.155143291431144">
            <text:p>15,51%</text:p>
          </table:table-cell>
          <table:table-cell table:formula="of:=[.N14]+[.U14]" office:value-type="float" office:value="46.0705054945055">
            <text:p>46,07</text:p>
          </table:table-cell>
          <table:table-cell table:formula="of:=([.M14]+[.T14])/([.Q14]+[.X14])" office:value-type="percentage" office:value="0.0389878788326208">
            <text:p>3,90%</text:p>
          </table:table-cell>
          <table:table-cell table:formula="of:=[.P14]+[.W14]" office:value-type="float" office:value="61.5475091575093">
            <text:p>61,55</text:p>
          </table:table-cell>
          <table:table-cell table:formula="of:=[.AD14]/[.AF14]" office:value-type="percentage" office:value="0.483179569661866">
            <text:p>48,32%</text:p>
          </table:table-cell>
          <table:table-cell table:formula="of:=[.Q14]+[.Y14]" office:value-type="float" office:value="127.380197802198">
            <text:p>127,38</text:p>
          </table:table-cell>
          <table:table-cell table:formula="of:=[.AF14]/90" office:value-type="percentage" office:value="1.41533553113553">
            <text:p>141,53%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R L</text:p>
          </table:table-cell>
          <table:table-cell office:value-type="float" office:value="42201">
            <text:p>16/07/15</text:p>
          </table:table-cell>
          <table:table-cell office:value-type="float" office:value="3.9">
            <text:p>3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16.02">
            <text:p>16,02</text:p>
          </table:table-cell>
          <table:table-cell office:value-type="float" office:value="0.3">
            <text:p>0,3</text:p>
          </table:table-cell>
          <table:table-cell office:value-type="float" office:value="17">
            <text:p>17</text:p>
          </table:table-cell>
          <table:table-cell office:value-type="float" office:value="3.07782254901961">
            <text:p>3,1</text:p>
          </table:table-cell>
          <table:table-cell table:formula="of:=([.K15])*4" office:value-type="float" office:value="12.3112901960784">
            <text:p>12,31</text:p>
          </table:table-cell>
          <table:table-cell office:value-type="float" office:value="3.35946862745098">
            <text:p>3,4</text:p>
          </table:table-cell>
          <table:table-cell table:formula="of:=[.M15]*9" office:value-type="float" office:value="30.2352176470588">
            <text:p>30,2</text:p>
          </table:table-cell>
          <table:table-cell office:value-type="float" office:value="12.7536058823529">
            <text:p>12,8</text:p>
          </table:table-cell>
          <table:table-cell table:formula="of:=[.O15]*4" office:value-type="float" office:value="51.0144235294116">
            <text:p>51,0</text:p>
          </table:table-cell>
          <table:table-cell office:value-type="float" office:value="93.560931372549">
            <text:p>93,6</text:p>
          </table:table-cell>
          <table:table-cell office:value-type="float" office:value="22.4">
            <text:p>22,4</text:p>
          </table:table-cell>
          <table:table-cell table:formula="of:=([.R15]*4)/[.J15]" office:value-type="float" office:value="5.27058823529412">
            <text:p>5,27</text:p>
          </table:table-cell>
          <table:table-cell office:value-type="float" office:value="23.2">
            <text:p>23,2</text:p>
          </table:table-cell>
          <table:table-cell table:formula="of:=([.T15]*9)/[.J15]" office:value-type="float" office:value="12.2823529411765">
            <text:p>12,3</text:p>
          </table:table-cell>
          <table:table-cell office:value-type="float" office:value="75.2">
            <text:p>75,2</text:p>
          </table:table-cell>
          <table:table-cell table:formula="of:=([.V15]*4)/[.J15]" office:value-type="float" office:value="17.6941176470588">
            <text:p>17,7</text:p>
          </table:table-cell>
          <table:table-cell office:value-type="float" office:value="599.2">
            <text:p>599,2</text:p>
          </table:table-cell>
          <table:table-cell table:formula="of:=[.X15]/[.J15]" office:value-type="float" office:value="35.2470588235294">
            <text:p>35,25</text:p>
          </table:table-cell>
          <table:table-cell table:formula="of:=[.L15]+[.S15]" office:value-type="float" office:value="17.5818784313726">
            <text:p>17,58</text:p>
          </table:table-cell>
          <table:table-cell table:formula="of:=[.Z15]/[.AF15]" office:value-type="percentage" office:value="0.136496799652013">
            <text:p>13,65%</text:p>
          </table:table-cell>
          <table:table-cell table:formula="of:=[.N15]+[.U15]" office:value-type="float" office:value="42.5175705882353">
            <text:p>42,52</text:p>
          </table:table-cell>
          <table:table-cell table:formula="of:=([.M15]+[.T15])/([.Q15]+[.X15])" office:value-type="percentage" office:value="0.038338577458214">
            <text:p>3,83%</text:p>
          </table:table-cell>
          <table:table-cell table:formula="of:=[.P15]+[.W15]" office:value-type="float" office:value="68.7085411764704">
            <text:p>68,71</text:p>
          </table:table-cell>
          <table:table-cell table:formula="of:=[.AD15]/[.AF15]" office:value-type="percentage" office:value="0.53341831567963">
            <text:p>53,34%</text:p>
          </table:table-cell>
          <table:table-cell table:formula="of:=[.Q15]+[.Y15]" office:value-type="float" office:value="128.807990196078">
            <text:p>128,81</text:p>
          </table:table-cell>
          <table:table-cell table:formula="of:=[.AF15]/90" office:value-type="percentage" office:value="1.43119989106754">
            <text:p>143,12%</text:p>
          </table:table-cell>
          <table:table-cell table:number-columns-repeated="4"/>
        </table:table-row>
        <table:table-row table:style-name="ro2" table:visibility="filter">
          <table:table-cell office:value-type="float" office:value="15">
            <text:p>15</text:p>
          </table:table-cell>
          <table:table-cell office:value-type="string">
            <text:p>AR L</text:p>
          </table:table-cell>
          <table:table-cell office:value-type="float" office:value="42570">
            <text:p>19/07/16</text:p>
          </table:table-cell>
          <table:table-cell office:value-type="float" office:value="4.9">
            <text:p>4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18.9">
            <text:p>18,9</text:p>
          </table:table-cell>
          <table:table-cell office:value-type="float" office:value="3.31267901234568">
            <text:p>3,3</text:p>
          </table:table-cell>
          <table:table-cell table:formula="of:=([.K16])*4" office:value-type="float" office:value="13.2507160493827">
            <text:p>13,25</text:p>
          </table:table-cell>
          <table:table-cell office:value-type="float" office:value="2.70438007054674">
            <text:p>2,7</text:p>
          </table:table-cell>
          <table:table-cell table:formula="of:=[.M16]*9" office:value-type="float" office:value="24.3394206349207">
            <text:p>24,3</text:p>
          </table:table-cell>
          <table:table-cell office:value-type="float" office:value="10.670987654321">
            <text:p>10,7</text:p>
          </table:table-cell>
          <table:table-cell table:formula="of:=[.O16]*4" office:value-type="float" office:value="42.683950617284">
            <text:p>42,7</text:p>
          </table:table-cell>
          <table:table-cell office:value-type="float" office:value="80.2740873015873">
            <text:p>80,3</text:p>
          </table:table-cell>
          <table:table-cell office:value-type="float" office:value="22.4">
            <text:p>22,4</text:p>
          </table:table-cell>
          <table:table-cell table:formula="of:=([.R16]*4)/[.J16]" office:value-type="float" office:value="4.74074074074074">
            <text:p>4,74</text:p>
          </table:table-cell>
          <table:table-cell office:value-type="float" office:value="23.2">
            <text:p>23,2</text:p>
          </table:table-cell>
          <table:table-cell table:formula="of:=([.T16]*9)/[.J16]" office:value-type="float" office:value="11.047619047619">
            <text:p>11,0</text:p>
          </table:table-cell>
          <table:table-cell office:value-type="float" office:value="75.2">
            <text:p>75,2</text:p>
          </table:table-cell>
          <table:table-cell table:formula="of:=([.V16]*4)/[.J16]" office:value-type="float" office:value="15.9153439153439">
            <text:p>15,9</text:p>
          </table:table-cell>
          <table:table-cell office:value-type="float" office:value="599.2">
            <text:p>599,2</text:p>
          </table:table-cell>
          <table:table-cell table:formula="of:=[.X16]/[.J16]" office:value-type="float" office:value="31.7037037037037">
            <text:p>31,70</text:p>
          </table:table-cell>
          <table:table-cell table:formula="of:=[.L16]+[.S16]" office:value-type="float" office:value="17.9914567901235">
            <text:p>17,99</text:p>
          </table:table-cell>
          <table:table-cell table:formula="of:=[.Z16]/[.AF16]" office:value-type="percentage" office:value="0.160669867020982">
            <text:p>16,07%</text:p>
          </table:table-cell>
          <table:table-cell table:formula="of:=[.N16]+[.U16]" office:value-type="float" office:value="35.3870396825397">
            <text:p>35,39</text:p>
          </table:table-cell>
          <table:table-cell table:formula="of:=([.M16]+[.T16])/([.Q16]+[.X16])" office:value-type="percentage" office:value="0.0381241618402572">
            <text:p>3,81%</text:p>
          </table:table-cell>
          <table:table-cell table:formula="of:=[.P16]+[.W16]" office:value-type="float" office:value="58.5992945326279">
            <text:p>58,60</text:p>
          </table:table-cell>
          <table:table-cell table:formula="of:=[.AD16]/[.AF16]" office:value-type="percentage" office:value="0.523311756791658">
            <text:p>52,33%</text:p>
          </table:table-cell>
          <table:table-cell table:formula="of:=[.Q16]+[.Y16]" office:value-type="float" office:value="111.977791005291">
            <text:p>111,98</text:p>
          </table:table-cell>
          <table:table-cell table:formula="of:=[.AF16]/90" office:value-type="percentage" office:value="1.24419767783657">
            <text:p>124,42%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table:style-name="ce6" office:value-type="string">
            <text:p>BE M</text:p>
          </table:table-cell>
          <table:table-cell office:value-type="float" office:value="41717">
            <text:p>19/03/14</text:p>
          </table:table-cell>
          <table:table-cell office:value-type="float" office:value="8.3">
            <text:p>8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5.6">
            <text:p>15,6</text:p>
          </table:table-cell>
          <table:table-cell office:value-type="float" office:value="0.1">
            <text:p>0,1</text:p>
          </table:table-cell>
          <table:table-cell office:value-type="float" office:value="23.6">
            <text:p>23,6</text:p>
          </table:table-cell>
          <table:table-cell office:value-type="float" office:value="3.31111793785311">
            <text:p>3,3</text:p>
          </table:table-cell>
          <table:table-cell table:formula="of:=([.K17])*4" office:value-type="float" office:value="13.2444717514124">
            <text:p>13,24</text:p>
          </table:table-cell>
          <table:table-cell office:value-type="float" office:value="4.03201906779661">
            <text:p>4,0</text:p>
          </table:table-cell>
          <table:table-cell table:formula="of:=[.M17]*9" office:value-type="float" office:value="36.2881716101695">
            <text:p>36,3</text:p>
          </table:table-cell>
          <table:table-cell office:value-type="float" office:value="11.264479519774">
            <text:p>11,3</text:p>
          </table:table-cell>
          <table:table-cell table:formula="of:=[.O17]*4" office:value-type="float" office:value="45.057918079096">
            <text:p>45,1</text:p>
          </table:table-cell>
          <table:table-cell office:value-type="float" office:value="94.590561440678">
            <text:p>94,6</text:p>
          </table:table-cell>
          <table:table-cell office:value-type="float" office:value="22.4">
            <text:p>22,4</text:p>
          </table:table-cell>
          <table:table-cell table:formula="of:=([.R17]*4)/[.J17]" office:value-type="float" office:value="3.79661016949152">
            <text:p>3,80</text:p>
          </table:table-cell>
          <table:table-cell office:value-type="float" office:value="23.2">
            <text:p>23,2</text:p>
          </table:table-cell>
          <table:table-cell table:formula="of:=([.T17]*9)/[.J17]" office:value-type="float" office:value="8.84745762711864">
            <text:p>8,8</text:p>
          </table:table-cell>
          <table:table-cell office:value-type="float" office:value="75.2">
            <text:p>75,2</text:p>
          </table:table-cell>
          <table:table-cell table:formula="of:=([.V17]*4)/[.J17]" office:value-type="float" office:value="12.7457627118644">
            <text:p>12,7</text:p>
          </table:table-cell>
          <table:table-cell office:value-type="float" office:value="599.2">
            <text:p>599,2</text:p>
          </table:table-cell>
          <table:table-cell table:formula="of:=[.X17]/[.J17]" office:value-type="float" office:value="25.3898305084746">
            <text:p>25,39</text:p>
          </table:table-cell>
          <table:table-cell table:formula="of:=[.L17]+[.S17]" office:value-type="float" office:value="17.041081920904">
            <text:p>17,04</text:p>
          </table:table-cell>
          <table:table-cell table:formula="of:=[.Z17]/[.AF17]" office:value-type="percentage" office:value="0.14203222413314">
            <text:p>14,20%</text:p>
          </table:table-cell>
          <table:table-cell table:formula="of:=[.N17]+[.U17]" office:value-type="float" office:value="45.1356292372881">
            <text:p>45,14</text:p>
          </table:table-cell>
          <table:table-cell table:formula="of:=([.M17]+[.T17])/([.Q17]+[.X17])" office:value-type="percentage" office:value="0.0392510659286694">
            <text:p>3,93%</text:p>
          </table:table-cell>
          <table:table-cell table:formula="of:=[.P17]+[.W17]" office:value-type="float" office:value="57.8036807909604">
            <text:p>57,80</text:p>
          </table:table-cell>
          <table:table-cell table:formula="of:=[.AD17]/[.AF17]" office:value-type="percentage" office:value="0.481776062337398">
            <text:p>48,18%</text:p>
          </table:table-cell>
          <table:table-cell table:formula="of:=[.Q17]+[.Y17]" office:value-type="float" office:value="119.980391949153">
            <text:p>119,98</text:p>
          </table:table-cell>
          <table:table-cell table:formula="of:=[.AF17]/75" office:value-type="percentage" office:value="1.59973855932203">
            <text:p>159,97%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table:style-name="ce6" office:value-type="string">
            <text:p>BE M</text:p>
          </table:table-cell>
          <table:table-cell office:value-type="float" office:value="42074">
            <text:p>11/03/15</text:p>
          </table:table-cell>
          <table:table-cell office:value-type="float" office:value="9.3">
            <text:p>9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15.75">
            <text:p>15,7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.529044">
            <text:p>2,5</text:p>
          </table:table-cell>
          <table:table-cell table:formula="of:=([.K18])*4" office:value-type="float" office:value="10.116176">
            <text:p>10,12</text:p>
          </table:table-cell>
          <table:table-cell office:value-type="float" office:value="3.2291384">
            <text:p>3,2</text:p>
          </table:table-cell>
          <table:table-cell table:formula="of:=[.M18]*9" office:value-type="float" office:value="29.0622456">
            <text:p>29,1</text:p>
          </table:table-cell>
          <table:table-cell office:value-type="float" office:value="9.7802">
            <text:p>9,8</text:p>
          </table:table-cell>
          <table:table-cell table:formula="of:=[.O18]*4" office:value-type="float" office:value="39.1208">
            <text:p>39,1</text:p>
          </table:table-cell>
          <table:table-cell office:value-type="float" office:value="78.2992216">
            <text:p>78,3</text:p>
          </table:table-cell>
          <table:table-cell office:value-type="float" office:value="11.2">
            <text:p>11,2</text:p>
          </table:table-cell>
          <table:table-cell table:formula="of:=([.R18]*4)/[.J18]" office:value-type="float" office:value="1.792">
            <text:p>1,79</text:p>
          </table:table-cell>
          <table:table-cell office:value-type="float" office:value="11.6">
            <text:p>11,6</text:p>
          </table:table-cell>
          <table:table-cell table:formula="of:=([.T18]*9)/[.J18]" office:value-type="float" office:value="4.176">
            <text:p>4,2</text:p>
          </table:table-cell>
          <table:table-cell office:value-type="float" office:value="37.6">
            <text:p>37,6</text:p>
          </table:table-cell>
          <table:table-cell table:formula="of:=([.V18]*4)/[.J18]" office:value-type="float" office:value="6.016">
            <text:p>6,0</text:p>
          </table:table-cell>
          <table:table-cell office:value-type="float" office:value="299.6">
            <text:p>299,6</text:p>
          </table:table-cell>
          <table:table-cell table:formula="of:=[.X18]/[.J18]" office:value-type="float" office:value="11.984">
            <text:p>11,98</text:p>
          </table:table-cell>
          <table:table-cell table:formula="of:=[.L18]+[.S18]" office:value-type="float" office:value="11.908176">
            <text:p>11,91</text:p>
          </table:table-cell>
          <table:table-cell table:formula="of:=[.Z18]/[.AF18]" office:value-type="percentage" office:value="0.131897995983785">
            <text:p>13,19%</text:p>
          </table:table-cell>
          <table:table-cell table:formula="of:=[.N18]+[.U18]" office:value-type="float" office:value="33.2382456">
            <text:p>33,24</text:p>
          </table:table-cell>
          <table:table-cell table:formula="of:=([.M18]+[.T18])/([.Q18]+[.X18])" office:value-type="percentage" office:value="0.039240986888553">
            <text:p>3,92%</text:p>
          </table:table-cell>
          <table:table-cell table:formula="of:=[.P18]+[.W18]" office:value-type="float" office:value="45.1368">
            <text:p>45,14</text:p>
          </table:table-cell>
          <table:table-cell table:formula="of:=[.AD18]/[.AF18]" office:value-type="percentage" office:value="0.499946714351629">
            <text:p>49,99%</text:p>
          </table:table-cell>
          <table:table-cell table:formula="of:=[.Q18]+[.Y18]" office:value-type="float" office:value="90.2832216">
            <text:p>90,28</text:p>
          </table:table-cell>
          <table:table-cell table:formula="of:=[.AF18]/75" office:value-type="percentage" office:value="1.203776288">
            <text:p>120,38%</text:p>
          </table:table-cell>
          <table:table-cell table:number-columns-repeated="4"/>
        </table:table-row>
        <table:table-row table:style-name="ro2" table:visibility="filter">
          <table:table-cell office:value-type="float" office:value="27">
            <text:p>27</text:p>
          </table:table-cell>
          <table:table-cell table:style-name="ce6" office:value-type="string">
            <text:p>BE M</text:p>
          </table:table-cell>
          <table:table-cell office:value-type="float" office:value="42457">
            <text:p>28/03/16</text:p>
          </table:table-cell>
          <table:table-cell office:value-type="float" office:value="10.3">
            <text:p>10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9.4">
            <text:p>29,4</text:p>
          </table:table-cell>
          <table:table-cell office:value-type="float" office:value="2.63316893424036">
            <text:p>2,6</text:p>
          </table:table-cell>
          <table:table-cell table:formula="of:=([.K19])*4" office:value-type="float" office:value="10.5326757369614">
            <text:p>10,53</text:p>
          </table:table-cell>
          <table:table-cell office:value-type="float" office:value="2.32552721088435">
            <text:p>2,3</text:p>
          </table:table-cell>
          <table:table-cell table:formula="of:=[.M19]*9" office:value-type="float" office:value="20.9297448979591">
            <text:p>20,9</text:p>
          </table:table-cell>
          <table:table-cell office:value-type="float" office:value="7.60333900226757">
            <text:p>7,6</text:p>
          </table:table-cell>
          <table:table-cell table:formula="of:=[.O19]*4" office:value-type="float" office:value="30.4133560090703">
            <text:p>30,4</text:p>
          </table:table-cell>
          <table:table-cell office:value-type="float" office:value="61.8757766439909">
            <text:p>61,9</text:p>
          </table:table-cell>
          <table:table-cell office:value-type="float" office:value="11.2">
            <text:p>11,2</text:p>
          </table:table-cell>
          <table:table-cell table:formula="of:=([.R19]*4)/[.J19]" office:value-type="float" office:value="1.52380952380952">
            <text:p>1,52</text:p>
          </table:table-cell>
          <table:table-cell office:value-type="float" office:value="11.6">
            <text:p>11,6</text:p>
          </table:table-cell>
          <table:table-cell table:formula="of:=([.T19]*9)/[.J19]" office:value-type="float" office:value="3.55102040816327">
            <text:p>3,6</text:p>
          </table:table-cell>
          <table:table-cell office:value-type="float" office:value="37.6">
            <text:p>37,6</text:p>
          </table:table-cell>
          <table:table-cell table:formula="of:=([.V19]*4)/[.J19]" office:value-type="float" office:value="5.1156462585034">
            <text:p>5,1</text:p>
          </table:table-cell>
          <table:table-cell office:value-type="float" office:value="299.6">
            <text:p>299,6</text:p>
          </table:table-cell>
          <table:table-cell table:formula="of:=[.X19]/[.J19]" office:value-type="float" office:value="10.1904761904762">
            <text:p>10,19</text:p>
          </table:table-cell>
          <table:table-cell table:formula="of:=[.L19]+[.S19]" office:value-type="float" office:value="12.056485260771">
            <text:p>12,06</text:p>
          </table:table-cell>
          <table:table-cell table:formula="of:=[.Z19]/[.AF19]" office:value-type="percentage" office:value="0.167297240893934">
            <text:p>16,73%</text:p>
          </table:table-cell>
          <table:table-cell table:formula="of:=[.N19]+[.U19]" office:value-type="float" office:value="24.4807653061224">
            <text:p>24,48</text:p>
          </table:table-cell>
          <table:table-cell table:formula="of:=([.M19]+[.T19])/([.Q19]+[.X19])" office:value-type="percentage" office:value="0.0385240951417867">
            <text:p>3,85%</text:p>
          </table:table-cell>
          <table:table-cell table:formula="of:=[.P19]+[.W19]" office:value-type="float" office:value="35.5290022675737">
            <text:p>35,53</text:p>
          </table:table-cell>
          <table:table-cell table:formula="of:=[.AD19]/[.AF19]" office:value-type="percentage" office:value="0.493004712610522">
            <text:p>49,30%</text:p>
          </table:table-cell>
          <table:table-cell table:formula="of:=[.Q19]+[.Y19]" office:value-type="float" office:value="72.0662528344671">
            <text:p>72,07</text:p>
          </table:table-cell>
          <table:table-cell table:formula="of:=[.AF19]/75" office:value-type="percentage" office:value="0.960883371126228">
            <text:p>96,09%</text:p>
          </table:table-cell>
          <table:table-cell table:number-columns-repeated="4"/>
        </table:table-row>
        <table:table-row table:style-name="ro2" table:visibility="filter">
          <table:table-cell office:value-type="float" office:value="28">
            <text:p>28</text:p>
          </table:table-cell>
          <table:table-cell table:style-name="ce6" office:value-type="string">
            <text:p>BE M</text:p>
          </table:table-cell>
          <table:table-cell office:value-type="float" office:value="42277">
            <text:p>30/09/15</text:p>
          </table:table-cell>
          <table:table-cell office:value-type="float" office:value="9.9">
            <text:p>9,9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7.5">
            <text:p>27,5</text:p>
          </table:table-cell>
          <table:table-cell office:value-type="float" office:value="2.04526424242424">
            <text:p>2,0</text:p>
          </table:table-cell>
          <table:table-cell table:formula="of:=([.K20])*4" office:value-type="float" office:value="8.18105696969696">
            <text:p>8,18</text:p>
          </table:table-cell>
          <table:table-cell office:value-type="float" office:value="2.15641454545455">
            <text:p>2,2</text:p>
          </table:table-cell>
          <table:table-cell table:formula="of:=[.M20]*9" office:value-type="float" office:value="19.4077309090909">
            <text:p>19,4</text:p>
          </table:table-cell>
          <table:table-cell office:value-type="float" office:value="7.70668">
            <text:p>7,7</text:p>
          </table:table-cell>
          <table:table-cell table:formula="of:=[.O20]*4" office:value-type="float" office:value="30.82672">
            <text:p>30,8</text:p>
          </table:table-cell>
          <table:table-cell office:value-type="float" office:value="58.4155078787879">
            <text:p>58,4</text:p>
          </table:table-cell>
          <table:table-cell office:value-type="float" office:value="11.2">
            <text:p>11,2</text:p>
          </table:table-cell>
          <table:table-cell table:formula="of:=([.R20]*4)/[.J20]" office:value-type="float" office:value="1.62909090909091">
            <text:p>1,63</text:p>
          </table:table-cell>
          <table:table-cell office:value-type="float" office:value="11.6">
            <text:p>11,6</text:p>
          </table:table-cell>
          <table:table-cell table:formula="of:=([.T20]*9)/[.J20]" office:value-type="float" office:value="3.79636363636364">
            <text:p>3,8</text:p>
          </table:table-cell>
          <table:table-cell office:value-type="float" office:value="37.6">
            <text:p>37,6</text:p>
          </table:table-cell>
          <table:table-cell table:formula="of:=([.V20]*4)/[.J20]" office:value-type="float" office:value="5.46909090909091">
            <text:p>5,5</text:p>
          </table:table-cell>
          <table:table-cell office:value-type="float" office:value="299.6">
            <text:p>299,6</text:p>
          </table:table-cell>
          <table:table-cell table:formula="of:=[.X20]/[.J20]" office:value-type="float" office:value="10.8945454545455">
            <text:p>10,89</text:p>
          </table:table-cell>
          <table:table-cell table:formula="of:=[.L20]+[.S20]" office:value-type="float" office:value="9.81014787878787">
            <text:p>9,81</text:p>
          </table:table-cell>
          <table:table-cell table:formula="of:=[.Z20]/[.AF20]" office:value-type="percentage" office:value="0.141540042273635">
            <text:p>14,15%</text:p>
          </table:table-cell>
          <table:table-cell table:formula="of:=[.N20]+[.U20]" office:value-type="float" office:value="23.2040945454546">
            <text:p>23,20</text:p>
          </table:table-cell>
          <table:table-cell table:formula="of:=([.M20]+[.T20])/([.Q20]+[.X20])" office:value-type="percentage" office:value="0.0384240744959909">
            <text:p>3,84%</text:p>
          </table:table-cell>
          <table:table-cell table:formula="of:=[.P20]+[.W20]" office:value-type="float" office:value="36.2958109090909">
            <text:p>36,30</text:p>
          </table:table-cell>
          <table:table-cell table:formula="of:=[.AD20]/[.AF20]" office:value-type="percentage" office:value="0.523673106043263">
            <text:p>52,37%</text:p>
          </table:table-cell>
          <table:table-cell table:formula="of:=[.Q20]+[.Y20]" office:value-type="float" office:value="69.3100533333334">
            <text:p>69,31</text:p>
          </table:table-cell>
          <table:table-cell table:formula="of:=[.AF20]/75" office:value-type="percentage" office:value="0.924134044444445">
            <text:p>92,41%</text:p>
          </table:table-cell>
          <table:table-cell table:number-columns-repeated="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I <text:s/>Q</text:p>
          </table:table-cell>
          <table:table-cell office:value-type="float" office:value="42074">
            <text:p>11/03/15</text:p>
          </table:table-cell>
          <table:table-cell office:value-type="float" office:value="8.7">
            <text:p>8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7.5">
            <text:p>127,5</text:p>
          </table:table-cell>
          <table:table-cell table:style-name="ce2" office:value-type="float" office:value="15.62">
            <text:p>15,62</text:p>
          </table:table-cell>
          <table:table-cell office:value-type="float" office:value="0">
            <text:p>0</text:p>
          </table:table-cell>
          <table:table-cell office:value-type="float" office:value="25.4">
            <text:p>25,4</text:p>
          </table:table-cell>
          <table:table-cell office:value-type="float" office:value="4.32176509186352">
            <text:p>4,3</text:p>
          </table:table-cell>
          <table:table-cell table:formula="of:=([.K21])*4" office:value-type="float" office:value="17.2870603674541">
            <text:p>17,29</text:p>
          </table:table-cell>
          <table:table-cell office:value-type="float" office:value="4.16986417322835">
            <text:p>4,2</text:p>
          </table:table-cell>
          <table:table-cell table:formula="of:=[.M21]*9" office:value-type="float" office:value="37.5287775590551">
            <text:p>37,5</text:p>
          </table:table-cell>
          <table:table-cell office:value-type="float" office:value="13.3496719160105">
            <text:p>13,3</text:p>
          </table:table-cell>
          <table:table-cell table:formula="of:=[.O21]*4" office:value-type="float" office:value="53.398687664042">
            <text:p>53,4</text:p>
          </table:table-cell>
          <table:table-cell office:value-type="float" office:value="108.214525590551">
            <text:p>108,2</text:p>
          </table:table-cell>
          <table:table-cell office:value-type="float" office:value="31.2">
            <text:p>31,2</text:p>
          </table:table-cell>
          <table:table-cell table:formula="of:=([.R21]*4)/[.J21]" office:value-type="float" office:value="4.91338582677165">
            <text:p>4,91</text:p>
          </table:table-cell>
          <table:table-cell office:value-type="float" office:value="21.6">
            <text:p>21,6</text:p>
          </table:table-cell>
          <table:table-cell table:formula="of:=([.T21]*9)/[.J21]" office:value-type="float" office:value="7.65354330708662">
            <text:p>7,7</text:p>
          </table:table-cell>
          <table:table-cell office:value-type="float" office:value="75.6">
            <text:p>75,6</text:p>
          </table:table-cell>
          <table:table-cell table:formula="of:=([.V21]*4)/[.J21]" office:value-type="float" office:value="11.9055118110236">
            <text:p>11,9</text:p>
          </table:table-cell>
          <table:table-cell office:value-type="float" office:value="621.6">
            <text:p>621,6</text:p>
          </table:table-cell>
          <table:table-cell table:formula="of:=[.X21]/[.J21]" office:value-type="float" office:value="24.4724409448819">
            <text:p>24,47</text:p>
          </table:table-cell>
          <table:table-cell table:formula="of:=[.L21]+[.S21]" office:value-type="float" office:value="22.2004461942257">
            <text:p>22,20</text:p>
          </table:table-cell>
          <table:table-cell table:formula="of:=[.Z21]/[.AF21]" office:value-type="percentage" office:value="0.167314445223204">
            <text:p>16,73%</text:p>
          </table:table-cell>
          <table:table-cell table:formula="of:=[.N21]+[.U21]" office:value-type="float" office:value="45.1823208661418">
            <text:p>45,18</text:p>
          </table:table-cell>
          <table:table-cell table:formula="of:=([.M21]+[.T21])/([.Q21]+[.X21])" office:value-type="percentage" office:value="0.0353101552101555">
            <text:p>3,53%</text:p>
          </table:table-cell>
          <table:table-cell table:formula="of:=[.P21]+[.W21]" office:value-type="float" office:value="65.3041994750656">
            <text:p>65,30</text:p>
          </table:table-cell>
          <table:table-cell table:formula="of:=[.AD21]/[.AF21]" office:value-type="percentage" office:value="0.492167401065927">
            <text:p>49,22%</text:p>
          </table:table-cell>
          <table:table-cell table:formula="of:=[.Q21]+[.Y21]" office:value-type="float" office:value="132.686966535433">
            <text:p>132,69</text:p>
          </table:table-cell>
          <table:table-cell table:style-name="ce43" table:formula="of:=[.AF21]/75" office:value-type="percentage" office:value="1.76915955380577">
            <text:p>176,92%</text:p>
          </table:table-cell>
          <table:table-cell table:number-columns-repeated="4"/>
        </table:table-row>
        <table:table-row table:style-name="ro2" table:visibility="filter">
          <table:table-cell office:value-type="float" office:value="34">
            <text:p>34</text:p>
          </table:table-cell>
          <table:table-cell office:value-type="string">
            <text:p>BI <text:s/>Q</text:p>
          </table:table-cell>
          <table:table-cell office:value-type="float" office:value="42440">
            <text:p>11/03/16</text:p>
          </table:table-cell>
          <table:table-cell office:value-type="float" office:value="9.7">
            <text:p>9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28">
            <text:p>28</text:p>
          </table:table-cell>
          <table:table-cell office:value-type="float" office:value="3.71570238095238">
            <text:p>3,7</text:p>
          </table:table-cell>
          <table:table-cell table:formula="of:=([.K22])*4" office:value-type="float" office:value="14.8628095238095">
            <text:p>14,86</text:p>
          </table:table-cell>
          <table:table-cell office:value-type="float" office:value="3.24071130952381">
            <text:p>3,2</text:p>
          </table:table-cell>
          <table:table-cell table:formula="of:=[.M22]*9" office:value-type="float" office:value="29.1664017857143">
            <text:p>29,2</text:p>
          </table:table-cell>
          <table:table-cell office:value-type="float" office:value="10.8178452380952">
            <text:p>10,8</text:p>
          </table:table-cell>
          <table:table-cell table:formula="of:=[.O22]*4" office:value-type="float" office:value="43.2713809523808">
            <text:p>43,3</text:p>
          </table:table-cell>
          <table:table-cell office:value-type="float" office:value="87.3005922619048">
            <text:p>87,3</text:p>
          </table:table-cell>
          <table:table-cell office:value-type="float" office:value="31.2">
            <text:p>31,2</text:p>
          </table:table-cell>
          <table:table-cell table:formula="of:=([.R22]*4)/[.J22]" office:value-type="float" office:value="4.45714285714286">
            <text:p>4,46</text:p>
          </table:table-cell>
          <table:table-cell office:value-type="float" office:value="21.6">
            <text:p>21,6</text:p>
          </table:table-cell>
          <table:table-cell table:formula="of:=([.T22]*9)/[.J22]" office:value-type="float" office:value="6.94285714285714">
            <text:p>6,9</text:p>
          </table:table-cell>
          <table:table-cell office:value-type="float" office:value="75.6">
            <text:p>75,6</text:p>
          </table:table-cell>
          <table:table-cell table:formula="of:=([.V22]*4)/[.J22]" office:value-type="float" office:value="10.8">
            <text:p>10,8</text:p>
          </table:table-cell>
          <table:table-cell office:value-type="float" office:value="621.6">
            <text:p>621,6</text:p>
          </table:table-cell>
          <table:table-cell table:formula="of:=[.X22]/[.J22]" office:value-type="float" office:value="22.2">
            <text:p>22,20</text:p>
          </table:table-cell>
          <table:table-cell table:formula="of:=[.L22]+[.S22]" office:value-type="float" office:value="19.3199523809524">
            <text:p>19,32</text:p>
          </table:table-cell>
          <table:table-cell table:formula="of:=[.Z22]/[.AF22]" office:value-type="percentage" office:value="0.176436966977701">
            <text:p>17,64%</text:p>
          </table:table-cell>
          <table:table-cell table:formula="of:=[.N22]+[.U22]" office:value-type="float" office:value="36.1092589285714">
            <text:p>36,11</text:p>
          </table:table-cell>
          <table:table-cell table:formula="of:=([.M22]+[.T22])/([.Q22]+[.X22])" office:value-type="percentage" office:value="0.0350411772548588">
            <text:p>3,50%</text:p>
          </table:table-cell>
          <table:table-cell table:formula="of:=[.P22]+[.W22]" office:value-type="float" office:value="54.0713809523808">
            <text:p>54,07</text:p>
          </table:table-cell>
          <table:table-cell table:formula="of:=[.AD22]/[.AF22]" office:value-type="percentage" office:value="0.49379989491794">
            <text:p>49,38%</text:p>
          </table:table-cell>
          <table:table-cell table:formula="of:=[.Q22]+[.Y22]" office:value-type="float" office:value="109.500592261905">
            <text:p>109,50</text:p>
          </table:table-cell>
          <table:table-cell table:style-name="ce43" table:formula="of:=[.AF22]/75" office:value-type="percentage" office:value="1.4600078968254">
            <text:p>146,00%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I <text:s/>Q</text:p>
          </table:table-cell>
          <table:table-cell office:value-type="float" office:value="42275">
            <text:p>28/09/15</text:p>
          </table:table-cell>
          <table:table-cell office:value-type="float" office:value="9.2">
            <text:p>9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6.09">
            <text:p>16,09</text:p>
          </table:table-cell>
          <table:table-cell office:value-type="float" office:value="0.2">
            <text:p>0,2</text:p>
          </table:table-cell>
          <table:table-cell office:value-type="float" office:value="27.2">
            <text:p>27,2</text:p>
          </table:table-cell>
          <table:table-cell office:value-type="float" office:value="3.7754012345679">
            <text:p>3,8</text:p>
          </table:table-cell>
          <table:table-cell table:formula="of:=([.K23])*4" office:value-type="float" office:value="15.1016049382716">
            <text:p>15,10</text:p>
          </table:table-cell>
          <table:table-cell office:value-type="float" office:value="3.45389814814815">
            <text:p>3,5</text:p>
          </table:table-cell>
          <table:table-cell table:formula="of:=[.M23]*9" office:value-type="float" office:value="31.0850833333333">
            <text:p>31,1</text:p>
          </table:table-cell>
          <table:table-cell office:value-type="float" office:value="12.4931604938272">
            <text:p>12,5</text:p>
          </table:table-cell>
          <table:table-cell table:formula="of:=[.O23]*4" office:value-type="float" office:value="49.9726419753088">
            <text:p>50,0</text:p>
          </table:table-cell>
          <table:table-cell office:value-type="float" office:value="96.1593302469136">
            <text:p>96,2</text:p>
          </table:table-cell>
          <table:table-cell office:value-type="float" office:value="31.2">
            <text:p>31,2</text:p>
          </table:table-cell>
          <table:table-cell table:formula="of:=([.R23]*4)/[.J23]" office:value-type="float" office:value="4.58823529411765">
            <text:p>4,59</text:p>
          </table:table-cell>
          <table:table-cell office:value-type="float" office:value="21.6">
            <text:p>21,6</text:p>
          </table:table-cell>
          <table:table-cell table:formula="of:=([.T23]*9)/[.J23]" office:value-type="float" office:value="7.14705882352941">
            <text:p>7,1</text:p>
          </table:table-cell>
          <table:table-cell office:value-type="float" office:value="75.6">
            <text:p>75,6</text:p>
          </table:table-cell>
          <table:table-cell table:formula="of:=([.V23]*4)/[.J23]" office:value-type="float" office:value="11.1176470588235">
            <text:p>11,1</text:p>
          </table:table-cell>
          <table:table-cell office:value-type="float" office:value="621.6">
            <text:p>621,6</text:p>
          </table:table-cell>
          <table:table-cell table:formula="of:=[.X23]/[.J23]" office:value-type="float" office:value="22.8529411764706">
            <text:p>22,85</text:p>
          </table:table-cell>
          <table:table-cell table:formula="of:=[.L23]+[.S23]" office:value-type="float" office:value="19.6898402323892">
            <text:p>19,69</text:p>
          </table:table-cell>
          <table:table-cell table:formula="of:=[.Z23]/[.AF23]" office:value-type="percentage" office:value="0.165443781526889">
            <text:p>16,54%</text:p>
          </table:table-cell>
          <table:table-cell table:formula="of:=[.N23]+[.U23]" office:value-type="float" office:value="38.2321421568628">
            <text:p>38,23</text:p>
          </table:table-cell>
          <table:table-cell table:formula="of:=([.M23]+[.T23])/([.Q23]+[.X23])" office:value-type="percentage" office:value="0.0349057087694415">
            <text:p>3,49%</text:p>
          </table:table-cell>
          <table:table-cell table:formula="of:=[.P23]+[.W23]" office:value-type="float" office:value="61.0902890341323">
            <text:p>61,09</text:p>
          </table:table-cell>
          <table:table-cell table:formula="of:=[.AD23]/[.AF23]" office:value-type="percentage" office:value="0.513310840163739">
            <text:p>51,33%</text:p>
          </table:table-cell>
          <table:table-cell table:formula="of:=[.Q23]+[.Y23]" office:value-type="float" office:value="119.012271423384">
            <text:p>119,01</text:p>
          </table:table-cell>
          <table:table-cell table:style-name="ce43" table:formula="of:=[.AF23]/75" office:value-type="percentage" office:value="1.58683028564512">
            <text:p>158,68%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I <text:s/>Q</text:p>
          </table:table-cell>
          <table:table-cell office:value-type="float" office:value="42641">
            <text:p>28/09/16</text:p>
          </table:table-cell>
          <table:table-cell office:value-type="float" office:value="10.2">
            <text:p>10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5.98">
            <text:p>15,98</text:p>
          </table:table-cell>
          <table:table-cell office:value-type="float" office:value="-0.1">
            <text:p>-0,1</text:p>
          </table:table-cell>
          <table:table-cell office:value-type="float" office:value="28.7">
            <text:p>28,7</text:p>
          </table:table-cell>
          <table:table-cell office:value-type="float" office:value="3.51775">
            <text:p>3,5</text:p>
          </table:table-cell>
          <table:table-cell table:formula="of:=([.K24])*4" office:value-type="float" office:value="14.071">
            <text:p>14,07</text:p>
          </table:table-cell>
          <table:table-cell office:value-type="float" office:value="3.70109226190476">
            <text:p>3,7</text:p>
          </table:table-cell>
          <table:table-cell table:formula="of:=[.M24]*9" office:value-type="float" office:value="33.3098303571428">
            <text:p>33,3</text:p>
          </table:table-cell>
          <table:table-cell office:value-type="float" office:value="11.254069047619">
            <text:p>11,3</text:p>
          </table:table-cell>
          <table:table-cell table:formula="of:=[.O24]*4" office:value-type="float" office:value="45.016276190476">
            <text:p>45,0</text:p>
          </table:table-cell>
          <table:table-cell office:value-type="float" office:value="92.397106547619">
            <text:p>92,4</text:p>
          </table:table-cell>
          <table:table-cell office:value-type="float" office:value="14.6666666666667">
            <text:p>14,7</text:p>
          </table:table-cell>
          <table:table-cell table:formula="of:=([.R24]*4)/[.J24]" office:value-type="float" office:value="2.04413472706156">
            <text:p>2,04</text:p>
          </table:table-cell>
          <table:table-cell office:value-type="float" office:value="11.0666666666667">
            <text:p>11,1</text:p>
          </table:table-cell>
          <table:table-cell table:formula="of:=([.T24]*9)/[.J24]" office:value-type="float" office:value="3.47038327526133">
            <text:p>3,5</text:p>
          </table:table-cell>
          <table:table-cell office:value-type="float" office:value="37.2">
            <text:p>37,2</text:p>
          </table:table-cell>
          <table:table-cell table:formula="of:=([.V24]*4)/[.J24]" office:value-type="float" office:value="5.18466898954704">
            <text:p>5,2</text:p>
          </table:table-cell>
          <table:table-cell office:value-type="float" office:value="307.066666666667">
            <text:p>307,1</text:p>
          </table:table-cell>
          <table:table-cell table:formula="of:=[.X24]/[.J24]" office:value-type="float" office:value="10.6991869918699">
            <text:p>10,70</text:p>
          </table:table-cell>
          <table:table-cell table:formula="of:=[.L24]+[.S24]" office:value-type="float" office:value="16.1151347270616">
            <text:p>16,12</text:p>
          </table:table-cell>
          <table:table-cell table:formula="of:=[.Z24]/[.AF24]" office:value-type="percentage" office:value="0.156311484863314">
            <text:p>15,63%</text:p>
          </table:table-cell>
          <table:table-cell table:formula="of:=[.N24]+[.U24]" office:value-type="float" office:value="36.7802136324042">
            <text:p>36,78</text:p>
          </table:table-cell>
          <table:table-cell table:formula="of:=([.M24]+[.T24])/([.Q24]+[.X24])" office:value-type="percentage" office:value="0.0369689566834626">
            <text:p>3,70%</text:p>
          </table:table-cell>
          <table:table-cell table:formula="of:=[.P24]+[.W24]" office:value-type="float" office:value="50.200945180023">
            <text:p>50,20</text:p>
          </table:table-cell>
          <table:table-cell table:formula="of:=[.AD24]/[.AF24]" office:value-type="percentage" office:value="0.48693258949018">
            <text:p>48,69%</text:p>
          </table:table-cell>
          <table:table-cell table:formula="of:=[.Q24]+[.Y24]" office:value-type="float" office:value="103.096293539489">
            <text:p>103,10</text:p>
          </table:table-cell>
          <table:table-cell table:style-name="ce43" table:formula="of:=[.AF24]/75" office:value-type="percentage" office:value="1.37461724719319">
            <text:p>137,46%</text:p>
          </table:table-cell>
          <table:table-cell table:number-columns-repeated="4"/>
        </table:table-row>
        <table:table-row table:style-name="ro2" table:visibility="filter">
          <table:table-cell office:value-type="float" office:value="37">
            <text:p>37</text:p>
          </table:table-cell>
          <table:table-cell office:value-type="string">
            <text:p>BI <text:s/>M</text:p>
          </table:table-cell>
          <table:table-cell office:value-type="float" office:value="42617">
            <text:p>04/09/16</text:p>
          </table:table-cell>
          <table:table-cell office:value-type="float" office:value="11.7">
            <text:p>11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4.01402047619048">
            <text:p>4,0</text:p>
          </table:table-cell>
          <table:table-cell table:formula="of:=([.K25])*4" office:value-type="float" office:value="16.0560819047619">
            <text:p>16,06</text:p>
          </table:table-cell>
          <table:table-cell office:value-type="float" office:value="3.8109219047619">
            <text:p>3,8</text:p>
          </table:table-cell>
          <table:table-cell table:formula="of:=[.M25]*9" office:value-type="float" office:value="34.2982971428571">
            <text:p>34,3</text:p>
          </table:table-cell>
          <table:table-cell office:value-type="float" office:value="9.05666190476191">
            <text:p>9,1</text:p>
          </table:table-cell>
          <table:table-cell table:formula="of:=[.O25]*4" office:value-type="float" office:value="36.2266476190476">
            <text:p>36,2</text:p>
          </table:table-cell>
          <table:table-cell office:value-type="float" office:value="86.5810266666667">
            <text:p>86,6</text:p>
          </table:table-cell>
          <table:table-cell office:value-type="float" office:value="60">
            <text:p>60,0</text:p>
          </table:table-cell>
          <table:table-cell table:formula="of:=([.R25]*4)/[.J25]" office:value-type="float" office:value="6.85714285714286">
            <text:p>6,86</text:p>
          </table:table-cell>
          <table:table-cell office:value-type="float" office:value="31.8">
            <text:p>31,8</text:p>
          </table:table-cell>
          <table:table-cell table:formula="of:=([.T25]*9)/[.J25]" office:value-type="float" office:value="8.17714285714286">
            <text:p>8,2</text:p>
          </table:table-cell>
          <table:table-cell office:value-type="float" office:value="93.6">
            <text:p>93,6</text:p>
          </table:table-cell>
          <table:table-cell table:formula="of:=([.V25]*4)/[.J25]" office:value-type="float" office:value="10.6971428571429">
            <text:p>10,7</text:p>
          </table:table-cell>
          <table:table-cell office:value-type="float" office:value="900.6">
            <text:p>900,6</text:p>
          </table:table-cell>
          <table:table-cell table:formula="of:=[.X25]/[.J25]" office:value-type="float" office:value="25.7314285714286">
            <text:p>25,73</text:p>
          </table:table-cell>
          <table:table-cell table:formula="of:=[.L25]+[.S25]" office:value-type="float" office:value="22.9132247619048">
            <text:p>22,91</text:p>
          </table:table-cell>
          <table:table-cell table:formula="of:=[.Z25]/[.AF25]" office:value-type="percentage" office:value="0.204013212188534">
            <text:p>20,40%</text:p>
          </table:table-cell>
          <table:table-cell table:formula="of:=[.N25]+[.U25]" office:value-type="float" office:value="42.47544">
            <text:p>42,48</text:p>
          </table:table-cell>
          <table:table-cell table:formula="of:=([.M25]+[.T25])/([.Q25]+[.X25])" office:value-type="percentage" office:value="0.0360733451543395">
            <text:p>3,61%</text:p>
          </table:table-cell>
          <table:table-cell table:formula="of:=[.P25]+[.W25]" office:value-type="float" office:value="46.9237904761905">
            <text:p>46,92</text:p>
          </table:table-cell>
          <table:table-cell table:formula="of:=[.AD25]/[.AF25]" office:value-type="percentage" office:value="0.417796854113064">
            <text:p>41,78%</text:p>
          </table:table-cell>
          <table:table-cell table:formula="of:=[.Q25]+[.Y25]" office:value-type="float" office:value="112.312455238095">
            <text:p>112,31</text:p>
          </table:table-cell>
          <table:table-cell table:style-name="ce43" table:formula="of:=[.AF25]/75" office:value-type="percentage" office:value="1.4974994031746">
            <text:p>149,75%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BI <text:s/>M</text:p>
          </table:table-cell>
          <table:table-cell office:value-type="float" office:value="42407">
            <text:p>07/02/16</text:p>
          </table:table-cell>
          <table:table-cell office:value-type="float" office:value="11.2">
            <text:p>11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17.32">
            <text:p>17,32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  <table:table-cell office:value-type="float" office:value="3.85504205128205">
            <text:p>3,9</text:p>
          </table:table-cell>
          <table:table-cell table:formula="of:=([.K26])*4" office:value-type="float" office:value="15.4201682051282">
            <text:p>15,42</text:p>
          </table:table-cell>
          <table:table-cell office:value-type="float" office:value="4.04970256410256">
            <text:p>4,0</text:p>
          </table:table-cell>
          <table:table-cell table:formula="of:=[.M26]*9" office:value-type="float" office:value="36.447323076923">
            <text:p>36,4</text:p>
          </table:table-cell>
          <table:table-cell office:value-type="float" office:value="9.64566974358974">
            <text:p>9,6</text:p>
          </table:table-cell>
          <table:table-cell table:formula="of:=[.O26]*4" office:value-type="float" office:value="38.582678974359">
            <text:p>38,6</text:p>
          </table:table-cell>
          <table:table-cell office:value-type="float" office:value="90.4501702564103">
            <text:p>90,5</text:p>
          </table:table-cell>
          <table:table-cell office:value-type="float" office:value="46.6666666666667">
            <text:p>46,7</text:p>
          </table:table-cell>
          <table:table-cell table:formula="of:=([.R26]*4)/[.J26]" office:value-type="float" office:value="5.74358974358975">
            <text:p>5,74</text:p>
          </table:table-cell>
          <table:table-cell office:value-type="float" office:value="24.7333333333333">
            <text:p>24,7</text:p>
          </table:table-cell>
          <table:table-cell table:formula="of:=([.T26]*9)/[.J26]" office:value-type="float" office:value="6.84923076923076">
            <text:p>6,8</text:p>
          </table:table-cell>
          <table:table-cell office:value-type="float" office:value="72.8">
            <text:p>72,8</text:p>
          </table:table-cell>
          <table:table-cell table:formula="of:=([.V26]*4)/[.J26]" office:value-type="float" office:value="8.96">
            <text:p>9,0</text:p>
          </table:table-cell>
          <table:table-cell office:value-type="float" office:value="700.466666666667">
            <text:p>700,5</text:p>
          </table:table-cell>
          <table:table-cell table:formula="of:=[.X26]/[.J26]" office:value-type="float" office:value="21.5528205128205">
            <text:p>21,55</text:p>
          </table:table-cell>
          <table:table-cell table:formula="of:=[.L26]+[.S26]" office:value-type="float" office:value="21.1637579487179">
            <text:p>21,16</text:p>
          </table:table-cell>
          <table:table-cell table:formula="of:=[.Z26]/[.AF26]" office:value-type="percentage" office:value="0.188957078765186">
            <text:p>18,90%</text:p>
          </table:table-cell>
          <table:table-cell table:formula="of:=[.N26]+[.U26]" office:value-type="float" office:value="43.2965538461538">
            <text:p>43,30</text:p>
          </table:table-cell>
          <table:table-cell table:formula="of:=([.M26]+[.T26])/([.Q26]+[.X26])" office:value-type="percentage" office:value="0.0363919878218944">
            <text:p>3,64%</text:p>
          </table:table-cell>
          <table:table-cell table:formula="of:=[.P26]+[.W26]" office:value-type="float" office:value="47.542678974359">
            <text:p>47,54</text:p>
          </table:table-cell>
          <table:table-cell table:formula="of:=[.AD26]/[.AF26]" office:value-type="percentage" office:value="0.424476870196396">
            <text:p>42,45%</text:p>
          </table:table-cell>
          <table:table-cell table:formula="of:=[.Q26]+[.Y26]" office:value-type="float" office:value="112.002990769231">
            <text:p>112,00</text:p>
          </table:table-cell>
          <table:table-cell table:style-name="ce43" table:formula="of:=[.AF26]/75" office:value-type="percentage" office:value="1.49337321025641">
            <text:p>149,34%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BI <text:s/>M</text:p>
          </table:table-cell>
          <table:table-cell office:value-type="float" office:value="42765">
            <text:p>30/01/17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7.36">
            <text:p>17,36</text:p>
          </table:table-cell>
          <table:table-cell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number-columns-repeated="17"/>
          <table:table-cell/>
          <table:table-cell table:number-columns-repeated="3"/>
          <table:table-cell/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table:style-name="ce6" office:value-type="string">
            <text:p>BL T</text:p>
          </table:table-cell>
          <table:table-cell office:value-type="float" office:value="42325">
            <text:p>17/11/15</text:p>
          </table:table-cell>
          <table:table-cell office:value-type="float" office:value="5.1">
            <text:p>5,1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10">
            <text:p>110</text:p>
          </table:table-cell>
          <table:table-cell office:value-type="float" office:value="13.97">
            <text:p>13,97</text:p>
          </table:table-cell>
          <table:table-cell office:value-type="float" office:value="-1">
            <text:p>-1</text:p>
          </table:table-cell>
          <table:table-cell office:value-type="float" office:value="16.9">
            <text:p>16,9</text:p>
          </table:table-cell>
          <table:table-cell office:value-type="float" office:value="6.08816129032258">
            <text:p>6,1</text:p>
          </table:table-cell>
          <table:table-cell table:formula="of:=([.K28])*4" office:value-type="float" office:value="24.3526451612903">
            <text:p>24,35</text:p>
          </table:table-cell>
          <table:table-cell office:value-type="float" office:value="6.09231483870968">
            <text:p>6,1</text:p>
          </table:table-cell>
          <table:table-cell table:formula="of:=[.M28]*9" office:value-type="float" office:value="54.8308335483871">
            <text:p>54,8</text:p>
          </table:table-cell>
          <table:table-cell office:value-type="float" office:value="12.6902795698925">
            <text:p>12,7</text:p>
          </table:table-cell>
          <table:table-cell table:formula="of:=[.O28]*4" office:value-type="float" office:value="50.76111827957">
            <text:p>50,8</text:p>
          </table:table-cell>
          <table:table-cell office:value-type="float" office:value="129.944596989247">
            <text:p>129,9</text:p>
          </table:table-cell>
          <table:table-cell office:value-type="float" office:value="19.12">
            <text:p>19,1</text:p>
          </table:table-cell>
          <table:table-cell table:formula="of:=([.R28]*4)/[.J28]" office:value-type="float" office:value="4.52544378698225">
            <text:p>4,53</text:p>
          </table:table-cell>
          <table:table-cell office:value-type="float" office:value="5.84">
            <text:p>5,8</text:p>
          </table:table-cell>
          <table:table-cell table:formula="of:=([.T28]*9)/[.J28]" office:value-type="float" office:value="3.11005917159763">
            <text:p>3,1</text:p>
          </table:table-cell>
          <table:table-cell office:value-type="float" office:value="33.0933333333333">
            <text:p>33,1</text:p>
          </table:table-cell>
          <table:table-cell table:formula="of:=([.V28]*4)/[.J28]" office:value-type="float" office:value="7.83274161735699">
            <text:p>7,8</text:p>
          </table:table-cell>
          <table:table-cell office:value-type="float" office:value="261.413333333333">
            <text:p>261,4</text:p>
          </table:table-cell>
          <table:table-cell table:formula="of:=[.X28]/[.J28]" office:value-type="float" office:value="15.4682445759369">
            <text:p>15,47</text:p>
          </table:table-cell>
          <table:table-cell table:formula="of:=[.L28]+[.S28]" office:value-type="float" office:value="28.8780889482726">
            <text:p>28,88</text:p>
          </table:table-cell>
          <table:table-cell table:formula="of:=[.Z28]/[.AF28]" office:value-type="percentage" office:value="0.198593801190024">
            <text:p>19,86%</text:p>
          </table:table-cell>
          <table:table-cell table:formula="of:=[.N28]+[.U28]" office:value-type="float" office:value="57.9408927199848">
            <text:p>57,94</text:p>
          </table:table-cell>
          <table:table-cell table:formula="of:=([.M28]+[.T28])/([.Q28]+[.X28])" office:value-type="percentage" office:value="0.0304895184540514">
            <text:p>3,05%</text:p>
          </table:table-cell>
          <table:table-cell table:formula="of:=[.P28]+[.W28]" office:value-type="float" office:value="58.593859896927">
            <text:p>58,59</text:p>
          </table:table-cell>
          <table:table-cell table:formula="of:=[.AD28]/[.AF28]" office:value-type="percentage" office:value="0.402948317811816">
            <text:p>40,29%</text:p>
          </table:table-cell>
          <table:table-cell table:formula="of:=[.Q28]+[.Y28]" office:value-type="float" office:value="145.412841565184">
            <text:p>145,41</text:p>
          </table:table-cell>
          <table:table-cell table:formula="of:=[.AF28]/90" office:value-type="percentage" office:value="1.61569823961315">
            <text:p>161,57%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table:style-name="ce6" office:value-type="string">
            <text:p>BL T</text:p>
          </table:table-cell>
          <table:table-cell office:value-type="float" office:value="42759">
            <text:p>24/01/17</text:p>
          </table:table-cell>
          <table:table-cell office:value-type="float" office:value="6.2">
            <text:p>6,2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office:value-type="float" office:value="116.5">
            <text:p>116,5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table:number-columns-repeated="17"/>
          <table:table-cell/>
          <table:table-cell table:number-columns-repeated="3"/>
          <table:table-cell/>
          <table:table-cell table:formula="of:=[.AF29]/90" office:value-type="percentage" office:value="0">
            <text:p>0,00%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table:style-name="ce6" office:value-type="string">
            <text:p>BO A</text:p>
          </table:table-cell>
          <table:table-cell office:value-type="float" office:value="41688">
            <text:p>18/02/14</text:p>
          </table:table-cell>
          <table:table-cell office:value-type="float" office:value="6.3">
            <text:p>6,3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14.23">
            <text:p>14,23</text:p>
          </table:table-cell>
          <table:table-cell office:value-type="float" office:value="-0.8">
            <text:p>-0,8</text:p>
          </table:table-cell>
          <table:table-cell office:value-type="float" office:value="16.6">
            <text:p>16,6</text:p>
          </table:table-cell>
          <table:table-cell office:value-type="float" office:value="3.61217916666667">
            <text:p>3,6</text:p>
          </table:table-cell>
          <table:table-cell table:formula="of:=([.K30])*4" office:value-type="float" office:value="14.4487166666667">
            <text:p>14,45</text:p>
          </table:table-cell>
          <table:table-cell office:value-type="float" office:value="3.80997395833333">
            <text:p>3,8</text:p>
          </table:table-cell>
          <table:table-cell table:formula="of:=[.M30]*9" office:value-type="float" office:value="34.289765625">
            <text:p>34,3</text:p>
          </table:table-cell>
          <table:table-cell office:value-type="float" office:value="11.31779375">
            <text:p>11,3</text:p>
          </table:table-cell>
          <table:table-cell table:formula="of:=[.O30]*4" office:value-type="float" office:value="45.271175">
            <text:p>45,3</text:p>
          </table:table-cell>
          <table:table-cell office:value-type="float" office:value="94.0096572916667">
            <text:p>94,0</text:p>
          </table:table-cell>
          <table:table-cell office:value-type="float" office:value="11.2">
            <text:p>11,2</text:p>
          </table:table-cell>
          <table:table-cell table:formula="of:=([.R30]*4)/[.J30]" office:value-type="float" office:value="2.69879518072289">
            <text:p>2,70</text:p>
          </table:table-cell>
          <table:table-cell office:value-type="float" office:value="11.6">
            <text:p>11,6</text:p>
          </table:table-cell>
          <table:table-cell table:formula="of:=([.T30]*9)/[.J30]" office:value-type="float" office:value="6.28915662650602">
            <text:p>6,3</text:p>
          </table:table-cell>
          <table:table-cell office:value-type="float" office:value="37.6">
            <text:p>37,6</text:p>
          </table:table-cell>
          <table:table-cell table:formula="of:=([.V30]*4)/[.J30]" office:value-type="float" office:value="9.06024096385542">
            <text:p>9,1</text:p>
          </table:table-cell>
          <table:table-cell office:value-type="float" office:value="299.6">
            <text:p>299,6</text:p>
          </table:table-cell>
          <table:table-cell table:formula="of:=[.X30]/[.J30]" office:value-type="float" office:value="18.0481927710843">
            <text:p>18,05</text:p>
          </table:table-cell>
          <table:table-cell table:formula="of:=[.L30]+[.S30]" office:value-type="float" office:value="17.1475118473896">
            <text:p>17,15</text:p>
          </table:table-cell>
          <table:table-cell table:formula="of:=[.Z30]/[.AF30]" office:value-type="percentage" office:value="0.153023744769217">
            <text:p>15,30%</text:p>
          </table:table-cell>
          <table:table-cell table:formula="of:=[.N30]+[.U30]" office:value-type="float" office:value="40.578922251506">
            <text:p>40,58</text:p>
          </table:table-cell>
          <table:table-cell table:formula="of:=([.M30]+[.T30])/([.Q30]+[.X30])" office:value-type="percentage" office:value="0.0391503960150918">
            <text:p>3,92%</text:p>
          </table:table-cell>
          <table:table-cell table:formula="of:=[.P30]+[.W30]" office:value-type="float" office:value="54.3314159638554">
            <text:p>54,33</text:p>
          </table:table-cell>
          <table:table-cell table:formula="of:=[.AD30]/[.AF30]" office:value-type="percentage" office:value="0.484851493522591">
            <text:p>48,49%</text:p>
          </table:table-cell>
          <table:table-cell table:formula="of:=[.Q30]+[.Y30]" office:value-type="float" office:value="112.057850062751">
            <text:p>112,06</text:p>
          </table:table-cell>
          <table:table-cell table:formula="of:=[.AF30]/90" office:value-type="percentage" office:value="1.24508722291946">
            <text:p>124,51%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table:style-name="ce6" office:value-type="string">
            <text:p>BO A</text:p>
          </table:table-cell>
          <table:table-cell office:value-type="float" office:value="42045">
            <text:p>10/02/15</text:p>
          </table:table-cell>
          <table:table-cell office:value-type="float" office:value="7.3">
            <text:p>7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16.5">
            <text:p>116,5</text:p>
          </table:table-cell>
          <table:table-cell table:style-name="ce2" office:value-type="float" office:value="14.07">
            <text:p>14,07</text:p>
          </table:table-cell>
          <table:table-cell office:value-type="float" office:value="-0.9">
            <text:p>-0,9</text:p>
          </table:table-cell>
          <table:table-cell office:value-type="float" office:value="19.1">
            <text:p>19,1</text:p>
          </table:table-cell>
          <table:table-cell office:value-type="float" office:value="3.020775">
            <text:p>3,0</text:p>
          </table:table-cell>
          <table:table-cell table:formula="of:=([.K31])*4" office:value-type="float" office:value="12.0831">
            <text:p>12,08</text:p>
          </table:table-cell>
          <table:table-cell office:value-type="float" office:value="3.89295083333333">
            <text:p>3,9</text:p>
          </table:table-cell>
          <table:table-cell table:formula="of:=[.M31]*9" office:value-type="float" office:value="35.0365575">
            <text:p>35,0</text:p>
          </table:table-cell>
          <table:table-cell office:value-type="float" office:value="9.2507">
            <text:p>9,3</text:p>
          </table:table-cell>
          <table:table-cell table:formula="of:=[.O31]*4" office:value-type="float" office:value="37.0028">
            <text:p>37,0</text:p>
          </table:table-cell>
          <table:table-cell office:value-type="float" office:value="84.1224575">
            <text:p>84,1</text:p>
          </table:table-cell>
          <table:table-cell office:value-type="float" office:value="11.2">
            <text:p>11,2</text:p>
          </table:table-cell>
          <table:table-cell table:formula="of:=([.R31]*4)/[.J31]" office:value-type="float" office:value="2.34554973821989">
            <text:p>2,35</text:p>
          </table:table-cell>
          <table:table-cell office:value-type="float" office:value="11.6">
            <text:p>11,6</text:p>
          </table:table-cell>
          <table:table-cell table:formula="of:=([.T31]*9)/[.J31]" office:value-type="float" office:value="5.46596858638743">
            <text:p>5,5</text:p>
          </table:table-cell>
          <table:table-cell office:value-type="float" office:value="37.6">
            <text:p>37,6</text:p>
          </table:table-cell>
          <table:table-cell table:formula="of:=([.V31]*4)/[.J31]" office:value-type="float" office:value="7.87434554973822">
            <text:p>7,9</text:p>
          </table:table-cell>
          <table:table-cell office:value-type="float" office:value="299.6">
            <text:p>299,6</text:p>
          </table:table-cell>
          <table:table-cell table:formula="of:=[.X31]/[.J31]" office:value-type="float" office:value="15.6858638743455">
            <text:p>15,69</text:p>
          </table:table-cell>
          <table:table-cell table:formula="of:=[.L31]+[.S31]" office:value-type="float" office:value="14.4286497382199">
            <text:p>14,43</text:p>
          </table:table-cell>
          <table:table-cell table:formula="of:=[.Z31]/[.AF31]" office:value-type="percentage" office:value="0.144563594894089">
            <text:p>14,46%</text:p>
          </table:table-cell>
          <table:table-cell table:formula="of:=[.N31]+[.U31]" office:value-type="float" office:value="40.5025260863874">
            <text:p>40,50</text:p>
          </table:table-cell>
          <table:table-cell table:formula="of:=([.M31]+[.T31])/([.Q31]+[.X31])" office:value-type="percentage" office:value="0.0403754081381419">
            <text:p>4,04%</text:p>
          </table:table-cell>
          <table:table-cell table:formula="of:=[.P31]+[.W31]" office:value-type="float" office:value="44.8771455497382">
            <text:p>44,88</text:p>
          </table:table-cell>
          <table:table-cell table:formula="of:=[.AD31]/[.AF31]" office:value-type="percentage" office:value="0.44963330643965">
            <text:p>44,96%</text:p>
          </table:table-cell>
          <table:table-cell table:formula="of:=[.Q31]+[.Y31]" office:value-type="float" office:value="99.8083213743456">
            <text:p>99,81</text:p>
          </table:table-cell>
          <table:table-cell table:formula="of:=[.AF31]/75" office:value-type="percentage" office:value="1.33077761832461">
            <text:p>133,08%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table:style-name="ce6" office:value-type="string">
            <text:p>BO A</text:p>
          </table:table-cell>
          <table:table-cell office:value-type="float" office:value="42205">
            <text:p>20/07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39">
            <text:p>-1,39</text:p>
          </table:table-cell>
          <table:table-cell office:value-type="float" office:value="20">
            <text:p>20</text:p>
          </table:table-cell>
          <table:table-cell office:value-type="float" office:value="2.72223833333333">
            <text:p>2,7</text:p>
          </table:table-cell>
          <table:table-cell table:formula="of:=([.K32])*4" office:value-type="float" office:value="10.8889533333333">
            <text:p>10,89</text:p>
          </table:table-cell>
          <table:table-cell office:value-type="float" office:value="3.50610083333333">
            <text:p>3,5</text:p>
          </table:table-cell>
          <table:table-cell table:formula="of:=[.M32]*9" office:value-type="float" office:value="31.5549075">
            <text:p>31,6</text:p>
          </table:table-cell>
          <table:table-cell office:value-type="float" office:value="10.7405666666667">
            <text:p>10,7</text:p>
          </table:table-cell>
          <table:table-cell table:formula="of:=[.O32]*4" office:value-type="float" office:value="42.9622666666668">
            <text:p>43,0</text:p>
          </table:table-cell>
          <table:table-cell office:value-type="float" office:value="85.4061275">
            <text:p>85,4</text:p>
          </table:table-cell>
          <table:table-cell office:value-type="float" office:value="5.6">
            <text:p>5,6</text:p>
          </table:table-cell>
          <table:table-cell table:formula="of:=([.R32]*4)/[.J32]" office:value-type="float" office:value="1.12">
            <text:p>1,12</text:p>
          </table:table-cell>
          <table:table-cell office:value-type="float" office:value="5.8">
            <text:p>5,8</text:p>
          </table:table-cell>
          <table:table-cell table:formula="of:=([.T32]*9)/[.J32]" office:value-type="float" office:value="2.61">
            <text:p>2,6</text:p>
          </table:table-cell>
          <table:table-cell office:value-type="float" office:value="18.8">
            <text:p>18,8</text:p>
          </table:table-cell>
          <table:table-cell table:formula="of:=([.V32]*4)/[.J32]" office:value-type="float" office:value="3.76">
            <text:p>3,8</text:p>
          </table:table-cell>
          <table:table-cell office:value-type="float" office:value="149.8">
            <text:p>149,8</text:p>
          </table:table-cell>
          <table:table-cell table:formula="of:=[.X32]/[.J32]" office:value-type="float" office:value="7.49">
            <text:p>7,49</text:p>
          </table:table-cell>
          <table:table-cell table:formula="of:=[.L32]+[.S32]" office:value-type="float" office:value="12.0089533333333">
            <text:p>12,01</text:p>
          </table:table-cell>
          <table:table-cell table:formula="of:=[.Z32]/[.AF32]" office:value-type="percentage" office:value="0.129272916498412">
            <text:p>12,93%</text:p>
          </table:table-cell>
          <table:table-cell table:formula="of:=[.N32]+[.U32]" office:value-type="float" office:value="34.1649075">
            <text:p>34,16</text:p>
          </table:table-cell>
          <table:table-cell table:formula="of:=([.M32]+[.T32])/([.Q32]+[.X32])" office:value-type="percentage" office:value="0.0395657244658021">
            <text:p>3,96%</text:p>
          </table:table-cell>
          <table:table-cell table:formula="of:=[.P32]+[.W32]" office:value-type="float" office:value="46.7222666666668">
            <text:p>46,72</text:p>
          </table:table-cell>
          <table:table-cell table:formula="of:=[.AD32]/[.AF32]" office:value-type="percentage" office:value="0.502951715254942">
            <text:p>50,30%</text:p>
          </table:table-cell>
          <table:table-cell table:formula="of:=[.Q32]+[.Y32]" office:value-type="float" office:value="92.8961275">
            <text:p>92,90</text:p>
          </table:table-cell>
          <table:table-cell table:formula="of:=[.AF32]/75" office:value-type="percentage" office:value="1.23861503333333">
            <text:p>123,86%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O M</text:p>
          </table:table-cell>
          <table:table-cell office:value-type="float" office:value="42225">
            <text:p>09/08/15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42" office:value-type="float" office:value="125">
            <text:p>125</text:p>
          </table:table-cell>
          <table:table-cell table:style-name="ce42" office:value-type="float" office:value="14.27">
            <text:p>14,27</text:p>
          </table:table-cell>
          <table:table-cell office:value-type="float" office:value="-0.9">
            <text:p>-0,9</text:p>
          </table:table-cell>
          <table:table-cell office:value-type="float" office:value="24.2">
            <text:p>24,2</text:p>
          </table:table-cell>
          <table:table-cell office:value-type="float" office:value="3.59017079889807">
            <text:p>3,6</text:p>
          </table:table-cell>
          <table:table-cell table:formula="of:=([.K33])*4" office:value-type="float" office:value="14.3606831955923">
            <text:p>14,36</text:p>
          </table:table-cell>
          <table:table-cell office:value-type="float" office:value="4.47896143250689">
            <text:p>4,5</text:p>
          </table:table-cell>
          <table:table-cell table:formula="of:=[.M33]*9" office:value-type="float" office:value="40.310652892562">
            <text:p>40,3</text:p>
          </table:table-cell>
          <table:table-cell office:value-type="float" office:value="9.45070247933884">
            <text:p>9,5</text:p>
          </table:table-cell>
          <table:table-cell table:formula="of:=[.O33]*4" office:value-type="float" office:value="37.8028099173554">
            <text:p>37,8</text:p>
          </table:table-cell>
          <table:table-cell office:value-type="float" office:value="92.4741460055096">
            <text:p>92,5</text:p>
          </table:table-cell>
          <table:table-cell office:value-type="float" office:value="10.4">
            <text:p>10,4</text:p>
          </table:table-cell>
          <table:table-cell table:formula="of:=([.R33]*4)/[.J33]" office:value-type="float" office:value="1.71900826446281">
            <text:p>1,72</text:p>
          </table:table-cell>
          <table:table-cell office:value-type="float" office:value="7.4">
            <text:p>7,4</text:p>
          </table:table-cell>
          <table:table-cell table:formula="of:=([.T33]*9)/[.J33]" office:value-type="float" office:value="2.75206611570248">
            <text:p>2,8</text:p>
          </table:table-cell>
          <table:table-cell office:value-type="float" office:value="22.9333333333333">
            <text:p>22,9</text:p>
          </table:table-cell>
          <table:table-cell table:formula="of:=([.V33]*4)/[.J33]" office:value-type="float" office:value="3.79063360881542">
            <text:p>3,8</text:p>
          </table:table-cell>
          <table:table-cell office:value-type="float" office:value="199.933333333333">
            <text:p>199,9</text:p>
          </table:table-cell>
          <table:table-cell table:formula="of:=[.X33]/[.J33]" office:value-type="float" office:value="8.2617079889807">
            <text:p>8,26</text:p>
          </table:table-cell>
          <table:table-cell table:formula="of:=[.L33]+[.S33]" office:value-type="float" office:value="16.0796914600551">
            <text:p>16,08</text:p>
          </table:table-cell>
          <table:table-cell table:formula="of:=[.Z33]/[.AF33]" office:value-type="percentage" office:value="0.159622327328804">
            <text:p>15,96%</text:p>
          </table:table-cell>
          <table:table-cell table:formula="of:=[.N33]+[.U33]" office:value-type="float" office:value="43.0627190082645">
            <text:p>43,06</text:p>
          </table:table-cell>
          <table:table-cell table:formula="of:=([.M33]+[.T33])/([.Q33]+[.X33])" office:value-type="percentage" office:value="0.0406246839491459">
            <text:p>4,06%</text:p>
          </table:table-cell>
          <table:table-cell table:formula="of:=[.P33]+[.W33]" office:value-type="float" office:value="41.5934435261708">
            <text:p>41,59</text:p>
          </table:table-cell>
          <table:table-cell table:formula="of:=[.AD33]/[.AF33]" office:value-type="percentage" office:value="0.412896122650092">
            <text:p>41,29%</text:p>
          </table:table-cell>
          <table:table-cell table:formula="of:=[.Q33]+[.Y33]" office:value-type="float" office:value="100.73585399449">
            <text:p>100,74</text:p>
          </table:table-cell>
          <table:table-cell table:formula="of:=[.AF33]/75" office:value-type="percentage" office:value="1.34314471992654">
            <text:p>134,31%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O M</text:p>
          </table:table-cell>
          <table:table-cell office:value-type="float" office:value="42333">
            <text:p>25/11/15</text:p>
          </table:table-cell>
          <table:table-cell office:value-type="float" office:value="8.7">
            <text:p>8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42" office:value-type="float" office:value="130.5">
            <text:p>130,5</text:p>
          </table:table-cell>
          <table:table-cell table:style-name="ce42" office:value-type="float" office:value="16.91">
            <text:p>16,91</text:p>
          </table:table-cell>
          <table:table-cell office:value-type="float" office:value="0.7">
            <text:p>0,7</text:p>
          </table:table-cell>
          <table:table-cell office:value-type="float" office:value="25">
            <text:p>25</text:p>
          </table:table-cell>
          <table:table-cell office:value-type="float" office:value="2.55480446666667">
            <text:p>2,6</text:p>
          </table:table-cell>
          <table:table-cell table:formula="of:=([.K34])*4" office:value-type="float" office:value="10.2192178666667">
            <text:p>10,22</text:p>
          </table:table-cell>
          <table:table-cell office:value-type="float" office:value="2.95492333333333">
            <text:p>3,0</text:p>
          </table:table-cell>
          <table:table-cell table:formula="of:=[.M34]*9" office:value-type="float" office:value="26.59431">
            <text:p>26,6</text:p>
          </table:table-cell>
          <table:table-cell office:value-type="float" office:value="6.63783133333333">
            <text:p>6,6</text:p>
          </table:table-cell>
          <table:table-cell table:formula="of:=[.O34]*4" office:value-type="float" office:value="26.5513253333333">
            <text:p>26,6</text:p>
          </table:table-cell>
          <table:table-cell office:value-type="float" office:value="63.3648532">
            <text:p>63,4</text:p>
          </table:table-cell>
          <table:table-cell office:value-type="float" office:value="3.73333333333333">
            <text:p>3,7</text:p>
          </table:table-cell>
          <table:table-cell table:formula="of:=([.R34]*4)/[.J34]" office:value-type="float" office:value="0.597333333333333">
            <text:p>0,60</text:p>
          </table:table-cell>
          <table:table-cell office:value-type="float" office:value="3.86666666666667">
            <text:p>3,9</text:p>
          </table:table-cell>
          <table:table-cell table:formula="of:=([.T34]*9)/[.J34]" office:value-type="float" office:value="1.392">
            <text:p>1,4</text:p>
          </table:table-cell>
          <table:table-cell office:value-type="float" office:value="12.5333333333333">
            <text:p>12,5</text:p>
          </table:table-cell>
          <table:table-cell table:formula="of:=([.V34]*4)/[.J34]" office:value-type="float" office:value="2.00533333333333">
            <text:p>2,0</text:p>
          </table:table-cell>
          <table:table-cell office:value-type="float" office:value="99.8666666666667">
            <text:p>99,9</text:p>
          </table:table-cell>
          <table:table-cell table:formula="of:=[.X34]/[.J34]" office:value-type="float" office:value="3.99466666666667">
            <text:p>3,99</text:p>
          </table:table-cell>
          <table:table-cell table:formula="of:=[.L34]+[.S34]" office:value-type="float" office:value="10.8165512">
            <text:p>10,82</text:p>
          </table:table-cell>
          <table:table-cell table:formula="of:=[.Z34]/[.AF34]" office:value-type="percentage" office:value="0.160579398745873">
            <text:p>16,06%</text:p>
          </table:table-cell>
          <table:table-cell table:formula="of:=[.N34]+[.U34]" office:value-type="float" office:value="27.98631">
            <text:p>27,99</text:p>
          </table:table-cell>
          <table:table-cell table:formula="of:=([.M34]+[.T34])/([.Q34]+[.X34])" office:value-type="percentage" office:value="0.041790886990283">
            <text:p>4,18%</text:p>
          </table:table-cell>
          <table:table-cell table:formula="of:=[.P34]+[.W34]" office:value-type="float" office:value="28.5566586666666">
            <text:p>28,56</text:p>
          </table:table-cell>
          <table:table-cell table:formula="of:=[.AD34]/[.AF34]" office:value-type="percentage" office:value="0.423943916512358">
            <text:p>42,39%</text:p>
          </table:table-cell>
          <table:table-cell table:formula="of:=[.Q34]+[.Y34]" office:value-type="float" office:value="67.3595198666667">
            <text:p>67,36</text:p>
          </table:table-cell>
          <table:table-cell table:formula="of:=[.AF34]/75" office:value-type="percentage" office:value="0.898126931555556">
            <text:p>89,81%</text:p>
          </table:table-cell>
          <table:table-cell table:number-columns-repeated="4"/>
        </table:table-row>
        <table:table-row table:style-name="ro2" table:visibility="filter">
          <table:table-cell office:value-type="float" office:value="53">
            <text:p>53</text:p>
          </table:table-cell>
          <table:table-cell table:style-name="ce6" office:value-type="string">
            <text:p>CH L</text:p>
          </table:table-cell>
          <table:table-cell office:value-type="float" office:value="42555">
            <text:p>04/07/16</text:p>
          </table:table-cell>
          <table:table-cell office:value-type="float" office:value="8.3">
            <text:p>8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6.5">
            <text:p>26,5</text:p>
          </table:table-cell>
          <table:table-cell office:value-type="float" office:value="2.75766037735849">
            <text:p>2,8</text:p>
          </table:table-cell>
          <table:table-cell table:formula="of:=([.K35])*4" office:value-type="float" office:value="11.030641509434">
            <text:p>11,03</text:p>
          </table:table-cell>
          <table:table-cell office:value-type="float" office:value="2.17561635220126">
            <text:p>2,2</text:p>
          </table:table-cell>
          <table:table-cell table:formula="of:=[.M35]*9" office:value-type="float" office:value="19.5805471698113">
            <text:p>19,6</text:p>
          </table:table-cell>
          <table:table-cell office:value-type="float" office:value="7.60647798742138">
            <text:p>7,6</text:p>
          </table:table-cell>
          <table:table-cell table:formula="of:=[.O35]*4" office:value-type="float" office:value="30.4259119496855">
            <text:p>30,4</text:p>
          </table:table-cell>
          <table:table-cell office:value-type="float" office:value="61.0371006289308">
            <text:p>61,0</text:p>
          </table:table-cell>
          <table:table-cell office:value-type="float" office:value="33.3333333333333">
            <text:p>33,3</text:p>
          </table:table-cell>
          <table:table-cell table:formula="of:=([.R35]*4)/[.J35]" office:value-type="float" office:value="5.0314465408805">
            <text:p>5,03</text:p>
          </table:table-cell>
          <table:table-cell office:value-type="float" office:value="14.6666666666667">
            <text:p>14,7</text:p>
          </table:table-cell>
          <table:table-cell table:formula="of:=([.T35]*9)/[.J35]" office:value-type="float" office:value="4.98113207547171">
            <text:p>5,0</text:p>
          </table:table-cell>
          <table:table-cell office:value-type="float" office:value="58.6666666666667">
            <text:p>58,7</text:p>
          </table:table-cell>
          <table:table-cell table:formula="of:=([.V35]*4)/[.J35]" office:value-type="float" office:value="8.85534591194969">
            <text:p>8,9</text:p>
          </table:table-cell>
          <table:table-cell office:value-type="float" office:value="500">
            <text:p>500,0</text:p>
          </table:table-cell>
          <table:table-cell table:formula="of:=[.X35]/[.J35]" office:value-type="float" office:value="18.8679245283019">
            <text:p>18,87</text:p>
          </table:table-cell>
          <table:table-cell table:formula="of:=[.L35]+[.S35]" office:value-type="float" office:value="16.0620880503145">
            <text:p>16,06</text:p>
          </table:table-cell>
          <table:table-cell table:formula="of:=[.Z35]/[.AF35]" office:value-type="percentage" office:value="0.201014742423375">
            <text:p>20,10%</text:p>
          </table:table-cell>
          <table:table-cell table:formula="of:=[.N35]+[.U35]" office:value-type="float" office:value="24.561679245283">
            <text:p>24,56</text:p>
          </table:table-cell>
          <table:table-cell table:formula="of:=([.M35]+[.T35])/([.Q35]+[.X35])" office:value-type="percentage" office:value="0.0300199095567611">
            <text:p>3,00%</text:p>
          </table:table-cell>
          <table:table-cell table:formula="of:=[.P35]+[.W35]" office:value-type="float" office:value="39.2812578616352">
            <text:p>39,28</text:p>
          </table:table-cell>
          <table:table-cell table:formula="of:=[.AD35]/[.AF35]" office:value-type="percentage" office:value="0.491599342899145">
            <text:p>49,16%</text:p>
          </table:table-cell>
          <table:table-cell table:formula="of:=[.Q35]+[.Y35]" office:value-type="float" office:value="79.9050251572327">
            <text:p>79,91</text:p>
          </table:table-cell>
          <table:table-cell table:formula="of:=[.AF35]/75" office:value-type="percentage" office:value="1.06540033542977">
            <text:p>106,54%</text:p>
          </table:table-cell>
          <table:table-cell table:number-columns-repeated="4"/>
        </table:table-row>
        <table:table-row table:style-name="ro2" table:visibility="filter">
          <table:table-cell office:value-type="float" office:value="54">
            <text:p>54</text:p>
          </table:table-cell>
          <table:table-cell office:value-type="string">
            <text:p>CL I</text:p>
          </table:table-cell>
          <table:table-cell office:value-type="float" office:value="42552">
            <text:p>01/07/16</text:p>
          </table:table-cell>
          <table:table-cell office:value-type="float" office:value="7.2">
            <text:p>7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1">
            <text:p>21</text:p>
          </table:table-cell>
          <table:table-cell office:value-type="float" office:value="4.39411111111111">
            <text:p>4,4</text:p>
          </table:table-cell>
          <table:table-cell table:formula="of:=([.K36])*4" office:value-type="float" office:value="17.5764444444444">
            <text:p>17,58</text:p>
          </table:table-cell>
          <table:table-cell office:value-type="float" office:value="3.89653968253968">
            <text:p>3,9</text:p>
          </table:table-cell>
          <table:table-cell table:formula="of:=[.M36]*9" office:value-type="float" office:value="35.0688571428571">
            <text:p>35,1</text:p>
          </table:table-cell>
          <table:table-cell office:value-type="float" office:value="14.1674841269841">
            <text:p>14,2</text:p>
          </table:table-cell>
          <table:table-cell table:formula="of:=[.O36]*4" office:value-type="float" office:value="56.6699365079364">
            <text:p>56,7</text:p>
          </table:table-cell>
          <table:table-cell office:value-type="float" office:value="109.315238095238">
            <text:p>109,3</text:p>
          </table:table-cell>
          <table:table-cell office:value-type="float" office:value="11.2">
            <text:p>11,2</text:p>
          </table:table-cell>
          <table:table-cell table:formula="of:=([.R36]*4)/[.J36]" office:value-type="float" office:value="2.13333333333333">
            <text:p>2,13</text:p>
          </table:table-cell>
          <table:table-cell office:value-type="float" office:value="11.6">
            <text:p>11,6</text:p>
          </table:table-cell>
          <table:table-cell table:formula="of:=([.T36]*9)/[.J36]" office:value-type="float" office:value="4.97142857142857">
            <text:p>5,0</text:p>
          </table:table-cell>
          <table:table-cell office:value-type="float" office:value="37.6">
            <text:p>37,6</text:p>
          </table:table-cell>
          <table:table-cell table:formula="of:=([.V36]*4)/[.J36]" office:value-type="float" office:value="7.16190476190476">
            <text:p>7,2</text:p>
          </table:table-cell>
          <table:table-cell office:value-type="float" office:value="299.6">
            <text:p>299,6</text:p>
          </table:table-cell>
          <table:table-cell table:formula="of:=[.X36]/[.J36]" office:value-type="float" office:value="14.2666666666667">
            <text:p>14,27</text:p>
          </table:table-cell>
          <table:table-cell table:formula="of:=[.L36]+[.S36]" office:value-type="float" office:value="19.7097777777778">
            <text:p>19,71</text:p>
          </table:table-cell>
          <table:table-cell table:formula="of:=[.Z36]/[.AF36]" office:value-type="percentage" office:value="0.159487570739025">
            <text:p>15,95%</text:p>
          </table:table-cell>
          <table:table-cell table:formula="of:=[.N36]+[.U36]" office:value-type="float" office:value="40.0402857142857">
            <text:p>40,04</text:p>
          </table:table-cell>
          <table:table-cell table:formula="of:=([.M36]+[.T36])/([.Q36]+[.X36])" office:value-type="percentage" office:value="0.0378967038614748">
            <text:p>3,79%</text:p>
          </table:table-cell>
          <table:table-cell table:formula="of:=[.P36]+[.W36]" office:value-type="float" office:value="63.8318412698412">
            <text:p>63,83</text:p>
          </table:table-cell>
          <table:table-cell table:formula="of:=[.AD36]/[.AF36]" office:value-type="percentage" office:value="0.516514463770573">
            <text:p>51,65%</text:p>
          </table:table-cell>
          <table:table-cell table:formula="of:=[.Q36]+[.Y36]" office:value-type="float" office:value="123.581904761905">
            <text:p>123,58</text:p>
          </table:table-cell>
          <table:table-cell table:formula="of:=[.AF36]/75" office:value-type="percentage" office:value="1.64775873015873">
            <text:p>164,78%</text:p>
          </table:table-cell>
          <table:table-cell table:number-columns-repeated="4"/>
        </table:table-row>
        <table:table-row table:style-name="ro2" table:visibility="filter">
          <table:table-cell office:value-type="float" office:value="57">
            <text:p>57</text:p>
          </table:table-cell>
          <table:table-cell office:value-type="string">
            <text:p>CO E</text:p>
          </table:table-cell>
          <table:table-cell office:value-type="float" office:value="42403">
            <text:p>03/02/16</text:p>
          </table:table-cell>
          <table:table-cell office:value-type="float" office:value="15.9">
            <text:p>15,9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17.42">
            <text:p>17,42</text:p>
          </table:table-cell>
          <table:table-cell table:style-name="ce12"/>
          <table:table-cell office:value-type="float" office:value="40">
            <text:p>40</text:p>
          </table:table-cell>
          <table:table-cell office:value-type="float" office:value="4.2909875">
            <text:p>4,3</text:p>
          </table:table-cell>
          <table:table-cell table:formula="of:=([.K37])*4" office:value-type="float" office:value="17.16395">
            <text:p>17,16</text:p>
          </table:table-cell>
          <table:table-cell office:value-type="float" office:value="4.58526166666667">
            <text:p>4,6</text:p>
          </table:table-cell>
          <table:table-cell table:formula="of:=[.M37]*9" office:value-type="float" office:value="41.267355">
            <text:p>41,3</text:p>
          </table:table-cell>
          <table:table-cell office:value-type="float" office:value="7.10981875">
            <text:p>7,1</text:p>
          </table:table-cell>
          <table:table-cell table:formula="of:=[.O37]*4" office:value-type="float" office:value="28.439275">
            <text:p>28,4</text:p>
          </table:table-cell>
          <table:table-cell office:value-type="float" office:value="86.87058">
            <text:p>86,9</text:p>
          </table:table-cell>
          <table:table-cell office:value-type="float" office:value="40">
            <text:p>40,0</text:p>
          </table:table-cell>
          <table:table-cell table:formula="of:=([.R37]*4)/[.J37]" office:value-type="float" office:value="4">
            <text:p>4,00</text:p>
          </table:table-cell>
          <table:table-cell office:value-type="float" office:value="21.2">
            <text:p>21,2</text:p>
          </table:table-cell>
          <table:table-cell table:formula="of:=([.T37]*9)/[.J37]" office:value-type="float" office:value="4.77">
            <text:p>4,8</text:p>
          </table:table-cell>
          <table:table-cell office:value-type="float" office:value="0">
            <text:p>0,0</text:p>
          </table:table-cell>
          <table:table-cell table:formula="of:=([.V37]*4)/[.J37]" office:value-type="float" office:value="0">
            <text:p>0,0</text:p>
          </table:table-cell>
          <table:table-cell office:value-type="float" office:value="350.8">
            <text:p>350,8</text:p>
          </table:table-cell>
          <table:table-cell table:formula="of:=[.X37]/[.J37]" office:value-type="float" office:value="8.77">
            <text:p>8,77</text:p>
          </table:table-cell>
          <table:table-cell table:formula="of:=[.L37]+[.S37]" office:value-type="float" office:value="21.16395">
            <text:p>21,16</text:p>
          </table:table-cell>
          <table:table-cell table:formula="of:=[.Z37]/[.AF37]" office:value-type="percentage" office:value="0.221286299183882">
            <text:p>22,13%</text:p>
          </table:table-cell>
          <table:table-cell table:formula="of:=[.N37]+[.U37]" office:value-type="float" office:value="46.037355">
            <text:p>46,04</text:p>
          </table:table-cell>
          <table:table-cell table:formula="of:=([.M37]+[.T37])/([.Q37]+[.X37])" office:value-type="percentage" office:value="0.0589147702517877">
            <text:p>5,89%</text:p>
          </table:table-cell>
          <table:table-cell table:formula="of:=[.P37]+[.W37]" office:value-type="float" office:value="28.439275">
            <text:p>28,44</text:p>
          </table:table-cell>
          <table:table-cell table:formula="of:=[.AD37]/[.AF37]" office:value-type="percentage" office:value="0.297355735400183">
            <text:p>29,74%</text:p>
          </table:table-cell>
          <table:table-cell table:formula="of:=[.Q37]+[.Y37]" office:value-type="float" office:value="95.64058">
            <text:p>95,64</text:p>
          </table:table-cell>
          <table:table-cell table:formula="of:=[.AF37]/60" office:value-type="percentage" office:value="1.59400966666667">
            <text:p>159,40%</text:p>
          </table:table-cell>
          <table:table-cell table:number-columns-repeated="4"/>
        </table:table-row>
        <table:table-row table:style-name="ro2" table:visibility="filter">
          <table:table-cell office:value-type="float" office:value="58">
            <text:p>58</text:p>
          </table:table-cell>
          <table:table-cell office:value-type="string">
            <text:p>CO E</text:p>
          </table:table-cell>
          <table:table-cell office:value-type="float" office:value="42206">
            <text:p>21/07/15</text:p>
          </table:table-cell>
          <table:table-cell office:value-type="float" office:value="15.3">
            <text:p>15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38">
            <text:p>38</text:p>
          </table:table-cell>
          <table:table-cell office:value-type="float" office:value="4.25576315789474">
            <text:p>4,3</text:p>
          </table:table-cell>
          <table:table-cell table:formula="of:=([.K38])*4" office:value-type="float" office:value="17.023052631579">
            <text:p>17,02</text:p>
          </table:table-cell>
          <table:table-cell office:value-type="float" office:value="3.877">
            <text:p>3,9</text:p>
          </table:table-cell>
          <table:table-cell table:formula="of:=[.M38]*9" office:value-type="float" office:value="34.893">
            <text:p>34,9</text:p>
          </table:table-cell>
          <table:table-cell office:value-type="float" office:value="6.48101842105263">
            <text:p>6,5</text:p>
          </table:table-cell>
          <table:table-cell table:formula="of:=[.O38]*4" office:value-type="float" office:value="25.9240736842105">
            <text:p>25,9</text:p>
          </table:table-cell>
          <table:table-cell office:value-type="float" office:value="77.8401263157895">
            <text:p>77,8</text:p>
          </table:table-cell>
          <table:table-cell office:value-type="float" office:value="40">
            <text:p>40,0</text:p>
          </table:table-cell>
          <table:table-cell table:formula="of:=([.R38]*4)/[.J38]" office:value-type="float" office:value="4.21052631578947">
            <text:p>4,21</text:p>
          </table:table-cell>
          <table:table-cell office:value-type="float" office:value="21.2">
            <text:p>21,2</text:p>
          </table:table-cell>
          <table:table-cell table:formula="of:=([.T38]*9)/[.J38]" office:value-type="float" office:value="5.02105263157895">
            <text:p>5,0</text:p>
          </table:table-cell>
          <table:table-cell office:value-type="float" office:value="0">
            <text:p>0,0</text:p>
          </table:table-cell>
          <table:table-cell table:formula="of:=([.V38]*4)/[.J38]" office:value-type="float" office:value="0">
            <text:p>0,0</text:p>
          </table:table-cell>
          <table:table-cell office:value-type="float" office:value="350.8">
            <text:p>350,8</text:p>
          </table:table-cell>
          <table:table-cell table:formula="of:=[.X38]/[.J38]" office:value-type="float" office:value="9.23157894736842">
            <text:p>9,23</text:p>
          </table:table-cell>
          <table:table-cell table:formula="of:=[.L38]+[.S38]" office:value-type="float" office:value="21.2335789473684">
            <text:p>21,23</text:p>
          </table:table-cell>
          <table:table-cell table:formula="of:=[.Z38]/[.AF38]" office:value-type="percentage" office:value="0.243863134220168">
            <text:p>24,39%</text:p>
          </table:table-cell>
          <table:table-cell table:formula="of:=[.N38]+[.U38]" office:value-type="float" office:value="39.9140526315789">
            <text:p>39,91</text:p>
          </table:table-cell>
          <table:table-cell table:formula="of:=([.M38]+[.T38])/([.Q38]+[.X38])" office:value-type="percentage" office:value="0.0585036221772788">
            <text:p>5,85%</text:p>
          </table:table-cell>
          <table:table-cell table:formula="of:=[.P38]+[.W38]" office:value-type="float" office:value="25.9240736842105">
            <text:p>25,92</text:p>
          </table:table-cell>
          <table:table-cell table:formula="of:=[.AD38]/[.AF38]" office:value-type="percentage" office:value="0.297732467807537">
            <text:p>29,77%</text:p>
          </table:table-cell>
          <table:table-cell table:formula="of:=[.Q38]+[.Y38]" office:value-type="float" office:value="87.0717052631579">
            <text:p>87,07</text:p>
          </table:table-cell>
          <table:table-cell table:formula="of:=[.AF38]/60" office:value-type="percentage" office:value="1.4511950877193">
            <text:p>145,12%</text:p>
          </table:table-cell>
          <table:table-cell table:number-columns-repeated="4"/>
        </table:table-row>
        <table:table-row table:style-name="ro2" table:visibility="filter">
          <table:table-cell office:value-type="float" office:value="59">
            <text:p>59</text:p>
          </table:table-cell>
          <table:table-cell office:value-type="string">
            <text:p>CO E</text:p>
          </table:table-cell>
          <table:table-cell office:value-type="float" office:value="42570">
            <text:p>19/07/16</text:p>
          </table:table-cell>
          <table:table-cell office:value-type="float" office:value="16.3">
            <text:p>16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0">
            <text:p>40</text:p>
          </table:table-cell>
          <table:table-cell office:value-type="float" office:value="4.6260375">
            <text:p>4,6</text:p>
          </table:table-cell>
          <table:table-cell table:formula="of:=([.K39])*4" office:value-type="float" office:value="18.50415">
            <text:p>18,50</text:p>
          </table:table-cell>
          <table:table-cell office:value-type="float" office:value="3.77344333333333">
            <text:p>3,8</text:p>
          </table:table-cell>
          <table:table-cell table:formula="of:=[.M39]*9" office:value-type="float" office:value="33.96099">
            <text:p>34,0</text:p>
          </table:table-cell>
          <table:table-cell office:value-type="float" office:value="7.2415475">
            <text:p>7,2</text:p>
          </table:table-cell>
          <table:table-cell table:formula="of:=[.O39]*4" office:value-type="float" office:value="28.96619">
            <text:p>29,0</text:p>
          </table:table-cell>
          <table:table-cell office:value-type="float" office:value="81.43133">
            <text:p>81,4</text:p>
          </table:table-cell>
          <table:table-cell office:value-type="float" office:value="40">
            <text:p>40,0</text:p>
          </table:table-cell>
          <table:table-cell table:formula="of:=([.R39]*4)/[.J39]" office:value-type="float" office:value="4">
            <text:p>4,00</text:p>
          </table:table-cell>
          <table:table-cell office:value-type="float" office:value="21.2">
            <text:p>21,2</text:p>
          </table:table-cell>
          <table:table-cell table:formula="of:=([.T39]*9)/[.J39]" office:value-type="float" office:value="4.77">
            <text:p>4,8</text:p>
          </table:table-cell>
          <table:table-cell office:value-type="float" office:value="0">
            <text:p>0,0</text:p>
          </table:table-cell>
          <table:table-cell table:formula="of:=([.V39]*4)/[.J39]" office:value-type="float" office:value="0">
            <text:p>0,0</text:p>
          </table:table-cell>
          <table:table-cell office:value-type="float" office:value="350.8">
            <text:p>350,8</text:p>
          </table:table-cell>
          <table:table-cell table:formula="of:=[.X39]/[.J39]" office:value-type="float" office:value="8.77">
            <text:p>8,77</text:p>
          </table:table-cell>
          <table:table-cell table:formula="of:=[.L39]+[.S39]" office:value-type="float" office:value="22.50415">
            <text:p>22,50</text:p>
          </table:table-cell>
          <table:table-cell table:formula="of:=[.Z39]/[.AF39]" office:value-type="percentage" office:value="0.249488006440703">
            <text:p>24,95%</text:p>
          </table:table-cell>
          <table:table-cell table:formula="of:=[.N39]+[.U39]" office:value-type="float" office:value="38.73099">
            <text:p>38,73</text:p>
          </table:table-cell>
          <table:table-cell table:formula="of:=([.M39]+[.T39])/([.Q39]+[.X39])" office:value-type="percentage" office:value="0.0577779573112697">
            <text:p>5,78%</text:p>
          </table:table-cell>
          <table:table-cell table:formula="of:=[.P39]+[.W39]" office:value-type="float" office:value="28.96619">
            <text:p>28,97</text:p>
          </table:table-cell>
          <table:table-cell table:formula="of:=[.AD39]/[.AF39]" office:value-type="percentage" office:value="0.32112819179052">
            <text:p>32,11%</text:p>
          </table:table-cell>
          <table:table-cell table:formula="of:=[.Q39]+[.Y39]" office:value-type="float" office:value="90.20133">
            <text:p>90,20</text:p>
          </table:table-cell>
          <table:table-cell table:formula="of:=[.AF39]/60" office:value-type="percentage" office:value="1.5033555">
            <text:p>150,34%</text:p>
          </table:table-cell>
          <table:table-cell table:number-columns-repeated="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CO P</text:p>
          </table:table-cell>
          <table:table-cell office:value-type="float" office:value="41795">
            <text:p>05/06/14</text:p>
          </table:table-cell>
          <table:table-cell office:value-type="float" office:value="17.4">
            <text:p>17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5">
            <text:p>-1,5</text:p>
          </table:table-cell>
          <table:table-cell office:value-type="float" office:value="54">
            <text:p>54</text:p>
          </table:table-cell>
          <table:table-cell office:value-type="float" office:value="3.05515185185185">
            <text:p>3,1</text:p>
          </table:table-cell>
          <table:table-cell table:formula="of:=([.K40])*4" office:value-type="float" office:value="12.2206074074074">
            <text:p>12,22</text:p>
          </table:table-cell>
          <table:table-cell office:value-type="float" office:value="2.49796296296296">
            <text:p>2,5</text:p>
          </table:table-cell>
          <table:table-cell table:formula="of:=[.M40]*9" office:value-type="float" office:value="22.4816666666666">
            <text:p>22,5</text:p>
          </table:table-cell>
          <table:table-cell office:value-type="float" office:value="7.25765432098765">
            <text:p>7,3</text:p>
          </table:table-cell>
          <table:table-cell table:formula="of:=[.O40]*4" office:value-type="float" office:value="29.0306172839506">
            <text:p>29,0</text:p>
          </table:table-cell>
          <table:table-cell office:value-type="float" office:value="63.7328913580247">
            <text:p>63,7</text:p>
          </table:table-cell>
          <table:table-cell office:value-type="float" office:value="120.5">
            <text:p>120,5</text:p>
          </table:table-cell>
          <table:table-cell table:formula="of:=([.R40]*4)/[.J40]" office:value-type="float" office:value="8.92592592592593">
            <text:p>8,93</text:p>
          </table:table-cell>
          <table:table-cell office:value-type="float" office:value="79.4333333333333">
            <text:p>79,4</text:p>
          </table:table-cell>
          <table:table-cell table:formula="of:=([.T40]*9)/[.J40]" office:value-type="float" office:value="13.2388888888889">
            <text:p>13,2</text:p>
          </table:table-cell>
          <table:table-cell office:value-type="float" office:value="250.066666666667">
            <text:p>250,1</text:p>
          </table:table-cell>
          <table:table-cell table:formula="of:=([.V40]*4)/[.J40]" office:value-type="float" office:value="18.5234567901235">
            <text:p>18,5</text:p>
          </table:table-cell>
          <table:table-cell office:value-type="float" office:value="2197.16666666667">
            <text:p>2197,2</text:p>
          </table:table-cell>
          <table:table-cell table:formula="of:=[.X40]/[.J40]" office:value-type="float" office:value="40.6882716049383">
            <text:p>40,69</text:p>
          </table:table-cell>
          <table:table-cell table:formula="of:=[.L40]+[.S40]" office:value-type="float" office:value="21.1465333333333">
            <text:p>21,15</text:p>
          </table:table-cell>
          <table:table-cell table:formula="of:=[.Z40]/[.AF40]" office:value-type="percentage" office:value="0.202511950004174">
            <text:p>20,25%</text:p>
          </table:table-cell>
          <table:table-cell table:formula="of:=[.N40]+[.U40]" office:value-type="float" office:value="35.7205555555555">
            <text:p>35,72</text:p>
          </table:table-cell>
          <table:table-cell table:formula="of:=([.M40]+[.T40])/([.Q40]+[.X40])" office:value-type="percentage" office:value="0.0362383618526946">
            <text:p>3,62%</text:p>
          </table:table-cell>
          <table:table-cell table:formula="of:=[.P40]+[.W40]" office:value-type="float" office:value="47.5540740740741">
            <text:p>47,55</text:p>
          </table:table-cell>
          <table:table-cell table:formula="of:=[.AD40]/[.AF40]" office:value-type="percentage" office:value="0.455406478195813">
            <text:p>45,54%</text:p>
          </table:table-cell>
          <table:table-cell table:formula="of:=[.Q40]+[.Y40]" office:value-type="float" office:value="104.421162962963">
            <text:p>104,42</text:p>
          </table:table-cell>
          <table:table-cell table:formula="of:=[.AF40]/60" office:value-type="percentage" office:value="1.74035271604938">
            <text:p>174,04%</text:p>
          </table:table-cell>
          <table:table-cell table:number-columns-repeated="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CO P</text:p>
          </table:table-cell>
          <table:table-cell office:value-type="float" office:value="42170">
            <text:p>15/06/15</text:p>
          </table:table-cell>
          <table:table-cell office:value-type="float" office:value="18.4">
            <text:p>18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31">
            <text:p>-1,31</text:p>
          </table:table-cell>
          <table:table-cell office:value-type="float" office:value="60">
            <text:p>60</text:p>
          </table:table-cell>
          <table:table-cell office:value-type="float" office:value="3.69785611111111">
            <text:p>3,7</text:p>
          </table:table-cell>
          <table:table-cell table:formula="of:=([.K41])*4" office:value-type="float" office:value="14.7914244444444">
            <text:p>14,79</text:p>
          </table:table-cell>
          <table:table-cell office:value-type="float" office:value="2.99177611111111">
            <text:p>3,0</text:p>
          </table:table-cell>
          <table:table-cell table:formula="of:=[.M41]*9" office:value-type="float" office:value="26.925985">
            <text:p>26,9</text:p>
          </table:table-cell>
          <table:table-cell office:value-type="float" office:value="8.38473666666667">
            <text:p>8,4</text:p>
          </table:table-cell>
          <table:table-cell table:formula="of:=[.O41]*4" office:value-type="float" office:value="33.5389466666667">
            <text:p>33,5</text:p>
          </table:table-cell>
          <table:table-cell office:value-type="float" office:value="75.2563561111111">
            <text:p>75,3</text:p>
          </table:table-cell>
          <table:table-cell office:value-type="float" office:value="143.5">
            <text:p>143,5</text:p>
          </table:table-cell>
          <table:table-cell table:formula="of:=([.R41]*4)/[.J41]" office:value-type="float" office:value="9.56666666666667">
            <text:p>9,57</text:p>
          </table:table-cell>
          <table:table-cell office:value-type="float" office:value="97.1">
            <text:p>97,1</text:p>
          </table:table-cell>
          <table:table-cell table:formula="of:=([.T41]*9)/[.J41]" office:value-type="float" office:value="14.565">
            <text:p>14,6</text:p>
          </table:table-cell>
          <table:table-cell office:value-type="float" office:value="301.4">
            <text:p>301,4</text:p>
          </table:table-cell>
          <table:table-cell table:formula="of:=([.V41]*4)/[.J41]" office:value-type="float" office:value="20.0933333333333">
            <text:p>20,1</text:p>
          </table:table-cell>
          <table:table-cell office:value-type="float" office:value="2653.5">
            <text:p>2653,5</text:p>
          </table:table-cell>
          <table:table-cell table:formula="of:=[.X41]/[.J41]" office:value-type="float" office:value="44.225">
            <text:p>44,23</text:p>
          </table:table-cell>
          <table:table-cell table:formula="of:=[.L41]+[.S41]" office:value-type="float" office:value="24.3580911111111">
            <text:p>24,36</text:p>
          </table:table-cell>
          <table:table-cell table:formula="of:=[.Z41]/[.AF41]" office:value-type="percentage" office:value="0.203865204613676">
            <text:p>20,39%</text:p>
          </table:table-cell>
          <table:table-cell table:formula="of:=[.N41]+[.U41]" office:value-type="float" office:value="41.490985">
            <text:p>41,49</text:p>
          </table:table-cell>
          <table:table-cell table:formula="of:=([.M41]+[.T41])/([.Q41]+[.X41])" office:value-type="percentage" office:value="0.0366803638906615">
            <text:p>3,67%</text:p>
          </table:table-cell>
          <table:table-cell table:formula="of:=[.P41]+[.W41]" office:value-type="float" office:value="53.63228">
            <text:p>53,63</text:p>
          </table:table-cell>
          <table:table-cell table:formula="of:=[.AD41]/[.AF41]" office:value-type="percentage" office:value="0.448875722084414">
            <text:p>44,89%</text:p>
          </table:table-cell>
          <table:table-cell table:formula="of:=[.Q41]+[.Y41]" office:value-type="float" office:value="119.481356111111">
            <text:p>119,48</text:p>
          </table:table-cell>
          <table:table-cell table:formula="of:=[.AF41]/60" office:value-type="percentage" office:value="1.99135593518519">
            <text:p>199,14%</text:p>
          </table:table-cell>
          <table:table-cell table:number-columns-repeated="4"/>
        </table:table-row>
        <table:table-row table:style-name="ro2" table:visibility="filter">
          <table:table-cell office:value-type="float" office:value="62">
            <text:p>62</text:p>
          </table:table-cell>
          <table:table-cell office:value-type="string">
            <text:p>CO M</text:p>
          </table:table-cell>
          <table:table-cell office:value-type="float" office:value="41662">
            <text:p>23/01/14</text:p>
          </table:table-cell>
          <table:table-cell office:value-type="float" office:value="14.1">
            <text:p>14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7.5">
            <text:p>47,5</text:p>
          </table:table-cell>
          <table:table-cell office:value-type="float" office:value="2.80241824561404">
            <text:p>2,8</text:p>
          </table:table-cell>
          <table:table-cell table:formula="of:=([.K42])*4" office:value-type="float" office:value="11.2096729824562">
            <text:p>11,21</text:p>
          </table:table-cell>
          <table:table-cell office:value-type="float" office:value="2.00650666666667">
            <text:p>2,0</text:p>
          </table:table-cell>
          <table:table-cell table:formula="of:=[.M42]*9" office:value-type="float" office:value="18.05856">
            <text:p>18,1</text:p>
          </table:table-cell>
          <table:table-cell office:value-type="float" office:value="6.63789473684211">
            <text:p>6,6</text:p>
          </table:table-cell>
          <table:table-cell table:formula="of:=[.O42]*4" office:value-type="float" office:value="26.5515789473684">
            <text:p>26,6</text:p>
          </table:table-cell>
          <table:table-cell office:value-type="float" office:value="55.8198119298246">
            <text:p>55,8</text:p>
          </table:table-cell>
          <table:table-cell office:value-type="float" office:value="20">
            <text:p>20,0</text:p>
          </table:table-cell>
          <table:table-cell table:formula="of:=([.R42]*4)/[.J42]" office:value-type="float" office:value="1.68421052631579">
            <text:p>1,68</text:p>
          </table:table-cell>
          <table:table-cell office:value-type="float" office:value="13.4">
            <text:p>13,4</text:p>
          </table:table-cell>
          <table:table-cell table:formula="of:=([.T42]*9)/[.J42]" office:value-type="float" office:value="2.53894736842105">
            <text:p>2,5</text:p>
          </table:table-cell>
          <table:table-cell office:value-type="float" office:value="24.8">
            <text:p>24,8</text:p>
          </table:table-cell>
          <table:table-cell table:formula="of:=([.V42]*4)/[.J42]" office:value-type="float" office:value="2.08842105263158">
            <text:p>2,1</text:p>
          </table:table-cell>
          <table:table-cell office:value-type="float" office:value="299.8">
            <text:p>299,8</text:p>
          </table:table-cell>
          <table:table-cell table:formula="of:=[.X42]/[.J42]" office:value-type="float" office:value="6.31157894736842">
            <text:p>6,31</text:p>
          </table:table-cell>
          <table:table-cell table:formula="of:=[.L42]+[.S42]" office:value-type="float" office:value="12.893883508772">
            <text:p>12,89</text:p>
          </table:table-cell>
          <table:table-cell table:formula="of:=[.Z42]/[.AF42]" office:value-type="percentage" office:value="0.207526072195255">
            <text:p>20,75%</text:p>
          </table:table-cell>
          <table:table-cell table:formula="of:=[.N42]+[.U42]" office:value-type="float" office:value="20.5975073684211">
            <text:p>20,60</text:p>
          </table:table-cell>
          <table:table-cell table:formula="of:=([.M42]+[.T42])/([.Q42]+[.X42])" office:value-type="percentage" office:value="0.0433229706271451">
            <text:p>4,33%</text:p>
          </table:table-cell>
          <table:table-cell table:formula="of:=[.P42]+[.W42]" office:value-type="float" office:value="28.64">
            <text:p>28,64</text:p>
          </table:table-cell>
          <table:table-cell table:formula="of:=[.AD42]/[.AF42]" office:value-type="percentage" office:value="0.460958616822356">
            <text:p>46,10%</text:p>
          </table:table-cell>
          <table:table-cell table:formula="of:=[.Q42]+[.Y42]" office:value-type="float" office:value="62.131390877193">
            <text:p>62,13</text:p>
          </table:table-cell>
          <table:table-cell table:formula="of:=[.AF42]/60" office:value-type="percentage" office:value="1.03552318128655">
            <text:p>103,55%</text:p>
          </table:table-cell>
          <table:table-cell table:number-columns-repeated="4"/>
        </table:table-row>
        <table:table-row table:style-name="ro2" table:visibility="filter">
          <table:table-cell office:value-type="float" office:value="63">
            <text:p>63</text:p>
          </table:table-cell>
          <table:table-cell office:value-type="string">
            <text:p>CO M</text:p>
          </table:table-cell>
          <table:table-cell office:value-type="float" office:value="42032">
            <text:p>28/01/15</text:p>
          </table:table-cell>
          <table:table-cell office:value-type="float" office:value="15.1">
            <text:p>15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8.2">
            <text:p>48,2</text:p>
          </table:table-cell>
          <table:table-cell office:value-type="float" office:value="2.87394260027662">
            <text:p>2,9</text:p>
          </table:table-cell>
          <table:table-cell table:formula="of:=([.K43])*4" office:value-type="float" office:value="11.4957704011065">
            <text:p>11,50</text:p>
          </table:table-cell>
          <table:table-cell office:value-type="float" office:value="2.10182849239281">
            <text:p>2,1</text:p>
          </table:table-cell>
          <table:table-cell table:formula="of:=[.M43]*9" office:value-type="float" office:value="18.9164564315353">
            <text:p>18,9</text:p>
          </table:table-cell>
          <table:table-cell office:value-type="float" office:value="7.51348686030429">
            <text:p>7,5</text:p>
          </table:table-cell>
          <table:table-cell table:formula="of:=[.O43]*4" office:value-type="float" office:value="30.0539474412172">
            <text:p>30,1</text:p>
          </table:table-cell>
          <table:table-cell office:value-type="float" office:value="60.4661742738589">
            <text:p>60,5</text:p>
          </table:table-cell>
          <table:table-cell office:value-type="float" office:value="20">
            <text:p>20,0</text:p>
          </table:table-cell>
          <table:table-cell table:formula="of:=([.R43]*4)/[.J43]" office:value-type="float" office:value="1.6597510373444">
            <text:p>1,66</text:p>
          </table:table-cell>
          <table:table-cell office:value-type="float" office:value="13.4">
            <text:p>13,4</text:p>
          </table:table-cell>
          <table:table-cell table:formula="of:=([.T43]*9)/[.J43]" office:value-type="float" office:value="2.50207468879668">
            <text:p>2,5</text:p>
          </table:table-cell>
          <table:table-cell office:value-type="float" office:value="24.8">
            <text:p>24,8</text:p>
          </table:table-cell>
          <table:table-cell table:formula="of:=([.V43]*4)/[.J43]" office:value-type="float" office:value="2.05809128630705">
            <text:p>2,1</text:p>
          </table:table-cell>
          <table:table-cell office:value-type="float" office:value="299.8">
            <text:p>299,8</text:p>
          </table:table-cell>
          <table:table-cell table:formula="of:=[.X43]/[.J43]" office:value-type="float" office:value="6.21991701244813">
            <text:p>6,22</text:p>
          </table:table-cell>
          <table:table-cell table:formula="of:=[.L43]+[.S43]" office:value-type="float" office:value="13.1555214384509">
            <text:p>13,16</text:p>
          </table:table-cell>
          <table:table-cell table:formula="of:=[.Z43]/[.AF43]" office:value-type="percentage" office:value="0.197275341599638">
            <text:p>19,73%</text:p>
          </table:table-cell>
          <table:table-cell table:formula="of:=[.N43]+[.U43]" office:value-type="float" office:value="21.418531120332">
            <text:p>21,42</text:p>
          </table:table-cell>
          <table:table-cell table:formula="of:=([.M43]+[.T43])/([.Q43]+[.X43])" office:value-type="percentage" office:value="0.0430288203538337">
            <text:p>4,30%</text:p>
          </table:table-cell>
          <table:table-cell table:formula="of:=[.P43]+[.W43]" office:value-type="float" office:value="32.1120387275242">
            <text:p>32,11</text:p>
          </table:table-cell>
          <table:table-cell table:formula="of:=[.AD43]/[.AF43]" office:value-type="percentage" office:value="0.481540274862652">
            <text:p>48,15%</text:p>
          </table:table-cell>
          <table:table-cell table:formula="of:=[.Q43]+[.Y43]" office:value-type="float" office:value="66.686091286307">
            <text:p>66,69</text:p>
          </table:table-cell>
          <table:table-cell table:formula="of:=[.AF43]/60" office:value-type="percentage" office:value="1.11143485477178">
            <text:p>111,14%</text:p>
          </table:table-cell>
          <table:table-cell table:number-columns-repeated="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CO M</text:p>
          </table:table-cell>
          <table:table-cell office:value-type="float" office:value="41844">
            <text:p>24/07/14</text:p>
          </table:table-cell>
          <table:table-cell office:value-type="float" office:value="14.6">
            <text:p>14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9.11">
            <text:p>19,11</text:p>
          </table:table-cell>
          <table:table-cell office:value-type="float" office:value="0">
            <text:p>0</text:p>
          </table:table-cell>
          <table:table-cell office:value-type="float" office:value="48.3">
            <text:p>48,3</text:p>
          </table:table-cell>
          <table:table-cell office:value-type="float" office:value="1.52400496453901">
            <text:p>1,5</text:p>
          </table:table-cell>
          <table:table-cell table:formula="of:=([.K44])*4" office:value-type="float" office:value="6.09601985815604">
            <text:p>6,10</text:p>
          </table:table-cell>
          <table:table-cell office:value-type="float" office:value="1.4856085106383">
            <text:p>1,5</text:p>
          </table:table-cell>
          <table:table-cell table:formula="of:=[.M44]*9" office:value-type="float" office:value="13.3704765957447">
            <text:p>13,4</text:p>
          </table:table-cell>
          <table:table-cell office:value-type="float" office:value="5.49847163120567">
            <text:p>5,5</text:p>
          </table:table-cell>
          <table:table-cell table:formula="of:=[.O44]*4" office:value-type="float" office:value="21.9938865248227">
            <text:p>22,0</text:p>
          </table:table-cell>
          <table:table-cell office:value-type="float" office:value="41.4603829787234">
            <text:p>41,5</text:p>
          </table:table-cell>
          <table:table-cell office:value-type="float" office:value="20">
            <text:p>20,0</text:p>
          </table:table-cell>
          <table:table-cell table:formula="of:=([.R44]*4)/[.J44]" office:value-type="float" office:value="1.65631469979296">
            <text:p>1,66</text:p>
          </table:table-cell>
          <table:table-cell office:value-type="float" office:value="13.4">
            <text:p>13,4</text:p>
          </table:table-cell>
          <table:table-cell table:formula="of:=([.T44]*9)/[.J44]" office:value-type="float" office:value="2.49689440993789">
            <text:p>2,5</text:p>
          </table:table-cell>
          <table:table-cell office:value-type="float" office:value="24.8">
            <text:p>24,8</text:p>
          </table:table-cell>
          <table:table-cell table:formula="of:=([.V44]*4)/[.J44]" office:value-type="float" office:value="2.05383022774327">
            <text:p>2,1</text:p>
          </table:table-cell>
          <table:table-cell office:value-type="float" office:value="299.8">
            <text:p>299,8</text:p>
          </table:table-cell>
          <table:table-cell table:formula="of:=[.X44]/[.J44]" office:value-type="float" office:value="6.20703933747412">
            <text:p>6,21</text:p>
          </table:table-cell>
          <table:table-cell table:formula="of:=[.L44]+[.S44]" office:value-type="float" office:value="7.752334557949">
            <text:p>7,75</text:p>
          </table:table-cell>
          <table:table-cell table:formula="of:=[.Z44]/[.AF44]" office:value-type="percentage" office:value="0.162633811128376">
            <text:p>16,26%</text:p>
          </table:table-cell>
          <table:table-cell table:formula="of:=[.N44]+[.U44]" office:value-type="float" office:value="15.8673710056826">
            <text:p>15,87</text:p>
          </table:table-cell>
          <table:table-cell table:formula="of:=([.M44]+[.T44])/([.Q44]+[.X44])" office:value-type="percentage" office:value="0.0436195036198104">
            <text:p>4,36%</text:p>
          </table:table-cell>
          <table:table-cell table:formula="of:=[.P44]+[.W44]" office:value-type="float" office:value="24.047716752566">
            <text:p>24,05</text:p>
          </table:table-cell>
          <table:table-cell table:formula="of:=[.AD44]/[.AF44]" office:value-type="percentage" office:value="0.504489556683968">
            <text:p>50,45%</text:p>
          </table:table-cell>
          <table:table-cell table:formula="of:=[.Q44]+[.Y44]" office:value-type="float" office:value="47.6674223161975">
            <text:p>47,67</text:p>
          </table:table-cell>
          <table:table-cell table:formula="of:=[.AF44]/60" office:value-type="percentage" office:value="0.794457038603292">
            <text:p>79,45%</text:p>
          </table:table-cell>
          <table:table-cell table:number-columns-repeated="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O M</text:p>
          </table:table-cell>
          <table:table-cell office:value-type="float" office:value="42202">
            <text:p>17/07/15</text:p>
          </table:table-cell>
          <table:table-cell office:value-type="float" office:value="15.6">
            <text:p>15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8.91">
            <text:p>18,91</text:p>
          </table:table-cell>
          <table:table-cell office:value-type="float" office:value="-0.4">
            <text:p>-0,4</text:p>
          </table:table-cell>
          <table:table-cell office:value-type="float" office:value="47.8">
            <text:p>47,8</text:p>
          </table:table-cell>
          <table:table-cell office:value-type="float" office:value="2.59124456140351">
            <text:p>2,6</text:p>
          </table:table-cell>
          <table:table-cell table:formula="of:=([.K45])*4" office:value-type="float" office:value="10.364978245614">
            <text:p>10,36</text:p>
          </table:table-cell>
          <table:table-cell office:value-type="float" office:value="1.93168842105263">
            <text:p>1,9</text:p>
          </table:table-cell>
          <table:table-cell table:formula="of:=[.M45]*9" office:value-type="float" office:value="17.3851957894737">
            <text:p>17,4</text:p>
          </table:table-cell>
          <table:table-cell office:value-type="float" office:value="7.43921754385965">
            <text:p>7,4</text:p>
          </table:table-cell>
          <table:table-cell table:formula="of:=[.O45]*4" office:value-type="float" office:value="29.7568701754386">
            <text:p>29,8</text:p>
          </table:table-cell>
          <table:table-cell office:value-type="float" office:value="57.5070442105263">
            <text:p>57,5</text:p>
          </table:table-cell>
          <table:table-cell office:value-type="float" office:value="13.3333333333333">
            <text:p>13,3</text:p>
          </table:table-cell>
          <table:table-cell table:formula="of:=([.R45]*4)/[.J45]" office:value-type="float" office:value="1.11576011157601">
            <text:p>1,12</text:p>
          </table:table-cell>
          <table:table-cell office:value-type="float" office:value="8.93333333333333">
            <text:p>8,9</text:p>
          </table:table-cell>
          <table:table-cell table:formula="of:=([.T45]*9)/[.J45]" office:value-type="float" office:value="1.68200836820084">
            <text:p>1,7</text:p>
          </table:table-cell>
          <table:table-cell office:value-type="float" office:value="16.5333333333333">
            <text:p>16,5</text:p>
          </table:table-cell>
          <table:table-cell table:formula="of:=([.V45]*4)/[.J45]" office:value-type="float" office:value="1.38354253835425">
            <text:p>1,4</text:p>
          </table:table-cell>
          <table:table-cell office:value-type="float" office:value="199.866666666667">
            <text:p>199,9</text:p>
          </table:table-cell>
          <table:table-cell table:formula="of:=[.X45]/[.J45]" office:value-type="float" office:value="4.18131101813111">
            <text:p>4,18</text:p>
          </table:table-cell>
          <table:table-cell table:formula="of:=[.L45]+[.S45]" office:value-type="float" office:value="11.48073835719">
            <text:p>11,48</text:p>
          </table:table-cell>
          <table:table-cell table:formula="of:=[.Z45]/[.AF45]" office:value-type="percentage" office:value="0.186108679906198">
            <text:p>18,61%</text:p>
          </table:table-cell>
          <table:table-cell table:formula="of:=[.N45]+[.U45]" office:value-type="float" office:value="19.0672041576745">
            <text:p>19,07</text:p>
          </table:table-cell>
          <table:table-cell table:formula="of:=([.M45]+[.T45])/([.Q45]+[.X45])" office:value-type="percentage" office:value="0.042214963281818">
            <text:p>4,22%</text:p>
          </table:table-cell>
          <table:table-cell table:formula="of:=[.P45]+[.W45]" office:value-type="float" office:value="31.1404127137928">
            <text:p>31,14</text:p>
          </table:table-cell>
          <table:table-cell table:formula="of:=[.AD45]/[.AF45]" office:value-type="percentage" office:value="0.504802123486128">
            <text:p>50,48%</text:p>
          </table:table-cell>
          <table:table-cell table:formula="of:=[.Q45]+[.Y45]" office:value-type="float" office:value="61.6883552286574">
            <text:p>61,69</text:p>
          </table:table-cell>
          <table:table-cell table:formula="of:=[.AF45]/60" office:value-type="percentage" office:value="1.02813925381096">
            <text:p>102,81%</text:p>
          </table:table-cell>
          <table:table-cell table:number-columns-repeated="4"/>
        </table:table-row>
        <table:table-row table:style-name="ro2" table:visibility="filter">
          <table:table-cell office:value-type="float" office:value="66">
            <text:p>66</text:p>
          </table:table-cell>
          <table:table-cell office:value-type="string">
            <text:p>CO M</text:p>
          </table:table-cell>
          <table:table-cell office:value-type="float" office:value="42571">
            <text:p>20/07/16</text:p>
          </table:table-cell>
          <table:table-cell office:value-type="float" office:value="16.6">
            <text:p>16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49.5">
            <text:p>49,5</text:p>
          </table:table-cell>
          <table:table-cell office:value-type="float" office:value="2.22121952861953">
            <text:p>2,2</text:p>
          </table:table-cell>
          <table:table-cell table:formula="of:=([.K46])*4" office:value-type="float" office:value="8.88487811447812">
            <text:p>8,88</text:p>
          </table:table-cell>
          <table:table-cell office:value-type="float" office:value="2.43982154882155">
            <text:p>2,4</text:p>
          </table:table-cell>
          <table:table-cell table:formula="of:=[.M46]*9" office:value-type="float" office:value="21.958393939394">
            <text:p>22,0</text:p>
          </table:table-cell>
          <table:table-cell office:value-type="float" office:value="3.89006060606061">
            <text:p>3,9</text:p>
          </table:table-cell>
          <table:table-cell table:formula="of:=[.O46]*4" office:value-type="float" office:value="15.5602424242424">
            <text:p>15,6</text:p>
          </table:table-cell>
          <table:table-cell office:value-type="float" office:value="46.4035144781145">
            <text:p>46,4</text:p>
          </table:table-cell>
          <table:table-cell office:value-type="float" office:value="13.3333333333333">
            <text:p>13,3</text:p>
          </table:table-cell>
          <table:table-cell table:formula="of:=([.R46]*4)/[.J46]" office:value-type="float" office:value="1.07744107744107">
            <text:p>1,08</text:p>
          </table:table-cell>
          <table:table-cell office:value-type="float" office:value="8.93333333333333">
            <text:p>8,9</text:p>
          </table:table-cell>
          <table:table-cell table:formula="of:=([.T46]*9)/[.J46]" office:value-type="float" office:value="1.62424242424242">
            <text:p>1,6</text:p>
          </table:table-cell>
          <table:table-cell office:value-type="float" office:value="16.5333333333333">
            <text:p>16,5</text:p>
          </table:table-cell>
          <table:table-cell table:formula="of:=([.V46]*4)/[.J46]" office:value-type="float" office:value="1.33602693602693">
            <text:p>1,3</text:p>
          </table:table-cell>
          <table:table-cell office:value-type="float" office:value="199.866666666667">
            <text:p>199,9</text:p>
          </table:table-cell>
          <table:table-cell table:formula="of:=[.X46]/[.J46]" office:value-type="float" office:value="4.03771043771044">
            <text:p>4,04</text:p>
          </table:table-cell>
          <table:table-cell table:formula="of:=[.L46]+[.S46]" office:value-type="float" office:value="9.96231919191919">
            <text:p>9,96</text:p>
          </table:table-cell>
          <table:table-cell table:formula="of:=[.Z46]/[.AF46]" office:value-type="percentage" office:value="0.197503514407988">
            <text:p>19,75%</text:p>
          </table:table-cell>
          <table:table-cell table:formula="of:=[.N46]+[.U46]" office:value-type="float" office:value="23.5826363636364">
            <text:p>23,58</text:p>
          </table:table-cell>
          <table:table-cell table:formula="of:=([.M46]+[.T46])/([.Q46]+[.X46])" office:value-type="percentage" office:value="0.0461816157737288">
            <text:p>4,62%</text:p>
          </table:table-cell>
          <table:table-cell table:formula="of:=[.P46]+[.W46]" office:value-type="float" office:value="16.8962693602694">
            <text:p>16,90</text:p>
          </table:table-cell>
          <table:table-cell table:formula="of:=[.AD46]/[.AF46]" office:value-type="percentage" office:value="0.334969449859028">
            <text:p>33,50%</text:p>
          </table:table-cell>
          <table:table-cell table:formula="of:=[.Q46]+[.Y46]" office:value-type="float" office:value="50.4412249158249">
            <text:p>50,44</text:p>
          </table:table-cell>
          <table:table-cell table:formula="of:=[.AF46]/60" office:value-type="percentage" office:value="0.840687081930416">
            <text:p>84,07%</text:p>
          </table:table-cell>
          <table:table-cell table:number-columns-repeated="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O T</text:p>
          </table:table-cell>
          <table:table-cell office:value-type="float" office:value="41667">
            <text:p>28/01/14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51">
            <text:p>-0,51</text:p>
          </table:table-cell>
          <table:table-cell office:value-type="float" office:value="34">
            <text:p>34</text:p>
          </table:table-cell>
          <table:table-cell office:value-type="float" office:value="2.44040588235294">
            <text:p>2,4</text:p>
          </table:table-cell>
          <table:table-cell table:formula="of:=([.K47])*4" office:value-type="float" office:value="9.76162352941176">
            <text:p>9,76</text:p>
          </table:table-cell>
          <table:table-cell office:value-type="float" office:value="2.47529705882353">
            <text:p>2,5</text:p>
          </table:table-cell>
          <table:table-cell table:formula="of:=[.M47]*9" office:value-type="float" office:value="22.2776735294118">
            <text:p>22,3</text:p>
          </table:table-cell>
          <table:table-cell office:value-type="float" office:value="10.7454509803922">
            <text:p>10,7</text:p>
          </table:table-cell>
          <table:table-cell table:formula="of:=[.O47]*4" office:value-type="float" office:value="42.9818039215688">
            <text:p>43,0</text:p>
          </table:table-cell>
          <table:table-cell office:value-type="float" office:value="75.0211009803922">
            <text:p>75,0</text:p>
          </table:table-cell>
          <table:table-cell office:value-type="float" office:value="12">
            <text:p>12,0</text:p>
          </table:table-cell>
          <table:table-cell table:formula="of:=([.R47]*4)/[.J47]" office:value-type="float" office:value="1.41176470588235">
            <text:p>1,41</text:p>
          </table:table-cell>
          <table:table-cell office:value-type="float" office:value="0">
            <text:p>0,0</text:p>
          </table:table-cell>
          <table:table-cell table:formula="of:=([.T47]*9)/[.J47]" office:value-type="float" office:value="0">
            <text:p>0,0</text:p>
          </table:table-cell>
          <table:table-cell office:value-type="float" office:value="81">
            <text:p>81,0</text:p>
          </table:table-cell>
          <table:table-cell table:formula="of:=([.V47]*4)/[.J47]" office:value-type="float" office:value="9.52941176470588">
            <text:p>9,5</text:p>
          </table:table-cell>
          <table:table-cell office:value-type="float" office:value="372">
            <text:p>372,0</text:p>
          </table:table-cell>
          <table:table-cell table:formula="of:=[.X47]/[.J47]" office:value-type="float" office:value="10.9411764705882">
            <text:p>10,94</text:p>
          </table:table-cell>
          <table:table-cell table:formula="of:=[.L47]+[.S47]" office:value-type="float" office:value="11.1733882352941">
            <text:p>11,17</text:p>
          </table:table-cell>
          <table:table-cell table:formula="of:=[.Z47]/[.AF47]" office:value-type="percentage" office:value="0.129980132758415">
            <text:p>13,00%</text:p>
          </table:table-cell>
          <table:table-cell table:formula="of:=[.N47]+[.U47]" office:value-type="float" office:value="22.2776735294118">
            <text:p>22,28</text:p>
          </table:table-cell>
          <table:table-cell table:formula="of:=([.M47]+[.T47])/([.Q47]+[.X47])" office:value-type="percentage" office:value="0.00553731591952771">
            <text:p>0,55%</text:p>
          </table:table-cell>
          <table:table-cell table:formula="of:=[.P47]+[.W47]" office:value-type="float" office:value="52.5112156862747">
            <text:p>52,51</text:p>
          </table:table-cell>
          <table:table-cell table:formula="of:=[.AD47]/[.AF47]" office:value-type="percentage" office:value="0.610863476903796">
            <text:p>61,09%</text:p>
          </table:table-cell>
          <table:table-cell table:formula="of:=[.Q47]+[.Y47]" office:value-type="float" office:value="85.9622774509804">
            <text:p>85,96</text:p>
          </table:table-cell>
          <table:table-cell table:formula="of:=[.AF47]/60" office:value-type="percentage" office:value="1.43270462418301">
            <text:p>143,27%</text:p>
          </table:table-cell>
          <table:table-cell table:number-columns-repeated="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O T</text:p>
          </table:table-cell>
          <table:table-cell office:value-type="float" office:value="41842">
            <text:p>22/07/14</text:p>
          </table:table-cell>
          <table:table-cell office:value-type="float" office:value="12.6">
            <text:p>12,6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7">
            <text:p>-0,7</text:p>
          </table:table-cell>
          <table:table-cell office:value-type="float" office:value="35">
            <text:p>35</text:p>
          </table:table-cell>
          <table:table-cell office:value-type="float" office:value="1.90075714285714">
            <text:p>1,9</text:p>
          </table:table-cell>
          <table:table-cell table:formula="of:=([.K48])*4" office:value-type="float" office:value="7.60302857142856">
            <text:p>7,60</text:p>
          </table:table-cell>
          <table:table-cell office:value-type="float" office:value="2.03746047619048">
            <text:p>2,0</text:p>
          </table:table-cell>
          <table:table-cell table:formula="of:=[.M48]*9" office:value-type="float" office:value="18.3371442857143">
            <text:p>18,3</text:p>
          </table:table-cell>
          <table:table-cell office:value-type="float" office:value="5.86348571428571">
            <text:p>5,9</text:p>
          </table:table-cell>
          <table:table-cell table:formula="of:=[.O48]*4" office:value-type="float" office:value="23.4539428571428">
            <text:p>23,5</text:p>
          </table:table-cell>
          <table:table-cell office:value-type="float" office:value="49.3941157142857">
            <text:p>49,4</text:p>
          </table:table-cell>
          <table:table-cell office:value-type="float" office:value="13.3333333333333">
            <text:p>13,3</text:p>
          </table:table-cell>
          <table:table-cell table:formula="of:=([.R48]*4)/[.J48]" office:value-type="float" office:value="1.52380952380952">
            <text:p>1,52</text:p>
          </table:table-cell>
          <table:table-cell office:value-type="float" office:value="6.46666666666667">
            <text:p>6,5</text:p>
          </table:table-cell>
          <table:table-cell table:formula="of:=([.T48]*9)/[.J48]" office:value-type="float" office:value="1.66285714285714">
            <text:p>1,7</text:p>
          </table:table-cell>
          <table:table-cell office:value-type="float" office:value="22.9333333333333">
            <text:p>22,9</text:p>
          </table:table-cell>
          <table:table-cell table:formula="of:=([.V48]*4)/[.J48]" office:value-type="float" office:value="2.62095238095238">
            <text:p>2,6</text:p>
          </table:table-cell>
          <table:table-cell office:value-type="float" office:value="203.266666666667">
            <text:p>203,3</text:p>
          </table:table-cell>
          <table:table-cell table:formula="of:=[.X48]/[.J48]" office:value-type="float" office:value="5.80761904761906">
            <text:p>5,81</text:p>
          </table:table-cell>
          <table:table-cell table:formula="of:=[.L48]+[.S48]" office:value-type="float" office:value="9.12683809523808">
            <text:p>9,13</text:p>
          </table:table-cell>
          <table:table-cell table:formula="of:=[.Z48]/[.AF48]" office:value-type="percentage" office:value="0.165336073849922">
            <text:p>16,53%</text:p>
          </table:table-cell>
          <table:table-cell table:formula="of:=[.N48]+[.U48]" office:value-type="float" office:value="20.0000014285715">
            <text:p>20,00</text:p>
          </table:table-cell>
          <table:table-cell table:formula="of:=([.M48]+[.T48])/([.Q48]+[.X48])" office:value-type="percentage" office:value="0.0336582791469194">
            <text:p>3,37%</text:p>
          </table:table-cell>
          <table:table-cell table:formula="of:=[.P48]+[.W48]" office:value-type="float" office:value="26.0748952380952">
            <text:p>26,07</text:p>
          </table:table-cell>
          <table:table-cell table:formula="of:=[.AD48]/[.AF48]" office:value-type="percentage" office:value="0.472356445871874">
            <text:p>47,24%</text:p>
          </table:table-cell>
          <table:table-cell table:formula="of:=[.Q48]+[.Y48]" office:value-type="float" office:value="55.2017347619048">
            <text:p>55,20</text:p>
          </table:table-cell>
          <table:table-cell table:formula="of:=[.AF48]/60" office:value-type="percentage" office:value="0.920028912698413">
            <text:p>92,00%</text:p>
          </table:table-cell>
          <table:table-cell table:number-columns-repeated="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EL C</text:p>
          </table:table-cell>
          <table:table-cell office:value-type="float" office:value="42097">
            <text:p>03/04/15</text:p>
          </table:table-cell>
          <table:table-cell office:value-type="float" office:value="7.4">
            <text:p>7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56">
            <text:p>-0,56</text:p>
          </table:table-cell>
          <table:table-cell office:value-type="float" office:value="23">
            <text:p>23</text:p>
          </table:table-cell>
          <table:table-cell office:value-type="float" office:value="4.04959275362319">
            <text:p>4,0</text:p>
          </table:table-cell>
          <table:table-cell table:formula="of:=([.K49])*4" office:value-type="float" office:value="16.1983710144928">
            <text:p>16,20</text:p>
          </table:table-cell>
          <table:table-cell office:value-type="float" office:value="4.15565797101449">
            <text:p>4,2</text:p>
          </table:table-cell>
          <table:table-cell table:formula="of:=[.M49]*9" office:value-type="float" office:value="37.4009217391304">
            <text:p>37,4</text:p>
          </table:table-cell>
          <table:table-cell office:value-type="float" office:value="10.1632463768116">
            <text:p>10,2</text:p>
          </table:table-cell>
          <table:table-cell table:formula="of:=[.O49]*4" office:value-type="float" office:value="40.6529855072464">
            <text:p>40,7</text:p>
          </table:table-cell>
          <table:table-cell office:value-type="float" office:value="94.2522782608696">
            <text:p>94,3</text:p>
          </table:table-cell>
          <table:table-cell office:value-type="float" office:value="20">
            <text:p>20,0</text:p>
          </table:table-cell>
          <table:table-cell table:formula="of:=([.R49]*4)/[.J49]" office:value-type="float" office:value="3.47826086956522">
            <text:p>3,48</text:p>
          </table:table-cell>
          <table:table-cell office:value-type="float" office:value="15.6">
            <text:p>15,6</text:p>
          </table:table-cell>
          <table:table-cell table:formula="of:=([.T49]*9)/[.J49]" office:value-type="float" office:value="6.10434782608696">
            <text:p>6,1</text:p>
          </table:table-cell>
          <table:table-cell office:value-type="float" office:value="45">
            <text:p>45,0</text:p>
          </table:table-cell>
          <table:table-cell table:formula="of:=([.V49]*4)/[.J49]" office:value-type="float" office:value="7.82608695652174">
            <text:p>7,8</text:p>
          </table:table-cell>
          <table:table-cell office:value-type="float" office:value="400.4">
            <text:p>400,4</text:p>
          </table:table-cell>
          <table:table-cell table:formula="of:=[.X49]/[.J49]" office:value-type="float" office:value="17.4086956521739">
            <text:p>17,41</text:p>
          </table:table-cell>
          <table:table-cell table:formula="of:=[.L49]+[.S49]" office:value-type="float" office:value="19.676631884058">
            <text:p>19,68</text:p>
          </table:table-cell>
          <table:table-cell table:formula="of:=[.Z49]/[.AF49]" office:value-type="percentage" office:value="0.176217627291888">
            <text:p>17,62%</text:p>
          </table:table-cell>
          <table:table-cell table:formula="of:=[.N49]+[.U49]" office:value-type="float" office:value="43.5052695652174">
            <text:p>43,5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9]+[.W49]" office:value-type="float" office:value="48.4790724637681">
            <text:p>48,48</text:p>
          </table:table-cell>
          <table:table-cell table:formula="of:=[.AD49]/[.AF49]" office:value-type="percentage" office:value="0.434163081019887">
            <text:p>43,42%</text:p>
          </table:table-cell>
          <table:table-cell table:formula="of:=[.Q49]+[.Y49]" office:value-type="float" office:value="111.660973913044">
            <text:p>111,66</text:p>
          </table:table-cell>
          <table:table-cell table:formula="of:=[.AF49]/75" office:value-type="percentage" office:value="1.48881298550725">
            <text:p>148,88%</text:p>
          </table:table-cell>
          <table:table-cell table:number-columns-repeated="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EL C</text:p>
          </table:table-cell>
          <table:table-cell office:value-type="float" office:value="41708">
            <text:p>10/03/14</text:p>
          </table:table-cell>
          <table:table-cell office:value-type="float" office:value="6.3">
            <text:p>6,3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4.58">
            <text:p>14,58</text:p>
          </table:table-cell>
          <table:table-cell office:value-type="float" office:value="-0.44">
            <text:p>-0,44</text:p>
          </table:table-cell>
          <table:table-cell office:value-type="float" office:value="21">
            <text:p>21</text:p>
          </table:table-cell>
          <table:table-cell office:value-type="float" office:value="4.24751428571429">
            <text:p>4,2</text:p>
          </table:table-cell>
          <table:table-cell table:formula="of:=([.K50])*4" office:value-type="float" office:value="16.9900571428572">
            <text:p>16,99</text:p>
          </table:table-cell>
          <table:table-cell office:value-type="float" office:value="4.26095634920635">
            <text:p>4,3</text:p>
          </table:table-cell>
          <table:table-cell table:formula="of:=[.M50]*9" office:value-type="float" office:value="38.3486071428572">
            <text:p>38,3</text:p>
          </table:table-cell>
          <table:table-cell office:value-type="float" office:value="11.1278476190476">
            <text:p>11,1</text:p>
          </table:table-cell>
          <table:table-cell table:formula="of:=[.O50]*4" office:value-type="float" office:value="44.5113904761904">
            <text:p>44,5</text:p>
          </table:table-cell>
          <table:table-cell office:value-type="float" office:value="99.8500547619048">
            <text:p>99,9</text:p>
          </table:table-cell>
          <table:table-cell office:value-type="float" office:value="10">
            <text:p>10,0</text:p>
          </table:table-cell>
          <table:table-cell table:formula="of:=([.R50]*4)/[.J50]" office:value-type="float" office:value="1.9047619047619">
            <text:p>1,90</text:p>
          </table:table-cell>
          <table:table-cell office:value-type="float" office:value="7.8">
            <text:p>7,8</text:p>
          </table:table-cell>
          <table:table-cell table:formula="of:=([.T50]*9)/[.J50]" office:value-type="float" office:value="3.34285714285714">
            <text:p>3,3</text:p>
          </table:table-cell>
          <table:table-cell office:value-type="float" office:value="22.5">
            <text:p>22,5</text:p>
          </table:table-cell>
          <table:table-cell table:formula="of:=([.V50]*4)/[.J50]" office:value-type="float" office:value="4.28571428571429">
            <text:p>4,3</text:p>
          </table:table-cell>
          <table:table-cell office:value-type="float" office:value="200.2">
            <text:p>200,2</text:p>
          </table:table-cell>
          <table:table-cell table:formula="of:=[.X50]/[.J50]" office:value-type="float" office:value="9.53333333333333">
            <text:p>9,53</text:p>
          </table:table-cell>
          <table:table-cell table:formula="of:=[.L50]+[.S50]" office:value-type="float" office:value="18.8948190476191">
            <text:p>18,89</text:p>
          </table:table-cell>
          <table:table-cell table:formula="of:=[.Z50]/[.AF50]" office:value-type="percentage" office:value="0.172739383709414">
            <text:p>17,27%</text:p>
          </table:table-cell>
          <table:table-cell table:formula="of:=[.N50]+[.U50]" office:value-type="float" office:value="41.6914642857143">
            <text:p>41,6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0]+[.W50]" office:value-type="float" office:value="48.7971047619047">
            <text:p>48,80</text:p>
          </table:table-cell>
          <table:table-cell table:formula="of:=[.AD50]/[.AF50]" office:value-type="percentage" office:value="0.446110745074178">
            <text:p>44,61%</text:p>
          </table:table-cell>
          <table:table-cell table:formula="of:=[.Q50]+[.Y50]" office:value-type="float" office:value="109.383388095238">
            <text:p>109,38</text:p>
          </table:table-cell>
          <table:table-cell table:formula="of:=[.AF50]/90" office:value-type="percentage" office:value="1.21537097883598">
            <text:p>121,54%</text:p>
          </table:table-cell>
          <table:table-cell table:number-columns-repeated="4"/>
        </table:table-row>
        <table:table-row table:style-name="ro2" table:visibility="filter">
          <table:table-cell office:value-type="float" office:value="82">
            <text:p>82</text:p>
          </table:table-cell>
          <table:table-cell office:value-type="string">
            <text:p>EL C</text:p>
          </table:table-cell>
          <table:table-cell office:value-type="float" office:value="42464">
            <text:p>04/04/16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27">
            <text:p>27</text:p>
          </table:table-cell>
          <table:table-cell office:value-type="float" office:value="4.22853703703704">
            <text:p>4,2</text:p>
          </table:table-cell>
          <table:table-cell table:formula="of:=([.K51])*4" office:value-type="float" office:value="16.9141481481482">
            <text:p>16,91</text:p>
          </table:table-cell>
          <table:table-cell office:value-type="float" office:value="3.77075802469136">
            <text:p>3,8</text:p>
          </table:table-cell>
          <table:table-cell table:formula="of:=[.M51]*9" office:value-type="float" office:value="33.9368222222222">
            <text:p>33,9</text:p>
          </table:table-cell>
          <table:table-cell office:value-type="float" office:value="8.89946296296296">
            <text:p>8,9</text:p>
          </table:table-cell>
          <table:table-cell table:formula="of:=[.O51]*4" office:value-type="float" office:value="35.5978518518518">
            <text:p>35,6</text:p>
          </table:table-cell>
          <table:table-cell office:value-type="float" office:value="86.4488222222222">
            <text:p>86,4</text:p>
          </table:table-cell>
          <table:table-cell office:value-type="float" office:value="20">
            <text:p>20,0</text:p>
          </table:table-cell>
          <table:table-cell table:formula="of:=([.R51]*4)/[.J51]" office:value-type="float" office:value="2.96296296296296">
            <text:p>2,96</text:p>
          </table:table-cell>
          <table:table-cell office:value-type="float" office:value="15.6">
            <text:p>15,6</text:p>
          </table:table-cell>
          <table:table-cell table:formula="of:=([.T51]*9)/[.J51]" office:value-type="float" office:value="5.2">
            <text:p>5,2</text:p>
          </table:table-cell>
          <table:table-cell office:value-type="float" office:value="45">
            <text:p>45,0</text:p>
          </table:table-cell>
          <table:table-cell table:formula="of:=([.V51]*4)/[.J51]" office:value-type="float" office:value="6.66666666666667">
            <text:p>6,7</text:p>
          </table:table-cell>
          <table:table-cell office:value-type="float" office:value="400.4">
            <text:p>400,4</text:p>
          </table:table-cell>
          <table:table-cell table:formula="of:=[.X51]/[.J51]" office:value-type="float" office:value="14.8296296296296">
            <text:p>14,83</text:p>
          </table:table-cell>
          <table:table-cell table:formula="of:=[.L51]+[.S51]" office:value-type="float" office:value="19.8771111111111">
            <text:p>19,88</text:p>
          </table:table-cell>
          <table:table-cell table:formula="of:=[.Z51]/[.AF51]" office:value-type="percentage" office:value="0.19626199598891">
            <text:p>19,63%</text:p>
          </table:table-cell>
          <table:table-cell table:formula="of:=[.N51]+[.U51]" office:value-type="float" office:value="39.1368222222222">
            <text:p>39,1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1]+[.W51]" office:value-type="float" office:value="42.2645185185185">
            <text:p>42,26</text:p>
          </table:table-cell>
          <table:table-cell table:formula="of:=[.AD51]/[.AF51]" office:value-type="percentage" office:value="0.417310076780619">
            <text:p>41,73%</text:p>
          </table:table-cell>
          <table:table-cell table:formula="of:=[.Q51]+[.Y51]" office:value-type="float" office:value="101.278451851852">
            <text:p>101,28</text:p>
          </table:table-cell>
          <table:table-cell table:formula="of:=[.AF51]/75" office:value-type="percentage" office:value="1.35037935802469">
            <text:p>135,04%</text:p>
          </table:table-cell>
          <table:table-cell table:number-columns-repeated="4"/>
        </table:table-row>
        <table:table-row table:style-name="ro2" table:visibility="filter">
          <table:table-cell office:value-type="float" office:value="83">
            <text:p>83</text:p>
          </table:table-cell>
          <table:table-cell office:value-type="string">
            <text:p>EL C</text:p>
          </table:table-cell>
          <table:table-cell office:value-type="float" office:value="42655">
            <text:p>12/10/16</text:p>
          </table:table-cell>
          <table:table-cell office:value-type="float" office:value="8.9">
            <text:p>8,9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9.4">
            <text:p>29,4</text:p>
          </table:table-cell>
          <table:table-cell office:value-type="float" office:value="3.76884353741497">
            <text:p>3,8</text:p>
          </table:table-cell>
          <table:table-cell table:formula="of:=([.K52])*4" office:value-type="float" office:value="15.0753741496599">
            <text:p>15,08</text:p>
          </table:table-cell>
          <table:table-cell office:value-type="float" office:value="3.56397278911565">
            <text:p>3,6</text:p>
          </table:table-cell>
          <table:table-cell table:formula="of:=[.M52]*9" office:value-type="float" office:value="32.0757551020408">
            <text:p>32,1</text:p>
          </table:table-cell>
          <table:table-cell office:value-type="float" office:value="8.03850340136055">
            <text:p>8,0</text:p>
          </table:table-cell>
          <table:table-cell table:formula="of:=[.O52]*4" office:value-type="float" office:value="32.1540136054422">
            <text:p>32,2</text:p>
          </table:table-cell>
          <table:table-cell office:value-type="float" office:value="79.3051428571429">
            <text:p>79,3</text:p>
          </table:table-cell>
          <table:table-cell office:value-type="float" office:value="20">
            <text:p>20,0</text:p>
          </table:table-cell>
          <table:table-cell table:formula="of:=([.R52]*4)/[.J52]" office:value-type="float" office:value="2.72108843537415">
            <text:p>2,72</text:p>
          </table:table-cell>
          <table:table-cell office:value-type="float" office:value="15.6">
            <text:p>15,6</text:p>
          </table:table-cell>
          <table:table-cell table:formula="of:=([.T52]*9)/[.J52]" office:value-type="float" office:value="4.77551020408163">
            <text:p>4,8</text:p>
          </table:table-cell>
          <table:table-cell office:value-type="float" office:value="45">
            <text:p>45,0</text:p>
          </table:table-cell>
          <table:table-cell table:formula="of:=([.V52]*4)/[.J52]" office:value-type="float" office:value="6.12244897959184">
            <text:p>6,1</text:p>
          </table:table-cell>
          <table:table-cell office:value-type="float" office:value="400.4">
            <text:p>400,4</text:p>
          </table:table-cell>
          <table:table-cell table:formula="of:=[.X52]/[.J52]" office:value-type="float" office:value="13.6190476190476">
            <text:p>13,62</text:p>
          </table:table-cell>
          <table:table-cell table:formula="of:=[.L52]+[.S52]" office:value-type="float" office:value="17.796462585034">
            <text:p>17,80</text:p>
          </table:table-cell>
          <table:table-cell table:formula="of:=[.Z52]/[.AF52]" office:value-type="percentage" office:value="0.191515928132771">
            <text:p>19,15%</text:p>
          </table:table-cell>
          <table:table-cell table:formula="of:=[.N52]+[.U52]" office:value-type="float" office:value="36.8512653061225">
            <text:p>36,85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2]+[.W52]" office:value-type="float" office:value="38.276462585034">
            <text:p>38,28</text:p>
          </table:table-cell>
          <table:table-cell table:formula="of:=[.AD52]/[.AF52]" office:value-type="percentage" office:value="0.411910638003798">
            <text:p>41,19%</text:p>
          </table:table-cell>
          <table:table-cell table:formula="of:=[.Q52]+[.Y52]" office:value-type="float" office:value="92.9241904761905">
            <text:p>92,92</text:p>
          </table:table-cell>
          <table:table-cell table:formula="of:=[.AF52]/75" office:value-type="percentage" office:value="1.23898920634921">
            <text:p>123,90%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EL C</text:p>
          </table:table-cell>
          <table:table-cell office:value-type="float" office:value="42268">
            <text:p>21/09/15</text:p>
          </table:table-cell>
          <table:table-cell office:value-type="float" office:value="7.8">
            <text:p>7,8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14.95">
            <text:p>14,95</text:p>
          </table:table-cell>
          <table:table-cell office:value-type="float" office:value="-0.2">
            <text:p>-0,2</text:p>
          </table:table-cell>
          <table:table-cell office:value-type="float" office:value="24.5">
            <text:p>24,5</text:p>
          </table:table-cell>
          <table:table-cell office:value-type="float" office:value="3.94436904761905">
            <text:p>3,9</text:p>
          </table:table-cell>
          <table:table-cell table:formula="of:=([.K53])*4" office:value-type="float" office:value="15.7774761904762">
            <text:p>15,78</text:p>
          </table:table-cell>
          <table:table-cell office:value-type="float" office:value="3.54725578231292">
            <text:p>3,5</text:p>
          </table:table-cell>
          <table:table-cell table:formula="of:=[.M53]*9" office:value-type="float" office:value="31.9253020408163">
            <text:p>31,9</text:p>
          </table:table-cell>
          <table:table-cell office:value-type="float" office:value="9.0018949659864">
            <text:p>9,0</text:p>
          </table:table-cell>
          <table:table-cell table:formula="of:=[.O53]*4" office:value-type="float" office:value="36.0075798639456">
            <text:p>36,0</text:p>
          </table:table-cell>
          <table:table-cell office:value-type="float" office:value="83.7103580952381">
            <text:p>83,7</text:p>
          </table:table-cell>
          <table:table-cell office:value-type="float" office:value="20">
            <text:p>20,0</text:p>
          </table:table-cell>
          <table:table-cell table:formula="of:=([.R53]*4)/[.J53]" office:value-type="float" office:value="3.26530612244898">
            <text:p>3,27</text:p>
          </table:table-cell>
          <table:table-cell office:value-type="float" office:value="15.6">
            <text:p>15,6</text:p>
          </table:table-cell>
          <table:table-cell table:formula="of:=([.T53]*9)/[.J53]" office:value-type="float" office:value="5.73061224489796">
            <text:p>5,7</text:p>
          </table:table-cell>
          <table:table-cell office:value-type="float" office:value="45">
            <text:p>45,0</text:p>
          </table:table-cell>
          <table:table-cell table:formula="of:=([.V53]*4)/[.J53]" office:value-type="float" office:value="7.3469387755102">
            <text:p>7,3</text:p>
          </table:table-cell>
          <table:table-cell office:value-type="float" office:value="400.4">
            <text:p>400,4</text:p>
          </table:table-cell>
          <table:table-cell table:formula="of:=[.X53]/[.J53]" office:value-type="float" office:value="16.3428571428571">
            <text:p>16,34</text:p>
          </table:table-cell>
          <table:table-cell table:formula="of:=[.L53]+[.S53]" office:value-type="float" office:value="19.0427823129252">
            <text:p>19,04</text:p>
          </table:table-cell>
          <table:table-cell table:formula="of:=[.Z53]/[.AF53]" office:value-type="percentage" office:value="0.190326540407615">
            <text:p>19,03%</text:p>
          </table:table-cell>
          <table:table-cell table:formula="of:=[.N53]+[.U53]" office:value-type="float" office:value="37.6559142857142">
            <text:p>37,6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3]+[.W53]" office:value-type="float" office:value="43.3545186394558">
            <text:p>43,35</text:p>
          </table:table-cell>
          <table:table-cell table:formula="of:=[.AD53]/[.AF53]" office:value-type="percentage" office:value="0.433314597000063">
            <text:p>43,33%</text:p>
          </table:table-cell>
          <table:table-cell table:formula="of:=[.Q53]+[.Y53]" office:value-type="float" office:value="100.053215238095">
            <text:p>100,05</text:p>
          </table:table-cell>
          <table:table-cell table:formula="of:=[.AF53]/75" office:value-type="percentage" office:value="1.33404286984127">
            <text:p>133,40%</text:p>
          </table:table-cell>
          <table:table-cell table:number-columns-repeated="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FE J</text:p>
          </table:table-cell>
          <table:table-cell office:value-type="float" office:value="41793">
            <text:p>03/06/14</text:p>
          </table:table-cell>
          <table:table-cell office:value-type="float" office:value="9.1">
            <text:p>9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4.9">
            <text:p>14,9</text:p>
          </table:table-cell>
          <table:table-cell office:value-type="float" office:value="-0.6">
            <text:p>-0,6</text:p>
          </table:table-cell>
          <table:table-cell office:value-type="float" office:value="26">
            <text:p>26</text:p>
          </table:table-cell>
          <table:table-cell office:value-type="float" office:value="4.18661538461539">
            <text:p>4,2</text:p>
          </table:table-cell>
          <table:table-cell table:formula="of:=([.K54])*4" office:value-type="float" office:value="16.7464615384616">
            <text:p>16,75</text:p>
          </table:table-cell>
          <table:table-cell office:value-type="float" office:value="3.80103076923077">
            <text:p>3,8</text:p>
          </table:table-cell>
          <table:table-cell table:formula="of:=[.M54]*9" office:value-type="float" office:value="34.2092769230769">
            <text:p>34,2</text:p>
          </table:table-cell>
          <table:table-cell office:value-type="float" office:value="10.3190384615385">
            <text:p>10,3</text:p>
          </table:table-cell>
          <table:table-cell table:formula="of:=[.O54]*4" office:value-type="float" office:value="41.276153846154">
            <text:p>41,3</text:p>
          </table:table-cell>
          <table:table-cell office:value-type="float" office:value="92.2318923076923">
            <text:p>92,2</text:p>
          </table:table-cell>
          <table:table-cell office:value-type="float" office:value="33.6">
            <text:p>33,6</text:p>
          </table:table-cell>
          <table:table-cell table:formula="of:=([.R54]*4)/[.J54]" office:value-type="float" office:value="5.16923076923077">
            <text:p>5,17</text:p>
          </table:table-cell>
          <table:table-cell office:value-type="float" office:value="34.8">
            <text:p>34,8</text:p>
          </table:table-cell>
          <table:table-cell table:formula="of:=([.T54]*9)/[.J54]" office:value-type="float" office:value="12.0461538461538">
            <text:p>12,0</text:p>
          </table:table-cell>
          <table:table-cell office:value-type="float" office:value="112.8">
            <text:p>112,8</text:p>
          </table:table-cell>
          <table:table-cell table:formula="of:=([.V54]*4)/[.J54]" office:value-type="float" office:value="17.3538461538462">
            <text:p>17,4</text:p>
          </table:table-cell>
          <table:table-cell office:value-type="float" office:value="898.8">
            <text:p>898,8</text:p>
          </table:table-cell>
          <table:table-cell table:formula="of:=[.X54]/[.J54]" office:value-type="float" office:value="34.5692307692308">
            <text:p>34,57</text:p>
          </table:table-cell>
          <table:table-cell table:formula="of:=[.L54]+[.S54]" office:value-type="float" office:value="21.9156923076923">
            <text:p>21,92</text:p>
          </table:table-cell>
          <table:table-cell table:formula="of:=[.Z54]/[.AF54]" office:value-type="percentage" office:value="0.172835159310043">
            <text:p>17,28%</text:p>
          </table:table-cell>
          <table:table-cell table:formula="of:=[.N54]+[.U54]" office:value-type="float" office:value="46.2554307692308">
            <text:p>46,2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4]+[.W54]" office:value-type="float" office:value="58.6300000000002">
            <text:p>58,63</text:p>
          </table:table-cell>
          <table:table-cell table:formula="of:=[.AD54]/[.AF54]" office:value-type="percentage" office:value="0.462377608157561">
            <text:p>46,24%</text:p>
          </table:table-cell>
          <table:table-cell table:formula="of:=[.Q54]+[.Y54]" office:value-type="float" office:value="126.801123076923">
            <text:p>126,80</text:p>
          </table:table-cell>
          <table:table-cell table:formula="of:=[.AF54]/75" office:value-type="percentage" office:value="1.69068164102564">
            <text:p>169,07%</text:p>
          </table:table-cell>
          <table:table-cell table:number-columns-repeated="4"/>
        </table:table-row>
        <table:table-row table:style-name="ro2" table:visibility="filter">
          <table:table-cell office:value-type="float" office:value="94">
            <text:p>94</text:p>
          </table:table-cell>
          <table:table-cell office:value-type="string">
            <text:p>FE J</text:p>
          </table:table-cell>
          <table:table-cell office:value-type="float" office:value="42352">
            <text:p>14/12/15</text:p>
          </table:table-cell>
          <table:table-cell office:value-type="float" office:value="10.6">
            <text:p>10,6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28.8">
            <text:p>28,8</text:p>
          </table:table-cell>
          <table:table-cell office:value-type="float" office:value="3.5772337962963">
            <text:p>3,6</text:p>
          </table:table-cell>
          <table:table-cell table:formula="of:=([.K55])*4" office:value-type="float" office:value="14.3089351851852">
            <text:p>14,31</text:p>
          </table:table-cell>
          <table:table-cell office:value-type="float" office:value="3.44772106481481">
            <text:p>3,4</text:p>
          </table:table-cell>
          <table:table-cell table:formula="of:=[.M55]*9" office:value-type="float" office:value="31.0294895833333">
            <text:p>31,0</text:p>
          </table:table-cell>
          <table:table-cell office:value-type="float" office:value="9.68181712962963">
            <text:p>9,7</text:p>
          </table:table-cell>
          <table:table-cell table:formula="of:=[.O55]*4" office:value-type="float" office:value="38.7272685185185">
            <text:p>38,7</text:p>
          </table:table-cell>
          <table:table-cell office:value-type="float" office:value="84.065693287037">
            <text:p>84,1</text:p>
          </table:table-cell>
          <table:table-cell office:value-type="float" office:value="33.6">
            <text:p>33,6</text:p>
          </table:table-cell>
          <table:table-cell table:formula="of:=([.R55]*4)/[.J55]" office:value-type="float" office:value="4.66666666666667">
            <text:p>4,67</text:p>
          </table:table-cell>
          <table:table-cell office:value-type="float" office:value="34.8">
            <text:p>34,8</text:p>
          </table:table-cell>
          <table:table-cell table:formula="of:=([.T55]*9)/[.J55]" office:value-type="float" office:value="10.875">
            <text:p>10,9</text:p>
          </table:table-cell>
          <table:table-cell office:value-type="float" office:value="112.8">
            <text:p>112,8</text:p>
          </table:table-cell>
          <table:table-cell table:formula="of:=([.V55]*4)/[.J55]" office:value-type="float" office:value="15.6666666666667">
            <text:p>15,7</text:p>
          </table:table-cell>
          <table:table-cell office:value-type="float" office:value="898.8">
            <text:p>898,8</text:p>
          </table:table-cell>
          <table:table-cell table:formula="of:=[.X55]/[.J55]" office:value-type="float" office:value="31.2083333333333">
            <text:p>31,21</text:p>
          </table:table-cell>
          <table:table-cell table:formula="of:=[.L55]+[.S55]" office:value-type="float" office:value="18.9756018518519">
            <text:p>18,98</text:p>
          </table:table-cell>
          <table:table-cell table:formula="of:=[.Z55]/[.AF55]" office:value-type="percentage" office:value="0.164612987055131">
            <text:p>16,46%</text:p>
          </table:table-cell>
          <table:table-cell table:formula="of:=[.N55]+[.U55]" office:value-type="float" office:value="41.9044895833333">
            <text:p>41,90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5]+[.W55]" office:value-type="float" office:value="54.3939351851852">
            <text:p>54,39</text:p>
          </table:table-cell>
          <table:table-cell table:formula="of:=[.AD55]/[.AF55]" office:value-type="percentage" office:value="0.471866358623176">
            <text:p>47,19%</text:p>
          </table:table-cell>
          <table:table-cell table:formula="of:=[.Q55]+[.Y55]" office:value-type="float" office:value="115.27402662037">
            <text:p>115,27</text:p>
          </table:table-cell>
          <table:table-cell table:formula="of:=[.AF55]/75" office:value-type="percentage" office:value="1.53698702160494">
            <text:p>153,70%</text:p>
          </table:table-cell>
          <table:table-cell table:number-columns-repeated="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FE J</text:p>
          </table:table-cell>
          <table:table-cell office:value-type="float" office:value="42158">
            <text:p>03/06/15</text:p>
          </table:table-cell>
          <table:table-cell office:value-type="float" office:value="10.1">
            <text:p>10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6.5">
            <text:p>136,5</text:p>
          </table:table-cell>
          <table:table-cell table:style-name="ce2" office:value-type="float" office:value="15.51">
            <text:p>15,51</text:p>
          </table:table-cell>
          <table:table-cell office:value-type="float" office:value="-0.4">
            <text:p>-0,4</text:p>
          </table:table-cell>
          <table:table-cell office:value-type="float" office:value="28.9">
            <text:p>28,9</text:p>
          </table:table-cell>
          <table:table-cell office:value-type="float" office:value="3.34281609195402">
            <text:p>3,3</text:p>
          </table:table-cell>
          <table:table-cell table:formula="of:=([.K56])*4" office:value-type="float" office:value="13.3712643678161">
            <text:p>13,37</text:p>
          </table:table-cell>
          <table:table-cell office:value-type="float" office:value="3.6843124137931">
            <text:p>3,7</text:p>
          </table:table-cell>
          <table:table-cell table:formula="of:=[.M56]*9" office:value-type="float" office:value="33.1588117241379">
            <text:p>33,2</text:p>
          </table:table-cell>
          <table:table-cell office:value-type="float" office:value="7.54147701149425">
            <text:p>7,5</text:p>
          </table:table-cell>
          <table:table-cell table:formula="of:=[.O56]*4" office:value-type="float" office:value="30.165908045977">
            <text:p>30,2</text:p>
          </table:table-cell>
          <table:table-cell office:value-type="float" office:value="76.6959841379311">
            <text:p>76,7</text:p>
          </table:table-cell>
          <table:table-cell office:value-type="float" office:value="33.6">
            <text:p>33,6</text:p>
          </table:table-cell>
          <table:table-cell table:formula="of:=([.R56]*4)/[.J56]" office:value-type="float" office:value="4.65051903114187">
            <text:p>4,65</text:p>
          </table:table-cell>
          <table:table-cell office:value-type="float" office:value="34.8">
            <text:p>34,8</text:p>
          </table:table-cell>
          <table:table-cell table:formula="of:=([.T56]*9)/[.J56]" office:value-type="float" office:value="10.8373702422145">
            <text:p>10,8</text:p>
          </table:table-cell>
          <table:table-cell office:value-type="float" office:value="112.8">
            <text:p>112,8</text:p>
          </table:table-cell>
          <table:table-cell table:formula="of:=([.V56]*4)/[.J56]" office:value-type="float" office:value="15.6124567474048">
            <text:p>15,6</text:p>
          </table:table-cell>
          <table:table-cell office:value-type="float" office:value="898.8">
            <text:p>898,8</text:p>
          </table:table-cell>
          <table:table-cell table:formula="of:=[.X56]/[.J56]" office:value-type="float" office:value="31.1003460207612">
            <text:p>31,10</text:p>
          </table:table-cell>
          <table:table-cell table:formula="of:=[.L56]+[.S56]" office:value-type="float" office:value="18.021783398958">
            <text:p>18,02</text:p>
          </table:table-cell>
          <table:table-cell table:formula="of:=[.Z56]/[.AF56]" office:value-type="percentage" office:value="0.167183645050135">
            <text:p>16,72%</text:p>
          </table:table-cell>
          <table:table-cell table:formula="of:=[.N56]+[.U56]" office:value-type="float" office:value="43.9961819663524">
            <text:p>44,00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6]+[.W56]" office:value-type="float" office:value="45.7783647933818">
            <text:p>45,78</text:p>
          </table:table-cell>
          <table:table-cell table:formula="of:=[.AD56]/[.AF56]" office:value-type="percentage" office:value="0.424674613003886">
            <text:p>42,47%</text:p>
          </table:table-cell>
          <table:table-cell table:formula="of:=[.Q56]+[.Y56]" office:value-type="float" office:value="107.796330158692">
            <text:p>107,80</text:p>
          </table:table-cell>
          <table:table-cell table:formula="of:=[.AF56]/75" office:value-type="percentage" office:value="1.4372844021159">
            <text:p>143,73%</text:p>
          </table:table-cell>
          <table:table-cell table:number-columns-repeated="4"/>
        </table:table-row>
        <table:table-row table:style-name="ro2" table:visibility="filter">
          <table:table-cell office:value-type="float" office:value="96">
            <text:p>96</text:p>
          </table:table-cell>
          <table:table-cell office:value-type="string">
            <text:p>FE G</text:p>
          </table:table-cell>
          <table:table-cell office:value-type="float" office:value="42492">
            <text:p>02/05/16</text:p>
          </table:table-cell>
          <table:table-cell office:value-type="float" office:value="5.9">
            <text:p>5,9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3.75948039215686">
            <text:p>3,8</text:p>
          </table:table-cell>
          <table:table-cell table:formula="of:=([.K57])*4" office:value-type="float" office:value="15.0379215686274">
            <text:p>15,04</text:p>
          </table:table-cell>
          <table:table-cell office:value-type="float" office:value="3.95970098039216">
            <text:p>4,0</text:p>
          </table:table-cell>
          <table:table-cell table:formula="of:=[.M57]*9" office:value-type="float" office:value="35.6373088235294">
            <text:p>35,6</text:p>
          </table:table-cell>
          <table:table-cell office:value-type="float" office:value="11.7803921568627">
            <text:p>11,8</text:p>
          </table:table-cell>
          <table:table-cell table:formula="of:=[.O57]*4" office:value-type="float" office:value="47.1215686274508">
            <text:p>47,1</text:p>
          </table:table-cell>
          <table:table-cell office:value-type="float" office:value="97.7967990196079">
            <text:p>97,8</text:p>
          </table:table-cell>
          <table:table-cell office:value-type="float" office:value="11.2">
            <text:p>11,2</text:p>
          </table:table-cell>
          <table:table-cell table:formula="of:=([.R57]*4)/[.J57]" office:value-type="float" office:value="2.63529411764706">
            <text:p>2,64</text:p>
          </table:table-cell>
          <table:table-cell office:value-type="float" office:value="11.6">
            <text:p>11,6</text:p>
          </table:table-cell>
          <table:table-cell table:formula="of:=([.T57]*9)/[.J57]" office:value-type="float" office:value="6.14117647058824">
            <text:p>6,1</text:p>
          </table:table-cell>
          <table:table-cell office:value-type="float" office:value="37.6">
            <text:p>37,6</text:p>
          </table:table-cell>
          <table:table-cell table:formula="of:=([.V57]*4)/[.J57]" office:value-type="float" office:value="8.84705882352941">
            <text:p>8,8</text:p>
          </table:table-cell>
          <table:table-cell office:value-type="float" office:value="299.6">
            <text:p>299,6</text:p>
          </table:table-cell>
          <table:table-cell table:formula="of:=[.X57]/[.J57]" office:value-type="float" office:value="17.6235294117647">
            <text:p>17,62</text:p>
          </table:table-cell>
          <table:table-cell table:formula="of:=[.L57]+[.S57]" office:value-type="float" office:value="17.6732156862745">
            <text:p>17,67</text:p>
          </table:table-cell>
          <table:table-cell table:formula="of:=[.Z57]/[.AF57]" office:value-type="percentage" office:value="0.153120476491996">
            <text:p>15,31%</text:p>
          </table:table-cell>
          <table:table-cell table:formula="of:=[.N57]+[.U57]" office:value-type="float" office:value="41.7784852941177">
            <text:p>41,78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7]+[.W57]" office:value-type="float" office:value="55.9686274509802">
            <text:p>55,97</text:p>
          </table:table-cell>
          <table:table-cell table:formula="of:=[.AD57]/[.AF57]" office:value-type="percentage" office:value="0.484911351506493">
            <text:p>48,49%</text:p>
          </table:table-cell>
          <table:table-cell table:formula="of:=[.Q57]+[.Y57]" office:value-type="float" office:value="115.420328431373">
            <text:p>115,42</text:p>
          </table:table-cell>
          <table:table-cell table:formula="of:=[.AF57]/90" office:value-type="percentage" office:value="1.28244809368192">
            <text:p>128,24%</text:p>
          </table:table-cell>
          <table:table-cell table:number-columns-repeated="4"/>
        </table:table-row>
        <table:table-row table:style-name="ro2">
          <table:table-cell office:value-type="float" office:value="104">
            <text:p>104</text:p>
          </table:table-cell>
          <table:table-cell table:style-name="ce6" office:value-type="string">
            <text:p>GR M</text:p>
          </table:table-cell>
          <table:table-cell office:value-type="float" office:value="41689">
            <text:p>19/02/14</text:p>
          </table:table-cell>
          <table:table-cell office:value-type="float" office:value="14.9">
            <text:p>14,9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18">
            <text:p>-1,18</text:p>
          </table:table-cell>
          <table:table-cell office:value-type="float" office:value="42.8">
            <text:p>42,8</text:p>
          </table:table-cell>
          <table:table-cell office:value-type="float" office:value="2.72072336448598">
            <text:p>2,7</text:p>
          </table:table-cell>
          <table:table-cell table:formula="of:=([.K58])*4" office:value-type="float" office:value="10.8828934579439">
            <text:p>10,88</text:p>
          </table:table-cell>
          <table:table-cell office:value-type="float" office:value="2.75222274143302">
            <text:p>2,8</text:p>
          </table:table-cell>
          <table:table-cell table:formula="of:=[.M58]*9" office:value-type="float" office:value="24.7700046728972">
            <text:p>24,8</text:p>
          </table:table-cell>
          <table:table-cell office:value-type="float" office:value="7.28004049844237">
            <text:p>7,3</text:p>
          </table:table-cell>
          <table:table-cell table:formula="of:=[.O58]*4" office:value-type="float" office:value="29.1201619937695">
            <text:p>29,1</text:p>
          </table:table-cell>
          <table:table-cell office:value-type="float" office:value="64.7730601246106">
            <text:p>64,8</text:p>
          </table:table-cell>
          <table:table-cell office:value-type="float" office:value="34.5">
            <text:p>34,5</text:p>
          </table:table-cell>
          <table:table-cell table:formula="of:=([.R58]*4)/[.J58]" office:value-type="float" office:value="3.22429906542056">
            <text:p>3,22</text:p>
          </table:table-cell>
          <table:table-cell office:value-type="float" office:value="26.5">
            <text:p>26,5</text:p>
          </table:table-cell>
          <table:table-cell table:formula="of:=([.T58]*9)/[.J58]" office:value-type="float" office:value="5.57242990654206">
            <text:p>5,6</text:p>
          </table:table-cell>
          <table:table-cell office:value-type="float" office:value="77">
            <text:p>77,0</text:p>
          </table:table-cell>
          <table:table-cell table:formula="of:=([.V58]*4)/[.J58]" office:value-type="float" office:value="7.19626168224299">
            <text:p>7,2</text:p>
          </table:table-cell>
          <table:table-cell office:value-type="float" office:value="684.5">
            <text:p>684,5</text:p>
          </table:table-cell>
          <table:table-cell table:formula="of:=[.X58]/[.J58]" office:value-type="float" office:value="15.9929906542056">
            <text:p>15,99</text:p>
          </table:table-cell>
          <table:table-cell table:formula="of:=[.L58]+[.S58]" office:value-type="float" office:value="14.1071925233645">
            <text:p>14,11</text:p>
          </table:table-cell>
          <table:table-cell table:formula="of:=[.Z58]/[.AF58]" office:value-type="percentage" office:value="0.174667355743295">
            <text:p>17,47%</text:p>
          </table:table-cell>
          <table:table-cell table:formula="of:=[.N58]+[.U58]" office:value-type="float" office:value="30.3424345794392">
            <text:p>30,3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8]+[.W58]" office:value-type="float" office:value="36.3164236760125">
            <text:p>36,32</text:p>
          </table:table-cell>
          <table:table-cell table:formula="of:=[.AD58]/[.AF58]" office:value-type="percentage" office:value="0.449649615473557">
            <text:p>44,96%</text:p>
          </table:table-cell>
          <table:table-cell table:formula="of:=[.Q58]+[.Y58]" office:value-type="float" office:value="80.7660507788162">
            <text:p>80,77</text:p>
          </table:table-cell>
          <table:table-cell table:formula="of:=[.AF58]/60" office:value-type="percentage" office:value="1.3461008463136">
            <text:p>134,61%</text:p>
          </table:table-cell>
          <table:table-cell table:number-columns-repeated="4"/>
        </table:table-row>
        <table:table-row table:style-name="ro2">
          <table:table-cell office:value-type="float" office:value="106">
            <text:p>106</text:p>
          </table:table-cell>
          <table:table-cell table:style-name="ce6" office:value-type="string">
            <text:p>GR M</text:p>
          </table:table-cell>
          <table:table-cell office:value-type="float" office:value="41778">
            <text:p>19/05/14</text:p>
          </table:table-cell>
          <table:table-cell office:value-type="float" office:value="15.2">
            <text:p>15,2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60.5">
            <text:p>160,5</text:p>
          </table:table-cell>
          <table:table-cell table:style-name="ce2" office:value-type="float" office:value="16.69">
            <text:p>16,69</text:p>
          </table:table-cell>
          <table:table-cell office:value-type="float" office:value="-1.4">
            <text:p>-1,4</text:p>
          </table:table-cell>
          <table:table-cell office:value-type="float" office:value="43">
            <text:p>43</text:p>
          </table:table-cell>
          <table:table-cell office:value-type="float" office:value="2.72274743875278">
            <text:p>2,7</text:p>
          </table:table-cell>
          <table:table-cell table:formula="of:=([.K59])*4" office:value-type="float" office:value="10.8909897550111">
            <text:p>10,89</text:p>
          </table:table-cell>
          <table:table-cell office:value-type="float" office:value="2.49590051967335">
            <text:p>2,5</text:p>
          </table:table-cell>
          <table:table-cell table:formula="of:=[.M59]*9" office:value-type="float" office:value="22.4631046770601">
            <text:p>22,5</text:p>
          </table:table-cell>
          <table:table-cell office:value-type="float" office:value="7.6131440237565">
            <text:p>7,6</text:p>
          </table:table-cell>
          <table:table-cell table:formula="of:=[.O59]*4" office:value-type="float" office:value="30.452576095026">
            <text:p>30,5</text:p>
          </table:table-cell>
          <table:table-cell office:value-type="float" office:value="63.8066705270973">
            <text:p>63,8</text:p>
          </table:table-cell>
          <table:table-cell office:value-type="float" office:value="34.5">
            <text:p>34,5</text:p>
          </table:table-cell>
          <table:table-cell table:formula="of:=([.R59]*4)/[.J59]" office:value-type="float" office:value="3.2093023255814">
            <text:p>3,21</text:p>
          </table:table-cell>
          <table:table-cell office:value-type="float" office:value="26.5">
            <text:p>26,5</text:p>
          </table:table-cell>
          <table:table-cell table:formula="of:=([.T59]*9)/[.J59]" office:value-type="float" office:value="5.54651162790698">
            <text:p>5,5</text:p>
          </table:table-cell>
          <table:table-cell office:value-type="float" office:value="77">
            <text:p>77,0</text:p>
          </table:table-cell>
          <table:table-cell table:formula="of:=([.V59]*4)/[.J59]" office:value-type="float" office:value="7.16279069767442">
            <text:p>7,2</text:p>
          </table:table-cell>
          <table:table-cell office:value-type="float" office:value="684.5">
            <text:p>684,5</text:p>
          </table:table-cell>
          <table:table-cell table:formula="of:=[.X59]/[.J59]" office:value-type="float" office:value="15.9186046511628">
            <text:p>15,92</text:p>
          </table:table-cell>
          <table:table-cell table:formula="of:=[.L59]+[.S59]" office:value-type="float" office:value="14.1002920805925">
            <text:p>14,10</text:p>
          </table:table-cell>
          <table:table-cell table:formula="of:=[.Z59]/[.AF59]" office:value-type="percentage" office:value="0.176861002349195">
            <text:p>17,69%</text:p>
          </table:table-cell>
          <table:table-cell table:formula="of:=[.N59]+[.U59]" office:value-type="float" office:value="28.0096163049671">
            <text:p>28,0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59]+[.W59]" office:value-type="float" office:value="37.6153667927004">
            <text:p>37,62</text:p>
          </table:table-cell>
          <table:table-cell table:formula="of:=[.AD59]/[.AF59]" office:value-type="percentage" office:value="0.471812316841743">
            <text:p>47,18%</text:p>
          </table:table-cell>
          <table:table-cell table:formula="of:=[.Q59]+[.Y59]" office:value-type="float" office:value="79.7252751782601">
            <text:p>79,73</text:p>
          </table:table-cell>
          <table:table-cell table:formula="of:=[.AF59]/60" office:value-type="percentage" office:value="1.32875458630433">
            <text:p>132,88%</text:p>
          </table:table-cell>
          <table:table-cell table:number-columns-repeated="4"/>
        </table:table-row>
        <table:table-row table:style-name="ro2">
          <table:table-cell office:value-type="float" office:value="109">
            <text:p>109</text:p>
          </table:table-cell>
          <table:table-cell table:style-name="ce6" office:value-type="string">
            <text:p>KA N</text:p>
          </table:table-cell>
          <table:table-cell office:value-type="float" office:value="41667">
            <text:p>28/01/14</text:p>
          </table:table-cell>
          <table:table-cell office:value-type="float" office:value="3.4">
            <text:p>3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34">
            <text:p>-1,34</text:p>
          </table:table-cell>
          <table:table-cell office:value-type="float" office:value="14.9">
            <text:p>14,9</text:p>
          </table:table-cell>
          <table:table-cell office:value-type="float" office:value="3.2957293064877">
            <text:p>3,3</text:p>
          </table:table-cell>
          <table:table-cell table:formula="of:=([.K60])*4" office:value-type="float" office:value="13.1829172259508">
            <text:p>13,18</text:p>
          </table:table-cell>
          <table:table-cell office:value-type="float" office:value="3.26611856823266">
            <text:p>3,3</text:p>
          </table:table-cell>
          <table:table-cell table:formula="of:=[.M60]*9" office:value-type="float" office:value="29.3950671140939">
            <text:p>29,4</text:p>
          </table:table-cell>
          <table:table-cell office:value-type="float" office:value="11.706711409396">
            <text:p>11,7</text:p>
          </table:table-cell>
          <table:table-cell table:formula="of:=[.O60]*4" office:value-type="float" office:value="46.826845637584">
            <text:p>46,8</text:p>
          </table:table-cell>
          <table:table-cell office:value-type="float" office:value="89.4048299776286">
            <text:p>89,4</text:p>
          </table:table-cell>
          <table:table-cell office:value-type="float" office:value="13.3333333333333">
            <text:p>13,3</text:p>
          </table:table-cell>
          <table:table-cell table:formula="of:=([.R60]*4)/[.J60]" office:value-type="float" office:value="3.57941834451901">
            <text:p>3,58</text:p>
          </table:table-cell>
          <table:table-cell office:value-type="float" office:value="5.86666666666667">
            <text:p>5,9</text:p>
          </table:table-cell>
          <table:table-cell table:formula="of:=([.T60]*9)/[.J60]" office:value-type="float" office:value="3.54362416107383">
            <text:p>3,5</text:p>
          </table:table-cell>
          <table:table-cell office:value-type="float" office:value="23.4666666666667">
            <text:p>23,5</text:p>
          </table:table-cell>
          <table:table-cell table:formula="of:=([.V60]*4)/[.J60]" office:value-type="float" office:value="6.29977628635348">
            <text:p>6,3</text:p>
          </table:table-cell>
          <table:table-cell office:value-type="float" office:value="200">
            <text:p>200,0</text:p>
          </table:table-cell>
          <table:table-cell table:formula="of:=[.X60]/[.J60]" office:value-type="float" office:value="13.4228187919463">
            <text:p>13,42</text:p>
          </table:table-cell>
          <table:table-cell table:formula="of:=[.L60]+[.S60]" office:value-type="float" office:value="16.7623355704698">
            <text:p>16,76</text:p>
          </table:table-cell>
          <table:table-cell table:formula="of:=[.Z60]/[.AF60]" office:value-type="percentage" office:value="0.163013895300011">
            <text:p>16,30%</text:p>
          </table:table-cell>
          <table:table-cell table:formula="of:=[.N60]+[.U60]" office:value-type="float" office:value="32.9386912751678">
            <text:p>32,9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60]+[.W60]" office:value-type="float" office:value="53.1266219239375">
            <text:p>53,13</text:p>
          </table:table-cell>
          <table:table-cell table:formula="of:=[.AD60]/[.AF60]" office:value-type="percentage" office:value="0.516656974652685">
            <text:p>51,67%</text:p>
          </table:table-cell>
          <table:table-cell table:formula="of:=[.Q60]+[.Y60]" office:value-type="float" office:value="102.827648769575">
            <text:p>102,83</text:p>
          </table:table-cell>
          <table:table-cell table:formula="of:=[.AF60]/90" office:value-type="percentage" office:value="1.14252943077305">
            <text:p>114,25%</text:p>
          </table:table-cell>
          <table:table-cell table:number-columns-repeated="4"/>
        </table:table-row>
        <table:table-row table:style-name="ro2">
          <table:table-cell office:value-type="float" office:value="113">
            <text:p>113</text:p>
          </table:table-cell>
          <table:table-cell table:style-name="ce6" office:value-type="string">
            <text:p>LE M</text:p>
          </table:table-cell>
          <table:table-cell office:value-type="float" office:value="41687">
            <text:p>17/02/14</text:p>
          </table:table-cell>
          <table:table-cell office:value-type="float" office:value="9.3">
            <text:p>9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51">
            <text:p>-1,51</text:p>
          </table:table-cell>
          <table:table-cell office:value-type="float" office:value="22">
            <text:p>22</text:p>
          </table:table-cell>
          <table:table-cell office:value-type="float" office:value="2.52173181818182">
            <text:p>2,5</text:p>
          </table:table-cell>
          <table:table-cell table:formula="of:=([.K61])*4" office:value-type="float" office:value="10.0869272727273">
            <text:p>10,09</text:p>
          </table:table-cell>
          <table:table-cell office:value-type="float" office:value="3.17120454545455">
            <text:p>3,2</text:p>
          </table:table-cell>
          <table:table-cell table:formula="of:=[.M61]*9" office:value-type="float" office:value="28.5408409090909">
            <text:p>28,5</text:p>
          </table:table-cell>
          <table:table-cell office:value-type="float" office:value="8.75179545454546">
            <text:p>8,8</text:p>
          </table:table-cell>
          <table:table-cell table:formula="of:=[.O61]*4" office:value-type="float" office:value="35.0071818181818">
            <text:p>35,0</text:p>
          </table:table-cell>
          <table:table-cell office:value-type="float" office:value="73.63495">
            <text:p>73,6</text:p>
          </table:table-cell>
          <table:table-cell office:value-type="float" office:value="24.5">
            <text:p>24,5</text:p>
          </table:table-cell>
          <table:table-cell table:formula="of:=([.R61]*4)/[.J61]" office:value-type="float" office:value="4.45454545454545">
            <text:p>4,45</text:p>
          </table:table-cell>
          <table:table-cell office:value-type="float" office:value="31.6">
            <text:p>31,6</text:p>
          </table:table-cell>
          <table:table-cell table:formula="of:=([.T61]*9)/[.J61]" office:value-type="float" office:value="12.9272727272727">
            <text:p>12,9</text:p>
          </table:table-cell>
          <table:table-cell office:value-type="float" office:value="92.5">
            <text:p>92,5</text:p>
          </table:table-cell>
          <table:table-cell table:formula="of:=([.V61]*4)/[.J61]" office:value-type="float" office:value="16.8181818181818">
            <text:p>16,8</text:p>
          </table:table-cell>
          <table:table-cell office:value-type="float" office:value="752.4">
            <text:p>752,4</text:p>
          </table:table-cell>
          <table:table-cell table:formula="of:=[.X61]/[.J61]" office:value-type="float" office:value="34.2">
            <text:p>34,20</text:p>
          </table:table-cell>
          <table:table-cell table:formula="of:=[.L61]+[.S61]" office:value-type="float" office:value="14.5414727272727">
            <text:p>14,54</text:p>
          </table:table-cell>
          <table:table-cell table:formula="of:=[.Z61]/[.AF61]" office:value-type="percentage" office:value="0.134849348261141">
            <text:p>13,48%</text:p>
          </table:table-cell>
          <table:table-cell table:formula="of:=[.N61]+[.U61]" office:value-type="float" office:value="41.4681136363637">
            <text:p>41,4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61]+[.W61]" office:value-type="float" office:value="51.8253636363637">
            <text:p>51,83</text:p>
          </table:table-cell>
          <table:table-cell table:formula="of:=[.AD61]/[.AF61]" office:value-type="percentage" office:value="0.48059894900831">
            <text:p>48,06%</text:p>
          </table:table-cell>
          <table:table-cell table:formula="of:=[.Q61]+[.Y61]" office:value-type="float" office:value="107.83495">
            <text:p>107,83</text:p>
          </table:table-cell>
          <table:table-cell table:formula="of:=[.AF61]/75" office:value-type="percentage" office:value="1.43779933333333">
            <text:p>143,78%</text:p>
          </table:table-cell>
          <table:table-cell table:number-columns-repeated="4"/>
        </table:table-row>
        <table:table-row table:style-name="ro2">
          <table:table-cell office:value-type="float" office:value="114">
            <text:p>114</text:p>
          </table:table-cell>
          <table:table-cell table:style-name="ce6" office:value-type="string">
            <text:p>LE M</text:p>
          </table:table-cell>
          <table:table-cell office:value-type="float" office:value="42054">
            <text:p>19/02/15</text:p>
          </table:table-cell>
          <table:table-cell office:value-type="float" office:value="10.3">
            <text:p>10,3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1.5">
            <text:p>-1,5</text:p>
          </table:table-cell>
          <table:table-cell office:value-type="float" office:value="23.2">
            <text:p>23,2</text:p>
          </table:table-cell>
          <table:table-cell office:value-type="float" office:value="3.45285344827586">
            <text:p>3,5</text:p>
          </table:table-cell>
          <table:table-cell table:formula="of:=([.K62])*4" office:value-type="float" office:value="13.8114137931034">
            <text:p>13,81</text:p>
          </table:table-cell>
          <table:table-cell office:value-type="float" office:value="2.85804885057471">
            <text:p>2,9</text:p>
          </table:table-cell>
          <table:table-cell table:formula="of:=[.M62]*9" office:value-type="float" office:value="25.7224396551724">
            <text:p>25,7</text:p>
          </table:table-cell>
          <table:table-cell office:value-type="float" office:value="13.2515804597701">
            <text:p>13,3</text:p>
          </table:table-cell>
          <table:table-cell table:formula="of:=[.O62]*4" office:value-type="float" office:value="53.0063218390804">
            <text:p>53,0</text:p>
          </table:table-cell>
          <table:table-cell office:value-type="float" office:value="92.5401752873563">
            <text:p>92,5</text:p>
          </table:table-cell>
          <table:table-cell office:value-type="float" office:value="32.4">
            <text:p>32,4</text:p>
          </table:table-cell>
          <table:table-cell table:formula="of:=([.R62]*4)/[.J62]" office:value-type="float" office:value="5.58620689655172">
            <text:p>5,59</text:p>
          </table:table-cell>
          <table:table-cell office:value-type="float" office:value="13.77">
            <text:p>13,8</text:p>
          </table:table-cell>
          <table:table-cell table:formula="of:=([.T62]*9)/[.J62]" office:value-type="float" office:value="5.34181034482759">
            <text:p>5,3</text:p>
          </table:table-cell>
          <table:table-cell office:value-type="float" office:value="142.56">
            <text:p>142,6</text:p>
          </table:table-cell>
          <table:table-cell table:formula="of:=([.V62]*4)/[.J62]" office:value-type="float" office:value="24.5793103448276">
            <text:p>24,6</text:p>
          </table:table-cell>
          <table:table-cell office:value-type="float" office:value="823.77">
            <text:p>823,8</text:p>
          </table:table-cell>
          <table:table-cell table:formula="of:=[.X62]/[.J62]" office:value-type="float" office:value="35.5073275862069">
            <text:p>35,51</text:p>
          </table:table-cell>
          <table:table-cell table:formula="of:=[.L62]+[.S62]" office:value-type="float" office:value="19.3976206896552">
            <text:p>19,40</text:p>
          </table:table-cell>
          <table:table-cell table:formula="of:=[.Z62]/[.AF62]" office:value-type="percentage" office:value="0.151487692101335">
            <text:p>15,15%</text:p>
          </table:table-cell>
          <table:table-cell table:formula="of:=[.N62]+[.U62]" office:value-type="float" office:value="31.06425">
            <text:p>31,06</text:p>
          </table:table-cell>
          <table:table-cell table:formula="of:=[.AB1]/[.AF1]" office:value-type="percentage" office:value="0">
            <text:p>#VALEUR !</text:p>
          </table:table-cell>
          <table:table-cell table:formula="of:=[.P62]+[.W62]" office:value-type="float" office:value="77.585632183908">
            <text:p>77,59</text:p>
          </table:table-cell>
          <table:table-cell table:formula="of:=[.AD62]/[.AF62]" office:value-type="percentage" office:value="0.605912887348672">
            <text:p>60,59%</text:p>
          </table:table-cell>
          <table:table-cell table:formula="of:=[.Q62]+[.Y62]" office:value-type="float" office:value="128.047502873563">
            <text:p>128,05</text:p>
          </table:table-cell>
          <table:table-cell table:formula="of:=[.AF62]/75" office:value-type="percentage" office:value="1.70730003831418">
            <text:p>170,73%</text:p>
          </table:table-cell>
          <table:table-cell table:number-columns-repeated="4"/>
        </table:table-row>
        <table:table-row table:style-name="ro2">
          <table:table-cell office:value-type="float" office:value="115">
            <text:p>115</text:p>
          </table:table-cell>
          <table:table-cell table:style-name="ce6" office:value-type="string">
            <text:p>LE M</text:p>
          </table:table-cell>
          <table:table-cell office:value-type="float" office:value="41780">
            <text:p>21/05/14</text:p>
          </table:table-cell>
          <table:table-cell office:value-type="float" office:value="9.5">
            <text:p>9,5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13.64">
            <text:p>13,64</text:p>
          </table:table-cell>
          <table:table-cell office:value-type="float" office:value="-1.7">
            <text:p>-1,7</text:p>
          </table:table-cell>
          <table:table-cell office:value-type="float" office:value="22">
            <text:p>22</text:p>
          </table:table-cell>
          <table:table-cell office:value-type="float" office:value="2.00454545454545">
            <text:p>2,0</text:p>
          </table:table-cell>
          <table:table-cell table:formula="of:=([.K63])*4" office:value-type="float" office:value="8.0181818181818">
            <text:p>8,02</text:p>
          </table:table-cell>
          <table:table-cell office:value-type="float" office:value="2.58545454545455">
            <text:p>2,6</text:p>
          </table:table-cell>
          <table:table-cell table:formula="of:=[.M63]*9" office:value-type="float" office:value="23.2690909090909">
            <text:p>23,3</text:p>
          </table:table-cell>
          <table:table-cell office:value-type="float" office:value="7.56818181818182">
            <text:p>7,6</text:p>
          </table:table-cell>
          <table:table-cell table:formula="of:=[.O63]*4" office:value-type="float" office:value="30.2727272727273">
            <text:p>30,3</text:p>
          </table:table-cell>
          <table:table-cell office:value-type="float" office:value="61.56">
            <text:p>61,6</text:p>
          </table:table-cell>
          <table:table-cell office:value-type="float" office:value="44.1">
            <text:p>44,1</text:p>
          </table:table-cell>
          <table:table-cell table:formula="of:=([.R63]*4)/[.J63]" office:value-type="float" office:value="8.01818181818182">
            <text:p>8,02</text:p>
          </table:table-cell>
          <table:table-cell office:value-type="float" office:value="56.88">
            <text:p>56,9</text:p>
          </table:table-cell>
          <table:table-cell table:formula="of:=([.T63]*9)/[.J63]" office:value-type="float" office:value="23.2690909090909">
            <text:p>23,3</text:p>
          </table:table-cell>
          <table:table-cell office:value-type="float" office:value="166.5">
            <text:p>166,5</text:p>
          </table:table-cell>
          <table:table-cell table:formula="of:=([.V63]*4)/[.J63]" office:value-type="float" office:value="30.2727272727273">
            <text:p>30,3</text:p>
          </table:table-cell>
          <table:table-cell office:value-type="float" office:value="1354.32">
            <text:p>1354,3</text:p>
          </table:table-cell>
          <table:table-cell table:formula="of:=[.X63]/[.J63]" office:value-type="float" office:value="61.56">
            <text:p>61,56</text:p>
          </table:table-cell>
          <table:table-cell table:formula="of:=[.L63]+[.S63]" office:value-type="float" office:value="16.0363636363636">
            <text:p>16,04</text:p>
          </table:table-cell>
          <table:table-cell table:formula="of:=[.Z63]/[.AF63]" office:value-type="percentage" office:value="0.130249867091972">
            <text:p>13,02%</text:p>
          </table:table-cell>
          <table:table-cell table:formula="of:=[.N63]+[.U63]" office:value-type="float" office:value="46.5381818181819">
            <text:p>46,5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63]+[.W63]" office:value-type="float" office:value="60.5454545454546">
            <text:p>60,55</text:p>
          </table:table-cell>
          <table:table-cell table:formula="of:=[.AD63]/[.AF63]" office:value-type="percentage" office:value="0.491759702286018">
            <text:p>49,18%</text:p>
          </table:table-cell>
          <table:table-cell table:formula="of:=[.Q63]+[.Y63]" office:value-type="float" office:value="123.12">
            <text:p>123,12</text:p>
          </table:table-cell>
          <table:table-cell table:formula="of:=[.AF63]/75" office:value-type="percentage" office:value="1.6416">
            <text:p>164,16%</text:p>
          </table:table-cell>
          <table:table-cell table:number-columns-repeated="4"/>
        </table:table-row>
        <table:table-row table:style-name="ro2">
          <table:table-cell office:value-type="float" office:value="116">
            <text:p>116</text:p>
          </table:table-cell>
          <table:table-cell table:style-name="ce6" office:value-type="string">
            <text:p>LE M</text:p>
          </table:table-cell>
          <table:table-cell office:value-type="float" office:value="42145">
            <text:p>21/05/15</text:p>
          </table:table-cell>
          <table:table-cell office:value-type="float" office:value="10.5">
            <text:p>10,5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14.04">
            <text:p>14,04</text:p>
          </table:table-cell>
          <table:table-cell office:value-type="float" office:value="-1.6">
            <text:p>-1,6</text:p>
          </table:table-cell>
          <table:table-cell office:value-type="float" office:value="24.1">
            <text:p>24,1</text:p>
          </table:table-cell>
          <table:table-cell office:value-type="float" office:value="3.18775833333333">
            <text:p>3,2</text:p>
          </table:table-cell>
          <table:table-cell table:formula="of:=([.K64])*4" office:value-type="float" office:value="12.7510333333333">
            <text:p>12,75</text:p>
          </table:table-cell>
          <table:table-cell office:value-type="float" office:value="2.69903055555556">
            <text:p>2,7</text:p>
          </table:table-cell>
          <table:table-cell table:formula="of:=[.M64]*9" office:value-type="float" office:value="24.291275">
            <text:p>24,3</text:p>
          </table:table-cell>
          <table:table-cell office:value-type="float" office:value="12.1498611111111">
            <text:p>12,1</text:p>
          </table:table-cell>
          <table:table-cell table:formula="of:=[.O64]*4" office:value-type="float" office:value="48.5994444444444">
            <text:p>48,6</text:p>
          </table:table-cell>
          <table:table-cell office:value-type="float" office:value="85.6417527777777">
            <text:p>85,6</text:p>
          </table:table-cell>
          <table:table-cell office:value-type="float" office:value="28.8">
            <text:p>28,8</text:p>
          </table:table-cell>
          <table:table-cell table:formula="of:=([.R64]*4)/[.J64]" office:value-type="float" office:value="4.78008298755187">
            <text:p>4,78</text:p>
          </table:table-cell>
          <table:table-cell office:value-type="float" office:value="12.24">
            <text:p>12,2</text:p>
          </table:table-cell>
          <table:table-cell table:formula="of:=([.T64]*9)/[.J64]" office:value-type="float" office:value="4.57095435684647">
            <text:p>4,6</text:p>
          </table:table-cell>
          <table:table-cell office:value-type="float" office:value="126.72">
            <text:p>126,7</text:p>
          </table:table-cell>
          <table:table-cell table:formula="of:=([.V64]*4)/[.J64]" office:value-type="float" office:value="21.0323651452282">
            <text:p>21,0</text:p>
          </table:table-cell>
          <table:table-cell office:value-type="float" office:value="732.24">
            <text:p>732,2</text:p>
          </table:table-cell>
          <table:table-cell table:formula="of:=[.X64]/[.J64]" office:value-type="float" office:value="30.3834024896266">
            <text:p>30,38</text:p>
          </table:table-cell>
          <table:table-cell table:formula="of:=[.L64]+[.S64]" office:value-type="float" office:value="17.5311163208852">
            <text:p>17,53</text:p>
          </table:table-cell>
          <table:table-cell table:formula="of:=[.Z64]/[.AF64]" office:value-type="percentage" office:value="0.151097546738731">
            <text:p>15,11%</text:p>
          </table:table-cell>
          <table:table-cell table:formula="of:=[.N64]+[.U64]" office:value-type="float" office:value="28.8622293568465">
            <text:p>28,86</text:p>
          </table:table-cell>
          <table:table-cell table:formula="of:=[.AB2]/[.AF2]" office:value-type="percentage" office:value="0.295495005155802">
            <text:p>29,55%</text:p>
          </table:table-cell>
          <table:table-cell table:formula="of:=[.P64]+[.W64]" office:value-type="float" office:value="69.6318095896726">
            <text:p>69,63</text:p>
          </table:table-cell>
          <table:table-cell table:formula="of:=[.AD64]/[.AF64]" office:value-type="percentage" office:value="0.600144075904846">
            <text:p>60,01%</text:p>
          </table:table-cell>
          <table:table-cell table:formula="of:=[.Q64]+[.Y64]" office:value-type="float" office:value="116.025155267404">
            <text:p>116,03</text:p>
          </table:table-cell>
          <table:table-cell table:formula="of:=[.AF64]/75" office:value-type="percentage" office:value="1.54700207023206">
            <text:p>154,70%</text:p>
          </table:table-cell>
          <table:table-cell table:number-columns-repeated="4"/>
        </table:table-row>
        <table:table-row table:style-name="ro2">
          <table:table-cell office:value-type="float" office:value="117">
            <text:p>117</text:p>
          </table:table-cell>
          <table:table-cell table:style-name="ce6" office:value-type="string">
            <text:p>LE L</text:p>
          </table:table-cell>
          <table:table-cell office:value-type="float" office:value="41737">
            <text:p>08/04/14</text:p>
          </table:table-cell>
          <table:table-cell office:value-type="float" office:value="10.2">
            <text:p>10,2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79">
            <text:p>-0,79</text:p>
          </table:table-cell>
          <table:table-cell office:value-type="float" office:value="31">
            <text:p>31</text:p>
          </table:table-cell>
          <table:table-cell office:value-type="float" office:value="2.70460860215054">
            <text:p>2,7</text:p>
          </table:table-cell>
          <table:table-cell table:formula="of:=([.K65])*4" office:value-type="float" office:value="10.8184344086022">
            <text:p>10,82</text:p>
          </table:table-cell>
          <table:table-cell office:value-type="float" office:value="2.55965698924731">
            <text:p>2,6</text:p>
          </table:table-cell>
          <table:table-cell table:formula="of:=[.M65]*9" office:value-type="float" office:value="23.0369129032258">
            <text:p>23,0</text:p>
          </table:table-cell>
          <table:table-cell office:value-type="float" office:value="7.2145247311828">
            <text:p>7,2</text:p>
          </table:table-cell>
          <table:table-cell table:formula="of:=[.O65]*4" office:value-type="float" office:value="28.8580989247312">
            <text:p>28,9</text:p>
          </table:table-cell>
          <table:table-cell office:value-type="float" office:value="62.7134462365591">
            <text:p>62,7</text:p>
          </table:table-cell>
          <table:table-cell office:value-type="float" office:value="6.66666666666667">
            <text:p>6,7</text:p>
          </table:table-cell>
          <table:table-cell table:formula="of:=([.R65]*4)/[.J65]" office:value-type="float" office:value="0.860215053763441">
            <text:p>0,86</text:p>
          </table:table-cell>
          <table:table-cell office:value-type="float" office:value="2.93333333333333">
            <text:p>2,9</text:p>
          </table:table-cell>
          <table:table-cell table:formula="of:=([.T65]*9)/[.J65]" office:value-type="float" office:value="0.851612903225806">
            <text:p>0,9</text:p>
          </table:table-cell>
          <table:table-cell office:value-type="float" office:value="11.7333333333333">
            <text:p>11,7</text:p>
          </table:table-cell>
          <table:table-cell table:formula="of:=([.V65]*4)/[.J65]" office:value-type="float" office:value="1.51397849462365">
            <text:p>1,5</text:p>
          </table:table-cell>
          <table:table-cell office:value-type="float" office:value="100">
            <text:p>100,0</text:p>
          </table:table-cell>
          <table:table-cell table:formula="of:=[.X65]/[.J65]" office:value-type="float" office:value="3.2258064516129">
            <text:p>3,23</text:p>
          </table:table-cell>
          <table:table-cell table:formula="of:=[.L65]+[.S65]" office:value-type="float" office:value="11.6786494623656">
            <text:p>11,68</text:p>
          </table:table-cell>
          <table:table-cell table:formula="of:=[.Z65]/[.AF65]" office:value-type="percentage" office:value="0.177112250840848">
            <text:p>17,71%</text:p>
          </table:table-cell>
          <table:table-cell table:formula="of:=[.N65]+[.U65]" office:value-type="float" office:value="23.8885258064516">
            <text:p>23,89</text:p>
          </table:table-cell>
          <table:table-cell table:formula="of:=[.AB3]/[.AF3]" office:value-type="percentage" office:value="0.384039119137412">
            <text:p>38,40%</text:p>
          </table:table-cell>
          <table:table-cell table:formula="of:=[.P65]+[.W65]" office:value-type="float" office:value="30.3720774193548">
            <text:p>30,37</text:p>
          </table:table-cell>
          <table:table-cell table:formula="of:=[.AD65]/[.AF65]" office:value-type="percentage" office:value="0.46060694019365">
            <text:p>46,06%</text:p>
          </table:table-cell>
          <table:table-cell table:formula="of:=[.Q65]+[.Y65]" office:value-type="float" office:value="65.939252688172">
            <text:p>65,94</text:p>
          </table:table-cell>
          <table:table-cell table:formula="of:=[.AF65]/75" office:value-type="percentage" office:value="0.879190035842293">
            <text:p>87,92%</text:p>
          </table:table-cell>
          <table:table-cell table:number-columns-repeated="4"/>
        </table:table-row>
        <table:table-row table:style-name="ro2" table:visibility="filter">
          <table:table-cell office:value-type="float" office:value="118">
            <text:p>118</text:p>
          </table:table-cell>
          <table:table-cell table:style-name="ce6" office:value-type="string">
            <text:p>LL C</text:p>
          </table:table-cell>
          <table:table-cell office:value-type="float" office:value="42435">
            <text:p>06/03/16</text:p>
          </table:table-cell>
          <table:table-cell office:value-type="float" office:value="7.6">
            <text:p>7,6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.19666666666667">
            <text:p>3,2</text:p>
          </table:table-cell>
          <table:table-cell table:formula="of:=([.K66])*4" office:value-type="float" office:value="12.7866666666667">
            <text:p>12,79</text:p>
          </table:table-cell>
          <table:table-cell office:value-type="float" office:value="2.68148">
            <text:p>2,7</text:p>
          </table:table-cell>
          <table:table-cell table:formula="of:=[.M66]*9" office:value-type="float" office:value="24.13332">
            <text:p>24,1</text:p>
          </table:table-cell>
          <table:table-cell office:value-type="float" office:value="6.30996">
            <text:p>6,3</text:p>
          </table:table-cell>
          <table:table-cell table:formula="of:=[.O66]*4" office:value-type="float" office:value="25.23984">
            <text:p>25,2</text:p>
          </table:table-cell>
          <table:table-cell office:value-type="float" office:value="62.1598266666667">
            <text:p>62,2</text:p>
          </table:table-cell>
          <table:table-cell office:value-type="float" office:value="20">
            <text:p>20,0</text:p>
          </table:table-cell>
          <table:table-cell table:formula="of:=([.R66]*4)/[.J66]" office:value-type="float" office:value="3.2">
            <text:p>3,20</text:p>
          </table:table-cell>
          <table:table-cell office:value-type="float" office:value="8.8">
            <text:p>8,8</text:p>
          </table:table-cell>
          <table:table-cell table:formula="of:=([.T66]*9)/[.J66]" office:value-type="float" office:value="3.168">
            <text:p>3,2</text:p>
          </table:table-cell>
          <table:table-cell office:value-type="float" office:value="35.2">
            <text:p>35,2</text:p>
          </table:table-cell>
          <table:table-cell table:formula="of:=([.V66]*4)/[.J66]" office:value-type="float" office:value="5.632">
            <text:p>5,6</text:p>
          </table:table-cell>
          <table:table-cell office:value-type="float" office:value="300">
            <text:p>300,0</text:p>
          </table:table-cell>
          <table:table-cell table:formula="of:=[.X66]/[.J66]" office:value-type="float" office:value="12">
            <text:p>12,00</text:p>
          </table:table-cell>
          <table:table-cell table:formula="of:=[.L66]+[.S66]" office:value-type="float" office:value="15.9866666666667">
            <text:p>15,99</text:p>
          </table:table-cell>
          <table:table-cell table:formula="of:=[.Z66]/[.AF66]" office:value-type="percentage" office:value="0.215570442721279">
            <text:p>21,56%</text:p>
          </table:table-cell>
          <table:table-cell table:formula="of:=[.N66]+[.U66]" office:value-type="float" office:value="27.30132">
            <text:p>27,30</text:p>
          </table:table-cell>
          <table:table-cell table:formula="of:=[.AB4]/[.AF4]" office:value-type="percentage" office:value="0.353800468683982">
            <text:p>35,38%</text:p>
          </table:table-cell>
          <table:table-cell table:formula="of:=[.P66]+[.W66]" office:value-type="float" office:value="30.87184">
            <text:p>30,87</text:p>
          </table:table-cell>
          <table:table-cell table:formula="of:=[.AD66]/[.AF66]" office:value-type="percentage" office:value="0.416287920126386">
            <text:p>41,63%</text:p>
          </table:table-cell>
          <table:table-cell table:formula="of:=[.Q66]+[.Y66]" office:value-type="float" office:value="74.1598266666667">
            <text:p>74,16</text:p>
          </table:table-cell>
          <table:table-cell table:formula="of:=[.AF66]/75" office:value-type="percentage" office:value="0.988797688888889">
            <text:p>98,88%</text:p>
          </table:table-cell>
          <table:table-cell table:number-columns-repeated="4"/>
        </table:table-row>
        <table:table-row table:style-name="ro2" table:visibility="filter">
          <table:table-cell office:value-type="float" office:value="119">
            <text:p>119</text:p>
          </table:table-cell>
          <table:table-cell office:value-type="string">
            <text:p>MA L</text:p>
          </table:table-cell>
          <table:table-cell office:value-type="float" office:value="42338">
            <text:p>30/11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4.17591818181818">
            <text:p>4,2</text:p>
          </table:table-cell>
          <table:table-cell table:formula="of:=([.K67])*4" office:value-type="float" office:value="16.7036727272727">
            <text:p>16,70</text:p>
          </table:table-cell>
          <table:table-cell office:value-type="float" office:value="4.09924848484848">
            <text:p>4,1</text:p>
          </table:table-cell>
          <table:table-cell table:formula="of:=[.M67]*9" office:value-type="float" office:value="36.8932363636363">
            <text:p>36,9</text:p>
          </table:table-cell>
          <table:table-cell office:value-type="float" office:value="14.1043106060606">
            <text:p>14,1</text:p>
          </table:table-cell>
          <table:table-cell table:formula="of:=[.O67]*4" office:value-type="float" office:value="56.4172424242424">
            <text:p>56,4</text:p>
          </table:table-cell>
          <table:table-cell office:value-type="float" office:value="110.014151515152">
            <text:p>110,0</text:p>
          </table:table-cell>
          <table:table-cell office:value-type="float" office:value="16">
            <text:p>16,0</text:p>
          </table:table-cell>
          <table:table-cell table:formula="of:=([.R67]*4)/[.J67]" office:value-type="float" office:value="2.90909090909091">
            <text:p>2,91</text:p>
          </table:table-cell>
          <table:table-cell office:value-type="float" office:value="0">
            <text:p>0,0</text:p>
          </table:table-cell>
          <table:table-cell table:formula="of:=([.T67]*9)/[.J67]" office:value-type="float" office:value="0">
            <text:p>0,0</text:p>
          </table:table-cell>
          <table:table-cell office:value-type="float" office:value="134">
            <text:p>134,0</text:p>
          </table:table-cell>
          <table:table-cell table:formula="of:=([.V67]*4)/[.J67]" office:value-type="float" office:value="24.3636363636364">
            <text:p>24,4</text:p>
          </table:table-cell>
          <table:table-cell office:value-type="float" office:value="600">
            <text:p>600,0</text:p>
          </table:table-cell>
          <table:table-cell table:formula="of:=[.X67]/[.J67]" office:value-type="float" office:value="27.2727272727273">
            <text:p>27,27</text:p>
          </table:table-cell>
          <table:table-cell table:formula="of:=[.L67]+[.S67]" office:value-type="float" office:value="19.6127636363636">
            <text:p>19,61</text:p>
          </table:table-cell>
          <table:table-cell table:formula="of:=[.Z67]/[.AF67]" office:value-type="percentage" office:value="0.142859709606095">
            <text:p>14,29%</text:p>
          </table:table-cell>
          <table:table-cell table:formula="of:=[.N67]+[.U67]" office:value-type="float" office:value="36.8932363636363">
            <text:p>36,89</text:p>
          </table:table-cell>
          <table:table-cell table:formula="of:=[.AB6]/[.AF6]" office:value-type="percentage" office:value="0">
            <text:p>#DIV/0 !</text:p>
          </table:table-cell>
          <table:table-cell table:formula="of:=[.P67]+[.W67]" office:value-type="float" office:value="80.7808787878788">
            <text:p>80,78</text:p>
          </table:table-cell>
          <table:table-cell table:formula="of:=[.AD67]/[.AF67]" office:value-type="percentage" office:value="0.588409318509547">
            <text:p>58,84%</text:p>
          </table:table-cell>
          <table:table-cell table:formula="of:=[.Q67]+[.Y67]" office:value-type="float" office:value="137.286878787879">
            <text:p>137,29</text:p>
          </table:table-cell>
          <table:table-cell table:formula="of:=[.AF67]/75" office:value-type="percentage" office:value="1.83049171717172">
            <text:p>183,05%</text:p>
          </table:table-cell>
          <table:table-cell table:number-columns-repeated="4"/>
        </table:table-row>
        <table:table-row table:style-name="ro2" table:visibility="filter">
          <table:table-cell office:value-type="float" office:value="120">
            <text:p>120</text:p>
          </table:table-cell>
          <table:table-cell office:value-type="string">
            <text:p>MA L</text:p>
          </table:table-cell>
          <table:table-cell office:value-type="float" office:value="42401">
            <text:p>01/02/16</text:p>
          </table:table-cell>
          <table:table-cell office:value-type="float" office:value="7.9">
            <text:p>7,9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3.01464848484848">
            <text:p>3,0</text:p>
          </table:table-cell>
          <table:table-cell table:formula="of:=([.K68])*4" office:value-type="float" office:value="12.0585939393939">
            <text:p>12,06</text:p>
          </table:table-cell>
          <table:table-cell office:value-type="float" office:value="4.31001515151515">
            <text:p>4,3</text:p>
          </table:table-cell>
          <table:table-cell table:formula="of:=[.M68]*9" office:value-type="float" office:value="38.7901363636363">
            <text:p>38,8</text:p>
          </table:table-cell>
          <table:table-cell office:value-type="float" office:value="12.7444090909091">
            <text:p>12,7</text:p>
          </table:table-cell>
          <table:table-cell table:formula="of:=[.O68]*4" office:value-type="float" office:value="50.9776363636364">
            <text:p>51,0</text:p>
          </table:table-cell>
          <table:table-cell office:value-type="float" office:value="101.826366666667">
            <text:p>101,8</text:p>
          </table:table-cell>
          <table:table-cell office:value-type="float" office:value="8">
            <text:p>8,0</text:p>
          </table:table-cell>
          <table:table-cell table:formula="of:=([.R68]*4)/[.J68]" office:value-type="float" office:value="1.45454545454545">
            <text:p>1,45</text:p>
          </table:table-cell>
          <table:table-cell office:value-type="float" office:value="0">
            <text:p>0,0</text:p>
          </table:table-cell>
          <table:table-cell table:formula="of:=([.T68]*9)/[.J68]" office:value-type="float" office:value="0">
            <text:p>0,0</text:p>
          </table:table-cell>
          <table:table-cell office:value-type="float" office:value="67">
            <text:p>67,0</text:p>
          </table:table-cell>
          <table:table-cell table:formula="of:=([.V68]*4)/[.J68]" office:value-type="float" office:value="12.1818181818182">
            <text:p>12,2</text:p>
          </table:table-cell>
          <table:table-cell office:value-type="float" office:value="300">
            <text:p>300,0</text:p>
          </table:table-cell>
          <table:table-cell table:formula="of:=[.X68]/[.J68]" office:value-type="float" office:value="13.6363636363636">
            <text:p>13,64</text:p>
          </table:table-cell>
          <table:table-cell table:formula="of:=[.L68]+[.S68]" office:value-type="float" office:value="13.5131393939394">
            <text:p>13,51</text:p>
          </table:table-cell>
          <table:table-cell table:formula="of:=[.Z68]/[.AF68]" office:value-type="percentage" office:value="0.117034642767188">
            <text:p>11,70%</text:p>
          </table:table-cell>
          <table:table-cell table:formula="of:=[.N68]+[.U68]" office:value-type="float" office:value="38.7901363636363">
            <text:p>38,79</text:p>
          </table:table-cell>
          <table:table-cell table:formula="of:=[.AB7]/[.AF7]" office:value-type="percentage" office:value="0.386703471696978">
            <text:p>38,67%</text:p>
          </table:table-cell>
          <table:table-cell table:formula="of:=[.P68]+[.W68]" office:value-type="float" office:value="63.1594545454546">
            <text:p>63,16</text:p>
          </table:table-cell>
          <table:table-cell table:formula="of:=[.AD68]/[.AF68]" office:value-type="percentage" office:value="0.547011614740906">
            <text:p>54,70%</text:p>
          </table:table-cell>
          <table:table-cell table:formula="of:=[.Q68]+[.Y68]" office:value-type="float" office:value="115.462730303031">
            <text:p>115,46</text:p>
          </table:table-cell>
          <table:table-cell table:formula="of:=[.AF68]/75" office:value-type="percentage" office:value="1.53950307070708">
            <text:p>153,95%</text:p>
          </table:table-cell>
          <table:table-cell table:number-columns-repeated="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MA A</text:p>
          </table:table-cell>
          <table:table-cell office:value-type="float" office:value="42089">
            <text:p>26/03/15</text:p>
          </table:table-cell>
          <table:table-cell office:value-type="float" office:value="10.1">
            <text:p>10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6.5">
            <text:p>136,5</text:p>
          </table:table-cell>
          <table:table-cell table:style-name="ce2" office:value-type="float" office:value="16.32">
            <text:p>16,32</text:p>
          </table:table-cell>
          <table:table-cell office:value-type="float" office:value="0.1">
            <text:p>0,1</text:p>
          </table:table-cell>
          <table:table-cell office:value-type="float" office:value="30.4">
            <text:p>30,4</text:p>
          </table:table-cell>
          <table:table-cell office:value-type="float" office:value="2.92082857142857">
            <text:p>2,9</text:p>
          </table:table-cell>
          <table:table-cell table:formula="of:=([.K69])*4" office:value-type="float" office:value="11.6833142857143">
            <text:p>11,68</text:p>
          </table:table-cell>
          <table:table-cell office:value-type="float" office:value="3.07245357142857">
            <text:p>3,1</text:p>
          </table:table-cell>
          <table:table-cell table:formula="of:=[.M69]*9" office:value-type="float" office:value="27.6520821428571">
            <text:p>27,7</text:p>
          </table:table-cell>
          <table:table-cell office:value-type="float" office:value="10.8466071428571">
            <text:p>10,8</text:p>
          </table:table-cell>
          <table:table-cell table:formula="of:=[.O69]*4" office:value-type="float" office:value="43.3864285714284">
            <text:p>43,4</text:p>
          </table:table-cell>
          <table:table-cell office:value-type="float" office:value="82.721825">
            <text:p>82,7</text:p>
          </table:table-cell>
          <table:table-cell office:value-type="float" office:value="11.2">
            <text:p>11,2</text:p>
          </table:table-cell>
          <table:table-cell table:formula="of:=([.R69]*4)/[.J69]" office:value-type="float" office:value="1.47368421052632">
            <text:p>1,47</text:p>
          </table:table-cell>
          <table:table-cell office:value-type="float" office:value="11.6">
            <text:p>11,6</text:p>
          </table:table-cell>
          <table:table-cell table:formula="of:=([.T69]*9)/[.J69]" office:value-type="float" office:value="3.43421052631579">
            <text:p>3,4</text:p>
          </table:table-cell>
          <table:table-cell office:value-type="float" office:value="37.6">
            <text:p>37,6</text:p>
          </table:table-cell>
          <table:table-cell table:formula="of:=([.V69]*4)/[.J69]" office:value-type="float" office:value="4.94736842105263">
            <text:p>4,9</text:p>
          </table:table-cell>
          <table:table-cell office:value-type="float" office:value="299.6">
            <text:p>299,6</text:p>
          </table:table-cell>
          <table:table-cell table:formula="of:=[.X69]/[.J69]" office:value-type="float" office:value="9.85526315789474">
            <text:p>9,86</text:p>
          </table:table-cell>
          <table:table-cell table:formula="of:=[.L69]+[.S69]" office:value-type="float" office:value="13.1569984962406">
            <text:p>13,16</text:p>
          </table:table-cell>
          <table:table-cell table:formula="of:=[.Z69]/[.AF69]" office:value-type="percentage" office:value="0.142119381350607">
            <text:p>14,21%</text:p>
          </table:table-cell>
          <table:table-cell table:formula="of:=[.N69]+[.U69]" office:value-type="float" office:value="31.0862926691729">
            <text:p>31,09</text:p>
          </table:table-cell>
          <table:table-cell table:formula="of:=[.AB8]/[.AF8]" office:value-type="percentage" office:value="0">
            <text:p>#DIV/0 !</text:p>
          </table:table-cell>
          <table:table-cell table:formula="of:=[.P69]+[.W69]" office:value-type="float" office:value="48.333796992481">
            <text:p>48,33</text:p>
          </table:table-cell>
          <table:table-cell table:formula="of:=[.AD69]/[.AF69]" office:value-type="percentage" office:value="0.52209243079719">
            <text:p>52,21%</text:p>
          </table:table-cell>
          <table:table-cell table:formula="of:=[.Q69]+[.Y69]" office:value-type="float" office:value="92.5770881578947">
            <text:p>92,58</text:p>
          </table:table-cell>
          <table:table-cell table:formula="of:=[.AF69]/75" office:value-type="percentage" office:value="1.2343611754386">
            <text:p>123,44%</text:p>
          </table:table-cell>
          <table:table-cell table:number-columns-repeated="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MA A</text:p>
          </table:table-cell>
          <table:table-cell office:value-type="float" office:value="42467">
            <text:p>07/04/16</text:p>
          </table:table-cell>
          <table:table-cell office:value-type="float" office:value="11.1">
            <text:p>11,1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7.12">
            <text:p>17,12</text:p>
          </table:table-cell>
          <table:table-cell office:value-type="float" office:value="0.2">
            <text:p>0,2</text:p>
          </table:table-cell>
          <table:table-cell office:value-type="float" office:value="36">
            <text:p>36</text:p>
          </table:table-cell>
          <table:table-cell office:value-type="float" office:value="2.18440462962963">
            <text:p>2,2</text:p>
          </table:table-cell>
          <table:table-cell table:formula="of:=([.K70])*4" office:value-type="float" office:value="8.73761851851852">
            <text:p>8,74</text:p>
          </table:table-cell>
          <table:table-cell office:value-type="float" office:value="2.18367981481481">
            <text:p>2,2</text:p>
          </table:table-cell>
          <table:table-cell table:formula="of:=[.M70]*9" office:value-type="float" office:value="19.6531183333333">
            <text:p>19,7</text:p>
          </table:table-cell>
          <table:table-cell office:value-type="float" office:value="8.69927222222222">
            <text:p>8,7</text:p>
          </table:table-cell>
          <table:table-cell table:formula="of:=[.O70]*4" office:value-type="float" office:value="34.7970888888889">
            <text:p>34,8</text:p>
          </table:table-cell>
          <table:table-cell office:value-type="float" office:value="63.1878257407408">
            <text:p>63,2</text:p>
          </table:table-cell>
          <table:table-cell office:value-type="float" office:value="22.4">
            <text:p>22,4</text:p>
          </table:table-cell>
          <table:table-cell table:formula="of:=([.R70]*4)/[.J70]" office:value-type="float" office:value="2.48888888888889">
            <text:p>2,49</text:p>
          </table:table-cell>
          <table:table-cell office:value-type="float" office:value="23.2">
            <text:p>23,2</text:p>
          </table:table-cell>
          <table:table-cell table:formula="of:=([.T70]*9)/[.J70]" office:value-type="float" office:value="5.8">
            <text:p>5,8</text:p>
          </table:table-cell>
          <table:table-cell office:value-type="float" office:value="75.2">
            <text:p>75,2</text:p>
          </table:table-cell>
          <table:table-cell table:formula="of:=([.V70]*4)/[.J70]" office:value-type="float" office:value="8.35555555555556">
            <text:p>8,4</text:p>
          </table:table-cell>
          <table:table-cell office:value-type="float" office:value="599.2">
            <text:p>599,2</text:p>
          </table:table-cell>
          <table:table-cell table:formula="of:=[.X70]/[.J70]" office:value-type="float" office:value="16.6444444444444">
            <text:p>16,64</text:p>
          </table:table-cell>
          <table:table-cell table:formula="of:=[.L70]+[.S70]" office:value-type="float" office:value="11.2265074074074">
            <text:p>11,23</text:p>
          </table:table-cell>
          <table:table-cell table:formula="of:=[.Z70]/[.AF70]" office:value-type="percentage" office:value="0.140626182637241">
            <text:p>14,06%</text:p>
          </table:table-cell>
          <table:table-cell table:formula="of:=[.N70]+[.U70]" office:value-type="float" office:value="25.4531183333333">
            <text:p>25,45</text:p>
          </table:table-cell>
          <table:table-cell table:formula="of:=[.AB9]/[.AF9]" office:value-type="percentage" office:value="0">
            <text:p>#DIV/0 !</text:p>
          </table:table-cell>
          <table:table-cell table:formula="of:=[.P70]+[.W70]" office:value-type="float" office:value="43.1526444444444">
            <text:p>43,15</text:p>
          </table:table-cell>
          <table:table-cell table:formula="of:=[.AD70]/[.AF70]" office:value-type="percentage" office:value="0.540541366847569">
            <text:p>54,05%</text:p>
          </table:table-cell>
          <table:table-cell table:formula="of:=[.Q70]+[.Y70]" office:value-type="float" office:value="79.8322701851853">
            <text:p>79,83</text:p>
          </table:table-cell>
          <table:table-cell table:formula="of:=[.AF70]/75" office:value-type="percentage" office:value="1.0644302691358">
            <text:p>106,44%</text:p>
          </table:table-cell>
          <table:table-cell table:number-columns-repeated="4"/>
        </table:table-row>
        <table:table-row table:style-name="ro2" table:visibility="filter">
          <table:table-cell office:value-type="float" office:value="123">
            <text:p>123</text:p>
          </table:table-cell>
          <table:table-cell office:value-type="string">
            <text:p>MA A</text:p>
          </table:table-cell>
          <table:table-cell office:value-type="float" office:value="42261">
            <text:p>14/09/15</text:p>
          </table:table-cell>
          <table:table-cell office:value-type="float" office:value="10.5">
            <text:p>10,5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2.9">
            <text:p>32,9</text:p>
          </table:table-cell>
          <table:table-cell office:value-type="float" office:value="3.30136220871327">
            <text:p>3,3</text:p>
          </table:table-cell>
          <table:table-cell table:formula="of:=([.K71])*4" office:value-type="float" office:value="13.2054488348531">
            <text:p>13,21</text:p>
          </table:table-cell>
          <table:table-cell office:value-type="float" office:value="2.88398784194529">
            <text:p>2,9</text:p>
          </table:table-cell>
          <table:table-cell table:formula="of:=[.M71]*9" office:value-type="float" office:value="25.9558905775076">
            <text:p>26,0</text:p>
          </table:table-cell>
          <table:table-cell office:value-type="float" office:value="9.65791033434651">
            <text:p>9,7</text:p>
          </table:table-cell>
          <table:table-cell table:formula="of:=[.O71]*4" office:value-type="float" office:value="38.631641337386">
            <text:p>38,6</text:p>
          </table:table-cell>
          <table:table-cell office:value-type="float" office:value="77.7929807497467">
            <text:p>77,8</text:p>
          </table:table-cell>
          <table:table-cell office:value-type="float" office:value="22.4">
            <text:p>22,4</text:p>
          </table:table-cell>
          <table:table-cell table:formula="of:=([.R71]*4)/[.J71]" office:value-type="float" office:value="2.72340425531915">
            <text:p>2,72</text:p>
          </table:table-cell>
          <table:table-cell office:value-type="float" office:value="23.2">
            <text:p>23,2</text:p>
          </table:table-cell>
          <table:table-cell table:formula="of:=([.T71]*9)/[.J71]" office:value-type="float" office:value="6.34650455927052">
            <text:p>6,3</text:p>
          </table:table-cell>
          <table:table-cell office:value-type="float" office:value="75.2">
            <text:p>75,2</text:p>
          </table:table-cell>
          <table:table-cell table:formula="of:=([.V71]*4)/[.J71]" office:value-type="float" office:value="9.14285714285714">
            <text:p>9,1</text:p>
          </table:table-cell>
          <table:table-cell office:value-type="float" office:value="599.2">
            <text:p>599,2</text:p>
          </table:table-cell>
          <table:table-cell table:formula="of:=[.X71]/[.J71]" office:value-type="float" office:value="18.2127659574468">
            <text:p>18,21</text:p>
          </table:table-cell>
          <table:table-cell table:formula="of:=[.L71]+[.S71]" office:value-type="float" office:value="15.9288530901722">
            <text:p>15,93</text:p>
          </table:table-cell>
          <table:table-cell table:formula="of:=[.Z71]/[.AF71]" office:value-type="percentage" office:value="0.165915621059158">
            <text:p>16,59%</text:p>
          </table:table-cell>
          <table:table-cell table:formula="of:=[.N71]+[.U71]" office:value-type="float" office:value="32.3023951367781">
            <text:p>32,30</text:p>
          </table:table-cell>
          <table:table-cell table:formula="of:=[.AB10]/[.AF10]" office:value-type="percentage" office:value="0">
            <text:p>#DIV/0 !</text:p>
          </table:table-cell>
          <table:table-cell table:formula="of:=[.P71]+[.W71]" office:value-type="float" office:value="47.7744984802432">
            <text:p>47,77</text:p>
          </table:table-cell>
          <table:table-cell table:formula="of:=[.AD71]/[.AF71]" office:value-type="percentage" office:value="0.497621237465606">
            <text:p>49,76%</text:p>
          </table:table-cell>
          <table:table-cell table:formula="of:=[.Q71]+[.Y71]" office:value-type="float" office:value="96.0057467071935">
            <text:p>96,01</text:p>
          </table:table-cell>
          <table:table-cell table:formula="of:=[.AF71]/75" office:value-type="percentage" office:value="1.28007662276258">
            <text:p>128,01%</text:p>
          </table:table-cell>
          <table:table-cell table:number-columns-repeated="4"/>
        </table:table-row>
        <table:table-row table:style-name="ro2" table:visibility="filter">
          <table:table-cell office:value-type="float" office:value="129">
            <text:p>129</text:p>
          </table:table-cell>
          <table:table-cell office:value-type="string">
            <text:p>PI T</text:p>
          </table:table-cell>
          <table:table-cell office:value-type="float" office:value="42430">
            <text:p>01/03/16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9">
            <text:p>29</text:p>
          </table:table-cell>
          <table:table-cell office:value-type="float" office:value="4.32845873563218">
            <text:p>4,3</text:p>
          </table:table-cell>
          <table:table-cell table:formula="of:=([.K72])*4" office:value-type="float" office:value="17.3138349425287">
            <text:p>17,31</text:p>
          </table:table-cell>
          <table:table-cell office:value-type="float" office:value="4.42599310344828">
            <text:p>4,4</text:p>
          </table:table-cell>
          <table:table-cell table:formula="of:=[.M72]*9" office:value-type="float" office:value="39.8339379310345">
            <text:p>39,8</text:p>
          </table:table-cell>
          <table:table-cell office:value-type="float" office:value="12.5231402298851">
            <text:p>12,5</text:p>
          </table:table-cell>
          <table:table-cell table:formula="of:=[.O72]*4" office:value-type="float" office:value="50.0925609195404">
            <text:p>50,1</text:p>
          </table:table-cell>
          <table:table-cell office:value-type="float" office:value="107.240333793103">
            <text:p>107,2</text:p>
          </table:table-cell>
          <table:table-cell office:value-type="float" office:value="46.6666666666667">
            <text:p>46,7</text:p>
          </table:table-cell>
          <table:table-cell table:formula="of:=([.R72]*4)/[.J72]" office:value-type="float" office:value="6.43678160919541">
            <text:p>6,44</text:p>
          </table:table-cell>
          <table:table-cell office:value-type="float" office:value="36.4">
            <text:p>36,4</text:p>
          </table:table-cell>
          <table:table-cell table:formula="of:=([.T72]*9)/[.J72]" office:value-type="float" office:value="11.2965517241379">
            <text:p>11,3</text:p>
          </table:table-cell>
          <table:table-cell office:value-type="float" office:value="105">
            <text:p>105,0</text:p>
          </table:table-cell>
          <table:table-cell table:formula="of:=([.V72]*4)/[.J72]" office:value-type="float" office:value="14.4827586206897">
            <text:p>14,5</text:p>
          </table:table-cell>
          <table:table-cell office:value-type="float" office:value="934.266666666667">
            <text:p>934,3</text:p>
          </table:table-cell>
          <table:table-cell table:formula="of:=[.X72]/[.J72]" office:value-type="float" office:value="32.216091954023">
            <text:p>32,22</text:p>
          </table:table-cell>
          <table:table-cell table:formula="of:=[.L72]+[.S72]" office:value-type="float" office:value="23.7506165517241">
            <text:p>23,75</text:p>
          </table:table-cell>
          <table:table-cell table:formula="of:=[.Z72]/[.AF72]" office:value-type="percentage" office:value="0.170308513390346">
            <text:p>17,03%</text:p>
          </table:table-cell>
          <table:table-cell table:formula="of:=[.N72]+[.U72]" office:value-type="float" office:value="51.1304896551725">
            <text:p>51,13</text:p>
          </table:table-cell>
          <table:table-cell table:formula="of:=[.AB11]/[.AF11]" office:value-type="percentage" office:value="0.321327502584524">
            <text:p>32,13%</text:p>
          </table:table-cell>
          <table:table-cell table:formula="of:=[.P72]+[.W72]" office:value-type="float" office:value="64.5753195402301">
            <text:p>64,58</text:p>
          </table:table-cell>
          <table:table-cell table:formula="of:=[.AD72]/[.AF72]" office:value-type="percentage" office:value="0.463050154872916">
            <text:p>46,31%</text:p>
          </table:table-cell>
          <table:table-cell table:formula="of:=[.Q72]+[.Y72]" office:value-type="float" office:value="139.456425747126">
            <text:p>139,46</text:p>
          </table:table-cell>
          <table:table-cell table:formula="of:=[.AF72]/75" office:value-type="percentage" office:value="1.85941900996168">
            <text:p>185,94%</text:p>
          </table:table-cell>
          <table:table-cell table:number-columns-repeated="4"/>
        </table:table-row>
        <table:table-row table:style-name="ro2" table:visibility="filter">
          <table:table-cell office:value-type="float" office:value="130">
            <text:p>130</text:p>
          </table:table-cell>
          <table:table-cell office:value-type="string">
            <text:p>PI T</text:p>
          </table:table-cell>
          <table:table-cell office:value-type="float" office:value="42540">
            <text:p>19/06/16</text:p>
          </table:table-cell>
          <table:table-cell office:value-type="float" office:value="11">
            <text:p>11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31.6">
            <text:p>31,6</text:p>
          </table:table-cell>
          <table:table-cell office:value-type="float" office:value="3.50318565400844">
            <text:p>3,5</text:p>
          </table:table-cell>
          <table:table-cell table:formula="of:=([.K73])*4" office:value-type="float" office:value="14.0127426160338">
            <text:p>14,01</text:p>
          </table:table-cell>
          <table:table-cell office:value-type="float" office:value="3.24430379746835">
            <text:p>3,2</text:p>
          </table:table-cell>
          <table:table-cell table:formula="of:=[.M73]*9" office:value-type="float" office:value="29.1987341772152">
            <text:p>29,2</text:p>
          </table:table-cell>
          <table:table-cell office:value-type="float" office:value="8.66283333333333">
            <text:p>8,7</text:p>
          </table:table-cell>
          <table:table-cell table:formula="of:=[.O73]*4" office:value-type="float" office:value="34.6513333333333">
            <text:p>34,7</text:p>
          </table:table-cell>
          <table:table-cell office:value-type="float" office:value="77.8628101265823">
            <text:p>77,9</text:p>
          </table:table-cell>
          <table:table-cell office:value-type="float" office:value="44.5333333333333">
            <text:p>44,5</text:p>
          </table:table-cell>
          <table:table-cell table:formula="of:=([.R73]*4)/[.J73]" office:value-type="float" office:value="5.63713080168776">
            <text:p>5,64</text:p>
          </table:table-cell>
          <table:table-cell office:value-type="float" office:value="37.6">
            <text:p>37,6</text:p>
          </table:table-cell>
          <table:table-cell table:formula="of:=([.T73]*9)/[.J73]" office:value-type="float" office:value="10.7088607594937">
            <text:p>10,7</text:p>
          </table:table-cell>
          <table:table-cell office:value-type="float" office:value="112.6">
            <text:p>112,6</text:p>
          </table:table-cell>
          <table:table-cell table:formula="of:=([.V73]*4)/[.J73]" office:value-type="float" office:value="14.253164556962">
            <text:p>14,3</text:p>
          </table:table-cell>
          <table:table-cell office:value-type="float" office:value="966.933333333333">
            <text:p>966,9</text:p>
          </table:table-cell>
          <table:table-cell table:formula="of:=[.X73]/[.J73]" office:value-type="float" office:value="30.5991561181435">
            <text:p>30,60</text:p>
          </table:table-cell>
          <table:table-cell table:formula="of:=[.L73]+[.S73]" office:value-type="float" office:value="19.6498734177215">
            <text:p>19,65</text:p>
          </table:table-cell>
          <table:table-cell table:formula="of:=[.Z73]/[.AF73]" office:value-type="percentage" office:value="0.181168331149234">
            <text:p>18,12%</text:p>
          </table:table-cell>
          <table:table-cell table:formula="of:=[.N73]+[.U73]" office:value-type="float" office:value="39.9075949367088">
            <text:p>39,91</text:p>
          </table:table-cell>
          <table:table-cell table:formula="of:=[.AB12]/[.AF12]" office:value-type="percentage" office:value="0.349472894006782">
            <text:p>34,95%</text:p>
          </table:table-cell>
          <table:table-cell table:formula="of:=[.P73]+[.W73]" office:value-type="float" office:value="48.9044978902953">
            <text:p>48,90</text:p>
          </table:table-cell>
          <table:table-cell table:formula="of:=[.AD73]/[.AF73]" office:value-type="percentage" office:value="0.450890755381944">
            <text:p>45,09%</text:p>
          </table:table-cell>
          <table:table-cell table:formula="of:=[.Q73]+[.Y73]" office:value-type="float" office:value="108.461966244726">
            <text:p>108,46</text:p>
          </table:table-cell>
          <table:table-cell table:formula="of:=[.AF73]/75" office:value-type="percentage" office:value="1.44615954992968">
            <text:p>144,62%</text:p>
          </table:table-cell>
          <table:table-cell table:number-columns-repeated="4"/>
        </table:table-row>
        <table:table-row table:style-name="ro2" table:visibility="filter">
          <table:table-cell office:value-type="float" office:value="131">
            <text:p>131</text:p>
          </table:table-cell>
          <table:table-cell table:style-name="ce6" office:value-type="string">
            <text:p>PO L</text:p>
          </table:table-cell>
          <table:table-cell office:value-type="float" office:value="42302">
            <text:p>25/10/15</text:p>
          </table:table-cell>
          <table:table-cell office:value-type="float" office:value="6.3">
            <text:p>6,3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20.6">
            <text:p>20,6</text:p>
          </table:table-cell>
          <table:table-cell office:value-type="float" office:value="5.49483818770227">
            <text:p>5,5</text:p>
          </table:table-cell>
          <table:table-cell table:formula="of:=([.K74])*4" office:value-type="float" office:value="21.9793527508091">
            <text:p>21,98</text:p>
          </table:table-cell>
          <table:table-cell office:value-type="float" office:value="6.28966019417476">
            <text:p>6,3</text:p>
          </table:table-cell>
          <table:table-cell table:formula="of:=[.M74]*9" office:value-type="float" office:value="56.6069417475728">
            <text:p>56,6</text:p>
          </table:table-cell>
          <table:table-cell office:value-type="float" office:value="7.91065372168285">
            <text:p>7,9</text:p>
          </table:table-cell>
          <table:table-cell table:formula="of:=[.O74]*4" office:value-type="float" office:value="31.6426148867314">
            <text:p>31,6</text:p>
          </table:table-cell>
          <table:table-cell office:value-type="float" office:value="110.228909385113">
            <text:p>110,2</text:p>
          </table:table-cell>
          <table:table-cell office:value-type="float" office:value="31.2">
            <text:p>31,2</text:p>
          </table:table-cell>
          <table:table-cell table:formula="of:=([.R74]*4)/[.J74]" office:value-type="float" office:value="6.05825242718447">
            <text:p>6,06</text:p>
          </table:table-cell>
          <table:table-cell office:value-type="float" office:value="26">
            <text:p>26,0</text:p>
          </table:table-cell>
          <table:table-cell table:formula="of:=([.T74]*9)/[.J74]" office:value-type="float" office:value="11.3592233009709">
            <text:p>11,4</text:p>
          </table:table-cell>
          <table:table-cell office:value-type="float" office:value="75.6">
            <text:p>75,6</text:p>
          </table:table-cell>
          <table:table-cell table:formula="of:=([.V74]*4)/[.J74]" office:value-type="float" office:value="14.6796116504854">
            <text:p>14,7</text:p>
          </table:table-cell>
          <table:table-cell office:value-type="float" office:value="661.2">
            <text:p>661,2</text:p>
          </table:table-cell>
          <table:table-cell table:formula="of:=[.X74]/[.J74]" office:value-type="float" office:value="32.0970873786408">
            <text:p>32,10</text:p>
          </table:table-cell>
          <table:table-cell table:formula="of:=[.L74]+[.S74]" office:value-type="float" office:value="28.0376051779935">
            <text:p>28,04</text:p>
          </table:table-cell>
          <table:table-cell table:formula="of:=[.Z74]/[.AF74]" office:value-type="percentage" office:value="0.196995670611976">
            <text:p>19,70%</text:p>
          </table:table-cell>
          <table:table-cell table:formula="of:=[.N74]+[.U74]" office:value-type="float" office:value="67.9661650485437">
            <text:p>67,97</text:p>
          </table:table-cell>
          <table:table-cell table:formula="of:=[.AB13]/[.AF13]" office:value-type="percentage" office:value="0.373216432356853">
            <text:p>37,32%</text:p>
          </table:table-cell>
          <table:table-cell table:formula="of:=[.P74]+[.W74]" office:value-type="float" office:value="46.3222265372168">
            <text:p>46,32</text:p>
          </table:table-cell>
          <table:table-cell table:formula="of:=[.AD74]/[.AF74]" office:value-type="percentage" office:value="0.32546567451136">
            <text:p>32,55%</text:p>
          </table:table-cell>
          <table:table-cell table:formula="of:=[.Q74]+[.Y74]" office:value-type="float" office:value="142.325996763754">
            <text:p>142,33</text:p>
          </table:table-cell>
          <table:table-cell table:formula="of:=[.AF74]/90" office:value-type="percentage" office:value="1.58139996404171">
            <text:p>158,14%</text:p>
          </table:table-cell>
          <table:table-cell table:number-columns-repeated="4"/>
        </table:table-row>
        <table:table-row table:style-name="ro2" table:visibility="filter">
          <table:table-cell office:value-type="float" office:value="132">
            <text:p>132</text:p>
          </table:table-cell>
          <table:table-cell office:value-type="string">
            <text:p>RA W</text:p>
          </table:table-cell>
          <table:table-cell office:value-type="float" office:value="42312">
            <text:p>04/11/15</text:p>
          </table:table-cell>
          <table:table-cell office:value-type="float" office:value="9">
            <text:p>9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31">
            <text:p>31</text:p>
          </table:table-cell>
          <table:table-cell office:value-type="float" office:value="2.45274193548387">
            <text:p>2,5</text:p>
          </table:table-cell>
          <table:table-cell table:formula="of:=([.K75])*4" office:value-type="float" office:value="9.81096774193548">
            <text:p>9,81</text:p>
          </table:table-cell>
          <table:table-cell office:value-type="float" office:value="2.74587096774194">
            <text:p>2,7</text:p>
          </table:table-cell>
          <table:table-cell table:formula="of:=[.M75]*9" office:value-type="float" office:value="24.7128387096775">
            <text:p>24,7</text:p>
          </table:table-cell>
          <table:table-cell office:value-type="float" office:value="9.84621290322581">
            <text:p>9,8</text:p>
          </table:table-cell>
          <table:table-cell table:formula="of:=[.O75]*4" office:value-type="float" office:value="39.3848516129032">
            <text:p>39,4</text:p>
          </table:table-cell>
          <table:table-cell office:value-type="float" office:value="73.9086580645161">
            <text:p>73,9</text:p>
          </table:table-cell>
          <table:table-cell office:value-type="float" office:value="13.3333333333333">
            <text:p>13,3</text:p>
          </table:table-cell>
          <table:table-cell table:formula="of:=([.R75]*4)/[.J75]" office:value-type="float" office:value="1.72043010752688">
            <text:p>1,72</text:p>
          </table:table-cell>
          <table:table-cell office:value-type="float" office:value="9.86666666666667">
            <text:p>9,9</text:p>
          </table:table-cell>
          <table:table-cell table:formula="of:=([.T75]*9)/[.J75]" office:value-type="float" office:value="2.86451612903226">
            <text:p>2,9</text:p>
          </table:table-cell>
          <table:table-cell office:value-type="float" office:value="31">
            <text:p>31,0</text:p>
          </table:table-cell>
          <table:table-cell table:formula="of:=([.V75]*4)/[.J75]" office:value-type="float" office:value="4">
            <text:p>4,0</text:p>
          </table:table-cell>
          <table:table-cell office:value-type="float" office:value="266.133333333333">
            <text:p>266,1</text:p>
          </table:table-cell>
          <table:table-cell table:formula="of:=[.X75]/[.J75]" office:value-type="float" office:value="8.58494623655913">
            <text:p>8,58</text:p>
          </table:table-cell>
          <table:table-cell table:formula="of:=[.L75]+[.S75]" office:value-type="float" office:value="11.5313978494624">
            <text:p>11,53</text:p>
          </table:table-cell>
          <table:table-cell table:formula="of:=[.Z75]/[.AF75]" office:value-type="percentage" office:value="0.139785356054712">
            <text:p>13,98%</text:p>
          </table:table-cell>
          <table:table-cell table:formula="of:=[.N75]+[.U75]" office:value-type="float" office:value="27.5773548387097">
            <text:p>27,58</text:p>
          </table:table-cell>
          <table:table-cell table:formula="of:=[.AB14]/[.AF14]" office:value-type="percentage" office:value="0.361677138906991">
            <text:p>36,17%</text:p>
          </table:table-cell>
          <table:table-cell table:formula="of:=[.P75]+[.W75]" office:value-type="float" office:value="43.3848516129032">
            <text:p>43,38</text:p>
          </table:table-cell>
          <table:table-cell table:formula="of:=[.AD75]/[.AF75]" office:value-type="percentage" office:value="0.525917760297664">
            <text:p>52,59%</text:p>
          </table:table-cell>
          <table:table-cell table:formula="of:=[.Q75]+[.Y75]" office:value-type="float" office:value="82.4936043010752">
            <text:p>82,49</text:p>
          </table:table-cell>
          <table:table-cell table:formula="of:=[.AF75]/75" office:value-type="percentage" office:value="1.09991472401434">
            <text:p>109,99%</text:p>
          </table:table-cell>
          <table:table-cell table:number-columns-repeated="4"/>
        </table:table-row>
        <table:table-row table:style-name="ro2" table:visibility="filter">
          <table:table-cell office:value-type="float" office:value="133">
            <text:p>133</text:p>
          </table:table-cell>
          <table:table-cell office:value-type="string">
            <text:p>RE Y</text:p>
          </table:table-cell>
          <table:table-cell office:value-type="float" office:value="42562">
            <text:p>11/07/16</text:p>
          </table:table-cell>
          <table:table-cell office:value-type="float" office:value="6.4">
            <text:p>6,4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number-columns-repeated="2"/>
          <table:table-cell table:style-name="ce12"/>
          <table:table-cell office:value-type="float" office:value="18">
            <text:p>18</text:p>
          </table:table-cell>
          <table:table-cell office:value-type="float" office:value="3.70541111111111">
            <text:p>3,7</text:p>
          </table:table-cell>
          <table:table-cell table:formula="of:=([.K76])*4" office:value-type="float" office:value="14.8216444444444">
            <text:p>14,82</text:p>
          </table:table-cell>
          <table:table-cell office:value-type="float" office:value="3.58807777777778">
            <text:p>3,6</text:p>
          </table:table-cell>
          <table:table-cell table:formula="of:=[.M76]*9" office:value-type="float" office:value="32.2927">
            <text:p>32,3</text:p>
          </table:table-cell>
          <table:table-cell office:value-type="float" office:value="11.2998648148148">
            <text:p>11,3</text:p>
          </table:table-cell>
          <table:table-cell table:formula="of:=[.O76]*4" office:value-type="float" office:value="45.1994592592592">
            <text:p>45,2</text:p>
          </table:table-cell>
          <table:table-cell office:value-type="float" office:value="92.3138037037037">
            <text:p>92,3</text:p>
          </table:table-cell>
          <table:table-cell office:value-type="float" office:value="30">
            <text:p>30,0</text:p>
          </table:table-cell>
          <table:table-cell table:formula="of:=([.R76]*4)/[.J76]" office:value-type="float" office:value="6.66666666666667">
            <text:p>6,67</text:p>
          </table:table-cell>
          <table:table-cell office:value-type="float" office:value="23.4">
            <text:p>23,4</text:p>
          </table:table-cell>
          <table:table-cell table:formula="of:=([.T76]*9)/[.J76]" office:value-type="float" office:value="11.7">
            <text:p>11,7</text:p>
          </table:table-cell>
          <table:table-cell office:value-type="float" office:value="67.5">
            <text:p>67,5</text:p>
          </table:table-cell>
          <table:table-cell table:formula="of:=([.V76]*4)/[.J76]" office:value-type="float" office:value="15">
            <text:p>15,0</text:p>
          </table:table-cell>
          <table:table-cell office:value-type="float" office:value="600.6">
            <text:p>600,6</text:p>
          </table:table-cell>
          <table:table-cell table:formula="of:=[.X76]/[.J76]" office:value-type="float" office:value="33.3666666666667">
            <text:p>33,37</text:p>
          </table:table-cell>
          <table:table-cell table:formula="of:=[.L76]+[.S76]" office:value-type="float" office:value="21.4883111111111">
            <text:p>21,49</text:p>
          </table:table-cell>
          <table:table-cell table:formula="of:=[.Z76]/[.AF76]" office:value-type="percentage" office:value="0.170975737501513">
            <text:p>17,10%</text:p>
          </table:table-cell>
          <table:table-cell table:formula="of:=[.N76]+[.U76]" office:value-type="float" office:value="43.9927">
            <text:p>43,99</text:p>
          </table:table-cell>
          <table:table-cell table:formula="of:=[.AB15]/[.AF15]" office:value-type="percentage" office:value="0.330084884668356">
            <text:p>33,01%</text:p>
          </table:table-cell>
          <table:table-cell table:formula="of:=[.P76]+[.W76]" office:value-type="float" office:value="60.1994592592592">
            <text:p>60,20</text:p>
          </table:table-cell>
          <table:table-cell table:formula="of:=[.AD76]/[.AF76]" office:value-type="percentage" office:value="0.478988175981966">
            <text:p>47,90%</text:p>
          </table:table-cell>
          <table:table-cell table:formula="of:=[.Q76]+[.Y76]" office:value-type="float" office:value="125.68047037037">
            <text:p>125,68</text:p>
          </table:table-cell>
          <table:table-cell table:formula="of:=[.AF76]/90" office:value-type="percentage" office:value="1.39644967078189">
            <text:p>139,64%</text:p>
          </table:table-cell>
          <table:table-cell table:number-columns-repeated="4"/>
        </table:table-row>
        <table:table-row table:style-name="ro2">
          <table:table-cell office:value-type="float" office:value="134">
            <text:p>134</text:p>
          </table:table-cell>
          <table:table-cell table:style-name="ce6" office:value-type="string">
            <text:p>RO L</text:p>
          </table:table-cell>
          <table:table-cell office:value-type="float" office:value="42093">
            <text:p>30/03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4.75">
            <text:p>14,75</text:p>
          </table:table-cell>
          <table:table-cell office:value-type="float" office:value="-0.5">
            <text:p>-0,5</text:p>
          </table:table-cell>
          <table:table-cell office:value-type="float" office:value="25.7">
            <text:p>25,7</text:p>
          </table:table-cell>
          <table:table-cell office:value-type="float" office:value="2.34380130718954">
            <text:p>2,3</text:p>
          </table:table-cell>
          <table:table-cell table:formula="of:=([.K77])*4" office:value-type="float" office:value="9.37520522875816">
            <text:p>9,38</text:p>
          </table:table-cell>
          <table:table-cell office:value-type="float" office:value="3.06424183006536">
            <text:p>3,1</text:p>
          </table:table-cell>
          <table:table-cell table:formula="of:=[.M77]*9" office:value-type="float" office:value="27.5781764705882">
            <text:p>27,6</text:p>
          </table:table-cell>
          <table:table-cell office:value-type="float" office:value="7.82881699346405">
            <text:p>7,8</text:p>
          </table:table-cell>
          <table:table-cell table:formula="of:=[.O77]*4" office:value-type="float" office:value="31.3152679738562">
            <text:p>31,3</text:p>
          </table:table-cell>
          <table:table-cell office:value-type="float" office:value="68.2686496732026">
            <text:p>68,3</text:p>
          </table:table-cell>
          <table:table-cell office:value-type="float" office:value="11.2">
            <text:p>11,2</text:p>
          </table:table-cell>
          <table:table-cell table:formula="of:=([.R77]*4)/[.J77]" office:value-type="float" office:value="1.7431906614786">
            <text:p>1,74</text:p>
          </table:table-cell>
          <table:table-cell office:value-type="float" office:value="11.6">
            <text:p>11,6</text:p>
          </table:table-cell>
          <table:table-cell table:formula="of:=([.T77]*9)/[.J77]" office:value-type="float" office:value="4.06225680933852">
            <text:p>4,1</text:p>
          </table:table-cell>
          <table:table-cell office:value-type="float" office:value="37.6">
            <text:p>37,6</text:p>
          </table:table-cell>
          <table:table-cell table:formula="of:=([.V77]*4)/[.J77]" office:value-type="float" office:value="5.85214007782101">
            <text:p>5,9</text:p>
          </table:table-cell>
          <table:table-cell office:value-type="float" office:value="299.6">
            <text:p>299,6</text:p>
          </table:table-cell>
          <table:table-cell table:formula="of:=[.X77]/[.J77]" office:value-type="float" office:value="11.6575875486381">
            <text:p>11,66</text:p>
          </table:table-cell>
          <table:table-cell table:formula="of:=[.L77]+[.S77]" office:value-type="float" office:value="11.1183958902368">
            <text:p>11,12</text:p>
          </table:table-cell>
          <table:table-cell table:formula="of:=[.Z77]/[.AF77]" office:value-type="percentage" office:value="0.139108211229523">
            <text:p>13,91%</text:p>
          </table:table-cell>
          <table:table-cell table:formula="of:=[.N77]+[.U77]" office:value-type="float" office:value="31.6404332799268">
            <text:p>31,64</text:p>
          </table:table-cell>
          <table:table-cell table:formula="of:=[.AB16]/[.AF16]" office:value-type="percentage" office:value="0.316018376187361">
            <text:p>31,60%</text:p>
          </table:table-cell>
          <table:table-cell table:formula="of:=[.P77]+[.W77]" office:value-type="float" office:value="37.1674080516772">
            <text:p>37,17</text:p>
          </table:table-cell>
          <table:table-cell table:formula="of:=[.AD77]/[.AF77]" office:value-type="percentage" office:value="0.465021366494666">
            <text:p>46,50%</text:p>
          </table:table-cell>
          <table:table-cell table:formula="of:=[.Q77]+[.Y77]" office:value-type="float" office:value="79.9262372218407">
            <text:p>79,93</text:p>
          </table:table-cell>
          <table:table-cell table:formula="of:=[.AF77]/75" office:value-type="percentage" office:value="1.06568316295788">
            <text:p>106,57%</text:p>
          </table:table-cell>
          <table:table-cell table:number-columns-repeated="4"/>
        </table:table-row>
        <table:table-row table:style-name="ro2">
          <table:table-cell office:value-type="float" office:value="135">
            <text:p>135</text:p>
          </table:table-cell>
          <table:table-cell table:style-name="ce6" office:value-type="string">
            <text:p>RO L</text:p>
          </table:table-cell>
          <table:table-cell office:value-type="float" office:value="42381">
            <text:p>12/01/16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5.91">
            <text:p>15,91</text:p>
          </table:table-cell>
          <table:table-cell office:value-type="float" office:value="0.3">
            <text:p>0,3</text:p>
          </table:table-cell>
          <table:table-cell office:value-type="float" office:value="30.3">
            <text:p>30,3</text:p>
          </table:table-cell>
          <table:table-cell office:value-type="float" office:value="3.02250459770115">
            <text:p>3,0</text:p>
          </table:table-cell>
          <table:table-cell table:formula="of:=([.K78])*4" office:value-type="float" office:value="12.0900183908046">
            <text:p>12,09</text:p>
          </table:table-cell>
          <table:table-cell office:value-type="float" office:value="4.06450459770115">
            <text:p>4,1</text:p>
          </table:table-cell>
          <table:table-cell table:formula="of:=[.M78]*9" office:value-type="float" office:value="36.5805413793104">
            <text:p>36,6</text:p>
          </table:table-cell>
          <table:table-cell office:value-type="float" office:value="10.553316091954">
            <text:p>10,6</text:p>
          </table:table-cell>
          <table:table-cell table:formula="of:=[.O78]*4" office:value-type="float" office:value="42.213264367816">
            <text:p>42,2</text:p>
          </table:table-cell>
          <table:table-cell office:value-type="float" office:value="90.883824137931">
            <text:p>90,9</text:p>
          </table:table-cell>
          <table:table-cell office:value-type="float" office:value="20">
            <text:p>20,0</text:p>
          </table:table-cell>
          <table:table-cell table:formula="of:=([.R78]*4)/[.J78]" office:value-type="float" office:value="2.64026402640264">
            <text:p>2,64</text:p>
          </table:table-cell>
          <table:table-cell office:value-type="float" office:value="15.6">
            <text:p>15,6</text:p>
          </table:table-cell>
          <table:table-cell table:formula="of:=([.T78]*9)/[.J78]" office:value-type="float" office:value="4.63366336633663">
            <text:p>4,6</text:p>
          </table:table-cell>
          <table:table-cell office:value-type="float" office:value="45">
            <text:p>45,0</text:p>
          </table:table-cell>
          <table:table-cell table:formula="of:=([.V78]*4)/[.J78]" office:value-type="float" office:value="5.94059405940594">
            <text:p>5,9</text:p>
          </table:table-cell>
          <table:table-cell office:value-type="float" office:value="400.4">
            <text:p>400,4</text:p>
          </table:table-cell>
          <table:table-cell table:formula="of:=[.X78]/[.J78]" office:value-type="float" office:value="13.2145214521452">
            <text:p>13,21</text:p>
          </table:table-cell>
          <table:table-cell table:formula="of:=[.L78]+[.S78]" office:value-type="float" office:value="14.7302824172072">
            <text:p>14,73</text:p>
          </table:table-cell>
          <table:table-cell table:formula="of:=[.Z78]/[.AF78]" office:value-type="percentage" office:value="0.141503520864903">
            <text:p>14,15%</text:p>
          </table:table-cell>
          <table:table-cell table:formula="of:=[.N78]+[.U78]" office:value-type="float" office:value="41.214204745647">
            <text:p>41,21</text:p>
          </table:table-cell>
          <table:table-cell table:formula="of:=[.AB17]/[.AF17]" office:value-type="percentage" office:value="0.376191713529462">
            <text:p>37,62%</text:p>
          </table:table-cell>
          <table:table-cell table:formula="of:=[.P78]+[.W78]" office:value-type="float" office:value="48.1538584272219">
            <text:p>48,15</text:p>
          </table:table-cell>
          <table:table-cell table:formula="of:=[.AD78]/[.AF78]" office:value-type="percentage" office:value="0.462580439240069">
            <text:p>46,26%</text:p>
          </table:table-cell>
          <table:table-cell table:formula="of:=[.Q78]+[.Y78]" office:value-type="float" office:value="104.098345590076">
            <text:p>104,10</text:p>
          </table:table-cell>
          <table:table-cell table:formula="of:=[.AF78]/75" office:value-type="percentage" office:value="1.38797794120102">
            <text:p>138,80%</text:p>
          </table:table-cell>
          <table:table-cell table:number-columns-repeated="4"/>
        </table:table-row>
        <table:table-row table:style-name="ro2" table:visibility="filter">
          <table:table-cell office:value-type="float" office:value="136">
            <text:p>136</text:p>
          </table:table-cell>
          <table:table-cell table:style-name="ce6" office:value-type="string">
            <text:p>RO L</text:p>
          </table:table-cell>
          <table:table-cell office:value-type="float" office:value="42212">
            <text:p>27/07/15</text:p>
          </table:table-cell>
          <table:table-cell office:value-type="float" office:value="8">
            <text:p>8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.497148">
            <text:p>2,5</text:p>
          </table:table-cell>
          <table:table-cell table:formula="of:=([.K79])*4" office:value-type="float" office:value="9.988592">
            <text:p>9,99</text:p>
          </table:table-cell>
          <table:table-cell office:value-type="float" office:value="2.72364666666667">
            <text:p>2,7</text:p>
          </table:table-cell>
          <table:table-cell table:formula="of:=[.M79]*9" office:value-type="float" office:value="24.51282">
            <text:p>24,5</text:p>
          </table:table-cell>
          <table:table-cell office:value-type="float" office:value="7.829">
            <text:p>7,8</text:p>
          </table:table-cell>
          <table:table-cell table:formula="of:=[.O79]*4" office:value-type="float" office:value="31.316">
            <text:p>31,3</text:p>
          </table:table-cell>
          <table:table-cell office:value-type="float" office:value="65.817412">
            <text:p>65,8</text:p>
          </table:table-cell>
          <table:table-cell office:value-type="float" office:value="11.2">
            <text:p>11,2</text:p>
          </table:table-cell>
          <table:table-cell table:formula="of:=([.R79]*4)/[.J79]" office:value-type="float" office:value="1.792">
            <text:p>1,79</text:p>
          </table:table-cell>
          <table:table-cell office:value-type="float" office:value="11.6">
            <text:p>11,6</text:p>
          </table:table-cell>
          <table:table-cell table:formula="of:=([.T79]*9)/[.J79]" office:value-type="float" office:value="4.176">
            <text:p>4,2</text:p>
          </table:table-cell>
          <table:table-cell office:value-type="float" office:value="37.6">
            <text:p>37,6</text:p>
          </table:table-cell>
          <table:table-cell table:formula="of:=([.V79]*4)/[.J79]" office:value-type="float" office:value="6.016">
            <text:p>6,0</text:p>
          </table:table-cell>
          <table:table-cell office:value-type="float" office:value="299.6">
            <text:p>299,6</text:p>
          </table:table-cell>
          <table:table-cell table:formula="of:=[.X79]/[.J79]" office:value-type="float" office:value="11.984">
            <text:p>11,98</text:p>
          </table:table-cell>
          <table:table-cell table:formula="of:=[.L79]+[.S79]" office:value-type="float" office:value="11.780592">
            <text:p>11,78</text:p>
          </table:table-cell>
          <table:table-cell table:formula="of:=[.Z79]/[.AF79]" office:value-type="percentage" office:value="0.151418742888625">
            <text:p>15,14%</text:p>
          </table:table-cell>
          <table:table-cell table:formula="of:=[.N79]+[.U79]" office:value-type="float" office:value="28.68882">
            <text:p>28,69</text:p>
          </table:table-cell>
          <table:table-cell table:formula="of:=[.AB18]/[.AF18]" office:value-type="percentage" office:value="0.368155289664586">
            <text:p>36,82%</text:p>
          </table:table-cell>
          <table:table-cell table:formula="of:=[.P79]+[.W79]" office:value-type="float" office:value="37.332">
            <text:p>37,33</text:p>
          </table:table-cell>
          <table:table-cell table:formula="of:=[.AD79]/[.AF79]" office:value-type="percentage" office:value="0.479837049744033">
            <text:p>47,98%</text:p>
          </table:table-cell>
          <table:table-cell table:formula="of:=[.Q79]+[.Y79]" office:value-type="float" office:value="77.801412">
            <text:p>77,80</text:p>
          </table:table-cell>
          <table:table-cell table:formula="of:=[.AF79]/75" office:value-type="percentage" office:value="1.03735216">
            <text:p>103,74%</text:p>
          </table:table-cell>
          <table:table-cell table:number-columns-repeated="4"/>
        </table:table-row>
        <table:table-row table:style-name="ro2" table:visibility="filter">
          <table:table-cell office:value-type="float" office:value="137">
            <text:p>137</text:p>
          </table:table-cell>
          <table:table-cell table:style-name="ce6" office:value-type="string">
            <text:p>RO L</text:p>
          </table:table-cell>
          <table:table-cell office:value-type="float" office:value="42566">
            <text:p>15/07/16</text:p>
          </table:table-cell>
          <table:table-cell office:value-type="float" office:value="9">
            <text:p>9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3.12095111111111">
            <text:p>3,1</text:p>
          </table:table-cell>
          <table:table-cell table:formula="of:=([.K80])*4" office:value-type="float" office:value="12.4838044444444">
            <text:p>12,48</text:p>
          </table:table-cell>
          <table:table-cell office:value-type="float" office:value="3.95166444444444">
            <text:p>4,0</text:p>
          </table:table-cell>
          <table:table-cell table:formula="of:=[.M80]*9" office:value-type="float" office:value="35.56498">
            <text:p>35,6</text:p>
          </table:table-cell>
          <table:table-cell office:value-type="float" office:value="9.21468888888889">
            <text:p>9,2</text:p>
          </table:table-cell>
          <table:table-cell table:formula="of:=[.O80]*4" office:value-type="float" office:value="36.8587555555556">
            <text:p>36,9</text:p>
          </table:table-cell>
          <table:table-cell office:value-type="float" office:value="84.90754">
            <text:p>84,9</text:p>
          </table:table-cell>
          <table:table-cell office:value-type="float" office:value="20">
            <text:p>20,0</text:p>
          </table:table-cell>
          <table:table-cell table:formula="of:=([.R80]*4)/[.J80]" office:value-type="float" office:value="2.66666666666667">
            <text:p>2,67</text:p>
          </table:table-cell>
          <table:table-cell office:value-type="float" office:value="15.6">
            <text:p>15,6</text:p>
          </table:table-cell>
          <table:table-cell table:formula="of:=([.T80]*9)/[.J80]" office:value-type="float" office:value="4.68">
            <text:p>4,7</text:p>
          </table:table-cell>
          <table:table-cell office:value-type="float" office:value="45">
            <text:p>45,0</text:p>
          </table:table-cell>
          <table:table-cell table:formula="of:=([.V80]*4)/[.J80]" office:value-type="float" office:value="6">
            <text:p>6,0</text:p>
          </table:table-cell>
          <table:table-cell office:value-type="float" office:value="400.4">
            <text:p>400,4</text:p>
          </table:table-cell>
          <table:table-cell table:formula="of:=[.X80]/[.J80]" office:value-type="float" office:value="13.3466666666667">
            <text:p>13,35</text:p>
          </table:table-cell>
          <table:table-cell table:formula="of:=[.L80]+[.S80]" office:value-type="float" office:value="15.1504711111111">
            <text:p>15,15</text:p>
          </table:table-cell>
          <table:table-cell table:formula="of:=[.Z80]/[.AF80]" office:value-type="percentage" office:value="0.154196666230383">
            <text:p>15,42%</text:p>
          </table:table-cell>
          <table:table-cell table:formula="of:=[.N80]+[.U80]" office:value-type="float" office:value="40.24498">
            <text:p>40,24</text:p>
          </table:table-cell>
          <table:table-cell table:formula="of:=[.AB19]/[.AF19]" office:value-type="percentage" office:value="0.339698046495544">
            <text:p>33,97%</text:p>
          </table:table-cell>
          <table:table-cell table:formula="of:=[.P80]+[.W80]" office:value-type="float" office:value="42.8587555555556">
            <text:p>42,86</text:p>
          </table:table-cell>
          <table:table-cell table:formula="of:=[.AD80]/[.AF80]" office:value-type="percentage" office:value="0.436202754157453">
            <text:p>43,62%</text:p>
          </table:table-cell>
          <table:table-cell table:formula="of:=[.Q80]+[.Y80]" office:value-type="float" office:value="98.2542066666667">
            <text:p>98,25</text:p>
          </table:table-cell>
          <table:table-cell table:formula="of:=[.AF80]/75" office:value-type="percentage" office:value="1.31005608888889">
            <text:p>131,01%</text:p>
          </table:table-cell>
          <table:table-cell table:number-columns-repeated="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SA L</text:p>
          </table:table-cell>
          <table:table-cell office:value-type="float" office:value="42034">
            <text:p>30/01/15</text:p>
          </table:table-cell>
          <table:table-cell office:value-type="float" office:value="13.4">
            <text:p>13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2"/>
          <table:table-cell office:value-type="float" office:value="-0.02">
            <text:p>-0,02</text:p>
          </table:table-cell>
          <table:table-cell office:value-type="float" office:value="43">
            <text:p>43</text:p>
          </table:table-cell>
          <table:table-cell office:value-type="float" office:value="3.33058139534884">
            <text:p>3,3</text:p>
          </table:table-cell>
          <table:table-cell table:formula="of:=([.K81])*4" office:value-type="float" office:value="13.3223255813954">
            <text:p>13,32</text:p>
          </table:table-cell>
          <table:table-cell office:value-type="float" office:value="2.92992558139535">
            <text:p>2,9</text:p>
          </table:table-cell>
          <table:table-cell table:formula="of:=[.M81]*9" office:value-type="float" office:value="26.3693302325581">
            <text:p>26,4</text:p>
          </table:table-cell>
          <table:table-cell office:value-type="float" office:value="5.70549186046512">
            <text:p>5,7</text:p>
          </table:table-cell>
          <table:table-cell table:formula="of:=[.O81]*4" office:value-type="float" office:value="22.8219674418605">
            <text:p>22,8</text:p>
          </table:table-cell>
          <table:table-cell office:value-type="float" office:value="62.513623255814">
            <text:p>62,5</text:p>
          </table:table-cell>
          <table:table-cell office:value-type="float" office:value="26.6666666666667">
            <text:p>26,7</text:p>
          </table:table-cell>
          <table:table-cell table:formula="of:=([.R81]*4)/[.J81]" office:value-type="float" office:value="2.48062015503876">
            <text:p>2,48</text:p>
          </table:table-cell>
          <table:table-cell office:value-type="float" office:value="20.8">
            <text:p>20,8</text:p>
          </table:table-cell>
          <table:table-cell table:formula="of:=([.T81]*9)/[.J81]" office:value-type="float" office:value="4.35348837209302">
            <text:p>4,4</text:p>
          </table:table-cell>
          <table:table-cell office:value-type="float" office:value="60">
            <text:p>60,0</text:p>
          </table:table-cell>
          <table:table-cell table:formula="of:=([.V81]*4)/[.J81]" office:value-type="float" office:value="5.58139534883721">
            <text:p>5,6</text:p>
          </table:table-cell>
          <table:table-cell office:value-type="float" office:value="533.866666666667">
            <text:p>533,9</text:p>
          </table:table-cell>
          <table:table-cell table:formula="of:=[.X81]/[.J81]" office:value-type="float" office:value="12.415503875969">
            <text:p>12,42</text:p>
          </table:table-cell>
          <table:table-cell table:formula="of:=[.L81]+[.S81]" office:value-type="float" office:value="15.8029457364341">
            <text:p>15,80</text:p>
          </table:table-cell>
          <table:table-cell table:formula="of:=[.Z81]/[.AF81]" office:value-type="percentage" office:value="0.210905242612001">
            <text:p>21,09%</text:p>
          </table:table-cell>
          <table:table-cell table:formula="of:=[.N81]+[.U81]" office:value-type="float" office:value="30.7228186046512">
            <text:p>30,72</text:p>
          </table:table-cell>
          <table:table-cell table:formula="of:=[.AB20]/[.AF20]" office:value-type="percentage" office:value="0.334786851683102">
            <text:p>33,48%</text:p>
          </table:table-cell>
          <table:table-cell table:formula="of:=[.P81]+[.W81]" office:value-type="float" office:value="28.4033627906977">
            <text:p>28,40</text:p>
          </table:table-cell>
          <table:table-cell table:formula="of:=[.AD81]/[.AF81]" office:value-type="percentage" office:value="0.37906971398109">
            <text:p>37,91%</text:p>
          </table:table-cell>
          <table:table-cell table:formula="of:=[.Q81]+[.Y81]" office:value-type="float" office:value="74.929127131783">
            <text:p>74,93</text:p>
          </table:table-cell>
          <table:table-cell table:formula="of:=[.AF81]/60" office:value-type="percentage" office:value="1.24881878552972">
            <text:p>124,88%</text:p>
          </table:table-cell>
          <table:table-cell table:number-columns-repeated="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SA L</text:p>
          </table:table-cell>
          <table:table-cell office:value-type="float" office:value="41838">
            <text:p>18/07/14</text:p>
          </table:table-cell>
          <table:table-cell office:value-type="float" office:value="12.8">
            <text:p>12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6.92">
            <text:p>16,92</text:p>
          </table:table-cell>
          <table:table-cell office:value-type="float" office:value="-0.4">
            <text:p>-0,4</text:p>
          </table:table-cell>
          <table:table-cell office:value-type="float" office:value="39.1">
            <text:p>39,1</text:p>
          </table:table-cell>
          <table:table-cell office:value-type="float" office:value="4.37632222222222">
            <text:p>4,4</text:p>
          </table:table-cell>
          <table:table-cell table:formula="of:=([.K82])*4" office:value-type="float" office:value="17.5052888888889">
            <text:p>17,51</text:p>
          </table:table-cell>
          <table:table-cell office:value-type="float" office:value="3.6703452991453">
            <text:p>3,7</text:p>
          </table:table-cell>
          <table:table-cell table:formula="of:=[.M82]*9" office:value-type="float" office:value="33.0331076923077">
            <text:p>33,0</text:p>
          </table:table-cell>
          <table:table-cell office:value-type="float" office:value="7.84971709401709">
            <text:p>7,8</text:p>
          </table:table-cell>
          <table:table-cell table:formula="of:=[.O82]*4" office:value-type="float" office:value="31.3988683760684">
            <text:p>31,4</text:p>
          </table:table-cell>
          <table:table-cell office:value-type="float" office:value="81.937264957265">
            <text:p>81,9</text:p>
          </table:table-cell>
          <table:table-cell office:value-type="float" office:value="40">
            <text:p>40,0</text:p>
          </table:table-cell>
          <table:table-cell table:formula="of:=([.R82]*4)/[.J82]" office:value-type="float" office:value="4.0920716112532">
            <text:p>4,09</text:p>
          </table:table-cell>
          <table:table-cell office:value-type="float" office:value="31.2">
            <text:p>31,2</text:p>
          </table:table-cell>
          <table:table-cell table:formula="of:=([.T82]*9)/[.J82]" office:value-type="float" office:value="7.18158567774936">
            <text:p>7,2</text:p>
          </table:table-cell>
          <table:table-cell office:value-type="float" office:value="90">
            <text:p>90,0</text:p>
          </table:table-cell>
          <table:table-cell table:formula="of:=([.V82]*4)/[.J82]" office:value-type="float" office:value="9.20716112531969">
            <text:p>9,2</text:p>
          </table:table-cell>
          <table:table-cell office:value-type="float" office:value="800.8">
            <text:p>800,8</text:p>
          </table:table-cell>
          <table:table-cell table:formula="of:=[.X82]/[.J82]" office:value-type="float" office:value="20.4808184143222">
            <text:p>20,48</text:p>
          </table:table-cell>
          <table:table-cell table:formula="of:=[.L82]+[.S82]" office:value-type="float" office:value="21.5973605001421">
            <text:p>21,60</text:p>
          </table:table-cell>
          <table:table-cell table:formula="of:=[.Z82]/[.AF82]" office:value-type="percentage" office:value="0.210874484164909">
            <text:p>21,09%</text:p>
          </table:table-cell>
          <table:table-cell table:formula="of:=[.N82]+[.U82]" office:value-type="float" office:value="40.2146933700571">
            <text:p>40,21</text:p>
          </table:table-cell>
          <table:table-cell table:formula="of:=[.AB21]/[.AF21]" office:value-type="percentage" office:value="0.340518153710871">
            <text:p>34,05%</text:p>
          </table:table-cell>
          <table:table-cell table:formula="of:=[.P82]+[.W82]" office:value-type="float" office:value="40.6060295013881">
            <text:p>40,61</text:p>
          </table:table-cell>
          <table:table-cell table:formula="of:=[.AD82]/[.AF82]" office:value-type="percentage" office:value="0.39647324148865">
            <text:p>39,65%</text:p>
          </table:table-cell>
          <table:table-cell table:formula="of:=[.Q82]+[.Y82]" office:value-type="float" office:value="102.418083371587">
            <text:p>102,42</text:p>
          </table:table-cell>
          <table:table-cell table:formula="of:=[.AF82]/60" office:value-type="percentage" office:value="1.70696805619312">
            <text:p>170,70%</text:p>
          </table:table-cell>
          <table:table-cell table:number-columns-repeated="4"/>
        </table:table-row>
        <table:table-row table:style-name="ro2" table:visibility="filter">
          <table:table-cell office:value-type="float" office:value="141">
            <text:p>141</text:p>
          </table:table-cell>
          <table:table-cell office:value-type="string">
            <text:p>SA L</text:p>
          </table:table-cell>
          <table:table-cell office:value-type="float" office:value="42380">
            <text:p>11/01/16</text:p>
          </table:table-cell>
          <table:table-cell office:value-type="float" office:value="14.3">
            <text:p>14,3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table:number-columns-repeated="2"/>
          <table:table-cell/>
          <table:table-cell office:value-type="float" office:value="50">
            <text:p>50</text:p>
          </table:table-cell>
          <table:table-cell office:value-type="float" office:value="2.37951333333333">
            <text:p>2,4</text:p>
          </table:table-cell>
          <table:table-cell table:formula="of:=([.K83])*4" office:value-type="float" office:value="9.51805333333332">
            <text:p>9,52</text:p>
          </table:table-cell>
          <table:table-cell office:value-type="float" office:value="2.72185333333333">
            <text:p>2,7</text:p>
          </table:table-cell>
          <table:table-cell table:formula="of:=[.M83]*9" office:value-type="float" office:value="24.49668">
            <text:p>24,5</text:p>
          </table:table-cell>
          <table:table-cell office:value-type="float" office:value="6.47654466666667">
            <text:p>6,5</text:p>
          </table:table-cell>
          <table:table-cell table:formula="of:=[.O83]*4" office:value-type="float" office:value="25.9061786666667">
            <text:p>25,9</text:p>
          </table:table-cell>
          <table:table-cell office:value-type="float" office:value="59.920912">
            <text:p>59,9</text:p>
          </table:table-cell>
          <table:table-cell office:value-type="float" office:value="20">
            <text:p>20,0</text:p>
          </table:table-cell>
          <table:table-cell table:formula="of:=([.R83]*4)/[.J83]" office:value-type="float" office:value="1.6">
            <text:p>1,60</text:p>
          </table:table-cell>
          <table:table-cell office:value-type="float" office:value="15.6">
            <text:p>15,6</text:p>
          </table:table-cell>
          <table:table-cell table:formula="of:=([.T83]*9)/[.J83]" office:value-type="float" office:value="2.808">
            <text:p>2,8</text:p>
          </table:table-cell>
          <table:table-cell office:value-type="float" office:value="45">
            <text:p>45,0</text:p>
          </table:table-cell>
          <table:table-cell table:formula="of:=([.V83]*4)/[.J83]" office:value-type="float" office:value="3.6">
            <text:p>3,6</text:p>
          </table:table-cell>
          <table:table-cell office:value-type="float" office:value="400.4">
            <text:p>400,4</text:p>
          </table:table-cell>
          <table:table-cell table:formula="of:=[.X83]/[.J83]" office:value-type="float" office:value="8.008">
            <text:p>8,01</text:p>
          </table:table-cell>
          <table:table-cell table:formula="of:=[.L83]+[.S83]" office:value-type="float" office:value="11.1180533333333">
            <text:p>11,12</text:p>
          </table:table-cell>
          <table:table-cell table:formula="of:=[.Z83]/[.AF83]" office:value-type="percentage" office:value="0.163671888831862">
            <text:p>16,37%</text:p>
          </table:table-cell>
          <table:table-cell table:formula="of:=[.N83]+[.U83]" office:value-type="float" office:value="27.30468">
            <text:p>27,30</text:p>
          </table:table-cell>
          <table:table-cell table:formula="of:=[.AB22]/[.AF22]" office:value-type="percentage" office:value="0.329763138104357">
            <text:p>32,98%</text:p>
          </table:table-cell>
          <table:table-cell table:formula="of:=[.P83]+[.W83]" office:value-type="float" office:value="29.5061786666667">
            <text:p>29,51</text:p>
          </table:table-cell>
          <table:table-cell table:formula="of:=[.AD83]/[.AF83]" office:value-type="percentage" office:value="0.434368486082431">
            <text:p>43,44%</text:p>
          </table:table-cell>
          <table:table-cell table:formula="of:=[.Q83]+[.Y83]" office:value-type="float" office:value="67.928912">
            <text:p>67,93</text:p>
          </table:table-cell>
          <table:table-cell table:formula="of:=[.AF83]/60" office:value-type="percentage" office:value="1.13214853333333">
            <text:p>113,21%</text:p>
          </table:table-cell>
          <table:table-cell table:number-columns-repeated="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SA L</text:p>
          </table:table-cell>
          <table:table-cell office:value-type="float" office:value="42200">
            <text:p>15/07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59.5">
            <text:p>159,5</text:p>
          </table:table-cell>
          <table:table-cell table:style-name="ce2" office:value-type="float" office:value="18">
            <text:p>18</text:p>
          </table:table-cell>
          <table:table-cell office:value-type="float" office:value="-0.2">
            <text:p>-0,2</text:p>
          </table:table-cell>
          <table:table-cell office:value-type="float" office:value="45.8">
            <text:p>45,8</text:p>
          </table:table-cell>
          <table:table-cell office:value-type="float" office:value="2.27511444921316">
            <text:p>2,3</text:p>
          </table:table-cell>
          <table:table-cell table:formula="of:=([.K84])*4" office:value-type="float" office:value="9.10045779685264">
            <text:p>9,10</text:p>
          </table:table-cell>
          <table:table-cell office:value-type="float" office:value="1.99774463519313">
            <text:p>2,0</text:p>
          </table:table-cell>
          <table:table-cell table:formula="of:=[.M84]*9" office:value-type="float" office:value="17.9797017167382">
            <text:p>18,0</text:p>
          </table:table-cell>
          <table:table-cell office:value-type="float" office:value="5.40312660944206">
            <text:p>5,4</text:p>
          </table:table-cell>
          <table:table-cell table:formula="of:=[.O84]*4" office:value-type="float" office:value="21.6125064377682">
            <text:p>21,6</text:p>
          </table:table-cell>
          <table:table-cell office:value-type="float" office:value="48.6926659513591">
            <text:p>48,7</text:p>
          </table:table-cell>
          <table:table-cell office:value-type="float" office:value="33.3333333333333">
            <text:p>33,3</text:p>
          </table:table-cell>
          <table:table-cell table:formula="of:=([.R84]*4)/[.J84]" office:value-type="float" office:value="2.91120815138282">
            <text:p>2,91</text:p>
          </table:table-cell>
          <table:table-cell office:value-type="float" office:value="26">
            <text:p>26,0</text:p>
          </table:table-cell>
          <table:table-cell table:formula="of:=([.T84]*9)/[.J84]" office:value-type="float" office:value="5.10917030567686">
            <text:p>5,1</text:p>
          </table:table-cell>
          <table:table-cell office:value-type="float" office:value="75">
            <text:p>75,0</text:p>
          </table:table-cell>
          <table:table-cell table:formula="of:=([.V84]*4)/[.J84]" office:value-type="float" office:value="6.55021834061135">
            <text:p>6,6</text:p>
          </table:table-cell>
          <table:table-cell office:value-type="float" office:value="667.333333333333">
            <text:p>667,3</text:p>
          </table:table-cell>
          <table:table-cell table:formula="of:=[.X84]/[.J84]" office:value-type="float" office:value="14.570596797671">
            <text:p>14,57</text:p>
          </table:table-cell>
          <table:table-cell table:formula="of:=[.L84]+[.S84]" office:value-type="float" office:value="12.0116659482355">
            <text:p>12,01</text:p>
          </table:table-cell>
          <table:table-cell table:formula="of:=[.Z84]/[.AF84]" office:value-type="percentage" office:value="0.189867949047879">
            <text:p>18,99%</text:p>
          </table:table-cell>
          <table:table-cell table:formula="of:=[.N84]+[.U84]" office:value-type="float" office:value="23.088872022415">
            <text:p>23,09</text:p>
          </table:table-cell>
          <table:table-cell table:formula="of:=[.AB23]/[.AF23]" office:value-type="percentage" office:value="0.321245378309372">
            <text:p>32,12%</text:p>
          </table:table-cell>
          <table:table-cell table:formula="of:=[.P84]+[.W84]" office:value-type="float" office:value="28.1627247783796">
            <text:p>28,16</text:p>
          </table:table-cell>
          <table:table-cell table:formula="of:=[.AD84]/[.AF84]" office:value-type="percentage" office:value="0.44516712471981">
            <text:p>44,52%</text:p>
          </table:table-cell>
          <table:table-cell table:formula="of:=[.Q84]+[.Y84]" office:value-type="float" office:value="63.2632627490301">
            <text:p>63,26</text:p>
          </table:table-cell>
          <table:table-cell table:formula="of:=[.AF84]/60" office:value-type="percentage" office:value="1.05438771248384">
            <text:p>105,44%</text:p>
          </table:table-cell>
          <table:table-cell table:number-columns-repeated="4"/>
        </table:table-row>
        <table:table-row table:style-name="ro2" table:visibility="filter">
          <table:table-cell office:value-type="float" office:value="143">
            <text:p>143</text:p>
          </table:table-cell>
          <table:table-cell office:value-type="string">
            <text:p>SA L</text:p>
          </table:table-cell>
          <table:table-cell office:value-type="float" office:value="42558">
            <text:p>07/07/16</text:p>
          </table:table-cell>
          <table:table-cell office:value-type="float" office:value="14.8">
            <text:p>14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2.65519387755102">
            <text:p>2,7</text:p>
          </table:table-cell>
          <table:table-cell table:formula="of:=([.K85])*4" office:value-type="float" office:value="10.6207755102041">
            <text:p>10,62</text:p>
          </table:table-cell>
          <table:table-cell office:value-type="float" office:value="2.55130340136054">
            <text:p>2,6</text:p>
          </table:table-cell>
          <table:table-cell table:formula="of:=[.M85]*9" office:value-type="float" office:value="22.9617306122449">
            <text:p>23,0</text:p>
          </table:table-cell>
          <table:table-cell office:value-type="float" office:value="4.63963945578231">
            <text:p>4,6</text:p>
          </table:table-cell>
          <table:table-cell table:formula="of:=[.O85]*4" office:value-type="float" office:value="18.5585578231292">
            <text:p>18,6</text:p>
          </table:table-cell>
          <table:table-cell office:value-type="float" office:value="52.1410639455782">
            <text:p>52,1</text:p>
          </table:table-cell>
          <table:table-cell office:value-type="float" office:value="26.6666666666667">
            <text:p>26,7</text:p>
          </table:table-cell>
          <table:table-cell table:formula="of:=([.R85]*4)/[.J85]" office:value-type="float" office:value="2.17687074829932">
            <text:p>2,18</text:p>
          </table:table-cell>
          <table:table-cell office:value-type="float" office:value="20.8">
            <text:p>20,8</text:p>
          </table:table-cell>
          <table:table-cell table:formula="of:=([.T85]*9)/[.J85]" office:value-type="float" office:value="3.82040816326531">
            <text:p>3,8</text:p>
          </table:table-cell>
          <table:table-cell office:value-type="float" office:value="60">
            <text:p>60,0</text:p>
          </table:table-cell>
          <table:table-cell table:formula="of:=([.V85]*4)/[.J85]" office:value-type="float" office:value="4.89795918367347">
            <text:p>4,9</text:p>
          </table:table-cell>
          <table:table-cell office:value-type="float" office:value="533.866666666667">
            <text:p>533,9</text:p>
          </table:table-cell>
          <table:table-cell table:formula="of:=[.X85]/[.J85]" office:value-type="float" office:value="10.8952380952381">
            <text:p>10,90</text:p>
          </table:table-cell>
          <table:table-cell table:formula="of:=[.L85]+[.S85]" office:value-type="float" office:value="12.7976462585034">
            <text:p>12,80</text:p>
          </table:table-cell>
          <table:table-cell table:formula="of:=[.Z85]/[.AF85]" office:value-type="percentage" office:value="0.203020257283127">
            <text:p>20,30%</text:p>
          </table:table-cell>
          <table:table-cell table:formula="of:=[.N85]+[.U85]" office:value-type="float" office:value="26.7821387755102">
            <text:p>26,78</text:p>
          </table:table-cell>
          <table:table-cell table:formula="of:=[.AB24]/[.AF24]" office:value-type="percentage" office:value="0.356755925646505">
            <text:p>35,68%</text:p>
          </table:table-cell>
          <table:table-cell table:formula="of:=[.P85]+[.W85]" office:value-type="float" office:value="23.4565170068027">
            <text:p>23,46</text:p>
          </table:table-cell>
          <table:table-cell table:formula="of:=[.AD85]/[.AF85]" office:value-type="percentage" office:value="0.372111247763463">
            <text:p>37,21%</text:p>
          </table:table-cell>
          <table:table-cell table:formula="of:=[.Q85]+[.Y85]" office:value-type="float" office:value="63.0363020408163">
            <text:p>63,04</text:p>
          </table:table-cell>
          <table:table-cell table:formula="of:=[.AF85]/60" office:value-type="percentage" office:value="1.05060503401361">
            <text:p>105,06%</text:p>
          </table:table-cell>
          <table:table-cell table:number-columns-repeated="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SA B</text:p>
          </table:table-cell>
          <table:table-cell office:value-type="float" office:value="41674">
            <text:p>04/02/14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36.5">
            <text:p>136,5</text:p>
          </table:table-cell>
          <table:table-cell table:style-name="ce2" office:value-type="float" office:value="15.4">
            <text:p>15,4</text:p>
          </table:table-cell>
          <table:table-cell office:value-type="float" office:value="-1.1">
            <text:p>-1,1</text:p>
          </table:table-cell>
          <table:table-cell office:value-type="float" office:value="28.7">
            <text:p>28,7</text:p>
          </table:table-cell>
          <table:table-cell office:value-type="float" office:value="4.04553664302601">
            <text:p>4,0</text:p>
          </table:table-cell>
          <table:table-cell table:formula="of:=([.K86])*4" office:value-type="float" office:value="16.182146572104">
            <text:p>16,18</text:p>
          </table:table-cell>
          <table:table-cell office:value-type="float" office:value="3.51273640661939">
            <text:p>3,5</text:p>
          </table:table-cell>
          <table:table-cell table:formula="of:=[.M86]*9" office:value-type="float" office:value="31.6146276595745">
            <text:p>31,6</text:p>
          </table:table-cell>
          <table:table-cell office:value-type="float" office:value="9.86839243498818">
            <text:p>9,9</text:p>
          </table:table-cell>
          <table:table-cell table:formula="of:=[.O86]*4" office:value-type="float" office:value="39.4735697399527">
            <text:p>39,5</text:p>
          </table:table-cell>
          <table:table-cell office:value-type="float" office:value="87.2703439716312">
            <text:p>87,3</text:p>
          </table:table-cell>
          <table:table-cell office:value-type="float" office:value="11.2">
            <text:p>11,2</text:p>
          </table:table-cell>
          <table:table-cell table:formula="of:=([.R86]*4)/[.J86]" office:value-type="float" office:value="1.5609756097561">
            <text:p>1,56</text:p>
          </table:table-cell>
          <table:table-cell office:value-type="float" office:value="11.6">
            <text:p>11,6</text:p>
          </table:table-cell>
          <table:table-cell table:formula="of:=([.T86]*9)/[.J86]" office:value-type="float" office:value="3.63763066202091">
            <text:p>3,6</text:p>
          </table:table-cell>
          <table:table-cell office:value-type="float" office:value="37.6">
            <text:p>37,6</text:p>
          </table:table-cell>
          <table:table-cell table:formula="of:=([.V86]*4)/[.J86]" office:value-type="float" office:value="5.2404181184669">
            <text:p>5,2</text:p>
          </table:table-cell>
          <table:table-cell office:value-type="float" office:value="299.6">
            <text:p>299,6</text:p>
          </table:table-cell>
          <table:table-cell table:formula="of:=[.X86]/[.J86]" office:value-type="float" office:value="10.4390243902439">
            <text:p>10,44</text:p>
          </table:table-cell>
          <table:table-cell table:formula="of:=[.L86]+[.S86]" office:value-type="float" office:value="17.7431221818601">
            <text:p>17,74</text:p>
          </table:table-cell>
          <table:table-cell table:formula="of:=[.Z86]/[.AF86]" office:value-type="percentage" office:value="0.181590798091611">
            <text:p>18,16%</text:p>
          </table:table-cell>
          <table:table-cell table:formula="of:=[.N86]+[.U86]" office:value-type="float" office:value="35.2522583215954">
            <text:p>35,25</text:p>
          </table:table-cell>
          <table:table-cell table:formula="of:=[.AB25]/[.AF25]" office:value-type="percentage" office:value="0.378189933698402">
            <text:p>37,82%</text:p>
          </table:table-cell>
          <table:table-cell table:formula="of:=[.P86]+[.W86]" office:value-type="float" office:value="44.7139878584196">
            <text:p>44,71</text:p>
          </table:table-cell>
          <table:table-cell table:formula="of:=[.AD86]/[.AF86]" office:value-type="percentage" office:value="0.457622320234611">
            <text:p>45,76%</text:p>
          </table:table-cell>
          <table:table-cell table:formula="of:=[.Q86]+[.Y86]" office:value-type="float" office:value="97.7093683618751">
            <text:p>97,71</text:p>
          </table:table-cell>
          <table:table-cell table:formula="of:=[.AF86]/60" office:value-type="percentage" office:value="1.62848947269792">
            <text:p>162,85%</text:p>
          </table:table-cell>
          <table:table-cell table:number-columns-repeated="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SA B</text:p>
          </table:table-cell>
          <table:table-cell office:value-type="float" office:value="42039">
            <text:p>04/02/15</text:p>
          </table:table-cell>
          <table:table-cell office:value-type="float" office:value="13.1">
            <text:p>13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1.7">
            <text:p>141,7</text:p>
          </table:table-cell>
          <table:table-cell table:style-name="ce2" office:value-type="float" office:value="15.54">
            <text:p>15,54</text:p>
          </table:table-cell>
          <table:table-cell office:value-type="float" office:value="-1.4">
            <text:p>-1,4</text:p>
          </table:table-cell>
          <table:table-cell office:value-type="float" office:value="31.2">
            <text:p>31,2</text:p>
          </table:table-cell>
          <table:table-cell office:value-type="float" office:value="3.69406111111111">
            <text:p>3,7</text:p>
          </table:table-cell>
          <table:table-cell table:formula="of:=([.K87])*4" office:value-type="float" office:value="14.7762444444444">
            <text:p>14,78</text:p>
          </table:table-cell>
          <table:table-cell office:value-type="float" office:value="3.80284444444444">
            <text:p>3,8</text:p>
          </table:table-cell>
          <table:table-cell table:formula="of:=[.M87]*9" office:value-type="float" office:value="34.2256">
            <text:p>34,2</text:p>
          </table:table-cell>
          <table:table-cell office:value-type="float" office:value="11.9250777777778">
            <text:p>11,9</text:p>
          </table:table-cell>
          <table:table-cell table:formula="of:=[.O87]*4" office:value-type="float" office:value="47.7003111111112">
            <text:p>47,7</text:p>
          </table:table-cell>
          <table:table-cell office:value-type="float" office:value="96.7021555555555">
            <text:p>96,7</text:p>
          </table:table-cell>
          <table:table-cell office:value-type="float" office:value="11.2">
            <text:p>11,2</text:p>
          </table:table-cell>
          <table:table-cell table:formula="of:=([.R87]*4)/[.J87]" office:value-type="float" office:value="1.43589743589744">
            <text:p>1,44</text:p>
          </table:table-cell>
          <table:table-cell office:value-type="float" office:value="11.6">
            <text:p>11,6</text:p>
          </table:table-cell>
          <table:table-cell table:formula="of:=([.T87]*9)/[.J87]" office:value-type="float" office:value="3.34615384615385">
            <text:p>3,3</text:p>
          </table:table-cell>
          <table:table-cell office:value-type="float" office:value="37.6">
            <text:p>37,6</text:p>
          </table:table-cell>
          <table:table-cell table:formula="of:=([.V87]*4)/[.J87]" office:value-type="float" office:value="4.82051282051282">
            <text:p>4,8</text:p>
          </table:table-cell>
          <table:table-cell office:value-type="float" office:value="299.6">
            <text:p>299,6</text:p>
          </table:table-cell>
          <table:table-cell table:formula="of:=[.X87]/[.J87]" office:value-type="float" office:value="9.6025641025641">
            <text:p>9,60</text:p>
          </table:table-cell>
          <table:table-cell table:formula="of:=[.L87]+[.S87]" office:value-type="float" office:value="16.2121418803419">
            <text:p>16,21</text:p>
          </table:table-cell>
          <table:table-cell table:formula="of:=[.Z87]/[.AF87]" office:value-type="percentage" office:value="0.152506322696497">
            <text:p>15,25%</text:p>
          </table:table-cell>
          <table:table-cell table:formula="of:=[.N87]+[.U87]" office:value-type="float" office:value="37.5717538461538">
            <text:p>37,57</text:p>
          </table:table-cell>
          <table:table-cell table:formula="of:=[.AB26]/[.AF26]" office:value-type="percentage" office:value="0.386566051038417">
            <text:p>38,66%</text:p>
          </table:table-cell>
          <table:table-cell table:formula="of:=[.P87]+[.W87]" office:value-type="float" office:value="52.520823931624">
            <text:p>52,52</text:p>
          </table:table-cell>
          <table:table-cell table:formula="of:=[.AD87]/[.AF87]" office:value-type="percentage" office:value="0.494059192296759">
            <text:p>49,41%</text:p>
          </table:table-cell>
          <table:table-cell table:formula="of:=[.Q87]+[.Y87]" office:value-type="float" office:value="106.30471965812">
            <text:p>106,30</text:p>
          </table:table-cell>
          <table:table-cell table:formula="of:=[.AF87]/60" office:value-type="percentage" office:value="1.77174532763533">
            <text:p>177,17%</text:p>
          </table:table-cell>
          <table:table-cell table:number-columns-repeated="4"/>
        </table:table-row>
        <table:table-row table:style-name="ro2" table:visibility="filter">
          <table:table-cell office:value-type="float" office:value="147">
            <text:p>147</text:p>
          </table:table-cell>
          <table:table-cell office:value-type="string">
            <text:p>SA B</text:p>
          </table:table-cell>
          <table:table-cell office:value-type="float" office:value="42487">
            <text:p>27/04/16</text:p>
          </table:table-cell>
          <table:table-cell office:value-type="float" office:value="14.4">
            <text:p>14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3.39692941176471">
            <text:p>3,4</text:p>
          </table:table-cell>
          <table:table-cell table:formula="of:=([.K88])*4" office:value-type="float" office:value="13.5877176470588">
            <text:p>13,59</text:p>
          </table:table-cell>
          <table:table-cell office:value-type="float" office:value="4.29841343137255">
            <text:p>4,3</text:p>
          </table:table-cell>
          <table:table-cell table:formula="of:=[.M88]*9" office:value-type="float" office:value="38.685720882353">
            <text:p>38,7</text:p>
          </table:table-cell>
          <table:table-cell office:value-type="float" office:value="9.46869705882353">
            <text:p>9,5</text:p>
          </table:table-cell>
          <table:table-cell table:formula="of:=[.O88]*4" office:value-type="float" office:value="37.8747882352941">
            <text:p>37,9</text:p>
          </table:table-cell>
          <table:table-cell office:value-type="float" office:value="90.1482267647059">
            <text:p>90,1</text:p>
          </table:table-cell>
          <table:table-cell office:value-type="float" office:value="11.2">
            <text:p>11,2</text:p>
          </table:table-cell>
          <table:table-cell table:formula="of:=([.R88]*4)/[.J88]" office:value-type="float" office:value="1.31764705882353">
            <text:p>1,32</text:p>
          </table:table-cell>
          <table:table-cell office:value-type="float" office:value="11.6">
            <text:p>11,6</text:p>
          </table:table-cell>
          <table:table-cell table:formula="of:=([.T88]*9)/[.J88]" office:value-type="float" office:value="3.07058823529412">
            <text:p>3,1</text:p>
          </table:table-cell>
          <table:table-cell office:value-type="float" office:value="37.6">
            <text:p>37,6</text:p>
          </table:table-cell>
          <table:table-cell table:formula="of:=([.V88]*4)/[.J88]" office:value-type="float" office:value="4.42352941176471">
            <text:p>4,4</text:p>
          </table:table-cell>
          <table:table-cell office:value-type="float" office:value="299.6">
            <text:p>299,6</text:p>
          </table:table-cell>
          <table:table-cell table:formula="of:=[.X88]/[.J88]" office:value-type="float" office:value="8.81176470588235">
            <text:p>8,81</text:p>
          </table:table-cell>
          <table:table-cell table:formula="of:=[.L88]+[.S88]" office:value-type="float" office:value="14.9053647058824">
            <text:p>14,91</text:p>
          </table:table-cell>
          <table:table-cell table:formula="of:=[.Z88]/[.AF88]" office:value-type="percentage" office:value="0.150620109039847">
            <text:p>15,06%</text:p>
          </table:table-cell>
          <table:table-cell table:formula="of:=[.N88]+[.U88]" office:value-type="float" office:value="41.7563091176471">
            <text:p>41,76</text:p>
          </table:table-cell>
          <table:table-cell table:formula="of:=[.AB27]/[.AF27]" office:value-type="percentage" office:value="0">
            <text:p>#DIV/0 !</text:p>
          </table:table-cell>
          <table:table-cell table:formula="of:=[.P88]+[.W88]" office:value-type="float" office:value="42.2983176470588">
            <text:p>42,30</text:p>
          </table:table-cell>
          <table:table-cell table:formula="of:=[.AD88]/[.AF88]" office:value-type="percentage" office:value="0.427428469005378">
            <text:p>42,74%</text:p>
          </table:table-cell>
          <table:table-cell table:formula="of:=[.Q88]+[.Y88]" office:value-type="float" office:value="98.9599914705883">
            <text:p>98,96</text:p>
          </table:table-cell>
          <table:table-cell table:formula="of:=[.AF88]/60" office:value-type="percentage" office:value="1.64933319117647">
            <text:p>164,93%</text:p>
          </table:table-cell>
          <table:table-cell table:number-columns-repeated="4"/>
        </table:table-row>
        <table:table-row table:style-name="ro2" table:visibility="filter">
          <table:table-cell office:value-type="float" office:value="148">
            <text:p>148</text:p>
          </table:table-cell>
          <table:table-cell office:value-type="string">
            <text:p>SA B</text:p>
          </table:table-cell>
          <table:table-cell office:value-type="float" office:value="42291">
            <text:p>14/10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3.44282929292929">
            <text:p>3,4</text:p>
          </table:table-cell>
          <table:table-cell table:formula="of:=([.K89])*4" office:value-type="float" office:value="13.7713171717172">
            <text:p>13,77</text:p>
          </table:table-cell>
          <table:table-cell office:value-type="float" office:value="3.66782828282828">
            <text:p>3,7</text:p>
          </table:table-cell>
          <table:table-cell table:formula="of:=[.M89]*9" office:value-type="float" office:value="33.0104545454545">
            <text:p>33,0</text:p>
          </table:table-cell>
          <table:table-cell office:value-type="float" office:value="10.7015373737374">
            <text:p>10,7</text:p>
          </table:table-cell>
          <table:table-cell table:formula="of:=[.O89]*4" office:value-type="float" office:value="42.8061494949496">
            <text:p>42,8</text:p>
          </table:table-cell>
          <table:table-cell office:value-type="float" office:value="89.5879212121212">
            <text:p>89,6</text:p>
          </table:table-cell>
          <table:table-cell office:value-type="float" office:value="11.2">
            <text:p>11,2</text:p>
          </table:table-cell>
          <table:table-cell table:formula="of:=([.R89]*4)/[.J89]" office:value-type="float" office:value="1.35757575757576">
            <text:p>1,36</text:p>
          </table:table-cell>
          <table:table-cell office:value-type="float" office:value="11.6">
            <text:p>11,6</text:p>
          </table:table-cell>
          <table:table-cell table:formula="of:=([.T89]*9)/[.J89]" office:value-type="float" office:value="3.16363636363636">
            <text:p>3,2</text:p>
          </table:table-cell>
          <table:table-cell office:value-type="float" office:value="37.6">
            <text:p>37,6</text:p>
          </table:table-cell>
          <table:table-cell table:formula="of:=([.V89]*4)/[.J89]" office:value-type="float" office:value="4.55757575757576">
            <text:p>4,6</text:p>
          </table:table-cell>
          <table:table-cell office:value-type="float" office:value="299.6">
            <text:p>299,6</text:p>
          </table:table-cell>
          <table:table-cell table:formula="of:=[.X89]/[.J89]" office:value-type="float" office:value="9.07878787878788">
            <text:p>9,08</text:p>
          </table:table-cell>
          <table:table-cell table:formula="of:=[.L89]+[.S89]" office:value-type="float" office:value="15.1288929292929">
            <text:p>15,13</text:p>
          </table:table-cell>
          <table:table-cell table:formula="of:=[.Z89]/[.AF89]" office:value-type="percentage" office:value="0.153333308353819">
            <text:p>15,33%</text:p>
          </table:table-cell>
          <table:table-cell table:formula="of:=[.N89]+[.U89]" office:value-type="float" office:value="36.1740909090909">
            <text:p>36,17</text:p>
          </table:table-cell>
          <table:table-cell table:formula="of:=[.AB28]/[.AF28]" office:value-type="percentage" office:value="0.398457880998163">
            <text:p>39,85%</text:p>
          </table:table-cell>
          <table:table-cell table:formula="of:=[.P89]+[.W89]" office:value-type="float" office:value="47.3637252525254">
            <text:p>47,36</text:p>
          </table:table-cell>
          <table:table-cell table:formula="of:=[.AD89]/[.AF89]" office:value-type="percentage" office:value="0.480037549533405">
            <text:p>48,00%</text:p>
          </table:table-cell>
          <table:table-cell table:formula="of:=[.Q89]+[.Y89]" office:value-type="float" office:value="98.6667090909091">
            <text:p>98,67</text:p>
          </table:table-cell>
          <table:table-cell table:formula="of:=[.AF89]/60" office:value-type="percentage" office:value="1.64444515151515">
            <text:p>164,44%</text:p>
          </table:table-cell>
          <table:table-cell table:number-columns-repeated="4"/>
        </table:table-row>
        <table:table-row table:style-name="ro2">
          <table:table-cell office:value-type="float" office:value="149">
            <text:p>149</text:p>
          </table:table-cell>
          <table:table-cell table:style-name="ce6" office:value-type="string">
            <text:p>SA G</text:p>
          </table:table-cell>
          <table:table-cell office:value-type="float" office:value="41674">
            <text:p>04/02/14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5.65">
            <text:p>15,65</text:p>
          </table:table-cell>
          <table:table-cell office:value-type="float" office:value="-1">
            <text:p>-1</text:p>
          </table:table-cell>
          <table:table-cell office:value-type="float" office:value="29.8">
            <text:p>29,8</text:p>
          </table:table-cell>
          <table:table-cell office:value-type="float" office:value="3.82832662192394">
            <text:p>3,8</text:p>
          </table:table-cell>
          <table:table-cell table:formula="of:=([.K90])*4" office:value-type="float" office:value="15.3133064876958">
            <text:p>15,31</text:p>
          </table:table-cell>
          <table:table-cell office:value-type="float" office:value="3.32413310961969">
            <text:p>3,3</text:p>
          </table:table-cell>
          <table:table-cell table:formula="of:=[.M90]*9" office:value-type="float" office:value="29.9171979865772">
            <text:p>29,9</text:p>
          </table:table-cell>
          <table:table-cell office:value-type="float" office:value="9.33854586129754">
            <text:p>9,3</text:p>
          </table:table-cell>
          <table:table-cell table:formula="of:=[.O90]*4" office:value-type="float" office:value="37.3541834451902">
            <text:p>37,4</text:p>
          </table:table-cell>
          <table:table-cell office:value-type="float" office:value="82.5846879194631">
            <text:p>82,6</text:p>
          </table:table-cell>
          <table:table-cell office:value-type="float" office:value="11.2">
            <text:p>11,2</text:p>
          </table:table-cell>
          <table:table-cell table:formula="of:=([.R90]*4)/[.J90]" office:value-type="float" office:value="1.50335570469799">
            <text:p>1,50</text:p>
          </table:table-cell>
          <table:table-cell office:value-type="float" office:value="11.6">
            <text:p>11,6</text:p>
          </table:table-cell>
          <table:table-cell table:formula="of:=([.T90]*9)/[.J90]" office:value-type="float" office:value="3.50335570469799">
            <text:p>3,5</text:p>
          </table:table-cell>
          <table:table-cell office:value-type="float" office:value="37.6">
            <text:p>37,6</text:p>
          </table:table-cell>
          <table:table-cell table:formula="of:=([.V90]*4)/[.J90]" office:value-type="float" office:value="5.04697986577181">
            <text:p>5,0</text:p>
          </table:table-cell>
          <table:table-cell office:value-type="float" office:value="299.6">
            <text:p>299,6</text:p>
          </table:table-cell>
          <table:table-cell table:formula="of:=[.X90]/[.J90]" office:value-type="float" office:value="10.0536912751678">
            <text:p>10,05</text:p>
          </table:table-cell>
          <table:table-cell table:formula="of:=[.L90]+[.S90]" office:value-type="float" office:value="16.8166621923937">
            <text:p>16,82</text:p>
          </table:table-cell>
          <table:table-cell table:formula="of:=[.Z90]/[.AF90]" office:value-type="percentage" office:value="0.181530185853774">
            <text:p>18,15%</text:p>
          </table:table-cell>
          <table:table-cell table:formula="of:=[.N90]+[.U90]" office:value-type="float" office:value="33.4205536912752">
            <text:p>33,42</text:p>
          </table:table-cell>
          <table:table-cell table:formula="of:=[.AB29]/[.AF29]" office:value-type="percentage" office:value="0">
            <text:p>#DIV/0 !</text:p>
          </table:table-cell>
          <table:table-cell table:formula="of:=[.P90]+[.W90]" office:value-type="float" office:value="42.401163310962">
            <text:p>42,40</text:p>
          </table:table-cell>
          <table:table-cell table:formula="of:=[.AD90]/[.AF90]" office:value-type="percentage" office:value="0.457706230177864">
            <text:p>45,77%</text:p>
          </table:table-cell>
          <table:table-cell table:formula="of:=[.Q90]+[.Y90]" office:value-type="float" office:value="92.6383791946309">
            <text:p>92,64</text:p>
          </table:table-cell>
          <table:table-cell table:formula="of:=[.AF90]/60" office:value-type="percentage" office:value="1.54397298657718">
            <text:p>154,40%</text:p>
          </table:table-cell>
          <table:table-cell table:number-columns-repeated="4"/>
        </table:table-row>
        <table:table-row table:style-name="ro2">
          <table:table-cell office:value-type="float" office:value="150">
            <text:p>150</text:p>
          </table:table-cell>
          <table:table-cell table:style-name="ce6" office:value-type="string">
            <text:p>SA G</text:p>
          </table:table-cell>
          <table:table-cell office:value-type="float" office:value="42039">
            <text:p>04/02/15</text:p>
          </table:table-cell>
          <table:table-cell office:value-type="float" office:value="13.1">
            <text:p>13,1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7.12">
            <text:p>17,12</text:p>
          </table:table-cell>
          <table:table-cell office:value-type="float" office:value="-0.5">
            <text:p>-0,5</text:p>
          </table:table-cell>
          <table:table-cell office:value-type="float" office:value="35">
            <text:p>35</text:p>
          </table:table-cell>
          <table:table-cell office:value-type="float" office:value="3.41008585858586">
            <text:p>3,4</text:p>
          </table:table-cell>
          <table:table-cell table:formula="of:=([.K91])*4" office:value-type="float" office:value="13.6403434343434">
            <text:p>13,64</text:p>
          </table:table-cell>
          <table:table-cell office:value-type="float" office:value="3.51202525252525">
            <text:p>3,5</text:p>
          </table:table-cell>
          <table:table-cell table:formula="of:=[.M91]*9" office:value-type="float" office:value="31.6082272727272">
            <text:p>31,6</text:p>
          </table:table-cell>
          <table:table-cell office:value-type="float" office:value="11.0933131313131">
            <text:p>11,1</text:p>
          </table:table-cell>
          <table:table-cell table:formula="of:=[.O91]*4" office:value-type="float" office:value="44.3732525252524">
            <text:p>44,4</text:p>
          </table:table-cell>
          <table:table-cell office:value-type="float" office:value="89.6218232323232">
            <text:p>89,6</text:p>
          </table:table-cell>
          <table:table-cell office:value-type="float" office:value="11.2">
            <text:p>11,2</text:p>
          </table:table-cell>
          <table:table-cell table:formula="of:=([.R91]*4)/[.J91]" office:value-type="float" office:value="1.28">
            <text:p>1,28</text:p>
          </table:table-cell>
          <table:table-cell office:value-type="float" office:value="11.6">
            <text:p>11,6</text:p>
          </table:table-cell>
          <table:table-cell table:formula="of:=([.T91]*9)/[.J91]" office:value-type="float" office:value="2.98285714285714">
            <text:p>3,0</text:p>
          </table:table-cell>
          <table:table-cell office:value-type="float" office:value="37.6">
            <text:p>37,6</text:p>
          </table:table-cell>
          <table:table-cell table:formula="of:=([.V91]*4)/[.J91]" office:value-type="float" office:value="4.29714285714286">
            <text:p>4,3</text:p>
          </table:table-cell>
          <table:table-cell office:value-type="float" office:value="299.6">
            <text:p>299,6</text:p>
          </table:table-cell>
          <table:table-cell table:formula="of:=[.X91]/[.J91]" office:value-type="float" office:value="8.56">
            <text:p>8,56</text:p>
          </table:table-cell>
          <table:table-cell table:formula="of:=[.L91]+[.S91]" office:value-type="float" office:value="14.9203434343434">
            <text:p>14,92</text:p>
          </table:table-cell>
          <table:table-cell table:formula="of:=[.Z91]/[.AF91]" office:value-type="percentage" office:value="0.151966453088146">
            <text:p>15,20%</text:p>
          </table:table-cell>
          <table:table-cell table:formula="of:=[.N91]+[.U91]" office:value-type="float" office:value="34.5910844155844">
            <text:p>34,59</text:p>
          </table:table-cell>
          <table:table-cell table:formula="of:=[.AB30]/[.AF30]" office:value-type="percentage" office:value="0.362124761708192">
            <text:p>36,21%</text:p>
          </table:table-cell>
          <table:table-cell table:formula="of:=[.P91]+[.W91]" office:value-type="float" office:value="48.6703953823953">
            <text:p>48,67</text:p>
          </table:table-cell>
          <table:table-cell table:formula="of:=[.AD91]/[.AF91]" office:value-type="percentage" office:value="0.495716964506034">
            <text:p>49,57%</text:p>
          </table:table-cell>
          <table:table-cell table:formula="of:=[.Q91]+[.Y91]" office:value-type="float" office:value="98.1818232323232">
            <text:p>98,18</text:p>
          </table:table-cell>
          <table:table-cell table:formula="of:=[.AF91]/60" office:value-type="percentage" office:value="1.63636372053872">
            <text:p>163,64%</text:p>
          </table:table-cell>
          <table:table-cell table:number-columns-repeated="4"/>
        </table:table-row>
        <table:table-row table:style-name="ro2" table:visibility="filter">
          <table:table-cell office:value-type="float" office:value="151">
            <text:p>151</text:p>
          </table:table-cell>
          <table:table-cell table:style-name="ce6" office:value-type="string">
            <text:p>SA G</text:p>
          </table:table-cell>
          <table:table-cell office:value-type="float" office:value="42487">
            <text:p>27/04/16</text:p>
          </table:table-cell>
          <table:table-cell office:value-type="float" office:value="14.4">
            <text:p>14,4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3.0577547008547">
            <text:p>3,1</text:p>
          </table:table-cell>
          <table:table-cell table:formula="of:=([.K92])*4" office:value-type="float" office:value="12.2310188034188">
            <text:p>12,23</text:p>
          </table:table-cell>
          <table:table-cell office:value-type="float" office:value="3.75978777777778">
            <text:p>3,8</text:p>
          </table:table-cell>
          <table:table-cell table:formula="of:=[.M92]*9" office:value-type="float" office:value="33.83809">
            <text:p>33,8</text:p>
          </table:table-cell>
          <table:table-cell office:value-type="float" office:value="8.7437358974359">
            <text:p>8,7</text:p>
          </table:table-cell>
          <table:table-cell table:formula="of:=[.O92]*4" office:value-type="float" office:value="34.9749435897436">
            <text:p>35,0</text:p>
          </table:table-cell>
          <table:table-cell office:value-type="float" office:value="81.0440523931624">
            <text:p>81,0</text:p>
          </table:table-cell>
          <table:table-cell office:value-type="float" office:value="11.2">
            <text:p>11,2</text:p>
          </table:table-cell>
          <table:table-cell table:formula="of:=([.R92]*4)/[.J92]" office:value-type="float" office:value="1.14871794871795">
            <text:p>1,15</text:p>
          </table:table-cell>
          <table:table-cell office:value-type="float" office:value="11.6">
            <text:p>11,6</text:p>
          </table:table-cell>
          <table:table-cell table:formula="of:=([.T92]*9)/[.J92]" office:value-type="float" office:value="2.67692307692308">
            <text:p>2,7</text:p>
          </table:table-cell>
          <table:table-cell office:value-type="float" office:value="37.6">
            <text:p>37,6</text:p>
          </table:table-cell>
          <table:table-cell table:formula="of:=([.V92]*4)/[.J92]" office:value-type="float" office:value="3.85641025641026">
            <text:p>3,9</text:p>
          </table:table-cell>
          <table:table-cell office:value-type="float" office:value="299.6">
            <text:p>299,6</text:p>
          </table:table-cell>
          <table:table-cell table:formula="of:=[.X92]/[.J92]" office:value-type="float" office:value="7.68205128205128">
            <text:p>7,68</text:p>
          </table:table-cell>
          <table:table-cell table:formula="of:=[.L92]+[.S92]" office:value-type="float" office:value="13.3797367521367">
            <text:p>13,38</text:p>
          </table:table-cell>
          <table:table-cell table:formula="of:=[.Z92]/[.AF92]" office:value-type="percentage" office:value="0.150798200280652">
            <text:p>15,08%</text:p>
          </table:table-cell>
          <table:table-cell table:formula="of:=[.N92]+[.U92]" office:value-type="float" office:value="36.5150130769231">
            <text:p>36,52</text:p>
          </table:table-cell>
          <table:table-cell table:formula="of:=[.AB31]/[.AF31]" office:value-type="percentage" office:value="0.405803098666261">
            <text:p>40,58%</text:p>
          </table:table-cell>
          <table:table-cell table:formula="of:=[.P92]+[.W92]" office:value-type="float" office:value="38.8313538461539">
            <text:p>38,83</text:p>
          </table:table-cell>
          <table:table-cell table:formula="of:=[.AD92]/[.AF92]" office:value-type="percentage" office:value="0.437654221674131">
            <text:p>43,77%</text:p>
          </table:table-cell>
          <table:table-cell table:formula="of:=[.Q92]+[.Y92]" office:value-type="float" office:value="88.7261036752137">
            <text:p>88,73</text:p>
          </table:table-cell>
          <table:table-cell table:formula="of:=[.AF92]/60" office:value-type="percentage" office:value="1.47876839458689">
            <text:p>147,88%</text:p>
          </table:table-cell>
          <table:table-cell table:number-columns-repeated="4"/>
        </table:table-row>
        <table:table-row table:style-name="ro2" table:visibility="filter">
          <table:table-cell office:value-type="float" office:value="152">
            <text:p>152</text:p>
          </table:table-cell>
          <table:table-cell table:style-name="ce6" office:value-type="string">
            <text:p>SA G</text:p>
          </table:table-cell>
          <table:table-cell office:value-type="float" office:value="42291">
            <text:p>14/10/15</text:p>
          </table:table-cell>
          <table:table-cell office:value-type="float" office:value="13.8">
            <text:p>13,8</text:p>
          </table:table-cell>
          <table:table-cell office:value-type="string">
            <text:p>3: 12 à 18</text:p>
          </table:table-cell>
          <table:table-cell office:value-type="string">
            <text:p>CNO</text:p>
          </table:table-cell>
          <table:table-cell table:style-name="ce2" office:value-type="float" office:value="146.5">
            <text:p>146,5</text:p>
          </table:table-cell>
          <table:table-cell table:style-name="ce2" office:value-type="float" office:value="16.77">
            <text:p>16,77</text:p>
          </table:table-cell>
          <table:table-cell/>
          <table:table-cell office:value-type="float" office:value="37">
            <text:p>37</text:p>
          </table:table-cell>
          <table:table-cell office:value-type="float" office:value="3.03350540540541">
            <text:p>3,0</text:p>
          </table:table-cell>
          <table:table-cell table:formula="of:=([.K93])*4" office:value-type="float" office:value="12.1340216216216">
            <text:p>12,13</text:p>
          </table:table-cell>
          <table:table-cell office:value-type="float" office:value="3.11994594594595">
            <text:p>3,1</text:p>
          </table:table-cell>
          <table:table-cell table:formula="of:=[.M93]*9" office:value-type="float" office:value="28.0795135135136">
            <text:p>28,1</text:p>
          </table:table-cell>
          <table:table-cell office:value-type="float" office:value="9.95186666666667">
            <text:p>10,0</text:p>
          </table:table-cell>
          <table:table-cell table:formula="of:=[.O93]*4" office:value-type="float" office:value="39.8074666666667">
            <text:p>39,8</text:p>
          </table:table-cell>
          <table:table-cell office:value-type="float" office:value="80.0210018018018">
            <text:p>80,0</text:p>
          </table:table-cell>
          <table:table-cell office:value-type="float" office:value="11.2">
            <text:p>11,2</text:p>
          </table:table-cell>
          <table:table-cell table:formula="of:=([.R93]*4)/[.J93]" office:value-type="float" office:value="1.21081081081081">
            <text:p>1,21</text:p>
          </table:table-cell>
          <table:table-cell office:value-type="float" office:value="11.6">
            <text:p>11,6</text:p>
          </table:table-cell>
          <table:table-cell table:formula="of:=([.T93]*9)/[.J93]" office:value-type="float" office:value="2.82162162162162">
            <text:p>2,8</text:p>
          </table:table-cell>
          <table:table-cell office:value-type="float" office:value="37.6">
            <text:p>37,6</text:p>
          </table:table-cell>
          <table:table-cell table:formula="of:=([.V93]*4)/[.J93]" office:value-type="float" office:value="4.06486486486487">
            <text:p>4,1</text:p>
          </table:table-cell>
          <table:table-cell office:value-type="float" office:value="299.6">
            <text:p>299,6</text:p>
          </table:table-cell>
          <table:table-cell table:formula="of:=[.X93]/[.J93]" office:value-type="float" office:value="8.0972972972973">
            <text:p>8,10</text:p>
          </table:table-cell>
          <table:table-cell table:formula="of:=[.L93]+[.S93]" office:value-type="float" office:value="13.3448324324325">
            <text:p>13,34</text:p>
          </table:table-cell>
          <table:table-cell table:formula="of:=[.Z93]/[.AF93]" office:value-type="percentage" office:value="0.151442238092052">
            <text:p>15,14%</text:p>
          </table:table-cell>
          <table:table-cell table:formula="of:=[.N93]+[.U93]" office:value-type="float" office:value="30.9011351351352">
            <text:p>30,90</text:p>
          </table:table-cell>
          <table:table-cell table:formula="of:=[.AB32]/[.AF32]" office:value-type="percentage" office:value="0.367775368246647">
            <text:p>36,78%</text:p>
          </table:table-cell>
          <table:table-cell table:formula="of:=[.P93]+[.W93]" office:value-type="float" office:value="43.8723315315315">
            <text:p>43,87</text:p>
          </table:table-cell>
          <table:table-cell table:formula="of:=[.AD93]/[.AF93]" office:value-type="percentage" office:value="0.497879918020116">
            <text:p>49,79%</text:p>
          </table:table-cell>
          <table:table-cell table:formula="of:=[.Q93]+[.Y93]" office:value-type="float" office:value="88.1182990990991">
            <text:p>88,12</text:p>
          </table:table-cell>
          <table:table-cell table:formula="of:=[.AF93]/60" office:value-type="percentage" office:value="1.46863831831832">
            <text:p>146,86%</text:p>
          </table:table-cell>
          <table:table-cell table:number-columns-repeated="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VA M</text:p>
          </table:table-cell>
          <table:table-cell office:value-type="float" office:value="41789">
            <text:p>30/05/14</text:p>
          </table:table-cell>
          <table:table-cell office:value-type="float" office:value="5.6">
            <text:p>5,6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5.09">
            <text:p>15,09</text:p>
          </table:table-cell>
          <table:table-cell office:value-type="float" office:value="0">
            <text:p>0</text:p>
          </table:table-cell>
          <table:table-cell office:value-type="float" office:value="20.3">
            <text:p>20,3</text:p>
          </table:table-cell>
          <table:table-cell office:value-type="float" office:value="2.84055693069307">
            <text:p>2,8</text:p>
          </table:table-cell>
          <table:table-cell table:formula="of:=([.K94])*4" office:value-type="float" office:value="11.3622277227723">
            <text:p>11,36</text:p>
          </table:table-cell>
          <table:table-cell office:value-type="float" office:value="3.63016171617162">
            <text:p>3,6</text:p>
          </table:table-cell>
          <table:table-cell table:formula="of:=[.M94]*9" office:value-type="float" office:value="32.6714554455446">
            <text:p>32,7</text:p>
          </table:table-cell>
          <table:table-cell office:value-type="float" office:value="11.4119488448845">
            <text:p>11,4</text:p>
          </table:table-cell>
          <table:table-cell table:formula="of:=[.O94]*4" office:value-type="float" office:value="45.647795379538">
            <text:p>45,6</text:p>
          </table:table-cell>
          <table:table-cell office:value-type="float" office:value="89.6814785478548">
            <text:p>89,7</text:p>
          </table:table-cell>
          <table:table-cell office:value-type="float" office:value="11.2">
            <text:p>11,2</text:p>
          </table:table-cell>
          <table:table-cell table:formula="of:=([.R94]*4)/[.J94]" office:value-type="float" office:value="2.20689655172414">
            <text:p>2,21</text:p>
          </table:table-cell>
          <table:table-cell office:value-type="float" office:value="10">
            <text:p>10,0</text:p>
          </table:table-cell>
          <table:table-cell table:formula="of:=([.T94]*9)/[.J94]" office:value-type="float" office:value="4.43349753694581">
            <text:p>4,4</text:p>
          </table:table-cell>
          <table:table-cell office:value-type="float" office:value="42">
            <text:p>42,0</text:p>
          </table:table-cell>
          <table:table-cell table:formula="of:=([.V94]*4)/[.J94]" office:value-type="float" office:value="8.27586206896552">
            <text:p>8,3</text:p>
          </table:table-cell>
          <table:table-cell office:value-type="float" office:value="302.8">
            <text:p>302,8</text:p>
          </table:table-cell>
          <table:table-cell table:formula="of:=[.X94]/[.J94]" office:value-type="float" office:value="14.9162561576355">
            <text:p>14,92</text:p>
          </table:table-cell>
          <table:table-cell table:formula="of:=[.L94]+[.S94]" office:value-type="float" office:value="13.5691242744964">
            <text:p>13,57</text:p>
          </table:table-cell>
          <table:table-cell table:formula="of:=[.Z94]/[.AF94]" office:value-type="percentage" office:value="0.129726750896682">
            <text:p>12,97%</text:p>
          </table:table-cell>
          <table:table-cell table:formula="of:=[.N94]+[.U94]" office:value-type="float" office:value="37.1049529824904">
            <text:p>37,10</text:p>
          </table:table-cell>
          <table:table-cell table:formula="of:=[.AB33]/[.AF33]" office:value-type="percentage" office:value="0.427481550021106">
            <text:p>42,75%</text:p>
          </table:table-cell>
          <table:table-cell table:formula="of:=[.P94]+[.W94]" office:value-type="float" office:value="53.9236574485035">
            <text:p>53,92</text:p>
          </table:table-cell>
          <table:table-cell table:formula="of:=[.AD94]/[.AF94]" office:value-type="percentage" office:value="0.51553370252552">
            <text:p>51,55%</text:p>
          </table:table-cell>
          <table:table-cell table:formula="of:=[.Q94]+[.Y94]" office:value-type="float" office:value="104.59773470549">
            <text:p>104,60</text:p>
          </table:table-cell>
          <table:table-cell table:formula="of:=[.AF94]/90" office:value-type="percentage" office:value="1.16219705228323">
            <text:p>116,22%</text:p>
          </table:table-cell>
          <table:table-cell table:number-columns-repeated="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VA M</text:p>
          </table:table-cell>
          <table:table-cell office:value-type="float" office:value="42160">
            <text:p>05/06/15</text:p>
          </table:table-cell>
          <table:table-cell office:value-type="float" office:value="6.6">
            <text:p>6,6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15.65">
            <text:p>15,65</text:p>
          </table:table-cell>
          <table:table-cell office:value-type="float" office:value="0.4">
            <text:p>0,4</text:p>
          </table:table-cell>
          <table:table-cell office:value-type="float" office:value="23.3">
            <text:p>23,3</text:p>
          </table:table-cell>
          <table:table-cell office:value-type="float" office:value="3.78774621212121">
            <text:p>3,8</text:p>
          </table:table-cell>
          <table:table-cell table:formula="of:=([.K95])*4" office:value-type="float" office:value="15.1509848484848">
            <text:p>15,15</text:p>
          </table:table-cell>
          <table:table-cell office:value-type="float" office:value="4.37528060606061">
            <text:p>4,4</text:p>
          </table:table-cell>
          <table:table-cell table:formula="of:=[.M95]*9" office:value-type="float" office:value="39.3775254545455">
            <text:p>39,4</text:p>
          </table:table-cell>
          <table:table-cell office:value-type="float" office:value="11.7327090909091">
            <text:p>11,7</text:p>
          </table:table-cell>
          <table:table-cell table:formula="of:=[.O95]*4" office:value-type="float" office:value="46.9308363636364">
            <text:p>46,9</text:p>
          </table:table-cell>
          <table:table-cell office:value-type="float" office:value="101.459346666667">
            <text:p>101,5</text:p>
          </table:table-cell>
          <table:table-cell office:value-type="float" office:value="23.2">
            <text:p>23,2</text:p>
          </table:table-cell>
          <table:table-cell table:formula="of:=([.R95]*4)/[.J95]" office:value-type="float" office:value="3.98283261802575">
            <text:p>3,98</text:p>
          </table:table-cell>
          <table:table-cell office:value-type="float" office:value="23.2">
            <text:p>23,2</text:p>
          </table:table-cell>
          <table:table-cell table:formula="of:=([.T95]*9)/[.J95]" office:value-type="float" office:value="8.96137339055794">
            <text:p>9,0</text:p>
          </table:table-cell>
          <table:table-cell office:value-type="float" office:value="74.4">
            <text:p>74,4</text:p>
          </table:table-cell>
          <table:table-cell table:formula="of:=([.V95]*4)/[.J95]" office:value-type="float" office:value="12.7725321888412">
            <text:p>12,8</text:p>
          </table:table-cell>
          <table:table-cell office:value-type="float" office:value="599.2">
            <text:p>599,2</text:p>
          </table:table-cell>
          <table:table-cell table:formula="of:=[.X95]/[.J95]" office:value-type="float" office:value="25.7167381974249">
            <text:p>25,72</text:p>
          </table:table-cell>
          <table:table-cell table:formula="of:=[.L95]+[.S95]" office:value-type="float" office:value="19.1338174665106">
            <text:p>19,13</text:p>
          </table:table-cell>
          <table:table-cell table:formula="of:=[.Z95]/[.AF95]" office:value-type="percentage" office:value="0.150451379966274">
            <text:p>15,05%</text:p>
          </table:table-cell>
          <table:table-cell table:formula="of:=[.N95]+[.U95]" office:value-type="float" office:value="48.3388988451034">
            <text:p>48,34</text:p>
          </table:table-cell>
          <table:table-cell table:formula="of:=[.AB34]/[.AF34]" office:value-type="percentage" office:value="0.415476684741769">
            <text:p>41,55%</text:p>
          </table:table-cell>
          <table:table-cell table:formula="of:=[.P95]+[.W95]" office:value-type="float" office:value="59.7033685524776">
            <text:p>59,70</text:p>
          </table:table-cell>
          <table:table-cell table:formula="of:=[.AD95]/[.AF95]" office:value-type="percentage" office:value="0.469454368062048">
            <text:p>46,95%</text:p>
          </table:table-cell>
          <table:table-cell table:formula="of:=[.Q95]+[.Y95]" office:value-type="float" office:value="127.176084864092">
            <text:p>127,18</text:p>
          </table:table-cell>
          <table:table-cell table:formula="of:=[.AF95]/90" office:value-type="percentage" office:value="1.41306760960102">
            <text:p>141,31%</text:p>
          </table:table-cell>
          <table:table-cell table:number-columns-repeated="4"/>
        </table:table-row>
        <table:table-row table:style-name="ro2" table:visibility="filter">
          <table:table-cell office:value-type="float" office:value="155">
            <text:p>155</text:p>
          </table:table-cell>
          <table:table-cell office:value-type="string">
            <text:p>VA M</text:p>
          </table:table-cell>
          <table:table-cell office:value-type="float" office:value="42510">
            <text:p>20/05/16</text:p>
          </table:table-cell>
          <table:table-cell office:value-type="float" office:value="7.6">
            <text:p>7,6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.05488194444444">
            <text:p>3,1</text:p>
          </table:table-cell>
          <table:table-cell table:formula="of:=([.K96])*4" office:value-type="float" office:value="12.2195277777778">
            <text:p>12,22</text:p>
          </table:table-cell>
          <table:table-cell office:value-type="float" office:value="4.10829444444444">
            <text:p>4,1</text:p>
          </table:table-cell>
          <table:table-cell table:formula="of:=[.M96]*9" office:value-type="float" office:value="36.97465">
            <text:p>37,0</text:p>
          </table:table-cell>
          <table:table-cell office:value-type="float" office:value="12.5761472222222">
            <text:p>12,6</text:p>
          </table:table-cell>
          <table:table-cell table:formula="of:=[.O96]*4" office:value-type="float" office:value="50.3045888888888">
            <text:p>50,3</text:p>
          </table:table-cell>
          <table:table-cell office:value-type="float" office:value="99.4987666666667">
            <text:p>99,5</text:p>
          </table:table-cell>
          <table:table-cell office:value-type="float" office:value="22.4">
            <text:p>22,4</text:p>
          </table:table-cell>
          <table:table-cell table:formula="of:=([.R96]*4)/[.J96]" office:value-type="float" office:value="3.73333333333333">
            <text:p>3,73</text:p>
          </table:table-cell>
          <table:table-cell office:value-type="float" office:value="23.2">
            <text:p>23,2</text:p>
          </table:table-cell>
          <table:table-cell table:formula="of:=([.T96]*9)/[.J96]" office:value-type="float" office:value="8.7">
            <text:p>8,7</text:p>
          </table:table-cell>
          <table:table-cell office:value-type="float" office:value="75.2">
            <text:p>75,2</text:p>
          </table:table-cell>
          <table:table-cell table:formula="of:=([.V96]*4)/[.J96]" office:value-type="float" office:value="12.5333333333333">
            <text:p>12,5</text:p>
          </table:table-cell>
          <table:table-cell office:value-type="float" office:value="599.2">
            <text:p>599,2</text:p>
          </table:table-cell>
          <table:table-cell table:formula="of:=[.X96]/[.J96]" office:value-type="float" office:value="24.9666666666667">
            <text:p>24,97</text:p>
          </table:table-cell>
          <table:table-cell table:formula="of:=[.L96]+[.S96]" office:value-type="float" office:value="15.9528611111111">
            <text:p>15,95</text:p>
          </table:table-cell>
          <table:table-cell table:formula="of:=[.Z96]/[.AF96]" office:value-type="percentage" office:value="0.128171016513375">
            <text:p>12,82%</text:p>
          </table:table-cell>
          <table:table-cell table:formula="of:=[.N96]+[.U96]" office:value-type="float" office:value="45.67465">
            <text:p>45,67</text:p>
          </table:table-cell>
          <table:table-cell table:formula="of:=[.AB35]/[.AF35]" office:value-type="percentage" office:value="0.30738591467748">
            <text:p>30,74%</text:p>
          </table:table-cell>
          <table:table-cell table:formula="of:=[.P96]+[.W96]" office:value-type="float" office:value="62.8379222222221">
            <text:p>62,84</text:p>
          </table:table-cell>
          <table:table-cell table:formula="of:=[.AD96]/[.AF96]" office:value-type="percentage" office:value="0.504862438826165">
            <text:p>50,49%</text:p>
          </table:table-cell>
          <table:table-cell table:formula="of:=[.Q96]+[.Y96]" office:value-type="float" office:value="124.465433333333">
            <text:p>124,47</text:p>
          </table:table-cell>
          <table:table-cell table:formula="of:=[.AF96]/75" office:value-type="percentage" office:value="1.65953911111111">
            <text:p>165,95%</text:p>
          </table:table-cell>
          <table:table-cell table:number-columns-repeated="4"/>
        </table:table-row>
        <table:table-row table:style-name="ro2">
          <table:table-cell office:value-type="float" office:value="156">
            <text:p>156</text:p>
          </table:table-cell>
          <table:table-cell table:style-name="ce6" office:value-type="string">
            <text:p>VA R</text:p>
          </table:table-cell>
          <table:table-cell office:value-type="float" office:value="41656">
            <text:p>17/01/14</text:p>
          </table:table-cell>
          <table:table-cell office:value-type="float" office:value="4.7">
            <text:p>4,7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4.44">
            <text:p>14,44</text:p>
          </table:table-cell>
          <table:table-cell office:value-type="float" office:value="-0.8">
            <text:p>-0,8</text:p>
          </table:table-cell>
          <table:table-cell office:value-type="float" office:value="20.8">
            <text:p>20,8</text:p>
          </table:table-cell>
          <table:table-cell office:value-type="float" office:value="4.4073">
            <text:p>4,4</text:p>
          </table:table-cell>
          <table:table-cell table:formula="of:=([.K97])*4" office:value-type="float" office:value="17.6292">
            <text:p>17,63</text:p>
          </table:table-cell>
          <table:table-cell office:value-type="float" office:value="3.7569925">
            <text:p>3,8</text:p>
          </table:table-cell>
          <table:table-cell table:formula="of:=[.M97]*9" office:value-type="float" office:value="33.8129325">
            <text:p>33,8</text:p>
          </table:table-cell>
          <table:table-cell office:value-type="float" office:value="8.41765">
            <text:p>8,4</text:p>
          </table:table-cell>
          <table:table-cell table:formula="of:=[.O97]*4" office:value-type="float" office:value="33.6706">
            <text:p>33,7</text:p>
          </table:table-cell>
          <table:table-cell office:value-type="float" office:value="85.1127325">
            <text:p>85,1</text:p>
          </table:table-cell>
          <table:table-cell office:value-type="float" office:value="32.5">
            <text:p>32,5</text:p>
          </table:table-cell>
          <table:table-cell table:formula="of:=([.R97]*4)/[.J97]" office:value-type="float" office:value="6.25">
            <text:p>6,25</text:p>
          </table:table-cell>
          <table:table-cell office:value-type="float" office:value="21.85">
            <text:p>21,9</text:p>
          </table:table-cell>
          <table:table-cell table:formula="of:=([.T97]*9)/[.J97]" office:value-type="float" office:value="9.45432692307692">
            <text:p>9,5</text:p>
          </table:table-cell>
          <table:table-cell office:value-type="float" office:value="68.75">
            <text:p>68,8</text:p>
          </table:table-cell>
          <table:table-cell table:formula="of:=([.V97]*4)/[.J97]" office:value-type="float" office:value="13.2211538461538">
            <text:p>13,2</text:p>
          </table:table-cell>
          <table:table-cell office:value-type="float" office:value="601.65">
            <text:p>601,7</text:p>
          </table:table-cell>
          <table:table-cell table:formula="of:=[.X97]/[.J97]" office:value-type="float" office:value="28.9254807692308">
            <text:p>28,93</text:p>
          </table:table-cell>
          <table:table-cell table:formula="of:=[.L97]+[.S97]" office:value-type="float" office:value="23.8792">
            <text:p>23,88</text:p>
          </table:table-cell>
          <table:table-cell table:formula="of:=[.Z97]/[.AF97]" office:value-type="percentage" office:value="0.209396476105988">
            <text:p>20,94%</text:p>
          </table:table-cell>
          <table:table-cell table:formula="of:=[.N97]+[.U97]" office:value-type="float" office:value="43.2672594230769">
            <text:p>43,27</text:p>
          </table:table-cell>
          <table:table-cell table:formula="of:=[.AB36]/[.AF36]" office:value-type="percentage" office:value="0.323997965490402">
            <text:p>32,40%</text:p>
          </table:table-cell>
          <table:table-cell table:formula="of:=[.P97]+[.W97]" office:value-type="float" office:value="46.8917538461538">
            <text:p>46,89</text:p>
          </table:table-cell>
          <table:table-cell table:formula="of:=[.AD97]/[.AF97]" office:value-type="percentage" office:value="0.411193340388874">
            <text:p>41,12%</text:p>
          </table:table-cell>
          <table:table-cell table:formula="of:=[.Q97]+[.Y97]" office:value-type="float" office:value="114.038213269231">
            <text:p>114,04</text:p>
          </table:table-cell>
          <table:table-cell table:formula="of:=[.AF97]/90" office:value-type="percentage" office:value="1.26709125854701">
            <text:p>126,71%</text:p>
          </table:table-cell>
          <table:table-cell table:number-columns-repeated="4"/>
        </table:table-row>
        <table:table-row table:style-name="ro2">
          <table:table-cell office:value-type="float" office:value="157">
            <text:p>157</text:p>
          </table:table-cell>
          <table:table-cell table:style-name="ce6" office:value-type="string">
            <text:p>VA R</text:p>
          </table:table-cell>
          <table:table-cell office:value-type="float" office:value="41830">
            <text:p>10/07/14</text:p>
          </table:table-cell>
          <table:table-cell office:value-type="float" office:value="5.2">
            <text:p>5,2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table:number-columns-repeated="2"/>
          <table:table-cell office:value-type="float" office:value="-0.54">
            <text:p>-0,54</text:p>
          </table:table-cell>
          <table:table-cell office:value-type="float" office:value="20.9">
            <text:p>20,9</text:p>
          </table:table-cell>
          <table:table-cell office:value-type="float" office:value="3.74837799043062">
            <text:p>3,7</text:p>
          </table:table-cell>
          <table:table-cell table:formula="of:=([.K98])*4" office:value-type="float" office:value="14.9935119617225">
            <text:p>14,99</text:p>
          </table:table-cell>
          <table:table-cell office:value-type="float" office:value="3.04984688995215">
            <text:p>3,0</text:p>
          </table:table-cell>
          <table:table-cell table:formula="of:=[.M98]*9" office:value-type="float" office:value="27.4486220095693">
            <text:p>27,4</text:p>
          </table:table-cell>
          <table:table-cell office:value-type="float" office:value="8.47298245614035">
            <text:p>8,5</text:p>
          </table:table-cell>
          <table:table-cell table:formula="of:=[.O98]*4" office:value-type="float" office:value="33.8919298245614">
            <text:p>33,9</text:p>
          </table:table-cell>
          <table:table-cell office:value-type="float" office:value="76.3340637958533">
            <text:p>76,3</text:p>
          </table:table-cell>
          <table:table-cell office:value-type="float" office:value="32.5">
            <text:p>32,5</text:p>
          </table:table-cell>
          <table:table-cell table:formula="of:=([.R98]*4)/[.J98]" office:value-type="float" office:value="6.2200956937799">
            <text:p>6,22</text:p>
          </table:table-cell>
          <table:table-cell office:value-type="float" office:value="21.85">
            <text:p>21,9</text:p>
          </table:table-cell>
          <table:table-cell table:formula="of:=([.T98]*9)/[.J98]" office:value-type="float" office:value="9.40909090909091">
            <text:p>9,4</text:p>
          </table:table-cell>
          <table:table-cell office:value-type="float" office:value="68.75">
            <text:p>68,8</text:p>
          </table:table-cell>
          <table:table-cell table:formula="of:=([.V98]*4)/[.J98]" office:value-type="float" office:value="13.1578947368421">
            <text:p>13,2</text:p>
          </table:table-cell>
          <table:table-cell office:value-type="float" office:value="601.65">
            <text:p>601,7</text:p>
          </table:table-cell>
          <table:table-cell table:formula="of:=[.X98]/[.J98]" office:value-type="float" office:value="28.7870813397129">
            <text:p>28,79</text:p>
          </table:table-cell>
          <table:table-cell table:formula="of:=[.L98]+[.S98]" office:value-type="float" office:value="21.2136076555024">
            <text:p>21,21</text:p>
          </table:table-cell>
          <table:table-cell table:formula="of:=[.Z98]/[.AF98]" office:value-type="percentage" office:value="0.201801527448592">
            <text:p>20,18%</text:p>
          </table:table-cell>
          <table:table-cell table:formula="of:=[.N98]+[.U98]" office:value-type="float" office:value="36.8577129186603">
            <text:p>36,86</text:p>
          </table:table-cell>
          <table:table-cell table:formula="of:=[.AB37]/[.AF37]" office:value-type="percentage" office:value="0.481357965415936">
            <text:p>48,14%</text:p>
          </table:table-cell>
          <table:table-cell table:formula="of:=[.P98]+[.W98]" office:value-type="float" office:value="47.0498245614035">
            <text:p>47,05</text:p>
          </table:table-cell>
          <table:table-cell table:formula="of:=[.AD98]/[.AF98]" office:value-type="percentage" office:value="0.447577169186344">
            <text:p>44,76%</text:p>
          </table:table-cell>
          <table:table-cell table:formula="of:=[.Q98]+[.Y98]" office:value-type="float" office:value="105.121145135566">
            <text:p>105,12</text:p>
          </table:table-cell>
          <table:table-cell table:formula="of:=[.AF98]/90" office:value-type="percentage" office:value="1.16801272372851">
            <text:p>116,80%</text:p>
          </table:table-cell>
          <table:table-cell table:number-columns-repeated="4"/>
        </table:table-row>
        <table:table-row table:style-name="ro2" table:visibility="filter">
          <table:table-cell office:value-type="float" office:value="158">
            <text:p>158</text:p>
          </table:table-cell>
          <table:table-cell table:style-name="ce6" office:value-type="string">
            <text:p>VA R</text:p>
          </table:table-cell>
          <table:table-cell office:value-type="float" office:value="42489">
            <text:p>29/04/16</text:p>
          </table:table-cell>
          <table:table-cell office:value-type="float" office:value="7">
            <text:p>7,0</text:p>
          </table:table-cell>
          <table:table-cell office:value-type="string">
            <text:p>2: 7 à 11 ans </text:p>
          </table:table-cell>
          <table:table-cell office:value-type="string">
            <text:p>CNO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4.08489090909091">
            <text:p>4,1</text:p>
          </table:table-cell>
          <table:table-cell table:formula="of:=([.K99])*4" office:value-type="float" office:value="16.3395636363636">
            <text:p>16,34</text:p>
          </table:table-cell>
          <table:table-cell office:value-type="float" office:value="3.36046818181818">
            <text:p>3,4</text:p>
          </table:table-cell>
          <table:table-cell table:formula="of:=[.M99]*9" office:value-type="float" office:value="30.2442136363636">
            <text:p>30,2</text:p>
          </table:table-cell>
          <table:table-cell office:value-type="float" office:value="9.6969696969697">
            <text:p>9,7</text:p>
          </table:table-cell>
          <table:table-cell table:formula="of:=[.O99]*4" office:value-type="float" office:value="38.7878787878788">
            <text:p>38,8</text:p>
          </table:table-cell>
          <table:table-cell office:value-type="float" office:value="85.3716560606061">
            <text:p>85,4</text:p>
          </table:table-cell>
          <table:table-cell office:value-type="float" office:value="50">
            <text:p>50,0</text:p>
          </table:table-cell>
          <table:table-cell table:formula="of:=([.R99]*4)/[.J99]" office:value-type="float" office:value="9.09090909090909">
            <text:p>9,09</text:p>
          </table:table-cell>
          <table:table-cell office:value-type="float" office:value="33.4">
            <text:p>33,4</text:p>
          </table:table-cell>
          <table:table-cell table:formula="of:=([.T99]*9)/[.J99]" office:value-type="float" office:value="13.6636363636364">
            <text:p>13,7</text:p>
          </table:table-cell>
          <table:table-cell office:value-type="float" office:value="105.5">
            <text:p>105,5</text:p>
          </table:table-cell>
          <table:table-cell table:formula="of:=([.V99]*4)/[.J99]" office:value-type="float" office:value="19.1818181818182">
            <text:p>19,2</text:p>
          </table:table-cell>
          <table:table-cell office:value-type="float" office:value="922.6">
            <text:p>922,6</text:p>
          </table:table-cell>
          <table:table-cell table:formula="of:=[.X99]/[.J99]" office:value-type="float" office:value="41.9363636363636">
            <text:p>41,94</text:p>
          </table:table-cell>
          <table:table-cell table:formula="of:=[.L99]+[.S99]" office:value-type="float" office:value="25.4304727272727">
            <text:p>25,43</text:p>
          </table:table-cell>
          <table:table-cell table:formula="of:=[.Z99]/[.AF99]" office:value-type="percentage" office:value="0.199755465427902">
            <text:p>19,98%</text:p>
          </table:table-cell>
          <table:table-cell table:formula="of:=[.N99]+[.U99]" office:value-type="float" office:value="43.90785">
            <text:p>43,91</text:p>
          </table:table-cell>
          <table:table-cell table:formula="of:=[.AB38]/[.AF38]" office:value-type="percentage" office:value="0.458404397972294">
            <text:p>45,84%</text:p>
          </table:table-cell>
          <table:table-cell table:formula="of:=[.P99]+[.W99]" office:value-type="float" office:value="57.969696969697">
            <text:p>57,97</text:p>
          </table:table-cell>
          <table:table-cell table:formula="of:=[.AD99]/[.AF99]" office:value-type="percentage" office:value="0.455349923026702">
            <text:p>45,53%</text:p>
          </table:table-cell>
          <table:table-cell table:formula="of:=[.Q99]+[.Y99]" office:value-type="float" office:value="127.30801969697">
            <text:p>127,31</text:p>
          </table:table-cell>
          <table:table-cell table:formula="of:=[.AF99]/75" office:value-type="percentage" office:value="1.69744026262626">
            <text:p>169,74%</text:p>
          </table:table-cell>
          <table:table-cell table:number-columns-repeated="4"/>
        </table:table-row>
        <table:table-row table:style-name="ro2">
          <table:table-cell office:value-type="float" office:value="159">
            <text:p>159</text:p>
          </table:table-cell>
          <table:table-cell table:style-name="ce6" office:value-type="string">
            <text:p>VA R</text:p>
          </table:table-cell>
          <table:table-cell office:value-type="float" office:value="42282">
            <text:p>05/10/15</text:p>
          </table:table-cell>
          <table:table-cell office:value-type="float" office:value="6.5">
            <text:p>6,5</text:p>
          </table:table-cell>
          <table:table-cell office:value-type="string">
            <text:p>1: 1 à 6 ans inclus</text:p>
          </table:table-cell>
          <table:table-cell office:value-type="string">
            <text:p>CNO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3.82">
            <text:p>13,82</text:p>
          </table:table-cell>
          <table:table-cell office:value-type="float" office:value="-1.1">
            <text:p>-1,1</text:p>
          </table:table-cell>
          <table:table-cell office:value-type="float" office:value="21.6">
            <text:p>21,6</text:p>
          </table:table-cell>
          <table:table-cell office:value-type="float" office:value="6.06139090909091">
            <text:p>6,1</text:p>
          </table:table-cell>
          <table:table-cell table:formula="of:=([.K100])*4" office:value-type="float" office:value="24.2455636363636">
            <text:p>24,25</text:p>
          </table:table-cell>
          <table:table-cell office:value-type="float" office:value="5.38092727272727">
            <text:p>5,4</text:p>
          </table:table-cell>
          <table:table-cell table:formula="of:=[.M100]*9" office:value-type="float" office:value="48.4283454545454">
            <text:p>48,4</text:p>
          </table:table-cell>
          <table:table-cell office:value-type="float" office:value="10.9726545454545">
            <text:p>11,0</text:p>
          </table:table-cell>
          <table:table-cell table:formula="of:=[.O100]*4" office:value-type="float" office:value="43.890618181818">
            <text:p>43,9</text:p>
          </table:table-cell>
          <table:table-cell office:value-type="float" office:value="116.564527272727">
            <text:p>116,6</text:p>
          </table:table-cell>
          <table:table-cell office:value-type="float" office:value="33.3333333333333">
            <text:p>33,3</text:p>
          </table:table-cell>
          <table:table-cell table:formula="of:=([.R100]*4)/[.J100]" office:value-type="float" office:value="6.17283950617283">
            <text:p>6,17</text:p>
          </table:table-cell>
          <table:table-cell office:value-type="float" office:value="22.2666666666667">
            <text:p>22,3</text:p>
          </table:table-cell>
          <table:table-cell table:formula="of:=([.T100]*9)/[.J100]" office:value-type="float" office:value="9.27777777777779">
            <text:p>9,3</text:p>
          </table:table-cell>
          <table:table-cell office:value-type="float" office:value="70.3333333333333">
            <text:p>70,3</text:p>
          </table:table-cell>
          <table:table-cell table:formula="of:=([.V100]*4)/[.J100]" office:value-type="float" office:value="13.0246913580247">
            <text:p>13,0</text:p>
          </table:table-cell>
          <table:table-cell office:value-type="float" office:value="615.066666666667">
            <text:p>615,1</text:p>
          </table:table-cell>
          <table:table-cell table:formula="of:=[.X100]/[.J100]" office:value-type="float" office:value="28.4753086419753">
            <text:p>28,48</text:p>
          </table:table-cell>
          <table:table-cell table:formula="of:=[.L100]+[.S100]" office:value-type="float" office:value="30.4184031425365">
            <text:p>30,42</text:p>
          </table:table-cell>
          <table:table-cell table:formula="of:=[.Z100]/[.AF100]" office:value-type="percentage" office:value="0.209724472940148">
            <text:p>20,97%</text:p>
          </table:table-cell>
          <table:table-cell table:formula="of:=[.N100]+[.U100]" office:value-type="float" office:value="57.7061232323232">
            <text:p>57,71</text:p>
          </table:table-cell>
          <table:table-cell table:formula="of:=[.AB39]/[.AF39]" office:value-type="percentage" office:value="0.429383801768776">
            <text:p>42,94%</text:p>
          </table:table-cell>
          <table:table-cell table:formula="of:=[.P100]+[.W100]" office:value-type="float" office:value="56.9153095398427">
            <text:p>56,92</text:p>
          </table:table-cell>
          <table:table-cell table:formula="of:=[.AD100]/[.AF100]" office:value-type="percentage" office:value="0.392411568731465">
            <text:p>39,24%</text:p>
          </table:table-cell>
          <table:table-cell table:formula="of:=[.Q100]+[.Y100]" office:value-type="float" office:value="145.039835914702">
            <text:p>145,04</text:p>
          </table:table-cell>
          <table:table-cell table:formula="of:=[.AF100]/90" office:value-type="percentage" office:value="1.61155373238558">
            <text:p>161,16%</text:p>
          </table:table-cell>
          <table:table-cell table:number-columns-repeated="4"/>
        </table:table-row>
      </table:table>
      <table:table table:name="NE_3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number-columns-repeated="2" table:default-cell-style-name="ce10"/>
        <table:table-column table:style-name="co1" table:default-cell-style-name="ce11"/>
        <table:table-column table:style-name="co1" table:number-columns-repeated="2" table:default-cell-style-name="ce5"/>
        <table:table-column table:style-name="co1" table:default-cell-style-name="ce12"/>
        <table:table-column table:style-name="co1" table:default-cell-style-name="ce5"/>
        <table:table-column table:style-name="co1" table:default-cell-style-name="ce10"/>
        <table:table-column table:style-name="co1" table:default-cell-style-name="ce19"/>
        <table:table-column table:style-name="co1" table:number-columns-repeated="6" table:default-cell-style-name="ce10"/>
        <table:table-column table:style-name="co1" table:default-cell-style-name="ce19"/>
        <table:table-column table:style-name="co1" table:number-columns-repeated="5" table:default-cell-style-name="ce10"/>
        <table:table-column table:style-name="co1" table:number-columns-repeated="2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3"/>
        <table:table-column table:style-name="co1" table:default-cell-style-name="ce19"/>
        <table:table-column table:style-name="co1" table:default-cell-style-name="ce38"/>
        <table:table-column table:style-name="co1" table:default-cell-style-name="ce19"/>
        <table:table-column table:style-name="co1" table:default-cell-style-name="ce39"/>
        <table:table-column table:style-name="co2" table:number-columns-repeated="4" table:default-cell-style-name="Default"/>
        <table:table-row table:style-name="ro1">
          <table:table-cell table:style-name="ce1" office:value-type="string">
            <text:p>Numéro</text:p>
          </table:table-cell>
          <table:table-cell table:style-name="ce4" office:value-type="string">
            <text:p>Initiales</text:p>
          </table:table-cell>
          <table:table-cell table:style-name="ce7" office:value-type="string">
            <text:p>Date <text:s/>Cs</text:p>
          </table:table-cell>
          <table:table-cell table:style-name="ce9" office:value-type="string">
            <text:p>Age au moment de la Cs</text:p>
          </table:table-cell>
          <table:table-cell table:style-name="ce9" office:value-type="string">
            <text:p>Tranche d'âge</text:p>
          </table:table-cell>
          <table:table-cell table:style-name="ce9" office:value-type="string">
            <text:p>Type nutrition</text:p>
          </table:table-cell>
          <table:table-cell table:style-name="ce4" office:value-type="string">
            <text:p>Taill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Z score IMC</text:p>
          </table:table-cell>
          <table:table-cell table:style-name="ce14" office:value-type="string">
            <text:p>Poids</text:p>
          </table:table-cell>
          <table:table-cell table:style-name="ce16" office:value-type="string">
            <text:p>Prot g/kg/j AEJ</text:p>
          </table:table-cell>
          <table:table-cell table:style-name="ce16" office:value-type="string">
            <text:p>Prot kCal/kg/j AEJ</text:p>
          </table:table-cell>
          <table:table-cell table:style-name="ce20" office:value-type="string">
            <text:p>Lipid AEJ</text:p>
          </table:table-cell>
          <table:table-cell table:style-name="ce22" office:value-type="string">
            <text:p>Lip kCal/kg/j AEJ</text:p>
          </table:table-cell>
          <table:table-cell table:style-name="ce23" office:value-type="string">
            <text:p>Glc AEJ</text:p>
          </table:table-cell>
          <table:table-cell table:style-name="ce24" office:value-type="string">
            <text:p>Glu kCal/kg/j AEJ</text:p>
          </table:table-cell>
          <table:table-cell table:style-name="ce25" office:value-type="string">
            <text:p>kCalkg/j AEJ</text:p>
          </table:table-cell>
          <table:table-cell table:style-name="ce26" office:value-type="string">
            <text:p>Prot g/j SN</text:p>
          </table:table-cell>
          <table:table-cell table:style-name="ce27" office:value-type="string">
            <text:p>Prot kcal/kg/j SN</text:p>
          </table:table-cell>
          <table:table-cell table:style-name="ce28" office:value-type="string">
            <text:p>Lipid g/j SN</text:p>
          </table:table-cell>
          <table:table-cell table:style-name="ce29" office:value-type="string">
            <text:p>Lipid kcal/kg/j SN</text:p>
          </table:table-cell>
          <table:table-cell table:style-name="ce30" office:value-type="string">
            <text:p>Glc g/j SN</text:p>
          </table:table-cell>
          <table:table-cell table:style-name="ce30" office:value-type="string">
            <text:p>Glc kcal/kg/j SN</text:p>
          </table:table-cell>
          <table:table-cell table:style-name="ce25" office:value-type="string">
            <text:p>kCal/j SN</text:p>
          </table:table-cell>
          <table:table-cell table:style-name="ce25" office:value-type="string">
            <text:p>kcal/kg/j SN</text:p>
          </table:table-cell>
          <table:table-cell table:style-name="ce31" office:value-type="string">
            <text:p>Prot kCal/kg/j TA</text:p>
          </table:table-cell>
          <table:table-cell table:style-name="ce32" office:value-type="string">
            <text:p>Prot % des apports totaux TA</text:p>
          </table:table-cell>
          <table:table-cell table:style-name="ce34" office:value-type="string">
            <text:p>Lipides kCal/kg/j TA</text:p>
          </table:table-cell>
          <table:table-cell table:style-name="ce35" office:value-type="string">
            <text:p>Lip % des apports totaux TA</text:p>
          </table:table-cell>
          <table:table-cell table:style-name="ce36" office:value-type="string">
            <text:p>Glucides kCal/kg/j TA</text:p>
          </table:table-cell>
          <table:table-cell table:style-name="ce37" office:value-type="string">
            <text:p>Glc % des apports totaux TA</text:p>
          </table:table-cell>
          <table:table-cell table:style-name="ce25" office:value-type="string">
            <text:p>kCal/kg/j TA</text:p>
          </table:table-cell>
          <table:table-cell table:style-name="ce25" office:value-type="string">
            <text:p>% AET reco</text:p>
          </table:table-cell>
          <table:table-cell table:style-name="ce40" table:number-columns-repeated="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A A</text:p>
          </table:table-cell>
          <table:table-cell office:value-type="float" office:value="41802">
            <text:p>12/06/14</text:p>
          </table:table-cell>
          <table:table-cell office:value-type="float" office:value="8.4">
            <text:p>8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0.86">
            <text:p>0,86</text:p>
          </table:table-cell>
          <table:table-cell office:value-type="float" office:value="26">
            <text:p>26</text:p>
          </table:table-cell>
          <table:table-cell office:value-type="float" office:value="1.91766666666667">
            <text:p>1,9</text:p>
          </table:table-cell>
          <table:table-cell table:formula="of:=([.K2])*4" office:value-type="float" office:value="7.67066666666668">
            <text:p>7,67</text:p>
          </table:table-cell>
          <table:table-cell office:value-type="float" office:value="3.20283333333333">
            <text:p>3,2</text:p>
          </table:table-cell>
          <table:table-cell table:formula="of:=[.M2]*9" office:value-type="float" office:value="28.8255">
            <text:p>28,8</text:p>
          </table:table-cell>
          <table:table-cell office:value-type="float" office:value="7.77863487179487">
            <text:p>7,8</text:p>
          </table:table-cell>
          <table:table-cell table:formula="of:=[.O2]*4" office:value-type="float" office:value="31.1145394871795">
            <text:p>31,1</text:p>
          </table:table-cell>
          <table:table-cell office:value-type="float" office:value="67.6107061538462">
            <text:p>67,6</text:p>
          </table:table-cell>
          <table:table-cell office:value-type="float" office:value="36.9">
            <text:p>36,9</text:p>
          </table:table-cell>
          <table:table-cell table:formula="of:=([.R2]*4)/[.J2]" office:value-type="float" office:value="5.67692307692308">
            <text:p>5,68</text:p>
          </table:table-cell>
          <table:table-cell office:value-type="float" office:value="60.3">
            <text:p>60,3</text:p>
          </table:table-cell>
          <table:table-cell table:formula="of:=([.T2]*9)/[.J2]" office:value-type="float" office:value="20.8730769230769">
            <text:p>20,9</text:p>
          </table:table-cell>
          <table:table-cell office:value-type="float" office:value="166.5">
            <text:p>166,5</text:p>
          </table:table-cell>
          <table:table-cell table:formula="of:=([.V2]*4)/[.J2]" office:value-type="float" office:value="25.6153846153846">
            <text:p>25,6</text:p>
          </table:table-cell>
          <table:table-cell office:value-type="float" office:value="1356.3">
            <text:p>1356,3</text:p>
          </table:table-cell>
          <table:table-cell table:formula="of:=[.X2]/[.J2]" office:value-type="float" office:value="52.1653846153846">
            <text:p>52,17</text:p>
          </table:table-cell>
          <table:table-cell table:formula="of:=[.L2]+[.S2]" office:value-type="float" office:value="13.3475897435898">
            <text:p>13,35</text:p>
          </table:table-cell>
          <table:table-cell table:formula="of:=[.Z2]/[.AF2]" office:value-type="percentage" office:value="0.111437847552615">
            <text:p>11,14%</text:p>
          </table:table-cell>
          <table:table-cell table:formula="of:=[.N2]+[.U2]" office:value-type="float" office:value="49.6985769230769">
            <text:p>49,70</text:p>
          </table:table-cell>
          <table:table-cell table:formula="of:=([.M2]+[.T2])/([.Q2]+[.X2])" office:value-type="percentage" office:value="0.0445974828750759">
            <text:p>4,46%</text:p>
          </table:table-cell>
          <table:table-cell table:formula="of:=[.P2]+[.W2]" office:value-type="float" office:value="56.7299241025641">
            <text:p>56,73</text:p>
          </table:table-cell>
          <table:table-cell table:formula="of:=[.AD2]/[.AF2]" office:value-type="percentage" office:value="0.473633124426009">
            <text:p>47,36%</text:p>
          </table:table-cell>
          <table:table-cell table:formula="of:=[.Q2]+[.Y2]" office:value-type="float" office:value="119.776090769231">
            <text:p>119,78</text:p>
          </table:table-cell>
          <table:table-cell table:formula="of:=[.AF2]/75" office:value-type="percentage" office:value="1.59701454358974">
            <text:p>159,70%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A A</text:p>
          </table:table-cell>
          <table:table-cell office:value-type="float" office:value="41711">
            <text:p>13/03/14</text:p>
          </table:table-cell>
          <table:table-cell office:value-type="float" office:value="8.1">
            <text:p>8,1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16.65">
            <text:p>16,65</text:p>
          </table:table-cell>
          <table:table-cell office:value-type="float" office:value="0.8">
            <text:p>0,8</text:p>
          </table:table-cell>
          <table:table-cell office:value-type="float" office:value="25.6">
            <text:p>25,6</text:p>
          </table:table-cell>
          <table:table-cell office:value-type="float" office:value="2.09267737617135">
            <text:p>2,1</text:p>
          </table:table-cell>
          <table:table-cell table:formula="of:=([.K3])*4" office:value-type="float" office:value="8.3707095046854">
            <text:p>8,37</text:p>
          </table:table-cell>
          <table:table-cell office:value-type="float" office:value="3.03631191432396">
            <text:p>3,0</text:p>
          </table:table-cell>
          <table:table-cell table:formula="of:=[.M3]*9" office:value-type="float" office:value="27.3268072289156">
            <text:p>27,3</text:p>
          </table:table-cell>
          <table:table-cell office:value-type="float" office:value="9.32228313253012">
            <text:p>9,3</text:p>
          </table:table-cell>
          <table:table-cell table:formula="of:=[.O3]*4" office:value-type="float" office:value="37.2891325301205">
            <text:p>37,3</text:p>
          </table:table-cell>
          <table:table-cell office:value-type="float" office:value="72.9866492637216">
            <text:p>73,0</text:p>
          </table:table-cell>
          <table:table-cell office:value-type="float" office:value="42.1">
            <text:p>42,1</text:p>
          </table:table-cell>
          <table:table-cell table:formula="of:=([.R3]*4)/[.J3]" office:value-type="float" office:value="6.578125">
            <text:p>6,58</text:p>
          </table:table-cell>
          <table:table-cell office:value-type="float" office:value="60.3">
            <text:p>60,3</text:p>
          </table:table-cell>
          <table:table-cell table:formula="of:=([.T3]*9)/[.J3]" office:value-type="float" office:value="21.19921875">
            <text:p>21,2</text:p>
          </table:table-cell>
          <table:table-cell office:value-type="float" office:value="201.6">
            <text:p>201,6</text:p>
          </table:table-cell>
          <table:table-cell table:formula="of:=([.V3]*4)/[.J3]" office:value-type="float" office:value="31.5">
            <text:p>31,5</text:p>
          </table:table-cell>
          <table:table-cell office:value-type="float" office:value="1517.5">
            <text:p>1517,5</text:p>
          </table:table-cell>
          <table:table-cell table:formula="of:=[.X3]/[.J3]" office:value-type="float" office:value="59.27734375">
            <text:p>59,28</text:p>
          </table:table-cell>
          <table:table-cell table:formula="of:=[.L3]+[.S3]" office:value-type="float" office:value="14.9488345046854">
            <text:p>14,95</text:p>
          </table:table-cell>
          <table:table-cell table:formula="of:=[.Z3]/[.AF3]" office:value-type="percentage" office:value="0.113022706815864">
            <text:p>11,30%</text:p>
          </table:table-cell>
          <table:table-cell table:formula="of:=[.N3]+[.U3]" office:value-type="float" office:value="48.5260259789156">
            <text:p>48,53</text:p>
          </table:table-cell>
          <table:table-cell table:formula="of:=([.M3]+[.T3])/([.Q3]+[.X3])" office:value-type="percentage" office:value="0.0398219701772687">
            <text:p>3,98%</text:p>
          </table:table-cell>
          <table:table-cell table:formula="of:=[.P3]+[.W3]" office:value-type="float" office:value="68.7891325301205">
            <text:p>68,79</text:p>
          </table:table-cell>
          <table:table-cell table:formula="of:=[.AD3]/[.AF3]" office:value-type="percentage" office:value="0.520089640141017">
            <text:p>52,01%</text:p>
          </table:table-cell>
          <table:table-cell table:formula="of:=[.Q3]+[.Y3]" office:value-type="float" office:value="132.263993013722">
            <text:p>132,26</text:p>
          </table:table-cell>
          <table:table-cell table:formula="of:=[.AF3]/75" office:value-type="percentage" office:value="1.76351990684962">
            <text:p>176,35%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A A</text:p>
          </table:table-cell>
          <table:table-cell office:value-type="float" office:value="42081">
            <text:p>18/03/15</text:p>
          </table:table-cell>
          <table:table-cell office:value-type="float" office:value="9.1">
            <text:p>9,1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5.09">
            <text:p>15,09</text:p>
          </table:table-cell>
          <table:table-cell office:value-type="float" office:value="-0.4">
            <text:p>-0,4</text:p>
          </table:table-cell>
          <table:table-cell office:value-type="float" office:value="26.3">
            <text:p>26,3</text:p>
          </table:table-cell>
          <table:table-cell office:value-type="float" office:value="1.98557541191382">
            <text:p>2,0</text:p>
          </table:table-cell>
          <table:table-cell table:formula="of:=([.K4])*4" office:value-type="float" office:value="7.94230164765528">
            <text:p>7,94</text:p>
          </table:table-cell>
          <table:table-cell office:value-type="float" office:value="2.99423536121673">
            <text:p>3,0</text:p>
          </table:table-cell>
          <table:table-cell table:formula="of:=[.M4]*9" office:value-type="float" office:value="26.9481182509506">
            <text:p>26,9</text:p>
          </table:table-cell>
          <table:table-cell office:value-type="float" office:value="7.31355247148289">
            <text:p>7,3</text:p>
          </table:table-cell>
          <table:table-cell table:formula="of:=[.O4]*4" office:value-type="float" office:value="29.2542098859316">
            <text:p>29,3</text:p>
          </table:table-cell>
          <table:table-cell office:value-type="float" office:value="64.1446297845374">
            <text:p>64,1</text:p>
          </table:table-cell>
          <table:table-cell office:value-type="float" office:value="30.75">
            <text:p>30,8</text:p>
          </table:table-cell>
          <table:table-cell table:formula="of:=([.R4]*4)/[.J4]" office:value-type="float" office:value="4.67680608365019">
            <text:p>4,68</text:p>
          </table:table-cell>
          <table:table-cell office:value-type="float" office:value="50.25">
            <text:p>50,3</text:p>
          </table:table-cell>
          <table:table-cell table:formula="of:=([.T4]*9)/[.J4]" office:value-type="float" office:value="17.1958174904943">
            <text:p>17,2</text:p>
          </table:table-cell>
          <table:table-cell office:value-type="float" office:value="138.75">
            <text:p>138,8</text:p>
          </table:table-cell>
          <table:table-cell table:formula="of:=([.V4]*4)/[.J4]" office:value-type="float" office:value="21.1026615969582">
            <text:p>21,1</text:p>
          </table:table-cell>
          <table:table-cell office:value-type="float" office:value="1130.25">
            <text:p>1130,3</text:p>
          </table:table-cell>
          <table:table-cell table:formula="of:=[.X4]/[.J4]" office:value-type="float" office:value="42.9752851711027">
            <text:p>42,98</text:p>
          </table:table-cell>
          <table:table-cell table:formula="of:=[.L4]+[.S4]" office:value-type="float" office:value="12.6191077313055">
            <text:p>12,62</text:p>
          </table:table-cell>
          <table:table-cell table:formula="of:=[.Z4]/[.AF4]" office:value-type="percentage" office:value="0.117803563758721">
            <text:p>11,78%</text:p>
          </table:table-cell>
          <table:table-cell table:formula="of:=[.N4]+[.U4]" office:value-type="float" office:value="44.1439357414449">
            <text:p>44,14</text:p>
          </table:table-cell>
          <table:table-cell table:formula="of:=([.M4]+[.T4])/([.Q4]+[.X4])" office:value-type="percentage" office:value="0.0445784282962003">
            <text:p>4,46%</text:p>
          </table:table-cell>
          <table:table-cell table:formula="of:=[.P4]+[.W4]" office:value-type="float" office:value="50.3568714828897">
            <text:p>50,36</text:p>
          </table:table-cell>
          <table:table-cell table:formula="of:=[.AD4]/[.AF4]" office:value-type="percentage" office:value="0.470098127913407">
            <text:p>47,01%</text:p>
          </table:table-cell>
          <table:table-cell table:formula="of:=[.Q4]+[.Y4]" office:value-type="float" office:value="107.11991495564">
            <text:p>107,12</text:p>
          </table:table-cell>
          <table:table-cell table:formula="of:=[.AF4]/75" office:value-type="percentage" office:value="1.42826553274187">
            <text:p>142,83%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A A</text:p>
          </table:table-cell>
          <table:table-cell office:value-type="float" office:value="42480">
            <text:p>20/04/16</text:p>
          </table:table-cell>
          <table:table-cell office:value-type="float" office:value="10.2">
            <text:p>10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.362775">
            <text:p>2,4</text:p>
          </table:table-cell>
          <table:table-cell table:formula="of:=([.K5])*4" office:value-type="float" office:value="9.4511">
            <text:p>9,45</text:p>
          </table:table-cell>
          <table:table-cell office:value-type="float" office:value="3.68874895833333">
            <text:p>3,7</text:p>
          </table:table-cell>
          <table:table-cell table:formula="of:=[.M5]*9" office:value-type="float" office:value="33.198740625">
            <text:p>33,2</text:p>
          </table:table-cell>
          <table:table-cell office:value-type="float" office:value="10.1901875">
            <text:p>10,2</text:p>
          </table:table-cell>
          <table:table-cell table:formula="of:=[.O5]*4" office:value-type="float" office:value="40.76075">
            <text:p>40,8</text:p>
          </table:table-cell>
          <table:table-cell office:value-type="float" office:value="83.410590625">
            <text:p>83,4</text:p>
          </table:table-cell>
          <table:table-cell office:value-type="float" office:value="61.5">
            <text:p>61,5</text:p>
          </table:table-cell>
          <table:table-cell table:formula="of:=([.R5]*4)/[.J5]" office:value-type="float" office:value="7.6875">
            <text:p>7,69</text:p>
          </table:table-cell>
          <table:table-cell office:value-type="float" office:value="100.5">
            <text:p>100,5</text:p>
          </table:table-cell>
          <table:table-cell table:formula="of:=([.T5]*9)/[.J5]" office:value-type="float" office:value="28.265625">
            <text:p>28,3</text:p>
          </table:table-cell>
          <table:table-cell office:value-type="float" office:value="277.5">
            <text:p>277,5</text:p>
          </table:table-cell>
          <table:table-cell table:formula="of:=([.V5]*4)/[.J5]" office:value-type="float" office:value="34.6875">
            <text:p>34,7</text:p>
          </table:table-cell>
          <table:table-cell office:value-type="float" office:value="2260.5">
            <text:p>2260,5</text:p>
          </table:table-cell>
          <table:table-cell table:formula="of:=[.X5]/[.J5]" office:value-type="float" office:value="70.640625">
            <text:p>70,64</text:p>
          </table:table-cell>
          <table:table-cell table:formula="of:=[.L5]+[.S5]" office:value-type="float" office:value="17.1386">
            <text:p>17,14</text:p>
          </table:table-cell>
          <table:table-cell table:formula="of:=[.Z5]/[.AF5]" office:value-type="percentage" office:value="0.111252611220672">
            <text:p>11,13%</text:p>
          </table:table-cell>
          <table:table-cell table:formula="of:=[.N5]+[.U5]" office:value-type="float" office:value="61.464365625">
            <text:p>61,46</text:p>
          </table:table-cell>
          <table:table-cell table:formula="of:=([.M5]+[.T5])/([.Q5]+[.X5])" office:value-type="percentage" office:value="0.0444508205112686">
            <text:p>4,45%</text:p>
          </table:table-cell>
          <table:table-cell table:formula="of:=[.P5]+[.W5]" office:value-type="float" office:value="75.44825">
            <text:p>75,45</text:p>
          </table:table-cell>
          <table:table-cell table:formula="of:=[.AD5]/[.AF5]" office:value-type="percentage" office:value="0.489760822035058">
            <text:p>48,98%</text:p>
          </table:table-cell>
          <table:table-cell table:formula="of:=[.Q5]+[.Y5]" office:value-type="float" office:value="154.051215625">
            <text:p>154,05</text:p>
          </table:table-cell>
          <table:table-cell table:formula="of:=[.AF5]/75" office:value-type="percentage" office:value="2.05401620833333">
            <text:p>205,40%</text:p>
          </table:table-cell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A A</text:p>
          </table:table-cell>
          <table:table-cell office:value-type="float" office:value="42381">
            <text:p>12/01/16</text:p>
          </table:table-cell>
          <table:table-cell office:value-type="float" office:value="9.9">
            <text:p>9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1.9">
            <text:p>31,9</text:p>
          </table:table-cell>
          <table:table-cell office:value-type="float" office:value="2.04886520376176">
            <text:p>2,0</text:p>
          </table:table-cell>
          <table:table-cell table:formula="of:=([.K6])*4" office:value-type="float" office:value="8.19546081504704">
            <text:p>8,20</text:p>
          </table:table-cell>
          <table:table-cell office:value-type="float" office:value="3.17523406478579">
            <text:p>3,2</text:p>
          </table:table-cell>
          <table:table-cell table:formula="of:=[.M6]*9" office:value-type="float" office:value="28.5771065830721">
            <text:p>28,6</text:p>
          </table:table-cell>
          <table:table-cell office:value-type="float" office:value="8.77228840125392">
            <text:p>8,8</text:p>
          </table:table-cell>
          <table:table-cell table:formula="of:=[.O6]*4" office:value-type="float" office:value="35.0891536050157">
            <text:p>35,1</text:p>
          </table:table-cell>
          <table:table-cell office:value-type="float" office:value="71.8617210031348">
            <text:p>71,9</text:p>
          </table:table-cell>
          <table:table-cell office:value-type="float" office:value="51.25">
            <text:p>51,3</text:p>
          </table:table-cell>
          <table:table-cell table:formula="of:=([.R6]*4)/[.J6]" office:value-type="float" office:value="6.42633228840125">
            <text:p>6,43</text:p>
          </table:table-cell>
          <table:table-cell office:value-type="float" office:value="83.75">
            <text:p>83,8</text:p>
          </table:table-cell>
          <table:table-cell table:formula="of:=([.T6]*9)/[.J6]" office:value-type="float" office:value="23.628526645768">
            <text:p>23,6</text:p>
          </table:table-cell>
          <table:table-cell office:value-type="float" office:value="231.25">
            <text:p>231,3</text:p>
          </table:table-cell>
          <table:table-cell table:formula="of:=([.V6]*4)/[.J6]" office:value-type="float" office:value="28.9968652037618">
            <text:p>29,0</text:p>
          </table:table-cell>
          <table:table-cell office:value-type="float" office:value="1883.75">
            <text:p>1883,8</text:p>
          </table:table-cell>
          <table:table-cell table:formula="of:=[.X6]/[.J6]" office:value-type="float" office:value="59.051724137931">
            <text:p>59,05</text:p>
          </table:table-cell>
          <table:table-cell table:formula="of:=[.L6]+[.S6]" office:value-type="float" office:value="14.6217931034483">
            <text:p>14,62</text:p>
          </table:table-cell>
          <table:table-cell table:formula="of:=[.Z6]/[.AF6]" office:value-type="percentage" office:value="0.11169053787938">
            <text:p>11,17%</text:p>
          </table:table-cell>
          <table:table-cell table:formula="of:=[.N6]+[.U6]" office:value-type="float" office:value="52.2056332288401">
            <text:p>52,21</text:p>
          </table:table-cell>
          <table:table-cell table:formula="of:=([.M6]+[.T6])/([.Q6]+[.X6])" office:value-type="percentage" office:value="0.044449127161192">
            <text:p>4,44%</text:p>
          </table:table-cell>
          <table:table-cell table:formula="of:=[.P6]+[.W6]" office:value-type="float" office:value="64.0860188087774">
            <text:p>64,09</text:p>
          </table:table-cell>
          <table:table-cell table:formula="of:=[.AD6]/[.AF6]" office:value-type="percentage" office:value="0.489529694522373">
            <text:p>48,95%</text:p>
          </table:table-cell>
          <table:table-cell table:formula="of:=[.Q6]+[.Y6]" office:value-type="float" office:value="130.913445141066">
            <text:p>130,91</text:p>
          </table:table-cell>
          <table:table-cell table:formula="of:=[.AF6]/75" office:value-type="percentage" office:value="1.74551260188088">
            <text:p>174,55%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A A</text:p>
          </table:table-cell>
          <table:table-cell office:value-type="float" office:value="42577">
            <text:p>26/07/16</text:p>
          </table:table-cell>
          <table:table-cell office:value-type="float" office:value="10.5">
            <text:p>10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3.234375">
            <text:p>3,2</text:p>
          </table:table-cell>
          <table:table-cell table:formula="of:=([.K7])*4" office:value-type="float" office:value="12.9375">
            <text:p>12,94</text:p>
          </table:table-cell>
          <table:table-cell office:value-type="float" office:value="2.484375">
            <text:p>2,5</text:p>
          </table:table-cell>
          <table:table-cell table:formula="of:=[.M7]*9" office:value-type="float" office:value="22.359375">
            <text:p>22,4</text:p>
          </table:table-cell>
          <table:table-cell office:value-type="float" office:value="7.21875">
            <text:p>7,2</text:p>
          </table:table-cell>
          <table:table-cell table:formula="of:=[.O7]*4" office:value-type="float" office:value="28.875">
            <text:p>28,9</text:p>
          </table:table-cell>
          <table:table-cell office:value-type="float" office:value="64.171875">
            <text:p>64,2</text:p>
          </table:table-cell>
          <table:table-cell office:value-type="float" office:value="103.5">
            <text:p>103,5</text:p>
          </table:table-cell>
          <table:table-cell table:formula="of:=([.R7]*4)/[.J7]" office:value-type="float" office:value="12.9375">
            <text:p>12,94</text:p>
          </table:table-cell>
          <table:table-cell office:value-type="float" office:value="79.5">
            <text:p>79,5</text:p>
          </table:table-cell>
          <table:table-cell table:formula="of:=([.T7]*9)/[.J7]" office:value-type="float" office:value="22.359375">
            <text:p>22,4</text:p>
          </table:table-cell>
          <table:table-cell office:value-type="float" office:value="231">
            <text:p>231,0</text:p>
          </table:table-cell>
          <table:table-cell table:formula="of:=([.V7]*4)/[.J7]" office:value-type="float" office:value="28.875">
            <text:p>28,9</text:p>
          </table:table-cell>
          <table:table-cell office:value-type="float" office:value="2053.5">
            <text:p>2053,5</text:p>
          </table:table-cell>
          <table:table-cell table:formula="of:=[.X7]/[.J7]" office:value-type="float" office:value="64.171875">
            <text:p>64,17</text:p>
          </table:table-cell>
          <table:table-cell table:formula="of:=[.L7]+[.S7]" office:value-type="float" office:value="25.875">
            <text:p>25,88</text:p>
          </table:table-cell>
          <table:table-cell table:formula="of:=[.Z7]/[.AF7]" office:value-type="percentage" office:value="0.201607012417823">
            <text:p>20,16%</text:p>
          </table:table-cell>
          <table:table-cell table:formula="of:=[.N7]+[.U7]" office:value-type="float" office:value="44.71875">
            <text:p>44,72</text:p>
          </table:table-cell>
          <table:table-cell table:formula="of:=([.M7]+[.T7])/([.Q7]+[.X7])" office:value-type="percentage" office:value="0.0387143900657414">
            <text:p>3,87%</text:p>
          </table:table-cell>
          <table:table-cell table:formula="of:=[.P7]+[.W7]" office:value-type="float" office:value="57.75">
            <text:p>57,75</text:p>
          </table:table-cell>
          <table:table-cell table:formula="of:=[.AD7]/[.AF7]" office:value-type="percentage" office:value="0.449963476990504">
            <text:p>45,00%</text:p>
          </table:table-cell>
          <table:table-cell table:formula="of:=[.Q7]+[.Y7]" office:value-type="float" office:value="128.34375">
            <text:p>128,34</text:p>
          </table:table-cell>
          <table:table-cell table:formula="of:=[.AF7]/75" office:value-type="percentage" office:value="1.71125">
            <text:p>171,13%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A A</text:p>
          </table:table-cell>
          <table:table-cell office:value-type="float" office:value="42171">
            <text:p>16/06/15</text:p>
          </table:table-cell>
          <table:table-cell office:value-type="float" office:value="9.4">
            <text:p>9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/>
          <table:table-cell office:value-type="float" office:value="-0.44">
            <text:p>-0,44</text:p>
          </table:table-cell>
          <table:table-cell/>
          <table:table-cell office:value-type="float" office:value="26.4">
            <text:p>26,4</text:p>
          </table:table-cell>
          <table:table-cell office:value-type="float" office:value="2.10381818181818">
            <text:p>2,1</text:p>
          </table:table-cell>
          <table:table-cell table:formula="of:=([.K8])*4" office:value-type="float" office:value="8.41527272727272">
            <text:p>8,42</text:p>
          </table:table-cell>
          <table:table-cell office:value-type="float" office:value="3.27912184343434">
            <text:p>3,3</text:p>
          </table:table-cell>
          <table:table-cell table:formula="of:=[.M8]*9" office:value-type="float" office:value="29.5120965909091">
            <text:p>29,5</text:p>
          </table:table-cell>
          <table:table-cell office:value-type="float" office:value="9.75088383838384">
            <text:p>9,8</text:p>
          </table:table-cell>
          <table:table-cell table:formula="of:=[.O8]*4" office:value-type="float" office:value="39.0035353535354">
            <text:p>39,0</text:p>
          </table:table-cell>
          <table:table-cell office:value-type="float" office:value="76.9309046717172">
            <text:p>76,9</text:p>
          </table:table-cell>
          <table:table-cell office:value-type="float" office:value="45.1">
            <text:p>45,1</text:p>
          </table:table-cell>
          <table:table-cell table:formula="of:=([.R8]*4)/[.J8]" office:value-type="float" office:value="6.83333333333333">
            <text:p>6,83</text:p>
          </table:table-cell>
          <table:table-cell office:value-type="float" office:value="73.7">
            <text:p>73,7</text:p>
          </table:table-cell>
          <table:table-cell table:formula="of:=([.T8]*9)/[.J8]" office:value-type="float" office:value="25.125">
            <text:p>25,1</text:p>
          </table:table-cell>
          <table:table-cell office:value-type="float" office:value="203.5">
            <text:p>203,5</text:p>
          </table:table-cell>
          <table:table-cell table:formula="of:=([.V8]*4)/[.J8]" office:value-type="float" office:value="30.8333333333333">
            <text:p>30,8</text:p>
          </table:table-cell>
          <table:table-cell office:value-type="float" office:value="1657.7">
            <text:p>1657,7</text:p>
          </table:table-cell>
          <table:table-cell table:formula="of:=[.X8]/[.J8]" office:value-type="float" office:value="62.7916666666667">
            <text:p>62,79</text:p>
          </table:table-cell>
          <table:table-cell table:formula="of:=[.L8]+[.S8]" office:value-type="float" office:value="15.2486060606061">
            <text:p>15,25</text:p>
          </table:table-cell>
          <table:table-cell table:formula="of:=[.Z8]/[.AF8]" office:value-type="percentage" office:value="0.109134880030776">
            <text:p>10,91%</text:p>
          </table:table-cell>
          <table:table-cell table:formula="of:=[.N8]+[.U8]" office:value-type="float" office:value="54.6370965909091">
            <text:p>54,64</text:p>
          </table:table-cell>
          <table:table-cell table:formula="of:=([.M8]+[.T8])/([.Q8]+[.X8])" office:value-type="percentage" office:value="0.0443778106547703">
            <text:p>4,44%</text:p>
          </table:table-cell>
          <table:table-cell table:formula="of:=[.P8]+[.W8]" office:value-type="float" office:value="69.8368686868687">
            <text:p>69,84</text:p>
          </table:table-cell>
          <table:table-cell table:formula="of:=[.AD8]/[.AF8]" office:value-type="percentage" office:value="0.49982524668642">
            <text:p>49,98%</text:p>
          </table:table-cell>
          <table:table-cell table:formula="of:=[.Q8]+[.Y8]" office:value-type="float" office:value="139.722571338384">
            <text:p>139,72</text:p>
          </table:table-cell>
          <table:table-cell table:formula="of:=[.AF8]/75" office:value-type="percentage" office:value="1.86296761784512">
            <text:p>186,30%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A A</text:p>
          </table:table-cell>
          <table:table-cell office:value-type="float" office:value="42655">
            <text:p>12/10/16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3.29872549019608">
            <text:p>3,3</text:p>
          </table:table-cell>
          <table:table-cell table:formula="of:=([.K9])*4" office:value-type="float" office:value="13.1949019607843">
            <text:p>13,19</text:p>
          </table:table-cell>
          <table:table-cell office:value-type="float" office:value="2.29335294117647">
            <text:p>2,3</text:p>
          </table:table-cell>
          <table:table-cell table:formula="of:=[.M9]*9" office:value-type="float" office:value="20.6401764705882">
            <text:p>20,6</text:p>
          </table:table-cell>
          <table:table-cell office:value-type="float" office:value="5.89588235294118">
            <text:p>5,9</text:p>
          </table:table-cell>
          <table:table-cell table:formula="of:=[.O9]*4" office:value-type="float" office:value="23.5835294117647">
            <text:p>23,6</text:p>
          </table:table-cell>
          <table:table-cell office:value-type="float" office:value="57.4186078431373">
            <text:p>57,4</text:p>
          </table:table-cell>
          <table:table-cell office:value-type="float" office:value="86.25">
            <text:p>86,3</text:p>
          </table:table-cell>
          <table:table-cell table:formula="of:=([.R9]*4)/[.J9]" office:value-type="float" office:value="10.1470588235294">
            <text:p>10,15</text:p>
          </table:table-cell>
          <table:table-cell office:value-type="float" office:value="66.25">
            <text:p>66,3</text:p>
          </table:table-cell>
          <table:table-cell table:formula="of:=([.T9]*9)/[.J9]" office:value-type="float" office:value="17.5367647058824">
            <text:p>17,5</text:p>
          </table:table-cell>
          <table:table-cell office:value-type="float" office:value="192.5">
            <text:p>192,5</text:p>
          </table:table-cell>
          <table:table-cell table:formula="of:=([.V9]*4)/[.J9]" office:value-type="float" office:value="22.6470588235294">
            <text:p>22,6</text:p>
          </table:table-cell>
          <table:table-cell office:value-type="float" office:value="1711.25">
            <text:p>1711,3</text:p>
          </table:table-cell>
          <table:table-cell table:formula="of:=[.X9]/[.J9]" office:value-type="float" office:value="50.3308823529412">
            <text:p>50,33</text:p>
          </table:table-cell>
          <table:table-cell table:formula="of:=[.L9]+[.S9]" office:value-type="float" office:value="23.3419607843137">
            <text:p>23,34</text:p>
          </table:table-cell>
          <table:table-cell table:formula="of:=[.Z9]/[.AF9]" office:value-type="percentage" office:value="0.21663175149912">
            <text:p>21,66%</text:p>
          </table:table-cell>
          <table:table-cell table:formula="of:=[.N9]+[.U9]" office:value-type="float" office:value="38.1769411764706">
            <text:p>38,18</text:p>
          </table:table-cell>
          <table:table-cell table:formula="of:=([.M9]+[.T9])/([.Q9]+[.X9])" office:value-type="percentage" office:value="0.038754209034537">
            <text:p>3,88%</text:p>
          </table:table-cell>
          <table:table-cell table:formula="of:=[.P9]+[.W9]" office:value-type="float" office:value="46.2305882352941">
            <text:p>46,23</text:p>
          </table:table-cell>
          <table:table-cell table:formula="of:=[.AD9]/[.AF9]" office:value-type="percentage" office:value="0.429056213177115">
            <text:p>42,91%</text:p>
          </table:table-cell>
          <table:table-cell table:formula="of:=[.Q9]+[.Y9]" office:value-type="float" office:value="107.749490196079">
            <text:p>107,75</text:p>
          </table:table-cell>
          <table:table-cell table:formula="of:=[.AF9]/75" office:value-type="percentage" office:value="1.43665986928105">
            <text:p>143,67%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A A</text:p>
          </table:table-cell>
          <table:table-cell office:value-type="float" office:value="42250">
            <text:p>03/09/15</text:p>
          </table:table-cell>
          <table:table-cell office:value-type="float" office:value="9.6">
            <text:p>9,6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8.5">
            <text:p>28,5</text:p>
          </table:table-cell>
          <table:table-cell office:value-type="float" office:value="1.9488">
            <text:p>1,9</text:p>
          </table:table-cell>
          <table:table-cell table:formula="of:=([.K10])*4" office:value-type="float" office:value="7.7952">
            <text:p>7,80</text:p>
          </table:table-cell>
          <table:table-cell office:value-type="float" office:value="3.03750233918129">
            <text:p>3,0</text:p>
          </table:table-cell>
          <table:table-cell table:formula="of:=[.M10]*9" office:value-type="float" office:value="27.3375210526316">
            <text:p>27,3</text:p>
          </table:table-cell>
          <table:table-cell office:value-type="float" office:value="9.03239766081871">
            <text:p>9,0</text:p>
          </table:table-cell>
          <table:table-cell table:formula="of:=[.O10]*4" office:value-type="float" office:value="36.1295906432748">
            <text:p>36,1</text:p>
          </table:table-cell>
          <table:table-cell office:value-type="float" office:value="71.2623116959064">
            <text:p>71,3</text:p>
          </table:table-cell>
          <table:table-cell office:value-type="float" office:value="45.1">
            <text:p>45,1</text:p>
          </table:table-cell>
          <table:table-cell table:formula="of:=([.R10]*4)/[.J10]" office:value-type="float" office:value="6.32982456140351">
            <text:p>6,33</text:p>
          </table:table-cell>
          <table:table-cell office:value-type="float" office:value="73.7">
            <text:p>73,7</text:p>
          </table:table-cell>
          <table:table-cell table:formula="of:=([.T10]*9)/[.J10]" office:value-type="float" office:value="23.2736842105263">
            <text:p>23,3</text:p>
          </table:table-cell>
          <table:table-cell office:value-type="float" office:value="203.5">
            <text:p>203,5</text:p>
          </table:table-cell>
          <table:table-cell table:formula="of:=([.V10]*4)/[.J10]" office:value-type="float" office:value="28.5614035087719">
            <text:p>28,6</text:p>
          </table:table-cell>
          <table:table-cell office:value-type="float" office:value="1657.7">
            <text:p>1657,7</text:p>
          </table:table-cell>
          <table:table-cell table:formula="of:=[.X10]/[.J10]" office:value-type="float" office:value="58.1649122807018">
            <text:p>58,16</text:p>
          </table:table-cell>
          <table:table-cell table:formula="of:=[.L10]+[.S10]" office:value-type="float" office:value="14.1250245614035">
            <text:p>14,13</text:p>
          </table:table-cell>
          <table:table-cell table:formula="of:=[.Z10]/[.AF10]" office:value-type="percentage" office:value="0.109134880030776">
            <text:p>10,91%</text:p>
          </table:table-cell>
          <table:table-cell table:formula="of:=[.N10]+[.U10]" office:value-type="float" office:value="50.6112052631579">
            <text:p>50,61</text:p>
          </table:table-cell>
          <table:table-cell table:formula="of:=([.M10]+[.T10])/([.Q10]+[.X10])" office:value-type="percentage" office:value="0.0443835599076251">
            <text:p>4,44%</text:p>
          </table:table-cell>
          <table:table-cell table:formula="of:=[.P10]+[.W10]" office:value-type="float" office:value="64.6909941520468">
            <text:p>64,69</text:p>
          </table:table-cell>
          <table:table-cell table:formula="of:=[.AD10]/[.AF10]" office:value-type="percentage" office:value="0.49982524668642">
            <text:p>49,98%</text:p>
          </table:table-cell>
          <table:table-cell table:formula="of:=[.Q10]+[.Y10]" office:value-type="float" office:value="129.427223976608">
            <text:p>129,43</text:p>
          </table:table-cell>
          <table:table-cell table:formula="of:=[.AF10]/75" office:value-type="percentage" office:value="1.72569631968811">
            <text:p>172,57%</text:p>
          </table:table-cell>
          <table:table-cell table:number-columns-repeated="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E Q</text:p>
          </table:table-cell>
          <table:table-cell office:value-type="float" office:value="41681">
            <text:p>11/02/14</text:p>
          </table:table-cell>
          <table:table-cell office:value-type="float" office:value="9.5">
            <text:p>9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2.46">
            <text:p>-2,46</text:p>
          </table:table-cell>
          <table:table-cell office:value-type="float" office:value="23">
            <text:p>23</text:p>
          </table:table-cell>
          <table:table-cell office:value-type="float" office:value="3.00096376811594">
            <text:p>3,0</text:p>
          </table:table-cell>
          <table:table-cell table:formula="of:=([.K11])*4" office:value-type="float" office:value="12.0038550724638">
            <text:p>12,00</text:p>
          </table:table-cell>
          <table:table-cell office:value-type="float" office:value="3.69763507246377">
            <text:p>3,7</text:p>
          </table:table-cell>
          <table:table-cell table:formula="of:=[.M11]*9" office:value-type="float" office:value="33.2787156521739">
            <text:p>33,3</text:p>
          </table:table-cell>
          <table:table-cell office:value-type="float" office:value="11.1785347826087">
            <text:p>11,2</text:p>
          </table:table-cell>
          <table:table-cell table:formula="of:=[.O11]*4" office:value-type="float" office:value="44.7141391304348">
            <text:p>44,7</text:p>
          </table:table-cell>
          <table:table-cell office:value-type="float" office:value="89.9967098550725">
            <text:p>90,0</text:p>
          </table:table-cell>
          <table:table-cell office:value-type="float" office:value="44.38">
            <text:p>44,4</text:p>
          </table:table-cell>
          <table:table-cell table:formula="of:=([.R11]*4)/[.J11]" office:value-type="float" office:value="7.71826086956522">
            <text:p>7,72</text:p>
          </table:table-cell>
          <table:table-cell office:value-type="float" office:value="53.24">
            <text:p>53,2</text:p>
          </table:table-cell>
          <table:table-cell table:formula="of:=([.T11]*9)/[.J11]" office:value-type="float" office:value="20.8330434782609">
            <text:p>20,8</text:p>
          </table:table-cell>
          <table:table-cell office:value-type="float" office:value="167.3">
            <text:p>167,3</text:p>
          </table:table-cell>
          <table:table-cell table:formula="of:=([.V11]*4)/[.J11]" office:value-type="float" office:value="29.095652173913">
            <text:p>29,1</text:p>
          </table:table-cell>
          <table:table-cell office:value-type="float" office:value="1325.88">
            <text:p>1325,9</text:p>
          </table:table-cell>
          <table:table-cell table:formula="of:=[.X11]/[.J11]" office:value-type="float" office:value="57.6469565217391">
            <text:p>57,65</text:p>
          </table:table-cell>
          <table:table-cell table:formula="of:=[.L11]+[.S11]" office:value-type="float" office:value="19.722115942029">
            <text:p>19,72</text:p>
          </table:table-cell>
          <table:table-cell table:formula="of:=[.Z11]/[.AF11]" office:value-type="percentage" office:value="0.133579153281759">
            <text:p>13,36%</text:p>
          </table:table-cell>
          <table:table-cell table:formula="of:=[.N11]+[.U11]" office:value-type="float" office:value="54.1117591304348">
            <text:p>54,11</text:p>
          </table:table-cell>
          <table:table-cell table:formula="of:=([.M11]+[.T11])/([.Q11]+[.X11])" office:value-type="percentage" office:value="0.0402136956390022">
            <text:p>4,02%</text:p>
          </table:table-cell>
          <table:table-cell table:formula="of:=[.P11]+[.W11]" office:value-type="float" office:value="73.8097913043478">
            <text:p>73,81</text:p>
          </table:table-cell>
          <table:table-cell table:formula="of:=[.AD11]/[.AF11]" office:value-type="percentage" office:value="0.499918439548722">
            <text:p>49,99%</text:p>
          </table:table-cell>
          <table:table-cell table:formula="of:=[.Q11]+[.Y11]" office:value-type="float" office:value="147.643666376812">
            <text:p>147,64</text:p>
          </table:table-cell>
          <table:table-cell table:formula="of:=[.AF11]/75" office:value-type="percentage" office:value="1.96858221835749">
            <text:p>196,86%</text:p>
          </table:table-cell>
          <table:table-cell table:number-columns-repeated="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E Q</text:p>
          </table:table-cell>
          <table:table-cell office:value-type="float" office:value="41796">
            <text:p>06/06/14</text:p>
          </table:table-cell>
          <table:table-cell office:value-type="float" office:value="9.8">
            <text:p>9,8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38.5">
            <text:p>138,5</text:p>
          </table:table-cell>
          <table:table-cell table:style-name="ce2" office:value-type="float" office:value="14.23">
            <text:p>14,23</text:p>
          </table:table-cell>
          <table:table-cell office:value-type="float" office:value="-1.2">
            <text:p>-1,2</text:p>
          </table:table-cell>
          <table:table-cell office:value-type="float" office:value="27.3">
            <text:p>27,3</text:p>
          </table:table-cell>
          <table:table-cell office:value-type="float" office:value="3.01933806146572">
            <text:p>3,0</text:p>
          </table:table-cell>
          <table:table-cell table:formula="of:=([.K12])*4" office:value-type="float" office:value="12.0773522458629">
            <text:p>12,08</text:p>
          </table:table-cell>
          <table:table-cell office:value-type="float" office:value="3.28449479905437">
            <text:p>3,3</text:p>
          </table:table-cell>
          <table:table-cell table:formula="of:=[.M12]*9" office:value-type="float" office:value="29.5604531914893">
            <text:p>29,6</text:p>
          </table:table-cell>
          <table:table-cell office:value-type="float" office:value="9.16140425531915">
            <text:p>9,2</text:p>
          </table:table-cell>
          <table:table-cell table:formula="of:=[.O12]*4" office:value-type="float" office:value="36.6456170212766">
            <text:p>36,6</text:p>
          </table:table-cell>
          <table:table-cell office:value-type="float" office:value="78.2834224586289">
            <text:p>78,3</text:p>
          </table:table-cell>
          <table:table-cell office:value-type="float" office:value="36.75">
            <text:p>36,8</text:p>
          </table:table-cell>
          <table:table-cell table:formula="of:=([.R12]*4)/[.J12]" office:value-type="float" office:value="5.38461538461538">
            <text:p>5,38</text:p>
          </table:table-cell>
          <table:table-cell office:value-type="float" office:value="47.4">
            <text:p>47,4</text:p>
          </table:table-cell>
          <table:table-cell table:formula="of:=([.T12]*9)/[.J12]" office:value-type="float" office:value="15.6263736263736">
            <text:p>15,6</text:p>
          </table:table-cell>
          <table:table-cell office:value-type="float" office:value="138.75">
            <text:p>138,8</text:p>
          </table:table-cell>
          <table:table-cell table:formula="of:=([.V12]*4)/[.J12]" office:value-type="float" office:value="20.3296703296703">
            <text:p>20,3</text:p>
          </table:table-cell>
          <table:table-cell office:value-type="float" office:value="1128.6">
            <text:p>1128,6</text:p>
          </table:table-cell>
          <table:table-cell table:formula="of:=[.X12]/[.J12]" office:value-type="float" office:value="41.3406593406593">
            <text:p>41,34</text:p>
          </table:table-cell>
          <table:table-cell table:formula="of:=[.L12]+[.S12]" office:value-type="float" office:value="17.4619676304783">
            <text:p>17,46</text:p>
          </table:table-cell>
          <table:table-cell table:formula="of:=[.Z12]/[.AF12]" office:value-type="percentage" office:value="0.14597368161853">
            <text:p>14,60%</text:p>
          </table:table-cell>
          <table:table-cell table:formula="of:=[.N12]+[.U12]" office:value-type="float" office:value="45.186826817863">
            <text:p>45,1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2]+[.W12]" office:value-type="float" office:value="56.9752873509469">
            <text:p>56,98</text:p>
          </table:table-cell>
          <table:table-cell table:formula="of:=[.AD12]/[.AF12]" office:value-type="percentage" office:value="0.476286099704766">
            <text:p>47,63%</text:p>
          </table:table-cell>
          <table:table-cell table:formula="of:=[.Q12]+[.Y12]" office:value-type="float" office:value="119.624081799288">
            <text:p>119,62</text:p>
          </table:table-cell>
          <table:table-cell table:formula="of:=[.AF12]/75" office:value-type="percentage" office:value="1.59498775732384">
            <text:p>159,50%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E Q</text:p>
          </table:table-cell>
          <table:table-cell office:value-type="float" office:value="42090">
            <text:p>27/03/15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table:number-columns-repeated="2"/>
          <table:table-cell office:value-type="float" office:value="-0.13">
            <text:p>-0,13</text:p>
          </table:table-cell>
          <table:table-cell office:value-type="float" office:value="29.6">
            <text:p>29,6</text:p>
          </table:table-cell>
          <table:table-cell office:value-type="float" office:value="2.80231306306306">
            <text:p>2,8</text:p>
          </table:table-cell>
          <table:table-cell table:formula="of:=([.K13])*4" office:value-type="float" office:value="11.2092522522522">
            <text:p>11,21</text:p>
          </table:table-cell>
          <table:table-cell office:value-type="float" office:value="3.85022975225225">
            <text:p>3,9</text:p>
          </table:table-cell>
          <table:table-cell table:formula="of:=[.M13]*9" office:value-type="float" office:value="34.6520677702703">
            <text:p>34,7</text:p>
          </table:table-cell>
          <table:table-cell office:value-type="float" office:value="9.24414527027027">
            <text:p>9,2</text:p>
          </table:table-cell>
          <table:table-cell table:formula="of:=[.O13]*4" office:value-type="float" office:value="36.9765810810811">
            <text:p>37,0</text:p>
          </table:table-cell>
          <table:table-cell office:value-type="float" office:value="82.8379011036036">
            <text:p>82,8</text:p>
          </table:table-cell>
          <table:table-cell office:value-type="float" office:value="50.6333333333333">
            <text:p>50,6</text:p>
          </table:table-cell>
          <table:table-cell table:formula="of:=([.R13]*4)/[.J13]" office:value-type="float" office:value="6.84234234234234">
            <text:p>6,84</text:p>
          </table:table-cell>
          <table:table-cell office:value-type="float" office:value="65.3066666666667">
            <text:p>65,3</text:p>
          </table:table-cell>
          <table:table-cell table:formula="of:=([.T13]*9)/[.J13]" office:value-type="float" office:value="19.8567567567568">
            <text:p>19,9</text:p>
          </table:table-cell>
          <table:table-cell office:value-type="float" office:value="191.166666666667">
            <text:p>191,2</text:p>
          </table:table-cell>
          <table:table-cell table:formula="of:=([.V13]*4)/[.J13]" office:value-type="float" office:value="25.8333333333334">
            <text:p>25,8</text:p>
          </table:table-cell>
          <table:table-cell office:value-type="float" office:value="1554.96">
            <text:p>1555,0</text:p>
          </table:table-cell>
          <table:table-cell table:formula="of:=[.X13]/[.J13]" office:value-type="float" office:value="52.5324324324324">
            <text:p>52,53</text:p>
          </table:table-cell>
          <table:table-cell table:formula="of:=[.L13]+[.S13]" office:value-type="float" office:value="18.0515945945946">
            <text:p>18,05</text:p>
          </table:table-cell>
          <table:table-cell table:formula="of:=[.Z13]/[.AF13]" office:value-type="percentage" office:value="0.133349709076318">
            <text:p>13,33%</text:p>
          </table:table-cell>
          <table:table-cell table:formula="of:=[.N13]+[.U13]" office:value-type="float" office:value="54.508824527027">
            <text:p>54,5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3]+[.W13]" office:value-type="float" office:value="62.8099144144145">
            <text:p>62,81</text:p>
          </table:table-cell>
          <table:table-cell table:formula="of:=[.AD13]/[.AF13]" office:value-type="percentage" office:value="0.463985814127393">
            <text:p>46,40%</text:p>
          </table:table-cell>
          <table:table-cell table:formula="of:=[.Q13]+[.Y13]" office:value-type="float" office:value="135.370333536036">
            <text:p>135,37</text:p>
          </table:table-cell>
          <table:table-cell table:formula="of:=[.AF13]/75" office:value-type="percentage" office:value="1.80493778048048">
            <text:p>180,49%</text:p>
          </table:table-cell>
          <table:table-cell table:number-columns-repeated="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E Q</text:p>
          </table:table-cell>
          <table:table-cell office:value-type="float" office:value="42353">
            <text:p>15/12/15</text:p>
          </table:table-cell>
          <table:table-cell office:value-type="float" office:value="11.4">
            <text:p>11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table:number-columns-repeated="2"/>
          <table:table-cell/>
          <table:table-cell office:value-type="float" office:value="33.5">
            <text:p>33,5</text:p>
          </table:table-cell>
          <table:table-cell office:value-type="float" office:value="2.7484039800995">
            <text:p>2,7</text:p>
          </table:table-cell>
          <table:table-cell table:formula="of:=([.K14])*4" office:value-type="float" office:value="10.993615920398">
            <text:p>10,99</text:p>
          </table:table-cell>
          <table:table-cell office:value-type="float" office:value="4.07692537313433">
            <text:p>4,1</text:p>
          </table:table-cell>
          <table:table-cell table:formula="of:=[.M14]*9" office:value-type="float" office:value="36.692328358209">
            <text:p>36,7</text:p>
          </table:table-cell>
          <table:table-cell office:value-type="float" office:value="9.10029253731343">
            <text:p>9,1</text:p>
          </table:table-cell>
          <table:table-cell table:formula="of:=[.O14]*4" office:value-type="float" office:value="36.4011701492537">
            <text:p>36,4</text:p>
          </table:table-cell>
          <table:table-cell office:value-type="float" office:value="84.0871144278607">
            <text:p>84,1</text:p>
          </table:table-cell>
          <table:table-cell office:value-type="float" office:value="49">
            <text:p>49,0</text:p>
          </table:table-cell>
          <table:table-cell table:formula="of:=([.R14]*4)/[.J14]" office:value-type="float" office:value="5.85074626865672">
            <text:p>5,85</text:p>
          </table:table-cell>
          <table:table-cell office:value-type="float" office:value="63.2">
            <text:p>63,2</text:p>
          </table:table-cell>
          <table:table-cell table:formula="of:=([.T14]*9)/[.J14]" office:value-type="float" office:value="16.9791044776119">
            <text:p>17,0</text:p>
          </table:table-cell>
          <table:table-cell office:value-type="float" office:value="185">
            <text:p>185,0</text:p>
          </table:table-cell>
          <table:table-cell table:formula="of:=([.V14]*4)/[.J14]" office:value-type="float" office:value="22.089552238806">
            <text:p>22,1</text:p>
          </table:table-cell>
          <table:table-cell office:value-type="float" office:value="1504.8">
            <text:p>1504,8</text:p>
          </table:table-cell>
          <table:table-cell table:formula="of:=[.X14]/[.J14]" office:value-type="float" office:value="44.9194029850746">
            <text:p>44,92</text:p>
          </table:table-cell>
          <table:table-cell table:formula="of:=[.L14]+[.S14]" office:value-type="float" office:value="16.8443621890547">
            <text:p>16,84</text:p>
          </table:table-cell>
          <table:table-cell table:formula="of:=[.Z14]/[.AF14]" office:value-type="percentage" office:value="0.130569854351915">
            <text:p>13,06%</text:p>
          </table:table-cell>
          <table:table-cell table:formula="of:=[.N14]+[.U14]" office:value-type="float" office:value="53.6714328358209">
            <text:p>53,6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4]+[.W14]" office:value-type="float" office:value="58.4907223880597">
            <text:p>58,49</text:p>
          </table:table-cell>
          <table:table-cell table:formula="of:=[.AD14]/[.AF14]" office:value-type="percentage" office:value="0.453393546008513">
            <text:p>45,34%</text:p>
          </table:table-cell>
          <table:table-cell table:formula="of:=[.Q14]+[.Y14]" office:value-type="float" office:value="129.006517412935">
            <text:p>129,01</text:p>
          </table:table-cell>
          <table:table-cell table:formula="of:=[.AF14]/75" office:value-type="percentage" office:value="1.72008689883914">
            <text:p>172,01%</text:p>
          </table:table-cell>
          <table:table-cell table:number-columns-repeated="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E Q</text:p>
          </table:table-cell>
          <table:table-cell office:value-type="float" office:value="42177">
            <text:p>22/06/15</text:p>
          </table:table-cell>
          <table:table-cell office:value-type="float" office:value="10.9">
            <text:p>10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46">
            <text:p>146</text:p>
          </table:table-cell>
          <table:table-cell table:style-name="ce2" office:value-type="float" office:value="14.07">
            <text:p>14,07</text:p>
          </table:table-cell>
          <table:table-cell office:value-type="float" office:value="-1.5">
            <text:p>-1,5</text:p>
          </table:table-cell>
          <table:table-cell office:value-type="float" office:value="30.8">
            <text:p>30,8</text:p>
          </table:table-cell>
          <table:table-cell office:value-type="float" office:value="2.80730735930736">
            <text:p>2,8</text:p>
          </table:table-cell>
          <table:table-cell table:formula="of:=([.K15])*4" office:value-type="float" office:value="11.2292294372294">
            <text:p>11,23</text:p>
          </table:table-cell>
          <table:table-cell office:value-type="float" office:value="3.37723376623377">
            <text:p>3,4</text:p>
          </table:table-cell>
          <table:table-cell table:formula="of:=[.M15]*9" office:value-type="float" office:value="30.3951038961039">
            <text:p>30,4</text:p>
          </table:table-cell>
          <table:table-cell office:value-type="float" office:value="8.40757359307359">
            <text:p>8,4</text:p>
          </table:table-cell>
          <table:table-cell table:formula="of:=[.O15]*4" office:value-type="float" office:value="33.6302943722944">
            <text:p>33,6</text:p>
          </table:table-cell>
          <table:table-cell office:value-type="float" office:value="75.2546277056277">
            <text:p>75,3</text:p>
          </table:table-cell>
          <table:table-cell office:value-type="float" office:value="44.1">
            <text:p>44,1</text:p>
          </table:table-cell>
          <table:table-cell table:formula="of:=([.R15]*4)/[.J15]" office:value-type="float" office:value="5.72727272727273">
            <text:p>5,73</text:p>
          </table:table-cell>
          <table:table-cell office:value-type="float" office:value="56.88">
            <text:p>56,9</text:p>
          </table:table-cell>
          <table:table-cell table:formula="of:=([.T15]*9)/[.J15]" office:value-type="float" office:value="16.6207792207792">
            <text:p>16,6</text:p>
          </table:table-cell>
          <table:table-cell office:value-type="float" office:value="166.5">
            <text:p>166,5</text:p>
          </table:table-cell>
          <table:table-cell table:formula="of:=([.V15]*4)/[.J15]" office:value-type="float" office:value="21.6233766233766">
            <text:p>21,6</text:p>
          </table:table-cell>
          <table:table-cell office:value-type="float" office:value="1354.32">
            <text:p>1354,3</text:p>
          </table:table-cell>
          <table:table-cell table:formula="of:=[.X15]/[.J15]" office:value-type="float" office:value="43.9714285714286">
            <text:p>43,97</text:p>
          </table:table-cell>
          <table:table-cell table:formula="of:=[.L15]+[.S15]" office:value-type="float" office:value="16.9565021645022">
            <text:p>16,96</text:p>
          </table:table-cell>
          <table:table-cell table:formula="of:=[.Z15]/[.AF15]" office:value-type="percentage" office:value="0.142221446334674">
            <text:p>14,22%</text:p>
          </table:table-cell>
          <table:table-cell table:formula="of:=[.N15]+[.U15]" office:value-type="float" office:value="47.0158831168832">
            <text:p>47,0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5]+[.W15]" office:value-type="float" office:value="55.253670995671">
            <text:p>55,25</text:p>
          </table:table-cell>
          <table:table-cell table:formula="of:=[.AD15]/[.AF15]" office:value-type="percentage" office:value="0.463436204475917">
            <text:p>46,34%</text:p>
          </table:table-cell>
          <table:table-cell table:formula="of:=[.Q15]+[.Y15]" office:value-type="float" office:value="119.226056277056">
            <text:p>119,23</text:p>
          </table:table-cell>
          <table:table-cell table:formula="of:=[.AF15]/75" office:value-type="percentage" office:value="1.58968075036075">
            <text:p>158,97%</text:p>
          </table:table-cell>
          <table:table-cell table:number-columns-repeated="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E Q</text:p>
          </table:table-cell>
          <table:table-cell office:value-type="float" office:value="42534">
            <text:p>13/06/16</text:p>
          </table:table-cell>
          <table:table-cell office:value-type="float" office:value="11.9">
            <text:p>11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4.4">
            <text:p>34,4</text:p>
          </table:table-cell>
          <table:table-cell office:value-type="float" office:value="2.86347286821705">
            <text:p>2,9</text:p>
          </table:table-cell>
          <table:table-cell table:formula="of:=([.K16])*4" office:value-type="float" office:value="11.4538914728682">
            <text:p>11,45</text:p>
          </table:table-cell>
          <table:table-cell office:value-type="float" office:value="3.45353023255814">
            <text:p>3,5</text:p>
          </table:table-cell>
          <table:table-cell table:formula="of:=[.M16]*9" office:value-type="float" office:value="31.0817720930233">
            <text:p>31,1</text:p>
          </table:table-cell>
          <table:table-cell office:value-type="float" office:value="8.89020348837209">
            <text:p>8,9</text:p>
          </table:table-cell>
          <table:table-cell table:formula="of:=[.O16]*4" office:value-type="float" office:value="35.5608139534884">
            <text:p>35,6</text:p>
          </table:table-cell>
          <table:table-cell office:value-type="float" office:value="78.0964775193799">
            <text:p>78,1</text:p>
          </table:table-cell>
          <table:table-cell office:value-type="float" office:value="49">
            <text:p>49,0</text:p>
          </table:table-cell>
          <table:table-cell table:formula="of:=([.R16]*4)/[.J16]" office:value-type="float" office:value="5.69767441860465">
            <text:p>5,70</text:p>
          </table:table-cell>
          <table:table-cell office:value-type="float" office:value="63.2">
            <text:p>63,2</text:p>
          </table:table-cell>
          <table:table-cell table:formula="of:=([.T16]*9)/[.J16]" office:value-type="float" office:value="16.5348837209302">
            <text:p>16,5</text:p>
          </table:table-cell>
          <table:table-cell office:value-type="float" office:value="185">
            <text:p>185,0</text:p>
          </table:table-cell>
          <table:table-cell table:formula="of:=([.V16]*4)/[.J16]" office:value-type="float" office:value="21.5116279069767">
            <text:p>21,5</text:p>
          </table:table-cell>
          <table:table-cell office:value-type="float" office:value="1504.8">
            <text:p>1504,8</text:p>
          </table:table-cell>
          <table:table-cell table:formula="of:=[.X16]/[.J16]" office:value-type="float" office:value="43.7441860465116">
            <text:p>43,74</text:p>
          </table:table-cell>
          <table:table-cell table:formula="of:=[.L16]+[.S16]" office:value-type="float" office:value="17.1515658914729">
            <text:p>17,15</text:p>
          </table:table-cell>
          <table:table-cell table:formula="of:=[.Z16]/[.AF16]" office:value-type="percentage" office:value="0.140770457000977">
            <text:p>14,08%</text:p>
          </table:table-cell>
          <table:table-cell table:formula="of:=[.N16]+[.U16]" office:value-type="float" office:value="47.6166558139535">
            <text:p>47,6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6]+[.W16]" office:value-type="float" office:value="57.0724418604651">
            <text:p>57,07</text:p>
          </table:table-cell>
          <table:table-cell table:formula="of:=[.AD16]/[.AF16]" office:value-type="percentage" office:value="0.468418672306395">
            <text:p>46,84%</text:p>
          </table:table-cell>
          <table:table-cell table:formula="of:=[.Q16]+[.Y16]" office:value-type="float" office:value="121.840663565892">
            <text:p>121,84</text:p>
          </table:table-cell>
          <table:table-cell table:formula="of:=[.AF16]/75" office:value-type="percentage" office:value="1.62454218087855">
            <text:p>162,45%</text:p>
          </table:table-cell>
          <table:table-cell table:number-columns-repeated="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E Q</text:p>
          </table:table-cell>
          <table:table-cell office:value-type="float" office:value="42627">
            <text:p>14/09/16</text:p>
          </table:table-cell>
          <table:table-cell office:value-type="float" office:value="12.1">
            <text:p>12,1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5.5">
            <text:p>35,5</text:p>
          </table:table-cell>
          <table:table-cell office:value-type="float" office:value="2.98178779342723">
            <text:p>3,0</text:p>
          </table:table-cell>
          <table:table-cell table:formula="of:=([.K17])*4" office:value-type="float" office:value="11.9271511737089">
            <text:p>11,93</text:p>
          </table:table-cell>
          <table:table-cell office:value-type="float" office:value="3.61356169014085">
            <text:p>3,6</text:p>
          </table:table-cell>
          <table:table-cell table:formula="of:=[.M17]*9" office:value-type="float" office:value="32.5220552112676">
            <text:p>32,5</text:p>
          </table:table-cell>
          <table:table-cell office:value-type="float" office:value="9.39642253521127">
            <text:p>9,4</text:p>
          </table:table-cell>
          <table:table-cell table:formula="of:=[.O17]*4" office:value-type="float" office:value="37.5856901408451">
            <text:p>37,6</text:p>
          </table:table-cell>
          <table:table-cell office:value-type="float" office:value="82.0348965258216">
            <text:p>82,0</text:p>
          </table:table-cell>
          <table:table-cell office:value-type="float" office:value="56.35">
            <text:p>56,4</text:p>
          </table:table-cell>
          <table:table-cell table:formula="of:=([.R17]*4)/[.J17]" office:value-type="float" office:value="6.34929577464789">
            <text:p>6,35</text:p>
          </table:table-cell>
          <table:table-cell office:value-type="float" office:value="72.68">
            <text:p>72,7</text:p>
          </table:table-cell>
          <table:table-cell table:formula="of:=([.T17]*9)/[.J17]" office:value-type="float" office:value="18.4259154929578">
            <text:p>18,4</text:p>
          </table:table-cell>
          <table:table-cell office:value-type="float" office:value="212.75">
            <text:p>212,8</text:p>
          </table:table-cell>
          <table:table-cell table:formula="of:=([.V17]*4)/[.J17]" office:value-type="float" office:value="23.9718309859155">
            <text:p>24,0</text:p>
          </table:table-cell>
          <table:table-cell office:value-type="float" office:value="1730.52">
            <text:p>1730,5</text:p>
          </table:table-cell>
          <table:table-cell table:formula="of:=[.X17]/[.J17]" office:value-type="float" office:value="48.7470422535211">
            <text:p>48,75</text:p>
          </table:table-cell>
          <table:table-cell table:formula="of:=[.L17]+[.S17]" office:value-type="float" office:value="18.2764469483568">
            <text:p>18,28</text:p>
          </table:table-cell>
          <table:table-cell table:formula="of:=[.Z17]/[.AF17]" office:value-type="percentage" office:value="0.139747484392268">
            <text:p>13,97%</text:p>
          </table:table-cell>
          <table:table-cell table:formula="of:=[.N17]+[.U17]" office:value-type="float" office:value="50.9479707042254">
            <text:p>50,95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7]+[.W17]" office:value-type="float" office:value="61.5575211267606">
            <text:p>61,56</text:p>
          </table:table-cell>
          <table:table-cell table:formula="of:=[.AD17]/[.AF17]" office:value-type="percentage" office:value="0.470688244120783">
            <text:p>47,07%</text:p>
          </table:table-cell>
          <table:table-cell table:formula="of:=[.Q17]+[.Y17]" office:value-type="float" office:value="130.781938779343">
            <text:p>130,78</text:p>
          </table:table-cell>
          <table:table-cell table:formula="of:=[.AF17]/60" office:value-type="percentage" office:value="2.17969897965571">
            <text:p>217,97%</text:p>
          </table:table-cell>
          <table:table-cell table:number-columns-repeated="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EZ N</text:p>
          </table:table-cell>
          <table:table-cell office:value-type="float" office:value="41800">
            <text:p>10/06/14</text:p>
          </table:table-cell>
          <table:table-cell office:value-type="float" office:value="6.2">
            <text:p>6,2</text:p>
          </table:table-cell>
          <table:table-cell office:value-type="string">
            <text:p>1: 1 à 6 ans inclus</text:p>
          </table:table-cell>
          <table:table-cell office:value-type="string">
            <text:p>NE</text:p>
          </table:table-cell>
          <table:table-cell table:style-name="ce2" office:value-type="float" office:value="110.5">
            <text:p>110,5</text:p>
          </table:table-cell>
          <table:table-cell table:style-name="ce2" office:value-type="float" office:value="14.41">
            <text:p>14,41</text:p>
          </table:table-cell>
          <table:table-cell office:value-type="float" office:value="-0.6">
            <text:p>-0,6</text:p>
          </table:table-cell>
          <table:table-cell office:value-type="float" office:value="17.6">
            <text:p>17,6</text:p>
          </table:table-cell>
          <table:table-cell office:value-type="float" office:value="3.27889444444444">
            <text:p>3,3</text:p>
          </table:table-cell>
          <table:table-cell table:formula="of:=([.K18])*4" office:value-type="float" office:value="13.1155777777778">
            <text:p>13,12</text:p>
          </table:table-cell>
          <table:table-cell office:value-type="float" office:value="3.45677777777778">
            <text:p>3,5</text:p>
          </table:table-cell>
          <table:table-cell table:formula="of:=[.M18]*9" office:value-type="float" office:value="31.111">
            <text:p>31,1</text:p>
          </table:table-cell>
          <table:table-cell office:value-type="float" office:value="14.8301666666667">
            <text:p>14,8</text:p>
          </table:table-cell>
          <table:table-cell table:formula="of:=[.O18]*4" office:value-type="float" office:value="59.3206666666668">
            <text:p>59,3</text:p>
          </table:table-cell>
          <table:table-cell office:value-type="float" office:value="103.547244444444">
            <text:p>103,5</text:p>
          </table:table-cell>
          <table:table-cell office:value-type="float" office:value="0">
            <text:p>0,0</text:p>
          </table:table-cell>
          <table:table-cell table:formula="of:=([.R18]*4)/[.J18]" office:value-type="float" office:value="0">
            <text:p>0,00</text:p>
          </table:table-cell>
          <table:table-cell office:value-type="float" office:value="0">
            <text:p>0,0</text:p>
          </table:table-cell>
          <table:table-cell table:formula="of:=([.T18]*9)/[.J18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([.V18]*4)/[.J18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[.X18]/[.J18]" office:value-type="float" office:value="0">
            <text:p>0,00</text:p>
          </table:table-cell>
          <table:table-cell table:formula="of:=[.L18]+[.S18]" office:value-type="float" office:value="13.1155777777778">
            <text:p>13,12</text:p>
          </table:table-cell>
          <table:table-cell table:formula="of:=[.Z18]/[.AF18]" office:value-type="percentage" office:value="0.126662740743571">
            <text:p>12,67%</text:p>
          </table:table-cell>
          <table:table-cell table:formula="of:=[.N18]+[.U18]" office:value-type="float" office:value="31.111">
            <text:p>31,1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8]+[.W18]" office:value-type="float" office:value="59.3206666666668">
            <text:p>59,32</text:p>
          </table:table-cell>
          <table:table-cell table:formula="of:=[.AD18]/[.AF18]" office:value-type="percentage" office:value="0.572885034120768">
            <text:p>57,29%</text:p>
          </table:table-cell>
          <table:table-cell table:formula="of:=[.Q18]+[.Y18]" office:value-type="float" office:value="103.547244444444">
            <text:p>103,55</text:p>
          </table:table-cell>
          <table:table-cell table:formula="of:=[.AF18]/90" office:value-type="percentage" office:value="1.1505249382716">
            <text:p>115,05%</text:p>
          </table:table-cell>
          <table:table-cell table:number-columns-repeated="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EZ N</text:p>
          </table:table-cell>
          <table:table-cell office:value-type="float" office:value="41722">
            <text:p>24/03/14</text:p>
          </table:table-cell>
          <table:table-cell office:value-type="float" office:value="6">
            <text:p>6,0</text:p>
          </table:table-cell>
          <table:table-cell office:value-type="string">
            <text:p>1: 1 à 6 ans inclus</text:p>
          </table:table-cell>
          <table:table-cell office:value-type="string">
            <text:p>NE</text:p>
          </table:table-cell>
          <table:table-cell table:style-name="ce2" table:number-columns-repeated="2"/>
          <table:table-cell office:value-type="float" office:value="-0.58">
            <text:p>-0,58</text:p>
          </table:table-cell>
          <table:table-cell office:value-type="float" office:value="17">
            <text:p>17</text:p>
          </table:table-cell>
          <table:table-cell office:value-type="float" office:value="3.47177058823529">
            <text:p>3,5</text:p>
          </table:table-cell>
          <table:table-cell table:formula="of:=([.K19])*4" office:value-type="float" office:value="13.8870823529412">
            <text:p>13,89</text:p>
          </table:table-cell>
          <table:table-cell office:value-type="float" office:value="3.66011764705882">
            <text:p>3,7</text:p>
          </table:table-cell>
          <table:table-cell table:formula="of:=[.M19]*9" office:value-type="float" office:value="32.9410588235294">
            <text:p>32,9</text:p>
          </table:table-cell>
          <table:table-cell office:value-type="float" office:value="15.7025294117647">
            <text:p>15,7</text:p>
          </table:table-cell>
          <table:table-cell table:formula="of:=[.O19]*4" office:value-type="float" office:value="62.8101176470588">
            <text:p>62,8</text:p>
          </table:table-cell>
          <table:table-cell office:value-type="float" office:value="109.638258823529">
            <text:p>109,6</text:p>
          </table:table-cell>
          <table:table-cell office:value-type="float" office:value="0">
            <text:p>0,0</text:p>
          </table:table-cell>
          <table:table-cell table:formula="of:=([.R19]*4)/[.J19]" office:value-type="float" office:value="0">
            <text:p>0,00</text:p>
          </table:table-cell>
          <table:table-cell office:value-type="float" office:value="0">
            <text:p>0,0</text:p>
          </table:table-cell>
          <table:table-cell table:formula="of:=([.T19]*9)/[.J19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([.V19]*4)/[.J19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[.X19]/[.J19]" office:value-type="float" office:value="0">
            <text:p>0,00</text:p>
          </table:table-cell>
          <table:table-cell table:formula="of:=[.L19]+[.S19]" office:value-type="float" office:value="13.8870823529412">
            <text:p>13,89</text:p>
          </table:table-cell>
          <table:table-cell table:formula="of:=[.Z19]/[.AF19]" office:value-type="percentage" office:value="0.126662740743571">
            <text:p>12,67%</text:p>
          </table:table-cell>
          <table:table-cell table:formula="of:=[.N19]+[.U19]" office:value-type="float" office:value="32.9410588235294">
            <text:p>32,9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19]+[.W19]" office:value-type="float" office:value="62.8101176470588">
            <text:p>62,81</text:p>
          </table:table-cell>
          <table:table-cell table:formula="of:=[.AD19]/[.AF19]" office:value-type="percentage" office:value="0.572885034120766">
            <text:p>57,29%</text:p>
          </table:table-cell>
          <table:table-cell table:formula="of:=[.Q19]+[.Y19]" office:value-type="float" office:value="109.638258823529">
            <text:p>109,64</text:p>
          </table:table-cell>
          <table:table-cell table:formula="of:=[.AF19]/90" office:value-type="percentage" office:value="1.21820287581699">
            <text:p>121,82%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EZ N</text:p>
          </table:table-cell>
          <table:table-cell office:value-type="float" office:value="42088">
            <text:p>25/03/15</text:p>
          </table:table-cell>
          <table:table-cell office:value-type="float" office:value="7">
            <text:p>7,0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0.62">
            <text:p>-0,62</text:p>
          </table:table-cell>
          <table:table-cell office:value-type="float" office:value="19.5">
            <text:p>19,5</text:p>
          </table:table-cell>
          <table:table-cell office:value-type="float" office:value="4.22159829059829">
            <text:p>4,2</text:p>
          </table:table-cell>
          <table:table-cell table:formula="of:=([.K20])*4" office:value-type="float" office:value="16.8863931623932">
            <text:p>16,89</text:p>
          </table:table-cell>
          <table:table-cell office:value-type="float" office:value="4.09559658119658">
            <text:p>4,1</text:p>
          </table:table-cell>
          <table:table-cell table:formula="of:=[.M20]*9" office:value-type="float" office:value="36.8603692307692">
            <text:p>36,9</text:p>
          </table:table-cell>
          <table:table-cell office:value-type="float" office:value="13.665">
            <text:p>13,7</text:p>
          </table:table-cell>
          <table:table-cell table:formula="of:=[.O20]*4" office:value-type="float" office:value="54.66">
            <text:p>54,7</text:p>
          </table:table-cell>
          <table:table-cell office:value-type="float" office:value="108.406762393162">
            <text:p>108,4</text:p>
          </table:table-cell>
          <table:table-cell office:value-type="float" office:value="13.6666666666667">
            <text:p>13,7</text:p>
          </table:table-cell>
          <table:table-cell table:formula="of:=([.R20]*4)/[.J20]" office:value-type="float" office:value="2.80341880341881">
            <text:p>2,80</text:p>
          </table:table-cell>
          <table:table-cell office:value-type="float" office:value="22.3333333333333">
            <text:p>22,3</text:p>
          </table:table-cell>
          <table:table-cell table:formula="of:=([.T20]*9)/[.J20]" office:value-type="float" office:value="10.3076923076923">
            <text:p>10,3</text:p>
          </table:table-cell>
          <table:table-cell office:value-type="float" office:value="61.6666666666667">
            <text:p>61,7</text:p>
          </table:table-cell>
          <table:table-cell table:formula="of:=([.V20]*4)/[.J20]" office:value-type="float" office:value="12.6495726495727">
            <text:p>12,6</text:p>
          </table:table-cell>
          <table:table-cell office:value-type="float" office:value="502.333333333333">
            <text:p>502,3</text:p>
          </table:table-cell>
          <table:table-cell table:formula="of:=[.X20]/[.J20]" office:value-type="float" office:value="25.7606837606837">
            <text:p>25,76</text:p>
          </table:table-cell>
          <table:table-cell table:formula="of:=[.L20]+[.S20]" office:value-type="float" office:value="19.689811965812">
            <text:p>19,69</text:p>
          </table:table-cell>
          <table:table-cell table:formula="of:=[.Z20]/[.AF20]" office:value-type="percentage" office:value="0.146755509851729">
            <text:p>14,68%</text:p>
          </table:table-cell>
          <table:table-cell table:formula="of:=[.N20]+[.U20]" office:value-type="float" office:value="47.1680615384615">
            <text:p>47,1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0]+[.W20]" office:value-type="float" office:value="67.3095726495727">
            <text:p>67,31</text:p>
          </table:table-cell>
          <table:table-cell table:formula="of:=[.AD20]/[.AF20]" office:value-type="percentage" office:value="0.501683341072102">
            <text:p>50,17%</text:p>
          </table:table-cell>
          <table:table-cell table:formula="of:=[.Q20]+[.Y20]" office:value-type="float" office:value="134.167446153846">
            <text:p>134,17</text:p>
          </table:table-cell>
          <table:table-cell table:formula="of:=[.AF20]/90" office:value-type="percentage" office:value="1.4907494017094">
            <text:p>149,07%</text:p>
          </table:table-cell>
          <table:table-cell table:number-columns-repeated="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EZ N</text:p>
          </table:table-cell>
          <table:table-cell office:value-type="float" office:value="42354">
            <text:p>16/12/15</text:p>
          </table:table-cell>
          <table:table-cell office:value-type="float" office:value="7.7">
            <text:p>7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1.5">
            <text:p>21,5</text:p>
          </table:table-cell>
          <table:table-cell office:value-type="float" office:value="2.93528837209302">
            <text:p>2,9</text:p>
          </table:table-cell>
          <table:table-cell table:formula="of:=([.K21])*4" office:value-type="float" office:value="11.7411534883721">
            <text:p>11,74</text:p>
          </table:table-cell>
          <table:table-cell office:value-type="float" office:value="3.84448069767442">
            <text:p>3,8</text:p>
          </table:table-cell>
          <table:table-cell table:formula="of:=[.M21]*9" office:value-type="float" office:value="34.6003262790698">
            <text:p>34,6</text:p>
          </table:table-cell>
          <table:table-cell office:value-type="float" office:value="10.4535348837209">
            <text:p>10,5</text:p>
          </table:table-cell>
          <table:table-cell table:formula="of:=[.O21]*4" office:value-type="float" office:value="41.8141395348836">
            <text:p>41,8</text:p>
          </table:table-cell>
          <table:table-cell office:value-type="float" office:value="88.1556193023256">
            <text:p>88,2</text:p>
          </table:table-cell>
          <table:table-cell office:value-type="float" office:value="20.5">
            <text:p>20,5</text:p>
          </table:table-cell>
          <table:table-cell table:formula="of:=([.R21]*4)/[.J21]" office:value-type="float" office:value="3.81395348837209">
            <text:p>3,81</text:p>
          </table:table-cell>
          <table:table-cell office:value-type="float" office:value="33.5">
            <text:p>33,5</text:p>
          </table:table-cell>
          <table:table-cell table:formula="of:=([.T21]*9)/[.J21]" office:value-type="float" office:value="14.0232558139535">
            <text:p>14,0</text:p>
          </table:table-cell>
          <table:table-cell office:value-type="float" office:value="92.5">
            <text:p>92,5</text:p>
          </table:table-cell>
          <table:table-cell table:formula="of:=([.V21]*4)/[.J21]" office:value-type="float" office:value="17.2093023255814">
            <text:p>17,2</text:p>
          </table:table-cell>
          <table:table-cell office:value-type="float" office:value="753.5">
            <text:p>753,5</text:p>
          </table:table-cell>
          <table:table-cell table:formula="of:=[.X21]/[.J21]" office:value-type="float" office:value="35.046511627907">
            <text:p>35,05</text:p>
          </table:table-cell>
          <table:table-cell table:formula="of:=[.L21]+[.S21]" office:value-type="float" office:value="15.5551069767442">
            <text:p>15,56</text:p>
          </table:table-cell>
          <table:table-cell table:formula="of:=[.Z21]/[.AF21]" office:value-type="percentage" office:value="0.126256801398612">
            <text:p>12,63%</text:p>
          </table:table-cell>
          <table:table-cell table:formula="of:=[.N21]+[.U21]" office:value-type="float" office:value="48.6235820930233">
            <text:p>48,6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1]+[.W21]" office:value-type="float" office:value="59.023441860465">
            <text:p>59,02</text:p>
          </table:table-cell>
          <table:table-cell table:formula="of:=[.AD21]/[.AF21]" office:value-type="percentage" office:value="0.479078092357745">
            <text:p>47,91%</text:p>
          </table:table-cell>
          <table:table-cell table:formula="of:=[.Q21]+[.Y21]" office:value-type="float" office:value="123.202130930233">
            <text:p>123,20</text:p>
          </table:table-cell>
          <table:table-cell table:formula="of:=[.AF21]/75" office:value-type="percentage" office:value="1.64269507906977">
            <text:p>164,27%</text:p>
          </table:table-cell>
          <table:table-cell table:number-columns-repeated="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EZ N</text:p>
          </table:table-cell>
          <table:table-cell office:value-type="float" office:value="42171">
            <text:p>16/06/15</text:p>
          </table:table-cell>
          <table:table-cell office:value-type="float" office:value="7.2">
            <text:p>7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16.5">
            <text:p>116,5</text:p>
          </table:table-cell>
          <table:table-cell table:style-name="ce2" office:value-type="float" office:value="14.51">
            <text:p>14,51</text:p>
          </table:table-cell>
          <table:table-cell office:value-type="float" office:value="-0.6">
            <text:p>-0,6</text:p>
          </table:table-cell>
          <table:table-cell office:value-type="float" office:value="19.7">
            <text:p>19,7</text:p>
          </table:table-cell>
          <table:table-cell office:value-type="float" office:value="4.17873942470389">
            <text:p>4,2</text:p>
          </table:table-cell>
          <table:table-cell table:formula="of:=([.K22])*4" office:value-type="float" office:value="16.7149576988156">
            <text:p>16,71</text:p>
          </table:table-cell>
          <table:table-cell office:value-type="float" office:value="4.05401692047377">
            <text:p>4,1</text:p>
          </table:table-cell>
          <table:table-cell table:formula="of:=[.M22]*9" office:value-type="float" office:value="36.4861522842639">
            <text:p>36,5</text:p>
          </table:table-cell>
          <table:table-cell office:value-type="float" office:value="13.526269035533">
            <text:p>13,5</text:p>
          </table:table-cell>
          <table:table-cell table:formula="of:=[.O22]*4" office:value-type="float" office:value="54.105076142132">
            <text:p>54,1</text:p>
          </table:table-cell>
          <table:table-cell office:value-type="float" office:value="107.306186125212">
            <text:p>107,3</text:p>
          </table:table-cell>
          <table:table-cell office:value-type="float" office:value="13.6666666666667">
            <text:p>13,7</text:p>
          </table:table-cell>
          <table:table-cell table:formula="of:=([.R22]*4)/[.J22]" office:value-type="float" office:value="2.77495769881557">
            <text:p>2,77</text:p>
          </table:table-cell>
          <table:table-cell office:value-type="float" office:value="22.3333333333333">
            <text:p>22,3</text:p>
          </table:table-cell>
          <table:table-cell table:formula="of:=([.T22]*9)/[.J22]" office:value-type="float" office:value="10.2030456852792">
            <text:p>10,2</text:p>
          </table:table-cell>
          <table:table-cell office:value-type="float" office:value="61.6666666666667">
            <text:p>61,7</text:p>
          </table:table-cell>
          <table:table-cell table:formula="of:=([.V22]*4)/[.J22]" office:value-type="float" office:value="12.5211505922166">
            <text:p>12,5</text:p>
          </table:table-cell>
          <table:table-cell office:value-type="float" office:value="502.333333333333">
            <text:p>502,3</text:p>
          </table:table-cell>
          <table:table-cell table:formula="of:=[.X22]/[.J22]" office:value-type="float" office:value="25.4991539763113">
            <text:p>25,50</text:p>
          </table:table-cell>
          <table:table-cell table:formula="of:=[.L22]+[.S22]" office:value-type="float" office:value="19.4899153976311">
            <text:p>19,49</text:p>
          </table:table-cell>
          <table:table-cell table:formula="of:=[.Z22]/[.AF22]" office:value-type="percentage" office:value="0.146755509851728">
            <text:p>14,68%</text:p>
          </table:table-cell>
          <table:table-cell table:formula="of:=[.N22]+[.U22]" office:value-type="float" office:value="46.6891979695431">
            <text:p>46,6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2]+[.W22]" office:value-type="float" office:value="66.6262267343486">
            <text:p>66,63</text:p>
          </table:table-cell>
          <table:table-cell table:formula="of:=[.AD22]/[.AF22]" office:value-type="percentage" office:value="0.501683341072099">
            <text:p>50,17%</text:p>
          </table:table-cell>
          <table:table-cell table:formula="of:=[.Q22]+[.Y22]" office:value-type="float" office:value="132.805340101523">
            <text:p>132,81</text:p>
          </table:table-cell>
          <table:table-cell table:formula="of:=[.AF22]/75" office:value-type="percentage" office:value="1.77073786802031">
            <text:p>177,07%</text:p>
          </table:table-cell>
          <table:table-cell table:number-columns-repeated="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EZ N</text:p>
          </table:table-cell>
          <table:table-cell office:value-type="float" office:value="42534">
            <text:p>13/06/16</text:p>
          </table:table-cell>
          <table:table-cell office:value-type="float" office:value="8.2">
            <text:p>8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2.56996507936508">
            <text:p>2,6</text:p>
          </table:table-cell>
          <table:table-cell table:formula="of:=([.K23])*4" office:value-type="float" office:value="10.2798603174603">
            <text:p>10,28</text:p>
          </table:table-cell>
          <table:table-cell office:value-type="float" office:value="3.33551904761905">
            <text:p>3,3</text:p>
          </table:table-cell>
          <table:table-cell table:formula="of:=[.M23]*9" office:value-type="float" office:value="30.0196714285715">
            <text:p>30,0</text:p>
          </table:table-cell>
          <table:table-cell office:value-type="float" office:value="10.5246825396825">
            <text:p>10,5</text:p>
          </table:table-cell>
          <table:table-cell table:formula="of:=[.O23]*4" office:value-type="float" office:value="42.09873015873">
            <text:p>42,1</text:p>
          </table:table-cell>
          <table:table-cell office:value-type="float" office:value="82.3982619047619">
            <text:p>82,4</text:p>
          </table:table-cell>
          <table:table-cell office:value-type="float" office:value="16.3">
            <text:p>16,3</text:p>
          </table:table-cell>
          <table:table-cell table:formula="of:=([.R23]*4)/[.J23]" office:value-type="float" office:value="3.1047619047619">
            <text:p>3,10</text:p>
          </table:table-cell>
          <table:table-cell office:value-type="float" office:value="23.9666666666667">
            <text:p>24,0</text:p>
          </table:table-cell>
          <table:table-cell table:formula="of:=([.T23]*9)/[.J23]" office:value-type="float" office:value="10.2714285714286">
            <text:p>10,3</text:p>
          </table:table-cell>
          <table:table-cell office:value-type="float" office:value="67.7666666666667">
            <text:p>67,8</text:p>
          </table:table-cell>
          <table:table-cell table:formula="of:=([.V23]*4)/[.J23]" office:value-type="float" office:value="12.9079365079365">
            <text:p>12,9</text:p>
          </table:table-cell>
          <table:table-cell office:value-type="float" office:value="551.966666666667">
            <text:p>552,0</text:p>
          </table:table-cell>
          <table:table-cell table:formula="of:=[.X23]/[.J23]" office:value-type="float" office:value="26.284126984127">
            <text:p>26,28</text:p>
          </table:table-cell>
          <table:table-cell table:formula="of:=[.L23]+[.S23]" office:value-type="float" office:value="13.3846222222222">
            <text:p>13,38</text:p>
          </table:table-cell>
          <table:table-cell table:formula="of:=[.Z23]/[.AF23]" office:value-type="percentage" office:value="0.123153551914524">
            <text:p>12,32%</text:p>
          </table:table-cell>
          <table:table-cell table:formula="of:=[.N23]+[.U23]" office:value-type="float" office:value="40.2911">
            <text:p>40,2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3]+[.W23]" office:value-type="float" office:value="55.0066666666665">
            <text:p>55,01</text:p>
          </table:table-cell>
          <table:table-cell table:formula="of:=[.AD23]/[.AF23]" office:value-type="percentage" office:value="0.506123091597687">
            <text:p>50,61%</text:p>
          </table:table-cell>
          <table:table-cell table:formula="of:=[.Q23]+[.Y23]" office:value-type="float" office:value="108.682388888889">
            <text:p>108,68</text:p>
          </table:table-cell>
          <table:table-cell table:formula="of:=[.AF23]/75" office:value-type="percentage" office:value="1.44909851851852">
            <text:p>144,91%</text:p>
          </table:table-cell>
          <table:table-cell table:number-columns-repeated="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EZ N</text:p>
          </table:table-cell>
          <table:table-cell office:value-type="float" office:value="42270">
            <text:p>23/09/15</text:p>
          </table:table-cell>
          <table:table-cell office:value-type="float" office:value="7.5">
            <text:p>7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4.01081666666667">
            <text:p>4,0</text:p>
          </table:table-cell>
          <table:table-cell table:formula="of:=([.K24])*4" office:value-type="float" office:value="16.0432666666667">
            <text:p>16,04</text:p>
          </table:table-cell>
          <table:table-cell office:value-type="float" office:value="3.82075">
            <text:p>3,8</text:p>
          </table:table-cell>
          <table:table-cell table:formula="of:=[.M24]*9" office:value-type="float" office:value="34.38675">
            <text:p>34,4</text:p>
          </table:table-cell>
          <table:table-cell office:value-type="float" office:value="12.4228333333333">
            <text:p>12,4</text:p>
          </table:table-cell>
          <table:table-cell table:formula="of:=[.O24]*4" office:value-type="float" office:value="49.6913333333332">
            <text:p>49,7</text:p>
          </table:table-cell>
          <table:table-cell office:value-type="float" office:value="100.12135">
            <text:p>100,1</text:p>
          </table:table-cell>
          <table:table-cell office:value-type="float" office:value="14.8333333333333">
            <text:p>14,8</text:p>
          </table:table-cell>
          <table:table-cell table:formula="of:=([.R24]*4)/[.J24]" office:value-type="float" office:value="2.96666666666666">
            <text:p>2,97</text:p>
          </table:table-cell>
          <table:table-cell office:value-type="float" office:value="18.9">
            <text:p>18,9</text:p>
          </table:table-cell>
          <table:table-cell table:formula="of:=([.T24]*9)/[.J24]" office:value-type="float" office:value="8.505">
            <text:p>8,5</text:p>
          </table:table-cell>
          <table:table-cell office:value-type="float" office:value="55.3666666666667">
            <text:p>55,4</text:p>
          </table:table-cell>
          <table:table-cell table:formula="of:=([.V24]*4)/[.J24]" office:value-type="float" office:value="11.0733333333333">
            <text:p>11,1</text:p>
          </table:table-cell>
          <table:table-cell office:value-type="float" office:value="450.9">
            <text:p>450,9</text:p>
          </table:table-cell>
          <table:table-cell table:formula="of:=[.X24]/[.J24]" office:value-type="float" office:value="22.545">
            <text:p>22,55</text:p>
          </table:table-cell>
          <table:table-cell table:formula="of:=[.L24]+[.S24]" office:value-type="float" office:value="19.0099333333333">
            <text:p>19,01</text:p>
          </table:table-cell>
          <table:table-cell table:formula="of:=[.Z24]/[.AF24]" office:value-type="percentage" office:value="0.154972682674045">
            <text:p>15,50%</text:p>
          </table:table-cell>
          <table:table-cell table:formula="of:=[.N24]+[.U24]" office:value-type="float" office:value="42.89175">
            <text:p>42,8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4]+[.W24]" office:value-type="float" office:value="60.7646666666665">
            <text:p>60,76</text:p>
          </table:table-cell>
          <table:table-cell table:formula="of:=[.AD24]/[.AF24]" office:value-type="percentage" office:value="0.495365409231354">
            <text:p>49,54%</text:p>
          </table:table-cell>
          <table:table-cell table:formula="of:=[.Q24]+[.Y24]" office:value-type="float" office:value="122.66635">
            <text:p>122,67</text:p>
          </table:table-cell>
          <table:table-cell table:formula="of:=[.AF24]/75" office:value-type="percentage" office:value="1.63555133333333">
            <text:p>163,56%</text:p>
          </table:table-cell>
          <table:table-cell table:number-columns-repeated="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Z N</text:p>
          </table:table-cell>
          <table:table-cell office:value-type="float" office:value="42632">
            <text:p>19/09/16</text:p>
          </table:table-cell>
          <table:table-cell office:value-type="float" office:value="8.5">
            <text:p>8,5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.60473913043478">
            <text:p>3,6</text:p>
          </table:table-cell>
          <table:table-cell table:formula="of:=([.K25])*4" office:value-type="float" office:value="14.4189565217391">
            <text:p>14,42</text:p>
          </table:table-cell>
          <table:table-cell office:value-type="float" office:value="4.96976086956522">
            <text:p>5,0</text:p>
          </table:table-cell>
          <table:table-cell table:formula="of:=[.M25]*9" office:value-type="float" office:value="44.727847826087">
            <text:p>44,7</text:p>
          </table:table-cell>
          <table:table-cell office:value-type="float" office:value="8.72934782608696">
            <text:p>8,7</text:p>
          </table:table-cell>
          <table:table-cell table:formula="of:=[.O25]*4" office:value-type="float" office:value="34.9173913043478">
            <text:p>34,9</text:p>
          </table:table-cell>
          <table:table-cell office:value-type="float" office:value="94.0641956521739">
            <text:p>94,1</text:p>
          </table:table-cell>
          <table:table-cell office:value-type="float" office:value="12.3">
            <text:p>12,3</text:p>
          </table:table-cell>
          <table:table-cell table:formula="of:=([.R25]*4)/[.J25]" office:value-type="float" office:value="2.13913043478261">
            <text:p>2,14</text:p>
          </table:table-cell>
          <table:table-cell office:value-type="float" office:value="20.1">
            <text:p>20,1</text:p>
          </table:table-cell>
          <table:table-cell table:formula="of:=([.T25]*9)/[.J25]" office:value-type="float" office:value="7.86521739130435">
            <text:p>7,9</text:p>
          </table:table-cell>
          <table:table-cell office:value-type="float" office:value="55.5">
            <text:p>55,5</text:p>
          </table:table-cell>
          <table:table-cell table:formula="of:=([.V25]*4)/[.J25]" office:value-type="float" office:value="9.65217391304348">
            <text:p>9,7</text:p>
          </table:table-cell>
          <table:table-cell office:value-type="float" office:value="452.1">
            <text:p>452,1</text:p>
          </table:table-cell>
          <table:table-cell table:formula="of:=[.X25]/[.J25]" office:value-type="float" office:value="19.6565217391304">
            <text:p>19,66</text:p>
          </table:table-cell>
          <table:table-cell table:formula="of:=[.L25]+[.S25]" office:value-type="float" office:value="16.5580869565217">
            <text:p>16,56</text:p>
          </table:table-cell>
          <table:table-cell table:formula="of:=[.Z25]/[.AF25]" office:value-type="percentage" office:value="0.14560308215034">
            <text:p>14,56%</text:p>
          </table:table-cell>
          <table:table-cell table:formula="of:=[.N25]+[.U25]" office:value-type="float" office:value="52.5930652173913">
            <text:p>52,5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5]+[.W25]" office:value-type="float" office:value="44.5695652173913">
            <text:p>44,57</text:p>
          </table:table-cell>
          <table:table-cell table:formula="of:=[.AD25]/[.AF25]" office:value-type="percentage" office:value="0.391921245660374">
            <text:p>39,19%</text:p>
          </table:table-cell>
          <table:table-cell table:formula="of:=[.Q25]+[.Y25]" office:value-type="float" office:value="113.720717391304">
            <text:p>113,72</text:p>
          </table:table-cell>
          <table:table-cell table:formula="of:=[.AF25]/75" office:value-type="percentage" office:value="1.51627623188406">
            <text:p>151,63%</text:p>
          </table:table-cell>
          <table:table-cell table:number-columns-repeated="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GO D</text:p>
          </table:table-cell>
          <table:table-cell office:value-type="float" office:value="42094">
            <text:p>31/03/15</text:p>
          </table:table-cell>
          <table:table-cell office:value-type="float" office:value="10.7">
            <text:p>10,7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0.16">
            <text:p>-0,16</text:p>
          </table:table-cell>
          <table:table-cell office:value-type="float" office:value="23.5">
            <text:p>23,5</text:p>
          </table:table-cell>
          <table:table-cell office:value-type="float" office:value="4.94775886524823">
            <text:p>4,9</text:p>
          </table:table-cell>
          <table:table-cell table:formula="of:=([.K26])*4" office:value-type="float" office:value="19.7910354609929">
            <text:p>19,79</text:p>
          </table:table-cell>
          <table:table-cell office:value-type="float" office:value="6.20823971631206">
            <text:p>6,2</text:p>
          </table:table-cell>
          <table:table-cell table:formula="of:=[.M26]*9" office:value-type="float" office:value="55.8741574468085">
            <text:p>55,9</text:p>
          </table:table-cell>
          <table:table-cell office:value-type="float" office:value="18.5709787234043">
            <text:p>18,6</text:p>
          </table:table-cell>
          <table:table-cell table:formula="of:=[.O26]*4" office:value-type="float" office:value="74.2839148936172">
            <text:p>74,3</text:p>
          </table:table-cell>
          <table:table-cell office:value-type="float" office:value="149.949107801418">
            <text:p>149,9</text:p>
          </table:table-cell>
          <table:table-cell office:value-type="float" office:value="41">
            <text:p>41,0</text:p>
          </table:table-cell>
          <table:table-cell table:formula="of:=([.R26]*4)/[.J26]" office:value-type="float" office:value="6.97872340425532">
            <text:p>6,98</text:p>
          </table:table-cell>
          <table:table-cell office:value-type="float" office:value="67">
            <text:p>67,0</text:p>
          </table:table-cell>
          <table:table-cell table:formula="of:=([.T26]*9)/[.J26]" office:value-type="float" office:value="25.6595744680851">
            <text:p>25,7</text:p>
          </table:table-cell>
          <table:table-cell office:value-type="float" office:value="185">
            <text:p>185,0</text:p>
          </table:table-cell>
          <table:table-cell table:formula="of:=([.V26]*4)/[.J26]" office:value-type="float" office:value="31.4893617021277">
            <text:p>31,5</text:p>
          </table:table-cell>
          <table:table-cell office:value-type="float" office:value="1507">
            <text:p>1507,0</text:p>
          </table:table-cell>
          <table:table-cell table:formula="of:=[.X26]/[.J26]" office:value-type="float" office:value="64.1276595744681">
            <text:p>64,13</text:p>
          </table:table-cell>
          <table:table-cell table:formula="of:=[.L26]+[.S26]" office:value-type="float" office:value="26.7697588652482">
            <text:p>26,77</text:p>
          </table:table-cell>
          <table:table-cell table:formula="of:=[.Z26]/[.AF26]" office:value-type="percentage" office:value="0.125047473359146">
            <text:p>12,50%</text:p>
          </table:table-cell>
          <table:table-cell table:formula="of:=[.N26]+[.U26]" office:value-type="float" office:value="81.5337319148937">
            <text:p>81,5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6]+[.W26]" office:value-type="float" office:value="105.773276595745">
            <text:p>105,77</text:p>
          </table:table-cell>
          <table:table-cell table:formula="of:=[.AD26]/[.AF26]" office:value-type="percentage" office:value="0.494090404541765">
            <text:p>49,41%</text:p>
          </table:table-cell>
          <table:table-cell table:formula="of:=[.Q26]+[.Y26]" office:value-type="float" office:value="214.076767375886">
            <text:p>214,08</text:p>
          </table:table-cell>
          <table:table-cell table:formula="of:=[.AF26]/75" office:value-type="percentage" office:value="2.85435689834515">
            <text:p>285,44%</text:p>
          </table:table-cell>
          <table:table-cell table:number-columns-repeated="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GO D</text:p>
          </table:table-cell>
          <table:table-cell office:value-type="float" office:value="42369">
            <text:p>31/12/15</text:p>
          </table:table-cell>
          <table:table-cell office:value-type="float" office:value="11.4">
            <text:p>11,4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4.66995652173913">
            <text:p>4,7</text:p>
          </table:table-cell>
          <table:table-cell table:formula="of:=([.K27])*4" office:value-type="float" office:value="18.6798260869565">
            <text:p>18,68</text:p>
          </table:table-cell>
          <table:table-cell office:value-type="float" office:value="5.49973913043478">
            <text:p>5,5</text:p>
          </table:table-cell>
          <table:table-cell table:formula="of:=[.M27]*9" office:value-type="float" office:value="49.497652173913">
            <text:p>49,5</text:p>
          </table:table-cell>
          <table:table-cell office:value-type="float" office:value="17.6">
            <text:p>17,6</text:p>
          </table:table-cell>
          <table:table-cell table:formula="of:=[.O27]*4" office:value-type="float" office:value="70.4">
            <text:p>70,4</text:p>
          </table:table-cell>
          <table:table-cell office:value-type="float" office:value="138.57747826087">
            <text:p>138,6</text:p>
          </table:table-cell>
          <table:table-cell office:value-type="float" office:value="41">
            <text:p>41,0</text:p>
          </table:table-cell>
          <table:table-cell table:formula="of:=([.R27]*4)/[.J27]" office:value-type="float" office:value="7.1304347826087">
            <text:p>7,13</text:p>
          </table:table-cell>
          <table:table-cell office:value-type="float" office:value="67">
            <text:p>67,0</text:p>
          </table:table-cell>
          <table:table-cell table:formula="of:=([.T27]*9)/[.J27]" office:value-type="float" office:value="26.2173913043478">
            <text:p>26,2</text:p>
          </table:table-cell>
          <table:table-cell office:value-type="float" office:value="185">
            <text:p>185,0</text:p>
          </table:table-cell>
          <table:table-cell table:formula="of:=([.V27]*4)/[.J27]" office:value-type="float" office:value="32.1739130434783">
            <text:p>32,2</text:p>
          </table:table-cell>
          <table:table-cell office:value-type="float" office:value="1507">
            <text:p>1507,0</text:p>
          </table:table-cell>
          <table:table-cell table:formula="of:=[.X27]/[.J27]" office:value-type="float" office:value="65.5217391304348">
            <text:p>65,52</text:p>
          </table:table-cell>
          <table:table-cell table:formula="of:=[.L27]+[.S27]" office:value-type="float" office:value="25.8102608695652">
            <text:p>25,81</text:p>
          </table:table-cell>
          <table:table-cell table:formula="of:=[.Z27]/[.AF27]" office:value-type="percentage" office:value="0.12645938186074">
            <text:p>12,65%</text:p>
          </table:table-cell>
          <table:table-cell table:formula="of:=[.N27]+[.U27]" office:value-type="float" office:value="75.7150434782609">
            <text:p>75,7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7]+[.W27]" office:value-type="float" office:value="102.573913043478">
            <text:p>102,57</text:p>
          </table:table-cell>
          <table:table-cell table:formula="of:=[.AD27]/[.AF27]" office:value-type="percentage" office:value="0.502568869957108">
            <text:p>50,26%</text:p>
          </table:table-cell>
          <table:table-cell table:formula="of:=[.Q27]+[.Y27]" office:value-type="float" office:value="204.099217391305">
            <text:p>204,10</text:p>
          </table:table-cell>
          <table:table-cell table:formula="of:=[.AF27]/75" office:value-type="percentage" office:value="2.72132289855073">
            <text:p>272,13%</text:p>
          </table:table-cell>
          <table:table-cell table:number-columns-repeated="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GO D</text:p>
          </table:table-cell>
          <table:table-cell office:value-type="float" office:value="42165">
            <text:p>10/06/15</text:p>
          </table:table-cell>
          <table:table-cell office:value-type="float" office:value="10.9">
            <text:p>10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-0.13">
            <text:p>-0,13</text:p>
          </table:table-cell>
          <table:table-cell office:value-type="float" office:value="24.6">
            <text:p>24,6</text:p>
          </table:table-cell>
          <table:table-cell office:value-type="float" office:value="4.72651761517615">
            <text:p>4,7</text:p>
          </table:table-cell>
          <table:table-cell table:formula="of:=([.K28])*4" office:value-type="float" office:value="18.9060704607046">
            <text:p>18,91</text:p>
          </table:table-cell>
          <table:table-cell office:value-type="float" office:value="5.93063550135501">
            <text:p>5,9</text:p>
          </table:table-cell>
          <table:table-cell table:formula="of:=[.M28]*9" office:value-type="float" office:value="53.3757195121951">
            <text:p>53,4</text:p>
          </table:table-cell>
          <table:table-cell office:value-type="float" office:value="17.7405691056911">
            <text:p>17,7</text:p>
          </table:table-cell>
          <table:table-cell table:formula="of:=[.O28]*4" office:value-type="float" office:value="70.9622764227644">
            <text:p>71,0</text:p>
          </table:table-cell>
          <table:table-cell office:value-type="float" office:value="143.244066395664">
            <text:p>143,2</text:p>
          </table:table-cell>
          <table:table-cell office:value-type="float" office:value="41">
            <text:p>41,0</text:p>
          </table:table-cell>
          <table:table-cell table:formula="of:=([.R28]*4)/[.J28]" office:value-type="float" office:value="6.66666666666667">
            <text:p>6,67</text:p>
          </table:table-cell>
          <table:table-cell office:value-type="float" office:value="67">
            <text:p>67,0</text:p>
          </table:table-cell>
          <table:table-cell table:formula="of:=([.T28]*9)/[.J28]" office:value-type="float" office:value="24.5121951219512">
            <text:p>24,5</text:p>
          </table:table-cell>
          <table:table-cell office:value-type="float" office:value="185">
            <text:p>185,0</text:p>
          </table:table-cell>
          <table:table-cell table:formula="of:=([.V28]*4)/[.J28]" office:value-type="float" office:value="30.0813008130081">
            <text:p>30,1</text:p>
          </table:table-cell>
          <table:table-cell office:value-type="float" office:value="1507">
            <text:p>1507,0</text:p>
          </table:table-cell>
          <table:table-cell table:formula="of:=[.X28]/[.J28]" office:value-type="float" office:value="61.260162601626">
            <text:p>61,26</text:p>
          </table:table-cell>
          <table:table-cell table:formula="of:=[.L28]+[.S28]" office:value-type="float" office:value="25.5727371273713">
            <text:p>25,57</text:p>
          </table:table-cell>
          <table:table-cell table:formula="of:=[.Z28]/[.AF28]" office:value-type="percentage" office:value="0.125047473359146">
            <text:p>12,50%</text:p>
          </table:table-cell>
          <table:table-cell table:formula="of:=[.N28]+[.U28]" office:value-type="float" office:value="77.8879146341463">
            <text:p>77,8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8]+[.W28]" office:value-type="float" office:value="101.043577235773">
            <text:p>101,04</text:p>
          </table:table-cell>
          <table:table-cell table:formula="of:=[.AD28]/[.AF28]" office:value-type="percentage" office:value="0.494090404541764">
            <text:p>49,41%</text:p>
          </table:table-cell>
          <table:table-cell table:formula="of:=[.Q28]+[.Y28]" office:value-type="float" office:value="204.50422899729">
            <text:p>204,50</text:p>
          </table:table-cell>
          <table:table-cell table:formula="of:=[.AF28]/75" office:value-type="percentage" office:value="2.7267230532972">
            <text:p>272,67%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GO D</text:p>
          </table:table-cell>
          <table:table-cell office:value-type="float" office:value="42530">
            <text:p>09/06/16</text:p>
          </table:table-cell>
          <table:table-cell office:value-type="float" office:value="11.9">
            <text:p>11,9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office:value-type="float" office:value="131.5">
            <text:p>131,5</text:p>
          </table:table-cell>
          <table:table-cell office:value-type="float" office:value="13.53">
            <text:p>13,53</text:p>
          </table:table-cell>
          <table:table-cell office:value-type="float" office:value="-2.3">
            <text:p>-2,3</text:p>
          </table:table-cell>
          <table:table-cell office:value-type="float" office:value="23.4">
            <text:p>23,4</text:p>
          </table:table-cell>
          <table:table-cell office:value-type="float" office:value="4.28874661246612">
            <text:p>4,3</text:p>
          </table:table-cell>
          <table:table-cell table:formula="of:=([.K29])*4" office:value-type="float" office:value="17.1549864498645">
            <text:p>17,15</text:p>
          </table:table-cell>
          <table:table-cell office:value-type="float" office:value="5.69035230352304">
            <text:p>5,7</text:p>
          </table:table-cell>
          <table:table-cell table:formula="of:=[.M29]*9" office:value-type="float" office:value="51.2131707317074">
            <text:p>51,2</text:p>
          </table:table-cell>
          <table:table-cell office:value-type="float" office:value="17.2111788617886">
            <text:p>17,2</text:p>
          </table:table-cell>
          <table:table-cell table:formula="of:=[.O29]*4" office:value-type="float" office:value="68.8447154471544">
            <text:p>68,8</text:p>
          </table:table-cell>
          <table:table-cell office:value-type="float" office:value="137.212872628726">
            <text:p>137,2</text:p>
          </table:table-cell>
          <table:table-cell office:value-type="float" office:value="61.5">
            <text:p>61,5</text:p>
          </table:table-cell>
          <table:table-cell table:formula="of:=([.R29]*4)/[.J29]" office:value-type="float" office:value="10.5128205128205">
            <text:p>10,51</text:p>
          </table:table-cell>
          <table:table-cell office:value-type="float" office:value="100.5">
            <text:p>100,5</text:p>
          </table:table-cell>
          <table:table-cell table:formula="of:=([.T29]*9)/[.J29]" office:value-type="float" office:value="38.6538461538462">
            <text:p>38,7</text:p>
          </table:table-cell>
          <table:table-cell office:value-type="float" office:value="277.5">
            <text:p>277,5</text:p>
          </table:table-cell>
          <table:table-cell table:formula="of:=([.V29]*4)/[.J29]" office:value-type="float" office:value="47.4358974358974">
            <text:p>47,4</text:p>
          </table:table-cell>
          <table:table-cell office:value-type="float" office:value="2260.5">
            <text:p>2260,5</text:p>
          </table:table-cell>
          <table:table-cell table:formula="of:=[.X29]/[.J29]" office:value-type="float" office:value="96.6025641025641">
            <text:p>96,60</text:p>
          </table:table-cell>
          <table:table-cell table:formula="of:=[.L29]+[.S29]" office:value-type="float" office:value="27.667806962685">
            <text:p>27,67</text:p>
          </table:table-cell>
          <table:table-cell table:formula="of:=[.Z29]/[.AF29]" office:value-type="percentage" office:value="0.118331823379489">
            <text:p>11,83%</text:p>
          </table:table-cell>
          <table:table-cell table:formula="of:=[.N29]+[.U29]" office:value-type="float" office:value="89.8670168855535">
            <text:p>89,87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29]+[.W29]" office:value-type="float" office:value="116.280612883052">
            <text:p>116,28</text:p>
          </table:table-cell>
          <table:table-cell table:formula="of:=[.AD29]/[.AF29]" office:value-type="percentage" office:value="0.497317946619094">
            <text:p>49,73%</text:p>
          </table:table-cell>
          <table:table-cell table:formula="of:=[.Q29]+[.Y29]" office:value-type="float" office:value="233.81543673129">
            <text:p>233,82</text:p>
          </table:table-cell>
          <table:table-cell table:formula="of:=[.AF29]/75" office:value-type="percentage" office:value="3.1175391564172">
            <text:p>311,75%</text:p>
          </table:table-cell>
          <table:table-cell table:number-columns-repeated="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GO D</text:p>
          </table:table-cell>
          <table:table-cell office:value-type="float" office:value="42440">
            <text:p>11/03/16</text:p>
          </table:table-cell>
          <table:table-cell office:value-type="float" office:value="11.6">
            <text:p>11,6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4.8">
            <text:p>24,8</text:p>
          </table:table-cell>
          <table:table-cell office:value-type="float" office:value="6.07208870967742">
            <text:p>6,1</text:p>
          </table:table-cell>
          <table:table-cell table:formula="of:=([.K30])*4" office:value-type="float" office:value="24.2883548387097">
            <text:p>24,29</text:p>
          </table:table-cell>
          <table:table-cell office:value-type="float" office:value="6.29092741935484">
            <text:p>6,3</text:p>
          </table:table-cell>
          <table:table-cell table:formula="of:=[.M30]*9" office:value-type="float" office:value="56.6183467741936">
            <text:p>56,6</text:p>
          </table:table-cell>
          <table:table-cell office:value-type="float" office:value="26.7962137096774">
            <text:p>26,8</text:p>
          </table:table-cell>
          <table:table-cell table:formula="of:=[.O30]*4" office:value-type="float" office:value="107.18485483871">
            <text:p>107,2</text:p>
          </table:table-cell>
          <table:table-cell office:value-type="float" office:value="188.091556451613">
            <text:p>188,1</text:p>
          </table:table-cell>
          <table:table-cell office:value-type="float" office:value="61.5">
            <text:p>61,5</text:p>
          </table:table-cell>
          <table:table-cell table:formula="of:=([.R30]*4)/[.J30]" office:value-type="float" office:value="9.91935483870968">
            <text:p>9,92</text:p>
          </table:table-cell>
          <table:table-cell office:value-type="float" office:value="100.5">
            <text:p>100,5</text:p>
          </table:table-cell>
          <table:table-cell table:formula="of:=([.T30]*9)/[.J30]" office:value-type="float" office:value="36.4717741935484">
            <text:p>36,5</text:p>
          </table:table-cell>
          <table:table-cell office:value-type="float" office:value="277.5">
            <text:p>277,5</text:p>
          </table:table-cell>
          <table:table-cell table:formula="of:=([.V30]*4)/[.J30]" office:value-type="float" office:value="44.758064516129">
            <text:p>44,8</text:p>
          </table:table-cell>
          <table:table-cell office:value-type="float" office:value="2260.5">
            <text:p>2260,5</text:p>
          </table:table-cell>
          <table:table-cell table:formula="of:=[.X30]/[.J30]" office:value-type="float" office:value="91.1491935483871">
            <text:p>91,15</text:p>
          </table:table-cell>
          <table:table-cell table:formula="of:=[.L30]+[.S30]" office:value-type="float" office:value="34.2077096774194">
            <text:p>34,21</text:p>
          </table:table-cell>
          <table:table-cell table:formula="of:=[.Z30]/[.AF30]" office:value-type="percentage" office:value="0.122502570550392">
            <text:p>12,25%</text:p>
          </table:table-cell>
          <table:table-cell table:formula="of:=[.N30]+[.U30]" office:value-type="float" office:value="93.0901209677419">
            <text:p>93,0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0]+[.W30]" office:value-type="float" office:value="151.942919354839">
            <text:p>151,94</text:p>
          </table:table-cell>
          <table:table-cell table:formula="of:=[.AD30]/[.AF30]" office:value-type="percentage" office:value="0.544128746806612">
            <text:p>54,41%</text:p>
          </table:table-cell>
          <table:table-cell table:formula="of:=[.Q30]+[.Y30]" office:value-type="float" office:value="279.24075">
            <text:p>279,24</text:p>
          </table:table-cell>
          <table:table-cell table:formula="of:=[.AF30]/75" office:value-type="percentage" office:value="3.72321">
            <text:p>372,32%</text:p>
          </table:table-cell>
          <table:table-cell table:number-columns-repeated="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GO D</text:p>
          </table:table-cell>
          <table:table-cell office:value-type="float" office:value="42275">
            <text:p>28/09/15</text:p>
          </table:table-cell>
          <table:table-cell office:value-type="float" office:value="11.2">
            <text:p>11,2</text:p>
          </table:table-cell>
          <table:table-cell office:value-type="string">
            <text:p>2: 7 à 11 ans </text:p>
          </table:table-cell>
          <table:table-cell office:value-type="string">
            <text:p>NE</text:p>
          </table:table-cell>
          <table:table-cell table:style-name="ce2" office:value-type="float" office:value="130.5">
            <text:p>130,5</text:p>
          </table:table-cell>
          <table:table-cell table:style-name="ce2" office:value-type="float" office:value="13.8">
            <text:p>13,8</text:p>
          </table:table-cell>
          <table:table-cell office:value-type="float" office:value="-1.9">
            <text:p>-1,9</text:p>
          </table:table-cell>
          <table:table-cell office:value-type="float" office:value="24">
            <text:p>24</text:p>
          </table:table-cell>
          <table:table-cell office:value-type="float" office:value="4.84625">
            <text:p>4,8</text:p>
          </table:table-cell>
          <table:table-cell table:formula="of:=([.K31])*4" office:value-type="float" office:value="19.385">
            <text:p>19,39</text:p>
          </table:table-cell>
          <table:table-cell office:value-type="float" office:value="5.82902083333333">
            <text:p>5,8</text:p>
          </table:table-cell>
          <table:table-cell table:formula="of:=[.M31]*9" office:value-type="float" office:value="52.4611875">
            <text:p>52,5</text:p>
          </table:table-cell>
          <table:table-cell office:value-type="float" office:value="18.0575333333333">
            <text:p>18,1</text:p>
          </table:table-cell>
          <table:table-cell table:formula="of:=[.O31]*4" office:value-type="float" office:value="72.2301333333332">
            <text:p>72,2</text:p>
          </table:table-cell>
          <table:table-cell office:value-type="float" office:value="144.076320833333">
            <text:p>144,1</text:p>
          </table:table-cell>
          <table:table-cell office:value-type="float" office:value="61.5">
            <text:p>61,5</text:p>
          </table:table-cell>
          <table:table-cell table:formula="of:=([.R31]*4)/[.J31]" office:value-type="float" office:value="10.25">
            <text:p>10,25</text:p>
          </table:table-cell>
          <table:table-cell office:value-type="float" office:value="100.5">
            <text:p>100,5</text:p>
          </table:table-cell>
          <table:table-cell table:formula="of:=([.T31]*9)/[.J31]" office:value-type="float" office:value="37.6875">
            <text:p>37,7</text:p>
          </table:table-cell>
          <table:table-cell office:value-type="float" office:value="277.5">
            <text:p>277,5</text:p>
          </table:table-cell>
          <table:table-cell table:formula="of:=([.V31]*4)/[.J31]" office:value-type="float" office:value="46.25">
            <text:p>46,3</text:p>
          </table:table-cell>
          <table:table-cell office:value-type="float" office:value="2260.5">
            <text:p>2260,5</text:p>
          </table:table-cell>
          <table:table-cell table:formula="of:=[.X31]/[.J31]" office:value-type="float" office:value="94.1875">
            <text:p>94,19</text:p>
          </table:table-cell>
          <table:table-cell table:formula="of:=[.L31]+[.S31]" office:value-type="float" office:value="29.635">
            <text:p>29,64</text:p>
          </table:table-cell>
          <table:table-cell table:formula="of:=[.Z31]/[.AF31]" office:value-type="percentage" office:value="0.124378933806866">
            <text:p>12,44%</text:p>
          </table:table-cell>
          <table:table-cell table:formula="of:=[.N31]+[.U31]" office:value-type="float" office:value="90.1486875">
            <text:p>90,15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1]+[.W31]" office:value-type="float" office:value="118.480133333333">
            <text:p>118,48</text:p>
          </table:table-cell>
          <table:table-cell table:formula="of:=[.AD31]/[.AF31]" office:value-type="percentage" office:value="0.49726447313296">
            <text:p>49,73%</text:p>
          </table:table-cell>
          <table:table-cell table:formula="of:=[.Q31]+[.Y31]" office:value-type="float" office:value="238.263820833333">
            <text:p>238,26</text:p>
          </table:table-cell>
          <table:table-cell table:formula="of:=[.AF31]/75" office:value-type="percentage" office:value="3.17685094444444">
            <text:p>317,69%</text:p>
          </table:table-cell>
          <table:table-cell table:number-columns-repeated="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 D</text:p>
          </table:table-cell>
          <table:table-cell office:value-type="float" office:value="42641">
            <text:p>28/09/16</text:p>
          </table:table-cell>
          <table:table-cell office:value-type="float" office:value="12.2">
            <text:p>12,2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26.9">
            <text:p>26,9</text:p>
          </table:table-cell>
          <table:table-cell office:value-type="float" office:value="3.92205080545229">
            <text:p>3,9</text:p>
          </table:table-cell>
          <table:table-cell table:formula="of:=([.K32])*4" office:value-type="float" office:value="15.6882032218092">
            <text:p>15,69</text:p>
          </table:table-cell>
          <table:table-cell office:value-type="float" office:value="5.2038166047088">
            <text:p>5,2</text:p>
          </table:table-cell>
          <table:table-cell table:formula="of:=[.M32]*9" office:value-type="float" office:value="46.8343494423792">
            <text:p>46,8</text:p>
          </table:table-cell>
          <table:table-cell office:value-type="float" office:value="15.7395910780669">
            <text:p>15,7</text:p>
          </table:table-cell>
          <table:table-cell table:formula="of:=[.O32]*4" office:value-type="float" office:value="62.9583643122676">
            <text:p>63,0</text:p>
          </table:table-cell>
          <table:table-cell office:value-type="float" office:value="125.480916976456">
            <text:p>125,5</text:p>
          </table:table-cell>
          <table:table-cell office:value-type="float" office:value="61.5">
            <text:p>61,5</text:p>
          </table:table-cell>
          <table:table-cell table:formula="of:=([.R32]*4)/[.J32]" office:value-type="float" office:value="9.14498141263941">
            <text:p>9,14</text:p>
          </table:table-cell>
          <table:table-cell office:value-type="float" office:value="100.5">
            <text:p>100,5</text:p>
          </table:table-cell>
          <table:table-cell table:formula="of:=([.T32]*9)/[.J32]" office:value-type="float" office:value="33.6245353159851">
            <text:p>33,6</text:p>
          </table:table-cell>
          <table:table-cell office:value-type="float" office:value="277.5">
            <text:p>277,5</text:p>
          </table:table-cell>
          <table:table-cell table:formula="of:=([.V32]*4)/[.J32]" office:value-type="float" office:value="41.2639405204461">
            <text:p>41,3</text:p>
          </table:table-cell>
          <table:table-cell office:value-type="float" office:value="2260.5">
            <text:p>2260,5</text:p>
          </table:table-cell>
          <table:table-cell table:formula="of:=[.X32]/[.J32]" office:value-type="float" office:value="84.0334572490706">
            <text:p>84,03</text:p>
          </table:table-cell>
          <table:table-cell table:formula="of:=[.L32]+[.S32]" office:value-type="float" office:value="24.8331846344486">
            <text:p>24,83</text:p>
          </table:table-cell>
          <table:table-cell table:formula="of:=[.Z32]/[.AF32]" office:value-type="percentage" office:value="0.118527355109857">
            <text:p>11,85%</text:p>
          </table:table-cell>
          <table:table-cell table:formula="of:=[.N32]+[.U32]" office:value-type="float" office:value="80.4588847583643">
            <text:p>80,4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2]+[.W32]" office:value-type="float" office:value="104.222304832714">
            <text:p>104,22</text:p>
          </table:table-cell>
          <table:table-cell table:formula="of:=[.AD32]/[.AF32]" office:value-type="percentage" office:value="0.497447037789045">
            <text:p>49,74%</text:p>
          </table:table-cell>
          <table:table-cell table:formula="of:=[.Q32]+[.Y32]" office:value-type="float" office:value="209.514374225527">
            <text:p>209,51</text:p>
          </table:table-cell>
          <table:table-cell table:formula="of:=[.AF32]/60" office:value-type="percentage" office:value="3.49190623709211">
            <text:p>349,19%</text:p>
          </table:table-cell>
          <table:table-cell table:number-columns-repeated="4"/>
        </table:table-row>
        <table:table-row table:style-name="ro2">
          <table:table-cell office:value-type="float" office:value="124">
            <text:p>124</text:p>
          </table:table-cell>
          <table:table-cell table:style-name="ce5" office:value-type="string">
            <text:p>MA B</text:p>
          </table:table-cell>
          <table:table-cell office:value-type="float" office:value="41710">
            <text:p>12/03/14</text:p>
          </table:table-cell>
          <table:table-cell office:value-type="float" office:value="12.4">
            <text:p>12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39.5">
            <text:p>139,5</text:p>
          </table:table-cell>
          <table:table-cell table:style-name="ce2" office:value-type="float" office:value="15.83">
            <text:p>15,83</text:p>
          </table:table-cell>
          <table:table-cell table:style-name="ce5" office:value-type="float" office:value="-0.9">
            <text:p>-0,9</text:p>
          </table:table-cell>
          <table:table-cell office:value-type="float" office:value="30.8">
            <text:p>30,8</text:p>
          </table:table-cell>
          <table:table-cell office:value-type="float" office:value="3.78818924731183">
            <text:p>3,8</text:p>
          </table:table-cell>
          <table:table-cell table:formula="of:=([.K33])*4" office:value-type="float" office:value="15.1527569892473">
            <text:p>15,15</text:p>
          </table:table-cell>
          <table:table-cell office:value-type="float" office:value="3.4987311827957">
            <text:p>3,5</text:p>
          </table:table-cell>
          <table:table-cell table:formula="of:=[.M33]*9" office:value-type="float" office:value="31.4885806451613">
            <text:p>31,5</text:p>
          </table:table-cell>
          <table:table-cell office:value-type="float" office:value="6.83925161290323">
            <text:p>6,8</text:p>
          </table:table-cell>
          <table:table-cell table:formula="of:=[.O33]*4" office:value-type="float" office:value="27.3570064516129">
            <text:p>27,4</text:p>
          </table:table-cell>
          <table:table-cell office:value-type="float" office:value="73.9983440860215">
            <text:p>74,0</text:p>
          </table:table-cell>
          <table:table-cell office:value-type="float" office:value="0">
            <text:p>0,0</text:p>
          </table:table-cell>
          <table:table-cell table:formula="of:=([.R33]*4)/[.J33]" office:value-type="float" office:value="0">
            <text:p>0,00</text:p>
          </table:table-cell>
          <table:table-cell office:value-type="float" office:value="0">
            <text:p>0,0</text:p>
          </table:table-cell>
          <table:table-cell table:formula="of:=([.T33]*9)/[.J33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([.V33]*4)/[.J33]" office:value-type="float" office:value="0">
            <text:p>0,0</text:p>
          </table:table-cell>
          <table:table-cell office:value-type="float" office:value="0">
            <text:p>0,0</text:p>
          </table:table-cell>
          <table:table-cell table:formula="of:=[.X33]/[.J33]" office:value-type="float" office:value="0">
            <text:p>0,00</text:p>
          </table:table-cell>
          <table:table-cell table:formula="of:=[.L33]+[.S33]" office:value-type="float" office:value="15.1527569892473">
            <text:p>15,15</text:p>
          </table:table-cell>
          <table:table-cell table:formula="of:=[.Z33]/[.AF33]" office:value-type="percentage" office:value="0.204771568558785">
            <text:p>20,48%</text:p>
          </table:table-cell>
          <table:table-cell table:formula="of:=[.N33]+[.U33]" office:value-type="float" office:value="31.4885806451613">
            <text:p>31,4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3]+[.W33]" office:value-type="float" office:value="27.3570064516129">
            <text:p>27,36</text:p>
          </table:table-cell>
          <table:table-cell table:formula="of:=[.AD33]/[.AF33]" office:value-type="percentage" office:value="0.369697549175033">
            <text:p>36,97%</text:p>
          </table:table-cell>
          <table:table-cell table:formula="of:=[.Q33]+[.Y33]" office:value-type="float" office:value="73.9983440860215">
            <text:p>74,00</text:p>
          </table:table-cell>
          <table:table-cell table:formula="of:=[.AF33]/60" office:value-type="percentage" office:value="1.23330573476703">
            <text:p>123,33%</text:p>
          </table:table-cell>
          <table:table-cell table:number-columns-repeated="4"/>
        </table:table-row>
        <table:table-row table:style-name="ro2">
          <table:table-cell office:value-type="float" office:value="125">
            <text:p>125</text:p>
          </table:table-cell>
          <table:table-cell table:style-name="ce5" office:value-type="string">
            <text:p>MA B</text:p>
          </table:table-cell>
          <table:table-cell office:value-type="float" office:value="42079">
            <text:p>16/03/15</text:p>
          </table:table-cell>
          <table:table-cell office:value-type="float" office:value="13.4">
            <text:p>13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16.2">
            <text:p>16,2</text:p>
          </table:table-cell>
          <table:table-cell table:style-name="ce5" office:value-type="float" office:value="-1">
            <text:p>-1</text:p>
          </table:table-cell>
          <table:table-cell office:value-type="float" office:value="32.2">
            <text:p>32,2</text:p>
          </table:table-cell>
          <table:table-cell office:value-type="float" office:value="3.82141441441441">
            <text:p>3,8</text:p>
          </table:table-cell>
          <table:table-cell table:formula="of:=([.K34])*4" office:value-type="float" office:value="15.2856576576576">
            <text:p>15,29</text:p>
          </table:table-cell>
          <table:table-cell office:value-type="float" office:value="3.6825045045045">
            <text:p>3,7</text:p>
          </table:table-cell>
          <table:table-cell table:formula="of:=[.M34]*9" office:value-type="float" office:value="33.1425405405405">
            <text:p>33,1</text:p>
          </table:table-cell>
          <table:table-cell office:value-type="float" office:value="8.0562981981982">
            <text:p>8,1</text:p>
          </table:table-cell>
          <table:table-cell table:formula="of:=[.O34]*4" office:value-type="float" office:value="32.2251927927928">
            <text:p>32,2</text:p>
          </table:table-cell>
          <table:table-cell office:value-type="float" office:value="80.653390990991">
            <text:p>80,7</text:p>
          </table:table-cell>
          <table:table-cell office:value-type="float" office:value="24">
            <text:p>24,0</text:p>
          </table:table-cell>
          <table:table-cell table:formula="of:=([.R34]*4)/[.J34]" office:value-type="float" office:value="2.98136645962733">
            <text:p>2,98</text:p>
          </table:table-cell>
          <table:table-cell office:value-type="float" office:value="23.2">
            <text:p>23,2</text:p>
          </table:table-cell>
          <table:table-cell table:formula="of:=([.T34]*9)/[.J34]" office:value-type="float" office:value="6.48447204968944">
            <text:p>6,5</text:p>
          </table:table-cell>
          <table:table-cell office:value-type="float" office:value="74.8">
            <text:p>74,8</text:p>
          </table:table-cell>
          <table:table-cell table:formula="of:=([.V34]*4)/[.J34]" office:value-type="float" office:value="9.29192546583851">
            <text:p>9,3</text:p>
          </table:table-cell>
          <table:table-cell office:value-type="float" office:value="604">
            <text:p>604,0</text:p>
          </table:table-cell>
          <table:table-cell table:formula="of:=[.X34]/[.J34]" office:value-type="float" office:value="18.7577639751553">
            <text:p>18,76</text:p>
          </table:table-cell>
          <table:table-cell table:formula="of:=[.L34]+[.S34]" office:value-type="float" office:value="18.267024117285">
            <text:p>18,27</text:p>
          </table:table-cell>
          <table:table-cell table:formula="of:=[.Z34]/[.AF34]" office:value-type="percentage" office:value="0.183752257214049">
            <text:p>18,38%</text:p>
          </table:table-cell>
          <table:table-cell table:formula="of:=[.N34]+[.U34]" office:value-type="float" office:value="39.6270125902299">
            <text:p>39,6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4]+[.W34]" office:value-type="float" office:value="41.5171182586313">
            <text:p>41,52</text:p>
          </table:table-cell>
          <table:table-cell table:formula="of:=[.AD34]/[.AF34]" office:value-type="percentage" office:value="0.417630378328968">
            <text:p>41,76%</text:p>
          </table:table-cell>
          <table:table-cell table:formula="of:=[.Q34]+[.Y34]" office:value-type="float" office:value="99.4111549661463">
            <text:p>99,41</text:p>
          </table:table-cell>
          <table:table-cell table:formula="of:=[.AF34]/60" office:value-type="percentage" office:value="1.6568525827691">
            <text:p>165,69%</text:p>
          </table:table-cell>
          <table:table-cell table:number-columns-repeated="4"/>
        </table:table-row>
        <table:table-row table:style-name="ro2">
          <table:table-cell office:value-type="float" office:value="126">
            <text:p>126</text:p>
          </table:table-cell>
          <table:table-cell table:style-name="ce5" office:value-type="string">
            <text:p>MA B</text:p>
          </table:table-cell>
          <table:table-cell office:value-type="float" office:value="42416">
            <text:p>16/02/16</text:p>
          </table:table-cell>
          <table:table-cell office:value-type="float" office:value="14.3">
            <text:p>14,3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6.27">
            <text:p>16,27</text:p>
          </table:table-cell>
          <table:table-cell table:style-name="ce5" office:value-type="float" office:value="-1.3">
            <text:p>-1,3</text:p>
          </table:table-cell>
          <table:table-cell office:value-type="float" office:value="34.2">
            <text:p>34,2</text:p>
          </table:table-cell>
          <table:table-cell office:value-type="float" office:value="4.31125">
            <text:p>4,3</text:p>
          </table:table-cell>
          <table:table-cell table:formula="of:=([.K35])*4" office:value-type="float" office:value="17.245">
            <text:p>17,25</text:p>
          </table:table-cell>
          <table:table-cell office:value-type="float" office:value="2.75277941176471">
            <text:p>2,8</text:p>
          </table:table-cell>
          <table:table-cell table:formula="of:=[.M35]*9" office:value-type="float" office:value="24.7750147058824">
            <text:p>24,8</text:p>
          </table:table-cell>
          <table:table-cell office:value-type="float" office:value="7.73266176470588">
            <text:p>7,7</text:p>
          </table:table-cell>
          <table:table-cell table:formula="of:=[.O35]*4" office:value-type="float" office:value="30.9306470588235">
            <text:p>30,9</text:p>
          </table:table-cell>
          <table:table-cell office:value-type="float" office:value="72.9506617647059">
            <text:p>73,0</text:p>
          </table:table-cell>
          <table:table-cell office:value-type="float" office:value="63.75">
            <text:p>63,8</text:p>
          </table:table-cell>
          <table:table-cell table:formula="of:=([.R35]*4)/[.J35]" office:value-type="float" office:value="7.45614035087719">
            <text:p>7,46</text:p>
          </table:table-cell>
          <table:table-cell office:value-type="float" office:value="51.35">
            <text:p>51,4</text:p>
          </table:table-cell>
          <table:table-cell table:formula="of:=([.T35]*9)/[.J35]" office:value-type="float" office:value="13.5131578947368">
            <text:p>13,5</text:p>
          </table:table-cell>
          <table:table-cell office:value-type="float" office:value="152.9">
            <text:p>152,9</text:p>
          </table:table-cell>
          <table:table-cell table:formula="of:=([.V35]*4)/[.J35]" office:value-type="float" office:value="17.8830409356725">
            <text:p>17,9</text:p>
          </table:table-cell>
          <table:table-cell office:value-type="float" office:value="1328.75">
            <text:p>1328,8</text:p>
          </table:table-cell>
          <table:table-cell table:formula="of:=[.X35]/[.J35]" office:value-type="float" office:value="38.8523391812865">
            <text:p>38,85</text:p>
          </table:table-cell>
          <table:table-cell table:formula="of:=[.L35]+[.S35]" office:value-type="float" office:value="24.7011403508772">
            <text:p>24,70</text:p>
          </table:table-cell>
          <table:table-cell table:formula="of:=[.Z35]/[.AF35]" office:value-type="percentage" office:value="0.220934502132097">
            <text:p>22,09%</text:p>
          </table:table-cell>
          <table:table-cell table:formula="of:=[.N35]+[.U35]" office:value-type="float" office:value="38.2881726006192">
            <text:p>38,29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5]+[.W35]" office:value-type="float" office:value="48.813687994496">
            <text:p>48,81</text:p>
          </table:table-cell>
          <table:table-cell table:formula="of:=[.AD35]/[.AF35]" office:value-type="percentage" office:value="0.436604452308717">
            <text:p>43,66%</text:p>
          </table:table-cell>
          <table:table-cell table:formula="of:=[.Q35]+[.Y35]" office:value-type="float" office:value="111.803000945992">
            <text:p>111,80</text:p>
          </table:table-cell>
          <table:table-cell table:formula="of:=[.AF35]/60" office:value-type="percentage" office:value="1.86338334909987">
            <text:p>186,34%</text:p>
          </table:table-cell>
          <table:table-cell table:number-columns-repeated="4"/>
        </table:table-row>
        <table:table-row table:style-name="ro2">
          <table:table-cell office:value-type="float" office:value="127">
            <text:p>127</text:p>
          </table:table-cell>
          <table:table-cell table:style-name="ce5" office:value-type="string">
            <text:p>MA B</text:p>
          </table:table-cell>
          <table:table-cell office:value-type="float" office:value="42509">
            <text:p>19/05/16</text:p>
          </table:table-cell>
          <table:table-cell office:value-type="float" office:value="14.5">
            <text:p>14,5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2"/>
          <table:table-cell table:style-name="ce5"/>
          <table:table-cell office:value-type="float" office:value="35.2">
            <text:p>35,2</text:p>
          </table:table-cell>
          <table:table-cell office:value-type="float" office:value="4.51923295454546">
            <text:p>4,5</text:p>
          </table:table-cell>
          <table:table-cell table:formula="of:=([.K36])*4" office:value-type="float" office:value="18.0769318181818">
            <text:p>18,08</text:p>
          </table:table-cell>
          <table:table-cell office:value-type="float" office:value="3.52808901515151">
            <text:p>3,5</text:p>
          </table:table-cell>
          <table:table-cell table:formula="of:=[.M36]*9" office:value-type="float" office:value="31.7528011363636">
            <text:p>31,8</text:p>
          </table:table-cell>
          <table:table-cell office:value-type="float" office:value="9.91242424242424">
            <text:p>9,9</text:p>
          </table:table-cell>
          <table:table-cell table:formula="of:=[.O36]*4" office:value-type="float" office:value="39.649696969697">
            <text:p>39,6</text:p>
          </table:table-cell>
          <table:table-cell office:value-type="float" office:value="89.4794299242424">
            <text:p>89,5</text:p>
          </table:table-cell>
          <table:table-cell office:value-type="float" office:value="80.31">
            <text:p>80,3</text:p>
          </table:table-cell>
          <table:table-cell table:formula="of:=([.R36]*4)/[.J36]" office:value-type="float" office:value="9.12613636363636">
            <text:p>9,13</text:p>
          </table:table-cell>
          <table:table-cell office:value-type="float" office:value="64.07">
            <text:p>64,1</text:p>
          </table:table-cell>
          <table:table-cell table:formula="of:=([.T36]*9)/[.J36]" office:value-type="float" office:value="16.3815340909091">
            <text:p>16,4</text:p>
          </table:table-cell>
          <table:table-cell office:value-type="float" office:value="189.86">
            <text:p>189,9</text:p>
          </table:table-cell>
          <table:table-cell table:formula="of:=([.V36]*4)/[.J36]" office:value-type="float" office:value="21.575">
            <text:p>21,6</text:p>
          </table:table-cell>
          <table:table-cell office:value-type="float" office:value="1657.31">
            <text:p>1657,3</text:p>
          </table:table-cell>
          <table:table-cell table:formula="of:=[.X36]/[.J36]" office:value-type="float" office:value="47.0826704545455">
            <text:p>47,08</text:p>
          </table:table-cell>
          <table:table-cell table:formula="of:=[.L36]+[.S36]" office:value-type="float" office:value="27.2030681818182">
            <text:p>27,20</text:p>
          </table:table-cell>
          <table:table-cell table:formula="of:=[.Z36]/[.AF36]" office:value-type="percentage" office:value="0.19919925152267">
            <text:p>19,92%</text:p>
          </table:table-cell>
          <table:table-cell table:formula="of:=[.N36]+[.U36]" office:value-type="float" office:value="48.1343352272727">
            <text:p>48,1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6]+[.W36]" office:value-type="float" office:value="61.224696969697">
            <text:p>61,22</text:p>
          </table:table-cell>
          <table:table-cell table:formula="of:=[.AD36]/[.AF36]" office:value-type="percentage" office:value="0.448328612403262">
            <text:p>44,83%</text:p>
          </table:table-cell>
          <table:table-cell table:formula="of:=[.Q36]+[.Y36]" office:value-type="float" office:value="136.562100378788">
            <text:p>136,56</text:p>
          </table:table-cell>
          <table:table-cell table:formula="of:=[.AF36]/60" office:value-type="percentage" office:value="2.27603500631313">
            <text:p>227,60%</text:p>
          </table:table-cell>
          <table:table-cell table:number-columns-repeated="4"/>
        </table:table-row>
        <table:table-row table:style-name="ro2">
          <table:table-cell office:value-type="float" office:value="128">
            <text:p>128</text:p>
          </table:table-cell>
          <table:table-cell table:style-name="ce5" office:value-type="string">
            <text:p>MA B</text:p>
          </table:table-cell>
          <table:table-cell office:value-type="float" office:value="42303">
            <text:p>26/10/15</text:p>
          </table:table-cell>
          <table:table-cell office:value-type="float" office:value="14">
            <text:p>14,0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2"/>
          <table:table-cell table:style-name="ce5"/>
          <table:table-cell office:value-type="float" office:value="33.5">
            <text:p>33,5</text:p>
          </table:table-cell>
          <table:table-cell office:value-type="float" office:value="3.59578109452736">
            <text:p>3,6</text:p>
          </table:table-cell>
          <table:table-cell table:formula="of:=([.K37])*4" office:value-type="float" office:value="14.3831243781094">
            <text:p>14,38</text:p>
          </table:table-cell>
          <table:table-cell office:value-type="float" office:value="3.1948407960199">
            <text:p>3,2</text:p>
          </table:table-cell>
          <table:table-cell table:formula="of:=[.M37]*9" office:value-type="float" office:value="28.7535671641791">
            <text:p>28,8</text:p>
          </table:table-cell>
          <table:table-cell office:value-type="float" office:value="6.39424378109453">
            <text:p>6,4</text:p>
          </table:table-cell>
          <table:table-cell table:formula="of:=[.O37]*4" office:value-type="float" office:value="25.5769751243781">
            <text:p>25,6</text:p>
          </table:table-cell>
          <table:table-cell office:value-type="float" office:value="68.7136666666667">
            <text:p>68,7</text:p>
          </table:table-cell>
          <table:table-cell office:value-type="float" office:value="16">
            <text:p>16,0</text:p>
          </table:table-cell>
          <table:table-cell table:formula="of:=([.R37]*4)/[.J37]" office:value-type="float" office:value="1.91044776119403">
            <text:p>1,91</text:p>
          </table:table-cell>
          <table:table-cell office:value-type="float" office:value="15.4666666666667">
            <text:p>15,5</text:p>
          </table:table-cell>
          <table:table-cell table:formula="of:=([.T37]*9)/[.J37]" office:value-type="float" office:value="4.15522388059702">
            <text:p>4,2</text:p>
          </table:table-cell>
          <table:table-cell office:value-type="float" office:value="49.8666666666667">
            <text:p>49,9</text:p>
          </table:table-cell>
          <table:table-cell table:formula="of:=([.V37]*4)/[.J37]" office:value-type="float" office:value="5.9542288557214">
            <text:p>6,0</text:p>
          </table:table-cell>
          <table:table-cell office:value-type="float" office:value="402.666666666667">
            <text:p>402,7</text:p>
          </table:table-cell>
          <table:table-cell table:formula="of:=[.X37]/[.J37]" office:value-type="float" office:value="12.0199004975124">
            <text:p>12,02</text:p>
          </table:table-cell>
          <table:table-cell table:formula="of:=[.L37]+[.S37]" office:value-type="float" office:value="16.2935721393035">
            <text:p>16,29</text:p>
          </table:table-cell>
          <table:table-cell table:formula="of:=[.Z37]/[.AF37]" office:value-type="percentage" office:value="0.201819053853634">
            <text:p>20,18%</text:p>
          </table:table-cell>
          <table:table-cell table:formula="of:=[.N37]+[.U37]" office:value-type="float" office:value="32.9087910447761">
            <text:p>32,9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7]+[.W37]" office:value-type="float" office:value="31.5312039800995">
            <text:p>31,53</text:p>
          </table:table-cell>
          <table:table-cell table:formula="of:=[.AD37]/[.AF37]" office:value-type="percentage" office:value="0.390558785987716">
            <text:p>39,06%</text:p>
          </table:table-cell>
          <table:table-cell table:formula="of:=[.Q37]+[.Y37]" office:value-type="float" office:value="80.7335671641792">
            <text:p>80,73</text:p>
          </table:table-cell>
          <table:table-cell table:formula="of:=[.AF37]/60" office:value-type="percentage" office:value="1.34555945273632">
            <text:p>134,56%</text:p>
          </table:table-cell>
          <table:table-cell table:number-columns-repeated="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SA J</text:p>
          </table:table-cell>
          <table:table-cell office:value-type="float" office:value="42222">
            <text:p>06/08/15</text:p>
          </table:table-cell>
          <table:table-cell office:value-type="float" office:value="16.3">
            <text:p>16,3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37.8">
            <text:p>37,8</text:p>
          </table:table-cell>
          <table:table-cell office:value-type="float" office:value="4.6853835978836">
            <text:p>4,7</text:p>
          </table:table-cell>
          <table:table-cell table:formula="of:=([.K38])*4" office:value-type="float" office:value="18.7415343915344">
            <text:p>18,74</text:p>
          </table:table-cell>
          <table:table-cell office:value-type="float" office:value="4.62072398589065">
            <text:p>4,6</text:p>
          </table:table-cell>
          <table:table-cell table:formula="of:=[.M38]*9" office:value-type="float" office:value="41.5865158730159">
            <text:p>41,6</text:p>
          </table:table-cell>
          <table:table-cell office:value-type="float" office:value="12.8457936507937">
            <text:p>12,8</text:p>
          </table:table-cell>
          <table:table-cell table:formula="of:=[.O38]*4" office:value-type="float" office:value="51.3831746031748">
            <text:p>51,4</text:p>
          </table:table-cell>
          <table:table-cell office:value-type="float" office:value="111.711224867725">
            <text:p>111,7</text:p>
          </table:table-cell>
          <table:table-cell office:value-type="float" office:value="80.5">
            <text:p>80,5</text:p>
          </table:table-cell>
          <table:table-cell table:formula="of:=([.R38]*4)/[.J38]" office:value-type="float" office:value="8.51851851851852">
            <text:p>8,52</text:p>
          </table:table-cell>
          <table:table-cell office:value-type="float" office:value="61.8333333333333">
            <text:p>61,8</text:p>
          </table:table-cell>
          <table:table-cell table:formula="of:=([.T38]*9)/[.J38]" office:value-type="float" office:value="14.7222222222222">
            <text:p>14,7</text:p>
          </table:table-cell>
          <table:table-cell office:value-type="float" office:value="179.666666666667">
            <text:p>179,7</text:p>
          </table:table-cell>
          <table:table-cell table:formula="of:=([.V38]*4)/[.J38]" office:value-type="float" office:value="19.0123456790124">
            <text:p>19,0</text:p>
          </table:table-cell>
          <table:table-cell office:value-type="float" office:value="1597.16666666667">
            <text:p>1597,2</text:p>
          </table:table-cell>
          <table:table-cell table:formula="of:=[.X38]/[.J38]" office:value-type="float" office:value="42.2530864197532">
            <text:p>42,25</text:p>
          </table:table-cell>
          <table:table-cell table:formula="of:=[.L38]+[.S38]" office:value-type="float" office:value="27.2600529100529">
            <text:p>27,26</text:p>
          </table:table-cell>
          <table:table-cell table:formula="of:=[.Z38]/[.AF38]" office:value-type="percentage" office:value="0.177054362027793">
            <text:p>17,71%</text:p>
          </table:table-cell>
          <table:table-cell table:formula="of:=[.N38]+[.U38]" office:value-type="float" office:value="56.3087380952381">
            <text:p>56,3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8]+[.W38]" office:value-type="float" office:value="70.3955202821872">
            <text:p>70,40</text:p>
          </table:table-cell>
          <table:table-cell table:formula="of:=[.AD38]/[.AF38]" office:value-type="percentage" office:value="0.457219726399753">
            <text:p>45,72%</text:p>
          </table:table-cell>
          <table:table-cell table:formula="of:=[.Q38]+[.Y38]" office:value-type="float" office:value="153.964311287478">
            <text:p>153,96</text:p>
          </table:table-cell>
          <table:table-cell table:formula="of:=[.AF38]/60" office:value-type="percentage" office:value="2.5660718547913">
            <text:p>256,61%</text:p>
          </table:table-cell>
          <table:table-cell table:number-columns-repeated="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YV <text:s/>R</text:p>
          </table:table-cell>
          <table:table-cell office:value-type="float" office:value="41808">
            <text:p>18/06/14</text:p>
          </table:table-cell>
          <table:table-cell office:value-type="float" office:value="12.4">
            <text:p>12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62.5">
            <text:p>162,5</text:p>
          </table:table-cell>
          <table:table-cell table:style-name="ce2" office:value-type="float" office:value="16.09">
            <text:p>16,09</text:p>
          </table:table-cell>
          <table:table-cell office:value-type="float" office:value="-0.7">
            <text:p>-0,7</text:p>
          </table:table-cell>
          <table:table-cell office:value-type="float" office:value="42.5">
            <text:p>42,5</text:p>
          </table:table-cell>
          <table:table-cell office:value-type="float" office:value="1.95147804878049">
            <text:p>2,0</text:p>
          </table:table-cell>
          <table:table-cell table:formula="of:=([.K39])*4" office:value-type="float" office:value="7.80591219512196">
            <text:p>7,81</text:p>
          </table:table-cell>
          <table:table-cell office:value-type="float" office:value="1.56743902439024">
            <text:p>1,6</text:p>
          </table:table-cell>
          <table:table-cell table:formula="of:=[.M39]*9" office:value-type="float" office:value="14.1069512195122">
            <text:p>14,1</text:p>
          </table:table-cell>
          <table:table-cell office:value-type="float" office:value="5.31060975609756">
            <text:p>5,3</text:p>
          </table:table-cell>
          <table:table-cell table:formula="of:=[.O39]*4" office:value-type="float" office:value="21.2424390243902">
            <text:p>21,2</text:p>
          </table:table-cell>
          <table:table-cell office:value-type="float" office:value="43.1553024390244">
            <text:p>43,2</text:p>
          </table:table-cell>
          <table:table-cell office:value-type="float" office:value="69">
            <text:p>69,0</text:p>
          </table:table-cell>
          <table:table-cell table:formula="of:=([.R39]*4)/[.J39]" office:value-type="float" office:value="6.49411764705882">
            <text:p>6,49</text:p>
          </table:table-cell>
          <table:table-cell office:value-type="float" office:value="53">
            <text:p>53,0</text:p>
          </table:table-cell>
          <table:table-cell table:formula="of:=([.T39]*9)/[.J39]" office:value-type="float" office:value="11.2235294117647">
            <text:p>11,2</text:p>
          </table:table-cell>
          <table:table-cell office:value-type="float" office:value="154">
            <text:p>154,0</text:p>
          </table:table-cell>
          <table:table-cell table:formula="of:=([.V39]*4)/[.J39]" office:value-type="float" office:value="14.4941176470588">
            <text:p>14,5</text:p>
          </table:table-cell>
          <table:table-cell office:value-type="float" office:value="1369">
            <text:p>1369,0</text:p>
          </table:table-cell>
          <table:table-cell table:formula="of:=[.X39]/[.J39]" office:value-type="float" office:value="32.2117647058824">
            <text:p>32,21</text:p>
          </table:table-cell>
          <table:table-cell table:formula="of:=[.L39]+[.S39]" office:value-type="float" office:value="14.3000298421808">
            <text:p>14,30</text:p>
          </table:table-cell>
          <table:table-cell table:formula="of:=[.Z39]/[.AF39]" office:value-type="percentage" office:value="0.189738441256927">
            <text:p>18,97%</text:p>
          </table:table-cell>
          <table:table-cell table:formula="of:=[.N39]+[.U39]" office:value-type="float" office:value="25.3304806312769">
            <text:p>25,3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39]+[.W39]" office:value-type="float" office:value="35.7365566714491">
            <text:p>35,74</text:p>
          </table:table-cell>
          <table:table-cell table:formula="of:=[.AD39]/[.AF39]" office:value-type="percentage" office:value="0.47416674185741">
            <text:p>47,42%</text:p>
          </table:table-cell>
          <table:table-cell table:formula="of:=[.Q39]+[.Y39]" office:value-type="float" office:value="75.3670671449068">
            <text:p>75,37</text:p>
          </table:table-cell>
          <table:table-cell table:formula="of:=[.AF39]/60" office:value-type="percentage" office:value="1.25611778574845">
            <text:p>125,61%</text:p>
          </table:table-cell>
          <table:table-cell table:number-columns-repeated="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YV <text:s/>R</text:p>
          </table:table-cell>
          <table:table-cell office:value-type="float" office:value="41729">
            <text:p>31/03/14</text:p>
          </table:table-cell>
          <table:table-cell office:value-type="float" office:value="12.2">
            <text:p>12,2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table:number-columns-repeated="2"/>
          <table:table-cell office:value-type="float" office:value="-0.65">
            <text:p>-0,65</text:p>
          </table:table-cell>
          <table:table-cell office:value-type="float" office:value="40">
            <text:p>40</text:p>
          </table:table-cell>
          <table:table-cell office:value-type="float" office:value="1.6541">
            <text:p>1,7</text:p>
          </table:table-cell>
          <table:table-cell table:formula="of:=([.K40])*4" office:value-type="float" office:value="6.6164">
            <text:p>6,62</text:p>
          </table:table-cell>
          <table:table-cell office:value-type="float" office:value="1.341625">
            <text:p>1,3</text:p>
          </table:table-cell>
          <table:table-cell table:formula="of:=[.M40]*9" office:value-type="float" office:value="12.074625">
            <text:p>12,1</text:p>
          </table:table-cell>
          <table:table-cell office:value-type="float" office:value="4.175875">
            <text:p>4,2</text:p>
          </table:table-cell>
          <table:table-cell table:formula="of:=[.O40]*4" office:value-type="float" office:value="16.7035">
            <text:p>16,7</text:p>
          </table:table-cell>
          <table:table-cell office:value-type="float" office:value="35.394525">
            <text:p>35,4</text:p>
          </table:table-cell>
          <table:table-cell office:value-type="float" office:value="55.2">
            <text:p>55,2</text:p>
          </table:table-cell>
          <table:table-cell table:formula="of:=([.R40]*4)/[.J40]" office:value-type="float" office:value="5.52">
            <text:p>5,52</text:p>
          </table:table-cell>
          <table:table-cell office:value-type="float" office:value="42.4">
            <text:p>42,4</text:p>
          </table:table-cell>
          <table:table-cell table:formula="of:=([.T40]*9)/[.J40]" office:value-type="float" office:value="9.54">
            <text:p>9,5</text:p>
          </table:table-cell>
          <table:table-cell office:value-type="float" office:value="123.2">
            <text:p>123,2</text:p>
          </table:table-cell>
          <table:table-cell table:formula="of:=([.V40]*4)/[.J40]" office:value-type="float" office:value="12.32">
            <text:p>12,3</text:p>
          </table:table-cell>
          <table:table-cell office:value-type="float" office:value="1095.2">
            <text:p>1095,2</text:p>
          </table:table-cell>
          <table:table-cell table:formula="of:=[.X40]/[.J40]" office:value-type="float" office:value="27.38">
            <text:p>27,38</text:p>
          </table:table-cell>
          <table:table-cell table:formula="of:=[.L40]+[.S40]" office:value-type="float" office:value="12.1364">
            <text:p>12,14</text:p>
          </table:table-cell>
          <table:table-cell table:formula="of:=[.Z40]/[.AF40]" office:value-type="percentage" office:value="0.193333203238097">
            <text:p>19,33%</text:p>
          </table:table-cell>
          <table:table-cell table:formula="of:=[.N40]+[.U40]" office:value-type="float" office:value="21.614625">
            <text:p>21,6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0]+[.W40]" office:value-type="float" office:value="29.0235">
            <text:p>29,02</text:p>
          </table:table-cell>
          <table:table-cell table:formula="of:=[.AD40]/[.AF40]" office:value-type="percentage" office:value="0.462345194965633">
            <text:p>46,23%</text:p>
          </table:table-cell>
          <table:table-cell table:formula="of:=[.Q40]+[.Y40]" office:value-type="float" office:value="62.774525">
            <text:p>62,77</text:p>
          </table:table-cell>
          <table:table-cell table:formula="of:=[.AF40]/60" office:value-type="percentage" office:value="1.04624208333333">
            <text:p>104,62%</text:p>
          </table:table-cell>
          <table:table-cell table:number-columns-repeated="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YV <text:s/>R</text:p>
          </table:table-cell>
          <table:table-cell office:value-type="float" office:value="42075">
            <text:p>12/03/15</text:p>
          </table:table-cell>
          <table:table-cell office:value-type="float" office:value="13.2">
            <text:p>13,2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52">
            <text:p>52</text:p>
          </table:table-cell>
          <table:table-cell office:value-type="float" office:value="2.8747532051282">
            <text:p>2,9</text:p>
          </table:table-cell>
          <table:table-cell table:formula="of:=([.K41])*4" office:value-type="float" office:value="11.4990128205128">
            <text:p>11,50</text:p>
          </table:table-cell>
          <table:table-cell office:value-type="float" office:value="2.23820448717949">
            <text:p>2,2</text:p>
          </table:table-cell>
          <table:table-cell table:formula="of:=[.M41]*9" office:value-type="float" office:value="20.1438403846154">
            <text:p>20,1</text:p>
          </table:table-cell>
          <table:table-cell office:value-type="float" office:value="6.41627884615385">
            <text:p>6,4</text:p>
          </table:table-cell>
          <table:table-cell table:formula="of:=[.O41]*4" office:value-type="float" office:value="25.6651153846154">
            <text:p>25,7</text:p>
          </table:table-cell>
          <table:table-cell office:value-type="float" office:value="57.3079685897436">
            <text:p>57,3</text:p>
          </table:table-cell>
          <table:table-cell office:value-type="float" office:value="55.2">
            <text:p>55,2</text:p>
          </table:table-cell>
          <table:table-cell table:formula="of:=([.R41]*4)/[.J41]" office:value-type="float" office:value="4.24615384615385">
            <text:p>4,25</text:p>
          </table:table-cell>
          <table:table-cell office:value-type="float" office:value="42.4">
            <text:p>42,4</text:p>
          </table:table-cell>
          <table:table-cell table:formula="of:=([.T41]*9)/[.J41]" office:value-type="float" office:value="7.33846153846154">
            <text:p>7,3</text:p>
          </table:table-cell>
          <table:table-cell office:value-type="float" office:value="123.2">
            <text:p>123,2</text:p>
          </table:table-cell>
          <table:table-cell table:formula="of:=([.V41]*4)/[.J41]" office:value-type="float" office:value="9.47692307692308">
            <text:p>9,5</text:p>
          </table:table-cell>
          <table:table-cell office:value-type="float" office:value="1095.2">
            <text:p>1095,2</text:p>
          </table:table-cell>
          <table:table-cell table:formula="of:=[.X41]/[.J41]" office:value-type="float" office:value="21.0615384615385">
            <text:p>21,06</text:p>
          </table:table-cell>
          <table:table-cell table:formula="of:=[.L41]+[.S41]" office:value-type="float" office:value="15.7451666666666">
            <text:p>15,75</text:p>
          </table:table-cell>
          <table:table-cell table:formula="of:=[.Z41]/[.AF41]" office:value-type="percentage" office:value="0.200909349300406">
            <text:p>20,09%</text:p>
          </table:table-cell>
          <table:table-cell table:formula="of:=[.N41]+[.U41]" office:value-type="float" office:value="27.4823019230769">
            <text:p>27,48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1]+[.W41]" office:value-type="float" office:value="35.1420384615385">
            <text:p>35,14</text:p>
          </table:table-cell>
          <table:table-cell table:formula="of:=[.AD41]/[.AF41]" office:value-type="percentage" office:value="0.448414693211517">
            <text:p>44,84%</text:p>
          </table:table-cell>
          <table:table-cell table:formula="of:=[.Q41]+[.Y41]" office:value-type="float" office:value="78.3695070512821">
            <text:p>78,37</text:p>
          </table:table-cell>
          <table:table-cell table:formula="of:=[.AF41]/60" office:value-type="percentage" office:value="1.3061584508547">
            <text:p>130,62%</text:p>
          </table:table-cell>
          <table:table-cell table:number-columns-repeated="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YV <text:s/>R</text:p>
          </table:table-cell>
          <table:table-cell office:value-type="float" office:value="42346">
            <text:p>08/12/15</text:p>
          </table:table-cell>
          <table:table-cell office:value-type="float" office:value="13.9">
            <text:p>13,9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.59395151515151">
            <text:p>2,6</text:p>
          </table:table-cell>
          <table:table-cell table:formula="of:=([.K42])*4" office:value-type="float" office:value="10.375806060606">
            <text:p>10,38</text:p>
          </table:table-cell>
          <table:table-cell office:value-type="float" office:value="2.06608878787879">
            <text:p>2,1</text:p>
          </table:table-cell>
          <table:table-cell table:formula="of:=[.M42]*9" office:value-type="float" office:value="18.5947990909091">
            <text:p>18,6</text:p>
          </table:table-cell>
          <table:table-cell office:value-type="float" office:value="6.17080303030303">
            <text:p>6,2</text:p>
          </table:table-cell>
          <table:table-cell table:formula="of:=[.O42]*4" office:value-type="float" office:value="24.6832121212121">
            <text:p>24,7</text:p>
          </table:table-cell>
          <table:table-cell office:value-type="float" office:value="53.6538172727273">
            <text:p>53,7</text:p>
          </table:table-cell>
          <table:table-cell office:value-type="float" office:value="55.2">
            <text:p>55,2</text:p>
          </table:table-cell>
          <table:table-cell table:formula="of:=([.R42]*4)/[.J42]" office:value-type="float" office:value="4.01454545454545">
            <text:p>4,01</text:p>
          </table:table-cell>
          <table:table-cell office:value-type="float" office:value="42.4">
            <text:p>42,4</text:p>
          </table:table-cell>
          <table:table-cell table:formula="of:=([.T42]*9)/[.J42]" office:value-type="float" office:value="6.93818181818182">
            <text:p>6,9</text:p>
          </table:table-cell>
          <table:table-cell office:value-type="float" office:value="123.2">
            <text:p>123,2</text:p>
          </table:table-cell>
          <table:table-cell table:formula="of:=([.V42]*4)/[.J42]" office:value-type="float" office:value="8.96">
            <text:p>9,0</text:p>
          </table:table-cell>
          <table:table-cell office:value-type="float" office:value="1095.2">
            <text:p>1095,2</text:p>
          </table:table-cell>
          <table:table-cell table:formula="of:=[.X42]/[.J42]" office:value-type="float" office:value="19.9127272727273">
            <text:p>19,91</text:p>
          </table:table-cell>
          <table:table-cell table:formula="of:=[.L42]+[.S42]" office:value-type="float" office:value="14.3903515151515">
            <text:p>14,39</text:p>
          </table:table-cell>
          <table:table-cell table:formula="of:=[.Z42]/[.AF42]" office:value-type="percentage" office:value="0.195609996419774">
            <text:p>19,56%</text:p>
          </table:table-cell>
          <table:table-cell table:formula="of:=[.N42]+[.U42]" office:value-type="float" office:value="25.5329809090909">
            <text:p>25,53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2]+[.W42]" office:value-type="float" office:value="33.6432121212121">
            <text:p>33,64</text:p>
          </table:table-cell>
          <table:table-cell table:formula="of:=[.AD42]/[.AF42]" office:value-type="percentage" office:value="0.457316737235429">
            <text:p>45,73%</text:p>
          </table:table-cell>
          <table:table-cell table:formula="of:=[.Q42]+[.Y42]" office:value-type="float" office:value="73.5665445454546">
            <text:p>73,57</text:p>
          </table:table-cell>
          <table:table-cell table:formula="of:=[.AF42]/60" office:value-type="percentage" office:value="1.22610907575758">
            <text:p>122,61%</text:p>
          </table:table-cell>
          <table:table-cell table:number-columns-repeated="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YV <text:s/>R</text:p>
          </table:table-cell>
          <table:table-cell office:value-type="float" office:value="42156">
            <text:p>01/06/15</text:p>
          </table:table-cell>
          <table:table-cell office:value-type="float" office:value="13.4">
            <text:p>13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style-name="ce2" office:value-type="float" office:value="169.5">
            <text:p>169,5</text:p>
          </table:table-cell>
          <table:table-cell table:style-name="ce2" office:value-type="float" office:value="18.06">
            <text:p>18,06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.26240251572327">
            <text:p>3,3</text:p>
          </table:table-cell>
          <table:table-cell table:formula="of:=([.K43])*4" office:value-type="float" office:value="13.0496100628931">
            <text:p>13,05</text:p>
          </table:table-cell>
          <table:table-cell office:value-type="float" office:value="2.14660691823899">
            <text:p>2,1</text:p>
          </table:table-cell>
          <table:table-cell table:formula="of:=[.M43]*9" office:value-type="float" office:value="19.3194622641509">
            <text:p>19,3</text:p>
          </table:table-cell>
          <table:table-cell office:value-type="float" office:value="5.24859119496855">
            <text:p>5,2</text:p>
          </table:table-cell>
          <table:table-cell table:formula="of:=[.O43]*4" office:value-type="float" office:value="20.9943647798742">
            <text:p>21,0</text:p>
          </table:table-cell>
          <table:table-cell office:value-type="float" office:value="53.3634371069182">
            <text:p>53,4</text:p>
          </table:table-cell>
          <table:table-cell office:value-type="float" office:value="55.2">
            <text:p>55,2</text:p>
          </table:table-cell>
          <table:table-cell table:formula="of:=([.R43]*4)/[.J43]" office:value-type="float" office:value="4.16603773584906">
            <text:p>4,17</text:p>
          </table:table-cell>
          <table:table-cell office:value-type="float" office:value="42.4">
            <text:p>42,4</text:p>
          </table:table-cell>
          <table:table-cell table:formula="of:=([.T43]*9)/[.J43]" office:value-type="float" office:value="7.2">
            <text:p>7,2</text:p>
          </table:table-cell>
          <table:table-cell office:value-type="float" office:value="123.2">
            <text:p>123,2</text:p>
          </table:table-cell>
          <table:table-cell table:formula="of:=([.V43]*4)/[.J43]" office:value-type="float" office:value="9.29811320754717">
            <text:p>9,3</text:p>
          </table:table-cell>
          <table:table-cell office:value-type="float" office:value="1095.2">
            <text:p>1095,2</text:p>
          </table:table-cell>
          <table:table-cell table:formula="of:=[.X43]/[.J43]" office:value-type="float" office:value="20.6641509433962">
            <text:p>20,66</text:p>
          </table:table-cell>
          <table:table-cell table:formula="of:=[.L43]+[.S43]" office:value-type="float" office:value="17.2156477987421">
            <text:p>17,22</text:p>
          </table:table-cell>
          <table:table-cell table:formula="of:=[.Z43]/[.AF43]" office:value-type="percentage" office:value="0.232557189179812">
            <text:p>23,26%</text:p>
          </table:table-cell>
          <table:table-cell table:formula="of:=[.N43]+[.U43]" office:value-type="float" office:value="26.5194622641509">
            <text:p>26,52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3]+[.W43]" office:value-type="float" office:value="30.2924779874214">
            <text:p>30,29</text:p>
          </table:table-cell>
          <table:table-cell table:formula="of:=[.AD43]/[.AF43]" office:value-type="percentage" office:value="0.409205254219987">
            <text:p>40,92%</text:p>
          </table:table-cell>
          <table:table-cell table:formula="of:=[.Q43]+[.Y43]" office:value-type="float" office:value="74.0275880503144">
            <text:p>74,03</text:p>
          </table:table-cell>
          <table:table-cell table:formula="of:=[.AF43]/60" office:value-type="percentage" office:value="1.23379313417191">
            <text:p>123,38%</text:p>
          </table:table-cell>
          <table:table-cell table:number-columns-repeated="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YV <text:s/>R</text:p>
          </table:table-cell>
          <table:table-cell office:value-type="float" office:value="42536">
            <text:p>15/06/16</text:p>
          </table:table-cell>
          <table:table-cell office:value-type="float" office:value="14.4">
            <text:p>14,4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7.9">
            <text:p>57,9</text:p>
          </table:table-cell>
          <table:table-cell office:value-type="float" office:value="2.11713298791019">
            <text:p>2,1</text:p>
          </table:table-cell>
          <table:table-cell table:formula="of:=([.K44])*4" office:value-type="float" office:value="8.46853195164076">
            <text:p>8,47</text:p>
          </table:table-cell>
          <table:table-cell office:value-type="float" office:value="1.64621473805412">
            <text:p>1,6</text:p>
          </table:table-cell>
          <table:table-cell table:formula="of:=[.M44]*9" office:value-type="float" office:value="14.8159326424871">
            <text:p>14,8</text:p>
          </table:table-cell>
          <table:table-cell office:value-type="float" office:value="6.19156591824986">
            <text:p>6,2</text:p>
          </table:table-cell>
          <table:table-cell table:formula="of:=[.O44]*4" office:value-type="float" office:value="24.7662636729994">
            <text:p>24,8</text:p>
          </table:table-cell>
          <table:table-cell office:value-type="float" office:value="48.0507282671272">
            <text:p>48,1</text:p>
          </table:table-cell>
          <table:table-cell office:value-type="float" office:value="55.2">
            <text:p>55,2</text:p>
          </table:table-cell>
          <table:table-cell table:formula="of:=([.R44]*4)/[.J44]" office:value-type="float" office:value="3.81347150259067">
            <text:p>3,81</text:p>
          </table:table-cell>
          <table:table-cell office:value-type="float" office:value="42.4">
            <text:p>42,4</text:p>
          </table:table-cell>
          <table:table-cell table:formula="of:=([.T44]*9)/[.J44]" office:value-type="float" office:value="6.59067357512953">
            <text:p>6,6</text:p>
          </table:table-cell>
          <table:table-cell office:value-type="float" office:value="123.2">
            <text:p>123,2</text:p>
          </table:table-cell>
          <table:table-cell table:formula="of:=([.V44]*4)/[.J44]" office:value-type="float" office:value="8.5112262521589">
            <text:p>8,5</text:p>
          </table:table-cell>
          <table:table-cell office:value-type="float" office:value="1095.2">
            <text:p>1095,2</text:p>
          </table:table-cell>
          <table:table-cell table:formula="of:=[.X44]/[.J44]" office:value-type="float" office:value="18.9153713298791">
            <text:p>18,92</text:p>
          </table:table-cell>
          <table:table-cell table:formula="of:=[.L44]+[.S44]" office:value-type="float" office:value="12.2820034542314">
            <text:p>12,28</text:p>
          </table:table-cell>
          <table:table-cell table:formula="of:=[.Z44]/[.AF44]" office:value-type="percentage" office:value="0.183406283599359">
            <text:p>18,34%</text:p>
          </table:table-cell>
          <table:table-cell table:formula="of:=[.N44]+[.U44]" office:value-type="float" office:value="21.4066062176166">
            <text:p>21,41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4]+[.W44]" office:value-type="float" office:value="33.2774899251583">
            <text:p>33,28</text:p>
          </table:table-cell>
          <table:table-cell table:formula="of:=[.AD44]/[.AF44]" office:value-type="percentage" office:value="0.496930389038904">
            <text:p>49,69%</text:p>
          </table:table-cell>
          <table:table-cell table:formula="of:=[.Q44]+[.Y44]" office:value-type="float" office:value="66.9660995970063">
            <text:p>66,97</text:p>
          </table:table-cell>
          <table:table-cell table:formula="of:=[.AF44]/60" office:value-type="percentage" office:value="1.11610165995011">
            <text:p>111,61%</text:p>
          </table:table-cell>
          <table:table-cell table:number-columns-repeated="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YV <text:s/>R</text:p>
          </table:table-cell>
          <table:table-cell office:value-type="float" office:value="42247">
            <text:p>31/08/15</text:p>
          </table:table-cell>
          <table:table-cell office:value-type="float" office:value="13.6">
            <text:p>13,6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3.1437696969697">
            <text:p>3,1</text:p>
          </table:table-cell>
          <table:table-cell table:formula="of:=([.K45])*4" office:value-type="float" office:value="12.5750787878788">
            <text:p>12,58</text:p>
          </table:table-cell>
          <table:table-cell office:value-type="float" office:value="2.06854848484848">
            <text:p>2,1</text:p>
          </table:table-cell>
          <table:table-cell table:formula="of:=[.M45]*9" office:value-type="float" office:value="18.6169363636363">
            <text:p>18,6</text:p>
          </table:table-cell>
          <table:table-cell office:value-type="float" office:value="5.05773333333333">
            <text:p>5,1</text:p>
          </table:table-cell>
          <table:table-cell table:formula="of:=[.O45]*4" office:value-type="float" office:value="20.2309333333333">
            <text:p>20,2</text:p>
          </table:table-cell>
          <table:table-cell office:value-type="float" office:value="51.4229484848485">
            <text:p>51,4</text:p>
          </table:table-cell>
          <table:table-cell office:value-type="float" office:value="55.2">
            <text:p>55,2</text:p>
          </table:table-cell>
          <table:table-cell table:formula="of:=([.R45]*4)/[.J45]" office:value-type="float" office:value="4.01454545454545">
            <text:p>4,01</text:p>
          </table:table-cell>
          <table:table-cell office:value-type="float" office:value="42.4">
            <text:p>42,4</text:p>
          </table:table-cell>
          <table:table-cell table:formula="of:=([.T45]*9)/[.J45]" office:value-type="float" office:value="6.93818181818182">
            <text:p>6,9</text:p>
          </table:table-cell>
          <table:table-cell office:value-type="float" office:value="123.2">
            <text:p>123,2</text:p>
          </table:table-cell>
          <table:table-cell table:formula="of:=([.V45]*4)/[.J45]" office:value-type="float" office:value="8.96">
            <text:p>9,0</text:p>
          </table:table-cell>
          <table:table-cell office:value-type="float" office:value="1095.2">
            <text:p>1095,2</text:p>
          </table:table-cell>
          <table:table-cell table:formula="of:=[.X45]/[.J45]" office:value-type="float" office:value="19.9127272727273">
            <text:p>19,91</text:p>
          </table:table-cell>
          <table:table-cell table:formula="of:=[.L45]+[.S45]" office:value-type="float" office:value="16.5896242424243">
            <text:p>16,59</text:p>
          </table:table-cell>
          <table:table-cell table:formula="of:=[.Z45]/[.AF45]" office:value-type="percentage" office:value="0.232557189179812">
            <text:p>23,26%</text:p>
          </table:table-cell>
          <table:table-cell table:formula="of:=[.N45]+[.U45]" office:value-type="float" office:value="25.5551181818181">
            <text:p>25,56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5]+[.W45]" office:value-type="float" office:value="29.1909333333333">
            <text:p>29,19</text:p>
          </table:table-cell>
          <table:table-cell table:formula="of:=[.AD45]/[.AF45]" office:value-type="percentage" office:value="0.409205254219986">
            <text:p>40,92%</text:p>
          </table:table-cell>
          <table:table-cell table:formula="of:=[.Q45]+[.Y45]" office:value-type="float" office:value="71.3356757575758">
            <text:p>71,34</text:p>
          </table:table-cell>
          <table:table-cell table:formula="of:=[.AF45]/60" office:value-type="percentage" office:value="1.18892792929293">
            <text:p>118,89%</text:p>
          </table:table-cell>
          <table:table-cell table:number-columns-repeated="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YV <text:s/>R</text:p>
          </table:table-cell>
          <table:table-cell office:value-type="float" office:value="42626">
            <text:p>13/09/16</text:p>
          </table:table-cell>
          <table:table-cell office:value-type="float" office:value="14.7">
            <text:p>14,7</text:p>
          </table:table-cell>
          <table:table-cell office:value-type="string">
            <text:p>3: 12 à 18</text:p>
          </table:table-cell>
          <table:table-cell office:value-type="string">
            <text:p>NE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2.15056140350877">
            <text:p>2,2</text:p>
          </table:table-cell>
          <table:table-cell table:formula="of:=([.K46])*4" office:value-type="float" office:value="8.60224561403508">
            <text:p>8,60</text:p>
          </table:table-cell>
          <table:table-cell office:value-type="float" office:value="1.67220760233918">
            <text:p>1,7</text:p>
          </table:table-cell>
          <table:table-cell table:formula="of:=[.M46]*9" office:value-type="float" office:value="15.0498684210526">
            <text:p>15,0</text:p>
          </table:table-cell>
          <table:table-cell office:value-type="float" office:value="6.28932748538012">
            <text:p>6,3</text:p>
          </table:table-cell>
          <table:table-cell table:formula="of:=[.O46]*4" office:value-type="float" office:value="25.1573099415205">
            <text:p>25,2</text:p>
          </table:table-cell>
          <table:table-cell office:value-type="float" office:value="48.8094239766082">
            <text:p>48,8</text:p>
          </table:table-cell>
          <table:table-cell office:value-type="float" office:value="55.2">
            <text:p>55,2</text:p>
          </table:table-cell>
          <table:table-cell table:formula="of:=([.R46]*4)/[.J46]" office:value-type="float" office:value="3.87368421052632">
            <text:p>3,87</text:p>
          </table:table-cell>
          <table:table-cell office:value-type="float" office:value="42.4">
            <text:p>42,4</text:p>
          </table:table-cell>
          <table:table-cell table:formula="of:=([.T46]*9)/[.J46]" office:value-type="float" office:value="6.69473684210526">
            <text:p>6,7</text:p>
          </table:table-cell>
          <table:table-cell office:value-type="float" office:value="123.2">
            <text:p>123,2</text:p>
          </table:table-cell>
          <table:table-cell table:formula="of:=([.V46]*4)/[.J46]" office:value-type="float" office:value="8.64561403508772">
            <text:p>8,6</text:p>
          </table:table-cell>
          <table:table-cell office:value-type="float" office:value="1095.2">
            <text:p>1095,2</text:p>
          </table:table-cell>
          <table:table-cell table:formula="of:=[.X46]/[.J46]" office:value-type="float" office:value="19.2140350877193">
            <text:p>19,21</text:p>
          </table:table-cell>
          <table:table-cell table:formula="of:=[.L46]+[.S46]" office:value-type="float" office:value="12.4759298245614">
            <text:p>12,48</text:p>
          </table:table-cell>
          <table:table-cell table:formula="of:=[.Z46]/[.AF46]" office:value-type="percentage" office:value="0.183406283599358">
            <text:p>18,34%</text:p>
          </table:table-cell>
          <table:table-cell table:formula="of:=[.N46]+[.U46]" office:value-type="float" office:value="21.7446052631579">
            <text:p>21,74</text:p>
          </table:table-cell>
          <table:table-cell table:formula="of:=ab#ref !/af#ref !" office:value-type="string" office:string-value="Err :509">
            <text:p>Err :509</text:p>
          </table:table-cell>
          <table:table-cell table:formula="of:=[.P46]+[.W46]" office:value-type="float" office:value="33.8029239766082">
            <text:p>33,80</text:p>
          </table:table-cell>
          <table:table-cell table:formula="of:=[.AD46]/[.AF46]" office:value-type="percentage" office:value="0.496930389038904">
            <text:p>49,69%</text:p>
          </table:table-cell>
          <table:table-cell table:formula="of:=[.Q46]+[.Y46]" office:value-type="float" office:value="68.0234590643275">
            <text:p>68,02</text:p>
          </table:table-cell>
          <table:table-cell table:formula="of:=[.AF46]/60" office:value-type="percentage" office:value="1.13372431773879">
            <text:p>113,37%</text:p>
          </table:table-cell>
          <table:table-cell table:number-columns-repeated="4"/>
        </table:table-row>
      </table:table>
      <table:database-ranges>
        <table:database-range table:name="__Anonymous_Sheet_DB__1" table:target-range-address="SS.A1:SS.AG26" table:display-filter-buttons="true"/>
        <table:database-range table:name="__Anonymous_Sheet_DB__2" table:target-range-address="CNO.A1:CNO.AG100" table:display-filter-buttons="true">
          <table:filter>
            <table:filter-condition table:field-number="8" table:data-type="number" table:value="0" table:operator="!empty"/>
          </table:filter>
        </table:database-range>
        <table:database-range table:name="__Anonymous_Sheet_DB__3" table:target-range-address="NE.A1:NE.AG46" table:display-filter-buttons="true"/>
        <table:database-range table:name="__Anonymous_Sheet_DB__4" table:target-range-address="SS_2.A1:SS_2.AG26" table:display-filter-buttons="true"/>
        <table:database-range table:name="__Anonymous_Sheet_DB__5" table:target-range-address="CNO_2.A1:CNO_2.AG100" table:display-filter-buttons="true"/>
        <table:database-range table:name="__Anonymous_Sheet_DB__6" table:target-range-address="NE_2.A1:NE_2.AG46" table:display-filter-buttons="true"/>
        <table:database-range table:name="__Anonymous_Sheet_DB__7" table:target-range-address="SS_3.A1:SS_3.AG26" table:display-filter-buttons="true"/>
        <table:database-range table:name="__Anonymous_Sheet_DB__8" table:target-range-address="CNO_3.A1:CNO_3.AG100" table:display-filter-buttons="true"/>
        <table:database-range table:name="__Anonymous_Sheet_DB__9" table:target-range-address="NE_3.A1:NE_3.AG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négatif ???</number:text>
      <style:map style:condition="value()&gt;=0" style:apply-style-name="N112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">
      <number:text>(</number:text>
      <number:number number:decimal-places="0" number:min-integer-digits="1" number:grouping="true"/>
      <number:text> €)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 </number:text>
    </number:number-style>
    <number:number-style style:name="N141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">
      <number:text>(</number:text>
      <number:number number:decimal-places="2" number:min-integer-digits="1" number:grouping="true"/>
      <number:text> €)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 </number:text>
    </number:number-style>
    <number:number-style style:name="N144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44P0"/>
    </number:number-style>
    <number:number-style style:name="N148P0" style:volatile="true">
      <number:text> </number:text>
      <number:number number:decimal-places="0" number:min-integer-digits="1" number:grouping="true"/>
      <number:text>  € </number:text>
    </number:number-style>
    <number:number-style style:name="N148P1" style:volatile="true">
      <number:text> (</number:text>
      <number:number number:decimal-places="0" number:min-integer-digits="1" number:grouping="true"/>
      <number:text>) € </number:text>
    </number:number-style>
    <number:number-style style:name="N148P2" style:volatile="true">
      <number:text> - 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    </number:text>
    </number:number-style>
    <number:number-style style:name="N152P1" style:volatile="true">
      <number:text> (</number:text>
      <number:number number:decimal-places="0" number:min-integer-digits="1" number:grouping="true"/>
      <number:text>)    </number:text>
    </number:number-style>
    <number:number-style style:name="N152P2" style:volatile="true">
      <number:text> -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 € </number:text>
    </number:number-style>
    <number:number-style style:name="N156P1" style:volatile="true">
      <number:text> (</number:text>
      <number:number number:decimal-places="2" number:min-integer-digits="1" number:grouping="true"/>
      <number:text>) € </number:text>
    </number:number-style>
    <number:number-style style:name="N156P2" style:volatile="true">
      <number:text> -</number:text>
      <number:number number:decimal-places="0" number:min-integer-digits="0"/>
      <number:text> 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    </number:text>
    </number:number-style>
    <number:number-style style:name="N160P1" style:volatile="true">
      <number:text> (</number:text>
      <number:number number:decimal-places="2" number:min-integer-digits="1" number:grouping="true"/>
      <number:text>)    </number:text>
    </number:number-style>
    <number:number-style style:name="N160P2" style:volatile="true">
      <number:text> -</number:text>
      <number:number number:decimal-places="0" number:min-integer-digits="0"/>
      <number:text>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P0" style:volatile="true">
      <number:day number:style="long"/>
      <number:text>/</number:text>
      <number:month number:style="long"/>
      <number:text>/</number:text>
      <number:year/>
    </number:date-style>
    <number:text-style style:name="N161">
      <number:text-content/>
      <style:map style:condition="value()&gt;=0" style:apply-style-name="N161P0"/>
    </number:text-style>
    <number:number-style style:name="N162P0" style:volatile="true">
      <number:number number: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3">
      <number:number number:min-integer-digits="1"/>
      <number:text> </number:text>
    </number:number-style>
    <number:number-style style:name="N164">
      <number:number number:decimal-places="1" number:min-integer-digits="1"/>
    </number:number-style>
    <number:number-style style:name="N165">
      <number:number number:decimal-places="1" number:min-integer-digits="1"/>
      <number:text> gr</number:text>
    </number:number-style>
    <number:number-style style:name="N166">
      <number:number number:decimal-places="0" number:min-integer-digits="1"/>
      <number:text> kgs</number:text>
    </number:number-style>
    <number:number-style style:name="N167">
      <number:number number:decimal-places="3" number:min-integer-digits="1"/>
    </number:number-style>
    <number:number-style style:name="N168">
      <number:number number:decimal-places="4" number:min-integer-digits="1"/>
    </number:number-style>
    <number:number-style style:name="N169">
      <number:number number:decimal-places="0" number:min-integer-digits="1"/>
      <number:text> gr</number:text>
    </number:number-style>
    <number:number-style style:name="N170">
      <number:number number:decimal-places="1" number:min-integer-digits="1"/>
      <number:text> Kgs</number:text>
    </number:number-style>
    <number:number-style style:name="N171">
      <number:number number:decimal-places="1" number:min-integer-digits="1"/>
      <number:text> ml/h</number:text>
    </number:number-style>
    <number:number-style style:name="N172">
      <number:number number:decimal-places="1" number:min-integer-digits="1"/>
      <number:text> kgs</number:text>
    </number:number-style>
    <number:number-style style:name="N173">
      <number:number number:decimal-places="1" number:min-integer-digits="1"/>
      <number:text> ans</number:text>
    </number:number-style>
    <number:number-style style:name="N174">
      <number:text>Total : </number:text>
      <number:number number:decimal-places="0" number:min-integer-digits="1" number:grouping="true"/>
      <number:text> U</number:text>
    </number:number-style>
    <number:percentage-style style:name="N175P0" style:volatile="true">
      <number:number number:decimal-places="0" number:min-integer-digits="1"/>
      <number:text>%</number:text>
    </number:percentage-style>
    <number:percentage-style style:name="N175">
      <style:text-properties fo:color="#ff0000"/>
      <number:text>-</number:text>
      <number:number number:decimal-places="0" number:min-integer-digits="1"/>
      <number:text>%</number:text>
      <style:map style:condition="value()&gt;=0" style:apply-style-name="N175P0"/>
    </number:percentage-style>
    <number:number-style style:name="N177P0" style:volatile="true">
      <number:number number:decimal-places="0" number:min-integer-digits="1"/>
      <number:text> </number:text>
    </number:number-style>
    <number:number-style style:name="N177">
      <style:text-properties fo:color="#ff0000"/>
      <number:text>-</number:text>
      <number:number number:decimal-places="0" number:min-integer-digits="1"/>
      <number:text> </number:text>
      <style:map style:condition="value()&gt;=0" style:apply-style-name="N177P0"/>
    </number:number-style>
    <number:number-style style:name="N178">
      <number:number number:decimal-places="1" number:min-integer-digits="1"/>
      <number:text> cms</number:text>
    </number:number-style>
    <number:number-style style:name="N179">
      <number:number number:decimal-places="0" number:min-integer-digits="1"/>
      <number:text> cm</number:text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0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31/01/2018</text:date>, <text:time>23:1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Billiet</meta:initial-creator>
    <meta:creation-date>2018-01-31T21:15:25.69</meta:creation-date>
    <dc:date>2018-01-31T23:17:27.85</dc:date>
    <dc:creator>Louis Billiet</dc:creator>
    <meta:editing-duration>PT41M57S</meta:editing-duration>
    <meta:editing-cycles>9</meta:editing-cycles>
    <meta:generator>OpenOffice/4.1.3$Win32 OpenOffice.org_project/413m1$Build-9783</meta:generator>
    <meta:document-statistic meta:table-count="9" meta:cell-count="18048" meta:object-count="0"/>
  </office:meta>
</office:document-meta>
</file>